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OLUTION 1 8 0.02 1" table:style-name="ta1">
        <table:shapes>
          <draw:frame draw:z-index="0" draw:style-name="gr1" draw:text-style-name="P1" svg:width="6.298in" svg:height="3.5449in" svg:x="5.3224in" svg:y="0.1465in">
            <draw:object draw:notify-on-update-of-ranges="'RESOLUTION 1 8 0.02 1'.A1:'RESOLUTION 1 8 0.02 1'.A83 'RESOLUTION 1 8 0.02 1'.B1:'RESOLUTION 1 8 0.02 1'.B8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5.2575in" svg:y="3.9949in">
            <draw:object draw:notify-on-update-of-ranges="'RESOLUTION 1 8 0.02 1'.D1:'RESOLUTION 1 8 0.02 1'.D71 'RESOLUTION 1 8 0.02 1'.E1:'RESOLUTION 1 8 0.02 1'.E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-0" calcext:value-type="float">
            <text:p>0</text:p>
          </table:table-cell>
          <table:table-cell/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597667" calcext:value-type="float">
            <text:p>0.0597667</text:p>
          </table:table-cell>
          <table:table-cell office:value-type="float" office:value="-3.24645" calcext:value-type="float">
            <text:p>-3.24645</text:p>
          </table:table-cell>
          <table:table-cell/>
          <table:table-cell office:value-type="float" office:value="0.059693" calcext:value-type="float">
            <text:p>0.059693</text:p>
          </table:table-cell>
          <table:table-cell office:value-type="float" office:value="-3.24245" calcext:value-type="float">
            <text:p>-3.24245</text:p>
          </table:table-cell>
        </table:table-row>
        <table:table-row table:style-name="ro1">
          <table:table-cell office:value-type="float" office:value="0.119807" calcext:value-type="float">
            <text:p>0.119807</text:p>
          </table:table-cell>
          <table:table-cell office:value-type="float" office:value="-3.25279" calcext:value-type="float">
            <text:p>-3.25279</text:p>
          </table:table-cell>
          <table:table-cell/>
          <table:table-cell office:value-type="float" office:value="0.0997542" calcext:value-type="float">
            <text:p>0.0997542</text:p>
          </table:table-cell>
          <table:table-cell office:value-type="float" office:value="-3.25047" calcext:value-type="float">
            <text:p>-3.25047</text:p>
          </table:table-cell>
        </table:table-row>
        <table:table-row table:style-name="ro1">
          <table:table-cell office:value-type="float" office:value="0.139764" calcext:value-type="float">
            <text:p>0.139764</text:p>
          </table:table-cell>
          <table:table-cell office:value-type="float" office:value="-3.252" calcext:value-type="float">
            <text:p>-3.252</text:p>
          </table:table-cell>
          <table:table-cell/>
          <table:table-cell office:value-type="float" office:value="0.139979" calcext:value-type="float">
            <text:p>0.139979</text:p>
          </table:table-cell>
          <table:table-cell office:value-type="float" office:value="-3.25699" calcext:value-type="float">
            <text:p>-3.25699</text:p>
          </table:table-cell>
        </table:table-row>
        <table:table-row table:style-name="ro1">
          <table:table-cell office:value-type="float" office:value="0.18082" calcext:value-type="float">
            <text:p>0.18082</text:p>
          </table:table-cell>
          <table:table-cell office:value-type="float" office:value="-3.27101" calcext:value-type="float">
            <text:p>-3.27101</text:p>
          </table:table-cell>
          <table:table-cell/>
          <table:table-cell office:value-type="float" office:value="0.180654" calcext:value-type="float">
            <text:p>0.180654</text:p>
          </table:table-cell>
          <table:table-cell office:value-type="float" office:value="-3.26801" calcext:value-type="float">
            <text:p>-3.26801</text:p>
          </table:table-cell>
        </table:table-row>
        <table:table-row table:style-name="ro1">
          <table:table-cell office:value-type="float" office:value="0.404605" calcext:value-type="float">
            <text:p>0.404605</text:p>
          </table:table-cell>
          <table:table-cell office:value-type="float" office:value="-5.4851" calcext:value-type="float">
            <text:p>-5.4851</text:p>
          </table:table-cell>
          <table:table-cell/>
          <table:table-cell office:value-type="float" office:value="0.404605" calcext:value-type="float">
            <text:p>0.404605</text:p>
          </table:table-cell>
          <table:table-cell office:value-type="float" office:value="-5.4851" calcext:value-type="float">
            <text:p>-5.4851</text:p>
          </table:table-cell>
        </table:table-row>
        <table:table-row table:style-name="ro1">
          <table:table-cell office:value-type="float" office:value="2.10476" calcext:value-type="float">
            <text:p>2.10476</text:p>
          </table:table-cell>
          <table:table-cell office:value-type="float" office:value="-5.08134" calcext:value-type="float">
            <text:p>-5.08134</text:p>
          </table:table-cell>
          <table:table-cell/>
          <table:table-cell office:value-type="float" office:value="2.10476" calcext:value-type="float">
            <text:p>2.10476</text:p>
          </table:table-cell>
          <table:table-cell office:value-type="float" office:value="-5.08134" calcext:value-type="float">
            <text:p>-5.08134</text:p>
          </table:table-cell>
        </table:table-row>
        <table:table-row table:style-name="ro1">
          <table:table-cell office:value-type="float" office:value="1.67682" calcext:value-type="float">
            <text:p>1.67682</text:p>
          </table:table-cell>
          <table:table-cell office:value-type="float" office:value="-3.84639" calcext:value-type="float">
            <text:p>-3.84639</text:p>
          </table:table-cell>
          <table:table-cell/>
          <table:table-cell office:value-type="float" office:value="1.68482" calcext:value-type="float">
            <text:p>1.68482</text:p>
          </table:table-cell>
          <table:table-cell office:value-type="float" office:value="-3.86472" calcext:value-type="float">
            <text:p>-3.86472</text:p>
          </table:table-cell>
        </table:table-row>
        <table:table-row table:style-name="ro1">
          <table:table-cell office:value-type="float" office:value="1.69226" calcext:value-type="float">
            <text:p>1.69226</text:p>
          </table:table-cell>
          <table:table-cell office:value-type="float" office:value="-3.75532" calcext:value-type="float">
            <text:p>-3.75532</text:p>
          </table:table-cell>
          <table:table-cell/>
          <table:table-cell office:value-type="float" office:value="1.69062" calcext:value-type="float">
            <text:p>1.69062</text:p>
          </table:table-cell>
          <table:table-cell office:value-type="float" office:value="-3.75167" calcext:value-type="float">
            <text:p>-3.75167</text:p>
          </table:table-cell>
        </table:table-row>
        <table:table-row table:style-name="ro1">
          <table:table-cell office:value-type="float" office:value="1.69778" calcext:value-type="float">
            <text:p>1.69778</text:p>
          </table:table-cell>
          <table:table-cell office:value-type="float" office:value="-3.70668" calcext:value-type="float">
            <text:p>-3.70668</text:p>
          </table:table-cell>
          <table:table-cell/>
          <table:table-cell office:value-type="float" office:value="1.6907" calcext:value-type="float">
            <text:p>1.6907</text:p>
          </table:table-cell>
          <table:table-cell office:value-type="float" office:value="-3.69122" calcext:value-type="float">
            <text:p>-3.69122</text:p>
          </table:table-cell>
        </table:table-row>
        <table:table-row table:style-name="ro1">
          <table:table-cell office:value-type="float" office:value="1.70151" calcext:value-type="float">
            <text:p>1.70151</text:p>
          </table:table-cell>
          <table:table-cell office:value-type="float" office:value="-3.65539" calcext:value-type="float">
            <text:p>-3.65539</text:p>
          </table:table-cell>
          <table:table-cell/>
          <table:table-cell office:value-type="float" office:value="1.71248" calcext:value-type="float">
            <text:p>1.71248</text:p>
          </table:table-cell>
          <table:table-cell office:value-type="float" office:value="-3.67897" calcext:value-type="float">
            <text:p>-3.67897</text:p>
          </table:table-cell>
        </table:table-row>
        <table:table-row table:style-name="ro1">
          <table:table-cell office:value-type="float" office:value="1.71321" calcext:value-type="float">
            <text:p>1.71321</text:p>
          </table:table-cell>
          <table:table-cell office:value-type="float" office:value="-3.62229" calcext:value-type="float">
            <text:p>-3.62229</text:p>
          </table:table-cell>
          <table:table-cell/>
          <table:table-cell office:value-type="float" office:value="1.72155" calcext:value-type="float">
            <text:p>1.72155</text:p>
          </table:table-cell>
          <table:table-cell office:value-type="float" office:value="-3.58286" calcext:value-type="float">
            <text:p>-3.58286</text:p>
          </table:table-cell>
        </table:table-row>
        <table:table-row table:style-name="ro1">
          <table:table-cell office:value-type="float" office:value="1.72586" calcext:value-type="float">
            <text:p>1.72586</text:p>
          </table:table-cell>
          <table:table-cell office:value-type="float" office:value="-3.48172" calcext:value-type="float">
            <text:p>-3.48172</text:p>
          </table:table-cell>
          <table:table-cell/>
          <table:table-cell office:value-type="float" office:value="1.73325" calcext:value-type="float">
            <text:p>1.73325</text:p>
          </table:table-cell>
          <table:table-cell office:value-type="float" office:value="-3.44338" calcext:value-type="float">
            <text:p>-3.44338</text:p>
          </table:table-cell>
        </table:table-row>
        <table:table-row table:style-name="ro1">
          <table:table-cell office:value-type="float" office:value="1.73595" calcext:value-type="float">
            <text:p>1.73595</text:p>
          </table:table-cell>
          <table:table-cell office:value-type="float" office:value="-3.44874" calcext:value-type="float">
            <text:p>-3.44874</text:p>
          </table:table-cell>
          <table:table-cell/>
          <table:table-cell office:value-type="float" office:value="1.73887" calcext:value-type="float">
            <text:p>1.73887</text:p>
          </table:table-cell>
          <table:table-cell office:value-type="float" office:value="-3.4024" calcext:value-type="float">
            <text:p>-3.4024</text:p>
          </table:table-cell>
        </table:table-row>
        <table:table-row table:style-name="ro1">
          <table:table-cell office:value-type="float" office:value="1.88041" calcext:value-type="float">
            <text:p>1.88041</text:p>
          </table:table-cell>
          <table:table-cell office:value-type="float" office:value="-3.31938" calcext:value-type="float">
            <text:p>-3.31938</text:p>
          </table:table-cell>
          <table:table-cell/>
          <table:table-cell office:value-type="float" office:value="1.87351" calcext:value-type="float">
            <text:p>1.87351</text:p>
          </table:table-cell>
          <table:table-cell office:value-type="float" office:value="-3.3072" calcext:value-type="float">
            <text:p>-3.3072</text:p>
          </table:table-cell>
        </table:table-row>
        <table:table-row table:style-name="ro1">
          <table:table-cell office:value-type="float" office:value="1.9112" calcext:value-type="float">
            <text:p>1.9112</text:p>
          </table:table-cell>
          <table:table-cell office:value-type="float" office:value="-3.32599" calcext:value-type="float">
            <text:p>-3.32599</text:p>
          </table:table-cell>
          <table:table-cell/>
          <table:table-cell office:value-type="float" office:value="1.91419" calcext:value-type="float">
            <text:p>1.91419</text:p>
          </table:table-cell>
          <table:table-cell office:value-type="float" office:value="-3.33119" calcext:value-type="float">
            <text:p>-3.33119</text:p>
          </table:table-cell>
        </table:table-row>
        <table:table-row table:style-name="ro1">
          <table:table-cell office:value-type="float" office:value="2.00243" calcext:value-type="float">
            <text:p>2.00243</text:p>
          </table:table-cell>
          <table:table-cell office:value-type="float" office:value="-3.34085" calcext:value-type="float">
            <text:p>-3.34085</text:p>
          </table:table-cell>
          <table:table-cell/>
          <table:table-cell office:value-type="float" office:value="2.00809" calcext:value-type="float">
            <text:p>2.00809</text:p>
          </table:table-cell>
          <table:table-cell office:value-type="float" office:value="-3.35029" calcext:value-type="float">
            <text:p>-3.35029</text:p>
          </table:table-cell>
        </table:table-row>
        <table:table-row table:style-name="ro1">
          <table:table-cell office:value-type="float" office:value="2.0286" calcext:value-type="float">
            <text:p>2.0286</text:p>
          </table:table-cell>
          <table:table-cell office:value-type="float" office:value="-3.3379" calcext:value-type="float">
            <text:p>-3.3379</text:p>
          </table:table-cell>
          <table:table-cell/>
          <table:table-cell office:value-type="float" office:value="2.05429" calcext:value-type="float">
            <text:p>2.05429</text:p>
          </table:table-cell>
          <table:table-cell office:value-type="float" office:value="-3.33391" calcext:value-type="float">
            <text:p>-3.33391</text:p>
          </table:table-cell>
        </table:table-row>
        <table:table-row table:style-name="ro1">
          <table:table-cell office:value-type="float" office:value="2.09325" calcext:value-type="float">
            <text:p>2.09325</text:p>
          </table:table-cell>
          <table:table-cell office:value-type="float" office:value="-3.35092" calcext:value-type="float">
            <text:p>-3.35092</text:p>
          </table:table-cell>
          <table:table-cell/>
          <table:table-cell office:value-type="float" office:value="2.09325" calcext:value-type="float">
            <text:p>2.09325</text:p>
          </table:table-cell>
          <table:table-cell office:value-type="float" office:value="-3.35092" calcext:value-type="float">
            <text:p>-3.35092</text:p>
          </table:table-cell>
        </table:table-row>
        <table:table-row table:style-name="ro1">
          <table:table-cell office:value-type="float" office:value="2.13197" calcext:value-type="float">
            <text:p>2.13197</text:p>
          </table:table-cell>
          <table:table-cell office:value-type="float" office:value="-3.36674" calcext:value-type="float">
            <text:p>-3.36674</text:p>
          </table:table-cell>
          <table:table-cell/>
          <table:table-cell office:value-type="float" office:value="2.16231" calcext:value-type="float">
            <text:p>2.16231</text:p>
          </table:table-cell>
          <table:table-cell office:value-type="float" office:value="-3.36874" calcext:value-type="float">
            <text:p>-3.36874</text:p>
          </table:table-cell>
        </table:table-row>
        <table:table-row table:style-name="ro1">
          <table:table-cell office:value-type="float" office:value="2.15528" calcext:value-type="float">
            <text:p>2.15528</text:p>
          </table:table-cell>
          <table:table-cell office:value-type="float" office:value="-3.3578" calcext:value-type="float">
            <text:p>-3.3578</text:p>
          </table:table-cell>
          <table:table-cell/>
          <table:table-cell office:value-type="float" office:value="2.18457" calcext:value-type="float">
            <text:p>2.18457</text:p>
          </table:table-cell>
          <table:table-cell office:value-type="float" office:value="-3.35793" calcext:value-type="float">
            <text:p>-3.35793</text:p>
          </table:table-cell>
        </table:table-row>
        <table:table-row table:style-name="ro1">
          <table:table-cell office:value-type="float" office:value="2.1873" calcext:value-type="float">
            <text:p>2.1873</text:p>
          </table:table-cell>
          <table:table-cell office:value-type="float" office:value="-3.36212" calcext:value-type="float">
            <text:p>-3.36212</text:p>
          </table:table-cell>
          <table:table-cell/>
          <table:table-cell office:value-type="float" office:value="2.22715" calcext:value-type="float">
            <text:p>2.22715</text:p>
          </table:table-cell>
          <table:table-cell office:value-type="float" office:value="-3.37786" calcext:value-type="float">
            <text:p>-3.37786</text:p>
          </table:table-cell>
        </table:table-row>
        <table:table-row table:style-name="ro1">
          <table:table-cell office:value-type="float" office:value="2.32459" calcext:value-type="float">
            <text:p>2.32459</text:p>
          </table:table-cell>
          <table:table-cell office:value-type="float" office:value="-3.38824" calcext:value-type="float">
            <text:p>-3.38824</text:p>
          </table:table-cell>
          <table:table-cell/>
          <table:table-cell office:value-type="float" office:value="2.26506" calcext:value-type="float">
            <text:p>2.26506</text:p>
          </table:table-cell>
          <table:table-cell office:value-type="float" office:value="-3.3899" calcext:value-type="float">
            <text:p>-3.3899</text:p>
          </table:table-cell>
        </table:table-row>
        <table:table-row table:style-name="ro1">
          <table:table-cell office:value-type="float" office:value="2.39536" calcext:value-type="float">
            <text:p>2.39536</text:p>
          </table:table-cell>
          <table:table-cell office:value-type="float" office:value="-3.40115" calcext:value-type="float">
            <text:p>-3.40115</text:p>
          </table:table-cell>
          <table:table-cell/>
          <table:table-cell office:value-type="float" office:value="2.2875" calcext:value-type="float">
            <text:p>2.2875</text:p>
          </table:table-cell>
          <table:table-cell office:value-type="float" office:value="-3.37842" calcext:value-type="float">
            <text:p>-3.37842</text:p>
          </table:table-cell>
        </table:table-row>
        <table:table-row table:style-name="ro1">
          <table:table-cell office:value-type="float" office:value="2.45918" calcext:value-type="float">
            <text:p>2.45918</text:p>
          </table:table-cell>
          <table:table-cell office:value-type="float" office:value="-3.4023" calcext:value-type="float">
            <text:p>-3.4023</text:p>
          </table:table-cell>
          <table:table-cell/>
          <table:table-cell office:value-type="float" office:value="2.41033" calcext:value-type="float">
            <text:p>2.41033</text:p>
          </table:table-cell>
          <table:table-cell office:value-type="float" office:value="-3.42241" calcext:value-type="float">
            <text:p>-3.42241</text:p>
          </table:table-cell>
        </table:table-row>
        <table:table-row table:style-name="ro1">
          <table:table-cell office:value-type="float" office:value="2.57064" calcext:value-type="float">
            <text:p>2.57064</text:p>
          </table:table-cell>
          <table:table-cell office:value-type="float" office:value="-3.42202" calcext:value-type="float">
            <text:p>-3.42202</text:p>
          </table:table-cell>
          <table:table-cell/>
          <table:table-cell office:value-type="float" office:value="2.47851" calcext:value-type="float">
            <text:p>2.47851</text:p>
          </table:table-cell>
          <table:table-cell office:value-type="float" office:value="-3.42904" calcext:value-type="float">
            <text:p>-3.42904</text:p>
          </table:table-cell>
        </table:table-row>
        <table:table-row table:style-name="ro1">
          <table:table-cell office:value-type="float" office:value="2.6037" calcext:value-type="float">
            <text:p>2.6037</text:p>
          </table:table-cell>
          <table:table-cell office:value-type="float" office:value="-3.4221" calcext:value-type="float">
            <text:p>-3.4221</text:p>
          </table:table-cell>
          <table:table-cell/>
          <table:table-cell office:value-type="float" office:value="2.4995" calcext:value-type="float">
            <text:p>2.4995</text:p>
          </table:table-cell>
          <table:table-cell office:value-type="float" office:value="-3.41377" calcext:value-type="float">
            <text:p>-3.41377</text:p>
          </table:table-cell>
        </table:table-row>
        <table:table-row table:style-name="ro1">
          <table:table-cell office:value-type="float" office:value="2.65211" calcext:value-type="float">
            <text:p>2.65211</text:p>
          </table:table-cell>
          <table:table-cell office:value-type="float" office:value="-3.4417" calcext:value-type="float">
            <text:p>-3.4417</text:p>
          </table:table-cell>
          <table:table-cell/>
          <table:table-cell office:value-type="float" office:value="2.54364" calcext:value-type="float">
            <text:p>2.54364</text:p>
          </table:table-cell>
          <table:table-cell office:value-type="float" office:value="-3.4297" calcext:value-type="float">
            <text:p>-3.4297</text:p>
          </table:table-cell>
        </table:table-row>
        <table:table-row table:style-name="ro1">
          <table:table-cell office:value-type="float" office:value="2.74437" calcext:value-type="float">
            <text:p>2.74437</text:p>
          </table:table-cell>
          <table:table-cell office:value-type="float" office:value="-3.47245" calcext:value-type="float">
            <text:p>-3.47245</text:p>
          </table:table-cell>
          <table:table-cell/>
          <table:table-cell office:value-type="float" office:value="5.46649" calcext:value-type="float">
            <text:p>5.46649</text:p>
          </table:table-cell>
          <table:table-cell office:value-type="float" office:value="0.606222" calcext:value-type="float">
            <text:p>0.606222</text:p>
          </table:table-cell>
        </table:table-row>
        <table:table-row table:style-name="ro1">
          <table:table-cell office:value-type="float" office:value="3.48916" calcext:value-type="float">
            <text:p>3.48916</text:p>
          </table:table-cell>
          <table:table-cell office:value-type="float" office:value="-4.25156" calcext:value-type="float">
            <text:p>-4.25156</text:p>
          </table:table-cell>
          <table:table-cell/>
          <table:table-cell office:value-type="float" office:value="4.90698" calcext:value-type="float">
            <text:p>4.90698</text:p>
          </table:table-cell>
          <table:table-cell office:value-type="float" office:value="0.635809" calcext:value-type="float">
            <text:p>0.635809</text:p>
          </table:table-cell>
        </table:table-row>
        <table:table-row table:style-name="ro1">
          <table:table-cell office:value-type="float" office:value="5.46649" calcext:value-type="float">
            <text:p>5.46649</text:p>
          </table:table-cell>
          <table:table-cell office:value-type="float" office:value="0.606222" calcext:value-type="float">
            <text:p>0.606222</text:p>
          </table:table-cell>
          <table:table-cell/>
          <table:table-cell office:value-type="float" office:value="4.88891" calcext:value-type="float">
            <text:p>4.88891</text:p>
          </table:table-cell>
          <table:table-cell office:value-type="float" office:value="0.694571" calcext:value-type="float">
            <text:p>0.694571</text:p>
          </table:table-cell>
        </table:table-row>
        <table:table-row table:style-name="ro1">
          <table:table-cell office:value-type="float" office:value="4.89607" calcext:value-type="float">
            <text:p>4.89607</text:p>
          </table:table-cell>
          <table:table-cell office:value-type="float" office:value="0.634395" calcext:value-type="float">
            <text:p>0.634395</text:p>
          </table:table-cell>
          <table:table-cell/>
          <table:table-cell office:value-type="float" office:value="4.88554" calcext:value-type="float">
            <text:p>4.88554</text:p>
          </table:table-cell>
          <table:table-cell office:value-type="float" office:value="0.724702" calcext:value-type="float">
            <text:p>0.724702</text:p>
          </table:table-cell>
        </table:table-row>
        <table:table-row table:style-name="ro1">
          <table:table-cell office:value-type="float" office:value="4.88792" calcext:value-type="float">
            <text:p>4.88792</text:p>
          </table:table-cell>
          <table:table-cell office:value-type="float" office:value="0.69443" calcext:value-type="float">
            <text:p>0.69443</text:p>
          </table:table-cell>
          <table:table-cell/>
          <table:table-cell office:value-type="float" office:value="4.8901" calcext:value-type="float">
            <text:p>4.8901</text:p>
          </table:table-cell>
          <table:table-cell office:value-type="float" office:value="0.786824" calcext:value-type="float">
            <text:p>0.786824</text:p>
          </table:table-cell>
        </table:table-row>
        <table:table-row table:style-name="ro1">
          <table:table-cell office:value-type="float" office:value="4.88455" calcext:value-type="float">
            <text:p>4.88455</text:p>
          </table:table-cell>
          <table:table-cell office:value-type="float" office:value="0.724555" calcext:value-type="float">
            <text:p>0.724555</text:p>
          </table:table-cell>
          <table:table-cell/>
          <table:table-cell office:value-type="float" office:value="4.89406" calcext:value-type="float">
            <text:p>4.89406</text:p>
          </table:table-cell>
          <table:table-cell office:value-type="float" office:value="0.818299" calcext:value-type="float">
            <text:p>0.818299</text:p>
          </table:table-cell>
        </table:table-row>
        <table:table-row table:style-name="ro1">
          <table:table-cell office:value-type="float" office:value="4.88418" calcext:value-type="float">
            <text:p>4.88418</text:p>
          </table:table-cell>
          <table:table-cell office:value-type="float" office:value="0.785871" calcext:value-type="float">
            <text:p>0.785871</text:p>
          </table:table-cell>
          <table:table-cell/>
          <table:table-cell office:value-type="float" office:value="4.9555" calcext:value-type="float">
            <text:p>4.9555</text:p>
          </table:table-cell>
          <table:table-cell office:value-type="float" office:value="0.891216" calcext:value-type="float">
            <text:p>0.891216</text:p>
          </table:table-cell>
        </table:table-row>
        <table:table-row table:style-name="ro1">
          <table:table-cell office:value-type="float" office:value="4.88913" calcext:value-type="float">
            <text:p>4.88913</text:p>
          </table:table-cell>
          <table:table-cell office:value-type="float" office:value="0.817474" calcext:value-type="float">
            <text:p>0.817474</text:p>
          </table:table-cell>
          <table:table-cell/>
          <table:table-cell office:value-type="float" office:value="5.39432" calcext:value-type="float">
            <text:p>5.39432</text:p>
          </table:table-cell>
          <table:table-cell office:value-type="float" office:value="1.073" calcext:value-type="float">
            <text:p>1.073</text:p>
          </table:table-cell>
        </table:table-row>
        <table:table-row table:style-name="ro1">
          <table:table-cell office:value-type="float" office:value="4.95156" calcext:value-type="float">
            <text:p>4.95156</text:p>
          </table:table-cell>
          <table:table-cell office:value-type="float" office:value="0.890508" calcext:value-type="float">
            <text:p>0.890508</text:p>
          </table:table-cell>
          <table:table-cell/>
          <table:table-cell office:value-type="float" office:value="5.33517" calcext:value-type="float">
            <text:p>5.33517</text:p>
          </table:table-cell>
          <table:table-cell office:value-type="float" office:value="1.33639" calcext:value-type="float">
            <text:p>1.33639</text:p>
          </table:table-cell>
        </table:table-row>
        <table:table-row table:style-name="ro1">
          <table:table-cell office:value-type="float" office:value="4.65092" calcext:value-type="float">
            <text:p>4.65092</text:p>
          </table:table-cell>
          <table:table-cell office:value-type="float" office:value="0.984608" calcext:value-type="float">
            <text:p>0.984608</text:p>
          </table:table-cell>
          <table:table-cell/>
          <table:table-cell office:value-type="float" office:value="4.68553" calcext:value-type="float">
            <text:p>4.68553</text:p>
          </table:table-cell>
          <table:table-cell office:value-type="float" office:value="1.32767" calcext:value-type="float">
            <text:p>1.32767</text:p>
          </table:table-cell>
        </table:table-row>
        <table:table-row table:style-name="ro1">
          <table:table-cell office:value-type="float" office:value="4.63849" calcext:value-type="float">
            <text:p>4.63849</text:p>
          </table:table-cell>
          <table:table-cell office:value-type="float" office:value="1.04161" calcext:value-type="float">
            <text:p>1.04161</text:p>
          </table:table-cell>
          <table:table-cell/>
          <table:table-cell office:value-type="float" office:value="4.64882" calcext:value-type="float">
            <text:p>4.64882</text:p>
          </table:table-cell>
          <table:table-cell office:value-type="float" office:value="1.4102" calcext:value-type="float">
            <text:p>1.4102</text:p>
          </table:table-cell>
        </table:table-row>
        <table:table-row table:style-name="ro1">
          <table:table-cell office:value-type="float" office:value="4.70241" calcext:value-type="float">
            <text:p>4.70241</text:p>
          </table:table-cell>
          <table:table-cell office:value-type="float" office:value="1.23941" calcext:value-type="float">
            <text:p>1.23941</text:p>
          </table:table-cell>
          <table:table-cell/>
          <table:table-cell office:value-type="float" office:value="4.59484" calcext:value-type="float">
            <text:p>4.59484</text:p>
          </table:table-cell>
          <table:table-cell office:value-type="float" office:value="1.54927" calcext:value-type="float">
            <text:p>1.54927</text:p>
          </table:table-cell>
        </table:table-row>
        <table:table-row table:style-name="ro1">
          <table:table-cell office:value-type="float" office:value="4.68299" calcext:value-type="float">
            <text:p>4.68299</text:p>
          </table:table-cell>
          <table:table-cell office:value-type="float" office:value="1.29596" calcext:value-type="float">
            <text:p>1.29596</text:p>
          </table:table-cell>
          <table:table-cell/>
          <table:table-cell office:value-type="float" office:value="4.59943" calcext:value-type="float">
            <text:p>4.59943</text:p>
          </table:table-cell>
          <table:table-cell office:value-type="float" office:value="1.58231" calcext:value-type="float">
            <text:p>1.58231</text:p>
          </table:table-cell>
        </table:table-row>
        <table:table-row table:style-name="ro1">
          <table:table-cell office:value-type="float" office:value="4.67495" calcext:value-type="float">
            <text:p>4.67495</text:p>
          </table:table-cell>
          <table:table-cell office:value-type="float" office:value="1.32467" calcext:value-type="float">
            <text:p>1.32467</text:p>
          </table:table-cell>
          <table:table-cell/>
          <table:table-cell office:value-type="float" office:value="4.62675" calcext:value-type="float">
            <text:p>4.62675</text:p>
          </table:table-cell>
          <table:table-cell office:value-type="float" office:value="1.65548" calcext:value-type="float">
            <text:p>1.65548</text:p>
          </table:table-cell>
        </table:table-row>
        <table:table-row table:style-name="ro1">
          <table:table-cell office:value-type="float" office:value="4.66673" calcext:value-type="float">
            <text:p>4.66673</text:p>
          </table:table-cell>
          <table:table-cell office:value-type="float" office:value="1.35333" calcext:value-type="float">
            <text:p>1.35333</text:p>
          </table:table-cell>
          <table:table-cell/>
          <table:table-cell office:value-type="float" office:value="5.14351" calcext:value-type="float">
            <text:p>5.14351</text:p>
          </table:table-cell>
          <table:table-cell office:value-type="float" office:value="1.9479" calcext:value-type="float">
            <text:p>1.9479</text:p>
          </table:table-cell>
        </table:table-row>
        <table:table-row table:style-name="ro1">
          <table:table-cell office:value-type="float" office:value="4.63817" calcext:value-type="float">
            <text:p>4.63817</text:p>
          </table:table-cell>
          <table:table-cell office:value-type="float" office:value="1.43811" calcext:value-type="float">
            <text:p>1.43811</text:p>
          </table:table-cell>
          <table:table-cell/>
          <table:table-cell office:value-type="float" office:value="3.96001" calcext:value-type="float">
            <text:p>3.96001</text:p>
          </table:table-cell>
          <table:table-cell office:value-type="float" office:value="3.81684" calcext:value-type="float">
            <text:p>3.81684</text:p>
          </table:table-cell>
        </table:table-row>
        <table:table-row table:style-name="ro1">
          <table:table-cell office:value-type="float" office:value="4.60242" calcext:value-type="float">
            <text:p>4.60242</text:p>
          </table:table-cell>
          <table:table-cell office:value-type="float" office:value="1.55182" calcext:value-type="float">
            <text:p>1.55182</text:p>
          </table:table-cell>
          <table:table-cell/>
          <table:table-cell table:number-columns-repeated="2" office:value-type="float" office:value="3.88909" calcext:value-type="float">
            <text:p>3.88909</text:p>
          </table:table-cell>
        </table:table-row>
        <table:table-row table:style-name="ro1">
          <table:table-cell office:value-type="float" office:value="4.60227" calcext:value-type="float">
            <text:p>4.60227</text:p>
          </table:table-cell>
          <table:table-cell office:value-type="float" office:value="1.58329" calcext:value-type="float">
            <text:p>1.58329</text:p>
          </table:table-cell>
          <table:table-cell/>
          <table:table-cell office:value-type="float" office:value="3.84107" calcext:value-type="float">
            <text:p>3.84107</text:p>
          </table:table-cell>
          <table:table-cell office:value-type="float" office:value="3.93652" calcext:value-type="float">
            <text:p>3.93652</text:p>
          </table:table-cell>
        </table:table-row>
        <table:table-row table:style-name="ro1">
          <table:table-cell office:value-type="float" office:value="4.6098" calcext:value-type="float">
            <text:p>4.6098</text:p>
          </table:table-cell>
          <table:table-cell office:value-type="float" office:value="1.64941" calcext:value-type="float">
            <text:p>1.64941</text:p>
          </table:table-cell>
          <table:table-cell/>
          <table:table-cell office:value-type="float" office:value="0.714542" calcext:value-type="float">
            <text:p>0.714542</text:p>
          </table:table-cell>
          <table:table-cell office:value-type="float" office:value="0.759788" calcext:value-type="float">
            <text:p>0.759788</text:p>
          </table:table-cell>
        </table:table-row>
        <table:table-row table:style-name="ro1">
          <table:table-cell office:value-type="float" office:value="5.14351" calcext:value-type="float">
            <text:p>5.14351</text:p>
          </table:table-cell>
          <table:table-cell office:value-type="float" office:value="1.9479" calcext:value-type="float">
            <text:p>1.9479</text:p>
          </table:table-cell>
          <table:table-cell/>
          <table:table-cell office:value-type="float" office:value="0.69775" calcext:value-type="float">
            <text:p>0.69775</text:p>
          </table:table-cell>
          <table:table-cell office:value-type="float" office:value="0.769848" calcext:value-type="float">
            <text:p>0.769848</text:p>
          </table:table-cell>
        </table:table-row>
        <table:table-row table:style-name="ro1">
          <table:table-cell office:value-type="float" office:value="3.96001" calcext:value-type="float">
            <text:p>3.96001</text:p>
          </table:table-cell>
          <table:table-cell office:value-type="float" office:value="3.81684" calcext:value-type="float">
            <text:p>3.81684</text:p>
          </table:table-cell>
          <table:table-cell/>
          <table:table-cell office:value-type="float" office:value="0.674074" calcext:value-type="float">
            <text:p>0.674074</text:p>
          </table:table-cell>
          <table:table-cell office:value-type="float" office:value="0.781439" calcext:value-type="float">
            <text:p>0.781439</text:p>
          </table:table-cell>
        </table:table-row>
        <table:table-row table:style-name="ro1">
          <table:table-cell table:number-columns-repeated="2" office:value-type="float" office:value="3.88909" calcext:value-type="float">
            <text:p>3.88909</text:p>
          </table:table-cell>
          <table:table-cell/>
          <table:table-cell office:value-type="float" office:value="0.655103" calcext:value-type="float">
            <text:p>0.655103</text:p>
          </table:table-cell>
          <table:table-cell office:value-type="float" office:value="0.788331" calcext:value-type="float">
            <text:p>0.788331</text:p>
          </table:table-cell>
        </table:table-row>
        <table:table-row table:style-name="ro1">
          <table:table-cell office:value-type="float" office:value="3.84107" calcext:value-type="float">
            <text:p>3.84107</text:p>
          </table:table-cell>
          <table:table-cell office:value-type="float" office:value="3.93652" calcext:value-type="float">
            <text:p>3.93652</text:p>
          </table:table-cell>
          <table:table-cell/>
          <table:table-cell office:value-type="float" office:value="0.632983" calcext:value-type="float">
            <text:p>0.632983</text:p>
          </table:table-cell>
          <table:table-cell office:value-type="float" office:value="0.790887" calcext:value-type="float">
            <text:p>0.790887</text:p>
          </table:table-cell>
        </table:table-row>
        <table:table-row table:style-name="ro1">
          <table:table-cell office:value-type="float" office:value="0.712487" calcext:value-type="float">
            <text:p>0.712487</text:p>
          </table:table-cell>
          <table:table-cell office:value-type="float" office:value="0.757603" calcext:value-type="float">
            <text:p>0.757603</text:p>
          </table:table-cell>
          <table:table-cell/>
          <table:table-cell office:value-type="float" office:value="0.621384" calcext:value-type="float">
            <text:p>0.621384</text:p>
          </table:table-cell>
          <table:table-cell office:value-type="float" office:value="0.79623" calcext:value-type="float">
            <text:p>0.79623</text:p>
          </table:table-cell>
        </table:table-row>
        <table:table-row table:style-name="ro1">
          <table:table-cell office:value-type="float" office:value="0.697078" calcext:value-type="float">
            <text:p>0.697078</text:p>
          </table:table-cell>
          <table:table-cell office:value-type="float" office:value="0.769107" calcext:value-type="float">
            <text:p>0.769107</text:p>
          </table:table-cell>
          <table:table-cell/>
          <table:table-cell office:value-type="float" office:value="0.616487" calcext:value-type="float">
            <text:p>0.616487</text:p>
          </table:table-cell>
          <table:table-cell office:value-type="float" office:value="0.800028" calcext:value-type="float">
            <text:p>0.800028</text:p>
          </table:table-cell>
        </table:table-row>
        <table:table-row table:style-name="ro1">
          <table:table-cell office:value-type="float" office:value="0.691012" calcext:value-type="float">
            <text:p>0.691012</text:p>
          </table:table-cell>
          <table:table-cell office:value-type="float" office:value="0.77188" calcext:value-type="float">
            <text:p>0.77188</text:p>
          </table:table-cell>
          <table:table-cell/>
          <table:table-cell office:value-type="float" office:value="0.611566" calcext:value-type="float">
            <text:p>0.611566</text:p>
          </table:table-cell>
          <table:table-cell office:value-type="float" office:value="0.803795" calcext:value-type="float">
            <text:p>0.803795</text:p>
          </table:table-cell>
        </table:table-row>
        <table:table-row table:style-name="ro1">
          <table:table-cell office:value-type="float" office:value="0.6856" calcext:value-type="float">
            <text:p>0.6856</text:p>
          </table:table-cell>
          <table:table-cell office:value-type="float" office:value="0.775356" calcext:value-type="float">
            <text:p>0.775356</text:p>
          </table:table-cell>
          <table:table-cell/>
          <table:table-cell office:value-type="float" office:value="0.581566" calcext:value-type="float">
            <text:p>0.581566</text:p>
          </table:table-cell>
          <table:table-cell office:value-type="float" office:value="0.825761" calcext:value-type="float">
            <text:p>0.825761</text:p>
          </table:table-cell>
        </table:table-row>
        <table:table-row table:style-name="ro1">
          <table:table-cell office:value-type="float" office:value="0.64835" calcext:value-type="float">
            <text:p>0.64835</text:p>
          </table:table-cell>
          <table:table-cell office:value-type="float" office:value="0.790017" calcext:value-type="float">
            <text:p>0.790017</text:p>
          </table:table-cell>
          <table:table-cell/>
          <table:table-cell office:value-type="float" office:value="0.563465" calcext:value-type="float">
            <text:p>0.563465</text:p>
          </table:table-cell>
          <table:table-cell office:value-type="float" office:value="0.832185" calcext:value-type="float">
            <text:p>0.832185</text:p>
          </table:table-cell>
        </table:table-row>
        <table:table-row table:style-name="ro1">
          <table:table-cell office:value-type="float" office:value="0.628738" calcext:value-type="float">
            <text:p>0.628738</text:p>
          </table:table-cell>
          <table:table-cell office:value-type="float" office:value="0.79554" calcext:value-type="float">
            <text:p>0.79554</text:p>
          </table:table-cell>
          <table:table-cell/>
          <table:table-cell office:value-type="float" office:value="0.536067" calcext:value-type="float">
            <text:p>0.536067</text:p>
          </table:table-cell>
          <table:table-cell office:value-type="float" office:value="0.846543" calcext:value-type="float">
            <text:p>0.846543</text:p>
          </table:table-cell>
        </table:table-row>
        <table:table-row table:style-name="ro1">
          <table:table-cell office:value-type="float" office:value="0.614594" calcext:value-type="float">
            <text:p>0.614594</text:p>
          </table:table-cell>
          <table:table-cell office:value-type="float" office:value="0.807775" calcext:value-type="float">
            <text:p>0.807775</text:p>
          </table:table-cell>
          <table:table-cell/>
          <table:table-cell office:value-type="float" office:value="0.513075" calcext:value-type="float">
            <text:p>0.513075</text:p>
          </table:table-cell>
          <table:table-cell office:value-type="float" office:value="0.856013" calcext:value-type="float">
            <text:p>0.856013</text:p>
          </table:table-cell>
        </table:table-row>
        <table:table-row table:style-name="ro1">
          <table:table-cell office:value-type="float" office:value="0.609025" calcext:value-type="float">
            <text:p>0.609025</text:p>
          </table:table-cell>
          <table:table-cell office:value-type="float" office:value="0.810731" calcext:value-type="float">
            <text:p>0.810731</text:p>
          </table:table-cell>
          <table:table-cell/>
          <table:table-cell office:value-type="float" office:value="0.488955" calcext:value-type="float">
            <text:p>0.488955</text:p>
          </table:table-cell>
          <table:table-cell office:value-type="float" office:value="0.863126" calcext:value-type="float">
            <text:p>0.863126</text:p>
          </table:table-cell>
        </table:table-row>
        <table:table-row table:style-name="ro1">
          <table:table-cell office:value-type="float" office:value="0.593999" calcext:value-type="float">
            <text:p>0.593999</text:p>
          </table:table-cell>
          <table:table-cell office:value-type="float" office:value="0.821804" calcext:value-type="float">
            <text:p>0.821804</text:p>
          </table:table-cell>
          <table:table-cell/>
          <table:table-cell office:value-type="float" office:value="0.478808" calcext:value-type="float">
            <text:p>0.478808</text:p>
          </table:table-cell>
          <table:table-cell office:value-type="float" office:value="0.869938" calcext:value-type="float">
            <text:p>0.869938</text:p>
          </table:table-cell>
        </table:table-row>
        <table:table-row table:style-name="ro1">
          <table:table-cell office:value-type="float" office:value="0.586622" calcext:value-type="float">
            <text:p>0.586622</text:p>
          </table:table-cell>
          <table:table-cell office:value-type="float" office:value="0.822177" calcext:value-type="float">
            <text:p>0.822177</text:p>
          </table:table-cell>
          <table:table-cell/>
          <table:table-cell office:value-type="float" office:value="0.468097" calcext:value-type="float">
            <text:p>0.468097</text:p>
          </table:table-cell>
          <table:table-cell office:value-type="float" office:value="0.875748" calcext:value-type="float">
            <text:p>0.875748</text:p>
          </table:table-cell>
        </table:table-row>
        <table:table-row table:style-name="ro1">
          <table:table-cell office:value-type="float" office:value="0.581566" calcext:value-type="float">
            <text:p>0.581566</text:p>
          </table:table-cell>
          <table:table-cell office:value-type="float" office:value="0.825761" calcext:value-type="float">
            <text:p>0.825761</text:p>
          </table:table-cell>
          <table:table-cell/>
          <table:table-cell office:value-type="float" office:value="0.451443" calcext:value-type="float">
            <text:p>0.451443</text:p>
          </table:table-cell>
          <table:table-cell office:value-type="float" office:value="0.883325" calcext:value-type="float">
            <text:p>0.883325</text:p>
          </table:table-cell>
        </table:table-row>
        <table:table-row table:style-name="ro1">
          <table:table-cell office:value-type="float" office:value="0.576489" calcext:value-type="float">
            <text:p>0.576489</text:p>
          </table:table-cell>
          <table:table-cell office:value-type="float" office:value="0.829314" calcext:value-type="float">
            <text:p>0.829314</text:p>
          </table:table-cell>
          <table:table-cell/>
          <table:table-cell office:value-type="float" office:value="0.435546" calcext:value-type="float">
            <text:p>0.435546</text:p>
          </table:table-cell>
          <table:table-cell office:value-type="float" office:value="0.892384" calcext:value-type="float">
            <text:p>0.892384</text:p>
          </table:table-cell>
        </table:table-row>
        <table:table-row table:style-name="ro1">
          <table:table-cell office:value-type="float" office:value="0.56856" calcext:value-type="float">
            <text:p>0.56856</text:p>
          </table:table-cell>
          <table:table-cell office:value-type="float" office:value="0.828712" calcext:value-type="float">
            <text:p>0.828712</text:p>
          </table:table-cell>
          <table:table-cell/>
          <table:table-cell office:value-type="float" office:value="2.29036" calcext:value-type="float">
            <text:p>2.29036</text:p>
          </table:table-cell>
          <table:table-cell office:value-type="float" office:value="5.00042" calcext:value-type="float">
            <text:p>5.00042</text:p>
          </table:table-cell>
        </table:table-row>
        <table:table-row table:style-name="ro1">
          <table:table-cell office:value-type="float" office:value="0.566268" calcext:value-type="float">
            <text:p>0.566268</text:p>
          </table:table-cell>
          <table:table-cell office:value-type="float" office:value="0.836326" calcext:value-type="float">
            <text:p>0.836326</text:p>
          </table:table-cell>
          <table:table-cell/>
          <table:table-cell office:value-type="float" office:value="2.19793" calcext:value-type="float">
            <text:p>2.19793</text:p>
          </table:table-cell>
          <table:table-cell office:value-type="float" office:value="5.04174" calcext:value-type="float">
            <text:p>5.04174</text:p>
          </table:table-cell>
        </table:table-row>
        <table:table-row table:style-name="ro1">
          <table:table-cell office:value-type="float" office:value="0.553761" calcext:value-type="float">
            <text:p>0.553761</text:p>
          </table:table-cell>
          <table:table-cell office:value-type="float" office:value="0.839872" calcext:value-type="float">
            <text:p>0.839872</text:p>
          </table:table-cell>
          <table:table-cell/>
          <table:table-cell office:value-type="float" office:value="1.59559" calcext:value-type="float">
            <text:p>1.59559</text:p>
          </table:table-cell>
          <table:table-cell office:value-type="float" office:value="4.73224" calcext:value-type="float">
            <text:p>4.73224</text:p>
          </table:table-cell>
        </table:table-row>
        <table:table-row table:style-name="ro1">
          <table:table-cell office:value-type="float" office:value="0.548052" calcext:value-type="float">
            <text:p>0.548052</text:p>
          </table:table-cell>
          <table:table-cell office:value-type="float" office:value="0.842416" calcext:value-type="float">
            <text:p>0.842416</text:p>
          </table:table-cell>
          <table:table-cell/>
          <table:table-cell office:value-type="float" office:value="1.50912" calcext:value-type="float">
            <text:p>1.50912</text:p>
          </table:table-cell>
          <table:table-cell office:value-type="float" office:value="4.76367" calcext:value-type="float">
            <text:p>4.76367</text:p>
          </table:table-cell>
        </table:table-row>
        <table:table-row table:style-name="ro1">
          <table:table-cell office:value-type="float" office:value="0.517798" calcext:value-type="float">
            <text:p>0.517798</text:p>
          </table:table-cell>
          <table:table-cell office:value-type="float" office:value="0.851994" calcext:value-type="float">
            <text:p>0.851994</text:p>
          </table:table-cell>
          <table:table-cell/>
          <table:table-cell office:value-type="float" office:value="1.47987" calcext:value-type="float">
            <text:p>1.47987</text:p>
          </table:table-cell>
          <table:table-cell office:value-type="float" office:value="4.77284" calcext:value-type="float">
            <text:p>4.77284</text:p>
          </table:table-cell>
        </table:table-row>
        <table:table-row table:style-name="ro1">
          <table:table-cell office:value-type="float" office:value="0.502028" calcext:value-type="float">
            <text:p>0.502028</text:p>
          </table:table-cell>
          <table:table-cell office:value-type="float" office:value="0.861381" calcext:value-type="float">
            <text:p>0.861381</text:p>
          </table:table-cell>
          <table:table-cell/>
          <table:table-cell office:value-type="float" office:value="1.39176" calcext:value-type="float">
            <text:p>1.39176</text:p>
          </table:table-cell>
          <table:table-cell office:value-type="float" office:value="4.79927" calcext:value-type="float">
            <text:p>4.79927</text:p>
          </table:table-cell>
        </table:table-row>
        <table:table-row table:style-name="ro1">
          <table:table-cell office:value-type="float" office:value="0.477362" calcext:value-type="float">
            <text:p>0.477362</text:p>
          </table:table-cell>
          <table:table-cell office:value-type="float" office:value="0.867309" calcext:value-type="float">
            <text:p>0.867309</text:p>
          </table:table-cell>
          <table:table-cell/>
          <table:table-cell office:value-type="float" office:value="1.3509" calcext:value-type="float">
            <text:p>1.3509</text:p>
          </table:table-cell>
          <table:table-cell office:value-type="float" office:value="4.88153" calcext:value-type="float">
            <text:p>4.88153</text:p>
          </table:table-cell>
        </table:table-row>
        <table:table-row table:style-name="ro1">
          <table:table-cell office:value-type="float" office:value="0.455012" calcext:value-type="float">
            <text:p>0.455012</text:p>
          </table:table-cell>
          <table:table-cell office:value-type="float" office:value="0.876988" calcext:value-type="float">
            <text:p>0.876988</text:p>
          </table:table-cell>
          <table:table-cell/>
          <table:table-cell office:value-type="float" office:value="1.3691" calcext:value-type="float">
            <text:p>1.3691</text:p>
          </table:table-cell>
          <table:table-cell office:value-type="float" office:value="5.32687" calcext:value-type="float">
            <text:p>5.32687</text:p>
          </table:table-cell>
        </table:table-row>
        <table:table-row table:style-name="ro1">
          <table:table-cell office:value-type="float" office:value="0.450533" calcext:value-type="float">
            <text:p>0.450533</text:p>
          </table:table-cell>
          <table:table-cell office:value-type="float" office:value="0.881544" calcext:value-type="float">
            <text:p>0.881544</text:p>
          </table:table-cell>
          <table:table-cell table:number-columns-repeated="3"/>
        </table:table-row>
        <table:table-row table:style-name="ro1">
          <table:table-cell office:value-type="float" office:value="0.435107" calcext:value-type="float">
            <text:p>0.435107</text:p>
          </table:table-cell>
          <table:table-cell office:value-type="float" office:value="0.891485" calcext:value-type="float">
            <text:p>0.891485</text:p>
          </table:table-cell>
          <table:table-cell table:number-columns-repeated="3"/>
        </table:table-row>
        <table:table-row table:style-name="ro1">
          <table:table-cell office:value-type="float" office:value="0.423266" calcext:value-type="float">
            <text:p>0.423266</text:p>
          </table:table-cell>
          <table:table-cell office:value-type="float" office:value="0.909316" calcext:value-type="float">
            <text:p>0.909316</text:p>
          </table:table-cell>
          <table:table-cell table:number-columns-repeated="3"/>
        </table:table-row>
        <table:table-row table:style-name="ro1">
          <table:table-cell office:value-type="float" office:value="2.19793" calcext:value-type="float">
            <text:p>2.19793</text:p>
          </table:table-cell>
          <table:table-cell office:value-type="float" office:value="5.04174" calcext:value-type="float">
            <text:p>5.04174</text:p>
          </table:table-cell>
          <table:table-cell table:number-columns-repeated="3"/>
        </table:table-row>
        <table:table-row table:style-name="ro1">
          <table:table-cell office:value-type="float" office:value="1.65255" calcext:value-type="float">
            <text:p>1.65255</text:p>
          </table:table-cell>
          <table:table-cell office:value-type="float" office:value="4.70948" calcext:value-type="float">
            <text:p>4.70948</text:p>
          </table:table-cell>
          <table:table-cell table:number-columns-repeated="3"/>
        </table:table-row>
        <table:table-row table:style-name="ro1">
          <table:table-cell office:value-type="float" office:value="1.59591" calcext:value-type="float">
            <text:p>1.59591</text:p>
          </table:table-cell>
          <table:table-cell office:value-type="float" office:value="4.73319" calcext:value-type="float">
            <text:p>4.73319</text:p>
          </table:table-cell>
          <table:table-cell table:number-columns-repeated="3"/>
        </table:table-row>
        <table:table-row table:style-name="ro1">
          <table:table-cell office:value-type="float" office:value="1.56715" calcext:value-type="float">
            <text:p>1.56715</text:p>
          </table:table-cell>
          <table:table-cell office:value-type="float" office:value="4.74384" calcext:value-type="float">
            <text:p>4.74384</text:p>
          </table:table-cell>
          <table:table-cell table:number-columns-repeated="3"/>
        </table:table-row>
        <table:table-row table:style-name="ro1">
          <table:table-cell office:value-type="float" office:value="1.39288" calcext:value-type="float">
            <text:p>1.39288</text:p>
          </table:table-cell>
          <table:table-cell office:value-type="float" office:value="4.80311" calcext:value-type="float">
            <text:p>4.80311</text:p>
          </table:table-cell>
          <table:table-cell table:number-columns-repeated="3"/>
        </table:table-row>
        <table:table-row table:style-name="ro1">
          <table:table-cell office:value-type="float" office:value="1.35143" calcext:value-type="float">
            <text:p>1.35143</text:p>
          </table:table-cell>
          <table:table-cell office:value-type="float" office:value="4.88345" calcext:value-type="float">
            <text:p>4.88345</text:p>
          </table:table-cell>
          <table:table-cell table:number-columns-repeated="3"/>
        </table:table-row>
        <table:table-row table:style-name="ro1">
          <table:table-cell office:value-type="float" office:value="1.3691" calcext:value-type="float">
            <text:p>1.3691</text:p>
          </table:table-cell>
          <table:table-cell office:value-type="float" office:value="5.32687" calcext:value-type="float">
            <text:p>5.32687</text:p>
          </table:table-cell>
          <table:table-cell table:number-columns-repeated="3"/>
        </table:table-row>
        <table:table-row table:style-name="ro1">
          <table:table-cell office:value-type="float" office:value="0.134977" calcext:value-type="float">
            <text:p>0.134977</text:p>
          </table:table-cell>
          <table:table-cell office:value-type="float" office:value="5.49834" calcext:value-type="float">
            <text:p>5.49834</text:p>
          </table:table-cell>
          <table:table-cell table:number-columns-repeated="3"/>
        </table:table-row>
        <table:table-row table:style-name="ro1">
          <table:table-cell office:value-type="float" office:value="0.101237" calcext:value-type="float">
            <text:p>0.101237</text:p>
          </table:table-cell>
          <table:table-cell office:value-type="float" office:value="5.49907" calcext:value-type="float">
            <text:p>5.49907</text:p>
          </table:table-cell>
          <table:table-cell table:number-columns-repeated="3"/>
        </table:table-row>
      </table:table>
      <table:table table:name="RESOLUTION 10 8 0.02 1" table:style-name="ta1">
        <table:shapes>
          <draw:frame draw:z-index="0" draw:style-name="gr1" draw:text-style-name="P1" svg:width="6.298in" svg:height="3.5449in" svg:x="5.3224in" svg:y="0.1465in">
            <draw:object draw:notify-on-update-of-ranges="'RESOLUTION 10 8 0.02 1'.A1:'RESOLUTION 10 8 0.02 1'.A83 'RESOLUTION 10 8 0.02 1'.B1:'RESOLUTION 10 8 0.02 1'.B8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in" svg:height="3.5449in" svg:x="5.2575in" svg:y="3.9949in">
            <draw:object draw:notify-on-update-of-ranges="'RESOLUTION 10 8 0.02 1'.D1:'RESOLUTION 10 8 0.02 1'.D71 'RESOLUTION 10 8 0.02 1'.E1:'RESOLUTION 10 8 0.02 1'.E7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33505" calcext:value-type="float">
            <text:p>0.733505</text:p>
          </table:table-cell>
          <table:table-cell office:value-type="float" office:value="-5.45087" calcext:value-type="float">
            <text:p>-5.450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10922" calcext:value-type="float">
            <text:p>0.710922</text:p>
          </table:table-cell>
          <table:table-cell office:value-type="float" office:value="-5.1867" calcext:value-type="float">
            <text:p>-5.1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96045" calcext:value-type="float">
            <text:p>0.696045</text:p>
          </table:table-cell>
          <table:table-cell office:value-type="float" office:value="-5.05511" calcext:value-type="float">
            <text:p>-5.05511</text:p>
          </table:table-cell>
        </table:table-row>
        <table:table-row table:style-name="ro1">
          <table:table-cell office:value-type="float" office:value="0.0438709" calcext:value-type="float">
            <text:p>0.0438709</text:p>
          </table:table-cell>
          <table:table-cell office:value-type="float" office:value="-5.49983" calcext:value-type="float">
            <text:p>-5.49983</text:p>
          </table:table-cell>
          <table:table-cell/>
          <table:table-cell office:value-type="float" office:value="0.634922" calcext:value-type="float">
            <text:p>0.634922</text:p>
          </table:table-cell>
          <table:table-cell office:value-type="float" office:value="-4.52891" calcext:value-type="float">
            <text:p>-4.52891</text:p>
          </table:table-cell>
        </table:table-row>
        <table:table-row table:style-name="ro1">
          <table:table-cell office:value-type="float" office:value="0.053995" calcext:value-type="float">
            <text:p>0.053995</text:p>
          </table:table-cell>
          <table:table-cell office:value-type="float" office:value="-5.49973" calcext:value-type="float">
            <text:p>-5.49973</text:p>
          </table:table-cell>
          <table:table-cell/>
          <table:table-cell office:value-type="float" office:value="0.619239" calcext:value-type="float">
            <text:p>0.619239</text:p>
          </table:table-cell>
          <table:table-cell office:value-type="float" office:value="-4.39741" calcext:value-type="float">
            <text:p>-4.39741</text:p>
          </table:table-cell>
        </table:table-row>
        <table:table-row table:style-name="ro1">
          <table:table-cell office:value-type="float" office:value="0.627043" calcext:value-type="float">
            <text:p>0.627043</text:p>
          </table:table-cell>
          <table:table-cell office:value-type="float" office:value="-4.0888" calcext:value-type="float">
            <text:p>-4.0888</text:p>
          </table:table-cell>
          <table:table-cell/>
          <table:table-cell office:value-type="float" office:value="0.591894" calcext:value-type="float">
            <text:p>0.591894</text:p>
          </table:table-cell>
          <table:table-cell office:value-type="float" office:value="-4.1298" calcext:value-type="float">
            <text:p>-4.1298</text:p>
          </table:table-cell>
        </table:table-row>
        <table:table-row table:style-name="ro1">
          <table:table-cell office:value-type="float" office:value="0.634644" calcext:value-type="float">
            <text:p>0.634644</text:p>
          </table:table-cell>
          <table:table-cell office:value-type="float" office:value="-4.07164" calcext:value-type="float">
            <text:p>-4.07164</text:p>
          </table:table-cell>
          <table:table-cell/>
          <table:table-cell office:value-type="float" office:value="0.598634" calcext:value-type="float">
            <text:p>0.598634</text:p>
          </table:table-cell>
          <table:table-cell office:value-type="float" office:value="-4.12277" calcext:value-type="float">
            <text:p>-4.12277</text:p>
          </table:table-cell>
        </table:table-row>
        <table:table-row table:style-name="ro1">
          <table:table-cell office:value-type="float" office:value="0.640221" calcext:value-type="float">
            <text:p>0.640221</text:p>
          </table:table-cell>
          <table:table-cell office:value-type="float" office:value="-4.05831" calcext:value-type="float">
            <text:p>-4.05831</text:p>
          </table:table-cell>
          <table:table-cell/>
          <table:table-cell office:value-type="float" office:value="0.605348" calcext:value-type="float">
            <text:p>0.605348</text:p>
          </table:table-cell>
          <table:table-cell office:value-type="float" office:value="-4.11572" calcext:value-type="float">
            <text:p>-4.11572</text:p>
          </table:table-cell>
        </table:table-row>
        <table:table-row table:style-name="ro1">
          <table:table-cell office:value-type="float" office:value="0.645751" calcext:value-type="float">
            <text:p>0.645751</text:p>
          </table:table-cell>
          <table:table-cell office:value-type="float" office:value="-4.04498" calcext:value-type="float">
            <text:p>-4.04498</text:p>
          </table:table-cell>
          <table:table-cell/>
          <table:table-cell office:value-type="float" office:value="0.612785" calcext:value-type="float">
            <text:p>0.612785</text:p>
          </table:table-cell>
          <table:table-cell office:value-type="float" office:value="-4.09642" calcext:value-type="float">
            <text:p>-4.09642</text:p>
          </table:table-cell>
        </table:table-row>
        <table:table-row table:style-name="ro1">
          <table:table-cell office:value-type="float" office:value="0.653692" calcext:value-type="float">
            <text:p>0.653692</text:p>
          </table:table-cell>
          <table:table-cell office:value-type="float" office:value="-4.03114" calcext:value-type="float">
            <text:p>-4.03114</text:p>
          </table:table-cell>
          <table:table-cell/>
          <table:table-cell office:value-type="float" office:value="0.614259" calcext:value-type="float">
            <text:p>0.614259</text:p>
          </table:table-cell>
          <table:table-cell office:value-type="float" office:value="-4.08912" calcext:value-type="float">
            <text:p>-4.08912</text:p>
          </table:table-cell>
        </table:table-row>
        <table:table-row table:style-name="ro1">
          <table:table-cell office:value-type="float" office:value="0.666466" calcext:value-type="float">
            <text:p>0.666466</text:p>
          </table:table-cell>
          <table:table-cell office:value-type="float" office:value="-4.01628" calcext:value-type="float">
            <text:p>-4.01628</text:p>
          </table:table-cell>
          <table:table-cell/>
          <table:table-cell office:value-type="float" office:value="0.61718" calcext:value-type="float">
            <text:p>0.61718</text:p>
          </table:table-cell>
          <table:table-cell office:value-type="float" office:value="-4.07452" calcext:value-type="float">
            <text:p>-4.07452</text:p>
          </table:table-cell>
        </table:table-row>
        <table:table-row table:style-name="ro1">
          <table:table-cell office:value-type="float" office:value="0.672534" calcext:value-type="float">
            <text:p>0.672534</text:p>
          </table:table-cell>
          <table:table-cell office:value-type="float" office:value="-3.99215" calcext:value-type="float">
            <text:p>-3.99215</text:p>
          </table:table-cell>
          <table:table-cell/>
          <table:table-cell office:value-type="float" office:value="0.620066" calcext:value-type="float">
            <text:p>0.620066</text:p>
          </table:table-cell>
          <table:table-cell office:value-type="float" office:value="-4.05992" calcext:value-type="float">
            <text:p>-4.05992</text:p>
          </table:table-cell>
        </table:table-row>
        <table:table-row table:style-name="ro1">
          <table:table-cell office:value-type="float" office:value="0.67432" calcext:value-type="float">
            <text:p>0.67432</text:p>
          </table:table-cell>
          <table:table-cell office:value-type="float" office:value="-3.97298" calcext:value-type="float">
            <text:p>-3.97298</text:p>
          </table:table-cell>
          <table:table-cell/>
          <table:table-cell office:value-type="float" office:value="0.621495" calcext:value-type="float">
            <text:p>0.621495</text:p>
          </table:table-cell>
          <table:table-cell office:value-type="float" office:value="-4.05262" calcext:value-type="float">
            <text:p>-4.05262</text:p>
          </table:table-cell>
        </table:table-row>
        <table:table-row table:style-name="ro1">
          <table:table-cell office:value-type="float" office:value="0.67606" calcext:value-type="float">
            <text:p>0.67606</text:p>
          </table:table-cell>
          <table:table-cell office:value-type="float" office:value="-3.95382" calcext:value-type="float">
            <text:p>-3.95382</text:p>
          </table:table-cell>
          <table:table-cell/>
          <table:table-cell office:value-type="float" office:value="0.629099" calcext:value-type="float">
            <text:p>0.629099</text:p>
          </table:table-cell>
          <table:table-cell office:value-type="float" office:value="-4.03607" calcext:value-type="float">
            <text:p>-4.03607</text:p>
          </table:table-cell>
        </table:table-row>
        <table:table-row table:style-name="ro1">
          <table:table-cell office:value-type="float" office:value="0.676913" calcext:value-type="float">
            <text:p>0.676913</text:p>
          </table:table-cell>
          <table:table-cell office:value-type="float" office:value="-3.94424" calcext:value-type="float">
            <text:p>-3.94424</text:p>
          </table:table-cell>
          <table:table-cell/>
          <table:table-cell office:value-type="float" office:value="0.636247" calcext:value-type="float">
            <text:p>0.636247</text:p>
          </table:table-cell>
          <table:table-cell office:value-type="float" office:value="-4.03312" calcext:value-type="float">
            <text:p>-4.03312</text:p>
          </table:table-cell>
        </table:table-row>
        <table:table-row table:style-name="ro1">
          <table:table-cell office:value-type="float" office:value="0.677754" calcext:value-type="float">
            <text:p>0.677754</text:p>
          </table:table-cell>
          <table:table-cell office:value-type="float" office:value="-3.93465" calcext:value-type="float">
            <text:p>-3.93465</text:p>
          </table:table-cell>
          <table:table-cell/>
          <table:table-cell office:value-type="float" office:value="0.641008" calcext:value-type="float">
            <text:p>0.641008</text:p>
          </table:table-cell>
          <table:table-cell office:value-type="float" office:value="-4.03115" calcext:value-type="float">
            <text:p>-4.03115</text:p>
          </table:table-cell>
        </table:table-row>
        <table:table-row table:style-name="ro1">
          <table:table-cell office:value-type="float" office:value="0.683862" calcext:value-type="float">
            <text:p>0.683862</text:p>
          </table:table-cell>
          <table:table-cell office:value-type="float" office:value="-3.91269" calcext:value-type="float">
            <text:p>-3.91269</text:p>
          </table:table-cell>
          <table:table-cell/>
          <table:table-cell office:value-type="float" office:value="0.643387" calcext:value-type="float">
            <text:p>0.643387</text:p>
          </table:table-cell>
          <table:table-cell office:value-type="float" office:value="-4.03017" calcext:value-type="float">
            <text:p>-4.03017</text:p>
          </table:table-cell>
        </table:table-row>
        <table:table-row table:style-name="ro1">
          <table:table-cell office:value-type="float" office:value="0.697208" calcext:value-type="float">
            <text:p>0.697208</text:p>
          </table:table-cell>
          <table:table-cell office:value-type="float" office:value="-3.90424" calcext:value-type="float">
            <text:p>-3.90424</text:p>
          </table:table-cell>
          <table:table-cell/>
          <table:table-cell office:value-type="float" office:value="0.653084" calcext:value-type="float">
            <text:p>0.653084</text:p>
          </table:table-cell>
          <table:table-cell office:value-type="float" office:value="-4.02739" calcext:value-type="float">
            <text:p>-4.02739</text:p>
          </table:table-cell>
        </table:table-row>
        <table:table-row table:style-name="ro1">
          <table:table-cell office:value-type="float" office:value="0.704614" calcext:value-type="float">
            <text:p>0.704614</text:p>
          </table:table-cell>
          <table:table-cell office:value-type="float" office:value="-3.89051" calcext:value-type="float">
            <text:p>-3.89051</text:p>
          </table:table-cell>
          <table:table-cell/>
          <table:table-cell office:value-type="float" office:value="0.667907" calcext:value-type="float">
            <text:p>0.667907</text:p>
          </table:table-cell>
          <table:table-cell office:value-type="float" office:value="-4.02496" calcext:value-type="float">
            <text:p>-4.02496</text:p>
          </table:table-cell>
        </table:table-row>
        <table:table-row table:style-name="ro1">
          <table:table-cell office:value-type="float" office:value="0.713368" calcext:value-type="float">
            <text:p>0.713368</text:p>
          </table:table-cell>
          <table:table-cell office:value-type="float" office:value="-3.8578" calcext:value-type="float">
            <text:p>-3.8578</text:p>
          </table:table-cell>
          <table:table-cell/>
          <table:table-cell office:value-type="float" office:value="0.676056" calcext:value-type="float">
            <text:p>0.676056</text:p>
          </table:table-cell>
          <table:table-cell office:value-type="float" office:value="-4.01305" calcext:value-type="float">
            <text:p>-4.01305</text:p>
          </table:table-cell>
        </table:table-row>
        <table:table-row table:style-name="ro1">
          <table:table-cell office:value-type="float" office:value="0.720955" calcext:value-type="float">
            <text:p>0.720955</text:p>
          </table:table-cell>
          <table:table-cell office:value-type="float" office:value="-3.84601" calcext:value-type="float">
            <text:p>-3.84601</text:p>
          </table:table-cell>
          <table:table-cell/>
          <table:table-cell office:value-type="float" office:value="0.680822" calcext:value-type="float">
            <text:p>0.680822</text:p>
          </table:table-cell>
          <table:table-cell office:value-type="float" office:value="-3.99642" calcext:value-type="float">
            <text:p>-3.99642</text:p>
          </table:table-cell>
        </table:table-row>
        <table:table-row table:style-name="ro1">
          <table:table-cell office:value-type="float" office:value="0.758678" calcext:value-type="float">
            <text:p>0.758678</text:p>
          </table:table-cell>
          <table:table-cell office:value-type="float" office:value="-3.83875" calcext:value-type="float">
            <text:p>-3.83875</text:p>
          </table:table-cell>
          <table:table-cell/>
          <table:table-cell office:value-type="float" office:value="0.683966" calcext:value-type="float">
            <text:p>0.683966</text:p>
          </table:table-cell>
          <table:table-cell office:value-type="float" office:value="-3.98533" calcext:value-type="float">
            <text:p>-3.98533</text:p>
          </table:table-cell>
        </table:table-row>
        <table:table-row table:style-name="ro1">
          <table:table-cell office:value-type="float" office:value="0.765821" calcext:value-type="float">
            <text:p>0.765821</text:p>
          </table:table-cell>
          <table:table-cell office:value-type="float" office:value="-3.8255" calcext:value-type="float">
            <text:p>-3.8255</text:p>
          </table:table-cell>
          <table:table-cell/>
          <table:table-cell office:value-type="float" office:value="0.685529" calcext:value-type="float">
            <text:p>0.685529</text:p>
          </table:table-cell>
          <table:table-cell office:value-type="float" office:value="-3.97979" calcext:value-type="float">
            <text:p>-3.97979</text:p>
          </table:table-cell>
        </table:table-row>
        <table:table-row table:style-name="ro1">
          <table:table-cell office:value-type="float" office:value="0.772942" calcext:value-type="float">
            <text:p>0.772942</text:p>
          </table:table-cell>
          <table:table-cell office:value-type="float" office:value="-3.78856" calcext:value-type="float">
            <text:p>-3.78856</text:p>
          </table:table-cell>
          <table:table-cell/>
          <table:table-cell office:value-type="float" office:value="0.691335" calcext:value-type="float">
            <text:p>0.691335</text:p>
          </table:table-cell>
          <table:table-cell office:value-type="float" office:value="-3.95544" calcext:value-type="float">
            <text:p>-3.95544</text:p>
          </table:table-cell>
        </table:table-row>
        <table:table-row table:style-name="ro1">
          <table:table-cell office:value-type="float" office:value="0.779204" calcext:value-type="float">
            <text:p>0.779204</text:p>
          </table:table-cell>
          <table:table-cell office:value-type="float" office:value="-3.77196" calcext:value-type="float">
            <text:p>-3.77196</text:p>
          </table:table-cell>
          <table:table-cell/>
          <table:table-cell office:value-type="float" office:value="0.692673" calcext:value-type="float">
            <text:p>0.692673</text:p>
          </table:table-cell>
          <table:table-cell office:value-type="float" office:value="-3.94881" calcext:value-type="float">
            <text:p>-3.94881</text:p>
          </table:table-cell>
        </table:table-row>
        <table:table-row table:style-name="ro1">
          <table:table-cell office:value-type="float" office:value="0.790985" calcext:value-type="float">
            <text:p>0.790985</text:p>
          </table:table-cell>
          <table:table-cell office:value-type="float" office:value="-3.75908" calcext:value-type="float">
            <text:p>-3.75908</text:p>
          </table:table-cell>
          <table:table-cell/>
          <table:table-cell office:value-type="float" office:value="0.699247" calcext:value-type="float">
            <text:p>0.699247</text:p>
          </table:table-cell>
          <table:table-cell office:value-type="float" office:value="-3.91565" calcext:value-type="float">
            <text:p>-3.91565</text:p>
          </table:table-cell>
        </table:table-row>
        <table:table-row table:style-name="ro1">
          <table:table-cell office:value-type="float" office:value="0.797917" calcext:value-type="float">
            <text:p>0.797917</text:p>
          </table:table-cell>
          <table:table-cell office:value-type="float" office:value="-3.74637" calcext:value-type="float">
            <text:p>-3.74637</text:p>
          </table:table-cell>
          <table:table-cell/>
          <table:table-cell office:value-type="float" office:value="0.705006" calcext:value-type="float">
            <text:p>0.705006</text:p>
          </table:table-cell>
          <table:table-cell office:value-type="float" office:value="-3.89267" calcext:value-type="float">
            <text:p>-3.89267</text:p>
          </table:table-cell>
        </table:table-row>
        <table:table-row table:style-name="ro1">
          <table:table-cell office:value-type="float" office:value="0.806873" calcext:value-type="float">
            <text:p>0.806873</text:p>
          </table:table-cell>
          <table:table-cell office:value-type="float" office:value="-3.72113" calcext:value-type="float">
            <text:p>-3.72113</text:p>
          </table:table-cell>
          <table:table-cell/>
          <table:table-cell office:value-type="float" office:value="0.714423" calcext:value-type="float">
            <text:p>0.714423</text:p>
          </table:table-cell>
          <table:table-cell office:value-type="float" office:value="-3.8635" calcext:value-type="float">
            <text:p>-3.8635</text:p>
          </table:table-cell>
        </table:table-row>
        <table:table-row table:style-name="ro1">
          <table:table-cell office:value-type="float" office:value="0.813774" calcext:value-type="float">
            <text:p>0.813774</text:p>
          </table:table-cell>
          <table:table-cell office:value-type="float" office:value="-3.70898" calcext:value-type="float">
            <text:p>-3.70898</text:p>
          </table:table-cell>
          <table:table-cell/>
          <table:table-cell office:value-type="float" office:value="0.720697" calcext:value-type="float">
            <text:p>0.720697</text:p>
          </table:table-cell>
          <table:table-cell office:value-type="float" office:value="-3.84463" calcext:value-type="float">
            <text:p>-3.84463</text:p>
          </table:table-cell>
        </table:table-row>
        <table:table-row table:style-name="ro1">
          <table:table-cell office:value-type="float" office:value="0.825593" calcext:value-type="float">
            <text:p>0.825593</text:p>
          </table:table-cell>
          <table:table-cell office:value-type="float" office:value="-3.69776" calcext:value-type="float">
            <text:p>-3.69776</text:p>
          </table:table-cell>
          <table:table-cell/>
          <table:table-cell office:value-type="float" office:value="0.730112" calcext:value-type="float">
            <text:p>0.730112</text:p>
          </table:table-cell>
          <table:table-cell office:value-type="float" office:value="-3.8172" calcext:value-type="float">
            <text:p>-3.8172</text:p>
          </table:table-cell>
        </table:table-row>
        <table:table-row table:style-name="ro1">
          <table:table-cell office:value-type="float" office:value="0.83405" calcext:value-type="float">
            <text:p>0.83405</text:p>
          </table:table-cell>
          <table:table-cell office:value-type="float" office:value="-3.69299" calcext:value-type="float">
            <text:p>-3.69299</text:p>
          </table:table-cell>
          <table:table-cell/>
          <table:table-cell office:value-type="float" office:value="0.736625" calcext:value-type="float">
            <text:p>0.736625</text:p>
          </table:table-cell>
          <table:table-cell office:value-type="float" office:value="-3.80067" calcext:value-type="float">
            <text:p>-3.80067</text:p>
          </table:table-cell>
        </table:table-row>
        <table:table-row table:style-name="ro1">
          <table:table-cell office:value-type="float" office:value="0.870265" calcext:value-type="float">
            <text:p>0.870265</text:p>
          </table:table-cell>
          <table:table-cell office:value-type="float" office:value="-3.68462" calcext:value-type="float">
            <text:p>-3.68462</text:p>
          </table:table-cell>
          <table:table-cell/>
          <table:table-cell office:value-type="float" office:value="0.741718" calcext:value-type="float">
            <text:p>0.741718</text:p>
          </table:table-cell>
          <table:table-cell office:value-type="float" office:value="-3.7896" calcext:value-type="float">
            <text:p>-3.7896</text:p>
          </table:table-cell>
        </table:table-row>
        <table:table-row table:style-name="ro1">
          <table:table-cell office:value-type="float" office:value="0.879863" calcext:value-type="float">
            <text:p>0.879863</text:p>
          </table:table-cell>
          <table:table-cell office:value-type="float" office:value="-3.68481" calcext:value-type="float">
            <text:p>-3.68481</text:p>
          </table:table-cell>
          <table:table-cell/>
          <table:table-cell office:value-type="float" office:value="0.746773" calcext:value-type="float">
            <text:p>0.746773</text:p>
          </table:table-cell>
          <table:table-cell office:value-type="float" office:value="-3.77851" calcext:value-type="float">
            <text:p>-3.77851</text:p>
          </table:table-cell>
        </table:table-row>
        <table:table-row table:style-name="ro1">
          <table:table-cell office:value-type="float" office:value="0.887487" calcext:value-type="float">
            <text:p>0.887487</text:p>
          </table:table-cell>
          <table:table-cell office:value-type="float" office:value="-3.68668" calcext:value-type="float">
            <text:p>-3.68668</text:p>
          </table:table-cell>
          <table:table-cell/>
          <table:table-cell office:value-type="float" office:value="0.754632" calcext:value-type="float">
            <text:p>0.754632</text:p>
          </table:table-cell>
          <table:table-cell office:value-type="float" office:value="-3.76961" calcext:value-type="float">
            <text:p>-3.76961</text:p>
          </table:table-cell>
        </table:table-row>
        <table:table-row table:style-name="ro1">
          <table:table-cell office:value-type="float" office:value="0.895121" calcext:value-type="float">
            <text:p>0.895121</text:p>
          </table:table-cell>
          <table:table-cell office:value-type="float" office:value="-3.68854" calcext:value-type="float">
            <text:p>-3.68854</text:p>
          </table:table-cell>
          <table:table-cell/>
          <table:table-cell office:value-type="float" office:value="0.768145" calcext:value-type="float">
            <text:p>0.768145</text:p>
          </table:table-cell>
          <table:table-cell office:value-type="float" office:value="-3.76504" calcext:value-type="float">
            <text:p>-3.76504</text:p>
          </table:table-cell>
        </table:table-row>
        <table:table-row table:style-name="ro1">
          <table:table-cell office:value-type="float" office:value="0.905077" calcext:value-type="float">
            <text:p>0.905077</text:p>
          </table:table-cell>
          <table:table-cell office:value-type="float" office:value="-3.69002" calcext:value-type="float">
            <text:p>-3.69002</text:p>
          </table:table-cell>
          <table:table-cell/>
          <table:table-cell office:value-type="float" office:value="0.77536" calcext:value-type="float">
            <text:p>0.77536</text:p>
          </table:table-cell>
          <table:table-cell office:value-type="float" office:value="-3.75335" calcext:value-type="float">
            <text:p>-3.75335</text:p>
          </table:table-cell>
        </table:table-row>
        <table:table-row table:style-name="ro1">
          <table:table-cell office:value-type="float" office:value="0.919671" calcext:value-type="float">
            <text:p>0.919671</text:p>
          </table:table-cell>
          <table:table-cell office:value-type="float" office:value="-3.69074" calcext:value-type="float">
            <text:p>-3.69074</text:p>
          </table:table-cell>
          <table:table-cell/>
          <table:table-cell office:value-type="float" office:value="0.783366" calcext:value-type="float">
            <text:p>0.783366</text:p>
          </table:table-cell>
          <table:table-cell office:value-type="float" office:value="-3.72287" calcext:value-type="float">
            <text:p>-3.72287</text:p>
          </table:table-cell>
        </table:table-row>
        <table:table-row table:style-name="ro1">
          <table:table-cell office:value-type="float" office:value="0.929801" calcext:value-type="float">
            <text:p>0.929801</text:p>
          </table:table-cell>
          <table:table-cell office:value-type="float" office:value="-3.69274" calcext:value-type="float">
            <text:p>-3.69274</text:p>
          </table:table-cell>
          <table:table-cell/>
          <table:table-cell office:value-type="float" office:value="0.789876" calcext:value-type="float">
            <text:p>0.789876</text:p>
          </table:table-cell>
          <table:table-cell office:value-type="float" office:value="-3.70862" calcext:value-type="float">
            <text:p>-3.70862</text:p>
          </table:table-cell>
        </table:table-row>
        <table:table-row table:style-name="ro1">
          <table:table-cell office:value-type="float" office:value="0.942979" calcext:value-type="float">
            <text:p>0.942979</text:p>
          </table:table-cell>
          <table:table-cell office:value-type="float" office:value="-3.69714" calcext:value-type="float">
            <text:p>-3.69714</text:p>
          </table:table-cell>
          <table:table-cell/>
          <table:table-cell office:value-type="float" office:value="0.791818" calcext:value-type="float">
            <text:p>0.791818</text:p>
          </table:table-cell>
          <table:table-cell office:value-type="float" office:value="-3.70657" calcext:value-type="float">
            <text:p>-3.70657</text:p>
          </table:table-cell>
        </table:table-row>
        <table:table-row table:style-name="ro1">
          <table:table-cell office:value-type="float" office:value="0.945619" calcext:value-type="float">
            <text:p>0.945619</text:p>
          </table:table-cell>
          <table:table-cell office:value-type="float" office:value="-3.69801" calcext:value-type="float">
            <text:p>-3.69801</text:p>
          </table:table-cell>
          <table:table-cell/>
          <table:table-cell office:value-type="float" office:value="0.80149" calcext:value-type="float">
            <text:p>0.80149</text:p>
          </table:table-cell>
          <table:table-cell office:value-type="float" office:value="-3.6963" calcext:value-type="float">
            <text:p>-3.6963</text:p>
          </table:table-cell>
        </table:table-row>
        <table:table-row table:style-name="ro1">
          <table:table-cell office:value-type="float" office:value="0.956444" calcext:value-type="float">
            <text:p>0.956444</text:p>
          </table:table-cell>
          <table:table-cell office:value-type="float" office:value="-3.70246" calcext:value-type="float">
            <text:p>-3.70246</text:p>
          </table:table-cell>
          <table:table-cell/>
          <table:table-cell office:value-type="float" office:value="0.809874" calcext:value-type="float">
            <text:p>0.809874</text:p>
          </table:table-cell>
          <table:table-cell office:value-type="float" office:value="-3.6912" calcext:value-type="float">
            <text:p>-3.6912</text:p>
          </table:table-cell>
        </table:table-row>
        <table:table-row table:style-name="ro1">
          <table:table-cell office:value-type="float" office:value="0.959216" calcext:value-type="float">
            <text:p>0.959216</text:p>
          </table:table-cell>
          <table:table-cell office:value-type="float" office:value="-3.70381" calcext:value-type="float">
            <text:p>-3.70381</text:p>
          </table:table-cell>
          <table:table-cell/>
          <table:table-cell office:value-type="float" office:value="0.823458" calcext:value-type="float">
            <text:p>0.823458</text:p>
          </table:table-cell>
          <table:table-cell office:value-type="float" office:value="-3.68819" calcext:value-type="float">
            <text:p>-3.68819</text:p>
          </table:table-cell>
        </table:table-row>
        <table:table-row table:style-name="ro1">
          <table:table-cell office:value-type="float" office:value="0.970329" calcext:value-type="float">
            <text:p>0.970329</text:p>
          </table:table-cell>
          <table:table-cell office:value-type="float" office:value="-3.70918" calcext:value-type="float">
            <text:p>-3.70918</text:p>
          </table:table-cell>
          <table:table-cell/>
          <table:table-cell office:value-type="float" office:value="0.832023" calcext:value-type="float">
            <text:p>0.832023</text:p>
          </table:table-cell>
          <table:table-cell office:value-type="float" office:value="-3.68401" calcext:value-type="float">
            <text:p>-3.68401</text:p>
          </table:table-cell>
        </table:table-row>
        <table:table-row table:style-name="ro1">
          <table:table-cell office:value-type="float" office:value="0.973112" calcext:value-type="float">
            <text:p>0.973112</text:p>
          </table:table-cell>
          <table:table-cell office:value-type="float" office:value="-3.71052" calcext:value-type="float">
            <text:p>-3.71052</text:p>
          </table:table-cell>
          <table:table-cell/>
          <table:table-cell office:value-type="float" office:value="0.83807" calcext:value-type="float">
            <text:p>0.83807</text:p>
          </table:table-cell>
          <table:table-cell office:value-type="float" office:value="-3.67926" calcext:value-type="float">
            <text:p>-3.67926</text:p>
          </table:table-cell>
        </table:table-row>
        <table:table-row table:style-name="ro1">
          <table:table-cell office:value-type="float" office:value="0.983701" calcext:value-type="float">
            <text:p>0.983701</text:p>
          </table:table-cell>
          <table:table-cell office:value-type="float" office:value="-3.71373" calcext:value-type="float">
            <text:p>-3.71373</text:p>
          </table:table-cell>
          <table:table-cell/>
          <table:table-cell office:value-type="float" office:value="0.844102" calcext:value-type="float">
            <text:p>0.844102</text:p>
          </table:table-cell>
          <table:table-cell office:value-type="float" office:value="-3.67449" calcext:value-type="float">
            <text:p>-3.67449</text:p>
          </table:table-cell>
        </table:table-row>
        <table:table-row table:style-name="ro1">
          <table:table-cell office:value-type="float" office:value="0.98621" calcext:value-type="float">
            <text:p>0.98621</text:p>
          </table:table-cell>
          <table:table-cell office:value-type="float" office:value="-3.71399" calcext:value-type="float">
            <text:p>-3.71399</text:p>
          </table:table-cell>
          <table:table-cell/>
          <table:table-cell office:value-type="float" office:value="0.852621" calcext:value-type="float">
            <text:p>0.852621</text:p>
          </table:table-cell>
          <table:table-cell office:value-type="float" office:value="-3.67027" calcext:value-type="float">
            <text:p>-3.67027</text:p>
          </table:table-cell>
        </table:table-row>
        <table:table-row table:style-name="ro1">
          <table:table-cell office:value-type="float" office:value="0.998768" calcext:value-type="float">
            <text:p>0.998768</text:p>
          </table:table-cell>
          <table:table-cell office:value-type="float" office:value="-3.71529" calcext:value-type="float">
            <text:p>-3.71529</text:p>
          </table:table-cell>
          <table:table-cell/>
          <table:table-cell office:value-type="float" office:value="0.866127" calcext:value-type="float">
            <text:p>0.866127</text:p>
          </table:table-cell>
          <table:table-cell office:value-type="float" office:value="-3.6671" calcext:value-type="float">
            <text:p>-3.6671</text:p>
          </table:table-cell>
        </table:table-row>
        <table:table-row table:style-name="ro1">
          <table:table-cell office:value-type="float" office:value="1.00946" calcext:value-type="float">
            <text:p>1.00946</text:p>
          </table:table-cell>
          <table:table-cell office:value-type="float" office:value="-3.71862" calcext:value-type="float">
            <text:p>-3.71862</text:p>
          </table:table-cell>
          <table:table-cell/>
          <table:table-cell office:value-type="float" office:value="0.876379" calcext:value-type="float">
            <text:p>0.876379</text:p>
          </table:table-cell>
          <table:table-cell office:value-type="float" office:value="-3.67022" calcext:value-type="float">
            <text:p>-3.67022</text:p>
          </table:table-cell>
        </table:table-row>
        <table:table-row table:style-name="ro1">
          <table:table-cell office:value-type="float" office:value="1.02648" calcext:value-type="float">
            <text:p>1.02648</text:p>
          </table:table-cell>
          <table:table-cell office:value-type="float" office:value="-3.72703" calcext:value-type="float">
            <text:p>-3.72703</text:p>
          </table:table-cell>
          <table:table-cell/>
          <table:table-cell office:value-type="float" office:value="0.887919" calcext:value-type="float">
            <text:p>0.887919</text:p>
          </table:table-cell>
          <table:table-cell office:value-type="float" office:value="-3.67856" calcext:value-type="float">
            <text:p>-3.67856</text:p>
          </table:table-cell>
        </table:table-row>
        <table:table-row table:style-name="ro1">
          <table:table-cell office:value-type="float" office:value="1.03809" calcext:value-type="float">
            <text:p>1.03809</text:p>
          </table:table-cell>
          <table:table-cell office:value-type="float" office:value="-3.73336" calcext:value-type="float">
            <text:p>-3.73336</text:p>
          </table:table-cell>
          <table:table-cell/>
          <table:table-cell office:value-type="float" office:value="0.890811" calcext:value-type="float">
            <text:p>0.890811</text:p>
          </table:table-cell>
          <table:table-cell office:value-type="float" office:value="-3.68063" calcext:value-type="float">
            <text:p>-3.68063</text:p>
          </table:table-cell>
        </table:table-row>
        <table:table-row table:style-name="ro1">
          <table:table-cell office:value-type="float" office:value="1.04106" calcext:value-type="float">
            <text:p>1.04106</text:p>
          </table:table-cell>
          <table:table-cell office:value-type="float" office:value="-3.73513" calcext:value-type="float">
            <text:p>-3.73513</text:p>
          </table:table-cell>
          <table:table-cell/>
          <table:table-cell office:value-type="float" office:value="0.893706" calcext:value-type="float">
            <text:p>0.893706</text:p>
          </table:table-cell>
          <table:table-cell office:value-type="float" office:value="-3.68271" calcext:value-type="float">
            <text:p>-3.68271</text:p>
          </table:table-cell>
        </table:table-row>
        <table:table-row table:style-name="ro1">
          <table:table-cell office:value-type="float" office:value="1.04699" calcext:value-type="float">
            <text:p>1.04699</text:p>
          </table:table-cell>
          <table:table-cell office:value-type="float" office:value="-3.73867" calcext:value-type="float">
            <text:p>-3.73867</text:p>
          </table:table-cell>
          <table:table-cell/>
          <table:table-cell office:value-type="float" office:value="0.904791" calcext:value-type="float">
            <text:p>0.904791</text:p>
          </table:table-cell>
          <table:table-cell office:value-type="float" office:value="-3.68886" calcext:value-type="float">
            <text:p>-3.68886</text:p>
          </table:table-cell>
        </table:table-row>
        <table:table-row table:style-name="ro1">
          <table:table-cell office:value-type="float" office:value="1.05293" calcext:value-type="float">
            <text:p>1.05293</text:p>
          </table:table-cell>
          <table:table-cell office:value-type="float" office:value="-3.74219" calcext:value-type="float">
            <text:p>-3.74219</text:p>
          </table:table-cell>
          <table:table-cell/>
          <table:table-cell office:value-type="float" office:value="0.920686" calcext:value-type="float">
            <text:p>0.920686</text:p>
          </table:table-cell>
          <table:table-cell office:value-type="float" office:value="-3.69482" calcext:value-type="float">
            <text:p>-3.69482</text:p>
          </table:table-cell>
        </table:table-row>
        <table:table-row table:style-name="ro1">
          <table:table-cell office:value-type="float" office:value="1.0559" calcext:value-type="float">
            <text:p>1.0559</text:p>
          </table:table-cell>
          <table:table-cell office:value-type="float" office:value="-3.74395" calcext:value-type="float">
            <text:p>-3.74395</text:p>
          </table:table-cell>
          <table:table-cell/>
          <table:table-cell office:value-type="float" office:value="0.930582" calcext:value-type="float">
            <text:p>0.930582</text:p>
          </table:table-cell>
          <table:table-cell office:value-type="float" office:value="-3.69584" calcext:value-type="float">
            <text:p>-3.69584</text:p>
          </table:table-cell>
        </table:table-row>
        <table:table-row table:style-name="ro1">
          <table:table-cell office:value-type="float" office:value="1.06722" calcext:value-type="float">
            <text:p>1.06722</text:p>
          </table:table-cell>
          <table:table-cell office:value-type="float" office:value="-3.74885" calcext:value-type="float">
            <text:p>-3.74885</text:p>
          </table:table-cell>
          <table:table-cell/>
          <table:table-cell office:value-type="float" office:value="0.932874" calcext:value-type="float">
            <text:p>0.932874</text:p>
          </table:table-cell>
          <table:table-cell office:value-type="float" office:value="-3.69537" calcext:value-type="float">
            <text:p>-3.69537</text:p>
          </table:table-cell>
        </table:table-row>
        <table:table-row table:style-name="ro1">
          <table:table-cell office:value-type="float" office:value="1.08335" calcext:value-type="float">
            <text:p>1.08335</text:p>
          </table:table-cell>
          <table:table-cell office:value-type="float" office:value="-3.75297" calcext:value-type="float">
            <text:p>-3.75297</text:p>
          </table:table-cell>
          <table:table-cell/>
          <table:table-cell office:value-type="float" office:value="0.94204" calcext:value-type="float">
            <text:p>0.94204</text:p>
          </table:table-cell>
          <table:table-cell office:value-type="float" office:value="-3.69346" calcext:value-type="float">
            <text:p>-3.69346</text:p>
          </table:table-cell>
        </table:table-row>
        <table:table-row table:style-name="ro1">
          <table:table-cell office:value-type="float" office:value="1.09586" calcext:value-type="float">
            <text:p>1.09586</text:p>
          </table:table-cell>
          <table:table-cell office:value-type="float" office:value="-3.76162" calcext:value-type="float">
            <text:p>-3.76162</text:p>
          </table:table-cell>
          <table:table-cell/>
          <table:table-cell office:value-type="float" office:value="0.944331" calcext:value-type="float">
            <text:p>0.944331</text:p>
          </table:table-cell>
          <table:table-cell office:value-type="float" office:value="-3.69297" calcext:value-type="float">
            <text:p>-3.69297</text:p>
          </table:table-cell>
        </table:table-row>
        <table:table-row table:style-name="ro1">
          <table:table-cell office:value-type="float" office:value="1.10658" calcext:value-type="float">
            <text:p>1.10658</text:p>
          </table:table-cell>
          <table:table-cell office:value-type="float" office:value="-3.77256" calcext:value-type="float">
            <text:p>-3.77256</text:p>
          </table:table-cell>
          <table:table-cell/>
          <table:table-cell office:value-type="float" office:value="0.955393" calcext:value-type="float">
            <text:p>0.955393</text:p>
          </table:table-cell>
          <table:table-cell office:value-type="float" office:value="-3.69839" calcext:value-type="float">
            <text:p>-3.69839</text:p>
          </table:table-cell>
        </table:table-row>
        <table:table-row table:style-name="ro1">
          <table:table-cell office:value-type="float" office:value="1.11735" calcext:value-type="float">
            <text:p>1.11735</text:p>
          </table:table-cell>
          <table:table-cell office:value-type="float" office:value="-3.78346" calcext:value-type="float">
            <text:p>-3.78346</text:p>
          </table:table-cell>
          <table:table-cell/>
          <table:table-cell office:value-type="float" office:value="0.95864" calcext:value-type="float">
            <text:p>0.95864</text:p>
          </table:table-cell>
          <table:table-cell office:value-type="float" office:value="-3.70158" calcext:value-type="float">
            <text:p>-3.70158</text:p>
          </table:table-cell>
        </table:table-row>
        <table:table-row table:style-name="ro1">
          <table:table-cell office:value-type="float" office:value="1.12983" calcext:value-type="float">
            <text:p>1.12983</text:p>
          </table:table-cell>
          <table:table-cell office:value-type="float" office:value="-3.79144" calcext:value-type="float">
            <text:p>-3.79144</text:p>
          </table:table-cell>
          <table:table-cell/>
          <table:table-cell office:value-type="float" office:value="0.965146" calcext:value-type="float">
            <text:p>0.965146</text:p>
          </table:table-cell>
          <table:table-cell office:value-type="float" office:value="-3.70795" calcext:value-type="float">
            <text:p>-3.70795</text:p>
          </table:table-cell>
        </table:table-row>
        <table:table-row table:style-name="ro1">
          <table:table-cell office:value-type="float" office:value="1.13775" calcext:value-type="float">
            <text:p>1.13775</text:p>
          </table:table-cell>
          <table:table-cell office:value-type="float" office:value="-3.79251" calcext:value-type="float">
            <text:p>-3.79251</text:p>
          </table:table-cell>
          <table:table-cell/>
          <table:table-cell office:value-type="float" office:value="0.97167" calcext:value-type="float">
            <text:p>0.97167</text:p>
          </table:table-cell>
          <table:table-cell office:value-type="float" office:value="-3.71431" calcext:value-type="float">
            <text:p>-3.71431</text:p>
          </table:table-cell>
        </table:table-row>
        <table:table-row table:style-name="ro1">
          <table:table-cell office:value-type="float" office:value="1.14569" calcext:value-type="float">
            <text:p>1.14569</text:p>
          </table:table-cell>
          <table:table-cell office:value-type="float" office:value="-3.79357" calcext:value-type="float">
            <text:p>-3.79357</text:p>
          </table:table-cell>
          <table:table-cell/>
          <table:table-cell office:value-type="float" office:value="0.974938" calcext:value-type="float">
            <text:p>0.974938</text:p>
          </table:table-cell>
          <table:table-cell office:value-type="float" office:value="-3.71748" calcext:value-type="float">
            <text:p>-3.71748</text:p>
          </table:table-cell>
        </table:table-row>
        <table:table-row table:style-name="ro1">
          <table:table-cell office:value-type="float" office:value="1.15604" calcext:value-type="float">
            <text:p>1.15604</text:p>
          </table:table-cell>
          <table:table-cell office:value-type="float" office:value="-3.79419" calcext:value-type="float">
            <text:p>-3.79419</text:p>
          </table:table-cell>
          <table:table-cell/>
          <table:table-cell office:value-type="float" office:value="0.986517" calcext:value-type="float">
            <text:p>0.986517</text:p>
          </table:table-cell>
          <table:table-cell office:value-type="float" office:value="-3.72436" calcext:value-type="float">
            <text:p>-3.72436</text:p>
          </table:table-cell>
        </table:table-row>
        <table:table-row table:style-name="ro1">
          <table:table-cell office:value-type="float" office:value="1.17124" calcext:value-type="float">
            <text:p>1.17124</text:p>
          </table:table-cell>
          <table:table-cell office:value-type="float" office:value="-3.79392" calcext:value-type="float">
            <text:p>-3.79392</text:p>
          </table:table-cell>
          <table:table-cell/>
          <table:table-cell office:value-type="float" office:value="0.994068" calcext:value-type="float">
            <text:p>0.994068</text:p>
          </table:table-cell>
          <table:table-cell office:value-type="float" office:value="-3.72515" calcext:value-type="float">
            <text:p>-3.72515</text:p>
          </table:table-cell>
        </table:table-row>
        <table:table-row table:style-name="ro1">
          <table:table-cell office:value-type="float" office:value="1.18221" calcext:value-type="float">
            <text:p>1.18221</text:p>
          </table:table-cell>
          <table:table-cell office:value-type="float" office:value="-3.79638" calcext:value-type="float">
            <text:p>-3.79638</text:p>
          </table:table-cell>
          <table:table-cell/>
          <table:table-cell office:value-type="float" office:value="1.00162" calcext:value-type="float">
            <text:p>1.00162</text:p>
          </table:table-cell>
          <table:table-cell office:value-type="float" office:value="-3.72592" calcext:value-type="float">
            <text:p>-3.72592</text:p>
          </table:table-cell>
        </table:table-row>
        <table:table-row table:style-name="ro1">
          <table:table-cell office:value-type="float" office:value="1.18517" calcext:value-type="float">
            <text:p>1.18517</text:p>
          </table:table-cell>
          <table:table-cell office:value-type="float" office:value="-3.79766" calcext:value-type="float">
            <text:p>-3.79766</text:p>
          </table:table-cell>
          <table:table-cell/>
          <table:table-cell office:value-type="float" office:value="1.01181" calcext:value-type="float">
            <text:p>1.01181</text:p>
          </table:table-cell>
          <table:table-cell office:value-type="float" office:value="-3.72731" calcext:value-type="float">
            <text:p>-3.72731</text:p>
          </table:table-cell>
        </table:table-row>
        <table:table-row table:style-name="ro1">
          <table:table-cell office:value-type="float" office:value="1.19109" calcext:value-type="float">
            <text:p>1.19109</text:p>
          </table:table-cell>
          <table:table-cell office:value-type="float" office:value="-3.80021" calcext:value-type="float">
            <text:p>-3.80021</text:p>
          </table:table-cell>
          <table:table-cell/>
          <table:table-cell office:value-type="float" office:value="1.01439" calcext:value-type="float">
            <text:p>1.01439</text:p>
          </table:table-cell>
          <table:table-cell office:value-type="float" office:value="-3.72775" calcext:value-type="float">
            <text:p>-3.72775</text:p>
          </table:table-cell>
        </table:table-row>
        <table:table-row table:style-name="ro1">
          <table:table-cell office:value-type="float" office:value="1.19997" calcext:value-type="float">
            <text:p>1.19997</text:p>
          </table:table-cell>
          <table:table-cell office:value-type="float" office:value="-3.80402" calcext:value-type="float">
            <text:p>-3.80402</text:p>
          </table:table-cell>
          <table:table-cell/>
          <table:table-cell office:value-type="float" office:value="1.01954" calcext:value-type="float">
            <text:p>1.01954</text:p>
          </table:table-cell>
          <table:table-cell office:value-type="float" office:value="-3.72862" calcext:value-type="float">
            <text:p>-3.72862</text:p>
          </table:table-cell>
        </table:table-row>
        <table:table-row table:style-name="ro1">
          <table:table-cell office:value-type="float" office:value="1.21276" calcext:value-type="float">
            <text:p>1.21276</text:p>
          </table:table-cell>
          <table:table-cell office:value-type="float" office:value="-3.81193" calcext:value-type="float">
            <text:p>-3.81193</text:p>
          </table:table-cell>
          <table:table-cell/>
          <table:table-cell office:value-type="float" office:value="1.0247" calcext:value-type="float">
            <text:p>1.0247</text:p>
          </table:table-cell>
          <table:table-cell office:value-type="float" office:value="-3.72949" calcext:value-type="float">
            <text:p>-3.72949</text:p>
          </table:table-cell>
        </table:table-row>
        <table:table-row table:style-name="ro1">
          <table:table-cell office:value-type="float" office:value="1.22307" calcext:value-type="float">
            <text:p>1.22307</text:p>
          </table:table-cell>
          <table:table-cell office:value-type="float" office:value="-3.81998" calcext:value-type="float">
            <text:p>-3.81998</text:p>
          </table:table-cell>
          <table:table-cell/>
          <table:table-cell office:value-type="float" office:value="1.02728" calcext:value-type="float">
            <text:p>1.02728</text:p>
          </table:table-cell>
          <table:table-cell office:value-type="float" office:value="-3.72992" calcext:value-type="float">
            <text:p>-3.72992</text:p>
          </table:table-cell>
        </table:table-row>
        <table:table-row table:style-name="ro1">
          <table:table-cell office:value-type="float" office:value="1.23341" calcext:value-type="float">
            <text:p>1.23341</text:p>
          </table:table-cell>
          <table:table-cell office:value-type="float" office:value="-3.828" calcext:value-type="float">
            <text:p>-3.828</text:p>
          </table:table-cell>
          <table:table-cell/>
          <table:table-cell office:value-type="float" office:value="1.03718" calcext:value-type="float">
            <text:p>1.03718</text:p>
          </table:table-cell>
          <table:table-cell office:value-type="float" office:value="-3.73009" calcext:value-type="float">
            <text:p>-3.73009</text:p>
          </table:table-cell>
        </table:table-row>
        <table:table-row table:style-name="ro1">
          <table:table-cell office:value-type="float" office:value="1.24707" calcext:value-type="float">
            <text:p>1.24707</text:p>
          </table:table-cell>
          <table:table-cell office:value-type="float" office:value="-3.83808" calcext:value-type="float">
            <text:p>-3.83808</text:p>
          </table:table-cell>
          <table:table-cell/>
          <table:table-cell office:value-type="float" office:value="1.04429" calcext:value-type="float">
            <text:p>1.04429</text:p>
          </table:table-cell>
          <table:table-cell office:value-type="float" office:value="-3.72904" calcext:value-type="float">
            <text:p>-3.72904</text:p>
          </table:table-cell>
        </table:table-row>
        <table:table-row table:style-name="ro1">
          <table:table-cell office:value-type="float" office:value="1.26398" calcext:value-type="float">
            <text:p>1.26398</text:p>
          </table:table-cell>
          <table:table-cell office:value-type="float" office:value="-3.84992" calcext:value-type="float">
            <text:p>-3.84992</text:p>
          </table:table-cell>
          <table:table-cell/>
          <table:table-cell office:value-type="float" office:value="1.0514" calcext:value-type="float">
            <text:p>1.0514</text:p>
          </table:table-cell>
          <table:table-cell office:value-type="float" office:value="-3.72797" calcext:value-type="float">
            <text:p>-3.72797</text:p>
          </table:table-cell>
        </table:table-row>
        <table:table-row table:style-name="ro1">
          <table:table-cell office:value-type="float" office:value="1.26738" calcext:value-type="float">
            <text:p>1.26738</text:p>
          </table:table-cell>
          <table:table-cell office:value-type="float" office:value="-3.85227" calcext:value-type="float">
            <text:p>-3.85227</text:p>
          </table:table-cell>
          <table:table-cell/>
          <table:table-cell office:value-type="float" office:value="1.06241" calcext:value-type="float">
            <text:p>1.06241</text:p>
          </table:table-cell>
          <table:table-cell office:value-type="float" office:value="-3.73192" calcext:value-type="float">
            <text:p>-3.73192</text:p>
          </table:table-cell>
        </table:table-row>
        <table:table-row table:style-name="ro1">
          <table:table-cell office:value-type="float" office:value="1.28023" calcext:value-type="float">
            <text:p>1.28023</text:p>
          </table:table-cell>
          <table:table-cell office:value-type="float" office:value="-3.8594" calcext:value-type="float">
            <text:p>-3.8594</text:p>
          </table:table-cell>
          <table:table-cell/>
          <table:table-cell office:value-type="float" office:value="1.07184" calcext:value-type="float">
            <text:p>1.07184</text:p>
          </table:table-cell>
          <table:table-cell office:value-type="float" office:value="-3.7389" calcext:value-type="float">
            <text:p>-3.7389</text:p>
          </table:table-cell>
        </table:table-row>
        <table:table-row table:style-name="ro1">
          <table:table-cell office:value-type="float" office:value="1.28933" calcext:value-type="float">
            <text:p>1.28933</text:p>
          </table:table-cell>
          <table:table-cell office:value-type="float" office:value="-3.86302" calcext:value-type="float">
            <text:p>-3.86302</text:p>
          </table:table-cell>
          <table:table-cell/>
          <table:table-cell office:value-type="float" office:value="1.0813" calcext:value-type="float">
            <text:p>1.0813</text:p>
          </table:table-cell>
          <table:table-cell office:value-type="float" office:value="-3.74586" calcext:value-type="float">
            <text:p>-3.74586</text:p>
          </table:table-cell>
        </table:table-row>
        <table:table-row table:style-name="ro1">
          <table:table-cell office:value-type="float" office:value="1.29844" calcext:value-type="float">
            <text:p>1.29844</text:p>
          </table:table-cell>
          <table:table-cell office:value-type="float" office:value="-3.86661" calcext:value-type="float">
            <text:p>-3.86661</text:p>
          </table:table-cell>
          <table:table-cell/>
          <table:table-cell office:value-type="float" office:value="1.11304" calcext:value-type="float">
            <text:p>1.11304</text:p>
          </table:table-cell>
          <table:table-cell office:value-type="float" office:value="-3.76888" calcext:value-type="float">
            <text:p>-3.76888</text:p>
          </table:table-cell>
        </table:table-row>
        <table:table-row table:style-name="ro1">
          <table:table-cell office:value-type="float" office:value="1.31434" calcext:value-type="float">
            <text:p>1.31434</text:p>
          </table:table-cell>
          <table:table-cell office:value-type="float" office:value="-3.88235" calcext:value-type="float">
            <text:p>-3.88235</text:p>
          </table:table-cell>
          <table:table-cell/>
          <table:table-cell office:value-type="float" office:value="1.12491" calcext:value-type="float">
            <text:p>1.12491</text:p>
          </table:table-cell>
          <table:table-cell office:value-type="float" office:value="-3.77496" calcext:value-type="float">
            <text:p>-3.77496</text:p>
          </table:table-cell>
        </table:table-row>
        <table:table-row table:style-name="ro1">
          <table:table-cell office:value-type="float" office:value="1.31926" calcext:value-type="float">
            <text:p>1.31926</text:p>
          </table:table-cell>
          <table:table-cell office:value-type="float" office:value="-3.88903" calcext:value-type="float">
            <text:p>-3.88903</text:p>
          </table:table-cell>
          <table:table-cell/>
          <table:table-cell office:value-type="float" office:value="1.12766" calcext:value-type="float">
            <text:p>1.12766</text:p>
          </table:table-cell>
          <table:table-cell office:value-type="float" office:value="-3.7757" calcext:value-type="float">
            <text:p>-3.7757</text:p>
          </table:table-cell>
        </table:table-row>
        <table:table-row table:style-name="ro1">
          <table:table-cell office:value-type="float" office:value="1.32419" calcext:value-type="float">
            <text:p>1.32419</text:p>
          </table:table-cell>
          <table:table-cell office:value-type="float" office:value="-3.8957" calcext:value-type="float">
            <text:p>-3.8957</text:p>
          </table:table-cell>
          <table:table-cell/>
          <table:table-cell office:value-type="float" office:value="1.13865" calcext:value-type="float">
            <text:p>1.13865</text:p>
          </table:table-cell>
          <table:table-cell office:value-type="float" office:value="-3.77867" calcext:value-type="float">
            <text:p>-3.77867</text:p>
          </table:table-cell>
        </table:table-row>
        <table:table-row table:style-name="ro1">
          <table:table-cell office:value-type="float" office:value="1.33407" calcext:value-type="float">
            <text:p>1.33407</text:p>
          </table:table-cell>
          <table:table-cell office:value-type="float" office:value="-3.90902" calcext:value-type="float">
            <text:p>-3.90902</text:p>
          </table:table-cell>
          <table:table-cell/>
          <table:table-cell office:value-type="float" office:value="1.14141" calcext:value-type="float">
            <text:p>1.14141</text:p>
          </table:table-cell>
          <table:table-cell office:value-type="float" office:value="-3.7794" calcext:value-type="float">
            <text:p>-3.7794</text:p>
          </table:table-cell>
        </table:table-row>
        <table:table-row table:style-name="ro1">
          <table:table-cell office:value-type="float" office:value="1.34399" calcext:value-type="float">
            <text:p>1.34399</text:p>
          </table:table-cell>
          <table:table-cell office:value-type="float" office:value="-3.92233" calcext:value-type="float">
            <text:p>-3.92233</text:p>
          </table:table-cell>
          <table:table-cell/>
          <table:table-cell office:value-type="float" office:value="1.15377" calcext:value-type="float">
            <text:p>1.15377</text:p>
          </table:table-cell>
          <table:table-cell office:value-type="float" office:value="-3.78673" calcext:value-type="float">
            <text:p>-3.78673</text:p>
          </table:table-cell>
        </table:table-row>
        <table:table-row table:style-name="ro1">
          <table:table-cell office:value-type="float" office:value="1.35975" calcext:value-type="float">
            <text:p>1.35975</text:p>
          </table:table-cell>
          <table:table-cell office:value-type="float" office:value="-3.93679" calcext:value-type="float">
            <text:p>-3.93679</text:p>
          </table:table-cell>
          <table:table-cell/>
          <table:table-cell office:value-type="float" office:value="1.17443" calcext:value-type="float">
            <text:p>1.17443</text:p>
          </table:table-cell>
          <table:table-cell office:value-type="float" office:value="-3.80424" calcext:value-type="float">
            <text:p>-3.80424</text:p>
          </table:table-cell>
        </table:table-row>
        <table:table-row table:style-name="ro1">
          <table:table-cell office:value-type="float" office:value="1.36847" calcext:value-type="float">
            <text:p>1.36847</text:p>
          </table:table-cell>
          <table:table-cell office:value-type="float" office:value="-3.93853" calcext:value-type="float">
            <text:p>-3.93853</text:p>
          </table:table-cell>
          <table:table-cell/>
          <table:table-cell office:value-type="float" office:value="1.1881" calcext:value-type="float">
            <text:p>1.1881</text:p>
          </table:table-cell>
          <table:table-cell office:value-type="float" office:value="-3.81529" calcext:value-type="float">
            <text:p>-3.81529</text:p>
          </table:table-cell>
        </table:table-row>
        <table:table-row table:style-name="ro1">
          <table:table-cell office:value-type="float" office:value="1.37429" calcext:value-type="float">
            <text:p>1.37429</text:p>
          </table:table-cell>
          <table:table-cell office:value-type="float" office:value="-3.93968" calcext:value-type="float">
            <text:p>-3.93968</text:p>
          </table:table-cell>
          <table:table-cell/>
          <table:table-cell office:value-type="float" office:value="1.19487" calcext:value-type="float">
            <text:p>1.19487</text:p>
          </table:table-cell>
          <table:table-cell office:value-type="float" office:value="-3.82051" calcext:value-type="float">
            <text:p>-3.82051</text:p>
          </table:table-cell>
        </table:table-row>
        <table:table-row table:style-name="ro1">
          <table:table-cell office:value-type="float" office:value="1.3772" calcext:value-type="float">
            <text:p>1.3772</text:p>
          </table:table-cell>
          <table:table-cell office:value-type="float" office:value="-3.94025" calcext:value-type="float">
            <text:p>-3.94025</text:p>
          </table:table-cell>
          <table:table-cell/>
          <table:table-cell office:value-type="float" office:value="1.20846" calcext:value-type="float">
            <text:p>1.20846</text:p>
          </table:table-cell>
          <table:table-cell office:value-type="float" office:value="-3.83092" calcext:value-type="float">
            <text:p>-3.83092</text:p>
          </table:table-cell>
        </table:table-row>
        <table:table-row table:style-name="ro1">
          <table:table-cell office:value-type="float" office:value="1.38979" calcext:value-type="float">
            <text:p>1.38979</text:p>
          </table:table-cell>
          <table:table-cell office:value-type="float" office:value="-3.94516" calcext:value-type="float">
            <text:p>-3.94516</text:p>
          </table:table-cell>
          <table:table-cell/>
          <table:table-cell office:value-type="float" office:value="1.22028" calcext:value-type="float">
            <text:p>1.22028</text:p>
          </table:table-cell>
          <table:table-cell office:value-type="float" office:value="-3.83556" calcext:value-type="float">
            <text:p>-3.83556</text:p>
          </table:table-cell>
        </table:table-row>
        <table:table-row table:style-name="ro1">
          <table:table-cell office:value-type="float" office:value="1.39996" calcext:value-type="float">
            <text:p>1.39996</text:p>
          </table:table-cell>
          <table:table-cell office:value-type="float" office:value="-3.9508" calcext:value-type="float">
            <text:p>-3.9508</text:p>
          </table:table-cell>
          <table:table-cell/>
          <table:table-cell office:value-type="float" office:value="1.22279" calcext:value-type="float">
            <text:p>1.22279</text:p>
          </table:table-cell>
          <table:table-cell office:value-type="float" office:value="-3.83529" calcext:value-type="float">
            <text:p>-3.83529</text:p>
          </table:table-cell>
        </table:table-row>
        <table:table-row table:style-name="ro1">
          <table:table-cell office:value-type="float" office:value="1.41015" calcext:value-type="float">
            <text:p>1.41015</text:p>
          </table:table-cell>
          <table:table-cell office:value-type="float" office:value="-3.95641" calcext:value-type="float">
            <text:p>-3.95641</text:p>
          </table:table-cell>
          <table:table-cell/>
          <table:table-cell office:value-type="float" office:value="1.22529" calcext:value-type="float">
            <text:p>1.22529</text:p>
          </table:table-cell>
          <table:table-cell office:value-type="float" office:value="-3.83501" calcext:value-type="float">
            <text:p>-3.83501</text:p>
          </table:table-cell>
        </table:table-row>
        <table:table-row table:style-name="ro1">
          <table:table-cell office:value-type="float" office:value="1.42182" calcext:value-type="float">
            <text:p>1.42182</text:p>
          </table:table-cell>
          <table:table-cell office:value-type="float" office:value="-3.95839" calcext:value-type="float">
            <text:p>-3.95839</text:p>
          </table:table-cell>
          <table:table-cell/>
          <table:table-cell office:value-type="float" office:value="1.2303" calcext:value-type="float">
            <text:p>1.2303</text:p>
          </table:table-cell>
          <table:table-cell office:value-type="float" office:value="-3.83446" calcext:value-type="float">
            <text:p>-3.83446</text:p>
          </table:table-cell>
        </table:table-row>
        <table:table-row table:style-name="ro1">
          <table:table-cell office:value-type="float" office:value="1.46061" calcext:value-type="float">
            <text:p>1.46061</text:p>
          </table:table-cell>
          <table:table-cell office:value-type="float" office:value="-3.94424" calcext:value-type="float">
            <text:p>-3.94424</text:p>
          </table:table-cell>
          <table:table-cell/>
          <table:table-cell office:value-type="float" office:value="1.23531" calcext:value-type="float">
            <text:p>1.23531</text:p>
          </table:table-cell>
          <table:table-cell office:value-type="float" office:value="-3.8339" calcext:value-type="float">
            <text:p>-3.8339</text:p>
          </table:table-cell>
        </table:table-row>
        <table:table-row table:style-name="ro1">
          <table:table-cell office:value-type="float" office:value="1.47196" calcext:value-type="float">
            <text:p>1.47196</text:p>
          </table:table-cell>
          <table:table-cell office:value-type="float" office:value="-3.94514" calcext:value-type="float">
            <text:p>-3.94514</text:p>
          </table:table-cell>
          <table:table-cell/>
          <table:table-cell office:value-type="float" office:value="1.24707" calcext:value-type="float">
            <text:p>1.24707</text:p>
          </table:table-cell>
          <table:table-cell office:value-type="float" office:value="-3.83808" calcext:value-type="float">
            <text:p>-3.83808</text:p>
          </table:table-cell>
        </table:table-row>
        <table:table-row table:style-name="ro1">
          <table:table-cell office:value-type="float" office:value="1.48175" calcext:value-type="float">
            <text:p>1.48175</text:p>
          </table:table-cell>
          <table:table-cell office:value-type="float" office:value="-3.94917" calcext:value-type="float">
            <text:p>-3.94917</text:p>
          </table:table-cell>
          <table:table-cell/>
          <table:table-cell office:value-type="float" office:value="1.25045" calcext:value-type="float">
            <text:p>1.25045</text:p>
          </table:table-cell>
          <table:table-cell office:value-type="float" office:value="-3.84046" calcext:value-type="float">
            <text:p>-3.84046</text:p>
          </table:table-cell>
        </table:table-row>
        <table:table-row table:style-name="ro1">
          <table:table-cell office:value-type="float" office:value="1.48829" calcext:value-type="float">
            <text:p>1.48829</text:p>
          </table:table-cell>
          <table:table-cell office:value-type="float" office:value="-3.95184" calcext:value-type="float">
            <text:p>-3.95184</text:p>
          </table:table-cell>
          <table:table-cell/>
          <table:table-cell office:value-type="float" office:value="1.26398" calcext:value-type="float">
            <text:p>1.26398</text:p>
          </table:table-cell>
          <table:table-cell office:value-type="float" office:value="-3.84992" calcext:value-type="float">
            <text:p>-3.84992</text:p>
          </table:table-cell>
        </table:table-row>
        <table:table-row table:style-name="ro1">
          <table:table-cell office:value-type="float" office:value="1.49156" calcext:value-type="float">
            <text:p>1.49156</text:p>
          </table:table-cell>
          <table:table-cell office:value-type="float" office:value="-3.95317" calcext:value-type="float">
            <text:p>-3.95317</text:p>
          </table:table-cell>
          <table:table-cell/>
          <table:table-cell office:value-type="float" office:value="1.26738" calcext:value-type="float">
            <text:p>1.26738</text:p>
          </table:table-cell>
          <table:table-cell office:value-type="float" office:value="-3.85227" calcext:value-type="float">
            <text:p>-3.85227</text:p>
          </table:table-cell>
        </table:table-row>
        <table:table-row table:style-name="ro1">
          <table:table-cell office:value-type="float" office:value="1.5068" calcext:value-type="float">
            <text:p>1.5068</text:p>
          </table:table-cell>
          <table:table-cell office:value-type="float" office:value="-3.96408" calcext:value-type="float">
            <text:p>-3.96408</text:p>
          </table:table-cell>
          <table:table-cell/>
          <table:table-cell office:value-type="float" office:value="1.2796" calcext:value-type="float">
            <text:p>1.2796</text:p>
          </table:table-cell>
          <table:table-cell office:value-type="float" office:value="-3.8575" calcext:value-type="float">
            <text:p>-3.8575</text:p>
          </table:table-cell>
        </table:table-row>
        <table:table-row table:style-name="ro1">
          <table:table-cell office:value-type="float" office:value="1.51116" calcext:value-type="float">
            <text:p>1.51116</text:p>
          </table:table-cell>
          <table:table-cell office:value-type="float" office:value="-3.9682" calcext:value-type="float">
            <text:p>-3.9682</text:p>
          </table:table-cell>
          <table:table-cell/>
          <table:table-cell office:value-type="float" office:value="1.28231" calcext:value-type="float">
            <text:p>1.28231</text:p>
          </table:table-cell>
          <table:table-cell office:value-type="float" office:value="-3.85776" calcext:value-type="float">
            <text:p>-3.85776</text:p>
          </table:table-cell>
        </table:table-row>
        <table:table-row table:style-name="ro1">
          <table:table-cell office:value-type="float" office:value="1.53301" calcext:value-type="float">
            <text:p>1.53301</text:p>
          </table:table-cell>
          <table:table-cell office:value-type="float" office:value="-3.98875" calcext:value-type="float">
            <text:p>-3.98875</text:p>
          </table:table-cell>
          <table:table-cell/>
          <table:table-cell office:value-type="float" office:value="1.29318" calcext:value-type="float">
            <text:p>1.29318</text:p>
          </table:table-cell>
          <table:table-cell office:value-type="float" office:value="-3.85878" calcext:value-type="float">
            <text:p>-3.85878</text:p>
          </table:table-cell>
        </table:table-row>
        <table:table-row table:style-name="ro1">
          <table:table-cell office:value-type="float" office:value="1.6345" calcext:value-type="float">
            <text:p>1.6345</text:p>
          </table:table-cell>
          <table:table-cell office:value-type="float" office:value="-4.22184" calcext:value-type="float">
            <text:p>-4.22184</text:p>
          </table:table-cell>
          <table:table-cell/>
          <table:table-cell office:value-type="float" office:value="1.29589" calcext:value-type="float">
            <text:p>1.29589</text:p>
          </table:table-cell>
          <table:table-cell office:value-type="float" office:value="-3.85902" calcext:value-type="float">
            <text:p>-3.85902</text:p>
          </table:table-cell>
        </table:table-row>
        <table:table-row table:style-name="ro1">
          <table:table-cell office:value-type="float" office:value="1.7746" calcext:value-type="float">
            <text:p>1.7746</text:p>
          </table:table-cell>
          <table:table-cell office:value-type="float" office:value="-4.55878" calcext:value-type="float">
            <text:p>-4.55878</text:p>
          </table:table-cell>
          <table:table-cell/>
          <table:table-cell office:value-type="float" office:value="1.30953" calcext:value-type="float">
            <text:p>1.30953</text:p>
          </table:table-cell>
          <table:table-cell office:value-type="float" office:value="-3.86815" calcext:value-type="float">
            <text:p>-3.86815</text:p>
          </table:table-cell>
        </table:table-row>
        <table:table-row table:style-name="ro1">
          <table:table-cell office:value-type="float" office:value="1.91595" calcext:value-type="float">
            <text:p>1.91595</text:p>
          </table:table-cell>
          <table:table-cell office:value-type="float" office:value="-4.89521" calcext:value-type="float">
            <text:p>-4.89521</text:p>
          </table:table-cell>
          <table:table-cell/>
          <table:table-cell office:value-type="float" office:value="1.31364" calcext:value-type="float">
            <text:p>1.31364</text:p>
          </table:table-cell>
          <table:table-cell office:value-type="float" office:value="-3.87246" calcext:value-type="float">
            <text:p>-3.87246</text:p>
          </table:table-cell>
        </table:table-row>
        <table:table-row table:style-name="ro1">
          <table:table-cell office:value-type="float" office:value="2.01715" calcext:value-type="float">
            <text:p>2.01715</text:p>
          </table:table-cell>
          <table:table-cell office:value-type="float" office:value="-5.11675" calcext:value-type="float">
            <text:p>-5.11675</text:p>
          </table:table-cell>
          <table:table-cell/>
          <table:table-cell office:value-type="float" office:value="1.31775" calcext:value-type="float">
            <text:p>1.31775</text:p>
          </table:table-cell>
          <table:table-cell office:value-type="float" office:value="-3.87676" calcext:value-type="float">
            <text:p>-3.87676</text:p>
          </table:table-cell>
        </table:table-row>
        <table:table-row table:style-name="ro1">
          <table:table-cell office:value-type="float" office:value="5.43948" calcext:value-type="float">
            <text:p>5.43948</text:p>
          </table:table-cell>
          <table:table-cell office:value-type="float" office:value="-0.813694" calcext:value-type="float">
            <text:p>-0.813694</text:p>
          </table:table-cell>
          <table:table-cell/>
          <table:table-cell office:value-type="float" office:value="1.32187" calcext:value-type="float">
            <text:p>1.32187</text:p>
          </table:table-cell>
          <table:table-cell office:value-type="float" office:value="-3.88106" calcext:value-type="float">
            <text:p>-3.88106</text:p>
          </table:table-cell>
        </table:table-row>
        <table:table-row table:style-name="ro1">
          <table:table-cell office:value-type="float" office:value="5.33164" calcext:value-type="float">
            <text:p>5.33164</text:p>
          </table:table-cell>
          <table:table-cell office:value-type="float" office:value="-0.784188" calcext:value-type="float">
            <text:p>-0.784188</text:p>
          </table:table-cell>
          <table:table-cell/>
          <table:table-cell office:value-type="float" office:value="1.326" calcext:value-type="float">
            <text:p>1.326</text:p>
          </table:table-cell>
          <table:table-cell office:value-type="float" office:value="-3.88536" calcext:value-type="float">
            <text:p>-3.88536</text:p>
          </table:table-cell>
        </table:table-row>
        <table:table-row table:style-name="ro1">
          <table:table-cell office:value-type="float" office:value="5.1683" calcext:value-type="float">
            <text:p>5.1683</text:p>
          </table:table-cell>
          <table:table-cell office:value-type="float" office:value="-0.750448" calcext:value-type="float">
            <text:p>-0.750448</text:p>
          </table:table-cell>
          <table:table-cell/>
          <table:table-cell office:value-type="float" office:value="1.33426" calcext:value-type="float">
            <text:p>1.33426</text:p>
          </table:table-cell>
          <table:table-cell office:value-type="float" office:value="-3.89395" calcext:value-type="float">
            <text:p>-3.89395</text:p>
          </table:table-cell>
        </table:table-row>
        <table:table-row table:style-name="ro1">
          <table:table-cell office:value-type="float" office:value="5.00486" calcext:value-type="float">
            <text:p>5.00486</text:p>
          </table:table-cell>
          <table:table-cell office:value-type="float" office:value="-0.717311" calcext:value-type="float">
            <text:p>-0.717311</text:p>
          </table:table-cell>
          <table:table-cell/>
          <table:table-cell office:value-type="float" office:value="1.35087" calcext:value-type="float">
            <text:p>1.35087</text:p>
          </table:table-cell>
          <table:table-cell office:value-type="float" office:value="-3.91108" calcext:value-type="float">
            <text:p>-3.91108</text:p>
          </table:table-cell>
        </table:table-row>
        <table:table-row table:style-name="ro1">
          <table:table-cell office:value-type="float" office:value="4.89669" calcext:value-type="float">
            <text:p>4.89669</text:p>
          </table:table-cell>
          <table:table-cell office:value-type="float" office:value="-0.689546" calcext:value-type="float">
            <text:p>-0.689546</text:p>
          </table:table-cell>
          <table:table-cell/>
          <table:table-cell office:value-type="float" office:value="1.35921" calcext:value-type="float">
            <text:p>1.35921</text:p>
          </table:table-cell>
          <table:table-cell office:value-type="float" office:value="-3.91962" calcext:value-type="float">
            <text:p>-3.91962</text:p>
          </table:table-cell>
        </table:table-row>
        <table:table-row table:style-name="ro1">
          <table:table-cell office:value-type="float" office:value="4.90322" calcext:value-type="float">
            <text:p>4.90322</text:p>
          </table:table-cell>
          <table:table-cell office:value-type="float" office:value="-0.641441" calcext:value-type="float">
            <text:p>-0.641441</text:p>
          </table:table-cell>
          <table:table-cell/>
          <table:table-cell office:value-type="float" office:value="1.37595" calcext:value-type="float">
            <text:p>1.37595</text:p>
          </table:table-cell>
          <table:table-cell office:value-type="float" office:value="-3.93667" calcext:value-type="float">
            <text:p>-3.93667</text:p>
          </table:table-cell>
        </table:table-row>
        <table:table-row table:style-name="ro1">
          <table:table-cell office:value-type="float" office:value="4.90597" calcext:value-type="float">
            <text:p>4.90597</text:p>
          </table:table-cell>
          <table:table-cell office:value-type="float" office:value="-0.629558" calcext:value-type="float">
            <text:p>-0.629558</text:p>
          </table:table-cell>
          <table:table-cell/>
          <table:table-cell office:value-type="float" office:value="1.39013" calcext:value-type="float">
            <text:p>1.39013</text:p>
          </table:table-cell>
          <table:table-cell office:value-type="float" office:value="-3.9461" calcext:value-type="float">
            <text:p>-3.9461</text:p>
          </table:table-cell>
        </table:table-row>
        <table:table-row table:style-name="ro1">
          <table:table-cell office:value-type="float" office:value="4.90891" calcext:value-type="float">
            <text:p>4.90891</text:p>
          </table:table-cell>
          <table:table-cell office:value-type="float" office:value="-0.620751" calcext:value-type="float">
            <text:p>-0.620751</text:p>
          </table:table-cell>
          <table:table-cell/>
          <table:table-cell office:value-type="float" office:value="1.40746" calcext:value-type="float">
            <text:p>1.40746</text:p>
          </table:table-cell>
          <table:table-cell office:value-type="float" office:value="-3.94887" calcext:value-type="float">
            <text:p>-3.94887</text:p>
          </table:table-cell>
        </table:table-row>
        <table:table-row table:style-name="ro1">
          <table:table-cell office:value-type="float" office:value="4.91086" calcext:value-type="float">
            <text:p>4.91086</text:p>
          </table:table-cell>
          <table:table-cell office:value-type="float" office:value="-0.614876" calcext:value-type="float">
            <text:p>-0.614876</text:p>
          </table:table-cell>
          <table:table-cell/>
          <table:table-cell office:value-type="float" office:value="1.41952" calcext:value-type="float">
            <text:p>1.41952</text:p>
          </table:table-cell>
          <table:table-cell office:value-type="float" office:value="-3.95199" calcext:value-type="float">
            <text:p>-3.95199</text:p>
          </table:table-cell>
        </table:table-row>
        <table:table-row table:style-name="ro1">
          <table:table-cell office:value-type="float" office:value="4.91183" calcext:value-type="float">
            <text:p>4.91183</text:p>
          </table:table-cell>
          <table:table-cell office:value-type="float" office:value="-0.611936" calcext:value-type="float">
            <text:p>-0.611936</text:p>
          </table:table-cell>
          <table:table-cell/>
          <table:table-cell office:value-type="float" office:value="1.43836" calcext:value-type="float">
            <text:p>1.43836</text:p>
          </table:table-cell>
          <table:table-cell office:value-type="float" office:value="-3.95858" calcext:value-type="float">
            <text:p>-3.95858</text:p>
          </table:table-cell>
        </table:table-row>
        <table:table-row table:style-name="ro1">
          <table:table-cell office:value-type="float" office:value="4.9147" calcext:value-type="float">
            <text:p>4.9147</text:p>
          </table:table-cell>
          <table:table-cell office:value-type="float" office:value="-0.600049" calcext:value-type="float">
            <text:p>-0.600049</text:p>
          </table:table-cell>
          <table:table-cell/>
          <table:table-cell office:value-type="float" office:value="1.44952" calcext:value-type="float">
            <text:p>1.44952</text:p>
          </table:table-cell>
          <table:table-cell office:value-type="float" office:value="-3.95898" calcext:value-type="float">
            <text:p>-3.95898</text:p>
          </table:table-cell>
        </table:table-row>
        <table:table-row table:style-name="ro1">
          <table:table-cell office:value-type="float" office:value="4.91517" calcext:value-type="float">
            <text:p>4.91517</text:p>
          </table:table-cell>
          <table:table-cell office:value-type="float" office:value="-0.597046" calcext:value-type="float">
            <text:p>-0.597046</text:p>
          </table:table-cell>
          <table:table-cell/>
          <table:table-cell office:value-type="float" office:value="1.48831" calcext:value-type="float">
            <text:p>1.48831</text:p>
          </table:table-cell>
          <table:table-cell office:value-type="float" office:value="-3.94456" calcext:value-type="float">
            <text:p>-3.94456</text:p>
          </table:table-cell>
        </table:table-row>
        <table:table-row table:style-name="ro1">
          <table:table-cell office:value-type="float" office:value="4.9161" calcext:value-type="float">
            <text:p>4.9161</text:p>
          </table:table-cell>
          <table:table-cell office:value-type="float" office:value="-0.591037" calcext:value-type="float">
            <text:p>-0.591037</text:p>
          </table:table-cell>
          <table:table-cell/>
          <table:table-cell office:value-type="float" office:value="1.50211" calcext:value-type="float">
            <text:p>1.50211</text:p>
          </table:table-cell>
          <table:table-cell office:value-type="float" office:value="-3.95174" calcext:value-type="float">
            <text:p>-3.95174</text:p>
          </table:table-cell>
        </table:table-row>
        <table:table-row table:style-name="ro1">
          <table:table-cell office:value-type="float" office:value="4.91748" calcext:value-type="float">
            <text:p>4.91748</text:p>
          </table:table-cell>
          <table:table-cell office:value-type="float" office:value="-0.582022" calcext:value-type="float">
            <text:p>-0.582022</text:p>
          </table:table-cell>
          <table:table-cell/>
          <table:table-cell office:value-type="float" office:value="1.5111" calcext:value-type="float">
            <text:p>1.5111</text:p>
          </table:table-cell>
          <table:table-cell office:value-type="float" office:value="-3.96073" calcext:value-type="float">
            <text:p>-3.96073</text:p>
          </table:table-cell>
        </table:table-row>
        <table:table-row table:style-name="ro1">
          <table:table-cell office:value-type="float" office:value="4.91839" calcext:value-type="float">
            <text:p>4.91839</text:p>
          </table:table-cell>
          <table:table-cell office:value-type="float" office:value="-0.57601" calcext:value-type="float">
            <text:p>-0.57601</text:p>
          </table:table-cell>
          <table:table-cell/>
          <table:table-cell office:value-type="float" office:value="1.5201" calcext:value-type="float">
            <text:p>1.5201</text:p>
          </table:table-cell>
          <table:table-cell office:value-type="float" office:value="-3.96971" calcext:value-type="float">
            <text:p>-3.96971</text:p>
          </table:table-cell>
        </table:table-row>
        <table:table-row table:style-name="ro1">
          <table:table-cell office:value-type="float" office:value="4.91929" calcext:value-type="float">
            <text:p>4.91929</text:p>
          </table:table-cell>
          <table:table-cell office:value-type="float" office:value="-0.569997" calcext:value-type="float">
            <text:p>-0.569997</text:p>
          </table:table-cell>
          <table:table-cell/>
          <table:table-cell office:value-type="float" office:value="1.52914" calcext:value-type="float">
            <text:p>1.52914</text:p>
          </table:table-cell>
          <table:table-cell office:value-type="float" office:value="-3.97867" calcext:value-type="float">
            <text:p>-3.97867</text:p>
          </table:table-cell>
        </table:table-row>
        <table:table-row table:style-name="ro1">
          <table:table-cell office:value-type="float" office:value="4.92063" calcext:value-type="float">
            <text:p>4.92063</text:p>
          </table:table-cell>
          <table:table-cell office:value-type="float" office:value="-0.560974" calcext:value-type="float">
            <text:p>-0.560974</text:p>
          </table:table-cell>
          <table:table-cell/>
          <table:table-cell office:value-type="float" office:value="1.54792" calcext:value-type="float">
            <text:p>1.54792</text:p>
          </table:table-cell>
          <table:table-cell office:value-type="float" office:value="-3.99822" calcext:value-type="float">
            <text:p>-3.99822</text:p>
          </table:table-cell>
        </table:table-row>
        <table:table-row table:style-name="ro1">
          <table:table-cell office:value-type="float" office:value="4.92151" calcext:value-type="float">
            <text:p>4.92151</text:p>
          </table:table-cell>
          <table:table-cell office:value-type="float" office:value="-0.554958" calcext:value-type="float">
            <text:p>-0.554958</text:p>
          </table:table-cell>
          <table:table-cell/>
          <table:table-cell office:value-type="float" office:value="5.43948" calcext:value-type="float">
            <text:p>5.43948</text:p>
          </table:table-cell>
          <table:table-cell office:value-type="float" office:value="-0.813694" calcext:value-type="float">
            <text:p>-0.813694</text:p>
          </table:table-cell>
        </table:table-row>
        <table:table-row table:style-name="ro1">
          <table:table-cell office:value-type="float" office:value="4.92195" calcext:value-type="float">
            <text:p>4.92195</text:p>
          </table:table-cell>
          <table:table-cell office:value-type="float" office:value="-0.551949" calcext:value-type="float">
            <text:p>-0.551949</text:p>
          </table:table-cell>
          <table:table-cell/>
          <table:table-cell office:value-type="float" office:value="5.33065" calcext:value-type="float">
            <text:p>5.33065</text:p>
          </table:table-cell>
          <table:table-cell office:value-type="float" office:value="-0.784043" calcext:value-type="float">
            <text:p>-0.784043</text:p>
          </table:table-cell>
        </table:table-row>
        <table:table-row table:style-name="ro1">
          <table:table-cell office:value-type="float" office:value="4.92528" calcext:value-type="float">
            <text:p>4.92528</text:p>
          </table:table-cell>
          <table:table-cell office:value-type="float" office:value="-0.540085" calcext:value-type="float">
            <text:p>-0.540085</text:p>
          </table:table-cell>
          <table:table-cell/>
          <table:table-cell office:value-type="float" office:value="5.22078" calcext:value-type="float">
            <text:p>5.22078</text:p>
          </table:table-cell>
          <table:table-cell office:value-type="float" office:value="-0.761339" calcext:value-type="float">
            <text:p>-0.761339</text:p>
          </table:table-cell>
        </table:table-row>
        <table:table-row table:style-name="ro1">
          <table:table-cell office:value-type="float" office:value="4.92773" calcext:value-type="float">
            <text:p>4.92773</text:p>
          </table:table-cell>
          <table:table-cell office:value-type="float" office:value="-0.534235" calcext:value-type="float">
            <text:p>-0.534235</text:p>
          </table:table-cell>
          <table:table-cell/>
          <table:table-cell office:value-type="float" office:value="5.11086" calcext:value-type="float">
            <text:p>5.11086</text:p>
          </table:table-cell>
          <table:table-cell office:value-type="float" office:value="-0.738905" calcext:value-type="float">
            <text:p>-0.738905</text:p>
          </table:table-cell>
        </table:table-row>
        <table:table-row table:style-name="ro1">
          <table:table-cell office:value-type="float" office:value="4.92895" calcext:value-type="float">
            <text:p>4.92895</text:p>
          </table:table-cell>
          <table:table-cell office:value-type="float" office:value="-0.531307" calcext:value-type="float">
            <text:p>-0.531307</text:p>
          </table:table-cell>
          <table:table-cell/>
          <table:table-cell office:value-type="float" office:value="5.05589" calcext:value-type="float">
            <text:p>5.05589</text:p>
          </table:table-cell>
          <table:table-cell office:value-type="float" office:value="-0.72779" calcext:value-type="float">
            <text:p>-0.72779</text:p>
          </table:table-cell>
        </table:table-row>
        <table:table-row table:style-name="ro1">
          <table:table-cell office:value-type="float" office:value="4.93017" calcext:value-type="float">
            <text:p>4.93017</text:p>
          </table:table-cell>
          <table:table-cell office:value-type="float" office:value="-0.528379" calcext:value-type="float">
            <text:p>-0.528379</text:p>
          </table:table-cell>
          <table:table-cell/>
          <table:table-cell office:value-type="float" office:value="5.0009" calcext:value-type="float">
            <text:p>5.0009</text:p>
          </table:table-cell>
          <table:table-cell office:value-type="float" office:value="-0.716743" calcext:value-type="float">
            <text:p>-0.716743</text:p>
          </table:table-cell>
        </table:table-row>
        <table:table-row table:style-name="ro1">
          <table:table-cell office:value-type="float" office:value="4.93139" calcext:value-type="float">
            <text:p>4.93139</text:p>
          </table:table-cell>
          <table:table-cell office:value-type="float" office:value="-0.525449" calcext:value-type="float">
            <text:p>-0.525449</text:p>
          </table:table-cell>
          <table:table-cell/>
          <table:table-cell office:value-type="float" office:value="4.89174" calcext:value-type="float">
            <text:p>4.89174</text:p>
          </table:table-cell>
          <table:table-cell office:value-type="float" office:value="-0.688849" calcext:value-type="float">
            <text:p>-0.688849</text:p>
          </table:table-cell>
        </table:table-row>
        <table:table-row table:style-name="ro1">
          <table:table-cell office:value-type="float" office:value="4.9326" calcext:value-type="float">
            <text:p>4.9326</text:p>
          </table:table-cell>
          <table:table-cell office:value-type="float" office:value="-0.522518" calcext:value-type="float">
            <text:p>-0.522518</text:p>
          </table:table-cell>
          <table:table-cell/>
          <table:table-cell office:value-type="float" office:value="4.9021" calcext:value-type="float">
            <text:p>4.9021</text:p>
          </table:table-cell>
          <table:table-cell office:value-type="float" office:value="-0.610725" calcext:value-type="float">
            <text:p>-0.610725</text:p>
          </table:table-cell>
        </table:table-row>
        <table:table-row table:style-name="ro1">
          <table:table-cell office:value-type="float" office:value="5.04269" calcext:value-type="float">
            <text:p>5.04269</text:p>
          </table:table-cell>
          <table:table-cell office:value-type="float" office:value="-0.521667" calcext:value-type="float">
            <text:p>-0.521667</text:p>
          </table:table-cell>
          <table:table-cell/>
          <table:table-cell office:value-type="float" office:value="4.90597" calcext:value-type="float">
            <text:p>4.90597</text:p>
          </table:table-cell>
          <table:table-cell office:value-type="float" office:value="-0.598983" calcext:value-type="float">
            <text:p>-0.598983</text:p>
          </table:table-cell>
        </table:table-row>
        <table:table-row table:style-name="ro1">
          <table:table-cell office:value-type="float" office:value="5.09653" calcext:value-type="float">
            <text:p>5.09653</text:p>
          </table:table-cell>
          <table:table-cell office:value-type="float" office:value="-0.524076" calcext:value-type="float">
            <text:p>-0.524076</text:p>
          </table:table-cell>
          <table:table-cell/>
          <table:table-cell office:value-type="float" office:value="4.90753" calcext:value-type="float">
            <text:p>4.90753</text:p>
          </table:table-cell>
          <table:table-cell office:value-type="float" office:value="-0.596117" calcext:value-type="float">
            <text:p>-0.596117</text:p>
          </table:table-cell>
        </table:table-row>
        <table:table-row table:style-name="ro1">
          <table:table-cell office:value-type="float" office:value="5.20421" calcext:value-type="float">
            <text:p>5.20421</text:p>
          </table:table-cell>
          <table:table-cell office:value-type="float" office:value="-0.528697" calcext:value-type="float">
            <text:p>-0.528697</text:p>
          </table:table-cell>
          <table:table-cell/>
          <table:table-cell office:value-type="float" office:value="4.91374" calcext:value-type="float">
            <text:p>4.91374</text:p>
          </table:table-cell>
          <table:table-cell office:value-type="float" office:value="-0.584637" calcext:value-type="float">
            <text:p>-0.584637</text:p>
          </table:table-cell>
        </table:table-row>
        <table:table-row table:style-name="ro1">
          <table:table-cell office:value-type="float" office:value="5.31192" calcext:value-type="float">
            <text:p>5.31192</text:p>
          </table:table-cell>
          <table:table-cell office:value-type="float" office:value="-0.533053" calcext:value-type="float">
            <text:p>-0.533053</text:p>
          </table:table-cell>
          <table:table-cell/>
          <table:table-cell office:value-type="float" office:value="4.91529" calcext:value-type="float">
            <text:p>4.91529</text:p>
          </table:table-cell>
          <table:table-cell office:value-type="float" office:value="-0.581763" calcext:value-type="float">
            <text:p>-0.581763</text:p>
          </table:table-cell>
        </table:table-row>
        <table:table-row table:style-name="ro1">
          <table:table-cell office:value-type="float" office:value="5.36578" calcext:value-type="float">
            <text:p>5.36578</text:p>
          </table:table-cell>
          <table:table-cell office:value-type="float" office:value="-0.535133" calcext:value-type="float">
            <text:p>-0.535133</text:p>
          </table:table-cell>
          <table:table-cell/>
          <table:table-cell office:value-type="float" office:value="4.91949" calcext:value-type="float">
            <text:p>4.91949</text:p>
          </table:table-cell>
          <table:table-cell office:value-type="float" office:value="-0.57002" calcext:value-type="float">
            <text:p>-0.57002</text:p>
          </table:table-cell>
        </table:table-row>
        <table:table-row table:style-name="ro1">
          <table:table-cell office:value-type="float" office:value="5.47417" calcext:value-type="float">
            <text:p>5.47417</text:p>
          </table:table-cell>
          <table:table-cell office:value-type="float" office:value="-0.532377" calcext:value-type="float">
            <text:p>-0.532377</text:p>
          </table:table-cell>
          <table:table-cell/>
          <table:table-cell office:value-type="float" office:value="4.92003" calcext:value-type="float">
            <text:p>4.92003</text:p>
          </table:table-cell>
          <table:table-cell office:value-type="float" office:value="-0.567024" calcext:value-type="float">
            <text:p>-0.567024</text:p>
          </table:table-cell>
        </table:table-row>
        <table:table-row table:style-name="ro1">
          <table:table-cell office:value-type="float" office:value="5.48923" calcext:value-type="float">
            <text:p>5.48923</text:p>
          </table:table-cell>
          <table:table-cell office:value-type="float" office:value="-0.344001" calcext:value-type="float">
            <text:p>-0.344001</text:p>
          </table:table-cell>
          <table:table-cell/>
          <table:table-cell office:value-type="float" office:value="4.92221" calcext:value-type="float">
            <text:p>4.92221</text:p>
          </table:table-cell>
          <table:table-cell office:value-type="float" office:value="-0.555036" calcext:value-type="float">
            <text:p>-0.555036</text:p>
          </table:table-cell>
        </table:table-row>
        <table:table-row table:style-name="ro1">
          <table:table-cell office:value-type="float" office:value="5.24969" calcext:value-type="float">
            <text:p>5.24969</text:p>
          </table:table-cell>
          <table:table-cell office:value-type="float" office:value="-0.316056" calcext:value-type="float">
            <text:p>-0.316056</text:p>
          </table:table-cell>
          <table:table-cell/>
          <table:table-cell office:value-type="float" office:value="4.92274" calcext:value-type="float">
            <text:p>4.92274</text:p>
          </table:table-cell>
          <table:table-cell office:value-type="float" office:value="-0.552038" calcext:value-type="float">
            <text:p>-0.552038</text:p>
          </table:table-cell>
        </table:table-row>
        <table:table-row table:style-name="ro1">
          <table:table-cell office:value-type="float" office:value="4.52957" calcext:value-type="float">
            <text:p>4.52957</text:p>
          </table:table-cell>
          <table:table-cell office:value-type="float" office:value="-0.255969" calcext:value-type="float">
            <text:p>-0.255969</text:p>
          </table:table-cell>
          <table:table-cell/>
          <table:table-cell office:value-type="float" office:value="4.92528" calcext:value-type="float">
            <text:p>4.92528</text:p>
          </table:table-cell>
          <table:table-cell office:value-type="float" office:value="-0.540085" calcext:value-type="float">
            <text:p>-0.540085</text:p>
          </table:table-cell>
        </table:table-row>
        <table:table-row table:style-name="ro1">
          <table:table-cell office:value-type="float" office:value="4.28934" calcext:value-type="float">
            <text:p>4.28934</text:p>
          </table:table-cell>
          <table:table-cell office:value-type="float" office:value="-0.231833" calcext:value-type="float">
            <text:p>-0.231833</text:p>
          </table:table-cell>
          <table:table-cell/>
          <table:table-cell office:value-type="float" office:value="4.9289" calcext:value-type="float">
            <text:p>4.9289</text:p>
          </table:table-cell>
          <table:table-cell office:value-type="float" office:value="-0.525184" calcext:value-type="float">
            <text:p>-0.525184</text:p>
          </table:table-cell>
        </table:table-row>
        <table:table-row table:style-name="ro1">
          <table:table-cell office:value-type="float" office:value="4.28928" calcext:value-type="float">
            <text:p>4.28928</text:p>
          </table:table-cell>
          <table:table-cell office:value-type="float" office:value="-0.22919" calcext:value-type="float">
            <text:p>-0.22919</text:p>
          </table:table-cell>
          <table:table-cell/>
          <table:table-cell office:value-type="float" office:value="4.92962" calcext:value-type="float">
            <text:p>4.92962</text:p>
          </table:table-cell>
          <table:table-cell office:value-type="float" office:value="-0.522202" calcext:value-type="float">
            <text:p>-0.522202</text:p>
          </table:table-cell>
        </table:table-row>
        <table:table-row table:style-name="ro1">
          <table:table-cell office:value-type="float" office:value="4.28897" calcext:value-type="float">
            <text:p>4.28897</text:p>
          </table:table-cell>
          <table:table-cell office:value-type="float" office:value="-0.21598" calcext:value-type="float">
            <text:p>-0.21598</text:p>
          </table:table-cell>
          <table:table-cell/>
          <table:table-cell office:value-type="float" office:value="5.03951" calcext:value-type="float">
            <text:p>5.03951</text:p>
          </table:table-cell>
          <table:table-cell office:value-type="float" office:value="-0.521338" calcext:value-type="float">
            <text:p>-0.521338</text:p>
          </table:table-cell>
        </table:table-row>
        <table:table-row table:style-name="ro1">
          <table:table-cell office:value-type="float" office:value="4.28908" calcext:value-type="float">
            <text:p>4.28908</text:p>
          </table:table-cell>
          <table:table-cell office:value-type="float" office:value="-0.205433" calcext:value-type="float">
            <text:p>-0.205433</text:p>
          </table:table-cell>
          <table:table-cell/>
          <table:table-cell office:value-type="float" office:value="5.20222" calcext:value-type="float">
            <text:p>5.20222</text:p>
          </table:table-cell>
          <table:table-cell office:value-type="float" office:value="-0.528495" calcext:value-type="float">
            <text:p>-0.528495</text:p>
          </table:table-cell>
        </table:table-row>
        <table:table-row table:style-name="ro1">
          <table:table-cell office:value-type="float" office:value="4.28981" calcext:value-type="float">
            <text:p>4.28981</text:p>
          </table:table-cell>
          <table:table-cell office:value-type="float" office:value="-0.189641" calcext:value-type="float">
            <text:p>-0.189641</text:p>
          </table:table-cell>
          <table:table-cell/>
          <table:table-cell office:value-type="float" office:value="5.36499" calcext:value-type="float">
            <text:p>5.36499</text:p>
          </table:table-cell>
          <table:table-cell office:value-type="float" office:value="-0.535053" calcext:value-type="float">
            <text:p>-0.535053</text:p>
          </table:table-cell>
        </table:table-row>
        <table:table-row table:style-name="ro1">
          <table:table-cell office:value-type="float" office:value="4.29066" calcext:value-type="float">
            <text:p>4.29066</text:p>
          </table:table-cell>
          <table:table-cell office:value-type="float" office:value="-0.179129" calcext:value-type="float">
            <text:p>-0.179129</text:p>
          </table:table-cell>
          <table:table-cell/>
          <table:table-cell office:value-type="float" office:value="5.47417" calcext:value-type="float">
            <text:p>5.47417</text:p>
          </table:table-cell>
          <table:table-cell office:value-type="float" office:value="-0.532377" calcext:value-type="float">
            <text:p>-0.532377</text:p>
          </table:table-cell>
        </table:table-row>
        <table:table-row table:style-name="ro1">
          <table:table-cell office:value-type="float" office:value="4.29219" calcext:value-type="float">
            <text:p>4.29219</text:p>
          </table:table-cell>
          <table:table-cell office:value-type="float" office:value="-0.166003" calcext:value-type="float">
            <text:p>-0.166003</text:p>
          </table:table-cell>
          <table:table-cell/>
          <table:table-cell office:value-type="float" office:value="4.27582" calcext:value-type="float">
            <text:p>4.27582</text:p>
          </table:table-cell>
          <table:table-cell office:value-type="float" office:value="-0.189023" calcext:value-type="float">
            <text:p>-0.189023</text:p>
          </table:table-cell>
        </table:table-row>
        <table:table-row table:style-name="ro1">
          <table:table-cell office:value-type="float" office:value="4.29249" calcext:value-type="float">
            <text:p>4.29249</text:p>
          </table:table-cell>
          <table:table-cell office:value-type="float" office:value="-0.163377" calcext:value-type="float">
            <text:p>-0.163377</text:p>
          </table:table-cell>
          <table:table-cell/>
          <table:table-cell office:value-type="float" office:value="4.28407" calcext:value-type="float">
            <text:p>4.28407</text:p>
          </table:table-cell>
          <table:table-cell office:value-type="float" office:value="-0.178854" calcext:value-type="float">
            <text:p>-0.178854</text:p>
          </table:table-cell>
        </table:table-row>
        <table:table-row table:style-name="ro1">
          <table:table-cell office:value-type="float" office:value="4.29948" calcext:value-type="float">
            <text:p>4.29948</text:p>
          </table:table-cell>
          <table:table-cell office:value-type="float" office:value="-0.153076" calcext:value-type="float">
            <text:p>-0.153076</text:p>
          </table:table-cell>
          <table:table-cell/>
          <table:table-cell office:value-type="float" office:value="4.28807" calcext:value-type="float">
            <text:p>4.28807</text:p>
          </table:table-cell>
          <table:table-cell office:value-type="float" office:value="-0.176385" calcext:value-type="float">
            <text:p>-0.176385</text:p>
          </table:table-cell>
        </table:table-row>
        <table:table-row table:style-name="ro1">
          <table:table-cell office:value-type="float" office:value="4.30905" calcext:value-type="float">
            <text:p>4.30905</text:p>
          </table:table-cell>
          <table:table-cell office:value-type="float" office:value="-0.145475" calcext:value-type="float">
            <text:p>-0.145475</text:p>
          </table:table-cell>
          <table:table-cell/>
          <table:table-cell office:value-type="float" office:value="4.29608" calcext:value-type="float">
            <text:p>4.29608</text:p>
          </table:table-cell>
          <table:table-cell office:value-type="float" office:value="-0.171434" calcext:value-type="float">
            <text:p>-0.171434</text:p>
          </table:table-cell>
        </table:table-row>
        <table:table-row table:style-name="ro1">
          <table:table-cell office:value-type="float" office:value="4.31542" calcext:value-type="float">
            <text:p>4.31542</text:p>
          </table:table-cell>
          <table:table-cell office:value-type="float" office:value="-0.140389" calcext:value-type="float">
            <text:p>-0.140389</text:p>
          </table:table-cell>
          <table:table-cell/>
          <table:table-cell office:value-type="float" office:value="4.30408" calcext:value-type="float">
            <text:p>4.30408</text:p>
          </table:table-cell>
          <table:table-cell office:value-type="float" office:value="-0.166463" calcext:value-type="float">
            <text:p>-0.166463</text:p>
          </table:table-cell>
        </table:table-row>
        <table:table-row table:style-name="ro1">
          <table:table-cell office:value-type="float" office:value="4.3186" calcext:value-type="float">
            <text:p>4.3186</text:p>
          </table:table-cell>
          <table:table-cell office:value-type="float" office:value="-0.13784" calcext:value-type="float">
            <text:p>-0.13784</text:p>
          </table:table-cell>
          <table:table-cell/>
          <table:table-cell office:value-type="float" office:value="4.30808" calcext:value-type="float">
            <text:p>4.30808</text:p>
          </table:table-cell>
          <table:table-cell office:value-type="float" office:value="-0.16397" calcext:value-type="float">
            <text:p>-0.16397</text:p>
          </table:table-cell>
        </table:table-row>
        <table:table-row table:style-name="ro1">
          <table:table-cell office:value-type="float" office:value="4.33152" calcext:value-type="float">
            <text:p>4.33152</text:p>
          </table:table-cell>
          <table:table-cell office:value-type="float" office:value="-0.127611" calcext:value-type="float">
            <text:p>-0.127611</text:p>
          </table:table-cell>
          <table:table-cell/>
          <table:table-cell office:value-type="float" office:value="4.31627" calcext:value-type="float">
            <text:p>4.31627</text:p>
          </table:table-cell>
          <table:table-cell office:value-type="float" office:value="-0.153674" calcext:value-type="float">
            <text:p>-0.153674</text:p>
          </table:table-cell>
        </table:table-row>
        <table:table-row table:style-name="ro1">
          <table:table-cell office:value-type="float" office:value="4.35115" calcext:value-type="float">
            <text:p>4.35115</text:p>
          </table:table-cell>
          <table:table-cell office:value-type="float" office:value="-0.112158" calcext:value-type="float">
            <text:p>-0.112158</text:p>
          </table:table-cell>
          <table:table-cell/>
          <table:table-cell office:value-type="float" office:value="4.3168" calcext:value-type="float">
            <text:p>4.3168</text:p>
          </table:table-cell>
          <table:table-cell office:value-type="float" office:value="-0.137782" calcext:value-type="float">
            <text:p>-0.137782</text:p>
          </table:table-cell>
        </table:table-row>
        <table:table-row table:style-name="ro1">
          <table:table-cell office:value-type="float" office:value="4.36241" calcext:value-type="float">
            <text:p>4.36241</text:p>
          </table:table-cell>
          <table:table-cell office:value-type="float" office:value="-0.101735" calcext:value-type="float">
            <text:p>-0.101735</text:p>
          </table:table-cell>
          <table:table-cell/>
          <table:table-cell office:value-type="float" office:value="4.32792" calcext:value-type="float">
            <text:p>4.32792</text:p>
          </table:table-cell>
          <table:table-cell office:value-type="float" office:value="-0.127505" calcext:value-type="float">
            <text:p>-0.127505</text:p>
          </table:table-cell>
        </table:table-row>
        <table:table-row table:style-name="ro1">
          <table:table-cell office:value-type="float" office:value="4.36478" calcext:value-type="float">
            <text:p>4.36478</text:p>
          </table:table-cell>
          <table:table-cell office:value-type="float" office:value="-0.0991102" calcext:value-type="float">
            <text:p>-0.0991102</text:p>
          </table:table-cell>
          <table:table-cell/>
          <table:table-cell office:value-type="float" office:value="4.34981" calcext:value-type="float">
            <text:p>4.34981</text:p>
          </table:table-cell>
          <table:table-cell office:value-type="float" office:value="-0.117465" calcext:value-type="float">
            <text:p>-0.117465</text:p>
          </table:table-cell>
        </table:table-row>
        <table:table-row table:style-name="ro1">
          <table:table-cell office:value-type="float" office:value="4.36713" calcext:value-type="float">
            <text:p>4.36713</text:p>
          </table:table-cell>
          <table:table-cell office:value-type="float" office:value="-0.0964829" calcext:value-type="float">
            <text:p>-0.0964829</text:p>
          </table:table-cell>
          <table:table-cell/>
          <table:table-cell office:value-type="float" office:value="4.36075" calcext:value-type="float">
            <text:p>4.36075</text:p>
          </table:table-cell>
          <table:table-cell office:value-type="float" office:value="-0.112405" calcext:value-type="float">
            <text:p>-0.112405</text:p>
          </table:table-cell>
        </table:table-row>
        <table:table-row table:style-name="ro1">
          <table:table-cell office:value-type="float" office:value="4.36949" calcext:value-type="float">
            <text:p>4.36949</text:p>
          </table:table-cell>
          <table:table-cell office:value-type="float" office:value="-0.0938522" calcext:value-type="float">
            <text:p>-0.0938522</text:p>
          </table:table-cell>
          <table:table-cell/>
          <table:table-cell office:value-type="float" office:value="4.43739" calcext:value-type="float">
            <text:p>4.43739</text:p>
          </table:table-cell>
          <table:table-cell office:value-type="float" office:value="-0.103483" calcext:value-type="float">
            <text:p>-0.103483</text:p>
          </table:table-cell>
        </table:table-row>
        <table:table-row table:style-name="ro1">
          <table:table-cell office:value-type="float" office:value="4.37185" calcext:value-type="float">
            <text:p>4.37185</text:p>
          </table:table-cell>
          <table:table-cell office:value-type="float" office:value="-0.0912192" calcext:value-type="float">
            <text:p>-0.0912192</text:p>
          </table:table-cell>
          <table:table-cell/>
          <table:table-cell office:value-type="float" office:value="4.47025" calcext:value-type="float">
            <text:p>4.47025</text:p>
          </table:table-cell>
          <table:table-cell office:value-type="float" office:value="-0.101505" calcext:value-type="float">
            <text:p>-0.101505</text:p>
          </table:table-cell>
        </table:table-row>
        <table:table-row table:style-name="ro1">
          <table:table-cell office:value-type="float" office:value="4.3742" calcext:value-type="float">
            <text:p>4.3742</text:p>
          </table:table-cell>
          <table:table-cell office:value-type="float" office:value="-0.0885833" calcext:value-type="float">
            <text:p>-0.0885833</text:p>
          </table:table-cell>
          <table:table-cell/>
          <table:table-cell office:value-type="float" office:value="4.5031" calcext:value-type="float">
            <text:p>4.5031</text:p>
          </table:table-cell>
          <table:table-cell office:value-type="float" office:value="-0.0994868" calcext:value-type="float">
            <text:p>-0.0994868</text:p>
          </table:table-cell>
        </table:table-row>
        <table:table-row table:style-name="ro1">
          <table:table-cell office:value-type="float" office:value="4.37656" calcext:value-type="float">
            <text:p>4.37656</text:p>
          </table:table-cell>
          <table:table-cell office:value-type="float" office:value="-0.0859446" calcext:value-type="float">
            <text:p>-0.0859446</text:p>
          </table:table-cell>
          <table:table-cell/>
          <table:table-cell office:value-type="float" office:value="4.53595" calcext:value-type="float">
            <text:p>4.53595</text:p>
          </table:table-cell>
          <table:table-cell office:value-type="float" office:value="-0.0974276" calcext:value-type="float">
            <text:p>-0.0974276</text:p>
          </table:table-cell>
        </table:table-row>
        <table:table-row table:style-name="ro1">
          <table:table-cell office:value-type="float" office:value="4.44414" calcext:value-type="float">
            <text:p>4.44414</text:p>
          </table:table-cell>
          <table:table-cell office:value-type="float" office:value="-0.0763604" calcext:value-type="float">
            <text:p>-0.0763604</text:p>
          </table:table-cell>
          <table:table-cell/>
          <table:table-cell office:value-type="float" office:value="4.56881" calcext:value-type="float">
            <text:p>4.56881</text:p>
          </table:table-cell>
          <table:table-cell office:value-type="float" office:value="-0.0953287" calcext:value-type="float">
            <text:p>-0.0953287</text:p>
          </table:table-cell>
        </table:table-row>
        <table:table-row table:style-name="ro1">
          <table:table-cell office:value-type="float" office:value="4.47559" calcext:value-type="float">
            <text:p>4.47559</text:p>
          </table:table-cell>
          <table:table-cell office:value-type="float" office:value="-0.0741538" calcext:value-type="float">
            <text:p>-0.0741538</text:p>
          </table:table-cell>
          <table:table-cell/>
          <table:table-cell office:value-type="float" office:value="4.60166" calcext:value-type="float">
            <text:p>4.60166</text:p>
          </table:table-cell>
          <table:table-cell office:value-type="float" office:value="-0.0931895" calcext:value-type="float">
            <text:p>-0.0931895</text:p>
          </table:table-cell>
        </table:table-row>
        <table:table-row table:style-name="ro1">
          <table:table-cell office:value-type="float" office:value="4.50703" calcext:value-type="float">
            <text:p>4.50703</text:p>
          </table:table-cell>
          <table:table-cell office:value-type="float" office:value="-0.0719086" calcext:value-type="float">
            <text:p>-0.0719086</text:p>
          </table:table-cell>
          <table:table-cell/>
          <table:table-cell office:value-type="float" office:value="4.63451" calcext:value-type="float">
            <text:p>4.63451</text:p>
          </table:table-cell>
          <table:table-cell office:value-type="float" office:value="-0.0910101" calcext:value-type="float">
            <text:p>-0.0910101</text:p>
          </table:table-cell>
        </table:table-row>
        <table:table-row table:style-name="ro1">
          <table:table-cell office:value-type="float" office:value="4.53847" calcext:value-type="float">
            <text:p>4.53847</text:p>
          </table:table-cell>
          <table:table-cell office:value-type="float" office:value="-0.0696249" calcext:value-type="float">
            <text:p>-0.0696249</text:p>
          </table:table-cell>
          <table:table-cell/>
          <table:table-cell office:value-type="float" office:value="4.7153" calcext:value-type="float">
            <text:p>4.7153</text:p>
          </table:table-cell>
          <table:table-cell office:value-type="float" office:value="-0.0810195" calcext:value-type="float">
            <text:p>-0.0810195</text:p>
          </table:table-cell>
        </table:table-row>
        <table:table-row table:style-name="ro1">
          <table:table-cell office:value-type="float" office:value="4.5699" calcext:value-type="float">
            <text:p>4.5699</text:p>
          </table:table-cell>
          <table:table-cell office:value-type="float" office:value="-0.067302" calcext:value-type="float">
            <text:p>-0.067302</text:p>
          </table:table-cell>
          <table:table-cell/>
          <table:table-cell office:value-type="float" office:value="4.7304" calcext:value-type="float">
            <text:p>4.7304</text:p>
          </table:table-cell>
          <table:table-cell office:value-type="float" office:value="-0.0754724" calcext:value-type="float">
            <text:p>-0.0754724</text:p>
          </table:table-cell>
        </table:table-row>
        <table:table-row table:style-name="ro1">
          <table:table-cell office:value-type="float" office:value="4.60134" calcext:value-type="float">
            <text:p>4.60134</text:p>
          </table:table-cell>
          <table:table-cell office:value-type="float" office:value="-0.0649412" calcext:value-type="float">
            <text:p>-0.0649412</text:p>
          </table:table-cell>
          <table:table-cell/>
          <table:table-cell office:value-type="float" office:value="4.73794" calcext:value-type="float">
            <text:p>4.73794</text:p>
          </table:table-cell>
          <table:table-cell office:value-type="float" office:value="-0.072685" calcext:value-type="float">
            <text:p>-0.072685</text:p>
          </table:table-cell>
        </table:table-row>
        <table:table-row table:style-name="ro1">
          <table:table-cell office:value-type="float" office:value="4.63278" calcext:value-type="float">
            <text:p>4.63278</text:p>
          </table:table-cell>
          <table:table-cell office:value-type="float" office:value="-0.0625418" calcext:value-type="float">
            <text:p>-0.0625418</text:p>
          </table:table-cell>
          <table:table-cell/>
          <table:table-cell office:value-type="float" office:value="4.74549" calcext:value-type="float">
            <text:p>4.74549</text:p>
          </table:table-cell>
          <table:table-cell office:value-type="float" office:value="-0.0698878" calcext:value-type="float">
            <text:p>-0.0698878</text:p>
          </table:table-cell>
        </table:table-row>
        <table:table-row table:style-name="ro1">
          <table:table-cell office:value-type="float" office:value="4.71151" calcext:value-type="float">
            <text:p>4.71151</text:p>
          </table:table-cell>
          <table:table-cell office:value-type="float" office:value="-0.052039" calcext:value-type="float">
            <text:p>-0.052039</text:p>
          </table:table-cell>
          <table:table-cell/>
          <table:table-cell office:value-type="float" office:value="4.75303" calcext:value-type="float">
            <text:p>4.75303</text:p>
          </table:table-cell>
          <table:table-cell office:value-type="float" office:value="-0.067082" calcext:value-type="float">
            <text:p>-0.067082</text:p>
          </table:table-cell>
        </table:table-row>
        <table:table-row table:style-name="ro1">
          <table:table-cell office:value-type="float" office:value="4.72737" calcext:value-type="float">
            <text:p>4.72737</text:p>
          </table:table-cell>
          <table:table-cell office:value-type="float" office:value="-0.0464124" calcext:value-type="float">
            <text:p>-0.0464124</text:p>
          </table:table-cell>
          <table:table-cell/>
          <table:table-cell office:value-type="float" office:value="4.76057" calcext:value-type="float">
            <text:p>4.76057</text:p>
          </table:table-cell>
          <table:table-cell office:value-type="float" office:value="-0.0642669" calcext:value-type="float">
            <text:p>-0.0642669</text:p>
          </table:table-cell>
        </table:table-row>
        <table:table-row table:style-name="ro1">
          <table:table-cell office:value-type="float" office:value="4.74323" calcext:value-type="float">
            <text:p>4.74323</text:p>
          </table:table-cell>
          <table:table-cell office:value-type="float" office:value="-0.0407469" calcext:value-type="float">
            <text:p>-0.0407469</text:p>
          </table:table-cell>
          <table:table-cell/>
          <table:table-cell office:value-type="float" office:value="4.77611" calcext:value-type="float">
            <text:p>4.77611</text:p>
          </table:table-cell>
          <table:table-cell office:value-type="float" office:value="-0.0527525" calcext:value-type="float">
            <text:p>-0.0527525</text:p>
          </table:table-cell>
        </table:table-row>
        <table:table-row table:style-name="ro1">
          <table:table-cell office:value-type="float" office:value="4.75907" calcext:value-type="float">
            <text:p>4.75907</text:p>
          </table:table-cell>
          <table:table-cell office:value-type="float" office:value="-0.0350421" calcext:value-type="float">
            <text:p>-0.0350421</text:p>
          </table:table-cell>
          <table:table-cell/>
          <table:table-cell office:value-type="float" office:value="4.77634" calcext:value-type="float">
            <text:p>4.77634</text:p>
          </table:table-cell>
          <table:table-cell office:value-type="float" office:value="-0.0498241" calcext:value-type="float">
            <text:p>-0.0498241</text:p>
          </table:table-cell>
        </table:table-row>
        <table:table-row table:style-name="ro1">
          <table:table-cell office:value-type="float" office:value="4.77574" calcext:value-type="float">
            <text:p>4.77574</text:p>
          </table:table-cell>
          <table:table-cell office:value-type="float" office:value="-0.0234428" calcext:value-type="float">
            <text:p>-0.0234428</text:p>
          </table:table-cell>
          <table:table-cell/>
          <table:table-cell office:value-type="float" office:value="4.77657" calcext:value-type="float">
            <text:p>4.77657</text:p>
          </table:table-cell>
          <table:table-cell office:value-type="float" office:value="-0.0468954" calcext:value-type="float">
            <text:p>-0.0468954</text:p>
          </table:table-cell>
        </table:table-row>
        <table:table-row table:style-name="ro1">
          <table:table-cell office:value-type="float" office:value="4.77698" calcext:value-type="float">
            <text:p>4.77698</text:p>
          </table:table-cell>
          <table:table-cell office:value-type="float" office:value="-0.0146557" calcext:value-type="float">
            <text:p>-0.0146557</text:p>
          </table:table-cell>
          <table:table-cell/>
          <table:table-cell office:value-type="float" office:value="4.7768" calcext:value-type="float">
            <text:p>4.7768</text:p>
          </table:table-cell>
          <table:table-cell office:value-type="float" office:value="-0.0439665" calcext:value-type="float">
            <text:p>-0.0439665</text:p>
          </table:table-cell>
        </table:table-row>
        <table:table-row table:style-name="ro1">
          <table:table-cell office:value-type="float" office:value="4.77779" calcext:value-type="float">
            <text:p>4.77779</text:p>
          </table:table-cell>
          <table:table-cell office:value-type="float" office:value="-0.00879511" calcext:value-type="float">
            <text:p>-0.00879511</text:p>
          </table:table-cell>
          <table:table-cell/>
          <table:table-cell office:value-type="float" office:value="4.77702" calcext:value-type="float">
            <text:p>4.77702</text:p>
          </table:table-cell>
          <table:table-cell office:value-type="float" office:value="-0.0410373" calcext:value-type="float">
            <text:p>-0.0410373</text:p>
          </table:table-cell>
        </table:table-row>
        <table:table-row table:style-name="ro1">
          <table:table-cell office:value-type="float" office:value="4.7782" calcext:value-type="float">
            <text:p>4.7782</text:p>
          </table:table-cell>
          <table:table-cell office:value-type="float" office:value="-0.00586352" calcext:value-type="float">
            <text:p>-0.00586352</text:p>
          </table:table-cell>
          <table:table-cell/>
          <table:table-cell office:value-type="float" office:value="4.77747" calcext:value-type="float">
            <text:p>4.77747</text:p>
          </table:table-cell>
          <table:table-cell office:value-type="float" office:value="-0.0351775" calcext:value-type="float">
            <text:p>-0.0351775</text:p>
          </table:table-cell>
        </table:table-row>
        <table:table-row table:style-name="ro1">
          <table:table-cell office:value-type="float" office:value="4.779" calcext:value-type="float">
            <text:p>4.779</text:p>
          </table:table-cell>
          <table:table-cell office:value-type="float" office:value="0.0058645" calcext:value-type="float">
            <text:p>0.0058645</text:p>
          </table:table-cell>
          <table:table-cell/>
          <table:table-cell office:value-type="float" office:value="4.77754" calcext:value-type="float">
            <text:p>4.77754</text:p>
          </table:table-cell>
          <table:table-cell office:value-type="float" office:value="-0.0234516" calcext:value-type="float">
            <text:p>-0.0234516</text:p>
          </table:table-cell>
        </table:table-row>
        <table:table-row table:style-name="ro1">
          <table:table-cell office:value-type="float" office:value="4.77871" calcext:value-type="float">
            <text:p>4.77871</text:p>
          </table:table-cell>
          <table:table-cell office:value-type="float" office:value="0.0527812" calcext:value-type="float">
            <text:p>0.0527812</text:p>
          </table:table-cell>
          <table:table-cell/>
          <table:table-cell office:value-type="float" office:value="4.77717" calcext:value-type="float">
            <text:p>4.77717</text:p>
          </table:table-cell>
          <table:table-cell office:value-type="float" office:value="-0.0175874" calcext:value-type="float">
            <text:p>-0.0175874</text:p>
          </table:table-cell>
        </table:table-row>
        <table:table-row table:style-name="ro1">
          <table:table-cell office:value-type="float" office:value="4.77776" calcext:value-type="float">
            <text:p>4.77776</text:p>
          </table:table-cell>
          <table:table-cell office:value-type="float" office:value="0.0644991" calcext:value-type="float">
            <text:p>0.0644991</text:p>
          </table:table-cell>
          <table:table-cell/>
          <table:table-cell office:value-type="float" office:value="4.77698" calcext:value-type="float">
            <text:p>4.77698</text:p>
          </table:table-cell>
          <table:table-cell office:value-type="float" office:value="-0.0146557" calcext:value-type="float">
            <text:p>-0.0146557</text:p>
          </table:table-cell>
        </table:table-row>
        <table:table-row table:style-name="ro1">
          <table:table-cell office:value-type="float" office:value="4.77732" calcext:value-type="float">
            <text:p>4.77732</text:p>
          </table:table-cell>
          <table:table-cell office:value-type="float" office:value="0.0674249" calcext:value-type="float">
            <text:p>0.0674249</text:p>
          </table:table-cell>
          <table:table-cell/>
          <table:table-cell office:value-type="float" office:value="4.77679" calcext:value-type="float">
            <text:p>4.77679</text:p>
          </table:table-cell>
          <table:table-cell office:value-type="float" office:value="-0.0117242" calcext:value-type="float">
            <text:p>-0.0117242</text:p>
          </table:table-cell>
        </table:table-row>
        <table:table-row table:style-name="ro1">
          <table:table-cell office:value-type="float" office:value="4.77644" calcext:value-type="float">
            <text:p>4.77644</text:p>
          </table:table-cell>
          <table:table-cell office:value-type="float" office:value="0.0732756" calcext:value-type="float">
            <text:p>0.0732756</text:p>
          </table:table-cell>
          <table:table-cell/>
          <table:table-cell office:value-type="float" office:value="4.7764" calcext:value-type="float">
            <text:p>4.7764</text:p>
          </table:table-cell>
          <table:table-cell office:value-type="float" office:value="-0.00586131" calcext:value-type="float">
            <text:p>-0.00586131</text:p>
          </table:table-cell>
        </table:table-row>
        <table:table-row table:style-name="ro1">
          <table:table-cell office:value-type="float" office:value="4.7751" calcext:value-type="float">
            <text:p>4.7751</text:p>
          </table:table-cell>
          <table:table-cell office:value-type="float" office:value="0.0820469" calcext:value-type="float">
            <text:p>0.0820469</text:p>
          </table:table-cell>
          <table:table-cell/>
          <table:table-cell office:value-type="float" office:value="4.776" calcext:value-type="float">
            <text:p>4.776</text:p>
          </table:table-cell>
          <table:table-cell office:value-type="float" office:value="0.00586082" calcext:value-type="float">
            <text:p>0.00586082</text:p>
          </table:table-cell>
        </table:table-row>
        <table:table-row table:style-name="ro1">
          <table:table-cell office:value-type="float" office:value="4.77188" calcext:value-type="float">
            <text:p>4.77188</text:p>
          </table:table-cell>
          <table:table-cell office:value-type="float" office:value="0.0937077" calcext:value-type="float">
            <text:p>0.0937077</text:p>
          </table:table-cell>
          <table:table-cell/>
          <table:table-cell office:value-type="float" office:value="4.77571" calcext:value-type="float">
            <text:p>4.77571</text:p>
          </table:table-cell>
          <table:table-cell office:value-type="float" office:value="0.052748" calcext:value-type="float">
            <text:p>0.052748</text:p>
          </table:table-cell>
        </table:table-row>
        <table:table-row table:style-name="ro1">
          <table:table-cell office:value-type="float" office:value="4.7649" calcext:value-type="float">
            <text:p>4.7649</text:p>
          </table:table-cell>
          <table:table-cell office:value-type="float" office:value="0.111121" calcext:value-type="float">
            <text:p>0.111121</text:p>
          </table:table-cell>
          <table:table-cell/>
          <table:table-cell office:value-type="float" office:value="4.77456" calcext:value-type="float">
            <text:p>4.77456</text:p>
          </table:table-cell>
          <table:table-cell office:value-type="float" office:value="0.0644559" calcext:value-type="float">
            <text:p>0.0644559</text:p>
          </table:table-cell>
        </table:table-row>
        <table:table-row table:style-name="ro1">
          <table:table-cell office:value-type="float" office:value="4.76242" calcext:value-type="float">
            <text:p>4.76242</text:p>
          </table:table-cell>
          <table:table-cell office:value-type="float" office:value="0.122759" calcext:value-type="float">
            <text:p>0.122759</text:p>
          </table:table-cell>
          <table:table-cell/>
          <table:table-cell office:value-type="float" office:value="4.77402" calcext:value-type="float">
            <text:p>4.77402</text:p>
          </table:table-cell>
          <table:table-cell office:value-type="float" office:value="0.0673783" calcext:value-type="float">
            <text:p>0.0673783</text:p>
          </table:table-cell>
        </table:table-row>
        <table:table-row table:style-name="ro1">
          <table:table-cell office:value-type="float" office:value="4.76098" calcext:value-type="float">
            <text:p>4.76098</text:p>
          </table:table-cell>
          <table:table-cell office:value-type="float" office:value="0.169507" calcext:value-type="float">
            <text:p>0.169507</text:p>
          </table:table-cell>
          <table:table-cell/>
          <table:table-cell office:value-type="float" office:value="4.77348" calcext:value-type="float">
            <text:p>4.77348</text:p>
          </table:table-cell>
          <table:table-cell office:value-type="float" office:value="0.0703002" calcext:value-type="float">
            <text:p>0.0703002</text:p>
          </table:table-cell>
        </table:table-row>
        <table:table-row table:style-name="ro1">
          <table:table-cell office:value-type="float" office:value="4.90765" calcext:value-type="float">
            <text:p>4.90765</text:p>
          </table:table-cell>
          <table:table-cell office:value-type="float" office:value="0.186791" calcext:value-type="float">
            <text:p>0.186791</text:p>
          </table:table-cell>
          <table:table-cell/>
          <table:table-cell office:value-type="float" office:value="4.77294" calcext:value-type="float">
            <text:p>4.77294</text:p>
          </table:table-cell>
          <table:table-cell office:value-type="float" office:value="0.0732219" calcext:value-type="float">
            <text:p>0.0732219</text:p>
          </table:table-cell>
        </table:table-row>
        <table:table-row table:style-name="ro1">
          <table:table-cell office:value-type="float" office:value="5.12792" calcext:value-type="float">
            <text:p>5.12792</text:p>
          </table:table-cell>
          <table:table-cell office:value-type="float" office:value="0.204628" calcext:value-type="float">
            <text:p>0.204628</text:p>
          </table:table-cell>
          <table:table-cell/>
          <table:table-cell office:value-type="float" office:value="4.77239" calcext:value-type="float">
            <text:p>4.77239</text:p>
          </table:table-cell>
          <table:table-cell office:value-type="float" office:value="0.0761425" calcext:value-type="float">
            <text:p>0.0761425</text:p>
          </table:table-cell>
        </table:table-row>
        <table:table-row table:style-name="ro1">
          <table:table-cell office:value-type="float" office:value="5.34814" calcext:value-type="float">
            <text:p>5.34814</text:p>
          </table:table-cell>
          <table:table-cell office:value-type="float" office:value="0.223277" calcext:value-type="float">
            <text:p>0.223277</text:p>
          </table:table-cell>
          <table:table-cell/>
          <table:table-cell office:value-type="float" office:value="4.77185" calcext:value-type="float">
            <text:p>4.77185</text:p>
          </table:table-cell>
          <table:table-cell office:value-type="float" office:value="0.0790624" calcext:value-type="float">
            <text:p>0.0790624</text:p>
          </table:table-cell>
        </table:table-row>
        <table:table-row table:style-name="ro1">
          <table:table-cell office:value-type="float" office:value="5.49463" calcext:value-type="float">
            <text:p>5.49463</text:p>
          </table:table-cell>
          <table:table-cell office:value-type="float" office:value="0.242903" calcext:value-type="float">
            <text:p>0.242903</text:p>
          </table:table-cell>
          <table:table-cell/>
          <table:table-cell office:value-type="float" office:value="4.7713" calcext:value-type="float">
            <text:p>4.7713</text:p>
          </table:table-cell>
          <table:table-cell office:value-type="float" office:value="0.0819816" calcext:value-type="float">
            <text:p>0.0819816</text:p>
          </table:table-cell>
        </table:table-row>
        <table:table-row table:style-name="ro1">
          <table:table-cell office:value-type="float" office:value="4.70357" calcext:value-type="float">
            <text:p>4.70357</text:p>
          </table:table-cell>
          <table:table-cell office:value-type="float" office:value="2.85069" calcext:value-type="float">
            <text:p>2.85069</text:p>
          </table:table-cell>
          <table:table-cell/>
          <table:table-cell office:value-type="float" office:value="4.77008" calcext:value-type="float">
            <text:p>4.77008</text:p>
          </table:table-cell>
          <table:table-cell office:value-type="float" office:value="0.0936724" calcext:value-type="float">
            <text:p>0.0936724</text:p>
          </table:table-cell>
        </table:table-row>
        <table:table-row table:style-name="ro1">
          <table:table-cell office:value-type="float" office:value="3.93538" calcext:value-type="float">
            <text:p>3.93538</text:p>
          </table:table-cell>
          <table:table-cell office:value-type="float" office:value="2.39834" calcext:value-type="float">
            <text:p>2.39834</text:p>
          </table:table-cell>
          <table:table-cell/>
          <table:table-cell office:value-type="float" office:value="4.7697" calcext:value-type="float">
            <text:p>4.7697</text:p>
          </table:table-cell>
          <table:table-cell office:value-type="float" office:value="0.111233" calcext:value-type="float">
            <text:p>0.111233</text:p>
          </table:table-cell>
        </table:table-row>
        <table:table-row table:style-name="ro1">
          <table:table-cell office:value-type="float" office:value="1.64811" calcext:value-type="float">
            <text:p>1.64811</text:p>
          </table:table-cell>
          <table:table-cell office:value-type="float" office:value="1.01274" calcext:value-type="float">
            <text:p>1.01274</text:p>
          </table:table-cell>
          <table:table-cell/>
          <table:table-cell office:value-type="float" office:value="4.91517" calcext:value-type="float">
            <text:p>4.91517</text:p>
          </table:table-cell>
          <table:table-cell office:value-type="float" office:value="0.126696" calcext:value-type="float">
            <text:p>0.126696</text:p>
          </table:table-cell>
        </table:table-row>
        <table:table-row table:style-name="ro1">
          <table:table-cell office:value-type="float" office:value="0.88576" calcext:value-type="float">
            <text:p>0.88576</text:p>
          </table:table-cell>
          <table:table-cell office:value-type="float" office:value="0.54729" calcext:value-type="float">
            <text:p>0.54729</text:p>
          </table:table-cell>
          <table:table-cell/>
          <table:table-cell office:value-type="float" office:value="5.13354" calcext:value-type="float">
            <text:p>5.13354</text:p>
          </table:table-cell>
          <table:table-cell office:value-type="float" office:value="0.141781" calcext:value-type="float">
            <text:p>0.141781</text:p>
          </table:table-cell>
        </table:table-row>
        <table:table-row table:style-name="ro1">
          <table:table-cell office:value-type="float" office:value="0.884659" calcext:value-type="float">
            <text:p>0.884659</text:p>
          </table:table-cell>
          <table:table-cell office:value-type="float" office:value="0.54736" calcext:value-type="float">
            <text:p>0.54736</text:p>
          </table:table-cell>
          <table:table-cell/>
          <table:table-cell office:value-type="float" office:value="5.35188" calcext:value-type="float">
            <text:p>5.35188</text:p>
          </table:table-cell>
          <table:table-cell office:value-type="float" office:value="0.157671" calcext:value-type="float">
            <text:p>0.157671</text:p>
          </table:table-cell>
        </table:table-row>
        <table:table-row table:style-name="ro1">
          <table:table-cell office:value-type="float" office:value="0.882457" calcext:value-type="float">
            <text:p>0.882457</text:p>
          </table:table-cell>
          <table:table-cell office:value-type="float" office:value="0.547496" calcext:value-type="float">
            <text:p>0.547496</text:p>
          </table:table-cell>
          <table:table-cell/>
          <table:table-cell office:value-type="float" office:value="5.4972" calcext:value-type="float">
            <text:p>5.4972</text:p>
          </table:table-cell>
          <table:table-cell office:value-type="float" office:value="0.175458" calcext:value-type="float">
            <text:p>0.175458</text:p>
          </table:table-cell>
        </table:table-row>
        <table:table-row table:style-name="ro1">
          <table:table-cell office:value-type="float" office:value="0.879156" calcext:value-type="float">
            <text:p>0.879156</text:p>
          </table:table-cell>
          <table:table-cell office:value-type="float" office:value="0.547692" calcext:value-type="float">
            <text:p>0.547692</text:p>
          </table:table-cell>
          <table:table-cell/>
          <table:table-cell office:value-type="float" office:value="4.98266" calcext:value-type="float">
            <text:p>4.98266</text:p>
          </table:table-cell>
          <table:table-cell office:value-type="float" office:value="0.754738" calcext:value-type="float">
            <text:p>0.754738</text:p>
          </table:table-cell>
        </table:table-row>
        <table:table-row table:style-name="ro1">
          <table:table-cell office:value-type="float" office:value="0.876284" calcext:value-type="float">
            <text:p>0.876284</text:p>
          </table:table-cell>
          <table:table-cell office:value-type="float" office:value="0.548893" calcext:value-type="float">
            <text:p>0.548893</text:p>
          </table:table-cell>
          <table:table-cell/>
          <table:table-cell office:value-type="float" office:value="4.70816" calcext:value-type="float">
            <text:p>4.70816</text:p>
          </table:table-cell>
          <table:table-cell office:value-type="float" office:value="0.722026" calcext:value-type="float">
            <text:p>0.722026</text:p>
          </table:table-cell>
        </table:table-row>
        <table:table-row table:style-name="ro1">
          <table:table-cell office:value-type="float" office:value="0.870853" calcext:value-type="float">
            <text:p>0.870853</text:p>
          </table:table-cell>
          <table:table-cell office:value-type="float" office:value="0.557469" calcext:value-type="float">
            <text:p>0.557469</text:p>
          </table:table-cell>
          <table:table-cell/>
          <table:table-cell office:value-type="float" office:value="4.70637" calcext:value-type="float">
            <text:p>4.70637</text:p>
          </table:table-cell>
          <table:table-cell office:value-type="float" office:value="0.73358" calcext:value-type="float">
            <text:p>0.73358</text:p>
          </table:table-cell>
        </table:table-row>
        <table:table-row table:style-name="ro1">
          <table:table-cell office:value-type="float" office:value="0.868809" calcext:value-type="float">
            <text:p>0.868809</text:p>
          </table:table-cell>
          <table:table-cell office:value-type="float" office:value="0.559172" calcext:value-type="float">
            <text:p>0.559172</text:p>
          </table:table-cell>
          <table:table-cell/>
          <table:table-cell office:value-type="float" office:value="4.97794" calcext:value-type="float">
            <text:p>4.97794</text:p>
          </table:table-cell>
          <table:table-cell office:value-type="float" office:value="0.785297" calcext:value-type="float">
            <text:p>0.785297</text:p>
          </table:table-cell>
        </table:table-row>
        <table:table-row table:style-name="ro1">
          <table:table-cell office:value-type="float" office:value="0.864731" calcext:value-type="float">
            <text:p>0.864731</text:p>
          </table:table-cell>
          <table:table-cell office:value-type="float" office:value="0.56106" calcext:value-type="float">
            <text:p>0.56106</text:p>
          </table:table-cell>
          <table:table-cell/>
          <table:table-cell office:value-type="float" office:value="5.24933" calcext:value-type="float">
            <text:p>5.24933</text:p>
          </table:table-cell>
          <table:table-cell office:value-type="float" office:value="0.838017" calcext:value-type="float">
            <text:p>0.838017</text:p>
          </table:table-cell>
        </table:table-row>
        <table:table-row table:style-name="ro1">
          <table:table-cell office:value-type="float" office:value="0.862346" calcext:value-type="float">
            <text:p>0.862346</text:p>
          </table:table-cell>
          <table:table-cell office:value-type="float" office:value="0.562525" calcext:value-type="float">
            <text:p>0.562525</text:p>
          </table:table-cell>
          <table:table-cell/>
          <table:table-cell office:value-type="float" office:value="5.42908" calcext:value-type="float">
            <text:p>5.42908</text:p>
          </table:table-cell>
          <table:table-cell office:value-type="float" office:value="0.880383" calcext:value-type="float">
            <text:p>0.880383</text:p>
          </table:table-cell>
        </table:table-row>
        <table:table-row table:style-name="ro1">
          <table:table-cell office:value-type="float" office:value="0.861834" calcext:value-type="float">
            <text:p>0.861834</text:p>
          </table:table-cell>
          <table:table-cell office:value-type="float" office:value="0.562945" calcext:value-type="float">
            <text:p>0.562945</text:p>
          </table:table-cell>
          <table:table-cell/>
          <table:table-cell office:value-type="float" office:value="4.70357" calcext:value-type="float">
            <text:p>4.70357</text:p>
          </table:table-cell>
          <table:table-cell office:value-type="float" office:value="2.85069" calcext:value-type="float">
            <text:p>2.85069</text:p>
          </table:table-cell>
        </table:table-row>
        <table:table-row table:style-name="ro1">
          <table:table-cell office:value-type="float" office:value="0.860808" calcext:value-type="float">
            <text:p>0.860808</text:p>
          </table:table-cell>
          <table:table-cell office:value-type="float" office:value="0.563783" calcext:value-type="float">
            <text:p>0.563783</text:p>
          </table:table-cell>
          <table:table-cell/>
          <table:table-cell office:value-type="float" office:value="3.93572" calcext:value-type="float">
            <text:p>3.93572</text:p>
          </table:table-cell>
          <table:table-cell office:value-type="float" office:value="2.39854" calcext:value-type="float">
            <text:p>2.39854</text:p>
          </table:table-cell>
        </table:table-row>
        <table:table-row table:style-name="ro1">
          <table:table-cell office:value-type="float" office:value="0.859267" calcext:value-type="float">
            <text:p>0.859267</text:p>
          </table:table-cell>
          <table:table-cell office:value-type="float" office:value="0.565037" calcext:value-type="float">
            <text:p>0.565037</text:p>
          </table:table-cell>
          <table:table-cell/>
          <table:table-cell office:value-type="float" office:value="1.64947" calcext:value-type="float">
            <text:p>1.64947</text:p>
          </table:table-cell>
          <table:table-cell office:value-type="float" office:value="1.01358" calcext:value-type="float">
            <text:p>1.01358</text:p>
          </table:table-cell>
        </table:table-row>
        <table:table-row table:style-name="ro1">
          <table:table-cell office:value-type="float" office:value="0.857544" calcext:value-type="float">
            <text:p>0.857544</text:p>
          </table:table-cell>
          <table:table-cell office:value-type="float" office:value="0.566924" calcext:value-type="float">
            <text:p>0.566924</text:p>
          </table:table-cell>
          <table:table-cell/>
          <table:table-cell office:value-type="float" office:value="0.887802" calcext:value-type="float">
            <text:p>0.887802</text:p>
          </table:table-cell>
          <table:table-cell office:value-type="float" office:value="0.548552" calcext:value-type="float">
            <text:p>0.548552</text:p>
          </table:table-cell>
        </table:table-row>
        <table:table-row table:style-name="ro1">
          <table:table-cell office:value-type="float" office:value="0.841203" calcext:value-type="float">
            <text:p>0.841203</text:p>
          </table:table-cell>
          <table:table-cell office:value-type="float" office:value="0.590899" calcext:value-type="float">
            <text:p>0.590899</text:p>
          </table:table-cell>
          <table:table-cell/>
          <table:table-cell office:value-type="float" office:value="0.882211" calcext:value-type="float">
            <text:p>0.882211</text:p>
          </table:table-cell>
          <table:table-cell office:value-type="float" office:value="0.549596" calcext:value-type="float">
            <text:p>0.549596</text:p>
          </table:table-cell>
        </table:table-row>
        <table:table-row table:style-name="ro1">
          <table:table-cell office:value-type="float" office:value="0.839097" calcext:value-type="float">
            <text:p>0.839097</text:p>
          </table:table-cell>
          <table:table-cell office:value-type="float" office:value="0.5925" calcext:value-type="float">
            <text:p>0.5925</text:p>
          </table:table-cell>
          <table:table-cell/>
          <table:table-cell office:value-type="float" office:value="0.879504" calcext:value-type="float">
            <text:p>0.879504</text:p>
          </table:table-cell>
          <table:table-cell office:value-type="float" office:value="0.55091" calcext:value-type="float">
            <text:p>0.55091</text:p>
          </table:table-cell>
        </table:table-row>
        <table:table-row table:style-name="ro1">
          <table:table-cell office:value-type="float" office:value="0.834264" calcext:value-type="float">
            <text:p>0.834264</text:p>
          </table:table-cell>
          <table:table-cell office:value-type="float" office:value="0.594474" calcext:value-type="float">
            <text:p>0.594474</text:p>
          </table:table-cell>
          <table:table-cell/>
          <table:table-cell office:value-type="float" office:value="0.876962" calcext:value-type="float">
            <text:p>0.876962</text:p>
          </table:table-cell>
          <table:table-cell office:value-type="float" office:value="0.553824" calcext:value-type="float">
            <text:p>0.553824</text:p>
          </table:table-cell>
        </table:table-row>
        <table:table-row table:style-name="ro1">
          <table:table-cell office:value-type="float" office:value="0.828048" calcext:value-type="float">
            <text:p>0.828048</text:p>
          </table:table-cell>
          <table:table-cell office:value-type="float" office:value="0.596967" calcext:value-type="float">
            <text:p>0.596967</text:p>
          </table:table-cell>
          <table:table-cell/>
          <table:table-cell office:value-type="float" office:value="0.875432" calcext:value-type="float">
            <text:p>0.875432</text:p>
          </table:table-cell>
          <table:table-cell office:value-type="float" office:value="0.555867" calcext:value-type="float">
            <text:p>0.555867</text:p>
          </table:table-cell>
        </table:table-row>
        <table:table-row table:style-name="ro1">
          <table:table-cell office:value-type="float" office:value="0.825609" calcext:value-type="float">
            <text:p>0.825609</text:p>
          </table:table-cell>
          <table:table-cell office:value-type="float" office:value="0.598293" calcext:value-type="float">
            <text:p>0.598293</text:p>
          </table:table-cell>
          <table:table-cell/>
          <table:table-cell office:value-type="float" office:value="0.873379" calcext:value-type="float">
            <text:p>0.873379</text:p>
          </table:table-cell>
          <table:table-cell office:value-type="float" office:value="0.559087" calcext:value-type="float">
            <text:p>0.559087</text:p>
          </table:table-cell>
        </table:table-row>
        <table:table-row table:style-name="ro1">
          <table:table-cell office:value-type="float" office:value="0.825079" calcext:value-type="float">
            <text:p>0.825079</text:p>
          </table:table-cell>
          <table:table-cell office:value-type="float" office:value="0.598682" calcext:value-type="float">
            <text:p>0.598682</text:p>
          </table:table-cell>
          <table:table-cell/>
          <table:table-cell office:value-type="float" office:value="0.871836" calcext:value-type="float">
            <text:p>0.871836</text:p>
          </table:table-cell>
          <table:table-cell office:value-type="float" office:value="0.56112" calcext:value-type="float">
            <text:p>0.56112</text:p>
          </table:table-cell>
        </table:table-row>
        <table:table-row table:style-name="ro1">
          <table:table-cell office:value-type="float" office:value="0.824021" calcext:value-type="float">
            <text:p>0.824021</text:p>
          </table:table-cell>
          <table:table-cell office:value-type="float" office:value="0.599459" calcext:value-type="float">
            <text:p>0.599459</text:p>
          </table:table-cell>
          <table:table-cell/>
          <table:table-cell office:value-type="float" office:value="0.871408" calcext:value-type="float">
            <text:p>0.871408</text:p>
          </table:table-cell>
          <table:table-cell office:value-type="float" office:value="0.561601" calcext:value-type="float">
            <text:p>0.561601</text:p>
          </table:table-cell>
        </table:table-row>
        <table:table-row table:style-name="ro1">
          <table:table-cell office:value-type="float" office:value="0.822431" calcext:value-type="float">
            <text:p>0.822431</text:p>
          </table:table-cell>
          <table:table-cell office:value-type="float" office:value="0.600621" calcext:value-type="float">
            <text:p>0.600621</text:p>
          </table:table-cell>
          <table:table-cell/>
          <table:table-cell office:value-type="float" office:value="0.869261" calcext:value-type="float">
            <text:p>0.869261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float" office:value="0.820471" calcext:value-type="float">
            <text:p>0.820471</text:p>
          </table:table-cell>
          <table:table-cell office:value-type="float" office:value="0.602282" calcext:value-type="float">
            <text:p>0.602282</text:p>
          </table:table-cell>
          <table:table-cell/>
          <table:table-cell office:value-type="float" office:value="0.866534" calcext:value-type="float">
            <text:p>0.866534</text:p>
          </table:table-cell>
          <table:table-cell office:value-type="float" office:value="0.565257" calcext:value-type="float">
            <text:p>0.565257</text:p>
          </table:table-cell>
        </table:table-row>
        <table:table-row table:style-name="ro1">
          <table:table-cell office:value-type="float" office:value="0.818217" calcext:value-type="float">
            <text:p>0.818217</text:p>
          </table:table-cell>
          <table:table-cell office:value-type="float" office:value="0.6045" calcext:value-type="float">
            <text:p>0.6045</text:p>
          </table:table-cell>
          <table:table-cell/>
          <table:table-cell office:value-type="float" office:value="0.860938" calcext:value-type="float">
            <text:p>0.860938</text:p>
          </table:table-cell>
          <table:table-cell office:value-type="float" office:value="0.566136" calcext:value-type="float">
            <text:p>0.566136</text:p>
          </table:table-cell>
        </table:table-row>
        <table:table-row table:style-name="ro1">
          <table:table-cell office:value-type="float" office:value="0.817766" calcext:value-type="float">
            <text:p>0.817766</text:p>
          </table:table-cell>
          <table:table-cell office:value-type="float" office:value="0.604942" calcext:value-type="float">
            <text:p>0.604942</text:p>
          </table:table-cell>
          <table:table-cell/>
          <table:table-cell office:value-type="float" office:value="0.858211" calcext:value-type="float">
            <text:p>0.858211</text:p>
          </table:table-cell>
          <table:table-cell office:value-type="float" office:value="0.567365" calcext:value-type="float">
            <text:p>0.567365</text:p>
          </table:table-cell>
        </table:table-row>
        <table:table-row table:style-name="ro1">
          <table:table-cell office:value-type="float" office:value="0.815476" calcext:value-type="float">
            <text:p>0.815476</text:p>
          </table:table-cell>
          <table:table-cell office:value-type="float" office:value="0.606351" calcext:value-type="float">
            <text:p>0.606351</text:p>
          </table:table-cell>
          <table:table-cell/>
          <table:table-cell office:value-type="float" office:value="0.85778" calcext:value-type="float">
            <text:p>0.85778</text:p>
          </table:table-cell>
          <table:table-cell office:value-type="float" office:value="0.567836" calcext:value-type="float">
            <text:p>0.567836</text:p>
          </table:table-cell>
        </table:table-row>
        <table:table-row table:style-name="ro1">
          <table:table-cell office:value-type="float" office:value="0.81409" calcext:value-type="float">
            <text:p>0.81409</text:p>
          </table:table-cell>
          <table:table-cell office:value-type="float" office:value="0.606873" calcext:value-type="float">
            <text:p>0.606873</text:p>
          </table:table-cell>
          <table:table-cell/>
          <table:table-cell office:value-type="float" office:value="0.855618" calcext:value-type="float">
            <text:p>0.855618</text:p>
          </table:table-cell>
          <table:table-cell office:value-type="float" office:value="0.570188" calcext:value-type="float">
            <text:p>0.570188</text:p>
          </table:table-cell>
        </table:table-row>
        <table:table-row table:style-name="ro1">
          <table:table-cell office:value-type="float" office:value="0.813397" calcext:value-type="float">
            <text:p>0.813397</text:p>
          </table:table-cell>
          <table:table-cell office:value-type="float" office:value="0.607133" calcext:value-type="float">
            <text:p>0.607133</text:p>
          </table:table-cell>
          <table:table-cell/>
          <table:table-cell office:value-type="float" office:value="0.854049" calcext:value-type="float">
            <text:p>0.854049</text:p>
          </table:table-cell>
          <table:table-cell office:value-type="float" office:value="0.572175" calcext:value-type="float">
            <text:p>0.572175</text:p>
          </table:table-cell>
        </table:table-row>
        <table:table-row table:style-name="ro1">
          <table:table-cell office:value-type="float" office:value="0.812704" calcext:value-type="float">
            <text:p>0.812704</text:p>
          </table:table-cell>
          <table:table-cell office:value-type="float" office:value="0.607393" calcext:value-type="float">
            <text:p>0.607393</text:p>
          </table:table-cell>
          <table:table-cell/>
          <table:table-cell office:value-type="float" office:value="0.851937" calcext:value-type="float">
            <text:p>0.851937</text:p>
          </table:table-cell>
          <table:table-cell office:value-type="float" office:value="0.575315" calcext:value-type="float">
            <text:p>0.575315</text:p>
          </table:table-cell>
        </table:table-row>
        <table:table-row table:style-name="ro1">
          <table:table-cell office:value-type="float" office:value="0.811317" calcext:value-type="float">
            <text:p>0.811317</text:p>
          </table:table-cell>
          <table:table-cell office:value-type="float" office:value="0.60791" calcext:value-type="float">
            <text:p>0.60791</text:p>
          </table:table-cell>
          <table:table-cell/>
          <table:table-cell office:value-type="float" office:value="0.850357" calcext:value-type="float">
            <text:p>0.850357</text:p>
          </table:table-cell>
          <table:table-cell office:value-type="float" office:value="0.577292" calcext:value-type="float">
            <text:p>0.577292</text:p>
          </table:table-cell>
        </table:table-row>
        <table:table-row table:style-name="ro1">
          <table:table-cell office:value-type="float" office:value="0.809184" calcext:value-type="float">
            <text:p>0.809184</text:p>
          </table:table-cell>
          <table:table-cell office:value-type="float" office:value="0.609418" calcext:value-type="float">
            <text:p>0.609418</text:p>
          </table:table-cell>
          <table:table-cell/>
          <table:table-cell office:value-type="float" office:value="0.848169" calcext:value-type="float">
            <text:p>0.848169</text:p>
          </table:table-cell>
          <table:table-cell office:value-type="float" office:value="0.579616" calcext:value-type="float">
            <text:p>0.579616</text:p>
          </table:table-cell>
        </table:table-row>
        <table:table-row table:style-name="ro1">
          <table:table-cell office:value-type="float" office:value="0.806935" calcext:value-type="float">
            <text:p>0.806935</text:p>
          </table:table-cell>
          <table:table-cell office:value-type="float" office:value="0.612393" calcext:value-type="float">
            <text:p>0.612393</text:p>
          </table:table-cell>
          <table:table-cell/>
          <table:table-cell office:value-type="float" office:value="0.847731" calcext:value-type="float">
            <text:p>0.847731</text:p>
          </table:table-cell>
          <table:table-cell office:value-type="float" office:value="0.58008" calcext:value-type="float">
            <text:p>0.58008</text:p>
          </table:table-cell>
        </table:table-row>
        <table:table-row table:style-name="ro1">
          <table:table-cell office:value-type="float" office:value="0.805906" calcext:value-type="float">
            <text:p>0.805906</text:p>
          </table:table-cell>
          <table:table-cell office:value-type="float" office:value="0.614735" calcext:value-type="float">
            <text:p>0.614735</text:p>
          </table:table-cell>
          <table:table-cell/>
          <table:table-cell office:value-type="float" office:value="0.84581" calcext:value-type="float">
            <text:p>0.84581</text:p>
          </table:table-cell>
          <table:table-cell office:value-type="float" office:value="0.581819" calcext:value-type="float">
            <text:p>0.581819</text:p>
          </table:table-cell>
        </table:table-row>
        <table:table-row table:style-name="ro1">
          <table:table-cell office:value-type="float" office:value="0.805768" calcext:value-type="float">
            <text:p>0.805768</text:p>
          </table:table-cell>
          <table:table-cell office:value-type="float" office:value="0.615412" calcext:value-type="float">
            <text:p>0.615412</text:p>
          </table:table-cell>
          <table:table-cell/>
          <table:table-cell office:value-type="float" office:value="0.844244" calcext:value-type="float">
            <text:p>0.844244</text:p>
          </table:table-cell>
          <table:table-cell office:value-type="float" office:value="0.583034" calcext:value-type="float">
            <text:p>0.583034</text:p>
          </table:table-cell>
        </table:table-row>
        <table:table-row table:style-name="ro1">
          <table:table-cell office:value-type="float" office:value="0.805207" calcext:value-type="float">
            <text:p>0.805207</text:p>
          </table:table-cell>
          <table:table-cell office:value-type="float" office:value="0.618118" calcext:value-type="float">
            <text:p>0.618118</text:p>
          </table:table-cell>
          <table:table-cell/>
          <table:table-cell office:value-type="float" office:value="0.842676" calcext:value-type="float">
            <text:p>0.842676</text:p>
          </table:table-cell>
          <table:table-cell office:value-type="float" office:value="0.584245" calcext:value-type="float">
            <text:p>0.584245</text:p>
          </table:table-cell>
        </table:table-row>
        <table:table-row table:style-name="ro1">
          <table:table-cell office:value-type="float" office:value="0.805065" calcext:value-type="float">
            <text:p>0.805065</text:p>
          </table:table-cell>
          <table:table-cell office:value-type="float" office:value="0.618795" calcext:value-type="float">
            <text:p>0.618795</text:p>
          </table:table-cell>
          <table:table-cell/>
          <table:table-cell office:value-type="float" office:value="0.84163" calcext:value-type="float">
            <text:p>0.84163</text:p>
          </table:table-cell>
          <table:table-cell office:value-type="float" office:value="0.58505" calcext:value-type="float">
            <text:p>0.58505</text:p>
          </table:table-cell>
        </table:table-row>
        <table:table-row table:style-name="ro1">
          <table:table-cell office:value-type="float" office:value="0.803227" calcext:value-type="float">
            <text:p>0.803227</text:p>
          </table:table-cell>
          <table:table-cell office:value-type="float" office:value="0.620525" calcext:value-type="float">
            <text:p>0.620525</text:p>
          </table:table-cell>
          <table:table-cell/>
          <table:table-cell office:value-type="float" office:value="0.840583" calcext:value-type="float">
            <text:p>0.840583</text:p>
          </table:table-cell>
          <table:table-cell office:value-type="float" office:value="0.585854" calcext:value-type="float">
            <text:p>0.585854</text:p>
          </table:table-cell>
        </table:table-row>
        <table:table-row table:style-name="ro1">
          <table:table-cell office:value-type="float" office:value="0.802451" calcext:value-type="float">
            <text:p>0.802451</text:p>
          </table:table-cell>
          <table:table-cell office:value-type="float" office:value="0.620712" calcext:value-type="float">
            <text:p>0.620712</text:p>
          </table:table-cell>
          <table:table-cell/>
          <table:table-cell office:value-type="float" office:value="0.839012" calcext:value-type="float">
            <text:p>0.839012</text:p>
          </table:table-cell>
          <table:table-cell office:value-type="float" office:value="0.587056" calcext:value-type="float">
            <text:p>0.587056</text:p>
          </table:table-cell>
        </table:table-row>
        <table:table-row table:style-name="ro1">
          <table:table-cell office:value-type="float" office:value="0.800898" calcext:value-type="float">
            <text:p>0.800898</text:p>
          </table:table-cell>
          <table:table-cell office:value-type="float" office:value="0.621083" calcext:value-type="float">
            <text:p>0.621083</text:p>
          </table:table-cell>
          <table:table-cell/>
          <table:table-cell office:value-type="float" office:value="0.837439" calcext:value-type="float">
            <text:p>0.837439</text:p>
          </table:table-cell>
          <table:table-cell office:value-type="float" office:value="0.588255" calcext:value-type="float">
            <text:p>0.588255</text:p>
          </table:table-cell>
        </table:table-row>
        <table:table-row table:style-name="ro1">
          <table:table-cell office:value-type="float" office:value="0.79857" calcext:value-type="float">
            <text:p>0.79857</text:p>
          </table:table-cell>
          <table:table-cell office:value-type="float" office:value="0.621635" calcext:value-type="float">
            <text:p>0.621635</text:p>
          </table:table-cell>
          <table:table-cell/>
          <table:table-cell office:value-type="float" office:value="0.835666" calcext:value-type="float">
            <text:p>0.835666</text:p>
          </table:table-cell>
          <table:table-cell office:value-type="float" office:value="0.590078" calcext:value-type="float">
            <text:p>0.590078</text:p>
          </table:table-cell>
        </table:table-row>
        <table:table-row table:style-name="ro1">
          <table:table-cell office:value-type="float" office:value="0.796254" calcext:value-type="float">
            <text:p>0.796254</text:p>
          </table:table-cell>
          <table:table-cell office:value-type="float" office:value="0.622977" calcext:value-type="float">
            <text:p>0.622977</text:p>
          </table:table-cell>
          <table:table-cell/>
          <table:table-cell office:value-type="float" office:value="0.833488" calcext:value-type="float">
            <text:p>0.833488</text:p>
          </table:table-cell>
          <table:table-cell office:value-type="float" office:value="0.59315" calcext:value-type="float">
            <text:p>0.59315</text:p>
          </table:table-cell>
        </table:table-row>
        <table:table-row table:style-name="ro1">
          <table:table-cell office:value-type="float" office:value="0.793956" calcext:value-type="float">
            <text:p>0.793956</text:p>
          </table:table-cell>
          <table:table-cell office:value-type="float" office:value="0.625904" calcext:value-type="float">
            <text:p>0.625904</text:p>
          </table:table-cell>
          <table:table-cell/>
          <table:table-cell office:value-type="float" office:value="0.831867" calcext:value-type="float">
            <text:p>0.831867</text:p>
          </table:table-cell>
          <table:table-cell office:value-type="float" office:value="0.595078" calcext:value-type="float">
            <text:p>0.595078</text:p>
          </table:table-cell>
        </table:table-row>
        <table:table-row table:style-name="ro1">
          <table:table-cell office:value-type="float" office:value="0.79226" calcext:value-type="float">
            <text:p>0.79226</text:p>
          </table:table-cell>
          <table:table-cell office:value-type="float" office:value="0.627727" calcext:value-type="float">
            <text:p>0.627727</text:p>
          </table:table-cell>
          <table:table-cell/>
          <table:table-cell office:value-type="float" office:value="0.829184" calcext:value-type="float">
            <text:p>0.829184</text:p>
          </table:table-cell>
          <table:table-cell office:value-type="float" office:value="0.597785" calcext:value-type="float">
            <text:p>0.597785</text:p>
          </table:table-cell>
        </table:table-row>
        <table:table-row table:style-name="ro1">
          <table:table-cell office:value-type="float" office:value="0.784815" calcext:value-type="float">
            <text:p>0.784815</text:p>
          </table:table-cell>
          <table:table-cell office:value-type="float" office:value="0.634468" calcext:value-type="float">
            <text:p>0.634468</text:p>
          </table:table-cell>
          <table:table-cell/>
          <table:table-cell office:value-type="float" office:value="0.827552" calcext:value-type="float">
            <text:p>0.827552</text:p>
          </table:table-cell>
          <table:table-cell office:value-type="float" office:value="0.599701" calcext:value-type="float">
            <text:p>0.599701</text:p>
          </table:table-cell>
        </table:table-row>
        <table:table-row table:style-name="ro1">
          <table:table-cell office:value-type="float" office:value="0.782634" calcext:value-type="float">
            <text:p>0.782634</text:p>
          </table:table-cell>
          <table:table-cell office:value-type="float" office:value="0.635888" calcext:value-type="float">
            <text:p>0.635888</text:p>
          </table:table-cell>
          <table:table-cell/>
          <table:table-cell office:value-type="float" office:value="0.825338" calcext:value-type="float">
            <text:p>0.825338</text:p>
          </table:table-cell>
          <table:table-cell office:value-type="float" office:value="0.602744" calcext:value-type="float">
            <text:p>0.602744</text:p>
          </table:table-cell>
        </table:table-row>
        <table:table-row table:style-name="ro1">
          <table:table-cell office:value-type="float" office:value="0.778895" calcext:value-type="float">
            <text:p>0.778895</text:p>
          </table:table-cell>
          <table:table-cell office:value-type="float" office:value="0.637625" calcext:value-type="float">
            <text:p>0.637625</text:p>
          </table:table-cell>
          <table:table-cell/>
          <table:table-cell office:value-type="float" office:value="0.823212" calcext:value-type="float">
            <text:p>0.823212</text:p>
          </table:table-cell>
          <table:table-cell office:value-type="float" office:value="0.604294" calcext:value-type="float">
            <text:p>0.604294</text:p>
          </table:table-cell>
        </table:table-row>
        <table:table-row table:style-name="ro1">
          <table:table-cell office:value-type="float" office:value="0.776865" calcext:value-type="float">
            <text:p>0.776865</text:p>
          </table:table-cell>
          <table:table-cell office:value-type="float" office:value="0.639154" calcext:value-type="float">
            <text:p>0.639154</text:p>
          </table:table-cell>
          <table:table-cell/>
          <table:table-cell office:value-type="float" office:value="0.819052" calcext:value-type="float">
            <text:p>0.819052</text:p>
          </table:table-cell>
          <table:table-cell office:value-type="float" office:value="0.605894" calcext:value-type="float">
            <text:p>0.605894</text:p>
          </table:table-cell>
        </table:table-row>
        <table:table-row table:style-name="ro1">
          <table:table-cell office:value-type="float" office:value="0.774506" calcext:value-type="float">
            <text:p>0.774506</text:p>
          </table:table-cell>
          <table:table-cell office:value-type="float" office:value="0.642009" calcext:value-type="float">
            <text:p>0.642009</text:p>
          </table:table-cell>
          <table:table-cell/>
          <table:table-cell office:value-type="float" office:value="0.816921" calcext:value-type="float">
            <text:p>0.816921</text:p>
          </table:table-cell>
          <table:table-cell office:value-type="float" office:value="0.607425" calcext:value-type="float">
            <text:p>0.607425</text:p>
          </table:table-cell>
        </table:table-row>
        <table:table-row table:style-name="ro1">
          <table:table-cell office:value-type="float" office:value="0.772467" calcext:value-type="float">
            <text:p>0.772467</text:p>
          </table:table-cell>
          <table:table-cell office:value-type="float" office:value="0.643524" calcext:value-type="float">
            <text:p>0.643524</text:p>
          </table:table-cell>
          <table:table-cell/>
          <table:table-cell office:value-type="float" office:value="0.814679" calcext:value-type="float">
            <text:p>0.814679</text:p>
          </table:table-cell>
          <table:table-cell office:value-type="float" office:value="0.610428" calcext:value-type="float">
            <text:p>0.610428</text:p>
          </table:table-cell>
        </table:table-row>
        <table:table-row table:style-name="ro1">
          <table:table-cell office:value-type="float" office:value="0.771842" calcext:value-type="float">
            <text:p>0.771842</text:p>
          </table:table-cell>
          <table:table-cell office:value-type="float" office:value="0.643806" calcext:value-type="float">
            <text:p>0.643806</text:p>
          </table:table-cell>
          <table:table-cell/>
          <table:table-cell office:value-type="float" office:value="0.812859" calcext:value-type="float">
            <text:p>0.812859</text:p>
          </table:table-cell>
          <table:table-cell office:value-type="float" office:value="0.612185" calcext:value-type="float">
            <text:p>0.612185</text:p>
          </table:table-cell>
        </table:table-row>
        <table:table-row table:style-name="ro1">
          <table:table-cell office:value-type="float" office:value="0.771217" calcext:value-type="float">
            <text:p>0.771217</text:p>
          </table:table-cell>
          <table:table-cell office:value-type="float" office:value="0.644087" calcext:value-type="float">
            <text:p>0.644087</text:p>
          </table:table-cell>
          <table:table-cell/>
          <table:table-cell office:value-type="float" office:value="0.811252" calcext:value-type="float">
            <text:p>0.811252</text:p>
          </table:table-cell>
          <table:table-cell office:value-type="float" office:value="0.613319" calcext:value-type="float">
            <text:p>0.613319</text:p>
          </table:table-cell>
        </table:table-row>
        <table:table-row table:style-name="ro1">
          <table:table-cell office:value-type="float" office:value="0.770591" calcext:value-type="float">
            <text:p>0.770591</text:p>
          </table:table-cell>
          <table:table-cell office:value-type="float" office:value="0.644368" calcext:value-type="float">
            <text:p>0.644368</text:p>
          </table:table-cell>
          <table:table-cell/>
          <table:table-cell office:value-type="float" office:value="0.809643" calcext:value-type="float">
            <text:p>0.809643</text:p>
          </table:table-cell>
          <table:table-cell office:value-type="float" office:value="0.614448" calcext:value-type="float">
            <text:p>0.614448</text:p>
          </table:table-cell>
        </table:table-row>
        <table:table-row table:style-name="ro1">
          <table:table-cell office:value-type="float" office:value="0.769965" calcext:value-type="float">
            <text:p>0.769965</text:p>
          </table:table-cell>
          <table:table-cell office:value-type="float" office:value="0.644648" calcext:value-type="float">
            <text:p>0.644648</text:p>
          </table:table-cell>
          <table:table-cell/>
          <table:table-cell office:value-type="float" office:value="0.807656" calcext:value-type="float">
            <text:p>0.807656</text:p>
          </table:table-cell>
          <table:table-cell office:value-type="float" office:value="0.61607" calcext:value-type="float">
            <text:p>0.61607</text:p>
          </table:table-cell>
        </table:table-row>
        <table:table-row table:style-name="ro1">
          <table:table-cell office:value-type="float" office:value="0.76934" calcext:value-type="float">
            <text:p>0.76934</text:p>
          </table:table-cell>
          <table:table-cell office:value-type="float" office:value="0.644927" calcext:value-type="float">
            <text:p>0.644927</text:p>
          </table:table-cell>
          <table:table-cell/>
          <table:table-cell office:value-type="float" office:value="0.807198" calcext:value-type="float">
            <text:p>0.807198</text:p>
          </table:table-cell>
          <table:table-cell office:value-type="float" office:value="0.616505" calcext:value-type="float">
            <text:p>0.616505</text:p>
          </table:table-cell>
        </table:table-row>
        <table:table-row table:style-name="ro1">
          <table:table-cell office:value-type="float" office:value="0.768714" calcext:value-type="float">
            <text:p>0.768714</text:p>
          </table:table-cell>
          <table:table-cell office:value-type="float" office:value="0.645206" calcext:value-type="float">
            <text:p>0.645206</text:p>
          </table:table-cell>
          <table:table-cell/>
          <table:table-cell office:value-type="float" office:value="0.804906" calcext:value-type="float">
            <text:p>0.804906</text:p>
          </table:table-cell>
          <table:table-cell office:value-type="float" office:value="0.618673" calcext:value-type="float">
            <text:p>0.618673</text:p>
          </table:table-cell>
        </table:table-row>
        <table:table-row table:style-name="ro1">
          <table:table-cell office:value-type="float" office:value="0.766517" calcext:value-type="float">
            <text:p>0.766517</text:p>
          </table:table-cell>
          <table:table-cell office:value-type="float" office:value="0.646575" calcext:value-type="float">
            <text:p>0.646575</text:p>
          </table:table-cell>
          <table:table-cell/>
          <table:table-cell office:value-type="float" office:value="0.803227" calcext:value-type="float">
            <text:p>0.803227</text:p>
          </table:table-cell>
          <table:table-cell office:value-type="float" office:value="0.620525" calcext:value-type="float">
            <text:p>0.620525</text:p>
          </table:table-cell>
        </table:table-row>
        <table:table-row table:style-name="ro1">
          <table:table-cell office:value-type="float" office:value="0.766044" calcext:value-type="float">
            <text:p>0.766044</text:p>
          </table:table-cell>
          <table:table-cell office:value-type="float" office:value="0.646981" calcext:value-type="float">
            <text:p>0.646981</text:p>
          </table:table-cell>
          <table:table-cell/>
          <table:table-cell office:value-type="float" office:value="0.797097" calcext:value-type="float">
            <text:p>0.797097</text:p>
          </table:table-cell>
          <table:table-cell office:value-type="float" office:value="0.62838" calcext:value-type="float">
            <text:p>0.62838</text:p>
          </table:table-cell>
        </table:table-row>
        <table:table-row table:style-name="ro1">
          <table:table-cell office:value-type="float" office:value="0.762725" calcext:value-type="float">
            <text:p>0.762725</text:p>
          </table:table-cell>
          <table:table-cell office:value-type="float" office:value="0.649811" calcext:value-type="float">
            <text:p>0.649811</text:p>
          </table:table-cell>
          <table:table-cell/>
          <table:table-cell office:value-type="float" office:value="0.794768" calcext:value-type="float">
            <text:p>0.794768</text:p>
          </table:table-cell>
          <table:table-cell office:value-type="float" office:value="0.629714" calcext:value-type="float">
            <text:p>0.629714</text:p>
          </table:table-cell>
        </table:table-row>
        <table:table-row table:style-name="ro1">
          <table:table-cell office:value-type="float" office:value="0.760348" calcext:value-type="float">
            <text:p>0.760348</text:p>
          </table:table-cell>
          <table:table-cell office:value-type="float" office:value="0.651823" calcext:value-type="float">
            <text:p>0.651823</text:p>
          </table:table-cell>
          <table:table-cell/>
          <table:table-cell office:value-type="float" office:value="0.792434" calcext:value-type="float">
            <text:p>0.792434</text:p>
          </table:table-cell>
          <table:table-cell office:value-type="float" office:value="0.630242" calcext:value-type="float">
            <text:p>0.630242</text:p>
          </table:table-cell>
        </table:table-row>
        <table:table-row table:style-name="ro1">
          <table:table-cell office:value-type="float" office:value="0.757966" calcext:value-type="float">
            <text:p>0.757966</text:p>
          </table:table-cell>
          <table:table-cell office:value-type="float" office:value="0.653826" calcext:value-type="float">
            <text:p>0.653826</text:p>
          </table:table-cell>
          <table:table-cell/>
          <table:table-cell office:value-type="float" office:value="0.790878" calcext:value-type="float">
            <text:p>0.790878</text:p>
          </table:table-cell>
          <table:table-cell office:value-type="float" office:value="0.630591" calcext:value-type="float">
            <text:p>0.630591</text:p>
          </table:table-cell>
        </table:table-row>
        <table:table-row table:style-name="ro1">
          <table:table-cell office:value-type="float" office:value="0.754144" calcext:value-type="float">
            <text:p>0.754144</text:p>
          </table:table-cell>
          <table:table-cell office:value-type="float" office:value="0.657013" calcext:value-type="float">
            <text:p>0.657013</text:p>
          </table:table-cell>
          <table:table-cell/>
          <table:table-cell office:value-type="float" office:value="0.7901" calcext:value-type="float">
            <text:p>0.7901</text:p>
          </table:table-cell>
          <table:table-cell office:value-type="float" office:value="0.630764" calcext:value-type="float">
            <text:p>0.630764</text:p>
          </table:table-cell>
        </table:table-row>
        <table:table-row table:style-name="ro1">
          <table:table-cell office:value-type="float" office:value="0.752379" calcext:value-type="float">
            <text:p>0.752379</text:p>
          </table:table-cell>
          <table:table-cell office:value-type="float" office:value="0.65873" calcext:value-type="float">
            <text:p>0.65873</text:p>
          </table:table-cell>
          <table:table-cell/>
          <table:table-cell office:value-type="float" office:value="0.787145" calcext:value-type="float">
            <text:p>0.787145</text:p>
          </table:table-cell>
          <table:table-cell office:value-type="float" office:value="0.631575" calcext:value-type="float">
            <text:p>0.631575</text:p>
          </table:table-cell>
        </table:table-row>
        <table:table-row table:style-name="ro1">
          <table:table-cell office:value-type="float" office:value="0.749949" calcext:value-type="float">
            <text:p>0.749949</text:p>
          </table:table-cell>
          <table:table-cell office:value-type="float" office:value="0.661496" calcext:value-type="float">
            <text:p>0.661496</text:p>
          </table:table-cell>
          <table:table-cell/>
          <table:table-cell office:value-type="float" office:value="0.786446" calcext:value-type="float">
            <text:p>0.786446</text:p>
          </table:table-cell>
          <table:table-cell office:value-type="float" office:value="0.631807" calcext:value-type="float">
            <text:p>0.631807</text:p>
          </table:table-cell>
        </table:table-row>
        <table:table-row table:style-name="ro1">
          <table:table-cell office:value-type="float" office:value="0.747874" calcext:value-type="float">
            <text:p>0.747874</text:p>
          </table:table-cell>
          <table:table-cell office:value-type="float" office:value="0.662937" calcext:value-type="float">
            <text:p>0.662937</text:p>
          </table:table-cell>
          <table:table-cell/>
          <table:table-cell office:value-type="float" office:value="0.785746" calcext:value-type="float">
            <text:p>0.785746</text:p>
          </table:table-cell>
          <table:table-cell office:value-type="float" office:value="0.632039" calcext:value-type="float">
            <text:p>0.632039</text:p>
          </table:table-cell>
        </table:table-row>
        <table:table-row table:style-name="ro1">
          <table:table-cell office:value-type="float" office:value="0.744086" calcext:value-type="float">
            <text:p>0.744086</text:p>
          </table:table-cell>
          <table:table-cell office:value-type="float" office:value="0.664487" calcext:value-type="float">
            <text:p>0.664487</text:p>
          </table:table-cell>
          <table:table-cell/>
          <table:table-cell office:value-type="float" office:value="0.785047" calcext:value-type="float">
            <text:p>0.785047</text:p>
          </table:table-cell>
          <table:table-cell office:value-type="float" office:value="0.63227" calcext:value-type="float">
            <text:p>0.63227</text:p>
          </table:table-cell>
        </table:table-row>
        <table:table-row table:style-name="ro1">
          <table:table-cell office:value-type="float" office:value="0.742452" calcext:value-type="float">
            <text:p>0.742452</text:p>
          </table:table-cell>
          <table:table-cell office:value-type="float" office:value="0.666311" calcext:value-type="float">
            <text:p>0.666311</text:p>
          </table:table-cell>
          <table:table-cell/>
          <table:table-cell office:value-type="float" office:value="0.784348" calcext:value-type="float">
            <text:p>0.784348</text:p>
          </table:table-cell>
          <table:table-cell office:value-type="float" office:value="0.6325" calcext:value-type="float">
            <text:p>0.6325</text:p>
          </table:table-cell>
        </table:table-row>
        <table:table-row table:style-name="ro1">
          <table:table-cell office:value-type="float" office:value="0.74133" calcext:value-type="float">
            <text:p>0.74133</text:p>
          </table:table-cell>
          <table:table-cell office:value-type="float" office:value="0.670247" calcext:value-type="float">
            <text:p>0.670247</text:p>
          </table:table-cell>
          <table:table-cell/>
          <table:table-cell office:value-type="float" office:value="0.782949" calcext:value-type="float">
            <text:p>0.782949</text:p>
          </table:table-cell>
          <table:table-cell office:value-type="float" office:value="0.632959" calcext:value-type="float">
            <text:p>0.632959</text:p>
          </table:table-cell>
        </table:table-row>
        <table:table-row table:style-name="ro1">
          <table:table-cell office:value-type="float" office:value="0.740126" calcext:value-type="float">
            <text:p>0.740126</text:p>
          </table:table-cell>
          <table:table-cell office:value-type="float" office:value="0.672468" calcext:value-type="float">
            <text:p>0.672468</text:p>
          </table:table-cell>
          <table:table-cell/>
          <table:table-cell office:value-type="float" office:value="0.780772" calcext:value-type="float">
            <text:p>0.780772</text:p>
          </table:table-cell>
          <table:table-cell office:value-type="float" office:value="0.634375" calcext:value-type="float">
            <text:p>0.634375</text:p>
          </table:table-cell>
        </table:table-row>
        <table:table-row table:style-name="ro1">
          <table:table-cell office:value-type="float" office:value="0.737646" calcext:value-type="float">
            <text:p>0.737646</text:p>
          </table:table-cell>
          <table:table-cell office:value-type="float" office:value="0.675188" calcext:value-type="float">
            <text:p>0.675188</text:p>
          </table:table-cell>
          <table:table-cell/>
          <table:table-cell office:value-type="float" office:value="0.778431" calcext:value-type="float">
            <text:p>0.778431</text:p>
          </table:table-cell>
          <table:table-cell office:value-type="float" office:value="0.637245" calcext:value-type="float">
            <text:p>0.637245</text:p>
          </table:table-cell>
        </table:table-row>
        <table:table-row table:style-name="ro1">
          <table:table-cell office:value-type="float" office:value="0.735839" calcext:value-type="float">
            <text:p>0.735839</text:p>
          </table:table-cell>
          <table:table-cell office:value-type="float" office:value="0.676861" calcext:value-type="float">
            <text:p>0.676861</text:p>
          </table:table-cell>
          <table:table-cell/>
          <table:table-cell office:value-type="float" office:value="0.776556" calcext:value-type="float">
            <text:p>0.776556</text:p>
          </table:table-cell>
          <table:table-cell office:value-type="float" office:value="0.638899" calcext:value-type="float">
            <text:p>0.638899</text:p>
          </table:table-cell>
        </table:table-row>
        <table:table-row table:style-name="ro1">
          <table:table-cell office:value-type="float" office:value="0.732902" calcext:value-type="float">
            <text:p>0.732902</text:p>
          </table:table-cell>
          <table:table-cell office:value-type="float" office:value="0.679158" calcext:value-type="float">
            <text:p>0.679158</text:p>
          </table:table-cell>
          <table:table-cell/>
          <table:table-cell office:value-type="float" office:value="0.773275" calcext:value-type="float">
            <text:p>0.773275</text:p>
          </table:table-cell>
          <table:table-cell office:value-type="float" office:value="0.640988" calcext:value-type="float">
            <text:p>0.640988</text:p>
          </table:table-cell>
        </table:table-row>
        <table:table-row table:style-name="ro1">
          <table:table-cell office:value-type="float" office:value="0.730355" calcext:value-type="float">
            <text:p>0.730355</text:p>
          </table:table-cell>
          <table:table-cell office:value-type="float" office:value="0.680137" calcext:value-type="float">
            <text:p>0.680137</text:p>
          </table:table-cell>
          <table:table-cell/>
          <table:table-cell office:value-type="float" office:value="0.771392" calcext:value-type="float">
            <text:p>0.771392</text:p>
          </table:table-cell>
          <table:table-cell office:value-type="float" office:value="0.642628" calcext:value-type="float">
            <text:p>0.642628</text:p>
          </table:table-cell>
        </table:table-row>
        <table:table-row table:style-name="ro1">
          <table:table-cell office:value-type="float" office:value="0.728006" calcext:value-type="float">
            <text:p>0.728006</text:p>
          </table:table-cell>
          <table:table-cell office:value-type="float" office:value="0.680456" calcext:value-type="float">
            <text:p>0.680456</text:p>
          </table:table-cell>
          <table:table-cell/>
          <table:table-cell office:value-type="float" office:value="0.769021" calcext:value-type="float">
            <text:p>0.769021</text:p>
          </table:table-cell>
          <table:table-cell office:value-type="float" office:value="0.645464" calcext:value-type="float">
            <text:p>0.645464</text:p>
          </table:table-cell>
        </table:table-row>
        <table:table-row table:style-name="ro1">
          <table:table-cell office:value-type="float" office:value="0.725658" calcext:value-type="float">
            <text:p>0.725658</text:p>
          </table:table-cell>
          <table:table-cell office:value-type="float" office:value="0.680768" calcext:value-type="float">
            <text:p>0.680768</text:p>
          </table:table-cell>
          <table:table-cell/>
          <table:table-cell office:value-type="float" office:value="0.767281" calcext:value-type="float">
            <text:p>0.767281</text:p>
          </table:table-cell>
          <table:table-cell office:value-type="float" office:value="0.64722" calcext:value-type="float">
            <text:p>0.64722</text:p>
          </table:table-cell>
        </table:table-row>
        <table:table-row table:style-name="ro1">
          <table:table-cell office:value-type="float" office:value="0.723257" calcext:value-type="float">
            <text:p>0.723257</text:p>
          </table:table-cell>
          <table:table-cell office:value-type="float" office:value="0.681861" calcext:value-type="float">
            <text:p>0.681861</text:p>
          </table:table-cell>
          <table:table-cell/>
          <table:table-cell office:value-type="float" office:value="0.766808" calcext:value-type="float">
            <text:p>0.766808</text:p>
          </table:table-cell>
          <table:table-cell office:value-type="float" office:value="0.647626" calcext:value-type="float">
            <text:p>0.647626</text:p>
          </table:table-cell>
        </table:table-row>
        <table:table-row table:style-name="ro1">
          <table:table-cell office:value-type="float" office:value="0.720742" calcext:value-type="float">
            <text:p>0.720742</text:p>
          </table:table-cell>
          <table:table-cell office:value-type="float" office:value="0.684519" calcext:value-type="float">
            <text:p>0.684519</text:p>
          </table:table-cell>
          <table:table-cell/>
          <table:table-cell office:value-type="float" office:value="0.759677" calcext:value-type="float">
            <text:p>0.759677</text:p>
          </table:table-cell>
          <table:table-cell office:value-type="float" office:value="0.653678" calcext:value-type="float">
            <text:p>0.653678</text:p>
          </table:table-cell>
        </table:table-row>
        <table:table-row table:style-name="ro1">
          <table:table-cell office:value-type="float" office:value="0.718915" calcext:value-type="float">
            <text:p>0.718915</text:p>
          </table:table-cell>
          <table:table-cell office:value-type="float" office:value="0.686148" calcext:value-type="float">
            <text:p>0.686148</text:p>
          </table:table-cell>
          <table:table-cell/>
          <table:table-cell office:value-type="float" office:value="0.757919" calcext:value-type="float">
            <text:p>0.757919</text:p>
          </table:table-cell>
          <table:table-cell office:value-type="float" office:value="0.65541" calcext:value-type="float">
            <text:p>0.65541</text:p>
          </table:table-cell>
        </table:table-row>
        <table:table-row table:style-name="ro1">
          <table:table-cell office:value-type="float" office:value="0.715952" calcext:value-type="float">
            <text:p>0.715952</text:p>
          </table:table-cell>
          <table:table-cell office:value-type="float" office:value="0.688374" calcext:value-type="float">
            <text:p>0.688374</text:p>
          </table:table-cell>
          <table:table-cell/>
          <table:table-cell office:value-type="float" office:value="0.755501" calcext:value-type="float">
            <text:p>0.755501</text:p>
          </table:table-cell>
          <table:table-cell office:value-type="float" office:value="0.658196" calcext:value-type="float">
            <text:p>0.658196</text:p>
          </table:table-cell>
        </table:table-row>
        <table:table-row table:style-name="ro1">
          <table:table-cell office:value-type="float" office:value="0.713829" calcext:value-type="float">
            <text:p>0.713829</text:p>
          </table:table-cell>
          <table:table-cell office:value-type="float" office:value="0.689713" calcext:value-type="float">
            <text:p>0.689713</text:p>
          </table:table-cell>
          <table:table-cell/>
          <table:table-cell office:value-type="float" office:value="0.753282" calcext:value-type="float">
            <text:p>0.753282</text:p>
          </table:table-cell>
          <table:table-cell office:value-type="float" office:value="0.659521" calcext:value-type="float">
            <text:p>0.659521</text:p>
          </table:table-cell>
        </table:table-row>
        <table:table-row table:style-name="ro1">
          <table:table-cell office:value-type="float" office:value="0.712127" calcext:value-type="float">
            <text:p>0.712127</text:p>
          </table:table-cell>
          <table:table-cell office:value-type="float" office:value="0.690608" calcext:value-type="float">
            <text:p>0.690608</text:p>
          </table:table-cell>
          <table:table-cell/>
          <table:table-cell office:value-type="float" office:value="0.75046" calcext:value-type="float">
            <text:p>0.75046</text:p>
          </table:table-cell>
          <table:table-cell office:value-type="float" office:value="0.660311" calcext:value-type="float">
            <text:p>0.660311</text:p>
          </table:table-cell>
        </table:table-row>
        <table:table-row table:style-name="ro1">
          <table:table-cell office:value-type="float" office:value="0.710425" calcext:value-type="float">
            <text:p>0.710425</text:p>
          </table:table-cell>
          <table:table-cell office:value-type="float" office:value="0.691499" calcext:value-type="float">
            <text:p>0.691499</text:p>
          </table:table-cell>
          <table:table-cell/>
          <table:table-cell office:value-type="float" office:value="0.749049" calcext:value-type="float">
            <text:p>0.749049</text:p>
          </table:table-cell>
          <table:table-cell office:value-type="float" office:value="0.660702" calcext:value-type="float">
            <text:p>0.660702</text:p>
          </table:table-cell>
        </table:table-row>
        <table:table-row table:style-name="ro1">
          <table:table-cell office:value-type="float" office:value="0.708439" calcext:value-type="float">
            <text:p>0.708439</text:p>
          </table:table-cell>
          <table:table-cell office:value-type="float" office:value="0.692961" calcext:value-type="float">
            <text:p>0.692961</text:p>
          </table:table-cell>
          <table:table-cell/>
          <table:table-cell office:value-type="float" office:value="0.746826" calcext:value-type="float">
            <text:p>0.746826</text:p>
          </table:table-cell>
          <table:table-cell office:value-type="float" office:value="0.662008" calcext:value-type="float">
            <text:p>0.662008</text:p>
          </table:table-cell>
        </table:table-row>
        <table:table-row table:style-name="ro1">
          <table:table-cell office:value-type="float" office:value="0.697295" calcext:value-type="float">
            <text:p>0.697295</text:p>
          </table:table-cell>
          <table:table-cell office:value-type="float" office:value="0.704174" calcext:value-type="float">
            <text:p>0.704174</text:p>
          </table:table-cell>
          <table:table-cell/>
          <table:table-cell office:value-type="float" office:value="0.740291" calcext:value-type="float">
            <text:p>0.740291</text:p>
          </table:table-cell>
          <table:table-cell office:value-type="float" office:value="0.669308" calcext:value-type="float">
            <text:p>0.669308</text:p>
          </table:table-cell>
        </table:table-row>
        <table:table-row table:style-name="ro1">
          <table:table-cell office:value-type="float" office:value="0.695003" calcext:value-type="float">
            <text:p>0.695003</text:p>
          </table:table-cell>
          <table:table-cell office:value-type="float" office:value="0.705314" calcext:value-type="float">
            <text:p>0.705314</text:p>
          </table:table-cell>
          <table:table-cell/>
          <table:table-cell office:value-type="float" office:value="0.738794" calcext:value-type="float">
            <text:p>0.738794</text:p>
          </table:table-cell>
          <table:table-cell office:value-type="float" office:value="0.671257" calcext:value-type="float">
            <text:p>0.671257</text:p>
          </table:table-cell>
        </table:table-row>
        <table:table-row table:style-name="ro1">
          <table:table-cell office:value-type="float" office:value="0.690723" calcext:value-type="float">
            <text:p>0.690723</text:p>
          </table:table-cell>
          <table:table-cell office:value-type="float" office:value="0.706152" calcext:value-type="float">
            <text:p>0.706152</text:p>
          </table:table-cell>
          <table:table-cell/>
          <table:table-cell office:value-type="float" office:value="0.73676" calcext:value-type="float">
            <text:p>0.73676</text:p>
          </table:table-cell>
          <table:table-cell office:value-type="float" office:value="0.674378" calcext:value-type="float">
            <text:p>0.674378</text:p>
          </table:table-cell>
        </table:table-row>
        <table:table-row table:style-name="ro1">
          <table:table-cell office:value-type="float" office:value="0.68843" calcext:value-type="float">
            <text:p>0.68843</text:p>
          </table:table-cell>
          <table:table-cell office:value-type="float" office:value="0.707272" calcext:value-type="float">
            <text:p>0.707272</text:p>
          </table:table-cell>
          <table:table-cell/>
          <table:table-cell office:value-type="float" office:value="0.73525" calcext:value-type="float">
            <text:p>0.73525</text:p>
          </table:table-cell>
          <table:table-cell office:value-type="float" office:value="0.676319" calcext:value-type="float">
            <text:p>0.676319</text:p>
          </table:table-cell>
        </table:table-row>
        <table:table-row table:style-name="ro1">
          <table:table-cell office:value-type="float" office:value="0.685821" calcext:value-type="float">
            <text:p>0.685821</text:p>
          </table:table-cell>
          <table:table-cell office:value-type="float" office:value="0.709801" calcext:value-type="float">
            <text:p>0.709801</text:p>
          </table:table-cell>
          <table:table-cell/>
          <table:table-cell office:value-type="float" office:value="0.724368" calcext:value-type="float">
            <text:p>0.724368</text:p>
          </table:table-cell>
          <table:table-cell office:value-type="float" office:value="0.687963" calcext:value-type="float">
            <text:p>0.687963</text:p>
          </table:table-cell>
        </table:table-row>
        <table:table-row table:style-name="ro1">
          <table:table-cell office:value-type="float" office:value="0.683939" calcext:value-type="float">
            <text:p>0.683939</text:p>
          </table:table-cell>
          <table:table-cell office:value-type="float" office:value="0.711338" calcext:value-type="float">
            <text:p>0.711338</text:p>
          </table:table-cell>
          <table:table-cell/>
          <table:table-cell office:value-type="float" office:value="0.721664" calcext:value-type="float">
            <text:p>0.721664</text:p>
          </table:table-cell>
          <table:table-cell office:value-type="float" office:value="0.688772" calcext:value-type="float">
            <text:p>0.688772</text:p>
          </table:table-cell>
        </table:table-row>
        <table:table-row table:style-name="ro1">
          <table:table-cell office:value-type="float" office:value="0.680901" calcext:value-type="float">
            <text:p>0.680901</text:p>
          </table:table-cell>
          <table:table-cell office:value-type="float" office:value="0.713417" calcext:value-type="float">
            <text:p>0.713417</text:p>
          </table:table-cell>
          <table:table-cell/>
          <table:table-cell office:value-type="float" office:value="0.716096" calcext:value-type="float">
            <text:p>0.716096</text:p>
          </table:table-cell>
          <table:table-cell office:value-type="float" office:value="0.688513" calcext:value-type="float">
            <text:p>0.688513</text:p>
          </table:table-cell>
        </table:table-row>
        <table:table-row table:style-name="ro1">
          <table:table-cell office:value-type="float" office:value="0.67901" calcext:value-type="float">
            <text:p>0.67901</text:p>
          </table:table-cell>
          <table:table-cell office:value-type="float" office:value="0.714941" calcext:value-type="float">
            <text:p>0.714941</text:p>
          </table:table-cell>
          <table:table-cell/>
          <table:table-cell office:value-type="float" office:value="0.713397" calcext:value-type="float">
            <text:p>0.713397</text:p>
          </table:table-cell>
          <table:table-cell office:value-type="float" office:value="0.689296" calcext:value-type="float">
            <text:p>0.689296</text:p>
          </table:table-cell>
        </table:table-row>
        <table:table-row table:style-name="ro1">
          <table:table-cell office:value-type="float" office:value="0.658563" calcext:value-type="float">
            <text:p>0.658563</text:p>
          </table:table-cell>
          <table:table-cell office:value-type="float" office:value="0.733819" calcext:value-type="float">
            <text:p>0.733819</text:p>
          </table:table-cell>
          <table:table-cell/>
          <table:table-cell office:value-type="float" office:value="0.710855" calcext:value-type="float">
            <text:p>0.710855</text:p>
          </table:table-cell>
          <table:table-cell office:value-type="float" office:value="0.691917" calcext:value-type="float">
            <text:p>0.691917</text:p>
          </table:table-cell>
        </table:table-row>
        <table:table-row table:style-name="ro1">
          <table:table-cell office:value-type="float" office:value="0.656627" calcext:value-type="float">
            <text:p>0.656627</text:p>
          </table:table-cell>
          <table:table-cell office:value-type="float" office:value="0.735284" calcext:value-type="float">
            <text:p>0.735284</text:p>
          </table:table-cell>
          <table:table-cell/>
          <table:table-cell office:value-type="float" office:value="0.708868" calcext:value-type="float">
            <text:p>0.708868</text:p>
          </table:table-cell>
          <table:table-cell office:value-type="float" office:value="0.69338" calcext:value-type="float">
            <text:p>0.69338</text:p>
          </table:table-cell>
        </table:table-row>
        <table:table-row table:style-name="ro1">
          <table:table-cell office:value-type="float" office:value="0.653517" calcext:value-type="float">
            <text:p>0.653517</text:p>
          </table:table-cell>
          <table:table-cell office:value-type="float" office:value="0.737248" calcext:value-type="float">
            <text:p>0.737248</text:p>
          </table:table-cell>
          <table:table-cell/>
          <table:table-cell office:value-type="float" office:value="0.705456" calcext:value-type="float">
            <text:p>0.705456</text:p>
          </table:table-cell>
          <table:table-cell office:value-type="float" office:value="0.695143" calcext:value-type="float">
            <text:p>0.695143</text:p>
          </table:table-cell>
        </table:table-row>
        <table:table-row table:style-name="ro1">
          <table:table-cell office:value-type="float" office:value="0.651573" calcext:value-type="float">
            <text:p>0.651573</text:p>
          </table:table-cell>
          <table:table-cell office:value-type="float" office:value="0.7387" calcext:value-type="float">
            <text:p>0.7387</text:p>
          </table:table-cell>
          <table:table-cell/>
          <table:table-cell office:value-type="float" office:value="0.703463" calcext:value-type="float">
            <text:p>0.703463</text:p>
          </table:table-cell>
          <table:table-cell office:value-type="float" office:value="0.696591" calcext:value-type="float">
            <text:p>0.696591</text:p>
          </table:table-cell>
        </table:table-row>
        <table:table-row table:style-name="ro1">
          <table:table-cell office:value-type="float" office:value="0.64429" calcext:value-type="float">
            <text:p>0.64429</text:p>
          </table:table-cell>
          <table:table-cell office:value-type="float" office:value="0.745061" calcext:value-type="float">
            <text:p>0.745061</text:p>
          </table:table-cell>
          <table:table-cell/>
          <table:table-cell office:value-type="float" office:value="0.700894" calcext:value-type="float">
            <text:p>0.700894</text:p>
          </table:table-cell>
          <table:table-cell office:value-type="float" office:value="0.699176" calcext:value-type="float">
            <text:p>0.699176</text:p>
          </table:table-cell>
        </table:table-row>
        <table:table-row table:style-name="ro1">
          <table:table-cell office:value-type="float" office:value="0.642199" calcext:value-type="float">
            <text:p>0.642199</text:p>
          </table:table-cell>
          <table:table-cell office:value-type="float" office:value="0.746337" calcext:value-type="float">
            <text:p>0.746337</text:p>
          </table:table-cell>
          <table:table-cell/>
          <table:table-cell office:value-type="float" office:value="0.69847" calcext:value-type="float">
            <text:p>0.69847</text:p>
          </table:table-cell>
          <table:table-cell office:value-type="float" office:value="0.700186" calcext:value-type="float">
            <text:p>0.700186</text:p>
          </table:table-cell>
        </table:table-row>
        <table:table-row table:style-name="ro1">
          <table:table-cell office:value-type="float" office:value="0.638667" calcext:value-type="float">
            <text:p>0.638667</text:p>
          </table:table-cell>
          <table:table-cell office:value-type="float" office:value="0.747783" calcext:value-type="float">
            <text:p>0.747783</text:p>
          </table:table-cell>
          <table:table-cell/>
          <table:table-cell office:value-type="float" office:value="0.693776" calcext:value-type="float">
            <text:p>0.693776</text:p>
          </table:table-cell>
          <table:table-cell office:value-type="float" office:value="0.700621" calcext:value-type="float">
            <text:p>0.700621</text:p>
          </table:table-cell>
        </table:table-row>
        <table:table-row table:style-name="ro1">
          <table:table-cell office:value-type="float" office:value="0.636441" calcext:value-type="float">
            <text:p>0.636441</text:p>
          </table:table-cell>
          <table:table-cell office:value-type="float" office:value="0.748891" calcext:value-type="float">
            <text:p>0.748891</text:p>
          </table:table-cell>
          <table:table-cell/>
          <table:table-cell office:value-type="float" office:value="0.691353" calcext:value-type="float">
            <text:p>0.691353</text:p>
          </table:table-cell>
          <table:table-cell office:value-type="float" office:value="0.70161" calcext:value-type="float">
            <text:p>0.70161</text:p>
          </table:table-cell>
        </table:table-row>
        <table:table-row table:style-name="ro1">
          <table:table-cell office:value-type="float" office:value="0.633293" calcext:value-type="float">
            <text:p>0.633293</text:p>
          </table:table-cell>
          <table:table-cell office:value-type="float" office:value="0.750771" calcext:value-type="float">
            <text:p>0.750771</text:p>
          </table:table-cell>
          <table:table-cell/>
          <table:table-cell office:value-type="float" office:value="0.688765" calcext:value-type="float">
            <text:p>0.688765</text:p>
          </table:table-cell>
          <table:table-cell office:value-type="float" office:value="0.70415" calcext:value-type="float">
            <text:p>0.70415</text:p>
          </table:table-cell>
        </table:table-row>
        <table:table-row table:style-name="ro1">
          <table:table-cell office:value-type="float" office:value="0.631449" calcext:value-type="float">
            <text:p>0.631449</text:p>
          </table:table-cell>
          <table:table-cell office:value-type="float" office:value="0.752323" calcext:value-type="float">
            <text:p>0.752323</text:p>
          </table:table-cell>
          <table:table-cell/>
          <table:table-cell office:value-type="float" office:value="0.686895" calcext:value-type="float">
            <text:p>0.686895</text:p>
          </table:table-cell>
          <table:table-cell office:value-type="float" office:value="0.705695" calcext:value-type="float">
            <text:p>0.705695</text:p>
          </table:table-cell>
        </table:table-row>
        <table:table-row table:style-name="ro1">
          <table:table-cell office:value-type="float" office:value="0.629059" calcext:value-type="float">
            <text:p>0.629059</text:p>
          </table:table-cell>
          <table:table-cell office:value-type="float" office:value="0.755103" calcext:value-type="float">
            <text:p>0.755103</text:p>
          </table:table-cell>
          <table:table-cell/>
          <table:table-cell office:value-type="float" office:value="0.683876" calcext:value-type="float">
            <text:p>0.683876</text:p>
          </table:table-cell>
          <table:table-cell office:value-type="float" office:value="0.707788" calcext:value-type="float">
            <text:p>0.707788</text:p>
          </table:table-cell>
        </table:table-row>
        <table:table-row table:style-name="ro1">
          <table:table-cell office:value-type="float" office:value="0.627586" calcext:value-type="float">
            <text:p>0.627586</text:p>
          </table:table-cell>
          <table:table-cell office:value-type="float" office:value="0.757107" calcext:value-type="float">
            <text:p>0.757107</text:p>
          </table:table-cell>
          <table:table-cell/>
          <table:table-cell office:value-type="float" office:value="0.682137" calcext:value-type="float">
            <text:p>0.682137</text:p>
          </table:table-cell>
          <table:table-cell office:value-type="float" office:value="0.709464" calcext:value-type="float">
            <text:p>0.709464</text:p>
          </table:table-cell>
        </table:table-row>
        <table:table-row table:style-name="ro1">
          <table:table-cell office:value-type="float" office:value="0.625557" calcext:value-type="float">
            <text:p>0.625557</text:p>
          </table:table-cell>
          <table:table-cell office:value-type="float" office:value="0.760339" calcext:value-type="float">
            <text:p>0.760339</text:p>
          </table:table-cell>
          <table:table-cell/>
          <table:table-cell office:value-type="float" office:value="0.679934" calcext:value-type="float">
            <text:p>0.679934</text:p>
          </table:table-cell>
          <table:table-cell office:value-type="float" office:value="0.712405" calcext:value-type="float">
            <text:p>0.712405</text:p>
          </table:table-cell>
        </table:table-row>
        <table:table-row table:style-name="ro1">
          <table:table-cell office:value-type="float" office:value="1.19594" calcext:value-type="float">
            <text:p>1.19594</text:p>
          </table:table-cell>
          <table:table-cell office:value-type="float" office:value="1.46091" calcext:value-type="float">
            <text:p>1.46091</text:p>
          </table:table-cell>
          <table:table-cell/>
          <table:table-cell office:value-type="float" office:value="0.678321" calcext:value-type="float">
            <text:p>0.678321</text:p>
          </table:table-cell>
          <table:table-cell office:value-type="float" office:value="0.714216" calcext:value-type="float">
            <text:p>0.714216</text:p>
          </table:table-cell>
        </table:table-row>
        <table:table-row table:style-name="ro1">
          <table:table-cell office:value-type="float" office:value="1.48083" calcext:value-type="float">
            <text:p>1.48083</text:p>
          </table:table-cell>
          <table:table-cell office:value-type="float" office:value="1.81119" calcext:value-type="float">
            <text:p>1.81119</text:p>
          </table:table-cell>
          <table:table-cell/>
          <table:table-cell office:value-type="float" office:value="0.675687" calcext:value-type="float">
            <text:p>0.675687</text:p>
          </table:table-cell>
          <table:table-cell office:value-type="float" office:value="0.716709" calcext:value-type="float">
            <text:p>0.716709</text:p>
          </table:table-cell>
        </table:table-row>
        <table:table-row table:style-name="ro1">
          <table:table-cell office:value-type="float" office:value="2.61609" calcext:value-type="float">
            <text:p>2.61609</text:p>
          </table:table-cell>
          <table:table-cell office:value-type="float" office:value="3.21578" calcext:value-type="float">
            <text:p>3.21578</text:p>
          </table:table-cell>
          <table:table-cell/>
          <table:table-cell office:value-type="float" office:value="0.673516" calcext:value-type="float">
            <text:p>0.673516</text:p>
          </table:table-cell>
          <table:table-cell office:value-type="float" office:value="0.717927" calcext:value-type="float">
            <text:p>0.717927</text:p>
          </table:table-cell>
        </table:table-row>
        <table:table-row table:style-name="ro1">
          <table:table-cell office:value-type="float" office:value="2.89883" calcext:value-type="float">
            <text:p>2.89883</text:p>
          </table:table-cell>
          <table:table-cell office:value-type="float" office:value="3.5678" calcext:value-type="float">
            <text:p>3.5678</text:p>
          </table:table-cell>
          <table:table-cell/>
          <table:table-cell office:value-type="float" office:value="0.663186" calcext:value-type="float">
            <text:p>0.663186</text:p>
          </table:table-cell>
          <table:table-cell office:value-type="float" office:value="0.720972" calcext:value-type="float">
            <text:p>0.720972</text:p>
          </table:table-cell>
        </table:table-row>
        <table:table-row table:style-name="ro1">
          <table:table-cell office:value-type="float" office:value="3.45776" calcext:value-type="float">
            <text:p>3.45776</text:p>
          </table:table-cell>
          <table:table-cell office:value-type="float" office:value="4.27713" calcext:value-type="float">
            <text:p>4.27713</text:p>
          </table:table-cell>
          <table:table-cell/>
          <table:table-cell office:value-type="float" office:value="0.660874" calcext:value-type="float">
            <text:p>0.660874</text:p>
          </table:table-cell>
          <table:table-cell office:value-type="float" office:value="0.722008" calcext:value-type="float">
            <text:p>0.722008</text:p>
          </table:table-cell>
        </table:table-row>
        <table:table-row table:style-name="ro1">
          <table:table-cell office:value-type="float" office:value="3.25462" calcext:value-type="float">
            <text:p>3.25462</text:p>
          </table:table-cell>
          <table:table-cell office:value-type="float" office:value="4.43367" calcext:value-type="float">
            <text:p>4.43367</text:p>
          </table:table-cell>
          <table:table-cell/>
          <table:table-cell office:value-type="float" office:value="0.660363" calcext:value-type="float">
            <text:p>0.660363</text:p>
          </table:table-cell>
          <table:table-cell office:value-type="float" office:value="0.722339" calcext:value-type="float">
            <text:p>0.722339</text:p>
          </table:table-cell>
        </table:table-row>
        <table:table-row table:style-name="ro1">
          <table:table-cell office:value-type="float" office:value="3.18522" calcext:value-type="float">
            <text:p>3.18522</text:p>
          </table:table-cell>
          <table:table-cell office:value-type="float" office:value="4.36154" calcext:value-type="float">
            <text:p>4.36154</text:p>
          </table:table-cell>
          <table:table-cell/>
          <table:table-cell office:value-type="float" office:value="0.657808" calcext:value-type="float">
            <text:p>0.657808</text:p>
          </table:table-cell>
          <table:table-cell office:value-type="float" office:value="0.723992" calcext:value-type="float">
            <text:p>0.723992</text:p>
          </table:table-cell>
        </table:table-row>
        <table:table-row table:style-name="ro1">
          <table:table-cell office:value-type="float" office:value="3.15332" calcext:value-type="float">
            <text:p>3.15332</text:p>
          </table:table-cell>
          <table:table-cell office:value-type="float" office:value="4.32341" calcext:value-type="float">
            <text:p>4.32341</text:p>
          </table:table-cell>
          <table:table-cell/>
          <table:table-cell office:value-type="float" office:value="0.655895" calcext:value-type="float">
            <text:p>0.655895</text:p>
          </table:table-cell>
          <table:table-cell office:value-type="float" office:value="0.725456" calcext:value-type="float">
            <text:p>0.725456</text:p>
          </table:table-cell>
        </table:table-row>
        <table:table-row table:style-name="ro1">
          <table:table-cell office:value-type="float" office:value="3.12146" calcext:value-type="float">
            <text:p>3.12146</text:p>
          </table:table-cell>
          <table:table-cell office:value-type="float" office:value="4.28526" calcext:value-type="float">
            <text:p>4.28526</text:p>
          </table:table-cell>
          <table:table-cell/>
          <table:table-cell office:value-type="float" office:value="0.639711" calcext:value-type="float">
            <text:p>0.639711</text:p>
          </table:table-cell>
          <table:table-cell office:value-type="float" office:value="0.739766" calcext:value-type="float">
            <text:p>0.739766</text:p>
          </table:table-cell>
        </table:table-row>
        <table:table-row table:style-name="ro1">
          <table:table-cell office:value-type="float" office:value="2.99452" calcext:value-type="float">
            <text:p>2.99452</text:p>
          </table:table-cell>
          <table:table-cell office:value-type="float" office:value="4.13225" calcext:value-type="float">
            <text:p>4.13225</text:p>
          </table:table-cell>
          <table:table-cell/>
          <table:table-cell office:value-type="float" office:value="0.638155" calcext:value-type="float">
            <text:p>0.638155</text:p>
          </table:table-cell>
          <table:table-cell office:value-type="float" office:value="0.741637" calcext:value-type="float">
            <text:p>0.741637</text:p>
          </table:table-cell>
        </table:table-row>
        <table:table-row table:style-name="ro1">
          <table:table-cell office:value-type="float" office:value="2.92612" calcext:value-type="float">
            <text:p>2.92612</text:p>
          </table:table-cell>
          <table:table-cell office:value-type="float" office:value="4.0588" calcext:value-type="float">
            <text:p>4.0588</text:p>
          </table:table-cell>
          <table:table-cell/>
          <table:table-cell office:value-type="float" office:value="0.636199" calcext:value-type="float">
            <text:p>0.636199</text:p>
          </table:table-cell>
          <table:table-cell office:value-type="float" office:value="0.744894" calcext:value-type="float">
            <text:p>0.744894</text:p>
          </table:table-cell>
        </table:table-row>
        <table:table-row table:style-name="ro1">
          <table:table-cell office:value-type="float" office:value="2.92351" calcext:value-type="float">
            <text:p>2.92351</text:p>
          </table:table-cell>
          <table:table-cell office:value-type="float" office:value="4.06043" calcext:value-type="float">
            <text:p>4.06043</text:p>
          </table:table-cell>
          <table:table-cell/>
          <table:table-cell office:value-type="float" office:value="0.635146" calcext:value-type="float">
            <text:p>0.635146</text:p>
          </table:table-cell>
          <table:table-cell office:value-type="float" office:value="0.747367" calcext:value-type="float">
            <text:p>0.747367</text:p>
          </table:table-cell>
        </table:table-row>
        <table:table-row table:style-name="ro1">
          <table:table-cell office:value-type="float" office:value="2.9209" calcext:value-type="float">
            <text:p>2.9209</text:p>
          </table:table-cell>
          <table:table-cell office:value-type="float" office:value="4.06206" calcext:value-type="float">
            <text:p>4.06206</text:p>
          </table:table-cell>
          <table:table-cell/>
          <table:table-cell office:value-type="float" office:value="0.633938" calcext:value-type="float">
            <text:p>0.633938</text:p>
          </table:table-cell>
          <table:table-cell office:value-type="float" office:value="0.751535" calcext:value-type="float">
            <text:p>0.751535</text:p>
          </table:table-cell>
        </table:table-row>
        <table:table-row table:style-name="ro1">
          <table:table-cell office:value-type="float" office:value="2.91568" calcext:value-type="float">
            <text:p>2.91568</text:p>
          </table:table-cell>
          <table:table-cell office:value-type="float" office:value="4.06532" calcext:value-type="float">
            <text:p>4.06532</text:p>
          </table:table-cell>
          <table:table-cell/>
          <table:table-cell office:value-type="float" office:value="0.632606" calcext:value-type="float">
            <text:p>0.632606</text:p>
          </table:table-cell>
          <table:table-cell office:value-type="float" office:value="0.753701" calcext:value-type="float">
            <text:p>0.753701</text:p>
          </table:table-cell>
        </table:table-row>
        <table:table-row table:style-name="ro1">
          <table:table-cell office:value-type="float" office:value="2.91046" calcext:value-type="float">
            <text:p>2.91046</text:p>
          </table:table-cell>
          <table:table-cell office:value-type="float" office:value="4.06857" calcext:value-type="float">
            <text:p>4.06857</text:p>
          </table:table-cell>
          <table:table-cell/>
          <table:table-cell office:value-type="float" office:value="0.629827" calcext:value-type="float">
            <text:p>0.629827</text:p>
          </table:table-cell>
          <table:table-cell office:value-type="float" office:value="0.756025" calcext:value-type="float">
            <text:p>0.756025</text:p>
          </table:table-cell>
        </table:table-row>
        <table:table-row table:style-name="ro1">
          <table:table-cell office:value-type="float" office:value="2.89988" calcext:value-type="float">
            <text:p>2.89988</text:p>
          </table:table-cell>
          <table:table-cell office:value-type="float" office:value="4.07488" calcext:value-type="float">
            <text:p>4.07488</text:p>
          </table:table-cell>
          <table:table-cell/>
          <table:table-cell office:value-type="float" office:value="0.62848" calcext:value-type="float">
            <text:p>0.62848</text:p>
          </table:table-cell>
          <table:table-cell office:value-type="float" office:value="0.758185" calcext:value-type="float">
            <text:p>0.758185</text:p>
          </table:table-cell>
        </table:table-row>
        <table:table-row table:style-name="ro1">
          <table:table-cell office:value-type="float" office:value="2.89721" calcext:value-type="float">
            <text:p>2.89721</text:p>
          </table:table-cell>
          <table:table-cell office:value-type="float" office:value="4.07642" calcext:value-type="float">
            <text:p>4.07642</text:p>
          </table:table-cell>
          <table:table-cell/>
          <table:table-cell office:value-type="float" office:value="0.627847" calcext:value-type="float">
            <text:p>0.627847</text:p>
          </table:table-cell>
          <table:table-cell office:value-type="float" office:value="0.760266" calcext:value-type="float">
            <text:p>0.760266</text:p>
          </table:table-cell>
        </table:table-row>
        <table:table-row table:style-name="ro1">
          <table:table-cell office:value-type="float" office:value="2.8865" calcext:value-type="float">
            <text:p>2.8865</text:p>
          </table:table-cell>
          <table:table-cell office:value-type="float" office:value="4.08254" calcext:value-type="float">
            <text:p>4.08254</text:p>
          </table:table-cell>
          <table:table-cell/>
          <table:table-cell office:value-type="float" office:value="0.627209" calcext:value-type="float">
            <text:p>0.627209</text:p>
          </table:table-cell>
          <table:table-cell office:value-type="float" office:value="0.762347" calcext:value-type="float">
            <text:p>0.762347</text:p>
          </table:table-cell>
        </table:table-row>
        <table:table-row table:style-name="ro1">
          <table:table-cell office:value-type="float" office:value="2.88382" calcext:value-type="float">
            <text:p>2.88382</text:p>
          </table:table-cell>
          <table:table-cell office:value-type="float" office:value="4.08406" calcext:value-type="float">
            <text:p>4.08406</text:p>
          </table:table-cell>
          <table:table-cell/>
          <table:table-cell office:value-type="float" office:value="1.19746" calcext:value-type="float">
            <text:p>1.19746</text:p>
          </table:table-cell>
          <table:table-cell office:value-type="float" office:value="1.46277" calcext:value-type="float">
            <text:p>1.46277</text:p>
          </table:table-cell>
        </table:table-row>
        <table:table-row table:style-name="ro1">
          <table:table-cell office:value-type="float" office:value="2.87379" calcext:value-type="float">
            <text:p>2.87379</text:p>
          </table:table-cell>
          <table:table-cell office:value-type="float" office:value="4.09113" calcext:value-type="float">
            <text:p>4.09113</text:p>
          </table:table-cell>
          <table:table-cell/>
          <table:table-cell office:value-type="float" office:value="2.89921" calcext:value-type="float">
            <text:p>2.89921</text:p>
          </table:table-cell>
          <table:table-cell office:value-type="float" office:value="3.56827" calcext:value-type="float">
            <text:p>3.56827</text:p>
          </table:table-cell>
        </table:table-row>
        <table:table-row table:style-name="ro1">
          <table:table-cell office:value-type="float" office:value="2.87145" calcext:value-type="float">
            <text:p>2.87145</text:p>
          </table:table-cell>
          <table:table-cell office:value-type="float" office:value="4.09313" calcext:value-type="float">
            <text:p>4.09313</text:p>
          </table:table-cell>
          <table:table-cell/>
          <table:table-cell office:value-type="float" office:value="3.45776" calcext:value-type="float">
            <text:p>3.45776</text:p>
          </table:table-cell>
          <table:table-cell office:value-type="float" office:value="4.27713" calcext:value-type="float">
            <text:p>4.27713</text:p>
          </table:table-cell>
        </table:table-row>
        <table:table-row table:style-name="ro1">
          <table:table-cell office:value-type="float" office:value="2.86209" calcext:value-type="float">
            <text:p>2.86209</text:p>
          </table:table-cell>
          <table:table-cell office:value-type="float" office:value="4.10115" calcext:value-type="float">
            <text:p>4.10115</text:p>
          </table:table-cell>
          <table:table-cell/>
          <table:table-cell office:value-type="float" office:value="3.25462" calcext:value-type="float">
            <text:p>3.25462</text:p>
          </table:table-cell>
          <table:table-cell office:value-type="float" office:value="4.43367" calcext:value-type="float">
            <text:p>4.43367</text:p>
          </table:table-cell>
        </table:table-row>
        <table:table-row table:style-name="ro1">
          <table:table-cell office:value-type="float" office:value="2.85974" calcext:value-type="float">
            <text:p>2.85974</text:p>
          </table:table-cell>
          <table:table-cell office:value-type="float" office:value="4.10316" calcext:value-type="float">
            <text:p>4.10316</text:p>
          </table:table-cell>
          <table:table-cell/>
          <table:table-cell office:value-type="float" office:value="3.18452" calcext:value-type="float">
            <text:p>3.18452</text:p>
          </table:table-cell>
          <table:table-cell office:value-type="float" office:value="4.36057" calcext:value-type="float">
            <text:p>4.36057</text:p>
          </table:table-cell>
        </table:table-row>
        <table:table-row table:style-name="ro1">
          <table:table-cell office:value-type="float" office:value="2.84966" calcext:value-type="float">
            <text:p>2.84966</text:p>
          </table:table-cell>
          <table:table-cell office:value-type="float" office:value="4.11016" calcext:value-type="float">
            <text:p>4.11016</text:p>
          </table:table-cell>
          <table:table-cell/>
          <table:table-cell office:value-type="float" office:value="2.9917" calcext:value-type="float">
            <text:p>2.9917</text:p>
          </table:table-cell>
          <table:table-cell office:value-type="float" office:value="4.12837" calcext:value-type="float">
            <text:p>4.12837</text:p>
          </table:table-cell>
        </table:table-row>
        <table:table-row table:style-name="ro1">
          <table:table-cell office:value-type="float" office:value="2.84697" calcext:value-type="float">
            <text:p>2.84697</text:p>
          </table:table-cell>
          <table:table-cell office:value-type="float" office:value="4.11166" calcext:value-type="float">
            <text:p>4.11166</text:p>
          </table:table-cell>
          <table:table-cell/>
          <table:table-cell office:value-type="float" office:value="2.92284" calcext:value-type="float">
            <text:p>2.92284</text:p>
          </table:table-cell>
          <table:table-cell office:value-type="float" office:value="4.05426" calcext:value-type="float">
            <text:p>4.05426</text:p>
          </table:table-cell>
        </table:table-row>
        <table:table-row table:style-name="ro1">
          <table:table-cell office:value-type="float" office:value="2.83619" calcext:value-type="float">
            <text:p>2.83619</text:p>
          </table:table-cell>
          <table:table-cell office:value-type="float" office:value="4.11765" calcext:value-type="float">
            <text:p>4.11765</text:p>
          </table:table-cell>
          <table:table-cell/>
          <table:table-cell office:value-type="float" office:value="2.8829" calcext:value-type="float">
            <text:p>2.8829</text:p>
          </table:table-cell>
          <table:table-cell office:value-type="float" office:value="4.08275" calcext:value-type="float">
            <text:p>4.08275</text:p>
          </table:table-cell>
        </table:table-row>
        <table:table-row table:style-name="ro1">
          <table:table-cell office:value-type="float" office:value="2.83349" calcext:value-type="float">
            <text:p>2.83349</text:p>
          </table:table-cell>
          <table:table-cell office:value-type="float" office:value="4.11914" calcext:value-type="float">
            <text:p>4.11914</text:p>
          </table:table-cell>
          <table:table-cell/>
          <table:table-cell office:value-type="float" office:value="2.87322" calcext:value-type="float">
            <text:p>2.87322</text:p>
          </table:table-cell>
          <table:table-cell office:value-type="float" office:value="4.09031" calcext:value-type="float">
            <text:p>4.09031</text:p>
          </table:table-cell>
        </table:table-row>
        <table:table-row table:style-name="ro1">
          <table:table-cell office:value-type="float" office:value="2.82303" calcext:value-type="float">
            <text:p>2.82303</text:p>
          </table:table-cell>
          <table:table-cell office:value-type="float" office:value="4.12559" calcext:value-type="float">
            <text:p>4.12559</text:p>
          </table:table-cell>
          <table:table-cell/>
          <table:table-cell office:value-type="float" office:value="2.87088" calcext:value-type="float">
            <text:p>2.87088</text:p>
          </table:table-cell>
          <table:table-cell office:value-type="float" office:value="4.09232" calcext:value-type="float">
            <text:p>4.09232</text:p>
          </table:table-cell>
        </table:table-row>
        <table:table-row table:style-name="ro1">
          <table:table-cell office:value-type="float" office:value="2.80782" calcext:value-type="float">
            <text:p>2.80782</text:p>
          </table:table-cell>
          <table:table-cell office:value-type="float" office:value="4.13595" calcext:value-type="float">
            <text:p>4.13595</text:p>
          </table:table-cell>
          <table:table-cell/>
          <table:table-cell office:value-type="float" office:value="2.86151" calcext:value-type="float">
            <text:p>2.86151</text:p>
          </table:table-cell>
          <table:table-cell office:value-type="float" office:value="4.10033" calcext:value-type="float">
            <text:p>4.10033</text:p>
          </table:table-cell>
        </table:table-row>
        <table:table-row table:style-name="ro1">
          <table:table-cell office:value-type="float" office:value="2.79867" calcext:value-type="float">
            <text:p>2.79867</text:p>
          </table:table-cell>
          <table:table-cell office:value-type="float" office:value="4.14433" calcext:value-type="float">
            <text:p>4.14433</text:p>
          </table:table-cell>
          <table:table-cell/>
          <table:table-cell office:value-type="float" office:value="2.85917" calcext:value-type="float">
            <text:p>2.85917</text:p>
          </table:table-cell>
          <table:table-cell office:value-type="float" office:value="4.10234" calcext:value-type="float">
            <text:p>4.10234</text:p>
          </table:table-cell>
        </table:table-row>
        <table:table-row table:style-name="ro1">
          <table:table-cell office:value-type="float" office:value="2.7864" calcext:value-type="float">
            <text:p>2.7864</text:p>
          </table:table-cell>
          <table:table-cell office:value-type="float" office:value="4.15909" calcext:value-type="float">
            <text:p>4.15909</text:p>
          </table:table-cell>
          <table:table-cell/>
          <table:table-cell office:value-type="float" office:value="2.84943" calcext:value-type="float">
            <text:p>2.84943</text:p>
          </table:table-cell>
          <table:table-cell office:value-type="float" office:value="4.10983" calcext:value-type="float">
            <text:p>4.10983</text:p>
          </table:table-cell>
        </table:table-row>
        <table:table-row table:style-name="ro1">
          <table:table-cell office:value-type="float" office:value="2.77718" calcext:value-type="float">
            <text:p>2.77718</text:p>
          </table:table-cell>
          <table:table-cell office:value-type="float" office:value="4.16741" calcext:value-type="float">
            <text:p>4.16741</text:p>
          </table:table-cell>
          <table:table-cell/>
          <table:table-cell office:value-type="float" office:value="2.83428" calcext:value-type="float">
            <text:p>2.83428</text:p>
          </table:table-cell>
          <table:table-cell office:value-type="float" office:value="4.1203" calcext:value-type="float">
            <text:p>4.1203</text:p>
          </table:table-cell>
        </table:table-row>
        <table:table-row table:style-name="ro1">
          <table:table-cell office:value-type="float" office:value="2.76182" calcext:value-type="float">
            <text:p>2.76182</text:p>
          </table:table-cell>
          <table:table-cell office:value-type="float" office:value="4.17761" calcext:value-type="float">
            <text:p>4.17761</text:p>
          </table:table-cell>
          <table:table-cell/>
          <table:table-cell office:value-type="float" office:value="2.82473" calcext:value-type="float">
            <text:p>2.82473</text:p>
          </table:table-cell>
          <table:table-cell office:value-type="float" office:value="4.12807" calcext:value-type="float">
            <text:p>4.12807</text:p>
          </table:table-cell>
        </table:table-row>
        <table:table-row table:style-name="ro1">
          <table:table-cell office:value-type="float" office:value="2.75167" calcext:value-type="float">
            <text:p>2.75167</text:p>
          </table:table-cell>
          <table:table-cell office:value-type="float" office:value="4.18454" calcext:value-type="float">
            <text:p>4.18454</text:p>
          </table:table-cell>
          <table:table-cell/>
          <table:table-cell office:value-type="float" office:value="2.82248" calcext:value-type="float">
            <text:p>2.82248</text:p>
          </table:table-cell>
          <table:table-cell office:value-type="float" office:value="4.13021" calcext:value-type="float">
            <text:p>4.13021</text:p>
          </table:table-cell>
        </table:table-row>
        <table:table-row table:style-name="ro1">
          <table:table-cell office:value-type="float" office:value="2.74413" calcext:value-type="float">
            <text:p>2.74413</text:p>
          </table:table-cell>
          <table:table-cell office:value-type="float" office:value="4.18985" calcext:value-type="float">
            <text:p>4.18985</text:p>
          </table:table-cell>
          <table:table-cell/>
          <table:table-cell office:value-type="float" office:value="2.81345" calcext:value-type="float">
            <text:p>2.81345</text:p>
          </table:table-cell>
          <table:table-cell office:value-type="float" office:value="4.13878" calcext:value-type="float">
            <text:p>4.13878</text:p>
          </table:table-cell>
        </table:table-row>
        <table:table-row table:style-name="ro1">
          <table:table-cell office:value-type="float" office:value="2.73657" calcext:value-type="float">
            <text:p>2.73657</text:p>
          </table:table-cell>
          <table:table-cell office:value-type="float" office:value="4.19515" calcext:value-type="float">
            <text:p>4.19515</text:p>
          </table:table-cell>
          <table:table-cell/>
          <table:table-cell office:value-type="float" office:value="2.81119" calcext:value-type="float">
            <text:p>2.81119</text:p>
          </table:table-cell>
          <table:table-cell office:value-type="float" office:value="4.14092" calcext:value-type="float">
            <text:p>4.14092</text:p>
          </table:table-cell>
        </table:table-row>
        <table:table-row table:style-name="ro1">
          <table:table-cell office:value-type="float" office:value="2.72638" calcext:value-type="float">
            <text:p>2.72638</text:p>
          </table:table-cell>
          <table:table-cell office:value-type="float" office:value="4.20202" calcext:value-type="float">
            <text:p>4.20202</text:p>
          </table:table-cell>
          <table:table-cell/>
          <table:table-cell office:value-type="float" office:value="2.80181" calcext:value-type="float">
            <text:p>2.80181</text:p>
          </table:table-cell>
          <table:table-cell office:value-type="float" office:value="4.14897" calcext:value-type="float">
            <text:p>4.14897</text:p>
          </table:table-cell>
        </table:table-row>
        <table:table-row table:style-name="ro1">
          <table:table-cell office:value-type="float" office:value="2.68499" calcext:value-type="float">
            <text:p>2.68499</text:p>
          </table:table-cell>
          <table:table-cell office:value-type="float" office:value="4.22858" calcext:value-type="float">
            <text:p>4.22858</text:p>
          </table:table-cell>
          <table:table-cell/>
          <table:table-cell office:value-type="float" office:value="2.79937" calcext:value-type="float">
            <text:p>2.79937</text:p>
          </table:table-cell>
          <table:table-cell office:value-type="float" office:value="4.15085" calcext:value-type="float">
            <text:p>4.15085</text:p>
          </table:table-cell>
        </table:table-row>
        <table:table-row table:style-name="ro1">
          <table:table-cell office:value-type="float" office:value="2.67493" calcext:value-type="float">
            <text:p>2.67493</text:p>
          </table:table-cell>
          <table:table-cell office:value-type="float" office:value="4.23566" calcext:value-type="float">
            <text:p>4.23566</text:p>
          </table:table-cell>
          <table:table-cell/>
          <table:table-cell office:value-type="float" office:value="2.78718" calcext:value-type="float">
            <text:p>2.78718</text:p>
          </table:table-cell>
          <table:table-cell office:value-type="float" office:value="4.16025" calcext:value-type="float">
            <text:p>4.16025</text:p>
          </table:table-cell>
        </table:table-row>
        <table:table-row table:style-name="ro1">
          <table:table-cell office:value-type="float" office:value="2.66761" calcext:value-type="float">
            <text:p>2.66761</text:p>
          </table:table-cell>
          <table:table-cell office:value-type="float" office:value="4.24134" calcext:value-type="float">
            <text:p>4.24134</text:p>
          </table:table-cell>
          <table:table-cell/>
          <table:table-cell office:value-type="float" office:value="2.77729" calcext:value-type="float">
            <text:p>2.77729</text:p>
          </table:table-cell>
          <table:table-cell office:value-type="float" office:value="4.16758" calcext:value-type="float">
            <text:p>4.16758</text:p>
          </table:table-cell>
        </table:table-row>
        <table:table-row table:style-name="ro1">
          <table:table-cell office:value-type="float" office:value="2.66027" calcext:value-type="float">
            <text:p>2.66027</text:p>
          </table:table-cell>
          <table:table-cell office:value-type="float" office:value="4.24701" calcext:value-type="float">
            <text:p>4.24701</text:p>
          </table:table-cell>
          <table:table-cell/>
          <table:table-cell office:value-type="float" office:value="2.76978" calcext:value-type="float">
            <text:p>2.76978</text:p>
          </table:table-cell>
          <table:table-cell office:value-type="float" office:value="4.17293" calcext:value-type="float">
            <text:p>4.17293</text:p>
          </table:table-cell>
        </table:table-row>
        <table:table-row table:style-name="ro1">
          <table:table-cell office:value-type="float" office:value="2.65026" calcext:value-type="float">
            <text:p>2.65026</text:p>
          </table:table-cell>
          <table:table-cell office:value-type="float" office:value="4.2542" calcext:value-type="float">
            <text:p>4.2542</text:p>
          </table:table-cell>
          <table:table-cell/>
          <table:table-cell office:value-type="float" office:value="2.76226" calcext:value-type="float">
            <text:p>2.76226</text:p>
          </table:table-cell>
          <table:table-cell office:value-type="float" office:value="4.17827" calcext:value-type="float">
            <text:p>4.17827</text:p>
          </table:table-cell>
        </table:table-row>
        <table:table-row table:style-name="ro1">
          <table:table-cell office:value-type="float" office:value="2.64771" calcext:value-type="float">
            <text:p>2.64771</text:p>
          </table:table-cell>
          <table:table-cell office:value-type="float" office:value="4.25591" calcext:value-type="float">
            <text:p>4.25591</text:p>
          </table:table-cell>
          <table:table-cell/>
          <table:table-cell office:value-type="float" office:value="2.75211" calcext:value-type="float">
            <text:p>2.75211</text:p>
          </table:table-cell>
          <table:table-cell office:value-type="float" office:value="4.18521" calcext:value-type="float">
            <text:p>4.18521</text:p>
          </table:table-cell>
        </table:table-row>
        <table:table-row table:style-name="ro1">
          <table:table-cell office:value-type="float" office:value="2.64259" calcext:value-type="float">
            <text:p>2.64259</text:p>
          </table:table-cell>
          <table:table-cell office:value-type="float" office:value="4.25933" calcext:value-type="float">
            <text:p>4.25933</text:p>
          </table:table-cell>
          <table:table-cell/>
          <table:table-cell office:value-type="float" office:value="2.73668" calcext:value-type="float">
            <text:p>2.73668</text:p>
          </table:table-cell>
          <table:table-cell office:value-type="float" office:value="4.19531" calcext:value-type="float">
            <text:p>4.19531</text:p>
          </table:table-cell>
        </table:table-row>
        <table:table-row table:style-name="ro1">
          <table:table-cell office:value-type="float" office:value="2.6349" calcext:value-type="float">
            <text:p>2.6349</text:p>
          </table:table-cell>
          <table:table-cell office:value-type="float" office:value="4.26444" calcext:value-type="float">
            <text:p>4.26444</text:p>
          </table:table-cell>
          <table:table-cell/>
          <table:table-cell office:value-type="float" office:value="2.72627" calcext:value-type="float">
            <text:p>2.72627</text:p>
          </table:table-cell>
          <table:table-cell office:value-type="float" office:value="4.20185" calcext:value-type="float">
            <text:p>4.20185</text:p>
          </table:table-cell>
        </table:table-row>
        <table:table-row table:style-name="ro1">
          <table:table-cell office:value-type="float" office:value="2.67552" calcext:value-type="float">
            <text:p>2.67552</text:p>
          </table:table-cell>
          <table:table-cell office:value-type="float" office:value="4.35405" calcext:value-type="float">
            <text:p>4.35405</text:p>
          </table:table-cell>
          <table:table-cell/>
          <table:table-cell office:value-type="float" office:value="2.71837" calcext:value-type="float">
            <text:p>2.71837</text:p>
          </table:table-cell>
          <table:table-cell office:value-type="float" office:value="4.20661" calcext:value-type="float">
            <text:p>4.20661</text:p>
          </table:table-cell>
        </table:table-row>
        <table:table-row table:style-name="ro1">
          <table:table-cell office:value-type="float" office:value="2.76641" calcext:value-type="float">
            <text:p>2.76641</text:p>
          </table:table-cell>
          <table:table-cell office:value-type="float" office:value="4.52682" calcext:value-type="float">
            <text:p>4.52682</text:p>
          </table:table-cell>
          <table:table-cell/>
          <table:table-cell office:value-type="float" office:value="2.71046" calcext:value-type="float">
            <text:p>2.71046</text:p>
          </table:table-cell>
          <table:table-cell office:value-type="float" office:value="4.21135" calcext:value-type="float">
            <text:p>4.21135</text:p>
          </table:table-cell>
        </table:table-row>
        <table:table-row table:style-name="ro1">
          <table:table-cell office:value-type="float" office:value="2.81154" calcext:value-type="float">
            <text:p>2.81154</text:p>
          </table:table-cell>
          <table:table-cell office:value-type="float" office:value="4.61339" calcext:value-type="float">
            <text:p>4.6133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4.21782" calcext:value-type="float">
            <text:p>4.21782</text:p>
          </table:table-cell>
        </table:table-row>
        <table:table-row table:style-name="ro1">
          <table:table-cell office:value-type="float" office:value="2.85069" calcext:value-type="float">
            <text:p>2.85069</text:p>
          </table:table-cell>
          <table:table-cell office:value-type="float" office:value="4.70357" calcext:value-type="float">
            <text:p>4.70357</text:p>
          </table:table-cell>
          <table:table-cell/>
          <table:table-cell office:value-type="float" office:value="2.68446" calcext:value-type="float">
            <text:p>2.68446</text:p>
          </table:table-cell>
          <table:table-cell office:value-type="float" office:value="4.22774" calcext:value-type="float">
            <text:p>4.22774</text:p>
          </table:table-cell>
        </table:table-row>
        <table:table-row table:style-name="ro1">
          <table:table-cell office:value-type="float" office:value="1.31019" calcext:value-type="float">
            <text:p>1.31019</text:p>
          </table:table-cell>
          <table:table-cell office:value-type="float" office:value="5.34167" calcext:value-type="float">
            <text:p>5.34167</text:p>
          </table:table-cell>
          <table:table-cell/>
          <table:table-cell office:value-type="float" office:value="2.67429" calcext:value-type="float">
            <text:p>2.67429</text:p>
          </table:table-cell>
          <table:table-cell office:value-type="float" office:value="4.23465" calcext:value-type="float">
            <text:p>4.23465</text:p>
          </table:table-cell>
        </table:table-row>
        <table:table-row table:style-name="ro1">
          <table:table-cell office:value-type="float" office:value="1.14779" calcext:value-type="float">
            <text:p>1.14779</text:p>
          </table:table-cell>
          <table:table-cell office:value-type="float" office:value="4.72972" calcext:value-type="float">
            <text:p>4.72972</text:p>
          </table:table-cell>
          <table:table-cell/>
          <table:table-cell office:value-type="float" office:value="2.6693" calcext:value-type="float">
            <text:p>2.6693</text:p>
          </table:table-cell>
          <table:table-cell office:value-type="float" office:value="4.23827" calcext:value-type="float">
            <text:p>4.23827</text:p>
          </table:table-cell>
        </table:table-row>
        <table:table-row table:style-name="ro1">
          <table:table-cell office:value-type="float" office:value="1.07044" calcext:value-type="float">
            <text:p>1.07044</text:p>
          </table:table-cell>
          <table:table-cell office:value-type="float" office:value="4.42281" calcext:value-type="float">
            <text:p>4.42281</text:p>
          </table:table-cell>
          <table:table-cell/>
          <table:table-cell office:value-type="float" office:value="2.66431" calcext:value-type="float">
            <text:p>2.66431</text:p>
          </table:table-cell>
          <table:table-cell office:value-type="float" office:value="4.24188" calcext:value-type="float">
            <text:p>4.24188</text:p>
          </table:table-cell>
        </table:table-row>
        <table:table-row table:style-name="ro1">
          <table:table-cell office:value-type="float" office:value="0.993459" calcext:value-type="float">
            <text:p>0.993459</text:p>
          </table:table-cell>
          <table:table-cell office:value-type="float" office:value="4.1158" calcext:value-type="float">
            <text:p>4.1158</text:p>
          </table:table-cell>
          <table:table-cell/>
          <table:table-cell office:value-type="float" office:value="2.66181" calcext:value-type="float">
            <text:p>2.66181</text:p>
          </table:table-cell>
          <table:table-cell office:value-type="float" office:value="4.24368" calcext:value-type="float">
            <text:p>4.24368</text:p>
          </table:table-cell>
        </table:table-row>
        <table:table-row table:style-name="ro1">
          <table:table-cell office:value-type="float" office:value="0.764791" calcext:value-type="float">
            <text:p>0.764791</text:p>
          </table:table-cell>
          <table:table-cell office:value-type="float" office:value="3.19422" calcext:value-type="float">
            <text:p>3.19422</text:p>
          </table:table-cell>
          <table:table-cell/>
          <table:table-cell office:value-type="float" office:value="2.65932" calcext:value-type="float">
            <text:p>2.65932</text:p>
          </table:table-cell>
          <table:table-cell office:value-type="float" office:value="4.24548" calcext:value-type="float">
            <text:p>4.24548</text:p>
          </table:table-cell>
        </table:table-row>
        <table:table-row table:style-name="ro1">
          <table:table-cell office:value-type="float" office:value="0.689323" calcext:value-type="float">
            <text:p>0.689323</text:p>
          </table:table-cell>
          <table:table-cell office:value-type="float" office:value="2.88684" calcext:value-type="float">
            <text:p>2.88684</text:p>
          </table:table-cell>
          <table:table-cell/>
          <table:table-cell office:value-type="float" office:value="2.6491" calcext:value-type="float">
            <text:p>2.6491</text:p>
          </table:table-cell>
          <table:table-cell office:value-type="float" office:value="4.25234" calcext:value-type="float">
            <text:p>4.25234</text:p>
          </table:table-cell>
        </table:table-row>
        <table:table-row table:style-name="ro1">
          <table:table-cell office:value-type="float" office:value="0.535353" calcext:value-type="float">
            <text:p>0.535353</text:p>
          </table:table-cell>
          <table:table-cell office:value-type="float" office:value="2.26664" calcext:value-type="float">
            <text:p>2.26664</text:p>
          </table:table-cell>
          <table:table-cell/>
          <table:table-cell office:value-type="float" office:value="2.63343" calcext:value-type="float">
            <text:p>2.63343</text:p>
          </table:table-cell>
          <table:table-cell office:value-type="float" office:value="4.26206" calcext:value-type="float">
            <text:p>4.26206</text:p>
          </table:table-cell>
        </table:table-row>
        <table:table-row table:style-name="ro1">
          <table:table-cell office:value-type="float" office:value="0.533274" calcext:value-type="float">
            <text:p>0.533274</text:p>
          </table:table-cell>
          <table:table-cell office:value-type="float" office:value="2.26404" calcext:value-type="float">
            <text:p>2.26404</text:p>
          </table:table-cell>
          <table:table-cell/>
          <table:table-cell office:value-type="float" office:value="2.67427" calcext:value-type="float">
            <text:p>2.67427</text:p>
          </table:table-cell>
          <table:table-cell office:value-type="float" office:value="4.35201" calcext:value-type="float">
            <text:p>4.35201</text:p>
          </table:table-cell>
        </table:table-row>
        <table:table-row table:style-name="ro1">
          <table:table-cell office:value-type="float" office:value="0.522932" calcext:value-type="float">
            <text:p>0.522932</text:p>
          </table:table-cell>
          <table:table-cell office:value-type="float" office:value="2.25106" calcext:value-type="float">
            <text:p>2.25106</text:p>
          </table:table-cell>
          <table:table-cell/>
          <table:table-cell office:value-type="float" office:value="2.74298" calcext:value-type="float">
            <text:p>2.74298</text:p>
          </table:table-cell>
          <table:table-cell office:value-type="float" office:value="4.48231" calcext:value-type="float">
            <text:p>4.48231</text:p>
          </table:table-cell>
        </table:table-row>
        <table:table-row table:style-name="ro1">
          <table:table-cell office:value-type="float" office:value="0.514002" calcext:value-type="float">
            <text:p>0.514002</text:p>
          </table:table-cell>
          <table:table-cell office:value-type="float" office:value="2.23752" calcext:value-type="float">
            <text:p>2.23752</text:p>
          </table:table-cell>
          <table:table-cell/>
          <table:table-cell office:value-type="float" office:value="2.81122" calcext:value-type="float">
            <text:p>2.81122</text:p>
          </table:table-cell>
          <table:table-cell office:value-type="float" office:value="4.61288" calcext:value-type="float">
            <text:p>4.61288</text:p>
          </table:table-cell>
        </table:table-row>
        <table:table-row table:style-name="ro1">
          <table:table-cell office:value-type="float" office:value="0.506817" calcext:value-type="float">
            <text:p>0.506817</text:p>
          </table:table-cell>
          <table:table-cell office:value-type="float" office:value="2.22501" calcext:value-type="float">
            <text:p>2.22501</text:p>
          </table:table-cell>
          <table:table-cell/>
          <table:table-cell office:value-type="float" office:value="2.85069" calcext:value-type="float">
            <text:p>2.85069</text:p>
          </table:table-cell>
          <table:table-cell office:value-type="float" office:value="4.70357" calcext:value-type="float">
            <text:p>4.70357</text:p>
          </table:table-cell>
        </table:table-row>
        <table:table-row table:style-name="ro1">
          <table:table-cell office:value-type="float" office:value="0.499681" calcext:value-type="float">
            <text:p>0.499681</text:p>
          </table:table-cell>
          <table:table-cell office:value-type="float" office:value="2.21248" calcext:value-type="float">
            <text:p>2.21248</text:p>
          </table:table-cell>
          <table:table-cell/>
          <table:table-cell office:value-type="float" office:value="1.31019" calcext:value-type="float">
            <text:p>1.31019</text:p>
          </table:table-cell>
          <table:table-cell office:value-type="float" office:value="5.34167" calcext:value-type="float">
            <text:p>5.34167</text:p>
          </table:table-cell>
        </table:table-row>
        <table:table-row table:style-name="ro1">
          <table:table-cell office:value-type="float" office:value="0.492244" calcext:value-type="float">
            <text:p>0.492244</text:p>
          </table:table-cell>
          <table:table-cell office:value-type="float" office:value="2.20472" calcext:value-type="float">
            <text:p>2.20472</text:p>
          </table:table-cell>
          <table:table-cell/>
          <table:table-cell office:value-type="float" office:value="1.14784" calcext:value-type="float">
            <text:p>1.14784</text:p>
          </table:table-cell>
          <table:table-cell office:value-type="float" office:value="4.72992" calcext:value-type="float">
            <text:p>4.72992</text:p>
          </table:table-cell>
        </table:table-row>
        <table:table-row table:style-name="ro1">
          <table:table-cell office:value-type="float" office:value="0.470576" calcext:value-type="float">
            <text:p>0.470576</text:p>
          </table:table-cell>
          <table:table-cell office:value-type="float" office:value="2.20944" calcext:value-type="float">
            <text:p>2.20944</text:p>
          </table:table-cell>
          <table:table-cell/>
          <table:table-cell office:value-type="float" office:value="0.689509" calcext:value-type="float">
            <text:p>0.689509</text:p>
          </table:table-cell>
          <table:table-cell office:value-type="float" office:value="2.88762" calcext:value-type="float">
            <text:p>2.88762</text:p>
          </table:table-cell>
        </table:table-row>
        <table:table-row table:style-name="ro1">
          <table:table-cell office:value-type="float" office:value="0.598623" calcext:value-type="float">
            <text:p>0.598623</text:p>
          </table:table-cell>
          <table:table-cell office:value-type="float" office:value="2.8449" calcext:value-type="float">
            <text:p>2.8449</text:p>
          </table:table-cell>
          <table:table-cell/>
          <table:table-cell office:value-type="float" office:value="0.535399" calcext:value-type="float">
            <text:p>0.535399</text:p>
          </table:table-cell>
          <table:table-cell office:value-type="float" office:value="2.26683" calcext:value-type="float">
            <text:p>2.26683</text:p>
          </table:table-cell>
        </table:table-row>
        <table:table-row table:style-name="ro1">
          <table:table-cell office:value-type="float" office:value="0.663419" calcext:value-type="float">
            <text:p>0.663419</text:p>
          </table:table-cell>
          <table:table-cell office:value-type="float" office:value="3.16246" calcext:value-type="float">
            <text:p>3.16246</text:p>
          </table:table-cell>
          <table:table-cell/>
          <table:table-cell office:value-type="float" office:value="0.522434" calcext:value-type="float">
            <text:p>0.522434</text:p>
          </table:table-cell>
          <table:table-cell office:value-type="float" office:value="2.24892" calcext:value-type="float">
            <text:p>2.24892</text:p>
          </table:table-cell>
        </table:table-row>
        <table:table-row table:style-name="ro1">
          <table:table-cell office:value-type="float" office:value="0.981551" calcext:value-type="float">
            <text:p>0.981551</text:p>
          </table:table-cell>
          <table:table-cell office:value-type="float" office:value="4.75148" calcext:value-type="float">
            <text:p>4.75148</text:p>
          </table:table-cell>
          <table:table-cell/>
          <table:table-cell office:value-type="float" office:value="0.51333" calcext:value-type="float">
            <text:p>0.51333</text:p>
          </table:table-cell>
          <table:table-cell office:value-type="float" office:value="2.2346" calcext:value-type="float">
            <text:p>2.2346</text:p>
          </table:table-cell>
        </table:table-row>
        <table:table-row table:style-name="ro1">
          <table:table-cell office:value-type="float" office:value="1.09946" calcext:value-type="float">
            <text:p>1.09946</text:p>
          </table:table-cell>
          <table:table-cell office:value-type="float" office:value="5.38899" calcext:value-type="float">
            <text:p>5.38899</text:p>
          </table:table-cell>
          <table:table-cell/>
          <table:table-cell office:value-type="float" office:value="0.506151" calcext:value-type="float">
            <text:p>0.506151</text:p>
          </table:table-cell>
          <table:table-cell office:value-type="float" office:value="2.22208" calcext:value-type="float">
            <text:p>2.22208</text:p>
          </table:table-cell>
        </table:table-row>
        <table:table-row table:style-name="ro1">
          <table:table-cell office:value-type="float" office:value="0.980165" calcext:value-type="float">
            <text:p>0.980165</text:p>
          </table:table-cell>
          <table:table-cell office:value-type="float" office:value="5.41196" calcext:value-type="float">
            <text:p>5.41196</text:p>
          </table:table-cell>
          <table:table-cell/>
          <table:table-cell office:value-type="float" office:value="0.49902" calcext:value-type="float">
            <text:p>0.49902</text:p>
          </table:table-cell>
          <table:table-cell office:value-type="float" office:value="2.20955" calcext:value-type="float">
            <text:p>2.20955</text:p>
          </table:table-cell>
        </table:table-row>
        <table:table-row table:style-name="ro1">
          <table:table-cell office:value-type="float" office:value="0.871211" calcext:value-type="float">
            <text:p>0.871211</text:p>
          </table:table-cell>
          <table:table-cell office:value-type="float" office:value="4.87862" calcext:value-type="float">
            <text:p>4.87862</text:p>
          </table:table-cell>
          <table:table-cell/>
          <table:table-cell office:value-type="float" office:value="0.491591" calcext:value-type="float">
            <text:p>0.491591</text:p>
          </table:table-cell>
          <table:table-cell office:value-type="float" office:value="2.20179" calcext:value-type="float">
            <text:p>2.20179</text:p>
          </table:table-cell>
        </table:table-row>
        <table:table-row table:style-name="ro1">
          <table:table-cell office:value-type="float" office:value="0.820547" calcext:value-type="float">
            <text:p>0.820547</text:p>
          </table:table-cell>
          <table:table-cell office:value-type="float" office:value="4.61126" calcext:value-type="float">
            <text:p>4.61126</text:p>
          </table:table-cell>
          <table:table-cell/>
          <table:table-cell office:value-type="float" office:value="0.469951" calcext:value-type="float">
            <text:p>0.469951</text:p>
          </table:table-cell>
          <table:table-cell office:value-type="float" office:value="2.20651" calcext:value-type="float">
            <text:p>2.20651</text:p>
          </table:table-cell>
        </table:table-row>
        <table:table-row table:style-name="ro1">
          <table:table-cell office:value-type="float" office:value="0.572158" calcext:value-type="float">
            <text:p>0.572158</text:p>
          </table:table-cell>
          <table:table-cell office:value-type="float" office:value="3.27358" calcext:value-type="float">
            <text:p>3.27358</text:p>
          </table:table-cell>
          <table:table-cell/>
          <table:table-cell office:value-type="float" office:value="0.598129" calcext:value-type="float">
            <text:p>0.598129</text:p>
          </table:table-cell>
          <table:table-cell office:value-type="float" office:value="2.84255" calcext:value-type="float">
            <text:p>2.84255</text:p>
          </table:table-cell>
        </table:table-row>
        <table:table-row table:style-name="ro1">
          <table:table-cell office:value-type="float" office:value="0.471743" calcext:value-type="float">
            <text:p>0.471743</text:p>
          </table:table-cell>
          <table:table-cell office:value-type="float" office:value="2.73867" calcext:value-type="float">
            <text:p>2.73867</text:p>
          </table:table-cell>
          <table:table-cell/>
          <table:table-cell office:value-type="float" office:value="0.855223" calcext:value-type="float">
            <text:p>0.855223</text:p>
          </table:table-cell>
          <table:table-cell office:value-type="float" office:value="4.11446" calcext:value-type="float">
            <text:p>4.11446</text:p>
          </table:table-cell>
        </table:table-row>
        <table:table-row table:style-name="ro1">
          <table:table-cell office:value-type="float" office:value="0.461657" calcext:value-type="float">
            <text:p>0.461657</text:p>
          </table:table-cell>
          <table:table-cell office:value-type="float" office:value="2.74039" calcext:value-type="float">
            <text:p>2.74039</text:p>
          </table:table-cell>
          <table:table-cell/>
          <table:table-cell office:value-type="float" office:value="0.918521" calcext:value-type="float">
            <text:p>0.918521</text:p>
          </table:table-cell>
          <table:table-cell office:value-type="float" office:value="4.43263" calcext:value-type="float">
            <text:p>4.43263</text:p>
          </table:table-cell>
        </table:table-row>
        <table:table-row table:style-name="ro1">
          <table:table-cell office:value-type="float" office:value="0.455879" calcext:value-type="float">
            <text:p>0.455879</text:p>
          </table:table-cell>
          <table:table-cell office:value-type="float" office:value="2.74723" calcext:value-type="float">
            <text:p>2.74723</text:p>
          </table:table-cell>
          <table:table-cell/>
          <table:table-cell office:value-type="float" office:value="0.98143" calcext:value-type="float">
            <text:p>0.98143</text:p>
          </table:table-cell>
          <table:table-cell office:value-type="float" office:value="4.75089" calcext:value-type="float">
            <text:p>4.75089</text:p>
          </table:table-cell>
        </table:table-row>
        <table:table-row table:style-name="ro1">
          <table:table-cell office:value-type="float" office:value="0.451005" calcext:value-type="float">
            <text:p>0.451005</text:p>
          </table:table-cell>
          <table:table-cell office:value-type="float" office:value="2.75979" calcext:value-type="float">
            <text:p>2.75979</text:p>
          </table:table-cell>
          <table:table-cell/>
          <table:table-cell office:value-type="float" office:value="1.09946" calcext:value-type="float">
            <text:p>1.09946</text:p>
          </table:table-cell>
          <table:table-cell office:value-type="float" office:value="5.38899" calcext:value-type="float">
            <text:p>5.38899</text:p>
          </table:table-cell>
        </table:table-row>
        <table:table-row table:style-name="ro1">
          <table:table-cell office:value-type="float" office:value="0.449778" calcext:value-type="float">
            <text:p>0.449778</text:p>
          </table:table-cell>
          <table:table-cell office:value-type="float" office:value="2.76293" calcext:value-type="float">
            <text:p>2.76293</text:p>
          </table:table-cell>
          <table:table-cell/>
          <table:table-cell office:value-type="float" office:value="0.980165" calcext:value-type="float">
            <text:p>0.980165</text:p>
          </table:table-cell>
          <table:table-cell office:value-type="float" office:value="5.41196" calcext:value-type="float">
            <text:p>5.41196</text:p>
          </table:table-cell>
        </table:table-row>
        <table:table-row table:style-name="ro1">
          <table:table-cell office:value-type="float" office:value="0.448547" calcext:value-type="float">
            <text:p>0.448547</text:p>
          </table:table-cell>
          <table:table-cell office:value-type="float" office:value="2.76607" calcext:value-type="float">
            <text:p>2.76607</text:p>
          </table:table-cell>
          <table:table-cell/>
          <table:table-cell office:value-type="float" office:value="0.871422" calcext:value-type="float">
            <text:p>0.871422</text:p>
          </table:table-cell>
          <table:table-cell office:value-type="float" office:value="4.8798" calcext:value-type="float">
            <text:p>4.8798</text:p>
          </table:table-cell>
        </table:table-row>
        <table:table-row table:style-name="ro1">
          <table:table-cell office:value-type="float" office:value="0.442734" calcext:value-type="float">
            <text:p>0.442734</text:p>
          </table:table-cell>
          <table:table-cell office:value-type="float" office:value="2.77328" calcext:value-type="float">
            <text:p>2.77328</text:p>
          </table:table-cell>
          <table:table-cell/>
          <table:table-cell office:value-type="float" office:value="0.572984" calcext:value-type="float">
            <text:p>0.572984</text:p>
          </table:table-cell>
          <table:table-cell office:value-type="float" office:value="3.2783" calcext:value-type="float">
            <text:p>3.2783</text:p>
          </table:table-cell>
        </table:table-row>
        <table:table-row table:style-name="ro1">
          <table:table-cell office:value-type="float" office:value="0.437722" calcext:value-type="float">
            <text:p>0.437722</text:p>
          </table:table-cell>
          <table:table-cell office:value-type="float" office:value="2.77469" calcext:value-type="float">
            <text:p>2.77469</text:p>
          </table:table-cell>
          <table:table-cell/>
          <table:table-cell office:value-type="float" office:value="0.472761" calcext:value-type="float">
            <text:p>0.472761</text:p>
          </table:table-cell>
          <table:table-cell office:value-type="float" office:value="2.74458" calcext:value-type="float">
            <text:p>2.74458</text:p>
          </table:table-cell>
        </table:table-row>
        <table:table-row table:style-name="ro1">
          <table:table-cell office:value-type="float" office:value="0.432706" calcext:value-type="float">
            <text:p>0.432706</text:p>
          </table:table-cell>
          <table:table-cell office:value-type="float" office:value="2.77608" calcext:value-type="float">
            <text:p>2.77608</text:p>
          </table:table-cell>
          <table:table-cell/>
          <table:table-cell office:value-type="float" office:value="0.462653" calcext:value-type="float">
            <text:p>0.462653</text:p>
          </table:table-cell>
          <table:table-cell office:value-type="float" office:value="2.7463" calcext:value-type="float">
            <text:p>2.7463</text:p>
          </table:table-cell>
        </table:table-row>
        <table:table-row table:style-name="ro1">
          <table:table-cell office:value-type="float" office:value="0.425952" calcext:value-type="float">
            <text:p>0.425952</text:p>
          </table:table-cell>
          <table:table-cell office:value-type="float" office:value="2.77753" calcext:value-type="float">
            <text:p>2.77753</text:p>
          </table:table-cell>
          <table:table-cell/>
          <table:table-cell office:value-type="float" office:value="0.456599" calcext:value-type="float">
            <text:p>0.456599</text:p>
          </table:table-cell>
          <table:table-cell office:value-type="float" office:value="2.75157" calcext:value-type="float">
            <text:p>2.75157</text:p>
          </table:table-cell>
        </table:table-row>
        <table:table-row table:style-name="ro1">
          <table:table-cell office:value-type="float" office:value="0.415723" calcext:value-type="float">
            <text:p>0.415723</text:p>
          </table:table-cell>
          <table:table-cell office:value-type="float" office:value="2.77908" calcext:value-type="float">
            <text:p>2.77908</text:p>
          </table:table-cell>
          <table:table-cell/>
          <table:table-cell office:value-type="float" office:value="0.448483" calcext:value-type="float">
            <text:p>0.448483</text:p>
          </table:table-cell>
          <table:table-cell office:value-type="float" office:value="2.76567" calcext:value-type="float">
            <text:p>2.76567</text:p>
          </table:table-cell>
        </table:table-row>
        <table:table-row table:style-name="ro1">
          <table:table-cell office:value-type="float" office:value="0.409629" calcext:value-type="float">
            <text:p>0.409629</text:p>
          </table:table-cell>
          <table:table-cell office:value-type="float" office:value="2.78504" calcext:value-type="float">
            <text:p>2.78504</text:p>
          </table:table-cell>
          <table:table-cell/>
          <table:table-cell office:value-type="float" office:value="0.442734" calcext:value-type="float">
            <text:p>0.442734</text:p>
          </table:table-cell>
          <table:table-cell office:value-type="float" office:value="2.77328" calcext:value-type="float">
            <text:p>2.77328</text:p>
          </table:table-cell>
        </table:table-row>
        <table:table-row table:style-name="ro1">
          <table:table-cell office:value-type="float" office:value="0.408282" calcext:value-type="float">
            <text:p>0.408282</text:p>
          </table:table-cell>
          <table:table-cell office:value-type="float" office:value="2.78776" calcext:value-type="float">
            <text:p>2.78776</text:p>
          </table:table-cell>
          <table:table-cell/>
          <table:table-cell office:value-type="float" office:value="0.438189" calcext:value-type="float">
            <text:p>0.438189</text:p>
          </table:table-cell>
          <table:table-cell office:value-type="float" office:value="2.77765" calcext:value-type="float">
            <text:p>2.77765</text:p>
          </table:table-cell>
        </table:table-row>
        <table:table-row table:style-name="ro1">
          <table:table-cell office:value-type="float" office:value="0.405579" calcext:value-type="float">
            <text:p>0.405579</text:p>
          </table:table-cell>
          <table:table-cell office:value-type="float" office:value="2.79321" calcext:value-type="float">
            <text:p>2.79321</text:p>
          </table:table-cell>
          <table:table-cell/>
          <table:table-cell office:value-type="float" office:value="0.43363" calcext:value-type="float">
            <text:p>0.43363</text:p>
          </table:table-cell>
          <table:table-cell office:value-type="float" office:value="2.78201" calcext:value-type="float">
            <text:p>2.78201</text:p>
          </table:table-cell>
        </table:table-row>
        <table:table-row table:style-name="ro1">
          <table:table-cell office:value-type="float" office:value="0.402863" calcext:value-type="float">
            <text:p>0.402863</text:p>
          </table:table-cell>
          <table:table-cell office:value-type="float" office:value="2.79865" calcext:value-type="float">
            <text:p>2.79865</text:p>
          </table:table-cell>
          <table:table-cell/>
          <table:table-cell office:value-type="float" office:value="0.427164" calcext:value-type="float">
            <text:p>0.427164</text:p>
          </table:table-cell>
          <table:table-cell office:value-type="float" office:value="2.78544" calcext:value-type="float">
            <text:p>2.78544</text:p>
          </table:table-cell>
        </table:table-row>
        <table:table-row table:style-name="ro1">
          <table:table-cell office:value-type="float" office:value="0.401501" calcext:value-type="float">
            <text:p>0.401501</text:p>
          </table:table-cell>
          <table:table-cell office:value-type="float" office:value="2.80137" calcext:value-type="float">
            <text:p>2.80137</text:p>
          </table:table-cell>
          <table:table-cell/>
          <table:table-cell office:value-type="float" office:value="0.416907" calcext:value-type="float">
            <text:p>0.416907</text:p>
          </table:table-cell>
          <table:table-cell office:value-type="float" office:value="2.78699" calcext:value-type="float">
            <text:p>2.78699</text:p>
          </table:table-cell>
        </table:table-row>
        <table:table-row table:style-name="ro1">
          <table:table-cell office:value-type="float" office:value="0.395823" calcext:value-type="float">
            <text:p>0.395823</text:p>
          </table:table-cell>
          <table:table-cell office:value-type="float" office:value="2.81087" calcext:value-type="float">
            <text:p>2.81087</text:p>
          </table:table-cell>
          <table:table-cell/>
          <table:table-cell office:value-type="float" office:value="0.410531" calcext:value-type="float">
            <text:p>0.410531</text:p>
          </table:table-cell>
          <table:table-cell office:value-type="float" office:value="2.79117" calcext:value-type="float">
            <text:p>2.79117</text:p>
          </table:table-cell>
        </table:table-row>
        <table:table-row table:style-name="ro1">
          <table:table-cell office:value-type="float" office:value="0.391391" calcext:value-type="float">
            <text:p>0.391391</text:p>
          </table:table-cell>
          <table:table-cell office:value-type="float" office:value="2.81694" calcext:value-type="float">
            <text:p>2.81694</text:p>
          </table:table-cell>
          <table:table-cell/>
          <table:table-cell office:value-type="float" office:value="0.401615" calcext:value-type="float">
            <text:p>0.401615</text:p>
          </table:table-cell>
          <table:table-cell office:value-type="float" office:value="2.80217" calcext:value-type="float">
            <text:p>2.80217</text:p>
          </table:table-cell>
        </table:table-row>
        <table:table-row table:style-name="ro1">
          <table:table-cell office:value-type="float" office:value="0.386939" calcext:value-type="float">
            <text:p>0.386939</text:p>
          </table:table-cell>
          <table:table-cell office:value-type="float" office:value="2.82301" calcext:value-type="float">
            <text:p>2.82301</text:p>
          </table:table-cell>
          <table:table-cell/>
          <table:table-cell office:value-type="float" office:value="0.395795" calcext:value-type="float">
            <text:p>0.395795</text:p>
          </table:table-cell>
          <table:table-cell office:value-type="float" office:value="2.81067" calcext:value-type="float">
            <text:p>2.81067</text:p>
          </table:table-cell>
        </table:table-row>
        <table:table-row table:style-name="ro1">
          <table:table-cell office:value-type="float" office:value="0.451092" calcext:value-type="float">
            <text:p>0.451092</text:p>
          </table:table-cell>
          <table:table-cell office:value-type="float" office:value="3.35219" calcext:value-type="float">
            <text:p>3.35219</text:p>
          </table:table-cell>
          <table:table-cell/>
          <table:table-cell office:value-type="float" office:value="0.387238" calcext:value-type="float">
            <text:p>0.387238</text:p>
          </table:table-cell>
          <table:table-cell office:value-type="float" office:value="2.82518" calcext:value-type="float">
            <text:p>2.82518</text:p>
          </table:table-cell>
        </table:table-row>
        <table:table-row table:style-name="ro1">
          <table:table-cell office:value-type="float" office:value="0.516937" calcext:value-type="float">
            <text:p>0.516937</text:p>
          </table:table-cell>
          <table:table-cell office:value-type="float" office:value="3.87749" calcext:value-type="float">
            <text:p>3.87749</text:p>
          </table:table-cell>
          <table:table-cell/>
          <table:table-cell office:value-type="float" office:value="0.451412" calcext:value-type="float">
            <text:p>0.451412</text:p>
          </table:table-cell>
          <table:table-cell office:value-type="float" office:value="3.35456" calcext:value-type="float">
            <text:p>3.35456</text:p>
          </table:table-cell>
        </table:table-row>
        <table:table-row table:style-name="ro1">
          <table:table-cell office:value-type="float" office:value="0.644762" calcext:value-type="float">
            <text:p>0.644762</text:p>
          </table:table-cell>
          <table:table-cell office:value-type="float" office:value="4.92861" calcext:value-type="float">
            <text:p>4.92861</text:p>
          </table:table-cell>
          <table:table-cell/>
          <table:table-cell office:value-type="float" office:value="0.64484" calcext:value-type="float">
            <text:p>0.64484</text:p>
          </table:table-cell>
          <table:table-cell office:value-type="float" office:value="4.9292" calcext:value-type="float">
            <text:p>4.9292</text:p>
          </table:table-cell>
        </table:table-row>
        <table:table-row table:style-name="ro1">
          <table:table-cell office:value-type="float" office:value="0.700045" calcext:value-type="float">
            <text:p>0.700045</text:p>
          </table:table-cell>
          <table:table-cell office:value-type="float" office:value="5.45527" calcext:value-type="float">
            <text:p>5.45527</text:p>
          </table:table-cell>
          <table:table-cell/>
          <table:table-cell office:value-type="float" office:value="0.700045" calcext:value-type="float">
            <text:p>0.700045</text:p>
          </table:table-cell>
          <table:table-cell office:value-type="float" office:value="5.45527" calcext:value-type="float">
            <text:p>5.45527</text:p>
          </table:table-cell>
        </table:table-row>
        <table:table-row table:style-name="ro1">
          <table:table-cell office:value-type="float" office:value="0.646456" calcext:value-type="float">
            <text:p>0.646456</text:p>
          </table:table-cell>
          <table:table-cell office:value-type="float" office:value="5.46188" calcext:value-type="float">
            <text:p>5.46188</text:p>
          </table:table-cell>
          <table:table-cell/>
          <table:table-cell office:value-type="float" office:value="0.646456" calcext:value-type="float">
            <text:p>0.646456</text:p>
          </table:table-cell>
          <table:table-cell office:value-type="float" office:value="5.46188" calcext:value-type="float">
            <text:p>5.46188</text:p>
          </table:table-cell>
        </table:table-row>
        <table:table-row table:style-name="ro1">
          <table:table-cell office:value-type="float" office:value="0.570479" calcext:value-type="float">
            <text:p>0.570479</text:p>
          </table:table-cell>
          <table:table-cell office:value-type="float" office:value="4.92346" calcext:value-type="float">
            <text:p>4.92346</text:p>
          </table:table-cell>
          <table:table-cell/>
          <table:table-cell office:value-type="float" office:value="0.570249" calcext:value-type="float">
            <text:p>0.570249</text:p>
          </table:table-cell>
          <table:table-cell office:value-type="float" office:value="4.92147" calcext:value-type="float">
            <text:p>4.92147</text:p>
          </table:table-cell>
        </table:table-row>
        <table:table-row table:style-name="ro1">
          <table:table-cell office:value-type="float" office:value="0.370611" calcext:value-type="float">
            <text:p>0.370611</text:p>
          </table:table-cell>
          <table:table-cell office:value-type="float" office:value="3.30488" calcext:value-type="float">
            <text:p>3.30488</text:p>
          </table:table-cell>
          <table:table-cell/>
          <table:table-cell office:value-type="float" office:value="0.535997" calcext:value-type="float">
            <text:p>0.535997</text:p>
          </table:table-cell>
          <table:table-cell office:value-type="float" office:value="4.65082" calcext:value-type="float">
            <text:p>4.65082</text:p>
          </table:table-cell>
        </table:table-row>
        <table:table-row table:style-name="ro1">
          <table:table-cell office:value-type="float" office:value="0.303092" calcext:value-type="float">
            <text:p>0.303092</text:p>
          </table:table-cell>
          <table:table-cell office:value-type="float" office:value="2.76403" calcext:value-type="float">
            <text:p>2.76403</text:p>
          </table:table-cell>
          <table:table-cell/>
          <table:table-cell office:value-type="float" office:value="0.369719" calcext:value-type="float">
            <text:p>0.369719</text:p>
          </table:table-cell>
          <table:table-cell office:value-type="float" office:value="3.29693" calcext:value-type="float">
            <text:p>3.29693</text:p>
          </table:table-cell>
        </table:table-row>
        <table:table-row table:style-name="ro1">
          <table:table-cell office:value-type="float" office:value="0.292472" calcext:value-type="float">
            <text:p>0.292472</text:p>
          </table:table-cell>
          <table:table-cell office:value-type="float" office:value="2.76095" calcext:value-type="float">
            <text:p>2.76095</text:p>
          </table:table-cell>
          <table:table-cell/>
          <table:table-cell office:value-type="float" office:value="0.302111" calcext:value-type="float">
            <text:p>0.302111</text:p>
          </table:table-cell>
          <table:table-cell office:value-type="float" office:value="2.75509" calcext:value-type="float">
            <text:p>2.75509</text:p>
          </table:table-cell>
        </table:table-row>
        <table:table-row table:style-name="ro1">
          <table:table-cell office:value-type="float" office:value="0.285509" calcext:value-type="float">
            <text:p>0.285509</text:p>
          </table:table-cell>
          <table:table-cell office:value-type="float" office:value="2.75987" calcext:value-type="float">
            <text:p>2.75987</text:p>
          </table:table-cell>
          <table:table-cell/>
          <table:table-cell office:value-type="float" office:value="0.274731" calcext:value-type="float">
            <text:p>0.274731</text:p>
          </table:table-cell>
          <table:table-cell office:value-type="float" office:value="2.75473" calcext:value-type="float">
            <text:p>2.75473</text:p>
          </table:table-cell>
        </table:table-row>
        <table:table-row table:style-name="ro1">
          <table:table-cell office:value-type="float" office:value="0.283795" calcext:value-type="float">
            <text:p>0.283795</text:p>
          </table:table-cell>
          <table:table-cell office:value-type="float" office:value="2.75985" calcext:value-type="float">
            <text:p>2.75985</text:p>
          </table:table-cell>
          <table:table-cell/>
          <table:table-cell office:value-type="float" office:value="0.267931" calcext:value-type="float">
            <text:p>0.267931</text:p>
          </table:table-cell>
          <table:table-cell office:value-type="float" office:value="2.755" calcext:value-type="float">
            <text:p>2.755</text:p>
          </table:table-cell>
        </table:table-row>
        <table:table-row table:style-name="ro1">
          <table:table-cell office:value-type="float" office:value="0.275227" calcext:value-type="float">
            <text:p>0.275227</text:p>
          </table:table-cell>
          <table:table-cell office:value-type="float" office:value="2.75971" calcext:value-type="float">
            <text:p>2.75971</text:p>
          </table:table-cell>
          <table:table-cell/>
          <table:table-cell office:value-type="float" office:value="0.240871" calcext:value-type="float">
            <text:p>0.240871</text:p>
          </table:table-cell>
          <table:table-cell office:value-type="float" office:value="2.7575" calcext:value-type="float">
            <text:p>2.7575</text:p>
          </table:table-cell>
        </table:table-row>
        <table:table-row table:style-name="ro1">
          <table:table-cell office:value-type="float" office:value="0.268415" calcext:value-type="float">
            <text:p>0.268415</text:p>
          </table:table-cell>
          <table:table-cell office:value-type="float" office:value="2.75998" calcext:value-type="float">
            <text:p>2.75998</text:p>
          </table:table-cell>
          <table:table-cell/>
          <table:table-cell office:value-type="float" office:value="0.234136" calcext:value-type="float">
            <text:p>0.234136</text:p>
          </table:table-cell>
          <table:table-cell office:value-type="float" office:value="2.75848" calcext:value-type="float">
            <text:p>2.75848</text:p>
          </table:table-cell>
        </table:table-row>
        <table:table-row table:style-name="ro1">
          <table:table-cell office:value-type="float" office:value="0.258252" calcext:value-type="float">
            <text:p>0.258252</text:p>
          </table:table-cell>
          <table:table-cell office:value-type="float" office:value="2.76095" calcext:value-type="float">
            <text:p>2.76095</text:p>
          </table:table-cell>
          <table:table-cell/>
          <table:table-cell office:value-type="float" office:value="0.224076" calcext:value-type="float">
            <text:p>0.224076</text:p>
          </table:table-cell>
          <table:table-cell office:value-type="float" office:value="2.76052" calcext:value-type="float">
            <text:p>2.76052</text:p>
          </table:table-cell>
        </table:table-row>
        <table:table-row table:style-name="ro1">
          <table:table-cell office:value-type="float" office:value="0.251493" calcext:value-type="float">
            <text:p>0.251493</text:p>
          </table:table-cell>
          <table:table-cell office:value-type="float" office:value="2.76177" calcext:value-type="float">
            <text:p>2.76177</text:p>
          </table:table-cell>
          <table:table-cell/>
          <table:table-cell office:value-type="float" office:value="0.26017" calcext:value-type="float">
            <text:p>0.26017</text:p>
          </table:table-cell>
          <table:table-cell office:value-type="float" office:value="3.30578" calcext:value-type="float">
            <text:p>3.30578</text:p>
          </table:table-cell>
        </table:table-row>
        <table:table-row table:style-name="ro1">
          <table:table-cell office:value-type="float" office:value="0.241376" calcext:value-type="float">
            <text:p>0.241376</text:p>
          </table:table-cell>
          <table:table-cell office:value-type="float" office:value="2.76328" calcext:value-type="float">
            <text:p>2.76328</text:p>
          </table:table-cell>
          <table:table-cell/>
          <table:table-cell office:value-type="float" office:value="0.370501" calcext:value-type="float">
            <text:p>0.370501</text:p>
          </table:table-cell>
          <table:table-cell office:value-type="float" office:value="4.94013" calcext:value-type="float">
            <text:p>4.94013</text:p>
          </table:table-cell>
        </table:table-row>
        <table:table-row table:style-name="ro1">
          <table:table-cell office:value-type="float" office:value="0.23461" calcext:value-type="float">
            <text:p>0.23461</text:p>
          </table:table-cell>
          <table:table-cell office:value-type="float" office:value="2.76406" calcext:value-type="float">
            <text:p>2.76406</text:p>
          </table:table-cell>
          <table:table-cell/>
          <table:table-cell office:value-type="float" office:value="0.397873" calcext:value-type="float">
            <text:p>0.397873</text:p>
          </table:table-cell>
          <table:table-cell office:value-type="float" office:value="5.48559" calcext:value-type="float">
            <text:p>5.48559</text:p>
          </table:table-cell>
        </table:table-row>
        <table:table-row table:style-name="ro1">
          <table:table-cell office:value-type="float" office:value="0.224432" calcext:value-type="float">
            <text:p>0.224432</text:p>
          </table:table-cell>
          <table:table-cell office:value-type="float" office:value="2.76491" calcext:value-type="float">
            <text:p>2.76491</text:p>
          </table:table-cell>
          <table:table-cell/>
          <table:table-cell office:value-type="float" office:value="0.0438715" calcext:value-type="float">
            <text:p>0.0438715</text:p>
          </table:table-cell>
          <table:table-cell office:value-type="float" office:value="5.49983" calcext:value-type="float">
            <text:p>5.49983</text:p>
          </table:table-cell>
        </table:table-row>
        <table:table-row table:style-name="ro1">
          <table:table-cell office:value-type="float" office:value="0.260421" calcext:value-type="float">
            <text:p>0.260421</text:p>
          </table:table-cell>
          <table:table-cell office:value-type="float" office:value="3.30897" calcext:value-type="float">
            <text:p>3.30897</text:p>
          </table:table-cell>
          <table:table-cell/>
          <table:table-cell office:value-type="float" office:value="0.0404963" calcext:value-type="float">
            <text:p>0.0404963</text:p>
          </table:table-cell>
          <table:table-cell office:value-type="float" office:value="5.49985" calcext:value-type="float">
            <text:p>5.49985</text:p>
          </table:table-cell>
        </table:table-row>
        <table:table-row table:style-name="ro1">
          <table:table-cell office:value-type="float" office:value="0.29847" calcext:value-type="float">
            <text:p>0.29847</text:p>
          </table:table-cell>
          <table:table-cell office:value-type="float" office:value="3.85286" calcext:value-type="float">
            <text:p>3.85286</text:p>
          </table:table-cell>
          <table:table-cell table:number-columns-repeated="3"/>
        </table:table-row>
        <table:table-row table:style-name="ro1">
          <table:table-cell office:value-type="float" office:value="0.370561" calcext:value-type="float">
            <text:p>0.370561</text:p>
          </table:table-cell>
          <table:table-cell office:value-type="float" office:value="4.94092" calcext:value-type="float">
            <text:p>4.94092</text:p>
          </table:table-cell>
          <table:table-cell table:number-columns-repeated="3"/>
        </table:table-row>
        <table:table-row table:style-name="ro1">
          <table:table-cell office:value-type="float" office:value="0.397873" calcext:value-type="float">
            <text:p>0.397873</text:p>
          </table:table-cell>
          <table:table-cell office:value-type="float" office:value="5.48559" calcext:value-type="float">
            <text:p>5.48559</text:p>
          </table:table-cell>
          <table:table-cell table:number-columns-repeated="3"/>
        </table:table-row>
        <table:table-row table:style-name="ro1">
          <table:table-cell office:value-type="float" office:value="0.0438715" calcext:value-type="float">
            <text:p>0.0438715</text:p>
          </table:table-cell>
          <table:table-cell office:value-type="float" office:value="5.49983" calcext:value-type="float">
            <text:p>5.49983</text:p>
          </table:table-cell>
          <table:table-cell table:number-columns-repeated="3"/>
        </table:table-row>
        <table:table-row table:style-name="ro1">
          <table:table-cell office:value-type="float" office:value="0.0404963" calcext:value-type="float">
            <text:p>0.0404963</text:p>
          </table:table-cell>
          <table:table-cell office:value-type="float" office:value="5.49985" calcext:value-type="float">
            <text:p>5.49985</text:p>
          </table:table-cell>
          <table:table-cell table:number-columns-repeated="3"/>
        </table:table-row>
      </table:table>
      <table:table table:name="RESOLUTION 10 80 0.02 1" table:style-name="ta1">
        <table:shapes>
          <draw:frame draw:z-index="0" draw:style-name="gr1" draw:text-style-name="P1" svg:width="6.298in" svg:height="3.5449in" svg:x="5.3224in" svg:y="0.1465in">
            <draw:object draw:notify-on-update-of-ranges="'RESOLUTION 10 80 0.02 1'.A1:'RESOLUTION 10 80 0.02 1'.A83 'RESOLUTION 10 80 0.02 1'.B1:'RESOLUTION 10 80 0.02 1'.B8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in" svg:height="3.5449in" svg:x="5.2575in" svg:y="3.9949in">
            <draw:object draw:notify-on-update-of-ranges="'RESOLUTION 10 80 0.02 1'.D1:'RESOLUTION 10 80 0.02 1'.D71 'RESOLUTION 10 80 0.02 1'.E1:'RESOLUTION 10 80 0.02 1'.E7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04963" calcext:value-type="float">
            <text:p>0.0404963</text:p>
          </table:table-cell>
          <table:table-cell office:value-type="float" office:value="-5.49985" calcext:value-type="float">
            <text:p>-5.49985</text:p>
          </table:table-cell>
          <table:table-cell/>
          <table:table-cell office:value-type="float" office:value="0.0404963" calcext:value-type="float">
            <text:p>0.0404963</text:p>
          </table:table-cell>
          <table:table-cell office:value-type="float" office:value="-5.49985" calcext:value-type="float">
            <text:p>-5.49985</text:p>
          </table:table-cell>
        </table:table-row>
        <table:table-row table:style-name="ro1">
          <table:table-cell office:value-type="float" office:value="0.733505" calcext:value-type="float">
            <text:p>0.733505</text:p>
          </table:table-cell>
          <table:table-cell office:value-type="float" office:value="-5.45087" calcext:value-type="float">
            <text:p>-5.45087</text:p>
          </table:table-cell>
          <table:table-cell/>
          <table:table-cell office:value-type="float" office:value="0.766937" calcext:value-type="float">
            <text:p>0.766937</text:p>
          </table:table-cell>
          <table:table-cell office:value-type="float" office:value="-5.44627" calcext:value-type="float">
            <text:p>-5.44627</text:p>
          </table:table-cell>
        </table:table-row>
        <table:table-row table:style-name="ro1">
          <table:table-cell office:value-type="float" office:value="0.710976" calcext:value-type="float">
            <text:p>0.710976</text:p>
          </table:table-cell>
          <table:table-cell office:value-type="float" office:value="-5.1871" calcext:value-type="float">
            <text:p>-5.1871</text:p>
          </table:table-cell>
          <table:table-cell/>
          <table:table-cell office:value-type="float" office:value="0.742166" calcext:value-type="float">
            <text:p>0.742166</text:p>
          </table:table-cell>
          <table:table-cell office:value-type="float" office:value="-5.17829" calcext:value-type="float">
            <text:p>-5.17829</text:p>
          </table:table-cell>
        </table:table-row>
        <table:table-row table:style-name="ro1">
          <table:table-cell office:value-type="float" office:value="0.696126" calcext:value-type="float">
            <text:p>0.696126</text:p>
          </table:table-cell>
          <table:table-cell office:value-type="float" office:value="-5.0557" calcext:value-type="float">
            <text:p>-5.0557</text:p>
          </table:table-cell>
          <table:table-cell/>
          <table:table-cell office:value-type="float" office:value="0.69376" calcext:value-type="float">
            <text:p>0.69376</text:p>
          </table:table-cell>
          <table:table-cell office:value-type="float" office:value="-4.77789" calcext:value-type="float">
            <text:p>-4.77789</text:p>
          </table:table-cell>
        </table:table-row>
        <table:table-row table:style-name="ro1">
          <table:table-cell office:value-type="float" office:value="0.681115" calcext:value-type="float">
            <text:p>0.681115</text:p>
          </table:table-cell>
          <table:table-cell office:value-type="float" office:value="-4.92432" calcext:value-type="float">
            <text:p>-4.92432</text:p>
          </table:table-cell>
          <table:table-cell/>
          <table:table-cell office:value-type="float" office:value="0.643881" calcext:value-type="float">
            <text:p>0.643881</text:p>
          </table:table-cell>
          <table:table-cell office:value-type="float" office:value="-4.3777" calcext:value-type="float">
            <text:p>-4.3777</text:p>
          </table:table-cell>
        </table:table-row>
        <table:table-row table:style-name="ro1">
          <table:table-cell office:value-type="float" office:value="0.650611" calcext:value-type="float">
            <text:p>0.650611</text:p>
          </table:table-cell>
          <table:table-cell office:value-type="float" office:value="-4.66162" calcext:value-type="float">
            <text:p>-4.66162</text:p>
          </table:table-cell>
          <table:table-cell/>
          <table:table-cell office:value-type="float" office:value="0.613554" calcext:value-type="float">
            <text:p>0.613554</text:p>
          </table:table-cell>
          <table:table-cell office:value-type="float" office:value="-4.10156" calcext:value-type="float">
            <text:p>-4.10156</text:p>
          </table:table-cell>
        </table:table-row>
        <table:table-row table:style-name="ro1">
          <table:table-cell office:value-type="float" office:value="0.619462" calcext:value-type="float">
            <text:p>0.619462</text:p>
          </table:table-cell>
          <table:table-cell office:value-type="float" office:value="-4.399" calcext:value-type="float">
            <text:p>-4.399</text:p>
          </table:table-cell>
          <table:table-cell/>
          <table:table-cell office:value-type="float" office:value="0.617275" calcext:value-type="float">
            <text:p>0.617275</text:p>
          </table:table-cell>
          <table:table-cell office:value-type="float" office:value="-4.09211" calcext:value-type="float">
            <text:p>-4.09211</text:p>
          </table:table-cell>
        </table:table-row>
        <table:table-row table:style-name="ro1">
          <table:table-cell office:value-type="float" office:value="0.591923" calcext:value-type="float">
            <text:p>0.591923</text:p>
          </table:table-cell>
          <table:table-cell office:value-type="float" office:value="-4.13" calcext:value-type="float">
            <text:p>-4.13</text:p>
          </table:table-cell>
          <table:table-cell/>
          <table:table-cell office:value-type="float" office:value="0.620973" calcext:value-type="float">
            <text:p>0.620973</text:p>
          </table:table-cell>
          <table:table-cell office:value-type="float" office:value="-4.08264" calcext:value-type="float">
            <text:p>-4.08264</text:p>
          </table:table-cell>
        </table:table-row>
        <table:table-row table:style-name="ro1">
          <table:table-cell office:value-type="float" office:value="0.598274" calcext:value-type="float">
            <text:p>0.598274</text:p>
          </table:table-cell>
          <table:table-cell office:value-type="float" office:value="-4.12029" calcext:value-type="float">
            <text:p>-4.12029</text:p>
          </table:table-cell>
          <table:table-cell/>
          <table:table-cell office:value-type="float" office:value="0.624648" calcext:value-type="float">
            <text:p>0.624648</text:p>
          </table:table-cell>
          <table:table-cell office:value-type="float" office:value="-4.07318" calcext:value-type="float">
            <text:p>-4.07318</text:p>
          </table:table-cell>
        </table:table-row>
        <table:table-row table:style-name="ro1">
          <table:table-cell office:value-type="float" office:value="0.60249" calcext:value-type="float">
            <text:p>0.60249</text:p>
          </table:table-cell>
          <table:table-cell office:value-type="float" office:value="-4.11382" calcext:value-type="float">
            <text:p>-4.11382</text:p>
          </table:table-cell>
          <table:table-cell/>
          <table:table-cell office:value-type="float" office:value="0.632334" calcext:value-type="float">
            <text:p>0.632334</text:p>
          </table:table-cell>
          <table:table-cell office:value-type="float" office:value="-4.05682" calcext:value-type="float">
            <text:p>-4.05682</text:p>
          </table:table-cell>
        </table:table-row>
        <table:table-row table:style-name="ro1">
          <table:table-cell office:value-type="float" office:value="0.604592" calcext:value-type="float">
            <text:p>0.604592</text:p>
          </table:table-cell>
          <table:table-cell office:value-type="float" office:value="-4.11058" calcext:value-type="float">
            <text:p>-4.11058</text:p>
          </table:table-cell>
          <table:table-cell/>
          <table:table-cell office:value-type="float" office:value="0.634343" calcext:value-type="float">
            <text:p>0.634343</text:p>
          </table:table-cell>
          <table:table-cell office:value-type="float" office:value="-4.05336" calcext:value-type="float">
            <text:p>-4.05336</text:p>
          </table:table-cell>
        </table:table-row>
        <table:table-row table:style-name="ro1">
          <table:table-cell office:value-type="float" office:value="0.611838" calcext:value-type="float">
            <text:p>0.611838</text:p>
          </table:table-cell>
          <table:table-cell office:value-type="float" office:value="-4.09009" calcext:value-type="float">
            <text:p>-4.09009</text:p>
          </table:table-cell>
          <table:table-cell/>
          <table:table-cell office:value-type="float" office:value="0.638351" calcext:value-type="float">
            <text:p>0.638351</text:p>
          </table:table-cell>
          <table:table-cell office:value-type="float" office:value="-4.04646" calcext:value-type="float">
            <text:p>-4.04646</text:p>
          </table:table-cell>
        </table:table-row>
        <table:table-row table:style-name="ro1">
          <table:table-cell office:value-type="float" office:value="0.620798" calcext:value-type="float">
            <text:p>0.620798</text:p>
          </table:table-cell>
          <table:table-cell office:value-type="float" office:value="-4.04807" calcext:value-type="float">
            <text:p>-4.04807</text:p>
          </table:table-cell>
          <table:table-cell/>
          <table:table-cell office:value-type="float" office:value="0.644332" calcext:value-type="float">
            <text:p>0.644332</text:p>
          </table:table-cell>
          <table:table-cell office:value-type="float" office:value="-4.03609" calcext:value-type="float">
            <text:p>-4.03609</text:p>
          </table:table-cell>
        </table:table-row>
        <table:table-row table:style-name="ro1">
          <table:table-cell office:value-type="float" office:value="0.628083" calcext:value-type="float">
            <text:p>0.628083</text:p>
          </table:table-cell>
          <table:table-cell office:value-type="float" office:value="-4.02954" calcext:value-type="float">
            <text:p>-4.02954</text:p>
          </table:table-cell>
          <table:table-cell/>
          <table:table-cell office:value-type="float" office:value="0.652412" calcext:value-type="float">
            <text:p>0.652412</text:p>
          </table:table-cell>
          <table:table-cell office:value-type="float" office:value="-4.02325" calcext:value-type="float">
            <text:p>-4.02325</text:p>
          </table:table-cell>
        </table:table-row>
        <table:table-row table:style-name="ro1">
          <table:table-cell office:value-type="float" office:value="0.630261" calcext:value-type="float">
            <text:p>0.630261</text:p>
          </table:table-cell>
          <table:table-cell office:value-type="float" office:value="-4.02728" calcext:value-type="float">
            <text:p>-4.02728</text:p>
          </table:table-cell>
          <table:table-cell/>
          <table:table-cell office:value-type="float" office:value="0.664665" calcext:value-type="float">
            <text:p>0.664665</text:p>
          </table:table-cell>
          <table:table-cell office:value-type="float" office:value="-4.00543" calcext:value-type="float">
            <text:p>-4.00543</text:p>
          </table:table-cell>
        </table:table-row>
        <table:table-row table:style-name="ro1">
          <table:table-cell office:value-type="float" office:value="0.632437" calcext:value-type="float">
            <text:p>0.632437</text:p>
          </table:table-cell>
          <table:table-cell office:value-type="float" office:value="-4.02502" calcext:value-type="float">
            <text:p>-4.02502</text:p>
          </table:table-cell>
          <table:table-cell/>
          <table:table-cell office:value-type="float" office:value="0.671404" calcext:value-type="float">
            <text:p>0.671404</text:p>
          </table:table-cell>
          <table:table-cell office:value-type="float" office:value="-3.98544" calcext:value-type="float">
            <text:p>-3.98544</text:p>
          </table:table-cell>
        </table:table-row>
        <table:table-row table:style-name="ro1">
          <table:table-cell office:value-type="float" office:value="0.636782" calcext:value-type="float">
            <text:p>0.636782</text:p>
          </table:table-cell>
          <table:table-cell office:value-type="float" office:value="-4.02048" calcext:value-type="float">
            <text:p>-4.02048</text:p>
          </table:table-cell>
          <table:table-cell/>
          <table:table-cell office:value-type="float" office:value="0.679248" calcext:value-type="float">
            <text:p>0.679248</text:p>
          </table:table-cell>
          <table:table-cell office:value-type="float" office:value="-3.94333" calcext:value-type="float">
            <text:p>-3.94333</text:p>
          </table:table-cell>
        </table:table-row>
        <table:table-row table:style-name="ro1">
          <table:table-cell office:value-type="float" office:value="0.638951" calcext:value-type="float">
            <text:p>0.638951</text:p>
          </table:table-cell>
          <table:table-cell office:value-type="float" office:value="-4.01822" calcext:value-type="float">
            <text:p>-4.01822</text:p>
          </table:table-cell>
          <table:table-cell/>
          <table:table-cell office:value-type="float" office:value="0.685171" calcext:value-type="float">
            <text:p>0.685171</text:p>
          </table:table-cell>
          <table:table-cell office:value-type="float" office:value="-3.92017" calcext:value-type="float">
            <text:p>-3.92017</text:p>
          </table:table-cell>
        </table:table-row>
        <table:table-row table:style-name="ro1">
          <table:table-cell office:value-type="float" office:value="0.641116" calcext:value-type="float">
            <text:p>0.641116</text:p>
          </table:table-cell>
          <table:table-cell office:value-type="float" office:value="-4.01595" calcext:value-type="float">
            <text:p>-4.01595</text:p>
          </table:table-cell>
          <table:table-cell/>
          <table:table-cell office:value-type="float" office:value="0.695168" calcext:value-type="float">
            <text:p>0.695168</text:p>
          </table:table-cell>
          <table:table-cell office:value-type="float" office:value="-3.89282" calcext:value-type="float">
            <text:p>-3.89282</text:p>
          </table:table-cell>
        </table:table-row>
        <table:table-row table:style-name="ro1">
          <table:table-cell office:value-type="float" office:value="0.650075" calcext:value-type="float">
            <text:p>0.650075</text:p>
          </table:table-cell>
          <table:table-cell office:value-type="float" office:value="-4.00883" calcext:value-type="float">
            <text:p>-4.00883</text:p>
          </table:table-cell>
          <table:table-cell/>
          <table:table-cell office:value-type="float" office:value="0.702083" calcext:value-type="float">
            <text:p>0.702083</text:p>
          </table:table-cell>
          <table:table-cell office:value-type="float" office:value="-3.87654" calcext:value-type="float">
            <text:p>-3.87654</text:p>
          </table:table-cell>
        </table:table-row>
        <table:table-row table:style-name="ro1">
          <table:table-cell office:value-type="float" office:value="0.65239" calcext:value-type="float">
            <text:p>0.65239</text:p>
          </table:table-cell>
          <table:table-cell office:value-type="float" office:value="-4.00755" calcext:value-type="float">
            <text:p>-4.00755</text:p>
          </table:table-cell>
          <table:table-cell/>
          <table:table-cell office:value-type="float" office:value="0.70749" calcext:value-type="float">
            <text:p>0.70749</text:p>
          </table:table-cell>
          <table:table-cell office:value-type="float" office:value="-3.86579" calcext:value-type="float">
            <text:p>-3.86579</text:p>
          </table:table-cell>
        </table:table-row>
        <table:table-row table:style-name="ro1">
          <table:table-cell office:value-type="float" office:value="0.654703" calcext:value-type="float">
            <text:p>0.654703</text:p>
          </table:table-cell>
          <table:table-cell office:value-type="float" office:value="-4.00626" calcext:value-type="float">
            <text:p>-4.00626</text:p>
          </table:table-cell>
          <table:table-cell/>
          <table:table-cell office:value-type="float" office:value="0.712859" calcext:value-type="float">
            <text:p>0.712859</text:p>
          </table:table-cell>
          <table:table-cell office:value-type="float" office:value="-3.85504" calcext:value-type="float">
            <text:p>-3.85504</text:p>
          </table:table-cell>
        </table:table-row>
        <table:table-row table:style-name="ro1">
          <table:table-cell office:value-type="float" office:value="0.659327" calcext:value-type="float">
            <text:p>0.659327</text:p>
          </table:table-cell>
          <table:table-cell office:value-type="float" office:value="-4.00367" calcext:value-type="float">
            <text:p>-4.00367</text:p>
          </table:table-cell>
          <table:table-cell/>
          <table:table-cell office:value-type="float" office:value="0.720808" calcext:value-type="float">
            <text:p>0.720808</text:p>
          </table:table-cell>
          <table:table-cell office:value-type="float" office:value="-3.84522" calcext:value-type="float">
            <text:p>-3.84522</text:p>
          </table:table-cell>
        </table:table-row>
        <table:table-row table:style-name="ro1">
          <table:table-cell office:value-type="float" office:value="0.663945" calcext:value-type="float">
            <text:p>0.663945</text:p>
          </table:table-cell>
          <table:table-cell office:value-type="float" office:value="-4.00109" calcext:value-type="float">
            <text:p>-4.00109</text:p>
          </table:table-cell>
          <table:table-cell/>
          <table:table-cell office:value-type="float" office:value="0.723001" calcext:value-type="float">
            <text:p>0.723001</text:p>
          </table:table-cell>
          <table:table-cell office:value-type="float" office:value="-3.8439" calcext:value-type="float">
            <text:p>-3.8439</text:p>
          </table:table-cell>
        </table:table-row>
        <table:table-row table:style-name="ro1">
          <table:table-cell office:value-type="float" office:value="0.671271" calcext:value-type="float">
            <text:p>0.671271</text:p>
          </table:table-cell>
          <table:table-cell office:value-type="float" office:value="-3.98465" calcext:value-type="float">
            <text:p>-3.98465</text:p>
          </table:table-cell>
          <table:table-cell/>
          <table:table-cell office:value-type="float" office:value="0.733945" calcext:value-type="float">
            <text:p>0.733945</text:p>
          </table:table-cell>
          <table:table-cell office:value-type="float" office:value="-3.83724" calcext:value-type="float">
            <text:p>-3.83724</text:p>
          </table:table-cell>
        </table:table-row>
        <table:table-row table:style-name="ro1">
          <table:table-cell office:value-type="float" office:value="0.67528" calcext:value-type="float">
            <text:p>0.67528</text:p>
          </table:table-cell>
          <table:table-cell office:value-type="float" office:value="-3.96389" calcext:value-type="float">
            <text:p>-3.96389</text:p>
          </table:table-cell>
          <table:table-cell/>
          <table:table-cell office:value-type="float" office:value="0.741192" calcext:value-type="float">
            <text:p>0.741192</text:p>
          </table:table-cell>
          <table:table-cell office:value-type="float" office:value="-3.82424" calcext:value-type="float">
            <text:p>-3.82424</text:p>
          </table:table-cell>
        </table:table-row>
        <table:table-row table:style-name="ro1">
          <table:table-cell office:value-type="float" office:value="0.679214" calcext:value-type="float">
            <text:p>0.679214</text:p>
          </table:table-cell>
          <table:table-cell office:value-type="float" office:value="-3.94313" calcext:value-type="float">
            <text:p>-3.94313</text:p>
          </table:table-cell>
          <table:table-cell/>
          <table:table-cell office:value-type="float" office:value="0.742622" calcext:value-type="float">
            <text:p>0.742622</text:p>
          </table:table-cell>
          <table:table-cell office:value-type="float" office:value="-3.81907" calcext:value-type="float">
            <text:p>-3.81907</text:p>
          </table:table-cell>
        </table:table-row>
        <table:table-row table:style-name="ro1">
          <table:table-cell office:value-type="float" office:value="0.685102" calcext:value-type="float">
            <text:p>0.685102</text:p>
          </table:table-cell>
          <table:table-cell office:value-type="float" office:value="-3.91978" calcext:value-type="float">
            <text:p>-3.91978</text:p>
          </table:table-cell>
          <table:table-cell/>
          <table:table-cell office:value-type="float" office:value="0.748282" calcext:value-type="float">
            <text:p>0.748282</text:p>
          </table:table-cell>
          <table:table-cell office:value-type="float" office:value="-3.7984" calcext:value-type="float">
            <text:p>-3.7984</text:p>
          </table:table-cell>
        </table:table-row>
        <table:table-row table:style-name="ro1">
          <table:table-cell office:value-type="float" office:value="0.686747" calcext:value-type="float">
            <text:p>0.686747</text:p>
          </table:table-cell>
          <table:table-cell office:value-type="float" office:value="-3.91502" calcext:value-type="float">
            <text:p>-3.91502</text:p>
          </table:table-cell>
          <table:table-cell/>
          <table:table-cell office:value-type="float" office:value="0.749682" calcext:value-type="float">
            <text:p>0.749682</text:p>
          </table:table-cell>
          <table:table-cell office:value-type="float" office:value="-3.79323" calcext:value-type="float">
            <text:p>-3.79323</text:p>
          </table:table-cell>
        </table:table-row>
        <table:table-row table:style-name="ro1">
          <table:table-cell office:value-type="float" office:value="0.694887" calcext:value-type="float">
            <text:p>0.694887</text:p>
          </table:table-cell>
          <table:table-cell office:value-type="float" office:value="-3.89124" calcext:value-type="float">
            <text:p>-3.89124</text:p>
          </table:table-cell>
          <table:table-cell/>
          <table:table-cell office:value-type="float" office:value="0.756006" calcext:value-type="float">
            <text:p>0.756006</text:p>
          </table:table-cell>
          <table:table-cell office:value-type="float" office:value="-3.77647" calcext:value-type="float">
            <text:p>-3.77647</text:p>
          </table:table-cell>
        </table:table-row>
        <table:table-row table:style-name="ro1">
          <table:table-cell office:value-type="float" office:value="0.70219" calcext:value-type="float">
            <text:p>0.70219</text:p>
          </table:table-cell>
          <table:table-cell office:value-type="float" office:value="-3.87713" calcext:value-type="float">
            <text:p>-3.87713</text:p>
          </table:table-cell>
          <table:table-cell/>
          <table:table-cell office:value-type="float" office:value="0.766546" calcext:value-type="float">
            <text:p>0.766546</text:p>
          </table:table-cell>
          <table:table-cell office:value-type="float" office:value="-3.7572" calcext:value-type="float">
            <text:p>-3.7572</text:p>
          </table:table-cell>
        </table:table-row>
        <table:table-row table:style-name="ro1">
          <table:table-cell office:value-type="float" office:value="0.7083" calcext:value-type="float">
            <text:p>0.7083</text:p>
          </table:table-cell>
          <table:table-cell office:value-type="float" office:value="-3.87022" calcext:value-type="float">
            <text:p>-3.87022</text:p>
          </table:table-cell>
          <table:table-cell/>
          <table:table-cell office:value-type="float" office:value="0.772811" calcext:value-type="float">
            <text:p>0.772811</text:p>
          </table:table-cell>
          <table:table-cell office:value-type="float" office:value="-3.74101" calcext:value-type="float">
            <text:p>-3.74101</text:p>
          </table:table-cell>
        </table:table-row>
        <table:table-row table:style-name="ro1">
          <table:table-cell office:value-type="float" office:value="0.714386" calcext:value-type="float">
            <text:p>0.714386</text:p>
          </table:table-cell>
          <table:table-cell office:value-type="float" office:value="-3.8633" calcext:value-type="float">
            <text:p>-3.8633</text:p>
          </table:table-cell>
          <table:table-cell/>
          <table:table-cell office:value-type="float" office:value="0.776941" calcext:value-type="float">
            <text:p>0.776941</text:p>
          </table:table-cell>
          <table:table-cell office:value-type="float" office:value="-3.72637" calcext:value-type="float">
            <text:p>-3.72637</text:p>
          </table:table-cell>
        </table:table-row>
        <table:table-row table:style-name="ro1">
          <table:table-cell office:value-type="float" office:value="0.721066" calcext:value-type="float">
            <text:p>0.721066</text:p>
          </table:table-cell>
          <table:table-cell office:value-type="float" office:value="-3.8466" calcext:value-type="float">
            <text:p>-3.8466</text:p>
          </table:table-cell>
          <table:table-cell/>
          <table:table-cell office:value-type="float" office:value="0.781019" calcext:value-type="float">
            <text:p>0.781019</text:p>
          </table:table-cell>
          <table:table-cell office:value-type="float" office:value="-3.71172" calcext:value-type="float">
            <text:p>-3.71172</text:p>
          </table:table-cell>
        </table:table-row>
        <table:table-row table:style-name="ro1">
          <table:table-cell office:value-type="float" office:value="0.726249" calcext:value-type="float">
            <text:p>0.726249</text:p>
          </table:table-cell>
          <table:table-cell office:value-type="float" office:value="-3.82242" calcext:value-type="float">
            <text:p>-3.82242</text:p>
          </table:table-cell>
          <table:table-cell/>
          <table:table-cell office:value-type="float" office:value="0.787585" calcext:value-type="float">
            <text:p>0.787585</text:p>
          </table:table-cell>
          <table:table-cell office:value-type="float" office:value="-3.69786" calcext:value-type="float">
            <text:p>-3.69786</text:p>
          </table:table-cell>
        </table:table-row>
        <table:table-row table:style-name="ro1">
          <table:table-cell office:value-type="float" office:value="0.727527" calcext:value-type="float">
            <text:p>0.727527</text:p>
          </table:table-cell>
          <table:table-cell office:value-type="float" office:value="-3.81637" calcext:value-type="float">
            <text:p>-3.81637</text:p>
          </table:table-cell>
          <table:table-cell/>
          <table:table-cell office:value-type="float" office:value="0.78952" calcext:value-type="float">
            <text:p>0.78952</text:p>
          </table:table-cell>
          <table:table-cell office:value-type="float" office:value="-3.69581" calcext:value-type="float">
            <text:p>-3.69581</text:p>
          </table:table-cell>
        </table:table-row>
        <table:table-row table:style-name="ro1">
          <table:table-cell office:value-type="float" office:value="0.728797" calcext:value-type="float">
            <text:p>0.728797</text:p>
          </table:table-cell>
          <table:table-cell office:value-type="float" office:value="-3.81033" calcext:value-type="float">
            <text:p>-3.81033</text:p>
          </table:table-cell>
          <table:table-cell/>
          <table:table-cell office:value-type="float" office:value="0.799159" calcext:value-type="float">
            <text:p>0.799159</text:p>
          </table:table-cell>
          <table:table-cell office:value-type="float" office:value="-3.68555" calcext:value-type="float">
            <text:p>-3.68555</text:p>
          </table:table-cell>
        </table:table-row>
        <table:table-row table:style-name="ro1">
          <table:table-cell office:value-type="float" office:value="0.735103" calcext:value-type="float">
            <text:p>0.735103</text:p>
          </table:table-cell>
          <table:table-cell office:value-type="float" office:value="-3.79282" calcext:value-type="float">
            <text:p>-3.79282</text:p>
          </table:table-cell>
          <table:table-cell/>
          <table:table-cell office:value-type="float" office:value="0.807517" calcext:value-type="float">
            <text:p>0.807517</text:p>
          </table:table-cell>
          <table:table-cell office:value-type="float" office:value="-3.68045" calcext:value-type="float">
            <text:p>-3.68045</text:p>
          </table:table-cell>
        </table:table-row>
        <table:table-row table:style-name="ro1">
          <table:table-cell office:value-type="float" office:value="0.736991" calcext:value-type="float">
            <text:p>0.736991</text:p>
          </table:table-cell>
          <table:table-cell office:value-type="float" office:value="-3.79011" calcext:value-type="float">
            <text:p>-3.79011</text:p>
          </table:table-cell>
          <table:table-cell/>
          <table:table-cell office:value-type="float" office:value="0.84361" calcext:value-type="float">
            <text:p>0.84361</text:p>
          </table:table-cell>
          <table:table-cell office:value-type="float" office:value="-3.67235" calcext:value-type="float">
            <text:p>-3.67235</text:p>
          </table:table-cell>
        </table:table-row>
        <table:table-row table:style-name="ro1">
          <table:table-cell office:value-type="float" office:value="0.746386" calcext:value-type="float">
            <text:p>0.746386</text:p>
          </table:table-cell>
          <table:table-cell office:value-type="float" office:value="-3.77655" calcext:value-type="float">
            <text:p>-3.77655</text:p>
          </table:table-cell>
          <table:table-cell/>
          <table:table-cell office:value-type="float" office:value="0.852938" calcext:value-type="float">
            <text:p>0.852938</text:p>
          </table:table-cell>
          <table:table-cell office:value-type="float" office:value="-3.67163" calcext:value-type="float">
            <text:p>-3.67163</text:p>
          </table:table-cell>
        </table:table-row>
        <table:table-row table:style-name="ro1">
          <table:table-cell office:value-type="float" office:value="0.75369" calcext:value-type="float">
            <text:p>0.75369</text:p>
          </table:table-cell>
          <table:table-cell office:value-type="float" office:value="-3.7649" calcext:value-type="float">
            <text:p>-3.7649</text:p>
          </table:table-cell>
          <table:table-cell/>
          <table:table-cell office:value-type="float" office:value="0.855349" calcext:value-type="float">
            <text:p>0.855349</text:p>
          </table:table-cell>
          <table:table-cell office:value-type="float" office:value="-3.67179" calcext:value-type="float">
            <text:p>-3.67179</text:p>
          </table:table-cell>
        </table:table-row>
        <table:table-row table:style-name="ro1">
          <table:table-cell office:value-type="float" office:value="0.755468" calcext:value-type="float">
            <text:p>0.755468</text:p>
          </table:table-cell>
          <table:table-cell office:value-type="float" office:value="-3.76179" calcext:value-type="float">
            <text:p>-3.76179</text:p>
          </table:table-cell>
          <table:table-cell/>
          <table:table-cell office:value-type="float" office:value="0.860174" calcext:value-type="float">
            <text:p>0.860174</text:p>
          </table:table-cell>
          <table:table-cell office:value-type="float" office:value="-3.6721" calcext:value-type="float">
            <text:p>-3.6721</text:p>
          </table:table-cell>
        </table:table-row>
        <table:table-row table:style-name="ro1">
          <table:table-cell office:value-type="float" office:value="0.764307" calcext:value-type="float">
            <text:p>0.764307</text:p>
          </table:table-cell>
          <table:table-cell office:value-type="float" office:value="-3.74623" calcext:value-type="float">
            <text:p>-3.74623</text:p>
          </table:table-cell>
          <table:table-cell/>
          <table:table-cell office:value-type="float" office:value="0.867414" calcext:value-type="float">
            <text:p>0.867414</text:p>
          </table:table-cell>
          <table:table-cell office:value-type="float" office:value="-3.67255" calcext:value-type="float">
            <text:p>-3.67255</text:p>
          </table:table-cell>
        </table:table-row>
        <table:table-row table:style-name="ro1">
          <table:table-cell office:value-type="float" office:value="0.770788" calcext:value-type="float">
            <text:p>0.770788</text:p>
          </table:table-cell>
          <table:table-cell office:value-type="float" office:value="-3.73122" calcext:value-type="float">
            <text:p>-3.73122</text:p>
          </table:table-cell>
          <table:table-cell/>
          <table:table-cell office:value-type="float" office:value="0.87768" calcext:value-type="float">
            <text:p>0.87768</text:p>
          </table:table-cell>
          <table:table-cell office:value-type="float" office:value="-3.67567" calcext:value-type="float">
            <text:p>-3.67567</text:p>
          </table:table-cell>
        </table:table-row>
        <table:table-row table:style-name="ro1">
          <table:table-cell office:value-type="float" office:value="0.775206" calcext:value-type="float">
            <text:p>0.775206</text:p>
          </table:table-cell>
          <table:table-cell office:value-type="float" office:value="-3.71805" calcext:value-type="float">
            <text:p>-3.71805</text:p>
          </table:table-cell>
          <table:table-cell/>
          <table:table-cell office:value-type="float" office:value="0.894036" calcext:value-type="float">
            <text:p>0.894036</text:p>
          </table:table-cell>
          <table:table-cell office:value-type="float" office:value="-3.68407" calcext:value-type="float">
            <text:p>-3.68407</text:p>
          </table:table-cell>
        </table:table-row>
        <table:table-row table:style-name="ro1">
          <table:table-cell office:value-type="float" office:value="0.779578" calcext:value-type="float">
            <text:p>0.779578</text:p>
          </table:table-cell>
          <table:table-cell office:value-type="float" office:value="-3.70487" calcext:value-type="float">
            <text:p>-3.70487</text:p>
          </table:table-cell>
          <table:table-cell/>
          <table:table-cell office:value-type="float" office:value="0.904648" calcext:value-type="float">
            <text:p>0.904648</text:p>
          </table:table-cell>
          <table:table-cell office:value-type="float" office:value="-3.68828" calcext:value-type="float">
            <text:p>-3.68828</text:p>
          </table:table-cell>
        </table:table-row>
        <table:table-row table:style-name="ro1">
          <table:table-cell office:value-type="float" office:value="0.786377" calcext:value-type="float">
            <text:p>0.786377</text:p>
          </table:table-cell>
          <table:table-cell office:value-type="float" office:value="-3.69219" calcext:value-type="float">
            <text:p>-3.69219</text:p>
          </table:table-cell>
          <table:table-cell/>
          <table:table-cell office:value-type="float" office:value="0.920106" calcext:value-type="float">
            <text:p>0.920106</text:p>
          </table:table-cell>
          <table:table-cell office:value-type="float" office:value="-3.69249" calcext:value-type="float">
            <text:p>-3.69249</text:p>
          </table:table-cell>
        </table:table-row>
        <table:table-row table:style-name="ro1">
          <table:table-cell office:value-type="float" office:value="0.794172" calcext:value-type="float">
            <text:p>0.794172</text:p>
          </table:table-cell>
          <table:table-cell office:value-type="float" office:value="-3.68438" calcext:value-type="float">
            <text:p>-3.68438</text:p>
          </table:table-cell>
          <table:table-cell/>
          <table:table-cell office:value-type="float" office:value="0.931608" calcext:value-type="float">
            <text:p>0.931608</text:p>
          </table:table-cell>
          <table:table-cell office:value-type="float" office:value="-3.69992" calcext:value-type="float">
            <text:p>-3.69992</text:p>
          </table:table-cell>
        </table:table-row>
        <table:table-row table:style-name="ro1">
          <table:table-cell office:value-type="float" office:value="0.796116" calcext:value-type="float">
            <text:p>0.796116</text:p>
          </table:table-cell>
          <table:table-cell office:value-type="float" office:value="-3.68243" calcext:value-type="float">
            <text:p>-3.68243</text:p>
          </table:table-cell>
          <table:table-cell/>
          <table:table-cell office:value-type="float" office:value="0.950723" calcext:value-type="float">
            <text:p>0.950723</text:p>
          </table:table-cell>
          <table:table-cell office:value-type="float" office:value="-3.71797" calcext:value-type="float">
            <text:p>-3.71797</text:p>
          </table:table-cell>
        </table:table-row>
        <table:table-row table:style-name="ro1">
          <table:table-cell office:value-type="float" office:value="0.798057" calcext:value-type="float">
            <text:p>0.798057</text:p>
          </table:table-cell>
          <table:table-cell office:value-type="float" office:value="-3.68047" calcext:value-type="float">
            <text:p>-3.68047</text:p>
          </table:table-cell>
          <table:table-cell/>
          <table:table-cell office:value-type="float" office:value="0.961696" calcext:value-type="float">
            <text:p>0.961696</text:p>
          </table:table-cell>
          <table:table-cell office:value-type="float" office:value="-3.72279" calcext:value-type="float">
            <text:p>-3.72279</text:p>
          </table:table-cell>
        </table:table-row>
        <table:table-row table:style-name="ro1">
          <table:table-cell office:value-type="float" office:value="0.806445" calcext:value-type="float">
            <text:p>0.806445</text:p>
          </table:table-cell>
          <table:table-cell office:value-type="float" office:value="-3.67557" calcext:value-type="float">
            <text:p>-3.67557</text:p>
          </table:table-cell>
          <table:table-cell/>
          <table:table-cell office:value-type="float" office:value="0.975395" calcext:value-type="float">
            <text:p>0.975395</text:p>
          </table:table-cell>
          <table:table-cell office:value-type="float" office:value="-3.71922" calcext:value-type="float">
            <text:p>-3.71922</text:p>
          </table:table-cell>
        </table:table-row>
        <table:table-row table:style-name="ro1">
          <table:table-cell office:value-type="float" office:value="0.84249" calcext:value-type="float">
            <text:p>0.84249</text:p>
          </table:table-cell>
          <table:table-cell office:value-type="float" office:value="-3.66748" calcext:value-type="float">
            <text:p>-3.66748</text:p>
          </table:table-cell>
          <table:table-cell/>
          <table:table-cell office:value-type="float" office:value="0.985493" calcext:value-type="float">
            <text:p>0.985493</text:p>
          </table:table-cell>
          <table:table-cell office:value-type="float" office:value="-3.72049" calcext:value-type="float">
            <text:p>-3.72049</text:p>
          </table:table-cell>
        </table:table-row>
        <table:table-row table:style-name="ro1">
          <table:table-cell office:value-type="float" office:value="0.851806" calcext:value-type="float">
            <text:p>0.851806</text:p>
          </table:table-cell>
          <table:table-cell office:value-type="float" office:value="-3.66676" calcext:value-type="float">
            <text:p>-3.66676</text:p>
          </table:table-cell>
          <table:table-cell/>
          <table:table-cell office:value-type="float" office:value="0.99381" calcext:value-type="float">
            <text:p>0.99381</text:p>
          </table:table-cell>
          <table:table-cell office:value-type="float" office:value="-3.72418" calcext:value-type="float">
            <text:p>-3.72418</text:p>
          </table:table-cell>
        </table:table-row>
        <table:table-row table:style-name="ro1">
          <table:table-cell office:value-type="float" office:value="0.866265" calcext:value-type="float">
            <text:p>0.866265</text:p>
          </table:table-cell>
          <table:table-cell office:value-type="float" office:value="-3.66769" calcext:value-type="float">
            <text:p>-3.66769</text:p>
          </table:table-cell>
          <table:table-cell/>
          <table:table-cell office:value-type="float" office:value="1.00214" calcext:value-type="float">
            <text:p>1.00214</text:p>
          </table:table-cell>
          <table:table-cell office:value-type="float" office:value="-3.72785" calcext:value-type="float">
            <text:p>-3.72785</text:p>
          </table:table-cell>
        </table:table-row>
        <table:table-row table:style-name="ro1">
          <table:table-cell office:value-type="float" office:value="0.875961" calcext:value-type="float">
            <text:p>0.875961</text:p>
          </table:table-cell>
          <table:table-cell office:value-type="float" office:value="-3.66847" calcext:value-type="float">
            <text:p>-3.66847</text:p>
          </table:table-cell>
          <table:table-cell/>
          <table:table-cell office:value-type="float" office:value="1.01318" calcext:value-type="float">
            <text:p>1.01318</text:p>
          </table:table-cell>
          <table:table-cell office:value-type="float" office:value="-3.73233" calcext:value-type="float">
            <text:p>-3.73233</text:p>
          </table:table-cell>
        </table:table-row>
        <table:table-row table:style-name="ro1">
          <table:table-cell office:value-type="float" office:value="0.878398" calcext:value-type="float">
            <text:p>0.878398</text:p>
          </table:table-cell>
          <table:table-cell office:value-type="float" office:value="-3.66871" calcext:value-type="float">
            <text:p>-3.66871</text:p>
          </table:table-cell>
          <table:table-cell/>
          <table:table-cell office:value-type="float" office:value="1.02139" calcext:value-type="float">
            <text:p>1.02139</text:p>
          </table:table-cell>
          <table:table-cell office:value-type="float" office:value="-3.73537" calcext:value-type="float">
            <text:p>-3.73537</text:p>
          </table:table-cell>
        </table:table-row>
        <table:table-row table:style-name="ro1">
          <table:table-cell office:value-type="float" office:value="0.880836" calcext:value-type="float">
            <text:p>0.880836</text:p>
          </table:table-cell>
          <table:table-cell office:value-type="float" office:value="-3.66895" calcext:value-type="float">
            <text:p>-3.66895</text:p>
          </table:table-cell>
          <table:table-cell/>
          <table:table-cell office:value-type="float" office:value="1.02962" calcext:value-type="float">
            <text:p>1.02962</text:p>
          </table:table-cell>
          <table:table-cell office:value-type="float" office:value="-3.7384" calcext:value-type="float">
            <text:p>-3.7384</text:p>
          </table:table-cell>
        </table:table-row>
        <table:table-row table:style-name="ro1">
          <table:table-cell office:value-type="float" office:value="0.890593" calcext:value-type="float">
            <text:p>0.890593</text:p>
          </table:table-cell>
          <table:table-cell office:value-type="float" office:value="-3.66988" calcext:value-type="float">
            <text:p>-3.66988</text:p>
          </table:table-cell>
          <table:table-cell/>
          <table:table-cell office:value-type="float" office:value="1.04018" calcext:value-type="float">
            <text:p>1.04018</text:p>
          </table:table-cell>
          <table:table-cell office:value-type="float" office:value="-3.74088" calcext:value-type="float">
            <text:p>-3.74088</text:p>
          </table:table-cell>
        </table:table-row>
        <table:table-row table:style-name="ro1">
          <table:table-cell office:value-type="float" office:value="0.901313" calcext:value-type="float">
            <text:p>0.901313</text:p>
          </table:table-cell>
          <table:table-cell office:value-type="float" office:value="-3.67468" calcext:value-type="float">
            <text:p>-3.67468</text:p>
          </table:table-cell>
          <table:table-cell/>
          <table:table-cell office:value-type="float" office:value="1.05287" calcext:value-type="float">
            <text:p>1.05287</text:p>
          </table:table-cell>
          <table:table-cell office:value-type="float" office:value="-3.742" calcext:value-type="float">
            <text:p>-3.742</text:p>
          </table:table-cell>
        </table:table-row>
        <table:table-row table:style-name="ro1">
          <table:table-cell office:value-type="float" office:value="0.918897" calcext:value-type="float">
            <text:p>0.918897</text:p>
          </table:table-cell>
          <table:table-cell office:value-type="float" office:value="-3.68764" calcext:value-type="float">
            <text:p>-3.68764</text:p>
          </table:table-cell>
          <table:table-cell/>
          <table:table-cell office:value-type="float" office:value="1.05541" calcext:value-type="float">
            <text:p>1.05541</text:p>
          </table:table-cell>
          <table:table-cell office:value-type="float" office:value="-3.74222" calcext:value-type="float">
            <text:p>-3.74222</text:p>
          </table:table-cell>
        </table:table-row>
        <table:table-row table:style-name="ro1">
          <table:table-cell office:value-type="float" office:value="0.929557" calcext:value-type="float">
            <text:p>0.929557</text:p>
          </table:table-cell>
          <table:table-cell office:value-type="float" office:value="-3.69177" calcext:value-type="float">
            <text:p>-3.69177</text:p>
          </table:table-cell>
          <table:table-cell/>
          <table:table-cell office:value-type="float" office:value="1.06679" calcext:value-type="float">
            <text:p>1.06679</text:p>
          </table:table-cell>
          <table:table-cell office:value-type="float" office:value="-3.74731" calcext:value-type="float">
            <text:p>-3.74731</text:p>
          </table:table-cell>
        </table:table-row>
        <table:table-row table:style-name="ro1">
          <table:table-cell office:value-type="float" office:value="0.93672" calcext:value-type="float">
            <text:p>0.93672</text:p>
          </table:table-cell>
          <table:table-cell office:value-type="float" office:value="-3.69151" calcext:value-type="float">
            <text:p>-3.69151</text:p>
          </table:table-cell>
          <table:table-cell/>
          <table:table-cell office:value-type="float" office:value="1.07625" calcext:value-type="float">
            <text:p>1.07625</text:p>
          </table:table-cell>
          <table:table-cell office:value-type="float" office:value="-3.75428" calcext:value-type="float">
            <text:p>-3.75428</text:p>
          </table:table-cell>
        </table:table-row>
        <table:table-row table:style-name="ro1">
          <table:table-cell office:value-type="float" office:value="0.943885" calcext:value-type="float">
            <text:p>0.943885</text:p>
          </table:table-cell>
          <table:table-cell office:value-type="float" office:value="-3.69123" calcext:value-type="float">
            <text:p>-3.69123</text:p>
          </table:table-cell>
          <table:table-cell/>
          <table:table-cell office:value-type="float" office:value="1.08573" calcext:value-type="float">
            <text:p>1.08573</text:p>
          </table:table-cell>
          <table:table-cell office:value-type="float" office:value="-3.76123" calcext:value-type="float">
            <text:p>-3.76123</text:p>
          </table:table-cell>
        </table:table-row>
        <table:table-row table:style-name="ro1">
          <table:table-cell office:value-type="float" office:value="0.953892" calcext:value-type="float">
            <text:p>0.953892</text:p>
          </table:table-cell>
          <table:table-cell office:value-type="float" office:value="-3.69258" calcext:value-type="float">
            <text:p>-3.69258</text:p>
          </table:table-cell>
          <table:table-cell/>
          <table:table-cell office:value-type="float" office:value="1.09675" calcext:value-type="float">
            <text:p>1.09675</text:p>
          </table:table-cell>
          <table:table-cell office:value-type="float" office:value="-3.7647" calcext:value-type="float">
            <text:p>-3.7647</text:p>
          </table:table-cell>
        </table:table-row>
        <table:table-row table:style-name="ro1">
          <table:table-cell office:value-type="float" office:value="0.969611" calcext:value-type="float">
            <text:p>0.969611</text:p>
          </table:table-cell>
          <table:table-cell office:value-type="float" office:value="-3.69717" calcext:value-type="float">
            <text:p>-3.69717</text:p>
          </table:table-cell>
          <table:table-cell/>
          <table:table-cell office:value-type="float" office:value="1.11077" calcext:value-type="float">
            <text:p>1.11077</text:p>
          </table:table-cell>
          <table:table-cell office:value-type="float" office:value="-3.76121" calcext:value-type="float">
            <text:p>-3.76121</text:p>
          </table:table-cell>
        </table:table-row>
        <table:table-row table:style-name="ro1">
          <table:table-cell office:value-type="float" office:value="0.981243" calcext:value-type="float">
            <text:p>0.981243</text:p>
          </table:table-cell>
          <table:table-cell office:value-type="float" office:value="-3.70445" calcext:value-type="float">
            <text:p>-3.70445</text:p>
          </table:table-cell>
          <table:table-cell/>
          <table:table-cell office:value-type="float" office:value="1.12149" calcext:value-type="float">
            <text:p>1.12149</text:p>
          </table:table-cell>
          <table:table-cell office:value-type="float" office:value="-3.76346" calcext:value-type="float">
            <text:p>-3.76346</text:p>
          </table:table-cell>
        </table:table-row>
        <table:table-row table:style-name="ro1">
          <table:table-cell office:value-type="float" office:value="0.994053" calcext:value-type="float">
            <text:p>0.994053</text:p>
          </table:table-cell>
          <table:table-cell office:value-type="float" office:value="-3.71594" calcext:value-type="float">
            <text:p>-3.71594</text:p>
          </table:table-cell>
          <table:table-cell/>
          <table:table-cell office:value-type="float" office:value="1.12451" calcext:value-type="float">
            <text:p>1.12451</text:p>
          </table:table-cell>
          <table:table-cell office:value-type="float" office:value="-3.76516" calcext:value-type="float">
            <text:p>-3.76516</text:p>
          </table:table-cell>
        </table:table-row>
        <table:table-row table:style-name="ro1">
          <table:table-cell office:value-type="float" office:value="0.997266" calcext:value-type="float">
            <text:p>0.997266</text:p>
          </table:table-cell>
          <table:table-cell office:value-type="float" office:value="-3.7188" calcext:value-type="float">
            <text:p>-3.7188</text:p>
          </table:table-cell>
          <table:table-cell/>
          <table:table-cell office:value-type="float" office:value="1.13057" calcext:value-type="float">
            <text:p>1.13057</text:p>
          </table:table-cell>
          <table:table-cell office:value-type="float" office:value="-3.76857" calcext:value-type="float">
            <text:p>-3.76857</text:p>
          </table:table-cell>
        </table:table-row>
        <table:table-row table:style-name="ro1">
          <table:table-cell office:value-type="float" office:value="1.00048" calcext:value-type="float">
            <text:p>1.00048</text:p>
          </table:table-cell>
          <table:table-cell office:value-type="float" office:value="-3.72167" calcext:value-type="float">
            <text:p>-3.72167</text:p>
          </table:table-cell>
          <table:table-cell/>
          <table:table-cell office:value-type="float" office:value="1.13967" calcext:value-type="float">
            <text:p>1.13967</text:p>
          </table:table-cell>
          <table:table-cell office:value-type="float" office:value="-3.77366" calcext:value-type="float">
            <text:p>-3.77366</text:p>
          </table:table-cell>
        </table:table-row>
        <table:table-row table:style-name="ro1">
          <table:table-cell office:value-type="float" office:value="1.01166" calcext:value-type="float">
            <text:p>1.01166</text:p>
          </table:table-cell>
          <table:table-cell office:value-type="float" office:value="-3.72673" calcext:value-type="float">
            <text:p>-3.72673</text:p>
          </table:table-cell>
          <table:table-cell/>
          <table:table-cell office:value-type="float" office:value="1.15278" calcext:value-type="float">
            <text:p>1.15278</text:p>
          </table:table-cell>
          <table:table-cell office:value-type="float" office:value="-3.78348" calcext:value-type="float">
            <text:p>-3.78348</text:p>
          </table:table-cell>
        </table:table-row>
        <table:table-row table:style-name="ro1">
          <table:table-cell office:value-type="float" office:value="1.01875" calcext:value-type="float">
            <text:p>1.01875</text:p>
          </table:table-cell>
          <table:table-cell office:value-type="float" office:value="-3.72573" calcext:value-type="float">
            <text:p>-3.72573</text:p>
          </table:table-cell>
          <table:table-cell/>
          <table:table-cell office:value-type="float" office:value="1.17396" calcext:value-type="float">
            <text:p>1.17396</text:p>
          </table:table-cell>
          <table:table-cell office:value-type="float" office:value="-3.80271" calcext:value-type="float">
            <text:p>-3.80271</text:p>
          </table:table-cell>
        </table:table-row>
        <table:table-row table:style-name="ro1">
          <table:table-cell office:value-type="float" office:value="1.02585" calcext:value-type="float">
            <text:p>1.02585</text:p>
          </table:table-cell>
          <table:table-cell office:value-type="float" office:value="-3.72471" calcext:value-type="float">
            <text:p>-3.72471</text:p>
          </table:table-cell>
          <table:table-cell/>
          <table:table-cell office:value-type="float" office:value="1.1878" calcext:value-type="float">
            <text:p>1.1878</text:p>
          </table:table-cell>
          <table:table-cell office:value-type="float" office:value="-3.81433" calcext:value-type="float">
            <text:p>-3.81433</text:p>
          </table:table-cell>
        </table:table-row>
        <table:table-row table:style-name="ro1">
          <table:table-cell office:value-type="float" office:value="1.03825" calcext:value-type="float">
            <text:p>1.03825</text:p>
          </table:table-cell>
          <table:table-cell office:value-type="float" office:value="-3.73394" calcext:value-type="float">
            <text:p>-3.73394</text:p>
          </table:table-cell>
          <table:table-cell/>
          <table:table-cell office:value-type="float" office:value="1.20816" calcext:value-type="float">
            <text:p>1.20816</text:p>
          </table:table-cell>
          <table:table-cell office:value-type="float" office:value="-3.82996" calcext:value-type="float">
            <text:p>-3.82996</text:p>
          </table:table-cell>
        </table:table-row>
        <table:table-row table:style-name="ro1">
          <table:table-cell office:value-type="float" office:value="1.06144" calcext:value-type="float">
            <text:p>1.06144</text:p>
          </table:table-cell>
          <table:table-cell office:value-type="float" office:value="-3.76359" calcext:value-type="float">
            <text:p>-3.76359</text:p>
          </table:table-cell>
          <table:table-cell/>
          <table:table-cell office:value-type="float" office:value="1.21968" calcext:value-type="float">
            <text:p>1.21968</text:p>
          </table:table-cell>
          <table:table-cell office:value-type="float" office:value="-3.83366" calcext:value-type="float">
            <text:p>-3.83366</text:p>
          </table:table-cell>
        </table:table-row>
        <table:table-row table:style-name="ro1">
          <table:table-cell office:value-type="float" office:value="1.07396" calcext:value-type="float">
            <text:p>1.07396</text:p>
          </table:table-cell>
          <table:table-cell office:value-type="float" office:value="-3.77251" calcext:value-type="float">
            <text:p>-3.77251</text:p>
          </table:table-cell>
          <table:table-cell/>
          <table:table-cell office:value-type="float" office:value="1.23378" calcext:value-type="float">
            <text:p>1.23378</text:p>
          </table:table-cell>
          <table:table-cell office:value-type="float" office:value="-3.82914" calcext:value-type="float">
            <text:p>-3.82914</text:p>
          </table:table-cell>
        </table:table-row>
        <table:table-row table:style-name="ro1">
          <table:table-cell office:value-type="float" office:value="1.08581" calcext:value-type="float">
            <text:p>1.08581</text:p>
          </table:table-cell>
          <table:table-cell office:value-type="float" office:value="-3.77016" calcext:value-type="float">
            <text:p>-3.77016</text:p>
          </table:table-cell>
          <table:table-cell/>
          <table:table-cell office:value-type="float" office:value="1.2454" calcext:value-type="float">
            <text:p>1.2454</text:p>
          </table:table-cell>
          <table:table-cell office:value-type="float" office:value="-3.83295" calcext:value-type="float">
            <text:p>-3.83295</text:p>
          </table:table-cell>
        </table:table-row>
        <table:table-row table:style-name="ro1">
          <table:table-cell office:value-type="float" office:value="1.08817" calcext:value-type="float">
            <text:p>1.08817</text:p>
          </table:table-cell>
          <table:table-cell office:value-type="float" office:value="-3.76968" calcext:value-type="float">
            <text:p>-3.76968</text:p>
          </table:table-cell>
          <table:table-cell/>
          <table:table-cell office:value-type="float" office:value="1.24887" calcext:value-type="float">
            <text:p>1.24887</text:p>
          </table:table-cell>
          <table:table-cell office:value-type="float" office:value="-3.83561" calcext:value-type="float">
            <text:p>-3.83561</text:p>
          </table:table-cell>
        </table:table-row>
        <table:table-row table:style-name="ro1">
          <table:table-cell office:value-type="float" office:value="1.09832" calcext:value-type="float">
            <text:p>1.09832</text:p>
          </table:table-cell>
          <table:table-cell office:value-type="float" office:value="-3.77007" calcext:value-type="float">
            <text:p>-3.77007</text:p>
          </table:table-cell>
          <table:table-cell/>
          <table:table-cell office:value-type="float" office:value="1.25581" calcext:value-type="float">
            <text:p>1.25581</text:p>
          </table:table-cell>
          <table:table-cell office:value-type="float" office:value="-3.84091" calcext:value-type="float">
            <text:p>-3.84091</text:p>
          </table:table-cell>
        </table:table-row>
        <table:table-row table:style-name="ro1">
          <table:table-cell office:value-type="float" office:value="1.11457" calcext:value-type="float">
            <text:p>1.11457</text:p>
          </table:table-cell>
          <table:table-cell office:value-type="float" office:value="-3.77406" calcext:value-type="float">
            <text:p>-3.77406</text:p>
          </table:table-cell>
          <table:table-cell/>
          <table:table-cell office:value-type="float" office:value="1.26625" calcext:value-type="float">
            <text:p>1.26625</text:p>
          </table:table-cell>
          <table:table-cell office:value-type="float" office:value="-3.84886" calcext:value-type="float">
            <text:p>-3.84886</text:p>
          </table:table-cell>
        </table:table-row>
        <table:table-row table:style-name="ro1">
          <table:table-cell office:value-type="float" office:value="1.12549" calcext:value-type="float">
            <text:p>1.12549</text:p>
          </table:table-cell>
          <table:table-cell office:value-type="float" office:value="-3.77687" calcext:value-type="float">
            <text:p>-3.77687</text:p>
          </table:table-cell>
          <table:table-cell/>
          <table:table-cell office:value-type="float" office:value="1.3687" calcext:value-type="float">
            <text:p>1.3687</text:p>
          </table:table-cell>
          <table:table-cell office:value-type="float" office:value="-4.12611" calcext:value-type="float">
            <text:p>-4.12611</text:p>
          </table:table-cell>
        </table:table-row>
        <table:table-row table:style-name="ro1">
          <table:table-cell office:value-type="float" office:value="1.13648" calcext:value-type="float">
            <text:p>1.13648</text:p>
          </table:table-cell>
          <table:table-cell office:value-type="float" office:value="-3.77984" calcext:value-type="float">
            <text:p>-3.77984</text:p>
          </table:table-cell>
          <table:table-cell/>
          <table:table-cell office:value-type="float" office:value="1.51316" calcext:value-type="float">
            <text:p>1.51316</text:p>
          </table:table-cell>
          <table:table-cell office:value-type="float" office:value="-4.53365" calcext:value-type="float">
            <text:p>-4.53365</text:p>
          </table:table-cell>
        </table:table-row>
        <table:table-row table:style-name="ro1">
          <table:table-cell office:value-type="float" office:value="1.14199" calcext:value-type="float">
            <text:p>1.14199</text:p>
          </table:table-cell>
          <table:table-cell office:value-type="float" office:value="-3.78132" calcext:value-type="float">
            <text:p>-3.78132</text:p>
          </table:table-cell>
          <table:table-cell/>
          <table:table-cell office:value-type="float" office:value="1.65912" calcext:value-type="float">
            <text:p>1.65912</text:p>
          </table:table-cell>
          <table:table-cell office:value-type="float" office:value="-4.94067" calcext:value-type="float">
            <text:p>-4.94067</text:p>
          </table:table-cell>
        </table:table-row>
        <table:table-row table:style-name="ro1">
          <table:table-cell office:value-type="float" office:value="1.15476" calcext:value-type="float">
            <text:p>1.15476</text:p>
          </table:table-cell>
          <table:table-cell office:value-type="float" office:value="-3.78998" calcext:value-type="float">
            <text:p>-3.78998</text:p>
          </table:table-cell>
          <table:table-cell/>
          <table:table-cell office:value-type="float" office:value="1.76366" calcext:value-type="float">
            <text:p>1.76366</text:p>
          </table:table-cell>
          <table:table-cell office:value-type="float" office:value="-5.20956" calcext:value-type="float">
            <text:p>-5.20956</text:p>
          </table:table-cell>
        </table:table-row>
        <table:table-row table:style-name="ro1">
          <table:table-cell office:value-type="float" office:value="1.16569" calcext:value-type="float">
            <text:p>1.16569</text:p>
          </table:table-cell>
          <table:table-cell office:value-type="float" office:value="-3.80076" calcext:value-type="float">
            <text:p>-3.80076</text:p>
          </table:table-cell>
          <table:table-cell/>
          <table:table-cell office:value-type="float" office:value="1.81471" calcext:value-type="float">
            <text:p>1.81471</text:p>
          </table:table-cell>
          <table:table-cell office:value-type="float" office:value="-5.19199" calcext:value-type="float">
            <text:p>-5.19199</text:p>
          </table:table-cell>
        </table:table-row>
        <table:table-row table:style-name="ro1">
          <table:table-cell office:value-type="float" office:value="1.17667" calcext:value-type="float">
            <text:p>1.17667</text:p>
          </table:table-cell>
          <table:table-cell office:value-type="float" office:value="-3.8115" calcext:value-type="float">
            <text:p>-3.8115</text:p>
          </table:table-cell>
          <table:table-cell/>
          <table:table-cell office:value-type="float" office:value="1.74166" calcext:value-type="float">
            <text:p>1.74166</text:p>
          </table:table-cell>
          <table:table-cell office:value-type="float" office:value="-4.94399" calcext:value-type="float">
            <text:p>-4.94399</text:p>
          </table:table-cell>
        </table:table-row>
        <table:table-row table:style-name="ro1">
          <table:table-cell office:value-type="float" office:value="1.18905" calcext:value-type="float">
            <text:p>1.18905</text:p>
          </table:table-cell>
          <table:table-cell office:value-type="float" office:value="-3.81834" calcext:value-type="float">
            <text:p>-3.81834</text:p>
          </table:table-cell>
          <table:table-cell/>
          <table:table-cell office:value-type="float" office:value="1.70172" calcext:value-type="float">
            <text:p>1.70172</text:p>
          </table:table-cell>
          <table:table-cell office:value-type="float" office:value="-4.82119" calcext:value-type="float">
            <text:p>-4.82119</text:p>
          </table:table-cell>
        </table:table-row>
        <table:table-row table:style-name="ro1">
          <table:table-cell office:value-type="float" office:value="1.20166" calcext:value-type="float">
            <text:p>1.20166</text:p>
          </table:table-cell>
          <table:table-cell office:value-type="float" office:value="-3.81754" calcext:value-type="float">
            <text:p>-3.81754</text:p>
          </table:table-cell>
          <table:table-cell/>
          <table:table-cell office:value-type="float" office:value="1.6214" calcext:value-type="float">
            <text:p>1.6214</text:p>
          </table:table-cell>
          <table:table-cell office:value-type="float" office:value="-4.57572" calcext:value-type="float">
            <text:p>-4.57572</text:p>
          </table:table-cell>
        </table:table-row>
        <table:table-row table:style-name="ro1">
          <table:table-cell office:value-type="float" office:value="1.20419" calcext:value-type="float">
            <text:p>1.20419</text:p>
          </table:table-cell>
          <table:table-cell office:value-type="float" office:value="-3.81737" calcext:value-type="float">
            <text:p>-3.81737</text:p>
          </table:table-cell>
          <table:table-cell/>
          <table:table-cell office:value-type="float" office:value="1.49979" calcext:value-type="float">
            <text:p>1.49979</text:p>
          </table:table-cell>
          <table:table-cell office:value-type="float" office:value="-4.20791" calcext:value-type="float">
            <text:p>-4.20791</text:p>
          </table:table-cell>
        </table:table-row>
        <table:table-row table:style-name="ro1">
          <table:table-cell office:value-type="float" office:value="1.21658" calcext:value-type="float">
            <text:p>1.21658</text:p>
          </table:table-cell>
          <table:table-cell office:value-type="float" office:value="-3.82394" calcext:value-type="float">
            <text:p>-3.82394</text:p>
          </table:table-cell>
          <table:table-cell/>
          <table:table-cell office:value-type="float" office:value="1.42283" calcext:value-type="float">
            <text:p>1.42283</text:p>
          </table:table-cell>
          <table:table-cell office:value-type="float" office:value="-3.96122" calcext:value-type="float">
            <text:p>-3.96122</text:p>
          </table:table-cell>
        </table:table-row>
        <table:table-row table:style-name="ro1">
          <table:table-cell office:value-type="float" office:value="1.23875" calcext:value-type="float">
            <text:p>1.23875</text:p>
          </table:table-cell>
          <table:table-cell office:value-type="float" office:value="-3.84456" calcext:value-type="float">
            <text:p>-3.84456</text:p>
          </table:table-cell>
          <table:table-cell/>
          <table:table-cell office:value-type="float" office:value="1.46165" calcext:value-type="float">
            <text:p>1.46165</text:p>
          </table:table-cell>
          <table:table-cell office:value-type="float" office:value="-3.94706" calcext:value-type="float">
            <text:p>-3.94706</text:p>
          </table:table-cell>
        </table:table-row>
        <table:table-row table:style-name="ro1">
          <table:table-cell office:value-type="float" office:value="1.25115" calcext:value-type="float">
            <text:p>1.25115</text:p>
          </table:table-cell>
          <table:table-cell office:value-type="float" office:value="-3.85064" calcext:value-type="float">
            <text:p>-3.85064</text:p>
          </table:table-cell>
          <table:table-cell/>
          <table:table-cell office:value-type="float" office:value="1.47301" calcext:value-type="float">
            <text:p>1.47301</text:p>
          </table:table-cell>
          <table:table-cell office:value-type="float" office:value="-3.94795" calcext:value-type="float">
            <text:p>-3.94795</text:p>
          </table:table-cell>
        </table:table-row>
        <table:table-row table:style-name="ro1">
          <table:table-cell office:value-type="float" office:value="1.25363" calcext:value-type="float">
            <text:p>1.25363</text:p>
          </table:table-cell>
          <table:table-cell office:value-type="float" office:value="-3.85025" calcext:value-type="float">
            <text:p>-3.85025</text:p>
          </table:table-cell>
          <table:table-cell/>
          <table:table-cell office:value-type="float" office:value="1.47627" calcext:value-type="float">
            <text:p>1.47627</text:p>
          </table:table-cell>
          <table:table-cell office:value-type="float" office:value="-3.9493" calcext:value-type="float">
            <text:p>-3.9493</text:p>
          </table:table-cell>
        </table:table-row>
        <table:table-row table:style-name="ro1">
          <table:table-cell office:value-type="float" office:value="1.26358" calcext:value-type="float">
            <text:p>1.26358</text:p>
          </table:table-cell>
          <table:table-cell office:value-type="float" office:value="-3.84868" calcext:value-type="float">
            <text:p>-3.84868</text:p>
          </table:table-cell>
          <table:table-cell/>
          <table:table-cell office:value-type="float" office:value="1.48935" calcext:value-type="float">
            <text:p>1.48935</text:p>
          </table:table-cell>
          <table:table-cell office:value-type="float" office:value="-3.95465" calcext:value-type="float">
            <text:p>-3.95465</text:p>
          </table:table-cell>
        </table:table-row>
        <table:table-row table:style-name="ro1">
          <table:table-cell office:value-type="float" office:value="1.26607" calcext:value-type="float">
            <text:p>1.26607</text:p>
          </table:table-cell>
          <table:table-cell office:value-type="float" office:value="-3.84829" calcext:value-type="float">
            <text:p>-3.84829</text:p>
          </table:table-cell>
          <table:table-cell/>
          <table:table-cell office:value-type="float" office:value="1.49262" calcext:value-type="float">
            <text:p>1.49262</text:p>
          </table:table-cell>
          <table:table-cell office:value-type="float" office:value="-3.95598" calcext:value-type="float">
            <text:p>-3.95598</text:p>
          </table:table-cell>
        </table:table-row>
        <table:table-row table:style-name="ro1">
          <table:table-cell office:value-type="float" office:value="1.2774" calcext:value-type="float">
            <text:p>1.2774</text:p>
          </table:table-cell>
          <table:table-cell office:value-type="float" office:value="-3.85086" calcext:value-type="float">
            <text:p>-3.85086</text:p>
          </table:table-cell>
          <table:table-cell/>
          <table:table-cell office:value-type="float" office:value="1.50559" calcext:value-type="float">
            <text:p>1.50559</text:p>
          </table:table-cell>
          <table:table-cell office:value-type="float" office:value="-3.9609" calcext:value-type="float">
            <text:p>-3.9609</text:p>
          </table:table-cell>
        </table:table-row>
        <table:table-row table:style-name="ro1">
          <table:table-cell office:value-type="float" office:value="1.28058" calcext:value-type="float">
            <text:p>1.28058</text:p>
          </table:table-cell>
          <table:table-cell office:value-type="float" office:value="-3.85254" calcext:value-type="float">
            <text:p>-3.85254</text:p>
          </table:table-cell>
          <table:table-cell/>
          <table:table-cell office:value-type="float" office:value="1.51524" calcext:value-type="float">
            <text:p>1.51524</text:p>
          </table:table-cell>
          <table:table-cell office:value-type="float" office:value="-3.96429" calcext:value-type="float">
            <text:p>-3.96429</text:p>
          </table:table-cell>
        </table:table-row>
        <table:table-row table:style-name="ro1">
          <table:table-cell office:value-type="float" office:value="1.28376" calcext:value-type="float">
            <text:p>1.28376</text:p>
          </table:table-cell>
          <table:table-cell office:value-type="float" office:value="-3.85422" calcext:value-type="float">
            <text:p>-3.85422</text:p>
          </table:table-cell>
          <table:table-cell/>
          <table:table-cell office:value-type="float" office:value="1.5249" calcext:value-type="float">
            <text:p>1.5249</text:p>
          </table:table-cell>
          <table:table-cell office:value-type="float" office:value="-3.96765" calcext:value-type="float">
            <text:p>-3.96765</text:p>
          </table:table-cell>
        </table:table-row>
        <table:table-row table:style-name="ro1">
          <table:table-cell office:value-type="float" office:value="1.28695" calcext:value-type="float">
            <text:p>1.28695</text:p>
          </table:table-cell>
          <table:table-cell office:value-type="float" office:value="-3.8559" calcext:value-type="float">
            <text:p>-3.8559</text:p>
          </table:table-cell>
          <table:table-cell/>
          <table:table-cell office:value-type="float" office:value="1.53911" calcext:value-type="float">
            <text:p>1.53911</text:p>
          </table:table-cell>
          <table:table-cell office:value-type="float" office:value="-3.97546" calcext:value-type="float">
            <text:p>-3.97546</text:p>
          </table:table-cell>
        </table:table-row>
        <table:table-row table:style-name="ro1">
          <table:table-cell office:value-type="float" office:value="1.29014" calcext:value-type="float">
            <text:p>1.29014</text:p>
          </table:table-cell>
          <table:table-cell office:value-type="float" office:value="-3.85758" calcext:value-type="float">
            <text:p>-3.85758</text:p>
          </table:table-cell>
          <table:table-cell/>
          <table:table-cell office:value-type="float" office:value="1.543" calcext:value-type="float">
            <text:p>1.543</text:p>
          </table:table-cell>
          <table:table-cell office:value-type="float" office:value="-3.97825" calcext:value-type="float">
            <text:p>-3.97825</text:p>
          </table:table-cell>
        </table:table-row>
        <table:table-row table:style-name="ro1">
          <table:table-cell office:value-type="float" office:value="1.29653" calcext:value-type="float">
            <text:p>1.29653</text:p>
          </table:table-cell>
          <table:table-cell office:value-type="float" office:value="-3.86092" calcext:value-type="float">
            <text:p>-3.86092</text:p>
          </table:table-cell>
          <table:table-cell/>
          <table:table-cell office:value-type="float" office:value="1.54689" calcext:value-type="float">
            <text:p>1.54689</text:p>
          </table:table-cell>
          <table:table-cell office:value-type="float" office:value="-3.98103" calcext:value-type="float">
            <text:p>-3.98103</text:p>
          </table:table-cell>
        </table:table-row>
        <table:table-row table:style-name="ro1">
          <table:table-cell office:value-type="float" office:value="1.30966" calcext:value-type="float">
            <text:p>1.30966</text:p>
          </table:table-cell>
          <table:table-cell office:value-type="float" office:value="-3.86852" calcext:value-type="float">
            <text:p>-3.86852</text:p>
          </table:table-cell>
          <table:table-cell/>
          <table:table-cell office:value-type="float" office:value="1.55078" calcext:value-type="float">
            <text:p>1.55078</text:p>
          </table:table-cell>
          <table:table-cell office:value-type="float" office:value="-3.98381" calcext:value-type="float">
            <text:p>-3.98381</text:p>
          </table:table-cell>
        </table:table-row>
        <table:table-row table:style-name="ro1">
          <table:table-cell office:value-type="float" office:value="1.31978" calcext:value-type="float">
            <text:p>1.31978</text:p>
          </table:table-cell>
          <table:table-cell office:value-type="float" office:value="-3.87491" calcext:value-type="float">
            <text:p>-3.87491</text:p>
          </table:table-cell>
          <table:table-cell/>
          <table:table-cell office:value-type="float" office:value="1.55468" calcext:value-type="float">
            <text:p>1.55468</text:p>
          </table:table-cell>
          <table:table-cell office:value-type="float" office:value="-3.98658" calcext:value-type="float">
            <text:p>-3.98658</text:p>
          </table:table-cell>
        </table:table-row>
        <table:table-row table:style-name="ro1">
          <table:table-cell office:value-type="float" office:value="1.32654" calcext:value-type="float">
            <text:p>1.32654</text:p>
          </table:table-cell>
          <table:table-cell office:value-type="float" office:value="-3.87915" calcext:value-type="float">
            <text:p>-3.87915</text:p>
          </table:table-cell>
          <table:table-cell/>
          <table:table-cell office:value-type="float" office:value="1.56248" calcext:value-type="float">
            <text:p>1.56248</text:p>
          </table:table-cell>
          <table:table-cell office:value-type="float" office:value="-3.99212" calcext:value-type="float">
            <text:p>-3.99212</text:p>
          </table:table-cell>
        </table:table-row>
        <table:table-row table:style-name="ro1">
          <table:table-cell office:value-type="float" office:value="1.32992" calcext:value-type="float">
            <text:p>1.32992</text:p>
          </table:table-cell>
          <table:table-cell office:value-type="float" office:value="-3.88127" calcext:value-type="float">
            <text:p>-3.88127</text:p>
          </table:table-cell>
          <table:table-cell/>
          <table:table-cell office:value-type="float" office:value="1.6636" calcext:value-type="float">
            <text:p>1.6636</text:p>
          </table:table-cell>
          <table:table-cell office:value-type="float" office:value="-4.21992" calcext:value-type="float">
            <text:p>-4.21992</text:p>
          </table:table-cell>
        </table:table-row>
        <table:table-row table:style-name="ro1">
          <table:table-cell office:value-type="float" office:value="1.3461" calcext:value-type="float">
            <text:p>1.3461</text:p>
          </table:table-cell>
          <table:table-cell office:value-type="float" office:value="-3.89728" calcext:value-type="float">
            <text:p>-3.89728</text:p>
          </table:table-cell>
          <table:table-cell/>
          <table:table-cell office:value-type="float" office:value="1.71045" calcext:value-type="float">
            <text:p>1.71045</text:p>
          </table:table-cell>
          <table:table-cell office:value-type="float" office:value="-4.33098" calcext:value-type="float">
            <text:p>-4.33098</text:p>
          </table:table-cell>
        </table:table-row>
        <table:table-row table:style-name="ro1">
          <table:table-cell office:value-type="float" office:value="1.36027" calcext:value-type="float">
            <text:p>1.36027</text:p>
          </table:table-cell>
          <table:table-cell office:value-type="float" office:value="-3.91491" calcext:value-type="float">
            <text:p>-3.91491</text:p>
          </table:table-cell>
          <table:table-cell/>
          <table:table-cell office:value-type="float" office:value="1.80457" calcext:value-type="float">
            <text:p>1.80457</text:p>
          </table:table-cell>
          <table:table-cell office:value-type="float" office:value="-4.55292" calcext:value-type="float">
            <text:p>-4.55292</text:p>
          </table:table-cell>
        </table:table-row>
        <table:table-row table:style-name="ro1">
          <table:table-cell office:value-type="float" office:value="1.3745" calcext:value-type="float">
            <text:p>1.3745</text:p>
          </table:table-cell>
          <table:table-cell office:value-type="float" office:value="-3.93251" calcext:value-type="float">
            <text:p>-3.93251</text:p>
          </table:table-cell>
          <table:table-cell/>
          <table:table-cell office:value-type="float" office:value="1.89923" calcext:value-type="float">
            <text:p>1.89923</text:p>
          </table:table-cell>
          <table:table-cell office:value-type="float" office:value="-4.77463" calcext:value-type="float">
            <text:p>-4.77463</text:p>
          </table:table-cell>
        </table:table-row>
        <table:table-row table:style-name="ro1">
          <table:table-cell office:value-type="float" office:value="1.39033" calcext:value-type="float">
            <text:p>1.39033</text:p>
          </table:table-cell>
          <table:table-cell office:value-type="float" office:value="-3.94667" calcext:value-type="float">
            <text:p>-3.94667</text:p>
          </table:table-cell>
          <table:table-cell/>
          <table:table-cell office:value-type="float" office:value="1.94676" calcext:value-type="float">
            <text:p>1.94676</text:p>
          </table:table-cell>
          <table:table-cell office:value-type="float" office:value="-4.88541" calcext:value-type="float">
            <text:p>-4.88541</text:p>
          </table:table-cell>
        </table:table-row>
        <table:table-row table:style-name="ro1">
          <table:table-cell office:value-type="float" office:value="1.39979" calcext:value-type="float">
            <text:p>1.39979</text:p>
          </table:table-cell>
          <table:table-cell office:value-type="float" office:value="-3.95032" calcext:value-type="float">
            <text:p>-3.95032</text:p>
          </table:table-cell>
          <table:table-cell/>
          <table:table-cell office:value-type="float" office:value="2.04851" calcext:value-type="float">
            <text:p>2.04851</text:p>
          </table:table-cell>
          <table:table-cell office:value-type="float" office:value="-5.10427" calcext:value-type="float">
            <text:p>-5.10427</text:p>
          </table:table-cell>
        </table:table-row>
        <table:table-row table:style-name="ro1">
          <table:table-cell office:value-type="float" office:value="1.40611" calcext:value-type="float">
            <text:p>1.40611</text:p>
          </table:table-cell>
          <table:table-cell office:value-type="float" office:value="-3.95275" calcext:value-type="float">
            <text:p>-3.95275</text:p>
          </table:table-cell>
          <table:table-cell/>
          <table:table-cell office:value-type="float" office:value="5.43948" calcext:value-type="float">
            <text:p>5.43948</text:p>
          </table:table-cell>
          <table:table-cell office:value-type="float" office:value="-0.813694" calcext:value-type="float">
            <text:p>-0.813694</text:p>
          </table:table-cell>
        </table:table-row>
        <table:table-row table:style-name="ro1">
          <table:table-cell office:value-type="float" office:value="1.40928" calcext:value-type="float">
            <text:p>1.40928</text:p>
          </table:table-cell>
          <table:table-cell office:value-type="float" office:value="-3.95396" calcext:value-type="float">
            <text:p>-3.95396</text:p>
          </table:table-cell>
          <table:table-cell/>
          <table:table-cell office:value-type="float" office:value="5.33302" calcext:value-type="float">
            <text:p>5.33302</text:p>
          </table:table-cell>
          <table:table-cell office:value-type="float" office:value="-0.784392" calcext:value-type="float">
            <text:p>-0.784392</text:p>
          </table:table-cell>
        </table:table-row>
        <table:table-row table:style-name="ro1">
          <table:table-cell office:value-type="float" office:value="1.42101" calcext:value-type="float">
            <text:p>1.42101</text:p>
          </table:table-cell>
          <table:table-cell office:value-type="float" office:value="-3.95613" calcext:value-type="float">
            <text:p>-3.95613</text:p>
          </table:table-cell>
          <table:table-cell/>
          <table:table-cell office:value-type="float" office:value="5.17176" calcext:value-type="float">
            <text:p>5.17176</text:p>
          </table:table-cell>
          <table:table-cell office:value-type="float" office:value="-0.750951" calcext:value-type="float">
            <text:p>-0.750951</text:p>
          </table:table-cell>
        </table:table-row>
        <table:table-row table:style-name="ro1">
          <table:table-cell office:value-type="float" office:value="1.4291" calcext:value-type="float">
            <text:p>1.4291</text:p>
          </table:table-cell>
          <table:table-cell office:value-type="float" office:value="-3.95577" calcext:value-type="float">
            <text:p>-3.95577</text:p>
          </table:table-cell>
          <table:table-cell/>
          <table:table-cell office:value-type="float" office:value="5.0104" calcext:value-type="float">
            <text:p>5.0104</text:p>
          </table:table-cell>
          <table:table-cell office:value-type="float" office:value="-0.718105" calcext:value-type="float">
            <text:p>-0.718105</text:p>
          </table:table-cell>
        </table:table-row>
        <table:table-row table:style-name="ro1">
          <table:table-cell office:value-type="float" office:value="1.4372" calcext:value-type="float">
            <text:p>1.4372</text:p>
          </table:table-cell>
          <table:table-cell office:value-type="float" office:value="-3.95539" calcext:value-type="float">
            <text:p>-3.95539</text:p>
          </table:table-cell>
          <table:table-cell/>
          <table:table-cell office:value-type="float" office:value="4.90203" calcext:value-type="float">
            <text:p>4.90203</text:p>
          </table:table-cell>
          <table:table-cell office:value-type="float" office:value="-0.690299" calcext:value-type="float">
            <text:p>-0.690299</text:p>
          </table:table-cell>
        </table:table-row>
        <table:table-row table:style-name="ro1">
          <table:table-cell office:value-type="float" office:value="1.44745" calcext:value-type="float">
            <text:p>1.44745</text:p>
          </table:table-cell>
          <table:table-cell office:value-type="float" office:value="-3.95335" calcext:value-type="float">
            <text:p>-3.95335</text:p>
          </table:table-cell>
          <table:table-cell/>
          <table:table-cell office:value-type="float" office:value="4.90092" calcext:value-type="float">
            <text:p>4.90092</text:p>
          </table:table-cell>
          <table:table-cell office:value-type="float" office:value="-0.680945" calcext:value-type="float">
            <text:p>-0.680945</text:p>
          </table:table-cell>
        </table:table-row>
        <table:table-row table:style-name="ro1">
          <table:table-cell office:value-type="float" office:value="1.462" calcext:value-type="float">
            <text:p>1.462</text:p>
          </table:table-cell>
          <table:table-cell office:value-type="float" office:value="-3.94799" calcext:value-type="float">
            <text:p>-3.94799</text:p>
          </table:table-cell>
          <table:table-cell/>
          <table:table-cell office:value-type="float" office:value="4.90017" calcext:value-type="float">
            <text:p>4.90017</text:p>
          </table:table-cell>
          <table:table-cell office:value-type="float" office:value="-0.674711" calcext:value-type="float">
            <text:p>-0.674711</text:p>
          </table:table-cell>
        </table:table-row>
        <table:table-row table:style-name="ro1">
          <table:table-cell office:value-type="float" office:value="1.47504" calcext:value-type="float">
            <text:p>1.47504</text:p>
          </table:table-cell>
          <table:table-cell office:value-type="float" office:value="-3.95339" calcext:value-type="float">
            <text:p>-3.95339</text:p>
          </table:table-cell>
          <table:table-cell/>
          <table:table-cell office:value-type="float" office:value="4.89979" calcext:value-type="float">
            <text:p>4.89979</text:p>
          </table:table-cell>
          <table:table-cell office:value-type="float" office:value="-0.671596" calcext:value-type="float">
            <text:p>-0.671596</text:p>
          </table:table-cell>
        </table:table-row>
        <table:table-row table:style-name="ro1">
          <table:table-cell office:value-type="float" office:value="1.47915" calcext:value-type="float">
            <text:p>1.47915</text:p>
          </table:table-cell>
          <table:table-cell office:value-type="float" office:value="-3.95698" calcext:value-type="float">
            <text:p>-3.95698</text:p>
          </table:table-cell>
          <table:table-cell/>
          <table:table-cell office:value-type="float" office:value="4.89984" calcext:value-type="float">
            <text:p>4.89984</text:p>
          </table:table-cell>
          <table:table-cell office:value-type="float" office:value="-0.659354" calcext:value-type="float">
            <text:p>-0.659354</text:p>
          </table:table-cell>
        </table:table-row>
        <table:table-row table:style-name="ro1">
          <table:table-cell office:value-type="float" office:value="1.48737" calcext:value-type="float">
            <text:p>1.48737</text:p>
          </table:table-cell>
          <table:table-cell office:value-type="float" office:value="-3.96415" calcext:value-type="float">
            <text:p>-3.96415</text:p>
          </table:table-cell>
          <table:table-cell/>
          <table:table-cell office:value-type="float" office:value="4.90223" calcext:value-type="float">
            <text:p>4.90223</text:p>
          </table:table-cell>
          <table:table-cell office:value-type="float" office:value="-0.641311" calcext:value-type="float">
            <text:p>-0.641311</text:p>
          </table:table-cell>
        </table:table-row>
        <table:table-row table:style-name="ro1">
          <table:table-cell office:value-type="float" office:value="1.49975" calcext:value-type="float">
            <text:p>1.49975</text:p>
          </table:table-cell>
          <table:table-cell office:value-type="float" office:value="-3.97488" calcext:value-type="float">
            <text:p>-3.97488</text:p>
          </table:table-cell>
          <table:table-cell/>
          <table:table-cell office:value-type="float" office:value="4.90458" calcext:value-type="float">
            <text:p>4.90458</text:p>
          </table:table-cell>
          <table:table-cell office:value-type="float" office:value="-0.629379" calcext:value-type="float">
            <text:p>-0.629379</text:p>
          </table:table-cell>
        </table:table-row>
        <table:table-row table:style-name="ro1">
          <table:table-cell office:value-type="float" office:value="1.51419" calcext:value-type="float">
            <text:p>1.51419</text:p>
          </table:table-cell>
          <table:table-cell office:value-type="float" office:value="-3.98352" calcext:value-type="float">
            <text:p>-3.98352</text:p>
          </table:table-cell>
          <table:table-cell/>
          <table:table-cell office:value-type="float" office:value="4.90925" calcext:value-type="float">
            <text:p>4.90925</text:p>
          </table:table-cell>
          <table:table-cell office:value-type="float" office:value="-0.611615" calcext:value-type="float">
            <text:p>-0.611615</text:p>
          </table:table-cell>
        </table:table-row>
        <table:table-row table:style-name="ro1">
          <table:table-cell office:value-type="float" office:value="1.51728" calcext:value-type="float">
            <text:p>1.51728</text:p>
          </table:table-cell>
          <table:table-cell office:value-type="float" office:value="-3.98428" calcext:value-type="float">
            <text:p>-3.98428</text:p>
          </table:table-cell>
          <table:table-cell/>
          <table:table-cell office:value-type="float" office:value="4.91153" calcext:value-type="float">
            <text:p>4.91153</text:p>
          </table:table-cell>
          <table:table-cell office:value-type="float" office:value="-0.599661" calcext:value-type="float">
            <text:p>-0.599661</text:p>
          </table:table-cell>
        </table:table-row>
        <table:table-row table:style-name="ro1">
          <table:table-cell office:value-type="float" office:value="1.52963" calcext:value-type="float">
            <text:p>1.52963</text:p>
          </table:table-cell>
          <table:table-cell office:value-type="float" office:value="-3.98726" calcext:value-type="float">
            <text:p>-3.98726</text:p>
          </table:table-cell>
          <table:table-cell/>
          <table:table-cell office:value-type="float" office:value="4.9137" calcext:value-type="float">
            <text:p>4.9137</text:p>
          </table:table-cell>
          <table:table-cell office:value-type="float" office:value="-0.581575" calcext:value-type="float">
            <text:p>-0.581575</text:p>
          </table:table-cell>
        </table:table-row>
        <table:table-row table:style-name="ro1">
          <table:table-cell office:value-type="float" office:value="1.53272" calcext:value-type="float">
            <text:p>1.53272</text:p>
          </table:table-cell>
          <table:table-cell office:value-type="float" office:value="-3.988" calcext:value-type="float">
            <text:p>-3.988</text:p>
          </table:table-cell>
          <table:table-cell/>
          <table:table-cell office:value-type="float" office:value="4.91631" calcext:value-type="float">
            <text:p>4.91631</text:p>
          </table:table-cell>
          <table:table-cell office:value-type="float" office:value="-0.569651" calcext:value-type="float">
            <text:p>-0.569651</text:p>
          </table:table-cell>
        </table:table-row>
        <table:table-row table:style-name="ro1">
          <table:table-cell office:value-type="float" office:value="1.63219" calcext:value-type="float">
            <text:p>1.63219</text:p>
          </table:table-cell>
          <table:table-cell office:value-type="float" office:value="-4.21587" calcext:value-type="float">
            <text:p>-4.21587</text:p>
          </table:table-cell>
          <table:table-cell/>
          <table:table-cell office:value-type="float" office:value="4.91725" calcext:value-type="float">
            <text:p>4.91725</text:p>
          </table:table-cell>
          <table:table-cell office:value-type="float" office:value="-0.566704" calcext:value-type="float">
            <text:p>-0.566704</text:p>
          </table:table-cell>
        </table:table-row>
        <table:table-row table:style-name="ro1">
          <table:table-cell office:value-type="float" office:value="1.72602" calcext:value-type="float">
            <text:p>1.72602</text:p>
          </table:table-cell>
          <table:table-cell office:value-type="float" office:value="-4.44205" calcext:value-type="float">
            <text:p>-4.44205</text:p>
          </table:table-cell>
          <table:table-cell/>
          <table:table-cell office:value-type="float" office:value="4.91914" calcext:value-type="float">
            <text:p>4.91914</text:p>
          </table:table-cell>
          <table:table-cell office:value-type="float" office:value="-0.560804" calcext:value-type="float">
            <text:p>-0.560804</text:p>
          </table:table-cell>
        </table:table-row>
        <table:table-row table:style-name="ro1">
          <table:table-cell office:value-type="float" office:value="1.77315" calcext:value-type="float">
            <text:p>1.77315</text:p>
          </table:table-cell>
          <table:table-cell office:value-type="float" office:value="-4.55505" calcext:value-type="float">
            <text:p>-4.55505</text:p>
          </table:table-cell>
          <table:table-cell/>
          <table:table-cell office:value-type="float" office:value="4.92195" calcext:value-type="float">
            <text:p>4.92195</text:p>
          </table:table-cell>
          <table:table-cell office:value-type="float" office:value="-0.551949" calcext:value-type="float">
            <text:p>-0.551949</text:p>
          </table:table-cell>
        </table:table-row>
        <table:table-row table:style-name="ro1">
          <table:table-cell office:value-type="float" office:value="1.82042" calcext:value-type="float">
            <text:p>1.82042</text:p>
          </table:table-cell>
          <table:table-cell office:value-type="float" office:value="-4.668" calcext:value-type="float">
            <text:p>-4.668</text:p>
          </table:table-cell>
          <table:table-cell/>
          <table:table-cell office:value-type="float" office:value="4.92627" calcext:value-type="float">
            <text:p>4.92627</text:p>
          </table:table-cell>
          <table:table-cell office:value-type="float" office:value="-0.540194" calcext:value-type="float">
            <text:p>-0.540194</text:p>
          </table:table-cell>
        </table:table-row>
        <table:table-row table:style-name="ro1">
          <table:table-cell office:value-type="float" office:value="1.91537" calcext:value-type="float">
            <text:p>1.91537</text:p>
          </table:table-cell>
          <table:table-cell office:value-type="float" office:value="-4.89372" calcext:value-type="float">
            <text:p>-4.89372</text:p>
          </table:table-cell>
          <table:table-cell/>
          <table:table-cell office:value-type="float" office:value="4.93238" calcext:value-type="float">
            <text:p>4.93238</text:p>
          </table:table-cell>
          <table:table-cell office:value-type="float" office:value="-0.525555" calcext:value-type="float">
            <text:p>-0.525555</text:p>
          </table:table-cell>
        </table:table-row>
        <table:table-row table:style-name="ro1">
          <table:table-cell office:value-type="float" office:value="2.01715" calcext:value-type="float">
            <text:p>2.01715</text:p>
          </table:table-cell>
          <table:table-cell office:value-type="float" office:value="-5.11675" calcext:value-type="float">
            <text:p>-5.11675</text:p>
          </table:table-cell>
          <table:table-cell/>
          <table:table-cell office:value-type="float" office:value="4.9336" calcext:value-type="float">
            <text:p>4.9336</text:p>
          </table:table-cell>
          <table:table-cell office:value-type="float" office:value="-0.522623" calcext:value-type="float">
            <text:p>-0.522623</text:p>
          </table:table-cell>
        </table:table-row>
        <table:table-row table:style-name="ro1">
          <table:table-cell office:value-type="float" office:value="5.43948" calcext:value-type="float">
            <text:p>5.43948</text:p>
          </table:table-cell>
          <table:table-cell office:value-type="float" office:value="-0.813694" calcext:value-type="float">
            <text:p>-0.813694</text:p>
          </table:table-cell>
          <table:table-cell/>
          <table:table-cell office:value-type="float" office:value="5.04348" calcext:value-type="float">
            <text:p>5.04348</text:p>
          </table:table-cell>
          <table:table-cell office:value-type="float" office:value="-0.521749" calcext:value-type="float">
            <text:p>-0.521749</text:p>
          </table:table-cell>
        </table:table-row>
        <table:table-row table:style-name="ro1">
          <table:table-cell office:value-type="float" office:value="5.33184" calcext:value-type="float">
            <text:p>5.33184</text:p>
          </table:table-cell>
          <table:table-cell office:value-type="float" office:value="-0.784217" calcext:value-type="float">
            <text:p>-0.784217</text:p>
          </table:table-cell>
          <table:table-cell/>
          <table:table-cell office:value-type="float" office:value="5.09722" calcext:value-type="float">
            <text:p>5.09722</text:p>
          </table:table-cell>
          <table:table-cell office:value-type="float" office:value="-0.524148" calcext:value-type="float">
            <text:p>-0.524148</text:p>
          </table:table-cell>
        </table:table-row>
        <table:table-row table:style-name="ro1">
          <table:table-cell office:value-type="float" office:value="5.1688" calcext:value-type="float">
            <text:p>5.1688</text:p>
          </table:table-cell>
          <table:table-cell office:value-type="float" office:value="-0.750519" calcext:value-type="float">
            <text:p>-0.750519</text:p>
          </table:table-cell>
          <table:table-cell/>
          <table:table-cell office:value-type="float" office:value="5.31222" calcext:value-type="float">
            <text:p>5.31222</text:p>
          </table:table-cell>
          <table:table-cell office:value-type="float" office:value="-0.533083" calcext:value-type="float">
            <text:p>-0.533083</text:p>
          </table:table-cell>
        </table:table-row>
        <table:table-row table:style-name="ro1">
          <table:table-cell office:value-type="float" office:value="5.00565" calcext:value-type="float">
            <text:p>5.00565</text:p>
          </table:table-cell>
          <table:table-cell office:value-type="float" office:value="-0.717424" calcext:value-type="float">
            <text:p>-0.717424</text:p>
          </table:table-cell>
          <table:table-cell/>
          <table:table-cell office:value-type="float" office:value="5.36598" calcext:value-type="float">
            <text:p>5.36598</text:p>
          </table:table-cell>
          <table:table-cell office:value-type="float" office:value="-0.535153" calcext:value-type="float">
            <text:p>-0.535153</text:p>
          </table:table-cell>
        </table:table-row>
        <table:table-row table:style-name="ro1">
          <table:table-cell office:value-type="float" office:value="4.89768" calcext:value-type="float">
            <text:p>4.89768</text:p>
          </table:table-cell>
          <table:table-cell office:value-type="float" office:value="-0.689686" calcext:value-type="float">
            <text:p>-0.689686</text:p>
          </table:table-cell>
          <table:table-cell/>
          <table:table-cell office:value-type="float" office:value="5.47417" calcext:value-type="float">
            <text:p>5.47417</text:p>
          </table:table-cell>
          <table:table-cell office:value-type="float" office:value="-0.532377" calcext:value-type="float">
            <text:p>-0.532377</text:p>
          </table:table-cell>
        </table:table-row>
        <table:table-row table:style-name="ro1">
          <table:table-cell office:value-type="float" office:value="4.90018" calcext:value-type="float">
            <text:p>4.90018</text:p>
          </table:table-cell>
          <table:table-cell office:value-type="float" office:value="-0.67165" calcext:value-type="float">
            <text:p>-0.67165</text:p>
          </table:table-cell>
          <table:table-cell/>
          <table:table-cell office:value-type="float" office:value="5.48923" calcext:value-type="float">
            <text:p>5.48923</text:p>
          </table:table-cell>
          <table:table-cell office:value-type="float" office:value="-0.344001" calcext:value-type="float">
            <text:p>-0.344001</text:p>
          </table:table-cell>
        </table:table-row>
        <table:table-row table:style-name="ro1">
          <table:table-cell office:value-type="float" office:value="4.90122" calcext:value-type="float">
            <text:p>4.90122</text:p>
          </table:table-cell>
          <table:table-cell office:value-type="float" office:value="-0.659541" calcext:value-type="float">
            <text:p>-0.659541</text:p>
          </table:table-cell>
          <table:table-cell/>
          <table:table-cell office:value-type="float" office:value="5.25229" calcext:value-type="float">
            <text:p>5.25229</text:p>
          </table:table-cell>
          <table:table-cell office:value-type="float" office:value="-0.316212" calcext:value-type="float">
            <text:p>-0.316212</text:p>
          </table:table-cell>
        </table:table-row>
        <table:table-row table:style-name="ro1">
          <table:table-cell office:value-type="float" office:value="4.90154" calcext:value-type="float">
            <text:p>4.90154</text:p>
          </table:table-cell>
          <table:table-cell office:value-type="float" office:value="-0.6504" calcext:value-type="float">
            <text:p>-0.6504</text:p>
          </table:table-cell>
          <table:table-cell/>
          <table:table-cell office:value-type="float" office:value="5.13359" calcext:value-type="float">
            <text:p>5.13359</text:p>
          </table:table-cell>
          <table:table-cell office:value-type="float" office:value="-0.305905" calcext:value-type="float">
            <text:p>-0.305905</text:p>
          </table:table-cell>
        </table:table-row>
        <table:table-row table:style-name="ro1">
          <table:table-cell office:value-type="float" office:value="4.90183" calcext:value-type="float">
            <text:p>4.90183</text:p>
          </table:table-cell>
          <table:table-cell office:value-type="float" office:value="-0.641259" calcext:value-type="float">
            <text:p>-0.641259</text:p>
          </table:table-cell>
          <table:table-cell/>
          <table:table-cell office:value-type="float" office:value="4.89617" calcext:value-type="float">
            <text:p>4.89617</text:p>
          </table:table-cell>
          <table:table-cell office:value-type="float" office:value="-0.285728" calcext:value-type="float">
            <text:p>-0.285728</text:p>
          </table:table-cell>
        </table:table-row>
        <table:table-row table:style-name="ro1">
          <table:table-cell office:value-type="float" office:value="4.90339" calcext:value-type="float">
            <text:p>4.90339</text:p>
          </table:table-cell>
          <table:table-cell office:value-type="float" office:value="-0.629227" calcext:value-type="float">
            <text:p>-0.629227</text:p>
          </table:table-cell>
          <table:table-cell/>
          <table:table-cell office:value-type="float" office:value="4.6587" calcext:value-type="float">
            <text:p>4.6587</text:p>
          </table:table-cell>
          <table:table-cell office:value-type="float" office:value="-0.266134" calcext:value-type="float">
            <text:p>-0.266134</text:p>
          </table:table-cell>
        </table:table-row>
        <table:table-row table:style-name="ro1">
          <table:table-cell office:value-type="float" office:value="4.90544" calcext:value-type="float">
            <text:p>4.90544</text:p>
          </table:table-cell>
          <table:table-cell office:value-type="float" office:value="-0.620312" calcext:value-type="float">
            <text:p>-0.620312</text:p>
          </table:table-cell>
          <table:table-cell/>
          <table:table-cell office:value-type="float" office:value="4.53996" calcext:value-type="float">
            <text:p>4.53996</text:p>
          </table:table-cell>
          <table:table-cell office:value-type="float" office:value="-0.256555" calcext:value-type="float">
            <text:p>-0.256555</text:p>
          </table:table-cell>
        </table:table-row>
        <table:table-row table:style-name="ro1">
          <table:table-cell office:value-type="float" office:value="4.90746" calcext:value-type="float">
            <text:p>4.90746</text:p>
          </table:table-cell>
          <table:table-cell office:value-type="float" office:value="-0.611392" calcext:value-type="float">
            <text:p>-0.611392</text:p>
          </table:table-cell>
          <table:table-cell/>
          <table:table-cell office:value-type="float" office:value="4.30052" calcext:value-type="float">
            <text:p>4.30052</text:p>
          </table:table-cell>
          <table:table-cell office:value-type="float" office:value="-0.232437" calcext:value-type="float">
            <text:p>-0.232437</text:p>
          </table:table-cell>
        </table:table-row>
        <table:table-row table:style-name="ro1">
          <table:table-cell office:value-type="float" office:value="4.90954" calcext:value-type="float">
            <text:p>4.90954</text:p>
          </table:table-cell>
          <table:table-cell office:value-type="float" office:value="-0.599419" calcext:value-type="float">
            <text:p>-0.599419</text:p>
          </table:table-cell>
          <table:table-cell/>
          <table:table-cell office:value-type="float" office:value="4.29957" calcext:value-type="float">
            <text:p>4.29957</text:p>
          </table:table-cell>
          <table:table-cell office:value-type="float" office:value="-0.22974" calcext:value-type="float">
            <text:p>-0.22974</text:p>
          </table:table-cell>
        </table:table-row>
        <table:table-row table:style-name="ro1">
          <table:table-cell office:value-type="float" office:value="4.91172" calcext:value-type="float">
            <text:p>4.91172</text:p>
          </table:table-cell>
          <table:table-cell office:value-type="float" office:value="-0.58134" calcext:value-type="float">
            <text:p>-0.58134</text:p>
          </table:table-cell>
          <table:table-cell/>
          <table:table-cell office:value-type="float" office:value="4.29476" calcext:value-type="float">
            <text:p>4.29476</text:p>
          </table:table-cell>
          <table:table-cell office:value-type="float" office:value="-0.216271" calcext:value-type="float">
            <text:p>-0.216271</text:p>
          </table:table-cell>
        </table:table-row>
        <table:table-row table:style-name="ro1">
          <table:table-cell office:value-type="float" office:value="4.91551" calcext:value-type="float">
            <text:p>4.91551</text:p>
          </table:table-cell>
          <table:table-cell office:value-type="float" office:value="-0.569559" calcext:value-type="float">
            <text:p>-0.569559</text:p>
          </table:table-cell>
          <table:table-cell/>
          <table:table-cell office:value-type="float" office:value="4.29308" calcext:value-type="float">
            <text:p>4.29308</text:p>
          </table:table-cell>
          <table:table-cell office:value-type="float" office:value="-0.205624" calcext:value-type="float">
            <text:p>-0.205624</text:p>
          </table:table-cell>
        </table:table-row>
        <table:table-row table:style-name="ro1">
          <table:table-cell office:value-type="float" office:value="4.91705" calcext:value-type="float">
            <text:p>4.91705</text:p>
          </table:table-cell>
          <table:table-cell office:value-type="float" office:value="-0.566681" calcext:value-type="float">
            <text:p>-0.566681</text:p>
          </table:table-cell>
          <table:table-cell/>
          <table:table-cell office:value-type="float" office:value="4.29381" calcext:value-type="float">
            <text:p>4.29381</text:p>
          </table:table-cell>
          <table:table-cell office:value-type="float" office:value="-0.189818" calcext:value-type="float">
            <text:p>-0.189818</text:p>
          </table:table-cell>
        </table:table-row>
        <table:table-row table:style-name="ro1">
          <table:table-cell office:value-type="float" office:value="4.91859" calcext:value-type="float">
            <text:p>4.91859</text:p>
          </table:table-cell>
          <table:table-cell office:value-type="float" office:value="-0.5638" calcext:value-type="float">
            <text:p>-0.5638</text:p>
          </table:table-cell>
          <table:table-cell/>
          <table:table-cell office:value-type="float" office:value="4.29646" calcext:value-type="float">
            <text:p>4.29646</text:p>
          </table:table-cell>
          <table:table-cell office:value-type="float" office:value="-0.179371" calcext:value-type="float">
            <text:p>-0.179371</text:p>
          </table:table-cell>
        </table:table-row>
        <table:table-row table:style-name="ro1">
          <table:table-cell office:value-type="float" office:value="4.92013" calcext:value-type="float">
            <text:p>4.92013</text:p>
          </table:table-cell>
          <table:table-cell office:value-type="float" office:value="-0.560918" calcext:value-type="float">
            <text:p>-0.560918</text:p>
          </table:table-cell>
          <table:table-cell/>
          <table:table-cell office:value-type="float" office:value="4.30248" calcext:value-type="float">
            <text:p>4.30248</text:p>
          </table:table-cell>
          <table:table-cell office:value-type="float" office:value="-0.166401" calcext:value-type="float">
            <text:p>-0.166401</text:p>
          </table:table-cell>
        </table:table-row>
        <table:table-row table:style-name="ro1">
          <table:table-cell office:value-type="float" office:value="4.92167" calcext:value-type="float">
            <text:p>4.92167</text:p>
          </table:table-cell>
          <table:table-cell office:value-type="float" office:value="-0.558034" calcext:value-type="float">
            <text:p>-0.558034</text:p>
          </table:table-cell>
          <table:table-cell/>
          <table:table-cell office:value-type="float" office:value="4.30368" calcext:value-type="float">
            <text:p>4.30368</text:p>
          </table:table-cell>
          <table:table-cell office:value-type="float" office:value="-0.163803" calcext:value-type="float">
            <text:p>-0.163803</text:p>
          </table:table-cell>
        </table:table-row>
        <table:table-row table:style-name="ro1">
          <table:table-cell office:value-type="float" office:value="4.9232" calcext:value-type="float">
            <text:p>4.9232</text:p>
          </table:table-cell>
          <table:table-cell office:value-type="float" office:value="-0.555148" calcext:value-type="float">
            <text:p>-0.555148</text:p>
          </table:table-cell>
          <table:table-cell/>
          <table:table-cell office:value-type="float" office:value="4.30927" calcext:value-type="float">
            <text:p>4.30927</text:p>
          </table:table-cell>
          <table:table-cell office:value-type="float" office:value="-0.153425" calcext:value-type="float">
            <text:p>-0.153425</text:p>
          </table:table-cell>
        </table:table-row>
        <table:table-row table:style-name="ro1">
          <table:table-cell office:value-type="float" office:value="4.92473" calcext:value-type="float">
            <text:p>4.92473</text:p>
          </table:table-cell>
          <table:table-cell office:value-type="float" office:value="-0.552261" calcext:value-type="float">
            <text:p>-0.552261</text:p>
          </table:table-cell>
          <table:table-cell/>
          <table:table-cell office:value-type="float" office:value="4.31404" calcext:value-type="float">
            <text:p>4.31404</text:p>
          </table:table-cell>
          <table:table-cell office:value-type="float" office:value="-0.145644" calcext:value-type="float">
            <text:p>-0.145644</text:p>
          </table:table-cell>
        </table:table-row>
        <table:table-row table:style-name="ro1">
          <table:table-cell office:value-type="float" office:value="4.92866" calcext:value-type="float">
            <text:p>4.92866</text:p>
          </table:table-cell>
          <table:table-cell office:value-type="float" office:value="-0.540456" calcext:value-type="float">
            <text:p>-0.540456</text:p>
          </table:table-cell>
          <table:table-cell/>
          <table:table-cell office:value-type="float" office:value="4.3188" calcext:value-type="float">
            <text:p>4.3188</text:p>
          </table:table-cell>
          <table:table-cell office:value-type="float" office:value="-0.137846" calcext:value-type="float">
            <text:p>-0.137846</text:p>
          </table:table-cell>
        </table:table-row>
        <table:table-row table:style-name="ro1">
          <table:table-cell office:value-type="float" office:value="4.92909" calcext:value-type="float">
            <text:p>4.92909</text:p>
          </table:table-cell>
          <table:table-cell office:value-type="float" office:value="-0.537442" calcext:value-type="float">
            <text:p>-0.537442</text:p>
          </table:table-cell>
          <table:table-cell/>
          <table:table-cell office:value-type="float" office:value="4.3267" calcext:value-type="float">
            <text:p>4.3267</text:p>
          </table:table-cell>
          <table:table-cell office:value-type="float" office:value="-0.124812" calcext:value-type="float">
            <text:p>-0.124812</text:p>
          </table:table-cell>
        </table:table-row>
        <table:table-row table:style-name="ro1">
          <table:table-cell office:value-type="float" office:value="4.92994" calcext:value-type="float">
            <text:p>4.92994</text:p>
          </table:table-cell>
          <table:table-cell office:value-type="float" office:value="-0.531414" calcext:value-type="float">
            <text:p>-0.531414</text:p>
          </table:table-cell>
          <table:table-cell/>
          <table:table-cell office:value-type="float" office:value="4.32985" calcext:value-type="float">
            <text:p>4.32985</text:p>
          </table:table-cell>
          <table:table-cell office:value-type="float" office:value="-0.119585" calcext:value-type="float">
            <text:p>-0.119585</text:p>
          </table:table-cell>
        </table:table-row>
        <table:table-row table:style-name="ro1">
          <table:table-cell office:value-type="float" office:value="4.93121" calcext:value-type="float">
            <text:p>4.93121</text:p>
          </table:table-cell>
          <table:table-cell office:value-type="float" office:value="-0.52237" calcext:value-type="float">
            <text:p>-0.52237</text:p>
          </table:table-cell>
          <table:table-cell/>
          <table:table-cell office:value-type="float" office:value="4.33456" calcext:value-type="float">
            <text:p>4.33456</text:p>
          </table:table-cell>
          <table:table-cell office:value-type="float" office:value="-0.11173" calcext:value-type="float">
            <text:p>-0.11173</text:p>
          </table:table-cell>
        </table:table-row>
        <table:table-row table:style-name="ro1">
          <table:table-cell office:value-type="float" office:value="5.0403" calcext:value-type="float">
            <text:p>5.0403</text:p>
          </table:table-cell>
          <table:table-cell office:value-type="float" office:value="-0.52142" calcext:value-type="float">
            <text:p>-0.52142</text:p>
          </table:table-cell>
          <table:table-cell/>
          <table:table-cell office:value-type="float" office:value="4.34722" calcext:value-type="float">
            <text:p>4.34722</text:p>
          </table:table-cell>
          <table:table-cell office:value-type="float" office:value="-0.10138" calcext:value-type="float">
            <text:p>-0.10138</text:p>
          </table:table-cell>
        </table:table-row>
        <table:table-row table:style-name="ro1">
          <table:table-cell office:value-type="float" office:value="5.20272" calcext:value-type="float">
            <text:p>5.20272</text:p>
          </table:table-cell>
          <table:table-cell office:value-type="float" office:value="-0.528545" calcext:value-type="float">
            <text:p>-0.528545</text:p>
          </table:table-cell>
          <table:table-cell/>
          <table:table-cell office:value-type="float" office:value="4.35198" calcext:value-type="float">
            <text:p>4.35198</text:p>
          </table:table-cell>
          <table:table-cell office:value-type="float" office:value="-0.0988197" calcext:value-type="float">
            <text:p>-0.0988197</text:p>
          </table:table-cell>
        </table:table-row>
        <table:table-row table:style-name="ro1">
          <table:table-cell office:value-type="float" office:value="5.36518" calcext:value-type="float">
            <text:p>5.36518</text:p>
          </table:table-cell>
          <table:table-cell office:value-type="float" office:value="-0.535073" calcext:value-type="float">
            <text:p>-0.535073</text:p>
          </table:table-cell>
          <table:table-cell/>
          <table:table-cell office:value-type="float" office:value="4.37576" calcext:value-type="float">
            <text:p>4.37576</text:p>
          </table:table-cell>
          <table:table-cell office:value-type="float" office:value="-0.0859289" calcext:value-type="float">
            <text:p>-0.0859289</text:p>
          </table:table-cell>
        </table:table-row>
        <table:table-row table:style-name="ro1">
          <table:table-cell office:value-type="float" office:value="5.47417" calcext:value-type="float">
            <text:p>5.47417</text:p>
          </table:table-cell>
          <table:table-cell office:value-type="float" office:value="-0.532377" calcext:value-type="float">
            <text:p>-0.532377</text:p>
          </table:table-cell>
          <table:table-cell/>
          <table:table-cell office:value-type="float" office:value="4.48234" calcext:value-type="float">
            <text:p>4.48234</text:p>
          </table:table-cell>
          <table:table-cell office:value-type="float" office:value="-0.0770167" calcext:value-type="float">
            <text:p>-0.0770167</text:p>
          </table:table-cell>
        </table:table-row>
        <table:table-row table:style-name="ro1">
          <table:table-cell office:value-type="float" office:value="5.48923" calcext:value-type="float">
            <text:p>5.48923</text:p>
          </table:table-cell>
          <table:table-cell office:value-type="float" office:value="-0.344001" calcext:value-type="float">
            <text:p>-0.344001</text:p>
          </table:table-cell>
          <table:table-cell/>
          <table:table-cell office:value-type="float" office:value="4.53088" calcext:value-type="float">
            <text:p>4.53088</text:p>
          </table:table-cell>
          <table:table-cell office:value-type="float" office:value="-0.0750699" calcext:value-type="float">
            <text:p>-0.0750699</text:p>
          </table:table-cell>
        </table:table-row>
        <table:table-row table:style-name="ro1">
          <table:table-cell office:value-type="float" office:value="5.24989" calcext:value-type="float">
            <text:p>5.24989</text:p>
          </table:table-cell>
          <table:table-cell office:value-type="float" office:value="-0.316068" calcext:value-type="float">
            <text:p>-0.316068</text:p>
          </table:table-cell>
          <table:table-cell/>
          <table:table-cell office:value-type="float" office:value="4.62796" calcext:value-type="float">
            <text:p>4.62796</text:p>
          </table:table-cell>
          <table:table-cell office:value-type="float" office:value="-0.0709977" calcext:value-type="float">
            <text:p>-0.0709977</text:p>
          </table:table-cell>
        </table:table-row>
        <table:table-row table:style-name="ro1">
          <table:table-cell office:value-type="float" office:value="5.0101" calcext:value-type="float">
            <text:p>5.0101</text:p>
          </table:table-cell>
          <table:table-cell office:value-type="float" office:value="-0.295461" calcext:value-type="float">
            <text:p>-0.295461</text:p>
          </table:table-cell>
          <table:table-cell/>
          <table:table-cell office:value-type="float" office:value="4.72503" calcext:value-type="float">
            <text:p>4.72503</text:p>
          </table:table-cell>
          <table:table-cell office:value-type="float" office:value="-0.0666868" calcext:value-type="float">
            <text:p>-0.0666868</text:p>
          </table:table-cell>
        </table:table-row>
        <table:table-row table:style-name="ro1">
          <table:table-cell office:value-type="float" office:value="4.89018" calcext:value-type="float">
            <text:p>4.89018</text:p>
          </table:table-cell>
          <table:table-cell office:value-type="float" office:value="-0.285378" calcext:value-type="float">
            <text:p>-0.285378</text:p>
          </table:table-cell>
          <table:table-cell/>
          <table:table-cell office:value-type="float" office:value="4.77356" calcext:value-type="float">
            <text:p>4.77356</text:p>
          </table:table-cell>
          <table:table-cell office:value-type="float" office:value="-0.0644424" calcext:value-type="float">
            <text:p>-0.0644424</text:p>
          </table:table-cell>
        </table:table-row>
        <table:table-row table:style-name="ro1">
          <table:table-cell office:value-type="float" office:value="4.77025" calcext:value-type="float">
            <text:p>4.77025</text:p>
          </table:table-cell>
          <table:table-cell office:value-type="float" office:value="-0.275442" calcext:value-type="float">
            <text:p>-0.275442</text:p>
          </table:table-cell>
          <table:table-cell/>
          <table:table-cell office:value-type="float" office:value="4.8707" calcext:value-type="float">
            <text:p>4.8707</text:p>
          </table:table-cell>
          <table:table-cell office:value-type="float" office:value="-0.0537973" calcext:value-type="float">
            <text:p>-0.0537973</text:p>
          </table:table-cell>
        </table:table-row>
        <table:table-row table:style-name="ro1">
          <table:table-cell office:value-type="float" office:value="4.53037" calcext:value-type="float">
            <text:p>4.53037</text:p>
          </table:table-cell>
          <table:table-cell office:value-type="float" office:value="-0.256014" calcext:value-type="float">
            <text:p>-0.256014</text:p>
          </table:table-cell>
          <table:table-cell/>
          <table:table-cell office:value-type="float" office:value="4.87087" calcext:value-type="float">
            <text:p>4.87087</text:p>
          </table:table-cell>
          <table:table-cell office:value-type="float" office:value="-0.0358652" calcext:value-type="float">
            <text:p>-0.0358652</text:p>
          </table:table-cell>
        </table:table-row>
        <table:table-row table:style-name="ro1">
          <table:table-cell office:value-type="float" office:value="4.29074" calcext:value-type="float">
            <text:p>4.29074</text:p>
          </table:table-cell>
          <table:table-cell office:value-type="float" office:value="-0.231908" calcext:value-type="float">
            <text:p>-0.231908</text:p>
          </table:table-cell>
          <table:table-cell/>
          <table:table-cell office:value-type="float" office:value="4.87174" calcext:value-type="float">
            <text:p>4.87174</text:p>
          </table:table-cell>
          <table:table-cell office:value-type="float" office:value="-0.023914" calcext:value-type="float">
            <text:p>-0.023914</text:p>
          </table:table-cell>
        </table:table-row>
        <table:table-row table:style-name="ro1">
          <table:table-cell office:value-type="float" office:value="4.29281" calcext:value-type="float">
            <text:p>4.29281</text:p>
          </table:table-cell>
          <table:table-cell office:value-type="float" office:value="-0.189774" calcext:value-type="float">
            <text:p>-0.189774</text:p>
          </table:table-cell>
          <table:table-cell/>
          <table:table-cell office:value-type="float" office:value="4.8742" calcext:value-type="float">
            <text:p>4.8742</text:p>
          </table:table-cell>
          <table:table-cell office:value-type="float" office:value="-0.00598133" calcext:value-type="float">
            <text:p>-0.00598133</text:p>
          </table:table-cell>
        </table:table-row>
        <table:table-row table:style-name="ro1">
          <table:table-cell office:value-type="float" office:value="4.29386" calcext:value-type="float">
            <text:p>4.29386</text:p>
          </table:table-cell>
          <table:table-cell office:value-type="float" office:value="-0.179262" calcext:value-type="float">
            <text:p>-0.179262</text:p>
          </table:table-cell>
          <table:table-cell/>
          <table:table-cell office:value-type="float" office:value="4.875" calcext:value-type="float">
            <text:p>4.875</text:p>
          </table:table-cell>
          <table:table-cell office:value-type="float" office:value="0.00598231" calcext:value-type="float">
            <text:p>0.00598231</text:p>
          </table:table-cell>
        </table:table-row>
        <table:table-row table:style-name="ro1">
          <table:table-cell office:value-type="float" office:value="4.29508" calcext:value-type="float">
            <text:p>4.29508</text:p>
          </table:table-cell>
          <table:table-cell office:value-type="float" office:value="-0.171394" calcext:value-type="float">
            <text:p>-0.171394</text:p>
          </table:table-cell>
          <table:table-cell/>
          <table:table-cell office:value-type="float" office:value="4.87428" calcext:value-type="float">
            <text:p>4.87428</text:p>
          </table:table-cell>
          <table:table-cell office:value-type="float" office:value="0.0837511" calcext:value-type="float">
            <text:p>0.0837511</text:p>
          </table:table-cell>
        </table:table-row>
        <table:table-row table:style-name="ro1">
          <table:table-cell office:value-type="float" office:value="4.29589" calcext:value-type="float">
            <text:p>4.29589</text:p>
          </table:table-cell>
          <table:table-cell office:value-type="float" office:value="-0.166146" calcext:value-type="float">
            <text:p>-0.166146</text:p>
          </table:table-cell>
          <table:table-cell/>
          <table:table-cell office:value-type="float" office:value="4.87446" calcext:value-type="float">
            <text:p>4.87446</text:p>
          </table:table-cell>
          <table:table-cell office:value-type="float" office:value="0.0957221" calcext:value-type="float">
            <text:p>0.0957221</text:p>
          </table:table-cell>
        </table:table-row>
        <table:table-row table:style-name="ro1">
          <table:table-cell office:value-type="float" office:value="4.29629" calcext:value-type="float">
            <text:p>4.29629</text:p>
          </table:table-cell>
          <table:table-cell office:value-type="float" office:value="-0.163522" calcext:value-type="float">
            <text:p>-0.163522</text:p>
          </table:table-cell>
          <table:table-cell/>
          <table:table-cell office:value-type="float" office:value="4.87474" calcext:value-type="float">
            <text:p>4.87474</text:p>
          </table:table-cell>
          <table:table-cell office:value-type="float" office:value="0.101712" calcext:value-type="float">
            <text:p>0.101712</text:p>
          </table:table-cell>
        </table:table-row>
        <table:table-row table:style-name="ro1">
          <table:table-cell office:value-type="float" office:value="4.30347" calcext:value-type="float">
            <text:p>4.30347</text:p>
          </table:table-cell>
          <table:table-cell office:value-type="float" office:value="-0.153218" calcext:value-type="float">
            <text:p>-0.153218</text:p>
          </table:table-cell>
          <table:table-cell/>
          <table:table-cell office:value-type="float" office:value="4.87488" calcext:value-type="float">
            <text:p>4.87488</text:p>
          </table:table-cell>
          <table:table-cell office:value-type="float" office:value="0.104707" calcext:value-type="float">
            <text:p>0.104707</text:p>
          </table:table-cell>
        </table:table-row>
        <table:table-row table:style-name="ro1">
          <table:table-cell office:value-type="float" office:value="4.30666" calcext:value-type="float">
            <text:p>4.30666</text:p>
          </table:table-cell>
          <table:table-cell office:value-type="float" office:value="-0.150686" calcext:value-type="float">
            <text:p>-0.150686</text:p>
          </table:table-cell>
          <table:table-cell/>
          <table:table-cell office:value-type="float" office:value="4.87501" calcext:value-type="float">
            <text:p>4.87501</text:p>
          </table:table-cell>
          <table:table-cell office:value-type="float" office:value="0.107703" calcext:value-type="float">
            <text:p>0.107703</text:p>
          </table:table-cell>
        </table:table-row>
        <table:table-row table:style-name="ro1">
          <table:table-cell office:value-type="float" office:value="4.31942" calcext:value-type="float">
            <text:p>4.31942</text:p>
          </table:table-cell>
          <table:table-cell office:value-type="float" office:value="-0.140519" calcext:value-type="float">
            <text:p>-0.140519</text:p>
          </table:table-cell>
          <table:table-cell/>
          <table:table-cell office:value-type="float" office:value="4.87566" calcext:value-type="float">
            <text:p>4.87566</text:p>
          </table:table-cell>
          <table:table-cell office:value-type="float" office:value="0.122684" calcext:value-type="float">
            <text:p>0.122684</text:p>
          </table:table-cell>
        </table:table-row>
        <table:table-row table:style-name="ro1">
          <table:table-cell office:value-type="float" office:value="4.3226" calcext:value-type="float">
            <text:p>4.3226</text:p>
          </table:table-cell>
          <table:table-cell office:value-type="float" office:value="-0.137967" calcext:value-type="float">
            <text:p>-0.137967</text:p>
          </table:table-cell>
          <table:table-cell/>
          <table:table-cell office:value-type="float" office:value="4.87602" calcext:value-type="float">
            <text:p>4.87602</text:p>
          </table:table-cell>
          <table:table-cell office:value-type="float" office:value="0.131675" calcext:value-type="float">
            <text:p>0.131675</text:p>
          </table:table-cell>
        </table:table-row>
        <table:table-row table:style-name="ro1">
          <table:table-cell office:value-type="float" office:value="4.33292" calcext:value-type="float">
            <text:p>4.33292</text:p>
          </table:table-cell>
          <table:table-cell office:value-type="float" office:value="-0.127652" calcext:value-type="float">
            <text:p>-0.127652</text:p>
          </table:table-cell>
          <table:table-cell/>
          <table:table-cell office:value-type="float" office:value="4.87626" calcext:value-type="float">
            <text:p>4.87626</text:p>
          </table:table-cell>
          <table:table-cell office:value-type="float" office:value="0.13767" calcext:value-type="float">
            <text:p>0.13767</text:p>
          </table:table-cell>
        </table:table-row>
        <table:table-row table:style-name="ro1">
          <table:table-cell office:value-type="float" office:value="4.34476" calcext:value-type="float">
            <text:p>4.34476</text:p>
          </table:table-cell>
          <table:table-cell office:value-type="float" office:value="-0.111993" calcext:value-type="float">
            <text:p>-0.111993</text:p>
          </table:table-cell>
          <table:table-cell/>
          <table:table-cell office:value-type="float" office:value="4.87637" calcext:value-type="float">
            <text:p>4.87637</text:p>
          </table:table-cell>
          <table:table-cell office:value-type="float" office:value="0.140668" calcext:value-type="float">
            <text:p>0.140668</text:p>
          </table:table-cell>
        </table:table-row>
        <table:table-row table:style-name="ro1">
          <table:table-cell office:value-type="float" office:value="4.35702" calcext:value-type="float">
            <text:p>4.35702</text:p>
          </table:table-cell>
          <table:table-cell office:value-type="float" office:value="-0.101609" calcext:value-type="float">
            <text:p>-0.101609</text:p>
          </table:table-cell>
          <table:table-cell/>
          <table:table-cell office:value-type="float" office:value="4.87648" calcext:value-type="float">
            <text:p>4.87648</text:p>
          </table:table-cell>
          <table:table-cell office:value-type="float" office:value="0.143666" calcext:value-type="float">
            <text:p>0.143666</text:p>
          </table:table-cell>
        </table:table-row>
        <table:table-row table:style-name="ro1">
          <table:table-cell office:value-type="float" office:value="4.36949" calcext:value-type="float">
            <text:p>4.36949</text:p>
          </table:table-cell>
          <table:table-cell office:value-type="float" office:value="-0.0938522" calcext:value-type="float">
            <text:p>-0.0938522</text:p>
          </table:table-cell>
          <table:table-cell/>
          <table:table-cell office:value-type="float" office:value="4.87872" calcext:value-type="float">
            <text:p>4.87872</text:p>
          </table:table-cell>
          <table:table-cell office:value-type="float" office:value="0.155717" calcext:value-type="float">
            <text:p>0.155717</text:p>
          </table:table-cell>
        </table:table-row>
        <table:table-row table:style-name="ro1">
          <table:table-cell office:value-type="float" office:value="4.38195" calcext:value-type="float">
            <text:p>4.38195</text:p>
          </table:table-cell>
          <table:table-cell office:value-type="float" office:value="-0.0860506" calcext:value-type="float">
            <text:p>-0.0860506</text:p>
          </table:table-cell>
          <table:table-cell/>
          <table:table-cell office:value-type="float" office:value="4.87972" calcext:value-type="float">
            <text:p>4.87972</text:p>
          </table:table-cell>
          <table:table-cell office:value-type="float" office:value="0.158746" calcext:value-type="float">
            <text:p>0.158746</text:p>
          </table:table-cell>
        </table:table-row>
        <table:table-row table:style-name="ro1">
          <table:table-cell office:value-type="float" office:value="4.61212" calcext:value-type="float">
            <text:p>4.61212</text:p>
          </table:table-cell>
          <table:table-cell office:value-type="float" office:value="-0.0792466" calcext:value-type="float">
            <text:p>-0.0792466</text:p>
          </table:table-cell>
          <table:table-cell/>
          <table:table-cell office:value-type="float" office:value="4.88172" calcext:value-type="float">
            <text:p>4.88172</text:p>
          </table:table-cell>
          <table:table-cell office:value-type="float" office:value="0.164809" calcext:value-type="float">
            <text:p>0.164809</text:p>
          </table:table-cell>
        </table:table-row>
        <table:table-row table:style-name="ro1">
          <table:table-cell office:value-type="float" office:value="4.94492" calcext:value-type="float">
            <text:p>4.94492</text:p>
          </table:table-cell>
          <table:table-cell office:value-type="float" office:value="-0.0758603" calcext:value-type="float">
            <text:p>-0.0758603</text:p>
          </table:table-cell>
          <table:table-cell/>
          <table:table-cell office:value-type="float" office:value="4.88371" calcext:value-type="float">
            <text:p>4.88371</text:p>
          </table:table-cell>
          <table:table-cell office:value-type="float" office:value="0.170877" calcext:value-type="float">
            <text:p>0.170877</text:p>
          </table:table-cell>
        </table:table-row>
        <table:table-row table:style-name="ro1">
          <table:table-cell office:value-type="float" office:value="5.27772" calcext:value-type="float">
            <text:p>5.27772</text:p>
          </table:table-cell>
          <table:table-cell office:value-type="float" office:value="-0.0712484" calcext:value-type="float">
            <text:p>-0.0712484</text:p>
          </table:table-cell>
          <table:table-cell/>
          <table:table-cell office:value-type="float" office:value="4.88471" calcext:value-type="float">
            <text:p>4.88471</text:p>
          </table:table-cell>
          <table:table-cell office:value-type="float" office:value="0.173912" calcext:value-type="float">
            <text:p>0.173912</text:p>
          </table:table-cell>
        </table:table-row>
        <table:table-row table:style-name="ro1">
          <table:table-cell office:value-type="float" office:value="5.49966" calcext:value-type="float">
            <text:p>5.49966</text:p>
          </table:table-cell>
          <table:table-cell office:value-type="float" office:value="-0.0607442" calcext:value-type="float">
            <text:p>-0.0607442</text:p>
          </table:table-cell>
          <table:table-cell/>
          <table:table-cell office:value-type="float" office:value="4.88646" calcext:value-type="float">
            <text:p>4.88646</text:p>
          </table:table-cell>
          <table:table-cell office:value-type="float" office:value="0.185984" calcext:value-type="float">
            <text:p>0.18598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0.00674927" calcext:value-type="float">
            <text:p>-0.00674927</text:p>
          </table:table-cell>
          <table:table-cell/>
          <table:table-cell office:value-type="float" office:value="4.88116" calcext:value-type="float">
            <text:p>4.88116</text:p>
          </table:table-cell>
          <table:table-cell office:value-type="float" office:value="0.293868" calcext:value-type="float">
            <text:p>0.293868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0.0065971" calcext:value-type="float">
            <text:p>0.0065971</text:p>
          </table:table-cell>
          <table:table-cell/>
          <table:table-cell office:value-type="float" office:value="4.88102" calcext:value-type="float">
            <text:p>4.88102</text:p>
          </table:table-cell>
          <table:table-cell office:value-type="float" office:value="0.305885" calcext:value-type="float">
            <text:p>0.305885</text:p>
          </table:table-cell>
        </table:table-row>
        <table:table-row table:style-name="ro1">
          <table:table-cell office:value-type="float" office:value="5.25198" calcext:value-type="float">
            <text:p>5.25198</text:p>
          </table:table-cell>
          <table:table-cell office:value-type="float" office:value="0.0128905" calcext:value-type="float">
            <text:p>0.0128905</text:p>
          </table:table-cell>
          <table:table-cell/>
          <table:table-cell office:value-type="float" office:value="4.88135" calcext:value-type="float">
            <text:p>4.88135</text:p>
          </table:table-cell>
          <table:table-cell office:value-type="float" office:value="0.314927" calcext:value-type="float">
            <text:p>0.314927</text:p>
          </table:table-cell>
        </table:table-row>
        <table:table-row table:style-name="ro1">
          <table:table-cell office:value-type="float" office:value="5.18998" calcext:value-type="float">
            <text:p>5.18998</text:p>
          </table:table-cell>
          <table:table-cell office:value-type="float" office:value="0.0159227" calcext:value-type="float">
            <text:p>0.0159227</text:p>
          </table:table-cell>
          <table:table-cell/>
          <table:table-cell office:value-type="float" office:value="4.88156" calcext:value-type="float">
            <text:p>4.88156</text:p>
          </table:table-cell>
          <table:table-cell office:value-type="float" office:value="0.320957" calcext:value-type="float">
            <text:p>0.320957</text:p>
          </table:table-cell>
        </table:table-row>
        <table:table-row table:style-name="ro1">
          <table:table-cell office:value-type="float" office:value="5.12797" calcext:value-type="float">
            <text:p>5.12797</text:p>
          </table:table-cell>
          <table:table-cell office:value-type="float" office:value="0.0188789" calcext:value-type="float">
            <text:p>0.0188789</text:p>
          </table:table-cell>
          <table:table-cell/>
          <table:table-cell office:value-type="float" office:value="4.88166" calcext:value-type="float">
            <text:p>4.88166</text:p>
          </table:table-cell>
          <table:table-cell office:value-type="float" office:value="0.323972" calcext:value-type="float">
            <text:p>0.323972</text:p>
          </table:table-cell>
        </table:table-row>
        <table:table-row table:style-name="ro1">
          <table:table-cell office:value-type="float" office:value="5.00394" calcext:value-type="float">
            <text:p>5.00394</text:p>
          </table:table-cell>
          <table:table-cell office:value-type="float" office:value="0.0245629" calcext:value-type="float">
            <text:p>0.0245629</text:p>
          </table:table-cell>
          <table:table-cell/>
          <table:table-cell office:value-type="float" office:value="5.00256" calcext:value-type="float">
            <text:p>5.00256</text:p>
          </table:table-cell>
          <table:table-cell office:value-type="float" office:value="0.34433" calcext:value-type="float">
            <text:p>0.34433</text:p>
          </table:table-cell>
        </table:table-row>
        <table:table-row table:style-name="ro1">
          <table:table-cell office:value-type="float" office:value="4.87827" calcext:value-type="float">
            <text:p>4.87827</text:p>
          </table:table-cell>
          <table:table-cell office:value-type="float" office:value="0.0359197" calcext:value-type="float">
            <text:p>0.0359197</text:p>
          </table:table-cell>
          <table:table-cell/>
          <table:table-cell office:value-type="float" office:value="5.06291" calcext:value-type="float">
            <text:p>5.06291</text:p>
          </table:table-cell>
          <table:table-cell office:value-type="float" office:value="0.351605" calcext:value-type="float">
            <text:p>0.351605</text:p>
          </table:table-cell>
        </table:table-row>
        <table:table-row table:style-name="ro1">
          <table:table-cell office:value-type="float" office:value="4.87744" calcext:value-type="float">
            <text:p>4.87744</text:p>
          </table:table-cell>
          <table:table-cell office:value-type="float" office:value="0.0389065" calcext:value-type="float">
            <text:p>0.0389065</text:p>
          </table:table-cell>
          <table:table-cell/>
          <table:table-cell office:value-type="float" office:value="5.3042" calcext:value-type="float">
            <text:p>5.3042</text:p>
          </table:table-cell>
          <table:table-cell office:value-type="float" office:value="0.381446" calcext:value-type="float">
            <text:p>0.381446</text:p>
          </table:table-cell>
        </table:table-row>
        <table:table-row table:style-name="ro1">
          <table:table-cell office:value-type="float" office:value="4.87579" calcext:value-type="float">
            <text:p>4.87579</text:p>
          </table:table-cell>
          <table:table-cell office:value-type="float" office:value="0.0448776" calcext:value-type="float">
            <text:p>0.0448776</text:p>
          </table:table-cell>
          <table:table-cell/>
          <table:table-cell office:value-type="float" office:value="5.36451" calcext:value-type="float">
            <text:p>5.36451</text:p>
          </table:table-cell>
          <table:table-cell office:value-type="float" office:value="0.389092" calcext:value-type="float">
            <text:p>0.389092</text:p>
          </table:table-cell>
        </table:table-row>
        <table:table-row table:style-name="ro1">
          <table:table-cell office:value-type="float" office:value="4.8733" calcext:value-type="float">
            <text:p>4.8733</text:p>
          </table:table-cell>
          <table:table-cell office:value-type="float" office:value="0.053826" calcext:value-type="float">
            <text:p>0.053826</text:p>
          </table:table-cell>
          <table:table-cell/>
          <table:table-cell office:value-type="float" office:value="5.4846" calcext:value-type="float">
            <text:p>5.4846</text:p>
          </table:table-cell>
          <table:table-cell office:value-type="float" office:value="0.411336" calcext:value-type="float">
            <text:p>0.411336</text:p>
          </table:table-cell>
        </table:table-row>
        <table:table-row table:style-name="ro1">
          <table:table-cell office:value-type="float" office:value="4.87116" calcext:value-type="float">
            <text:p>4.87116</text:p>
          </table:table-cell>
          <table:table-cell office:value-type="float" office:value="0.0657598" calcext:value-type="float">
            <text:p>0.0657598</text:p>
          </table:table-cell>
          <table:table-cell/>
          <table:table-cell office:value-type="float" office:value="5.41435" calcext:value-type="float">
            <text:p>5.41435</text:p>
          </table:table-cell>
          <table:table-cell office:value-type="float" office:value="0.966879" calcext:value-type="float">
            <text:p>0.966879</text:p>
          </table:table-cell>
        </table:table-row>
        <table:table-row table:style-name="ro1">
          <table:table-cell office:value-type="float" office:value="4.87091" calcext:value-type="float">
            <text:p>4.87091</text:p>
          </table:table-cell>
          <table:table-cell office:value-type="float" office:value="0.0687458" calcext:value-type="float">
            <text:p>0.0687458</text:p>
          </table:table-cell>
          <table:table-cell/>
          <table:table-cell office:value-type="float" office:value="5.22933" calcext:value-type="float">
            <text:p>5.22933</text:p>
          </table:table-cell>
          <table:table-cell office:value-type="float" office:value="0.947089" calcext:value-type="float">
            <text:p>0.947089</text:p>
          </table:table-cell>
        </table:table-row>
        <table:table-row table:style-name="ro1">
          <table:table-cell office:value-type="float" office:value="4.87067" calcext:value-type="float">
            <text:p>4.87067</text:p>
          </table:table-cell>
          <table:table-cell office:value-type="float" office:value="0.0717315" calcext:value-type="float">
            <text:p>0.0717315</text:p>
          </table:table-cell>
          <table:table-cell/>
          <table:table-cell office:value-type="float" office:value="4.95372" calcext:value-type="float">
            <text:p>4.95372</text:p>
          </table:table-cell>
          <table:table-cell office:value-type="float" office:value="0.906596" calcext:value-type="float">
            <text:p>0.906596</text:p>
          </table:table-cell>
        </table:table-row>
        <table:table-row table:style-name="ro1">
          <table:table-cell office:value-type="float" office:value="4.87018" calcext:value-type="float">
            <text:p>4.87018</text:p>
          </table:table-cell>
          <table:table-cell office:value-type="float" office:value="0.0777026" calcext:value-type="float">
            <text:p>0.0777026</text:p>
          </table:table-cell>
          <table:table-cell/>
          <table:table-cell office:value-type="float" office:value="4.67829" calcext:value-type="float">
            <text:p>4.67829</text:p>
          </table:table-cell>
          <table:table-cell office:value-type="float" office:value="0.86509" calcext:value-type="float">
            <text:p>0.86509</text:p>
          </table:table-cell>
        </table:table-row>
        <table:table-row table:style-name="ro1">
          <table:table-cell office:value-type="float" office:value="4.86993" calcext:value-type="float">
            <text:p>4.86993</text:p>
          </table:table-cell>
          <table:table-cell office:value-type="float" office:value="0.0806875" calcext:value-type="float">
            <text:p>0.0806875</text:p>
          </table:table-cell>
          <table:table-cell/>
          <table:table-cell office:value-type="float" office:value="4.47957" calcext:value-type="float">
            <text:p>4.47957</text:p>
          </table:table-cell>
          <table:table-cell office:value-type="float" office:value="0.83972" calcext:value-type="float">
            <text:p>0.83972</text:p>
          </table:table-cell>
        </table:table-row>
        <table:table-row table:style-name="ro1">
          <table:table-cell office:value-type="float" office:value="4.86968" calcext:value-type="float">
            <text:p>4.86968</text:p>
          </table:table-cell>
          <table:table-cell office:value-type="float" office:value="0.0836721" calcext:value-type="float">
            <text:p>0.0836721</text:p>
          </table:table-cell>
          <table:table-cell/>
          <table:table-cell office:value-type="float" office:value="4.47198" calcext:value-type="float">
            <text:p>4.47198</text:p>
          </table:table-cell>
          <table:table-cell office:value-type="float" office:value="0.841138" calcext:value-type="float">
            <text:p>0.841138</text:p>
          </table:table-cell>
        </table:table-row>
        <table:table-row table:style-name="ro1">
          <table:table-cell office:value-type="float" office:value="4.86906" calcext:value-type="float">
            <text:p>4.86906</text:p>
          </table:table-cell>
          <table:table-cell office:value-type="float" office:value="0.0956161" calcext:value-type="float">
            <text:p>0.0956161</text:p>
          </table:table-cell>
          <table:table-cell/>
          <table:table-cell office:value-type="float" office:value="4.46439" calcext:value-type="float">
            <text:p>4.46439</text:p>
          </table:table-cell>
          <table:table-cell office:value-type="float" office:value="0.842546" calcext:value-type="float">
            <text:p>0.842546</text:p>
          </table:table-cell>
        </table:table-row>
        <table:table-row table:style-name="ro1">
          <table:table-cell office:value-type="float" office:value="4.86692" calcext:value-type="float">
            <text:p>4.86692</text:p>
          </table:table-cell>
          <table:table-cell office:value-type="float" office:value="0.173279" calcext:value-type="float">
            <text:p>0.173279</text:p>
          </table:table-cell>
          <table:table-cell/>
          <table:table-cell office:value-type="float" office:value="4.44921" calcext:value-type="float">
            <text:p>4.44921</text:p>
          </table:table-cell>
          <table:table-cell office:value-type="float" office:value="0.845337" calcext:value-type="float">
            <text:p>0.845337</text:p>
          </table:table-cell>
        </table:table-row>
        <table:table-row table:style-name="ro1">
          <table:table-cell office:value-type="float" office:value="4.86728" calcext:value-type="float">
            <text:p>4.86728</text:p>
          </table:table-cell>
          <table:table-cell office:value-type="float" office:value="0.185254" calcext:value-type="float">
            <text:p>0.185254</text:p>
          </table:table-cell>
          <table:table-cell/>
          <table:table-cell office:value-type="float" office:value="4.43402" calcext:value-type="float">
            <text:p>4.43402</text:p>
          </table:table-cell>
          <table:table-cell office:value-type="float" office:value="0.848091" calcext:value-type="float">
            <text:p>0.848091</text:p>
          </table:table-cell>
        </table:table-row>
        <table:table-row table:style-name="ro1">
          <table:table-cell office:value-type="float" office:value="4.86896" calcext:value-type="float">
            <text:p>4.86896</text:p>
          </table:table-cell>
          <table:table-cell office:value-type="float" office:value="0.203272" calcext:value-type="float">
            <text:p>0.203272</text:p>
          </table:table-cell>
          <table:table-cell/>
          <table:table-cell office:value-type="float" office:value="4.39835" calcext:value-type="float">
            <text:p>4.39835</text:p>
          </table:table-cell>
          <table:table-cell office:value-type="float" office:value="0.852464" calcext:value-type="float">
            <text:p>0.852464</text:p>
          </table:table-cell>
        </table:table-row>
        <table:table-row table:style-name="ro1">
          <table:table-cell office:value-type="float" office:value="4.86984" calcext:value-type="float">
            <text:p>4.86984</text:p>
          </table:table-cell>
          <table:table-cell office:value-type="float" office:value="0.215283" calcext:value-type="float">
            <text:p>0.215283</text:p>
          </table:table-cell>
          <table:table-cell/>
          <table:table-cell office:value-type="float" office:value="4.38811" calcext:value-type="float">
            <text:p>4.38811</text:p>
          </table:table-cell>
          <table:table-cell office:value-type="float" office:value="0.853273" calcext:value-type="float">
            <text:p>0.853273</text:p>
          </table:table-cell>
        </table:table-row>
        <table:table-row table:style-name="ro1">
          <table:table-cell office:value-type="float" office:value="4.87082" calcext:value-type="float">
            <text:p>4.87082</text:p>
          </table:table-cell>
          <table:table-cell office:value-type="float" office:value="0.233296" calcext:value-type="float">
            <text:p>0.233296</text:p>
          </table:table-cell>
          <table:table-cell/>
          <table:table-cell office:value-type="float" office:value="4.36763" calcext:value-type="float">
            <text:p>4.36763</text:p>
          </table:table-cell>
          <table:table-cell office:value-type="float" office:value="0.854854" calcext:value-type="float">
            <text:p>0.854854</text:p>
          </table:table-cell>
        </table:table-row>
        <table:table-row table:style-name="ro1">
          <table:table-cell office:value-type="float" office:value="4.87223" calcext:value-type="float">
            <text:p>4.87223</text:p>
          </table:table-cell>
          <table:table-cell office:value-type="float" office:value="0.245351" calcext:value-type="float">
            <text:p>0.245351</text:p>
          </table:table-cell>
          <table:table-cell/>
          <table:table-cell office:value-type="float" office:value="4.34715" calcext:value-type="float">
            <text:p>4.34715</text:p>
          </table:table-cell>
          <table:table-cell office:value-type="float" office:value="0.856386" calcext:value-type="float">
            <text:p>0.856386</text:p>
          </table:table-cell>
        </table:table-row>
        <table:table-row table:style-name="ro1">
          <table:table-cell office:value-type="float" office:value="4.87548" calcext:value-type="float">
            <text:p>4.87548</text:p>
          </table:table-cell>
          <table:table-cell office:value-type="float" office:value="0.263513" calcext:value-type="float">
            <text:p>0.263513</text:p>
          </table:table-cell>
          <table:table-cell/>
          <table:table-cell office:value-type="float" office:value="4.33691" calcext:value-type="float">
            <text:p>4.33691</text:p>
          </table:table-cell>
          <table:table-cell office:value-type="float" office:value="0.857134" calcext:value-type="float">
            <text:p>0.857134</text:p>
          </table:table-cell>
        </table:table-row>
        <table:table-row table:style-name="ro1">
          <table:table-cell office:value-type="float" office:value="4.87622" calcext:value-type="float">
            <text:p>4.87622</text:p>
          </table:table-cell>
          <table:table-cell office:value-type="float" office:value="0.275558" calcext:value-type="float">
            <text:p>0.275558</text:p>
          </table:table-cell>
          <table:table-cell/>
          <table:table-cell office:value-type="float" office:value="4.31322" calcext:value-type="float">
            <text:p>4.31322</text:p>
          </table:table-cell>
          <table:table-cell office:value-type="float" office:value="0.863457" calcext:value-type="float">
            <text:p>0.863457</text:p>
          </table:table-cell>
        </table:table-row>
        <table:table-row table:style-name="ro1">
          <table:table-cell office:value-type="float" office:value="4.87328" calcext:value-type="float">
            <text:p>4.87328</text:p>
          </table:table-cell>
          <table:table-cell office:value-type="float" office:value="0.323416" calcext:value-type="float">
            <text:p>0.323416</text:p>
          </table:table-cell>
          <table:table-cell/>
          <table:table-cell office:value-type="float" office:value="4.31161" calcext:value-type="float">
            <text:p>4.31161</text:p>
          </table:table-cell>
          <table:table-cell office:value-type="float" office:value="0.865887" calcext:value-type="float">
            <text:p>0.865887</text:p>
          </table:table-cell>
        </table:table-row>
        <table:table-row table:style-name="ro1">
          <table:table-cell office:value-type="float" office:value="4.87447" calcext:value-type="float">
            <text:p>4.87447</text:p>
          </table:table-cell>
          <table:table-cell office:value-type="float" office:value="0.335513" calcext:value-type="float">
            <text:p>0.335513</text:p>
          </table:table-cell>
          <table:table-cell/>
          <table:table-cell office:value-type="float" office:value="4.30355" calcext:value-type="float">
            <text:p>4.30355</text:p>
          </table:table-cell>
          <table:table-cell office:value-type="float" office:value="0.878011" calcext:value-type="float">
            <text:p>0.878011</text:p>
          </table:table-cell>
        </table:table-row>
        <table:table-row table:style-name="ro1">
          <table:table-cell office:value-type="float" office:value="4.87683" calcext:value-type="float">
            <text:p>4.87683</text:p>
          </table:table-cell>
          <table:table-cell office:value-type="float" office:value="0.344697" calcext:value-type="float">
            <text:p>0.344697</text:p>
          </table:table-cell>
          <table:table-cell/>
          <table:table-cell office:value-type="float" office:value="4.29922" calcext:value-type="float">
            <text:p>4.29922</text:p>
          </table:table-cell>
          <table:table-cell office:value-type="float" office:value="0.888126" calcext:value-type="float">
            <text:p>0.888126</text:p>
          </table:table-cell>
        </table:table-row>
        <table:table-row table:style-name="ro1">
          <table:table-cell office:value-type="float" office:value="4.87918" calcext:value-type="float">
            <text:p>4.87918</text:p>
          </table:table-cell>
          <table:table-cell office:value-type="float" office:value="0.353891" calcext:value-type="float">
            <text:p>0.353891</text:p>
          </table:table-cell>
          <table:table-cell/>
          <table:table-cell office:value-type="float" office:value="4.29593" calcext:value-type="float">
            <text:p>4.29593</text:p>
          </table:table-cell>
          <table:table-cell office:value-type="float" office:value="0.903948" calcext:value-type="float">
            <text:p>0.903948</text:p>
          </table:table-cell>
        </table:table-row>
        <table:table-row table:style-name="ro1">
          <table:table-cell office:value-type="float" office:value="4.88129" calcext:value-type="float">
            <text:p>4.88129</text:p>
          </table:table-cell>
          <table:table-cell office:value-type="float" office:value="0.366089" calcext:value-type="float">
            <text:p>0.366089</text:p>
          </table:table-cell>
          <table:table-cell/>
          <table:table-cell office:value-type="float" office:value="4.29585" calcext:value-type="float">
            <text:p>4.29585</text:p>
          </table:table-cell>
          <table:table-cell office:value-type="float" office:value="0.914947" calcext:value-type="float">
            <text:p>0.914947</text:p>
          </table:table-cell>
        </table:table-row>
        <table:table-row table:style-name="ro1">
          <table:table-cell office:value-type="float" office:value="4.88184" calcext:value-type="float">
            <text:p>4.88184</text:p>
          </table:table-cell>
          <table:table-cell office:value-type="float" office:value="0.372155" calcext:value-type="float">
            <text:p>0.372155</text:p>
          </table:table-cell>
          <table:table-cell/>
          <table:table-cell office:value-type="float" office:value="4.29839" calcext:value-type="float">
            <text:p>4.29839</text:p>
          </table:table-cell>
          <table:table-cell office:value-type="float" office:value="0.929284" calcext:value-type="float">
            <text:p>0.929284</text:p>
          </table:table-cell>
        </table:table-row>
        <table:table-row table:style-name="ro1">
          <table:table-cell office:value-type="float" office:value="4.8821" calcext:value-type="float">
            <text:p>4.8821</text:p>
          </table:table-cell>
          <table:table-cell office:value-type="float" office:value="0.375189" calcext:value-type="float">
            <text:p>0.375189</text:p>
          </table:table-cell>
          <table:table-cell/>
          <table:table-cell office:value-type="float" office:value="4.2989" calcext:value-type="float">
            <text:p>4.2989</text:p>
          </table:table-cell>
          <table:table-cell office:value-type="float" office:value="0.932155" calcext:value-type="float">
            <text:p>0.932155</text:p>
          </table:table-cell>
        </table:table-row>
        <table:table-row table:style-name="ro1">
          <table:table-cell office:value-type="float" office:value="4.88237" calcext:value-type="float">
            <text:p>4.88237</text:p>
          </table:table-cell>
          <table:table-cell office:value-type="float" office:value="0.378223" calcext:value-type="float">
            <text:p>0.378223</text:p>
          </table:table-cell>
          <table:table-cell/>
          <table:table-cell office:value-type="float" office:value="4.30304" calcext:value-type="float">
            <text:p>4.30304</text:p>
          </table:table-cell>
          <table:table-cell office:value-type="float" office:value="0.944117" calcext:value-type="float">
            <text:p>0.944117</text:p>
          </table:table-cell>
        </table:table-row>
        <table:table-row table:style-name="ro1">
          <table:table-cell office:value-type="float" office:value="4.8829" calcext:value-type="float">
            <text:p>4.8829</text:p>
          </table:table-cell>
          <table:table-cell office:value-type="float" office:value="0.384293" calcext:value-type="float">
            <text:p>0.384293</text:p>
          </table:table-cell>
          <table:table-cell/>
          <table:table-cell office:value-type="float" office:value="4.30774" calcext:value-type="float">
            <text:p>4.30774</text:p>
          </table:table-cell>
          <table:table-cell office:value-type="float" office:value="0.953463" calcext:value-type="float">
            <text:p>0.953463</text:p>
          </table:table-cell>
        </table:table-row>
        <table:table-row table:style-name="ro1">
          <table:table-cell office:value-type="float" office:value="5.00275" calcext:value-type="float">
            <text:p>5.00275</text:p>
          </table:table-cell>
          <table:table-cell office:value-type="float" office:value="0.406081" calcext:value-type="float">
            <text:p>0.406081</text:p>
          </table:table-cell>
          <table:table-cell/>
          <table:table-cell office:value-type="float" office:value="4.31242" calcext:value-type="float">
            <text:p>4.31242</text:p>
          </table:table-cell>
          <table:table-cell office:value-type="float" office:value="0.962829" calcext:value-type="float">
            <text:p>0.962829</text:p>
          </table:table-cell>
        </table:table-row>
        <table:table-row table:style-name="ro1">
          <table:table-cell office:value-type="float" office:value="5.0624" calcext:value-type="float">
            <text:p>5.0624</text:p>
          </table:table-cell>
          <table:table-cell office:value-type="float" office:value="0.414051" calcext:value-type="float">
            <text:p>0.414051</text:p>
          </table:table-cell>
          <table:table-cell/>
          <table:table-cell office:value-type="float" office:value="4.31551" calcext:value-type="float">
            <text:p>4.31551</text:p>
          </table:table-cell>
          <table:table-cell office:value-type="float" office:value="0.974644" calcext:value-type="float">
            <text:p>0.974644</text:p>
          </table:table-cell>
        </table:table-row>
        <table:table-row table:style-name="ro1">
          <table:table-cell office:value-type="float" office:value="5.18167" calcext:value-type="float">
            <text:p>5.18167</text:p>
          </table:table-cell>
          <table:table-cell office:value-type="float" office:value="0.430208" calcext:value-type="float">
            <text:p>0.430208</text:p>
          </table:table-cell>
          <table:table-cell/>
          <table:table-cell office:value-type="float" office:value="4.31546" calcext:value-type="float">
            <text:p>4.31546</text:p>
          </table:table-cell>
          <table:table-cell office:value-type="float" office:value="0.982986" calcext:value-type="float">
            <text:p>0.982986</text:p>
          </table:table-cell>
        </table:table-row>
        <table:table-row table:style-name="ro1">
          <table:table-cell office:value-type="float" office:value="5.30092" calcext:value-type="float">
            <text:p>5.30092</text:p>
          </table:table-cell>
          <table:table-cell office:value-type="float" office:value="0.446659" calcext:value-type="float">
            <text:p>0.446659</text:p>
          </table:table-cell>
          <table:table-cell/>
          <table:table-cell office:value-type="float" office:value="4.3154" calcext:value-type="float">
            <text:p>4.3154</text:p>
          </table:table-cell>
          <table:table-cell office:value-type="float" office:value="0.991331" calcext:value-type="float">
            <text:p>0.991331</text:p>
          </table:table-cell>
        </table:table-row>
        <table:table-row table:style-name="ro1">
          <table:table-cell office:value-type="float" office:value="5.36053" calcext:value-type="float">
            <text:p>5.36053</text:p>
          </table:table-cell>
          <table:table-cell office:value-type="float" office:value="0.454995" calcext:value-type="float">
            <text:p>0.454995</text:p>
          </table:table-cell>
          <table:table-cell/>
          <table:table-cell office:value-type="float" office:value="4.32308" calcext:value-type="float">
            <text:p>4.32308</text:p>
          </table:table-cell>
          <table:table-cell office:value-type="float" office:value="1.00427" calcext:value-type="float">
            <text:p>1.00427</text:p>
          </table:table-cell>
        </table:table-row>
        <table:table-row table:style-name="ro1">
          <table:table-cell office:value-type="float" office:value="5.47914" calcext:value-type="float">
            <text:p>5.47914</text:p>
          </table:table-cell>
          <table:table-cell office:value-type="float" office:value="0.478609" calcext:value-type="float">
            <text:p>0.478609</text:p>
          </table:table-cell>
          <table:table-cell/>
          <table:table-cell office:value-type="float" office:value="4.34622" calcext:value-type="float">
            <text:p>4.34622</text:p>
          </table:table-cell>
          <table:table-cell office:value-type="float" office:value="1.02653" calcext:value-type="float">
            <text:p>1.02653</text:p>
          </table:table-cell>
        </table:table-row>
        <table:table-row table:style-name="ro1">
          <table:table-cell office:value-type="float" office:value="5.40831" calcext:value-type="float">
            <text:p>5.40831</text:p>
          </table:table-cell>
          <table:table-cell office:value-type="float" office:value="1.00008" calcext:value-type="float">
            <text:p>1.00008</text:p>
          </table:table-cell>
          <table:table-cell/>
          <table:table-cell office:value-type="float" office:value="4.35575" calcext:value-type="float">
            <text:p>4.35575</text:p>
          </table:table-cell>
          <table:table-cell office:value-type="float" office:value="1.04007" calcext:value-type="float">
            <text:p>1.04007</text:p>
          </table:table-cell>
        </table:table-row>
        <table:table-row table:style-name="ro1">
          <table:table-cell office:value-type="float" office:value="5.20926" calcext:value-type="float">
            <text:p>5.20926</text:p>
          </table:table-cell>
          <table:table-cell office:value-type="float" office:value="0.976505" calcext:value-type="float">
            <text:p>0.976505</text:p>
          </table:table-cell>
          <table:table-cell/>
          <table:table-cell office:value-type="float" office:value="4.35666" calcext:value-type="float">
            <text:p>4.35666</text:p>
          </table:table-cell>
          <table:table-cell office:value-type="float" office:value="1.04312" calcext:value-type="float">
            <text:p>1.04312</text:p>
          </table:table-cell>
        </table:table-row>
        <table:table-row table:style-name="ro1">
          <table:table-cell office:value-type="float" office:value="4.9127" calcext:value-type="float">
            <text:p>4.9127</text:p>
          </table:table-cell>
          <table:table-cell office:value-type="float" office:value="0.930276" calcext:value-type="float">
            <text:p>0.930276</text:p>
          </table:table-cell>
          <table:table-cell/>
          <table:table-cell office:value-type="float" office:value="4.35758" calcext:value-type="float">
            <text:p>4.35758</text:p>
          </table:table-cell>
          <table:table-cell office:value-type="float" office:value="1.04616" calcext:value-type="float">
            <text:p>1.04616</text:p>
          </table:table-cell>
        </table:table-row>
        <table:table-row table:style-name="ro1">
          <table:table-cell office:value-type="float" office:value="4.61632" calcext:value-type="float">
            <text:p>4.61632</text:p>
          </table:table-cell>
          <table:table-cell office:value-type="float" office:value="0.882958" calcext:value-type="float">
            <text:p>0.882958</text:p>
          </table:table-cell>
          <table:table-cell/>
          <table:table-cell office:value-type="float" office:value="4.3594" calcext:value-type="float">
            <text:p>4.3594</text:p>
          </table:table-cell>
          <table:table-cell office:value-type="float" office:value="1.05226" calcext:value-type="float">
            <text:p>1.05226</text:p>
          </table:table-cell>
        </table:table-row>
        <table:table-row table:style-name="ro1">
          <table:table-cell office:value-type="float" office:value="4.4013" calcext:value-type="float">
            <text:p>4.4013</text:p>
          </table:table-cell>
          <table:table-cell office:value-type="float" office:value="0.853035" calcext:value-type="float">
            <text:p>0.853035</text:p>
          </table:table-cell>
          <table:table-cell/>
          <table:table-cell office:value-type="float" office:value="4.36122" calcext:value-type="float">
            <text:p>4.36122</text:p>
          </table:table-cell>
          <table:table-cell office:value-type="float" office:value="1.05836" calcext:value-type="float">
            <text:p>1.05836</text:p>
          </table:table-cell>
        </table:table-row>
        <table:table-row table:style-name="ro1">
          <table:table-cell office:value-type="float" office:value="4.37499" calcext:value-type="float">
            <text:p>4.37499</text:p>
          </table:table-cell>
          <table:table-cell office:value-type="float" office:value="0.856294" calcext:value-type="float">
            <text:p>0.856294</text:p>
          </table:table-cell>
          <table:table-cell/>
          <table:table-cell office:value-type="float" office:value="4.3689" calcext:value-type="float">
            <text:p>4.3689</text:p>
          </table:table-cell>
          <table:table-cell office:value-type="float" office:value="1.07159" calcext:value-type="float">
            <text:p>1.07159</text:p>
          </table:table-cell>
        </table:table-row>
        <table:table-row table:style-name="ro1">
          <table:table-cell office:value-type="float" office:value="4.35745" calcext:value-type="float">
            <text:p>4.35745</text:p>
          </table:table-cell>
          <table:table-cell office:value-type="float" office:value="0.858416" calcext:value-type="float">
            <text:p>0.858416</text:p>
          </table:table-cell>
          <table:table-cell/>
          <table:table-cell office:value-type="float" office:value="4.37477" calcext:value-type="float">
            <text:p>4.37477</text:p>
          </table:table-cell>
          <table:table-cell office:value-type="float" office:value="1.07872" calcext:value-type="float">
            <text:p>1.07872</text:p>
          </table:table-cell>
        </table:table-row>
        <table:table-row table:style-name="ro1">
          <table:table-cell office:value-type="float" office:value="4.34868" calcext:value-type="float">
            <text:p>4.34868</text:p>
          </table:table-cell>
          <table:table-cell office:value-type="float" office:value="0.85946" calcext:value-type="float">
            <text:p>0.85946</text:p>
          </table:table-cell>
          <table:table-cell/>
          <table:table-cell office:value-type="float" office:value="4.3777" calcext:value-type="float">
            <text:p>4.3777</text:p>
          </table:table-cell>
          <table:table-cell office:value-type="float" office:value="1.08229" calcext:value-type="float">
            <text:p>1.08229</text:p>
          </table:table-cell>
        </table:table-row>
        <table:table-row table:style-name="ro1">
          <table:table-cell office:value-type="float" office:value="4.32597" calcext:value-type="float">
            <text:p>4.32597</text:p>
          </table:table-cell>
          <table:table-cell office:value-type="float" office:value="0.866009" calcext:value-type="float">
            <text:p>0.866009</text:p>
          </table:table-cell>
          <table:table-cell/>
          <table:table-cell office:value-type="float" office:value="4.38062" calcext:value-type="float">
            <text:p>4.38062</text:p>
          </table:table-cell>
          <table:table-cell office:value-type="float" office:value="1.08587" calcext:value-type="float">
            <text:p>1.08587</text:p>
          </table:table-cell>
        </table:table-row>
        <table:table-row table:style-name="ro1">
          <table:table-cell office:value-type="float" office:value="4.31041" calcext:value-type="float">
            <text:p>4.31041</text:p>
          </table:table-cell>
          <table:table-cell office:value-type="float" office:value="0.879411" calcext:value-type="float">
            <text:p>0.879411</text:p>
          </table:table-cell>
          <table:table-cell/>
          <table:table-cell office:value-type="float" office:value="4.38647" calcext:value-type="float">
            <text:p>4.38647</text:p>
          </table:table-cell>
          <table:table-cell office:value-type="float" office:value="1.09303" calcext:value-type="float">
            <text:p>1.09303</text:p>
          </table:table-cell>
        </table:table-row>
        <table:table-row table:style-name="ro1">
          <table:table-cell office:value-type="float" office:value="4.30412" calcext:value-type="float">
            <text:p>4.30412</text:p>
          </table:table-cell>
          <table:table-cell office:value-type="float" office:value="0.889138" calcext:value-type="float">
            <text:p>0.889138</text:p>
          </table:table-cell>
          <table:table-cell/>
          <table:table-cell office:value-type="float" office:value="4.39541" calcext:value-type="float">
            <text:p>4.39541</text:p>
          </table:table-cell>
          <table:table-cell office:value-type="float" office:value="1.10673" calcext:value-type="float">
            <text:p>1.10673</text:p>
          </table:table-cell>
        </table:table-row>
        <table:table-row table:style-name="ro1">
          <table:table-cell office:value-type="float" office:value="4.29518" calcext:value-type="float">
            <text:p>4.29518</text:p>
          </table:table-cell>
          <table:table-cell office:value-type="float" office:value="0.93135" calcext:value-type="float">
            <text:p>0.93135</text:p>
          </table:table-cell>
          <table:table-cell/>
          <table:table-cell office:value-type="float" office:value="4.39851" calcext:value-type="float">
            <text:p>4.39851</text:p>
          </table:table-cell>
          <table:table-cell office:value-type="float" office:value="1.11325" calcext:value-type="float">
            <text:p>1.11325</text:p>
          </table:table-cell>
        </table:table-row>
        <table:table-row table:style-name="ro1">
          <table:table-cell office:value-type="float" office:value="4.30304" calcext:value-type="float">
            <text:p>4.30304</text:p>
          </table:table-cell>
          <table:table-cell office:value-type="float" office:value="0.944117" calcext:value-type="float">
            <text:p>0.944117</text:p>
          </table:table-cell>
          <table:table-cell/>
          <table:table-cell office:value-type="float" office:value="4.4016" calcext:value-type="float">
            <text:p>4.4016</text:p>
          </table:table-cell>
          <table:table-cell office:value-type="float" office:value="1.11978" calcext:value-type="float">
            <text:p>1.11978</text:p>
          </table:table-cell>
        </table:table-row>
        <table:table-row table:style-name="ro1">
          <table:table-cell office:value-type="float" office:value="4.31653" calcext:value-type="float">
            <text:p>4.31653</text:p>
          </table:table-cell>
          <table:table-cell office:value-type="float" office:value="0.955408" calcext:value-type="float">
            <text:p>0.955408</text:p>
          </table:table-cell>
          <table:table-cell/>
          <table:table-cell office:value-type="float" office:value="4.40314" calcext:value-type="float">
            <text:p>4.40314</text:p>
          </table:table-cell>
          <table:table-cell office:value-type="float" office:value="1.12305" calcext:value-type="float">
            <text:p>1.12305</text:p>
          </table:table-cell>
        </table:table-row>
        <table:table-row table:style-name="ro1">
          <table:table-cell office:value-type="float" office:value="4.32999" calcext:value-type="float">
            <text:p>4.32999</text:p>
          </table:table-cell>
          <table:table-cell office:value-type="float" office:value="0.966751" calcext:value-type="float">
            <text:p>0.966751</text:p>
          </table:table-cell>
          <table:table-cell/>
          <table:table-cell office:value-type="float" office:value="4.40467" calcext:value-type="float">
            <text:p>4.40467</text:p>
          </table:table-cell>
          <table:table-cell office:value-type="float" office:value="1.12632" calcext:value-type="float">
            <text:p>1.12632</text:p>
          </table:table-cell>
        </table:table-row>
        <table:table-row table:style-name="ro1">
          <table:table-cell office:value-type="float" office:value="4.34009" calcext:value-type="float">
            <text:p>4.34009</text:p>
          </table:table-cell>
          <table:table-cell office:value-type="float" office:value="0.980196" calcext:value-type="float">
            <text:p>0.980196</text:p>
          </table:table-cell>
          <table:table-cell/>
          <table:table-cell office:value-type="float" office:value="4.59012" calcext:value-type="float">
            <text:p>4.59012</text:p>
          </table:table-cell>
          <table:table-cell office:value-type="float" office:value="1.18575" calcext:value-type="float">
            <text:p>1.18575</text:p>
          </table:table-cell>
        </table:table-row>
        <table:table-row table:style-name="ro1">
          <table:table-cell office:value-type="float" office:value="4.34347" calcext:value-type="float">
            <text:p>4.34347</text:p>
          </table:table-cell>
          <table:table-cell office:value-type="float" office:value="0.997779" calcext:value-type="float">
            <text:p>0.997779</text:p>
          </table:table-cell>
          <table:table-cell/>
          <table:table-cell office:value-type="float" office:value="4.86345" calcext:value-type="float">
            <text:p>4.86345</text:p>
          </table:table-cell>
          <table:table-cell office:value-type="float" office:value="1.26591" calcext:value-type="float">
            <text:p>1.26591</text:p>
          </table:table-cell>
        </table:table-row>
        <table:table-row table:style-name="ro1">
          <table:table-cell office:value-type="float" office:value="4.34822" calcext:value-type="float">
            <text:p>4.34822</text:p>
          </table:table-cell>
          <table:table-cell office:value-type="float" office:value="1.01011" calcext:value-type="float">
            <text:p>1.01011</text:p>
          </table:table-cell>
          <table:table-cell/>
          <table:table-cell office:value-type="float" office:value="5.1365" calcext:value-type="float">
            <text:p>5.1365</text:p>
          </table:table-cell>
          <table:table-cell office:value-type="float" office:value="1.34709" calcext:value-type="float">
            <text:p>1.34709</text:p>
          </table:table-cell>
        </table:table-row>
        <table:table-row table:style-name="ro1">
          <table:table-cell office:value-type="float" office:value="4.35907" calcext:value-type="float">
            <text:p>4.35907</text:p>
          </table:table-cell>
          <table:table-cell office:value-type="float" office:value="1.02956" calcext:value-type="float">
            <text:p>1.02956</text:p>
          </table:table-cell>
          <table:table-cell/>
          <table:table-cell office:value-type="float" office:value="5.31665" calcext:value-type="float">
            <text:p>5.31665</text:p>
          </table:table-cell>
          <table:table-cell office:value-type="float" office:value="1.40829" calcext:value-type="float">
            <text:p>1.40829</text:p>
          </table:table-cell>
        </table:table-row>
        <table:table-row table:style-name="ro1">
          <table:table-cell office:value-type="float" office:value="4.36586" calcext:value-type="float">
            <text:p>4.36586</text:p>
          </table:table-cell>
          <table:table-cell office:value-type="float" office:value="1.04249" calcext:value-type="float">
            <text:p>1.04249</text:p>
          </table:table-cell>
          <table:table-cell/>
          <table:table-cell office:value-type="float" office:value="4.73648" calcext:value-type="float">
            <text:p>4.73648</text:p>
          </table:table-cell>
          <table:table-cell office:value-type="float" office:value="2.79566" calcext:value-type="float">
            <text:p>2.79566</text:p>
          </table:table-cell>
        </table:table-row>
        <table:table-row table:style-name="ro1">
          <table:table-cell office:value-type="float" office:value="4.36746" calcext:value-type="float">
            <text:p>4.36746</text:p>
          </table:table-cell>
          <table:table-cell office:value-type="float" office:value="1.0457" calcext:value-type="float">
            <text:p>1.0457</text:p>
          </table:table-cell>
          <table:table-cell/>
          <table:table-cell office:value-type="float" office:value="4.73133" calcext:value-type="float">
            <text:p>4.73133</text:p>
          </table:table-cell>
          <table:table-cell office:value-type="float" office:value="2.80437" calcext:value-type="float">
            <text:p>2.80437</text:p>
          </table:table-cell>
        </table:table-row>
        <table:table-row table:style-name="ro1">
          <table:table-cell office:value-type="float" office:value="4.36905" calcext:value-type="float">
            <text:p>4.36905</text:p>
          </table:table-cell>
          <table:table-cell office:value-type="float" office:value="1.04892" calcext:value-type="float">
            <text:p>1.04892</text:p>
          </table:table-cell>
          <table:table-cell/>
          <table:table-cell office:value-type="float" office:value="4.72788" calcext:value-type="float">
            <text:p>4.72788</text:p>
          </table:table-cell>
          <table:table-cell office:value-type="float" office:value="2.81018" calcext:value-type="float">
            <text:p>2.81018</text:p>
          </table:table-cell>
        </table:table-row>
        <table:table-row table:style-name="ro1">
          <table:table-cell office:value-type="float" office:value="4.37064" calcext:value-type="float">
            <text:p>4.37064</text:p>
          </table:table-cell>
          <table:table-cell office:value-type="float" office:value="1.05214" calcext:value-type="float">
            <text:p>1.05214</text:p>
          </table:table-cell>
          <table:table-cell/>
          <table:table-cell office:value-type="float" office:value="4.70532" calcext:value-type="float">
            <text:p>4.70532</text:p>
          </table:table-cell>
          <table:table-cell office:value-type="float" office:value="2.8478" calcext:value-type="float">
            <text:p>2.8478</text:p>
          </table:table-cell>
        </table:table-row>
        <table:table-row table:style-name="ro1">
          <table:table-cell office:value-type="float" office:value="4.37223" calcext:value-type="float">
            <text:p>4.37223</text:p>
          </table:table-cell>
          <table:table-cell office:value-type="float" office:value="1.05536" calcext:value-type="float">
            <text:p>1.05536</text:p>
          </table:table-cell>
          <table:table-cell/>
          <table:table-cell office:value-type="float" office:value="4.70182" calcext:value-type="float">
            <text:p>4.70182</text:p>
          </table:table-cell>
          <table:table-cell office:value-type="float" office:value="2.85357" calcext:value-type="float">
            <text:p>2.85357</text:p>
          </table:table-cell>
        </table:table-row>
        <table:table-row table:style-name="ro1">
          <table:table-cell office:value-type="float" office:value="4.37541" calcext:value-type="float">
            <text:p>4.37541</text:p>
          </table:table-cell>
          <table:table-cell office:value-type="float" office:value="1.06181" calcext:value-type="float">
            <text:p>1.06181</text:p>
          </table:table-cell>
          <table:table-cell/>
          <table:table-cell office:value-type="float" office:value="4.70007" calcext:value-type="float">
            <text:p>4.70007</text:p>
          </table:table-cell>
          <table:table-cell office:value-type="float" office:value="2.85646" calcext:value-type="float">
            <text:p>2.85646</text:p>
          </table:table-cell>
        </table:table-row>
        <table:table-row table:style-name="ro1">
          <table:table-cell office:value-type="float" office:value="4.37939" calcext:value-type="float">
            <text:p>4.37939</text:p>
          </table:table-cell>
          <table:table-cell office:value-type="float" office:value="1.07416" calcext:value-type="float">
            <text:p>1.07416</text:p>
          </table:table-cell>
          <table:table-cell/>
          <table:table-cell office:value-type="float" office:value="3.93589" calcext:value-type="float">
            <text:p>3.93589</text:p>
          </table:table-cell>
          <table:table-cell office:value-type="float" office:value="2.39865" calcext:value-type="float">
            <text:p>2.39865</text:p>
          </table:table-cell>
        </table:table-row>
        <table:table-row table:style-name="ro1">
          <table:table-cell office:value-type="float" office:value="4.3798" calcext:value-type="float">
            <text:p>4.3798</text:p>
          </table:table-cell>
          <table:table-cell office:value-type="float" office:value="1.07711" calcext:value-type="float">
            <text:p>1.07711</text:p>
          </table:table-cell>
          <table:table-cell/>
          <table:table-cell office:value-type="float" office:value="2.79174" calcext:value-type="float">
            <text:p>2.79174</text:p>
          </table:table-cell>
          <table:table-cell office:value-type="float" office:value="1.70843" calcext:value-type="float">
            <text:p>1.70843</text:p>
          </table:table-cell>
        </table:table-row>
        <table:table-row table:style-name="ro1">
          <table:table-cell office:value-type="float" office:value="4.38141" calcext:value-type="float">
            <text:p>4.38141</text:p>
          </table:table-cell>
          <table:table-cell office:value-type="float" office:value="1.08892" calcext:value-type="float">
            <text:p>1.08892</text:p>
          </table:table-cell>
          <table:table-cell/>
          <table:table-cell office:value-type="float" office:value="1.65015" calcext:value-type="float">
            <text:p>1.65015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float" office:value="4.38181" calcext:value-type="float">
            <text:p>4.38181</text:p>
          </table:table-cell>
          <table:table-cell office:value-type="float" office:value="1.09187" calcext:value-type="float">
            <text:p>1.09187</text:p>
          </table:table-cell>
          <table:table-cell/>
          <table:table-cell office:value-type="float" office:value="0.890518" calcext:value-type="float">
            <text:p>0.890518</text:p>
          </table:table-cell>
          <table:table-cell office:value-type="float" office:value="0.548721" calcext:value-type="float">
            <text:p>0.548721</text:p>
          </table:table-cell>
        </table:table-row>
        <table:table-row table:style-name="ro1">
          <table:table-cell office:value-type="float" office:value="4.38668" calcext:value-type="float">
            <text:p>4.38668</text:p>
          </table:table-cell>
          <table:table-cell office:value-type="float" office:value="1.10453" calcext:value-type="float">
            <text:p>1.10453</text:p>
          </table:table-cell>
          <table:table-cell/>
          <table:table-cell office:value-type="float" office:value="0.88933" calcext:value-type="float">
            <text:p>0.88933</text:p>
          </table:table-cell>
          <table:table-cell office:value-type="float" office:value="0.548742" calcext:value-type="float">
            <text:p>0.548742</text:p>
          </table:table-cell>
        </table:table-row>
        <table:table-row table:style-name="ro1">
          <table:table-cell office:value-type="float" office:value="4.39886" calcext:value-type="float">
            <text:p>4.39886</text:p>
          </table:table-cell>
          <table:table-cell office:value-type="float" office:value="1.12483" calcext:value-type="float">
            <text:p>1.12483</text:p>
          </table:table-cell>
          <table:table-cell/>
          <table:table-cell office:value-type="float" office:value="0.886955" calcext:value-type="float">
            <text:p>0.886955</text:p>
          </table:table-cell>
          <table:table-cell office:value-type="float" office:value="0.548781" calcext:value-type="float">
            <text:p>0.548781</text:p>
          </table:table-cell>
        </table:table-row>
        <table:table-row table:style-name="ro1">
          <table:table-cell office:value-type="float" office:value="4.40558" calcext:value-type="float">
            <text:p>4.40558</text:p>
          </table:table-cell>
          <table:table-cell office:value-type="float" office:value="1.13808" calcext:value-type="float">
            <text:p>1.13808</text:p>
          </table:table-cell>
          <table:table-cell/>
          <table:table-cell office:value-type="float" office:value="0.883395" calcext:value-type="float">
            <text:p>0.883395</text:p>
          </table:table-cell>
          <table:table-cell office:value-type="float" office:value="0.548829" calcext:value-type="float">
            <text:p>0.548829</text:p>
          </table:table-cell>
        </table:table-row>
        <table:table-row table:style-name="ro1">
          <table:table-cell office:value-type="float" office:value="4.41354" calcext:value-type="float">
            <text:p>4.41354</text:p>
          </table:table-cell>
          <table:table-cell office:value-type="float" office:value="1.15749" calcext:value-type="float">
            <text:p>1.15749</text:p>
          </table:table-cell>
          <table:table-cell/>
          <table:table-cell office:value-type="float" office:value="0.882209" calcext:value-type="float">
            <text:p>0.882209</text:p>
          </table:table-cell>
          <table:table-cell office:value-type="float" office:value="0.548843" calcext:value-type="float">
            <text:p>0.548843</text:p>
          </table:table-cell>
        </table:table-row>
        <table:table-row table:style-name="ro1">
          <table:table-cell office:value-type="float" office:value="4.41765" calcext:value-type="float">
            <text:p>4.41765</text:p>
          </table:table-cell>
          <table:table-cell office:value-type="float" office:value="1.17016" calcext:value-type="float">
            <text:p>1.17016</text:p>
          </table:table-cell>
          <table:table-cell/>
          <table:table-cell office:value-type="float" office:value="0.876878" calcext:value-type="float">
            <text:p>0.876878</text:p>
          </table:table-cell>
          <table:table-cell office:value-type="float" office:value="0.550015" calcext:value-type="float">
            <text:p>0.550015</text:p>
          </table:table-cell>
        </table:table-row>
        <table:table-row table:style-name="ro1">
          <table:table-cell office:value-type="float" office:value="4.41984" calcext:value-type="float">
            <text:p>4.41984</text:p>
          </table:table-cell>
          <table:table-cell office:value-type="float" office:value="1.17945" calcext:value-type="float">
            <text:p>1.17945</text:p>
          </table:table-cell>
          <table:table-cell/>
          <table:table-cell office:value-type="float" office:value="0.875103" calcext:value-type="float">
            <text:p>0.875103</text:p>
          </table:table-cell>
          <table:table-cell office:value-type="float" office:value="0.551148" calcext:value-type="float">
            <text:p>0.551148</text:p>
          </table:table-cell>
        </table:table-row>
        <table:table-row table:style-name="ro1">
          <table:table-cell office:value-type="float" office:value="4.42128" calcext:value-type="float">
            <text:p>4.42128</text:p>
          </table:table-cell>
          <table:table-cell office:value-type="float" office:value="1.18565" calcext:value-type="float">
            <text:p>1.18565</text:p>
          </table:table-cell>
          <table:table-cell/>
          <table:table-cell office:value-type="float" office:value="0.873918" calcext:value-type="float">
            <text:p>0.873918</text:p>
          </table:table-cell>
          <table:table-cell office:value-type="float" office:value="0.551902" calcext:value-type="float">
            <text:p>0.551902</text:p>
          </table:table-cell>
        </table:table-row>
        <table:table-row table:style-name="ro1">
          <table:table-cell office:value-type="float" office:value="4.422" calcext:value-type="float">
            <text:p>4.422</text:p>
          </table:table-cell>
          <table:table-cell office:value-type="float" office:value="1.18875" calcext:value-type="float">
            <text:p>1.18875</text:p>
          </table:table-cell>
          <table:table-cell/>
          <table:table-cell office:value-type="float" office:value="0.87231" calcext:value-type="float">
            <text:p>0.87231</text:p>
          </table:table-cell>
          <table:table-cell office:value-type="float" office:value="0.553134" calcext:value-type="float">
            <text:p>0.553134</text:p>
          </table:table-cell>
        </table:table-row>
        <table:table-row table:style-name="ro1">
          <table:table-cell office:value-type="float" office:value="4.43895" calcext:value-type="float">
            <text:p>4.43895</text:p>
          </table:table-cell>
          <table:table-cell office:value-type="float" office:value="1.205" calcext:value-type="float">
            <text:p>1.205</text:p>
          </table:table-cell>
          <table:table-cell/>
          <table:table-cell office:value-type="float" office:value="0.871462" calcext:value-type="float">
            <text:p>0.871462</text:p>
          </table:table-cell>
          <table:table-cell office:value-type="float" office:value="0.554097" calcext:value-type="float">
            <text:p>0.554097</text:p>
          </table:table-cell>
        </table:table-row>
        <table:table-row table:style-name="ro1">
          <table:table-cell office:value-type="float" office:value="4.73648" calcext:value-type="float">
            <text:p>4.73648</text:p>
          </table:table-cell>
          <table:table-cell office:value-type="float" office:value="2.79566" calcext:value-type="float">
            <text:p>2.79566</text:p>
          </table:table-cell>
          <table:table-cell/>
          <table:table-cell office:value-type="float" office:value="0.869337" calcext:value-type="float">
            <text:p>0.869337</text:p>
          </table:table-cell>
          <table:table-cell office:value-type="float" office:value="0.556499" calcext:value-type="float">
            <text:p>0.556499</text:p>
          </table:table-cell>
        </table:table-row>
        <table:table-row table:style-name="ro1">
          <table:table-cell office:value-type="float" office:value="4.73133" calcext:value-type="float">
            <text:p>4.73133</text:p>
          </table:table-cell>
          <table:table-cell office:value-type="float" office:value="2.80437" calcext:value-type="float">
            <text:p>2.80437</text:p>
          </table:table-cell>
          <table:table-cell/>
          <table:table-cell office:value-type="float" office:value="0.867968" calcext:value-type="float">
            <text:p>0.867968</text:p>
          </table:table-cell>
          <table:table-cell office:value-type="float" office:value="0.558631" calcext:value-type="float">
            <text:p>0.558631</text:p>
          </table:table-cell>
        </table:table-row>
        <table:table-row table:style-name="ro1">
          <table:table-cell office:value-type="float" office:value="4.72788" calcext:value-type="float">
            <text:p>4.72788</text:p>
          </table:table-cell>
          <table:table-cell office:value-type="float" office:value="2.81018" calcext:value-type="float">
            <text:p>2.81018</text:p>
          </table:table-cell>
          <table:table-cell/>
          <table:table-cell office:value-type="float" office:value="0.866409" calcext:value-type="float">
            <text:p>0.866409</text:p>
          </table:table-cell>
          <table:table-cell office:value-type="float" office:value="0.562149" calcext:value-type="float">
            <text:p>0.562149</text:p>
          </table:table-cell>
        </table:table-row>
        <table:table-row table:style-name="ro1">
          <table:table-cell office:value-type="float" office:value="4.72443" calcext:value-type="float">
            <text:p>4.72443</text:p>
          </table:table-cell>
          <table:table-cell office:value-type="float" office:value="2.81598" calcext:value-type="float">
            <text:p>2.81598</text:p>
          </table:table-cell>
          <table:table-cell/>
          <table:table-cell office:value-type="float" office:value="0.865194" calcext:value-type="float">
            <text:p>0.865194</text:p>
          </table:table-cell>
          <table:table-cell office:value-type="float" office:value="0.564383" calcext:value-type="float">
            <text:p>0.564383</text:p>
          </table:table-cell>
        </table:table-row>
        <table:table-row table:style-name="ro1">
          <table:table-cell office:value-type="float" office:value="4.72097" calcext:value-type="float">
            <text:p>4.72097</text:p>
          </table:table-cell>
          <table:table-cell office:value-type="float" office:value="2.82177" calcext:value-type="float">
            <text:p>2.82177</text:p>
          </table:table-cell>
          <table:table-cell/>
          <table:table-cell office:value-type="float" office:value="0.859612" calcext:value-type="float">
            <text:p>0.859612</text:p>
          </table:table-cell>
          <table:table-cell office:value-type="float" office:value="0.57285" calcext:value-type="float">
            <text:p>0.57285</text:p>
          </table:table-cell>
        </table:table-row>
        <table:table-row table:style-name="ro1">
          <table:table-cell office:value-type="float" office:value="4.71577" calcext:value-type="float">
            <text:p>4.71577</text:p>
          </table:table-cell>
          <table:table-cell office:value-type="float" office:value="2.83046" calcext:value-type="float">
            <text:p>2.83046</text:p>
          </table:table-cell>
          <table:table-cell/>
          <table:table-cell office:value-type="float" office:value="0.857372" calcext:value-type="float">
            <text:p>0.857372</text:p>
          </table:table-cell>
          <table:table-cell office:value-type="float" office:value="0.574401" calcext:value-type="float">
            <text:p>0.574401</text:p>
          </table:table-cell>
        </table:table-row>
        <table:table-row table:style-name="ro1">
          <table:table-cell office:value-type="float" office:value="4.71055" calcext:value-type="float">
            <text:p>4.71055</text:p>
          </table:table-cell>
          <table:table-cell office:value-type="float" office:value="2.83914" calcext:value-type="float">
            <text:p>2.83914</text:p>
          </table:table-cell>
          <table:table-cell/>
          <table:table-cell office:value-type="float" office:value="0.856605" calcext:value-type="float">
            <text:p>0.856605</text:p>
          </table:table-cell>
          <table:table-cell office:value-type="float" office:value="0.574648" calcext:value-type="float">
            <text:p>0.574648</text:p>
          </table:table-cell>
        </table:table-row>
        <table:table-row table:style-name="ro1">
          <table:table-cell office:value-type="float" office:value="4.70532" calcext:value-type="float">
            <text:p>4.70532</text:p>
          </table:table-cell>
          <table:table-cell office:value-type="float" office:value="2.8478" calcext:value-type="float">
            <text:p>2.8478</text:p>
          </table:table-cell>
          <table:table-cell/>
          <table:table-cell office:value-type="float" office:value="0.855069" calcext:value-type="float">
            <text:p>0.855069</text:p>
          </table:table-cell>
          <table:table-cell office:value-type="float" office:value="0.575141" calcext:value-type="float">
            <text:p>0.575141</text:p>
          </table:table-cell>
        </table:table-row>
        <table:table-row table:style-name="ro1">
          <table:table-cell office:value-type="float" office:value="4.70182" calcext:value-type="float">
            <text:p>4.70182</text:p>
          </table:table-cell>
          <table:table-cell office:value-type="float" office:value="2.85357" calcext:value-type="float">
            <text:p>2.85357</text:p>
          </table:table-cell>
          <table:table-cell/>
          <table:table-cell office:value-type="float" office:value="0.852766" calcext:value-type="float">
            <text:p>0.852766</text:p>
          </table:table-cell>
          <table:table-cell office:value-type="float" office:value="0.575875" calcext:value-type="float">
            <text:p>0.575875</text:p>
          </table:table-cell>
        </table:table-row>
        <table:table-row table:style-name="ro1">
          <table:table-cell office:value-type="float" office:value="4.70007" calcext:value-type="float">
            <text:p>4.70007</text:p>
          </table:table-cell>
          <table:table-cell office:value-type="float" office:value="2.85646" calcext:value-type="float">
            <text:p>2.85646</text:p>
          </table:table-cell>
          <table:table-cell/>
          <table:table-cell office:value-type="float" office:value="0.850522" calcext:value-type="float">
            <text:p>0.850522</text:p>
          </table:table-cell>
          <table:table-cell office:value-type="float" office:value="0.577404" calcext:value-type="float">
            <text:p>0.577404</text:p>
          </table:table-cell>
        </table:table-row>
        <table:table-row table:style-name="ro1">
          <table:table-cell office:value-type="float" office:value="3.93486" calcext:value-type="float">
            <text:p>3.93486</text:p>
          </table:table-cell>
          <table:table-cell office:value-type="float" office:value="2.39802" calcext:value-type="float">
            <text:p>2.39802</text:p>
          </table:table-cell>
          <table:table-cell/>
          <table:table-cell office:value-type="float" office:value="0.848391" calcext:value-type="float">
            <text:p>0.848391</text:p>
          </table:table-cell>
          <table:table-cell office:value-type="float" office:value="0.580532" calcext:value-type="float">
            <text:p>0.580532</text:p>
          </table:table-cell>
        </table:table-row>
        <table:table-row table:style-name="ro1">
          <table:table-cell office:value-type="float" office:value="2.78918" calcext:value-type="float">
            <text:p>2.78918</text:p>
          </table:table-cell>
          <table:table-cell office:value-type="float" office:value="1.70686" calcext:value-type="float">
            <text:p>1.70686</text:p>
          </table:table-cell>
          <table:table-cell/>
          <table:table-cell office:value-type="float" office:value="0.84548" calcext:value-type="float">
            <text:p>0.84548</text:p>
          </table:table-cell>
          <table:table-cell office:value-type="float" office:value="0.581592" calcext:value-type="float">
            <text:p>0.581592</text:p>
          </table:table-cell>
        </table:table-row>
        <table:table-row table:style-name="ro1">
          <table:table-cell office:value-type="float" office:value="1.64606" calcext:value-type="float">
            <text:p>1.64606</text:p>
          </table:table-cell>
          <table:table-cell office:value-type="float" office:value="1.01149" calcext:value-type="float">
            <text:p>1.01149</text:p>
          </table:table-cell>
          <table:table-cell/>
          <table:table-cell office:value-type="float" office:value="0.842187" calcext:value-type="float">
            <text:p>0.842187</text:p>
          </table:table-cell>
          <table:table-cell office:value-type="float" office:value="0.581613" calcext:value-type="float">
            <text:p>0.581613</text:p>
          </table:table-cell>
        </table:table-row>
        <table:table-row table:style-name="ro1">
          <table:table-cell office:value-type="float" office:value="0.885409" calcext:value-type="float">
            <text:p>0.885409</text:p>
          </table:table-cell>
          <table:table-cell office:value-type="float" office:value="0.545573" calcext:value-type="float">
            <text:p>0.545573</text:p>
          </table:table-cell>
          <table:table-cell/>
          <table:table-cell office:value-type="float" office:value="0.838896" calcext:value-type="float">
            <text:p>0.838896</text:p>
          </table:table-cell>
          <table:table-cell office:value-type="float" office:value="0.581624" calcext:value-type="float">
            <text:p>0.581624</text:p>
          </table:table-cell>
        </table:table-row>
        <table:table-row table:style-name="ro1">
          <table:table-cell office:value-type="float" office:value="0.884904" calcext:value-type="float">
            <text:p>0.884904</text:p>
          </table:table-cell>
          <table:table-cell office:value-type="float" office:value="0.546012" calcext:value-type="float">
            <text:p>0.546012</text:p>
          </table:table-cell>
          <table:table-cell/>
          <table:table-cell office:value-type="float" office:value="0.835989" calcext:value-type="float">
            <text:p>0.835989</text:p>
          </table:table-cell>
          <table:table-cell office:value-type="float" office:value="0.582652" calcext:value-type="float">
            <text:p>0.582652</text:p>
          </table:table-cell>
        </table:table-row>
        <table:table-row table:style-name="ro1">
          <table:table-cell office:value-type="float" office:value="0.883893" calcext:value-type="float">
            <text:p>0.883893</text:p>
          </table:table-cell>
          <table:table-cell office:value-type="float" office:value="0.546887" calcext:value-type="float">
            <text:p>0.546887</text:p>
          </table:table-cell>
          <table:table-cell/>
          <table:table-cell office:value-type="float" office:value="0.830229" calcext:value-type="float">
            <text:p>0.830229</text:p>
          </table:table-cell>
          <table:table-cell office:value-type="float" office:value="0.590831" calcext:value-type="float">
            <text:p>0.590831</text:p>
          </table:table-cell>
        </table:table-row>
        <table:table-row table:style-name="ro1">
          <table:table-cell office:value-type="float" office:value="0.879335" calcext:value-type="float">
            <text:p>0.879335</text:p>
          </table:table-cell>
          <table:table-cell office:value-type="float" office:value="0.551556" calcext:value-type="float">
            <text:p>0.551556</text:p>
          </table:table-cell>
          <table:table-cell/>
          <table:table-cell office:value-type="float" office:value="0.8278" calcext:value-type="float">
            <text:p>0.8278</text:p>
          </table:table-cell>
          <table:table-cell office:value-type="float" office:value="0.592169" calcext:value-type="float">
            <text:p>0.592169</text:p>
          </table:table-cell>
        </table:table-row>
        <table:table-row table:style-name="ro1">
          <table:table-cell office:value-type="float" office:value="0.878318" calcext:value-type="float">
            <text:p>0.878318</text:p>
          </table:table-cell>
          <table:table-cell office:value-type="float" office:value="0.553173" calcext:value-type="float">
            <text:p>0.553173</text:p>
          </table:table-cell>
          <table:table-cell/>
          <table:table-cell office:value-type="float" office:value="0.822694" calcext:value-type="float">
            <text:p>0.822694</text:p>
          </table:table-cell>
          <table:table-cell office:value-type="float" office:value="0.593107" calcext:value-type="float">
            <text:p>0.593107</text:p>
          </table:table-cell>
        </table:table-row>
        <table:table-row table:style-name="ro1">
          <table:table-cell office:value-type="float" office:value="0.877639" calcext:value-type="float">
            <text:p>0.877639</text:p>
          </table:table-cell>
          <table:table-cell office:value-type="float" office:value="0.554251" calcext:value-type="float">
            <text:p>0.554251</text:p>
          </table:table-cell>
          <table:table-cell/>
          <table:table-cell office:value-type="float" office:value="0.821236" calcext:value-type="float">
            <text:p>0.821236</text:p>
          </table:table-cell>
          <table:table-cell office:value-type="float" office:value="0.595124" calcext:value-type="float">
            <text:p>0.595124</text:p>
          </table:table-cell>
        </table:table-row>
        <table:table-row table:style-name="ro1">
          <table:table-cell office:value-type="float" office:value="0.876617" calcext:value-type="float">
            <text:p>0.876617</text:p>
          </table:table-cell>
          <table:table-cell office:value-type="float" office:value="0.555865" calcext:value-type="float">
            <text:p>0.555865</text:p>
          </table:table-cell>
          <table:table-cell/>
          <table:table-cell office:value-type="float" office:value="0.821947" calcext:value-type="float">
            <text:p>0.821947</text:p>
          </table:table-cell>
          <table:table-cell office:value-type="float" office:value="0.600267" calcext:value-type="float">
            <text:p>0.600267</text:p>
          </table:table-cell>
        </table:table-row>
        <table:table-row table:style-name="ro1">
          <table:table-cell office:value-type="float" office:value="0.874221" calcext:value-type="float">
            <text:p>0.874221</text:p>
          </table:table-cell>
          <table:table-cell office:value-type="float" office:value="0.559626" calcext:value-type="float">
            <text:p>0.559626</text:p>
          </table:table-cell>
          <table:table-cell/>
          <table:table-cell office:value-type="float" office:value="0.821438" calcext:value-type="float">
            <text:p>0.821438</text:p>
          </table:table-cell>
          <table:table-cell office:value-type="float" office:value="0.602993" calcext:value-type="float">
            <text:p>0.602993</text:p>
          </table:table-cell>
        </table:table-row>
        <table:table-row table:style-name="ro1">
          <table:table-cell office:value-type="float" office:value="0.872173" calcext:value-type="float">
            <text:p>0.872173</text:p>
          </table:table-cell>
          <table:table-cell office:value-type="float" office:value="0.561337" calcext:value-type="float">
            <text:p>0.561337</text:p>
          </table:table-cell>
          <table:table-cell/>
          <table:table-cell office:value-type="float" office:value="0.819213" calcext:value-type="float">
            <text:p>0.819213</text:p>
          </table:table-cell>
          <table:table-cell office:value-type="float" office:value="0.606013" calcext:value-type="float">
            <text:p>0.606013</text:p>
          </table:table-cell>
        </table:table-row>
        <table:table-row table:style-name="ro1">
          <table:table-cell office:value-type="float" office:value="0.868087" calcext:value-type="float">
            <text:p>0.868087</text:p>
          </table:table-cell>
          <table:table-cell office:value-type="float" office:value="0.563238" calcext:value-type="float">
            <text:p>0.563238</text:p>
          </table:table-cell>
          <table:table-cell/>
          <table:table-cell office:value-type="float" office:value="0.817242" calcext:value-type="float">
            <text:p>0.817242</text:p>
          </table:table-cell>
          <table:table-cell office:value-type="float" office:value="0.607664" calcext:value-type="float">
            <text:p>0.607664</text:p>
          </table:table-cell>
        </table:table-row>
        <table:table-row table:style-name="ro1">
          <table:table-cell office:value-type="float" office:value="0.866032" calcext:value-type="float">
            <text:p>0.866032</text:p>
          </table:table-cell>
          <table:table-cell office:value-type="float" office:value="0.564929" calcext:value-type="float">
            <text:p>0.564929</text:p>
          </table:table-cell>
          <table:table-cell/>
          <table:table-cell office:value-type="float" office:value="0.816628" calcext:value-type="float">
            <text:p>0.816628</text:p>
          </table:table-cell>
          <table:table-cell office:value-type="float" office:value="0.607986" calcext:value-type="float">
            <text:p>0.607986</text:p>
          </table:table-cell>
        </table:table-row>
        <table:table-row table:style-name="ro1">
          <table:table-cell office:value-type="float" office:value="0.860444" calcext:value-type="float">
            <text:p>0.860444</text:p>
          </table:table-cell>
          <table:table-cell office:value-type="float" office:value="0.573404" calcext:value-type="float">
            <text:p>0.573404</text:p>
          </table:table-cell>
          <table:table-cell/>
          <table:table-cell office:value-type="float" office:value="0.816014" calcext:value-type="float">
            <text:p>0.816014</text:p>
          </table:table-cell>
          <table:table-cell office:value-type="float" office:value="0.608307" calcext:value-type="float">
            <text:p>0.608307</text:p>
          </table:table-cell>
        </table:table-row>
        <table:table-row table:style-name="ro1">
          <table:table-cell office:value-type="float" office:value="0.858203" calcext:value-type="float">
            <text:p>0.858203</text:p>
          </table:table-cell>
          <table:table-cell office:value-type="float" office:value="0.574958" calcext:value-type="float">
            <text:p>0.574958</text:p>
          </table:table-cell>
          <table:table-cell/>
          <table:table-cell office:value-type="float" office:value="0.8154" calcext:value-type="float">
            <text:p>0.8154</text:p>
          </table:table-cell>
          <table:table-cell office:value-type="float" office:value="0.608629" calcext:value-type="float">
            <text:p>0.608629</text:p>
          </table:table-cell>
        </table:table-row>
        <table:table-row table:style-name="ro1">
          <table:table-cell office:value-type="float" office:value="0.855899" calcext:value-type="float">
            <text:p>0.855899</text:p>
          </table:table-cell>
          <table:table-cell office:value-type="float" office:value="0.575699" calcext:value-type="float">
            <text:p>0.575699</text:p>
          </table:table-cell>
          <table:table-cell/>
          <table:table-cell office:value-type="float" office:value="0.814786" calcext:value-type="float">
            <text:p>0.814786</text:p>
          </table:table-cell>
          <table:table-cell office:value-type="float" office:value="0.608949" calcext:value-type="float">
            <text:p>0.608949</text:p>
          </table:table-cell>
        </table:table-row>
        <table:table-row table:style-name="ro1">
          <table:table-cell office:value-type="float" office:value="0.854362" calcext:value-type="float">
            <text:p>0.854362</text:p>
          </table:table-cell>
          <table:table-cell office:value-type="float" office:value="0.57619" calcext:value-type="float">
            <text:p>0.57619</text:p>
          </table:table-cell>
          <table:table-cell/>
          <table:table-cell office:value-type="float" office:value="0.813558" calcext:value-type="float">
            <text:p>0.813558</text:p>
          </table:table-cell>
          <table:table-cell office:value-type="float" office:value="0.609589" calcext:value-type="float">
            <text:p>0.609589</text:p>
          </table:table-cell>
        </table:table-row>
        <table:table-row table:style-name="ro1">
          <table:table-cell office:value-type="float" office:value="0.853595" calcext:value-type="float">
            <text:p>0.853595</text:p>
          </table:table-cell>
          <table:table-cell office:value-type="float" office:value="0.576434" calcext:value-type="float">
            <text:p>0.576434</text:p>
          </table:table-cell>
          <table:table-cell/>
          <table:table-cell office:value-type="float" office:value="0.810941" calcext:value-type="float">
            <text:p>0.810941</text:p>
          </table:table-cell>
          <table:table-cell office:value-type="float" office:value="0.610741" calcext:value-type="float">
            <text:p>0.610741</text:p>
          </table:table-cell>
        </table:table-row>
        <table:table-row table:style-name="ro1">
          <table:table-cell office:value-type="float" office:value="0.851019" calcext:value-type="float">
            <text:p>0.851019</text:p>
          </table:table-cell>
          <table:table-cell office:value-type="float" office:value="0.577741" calcext:value-type="float">
            <text:p>0.577741</text:p>
          </table:table-cell>
          <table:table-cell/>
          <table:table-cell office:value-type="float" office:value="0.806776" calcext:value-type="float">
            <text:p>0.806776</text:p>
          </table:table-cell>
          <table:table-cell office:value-type="float" office:value="0.612272" calcext:value-type="float">
            <text:p>0.612272</text:p>
          </table:table-cell>
        </table:table-row>
        <table:table-row table:style-name="ro1">
          <table:table-cell office:value-type="float" office:value="0.847896" calcext:value-type="float">
            <text:p>0.847896</text:p>
          </table:table-cell>
          <table:table-cell office:value-type="float" office:value="0.580193" calcext:value-type="float">
            <text:p>0.580193</text:p>
          </table:table-cell>
          <table:table-cell/>
          <table:table-cell office:value-type="float" office:value="0.80527" calcext:value-type="float">
            <text:p>0.80527</text:p>
          </table:table-cell>
          <table:table-cell office:value-type="float" office:value="0.61425" calcext:value-type="float">
            <text:p>0.61425</text:p>
          </table:table-cell>
        </table:table-row>
        <table:table-row table:style-name="ro1">
          <table:table-cell office:value-type="float" office:value="0.84548" calcext:value-type="float">
            <text:p>0.84548</text:p>
          </table:table-cell>
          <table:table-cell office:value-type="float" office:value="0.581592" calcext:value-type="float">
            <text:p>0.581592</text:p>
          </table:table-cell>
          <table:table-cell/>
          <table:table-cell office:value-type="float" office:value="0.80503" calcext:value-type="float">
            <text:p>0.80503</text:p>
          </table:table-cell>
          <table:table-cell office:value-type="float" office:value="0.617198" calcext:value-type="float">
            <text:p>0.617198</text:p>
          </table:table-cell>
        </table:table-row>
        <table:table-row table:style-name="ro1">
          <table:table-cell office:value-type="float" office:value="0.844107" calcext:value-type="float">
            <text:p>0.844107</text:p>
          </table:table-cell>
          <table:table-cell office:value-type="float" office:value="0.582175" calcext:value-type="float">
            <text:p>0.582175</text:p>
          </table:table-cell>
          <table:table-cell/>
          <table:table-cell office:value-type="float" office:value="0.804969" calcext:value-type="float">
            <text:p>0.804969</text:p>
          </table:table-cell>
          <table:table-cell office:value-type="float" office:value="0.617936" calcext:value-type="float">
            <text:p>0.617936</text:p>
          </table:table-cell>
        </table:table-row>
        <table:table-row table:style-name="ro1">
          <table:table-cell office:value-type="float" office:value="0.843421" calcext:value-type="float">
            <text:p>0.843421</text:p>
          </table:table-cell>
          <table:table-cell office:value-type="float" office:value="0.582465" calcext:value-type="float">
            <text:p>0.582465</text:p>
          </table:table-cell>
          <table:table-cell/>
          <table:table-cell office:value-type="float" office:value="0.804906" calcext:value-type="float">
            <text:p>0.804906</text:p>
          </table:table-cell>
          <table:table-cell office:value-type="float" office:value="0.618673" calcext:value-type="float">
            <text:p>0.618673</text:p>
          </table:table-cell>
        </table:table-row>
        <table:table-row table:style-name="ro1">
          <table:table-cell office:value-type="float" office:value="0.842735" calcext:value-type="float">
            <text:p>0.842735</text:p>
          </table:table-cell>
          <table:table-cell office:value-type="float" office:value="0.582755" calcext:value-type="float">
            <text:p>0.582755</text:p>
          </table:table-cell>
          <table:table-cell/>
          <table:table-cell office:value-type="float" office:value="0.803227" calcext:value-type="float">
            <text:p>0.803227</text:p>
          </table:table-cell>
          <table:table-cell office:value-type="float" office:value="0.620525" calcext:value-type="float">
            <text:p>0.620525</text:p>
          </table:table-cell>
        </table:table-row>
        <table:table-row table:style-name="ro1">
          <table:table-cell office:value-type="float" office:value="0.842048" calcext:value-type="float">
            <text:p>0.842048</text:p>
          </table:table-cell>
          <table:table-cell office:value-type="float" office:value="0.583045" calcext:value-type="float">
            <text:p>0.583045</text:p>
          </table:table-cell>
          <table:table-cell/>
          <table:table-cell office:value-type="float" office:value="0.802451" calcext:value-type="float">
            <text:p>0.802451</text:p>
          </table:table-cell>
          <table:table-cell office:value-type="float" office:value="0.620712" calcext:value-type="float">
            <text:p>0.620712</text:p>
          </table:table-cell>
        </table:table-row>
        <table:table-row table:style-name="ro1">
          <table:table-cell office:value-type="float" office:value="0.841361" calcext:value-type="float">
            <text:p>0.84136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0.800898" calcext:value-type="float">
            <text:p>0.800898</text:p>
          </table:table-cell>
          <table:table-cell office:value-type="float" office:value="0.621083" calcext:value-type="float">
            <text:p>0.621083</text:p>
          </table:table-cell>
        </table:table-row>
        <table:table-row table:style-name="ro1">
          <table:table-cell office:value-type="float" office:value="0.837794" calcext:value-type="float">
            <text:p>0.837794</text:p>
          </table:table-cell>
          <table:table-cell office:value-type="float" office:value="0.58391" calcext:value-type="float">
            <text:p>0.58391</text:p>
          </table:table-cell>
          <table:table-cell/>
          <table:table-cell office:value-type="float" office:value="0.79857" calcext:value-type="float">
            <text:p>0.79857</text:p>
          </table:table-cell>
          <table:table-cell office:value-type="float" office:value="0.621635" calcext:value-type="float">
            <text:p>0.621635</text:p>
          </table:table-cell>
        </table:table-row>
        <table:table-row table:style-name="ro1">
          <table:table-cell office:value-type="float" office:value="0.834506" calcext:value-type="float">
            <text:p>0.834506</text:p>
          </table:table-cell>
          <table:table-cell office:value-type="float" office:value="0.583903" calcext:value-type="float">
            <text:p>0.583903</text:p>
          </table:table-cell>
          <table:table-cell/>
          <table:table-cell office:value-type="float" office:value="0.795782" calcext:value-type="float">
            <text:p>0.795782</text:p>
          </table:table-cell>
          <table:table-cell office:value-type="float" office:value="0.622607" calcext:value-type="float">
            <text:p>0.622607</text:p>
          </table:table-cell>
        </table:table-row>
        <table:table-row table:style-name="ro1">
          <table:table-cell office:value-type="float" office:value="0.83122" calcext:value-type="float">
            <text:p>0.83122</text:p>
          </table:table-cell>
          <table:table-cell office:value-type="float" office:value="0.583886" calcext:value-type="float">
            <text:p>0.583886</text:p>
          </table:table-cell>
          <table:table-cell/>
          <table:table-cell office:value-type="float" office:value="0.792689" calcext:value-type="float">
            <text:p>0.792689</text:p>
          </table:table-cell>
          <table:table-cell office:value-type="float" office:value="0.624118" calcext:value-type="float">
            <text:p>0.624118</text:p>
          </table:table-cell>
        </table:table-row>
        <table:table-row table:style-name="ro1">
          <table:table-cell office:value-type="float" office:value="0.827987" calcext:value-type="float">
            <text:p>0.827987</text:p>
          </table:table-cell>
          <table:table-cell office:value-type="float" office:value="0.584656" calcext:value-type="float">
            <text:p>0.584656</text:p>
          </table:table-cell>
          <table:table-cell/>
          <table:table-cell office:value-type="float" office:value="0.792071" calcext:value-type="float">
            <text:p>0.792071</text:p>
          </table:table-cell>
          <table:table-cell office:value-type="float" office:value="0.624418" calcext:value-type="float">
            <text:p>0.624418</text:p>
          </table:table-cell>
        </table:table-row>
        <table:table-row table:style-name="ro1">
          <table:table-cell office:value-type="float" office:value="0.825374" calcext:value-type="float">
            <text:p>0.825374</text:p>
          </table:table-cell>
          <table:table-cell office:value-type="float" office:value="0.586614" calcext:value-type="float">
            <text:p>0.586614</text:p>
          </table:table-cell>
          <table:table-cell/>
          <table:table-cell office:value-type="float" office:value="0.789752" calcext:value-type="float">
            <text:p>0.789752</text:p>
          </table:table-cell>
          <table:table-cell office:value-type="float" office:value="0.625739" calcext:value-type="float">
            <text:p>0.625739</text:p>
          </table:table-cell>
        </table:table-row>
        <table:table-row table:style-name="ro1">
          <table:table-cell office:value-type="float" office:value="0.824851" calcext:value-type="float">
            <text:p>0.824851</text:p>
          </table:table-cell>
          <table:table-cell office:value-type="float" office:value="0.587004" calcext:value-type="float">
            <text:p>0.587004</text:p>
          </table:table-cell>
          <table:table-cell/>
          <table:table-cell office:value-type="float" office:value="0.788129" calcext:value-type="float">
            <text:p>0.788129</text:p>
          </table:table-cell>
          <table:table-cell office:value-type="float" office:value="0.626819" calcext:value-type="float">
            <text:p>0.626819</text:p>
          </table:table-cell>
        </table:table-row>
        <table:table-row table:style-name="ro1">
          <table:table-cell office:value-type="float" office:value="0.82292" calcext:value-type="float">
            <text:p>0.82292</text:p>
          </table:table-cell>
          <table:table-cell office:value-type="float" office:value="0.588678" calcext:value-type="float">
            <text:p>0.588678</text:p>
          </table:table-cell>
          <table:table-cell/>
          <table:table-cell office:value-type="float" office:value="0.786505" calcext:value-type="float">
            <text:p>0.786505</text:p>
          </table:table-cell>
          <table:table-cell office:value-type="float" office:value="0.627894" calcext:value-type="float">
            <text:p>0.627894</text:p>
          </table:table-cell>
        </table:table-row>
        <table:table-row table:style-name="ro1">
          <table:table-cell office:value-type="float" office:value="0.821591" calcext:value-type="float">
            <text:p>0.821591</text:p>
          </table:table-cell>
          <table:table-cell office:value-type="float" office:value="0.590017" calcext:value-type="float">
            <text:p>0.590017</text:p>
          </table:table-cell>
          <table:table-cell/>
          <table:table-cell office:value-type="float" office:value="0.78465" calcext:value-type="float">
            <text:p>0.78465</text:p>
          </table:table-cell>
          <table:table-cell office:value-type="float" office:value="0.629572" calcext:value-type="float">
            <text:p>0.629572</text:p>
          </table:table-cell>
        </table:table-row>
        <table:table-row table:style-name="ro1">
          <table:table-cell office:value-type="float" office:value="0.820261" calcext:value-type="float">
            <text:p>0.820261</text:p>
          </table:table-cell>
          <table:table-cell office:value-type="float" office:value="0.591353" calcext:value-type="float">
            <text:p>0.591353</text:p>
          </table:table-cell>
          <table:table-cell/>
          <table:table-cell office:value-type="float" office:value="0.782327" calcext:value-type="float">
            <text:p>0.782327</text:p>
          </table:table-cell>
          <table:table-cell office:value-type="float" office:value="0.632456" calcext:value-type="float">
            <text:p>0.632456</text:p>
          </table:table-cell>
        </table:table-row>
        <table:table-row table:style-name="ro1">
          <table:table-cell office:value-type="float" office:value="0.818645" calcext:value-type="float">
            <text:p>0.818645</text:p>
          </table:table-cell>
          <table:table-cell office:value-type="float" office:value="0.593247" calcext:value-type="float">
            <text:p>0.593247</text:p>
          </table:table-cell>
          <table:table-cell/>
          <table:table-cell office:value-type="float" office:value="0.780617" calcext:value-type="float">
            <text:p>0.780617</text:p>
          </table:table-cell>
          <table:table-cell office:value-type="float" office:value="0.634249" calcext:value-type="float">
            <text:p>0.634249</text:p>
          </table:table-cell>
        </table:table-row>
        <table:table-row table:style-name="ro1">
          <table:table-cell office:value-type="float" office:value="0.809077" calcext:value-type="float">
            <text:p>0.809077</text:p>
          </table:table-cell>
          <table:table-cell office:value-type="float" office:value="0.606231" calcext:value-type="float">
            <text:p>0.606231</text:p>
          </table:table-cell>
          <table:table-cell/>
          <table:table-cell office:value-type="float" office:value="0.768408" calcext:value-type="float">
            <text:p>0.768408</text:p>
          </table:table-cell>
          <table:table-cell office:value-type="float" office:value="0.644949" calcext:value-type="float">
            <text:p>0.644949</text:p>
          </table:table-cell>
        </table:table-row>
        <table:table-row table:style-name="ro1">
          <table:table-cell office:value-type="float" office:value="0.807427" calcext:value-type="float">
            <text:p>0.807427</text:p>
          </table:table-cell>
          <table:table-cell office:value-type="float" office:value="0.608094" calcext:value-type="float">
            <text:p>0.608094</text:p>
          </table:table-cell>
          <table:table-cell/>
          <table:table-cell office:value-type="float" office:value="0.766364" calcext:value-type="float">
            <text:p>0.766364</text:p>
          </table:table-cell>
          <table:table-cell office:value-type="float" office:value="0.646446" calcext:value-type="float">
            <text:p>0.646446</text:p>
          </table:table-cell>
        </table:table-row>
        <table:table-row table:style-name="ro1">
          <table:table-cell office:value-type="float" office:value="0.804704" calcext:value-type="float">
            <text:p>0.804704</text:p>
          </table:table-cell>
          <table:table-cell office:value-type="float" office:value="0.6107" calcext:value-type="float">
            <text:p>0.6107</text:p>
          </table:table-cell>
          <table:table-cell/>
          <table:table-cell office:value-type="float" office:value="0.764715" calcext:value-type="float">
            <text:p>0.764715</text:p>
          </table:table-cell>
          <table:table-cell office:value-type="float" office:value="0.647468" calcext:value-type="float">
            <text:p>0.647468</text:p>
          </table:table-cell>
        </table:table-row>
        <table:table-row table:style-name="ro1">
          <table:table-cell office:value-type="float" office:value="0.803521" calcext:value-type="float">
            <text:p>0.803521</text:p>
          </table:table-cell>
          <table:table-cell office:value-type="float" office:value="0.612916" calcext:value-type="float">
            <text:p>0.612916</text:p>
          </table:table-cell>
          <table:table-cell/>
          <table:table-cell office:value-type="float" office:value="0.763064" calcext:value-type="float">
            <text:p>0.763064</text:p>
          </table:table-cell>
          <table:table-cell office:value-type="float" office:value="0.648486" calcext:value-type="float">
            <text:p>0.648486</text:p>
          </table:table-cell>
        </table:table-row>
        <table:table-row table:style-name="ro1">
          <table:table-cell office:value-type="float" office:value="0.803383" calcext:value-type="float">
            <text:p>0.803383</text:p>
          </table:table-cell>
          <table:table-cell office:value-type="float" office:value="0.613591" calcext:value-type="float">
            <text:p>0.613591</text:p>
          </table:table-cell>
          <table:table-cell/>
          <table:table-cell office:value-type="float" office:value="0.761964" calcext:value-type="float">
            <text:p>0.761964</text:p>
          </table:table-cell>
          <table:table-cell office:value-type="float" office:value="0.649163" calcext:value-type="float">
            <text:p>0.649163</text:p>
          </table:table-cell>
        </table:table-row>
        <table:table-row table:style-name="ro1">
          <table:table-cell office:value-type="float" office:value="0.802827" calcext:value-type="float">
            <text:p>0.802827</text:p>
          </table:table-cell>
          <table:table-cell office:value-type="float" office:value="0.616292" calcext:value-type="float">
            <text:p>0.616292</text:p>
          </table:table-cell>
          <table:table-cell/>
          <table:table-cell office:value-type="float" office:value="0.760862" calcext:value-type="float">
            <text:p>0.760862</text:p>
          </table:table-cell>
          <table:table-cell office:value-type="float" office:value="0.649838" calcext:value-type="float">
            <text:p>0.649838</text:p>
          </table:table-cell>
        </table:table-row>
        <table:table-row table:style-name="ro1">
          <table:table-cell office:value-type="float" office:value="0.802686" calcext:value-type="float">
            <text:p>0.802686</text:p>
          </table:table-cell>
          <table:table-cell office:value-type="float" office:value="0.616967" calcext:value-type="float">
            <text:p>0.616967</text:p>
          </table:table-cell>
          <table:table-cell/>
          <table:table-cell office:value-type="float" office:value="0.757555" calcext:value-type="float">
            <text:p>0.757555</text:p>
          </table:table-cell>
          <table:table-cell office:value-type="float" office:value="0.651852" calcext:value-type="float">
            <text:p>0.651852</text:p>
          </table:table-cell>
        </table:table-row>
        <table:table-row table:style-name="ro1">
          <table:table-cell office:value-type="float" office:value="0.801486" calcext:value-type="float">
            <text:p>0.801486</text:p>
          </table:table-cell>
          <table:table-cell office:value-type="float" office:value="0.61918" calcext:value-type="float">
            <text:p>0.61918</text:p>
          </table:table-cell>
          <table:table-cell/>
          <table:table-cell office:value-type="float" office:value="0.755499" calcext:value-type="float">
            <text:p>0.755499</text:p>
          </table:table-cell>
          <table:table-cell office:value-type="float" office:value="0.653317" calcext:value-type="float">
            <text:p>0.653317</text:p>
          </table:table-cell>
        </table:table-row>
        <table:table-row table:style-name="ro1">
          <table:table-cell office:value-type="float" office:value="0.798728" calcext:value-type="float">
            <text:p>0.798728</text:p>
          </table:table-cell>
          <table:table-cell office:value-type="float" office:value="0.621758" calcext:value-type="float">
            <text:p>0.621758</text:p>
          </table:table-cell>
          <table:table-cell/>
          <table:table-cell office:value-type="float" office:value="0.753114" calcext:value-type="float">
            <text:p>0.753114</text:p>
          </table:table-cell>
          <table:table-cell office:value-type="float" office:value="0.655303" calcext:value-type="float">
            <text:p>0.655303</text:p>
          </table:table-cell>
        </table:table-row>
        <table:table-row table:style-name="ro1">
          <table:table-cell office:value-type="float" office:value="0.797042" calcext:value-type="float">
            <text:p>0.797042</text:p>
          </table:table-cell>
          <table:table-cell office:value-type="float" office:value="0.623593" calcext:value-type="float">
            <text:p>0.623593</text:p>
          </table:table-cell>
          <table:table-cell/>
          <table:table-cell office:value-type="float" office:value="0.752636" calcext:value-type="float">
            <text:p>0.752636</text:p>
          </table:table-cell>
          <table:table-cell office:value-type="float" office:value="0.6557" calcext:value-type="float">
            <text:p>0.6557</text:p>
          </table:table-cell>
        </table:table-row>
        <table:table-row table:style-name="ro1">
          <table:table-cell office:value-type="float" office:value="0.794741" calcext:value-type="float">
            <text:p>0.794741</text:p>
          </table:table-cell>
          <table:table-cell office:value-type="float" office:value="0.626523" calcext:value-type="float">
            <text:p>0.626523</text:p>
          </table:table-cell>
          <table:table-cell/>
          <table:table-cell office:value-type="float" office:value="0.750573" calcext:value-type="float">
            <text:p>0.750573</text:p>
          </table:table-cell>
          <table:table-cell office:value-type="float" office:value="0.657149" calcext:value-type="float">
            <text:p>0.657149</text:p>
          </table:table-cell>
        </table:table-row>
        <table:table-row table:style-name="ro1">
          <table:table-cell office:value-type="float" office:value="0.792887" calcext:value-type="float">
            <text:p>0.792887</text:p>
          </table:table-cell>
          <table:table-cell office:value-type="float" office:value="0.628223" calcext:value-type="float">
            <text:p>0.628223</text:p>
          </table:table-cell>
          <table:table-cell/>
          <table:table-cell office:value-type="float" office:value="0.747249" calcext:value-type="float">
            <text:p>0.747249</text:p>
          </table:table-cell>
          <table:table-cell office:value-type="float" office:value="0.659115" calcext:value-type="float">
            <text:p>0.659115</text:p>
          </table:table-cell>
        </table:table-row>
        <table:table-row table:style-name="ro1">
          <table:table-cell office:value-type="float" office:value="0.79126" calcext:value-type="float">
            <text:p>0.79126</text:p>
          </table:table-cell>
          <table:table-cell office:value-type="float" office:value="0.629308" calcext:value-type="float">
            <text:p>0.629308</text:p>
          </table:table-cell>
          <table:table-cell/>
          <table:table-cell office:value-type="float" office:value="0.74533" calcext:value-type="float">
            <text:p>0.74533</text:p>
          </table:table-cell>
          <table:table-cell office:value-type="float" office:value="0.660681" calcext:value-type="float">
            <text:p>0.660681</text:p>
          </table:table-cell>
        </table:table-row>
        <table:table-row table:style-name="ro1">
          <table:table-cell office:value-type="float" office:value="0.789631" calcext:value-type="float">
            <text:p>0.789631</text:p>
          </table:table-cell>
          <table:table-cell office:value-type="float" office:value="0.630389" calcext:value-type="float">
            <text:p>0.630389</text:p>
          </table:table-cell>
          <table:table-cell/>
          <table:table-cell office:value-type="float" office:value="0.742892" calcext:value-type="float">
            <text:p>0.742892</text:p>
          </table:table-cell>
          <table:table-cell office:value-type="float" office:value="0.663421" calcext:value-type="float">
            <text:p>0.663421</text:p>
          </table:table-cell>
        </table:table-row>
        <table:table-row table:style-name="ro1">
          <table:table-cell office:value-type="float" office:value="0.788081" calcext:value-type="float">
            <text:p>0.788081</text:p>
          </table:table-cell>
          <table:table-cell office:value-type="float" office:value="0.632326" calcext:value-type="float">
            <text:p>0.632326</text:p>
          </table:table-cell>
          <table:table-cell/>
          <table:table-cell office:value-type="float" office:value="0.741559" calcext:value-type="float">
            <text:p>0.741559</text:p>
          </table:table-cell>
          <table:table-cell office:value-type="float" office:value="0.665509" calcext:value-type="float">
            <text:p>0.665509</text:p>
          </table:table-cell>
        </table:table-row>
        <table:table-row table:style-name="ro1">
          <table:table-cell office:value-type="float" office:value="0.786681" calcext:value-type="float">
            <text:p>0.786681</text:p>
          </table:table-cell>
          <table:table-cell office:value-type="float" office:value="0.635977" calcext:value-type="float">
            <text:p>0.635977</text:p>
          </table:table-cell>
          <table:table-cell/>
          <table:table-cell office:value-type="float" office:value="0.739994" calcext:value-type="float">
            <text:p>0.739994</text:p>
          </table:table-cell>
          <table:table-cell office:value-type="float" office:value="0.66904" calcext:value-type="float">
            <text:p>0.66904</text:p>
          </table:table-cell>
        </table:table-row>
        <table:table-row table:style-name="ro1">
          <table:table-cell office:value-type="float" office:value="0.785118" calcext:value-type="float">
            <text:p>0.785118</text:p>
          </table:table-cell>
          <table:table-cell office:value-type="float" office:value="0.637906" calcext:value-type="float">
            <text:p>0.637906</text:p>
          </table:table-cell>
          <table:table-cell/>
          <table:table-cell office:value-type="float" office:value="0.738646" calcext:value-type="float">
            <text:p>0.738646</text:p>
          </table:table-cell>
          <table:table-cell office:value-type="float" office:value="0.671123" calcext:value-type="float">
            <text:p>0.671123</text:p>
          </table:table-cell>
        </table:table-row>
        <table:table-row table:style-name="ro1">
          <table:table-cell office:value-type="float" office:value="0.783478" calcext:value-type="float">
            <text:p>0.783478</text:p>
          </table:table-cell>
          <table:table-cell office:value-type="float" office:value="0.638971" calcext:value-type="float">
            <text:p>0.638971</text:p>
          </table:table-cell>
          <table:table-cell/>
          <table:table-cell office:value-type="float" office:value="0.73617" calcext:value-type="float">
            <text:p>0.73617</text:p>
          </table:table-cell>
          <table:table-cell office:value-type="float" office:value="0.673838" calcext:value-type="float">
            <text:p>0.673838</text:p>
          </table:table-cell>
        </table:table-row>
        <table:table-row table:style-name="ro1">
          <table:table-cell office:value-type="float" office:value="0.781836" calcext:value-type="float">
            <text:p>0.781836</text:p>
          </table:table-cell>
          <table:table-cell office:value-type="float" office:value="0.640032" calcext:value-type="float">
            <text:p>0.640032</text:p>
          </table:table-cell>
          <table:table-cell/>
          <table:table-cell office:value-type="float" office:value="0.733778" calcext:value-type="float">
            <text:p>0.733778</text:p>
          </table:table-cell>
          <table:table-cell office:value-type="float" office:value="0.674965" calcext:value-type="float">
            <text:p>0.674965</text:p>
          </table:table-cell>
        </table:table-row>
        <table:table-row table:style-name="ro1">
          <table:table-cell office:value-type="float" office:value="0.779954" calcext:value-type="float">
            <text:p>0.779954</text:p>
          </table:table-cell>
          <table:table-cell office:value-type="float" office:value="0.641695" calcext:value-type="float">
            <text:p>0.641695</text:p>
          </table:table-cell>
          <table:table-cell/>
          <table:table-cell office:value-type="float" office:value="0.729088" calcext:value-type="float">
            <text:p>0.729088</text:p>
          </table:table-cell>
          <table:table-cell office:value-type="float" office:value="0.675623" calcext:value-type="float">
            <text:p>0.675623</text:p>
          </table:table-cell>
        </table:table-row>
        <table:table-row table:style-name="ro1">
          <table:table-cell office:value-type="float" office:value="0.773616" calcext:value-type="float">
            <text:p>0.773616</text:p>
          </table:table-cell>
          <table:table-cell office:value-type="float" office:value="0.649321" calcext:value-type="float">
            <text:p>0.649321</text:p>
          </table:table-cell>
          <table:table-cell/>
          <table:table-cell office:value-type="float" office:value="0.726988" calcext:value-type="float">
            <text:p>0.726988</text:p>
          </table:table-cell>
          <table:table-cell office:value-type="float" office:value="0.677002" calcext:value-type="float">
            <text:p>0.677002</text:p>
          </table:table-cell>
        </table:table-row>
        <table:table-row table:style-name="ro1">
          <table:table-cell office:value-type="float" office:value="0.771562" calcext:value-type="float">
            <text:p>0.771562</text:p>
          </table:table-cell>
          <table:table-cell office:value-type="float" office:value="0.650831" calcext:value-type="float">
            <text:p>0.650831</text:p>
          </table:table-cell>
          <table:table-cell/>
          <table:table-cell office:value-type="float" office:value="0.725366" calcext:value-type="float">
            <text:p>0.725366</text:p>
          </table:table-cell>
          <table:table-cell office:value-type="float" office:value="0.680495" calcext:value-type="float">
            <text:p>0.680495</text:p>
          </table:table-cell>
        </table:table-row>
        <table:table-row table:style-name="ro1">
          <table:table-cell office:value-type="float" office:value="0.770933" calcext:value-type="float">
            <text:p>0.770933</text:p>
          </table:table-cell>
          <table:table-cell office:value-type="float" office:value="0.651111" calcext:value-type="float">
            <text:p>0.651111</text:p>
          </table:table-cell>
          <table:table-cell/>
          <table:table-cell office:value-type="float" office:value="0.723548" calcext:value-type="float">
            <text:p>0.723548</text:p>
          </table:table-cell>
          <table:table-cell office:value-type="float" office:value="0.682136" calcext:value-type="float">
            <text:p>0.682136</text:p>
          </table:table-cell>
        </table:table-row>
        <table:table-row table:style-name="ro1">
          <table:table-cell office:value-type="float" office:value="0.770304" calcext:value-type="float">
            <text:p>0.770304</text:p>
          </table:table-cell>
          <table:table-cell office:value-type="float" office:value="0.65139" calcext:value-type="float">
            <text:p>0.65139</text:p>
          </table:table-cell>
          <table:table-cell/>
          <table:table-cell office:value-type="float" office:value="0.719727" calcext:value-type="float">
            <text:p>0.719727</text:p>
          </table:table-cell>
          <table:table-cell office:value-type="float" office:value="0.683555" calcext:value-type="float">
            <text:p>0.683555</text:p>
          </table:table-cell>
        </table:table-row>
        <table:table-row table:style-name="ro1">
          <table:table-cell office:value-type="float" office:value="0.769675" calcext:value-type="float">
            <text:p>0.769675</text:p>
          </table:table-cell>
          <table:table-cell office:value-type="float" office:value="0.651668" calcext:value-type="float">
            <text:p>0.651668</text:p>
          </table:table-cell>
          <table:table-cell/>
          <table:table-cell office:value-type="float" office:value="0.717613" calcext:value-type="float">
            <text:p>0.717613</text:p>
          </table:table-cell>
          <table:table-cell office:value-type="float" office:value="0.684905" calcext:value-type="float">
            <text:p>0.684905</text:p>
          </table:table-cell>
        </table:table-row>
        <table:table-row table:style-name="ro1">
          <table:table-cell office:value-type="float" office:value="0.769047" calcext:value-type="float">
            <text:p>0.769047</text:p>
          </table:table-cell>
          <table:table-cell office:value-type="float" office:value="0.651947" calcext:value-type="float">
            <text:p>0.651947</text:p>
          </table:table-cell>
          <table:table-cell/>
          <table:table-cell office:value-type="float" office:value="0.70231" calcext:value-type="float">
            <text:p>0.70231</text:p>
          </table:table-cell>
          <table:table-cell office:value-type="float" office:value="0.700589" calcext:value-type="float">
            <text:p>0.700589</text:p>
          </table:table-cell>
        </table:table-row>
        <table:table-row table:style-name="ro1">
          <table:table-cell office:value-type="float" office:value="0.767789" calcext:value-type="float">
            <text:p>0.767789</text:p>
          </table:table-cell>
          <table:table-cell office:value-type="float" office:value="0.652501" calcext:value-type="float">
            <text:p>0.652501</text:p>
          </table:table-cell>
          <table:table-cell/>
          <table:table-cell office:value-type="float" office:value="0.700447" calcext:value-type="float">
            <text:p>0.700447</text:p>
          </table:table-cell>
          <table:table-cell office:value-type="float" office:value="0.702169" calcext:value-type="float">
            <text:p>0.702169</text:p>
          </table:table-cell>
        </table:table-row>
        <table:table-row table:style-name="ro1">
          <table:table-cell office:value-type="float" office:value="0.764816" calcext:value-type="float">
            <text:p>0.764816</text:p>
          </table:table-cell>
          <table:table-cell office:value-type="float" office:value="0.653215" calcext:value-type="float">
            <text:p>0.653215</text:p>
          </table:table-cell>
          <table:table-cell/>
          <table:table-cell office:value-type="float" office:value="0.697435" calcext:value-type="float">
            <text:p>0.697435</text:p>
          </table:table-cell>
          <table:table-cell office:value-type="float" office:value="0.704316" calcext:value-type="float">
            <text:p>0.704316</text:p>
          </table:table-cell>
        </table:table-row>
        <table:table-row table:style-name="ro1">
          <table:table-cell office:value-type="float" office:value="0.763959" calcext:value-type="float">
            <text:p>0.763959</text:p>
          </table:table-cell>
          <table:table-cell office:value-type="float" office:value="0.653294" calcext:value-type="float">
            <text:p>0.653294</text:p>
          </table:table-cell>
          <table:table-cell/>
          <table:table-cell office:value-type="float" office:value="0.695564" calcext:value-type="float">
            <text:p>0.695564</text:p>
          </table:table-cell>
          <table:table-cell office:value-type="float" office:value="0.705883" calcext:value-type="float">
            <text:p>0.705883</text:p>
          </table:table-cell>
        </table:table-row>
        <table:table-row table:style-name="ro1">
          <table:table-cell office:value-type="float" office:value="0.759677" calcext:value-type="float">
            <text:p>0.759677</text:p>
          </table:table-cell>
          <table:table-cell office:value-type="float" office:value="0.653678" calcext:value-type="float">
            <text:p>0.653678</text:p>
          </table:table-cell>
          <table:table-cell/>
          <table:table-cell office:value-type="float" office:value="0.692961" calcext:value-type="float">
            <text:p>0.692961</text:p>
          </table:table-cell>
          <table:table-cell office:value-type="float" office:value="0.708439" calcext:value-type="float">
            <text:p>0.708439</text:p>
          </table:table-cell>
        </table:table-row>
        <table:table-row table:style-name="ro1">
          <table:table-cell office:value-type="float" office:value="0.756709" calcext:value-type="float">
            <text:p>0.756709</text:p>
          </table:table-cell>
          <table:table-cell office:value-type="float" office:value="0.654363" calcext:value-type="float">
            <text:p>0.654363</text:p>
          </table:table-cell>
          <table:table-cell/>
          <table:table-cell office:value-type="float" office:value="0.689964" calcext:value-type="float">
            <text:p>0.689964</text:p>
          </table:table-cell>
          <table:table-cell office:value-type="float" office:value="0.708848" calcext:value-type="float">
            <text:p>0.708848</text:p>
          </table:table-cell>
        </table:table-row>
        <table:table-row table:style-name="ro1">
          <table:table-cell office:value-type="float" office:value="0.752938" calcext:value-type="float">
            <text:p>0.752938</text:p>
          </table:table-cell>
          <table:table-cell office:value-type="float" office:value="0.655962" calcext:value-type="float">
            <text:p>0.655962</text:p>
          </table:table-cell>
          <table:table-cell/>
          <table:table-cell office:value-type="float" office:value="0.683598" calcext:value-type="float">
            <text:p>0.683598</text:p>
          </table:table-cell>
          <table:table-cell office:value-type="float" office:value="0.7075" calcext:value-type="float">
            <text:p>0.7075</text:p>
          </table:table-cell>
        </table:table-row>
        <table:table-row table:style-name="ro1">
          <table:table-cell office:value-type="float" office:value="0.750874" calcext:value-type="float">
            <text:p>0.750874</text:p>
          </table:table-cell>
          <table:table-cell office:value-type="float" office:value="0.657413" calcext:value-type="float">
            <text:p>0.657413</text:p>
          </table:table-cell>
          <table:table-cell/>
          <table:table-cell office:value-type="float" office:value="0.681859" calcext:value-type="float">
            <text:p>0.681859</text:p>
          </table:table-cell>
          <table:table-cell office:value-type="float" office:value="0.709176" calcext:value-type="float">
            <text:p>0.709176</text:p>
          </table:table-cell>
        </table:table-row>
        <table:table-row table:style-name="ro1">
          <table:table-cell office:value-type="float" office:value="0.740291" calcext:value-type="float">
            <text:p>0.740291</text:p>
          </table:table-cell>
          <table:table-cell office:value-type="float" office:value="0.669308" calcext:value-type="float">
            <text:p>0.669308</text:p>
          </table:table-cell>
          <table:table-cell/>
          <table:table-cell office:value-type="float" office:value="0.682972" calcext:value-type="float">
            <text:p>0.682972</text:p>
          </table:table-cell>
          <table:table-cell office:value-type="float" office:value="0.715588" calcext:value-type="float">
            <text:p>0.715588</text:p>
          </table:table-cell>
        </table:table-row>
        <table:table-row table:style-name="ro1">
          <table:table-cell office:value-type="float" office:value="0.738202" calcext:value-type="float">
            <text:p>0.738202</text:p>
          </table:table-cell>
          <table:table-cell office:value-type="float" office:value="0.670719" calcext:value-type="float">
            <text:p>0.670719</text:p>
          </table:table-cell>
          <table:table-cell/>
          <table:table-cell office:value-type="float" office:value="0.681214" calcext:value-type="float">
            <text:p>0.681214</text:p>
          </table:table-cell>
          <table:table-cell office:value-type="float" office:value="0.717262" calcext:value-type="float">
            <text:p>0.717262</text:p>
          </table:table-cell>
        </table:table-row>
        <table:table-row table:style-name="ro1">
          <table:table-cell office:value-type="float" office:value="0.7344" calcext:value-type="float">
            <text:p>0.7344</text:p>
          </table:table-cell>
          <table:table-cell office:value-type="float" office:value="0.672217" calcext:value-type="float">
            <text:p>0.672217</text:p>
          </table:table-cell>
          <table:table-cell/>
          <table:table-cell office:value-type="float" office:value="0.674864" calcext:value-type="float">
            <text:p>0.674864</text:p>
          </table:table-cell>
          <table:table-cell office:value-type="float" office:value="0.715836" calcext:value-type="float">
            <text:p>0.715836</text:p>
          </table:table-cell>
        </table:table-row>
        <table:table-row table:style-name="ro1">
          <table:table-cell office:value-type="float" office:value="0.732012" calcext:value-type="float">
            <text:p>0.732012</text:p>
          </table:table-cell>
          <table:table-cell office:value-type="float" office:value="0.673341" calcext:value-type="float">
            <text:p>0.673341</text:p>
          </table:table-cell>
          <table:table-cell/>
          <table:table-cell office:value-type="float" office:value="0.672558" calcext:value-type="float">
            <text:p>0.672558</text:p>
          </table:table-cell>
          <table:table-cell office:value-type="float" office:value="0.716906" calcext:value-type="float">
            <text:p>0.716906</text:p>
          </table:table-cell>
        </table:table-row>
        <table:table-row table:style-name="ro1">
          <table:table-cell office:value-type="float" office:value="0.728648" calcext:value-type="float">
            <text:p>0.728648</text:p>
          </table:table-cell>
          <table:table-cell office:value-type="float" office:value="0.675215" calcext:value-type="float">
            <text:p>0.675215</text:p>
          </table:table-cell>
          <table:table-cell/>
          <table:table-cell office:value-type="float" office:value="0.67246" calcext:value-type="float">
            <text:p>0.67246</text:p>
          </table:table-cell>
          <table:table-cell office:value-type="float" office:value="0.717684" calcext:value-type="float">
            <text:p>0.717684</text:p>
          </table:table-cell>
        </table:table-row>
        <table:table-row table:style-name="ro1">
          <table:table-cell office:value-type="float" office:value="0.726696" calcext:value-type="float">
            <text:p>0.726696</text:p>
          </table:table-cell>
          <table:table-cell office:value-type="float" office:value="0.676729" calcext:value-type="float">
            <text:p>0.676729</text:p>
          </table:table-cell>
          <table:table-cell/>
          <table:table-cell office:value-type="float" office:value="0.672361" calcext:value-type="float">
            <text:p>0.672361</text:p>
          </table:table-cell>
          <table:table-cell office:value-type="float" office:value="0.718461" calcext:value-type="float">
            <text:p>0.718461</text:p>
          </table:table-cell>
        </table:table-row>
        <table:table-row table:style-name="ro1">
          <table:table-cell office:value-type="float" office:value="0.720017" calcext:value-type="float">
            <text:p>0.720017</text:p>
          </table:table-cell>
          <table:table-cell office:value-type="float" office:value="0.683831" calcext:value-type="float">
            <text:p>0.683831</text:p>
          </table:table-cell>
          <table:table-cell/>
          <table:table-cell office:value-type="float" office:value="0.672261" calcext:value-type="float">
            <text:p>0.672261</text:p>
          </table:table-cell>
          <table:table-cell office:value-type="float" office:value="0.719239" calcext:value-type="float">
            <text:p>0.719239</text:p>
          </table:table-cell>
        </table:table-row>
        <table:table-row table:style-name="ro1">
          <table:table-cell office:value-type="float" office:value="0.717902" calcext:value-type="float">
            <text:p>0.717902</text:p>
          </table:table-cell>
          <table:table-cell office:value-type="float" office:value="0.685182" calcext:value-type="float">
            <text:p>0.685182</text:p>
          </table:table-cell>
          <table:table-cell/>
          <table:table-cell office:value-type="float" office:value="0.672161" calcext:value-type="float">
            <text:p>0.672161</text:p>
          </table:table-cell>
          <table:table-cell office:value-type="float" office:value="0.720017" calcext:value-type="float">
            <text:p>0.720017</text:p>
          </table:table-cell>
        </table:table-row>
        <table:table-row table:style-name="ro1">
          <table:table-cell office:value-type="float" office:value="0.714078" calcext:value-type="float">
            <text:p>0.714078</text:p>
          </table:table-cell>
          <table:table-cell office:value-type="float" office:value="0.686572" calcext:value-type="float">
            <text:p>0.686572</text:p>
          </table:table-cell>
          <table:table-cell/>
          <table:table-cell office:value-type="float" office:value="0.67206" calcext:value-type="float">
            <text:p>0.67206</text:p>
          </table:table-cell>
          <table:table-cell office:value-type="float" office:value="0.720795" calcext:value-type="float">
            <text:p>0.720795</text:p>
          </table:table-cell>
        </table:table-row>
        <table:table-row table:style-name="ro1">
          <table:table-cell office:value-type="float" office:value="0.711383" calcext:value-type="float">
            <text:p>0.711383</text:p>
          </table:table-cell>
          <table:table-cell office:value-type="float" office:value="0.68735" calcext:value-type="float">
            <text:p>0.68735</text:p>
          </table:table-cell>
          <table:table-cell/>
          <table:table-cell office:value-type="float" office:value="0.671959" calcext:value-type="float">
            <text:p>0.671959</text:p>
          </table:table-cell>
          <table:table-cell office:value-type="float" office:value="0.721573" calcext:value-type="float">
            <text:p>0.721573</text:p>
          </table:table-cell>
        </table:table-row>
        <table:table-row table:style-name="ro1">
          <table:table-cell office:value-type="float" office:value="0.707128" calcext:value-type="float">
            <text:p>0.707128</text:p>
          </table:table-cell>
          <table:table-cell office:value-type="float" office:value="0.68829" calcext:value-type="float">
            <text:p>0.68829</text:p>
          </table:table-cell>
          <table:table-cell/>
          <table:table-cell office:value-type="float" office:value="0.670186" calcext:value-type="float">
            <text:p>0.670186</text:p>
          </table:table-cell>
          <table:table-cell office:value-type="float" office:value="0.72322" calcext:value-type="float">
            <text:p>0.72322</text:p>
          </table:table-cell>
        </table:table-row>
        <table:table-row table:style-name="ro1">
          <table:table-cell office:value-type="float" office:value="0.704722" calcext:value-type="float">
            <text:p>0.704722</text:p>
          </table:table-cell>
          <table:table-cell office:value-type="float" office:value="0.689325" calcext:value-type="float">
            <text:p>0.689325</text:p>
          </table:table-cell>
          <table:table-cell/>
          <table:table-cell office:value-type="float" office:value="0.665487" calcext:value-type="float">
            <text:p>0.665487</text:p>
          </table:table-cell>
          <table:table-cell office:value-type="float" office:value="0.723475" calcext:value-type="float">
            <text:p>0.723475</text:p>
          </table:table-cell>
        </table:table-row>
        <table:table-row table:style-name="ro1">
          <table:table-cell office:value-type="float" office:value="0.702247" calcext:value-type="float">
            <text:p>0.702247</text:p>
          </table:table-cell>
          <table:table-cell office:value-type="float" office:value="0.691133" calcext:value-type="float">
            <text:p>0.691133</text:p>
          </table:table-cell>
          <table:table-cell/>
          <table:table-cell office:value-type="float" office:value="0.663305" calcext:value-type="float">
            <text:p>0.663305</text:p>
          </table:table-cell>
          <table:table-cell office:value-type="float" office:value="0.724663" calcext:value-type="float">
            <text:p>0.724663</text:p>
          </table:table-cell>
        </table:table-row>
        <table:table-row table:style-name="ro1">
          <table:table-cell office:value-type="float" office:value="0.701752" calcext:value-type="float">
            <text:p>0.701752</text:p>
          </table:table-cell>
          <table:table-cell office:value-type="float" office:value="0.691493" calcext:value-type="float">
            <text:p>0.691493</text:p>
          </table:table-cell>
          <table:table-cell/>
          <table:table-cell office:value-type="float" office:value="0.661439" calcext:value-type="float">
            <text:p>0.661439</text:p>
          </table:table-cell>
          <table:table-cell office:value-type="float" office:value="0.727988" calcext:value-type="float">
            <text:p>0.727988</text:p>
          </table:table-cell>
        </table:table-row>
        <table:table-row table:style-name="ro1">
          <table:table-cell office:value-type="float" office:value="0.699626" calcext:value-type="float">
            <text:p>0.699626</text:p>
          </table:table-cell>
          <table:table-cell office:value-type="float" office:value="0.692792" calcext:value-type="float">
            <text:p>0.692792</text:p>
          </table:table-cell>
          <table:table-cell/>
          <table:table-cell office:value-type="float" office:value="0.659382" calcext:value-type="float">
            <text:p>0.659382</text:p>
          </table:table-cell>
          <table:table-cell office:value-type="float" office:value="0.729313" calcext:value-type="float">
            <text:p>0.729313</text:p>
          </table:table-cell>
        </table:table-row>
        <table:table-row table:style-name="ro1">
          <table:table-cell office:value-type="float" office:value="0.696222" calcext:value-type="float">
            <text:p>0.696222</text:p>
          </table:table-cell>
          <table:table-cell office:value-type="float" office:value="0.694515" calcext:value-type="float">
            <text:p>0.694515</text:p>
          </table:table-cell>
          <table:table-cell/>
          <table:table-cell office:value-type="float" office:value="0.65509" calcext:value-type="float">
            <text:p>0.65509</text:p>
          </table:table-cell>
          <table:table-cell office:value-type="float" office:value="0.729949" calcext:value-type="float">
            <text:p>0.729949</text:p>
          </table:table-cell>
        </table:table-row>
        <table:table-row table:style-name="ro1">
          <table:table-cell office:value-type="float" office:value="0.694233" calcext:value-type="float">
            <text:p>0.694233</text:p>
          </table:table-cell>
          <table:table-cell office:value-type="float" office:value="0.695938" calcext:value-type="float">
            <text:p>0.695938</text:p>
          </table:table-cell>
          <table:table-cell/>
          <table:table-cell office:value-type="float" office:value="0.653296" calcext:value-type="float">
            <text:p>0.653296</text:p>
          </table:table-cell>
          <table:table-cell office:value-type="float" office:value="0.731555" calcext:value-type="float">
            <text:p>0.731555</text:p>
          </table:table-cell>
        </table:table-row>
        <table:table-row table:style-name="ro1">
          <table:table-cell office:value-type="float" office:value="0.678691" calcext:value-type="float">
            <text:p>0.678691</text:p>
          </table:table-cell>
          <table:table-cell office:value-type="float" office:value="0.711103" calcext:value-type="float">
            <text:p>0.711103</text:p>
          </table:table-cell>
          <table:table-cell/>
          <table:table-cell office:value-type="float" office:value="0.652191" calcext:value-type="float">
            <text:p>0.652191</text:p>
          </table:table-cell>
          <table:table-cell office:value-type="float" office:value="0.735751" calcext:value-type="float">
            <text:p>0.735751</text:p>
          </table:table-cell>
        </table:table-row>
        <table:table-row table:style-name="ro1">
          <table:table-cell office:value-type="float" office:value="0.677495" calcext:value-type="float">
            <text:p>0.677495</text:p>
          </table:table-cell>
          <table:table-cell office:value-type="float" office:value="0.713346" calcext:value-type="float">
            <text:p>0.713346</text:p>
          </table:table-cell>
          <table:table-cell/>
          <table:table-cell office:value-type="float" office:value="0.650383" calcext:value-type="float">
            <text:p>0.650383</text:p>
          </table:table-cell>
          <table:table-cell office:value-type="float" office:value="0.73735" calcext:value-type="float">
            <text:p>0.73735</text:p>
          </table:table-cell>
        </table:table-row>
        <table:table-row table:style-name="ro1">
          <table:table-cell office:value-type="float" office:value="0.676511" calcext:value-type="float">
            <text:p>0.676511</text:p>
          </table:table-cell>
          <table:table-cell office:value-type="float" office:value="0.717582" calcext:value-type="float">
            <text:p>0.717582</text:p>
          </table:table-cell>
          <table:table-cell/>
          <table:table-cell office:value-type="float" office:value="0.646083" calcext:value-type="float">
            <text:p>0.646083</text:p>
          </table:table-cell>
          <table:table-cell office:value-type="float" office:value="0.737933" calcext:value-type="float">
            <text:p>0.737933</text:p>
          </table:table-cell>
        </table:table-row>
        <table:table-row table:style-name="ro1">
          <table:table-cell office:value-type="float" office:value="0.674747" calcext:value-type="float">
            <text:p>0.674747</text:p>
          </table:table-cell>
          <table:table-cell office:value-type="float" office:value="0.71924" calcext:value-type="float">
            <text:p>0.71924</text:p>
          </table:table-cell>
          <table:table-cell/>
          <table:table-cell office:value-type="float" office:value="0.643744" calcext:value-type="float">
            <text:p>0.643744</text:p>
          </table:table-cell>
          <table:table-cell office:value-type="float" office:value="0.738914" calcext:value-type="float">
            <text:p>0.738914</text:p>
          </table:table-cell>
        </table:table-row>
        <table:table-row table:style-name="ro1">
          <table:table-cell office:value-type="float" office:value="0.670459" calcext:value-type="float">
            <text:p>0.670459</text:p>
          </table:table-cell>
          <table:table-cell office:value-type="float" office:value="0.719963" calcext:value-type="float">
            <text:p>0.719963</text:p>
          </table:table-cell>
          <table:table-cell/>
          <table:table-cell office:value-type="float" office:value="0.631415" calcext:value-type="float">
            <text:p>0.631415</text:p>
          </table:table-cell>
          <table:table-cell office:value-type="float" office:value="0.749477" calcext:value-type="float">
            <text:p>0.749477</text:p>
          </table:table-cell>
        </table:table-row>
        <table:table-row table:style-name="ro1">
          <table:table-cell office:value-type="float" office:value="0.667875" calcext:value-type="float">
            <text:p>0.667875</text:p>
          </table:table-cell>
          <table:table-cell office:value-type="float" office:value="0.720726" calcext:value-type="float">
            <text:p>0.720726</text:p>
          </table:table-cell>
          <table:table-cell/>
          <table:table-cell office:value-type="float" office:value="0.630034" calcext:value-type="float">
            <text:p>0.630034</text:p>
          </table:table-cell>
          <table:table-cell office:value-type="float" office:value="0.750638" calcext:value-type="float">
            <text:p>0.750638</text:p>
          </table:table-cell>
        </table:table-row>
        <table:table-row table:style-name="ro1">
          <table:table-cell office:value-type="float" office:value="0.66614" calcext:value-type="float">
            <text:p>0.66614</text:p>
          </table:table-cell>
          <table:table-cell office:value-type="float" office:value="0.721514" calcext:value-type="float">
            <text:p>0.721514</text:p>
          </table:table-cell>
          <table:table-cell/>
          <table:table-cell office:value-type="float" office:value="0.629112" calcext:value-type="float">
            <text:p>0.629112</text:p>
          </table:table-cell>
          <table:table-cell office:value-type="float" office:value="0.75141" calcext:value-type="float">
            <text:p>0.75141</text:p>
          </table:table-cell>
        </table:table-row>
        <table:table-row table:style-name="ro1">
          <table:table-cell office:value-type="float" office:value="0.664404" calcext:value-type="float">
            <text:p>0.664404</text:p>
          </table:table-cell>
          <table:table-cell office:value-type="float" office:value="0.722297" calcext:value-type="float">
            <text:p>0.722297</text:p>
          </table:table-cell>
          <table:table-cell/>
          <table:table-cell office:value-type="float" office:value="0.626804" calcext:value-type="float">
            <text:p>0.626804</text:p>
          </table:table-cell>
          <table:table-cell office:value-type="float" office:value="0.753337" calcext:value-type="float">
            <text:p>0.753337</text:p>
          </table:table-cell>
        </table:table-row>
        <table:table-row table:style-name="ro1">
          <table:table-cell office:value-type="float" office:value="0.662359" calcext:value-type="float">
            <text:p>0.662359</text:p>
          </table:table-cell>
          <table:table-cell office:value-type="float" office:value="0.72363" calcext:value-type="float">
            <text:p>0.72363</text:p>
          </table:table-cell>
          <table:table-cell/>
          <table:table-cell office:value-type="float" office:value="0.626484" calcext:value-type="float">
            <text:p>0.626484</text:p>
          </table:table-cell>
          <table:table-cell office:value-type="float" office:value="0.756722" calcext:value-type="float">
            <text:p>0.756722</text:p>
          </table:table-cell>
        </table:table-row>
        <table:table-row table:style-name="ro1">
          <table:table-cell office:value-type="float" office:value="0.659691" calcext:value-type="float">
            <text:p>0.659691</text:p>
          </table:table-cell>
          <table:table-cell office:value-type="float" office:value="0.726064" calcext:value-type="float">
            <text:p>0.726064</text:p>
          </table:table-cell>
          <table:table-cell/>
          <table:table-cell office:value-type="float" office:value="0.626617" calcext:value-type="float">
            <text:p>0.626617</text:p>
          </table:table-cell>
          <table:table-cell office:value-type="float" office:value="0.759725" calcext:value-type="float">
            <text:p>0.759725</text:p>
          </table:table-cell>
        </table:table-row>
        <table:table-row table:style-name="ro1">
          <table:table-cell office:value-type="float" office:value="0.658309" calcext:value-type="float">
            <text:p>0.658309</text:p>
          </table:table-cell>
          <table:table-cell office:value-type="float" office:value="0.728126" calcext:value-type="float">
            <text:p>0.728126</text:p>
          </table:table-cell>
          <table:table-cell/>
          <table:table-cell office:value-type="float" office:value="0.626659" calcext:value-type="float">
            <text:p>0.626659</text:p>
          </table:table-cell>
          <table:table-cell office:value-type="float" office:value="0.760727" calcext:value-type="float">
            <text:p>0.760727</text:p>
          </table:table-cell>
        </table:table-row>
        <table:table-row table:style-name="ro1">
          <table:table-cell office:value-type="float" office:value="0.65757" calcext:value-type="float">
            <text:p>0.65757</text:p>
          </table:table-cell>
          <table:table-cell office:value-type="float" office:value="0.730005" calcext:value-type="float">
            <text:p>0.730005</text:p>
          </table:table-cell>
          <table:table-cell/>
          <table:table-cell office:value-type="float" office:value="0.626741" calcext:value-type="float">
            <text:p>0.626741</text:p>
          </table:table-cell>
          <table:table-cell office:value-type="float" office:value="0.762732" calcext:value-type="float">
            <text:p>0.762732</text:p>
          </table:table-cell>
        </table:table-row>
        <table:table-row table:style-name="ro1">
          <table:table-cell office:value-type="float" office:value="0.656826" calcext:value-type="float">
            <text:p>0.656826</text:p>
          </table:table-cell>
          <table:table-cell office:value-type="float" office:value="0.731884" calcext:value-type="float">
            <text:p>0.731884</text:p>
          </table:table-cell>
          <table:table-cell/>
          <table:table-cell office:value-type="float" office:value="0.626781" calcext:value-type="float">
            <text:p>0.626781</text:p>
          </table:table-cell>
          <table:table-cell office:value-type="float" office:value="0.763734" calcext:value-type="float">
            <text:p>0.763734</text:p>
          </table:table-cell>
        </table:table-row>
        <table:table-row table:style-name="ro1">
          <table:table-cell office:value-type="float" office:value="0.654895" calcext:value-type="float">
            <text:p>0.654895</text:p>
          </table:table-cell>
          <table:table-cell office:value-type="float" office:value="0.733345" calcext:value-type="float">
            <text:p>0.733345</text:p>
          </table:table-cell>
          <table:table-cell/>
          <table:table-cell office:value-type="float" office:value="1.19746" calcext:value-type="float">
            <text:p>1.19746</text:p>
          </table:table-cell>
          <table:table-cell office:value-type="float" office:value="1.46277" calcext:value-type="float">
            <text:p>1.46277</text:p>
          </table:table-cell>
        </table:table-row>
        <table:table-row table:style-name="ro1">
          <table:table-cell office:value-type="float" office:value="0.650599" calcext:value-type="float">
            <text:p>0.650599</text:p>
          </table:table-cell>
          <table:table-cell office:value-type="float" office:value="0.733955" calcext:value-type="float">
            <text:p>0.733955</text:p>
          </table:table-cell>
          <table:table-cell/>
          <table:table-cell office:value-type="float" office:value="2.05027" calcext:value-type="float">
            <text:p>2.05027</text:p>
          </table:table-cell>
          <table:table-cell office:value-type="float" office:value="2.51395" calcext:value-type="float">
            <text:p>2.51395</text:p>
          </table:table-cell>
        </table:table-row>
        <table:table-row table:style-name="ro1">
          <table:table-cell office:value-type="float" office:value="0.648266" calcext:value-type="float">
            <text:p>0.648266</text:p>
          </table:table-cell>
          <table:table-cell office:value-type="float" office:value="0.73495" calcext:value-type="float">
            <text:p>0.73495</text:p>
          </table:table-cell>
          <table:table-cell/>
          <table:table-cell office:value-type="float" office:value="2.89921" calcext:value-type="float">
            <text:p>2.89921</text:p>
          </table:table-cell>
          <table:table-cell office:value-type="float" office:value="3.56827" calcext:value-type="float">
            <text:p>3.56827</text:p>
          </table:table-cell>
        </table:table-row>
        <table:table-row table:style-name="ro1">
          <table:table-cell office:value-type="float" office:value="0.64102" calcext:value-type="float">
            <text:p>0.64102</text:p>
          </table:table-cell>
          <table:table-cell office:value-type="float" office:value="0.741279" calcext:value-type="float">
            <text:p>0.741279</text:p>
          </table:table-cell>
          <table:table-cell/>
          <table:table-cell office:value-type="float" office:value="3.46301" calcext:value-type="float">
            <text:p>3.46301</text:p>
          </table:table-cell>
          <table:table-cell office:value-type="float" office:value="4.27289" calcext:value-type="float">
            <text:p>4.27289</text:p>
          </table:table-cell>
        </table:table-row>
        <table:table-row table:style-name="ro1">
          <table:table-cell office:value-type="float" office:value="0.638937" calcext:value-type="float">
            <text:p>0.638937</text:p>
          </table:table-cell>
          <table:table-cell office:value-type="float" office:value="0.742546" calcext:value-type="float">
            <text:p>0.742546</text:p>
          </table:table-cell>
          <table:table-cell/>
          <table:table-cell office:value-type="float" office:value="3.46039" calcext:value-type="float">
            <text:p>3.46039</text:p>
          </table:table-cell>
          <table:table-cell office:value-type="float" office:value="4.27501" calcext:value-type="float">
            <text:p>4.27501</text:p>
          </table:table-cell>
        </table:table-row>
        <table:table-row table:style-name="ro1">
          <table:table-cell office:value-type="float" office:value="0.63542" calcext:value-type="float">
            <text:p>0.63542</text:p>
          </table:table-cell>
          <table:table-cell office:value-type="float" office:value="0.743981" calcext:value-type="float">
            <text:p>0.743981</text:p>
          </table:table-cell>
          <table:table-cell/>
          <table:table-cell office:value-type="float" office:value="3.45514" calcext:value-type="float">
            <text:p>3.45514</text:p>
          </table:table-cell>
          <table:table-cell office:value-type="float" office:value="4.27925" calcext:value-type="float">
            <text:p>4.27925</text:p>
          </table:table-cell>
        </table:table-row>
        <table:table-row table:style-name="ro1">
          <table:table-cell office:value-type="float" office:value="0.633333" calcext:value-type="float">
            <text:p>0.633333</text:p>
          </table:table-cell>
          <table:table-cell office:value-type="float" office:value="0.745234" calcext:value-type="float">
            <text:p>0.745234</text:p>
          </table:table-cell>
          <table:table-cell/>
          <table:table-cell office:value-type="float" office:value="3.45251" calcext:value-type="float">
            <text:p>3.45251</text:p>
          </table:table-cell>
          <table:table-cell office:value-type="float" office:value="4.28137" calcext:value-type="float">
            <text:p>4.28137</text:p>
          </table:table-cell>
        </table:table-row>
        <table:table-row table:style-name="ro1">
          <table:table-cell office:value-type="float" office:value="0.630126" calcext:value-type="float">
            <text:p>0.630126</text:p>
          </table:table-cell>
          <table:table-cell office:value-type="float" office:value="0.747947" calcext:value-type="float">
            <text:p>0.747947</text:p>
          </table:table-cell>
          <table:table-cell/>
          <table:table-cell office:value-type="float" office:value="3.42354" calcext:value-type="float">
            <text:p>3.42354</text:p>
          </table:table-cell>
          <table:table-cell office:value-type="float" office:value="4.30458" calcext:value-type="float">
            <text:p>4.30458</text:p>
          </table:table-cell>
        </table:table-row>
        <table:table-row table:style-name="ro1">
          <table:table-cell office:value-type="float" office:value="0.628748" calcext:value-type="float">
            <text:p>0.628748</text:p>
          </table:table-cell>
          <table:table-cell office:value-type="float" office:value="0.749106" calcext:value-type="float">
            <text:p>0.749106</text:p>
          </table:table-cell>
          <table:table-cell/>
          <table:table-cell office:value-type="float" office:value="3.42089" calcext:value-type="float">
            <text:p>3.42089</text:p>
          </table:table-cell>
          <table:table-cell office:value-type="float" office:value="4.30668" calcext:value-type="float">
            <text:p>4.30668</text:p>
          </table:table-cell>
        </table:table-row>
        <table:table-row table:style-name="ro1">
          <table:table-cell office:value-type="float" office:value="0.627829" calcext:value-type="float">
            <text:p>0.627829</text:p>
          </table:table-cell>
          <table:table-cell office:value-type="float" office:value="0.749877" calcext:value-type="float">
            <text:p>0.749877</text:p>
          </table:table-cell>
          <table:table-cell/>
          <table:table-cell office:value-type="float" office:value="3.41561" calcext:value-type="float">
            <text:p>3.41561</text:p>
          </table:table-cell>
          <table:table-cell office:value-type="float" office:value="4.31087" calcext:value-type="float">
            <text:p>4.31087</text:p>
          </table:table-cell>
        </table:table-row>
        <table:table-row table:style-name="ro1">
          <table:table-cell office:value-type="float" office:value="0.626908" calcext:value-type="float">
            <text:p>0.626908</text:p>
          </table:table-cell>
          <table:table-cell office:value-type="float" office:value="0.750647" calcext:value-type="float">
            <text:p>0.750647</text:p>
          </table:table-cell>
          <table:table-cell/>
          <table:table-cell office:value-type="float" office:value="3.40767" calcext:value-type="float">
            <text:p>3.40767</text:p>
          </table:table-cell>
          <table:table-cell office:value-type="float" office:value="4.31715" calcext:value-type="float">
            <text:p>4.31715</text:p>
          </table:table-cell>
        </table:table-row>
        <table:table-row table:style-name="ro1">
          <table:table-cell office:value-type="float" office:value="0.62414" calcext:value-type="float">
            <text:p>0.62414</text:p>
          </table:table-cell>
          <table:table-cell office:value-type="float" office:value="0.752949" calcext:value-type="float">
            <text:p>0.752949</text:p>
          </table:table-cell>
          <table:table-cell/>
          <table:table-cell office:value-type="float" office:value="3.25462" calcext:value-type="float">
            <text:p>3.25462</text:p>
          </table:table-cell>
          <table:table-cell office:value-type="float" office:value="4.43367" calcext:value-type="float">
            <text:p>4.43367</text:p>
          </table:table-cell>
        </table:table-row>
        <table:table-row table:style-name="ro1">
          <table:table-cell office:value-type="float" office:value="0.62229" calcext:value-type="float">
            <text:p>0.62229</text:p>
          </table:table-cell>
          <table:table-cell office:value-type="float" office:value="0.754479" calcext:value-type="float">
            <text:p>0.754479</text:p>
          </table:table-cell>
          <table:table-cell/>
          <table:table-cell office:value-type="float" office:value="3.18452" calcext:value-type="float">
            <text:p>3.18452</text:p>
          </table:table-cell>
          <table:table-cell office:value-type="float" office:value="4.36057" calcext:value-type="float">
            <text:p>4.36057</text:p>
          </table:table-cell>
        </table:table-row>
        <table:table-row table:style-name="ro1">
          <table:table-cell office:value-type="float" office:value="0.621827" calcext:value-type="float">
            <text:p>0.621827</text:p>
          </table:table-cell>
          <table:table-cell office:value-type="float" office:value="0.754861" calcext:value-type="float">
            <text:p>0.754861</text:p>
          </table:table-cell>
          <table:table-cell/>
          <table:table-cell office:value-type="float" office:value="2.9917" calcext:value-type="float">
            <text:p>2.9917</text:p>
          </table:table-cell>
          <table:table-cell office:value-type="float" office:value="4.12837" calcext:value-type="float">
            <text:p>4.12837</text:p>
          </table:table-cell>
        </table:table-row>
        <table:table-row table:style-name="ro1">
          <table:table-cell office:value-type="float" office:value="0.6209" calcext:value-type="float">
            <text:p>0.6209</text:p>
          </table:table-cell>
          <table:table-cell office:value-type="float" office:value="0.755623" calcext:value-type="float">
            <text:p>0.755623</text:p>
          </table:table-cell>
          <table:table-cell/>
          <table:table-cell office:value-type="float" office:value="2.92226" calcext:value-type="float">
            <text:p>2.92226</text:p>
          </table:table-cell>
          <table:table-cell office:value-type="float" office:value="4.05344" calcext:value-type="float">
            <text:p>4.05344</text:p>
          </table:table-cell>
        </table:table-row>
        <table:table-row table:style-name="ro1">
          <table:table-cell office:value-type="float" office:value="0.620437" calcext:value-type="float">
            <text:p>0.620437</text:p>
          </table:table-cell>
          <table:table-cell office:value-type="float" office:value="0.756004" calcext:value-type="float">
            <text:p>0.756004</text:p>
          </table:table-cell>
          <table:table-cell/>
          <table:table-cell office:value-type="float" office:value="2.9167" calcext:value-type="float">
            <text:p>2.9167</text:p>
          </table:table-cell>
          <table:table-cell office:value-type="float" office:value="4.05622" calcext:value-type="float">
            <text:p>4.05622</text:p>
          </table:table-cell>
        </table:table-row>
        <table:table-row table:style-name="ro1">
          <table:table-cell office:value-type="float" office:value="1.1924" calcext:value-type="float">
            <text:p>1.1924</text:p>
          </table:table-cell>
          <table:table-cell office:value-type="float" office:value="1.45658" calcext:value-type="float">
            <text:p>1.45658</text:p>
          </table:table-cell>
          <table:table-cell/>
          <table:table-cell office:value-type="float" office:value="2.91392" calcext:value-type="float">
            <text:p>2.91392</text:p>
          </table:table-cell>
          <table:table-cell office:value-type="float" office:value="4.0576" calcext:value-type="float">
            <text:p>4.0576</text:p>
          </table:table-cell>
        </table:table-row>
        <table:table-row table:style-name="ro1">
          <table:table-cell office:value-type="float" office:value="2.04711" calcext:value-type="float">
            <text:p>2.04711</text:p>
          </table:table-cell>
          <table:table-cell office:value-type="float" office:value="2.51007" calcext:value-type="float">
            <text:p>2.51007</text:p>
          </table:table-cell>
          <table:table-cell/>
          <table:table-cell office:value-type="float" office:value="2.91114" calcext:value-type="float">
            <text:p>2.91114</text:p>
          </table:table-cell>
          <table:table-cell office:value-type="float" office:value="4.05898" calcext:value-type="float">
            <text:p>4.05898</text:p>
          </table:table-cell>
        </table:table-row>
        <table:table-row table:style-name="ro1">
          <table:table-cell office:value-type="float" office:value="2.89794" calcext:value-type="float">
            <text:p>2.89794</text:p>
          </table:table-cell>
          <table:table-cell office:value-type="float" office:value="3.56672" calcext:value-type="float">
            <text:p>3.56672</text:p>
          </table:table-cell>
          <table:table-cell/>
          <table:table-cell office:value-type="float" office:value="2.90835" calcext:value-type="float">
            <text:p>2.90835</text:p>
          </table:table-cell>
          <table:table-cell office:value-type="float" office:value="4.06036" calcext:value-type="float">
            <text:p>4.06036</text:p>
          </table:table-cell>
        </table:table-row>
        <table:table-row table:style-name="ro1">
          <table:table-cell office:value-type="float" office:value="3.46301" calcext:value-type="float">
            <text:p>3.46301</text:p>
          </table:table-cell>
          <table:table-cell office:value-type="float" office:value="4.27289" calcext:value-type="float">
            <text:p>4.27289</text:p>
          </table:table-cell>
          <table:table-cell/>
          <table:table-cell office:value-type="float" office:value="2.90557" calcext:value-type="float">
            <text:p>2.90557</text:p>
          </table:table-cell>
          <table:table-cell office:value-type="float" office:value="4.06173" calcext:value-type="float">
            <text:p>4.06173</text:p>
          </table:table-cell>
        </table:table-row>
        <table:table-row table:style-name="ro1">
          <table:table-cell office:value-type="float" office:value="3.46039" calcext:value-type="float">
            <text:p>3.46039</text:p>
          </table:table-cell>
          <table:table-cell office:value-type="float" office:value="4.27501" calcext:value-type="float">
            <text:p>4.27501</text:p>
          </table:table-cell>
          <table:table-cell/>
          <table:table-cell office:value-type="float" office:value="2.89501" calcext:value-type="float">
            <text:p>2.89501</text:p>
          </table:table-cell>
          <table:table-cell office:value-type="float" office:value="4.06804" calcext:value-type="float">
            <text:p>4.06804</text:p>
          </table:table-cell>
        </table:table-row>
        <table:table-row table:style-name="ro1">
          <table:table-cell office:value-type="float" office:value="3.45514" calcext:value-type="float">
            <text:p>3.45514</text:p>
          </table:table-cell>
          <table:table-cell office:value-type="float" office:value="4.27925" calcext:value-type="float">
            <text:p>4.27925</text:p>
          </table:table-cell>
          <table:table-cell/>
          <table:table-cell office:value-type="float" office:value="2.88002" calcext:value-type="float">
            <text:p>2.88002</text:p>
          </table:table-cell>
          <table:table-cell office:value-type="float" office:value="4.07867" calcext:value-type="float">
            <text:p>4.07867</text:p>
          </table:table-cell>
        </table:table-row>
        <table:table-row table:style-name="ro1">
          <table:table-cell office:value-type="float" office:value="3.44726" calcext:value-type="float">
            <text:p>3.44726</text:p>
          </table:table-cell>
          <table:table-cell office:value-type="float" office:value="4.28561" calcext:value-type="float">
            <text:p>4.28561</text:p>
          </table:table-cell>
          <table:table-cell/>
          <table:table-cell office:value-type="float" office:value="2.87046" calcext:value-type="float">
            <text:p>2.87046</text:p>
          </table:table-cell>
          <table:table-cell office:value-type="float" office:value="4.08638" calcext:value-type="float">
            <text:p>4.08638</text:p>
          </table:table-cell>
        </table:table-row>
        <table:table-row table:style-name="ro1">
          <table:table-cell office:value-type="float" office:value="3.43673" calcext:value-type="float">
            <text:p>3.43673</text:p>
          </table:table-cell>
          <table:table-cell office:value-type="float" office:value="4.29405" calcext:value-type="float">
            <text:p>4.29405</text:p>
          </table:table-cell>
          <table:table-cell/>
          <table:table-cell office:value-type="float" office:value="2.85677" calcext:value-type="float">
            <text:p>2.85677</text:p>
          </table:table-cell>
          <table:table-cell office:value-type="float" office:value="4.09889" calcext:value-type="float">
            <text:p>4.09889</text:p>
          </table:table-cell>
        </table:table-row>
        <table:table-row table:style-name="ro1">
          <table:table-cell office:value-type="float" office:value="3.42618" calcext:value-type="float">
            <text:p>3.42618</text:p>
          </table:table-cell>
          <table:table-cell office:value-type="float" office:value="4.30248" calcext:value-type="float">
            <text:p>4.30248</text:p>
          </table:table-cell>
          <table:table-cell/>
          <table:table-cell office:value-type="float" office:value="2.84715" calcext:value-type="float">
            <text:p>2.84715</text:p>
          </table:table-cell>
          <table:table-cell office:value-type="float" office:value="4.10655" calcext:value-type="float">
            <text:p>4.10655</text:p>
          </table:table-cell>
        </table:table-row>
        <table:table-row table:style-name="ro1">
          <table:table-cell office:value-type="float" office:value="3.42354" calcext:value-type="float">
            <text:p>3.42354</text:p>
          </table:table-cell>
          <table:table-cell office:value-type="float" office:value="4.30458" calcext:value-type="float">
            <text:p>4.30458</text:p>
          </table:table-cell>
          <table:table-cell/>
          <table:table-cell office:value-type="float" office:value="2.83202" calcext:value-type="float">
            <text:p>2.83202</text:p>
          </table:table-cell>
          <table:table-cell office:value-type="float" office:value="4.117" calcext:value-type="float">
            <text:p>4.117</text:p>
          </table:table-cell>
        </table:table-row>
        <table:table-row table:style-name="ro1">
          <table:table-cell office:value-type="float" office:value="3.42089" calcext:value-type="float">
            <text:p>3.42089</text:p>
          </table:table-cell>
          <table:table-cell office:value-type="float" office:value="4.30668" calcext:value-type="float">
            <text:p>4.30668</text:p>
          </table:table-cell>
          <table:table-cell/>
          <table:table-cell office:value-type="float" office:value="2.82315" calcext:value-type="float">
            <text:p>2.82315</text:p>
          </table:table-cell>
          <table:table-cell office:value-type="float" office:value="4.12575" calcext:value-type="float">
            <text:p>4.12575</text:p>
          </table:table-cell>
        </table:table-row>
        <table:table-row table:style-name="ro1">
          <table:table-cell office:value-type="float" office:value="3.41561" calcext:value-type="float">
            <text:p>3.41561</text:p>
          </table:table-cell>
          <table:table-cell office:value-type="float" office:value="4.31087" calcext:value-type="float">
            <text:p>4.31087</text:p>
          </table:table-cell>
          <table:table-cell/>
          <table:table-cell office:value-type="float" office:value="2.82123" calcext:value-type="float">
            <text:p>2.82123</text:p>
          </table:table-cell>
          <table:table-cell office:value-type="float" office:value="4.12839" calcext:value-type="float">
            <text:p>4.12839</text:p>
          </table:table-cell>
        </table:table-row>
        <table:table-row table:style-name="ro1">
          <table:table-cell office:value-type="float" office:value="3.40767" calcext:value-type="float">
            <text:p>3.40767</text:p>
          </table:table-cell>
          <table:table-cell office:value-type="float" office:value="4.31715" calcext:value-type="float">
            <text:p>4.31715</text:p>
          </table:table-cell>
          <table:table-cell/>
          <table:table-cell office:value-type="float" office:value="2.8174" calcext:value-type="float">
            <text:p>2.8174</text:p>
          </table:table-cell>
          <table:table-cell office:value-type="float" office:value="4.13367" calcext:value-type="float">
            <text:p>4.13367</text:p>
          </table:table-cell>
        </table:table-row>
        <table:table-row table:style-name="ro1">
          <table:table-cell office:value-type="float" office:value="3.25462" calcext:value-type="float">
            <text:p>3.25462</text:p>
          </table:table-cell>
          <table:table-cell office:value-type="float" office:value="4.43367" calcext:value-type="float">
            <text:p>4.43367</text:p>
          </table:table-cell>
          <table:table-cell/>
          <table:table-cell office:value-type="float" office:value="2.81357" calcext:value-type="float">
            <text:p>2.81357</text:p>
          </table:table-cell>
          <table:table-cell office:value-type="float" office:value="4.13895" calcext:value-type="float">
            <text:p>4.13895</text:p>
          </table:table-cell>
        </table:table-row>
        <table:table-row table:style-name="ro1">
          <table:table-cell office:value-type="float" office:value="3.18428" calcext:value-type="float">
            <text:p>3.18428</text:p>
          </table:table-cell>
          <table:table-cell office:value-type="float" office:value="4.36024" calcext:value-type="float">
            <text:p>4.36024</text:p>
          </table:table-cell>
          <table:table-cell/>
          <table:table-cell office:value-type="float" office:value="2.81164" calcext:value-type="float">
            <text:p>2.81164</text:p>
          </table:table-cell>
          <table:table-cell office:value-type="float" office:value="4.14158" calcext:value-type="float">
            <text:p>4.14158</text:p>
          </table:table-cell>
        </table:table-row>
        <table:table-row table:style-name="ro1">
          <table:table-cell office:value-type="float" office:value="3.11958" calcext:value-type="float">
            <text:p>3.11958</text:p>
          </table:table-cell>
          <table:table-cell office:value-type="float" office:value="4.28267" calcext:value-type="float">
            <text:p>4.28267</text:p>
          </table:table-cell>
          <table:table-cell/>
          <table:table-cell office:value-type="float" office:value="2.8027" calcext:value-type="float">
            <text:p>2.8027</text:p>
          </table:table-cell>
          <table:table-cell office:value-type="float" office:value="4.15029" calcext:value-type="float">
            <text:p>4.15029</text:p>
          </table:table-cell>
        </table:table-row>
        <table:table-row table:style-name="ro1">
          <table:table-cell office:value-type="float" office:value="3.05507" calcext:value-type="float">
            <text:p>3.05507</text:p>
          </table:table-cell>
          <table:table-cell office:value-type="float" office:value="4.20495" calcext:value-type="float">
            <text:p>4.20495</text:p>
          </table:table-cell>
          <table:table-cell/>
          <table:table-cell office:value-type="float" office:value="2.76182" calcext:value-type="float">
            <text:p>2.76182</text:p>
          </table:table-cell>
          <table:table-cell office:value-type="float" office:value="4.17761" calcext:value-type="float">
            <text:p>4.17761</text:p>
          </table:table-cell>
        </table:table-row>
        <table:table-row table:style-name="ro1">
          <table:table-cell office:value-type="float" office:value="3.02289" calcext:value-type="float">
            <text:p>3.02289</text:p>
          </table:table-cell>
          <table:table-cell office:value-type="float" office:value="4.16603" calcext:value-type="float">
            <text:p>4.16603</text:p>
          </table:table-cell>
          <table:table-cell/>
          <table:table-cell office:value-type="float" office:value="2.75145" calcext:value-type="float">
            <text:p>2.75145</text:p>
          </table:table-cell>
          <table:table-cell office:value-type="float" office:value="4.18421" calcext:value-type="float">
            <text:p>4.18421</text:p>
          </table:table-cell>
        </table:table-row>
        <table:table-row table:style-name="ro1">
          <table:table-cell office:value-type="float" office:value="2.99076" calcext:value-type="float">
            <text:p>2.99076</text:p>
          </table:table-cell>
          <table:table-cell office:value-type="float" office:value="4.12707" calcext:value-type="float">
            <text:p>4.12707</text:p>
          </table:table-cell>
          <table:table-cell/>
          <table:table-cell office:value-type="float" office:value="2.74358" calcext:value-type="float">
            <text:p>2.74358</text:p>
          </table:table-cell>
          <table:table-cell office:value-type="float" office:value="4.18901" calcext:value-type="float">
            <text:p>4.18901</text:p>
          </table:table-cell>
        </table:table-row>
        <table:table-row table:style-name="ro1">
          <table:table-cell office:value-type="float" office:value="2.92167" calcext:value-type="float">
            <text:p>2.92167</text:p>
          </table:table-cell>
          <table:table-cell office:value-type="float" office:value="4.05263" calcext:value-type="float">
            <text:p>4.05263</text:p>
          </table:table-cell>
          <table:table-cell/>
          <table:table-cell office:value-type="float" office:value="2.7357" calcext:value-type="float">
            <text:p>2.7357</text:p>
          </table:table-cell>
          <table:table-cell office:value-type="float" office:value="4.1938" calcext:value-type="float">
            <text:p>4.1938</text:p>
          </table:table-cell>
        </table:table-row>
        <table:table-row table:style-name="ro1">
          <table:table-cell office:value-type="float" office:value="2.88175" calcext:value-type="float">
            <text:p>2.88175</text:p>
          </table:table-cell>
          <table:table-cell office:value-type="float" office:value="4.08112" calcext:value-type="float">
            <text:p>4.08112</text:p>
          </table:table-cell>
          <table:table-cell/>
          <table:table-cell office:value-type="float" office:value="2.72529" calcext:value-type="float">
            <text:p>2.72529</text:p>
          </table:table-cell>
          <table:table-cell office:value-type="float" office:value="4.20034" calcext:value-type="float">
            <text:p>4.20034</text:p>
          </table:table-cell>
        </table:table-row>
        <table:table-row table:style-name="ro1">
          <table:table-cell office:value-type="float" office:value="2.87184" calcext:value-type="float">
            <text:p>2.87184</text:p>
          </table:table-cell>
          <table:table-cell office:value-type="float" office:value="4.08834" calcext:value-type="float">
            <text:p>4.08834</text:p>
          </table:table-cell>
          <table:table-cell/>
          <table:table-cell office:value-type="float" office:value="2.63185" calcext:value-type="float">
            <text:p>2.63185</text:p>
          </table:table-cell>
          <table:table-cell office:value-type="float" office:value="4.25951" calcext:value-type="float">
            <text:p>4.25951</text:p>
          </table:table-cell>
        </table:table-row>
        <table:table-row table:style-name="ro1">
          <table:table-cell office:value-type="float" office:value="2.86939" calcext:value-type="float">
            <text:p>2.86939</text:p>
          </table:table-cell>
          <table:table-cell office:value-type="float" office:value="4.09019" calcext:value-type="float">
            <text:p>4.09019</text:p>
          </table:table-cell>
          <table:table-cell/>
          <table:table-cell office:value-type="float" office:value="2.62149" calcext:value-type="float">
            <text:p>2.62149</text:p>
          </table:table-cell>
          <table:table-cell office:value-type="float" office:value="4.26613" calcext:value-type="float">
            <text:p>4.26613</text:p>
          </table:table-cell>
        </table:table-row>
        <table:table-row table:style-name="ro1">
          <table:table-cell office:value-type="float" office:value="2.86448" calcext:value-type="float">
            <text:p>2.86448</text:p>
          </table:table-cell>
          <table:table-cell office:value-type="float" office:value="4.09387" calcext:value-type="float">
            <text:p>4.09387</text:p>
          </table:table-cell>
          <table:table-cell/>
          <table:table-cell office:value-type="float" office:value="2.61379" calcext:value-type="float">
            <text:p>2.61379</text:p>
          </table:table-cell>
          <table:table-cell office:value-type="float" office:value="4.2712" calcext:value-type="float">
            <text:p>4.2712</text:p>
          </table:table-cell>
        </table:table-row>
        <table:table-row table:style-name="ro1">
          <table:table-cell office:value-type="float" office:value="2.85957" calcext:value-type="float">
            <text:p>2.85957</text:p>
          </table:table-cell>
          <table:table-cell office:value-type="float" office:value="4.09755" calcext:value-type="float">
            <text:p>4.09755</text:p>
          </table:table-cell>
          <table:table-cell/>
          <table:table-cell office:value-type="float" office:value="1.2544" calcext:value-type="float">
            <text:p>1.2544</text:p>
          </table:table-cell>
          <table:table-cell office:value-type="float" office:value="5.35504" calcext:value-type="float">
            <text:p>5.35504</text:p>
          </table:table-cell>
        </table:table-row>
        <table:table-row table:style-name="ro1">
          <table:table-cell office:value-type="float" office:value="2.84727" calcext:value-type="float">
            <text:p>2.84727</text:p>
          </table:table-cell>
          <table:table-cell office:value-type="float" office:value="4.10671" calcext:value-type="float">
            <text:p>4.10671</text:p>
          </table:table-cell>
          <table:table-cell/>
          <table:table-cell office:value-type="float" office:value="1.24454" calcext:value-type="float">
            <text:p>1.24454</text:p>
          </table:table-cell>
          <table:table-cell office:value-type="float" office:value="5.35734" calcext:value-type="float">
            <text:p>5.35734</text:p>
          </table:table-cell>
        </table:table-row>
        <table:table-row table:style-name="ro1">
          <table:table-cell office:value-type="float" office:value="2.83987" calcext:value-type="float">
            <text:p>2.83987</text:p>
          </table:table-cell>
          <table:table-cell office:value-type="float" office:value="4.11219" calcext:value-type="float">
            <text:p>4.11219</text:p>
          </table:table-cell>
          <table:table-cell/>
          <table:table-cell office:value-type="float" office:value="1.23796" calcext:value-type="float">
            <text:p>1.23796</text:p>
          </table:table-cell>
          <table:table-cell office:value-type="float" office:value="5.35887" calcext:value-type="float">
            <text:p>5.35887</text:p>
          </table:table-cell>
        </table:table-row>
        <table:table-row table:style-name="ro1">
          <table:table-cell office:value-type="float" office:value="2.83494" calcext:value-type="float">
            <text:p>2.83494</text:p>
          </table:table-cell>
          <table:table-cell office:value-type="float" office:value="4.11584" calcext:value-type="float">
            <text:p>4.11584</text:p>
          </table:table-cell>
          <table:table-cell/>
          <table:table-cell office:value-type="float" office:value="1.21493" calcext:value-type="float">
            <text:p>1.21493</text:p>
          </table:table-cell>
          <table:table-cell office:value-type="float" office:value="5.36413" calcext:value-type="float">
            <text:p>5.36413</text:p>
          </table:table-cell>
        </table:table-row>
        <table:table-row table:style-name="ro1">
          <table:table-cell office:value-type="float" office:value="2.83247" calcext:value-type="float">
            <text:p>2.83247</text:p>
          </table:table-cell>
          <table:table-cell office:value-type="float" office:value="4.11766" calcext:value-type="float">
            <text:p>4.11766</text:p>
          </table:table-cell>
          <table:table-cell/>
          <table:table-cell office:value-type="float" office:value="1.21164" calcext:value-type="float">
            <text:p>1.21164</text:p>
          </table:table-cell>
          <table:table-cell office:value-type="float" office:value="5.36488" calcext:value-type="float">
            <text:p>5.36488</text:p>
          </table:table-cell>
        </table:table-row>
        <table:table-row table:style-name="ro1">
          <table:table-cell office:value-type="float" office:value="2.82337" calcext:value-type="float">
            <text:p>2.82337</text:p>
          </table:table-cell>
          <table:table-cell office:value-type="float" office:value="4.12608" calcext:value-type="float">
            <text:p>4.12608</text:p>
          </table:table-cell>
          <table:table-cell/>
          <table:table-cell office:value-type="float" office:value="1.20835" calcext:value-type="float">
            <text:p>1.20835</text:p>
          </table:table-cell>
          <table:table-cell office:value-type="float" office:value="5.36562" calcext:value-type="float">
            <text:p>5.36562</text:p>
          </table:table-cell>
        </table:table-row>
        <table:table-row table:style-name="ro1">
          <table:table-cell office:value-type="float" office:value="2.81712" calcext:value-type="float">
            <text:p>2.81712</text:p>
          </table:table-cell>
          <table:table-cell office:value-type="float" office:value="4.13326" calcext:value-type="float">
            <text:p>4.13326</text:p>
          </table:table-cell>
          <table:table-cell/>
          <table:table-cell office:value-type="float" office:value="1.12894" calcext:value-type="float">
            <text:p>1.12894</text:p>
          </table:table-cell>
          <table:table-cell office:value-type="float" office:value="5.04185" calcext:value-type="float">
            <text:p>5.04185</text:p>
          </table:table-cell>
        </table:table-row>
        <table:table-row table:style-name="ro1">
          <table:table-cell office:value-type="float" office:value="2.81086" calcext:value-type="float">
            <text:p>2.81086</text:p>
          </table:table-cell>
          <table:table-cell office:value-type="float" office:value="4.14042" calcext:value-type="float">
            <text:p>4.14042</text:p>
          </table:table-cell>
          <table:table-cell/>
          <table:table-cell office:value-type="float" office:value="0.90297" calcext:value-type="float">
            <text:p>0.90297</text:p>
          </table:table-cell>
          <table:table-cell office:value-type="float" office:value="4.06778" calcext:value-type="float">
            <text:p>4.06778</text:p>
          </table:table-cell>
        </table:table-row>
        <table:table-row table:style-name="ro1">
          <table:table-cell office:value-type="float" office:value="2.80158" calcext:value-type="float">
            <text:p>2.80158</text:p>
          </table:table-cell>
          <table:table-cell office:value-type="float" office:value="4.14863" calcext:value-type="float">
            <text:p>4.14863</text:p>
          </table:table-cell>
          <table:table-cell/>
          <table:table-cell office:value-type="float" office:value="0.828445" calcext:value-type="float">
            <text:p>0.828445</text:p>
          </table:table-cell>
          <table:table-cell office:value-type="float" office:value="3.74291" calcext:value-type="float">
            <text:p>3.74291</text:p>
          </table:table-cell>
        </table:table-row>
        <table:table-row table:style-name="ro1">
          <table:table-cell office:value-type="float" office:value="2.76072" calcext:value-type="float">
            <text:p>2.76072</text:p>
          </table:table-cell>
          <table:table-cell office:value-type="float" office:value="4.17594" calcext:value-type="float">
            <text:p>4.17594</text:p>
          </table:table-cell>
          <table:table-cell/>
          <table:table-cell office:value-type="float" office:value="0.75432" calcext:value-type="float">
            <text:p>0.75432</text:p>
          </table:table-cell>
          <table:table-cell office:value-type="float" office:value="3.41795" calcext:value-type="float">
            <text:p>3.41795</text:p>
          </table:table-cell>
        </table:table-row>
        <table:table-row table:style-name="ro1">
          <table:table-cell office:value-type="float" office:value="2.75068" calcext:value-type="float">
            <text:p>2.75068</text:p>
          </table:table-cell>
          <table:table-cell office:value-type="float" office:value="4.18304" calcext:value-type="float">
            <text:p>4.18304</text:p>
          </table:table-cell>
          <table:table-cell/>
          <table:table-cell office:value-type="float" office:value="0.534338" calcext:value-type="float">
            <text:p>0.534338</text:p>
          </table:table-cell>
          <table:table-cell office:value-type="float" office:value="2.44254" calcext:value-type="float">
            <text:p>2.44254</text:p>
          </table:table-cell>
        </table:table-row>
        <table:table-row table:style-name="ro1">
          <table:table-cell office:value-type="float" office:value="2.73592" calcext:value-type="float">
            <text:p>2.73592</text:p>
          </table:table-cell>
          <table:table-cell office:value-type="float" office:value="4.19414" calcext:value-type="float">
            <text:p>4.19414</text:p>
          </table:table-cell>
          <table:table-cell/>
          <table:table-cell office:value-type="float" office:value="0.46049" calcext:value-type="float">
            <text:p>0.46049</text:p>
          </table:table-cell>
          <table:table-cell office:value-type="float" office:value="2.11741" calcext:value-type="float">
            <text:p>2.11741</text:p>
          </table:table-cell>
        </table:table-row>
        <table:table-row table:style-name="ro1">
          <table:table-cell office:value-type="float" office:value="2.72562" calcext:value-type="float">
            <text:p>2.72562</text:p>
          </table:table-cell>
          <table:table-cell office:value-type="float" office:value="4.20084" calcext:value-type="float">
            <text:p>4.20084</text:p>
          </table:table-cell>
          <table:table-cell/>
          <table:table-cell office:value-type="float" office:value="0.459169" calcext:value-type="float">
            <text:p>0.459169</text:p>
          </table:table-cell>
          <table:table-cell office:value-type="float" office:value="2.11759" calcext:value-type="float">
            <text:p>2.11759</text:p>
          </table:table-cell>
        </table:table-row>
        <table:table-row table:style-name="ro1">
          <table:table-cell office:value-type="float" office:value="2.70948" calcext:value-type="float">
            <text:p>2.70948</text:p>
          </table:table-cell>
          <table:table-cell office:value-type="float" office:value="4.20984" calcext:value-type="float">
            <text:p>4.20984</text:p>
          </table:table-cell>
          <table:table-cell/>
          <table:table-cell office:value-type="float" office:value="0.457849" calcext:value-type="float">
            <text:p>0.457849</text:p>
          </table:table-cell>
          <table:table-cell office:value-type="float" office:value="2.11777" calcext:value-type="float">
            <text:p>2.11777</text:p>
          </table:table-cell>
        </table:table-row>
        <table:table-row table:style-name="ro1">
          <table:table-cell office:value-type="float" office:value="2.69893" calcext:value-type="float">
            <text:p>2.69893</text:p>
          </table:table-cell>
          <table:table-cell office:value-type="float" office:value="4.21614" calcext:value-type="float">
            <text:p>4.21614</text:p>
          </table:table-cell>
          <table:table-cell/>
          <table:table-cell office:value-type="float" office:value="0.452566" calcext:value-type="float">
            <text:p>0.452566</text:p>
          </table:table-cell>
          <table:table-cell office:value-type="float" office:value="2.1185" calcext:value-type="float">
            <text:p>2.1185</text:p>
          </table:table-cell>
        </table:table-row>
        <table:table-row table:style-name="ro1">
          <table:table-cell office:value-type="float" office:value="2.68339" calcext:value-type="float">
            <text:p>2.68339</text:p>
          </table:table-cell>
          <table:table-cell office:value-type="float" office:value="4.22605" calcext:value-type="float">
            <text:p>4.22605</text:p>
          </table:table-cell>
          <table:table-cell/>
          <table:table-cell office:value-type="float" office:value="0.448603" calcext:value-type="float">
            <text:p>0.448603</text:p>
          </table:table-cell>
          <table:table-cell office:value-type="float" office:value="2.11904" calcext:value-type="float">
            <text:p>2.11904</text:p>
          </table:table-cell>
        </table:table-row>
        <table:table-row table:style-name="ro1">
          <table:table-cell office:value-type="float" office:value="2.67322" calcext:value-type="float">
            <text:p>2.67322</text:p>
          </table:table-cell>
          <table:table-cell office:value-type="float" office:value="4.23296" calcext:value-type="float">
            <text:p>4.23296</text:p>
          </table:table-cell>
          <table:table-cell/>
          <table:table-cell office:value-type="float" office:value="0.446002" calcext:value-type="float">
            <text:p>0.446002</text:p>
          </table:table-cell>
          <table:table-cell office:value-type="float" office:value="2.11958" calcext:value-type="float">
            <text:p>2.11958</text:p>
          </table:table-cell>
        </table:table-row>
        <table:table-row table:style-name="ro1">
          <table:table-cell office:value-type="float" office:value="2.65825" calcext:value-type="float">
            <text:p>2.65825</text:p>
          </table:table-cell>
          <table:table-cell office:value-type="float" office:value="4.24379" calcext:value-type="float">
            <text:p>4.24379</text:p>
          </table:table-cell>
          <table:table-cell/>
          <table:table-cell office:value-type="float" office:value="0.4421" calcext:value-type="float">
            <text:p>0.4421</text:p>
          </table:table-cell>
          <table:table-cell office:value-type="float" office:value="2.1204" calcext:value-type="float">
            <text:p>2.1204</text:p>
          </table:table-cell>
        </table:table-row>
        <table:table-row table:style-name="ro1">
          <table:table-cell office:value-type="float" office:value="2.64804" calcext:value-type="float">
            <text:p>2.64804</text:p>
          </table:table-cell>
          <table:table-cell office:value-type="float" office:value="4.25064" calcext:value-type="float">
            <text:p>4.25064</text:p>
          </table:table-cell>
          <table:table-cell/>
          <table:table-cell office:value-type="float" office:value="0.438196" calcext:value-type="float">
            <text:p>0.438196</text:p>
          </table:table-cell>
          <table:table-cell office:value-type="float" office:value="2.12121" calcext:value-type="float">
            <text:p>2.12121</text:p>
          </table:table-cell>
        </table:table-row>
        <table:table-row table:style-name="ro1">
          <table:table-cell office:value-type="float" office:value="1.2544" calcext:value-type="float">
            <text:p>1.2544</text:p>
          </table:table-cell>
          <table:table-cell office:value-type="float" office:value="5.35504" calcext:value-type="float">
            <text:p>5.35504</text:p>
          </table:table-cell>
          <table:table-cell/>
          <table:table-cell office:value-type="float" office:value="0.432908" calcext:value-type="float">
            <text:p>0.432908</text:p>
          </table:table-cell>
          <table:table-cell office:value-type="float" office:value="2.12189" calcext:value-type="float">
            <text:p>2.12189</text:p>
          </table:table-cell>
        </table:table-row>
        <table:table-row table:style-name="ro1">
          <table:table-cell office:value-type="float" office:value="1.24454" calcext:value-type="float">
            <text:p>1.24454</text:p>
          </table:table-cell>
          <table:table-cell office:value-type="float" office:value="5.35734" calcext:value-type="float">
            <text:p>5.35734</text:p>
          </table:table-cell>
          <table:table-cell/>
          <table:table-cell office:value-type="float" office:value="0.431567" calcext:value-type="float">
            <text:p>0.431567</text:p>
          </table:table-cell>
          <table:table-cell office:value-type="float" office:value="2.12196" calcext:value-type="float">
            <text:p>2.12196</text:p>
          </table:table-cell>
        </table:table-row>
        <table:table-row table:style-name="ro1">
          <table:table-cell office:value-type="float" office:value="1.23796" calcext:value-type="float">
            <text:p>1.23796</text:p>
          </table:table-cell>
          <table:table-cell office:value-type="float" office:value="5.35887" calcext:value-type="float">
            <text:p>5.35887</text:p>
          </table:table-cell>
          <table:table-cell/>
          <table:table-cell office:value-type="float" office:value="0.426199" calcext:value-type="float">
            <text:p>0.426199</text:p>
          </table:table-cell>
          <table:table-cell office:value-type="float" office:value="2.12223" calcext:value-type="float">
            <text:p>2.12223</text:p>
          </table:table-cell>
        </table:table-row>
        <table:table-row table:style-name="ro1">
          <table:table-cell office:value-type="float" office:value="1.23467" calcext:value-type="float">
            <text:p>1.23467</text:p>
          </table:table-cell>
          <table:table-cell office:value-type="float" office:value="5.35962" calcext:value-type="float">
            <text:p>5.35962</text:p>
          </table:table-cell>
          <table:table-cell/>
          <table:table-cell office:value-type="float" office:value="0.424858" calcext:value-type="float">
            <text:p>0.424858</text:p>
          </table:table-cell>
          <table:table-cell office:value-type="float" office:value="2.12229" calcext:value-type="float">
            <text:p>2.12229</text:p>
          </table:table-cell>
        </table:table-row>
        <table:table-row table:style-name="ro1">
          <table:table-cell office:value-type="float" office:value="1.21822" calcext:value-type="float">
            <text:p>1.21822</text:p>
          </table:table-cell>
          <table:table-cell office:value-type="float" office:value="5.36339" calcext:value-type="float">
            <text:p>5.36339</text:p>
          </table:table-cell>
          <table:table-cell/>
          <table:table-cell office:value-type="float" office:value="0.419648" calcext:value-type="float">
            <text:p>0.419648</text:p>
          </table:table-cell>
          <table:table-cell office:value-type="float" office:value="2.12333" calcext:value-type="float">
            <text:p>2.12333</text:p>
          </table:table-cell>
        </table:table-row>
        <table:table-row table:style-name="ro1">
          <table:table-cell office:value-type="float" office:value="1.21493" calcext:value-type="float">
            <text:p>1.21493</text:p>
          </table:table-cell>
          <table:table-cell office:value-type="float" office:value="5.36413" calcext:value-type="float">
            <text:p>5.36413</text:p>
          </table:table-cell>
          <table:table-cell/>
          <table:table-cell office:value-type="float" office:value="0.415854" calcext:value-type="float">
            <text:p>0.415854</text:p>
          </table:table-cell>
          <table:table-cell office:value-type="float" office:value="2.12469" calcext:value-type="float">
            <text:p>2.12469</text:p>
          </table:table-cell>
        </table:table-row>
        <table:table-row table:style-name="ro1">
          <table:table-cell office:value-type="float" office:value="1.21164" calcext:value-type="float">
            <text:p>1.21164</text:p>
          </table:table-cell>
          <table:table-cell office:value-type="float" office:value="5.36488" calcext:value-type="float">
            <text:p>5.36488</text:p>
          </table:table-cell>
          <table:table-cell/>
          <table:table-cell office:value-type="float" office:value="0.412056" calcext:value-type="float">
            <text:p>0.412056</text:p>
          </table:table-cell>
          <table:table-cell office:value-type="float" office:value="2.12604" calcext:value-type="float">
            <text:p>2.12604</text:p>
          </table:table-cell>
        </table:table-row>
        <table:table-row table:style-name="ro1">
          <table:table-cell office:value-type="float" office:value="1.20835" calcext:value-type="float">
            <text:p>1.20835</text:p>
          </table:table-cell>
          <table:table-cell office:value-type="float" office:value="5.36562" calcext:value-type="float">
            <text:p>5.36562</text:p>
          </table:table-cell>
          <table:table-cell/>
          <table:table-cell office:value-type="float" office:value="0.406912" calcext:value-type="float">
            <text:p>0.406912</text:p>
          </table:table-cell>
          <table:table-cell office:value-type="float" office:value="2.12743" calcext:value-type="float">
            <text:p>2.12743</text:p>
          </table:table-cell>
        </table:table-row>
        <table:table-row table:style-name="ro1">
          <table:table-cell office:value-type="float" office:value="1.12894" calcext:value-type="float">
            <text:p>1.12894</text:p>
          </table:table-cell>
          <table:table-cell office:value-type="float" office:value="5.04185" calcext:value-type="float">
            <text:p>5.04185</text:p>
          </table:table-cell>
          <table:table-cell/>
          <table:table-cell office:value-type="float" office:value="0.399077" calcext:value-type="float">
            <text:p>0.399077</text:p>
          </table:table-cell>
          <table:table-cell office:value-type="float" office:value="2.12892" calcext:value-type="float">
            <text:p>2.12892</text:p>
          </table:table-cell>
        </table:table-row>
        <table:table-row table:style-name="ro1">
          <table:table-cell office:value-type="float" office:value="0.90297" calcext:value-type="float">
            <text:p>0.90297</text:p>
          </table:table-cell>
          <table:table-cell office:value-type="float" office:value="4.06778" calcext:value-type="float">
            <text:p>4.06778</text:p>
          </table:table-cell>
          <table:table-cell/>
          <table:table-cell office:value-type="float" office:value="0.394033" calcext:value-type="float">
            <text:p>0.394033</text:p>
          </table:table-cell>
          <table:table-cell office:value-type="float" office:value="2.13087" calcext:value-type="float">
            <text:p>2.13087</text:p>
          </table:table-cell>
        </table:table-row>
        <table:table-row table:style-name="ro1">
          <table:table-cell office:value-type="float" office:value="0.828445" calcext:value-type="float">
            <text:p>0.828445</text:p>
          </table:table-cell>
          <table:table-cell office:value-type="float" office:value="3.74291" calcext:value-type="float">
            <text:p>3.74291</text:p>
          </table:table-cell>
          <table:table-cell/>
          <table:table-cell office:value-type="float" office:value="0.39038" calcext:value-type="float">
            <text:p>0.39038</text:p>
          </table:table-cell>
          <table:table-cell office:value-type="float" office:value="2.13307" calcext:value-type="float">
            <text:p>2.13307</text:p>
          </table:table-cell>
        </table:table-row>
        <table:table-row table:style-name="ro1">
          <table:table-cell office:value-type="float" office:value="0.75432" calcext:value-type="float">
            <text:p>0.75432</text:p>
          </table:table-cell>
          <table:table-cell office:value-type="float" office:value="3.41795" calcext:value-type="float">
            <text:p>3.41795</text:p>
          </table:table-cell>
          <table:table-cell/>
          <table:table-cell office:value-type="float" office:value="0.38672" calcext:value-type="float">
            <text:p>0.38672</text:p>
          </table:table-cell>
          <table:table-cell office:value-type="float" office:value="2.13526" calcext:value-type="float">
            <text:p>2.13526</text:p>
          </table:table-cell>
        </table:table-row>
        <table:table-row table:style-name="ro1">
          <table:table-cell office:value-type="float" office:value="0.534338" calcext:value-type="float">
            <text:p>0.534338</text:p>
          </table:table-cell>
          <table:table-cell office:value-type="float" office:value="2.44254" calcext:value-type="float">
            <text:p>2.44254</text:p>
          </table:table-cell>
          <table:table-cell/>
          <table:table-cell office:value-type="float" office:value="0.382111" calcext:value-type="float">
            <text:p>0.382111</text:p>
          </table:table-cell>
          <table:table-cell office:value-type="float" office:value="2.13975" calcext:value-type="float">
            <text:p>2.13975</text:p>
          </table:table-cell>
        </table:table-row>
        <table:table-row table:style-name="ro1">
          <table:table-cell office:value-type="float" office:value="0.460511" calcext:value-type="float">
            <text:p>0.460511</text:p>
          </table:table-cell>
          <table:table-cell office:value-type="float" office:value="2.1175" calcext:value-type="float">
            <text:p>2.1175</text:p>
          </table:table-cell>
          <table:table-cell/>
          <table:table-cell office:value-type="float" office:value="0.375573" calcext:value-type="float">
            <text:p>0.375573</text:p>
          </table:table-cell>
          <table:table-cell office:value-type="float" office:value="2.14883" calcext:value-type="float">
            <text:p>2.14883</text:p>
          </table:table-cell>
        </table:table-row>
        <table:table-row table:style-name="ro1">
          <table:table-cell office:value-type="float" office:value="0.459211" calcext:value-type="float">
            <text:p>0.459211</text:p>
          </table:table-cell>
          <table:table-cell office:value-type="float" office:value="2.11779" calcext:value-type="float">
            <text:p>2.11779</text:p>
          </table:table-cell>
          <table:table-cell/>
          <table:table-cell office:value-type="float" office:value="0.371555" calcext:value-type="float">
            <text:p>0.371555</text:p>
          </table:table-cell>
          <table:table-cell office:value-type="float" office:value="2.15703" calcext:value-type="float">
            <text:p>2.15703</text:p>
          </table:table-cell>
        </table:table-row>
        <table:table-row table:style-name="ro1">
          <table:table-cell office:value-type="float" office:value="0.457912" calcext:value-type="float">
            <text:p>0.457912</text:p>
          </table:table-cell>
          <table:table-cell office:value-type="float" office:value="2.11807" calcext:value-type="float">
            <text:p>2.11807</text:p>
          </table:table-cell>
          <table:table-cell/>
          <table:table-cell office:value-type="float" office:value="0.368792" calcext:value-type="float">
            <text:p>0.368792</text:p>
          </table:table-cell>
          <table:table-cell office:value-type="float" office:value="2.16481" calcext:value-type="float">
            <text:p>2.16481</text:p>
          </table:table-cell>
        </table:table-row>
        <table:table-row table:style-name="ro1">
          <table:table-cell office:value-type="float" office:value="0.448811" calcext:value-type="float">
            <text:p>0.448811</text:p>
          </table:table-cell>
          <table:table-cell office:value-type="float" office:value="2.12001" calcext:value-type="float">
            <text:p>2.12001</text:p>
          </table:table-cell>
          <table:table-cell/>
          <table:table-cell office:value-type="float" office:value="0.366003" calcext:value-type="float">
            <text:p>0.366003</text:p>
          </table:table-cell>
          <table:table-cell office:value-type="float" office:value="2.17259" calcext:value-type="float">
            <text:p>2.17259</text:p>
          </table:table-cell>
        </table:table-row>
        <table:table-row table:style-name="ro1">
          <table:table-cell office:value-type="float" office:value="0.446043" calcext:value-type="float">
            <text:p>0.446043</text:p>
          </table:table-cell>
          <table:table-cell office:value-type="float" office:value="2.11978" calcext:value-type="float">
            <text:p>2.11978</text:p>
          </table:table-cell>
          <table:table-cell/>
          <table:table-cell office:value-type="float" office:value="0.362208" calcext:value-type="float">
            <text:p>0.362208</text:p>
          </table:table-cell>
          <table:table-cell office:value-type="float" office:value="2.18275" calcext:value-type="float">
            <text:p>2.18275</text:p>
          </table:table-cell>
        </table:table-row>
        <table:table-row table:style-name="ro1">
          <table:table-cell office:value-type="float" office:value="0.441896" calcext:value-type="float">
            <text:p>0.441896</text:p>
          </table:table-cell>
          <table:table-cell office:value-type="float" office:value="2.11942" calcext:value-type="float">
            <text:p>2.11942</text:p>
          </table:table-cell>
          <table:table-cell/>
          <table:table-cell office:value-type="float" office:value="0.361244" calcext:value-type="float">
            <text:p>0.361244</text:p>
          </table:table-cell>
          <table:table-cell office:value-type="float" office:value="2.18524" calcext:value-type="float">
            <text:p>2.18524</text:p>
          </table:table-cell>
        </table:table-row>
        <table:table-row table:style-name="ro1">
          <table:table-cell office:value-type="float" office:value="0.437751" calcext:value-type="float">
            <text:p>0.437751</text:p>
          </table:table-cell>
          <table:table-cell office:value-type="float" office:value="2.11906" calcext:value-type="float">
            <text:p>2.11906</text:p>
          </table:table-cell>
          <table:table-cell/>
          <table:table-cell office:value-type="float" office:value="0.356379" calcext:value-type="float">
            <text:p>0.356379</text:p>
          </table:table-cell>
          <table:table-cell office:value-type="float" office:value="2.19769" calcext:value-type="float">
            <text:p>2.19769</text:p>
          </table:table-cell>
        </table:table-row>
        <table:table-row table:style-name="ro1">
          <table:table-cell office:value-type="float" office:value="0.432548" calcext:value-type="float">
            <text:p>0.432548</text:p>
          </table:table-cell>
          <table:table-cell office:value-type="float" office:value="2.12013" calcext:value-type="float">
            <text:p>2.12013</text:p>
          </table:table-cell>
          <table:table-cell/>
          <table:table-cell office:value-type="float" office:value="0.352056" calcext:value-type="float">
            <text:p>0.352056</text:p>
          </table:table-cell>
          <table:table-cell office:value-type="float" office:value="2.20528" calcext:value-type="float">
            <text:p>2.20528</text:p>
          </table:table-cell>
        </table:table-row>
        <table:table-row table:style-name="ro1">
          <table:table-cell office:value-type="float" office:value="0.428883" calcext:value-type="float">
            <text:p>0.428883</text:p>
          </table:table-cell>
          <table:table-cell office:value-type="float" office:value="2.12209" calcext:value-type="float">
            <text:p>2.12209</text:p>
          </table:table-cell>
          <table:table-cell/>
          <table:table-cell office:value-type="float" office:value="0.34851" calcext:value-type="float">
            <text:p>0.34851</text:p>
          </table:table-cell>
          <table:table-cell office:value-type="float" office:value="2.20918" calcext:value-type="float">
            <text:p>2.20918</text:p>
          </table:table-cell>
        </table:table-row>
        <table:table-row table:style-name="ro1">
          <table:table-cell office:value-type="float" office:value="0.425212" calcext:value-type="float">
            <text:p>0.425212</text:p>
          </table:table-cell>
          <table:table-cell office:value-type="float" office:value="2.12406" calcext:value-type="float">
            <text:p>2.12406</text:p>
          </table:table-cell>
          <table:table-cell/>
          <table:table-cell office:value-type="float" office:value="0.344951" calcext:value-type="float">
            <text:p>0.344951</text:p>
          </table:table-cell>
          <table:table-cell office:value-type="float" office:value="2.21308" calcext:value-type="float">
            <text:p>2.21308</text:p>
          </table:table-cell>
        </table:table-row>
        <table:table-row table:style-name="ro1">
          <table:table-cell office:value-type="float" office:value="0.42023" calcext:value-type="float">
            <text:p>0.42023</text:p>
          </table:table-cell>
          <table:table-cell office:value-type="float" office:value="2.12627" calcext:value-type="float">
            <text:p>2.12627</text:p>
          </table:table-cell>
          <table:table-cell/>
          <table:table-cell office:value-type="float" office:value="0.340883" calcext:value-type="float">
            <text:p>0.340883</text:p>
          </table:table-cell>
          <table:table-cell office:value-type="float" office:value="2.22281" calcext:value-type="float">
            <text:p>2.22281</text:p>
          </table:table-cell>
        </table:table-row>
        <table:table-row table:style-name="ro1">
          <table:table-cell office:value-type="float" office:value="0.41643" calcext:value-type="float">
            <text:p>0.41643</text:p>
          </table:table-cell>
          <table:table-cell office:value-type="float" office:value="2.12763" calcext:value-type="float">
            <text:p>2.12763</text:p>
          </table:table-cell>
          <table:table-cell/>
          <table:table-cell office:value-type="float" office:value="0.335715" calcext:value-type="float">
            <text:p>0.335715</text:p>
          </table:table-cell>
          <table:table-cell office:value-type="float" office:value="2.24423" calcext:value-type="float">
            <text:p>2.24423</text:p>
          </table:table-cell>
        </table:table-row>
        <table:table-row table:style-name="ro1">
          <table:table-cell office:value-type="float" office:value="0.412627" calcext:value-type="float">
            <text:p>0.412627</text:p>
          </table:table-cell>
          <table:table-cell office:value-type="float" office:value="2.12898" calcext:value-type="float">
            <text:p>2.12898</text:p>
          </table:table-cell>
          <table:table-cell/>
          <table:table-cell office:value-type="float" office:value="0.331515" calcext:value-type="float">
            <text:p>0.331515</text:p>
          </table:table-cell>
          <table:table-cell office:value-type="float" office:value="2.25395" calcext:value-type="float">
            <text:p>2.25395</text:p>
          </table:table-cell>
        </table:table-row>
        <table:table-row table:style-name="ro1">
          <table:table-cell office:value-type="float" office:value="0.407589" calcext:value-type="float">
            <text:p>0.407589</text:p>
          </table:table-cell>
          <table:table-cell office:value-type="float" office:value="2.13097" calcext:value-type="float">
            <text:p>2.13097</text:p>
          </table:table-cell>
          <table:table-cell/>
          <table:table-cell office:value-type="float" office:value="0.32784" calcext:value-type="float">
            <text:p>0.32784</text:p>
          </table:table-cell>
          <table:table-cell office:value-type="float" office:value="2.25782" calcext:value-type="float">
            <text:p>2.25782</text:p>
          </table:table-cell>
        </table:table-row>
        <table:table-row table:style-name="ro1">
          <table:table-cell office:value-type="float" office:value="0.403833" calcext:value-type="float">
            <text:p>0.403833</text:p>
          </table:table-cell>
          <table:table-cell office:value-type="float" office:value="2.1326" calcext:value-type="float">
            <text:p>2.1326</text:p>
          </table:table-cell>
          <table:table-cell/>
          <table:table-cell office:value-type="float" office:value="0.324152" calcext:value-type="float">
            <text:p>0.324152</text:p>
          </table:table-cell>
          <table:table-cell office:value-type="float" office:value="2.26169" calcext:value-type="float">
            <text:p>2.26169</text:p>
          </table:table-cell>
        </table:table-row>
        <table:table-row table:style-name="ro1">
          <table:table-cell office:value-type="float" office:value="0.400072" calcext:value-type="float">
            <text:p>0.400072</text:p>
          </table:table-cell>
          <table:table-cell office:value-type="float" office:value="2.13423" calcext:value-type="float">
            <text:p>2.13423</text:p>
          </table:table-cell>
          <table:table-cell/>
          <table:table-cell office:value-type="float" office:value="0.320552" calcext:value-type="float">
            <text:p>0.320552</text:p>
          </table:table-cell>
          <table:table-cell office:value-type="float" office:value="2.27634" calcext:value-type="float">
            <text:p>2.27634</text:p>
          </table:table-cell>
        </table:table-row>
        <table:table-row table:style-name="ro1">
          <table:table-cell office:value-type="float" office:value="0.394942" calcext:value-type="float">
            <text:p>0.394942</text:p>
          </table:table-cell>
          <table:table-cell office:value-type="float" office:value="2.13579" calcext:value-type="float">
            <text:p>2.13579</text:p>
          </table:table-cell>
          <table:table-cell/>
          <table:table-cell office:value-type="float" office:value="0.31759" calcext:value-type="float">
            <text:p>0.31759</text:p>
          </table:table-cell>
          <table:table-cell office:value-type="float" office:value="2.30654" calcext:value-type="float">
            <text:p>2.30654</text:p>
          </table:table-cell>
        </table:table-row>
        <table:table-row table:style-name="ro1">
          <table:table-cell office:value-type="float" office:value="0.387076" calcext:value-type="float">
            <text:p>0.387076</text:p>
          </table:table-cell>
          <table:table-cell office:value-type="float" office:value="2.13723" calcext:value-type="float">
            <text:p>2.13723</text:p>
          </table:table-cell>
          <table:table-cell/>
          <table:table-cell office:value-type="float" office:value="0.316977" calcext:value-type="float">
            <text:p>0.316977</text:p>
          </table:table-cell>
          <table:table-cell office:value-type="float" office:value="2.31258" calcext:value-type="float">
            <text:p>2.31258</text:p>
          </table:table-cell>
        </table:table-row>
        <table:table-row table:style-name="ro1">
          <table:table-cell office:value-type="float" office:value="0.382427" calcext:value-type="float">
            <text:p>0.382427</text:p>
          </table:table-cell>
          <table:table-cell office:value-type="float" office:value="2.14152" calcext:value-type="float">
            <text:p>2.14152</text:p>
          </table:table-cell>
          <table:table-cell/>
          <table:table-cell office:value-type="float" office:value="0.317461" calcext:value-type="float">
            <text:p>0.317461</text:p>
          </table:table-cell>
          <table:table-cell office:value-type="float" office:value="2.35914" calcext:value-type="float">
            <text:p>2.35914</text:p>
          </table:table-cell>
        </table:table-row>
        <table:table-row table:style-name="ro1">
          <table:table-cell office:value-type="float" office:value="0.379372" calcext:value-type="float">
            <text:p>0.379372</text:p>
          </table:table-cell>
          <table:table-cell office:value-type="float" office:value="2.14724" calcext:value-type="float">
            <text:p>2.14724</text:p>
          </table:table-cell>
          <table:table-cell/>
          <table:table-cell office:value-type="float" office:value="0.32216" calcext:value-type="float">
            <text:p>0.32216</text:p>
          </table:table-cell>
          <table:table-cell office:value-type="float" office:value="2.46262" calcext:value-type="float">
            <text:p>2.46262</text:p>
          </table:table-cell>
        </table:table-row>
        <table:table-row table:style-name="ro1">
          <table:table-cell office:value-type="float" office:value="0.376296" calcext:value-type="float">
            <text:p>0.376296</text:p>
          </table:table-cell>
          <table:table-cell office:value-type="float" office:value="2.15296" calcext:value-type="float">
            <text:p>2.15296</text:p>
          </table:table-cell>
          <table:table-cell/>
          <table:table-cell office:value-type="float" office:value="0.320493" calcext:value-type="float">
            <text:p>0.320493</text:p>
          </table:table-cell>
          <table:table-cell office:value-type="float" office:value="2.49752" calcext:value-type="float">
            <text:p>2.49752</text:p>
          </table:table-cell>
        </table:table-row>
        <table:table-row table:style-name="ro1">
          <table:table-cell office:value-type="float" office:value="0.372607" calcext:value-type="float">
            <text:p>0.372607</text:p>
          </table:table-cell>
          <table:table-cell office:value-type="float" office:value="2.16314" calcext:value-type="float">
            <text:p>2.16314</text:p>
          </table:table-cell>
          <table:table-cell/>
          <table:table-cell office:value-type="float" office:value="0.295959" calcext:value-type="float">
            <text:p>0.295959</text:p>
          </table:table-cell>
          <table:table-cell office:value-type="float" office:value="2.50055" calcext:value-type="float">
            <text:p>2.50055</text:p>
          </table:table-cell>
        </table:table-row>
        <table:table-row table:style-name="ro1">
          <table:table-cell office:value-type="float" office:value="0.367631" calcext:value-type="float">
            <text:p>0.367631</text:p>
          </table:table-cell>
          <table:table-cell office:value-type="float" office:value="2.18225" calcext:value-type="float">
            <text:p>2.18225</text:p>
          </table:table-cell>
          <table:table-cell/>
          <table:table-cell office:value-type="float" office:value="0.280958" calcext:value-type="float">
            <text:p>0.280958</text:p>
          </table:table-cell>
          <table:table-cell office:value-type="float" office:value="2.42478" calcext:value-type="float">
            <text:p>2.42478</text:p>
          </table:table-cell>
        </table:table-row>
        <table:table-row table:style-name="ro1">
          <table:table-cell office:value-type="float" office:value="0.363289" calcext:value-type="float">
            <text:p>0.363289</text:p>
          </table:table-cell>
          <table:table-cell office:value-type="float" office:value="2.18926" calcext:value-type="float">
            <text:p>2.18926</text:p>
          </table:table-cell>
          <table:table-cell/>
          <table:table-cell office:value-type="float" office:value="0.257656" calcext:value-type="float">
            <text:p>0.257656</text:p>
          </table:table-cell>
          <table:table-cell office:value-type="float" office:value="2.27244" calcext:value-type="float">
            <text:p>2.27244</text:p>
          </table:table-cell>
        </table:table-row>
        <table:table-row table:style-name="ro1">
          <table:table-cell office:value-type="float" office:value="0.361962" calcext:value-type="float">
            <text:p>0.361962</text:p>
          </table:table-cell>
          <table:table-cell office:value-type="float" office:value="2.18958" calcext:value-type="float">
            <text:p>2.18958</text:p>
          </table:table-cell>
          <table:table-cell/>
          <table:table-cell office:value-type="float" office:value="0.251948" calcext:value-type="float">
            <text:p>0.251948</text:p>
          </table:table-cell>
          <table:table-cell office:value-type="float" office:value="2.23434" calcext:value-type="float">
            <text:p>2.23434</text:p>
          </table:table-cell>
        </table:table-row>
        <table:table-row table:style-name="ro1">
          <table:table-cell office:value-type="float" office:value="0.356651" calcext:value-type="float">
            <text:p>0.356651</text:p>
          </table:table-cell>
          <table:table-cell office:value-type="float" office:value="2.19086" calcext:value-type="float">
            <text:p>2.19086</text:p>
          </table:table-cell>
          <table:table-cell/>
          <table:table-cell office:value-type="float" office:value="0.246286" calcext:value-type="float">
            <text:p>0.246286</text:p>
          </table:table-cell>
          <table:table-cell office:value-type="float" office:value="2.19623" calcext:value-type="float">
            <text:p>2.19623</text:p>
          </table:table-cell>
        </table:table-row>
        <table:table-row table:style-name="ro1">
          <table:table-cell office:value-type="float" office:value="0.355322" calcext:value-type="float">
            <text:p>0.355322</text:p>
          </table:table-cell>
          <table:table-cell office:value-type="float" office:value="2.19118" calcext:value-type="float">
            <text:p>2.19118</text:p>
          </table:table-cell>
          <table:table-cell/>
          <table:table-cell office:value-type="float" office:value="0.232415" calcext:value-type="float">
            <text:p>0.232415</text:p>
          </table:table-cell>
          <table:table-cell office:value-type="float" office:value="2.1195" calcext:value-type="float">
            <text:p>2.1195</text:p>
          </table:table-cell>
        </table:table-row>
        <table:table-row table:style-name="ro1">
          <table:table-cell office:value-type="float" office:value="0.350858" calcext:value-type="float">
            <text:p>0.350858</text:p>
          </table:table-cell>
          <table:table-cell office:value-type="float" office:value="2.19777" calcext:value-type="float">
            <text:p>2.19777</text:p>
          </table:table-cell>
          <table:table-cell/>
          <table:table-cell office:value-type="float" office:value="0.224357" calcext:value-type="float">
            <text:p>0.224357</text:p>
          </table:table-cell>
          <table:table-cell office:value-type="float" office:value="2.11795" calcext:value-type="float">
            <text:p>2.11795</text:p>
          </table:table-cell>
        </table:table-row>
        <table:table-row table:style-name="ro1">
          <table:table-cell office:value-type="float" office:value="0.345351" calcext:value-type="float">
            <text:p>0.345351</text:p>
          </table:table-cell>
          <table:table-cell office:value-type="float" office:value="2.21565" calcext:value-type="float">
            <text:p>2.21565</text:p>
          </table:table-cell>
          <table:table-cell/>
          <table:table-cell office:value-type="float" office:value="0.219035" calcext:value-type="float">
            <text:p>0.219035</text:p>
          </table:table-cell>
          <table:table-cell office:value-type="float" office:value="2.1173" calcext:value-type="float">
            <text:p>2.1173</text:p>
          </table:table-cell>
        </table:table-row>
        <table:table-row table:style-name="ro1">
          <table:table-cell office:value-type="float" office:value="0.341277" calcext:value-type="float">
            <text:p>0.341277</text:p>
          </table:table-cell>
          <table:table-cell office:value-type="float" office:value="2.22538" calcext:value-type="float">
            <text:p>2.22538</text:p>
          </table:table-cell>
          <table:table-cell/>
          <table:table-cell office:value-type="float" office:value="0.215077" calcext:value-type="float">
            <text:p>0.215077</text:p>
          </table:table-cell>
          <table:table-cell office:value-type="float" office:value="2.1171" calcext:value-type="float">
            <text:p>2.1171</text:p>
          </table:table-cell>
        </table:table-row>
        <table:table-row table:style-name="ro1">
          <table:table-cell office:value-type="float" office:value="0.340168" calcext:value-type="float">
            <text:p>0.340168</text:p>
          </table:table-cell>
          <table:table-cell office:value-type="float" office:value="2.22727" calcext:value-type="float">
            <text:p>2.22727</text:p>
          </table:table-cell>
          <table:table-cell/>
          <table:table-cell office:value-type="float" office:value="0.21112" calcext:value-type="float">
            <text:p>0.21112</text:p>
          </table:table-cell>
          <table:table-cell office:value-type="float" office:value="2.1169" calcext:value-type="float">
            <text:p>2.1169</text:p>
          </table:table-cell>
        </table:table-row>
        <table:table-row table:style-name="ro1">
          <table:table-cell office:value-type="float" office:value="0.33571" calcext:value-type="float">
            <text:p>0.33571</text:p>
          </table:table-cell>
          <table:table-cell office:value-type="float" office:value="2.23483" calcext:value-type="float">
            <text:p>2.23483</text:p>
          </table:table-cell>
          <table:table-cell/>
          <table:table-cell office:value-type="float" office:value="0.205885" calcext:value-type="float">
            <text:p>0.205885</text:p>
          </table:table-cell>
          <table:table-cell office:value-type="float" office:value="2.11701" calcext:value-type="float">
            <text:p>2.11701</text:p>
          </table:table-cell>
        </table:table-row>
        <table:table-row table:style-name="ro1">
          <table:table-cell office:value-type="float" office:value="0.33459" calcext:value-type="float">
            <text:p>0.33459</text:p>
          </table:table-cell>
          <table:table-cell office:value-type="float" office:value="2.23671" calcext:value-type="float">
            <text:p>2.23671</text:p>
          </table:table-cell>
          <table:table-cell/>
          <table:table-cell office:value-type="float" office:value="0.198089" calcext:value-type="float">
            <text:p>0.198089</text:p>
          </table:table-cell>
          <table:table-cell office:value-type="float" office:value="2.11776" calcext:value-type="float">
            <text:p>2.11776</text:p>
          </table:table-cell>
        </table:table-row>
        <table:table-row table:style-name="ro1">
          <table:table-cell office:value-type="float" office:value="0.330264" calcext:value-type="float">
            <text:p>0.330264</text:p>
          </table:table-cell>
          <table:table-cell office:value-type="float" office:value="2.24544" calcext:value-type="float">
            <text:p>2.24544</text:p>
          </table:table-cell>
          <table:table-cell/>
          <table:table-cell office:value-type="float" office:value="0.192819" calcext:value-type="float">
            <text:p>0.192819</text:p>
          </table:table-cell>
          <table:table-cell office:value-type="float" office:value="2.11744" calcext:value-type="float">
            <text:p>2.11744</text:p>
          </table:table-cell>
        </table:table-row>
        <table:table-row table:style-name="ro1">
          <table:table-cell office:value-type="float" office:value="0.323953" calcext:value-type="float">
            <text:p>0.323953</text:p>
          </table:table-cell>
          <table:table-cell office:value-type="float" office:value="2.2603" calcext:value-type="float">
            <text:p>2.2603</text:p>
          </table:table-cell>
          <table:table-cell/>
          <table:table-cell office:value-type="float" office:value="0.188814" calcext:value-type="float">
            <text:p>0.188814</text:p>
          </table:table-cell>
          <table:table-cell office:value-type="float" office:value="2.1166" calcext:value-type="float">
            <text:p>2.1166</text:p>
          </table:table-cell>
        </table:table-row>
        <table:table-row table:style-name="ro1">
          <table:table-cell office:value-type="float" office:value="0.320914" calcext:value-type="float">
            <text:p>0.320914</text:p>
          </table:table-cell>
          <table:table-cell office:value-type="float" office:value="2.27892" calcext:value-type="float">
            <text:p>2.27892</text:p>
          </table:table-cell>
          <table:table-cell/>
          <table:table-cell office:value-type="float" office:value="0.184813" calcext:value-type="float">
            <text:p>0.184813</text:p>
          </table:table-cell>
          <table:table-cell office:value-type="float" office:value="2.11574" calcext:value-type="float">
            <text:p>2.11574</text:p>
          </table:table-cell>
        </table:table-row>
        <table:table-row table:style-name="ro1">
          <table:table-cell office:value-type="float" office:value="0.320446" calcext:value-type="float">
            <text:p>0.320446</text:p>
          </table:table-cell>
          <table:table-cell office:value-type="float" office:value="2.28575" calcext:value-type="float">
            <text:p>2.28575</text:p>
          </table:table-cell>
          <table:table-cell/>
          <table:table-cell office:value-type="float" office:value="0.179552" calcext:value-type="float">
            <text:p>0.179552</text:p>
          </table:table-cell>
          <table:table-cell office:value-type="float" office:value="2.11539" calcext:value-type="float">
            <text:p>2.11539</text:p>
          </table:table-cell>
        </table:table-row>
        <table:table-row table:style-name="ro1">
          <table:table-cell office:value-type="float" office:value="0.319485" calcext:value-type="float">
            <text:p>0.319485</text:p>
          </table:table-cell>
          <table:table-cell office:value-type="float" office:value="2.29941" calcext:value-type="float">
            <text:p>2.29941</text:p>
          </table:table-cell>
          <table:table-cell/>
          <table:table-cell office:value-type="float" office:value="0.175657" calcext:value-type="float">
            <text:p>0.175657</text:p>
          </table:table-cell>
          <table:table-cell office:value-type="float" office:value="2.11572" calcext:value-type="float">
            <text:p>2.11572</text:p>
          </table:table-cell>
        </table:table-row>
        <table:table-row table:style-name="ro1">
          <table:table-cell office:value-type="float" office:value="0.317982" calcext:value-type="float">
            <text:p>0.317982</text:p>
          </table:table-cell>
          <table:table-cell office:value-type="float" office:value="2.31991" calcext:value-type="float">
            <text:p>2.31991</text:p>
          </table:table-cell>
          <table:table-cell/>
          <table:table-cell office:value-type="float" office:value="0.171763" calcext:value-type="float">
            <text:p>0.171763</text:p>
          </table:table-cell>
          <table:table-cell office:value-type="float" office:value="2.11604" calcext:value-type="float">
            <text:p>2.11604</text:p>
          </table:table-cell>
        </table:table-row>
        <table:table-row table:style-name="ro1">
          <table:table-cell office:value-type="float" office:value="0.317888" calcext:value-type="float">
            <text:p>0.317888</text:p>
          </table:table-cell>
          <table:table-cell office:value-type="float" office:value="2.36231" calcext:value-type="float">
            <text:p>2.36231</text:p>
          </table:table-cell>
          <table:table-cell/>
          <table:table-cell office:value-type="float" office:value="0.169166" calcext:value-type="float">
            <text:p>0.169166</text:p>
          </table:table-cell>
          <table:table-cell office:value-type="float" office:value="2.11625" calcext:value-type="float">
            <text:p>2.11625</text:p>
          </table:table-cell>
        </table:table-row>
        <table:table-row table:style-name="ro1">
          <table:table-cell office:value-type="float" office:value="0.318768" calcext:value-type="float">
            <text:p>0.318768</text:p>
          </table:table-cell>
          <table:table-cell office:value-type="float" office:value="2.39104" calcext:value-type="float">
            <text:p>2.39104</text:p>
          </table:table-cell>
          <table:table-cell/>
          <table:table-cell office:value-type="float" office:value="0.160286" calcext:value-type="float">
            <text:p>0.160286</text:p>
          </table:table-cell>
          <table:table-cell office:value-type="float" office:value="2.11975" calcext:value-type="float">
            <text:p>2.11975</text:p>
          </table:table-cell>
        </table:table-row>
        <table:table-row table:style-name="ro1">
          <table:table-cell office:value-type="float" office:value="0.320318" calcext:value-type="float">
            <text:p>0.320318</text:p>
          </table:table-cell>
          <table:table-cell office:value-type="float" office:value="2.44854" calcext:value-type="float">
            <text:p>2.44854</text:p>
          </table:table-cell>
          <table:table-cell/>
          <table:table-cell office:value-type="float" office:value="0.159015" calcext:value-type="float">
            <text:p>0.159015</text:p>
          </table:table-cell>
          <table:table-cell office:value-type="float" office:value="2.12025" calcext:value-type="float">
            <text:p>2.12025</text:p>
          </table:table-cell>
        </table:table-row>
        <table:table-row table:style-name="ro1">
          <table:table-cell office:value-type="float" office:value="0.317948" calcext:value-type="float">
            <text:p>0.317948</text:p>
          </table:table-cell>
          <table:table-cell office:value-type="float" office:value="2.47768" calcext:value-type="float">
            <text:p>2.47768</text:p>
          </table:table-cell>
          <table:table-cell/>
          <table:table-cell office:value-type="float" office:value="0.157744" calcext:value-type="float">
            <text:p>0.157744</text:p>
          </table:table-cell>
          <table:table-cell office:value-type="float" office:value="2.12074" calcext:value-type="float">
            <text:p>2.12074</text:p>
          </table:table-cell>
        </table:table-row>
        <table:table-row table:style-name="ro1">
          <table:table-cell office:value-type="float" office:value="0.293608" calcext:value-type="float">
            <text:p>0.293608</text:p>
          </table:table-cell>
          <table:table-cell office:value-type="float" office:value="2.48068" calcext:value-type="float">
            <text:p>2.48068</text:p>
          </table:table-cell>
          <table:table-cell/>
          <table:table-cell office:value-type="float" office:value="0.179777" calcext:value-type="float">
            <text:p>0.179777</text:p>
          </table:table-cell>
          <table:table-cell office:value-type="float" office:value="2.45773" calcext:value-type="float">
            <text:p>2.45773</text:p>
          </table:table-cell>
        </table:table-row>
        <table:table-row table:style-name="ro1">
          <table:table-cell office:value-type="float" office:value="0.279024" calcext:value-type="float">
            <text:p>0.279024</text:p>
          </table:table-cell>
          <table:table-cell office:value-type="float" office:value="2.40809" calcext:value-type="float">
            <text:p>2.40809</text:p>
          </table:table-cell>
          <table:table-cell/>
          <table:table-cell office:value-type="float" office:value="0.247216" calcext:value-type="float">
            <text:p>0.247216</text:p>
          </table:table-cell>
          <table:table-cell office:value-type="float" office:value="3.4674" calcext:value-type="float">
            <text:p>3.4674</text:p>
          </table:table-cell>
        </table:table-row>
        <table:table-row table:style-name="ro1">
          <table:table-cell office:value-type="float" office:value="0.262052" calcext:value-type="float">
            <text:p>0.262052</text:p>
          </table:table-cell>
          <table:table-cell office:value-type="float" office:value="2.29861" calcext:value-type="float">
            <text:p>2.29861</text:p>
          </table:table-cell>
          <table:table-cell/>
          <table:table-cell office:value-type="float" office:value="0.268869" calcext:value-type="float">
            <text:p>0.268869</text:p>
          </table:table-cell>
          <table:table-cell office:value-type="float" office:value="3.80401" calcext:value-type="float">
            <text:p>3.80401</text:p>
          </table:table-cell>
        </table:table-row>
        <table:table-row table:style-name="ro1">
          <table:table-cell office:value-type="float" office:value="0.245484" calcext:value-type="float">
            <text:p>0.245484</text:p>
          </table:table-cell>
          <table:table-cell office:value-type="float" office:value="2.18908" calcext:value-type="float">
            <text:p>2.18908</text:p>
          </table:table-cell>
          <table:table-cell/>
          <table:table-cell office:value-type="float" office:value="0.29011" calcext:value-type="float">
            <text:p>0.29011</text:p>
          </table:table-cell>
          <table:table-cell office:value-type="float" office:value="4.14065" calcext:value-type="float">
            <text:p>4.14065</text:p>
          </table:table-cell>
        </table:table-row>
        <table:table-row table:style-name="ro1">
          <table:table-cell office:value-type="float" office:value="0.232045" calcext:value-type="float">
            <text:p>0.232045</text:p>
          </table:table-cell>
          <table:table-cell office:value-type="float" office:value="2.11612" calcext:value-type="float">
            <text:p>2.11612</text:p>
          </table:table-cell>
          <table:table-cell/>
          <table:table-cell office:value-type="float" office:value="0.351353" calcext:value-type="float">
            <text:p>0.351353</text:p>
          </table:table-cell>
          <table:table-cell office:value-type="float" office:value="5.15073" calcext:value-type="float">
            <text:p>5.15073</text:p>
          </table:table-cell>
        </table:table-row>
        <table:table-row table:style-name="ro1">
          <table:table-cell office:value-type="float" office:value="0.230735" calcext:value-type="float">
            <text:p>0.230735</text:p>
          </table:table-cell>
          <table:table-cell office:value-type="float" office:value="2.11616" calcext:value-type="float">
            <text:p>2.11616</text:p>
          </table:table-cell>
          <table:table-cell/>
          <table:table-cell office:value-type="float" office:value="0.367575" calcext:value-type="float">
            <text:p>0.367575</text:p>
          </table:table-cell>
          <table:table-cell office:value-type="float" office:value="5.4877" calcext:value-type="float">
            <text:p>5.4877</text:p>
          </table:table-cell>
        </table:table-row>
        <table:table-row table:style-name="ro1">
          <table:table-cell office:value-type="float" office:value="0.2111" calcext:value-type="float">
            <text:p>0.2111</text:p>
          </table:table-cell>
          <table:table-cell office:value-type="float" office:value="2.1167" calcext:value-type="float">
            <text:p>2.1167</text:p>
          </table:table-cell>
          <table:table-cell/>
          <table:table-cell office:value-type="float" office:value="0.364207" calcext:value-type="float">
            <text:p>0.364207</text:p>
          </table:table-cell>
          <table:table-cell office:value-type="float" office:value="5.48793" calcext:value-type="float">
            <text:p>5.48793</text:p>
          </table:table-cell>
        </table:table-row>
        <table:table-row table:style-name="ro1">
          <table:table-cell office:value-type="float" office:value="0.205885" calcext:value-type="float">
            <text:p>0.205885</text:p>
          </table:table-cell>
          <table:table-cell office:value-type="float" office:value="2.11701" calcext:value-type="float">
            <text:p>2.11701</text:p>
          </table:table-cell>
          <table:table-cell/>
          <table:table-cell office:value-type="float" office:value="0.360839" calcext:value-type="float">
            <text:p>0.360839</text:p>
          </table:table-cell>
          <table:table-cell office:value-type="float" office:value="5.48815" calcext:value-type="float">
            <text:p>5.48815</text:p>
          </table:table-cell>
        </table:table-row>
        <table:table-row table:style-name="ro1">
          <table:table-cell office:value-type="float" office:value="0.198089" calcext:value-type="float">
            <text:p>0.198089</text:p>
          </table:table-cell>
          <table:table-cell office:value-type="float" office:value="2.11776" calcext:value-type="float">
            <text:p>2.11776</text:p>
          </table:table-cell>
          <table:table-cell/>
          <table:table-cell office:value-type="float" office:value="0.357472" calcext:value-type="float">
            <text:p>0.357472</text:p>
          </table:table-cell>
          <table:table-cell office:value-type="float" office:value="5.48837" calcext:value-type="float">
            <text:p>5.48837</text:p>
          </table:table-cell>
        </table:table-row>
        <table:table-row table:style-name="ro1">
          <table:table-cell office:value-type="float" office:value="0.192746" calcext:value-type="float">
            <text:p>0.192746</text:p>
          </table:table-cell>
          <table:table-cell office:value-type="float" office:value="2.11664" calcext:value-type="float">
            <text:p>2.11664</text:p>
          </table:table-cell>
          <table:table-cell/>
          <table:table-cell office:value-type="float" office:value="0.340632" calcext:value-type="float">
            <text:p>0.340632</text:p>
          </table:table-cell>
          <table:table-cell office:value-type="float" office:value="5.48944" calcext:value-type="float">
            <text:p>5.48944</text:p>
          </table:table-cell>
        </table:table-row>
        <table:table-row table:style-name="ro1">
          <table:table-cell office:value-type="float" office:value="0.187268" calcext:value-type="float">
            <text:p>0.187268</text:p>
          </table:table-cell>
          <table:table-cell office:value-type="float" office:value="2.11392" calcext:value-type="float">
            <text:p>2.11392</text:p>
          </table:table-cell>
          <table:table-cell/>
          <table:table-cell office:value-type="float" office:value="0.337263" calcext:value-type="float">
            <text:p>0.337263</text:p>
          </table:table-cell>
          <table:table-cell office:value-type="float" office:value="5.48965" calcext:value-type="float">
            <text:p>5.48965</text:p>
          </table:table-cell>
        </table:table-row>
        <table:table-row table:style-name="ro1">
          <table:table-cell office:value-type="float" office:value="0.185901" calcext:value-type="float">
            <text:p>0.185901</text:p>
          </table:table-cell>
          <table:table-cell office:value-type="float" office:value="2.11324" calcext:value-type="float">
            <text:p>2.11324</text:p>
          </table:table-cell>
          <table:table-cell/>
          <table:table-cell office:value-type="float" office:value="0.330527" calcext:value-type="float">
            <text:p>0.330527</text:p>
          </table:table-cell>
          <table:table-cell office:value-type="float" office:value="5.49006" calcext:value-type="float">
            <text:p>5.49006</text:p>
          </table:table-cell>
        </table:table-row>
        <table:table-row table:style-name="ro1">
          <table:table-cell office:value-type="float" office:value="0.184534" calcext:value-type="float">
            <text:p>0.184534</text:p>
          </table:table-cell>
          <table:table-cell office:value-type="float" office:value="2.11256" calcext:value-type="float">
            <text:p>2.11256</text:p>
          </table:table-cell>
          <table:table-cell/>
          <table:table-cell office:value-type="float" office:value="0.32042" calcext:value-type="float">
            <text:p>0.32042</text:p>
          </table:table-cell>
          <table:table-cell office:value-type="float" office:value="5.49066" calcext:value-type="float">
            <text:p>5.49066</text:p>
          </table:table-cell>
        </table:table-row>
        <table:table-row table:style-name="ro1">
          <table:table-cell office:value-type="float" office:value="0.179214" calcext:value-type="float">
            <text:p>0.179214</text:p>
          </table:table-cell>
          <table:table-cell office:value-type="float" office:value="2.11141" calcext:value-type="float">
            <text:p>2.11141</text:p>
          </table:table-cell>
          <table:table-cell/>
          <table:table-cell office:value-type="float" office:value="0.0438715" calcext:value-type="float">
            <text:p>0.0438715</text:p>
          </table:table-cell>
          <table:table-cell office:value-type="float" office:value="5.49983" calcext:value-type="float">
            <text:p>5.49983</text:p>
          </table:table-cell>
        </table:table-row>
        <table:table-row table:style-name="ro1">
          <table:table-cell office:value-type="float" office:value="0.175327" calcext:value-type="float">
            <text:p>0.175327</text:p>
          </table:table-cell>
          <table:table-cell office:value-type="float" office:value="2.11173" calcext:value-type="float">
            <text:p>2.11173</text:p>
          </table:table-cell>
          <table:table-cell/>
          <table:table-cell office:value-type="float" office:value="0.0404963" calcext:value-type="float">
            <text:p>0.0404963</text:p>
          </table:table-cell>
          <table:table-cell office:value-type="float" office:value="5.49985" calcext:value-type="float">
            <text:p>5.49985</text:p>
          </table:table-cell>
        </table:table-row>
        <table:table-row table:style-name="ro1">
          <table:table-cell office:value-type="float" office:value="0.171439" calcext:value-type="float">
            <text:p>0.171439</text:p>
          </table:table-cell>
          <table:table-cell office:value-type="float" office:value="2.11205" calcext:value-type="float">
            <text:p>2.11205</text:p>
          </table:table-cell>
          <table:table-cell table:number-columns-repeated="3"/>
        </table:table-row>
        <table:table-row table:style-name="ro1">
          <table:table-cell office:value-type="float" office:value="0.168847" calcext:value-type="float">
            <text:p>0.168847</text:p>
          </table:table-cell>
          <table:table-cell office:value-type="float" office:value="2.11226" calcext:value-type="float">
            <text:p>2.11226</text:p>
          </table:table-cell>
          <table:table-cell table:number-columns-repeated="3"/>
        </table:table-row>
        <table:table-row table:style-name="ro1">
          <table:table-cell office:value-type="float" office:value="0.159773" calcext:value-type="float">
            <text:p>0.159773</text:p>
          </table:table-cell>
          <table:table-cell office:value-type="float" office:value="2.11297" calcext:value-type="float">
            <text:p>2.11297</text:p>
          </table:table-cell>
          <table:table-cell table:number-columns-repeated="3"/>
        </table:table-row>
        <table:table-row table:style-name="ro1">
          <table:table-cell office:value-type="float" office:value="0.158476" calcext:value-type="float">
            <text:p>0.158476</text:p>
          </table:table-cell>
          <table:table-cell office:value-type="float" office:value="2.11307" calcext:value-type="float">
            <text:p>2.11307</text:p>
          </table:table-cell>
          <table:table-cell table:number-columns-repeated="3"/>
        </table:table-row>
        <table:table-row table:style-name="ro1">
          <table:table-cell office:value-type="float" office:value="0.15718" calcext:value-type="float">
            <text:p>0.15718</text:p>
          </table:table-cell>
          <table:table-cell office:value-type="float" office:value="2.11316" calcext:value-type="float">
            <text:p>2.11316</text:p>
          </table:table-cell>
          <table:table-cell table:number-columns-repeated="3"/>
        </table:table-row>
        <table:table-row table:style-name="ro1">
          <table:table-cell office:value-type="float" office:value="0.179252" calcext:value-type="float">
            <text:p>0.179252</text:p>
          </table:table-cell>
          <table:table-cell office:value-type="float" office:value="2.45055" calcext:value-type="float">
            <text:p>2.45055</text:p>
          </table:table-cell>
          <table:table-cell table:number-columns-repeated="3"/>
        </table:table-row>
        <table:table-row table:style-name="ro1">
          <table:table-cell office:value-type="float" office:value="0.246874" calcext:value-type="float">
            <text:p>0.246874</text:p>
          </table:table-cell>
          <table:table-cell office:value-type="float" office:value="3.46261" calcext:value-type="float">
            <text:p>3.46261</text:p>
          </table:table-cell>
          <table:table-cell table:number-columns-repeated="3"/>
        </table:table-row>
        <table:table-row table:style-name="ro1">
          <table:table-cell office:value-type="float" office:value="0.268587" calcext:value-type="float">
            <text:p>0.268587</text:p>
          </table:table-cell>
          <table:table-cell office:value-type="float" office:value="3.80002" calcext:value-type="float">
            <text:p>3.80002</text:p>
          </table:table-cell>
          <table:table-cell table:number-columns-repeated="3"/>
        </table:table-row>
        <table:table-row table:style-name="ro1">
          <table:table-cell office:value-type="float" office:value="0.289886" calcext:value-type="float">
            <text:p>0.289886</text:p>
          </table:table-cell>
          <table:table-cell office:value-type="float" office:value="4.13746" calcext:value-type="float">
            <text:p>4.13746</text:p>
          </table:table-cell>
          <table:table-cell table:number-columns-repeated="3"/>
        </table:table-row>
        <table:table-row table:style-name="ro1">
          <table:table-cell office:value-type="float" office:value="0.351299" calcext:value-type="float">
            <text:p>0.351299</text:p>
          </table:table-cell>
          <table:table-cell office:value-type="float" office:value="5.14993" calcext:value-type="float">
            <text:p>5.14993</text:p>
          </table:table-cell>
          <table:table-cell table:number-columns-repeated="3"/>
        </table:table-row>
        <table:table-row table:style-name="ro1">
          <table:table-cell office:value-type="float" office:value="0.367575" calcext:value-type="float">
            <text:p>0.367575</text:p>
          </table:table-cell>
          <table:table-cell office:value-type="float" office:value="5.4877" calcext:value-type="float">
            <text:p>5.4877</text:p>
          </table:table-cell>
          <table:table-cell table:number-columns-repeated="3"/>
        </table:table-row>
        <table:table-row table:style-name="ro1">
          <table:table-cell office:value-type="float" office:value="0.364207" calcext:value-type="float">
            <text:p>0.364207</text:p>
          </table:table-cell>
          <table:table-cell office:value-type="float" office:value="5.48793" calcext:value-type="float">
            <text:p>5.48793</text:p>
          </table:table-cell>
          <table:table-cell table:number-columns-repeated="3"/>
        </table:table-row>
        <table:table-row table:style-name="ro1">
          <table:table-cell office:value-type="float" office:value="0.360839" calcext:value-type="float">
            <text:p>0.360839</text:p>
          </table:table-cell>
          <table:table-cell office:value-type="float" office:value="5.48815" calcext:value-type="float">
            <text:p>5.48815</text:p>
          </table:table-cell>
          <table:table-cell table:number-columns-repeated="3"/>
        </table:table-row>
        <table:table-row table:style-name="ro1">
          <table:table-cell office:value-type="float" office:value="0.357472" calcext:value-type="float">
            <text:p>0.357472</text:p>
          </table:table-cell>
          <table:table-cell office:value-type="float" office:value="5.48837" calcext:value-type="float">
            <text:p>5.48837</text:p>
          </table:table-cell>
          <table:table-cell table:number-columns-repeated="3"/>
        </table:table-row>
        <table:table-row table:style-name="ro1">
          <table:table-cell office:value-type="float" office:value="0.340632" calcext:value-type="float">
            <text:p>0.340632</text:p>
          </table:table-cell>
          <table:table-cell office:value-type="float" office:value="5.48944" calcext:value-type="float">
            <text:p>5.48944</text:p>
          </table:table-cell>
          <table:table-cell table:number-columns-repeated="3"/>
        </table:table-row>
        <table:table-row table:style-name="ro1">
          <table:table-cell office:value-type="float" office:value="0.337263" calcext:value-type="float">
            <text:p>0.337263</text:p>
          </table:table-cell>
          <table:table-cell office:value-type="float" office:value="5.48965" calcext:value-type="float">
            <text:p>5.48965</text:p>
          </table:table-cell>
          <table:table-cell table:number-columns-repeated="3"/>
        </table:table-row>
        <table:table-row table:style-name="ro1">
          <table:table-cell office:value-type="float" office:value="0.330527" calcext:value-type="float">
            <text:p>0.330527</text:p>
          </table:table-cell>
          <table:table-cell office:value-type="float" office:value="5.49006" calcext:value-type="float">
            <text:p>5.49006</text:p>
          </table:table-cell>
          <table:table-cell table:number-columns-repeated="3"/>
        </table:table-row>
        <table:table-row table:style-name="ro1">
          <table:table-cell office:value-type="float" office:value="0.32042" calcext:value-type="float">
            <text:p>0.32042</text:p>
          </table:table-cell>
          <table:table-cell office:value-type="float" office:value="5.49066" calcext:value-type="float">
            <text:p>5.49066</text:p>
          </table:table-cell>
          <table:table-cell table:number-columns-repeated="3"/>
        </table:table-row>
        <table:table-row table:style-name="ro1">
          <table:table-cell office:value-type="float" office:value="0.0438715" calcext:value-type="float">
            <text:p>0.0438715</text:p>
          </table:table-cell>
          <table:table-cell office:value-type="float" office:value="5.49983" calcext:value-type="float">
            <text:p>5.49983</text:p>
          </table:table-cell>
          <table:table-cell table:number-columns-repeated="3"/>
        </table:table-row>
        <table:table-row table:style-name="ro1">
          <table:table-cell office:value-type="float" office:value="0.0404963" calcext:value-type="float">
            <text:p>0.0404963</text:p>
          </table:table-cell>
          <table:table-cell office:value-type="float" office:value="5.49985" calcext:value-type="float">
            <text:p>5.49985</text:p>
          </table:table-cell>
          <table:table-cell table:number-columns-repeated="3"/>
        </table:table-row>
      </table:table>
      <table:table table:name="RESOLUTION 10 160 0.02 1" table:style-name="ta1">
        <table:shapes>
          <draw:frame draw:z-index="0" draw:style-name="gr1" draw:text-style-name="P1" svg:width="6.298in" svg:height="3.5449in" svg:x="5.3224in" svg:y="0.1465in">
            <draw:object draw:notify-on-update-of-ranges="'RESOLUTION 10 160 0.02 1'.A1:'RESOLUTION 10 160 0.02 1'.A83 'RESOLUTION 10 160 0.02 1'.B1:'RESOLUTION 10 160 0.02 1'.B8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in" svg:height="3.5449in" svg:x="5.2575in" svg:y="3.9949in">
            <draw:object draw:notify-on-update-of-ranges="'RESOLUTION 10 160 0.02 1'.D1:'RESOLUTION 10 160 0.02 1'.D71 'RESOLUTION 10 160 0.02 1'.E1:'RESOLUTION 10 160 0.02 1'.E7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04963" calcext:value-type="float">
            <text:p>0.0404963</text:p>
          </table:table-cell>
          <table:table-cell office:value-type="float" office:value="-5.49985" calcext:value-type="float">
            <text:p>-5.49985</text:p>
          </table:table-cell>
          <table:table-cell/>
          <table:table-cell office:value-type="float" office:value="0.0404963" calcext:value-type="float">
            <text:p>0.0404963</text:p>
          </table:table-cell>
          <table:table-cell office:value-type="float" office:value="-5.49985" calcext:value-type="float">
            <text:p>-5.49985</text:p>
          </table:table-cell>
        </table:table-row>
        <table:table-row table:style-name="ro1">
          <table:table-cell office:value-type="float" office:value="0.733505" calcext:value-type="float">
            <text:p>0.733505</text:p>
          </table:table-cell>
          <table:table-cell office:value-type="float" office:value="-5.45087" calcext:value-type="float">
            <text:p>-5.45087</text:p>
          </table:table-cell>
          <table:table-cell/>
          <table:table-cell office:value-type="float" office:value="0.733505" calcext:value-type="float">
            <text:p>0.733505</text:p>
          </table:table-cell>
          <table:table-cell office:value-type="float" office:value="-5.45087" calcext:value-type="float">
            <text:p>-5.45087</text:p>
          </table:table-cell>
        </table:table-row>
        <table:table-row table:style-name="ro1">
          <table:table-cell office:value-type="float" office:value="0.711357" calcext:value-type="float">
            <text:p>0.711357</text:p>
          </table:table-cell>
          <table:table-cell office:value-type="float" office:value="-5.18988" calcext:value-type="float">
            <text:p>-5.18988</text:p>
          </table:table-cell>
          <table:table-cell/>
          <table:table-cell office:value-type="float" office:value="0.711194" calcext:value-type="float">
            <text:p>0.711194</text:p>
          </table:table-cell>
          <table:table-cell office:value-type="float" office:value="-5.18869" calcext:value-type="float">
            <text:p>-5.18869</text:p>
          </table:table-cell>
        </table:table-row>
        <table:table-row table:style-name="ro1">
          <table:table-cell office:value-type="float" office:value="0.696699" calcext:value-type="float">
            <text:p>0.696699</text:p>
          </table:table-cell>
          <table:table-cell office:value-type="float" office:value="-5.05986" calcext:value-type="float">
            <text:p>-5.05986</text:p>
          </table:table-cell>
          <table:table-cell/>
          <table:table-cell office:value-type="float" office:value="0.696454" calcext:value-type="float">
            <text:p>0.696454</text:p>
          </table:table-cell>
          <table:table-cell office:value-type="float" office:value="-5.05808" calcext:value-type="float">
            <text:p>-5.05808</text:p>
          </table:table-cell>
        </table:table-row>
        <table:table-row table:style-name="ro1">
          <table:table-cell office:value-type="float" office:value="0.681882" calcext:value-type="float">
            <text:p>0.681882</text:p>
          </table:table-cell>
          <table:table-cell office:value-type="float" office:value="-4.92987" calcext:value-type="float">
            <text:p>-4.92987</text:p>
          </table:table-cell>
          <table:table-cell/>
          <table:table-cell office:value-type="float" office:value="0.666494" calcext:value-type="float">
            <text:p>0.666494</text:p>
          </table:table-cell>
          <table:table-cell office:value-type="float" office:value="-4.79692" calcext:value-type="float">
            <text:p>-4.79692</text:p>
          </table:table-cell>
        </table:table-row>
        <table:table-row table:style-name="ro1">
          <table:table-cell office:value-type="float" office:value="0.651772" calcext:value-type="float">
            <text:p>0.651772</text:p>
          </table:table-cell>
          <table:table-cell office:value-type="float" office:value="-4.66994" calcext:value-type="float">
            <text:p>-4.66994</text:p>
          </table:table-cell>
          <table:table-cell/>
          <table:table-cell office:value-type="float" office:value="0.635894" calcext:value-type="float">
            <text:p>0.635894</text:p>
          </table:table-cell>
          <table:table-cell office:value-type="float" office:value="-4.53584" calcext:value-type="float">
            <text:p>-4.53584</text:p>
          </table:table-cell>
        </table:table-row>
        <table:table-row table:style-name="ro1">
          <table:table-cell office:value-type="float" office:value="0.621024" calcext:value-type="float">
            <text:p>0.621024</text:p>
          </table:table-cell>
          <table:table-cell office:value-type="float" office:value="-4.41009" calcext:value-type="float">
            <text:p>-4.41009</text:p>
          </table:table-cell>
          <table:table-cell/>
          <table:table-cell office:value-type="float" office:value="0.620354" calcext:value-type="float">
            <text:p>0.620354</text:p>
          </table:table-cell>
          <table:table-cell office:value-type="float" office:value="-4.40534" calcext:value-type="float">
            <text:p>-4.40534</text:p>
          </table:table-cell>
        </table:table-row>
        <table:table-row table:style-name="ro1">
          <table:table-cell office:value-type="float" office:value="0.594079" calcext:value-type="float">
            <text:p>0.594079</text:p>
          </table:table-cell>
          <table:table-cell office:value-type="float" office:value="-4.14504" calcext:value-type="float">
            <text:p>-4.14504</text:p>
          </table:table-cell>
          <table:table-cell/>
          <table:table-cell office:value-type="float" office:value="0.593313" calcext:value-type="float">
            <text:p>0.593313</text:p>
          </table:table-cell>
          <table:table-cell office:value-type="float" office:value="-4.1397" calcext:value-type="float">
            <text:p>-4.1397</text:p>
          </table:table-cell>
        </table:table-row>
        <table:table-row table:style-name="ro1">
          <table:table-cell office:value-type="float" office:value="0.596295" calcext:value-type="float">
            <text:p>0.596295</text:p>
          </table:table-cell>
          <table:table-cell office:value-type="float" office:value="-4.1424" calcext:value-type="float">
            <text:p>-4.1424</text:p>
          </table:table-cell>
          <table:table-cell/>
          <table:table-cell office:value-type="float" office:value="0.60007" calcext:value-type="float">
            <text:p>0.60007</text:p>
          </table:table-cell>
          <table:table-cell office:value-type="float" office:value="-4.13266" calcext:value-type="float">
            <text:p>-4.13266</text:p>
          </table:table-cell>
        </table:table-row>
        <table:table-row table:style-name="ro1">
          <table:table-cell office:value-type="float" office:value="0.605127" calcext:value-type="float">
            <text:p>0.605127</text:p>
          </table:table-cell>
          <table:table-cell office:value-type="float" office:value="-4.13182" calcext:value-type="float">
            <text:p>-4.13182</text:p>
          </table:table-cell>
          <table:table-cell/>
          <table:table-cell office:value-type="float" office:value="0.606803" calcext:value-type="float">
            <text:p>0.606803</text:p>
          </table:table-cell>
          <table:table-cell office:value-type="float" office:value="-4.12561" calcext:value-type="float">
            <text:p>-4.12561</text:p>
          </table:table-cell>
        </table:table-row>
        <table:table-row table:style-name="ro1">
          <table:table-cell office:value-type="float" office:value="0.607327" calcext:value-type="float">
            <text:p>0.607327</text:p>
          </table:table-cell>
          <table:table-cell office:value-type="float" office:value="-4.12918" calcext:value-type="float">
            <text:p>-4.12918</text:p>
          </table:table-cell>
          <table:table-cell/>
          <table:table-cell office:value-type="float" office:value="0.614945" calcext:value-type="float">
            <text:p>0.614945</text:p>
          </table:table-cell>
          <table:table-cell office:value-type="float" office:value="-4.11086" calcext:value-type="float">
            <text:p>-4.11086</text:p>
          </table:table-cell>
        </table:table-row>
        <table:table-row table:style-name="ro1">
          <table:table-cell office:value-type="float" office:value="0.615803" calcext:value-type="float">
            <text:p>0.615803</text:p>
          </table:table-cell>
          <table:table-cell office:value-type="float" office:value="-4.1166" calcext:value-type="float">
            <text:p>-4.1166</text:p>
          </table:table-cell>
          <table:table-cell/>
          <table:table-cell office:value-type="float" office:value="0.616769" calcext:value-type="float">
            <text:p>0.616769</text:p>
          </table:table-cell>
          <table:table-cell office:value-type="float" office:value="-4.10583" calcext:value-type="float">
            <text:p>-4.10583</text:p>
          </table:table-cell>
        </table:table-row>
        <table:table-row table:style-name="ro1">
          <table:table-cell office:value-type="float" office:value="0.617839" calcext:value-type="float">
            <text:p>0.617839</text:p>
          </table:table-cell>
          <table:table-cell office:value-type="float" office:value="-4.11295" calcext:value-type="float">
            <text:p>-4.11295</text:p>
          </table:table-cell>
          <table:table-cell/>
          <table:table-cell office:value-type="float" office:value="0.6258" calcext:value-type="float">
            <text:p>0.6258</text:p>
          </table:table-cell>
          <table:table-cell office:value-type="float" office:value="-4.08069" calcext:value-type="float">
            <text:p>-4.08069</text:p>
          </table:table-cell>
        </table:table-row>
        <table:table-row table:style-name="ro1">
          <table:table-cell office:value-type="float" office:value="0.627953" calcext:value-type="float">
            <text:p>0.627953</text:p>
          </table:table-cell>
          <table:table-cell office:value-type="float" office:value="-4.09473" calcext:value-type="float">
            <text:p>-4.09473</text:p>
          </table:table-cell>
          <table:table-cell/>
          <table:table-cell office:value-type="float" office:value="0.632672" calcext:value-type="float">
            <text:p>0.632672</text:p>
          </table:table-cell>
          <table:table-cell office:value-type="float" office:value="-4.05899" calcext:value-type="float">
            <text:p>-4.05899</text:p>
          </table:table-cell>
        </table:table-row>
        <table:table-row table:style-name="ro1">
          <table:table-cell office:value-type="float" office:value="0.633781" calcext:value-type="float">
            <text:p>0.633781</text:p>
          </table:table-cell>
          <table:table-cell office:value-type="float" office:value="-4.0661" calcext:value-type="float">
            <text:p>-4.0661</text:p>
          </table:table-cell>
          <table:table-cell/>
          <table:table-cell office:value-type="float" office:value="0.637572" calcext:value-type="float">
            <text:p>0.637572</text:p>
          </table:table-cell>
          <table:table-cell office:value-type="float" office:value="-4.04152" calcext:value-type="float">
            <text:p>-4.04152</text:p>
          </table:table-cell>
        </table:table-row>
        <table:table-row table:style-name="ro1">
          <table:table-cell office:value-type="float" office:value="0.636403" calcext:value-type="float">
            <text:p>0.636403</text:p>
          </table:table-cell>
          <table:table-cell office:value-type="float" office:value="-4.03411" calcext:value-type="float">
            <text:p>-4.03411</text:p>
          </table:table-cell>
          <table:table-cell/>
          <table:table-cell office:value-type="float" office:value="0.640804" calcext:value-type="float">
            <text:p>0.640804</text:p>
          </table:table-cell>
          <table:table-cell office:value-type="float" office:value="-4.02987" calcext:value-type="float">
            <text:p>-4.02987</text:p>
          </table:table-cell>
        </table:table-row>
        <table:table-row table:style-name="ro1">
          <table:table-cell office:value-type="float" office:value="0.638909" calcext:value-type="float">
            <text:p>0.638909</text:p>
          </table:table-cell>
          <table:table-cell office:value-type="float" office:value="-4.00212" calcext:value-type="float">
            <text:p>-4.00212</text:p>
          </table:table-cell>
          <table:table-cell/>
          <table:table-cell office:value-type="float" office:value="0.642409" calcext:value-type="float">
            <text:p>0.642409</text:p>
          </table:table-cell>
          <table:table-cell office:value-type="float" office:value="-4.02404" calcext:value-type="float">
            <text:p>-4.02404</text:p>
          </table:table-cell>
        </table:table-row>
        <table:table-row table:style-name="ro1">
          <table:table-cell office:value-type="float" office:value="0.645081" calcext:value-type="float">
            <text:p>0.645081</text:p>
          </table:table-cell>
          <table:table-cell office:value-type="float" office:value="-3.97804" calcext:value-type="float">
            <text:p>-3.97804</text:p>
          </table:table-cell>
          <table:table-cell/>
          <table:table-cell office:value-type="float" office:value="0.649242" calcext:value-type="float">
            <text:p>0.649242</text:p>
          </table:table-cell>
          <table:table-cell office:value-type="float" office:value="-4.0037" calcext:value-type="float">
            <text:p>-4.0037</text:p>
          </table:table-cell>
        </table:table-row>
        <table:table-row table:style-name="ro1">
          <table:table-cell office:value-type="float" office:value="0.647361" calcext:value-type="float">
            <text:p>0.647361</text:p>
          </table:table-cell>
          <table:table-cell office:value-type="float" office:value="-3.97665" calcext:value-type="float">
            <text:p>-3.97665</text:p>
          </table:table-cell>
          <table:table-cell/>
          <table:table-cell office:value-type="float" office:value="0.652865" calcext:value-type="float">
            <text:p>0.652865</text:p>
          </table:table-cell>
          <table:table-cell office:value-type="float" office:value="-3.99501" calcext:value-type="float">
            <text:p>-3.99501</text:p>
          </table:table-cell>
        </table:table-row>
        <table:table-row table:style-name="ro1">
          <table:table-cell office:value-type="float" office:value="0.651916" calcext:value-type="float">
            <text:p>0.651916</text:p>
          </table:table-cell>
          <table:table-cell office:value-type="float" office:value="-3.97388" calcext:value-type="float">
            <text:p>-3.97388</text:p>
          </table:table-cell>
          <table:table-cell/>
          <table:table-cell office:value-type="float" office:value="0.654668" calcext:value-type="float">
            <text:p>0.654668</text:p>
          </table:table-cell>
          <table:table-cell office:value-type="float" office:value="-3.99066" calcext:value-type="float">
            <text:p>-3.99066</text:p>
          </table:table-cell>
        </table:table-row>
        <table:table-row table:style-name="ro1">
          <table:table-cell office:value-type="float" office:value="0.656467" calcext:value-type="float">
            <text:p>0.656467</text:p>
          </table:table-cell>
          <table:table-cell office:value-type="float" office:value="-3.97111" calcext:value-type="float">
            <text:p>-3.97111</text:p>
          </table:table-cell>
          <table:table-cell/>
          <table:table-cell office:value-type="float" office:value="0.656467" calcext:value-type="float">
            <text:p>0.656467</text:p>
          </table:table-cell>
          <table:table-cell office:value-type="float" office:value="-3.98631" calcext:value-type="float">
            <text:p>-3.98631</text:p>
          </table:table-cell>
        </table:table-row>
        <table:table-row table:style-name="ro1">
          <table:table-cell office:value-type="float" office:value="0.658739" calcext:value-type="float">
            <text:p>0.658739</text:p>
          </table:table-cell>
          <table:table-cell office:value-type="float" office:value="-3.96971" calcext:value-type="float">
            <text:p>-3.96971</text:p>
          </table:table-cell>
          <table:table-cell/>
          <table:table-cell office:value-type="float" office:value="0.658261" calcext:value-type="float">
            <text:p>0.658261</text:p>
          </table:table-cell>
          <table:table-cell office:value-type="float" office:value="-3.98196" calcext:value-type="float">
            <text:p>-3.98196</text:p>
          </table:table-cell>
        </table:table-row>
        <table:table-row table:style-name="ro1">
          <table:table-cell office:value-type="float" office:value="0.666786" calcext:value-type="float">
            <text:p>0.666786</text:p>
          </table:table-cell>
          <table:table-cell office:value-type="float" office:value="-3.95803" calcext:value-type="float">
            <text:p>-3.95803</text:p>
          </table:table-cell>
          <table:table-cell/>
          <table:table-cell office:value-type="float" office:value="0.660049" calcext:value-type="float">
            <text:p>0.660049</text:p>
          </table:table-cell>
          <table:table-cell office:value-type="float" office:value="-3.97761" calcext:value-type="float">
            <text:p>-3.97761</text:p>
          </table:table-cell>
        </table:table-row>
        <table:table-row table:style-name="ro1">
          <table:table-cell office:value-type="float" office:value="0.673734" calcext:value-type="float">
            <text:p>0.673734</text:p>
          </table:table-cell>
          <table:table-cell office:value-type="float" office:value="-3.94021" calcext:value-type="float">
            <text:p>-3.94021</text:p>
          </table:table-cell>
          <table:table-cell/>
          <table:table-cell office:value-type="float" office:value="0.667185" calcext:value-type="float">
            <text:p>0.667185</text:p>
          </table:table-cell>
          <table:table-cell office:value-type="float" office:value="-3.96039" calcext:value-type="float">
            <text:p>-3.96039</text:p>
          </table:table-cell>
        </table:table-row>
        <table:table-row table:style-name="ro1">
          <table:table-cell office:value-type="float" office:value="0.675458" calcext:value-type="float">
            <text:p>0.675458</text:p>
          </table:table-cell>
          <table:table-cell office:value-type="float" office:value="-3.93576" calcext:value-type="float">
            <text:p>-3.93576</text:p>
          </table:table-cell>
          <table:table-cell/>
          <table:table-cell office:value-type="float" office:value="0.677788" calcext:value-type="float">
            <text:p>0.677788</text:p>
          </table:table-cell>
          <table:table-cell office:value-type="float" office:value="-3.93485" calcext:value-type="float">
            <text:p>-3.93485</text:p>
          </table:table-cell>
        </table:table-row>
        <table:table-row table:style-name="ro1">
          <table:table-cell office:value-type="float" office:value="0.677177" calcext:value-type="float">
            <text:p>0.677177</text:p>
          </table:table-cell>
          <table:table-cell office:value-type="float" office:value="-3.9313" calcext:value-type="float">
            <text:p>-3.9313</text:p>
          </table:table-cell>
          <table:table-cell/>
          <table:table-cell office:value-type="float" office:value="0.685205" calcext:value-type="float">
            <text:p>0.685205</text:p>
          </table:table-cell>
          <table:table-cell office:value-type="float" office:value="-3.92037" calcext:value-type="float">
            <text:p>-3.92037</text:p>
          </table:table-cell>
        </table:table-row>
        <table:table-row table:style-name="ro1">
          <table:table-cell office:value-type="float" office:value="0.684344" calcext:value-type="float">
            <text:p>0.684344</text:p>
          </table:table-cell>
          <table:table-cell office:value-type="float" office:value="-3.91544" calcext:value-type="float">
            <text:p>-3.91544</text:p>
          </table:table-cell>
          <table:table-cell/>
          <table:table-cell office:value-type="float" office:value="0.696891" calcext:value-type="float">
            <text:p>0.696891</text:p>
          </table:table-cell>
          <table:table-cell office:value-type="float" office:value="-3.90246" calcext:value-type="float">
            <text:p>-3.90246</text:p>
          </table:table-cell>
        </table:table-row>
        <table:table-row table:style-name="ro1">
          <table:table-cell office:value-type="float" office:value="0.695485" calcext:value-type="float">
            <text:p>0.695485</text:p>
          </table:table-cell>
          <table:table-cell office:value-type="float" office:value="-3.89459" calcext:value-type="float">
            <text:p>-3.89459</text:p>
          </table:table-cell>
          <table:table-cell/>
          <table:table-cell office:value-type="float" office:value="0.703937" calcext:value-type="float">
            <text:p>0.703937</text:p>
          </table:table-cell>
          <table:table-cell office:value-type="float" office:value="-3.88677" calcext:value-type="float">
            <text:p>-3.88677</text:p>
          </table:table-cell>
        </table:table-row>
        <table:table-row table:style-name="ro1">
          <table:table-cell office:value-type="float" office:value="0.703545" calcext:value-type="float">
            <text:p>0.703545</text:p>
          </table:table-cell>
          <table:table-cell office:value-type="float" office:value="-3.8846" calcext:value-type="float">
            <text:p>-3.8846</text:p>
          </table:table-cell>
          <table:table-cell/>
          <table:table-cell office:value-type="float" office:value="0.70866" calcext:value-type="float">
            <text:p>0.70866</text:p>
          </table:table-cell>
          <table:table-cell office:value-type="float" office:value="-3.87219" calcext:value-type="float">
            <text:p>-3.87219</text:p>
          </table:table-cell>
        </table:table-row>
        <table:table-row table:style-name="ro1">
          <table:table-cell office:value-type="float" office:value="0.7101" calcext:value-type="float">
            <text:p>0.7101</text:p>
          </table:table-cell>
          <table:table-cell office:value-type="float" office:value="-3.88006" calcext:value-type="float">
            <text:p>-3.88006</text:p>
          </table:table-cell>
          <table:table-cell/>
          <table:table-cell office:value-type="float" office:value="0.713332" calcext:value-type="float">
            <text:p>0.713332</text:p>
          </table:table-cell>
          <table:table-cell office:value-type="float" office:value="-3.8576" calcext:value-type="float">
            <text:p>-3.8576</text:p>
          </table:table-cell>
        </table:table-row>
        <table:table-row table:style-name="ro1">
          <table:table-cell office:value-type="float" office:value="0.716641" calcext:value-type="float">
            <text:p>0.716641</text:p>
          </table:table-cell>
          <table:table-cell office:value-type="float" office:value="-3.8755" calcext:value-type="float">
            <text:p>-3.8755</text:p>
          </table:table-cell>
          <table:table-cell/>
          <table:table-cell office:value-type="float" office:value="0.720587" calcext:value-type="float">
            <text:p>0.720587</text:p>
          </table:table-cell>
          <table:table-cell office:value-type="float" office:value="-3.84404" calcext:value-type="float">
            <text:p>-3.84404</text:p>
          </table:table-cell>
        </table:table-row>
        <table:table-row table:style-name="ro1">
          <table:table-cell office:value-type="float" office:value="0.723756" calcext:value-type="float">
            <text:p>0.723756</text:p>
          </table:table-cell>
          <table:table-cell office:value-type="float" office:value="-3.86095" calcext:value-type="float">
            <text:p>-3.86095</text:p>
          </table:table-cell>
          <table:table-cell/>
          <table:table-cell office:value-type="float" office:value="0.724747" calcext:value-type="float">
            <text:p>0.724747</text:p>
          </table:table-cell>
          <table:table-cell office:value-type="float" office:value="-3.84021" calcext:value-type="float">
            <text:p>-3.84021</text:p>
          </table:table-cell>
        </table:table-row>
        <table:table-row table:style-name="ro1">
          <table:table-cell office:value-type="float" office:value="0.727848" calcext:value-type="float">
            <text:p>0.727848</text:p>
          </table:table-cell>
          <table:table-cell office:value-type="float" office:value="-3.84369" calcext:value-type="float">
            <text:p>-3.84369</text:p>
          </table:table-cell>
          <table:table-cell/>
          <table:table-cell office:value-type="float" office:value="0.733043" calcext:value-type="float">
            <text:p>0.733043</text:p>
          </table:table-cell>
          <table:table-cell office:value-type="float" office:value="-3.83253" calcext:value-type="float">
            <text:p>-3.83253</text:p>
          </table:table-cell>
        </table:table-row>
        <table:table-row table:style-name="ro1">
          <table:table-cell office:value-type="float" office:value="0.731878" calcext:value-type="float">
            <text:p>0.731878</text:p>
          </table:table-cell>
          <table:table-cell office:value-type="float" office:value="-3.82644" calcext:value-type="float">
            <text:p>-3.82644</text:p>
          </table:table-cell>
          <table:table-cell/>
          <table:table-cell office:value-type="float" office:value="0.739784" calcext:value-type="float">
            <text:p>0.739784</text:p>
          </table:table-cell>
          <table:table-cell office:value-type="float" office:value="-3.81697" calcext:value-type="float">
            <text:p>-3.81697</text:p>
          </table:table-cell>
        </table:table-row>
        <table:table-row table:style-name="ro1">
          <table:table-cell office:value-type="float" office:value="0.737576" calcext:value-type="float">
            <text:p>0.737576</text:p>
          </table:table-cell>
          <table:table-cell office:value-type="float" office:value="-3.80558" calcext:value-type="float">
            <text:p>-3.80558</text:p>
          </table:table-cell>
          <table:table-cell/>
          <table:table-cell office:value-type="float" office:value="0.741076" calcext:value-type="float">
            <text:p>0.741076</text:p>
          </table:table-cell>
          <table:table-cell office:value-type="float" office:value="-3.81112" calcext:value-type="float">
            <text:p>-3.81112</text:p>
          </table:table-cell>
        </table:table-row>
        <table:table-row table:style-name="ro1">
          <table:table-cell office:value-type="float" office:value="0.7436" calcext:value-type="float">
            <text:p>0.7436</text:p>
          </table:table-cell>
          <table:table-cell office:value-type="float" office:value="-3.78688" calcext:value-type="float">
            <text:p>-3.78688</text:p>
          </table:table-cell>
          <table:table-cell/>
          <table:table-cell office:value-type="float" office:value="0.746175" calcext:value-type="float">
            <text:p>0.746175</text:p>
          </table:table-cell>
          <table:table-cell office:value-type="float" office:value="-3.7877" calcext:value-type="float">
            <text:p>-3.7877</text:p>
          </table:table-cell>
        </table:table-row>
        <table:table-row table:style-name="ro1">
          <table:table-cell office:value-type="float" office:value="0.745093" calcext:value-type="float">
            <text:p>0.745093</text:p>
          </table:table-cell>
          <table:table-cell office:value-type="float" office:value="-3.78221" calcext:value-type="float">
            <text:p>-3.78221</text:p>
          </table:table-cell>
          <table:table-cell/>
          <table:table-cell office:value-type="float" office:value="0.747433" calcext:value-type="float">
            <text:p>0.747433</text:p>
          </table:table-cell>
          <table:table-cell office:value-type="float" office:value="-3.78185" calcext:value-type="float">
            <text:p>-3.78185</text:p>
          </table:table-cell>
        </table:table-row>
        <table:table-row table:style-name="ro1">
          <table:table-cell office:value-type="float" office:value="0.746579" calcext:value-type="float">
            <text:p>0.746579</text:p>
          </table:table-cell>
          <table:table-cell office:value-type="float" office:value="-3.77753" calcext:value-type="float">
            <text:p>-3.77753</text:p>
          </table:table-cell>
          <table:table-cell/>
          <table:table-cell office:value-type="float" office:value="0.753415" calcext:value-type="float">
            <text:p>0.753415</text:p>
          </table:table-cell>
          <table:table-cell office:value-type="float" office:value="-3.76353" calcext:value-type="float">
            <text:p>-3.76353</text:p>
          </table:table-cell>
        </table:table-row>
        <table:table-row table:style-name="ro1">
          <table:table-cell office:value-type="float" office:value="0.752865" calcext:value-type="float">
            <text:p>0.752865</text:p>
          </table:table-cell>
          <table:table-cell office:value-type="float" office:value="-3.76078" calcext:value-type="float">
            <text:p>-3.76078</text:p>
          </table:table-cell>
          <table:table-cell/>
          <table:table-cell office:value-type="float" office:value="0.760345" calcext:value-type="float">
            <text:p>0.760345</text:p>
          </table:table-cell>
          <table:table-cell office:value-type="float" office:value="-3.7503" calcext:value-type="float">
            <text:p>-3.7503</text:p>
          </table:table-cell>
        </table:table-row>
        <table:table-row table:style-name="ro1">
          <table:table-cell office:value-type="float" office:value="0.754523" calcext:value-type="float">
            <text:p>0.754523</text:p>
          </table:table-cell>
          <table:table-cell office:value-type="float" office:value="-3.75708" calcext:value-type="float">
            <text:p>-3.75708</text:p>
          </table:table-cell>
          <table:table-cell/>
          <table:table-cell office:value-type="float" office:value="0.763787" calcext:value-type="float">
            <text:p>0.763787</text:p>
          </table:table-cell>
          <table:table-cell office:value-type="float" office:value="-3.74368" calcext:value-type="float">
            <text:p>-3.74368</text:p>
          </table:table-cell>
        </table:table-row>
        <table:table-row table:style-name="ro1">
          <table:table-cell office:value-type="float" office:value="0.761111" calcext:value-type="float">
            <text:p>0.761111</text:p>
          </table:table-cell>
          <table:table-cell office:value-type="float" office:value="-3.74229" calcext:value-type="float">
            <text:p>-3.74229</text:p>
          </table:table-cell>
          <table:table-cell/>
          <table:table-cell office:value-type="float" office:value="0.770505" calcext:value-type="float">
            <text:p>0.770505</text:p>
          </table:table-cell>
          <table:table-cell office:value-type="float" office:value="-3.72985" calcext:value-type="float">
            <text:p>-3.72985</text:p>
          </table:table-cell>
        </table:table-row>
        <table:table-row table:style-name="ro1">
          <table:table-cell office:value-type="float" office:value="0.762747" calcext:value-type="float">
            <text:p>0.762747</text:p>
          </table:table-cell>
          <table:table-cell office:value-type="float" office:value="-3.73859" calcext:value-type="float">
            <text:p>-3.73859</text:p>
          </table:table-cell>
          <table:table-cell/>
          <table:table-cell office:value-type="float" office:value="0.77541" calcext:value-type="float">
            <text:p>0.77541</text:p>
          </table:table-cell>
          <table:table-cell office:value-type="float" office:value="-3.71902" calcext:value-type="float">
            <text:p>-3.71902</text:p>
          </table:table-cell>
        </table:table-row>
        <table:table-row table:style-name="ro1">
          <table:table-cell office:value-type="float" office:value="0.76917" calcext:value-type="float">
            <text:p>0.76917</text:p>
          </table:table-cell>
          <table:table-cell office:value-type="float" office:value="-3.72338" calcext:value-type="float">
            <text:p>-3.72338</text:p>
          </table:table-cell>
          <table:table-cell/>
          <table:table-cell office:value-type="float" office:value="0.780278" calcext:value-type="float">
            <text:p>0.780278</text:p>
          </table:table-cell>
          <table:table-cell office:value-type="float" office:value="-3.7082" calcext:value-type="float">
            <text:p>-3.7082</text:p>
          </table:table-cell>
        </table:table-row>
        <table:table-row table:style-name="ro1">
          <table:table-cell office:value-type="float" office:value="0.770744" calcext:value-type="float">
            <text:p>0.770744</text:p>
          </table:table-cell>
          <table:table-cell office:value-type="float" office:value="-3.71948" calcext:value-type="float">
            <text:p>-3.71948</text:p>
          </table:table-cell>
          <table:table-cell/>
          <table:table-cell office:value-type="float" office:value="0.786793" calcext:value-type="float">
            <text:p>0.786793</text:p>
          </table:table-cell>
          <table:table-cell office:value-type="float" office:value="-3.69414" calcext:value-type="float">
            <text:p>-3.69414</text:p>
          </table:table-cell>
        </table:table-row>
        <table:table-row table:style-name="ro1">
          <table:table-cell office:value-type="float" office:value="0.778548" calcext:value-type="float">
            <text:p>0.778548</text:p>
          </table:table-cell>
          <table:table-cell office:value-type="float" office:value="-3.69998" calcext:value-type="float">
            <text:p>-3.69998</text:p>
          </table:table-cell>
          <table:table-cell/>
          <table:table-cell office:value-type="float" office:value="0.788433" calcext:value-type="float">
            <text:p>0.788433</text:p>
          </table:table-cell>
          <table:table-cell office:value-type="float" office:value="-3.69072" calcext:value-type="float">
            <text:p>-3.69072</text:p>
          </table:table-cell>
        </table:table-row>
        <table:table-row table:style-name="ro1">
          <table:table-cell office:value-type="float" office:value="0.785627" calcext:value-type="float">
            <text:p>0.785627</text:p>
          </table:table-cell>
          <table:table-cell office:value-type="float" office:value="-3.68866" calcext:value-type="float">
            <text:p>-3.68866</text:p>
          </table:table-cell>
          <table:table-cell/>
          <table:table-cell office:value-type="float" office:value="0.796574" calcext:value-type="float">
            <text:p>0.796574</text:p>
          </table:table-cell>
          <table:table-cell office:value-type="float" office:value="-3.67363" calcext:value-type="float">
            <text:p>-3.67363</text:p>
          </table:table-cell>
        </table:table-row>
        <table:table-row table:style-name="ro1">
          <table:table-cell office:value-type="float" office:value="0.795566" calcext:value-type="float">
            <text:p>0.795566</text:p>
          </table:table-cell>
          <table:table-cell office:value-type="float" office:value="-3.67988" calcext:value-type="float">
            <text:p>-3.67988</text:p>
          </table:table-cell>
          <table:table-cell/>
          <table:table-cell office:value-type="float" office:value="0.804302" calcext:value-type="float">
            <text:p>0.804302</text:p>
          </table:table-cell>
          <table:table-cell office:value-type="float" office:value="-3.6658" calcext:value-type="float">
            <text:p>-3.6658</text:p>
          </table:table-cell>
        </table:table-row>
        <table:table-row table:style-name="ro1">
          <table:table-cell office:value-type="float" office:value="0.797549" calcext:value-type="float">
            <text:p>0.797549</text:p>
          </table:table-cell>
          <table:table-cell office:value-type="float" office:value="-3.67812" calcext:value-type="float">
            <text:p>-3.67812</text:p>
          </table:table-cell>
          <table:table-cell/>
          <table:table-cell office:value-type="float" office:value="0.840252" calcext:value-type="float">
            <text:p>0.840252</text:p>
          </table:table-cell>
          <table:table-cell office:value-type="float" office:value="-3.65773" calcext:value-type="float">
            <text:p>-3.65773</text:p>
          </table:table-cell>
        </table:table-row>
        <table:table-row table:style-name="ro1">
          <table:table-cell office:value-type="float" office:value="0.806016" calcext:value-type="float">
            <text:p>0.806016</text:p>
          </table:table-cell>
          <table:table-cell office:value-type="float" office:value="-3.67362" calcext:value-type="float">
            <text:p>-3.67362</text:p>
          </table:table-cell>
          <table:table-cell/>
          <table:table-cell office:value-type="float" office:value="0.850222" calcext:value-type="float">
            <text:p>0.850222</text:p>
          </table:table-cell>
          <table:table-cell office:value-type="float" office:value="-3.65994" calcext:value-type="float">
            <text:p>-3.65994</text:p>
          </table:table-cell>
        </table:table-row>
        <table:table-row table:style-name="ro1">
          <table:table-cell office:value-type="float" office:value="0.842043" calcext:value-type="float">
            <text:p>0.842043</text:p>
          </table:table-cell>
          <table:table-cell office:value-type="float" office:value="-3.66553" calcext:value-type="float">
            <text:p>-3.66553</text:p>
          </table:table-cell>
          <table:table-cell/>
          <table:table-cell office:value-type="float" office:value="0.861215" calcext:value-type="float">
            <text:p>0.861215</text:p>
          </table:table-cell>
          <table:table-cell office:value-type="float" office:value="-3.66641" calcext:value-type="float">
            <text:p>-3.66641</text:p>
          </table:table-cell>
        </table:table-row>
        <table:table-row table:style-name="ro1">
          <table:table-cell office:value-type="float" office:value="0.851897" calcext:value-type="float">
            <text:p>0.851897</text:p>
          </table:table-cell>
          <table:table-cell office:value-type="float" office:value="-3.66715" calcext:value-type="float">
            <text:p>-3.66715</text:p>
          </table:table-cell>
          <table:table-cell/>
          <table:table-cell office:value-type="float" office:value="0.863969" calcext:value-type="float">
            <text:p>0.863969</text:p>
          </table:table-cell>
          <table:table-cell office:value-type="float" office:value="-3.66802" calcext:value-type="float">
            <text:p>-3.66802</text:p>
          </table:table-cell>
        </table:table-row>
        <table:table-row table:style-name="ro1">
          <table:table-cell office:value-type="float" office:value="0.859946" calcext:value-type="float">
            <text:p>0.859946</text:p>
          </table:table-cell>
          <table:table-cell office:value-type="float" office:value="-3.67113" calcext:value-type="float">
            <text:p>-3.67113</text:p>
          </table:table-cell>
          <table:table-cell/>
          <table:table-cell office:value-type="float" office:value="0.866725" calcext:value-type="float">
            <text:p>0.866725</text:p>
          </table:table-cell>
          <table:table-cell office:value-type="float" office:value="-3.66963" calcext:value-type="float">
            <text:p>-3.66963</text:p>
          </table:table-cell>
        </table:table-row>
        <table:table-row table:style-name="ro1">
          <table:table-cell office:value-type="float" office:value="0.868012" calcext:value-type="float">
            <text:p>0.868012</text:p>
          </table:table-cell>
          <table:table-cell office:value-type="float" office:value="-3.67508" calcext:value-type="float">
            <text:p>-3.67508</text:p>
          </table:table-cell>
          <table:table-cell/>
          <table:table-cell office:value-type="float" office:value="0.876797" calcext:value-type="float">
            <text:p>0.876797</text:p>
          </table:table-cell>
          <table:table-cell office:value-type="float" office:value="-3.67197" calcext:value-type="float">
            <text:p>-3.67197</text:p>
          </table:table-cell>
        </table:table-row>
        <table:table-row table:style-name="ro1">
          <table:table-cell office:value-type="float" office:value="0.879027" calcext:value-type="float">
            <text:p>0.879027</text:p>
          </table:table-cell>
          <table:table-cell office:value-type="float" office:value="-3.68131" calcext:value-type="float">
            <text:p>-3.68131</text:p>
          </table:table-cell>
          <table:table-cell/>
          <table:table-cell office:value-type="float" office:value="0.890451" calcext:value-type="float">
            <text:p>0.890451</text:p>
          </table:table-cell>
          <table:table-cell office:value-type="float" office:value="-3.6693" calcext:value-type="float">
            <text:p>-3.6693</text:p>
          </table:table-cell>
        </table:table-row>
        <table:table-row table:style-name="ro1">
          <table:table-cell office:value-type="float" office:value="0.887487" calcext:value-type="float">
            <text:p>0.887487</text:p>
          </table:table-cell>
          <table:table-cell office:value-type="float" office:value="-3.68668" calcext:value-type="float">
            <text:p>-3.68668</text:p>
          </table:table-cell>
          <table:table-cell/>
          <table:table-cell office:value-type="float" office:value="0.90055" calcext:value-type="float">
            <text:p>0.90055</text:p>
          </table:table-cell>
          <table:table-cell office:value-type="float" office:value="-3.67157" calcext:value-type="float">
            <text:p>-3.67157</text:p>
          </table:table-cell>
        </table:table-row>
        <table:table-row table:style-name="ro1">
          <table:table-cell office:value-type="float" office:value="0.89597" calcext:value-type="float">
            <text:p>0.89597</text:p>
          </table:table-cell>
          <table:table-cell office:value-type="float" office:value="-3.69204" calcext:value-type="float">
            <text:p>-3.69204</text:p>
          </table:table-cell>
          <table:table-cell/>
          <table:table-cell office:value-type="float" office:value="0.903328" calcext:value-type="float">
            <text:p>0.903328</text:p>
          </table:table-cell>
          <table:table-cell office:value-type="float" office:value="-3.67315" calcext:value-type="float">
            <text:p>-3.67315</text:p>
          </table:table-cell>
        </table:table-row>
        <table:table-row table:style-name="ro1">
          <table:table-cell office:value-type="float" office:value="0.906315" calcext:value-type="float">
            <text:p>0.906315</text:p>
          </table:table-cell>
          <table:table-cell office:value-type="float" office:value="-3.69507" calcext:value-type="float">
            <text:p>-3.69507</text:p>
          </table:table-cell>
          <table:table-cell/>
          <table:table-cell office:value-type="float" office:value="0.906109" calcext:value-type="float">
            <text:p>0.906109</text:p>
          </table:table-cell>
          <table:table-cell office:value-type="float" office:value="-3.67474" calcext:value-type="float">
            <text:p>-3.67474</text:p>
          </table:table-cell>
        </table:table-row>
        <table:table-row table:style-name="ro1">
          <table:table-cell office:value-type="float" office:value="0.913331" calcext:value-type="float">
            <text:p>0.913331</text:p>
          </table:table-cell>
          <table:table-cell office:value-type="float" office:value="-3.69427" calcext:value-type="float">
            <text:p>-3.69427</text:p>
          </table:table-cell>
          <table:table-cell/>
          <table:table-cell office:value-type="float" office:value="0.917253" calcext:value-type="float">
            <text:p>0.917253</text:p>
          </table:table-cell>
          <table:table-cell office:value-type="float" office:value="-3.68104" calcext:value-type="float">
            <text:p>-3.68104</text:p>
          </table:table-cell>
        </table:table-row>
        <table:table-row table:style-name="ro1">
          <table:table-cell office:value-type="float" office:value="0.920348" calcext:value-type="float">
            <text:p>0.920348</text:p>
          </table:table-cell>
          <table:table-cell office:value-type="float" office:value="-3.69346" calcext:value-type="float">
            <text:p>-3.69346</text:p>
          </table:table-cell>
          <table:table-cell/>
          <table:table-cell office:value-type="float" office:value="0.929068" calcext:value-type="float">
            <text:p>0.929068</text:p>
          </table:table-cell>
          <table:table-cell office:value-type="float" office:value="-3.68983" calcext:value-type="float">
            <text:p>-3.68983</text:p>
          </table:table-cell>
        </table:table-row>
        <table:table-row table:style-name="ro1">
          <table:table-cell office:value-type="float" office:value="0.930289" calcext:value-type="float">
            <text:p>0.930289</text:p>
          </table:table-cell>
          <table:table-cell office:value-type="float" office:value="-3.69468" calcext:value-type="float">
            <text:p>-3.69468</text:p>
          </table:table-cell>
          <table:table-cell/>
          <table:table-cell office:value-type="float" office:value="0.947849" calcext:value-type="float">
            <text:p>0.947849</text:p>
          </table:table-cell>
          <table:table-cell office:value-type="float" office:value="-3.70673" calcext:value-type="float">
            <text:p>-3.70673</text:p>
          </table:table-cell>
        </table:table-row>
        <table:table-row table:style-name="ro1">
          <table:table-cell office:value-type="float" office:value="0.940834" calcext:value-type="float">
            <text:p>0.940834</text:p>
          </table:table-cell>
          <table:table-cell office:value-type="float" office:value="-3.6982" calcext:value-type="float">
            <text:p>-3.6982</text:p>
          </table:table-cell>
          <table:table-cell/>
          <table:table-cell office:value-type="float" office:value="0.959595" calcext:value-type="float">
            <text:p>0.959595</text:p>
          </table:table-cell>
          <table:table-cell office:value-type="float" office:value="-3.71466" calcext:value-type="float">
            <text:p>-3.71466</text:p>
          </table:table-cell>
        </table:table-row>
        <table:table-row table:style-name="ro1">
          <table:table-cell office:value-type="float" office:value="0.946115" calcext:value-type="float">
            <text:p>0.946115</text:p>
          </table:table-cell>
          <table:table-cell office:value-type="float" office:value="-3.69995" calcext:value-type="float">
            <text:p>-3.69995</text:p>
          </table:table-cell>
          <table:table-cell/>
          <table:table-cell office:value-type="float" office:value="0.967791" calcext:value-type="float">
            <text:p>0.967791</text:p>
          </table:table-cell>
          <table:table-cell office:value-type="float" office:value="-3.71811" calcext:value-type="float">
            <text:p>-3.71811</text:p>
          </table:table-cell>
        </table:table-row>
        <table:table-row table:style-name="ro1">
          <table:table-cell office:value-type="float" office:value="0.957094" calcext:value-type="float">
            <text:p>0.957094</text:p>
          </table:table-cell>
          <table:table-cell office:value-type="float" office:value="-3.70497" calcext:value-type="float">
            <text:p>-3.70497</text:p>
          </table:table-cell>
          <table:table-cell/>
          <table:table-cell office:value-type="float" office:value="0.973264" calcext:value-type="float">
            <text:p>0.973264</text:p>
          </table:table-cell>
          <table:table-cell office:value-type="float" office:value="-3.7204" calcext:value-type="float">
            <text:p>-3.7204</text:p>
          </table:table-cell>
        </table:table-row>
        <table:table-row table:style-name="ro1">
          <table:table-cell office:value-type="float" office:value="0.974228" calcext:value-type="float">
            <text:p>0.974228</text:p>
          </table:table-cell>
          <table:table-cell office:value-type="float" office:value="-3.71477" calcext:value-type="float">
            <text:p>-3.71477</text:p>
          </table:table-cell>
          <table:table-cell/>
          <table:table-cell office:value-type="float" office:value="0.976003" calcext:value-type="float">
            <text:p>0.976003</text:p>
          </table:table-cell>
          <table:table-cell office:value-type="float" office:value="-3.72155" calcext:value-type="float">
            <text:p>-3.72155</text:p>
          </table:table-cell>
        </table:table-row>
        <table:table-row table:style-name="ro1">
          <table:table-cell office:value-type="float" office:value="0.985647" calcext:value-type="float">
            <text:p>0.985647</text:p>
          </table:table-cell>
          <table:table-cell office:value-type="float" office:value="-3.72107" calcext:value-type="float">
            <text:p>-3.72107</text:p>
          </table:table-cell>
          <table:table-cell/>
          <table:table-cell office:value-type="float" office:value="0.986261" calcext:value-type="float">
            <text:p>0.986261</text:p>
          </table:table-cell>
          <table:table-cell office:value-type="float" office:value="-3.72339" calcext:value-type="float">
            <text:p>-3.72339</text:p>
          </table:table-cell>
        </table:table-row>
        <table:table-row table:style-name="ro1">
          <table:table-cell office:value-type="float" office:value="0.997051" calcext:value-type="float">
            <text:p>0.997051</text:p>
          </table:table-cell>
          <table:table-cell office:value-type="float" office:value="-3.72714" calcext:value-type="float">
            <text:p>-3.72714</text:p>
          </table:table-cell>
          <table:table-cell/>
          <table:table-cell office:value-type="float" office:value="0.993423" calcext:value-type="float">
            <text:p>0.993423</text:p>
          </table:table-cell>
          <table:table-cell office:value-type="float" office:value="-3.72273" calcext:value-type="float">
            <text:p>-3.72273</text:p>
          </table:table-cell>
        </table:table-row>
        <table:table-row table:style-name="ro1">
          <table:table-cell office:value-type="float" office:value="1.00277" calcext:value-type="float">
            <text:p>1.00277</text:p>
          </table:table-cell>
          <table:table-cell office:value-type="float" office:value="-3.73017" calcext:value-type="float">
            <text:p>-3.73017</text:p>
          </table:table-cell>
          <table:table-cell/>
          <table:table-cell office:value-type="float" office:value="1.00059" calcext:value-type="float">
            <text:p>1.00059</text:p>
          </table:table-cell>
          <table:table-cell office:value-type="float" office:value="-3.72205" calcext:value-type="float">
            <text:p>-3.72205</text:p>
          </table:table-cell>
        </table:table-row>
        <table:table-row table:style-name="ro1">
          <table:table-cell office:value-type="float" office:value="1.01438" calcext:value-type="float">
            <text:p>1.01438</text:p>
          </table:table-cell>
          <table:table-cell office:value-type="float" office:value="-3.73677" calcext:value-type="float">
            <text:p>-3.73677</text:p>
          </table:table-cell>
          <table:table-cell/>
          <table:table-cell office:value-type="float" office:value="1.01166" calcext:value-type="float">
            <text:p>1.01166</text:p>
          </table:table-cell>
          <table:table-cell office:value-type="float" office:value="-3.72673" calcext:value-type="float">
            <text:p>-3.72673</text:p>
          </table:table-cell>
        </table:table-row>
        <table:table-row table:style-name="ro1">
          <table:table-cell office:value-type="float" office:value="1.02324" calcext:value-type="float">
            <text:p>1.02324</text:p>
          </table:table-cell>
          <table:table-cell office:value-type="float" office:value="-3.74213" calcext:value-type="float">
            <text:p>-3.74213</text:p>
          </table:table-cell>
          <table:table-cell/>
          <table:table-cell office:value-type="float" office:value="1.02113" calcext:value-type="float">
            <text:p>1.02113</text:p>
          </table:table-cell>
          <table:table-cell office:value-type="float" office:value="-3.73441" calcext:value-type="float">
            <text:p>-3.73441</text:p>
          </table:table-cell>
        </table:table-row>
        <table:table-row table:style-name="ro1">
          <table:table-cell office:value-type="float" office:value="1.03211" calcext:value-type="float">
            <text:p>1.03211</text:p>
          </table:table-cell>
          <table:table-cell office:value-type="float" office:value="-3.74747" calcext:value-type="float">
            <text:p>-3.74747</text:p>
          </table:table-cell>
          <table:table-cell/>
          <table:table-cell office:value-type="float" office:value="1.03063" calcext:value-type="float">
            <text:p>1.03063</text:p>
          </table:table-cell>
          <table:table-cell office:value-type="float" office:value="-3.74207" calcext:value-type="float">
            <text:p>-3.74207</text:p>
          </table:table-cell>
        </table:table-row>
        <table:table-row table:style-name="ro1">
          <table:table-cell office:value-type="float" office:value="1.0427" calcext:value-type="float">
            <text:p>1.0427</text:p>
          </table:table-cell>
          <table:table-cell office:value-type="float" office:value="-3.74993" calcext:value-type="float">
            <text:p>-3.74993</text:p>
          </table:table-cell>
          <table:table-cell/>
          <table:table-cell office:value-type="float" office:value="1.04249" calcext:value-type="float">
            <text:p>1.04249</text:p>
          </table:table-cell>
          <table:table-cell office:value-type="float" office:value="-3.74916" calcext:value-type="float">
            <text:p>-3.74916</text:p>
          </table:table-cell>
        </table:table-row>
        <table:table-row table:style-name="ro1">
          <table:table-cell office:value-type="float" office:value="1.04503" calcext:value-type="float">
            <text:p>1.04503</text:p>
          </table:table-cell>
          <table:table-cell office:value-type="float" office:value="-3.74939" calcext:value-type="float">
            <text:p>-3.74939</text:p>
          </table:table-cell>
          <table:table-cell/>
          <table:table-cell office:value-type="float" office:value="1.05076" calcext:value-type="float">
            <text:p>1.05076</text:p>
          </table:table-cell>
          <table:table-cell office:value-type="float" office:value="-3.75215" calcext:value-type="float">
            <text:p>-3.75215</text:p>
          </table:table-cell>
        </table:table-row>
        <table:table-row table:style-name="ro1">
          <table:table-cell office:value-type="float" office:value="1.05434" calcext:value-type="float">
            <text:p>1.05434</text:p>
          </table:table-cell>
          <table:table-cell office:value-type="float" office:value="-3.7472" calcext:value-type="float">
            <text:p>-3.7472</text:p>
          </table:table-cell>
          <table:table-cell/>
          <table:table-cell office:value-type="float" office:value="1.05905" calcext:value-type="float">
            <text:p>1.05905</text:p>
          </table:table-cell>
          <table:table-cell office:value-type="float" office:value="-3.75512" calcext:value-type="float">
            <text:p>-3.75512</text:p>
          </table:table-cell>
        </table:table-row>
        <table:table-row table:style-name="ro1">
          <table:table-cell office:value-type="float" office:value="1.05666" calcext:value-type="float">
            <text:p>1.05666</text:p>
          </table:table-cell>
          <table:table-cell office:value-type="float" office:value="-3.74665" calcext:value-type="float">
            <text:p>-3.74665</text:p>
          </table:table-cell>
          <table:table-cell/>
          <table:table-cell office:value-type="float" office:value="1.07062" calcext:value-type="float">
            <text:p>1.07062</text:p>
          </table:table-cell>
          <table:table-cell office:value-type="float" office:value="-3.76078" calcext:value-type="float">
            <text:p>-3.76078</text:p>
          </table:table-cell>
        </table:table-row>
        <table:table-row table:style-name="ro1">
          <table:table-cell office:value-type="float" office:value="1.06772" calcext:value-type="float">
            <text:p>1.06772</text:p>
          </table:table-cell>
          <table:table-cell office:value-type="float" office:value="-3.75058" calcext:value-type="float">
            <text:p>-3.75058</text:p>
          </table:table-cell>
          <table:table-cell/>
          <table:table-cell office:value-type="float" office:value="1.07969" calcext:value-type="float">
            <text:p>1.07969</text:p>
          </table:table-cell>
          <table:table-cell office:value-type="float" office:value="-3.7663" calcext:value-type="float">
            <text:p>-3.7663</text:p>
          </table:table-cell>
        </table:table-row>
        <table:table-row table:style-name="ro1">
          <table:table-cell office:value-type="float" office:value="1.08057" calcext:value-type="float">
            <text:p>1.08057</text:p>
          </table:table-cell>
          <table:table-cell office:value-type="float" office:value="-3.76064" calcext:value-type="float">
            <text:p>-3.76064</text:p>
          </table:table-cell>
          <table:table-cell/>
          <table:table-cell office:value-type="float" office:value="1.08878" calcext:value-type="float">
            <text:p>1.08878</text:p>
          </table:table-cell>
          <table:table-cell office:value-type="float" office:value="-3.7718" calcext:value-type="float">
            <text:p>-3.7718</text:p>
          </table:table-cell>
        </table:table-row>
        <table:table-row table:style-name="ro1">
          <table:table-cell office:value-type="float" office:value="1.08701" calcext:value-type="float">
            <text:p>1.08701</text:p>
          </table:table-cell>
          <table:table-cell office:value-type="float" office:value="-3.76565" calcext:value-type="float">
            <text:p>-3.76565</text:p>
          </table:table-cell>
          <table:table-cell/>
          <table:table-cell office:value-type="float" office:value="1.09983" calcext:value-type="float">
            <text:p>1.09983</text:p>
          </table:table-cell>
          <table:table-cell office:value-type="float" office:value="-3.77526" calcext:value-type="float">
            <text:p>-3.77526</text:p>
          </table:table-cell>
        </table:table-row>
        <table:table-row table:style-name="ro1">
          <table:table-cell office:value-type="float" office:value="1.09961" calcext:value-type="float">
            <text:p>1.09961</text:p>
          </table:table-cell>
          <table:table-cell office:value-type="float" office:value="-3.77449" calcext:value-type="float">
            <text:p>-3.77449</text:p>
          </table:table-cell>
          <table:table-cell/>
          <table:table-cell office:value-type="float" office:value="1.11474" calcext:value-type="float">
            <text:p>1.11474</text:p>
          </table:table-cell>
          <table:table-cell office:value-type="float" office:value="-3.77464" calcext:value-type="float">
            <text:p>-3.77464</text:p>
          </table:table-cell>
        </table:table-row>
        <table:table-row table:style-name="ro1">
          <table:table-cell office:value-type="float" office:value="1.11808" calcext:value-type="float">
            <text:p>1.11808</text:p>
          </table:table-cell>
          <table:table-cell office:value-type="float" office:value="-3.78595" calcext:value-type="float">
            <text:p>-3.78595</text:p>
          </table:table-cell>
          <table:table-cell/>
          <table:table-cell office:value-type="float" office:value="1.12611" calcext:value-type="float">
            <text:p>1.12611</text:p>
          </table:table-cell>
          <table:table-cell office:value-type="float" office:value="-3.77898" calcext:value-type="float">
            <text:p>-3.77898</text:p>
          </table:table-cell>
        </table:table-row>
        <table:table-row table:style-name="ro1">
          <table:table-cell office:value-type="float" office:value="1.13028" calcext:value-type="float">
            <text:p>1.13028</text:p>
          </table:table-cell>
          <table:table-cell office:value-type="float" office:value="-3.79297" calcext:value-type="float">
            <text:p>-3.79297</text:p>
          </table:table-cell>
          <table:table-cell/>
          <table:table-cell office:value-type="float" office:value="1.13574" calcext:value-type="float">
            <text:p>1.13574</text:p>
          </table:table-cell>
          <table:table-cell office:value-type="float" office:value="-3.78581" calcext:value-type="float">
            <text:p>-3.78581</text:p>
          </table:table-cell>
        </table:table-row>
        <table:table-row table:style-name="ro1">
          <table:table-cell office:value-type="float" office:value="1.13933" calcext:value-type="float">
            <text:p>1.13933</text:p>
          </table:table-cell>
          <table:table-cell office:value-type="float" office:value="-3.79778" calcext:value-type="float">
            <text:p>-3.79778</text:p>
          </table:table-cell>
          <table:table-cell/>
          <table:table-cell office:value-type="float" office:value="1.1454" calcext:value-type="float">
            <text:p>1.1454</text:p>
          </table:table-cell>
          <table:table-cell office:value-type="float" office:value="-3.79261" calcext:value-type="float">
            <text:p>-3.79261</text:p>
          </table:table-cell>
        </table:table-row>
        <table:table-row table:style-name="ro1">
          <table:table-cell office:value-type="float" office:value="1.1484" calcext:value-type="float">
            <text:p>1.1484</text:p>
          </table:table-cell>
          <table:table-cell office:value-type="float" office:value="-3.80257" calcext:value-type="float">
            <text:p>-3.80257</text:p>
          </table:table-cell>
          <table:table-cell/>
          <table:table-cell office:value-type="float" office:value="1.15837" calcext:value-type="float">
            <text:p>1.15837</text:p>
          </table:table-cell>
          <table:table-cell office:value-type="float" office:value="-3.80185" calcext:value-type="float">
            <text:p>-3.80185</text:p>
          </table:table-cell>
        </table:table-row>
        <table:table-row table:style-name="ro1">
          <table:table-cell office:value-type="float" office:value="1.15954" calcext:value-type="float">
            <text:p>1.15954</text:p>
          </table:table-cell>
          <table:table-cell office:value-type="float" office:value="-3.80567" calcext:value-type="float">
            <text:p>-3.80567</text:p>
          </table:table-cell>
          <table:table-cell/>
          <table:table-cell office:value-type="float" office:value="1.16164" calcext:value-type="float">
            <text:p>1.16164</text:p>
          </table:table-cell>
          <table:table-cell office:value-type="float" office:value="-3.80419" calcext:value-type="float">
            <text:p>-3.80419</text:p>
          </table:table-cell>
        </table:table-row>
        <table:table-row table:style-name="ro1">
          <table:table-cell office:value-type="float" office:value="1.17478" calcext:value-type="float">
            <text:p>1.17478</text:p>
          </table:table-cell>
          <table:table-cell office:value-type="float" office:value="-3.80539" calcext:value-type="float">
            <text:p>-3.80539</text:p>
          </table:table-cell>
          <table:table-cell/>
          <table:table-cell office:value-type="float" office:value="1.16818" calcext:value-type="float">
            <text:p>1.16818</text:p>
          </table:table-cell>
          <table:table-cell office:value-type="float" office:value="-3.80888" calcext:value-type="float">
            <text:p>-3.80888</text:p>
          </table:table-cell>
        </table:table-row>
        <table:table-row table:style-name="ro1">
          <table:table-cell office:value-type="float" office:value="1.18626" calcext:value-type="float">
            <text:p>1.18626</text:p>
          </table:table-cell>
          <table:table-cell office:value-type="float" office:value="-3.80937" calcext:value-type="float">
            <text:p>-3.80937</text:p>
          </table:table-cell>
          <table:table-cell/>
          <table:table-cell office:value-type="float" office:value="1.17474" calcext:value-type="float">
            <text:p>1.17474</text:p>
          </table:table-cell>
          <table:table-cell office:value-type="float" office:value="-3.81356" calcext:value-type="float">
            <text:p>-3.81356</text:p>
          </table:table-cell>
        </table:table-row>
        <table:table-row table:style-name="ro1">
          <table:table-cell office:value-type="float" office:value="1.19908" calcext:value-type="float">
            <text:p>1.19908</text:p>
          </table:table-cell>
          <table:table-cell office:value-type="float" office:value="-3.81751" calcext:value-type="float">
            <text:p>-3.81751</text:p>
          </table:table-cell>
          <table:table-cell/>
          <table:table-cell office:value-type="float" office:value="1.17803" calcext:value-type="float">
            <text:p>1.17803</text:p>
          </table:table-cell>
          <table:table-cell office:value-type="float" office:value="-3.8159" calcext:value-type="float">
            <text:p>-3.8159</text:p>
          </table:table-cell>
        </table:table-row>
        <table:table-row table:style-name="ro1">
          <table:table-cell office:value-type="float" office:value="1.20551" calcext:value-type="float">
            <text:p>1.20551</text:p>
          </table:table-cell>
          <table:table-cell office:value-type="float" office:value="-3.82157" calcext:value-type="float">
            <text:p>-3.82157</text:p>
          </table:table-cell>
          <table:table-cell/>
          <table:table-cell office:value-type="float" office:value="1.19084" calcext:value-type="float">
            <text:p>1.19084</text:p>
          </table:table-cell>
          <table:table-cell office:value-type="float" office:value="-3.82407" calcext:value-type="float">
            <text:p>-3.82407</text:p>
          </table:table-cell>
        </table:table-row>
        <table:table-row table:style-name="ro1">
          <table:table-cell office:value-type="float" office:value="1.21852" calcext:value-type="float">
            <text:p>1.21852</text:p>
          </table:table-cell>
          <table:table-cell office:value-type="float" office:value="-3.83004" calcext:value-type="float">
            <text:p>-3.83004</text:p>
          </table:table-cell>
          <table:table-cell/>
          <table:table-cell office:value-type="float" office:value="1.19708" calcext:value-type="float">
            <text:p>1.19708</text:p>
          </table:table-cell>
          <table:table-cell office:value-type="float" office:value="-3.82757" calcext:value-type="float">
            <text:p>-3.82757</text:p>
          </table:table-cell>
        </table:table-row>
        <table:table-row table:style-name="ro1">
          <table:table-cell office:value-type="float" office:value="1.22841" calcext:value-type="float">
            <text:p>1.22841</text:p>
          </table:table-cell>
          <table:table-cell office:value-type="float" office:value="-3.83664" calcext:value-type="float">
            <text:p>-3.83664</text:p>
          </table:table-cell>
          <table:table-cell/>
          <table:table-cell office:value-type="float" office:value="1.20021" calcext:value-type="float">
            <text:p>1.20021</text:p>
          </table:table-cell>
          <table:table-cell office:value-type="float" office:value="-3.82932" calcext:value-type="float">
            <text:p>-3.82932</text:p>
          </table:table-cell>
        </table:table-row>
        <table:table-row table:style-name="ro1">
          <table:table-cell office:value-type="float" office:value="1.23501" calcext:value-type="float">
            <text:p>1.23501</text:p>
          </table:table-cell>
          <table:table-cell office:value-type="float" office:value="-3.84103" calcext:value-type="float">
            <text:p>-3.84103</text:p>
          </table:table-cell>
          <table:table-cell/>
          <table:table-cell office:value-type="float" office:value="1.20334" calcext:value-type="float">
            <text:p>1.20334</text:p>
          </table:table-cell>
          <table:table-cell office:value-type="float" office:value="-3.83106" calcext:value-type="float">
            <text:p>-3.83106</text:p>
          </table:table-cell>
        </table:table-row>
        <table:table-row table:style-name="ro1">
          <table:table-cell office:value-type="float" office:value="1.23832" calcext:value-type="float">
            <text:p>1.23832</text:p>
          </table:table-cell>
          <table:table-cell office:value-type="float" office:value="-3.84323" calcext:value-type="float">
            <text:p>-3.84323</text:p>
          </table:table-cell>
          <table:table-cell/>
          <table:table-cell office:value-type="float" office:value="1.20647" calcext:value-type="float">
            <text:p>1.20647</text:p>
          </table:table-cell>
          <table:table-cell office:value-type="float" office:value="-3.8328" calcext:value-type="float">
            <text:p>-3.8328</text:p>
          </table:table-cell>
        </table:table-row>
        <table:table-row table:style-name="ro1">
          <table:table-cell office:value-type="float" office:value="1.25195" calcext:value-type="float">
            <text:p>1.25195</text:p>
          </table:table-cell>
          <table:table-cell office:value-type="float" office:value="-3.85311" calcext:value-type="float">
            <text:p>-3.85311</text:p>
          </table:table-cell>
          <table:table-cell/>
          <table:table-cell office:value-type="float" office:value="1.2096" calcext:value-type="float">
            <text:p>1.2096</text:p>
          </table:table-cell>
          <table:table-cell office:value-type="float" office:value="-3.83454" calcext:value-type="float">
            <text:p>-3.83454</text:p>
          </table:table-cell>
        </table:table-row>
        <table:table-row table:style-name="ro1">
          <table:table-cell office:value-type="float" office:value="1.27307" calcext:value-type="float">
            <text:p>1.27307</text:p>
          </table:table-cell>
          <table:table-cell office:value-type="float" office:value="-3.86956" calcext:value-type="float">
            <text:p>-3.86956</text:p>
          </table:table-cell>
          <table:table-cell/>
          <table:table-cell office:value-type="float" office:value="1.22131" calcext:value-type="float">
            <text:p>1.22131</text:p>
          </table:table-cell>
          <table:table-cell office:value-type="float" office:value="-3.8388" calcext:value-type="float">
            <text:p>-3.8388</text:p>
          </table:table-cell>
        </table:table-row>
        <table:table-row table:style-name="ro1">
          <table:table-cell office:value-type="float" office:value="1.28514" calcext:value-type="float">
            <text:p>1.28514</text:p>
          </table:table-cell>
          <table:table-cell office:value-type="float" office:value="-3.87421" calcext:value-type="float">
            <text:p>-3.87421</text:p>
          </table:table-cell>
          <table:table-cell/>
          <table:table-cell office:value-type="float" office:value="1.22675" calcext:value-type="float">
            <text:p>1.22675</text:p>
          </table:table-cell>
          <table:table-cell office:value-type="float" office:value="-3.83959" calcext:value-type="float">
            <text:p>-3.83959</text:p>
          </table:table-cell>
        </table:table-row>
        <table:table-row table:style-name="ro1">
          <table:table-cell office:value-type="float" office:value="1.28764" calcext:value-type="float">
            <text:p>1.28764</text:p>
          </table:table-cell>
          <table:table-cell office:value-type="float" office:value="-3.8738" calcext:value-type="float">
            <text:p>-3.8738</text:p>
          </table:table-cell>
          <table:table-cell/>
          <table:table-cell office:value-type="float" office:value="1.22947" calcext:value-type="float">
            <text:p>1.22947</text:p>
          </table:table-cell>
          <table:table-cell office:value-type="float" office:value="-3.83998" calcext:value-type="float">
            <text:p>-3.83998</text:p>
          </table:table-cell>
        </table:table-row>
        <table:table-row table:style-name="ro1">
          <table:table-cell office:value-type="float" office:value="1.29766" calcext:value-type="float">
            <text:p>1.29766</text:p>
          </table:table-cell>
          <table:table-cell office:value-type="float" office:value="-3.87214" calcext:value-type="float">
            <text:p>-3.87214</text:p>
          </table:table-cell>
          <table:table-cell/>
          <table:table-cell office:value-type="float" office:value="1.2322" calcext:value-type="float">
            <text:p>1.2322</text:p>
          </table:table-cell>
          <table:table-cell office:value-type="float" office:value="-3.84036" calcext:value-type="float">
            <text:p>-3.84036</text:p>
          </table:table-cell>
        </table:table-row>
        <table:table-row table:style-name="ro1">
          <table:table-cell office:value-type="float" office:value="1.30016" calcext:value-type="float">
            <text:p>1.30016</text:p>
          </table:table-cell>
          <table:table-cell office:value-type="float" office:value="-3.87173" calcext:value-type="float">
            <text:p>-3.87173</text:p>
          </table:table-cell>
          <table:table-cell/>
          <table:table-cell office:value-type="float" office:value="1.23764" calcext:value-type="float">
            <text:p>1.23764</text:p>
          </table:table-cell>
          <table:table-cell office:value-type="float" office:value="-3.84113" calcext:value-type="float">
            <text:p>-3.84113</text:p>
          </table:table-cell>
        </table:table-row>
        <table:table-row table:style-name="ro1">
          <table:table-cell office:value-type="float" office:value="1.31184" calcext:value-type="float">
            <text:p>1.31184</text:p>
          </table:table-cell>
          <table:table-cell office:value-type="float" office:value="-3.87497" calcext:value-type="float">
            <text:p>-3.87497</text:p>
          </table:table-cell>
          <table:table-cell/>
          <table:table-cell office:value-type="float" office:value="1.24905" calcext:value-type="float">
            <text:p>1.24905</text:p>
          </table:table-cell>
          <table:table-cell office:value-type="float" office:value="-3.84417" calcext:value-type="float">
            <text:p>-3.84417</text:p>
          </table:table-cell>
        </table:table-row>
        <table:table-row table:style-name="ro1">
          <table:table-cell office:value-type="float" office:value="1.31852" calcext:value-type="float">
            <text:p>1.31852</text:p>
          </table:table-cell>
          <table:table-cell office:value-type="float" office:value="-3.87903" calcext:value-type="float">
            <text:p>-3.87903</text:p>
          </table:table-cell>
          <table:table-cell/>
          <table:table-cell office:value-type="float" office:value="1.25202" calcext:value-type="float">
            <text:p>1.25202</text:p>
          </table:table-cell>
          <table:table-cell office:value-type="float" office:value="-3.84531" calcext:value-type="float">
            <text:p>-3.84531</text:p>
          </table:table-cell>
        </table:table-row>
        <table:table-row table:style-name="ro1">
          <table:table-cell office:value-type="float" office:value="1.32187" calcext:value-type="float">
            <text:p>1.32187</text:p>
          </table:table-cell>
          <table:table-cell office:value-type="float" office:value="-3.88106" calcext:value-type="float">
            <text:p>-3.88106</text:p>
          </table:table-cell>
          <table:table-cell/>
          <table:table-cell office:value-type="float" office:value="1.25799" calcext:value-type="float">
            <text:p>1.25799</text:p>
          </table:table-cell>
          <table:table-cell office:value-type="float" office:value="-3.84757" calcext:value-type="float">
            <text:p>-3.84757</text:p>
          </table:table-cell>
        </table:table-row>
        <table:table-row table:style-name="ro1">
          <table:table-cell office:value-type="float" office:value="1.32522" calcext:value-type="float">
            <text:p>1.32522</text:p>
          </table:table-cell>
          <table:table-cell office:value-type="float" office:value="-3.88309" calcext:value-type="float">
            <text:p>-3.88309</text:p>
          </table:table-cell>
          <table:table-cell/>
          <table:table-cell office:value-type="float" office:value="1.26694" calcext:value-type="float">
            <text:p>1.26694</text:p>
          </table:table-cell>
          <table:table-cell office:value-type="float" office:value="-3.85094" calcext:value-type="float">
            <text:p>-3.85094</text:p>
          </table:table-cell>
        </table:table-row>
        <table:table-row table:style-name="ro1">
          <table:table-cell office:value-type="float" office:value="1.34202" calcext:value-type="float">
            <text:p>1.34202</text:p>
          </table:table-cell>
          <table:table-cell office:value-type="float" office:value="-3.89319" calcext:value-type="float">
            <text:p>-3.89319</text:p>
          </table:table-cell>
          <table:table-cell/>
          <table:table-cell office:value-type="float" office:value="1.27929" calcext:value-type="float">
            <text:p>1.27929</text:p>
          </table:table-cell>
          <table:table-cell office:value-type="float" office:value="-3.85656" calcext:value-type="float">
            <text:p>-3.85656</text:p>
          </table:table-cell>
        </table:table-row>
        <table:table-row table:style-name="ro1">
          <table:table-cell office:value-type="float" office:value="1.35213" calcext:value-type="float">
            <text:p>1.35213</text:p>
          </table:table-cell>
          <table:table-cell office:value-type="float" office:value="-3.89921" calcext:value-type="float">
            <text:p>-3.89921</text:p>
          </table:table-cell>
          <table:table-cell/>
          <table:table-cell office:value-type="float" office:value="1.28247" calcext:value-type="float">
            <text:p>1.28247</text:p>
          </table:table-cell>
          <table:table-cell office:value-type="float" office:value="-3.85824" calcext:value-type="float">
            <text:p>-3.85824</text:p>
          </table:table-cell>
        </table:table-row>
        <table:table-row table:style-name="ro1">
          <table:table-cell office:value-type="float" office:value="1.35889" calcext:value-type="float">
            <text:p>1.35889</text:p>
          </table:table-cell>
          <table:table-cell office:value-type="float" office:value="-3.90322" calcext:value-type="float">
            <text:p>-3.90322</text:p>
          </table:table-cell>
          <table:table-cell/>
          <table:table-cell office:value-type="float" office:value="1.29524" calcext:value-type="float">
            <text:p>1.29524</text:p>
          </table:table-cell>
          <table:table-cell office:value-type="float" office:value="-3.86494" calcext:value-type="float">
            <text:p>-3.86494</text:p>
          </table:table-cell>
        </table:table-row>
        <table:table-row table:style-name="ro1">
          <table:table-cell office:value-type="float" office:value="1.36227" calcext:value-type="float">
            <text:p>1.36227</text:p>
          </table:table-cell>
          <table:table-cell office:value-type="float" office:value="-3.90522" calcext:value-type="float">
            <text:p>-3.90522</text:p>
          </table:table-cell>
          <table:table-cell/>
          <table:table-cell office:value-type="float" office:value="1.29844" calcext:value-type="float">
            <text:p>1.29844</text:p>
          </table:table-cell>
          <table:table-cell office:value-type="float" office:value="-3.86661" calcext:value-type="float">
            <text:p>-3.86661</text:p>
          </table:table-cell>
        </table:table-row>
        <table:table-row table:style-name="ro1">
          <table:table-cell office:value-type="float" office:value="1.36566" calcext:value-type="float">
            <text:p>1.36566</text:p>
          </table:table-cell>
          <table:table-cell office:value-type="float" office:value="-3.90721" calcext:value-type="float">
            <text:p>-3.90721</text:p>
          </table:table-cell>
          <table:table-cell/>
          <table:table-cell office:value-type="float" office:value="1.31107" calcext:value-type="float">
            <text:p>1.31107</text:p>
          </table:table-cell>
          <table:table-cell office:value-type="float" office:value="-3.87269" calcext:value-type="float">
            <text:p>-3.87269</text:p>
          </table:table-cell>
        </table:table-row>
        <table:table-row table:style-name="ro1">
          <table:table-cell office:value-type="float" office:value="1.38082" calcext:value-type="float">
            <text:p>1.38082</text:p>
          </table:table-cell>
          <table:table-cell office:value-type="float" office:value="-3.91969" calcext:value-type="float">
            <text:p>-3.91969</text:p>
          </table:table-cell>
          <table:table-cell/>
          <table:table-cell office:value-type="float" office:value="1.31418" calcext:value-type="float">
            <text:p>1.31418</text:p>
          </table:table-cell>
          <table:table-cell office:value-type="float" office:value="-3.87407" calcext:value-type="float">
            <text:p>-3.87407</text:p>
          </table:table-cell>
        </table:table-row>
        <table:table-row table:style-name="ro1">
          <table:table-cell office:value-type="float" office:value="1.38502" calcext:value-type="float">
            <text:p>1.38502</text:p>
          </table:table-cell>
          <table:table-cell office:value-type="float" office:value="-3.92394" calcext:value-type="float">
            <text:p>-3.92394</text:p>
          </table:table-cell>
          <table:table-cell/>
          <table:table-cell office:value-type="float" office:value="1.32667" calcext:value-type="float">
            <text:p>1.32667</text:p>
          </table:table-cell>
          <table:table-cell office:value-type="float" office:value="-3.87953" calcext:value-type="float">
            <text:p>-3.87953</text:p>
          </table:table-cell>
        </table:table-row>
        <table:table-row table:style-name="ro1">
          <table:table-cell office:value-type="float" office:value="1.40189" calcext:value-type="float">
            <text:p>1.40189</text:p>
          </table:table-cell>
          <table:table-cell office:value-type="float" office:value="-3.94088" calcext:value-type="float">
            <text:p>-3.94088</text:p>
          </table:table-cell>
          <table:table-cell/>
          <table:table-cell office:value-type="float" office:value="1.32979" calcext:value-type="float">
            <text:p>1.32979</text:p>
          </table:table-cell>
          <table:table-cell office:value-type="float" office:value="-3.88089" calcext:value-type="float">
            <text:p>-3.88089</text:p>
          </table:table-cell>
        </table:table-row>
        <table:table-row table:style-name="ro1">
          <table:table-cell office:value-type="float" office:value="1.40612" calcext:value-type="float">
            <text:p>1.40612</text:p>
          </table:table-cell>
          <table:table-cell office:value-type="float" office:value="-3.9451" calcext:value-type="float">
            <text:p>-3.9451</text:p>
          </table:table-cell>
          <table:table-cell/>
          <table:table-cell office:value-type="float" office:value="1.34382" calcext:value-type="float">
            <text:p>1.34382</text:p>
          </table:table-cell>
          <table:table-cell office:value-type="float" office:value="-3.89066" calcext:value-type="float">
            <text:p>-3.89066</text:p>
          </table:table-cell>
        </table:table-row>
        <table:table-row table:style-name="ro1">
          <table:table-cell office:value-type="float" office:value="1.4204" calcext:value-type="float">
            <text:p>1.4204</text:p>
          </table:table-cell>
          <table:table-cell office:value-type="float" office:value="-3.95444" calcext:value-type="float">
            <text:p>-3.95444</text:p>
          </table:table-cell>
          <table:table-cell/>
          <table:table-cell office:value-type="float" office:value="1.36724" calcext:value-type="float">
            <text:p>1.36724</text:p>
          </table:table-cell>
          <table:table-cell office:value-type="float" office:value="-3.91174" calcext:value-type="float">
            <text:p>-3.91174</text:p>
          </table:table-cell>
        </table:table-row>
        <table:table-row table:style-name="ro1">
          <table:table-cell office:value-type="float" office:value="1.43781" calcext:value-type="float">
            <text:p>1.43781</text:p>
          </table:table-cell>
          <table:table-cell office:value-type="float" office:value="-3.95708" calcext:value-type="float">
            <text:p>-3.95708</text:p>
          </table:table-cell>
          <table:table-cell/>
          <table:table-cell office:value-type="float" office:value="1.38235" calcext:value-type="float">
            <text:p>1.38235</text:p>
          </table:table-cell>
          <table:table-cell office:value-type="float" office:value="-3.92403" calcext:value-type="float">
            <text:p>-3.92403</text:p>
          </table:table-cell>
        </table:table-row>
        <table:table-row table:style-name="ro1">
          <table:table-cell office:value-type="float" office:value="1.44849" calcext:value-type="float">
            <text:p>1.44849</text:p>
          </table:table-cell>
          <table:table-cell office:value-type="float" office:value="-3.95617" calcext:value-type="float">
            <text:p>-3.95617</text:p>
          </table:table-cell>
          <table:table-cell/>
          <table:table-cell office:value-type="float" office:value="1.38963" calcext:value-type="float">
            <text:p>1.38963</text:p>
          </table:table-cell>
          <table:table-cell office:value-type="float" office:value="-3.92931" calcext:value-type="float">
            <text:p>-3.92931</text:p>
          </table:table-cell>
        </table:table-row>
        <table:table-row table:style-name="ro1">
          <table:table-cell office:value-type="float" office:value="1.46304" calcext:value-type="float">
            <text:p>1.46304</text:p>
          </table:table-cell>
          <table:table-cell office:value-type="float" office:value="-3.95081" calcext:value-type="float">
            <text:p>-3.95081</text:p>
          </table:table-cell>
          <table:table-cell/>
          <table:table-cell office:value-type="float" office:value="1.39693" calcext:value-type="float">
            <text:p>1.39693</text:p>
          </table:table-cell>
          <table:table-cell office:value-type="float" office:value="-3.93458" calcext:value-type="float">
            <text:p>-3.93458</text:p>
          </table:table-cell>
        </table:table-row>
        <table:table-row table:style-name="ro1">
          <table:table-cell office:value-type="float" office:value="1.4749" calcext:value-type="float">
            <text:p>1.4749</text:p>
          </table:table-cell>
          <table:table-cell office:value-type="float" office:value="-3.95301" calcext:value-type="float">
            <text:p>-3.95301</text:p>
          </table:table-cell>
          <table:table-cell/>
          <table:table-cell office:value-type="float" office:value="1.40424" calcext:value-type="float">
            <text:p>1.40424</text:p>
          </table:table-cell>
          <table:table-cell office:value-type="float" office:value="-3.93983" calcext:value-type="float">
            <text:p>-3.93983</text:p>
          </table:table-cell>
        </table:table-row>
        <table:table-row table:style-name="ro1">
          <table:table-cell office:value-type="float" office:value="1.48544" calcext:value-type="float">
            <text:p>1.48544</text:p>
          </table:table-cell>
          <table:table-cell office:value-type="float" office:value="-3.959" calcext:value-type="float">
            <text:p>-3.959</text:p>
          </table:table-cell>
          <table:table-cell/>
          <table:table-cell office:value-type="float" office:value="1.41844" calcext:value-type="float">
            <text:p>1.41844</text:p>
          </table:table-cell>
          <table:table-cell office:value-type="float" office:value="-3.94898" calcext:value-type="float">
            <text:p>-3.94898</text:p>
          </table:table-cell>
        </table:table-row>
        <table:table-row table:style-name="ro1">
          <table:table-cell office:value-type="float" office:value="1.49248" calcext:value-type="float">
            <text:p>1.49248</text:p>
          </table:table-cell>
          <table:table-cell office:value-type="float" office:value="-3.96298" calcext:value-type="float">
            <text:p>-3.96298</text:p>
          </table:table-cell>
          <table:table-cell/>
          <table:table-cell office:value-type="float" office:value="1.42188" calcext:value-type="float">
            <text:p>1.42188</text:p>
          </table:table-cell>
          <table:table-cell office:value-type="float" office:value="-3.95093" calcext:value-type="float">
            <text:p>-3.95093</text:p>
          </table:table-cell>
        </table:table-row>
        <table:table-row table:style-name="ro1">
          <table:table-cell office:value-type="float" office:value="1.49601" calcext:value-type="float">
            <text:p>1.49601</text:p>
          </table:table-cell>
          <table:table-cell office:value-type="float" office:value="-3.96496" calcext:value-type="float">
            <text:p>-3.96496</text:p>
          </table:table-cell>
          <table:table-cell/>
          <table:table-cell office:value-type="float" office:value="1.43911" calcext:value-type="float">
            <text:p>1.43911</text:p>
          </table:table-cell>
          <table:table-cell office:value-type="float" office:value="-3.96065" calcext:value-type="float">
            <text:p>-3.96065</text:p>
          </table:table-cell>
        </table:table-row>
        <table:table-row table:style-name="ro1">
          <table:table-cell office:value-type="float" office:value="1.51071" calcext:value-type="float">
            <text:p>1.51071</text:p>
          </table:table-cell>
          <table:table-cell office:value-type="float" office:value="-3.97436" calcext:value-type="float">
            <text:p>-3.97436</text:p>
          </table:table-cell>
          <table:table-cell/>
          <table:table-cell office:value-type="float" office:value="1.45089" calcext:value-type="float">
            <text:p>1.45089</text:p>
          </table:table-cell>
          <table:table-cell office:value-type="float" office:value="-3.96274" calcext:value-type="float">
            <text:p>-3.96274</text:p>
          </table:table-cell>
        </table:table-row>
        <table:table-row table:style-name="ro1">
          <table:table-cell office:value-type="float" office:value="1.52988" calcext:value-type="float">
            <text:p>1.52988</text:p>
          </table:table-cell>
          <table:table-cell office:value-type="float" office:value="-3.98792" calcext:value-type="float">
            <text:p>-3.98792</text:p>
          </table:table-cell>
          <table:table-cell/>
          <table:table-cell office:value-type="float" office:value="1.46547" calcext:value-type="float">
            <text:p>1.46547</text:p>
          </table:table-cell>
          <table:table-cell office:value-type="float" office:value="-3.95737" calcext:value-type="float">
            <text:p>-3.95737</text:p>
          </table:table-cell>
        </table:table-row>
        <table:table-row table:style-name="ro1">
          <table:table-cell office:value-type="float" office:value="1.53373" calcext:value-type="float">
            <text:p>1.53373</text:p>
          </table:table-cell>
          <table:table-cell office:value-type="float" office:value="-3.99062" calcext:value-type="float">
            <text:p>-3.99062</text:p>
          </table:table-cell>
          <table:table-cell/>
          <table:table-cell office:value-type="float" office:value="1.48098" calcext:value-type="float">
            <text:p>1.48098</text:p>
          </table:table-cell>
          <table:table-cell office:value-type="float" office:value="-3.96932" calcext:value-type="float">
            <text:p>-3.96932</text:p>
          </table:table-cell>
        </table:table-row>
        <table:table-row table:style-name="ro1">
          <table:table-cell office:value-type="float" office:value="1.63421" calcext:value-type="float">
            <text:p>1.63421</text:p>
          </table:table-cell>
          <table:table-cell office:value-type="float" office:value="-4.2211" calcext:value-type="float">
            <text:p>-4.2211</text:p>
          </table:table-cell>
          <table:table-cell/>
          <table:table-cell office:value-type="float" office:value="1.49703" calcext:value-type="float">
            <text:p>1.49703</text:p>
          </table:table-cell>
          <table:table-cell office:value-type="float" office:value="-3.9899" calcext:value-type="float">
            <text:p>-3.9899</text:p>
          </table:table-cell>
        </table:table-row>
        <table:table-row table:style-name="ro1">
          <table:table-cell office:value-type="float" office:value="1.72754" calcext:value-type="float">
            <text:p>1.72754</text:p>
          </table:table-cell>
          <table:table-cell office:value-type="float" office:value="-4.44596" calcext:value-type="float">
            <text:p>-4.44596</text:p>
          </table:table-cell>
          <table:table-cell/>
          <table:table-cell office:value-type="float" office:value="1.50778" calcext:value-type="float">
            <text:p>1.50778</text:p>
          </table:table-cell>
          <table:table-cell office:value-type="float" office:value="-4.00359" calcext:value-type="float">
            <text:p>-4.00359</text:p>
          </table:table-cell>
        </table:table-row>
        <table:table-row table:style-name="ro1">
          <table:table-cell office:value-type="float" office:value="1.77442" calcext:value-type="float">
            <text:p>1.77442</text:p>
          </table:table-cell>
          <table:table-cell office:value-type="float" office:value="-4.55831" calcext:value-type="float">
            <text:p>-4.55831</text:p>
          </table:table-cell>
          <table:table-cell/>
          <table:table-cell office:value-type="float" office:value="1.51317" calcext:value-type="float">
            <text:p>1.51317</text:p>
          </table:table-cell>
          <table:table-cell office:value-type="float" office:value="-4.01043" calcext:value-type="float">
            <text:p>-4.01043</text:p>
          </table:table-cell>
        </table:table-row>
        <table:table-row table:style-name="ro1">
          <table:table-cell office:value-type="float" office:value="1.82143" calcext:value-type="float">
            <text:p>1.82143</text:p>
          </table:table-cell>
          <table:table-cell office:value-type="float" office:value="-4.67061" calcext:value-type="float">
            <text:p>-4.67061</text:p>
          </table:table-cell>
          <table:table-cell/>
          <table:table-cell office:value-type="float" office:value="1.61396" calcext:value-type="float">
            <text:p>1.61396</text:p>
          </table:table-cell>
          <table:table-cell office:value-type="float" office:value="-4.246" calcext:value-type="float">
            <text:p>-4.246</text:p>
          </table:table-cell>
        </table:table-row>
        <table:table-row table:style-name="ro1">
          <table:table-cell office:value-type="float" office:value="1.91588" calcext:value-type="float">
            <text:p>1.91588</text:p>
          </table:table-cell>
          <table:table-cell office:value-type="float" office:value="-4.89502" calcext:value-type="float">
            <text:p>-4.89502</text:p>
          </table:table-cell>
          <table:table-cell/>
          <table:table-cell office:value-type="float" office:value="1.65917" calcext:value-type="float">
            <text:p>1.65917</text:p>
          </table:table-cell>
          <table:table-cell office:value-type="float" office:value="-4.35687" calcext:value-type="float">
            <text:p>-4.35687</text:p>
          </table:table-cell>
        </table:table-row>
        <table:table-row table:style-name="ro1">
          <table:table-cell office:value-type="float" office:value="2.01715" calcext:value-type="float">
            <text:p>2.01715</text:p>
          </table:table-cell>
          <table:table-cell office:value-type="float" office:value="-5.11675" calcext:value-type="float">
            <text:p>-5.11675</text:p>
          </table:table-cell>
          <table:table-cell/>
          <table:table-cell office:value-type="float" office:value="5.40584" calcext:value-type="float">
            <text:p>5.40584</text:p>
          </table:table-cell>
          <table:table-cell office:value-type="float" office:value="-1.01335" calcext:value-type="float">
            <text:p>-1.01335</text:p>
          </table:table-cell>
        </table:table-row>
        <table:table-row table:style-name="ro1">
          <table:table-cell office:value-type="float" office:value="4.25612" calcext:value-type="float">
            <text:p>4.25612</text:p>
          </table:table-cell>
          <table:table-cell office:value-type="float" office:value="-0.835741" calcext:value-type="float">
            <text:p>-0.835741</text:p>
          </table:table-cell>
          <table:table-cell/>
          <table:table-cell office:value-type="float" office:value="5.04468" calcext:value-type="float">
            <text:p>5.04468</text:p>
          </table:table-cell>
          <table:table-cell office:value-type="float" office:value="-0.932841" calcext:value-type="float">
            <text:p>-0.932841</text:p>
          </table:table-cell>
        </table:table-row>
        <table:table-row table:style-name="ro1">
          <table:table-cell office:value-type="float" office:value="4.04534" calcext:value-type="float">
            <text:p>4.04534</text:p>
          </table:table-cell>
          <table:table-cell office:value-type="float" office:value="-0.789196" calcext:value-type="float">
            <text:p>-0.789196</text:p>
          </table:table-cell>
          <table:table-cell/>
          <table:table-cell office:value-type="float" office:value="4.6821" calcext:value-type="float">
            <text:p>4.6821</text:p>
          </table:table-cell>
          <table:table-cell office:value-type="float" office:value="-0.859854" calcext:value-type="float">
            <text:p>-0.859854</text:p>
          </table:table-cell>
        </table:table-row>
        <table:table-row table:style-name="ro1">
          <table:table-cell office:value-type="float" office:value="3.83445" calcext:value-type="float">
            <text:p>3.83445</text:p>
          </table:table-cell>
          <table:table-cell office:value-type="float" office:value="-0.743171" calcext:value-type="float">
            <text:p>-0.743171</text:p>
          </table:table-cell>
          <table:table-cell/>
          <table:table-cell office:value-type="float" office:value="4.50075" calcext:value-type="float">
            <text:p>4.50075</text:p>
          </table:table-cell>
          <table:table-cell office:value-type="float" office:value="-0.823695" calcext:value-type="float">
            <text:p>-0.823695</text:p>
          </table:table-cell>
        </table:table-row>
        <table:table-row table:style-name="ro1">
          <table:table-cell office:value-type="float" office:value="3.61939" calcext:value-type="float">
            <text:p>3.61939</text:p>
          </table:table-cell>
          <table:table-cell office:value-type="float" office:value="-0.692277" calcext:value-type="float">
            <text:p>-0.692277</text:p>
          </table:table-cell>
          <table:table-cell/>
          <table:table-cell office:value-type="float" office:value="4.31935" calcext:value-type="float">
            <text:p>4.31935</text:p>
          </table:table-cell>
          <table:table-cell office:value-type="float" office:value="-0.787759" calcext:value-type="float">
            <text:p>-0.787759</text:p>
          </table:table-cell>
        </table:table-row>
        <table:table-row table:style-name="ro1">
          <table:table-cell office:value-type="float" office:value="3.61329" calcext:value-type="float">
            <text:p>3.61329</text:p>
          </table:table-cell>
          <table:table-cell office:value-type="float" office:value="-0.684218" calcext:value-type="float">
            <text:p>-0.684218</text:p>
          </table:table-cell>
          <table:table-cell/>
          <table:table-cell office:value-type="float" office:value="3.95644" calcext:value-type="float">
            <text:p>3.95644</text:p>
          </table:table-cell>
          <table:table-cell office:value-type="float" office:value="-0.716554" calcext:value-type="float">
            <text:p>-0.716554</text:p>
          </table:table-cell>
        </table:table-row>
        <table:table-row table:style-name="ro1">
          <table:table-cell office:value-type="float" office:value="3.60717" calcext:value-type="float">
            <text:p>3.60717</text:p>
          </table:table-cell>
          <table:table-cell office:value-type="float" office:value="-0.676184" calcext:value-type="float">
            <text:p>-0.676184</text:p>
          </table:table-cell>
          <table:table-cell/>
          <table:table-cell office:value-type="float" office:value="3.59138" calcext:value-type="float">
            <text:p>3.59138</text:p>
          </table:table-cell>
          <table:table-cell office:value-type="float" office:value="-0.64134" calcext:value-type="float">
            <text:p>-0.64134</text:p>
          </table:table-cell>
        </table:table-row>
        <table:table-row table:style-name="ro1">
          <table:table-cell office:value-type="float" office:value="3.60154" calcext:value-type="float">
            <text:p>3.60154</text:p>
          </table:table-cell>
          <table:table-cell office:value-type="float" office:value="-0.665983" calcext:value-type="float">
            <text:p>-0.665983</text:p>
          </table:table-cell>
          <table:table-cell/>
          <table:table-cell office:value-type="float" office:value="3.57542" calcext:value-type="float">
            <text:p>3.57542</text:p>
          </table:table-cell>
          <table:table-cell office:value-type="float" office:value="-0.60233" calcext:value-type="float">
            <text:p>-0.60233</text:p>
          </table:table-cell>
        </table:table-row>
        <table:table-row table:style-name="ro1">
          <table:table-cell office:value-type="float" office:value="3.59688" calcext:value-type="float">
            <text:p>3.59688</text:p>
          </table:table-cell>
          <table:table-cell office:value-type="float" office:value="-0.651436" calcext:value-type="float">
            <text:p>-0.651436</text:p>
          </table:table-cell>
          <table:table-cell/>
          <table:table-cell office:value-type="float" office:value="3.56386" calcext:value-type="float">
            <text:p>3.56386</text:p>
          </table:table-cell>
          <table:table-cell office:value-type="float" office:value="-0.591392" calcext:value-type="float">
            <text:p>-0.591392</text:p>
          </table:table-cell>
        </table:table-row>
        <table:table-row table:style-name="ro1">
          <table:table-cell office:value-type="float" office:value="3.58902" calcext:value-type="float">
            <text:p>3.58902</text:p>
          </table:table-cell>
          <table:table-cell office:value-type="float" office:value="-0.640918" calcext:value-type="float">
            <text:p>-0.640918</text:p>
          </table:table-cell>
          <table:table-cell/>
          <table:table-cell office:value-type="float" office:value="3.53522" calcext:value-type="float">
            <text:p>3.53522</text:p>
          </table:table-cell>
          <table:table-cell office:value-type="float" office:value="-0.573274" calcext:value-type="float">
            <text:p>-0.573274</text:p>
          </table:table-cell>
        </table:table-row>
        <table:table-row table:style-name="ro1">
          <table:table-cell office:value-type="float" office:value="3.5764" calcext:value-type="float">
            <text:p>3.5764</text:p>
          </table:table-cell>
          <table:table-cell office:value-type="float" office:value="-0.629611" calcext:value-type="float">
            <text:p>-0.629611</text:p>
          </table:table-cell>
          <table:table-cell/>
          <table:table-cell office:value-type="float" office:value="3.52556" calcext:value-type="float">
            <text:p>3.52556</text:p>
          </table:table-cell>
          <table:table-cell office:value-type="float" office:value="-0.562829" calcext:value-type="float">
            <text:p>-0.562829</text:p>
          </table:table-cell>
        </table:table-row>
        <table:table-row table:style-name="ro1">
          <table:table-cell office:value-type="float" office:value="3.57324" calcext:value-type="float">
            <text:p>3.57324</text:p>
          </table:table-cell>
          <table:table-cell office:value-type="float" office:value="-0.626794" calcext:value-type="float">
            <text:p>-0.626794</text:p>
          </table:table-cell>
          <table:table-cell/>
          <table:table-cell office:value-type="float" office:value="3.5254" calcext:value-type="float">
            <text:p>3.5254</text:p>
          </table:table-cell>
          <table:table-cell office:value-type="float" office:value="-0.556151" calcext:value-type="float">
            <text:p>-0.556151</text:p>
          </table:table-cell>
        </table:table-row>
        <table:table-row table:style-name="ro1">
          <table:table-cell office:value-type="float" office:value="3.57008" calcext:value-type="float">
            <text:p>3.57008</text:p>
          </table:table-cell>
          <table:table-cell office:value-type="float" office:value="-0.623982" calcext:value-type="float">
            <text:p>-0.623982</text:p>
          </table:table-cell>
          <table:table-cell/>
          <table:table-cell office:value-type="float" office:value="3.52523" calcext:value-type="float">
            <text:p>3.52523</text:p>
          </table:table-cell>
          <table:table-cell office:value-type="float" office:value="-0.549476" calcext:value-type="float">
            <text:p>-0.549476</text:p>
          </table:table-cell>
        </table:table-row>
        <table:table-row table:style-name="ro1">
          <table:table-cell office:value-type="float" office:value="3.5584" calcext:value-type="float">
            <text:p>3.5584</text:p>
          </table:table-cell>
          <table:table-cell office:value-type="float" office:value="-0.612943" calcext:value-type="float">
            <text:p>-0.612943</text:p>
          </table:table-cell>
          <table:table-cell/>
          <table:table-cell office:value-type="float" office:value="3.52262" calcext:value-type="float">
            <text:p>3.52262</text:p>
          </table:table-cell>
          <table:table-cell office:value-type="float" office:value="-0.540216" calcext:value-type="float">
            <text:p>-0.540216</text:p>
          </table:table-cell>
        </table:table-row>
        <table:table-row table:style-name="ro1">
          <table:table-cell office:value-type="float" office:value="3.55035" calcext:value-type="float">
            <text:p>3.55035</text:p>
          </table:table-cell>
          <table:table-cell office:value-type="float" office:value="-0.60483" calcext:value-type="float">
            <text:p>-0.60483</text:p>
          </table:table-cell>
          <table:table-cell/>
          <table:table-cell office:value-type="float" office:value="3.52137" calcext:value-type="float">
            <text:p>3.52137</text:p>
          </table:table-cell>
          <table:table-cell office:value-type="float" office:value="-0.537813" calcext:value-type="float">
            <text:p>-0.537813</text:p>
          </table:table-cell>
        </table:table-row>
        <table:table-row table:style-name="ro1">
          <table:table-cell office:value-type="float" office:value="3.54229" calcext:value-type="float">
            <text:p>3.54229</text:p>
          </table:table-cell>
          <table:table-cell office:value-type="float" office:value="-0.596748" calcext:value-type="float">
            <text:p>-0.596748</text:p>
          </table:table-cell>
          <table:table-cell/>
          <table:table-cell office:value-type="float" office:value="3.51635" calcext:value-type="float">
            <text:p>3.51635</text:p>
          </table:table-cell>
          <table:table-cell office:value-type="float" office:value="-0.528218" calcext:value-type="float">
            <text:p>-0.528218</text:p>
          </table:table-cell>
        </table:table-row>
        <table:table-row table:style-name="ro1">
          <table:table-cell office:value-type="float" office:value="3.53447" calcext:value-type="float">
            <text:p>3.53447</text:p>
          </table:table-cell>
          <table:table-cell office:value-type="float" office:value="-0.586514" calcext:value-type="float">
            <text:p>-0.586514</text:p>
          </table:table-cell>
          <table:table-cell/>
          <table:table-cell office:value-type="float" office:value="3.51509" calcext:value-type="float">
            <text:p>3.51509</text:p>
          </table:table-cell>
          <table:table-cell office:value-type="float" office:value="-0.525824" calcext:value-type="float">
            <text:p>-0.525824</text:p>
          </table:table-cell>
        </table:table-row>
        <table:table-row table:style-name="ro1">
          <table:table-cell office:value-type="float" office:value="3.53325" calcext:value-type="float">
            <text:p>3.53325</text:p>
          </table:table-cell>
          <table:table-cell office:value-type="float" office:value="-0.584084" calcext:value-type="float">
            <text:p>-0.584084</text:p>
          </table:table-cell>
          <table:table-cell/>
          <table:table-cell office:value-type="float" office:value="3.5132" calcext:value-type="float">
            <text:p>3.5132</text:p>
          </table:table-cell>
          <table:table-cell office:value-type="float" office:value="-0.516729" calcext:value-type="float">
            <text:p>-0.516729</text:p>
          </table:table-cell>
        </table:table-row>
        <table:table-row table:style-name="ro1">
          <table:table-cell office:value-type="float" office:value="3.52713" calcext:value-type="float">
            <text:p>3.52713</text:p>
          </table:table-cell>
          <table:table-cell office:value-type="float" office:value="-0.571961" calcext:value-type="float">
            <text:p>-0.571961</text:p>
          </table:table-cell>
          <table:table-cell/>
          <table:table-cell office:value-type="float" office:value="3.51811" calcext:value-type="float">
            <text:p>3.51811</text:p>
          </table:table-cell>
          <table:table-cell office:value-type="float" office:value="-0.482214" calcext:value-type="float">
            <text:p>-0.482214</text:p>
          </table:table-cell>
        </table:table-row>
        <table:table-row table:style-name="ro1">
          <table:table-cell office:value-type="float" office:value="3.52378" calcext:value-type="float">
            <text:p>3.52378</text:p>
          </table:table-cell>
          <table:table-cell office:value-type="float" office:value="-0.562546" calcext:value-type="float">
            <text:p>-0.562546</text:p>
          </table:table-cell>
          <table:table-cell/>
          <table:table-cell office:value-type="float" office:value="3.51948" calcext:value-type="float">
            <text:p>3.51948</text:p>
          </table:table-cell>
          <table:table-cell office:value-type="float" office:value="-0.473604" calcext:value-type="float">
            <text:p>-0.473604</text:p>
          </table:table-cell>
        </table:table-row>
        <table:table-row table:style-name="ro1">
          <table:table-cell office:value-type="float" office:value="3.52333" calcext:value-type="float">
            <text:p>3.52333</text:p>
          </table:table-cell>
          <table:table-cell office:value-type="float" office:value="-0.560258" calcext:value-type="float">
            <text:p>-0.560258</text:p>
          </table:table-cell>
          <table:table-cell/>
          <table:table-cell office:value-type="float" office:value="3.52179" calcext:value-type="float">
            <text:p>3.52179</text:p>
          </table:table-cell>
          <table:table-cell office:value-type="float" office:value="-0.460722" calcext:value-type="float">
            <text:p>-0.460722</text:p>
          </table:table-cell>
        </table:table-row>
        <table:table-row table:style-name="ro1">
          <table:table-cell office:value-type="float" office:value="3.52108" calcext:value-type="float">
            <text:p>3.52108</text:p>
          </table:table-cell>
          <table:table-cell office:value-type="float" office:value="-0.54883" calcext:value-type="float">
            <text:p>-0.54883</text:p>
          </table:table-cell>
          <table:table-cell/>
          <table:table-cell office:value-type="float" office:value="3.5239" calcext:value-type="float">
            <text:p>3.5239</text:p>
          </table:table-cell>
          <table:table-cell office:value-type="float" office:value="-0.452204" calcext:value-type="float">
            <text:p>-0.452204</text:p>
          </table:table-cell>
        </table:table-row>
        <table:table-row table:style-name="ro1">
          <table:table-cell office:value-type="float" office:value="3.52084" calcext:value-type="float">
            <text:p>3.52084</text:p>
          </table:table-cell>
          <table:table-cell office:value-type="float" office:value="-0.539943" calcext:value-type="float">
            <text:p>-0.539943</text:p>
          </table:table-cell>
          <table:table-cell/>
          <table:table-cell office:value-type="float" office:value="3.52592" calcext:value-type="float">
            <text:p>3.52592</text:p>
          </table:table-cell>
          <table:table-cell office:value-type="float" office:value="-0.445867" calcext:value-type="float">
            <text:p>-0.445867</text:p>
          </table:table-cell>
        </table:table-row>
        <table:table-row table:style-name="ro1">
          <table:table-cell office:value-type="float" office:value="3.52597" calcext:value-type="float">
            <text:p>3.52597</text:p>
          </table:table-cell>
          <table:table-cell office:value-type="float" office:value="-0.505352" calcext:value-type="float">
            <text:p>-0.505352</text:p>
          </table:table-cell>
          <table:table-cell/>
          <table:table-cell office:value-type="float" office:value="3.52793" calcext:value-type="float">
            <text:p>3.52793</text:p>
          </table:table-cell>
          <table:table-cell office:value-type="float" office:value="-0.439524" calcext:value-type="float">
            <text:p>-0.439524</text:p>
          </table:table-cell>
        </table:table-row>
        <table:table-row table:style-name="ro1">
          <table:table-cell office:value-type="float" office:value="3.52958" calcext:value-type="float">
            <text:p>3.52958</text:p>
          </table:table-cell>
          <table:table-cell office:value-type="float" office:value="-0.497031" calcext:value-type="float">
            <text:p>-0.497031</text:p>
          </table:table-cell>
          <table:table-cell/>
          <table:table-cell office:value-type="float" office:value="3.53177" calcext:value-type="float">
            <text:p>3.53177</text:p>
          </table:table-cell>
          <table:table-cell office:value-type="float" office:value="-0.431204" calcext:value-type="float">
            <text:p>-0.431204</text:p>
          </table:table-cell>
        </table:table-row>
        <table:table-row table:style-name="ro1">
          <table:table-cell office:value-type="float" office:value="3.53107" calcext:value-type="float">
            <text:p>3.53107</text:p>
          </table:table-cell>
          <table:table-cell office:value-type="float" office:value="-0.495032" calcext:value-type="float">
            <text:p>-0.495032</text:p>
          </table:table-cell>
          <table:table-cell/>
          <table:table-cell office:value-type="float" office:value="3.53554" calcext:value-type="float">
            <text:p>3.53554</text:p>
          </table:table-cell>
          <table:table-cell office:value-type="float" office:value="-0.425059" calcext:value-type="float">
            <text:p>-0.425059</text:p>
          </table:table-cell>
        </table:table-row>
        <table:table-row table:style-name="ro1">
          <table:table-cell office:value-type="float" office:value="3.53852" calcext:value-type="float">
            <text:p>3.53852</text:p>
          </table:table-cell>
          <table:table-cell office:value-type="float" office:value="-0.485011" calcext:value-type="float">
            <text:p>-0.485011</text:p>
          </table:table-cell>
          <table:table-cell/>
          <table:table-cell office:value-type="float" office:value="3.5393" calcext:value-type="float">
            <text:p>3.5393</text:p>
          </table:table-cell>
          <table:table-cell office:value-type="float" office:value="-0.418903" calcext:value-type="float">
            <text:p>-0.418903</text:p>
          </table:table-cell>
        </table:table-row>
        <table:table-row table:style-name="ro1">
          <table:table-cell office:value-type="float" office:value="3.54247" calcext:value-type="float">
            <text:p>3.54247</text:p>
          </table:table-cell>
          <table:table-cell office:value-type="float" office:value="-0.476698" calcext:value-type="float">
            <text:p>-0.476698</text:p>
          </table:table-cell>
          <table:table-cell/>
          <table:table-cell office:value-type="float" office:value="3.54309" calcext:value-type="float">
            <text:p>3.54309</text:p>
          </table:table-cell>
          <table:table-cell office:value-type="float" office:value="-0.410538" calcext:value-type="float">
            <text:p>-0.410538</text:p>
          </table:table-cell>
        </table:table-row>
        <table:table-row table:style-name="ro1">
          <table:table-cell office:value-type="float" office:value="3.54491" calcext:value-type="float">
            <text:p>3.54491</text:p>
          </table:table-cell>
          <table:table-cell office:value-type="float" office:value="-0.465959" calcext:value-type="float">
            <text:p>-0.465959</text:p>
          </table:table-cell>
          <table:table-cell/>
          <table:table-cell office:value-type="float" office:value="3.54504" calcext:value-type="float">
            <text:p>3.54504</text:p>
          </table:table-cell>
          <table:table-cell office:value-type="float" office:value="-0.404151" calcext:value-type="float">
            <text:p>-0.404151</text:p>
          </table:table-cell>
        </table:table-row>
        <table:table-row table:style-name="ro1">
          <table:table-cell office:value-type="float" office:value="3.54539" calcext:value-type="float">
            <text:p>3.54539</text:p>
          </table:table-cell>
          <table:table-cell office:value-type="float" office:value="-0.463809" calcext:value-type="float">
            <text:p>-0.463809</text:p>
          </table:table-cell>
          <table:table-cell/>
          <table:table-cell office:value-type="float" office:value="3.54697" calcext:value-type="float">
            <text:p>3.54697</text:p>
          </table:table-cell>
          <table:table-cell office:value-type="float" office:value="-0.397758" calcext:value-type="float">
            <text:p>-0.397758</text:p>
          </table:table-cell>
        </table:table-row>
        <table:table-row table:style-name="ro1">
          <table:table-cell office:value-type="float" office:value="3.54811" calcext:value-type="float">
            <text:p>3.54811</text:p>
          </table:table-cell>
          <table:table-cell office:value-type="float" office:value="-0.45531" calcext:value-type="float">
            <text:p>-0.45531</text:p>
          </table:table-cell>
          <table:table-cell/>
          <table:table-cell office:value-type="float" office:value="3.55171" calcext:value-type="float">
            <text:p>3.55171</text:p>
          </table:table-cell>
          <table:table-cell office:value-type="float" office:value="-0.389466" calcext:value-type="float">
            <text:p>-0.389466</text:p>
          </table:table-cell>
        </table:table-row>
        <table:table-row table:style-name="ro1">
          <table:table-cell office:value-type="float" office:value="3.54898" calcext:value-type="float">
            <text:p>3.54898</text:p>
          </table:table-cell>
          <table:table-cell office:value-type="float" office:value="-0.453208" calcext:value-type="float">
            <text:p>-0.453208</text:p>
          </table:table-cell>
          <table:table-cell/>
          <table:table-cell office:value-type="float" office:value="3.55862" calcext:value-type="float">
            <text:p>3.55862</text:p>
          </table:table-cell>
          <table:table-cell office:value-type="float" office:value="-0.381387" calcext:value-type="float">
            <text:p>-0.381387</text:p>
          </table:table-cell>
        </table:table-row>
        <table:table-row table:style-name="ro1">
          <table:table-cell office:value-type="float" office:value="3.55333" calcext:value-type="float">
            <text:p>3.55333</text:p>
          </table:table-cell>
          <table:table-cell office:value-type="float" office:value="-0.442689" calcext:value-type="float">
            <text:p>-0.442689</text:p>
          </table:table-cell>
          <table:table-cell/>
          <table:table-cell office:value-type="float" office:value="3.56207" calcext:value-type="float">
            <text:p>3.56207</text:p>
          </table:table-cell>
          <table:table-cell office:value-type="float" office:value="-0.377335" calcext:value-type="float">
            <text:p>-0.377335</text:p>
          </table:table-cell>
        </table:table-row>
        <table:table-row table:style-name="ro1">
          <table:table-cell office:value-type="float" office:value="3.55699" calcext:value-type="float">
            <text:p>3.55699</text:p>
          </table:table-cell>
          <table:table-cell office:value-type="float" office:value="-0.434282" calcext:value-type="float">
            <text:p>-0.434282</text:p>
          </table:table-cell>
          <table:table-cell/>
          <table:table-cell office:value-type="float" office:value="3.57114" calcext:value-type="float">
            <text:p>3.57114</text:p>
          </table:table-cell>
          <table:table-cell office:value-type="float" office:value="-0.369435" calcext:value-type="float">
            <text:p>-0.369435</text:p>
          </table:table-cell>
        </table:table-row>
        <table:table-row table:style-name="ro1">
          <table:table-cell office:value-type="float" office:value="3.56273" calcext:value-type="float">
            <text:p>3.56273</text:p>
          </table:table-cell>
          <table:table-cell office:value-type="float" office:value="-0.421677" calcext:value-type="float">
            <text:p>-0.421677</text:p>
          </table:table-cell>
          <table:table-cell/>
          <table:table-cell office:value-type="float" office:value="3.57958" calcext:value-type="float">
            <text:p>3.57958</text:p>
          </table:table-cell>
          <table:table-cell office:value-type="float" office:value="-0.36365" calcext:value-type="float">
            <text:p>-0.36365</text:p>
          </table:table-cell>
        </table:table-row>
        <table:table-row table:style-name="ro1">
          <table:table-cell office:value-type="float" office:value="3.56912" calcext:value-type="float">
            <text:p>3.56912</text:p>
          </table:table-cell>
          <table:table-cell office:value-type="float" office:value="-0.413553" calcext:value-type="float">
            <text:p>-0.413553</text:p>
          </table:table-cell>
          <table:table-cell/>
          <table:table-cell office:value-type="float" office:value="3.588" calcext:value-type="float">
            <text:p>3.588</text:p>
          </table:table-cell>
          <table:table-cell office:value-type="float" office:value="-0.357834" calcext:value-type="float">
            <text:p>-0.357834</text:p>
          </table:table-cell>
        </table:table-row>
        <table:table-row table:style-name="ro1">
          <table:table-cell office:value-type="float" office:value="3.57136" calcext:value-type="float">
            <text:p>3.57136</text:p>
          </table:table-cell>
          <table:table-cell office:value-type="float" office:value="-0.411592" calcext:value-type="float">
            <text:p>-0.411592</text:p>
          </table:table-cell>
          <table:table-cell/>
          <table:table-cell office:value-type="float" office:value="3.97007" calcext:value-type="float">
            <text:p>3.97007</text:p>
          </table:table-cell>
          <table:table-cell office:value-type="float" office:value="-0.386099" calcext:value-type="float">
            <text:p>-0.386099</text:p>
          </table:table-cell>
        </table:table-row>
        <table:table-row table:style-name="ro1">
          <table:table-cell office:value-type="float" office:value="3.58254" calcext:value-type="float">
            <text:p>3.58254</text:p>
          </table:table-cell>
          <table:table-cell office:value-type="float" office:value="-0.401748" calcext:value-type="float">
            <text:p>-0.401748</text:p>
          </table:table-cell>
          <table:table-cell/>
          <table:table-cell office:value-type="float" office:value="4.91158" calcext:value-type="float">
            <text:p>4.91158</text:p>
          </table:table-cell>
          <table:table-cell office:value-type="float" office:value="-0.462456" calcext:value-type="float">
            <text:p>-0.462456</text:p>
          </table:table-cell>
        </table:table-row>
        <table:table-row table:style-name="ro1">
          <table:table-cell office:value-type="float" office:value="3.96344" calcext:value-type="float">
            <text:p>3.96344</text:p>
          </table:table-cell>
          <table:table-cell office:value-type="float" office:value="-0.434614" calcext:value-type="float">
            <text:p>-0.434614</text:p>
          </table:table-cell>
          <table:table-cell/>
          <table:table-cell office:value-type="float" office:value="5.47672" calcext:value-type="float">
            <text:p>5.47672</text:p>
          </table:table-cell>
          <table:table-cell office:value-type="float" office:value="-0.505499" calcext:value-type="float">
            <text:p>-0.505499</text:p>
          </table:table-cell>
        </table:table-row>
        <table:table-row table:style-name="ro1">
          <table:table-cell office:value-type="float" office:value="4.15169" calcext:value-type="float">
            <text:p>4.15169</text:p>
          </table:table-cell>
          <table:table-cell office:value-type="float" office:value="-0.45268" calcext:value-type="float">
            <text:p>-0.45268</text:p>
          </table:table-cell>
          <table:table-cell/>
          <table:table-cell office:value-type="float" office:value="5.47734" calcext:value-type="float">
            <text:p>5.47734</text:p>
          </table:table-cell>
          <table:table-cell office:value-type="float" office:value="-0.498778" calcext:value-type="float">
            <text:p>-0.498778</text:p>
          </table:table-cell>
        </table:table-row>
        <table:table-row table:style-name="ro1">
          <table:table-cell office:value-type="float" office:value="4.90494" calcext:value-type="float">
            <text:p>4.90494</text:p>
          </table:table-cell>
          <table:table-cell office:value-type="float" office:value="-0.522631" calcext:value-type="float">
            <text:p>-0.522631</text:p>
          </table:table-cell>
          <table:table-cell/>
          <table:table-cell office:value-type="float" office:value="5.47794" calcext:value-type="float">
            <text:p>5.47794</text:p>
          </table:table-cell>
          <table:table-cell office:value-type="float" office:value="-0.492056" calcext:value-type="float">
            <text:p>-0.492056</text:p>
          </table:table-cell>
        </table:table-row>
        <table:table-row table:style-name="ro1">
          <table:table-cell office:value-type="float" office:value="5.0933" calcext:value-type="float">
            <text:p>5.0933</text:p>
          </table:table-cell>
          <table:table-cell office:value-type="float" office:value="-0.539541" calcext:value-type="float">
            <text:p>-0.539541</text:p>
          </table:table-cell>
          <table:table-cell/>
          <table:table-cell office:value-type="float" office:value="5.47825" calcext:value-type="float">
            <text:p>5.47825</text:p>
          </table:table-cell>
          <table:table-cell office:value-type="float" office:value="-0.488695" calcext:value-type="float">
            <text:p>-0.488695</text:p>
          </table:table-cell>
        </table:table-row>
        <table:table-row table:style-name="ro1">
          <table:table-cell office:value-type="float" office:value="5.4708" calcext:value-type="float">
            <text:p>5.4708</text:p>
          </table:table-cell>
          <table:table-cell office:value-type="float" office:value="-0.565956" calcext:value-type="float">
            <text:p>-0.565956</text:p>
          </table:table-cell>
          <table:table-cell/>
          <table:table-cell office:value-type="float" office:value="5.47854" calcext:value-type="float">
            <text:p>5.47854</text:p>
          </table:table-cell>
          <table:table-cell office:value-type="float" office:value="-0.485333" calcext:value-type="float">
            <text:p>-0.485333</text:p>
          </table:table-cell>
        </table:table-row>
        <table:table-row table:style-name="ro1">
          <table:table-cell office:value-type="float" office:value="5.48923" calcext:value-type="float">
            <text:p>5.48923</text:p>
          </table:table-cell>
          <table:table-cell office:value-type="float" office:value="-0.344001" calcext:value-type="float">
            <text:p>-0.344001</text:p>
          </table:table-cell>
          <table:table-cell/>
          <table:table-cell office:value-type="float" office:value="5.47914" calcext:value-type="float">
            <text:p>5.47914</text:p>
          </table:table-cell>
          <table:table-cell office:value-type="float" office:value="-0.478609" calcext:value-type="float">
            <text:p>-0.478609</text:p>
          </table:table-cell>
        </table:table-row>
        <table:table-row table:style-name="ro1">
          <table:table-cell office:value-type="float" office:value="5.2491" calcext:value-type="float">
            <text:p>5.2491</text:p>
          </table:table-cell>
          <table:table-cell office:value-type="float" office:value="-0.31602" calcext:value-type="float">
            <text:p>-0.31602</text:p>
          </table:table-cell>
          <table:table-cell/>
          <table:table-cell office:value-type="float" office:value="5.48001" calcext:value-type="float">
            <text:p>5.48001</text:p>
          </table:table-cell>
          <table:table-cell office:value-type="float" office:value="-0.468523" calcext:value-type="float">
            <text:p>-0.468523</text:p>
          </table:table-cell>
        </table:table-row>
        <table:table-row table:style-name="ro1">
          <table:table-cell office:value-type="float" office:value="4.88818" calcext:value-type="float">
            <text:p>4.88818</text:p>
          </table:table-cell>
          <table:table-cell office:value-type="float" office:value="-0.285262" calcext:value-type="float">
            <text:p>-0.285262</text:p>
          </table:table-cell>
          <table:table-cell/>
          <table:table-cell office:value-type="float" office:value="5.48923" calcext:value-type="float">
            <text:p>5.48923</text:p>
          </table:table-cell>
          <table:table-cell office:value-type="float" office:value="-0.344001" calcext:value-type="float">
            <text:p>-0.344001</text:p>
          </table:table-cell>
        </table:table-row>
        <table:table-row table:style-name="ro1">
          <table:table-cell office:value-type="float" office:value="4.52718" calcext:value-type="float">
            <text:p>4.52718</text:p>
          </table:table-cell>
          <table:table-cell office:value-type="float" office:value="-0.255833" calcext:value-type="float">
            <text:p>-0.255833</text:p>
          </table:table-cell>
          <table:table-cell/>
          <table:table-cell office:value-type="float" office:value="5.2487" calcext:value-type="float">
            <text:p>5.2487</text:p>
          </table:table-cell>
          <table:table-cell office:value-type="float" office:value="-0.315996" calcext:value-type="float">
            <text:p>-0.315996</text:p>
          </table:table-cell>
        </table:table-row>
        <table:table-row table:style-name="ro1">
          <table:table-cell office:value-type="float" office:value="4.28674" calcext:value-type="float">
            <text:p>4.28674</text:p>
          </table:table-cell>
          <table:table-cell office:value-type="float" office:value="-0.231693" calcext:value-type="float">
            <text:p>-0.231693</text:p>
          </table:table-cell>
          <table:table-cell/>
          <table:table-cell office:value-type="float" office:value="4.88719" calcext:value-type="float">
            <text:p>4.88719</text:p>
          </table:table-cell>
          <table:table-cell office:value-type="float" office:value="-0.285204" calcext:value-type="float">
            <text:p>-0.285204</text:p>
          </table:table-cell>
        </table:table-row>
        <table:table-row table:style-name="ro1">
          <table:table-cell office:value-type="float" office:value="4.28989" calcext:value-type="float">
            <text:p>4.28989</text:p>
          </table:table-cell>
          <table:table-cell office:value-type="float" office:value="-0.163278" calcext:value-type="float">
            <text:p>-0.163278</text:p>
          </table:table-cell>
          <table:table-cell/>
          <table:table-cell office:value-type="float" office:value="4.52558" calcext:value-type="float">
            <text:p>4.52558</text:p>
          </table:table-cell>
          <table:table-cell office:value-type="float" office:value="-0.255743" calcext:value-type="float">
            <text:p>-0.255743</text:p>
          </table:table-cell>
        </table:table-row>
        <table:table-row table:style-name="ro1">
          <table:table-cell office:value-type="float" office:value="4.29708" calcext:value-type="float">
            <text:p>4.29708</text:p>
          </table:table-cell>
          <table:table-cell office:value-type="float" office:value="-0.152991" calcext:value-type="float">
            <text:p>-0.152991</text:p>
          </table:table-cell>
          <table:table-cell/>
          <table:table-cell office:value-type="float" office:value="4.28475" calcext:value-type="float">
            <text:p>4.28475</text:p>
          </table:table-cell>
          <table:table-cell office:value-type="float" office:value="-0.231585" calcext:value-type="float">
            <text:p>-0.231585</text:p>
          </table:table-cell>
        </table:table-row>
        <table:table-row table:style-name="ro1">
          <table:table-cell office:value-type="float" office:value="4.30057" calcext:value-type="float">
            <text:p>4.30057</text:p>
          </table:table-cell>
          <table:table-cell office:value-type="float" office:value="-0.150473" calcext:value-type="float">
            <text:p>-0.150473</text:p>
          </table:table-cell>
          <table:table-cell/>
          <table:table-cell office:value-type="float" office:value="4.28681" calcext:value-type="float">
            <text:p>4.28681</text:p>
          </table:table-cell>
          <table:table-cell office:value-type="float" office:value="-0.189509" calcext:value-type="float">
            <text:p>-0.189509</text:p>
          </table:table-cell>
        </table:table-row>
        <table:table-row table:style-name="ro1">
          <table:table-cell office:value-type="float" office:value="4.30755" calcext:value-type="float">
            <text:p>4.30755</text:p>
          </table:table-cell>
          <table:table-cell office:value-type="float" office:value="-0.145424" calcext:value-type="float">
            <text:p>-0.145424</text:p>
          </table:table-cell>
          <table:table-cell/>
          <table:table-cell office:value-type="float" office:value="4.29586" calcext:value-type="float">
            <text:p>4.29586</text:p>
          </table:table-cell>
          <table:table-cell office:value-type="float" office:value="-0.179346" calcext:value-type="float">
            <text:p>-0.179346</text:p>
          </table:table-cell>
        </table:table-row>
        <table:table-row table:style-name="ro1">
          <table:table-cell office:value-type="float" office:value="4.318" calcext:value-type="float">
            <text:p>4.318</text:p>
          </table:table-cell>
          <table:table-cell office:value-type="float" office:value="-0.137821" calcext:value-type="float">
            <text:p>-0.137821</text:p>
          </table:table-cell>
          <table:table-cell/>
          <table:table-cell office:value-type="float" office:value="4.30026" calcext:value-type="float">
            <text:p>4.30026</text:p>
          </table:table-cell>
          <table:table-cell office:value-type="float" office:value="-0.176886" calcext:value-type="float">
            <text:p>-0.176886</text:p>
          </table:table-cell>
        </table:table-row>
        <table:table-row table:style-name="ro1">
          <table:table-cell office:value-type="float" office:value="4.32992" calcext:value-type="float">
            <text:p>4.32992</text:p>
          </table:table-cell>
          <table:table-cell office:value-type="float" office:value="-0.127564" calcext:value-type="float">
            <text:p>-0.127564</text:p>
          </table:table-cell>
          <table:table-cell/>
          <table:table-cell office:value-type="float" office:value="4.30907" calcext:value-type="float">
            <text:p>4.30907</text:p>
          </table:table-cell>
          <table:table-cell office:value-type="float" office:value="-0.171952" calcext:value-type="float">
            <text:p>-0.171952</text:p>
          </table:table-cell>
        </table:table-row>
        <table:table-row table:style-name="ro1">
          <table:table-cell office:value-type="float" office:value="4.34476" calcext:value-type="float">
            <text:p>4.34476</text:p>
          </table:table-cell>
          <table:table-cell office:value-type="float" office:value="-0.111993" calcext:value-type="float">
            <text:p>-0.111993</text:p>
          </table:table-cell>
          <table:table-cell/>
          <table:table-cell office:value-type="float" office:value="5.40207" calcext:value-type="float">
            <text:p>5.40207</text:p>
          </table:table-cell>
          <table:table-cell office:value-type="float" office:value="1.03325" calcext:value-type="float">
            <text:p>1.03325</text:p>
          </table:table-cell>
        </table:table-row>
        <table:table-row table:style-name="ro1">
          <table:table-cell office:value-type="float" office:value="4.35622" calcext:value-type="float">
            <text:p>4.35622</text:p>
          </table:table-cell>
          <table:table-cell office:value-type="float" office:value="-0.10159" calcext:value-type="float">
            <text:p>-0.10159</text:p>
          </table:table-cell>
          <table:table-cell/>
          <table:table-cell office:value-type="float" office:value="4.97875" calcext:value-type="float">
            <text:p>4.97875</text:p>
          </table:table-cell>
          <table:table-cell office:value-type="float" office:value="0.964954" calcext:value-type="float">
            <text:p>0.964954</text:p>
          </table:table-cell>
        </table:table-row>
        <table:table-row table:style-name="ro1">
          <table:table-cell office:value-type="float" office:value="4.3725" calcext:value-type="float">
            <text:p>4.3725</text:p>
          </table:table-cell>
          <table:table-cell office:value-type="float" office:value="-0.0885489" calcext:value-type="float">
            <text:p>-0.0885489</text:p>
          </table:table-cell>
          <table:table-cell/>
          <table:table-cell office:value-type="float" office:value="3.71376" calcext:value-type="float">
            <text:p>3.71376</text:p>
          </table:table-cell>
          <table:table-cell office:value-type="float" office:value="0.733977" calcext:value-type="float">
            <text:p>0.733977</text:p>
          </table:table-cell>
        </table:table-row>
        <table:table-row table:style-name="ro1">
          <table:table-cell office:value-type="float" office:value="4.37576" calcext:value-type="float">
            <text:p>4.37576</text:p>
          </table:table-cell>
          <table:table-cell office:value-type="float" office:value="-0.0859288" calcext:value-type="float">
            <text:p>-0.0859288</text:p>
          </table:table-cell>
          <table:table-cell/>
          <table:table-cell office:value-type="float" office:value="3.29169" calcext:value-type="float">
            <text:p>3.29169</text:p>
          </table:table-cell>
          <table:table-cell office:value-type="float" office:value="0.658958" calcext:value-type="float">
            <text:p>0.658958</text:p>
          </table:table-cell>
        </table:table-row>
        <table:table-row table:style-name="ro1">
          <table:table-cell office:value-type="float" office:value="4.60572" calcext:value-type="float">
            <text:p>4.60572</text:p>
          </table:table-cell>
          <table:table-cell office:value-type="float" office:value="-0.0791366" calcext:value-type="float">
            <text:p>-0.0791366</text:p>
          </table:table-cell>
          <table:table-cell/>
          <table:table-cell office:value-type="float" office:value="3.28506" calcext:value-type="float">
            <text:p>3.28506</text:p>
          </table:table-cell>
          <table:table-cell office:value-type="float" office:value="0.691242" calcext:value-type="float">
            <text:p>0.691242</text:p>
          </table:table-cell>
        </table:table-row>
        <table:table-row table:style-name="ro1">
          <table:table-cell office:value-type="float" office:value="4.94092" calcext:value-type="float">
            <text:p>4.94092</text:p>
          </table:table-cell>
          <table:table-cell office:value-type="float" office:value="-0.0757989" calcext:value-type="float">
            <text:p>-0.0757989</text:p>
          </table:table-cell>
          <table:table-cell/>
          <table:table-cell office:value-type="float" office:value="3.28414" calcext:value-type="float">
            <text:p>3.28414</text:p>
          </table:table-cell>
          <table:table-cell office:value-type="float" office:value="0.699469" calcext:value-type="float">
            <text:p>0.699469</text:p>
          </table:table-cell>
        </table:table-row>
        <table:table-row table:style-name="ro1">
          <table:table-cell office:value-type="float" office:value="5.27612" calcext:value-type="float">
            <text:p>5.27612</text:p>
          </table:table-cell>
          <table:table-cell office:value-type="float" office:value="-0.0712268" calcext:value-type="float">
            <text:p>-0.0712268</text:p>
          </table:table-cell>
          <table:table-cell/>
          <table:table-cell office:value-type="float" office:value="3.28402" calcext:value-type="float">
            <text:p>3.28402</text:p>
          </table:table-cell>
          <table:table-cell office:value-type="float" office:value="0.705766" calcext:value-type="float">
            <text:p>0.705766</text:p>
          </table:table-cell>
        </table:table-row>
        <table:table-row table:style-name="ro1">
          <table:table-cell office:value-type="float" office:value="5.49966" calcext:value-type="float">
            <text:p>5.49966</text:p>
          </table:table-cell>
          <table:table-cell office:value-type="float" office:value="-0.0607442" calcext:value-type="float">
            <text:p>-0.0607442</text:p>
          </table:table-cell>
          <table:table-cell/>
          <table:table-cell office:value-type="float" office:value="4.77379" calcext:value-type="float">
            <text:p>4.77379</text:p>
          </table:table-cell>
          <table:table-cell office:value-type="float" office:value="2.73147" calcext:value-type="float">
            <text:p>2.73147</text:p>
          </table:table-cell>
        </table:table-row>
        <table:table-row table:style-name="ro1">
          <table:table-cell office:value-type="float" office:value="5.40207" calcext:value-type="float">
            <text:p>5.40207</text:p>
          </table:table-cell>
          <table:table-cell office:value-type="float" office:value="1.03325" calcext:value-type="float">
            <text:p>1.03325</text:p>
          </table:table-cell>
          <table:table-cell/>
          <table:table-cell office:value-type="float" office:value="4.76875" calcext:value-type="float">
            <text:p>4.76875</text:p>
          </table:table-cell>
          <table:table-cell office:value-type="float" office:value="2.74025" calcext:value-type="float">
            <text:p>2.74025</text:p>
          </table:table-cell>
        </table:table-row>
        <table:table-row table:style-name="ro1">
          <table:table-cell office:value-type="float" office:value="4.97816" calcext:value-type="float">
            <text:p>4.97816</text:p>
          </table:table-cell>
          <table:table-cell office:value-type="float" office:value="0.964839" calcext:value-type="float">
            <text:p>0.964839</text:p>
          </table:table-cell>
          <table:table-cell/>
          <table:table-cell office:value-type="float" office:value="4.76539" calcext:value-type="float">
            <text:p>4.76539</text:p>
          </table:table-cell>
          <table:table-cell office:value-type="float" office:value="2.7461" calcext:value-type="float">
            <text:p>2.7461</text:p>
          </table:table-cell>
        </table:table-row>
        <table:table-row table:style-name="ro1">
          <table:table-cell office:value-type="float" office:value="4.76691" calcext:value-type="float">
            <text:p>4.76691</text:p>
          </table:table-cell>
          <table:table-cell office:value-type="float" office:value="0.926932" calcext:value-type="float">
            <text:p>0.926932</text:p>
          </table:table-cell>
          <table:table-cell/>
          <table:table-cell office:value-type="float" office:value="4.75525" calcext:value-type="float">
            <text:p>4.75525</text:p>
          </table:table-cell>
          <table:table-cell office:value-type="float" office:value="2.76363" calcext:value-type="float">
            <text:p>2.76363</text:p>
          </table:table-cell>
        </table:table-row>
        <table:table-row table:style-name="ro1">
          <table:table-cell office:value-type="float" office:value="4.55572" calcext:value-type="float">
            <text:p>4.55572</text:p>
          </table:table-cell>
          <table:table-cell office:value-type="float" office:value="0.888765" calcext:value-type="float">
            <text:p>0.888765</text:p>
          </table:table-cell>
          <table:table-cell/>
          <table:table-cell office:value-type="float" office:value="4.7382" calcext:value-type="float">
            <text:p>4.7382</text:p>
          </table:table-cell>
          <table:table-cell office:value-type="float" office:value="2.79275" calcext:value-type="float">
            <text:p>2.79275</text:p>
          </table:table-cell>
        </table:table-row>
        <table:table-row table:style-name="ro1">
          <table:table-cell office:value-type="float" office:value="3.92241" calcext:value-type="float">
            <text:p>3.92241</text:p>
          </table:table-cell>
          <table:table-cell office:value-type="float" office:value="0.772713" calcext:value-type="float">
            <text:p>0.772713</text:p>
          </table:table-cell>
          <table:table-cell/>
          <table:table-cell office:value-type="float" office:value="4.70532" calcext:value-type="float">
            <text:p>4.70532</text:p>
          </table:table-cell>
          <table:table-cell office:value-type="float" office:value="2.8478" calcext:value-type="float">
            <text:p>2.8478</text:p>
          </table:table-cell>
        </table:table-row>
        <table:table-row table:style-name="ro1">
          <table:table-cell office:value-type="float" office:value="3.50046" calcext:value-type="float">
            <text:p>3.50046</text:p>
          </table:table-cell>
          <table:table-cell office:value-type="float" office:value="0.694052" calcext:value-type="float">
            <text:p>0.694052</text:p>
          </table:table-cell>
          <table:table-cell/>
          <table:table-cell office:value-type="float" office:value="4.70182" calcext:value-type="float">
            <text:p>4.70182</text:p>
          </table:table-cell>
          <table:table-cell office:value-type="float" office:value="2.85357" calcext:value-type="float">
            <text:p>2.85357</text:p>
          </table:table-cell>
        </table:table-row>
        <table:table-row table:style-name="ro1">
          <table:table-cell office:value-type="float" office:value="3.28955" calcext:value-type="float">
            <text:p>3.28955</text:p>
          </table:table-cell>
          <table:table-cell office:value-type="float" office:value="0.654333" calcext:value-type="float">
            <text:p>0.654333</text:p>
          </table:table-cell>
          <table:table-cell/>
          <table:table-cell office:value-type="float" office:value="4.70007" calcext:value-type="float">
            <text:p>4.70007</text:p>
          </table:table-cell>
          <table:table-cell office:value-type="float" office:value="2.85646" calcext:value-type="float">
            <text:p>2.85646</text:p>
          </table:table-cell>
        </table:table-row>
        <table:table-row table:style-name="ro1">
          <table:table-cell office:value-type="float" office:value="3.28834" calcext:value-type="float">
            <text:p>3.28834</text:p>
          </table:table-cell>
          <table:table-cell office:value-type="float" office:value="0.660387" calcext:value-type="float">
            <text:p>0.660387</text:p>
          </table:table-cell>
          <table:table-cell/>
          <table:table-cell office:value-type="float" office:value="3.9352" calcext:value-type="float">
            <text:p>3.9352</text:p>
          </table:table-cell>
          <table:table-cell office:value-type="float" office:value="2.39823" calcext:value-type="float">
            <text:p>2.39823</text:p>
          </table:table-cell>
        </table:table-row>
        <table:table-row table:style-name="ro1">
          <table:table-cell office:value-type="float" office:value="3.28255" calcext:value-type="float">
            <text:p>3.28255</text:p>
          </table:table-cell>
          <table:table-cell office:value-type="float" office:value="0.68861" calcext:value-type="float">
            <text:p>0.68861</text:p>
          </table:table-cell>
          <table:table-cell/>
          <table:table-cell office:value-type="float" office:value="2.79003" calcext:value-type="float">
            <text:p>2.79003</text:p>
          </table:table-cell>
          <table:table-cell office:value-type="float" office:value="1.70738" calcext:value-type="float">
            <text:p>1.70738</text:p>
          </table:table-cell>
        </table:table-row>
        <table:table-row table:style-name="ro1">
          <table:table-cell office:value-type="float" office:value="3.28128" calcext:value-type="float">
            <text:p>3.28128</text:p>
          </table:table-cell>
          <table:table-cell office:value-type="float" office:value="0.694652" calcext:value-type="float">
            <text:p>0.694652</text:p>
          </table:table-cell>
          <table:table-cell/>
          <table:table-cell office:value-type="float" office:value="1.64742" calcext:value-type="float">
            <text:p>1.64742</text:p>
          </table:table-cell>
          <table:table-cell office:value-type="float" office:value="1.01233" calcext:value-type="float">
            <text:p>1.01233</text:p>
          </table:table-cell>
        </table:table-row>
        <table:table-row table:style-name="ro1">
          <table:table-cell office:value-type="float" office:value="3.49077" calcext:value-type="float">
            <text:p>3.49077</text:p>
          </table:table-cell>
          <table:table-cell office:value-type="float" office:value="0.74124" calcext:value-type="float">
            <text:p>0.74124</text:p>
          </table:table-cell>
          <table:table-cell/>
          <table:table-cell office:value-type="float" office:value="0.887112" calcext:value-type="float">
            <text:p>0.887112</text:p>
          </table:table-cell>
          <table:table-cell office:value-type="float" office:value="0.546623" calcext:value-type="float">
            <text:p>0.546623</text:p>
          </table:table-cell>
        </table:table-row>
        <table:table-row table:style-name="ro1">
          <table:table-cell office:value-type="float" office:value="3.90959" calcext:value-type="float">
            <text:p>3.90959</text:p>
          </table:table-cell>
          <table:table-cell office:value-type="float" office:value="0.835188" calcext:value-type="float">
            <text:p>0.835188</text:p>
          </table:table-cell>
          <table:table-cell/>
          <table:table-cell office:value-type="float" office:value="0.886606" calcext:value-type="float">
            <text:p>0.886606</text:p>
          </table:table-cell>
          <table:table-cell office:value-type="float" office:value="0.547062" calcext:value-type="float">
            <text:p>0.547062</text:p>
          </table:table-cell>
        </table:table-row>
        <table:table-row table:style-name="ro1">
          <table:table-cell office:value-type="float" office:value="4.53739" calcext:value-type="float">
            <text:p>4.53739</text:p>
          </table:table-cell>
          <table:table-cell office:value-type="float" office:value="0.978039" calcext:value-type="float">
            <text:p>0.978039</text:p>
          </table:table-cell>
          <table:table-cell/>
          <table:table-cell office:value-type="float" office:value="0.885594" calcext:value-type="float">
            <text:p>0.885594</text:p>
          </table:table-cell>
          <table:table-cell office:value-type="float" office:value="0.547939" calcext:value-type="float">
            <text:p>0.547939</text:p>
          </table:table-cell>
        </table:table-row>
        <table:table-row table:style-name="ro1">
          <table:table-cell office:value-type="float" office:value="4.74654" calcext:value-type="float">
            <text:p>4.74654</text:p>
          </table:table-cell>
          <table:table-cell office:value-type="float" office:value="1.02617" calcext:value-type="float">
            <text:p>1.02617</text:p>
          </table:table-cell>
          <table:table-cell/>
          <table:table-cell office:value-type="float" office:value="0.885088" calcext:value-type="float">
            <text:p>0.885088</text:p>
          </table:table-cell>
          <table:table-cell office:value-type="float" office:value="0.548377" calcext:value-type="float">
            <text:p>0.548377</text:p>
          </table:table-cell>
        </table:table-row>
        <table:table-row table:style-name="ro1">
          <table:table-cell office:value-type="float" office:value="4.95564" calcext:value-type="float">
            <text:p>4.95564</text:p>
          </table:table-cell>
          <table:table-cell office:value-type="float" office:value="1.07456" calcext:value-type="float">
            <text:p>1.07456</text:p>
          </table:table-cell>
          <table:table-cell/>
          <table:table-cell office:value-type="float" office:value="0.876356" calcext:value-type="float">
            <text:p>0.876356</text:p>
          </table:table-cell>
          <table:table-cell office:value-type="float" office:value="0.557209" calcext:value-type="float">
            <text:p>0.557209</text:p>
          </table:table-cell>
        </table:table-row>
        <table:table-row table:style-name="ro1">
          <table:table-cell office:value-type="float" office:value="5.37221" calcext:value-type="float">
            <text:p>5.37221</text:p>
          </table:table-cell>
          <table:table-cell office:value-type="float" office:value="1.1787" calcext:value-type="float">
            <text:p>1.1787</text:p>
          </table:table-cell>
          <table:table-cell/>
          <table:table-cell office:value-type="float" office:value="0.875592" calcext:value-type="float">
            <text:p>0.875592</text:p>
          </table:table-cell>
          <table:table-cell office:value-type="float" office:value="0.557478" calcext:value-type="float">
            <text:p>0.557478</text:p>
          </table:table-cell>
        </table:table-row>
        <table:table-row table:style-name="ro1">
          <table:table-cell office:value-type="float" office:value="4.77379" calcext:value-type="float">
            <text:p>4.77379</text:p>
          </table:table-cell>
          <table:table-cell office:value-type="float" office:value="2.73147" calcext:value-type="float">
            <text:p>2.73147</text:p>
          </table:table-cell>
          <table:table-cell/>
          <table:table-cell office:value-type="float" office:value="0.868626" calcext:value-type="float">
            <text:p>0.868626</text:p>
          </table:table-cell>
          <table:table-cell office:value-type="float" office:value="0.560563" calcext:value-type="float">
            <text:p>0.560563</text:p>
          </table:table-cell>
        </table:table-row>
        <table:table-row table:style-name="ro1">
          <table:table-cell office:value-type="float" office:value="4.76875" calcext:value-type="float">
            <text:p>4.76875</text:p>
          </table:table-cell>
          <table:table-cell office:value-type="float" office:value="2.74025" calcext:value-type="float">
            <text:p>2.74025</text:p>
          </table:table-cell>
          <table:table-cell/>
          <table:table-cell office:value-type="float" office:value="0.866241" calcext:value-type="float">
            <text:p>0.866241</text:p>
          </table:table-cell>
          <table:table-cell office:value-type="float" office:value="0.56204" calcext:value-type="float">
            <text:p>0.56204</text:p>
          </table:table-cell>
        </table:table-row>
        <table:table-row table:style-name="ro1">
          <table:table-cell office:value-type="float" office:value="4.76539" calcext:value-type="float">
            <text:p>4.76539</text:p>
          </table:table-cell>
          <table:table-cell office:value-type="float" office:value="2.7461" calcext:value-type="float">
            <text:p>2.7461</text:p>
          </table:table-cell>
          <table:table-cell/>
          <table:table-cell office:value-type="float" office:value="0.865048" calcext:value-type="float">
            <text:p>0.865048</text:p>
          </table:table-cell>
          <table:table-cell office:value-type="float" office:value="0.562775" calcext:value-type="float">
            <text:p>0.562775</text:p>
          </table:table-cell>
        </table:table-row>
        <table:table-row table:style-name="ro1">
          <table:table-cell office:value-type="float" office:value="4.75185" calcext:value-type="float">
            <text:p>4.75185</text:p>
          </table:table-cell>
          <table:table-cell office:value-type="float" office:value="2.76946" calcext:value-type="float">
            <text:p>2.76946</text:p>
          </table:table-cell>
          <table:table-cell/>
          <table:table-cell office:value-type="float" office:value="0.864764" calcext:value-type="float">
            <text:p>0.864764</text:p>
          </table:table-cell>
          <table:table-cell office:value-type="float" office:value="0.564859" calcext:value-type="float">
            <text:p>0.564859</text:p>
          </table:table-cell>
        </table:table-row>
        <table:table-row table:style-name="ro1">
          <table:table-cell office:value-type="float" office:value="4.74845" calcext:value-type="float">
            <text:p>4.74845</text:p>
          </table:table-cell>
          <table:table-cell office:value-type="float" office:value="2.77529" calcext:value-type="float">
            <text:p>2.77529</text:p>
          </table:table-cell>
          <table:table-cell/>
          <table:table-cell office:value-type="float" office:value="0.864378" calcext:value-type="float">
            <text:p>0.864378</text:p>
          </table:table-cell>
          <table:table-cell office:value-type="float" office:value="0.567638" calcext:value-type="float">
            <text:p>0.567638</text:p>
          </table:table-cell>
        </table:table-row>
        <table:table-row table:style-name="ro1">
          <table:table-cell office:value-type="float" office:value="4.74674" calcext:value-type="float">
            <text:p>4.74674</text:p>
          </table:table-cell>
          <table:table-cell office:value-type="float" office:value="2.7782" calcext:value-type="float">
            <text:p>2.7782</text:p>
          </table:table-cell>
          <table:table-cell/>
          <table:table-cell office:value-type="float" office:value="0.86428" calcext:value-type="float">
            <text:p>0.86428</text:p>
          </table:table-cell>
          <table:table-cell office:value-type="float" office:value="0.568333" calcext:value-type="float">
            <text:p>0.568333</text:p>
          </table:table-cell>
        </table:table-row>
        <table:table-row table:style-name="ro1">
          <table:table-cell office:value-type="float" office:value="4.74162" calcext:value-type="float">
            <text:p>4.74162</text:p>
          </table:table-cell>
          <table:table-cell office:value-type="float" office:value="2.78694" calcext:value-type="float">
            <text:p>2.78694</text:p>
          </table:table-cell>
          <table:table-cell/>
          <table:table-cell office:value-type="float" office:value="0.862883" calcext:value-type="float">
            <text:p>0.862883</text:p>
          </table:table-cell>
          <table:table-cell office:value-type="float" office:value="0.570453" calcext:value-type="float">
            <text:p>0.570453</text:p>
          </table:table-cell>
        </table:table-row>
        <table:table-row table:style-name="ro1">
          <table:table-cell office:value-type="float" office:value="4.73991" calcext:value-type="float">
            <text:p>4.73991</text:p>
          </table:table-cell>
          <table:table-cell office:value-type="float" office:value="2.78984" calcext:value-type="float">
            <text:p>2.78984</text:p>
          </table:table-cell>
          <table:table-cell/>
          <table:table-cell office:value-type="float" office:value="0.862282" calcext:value-type="float">
            <text:p>0.862282</text:p>
          </table:table-cell>
          <table:table-cell office:value-type="float" office:value="0.570817" calcext:value-type="float">
            <text:p>0.570817</text:p>
          </table:table-cell>
        </table:table-row>
        <table:table-row table:style-name="ro1">
          <table:table-cell office:value-type="float" office:value="4.70532" calcext:value-type="float">
            <text:p>4.70532</text:p>
          </table:table-cell>
          <table:table-cell office:value-type="float" office:value="2.8478" calcext:value-type="float">
            <text:p>2.8478</text:p>
          </table:table-cell>
          <table:table-cell/>
          <table:table-cell office:value-type="float" office:value="0.859279" calcext:value-type="float">
            <text:p>0.859279</text:p>
          </table:table-cell>
          <table:table-cell office:value-type="float" office:value="0.572628" calcext:value-type="float">
            <text:p>0.572628</text:p>
          </table:table-cell>
        </table:table-row>
        <table:table-row table:style-name="ro1">
          <table:table-cell office:value-type="float" office:value="4.70182" calcext:value-type="float">
            <text:p>4.70182</text:p>
          </table:table-cell>
          <table:table-cell office:value-type="float" office:value="2.85357" calcext:value-type="float">
            <text:p>2.85357</text:p>
          </table:table-cell>
          <table:table-cell/>
          <table:table-cell office:value-type="float" office:value="0.856708" calcext:value-type="float">
            <text:p>0.856708</text:p>
          </table:table-cell>
          <table:table-cell office:value-type="float" office:value="0.573956" calcext:value-type="float">
            <text:p>0.573956</text:p>
          </table:table-cell>
        </table:table-row>
        <table:table-row table:style-name="ro1">
          <table:table-cell office:value-type="float" office:value="4.70007" calcext:value-type="float">
            <text:p>4.70007</text:p>
          </table:table-cell>
          <table:table-cell office:value-type="float" office:value="2.85646" calcext:value-type="float">
            <text:p>2.85646</text:p>
          </table:table-cell>
          <table:table-cell/>
          <table:table-cell office:value-type="float" office:value="0.8526" calcext:value-type="float">
            <text:p>0.8526</text:p>
          </table:table-cell>
          <table:table-cell office:value-type="float" office:value="0.575763" calcext:value-type="float">
            <text:p>0.575763</text:p>
          </table:table-cell>
        </table:table-row>
        <table:table-row table:style-name="ro1">
          <table:table-cell office:value-type="float" office:value="3.93486" calcext:value-type="float">
            <text:p>3.93486</text:p>
          </table:table-cell>
          <table:table-cell office:value-type="float" office:value="2.39802" calcext:value-type="float">
            <text:p>2.39802</text:p>
          </table:table-cell>
          <table:table-cell/>
          <table:table-cell office:value-type="float" office:value="0.850522" calcext:value-type="float">
            <text:p>0.850522</text:p>
          </table:table-cell>
          <table:table-cell office:value-type="float" office:value="0.577404" calcext:value-type="float">
            <text:p>0.577404</text:p>
          </table:table-cell>
        </table:table-row>
        <table:table-row table:style-name="ro1">
          <table:table-cell office:value-type="float" office:value="2.78918" calcext:value-type="float">
            <text:p>2.78918</text:p>
          </table:table-cell>
          <table:table-cell office:value-type="float" office:value="1.70686" calcext:value-type="float">
            <text:p>1.70686</text:p>
          </table:table-cell>
          <table:table-cell/>
          <table:table-cell office:value-type="float" office:value="0.848391" calcext:value-type="float">
            <text:p>0.848391</text:p>
          </table:table-cell>
          <table:table-cell office:value-type="float" office:value="0.580532" calcext:value-type="float">
            <text:p>0.580532</text:p>
          </table:table-cell>
        </table:table-row>
        <table:table-row table:style-name="ro1">
          <table:table-cell office:value-type="float" office:value="1.64606" calcext:value-type="float">
            <text:p>1.64606</text:p>
          </table:table-cell>
          <table:table-cell office:value-type="float" office:value="1.01149" calcext:value-type="float">
            <text:p>1.01149</text:p>
          </table:table-cell>
          <table:table-cell/>
          <table:table-cell office:value-type="float" office:value="0.846469" calcext:value-type="float">
            <text:p>0.846469</text:p>
          </table:table-cell>
          <table:table-cell office:value-type="float" office:value="0.582272" calcext:value-type="float">
            <text:p>0.582272</text:p>
          </table:table-cell>
        </table:table-row>
        <table:table-row table:style-name="ro1">
          <table:table-cell office:value-type="float" office:value="0.885409" calcext:value-type="float">
            <text:p>0.885409</text:p>
          </table:table-cell>
          <table:table-cell office:value-type="float" office:value="0.545573" calcext:value-type="float">
            <text:p>0.545573</text:p>
          </table:table-cell>
          <table:table-cell/>
          <table:table-cell office:value-type="float" office:value="0.845865" calcext:value-type="float">
            <text:p>0.845865</text:p>
          </table:table-cell>
          <table:table-cell office:value-type="float" office:value="0.582621" calcext:value-type="float">
            <text:p>0.582621</text:p>
          </table:table-cell>
        </table:table-row>
        <table:table-row table:style-name="ro1">
          <table:table-cell office:value-type="float" office:value="0.885074" calcext:value-type="float">
            <text:p>0.885074</text:p>
          </table:table-cell>
          <table:table-cell office:value-type="float" office:value="0.546117" calcext:value-type="float">
            <text:p>0.546117</text:p>
          </table:table-cell>
          <table:table-cell/>
          <table:table-cell office:value-type="float" office:value="0.842235" calcext:value-type="float">
            <text:p>0.842235</text:p>
          </table:table-cell>
          <table:table-cell office:value-type="float" office:value="0.584705" calcext:value-type="float">
            <text:p>0.584705</text:p>
          </table:table-cell>
        </table:table-row>
        <table:table-row table:style-name="ro1">
          <table:table-cell office:value-type="float" office:value="0.884404" calcext:value-type="float">
            <text:p>0.884404</text:p>
          </table:table-cell>
          <table:table-cell office:value-type="float" office:value="0.547202" calcext:value-type="float">
            <text:p>0.547202</text:p>
          </table:table-cell>
          <table:table-cell/>
          <table:table-cell office:value-type="float" office:value="0.84163" calcext:value-type="float">
            <text:p>0.84163</text:p>
          </table:table-cell>
          <table:table-cell office:value-type="float" office:value="0.58505" calcext:value-type="float">
            <text:p>0.58505</text:p>
          </table:table-cell>
        </table:table-row>
        <table:table-row table:style-name="ro1">
          <table:table-cell office:value-type="float" office:value="0.878989" calcext:value-type="float">
            <text:p>0.878989</text:p>
          </table:table-cell>
          <table:table-cell office:value-type="float" office:value="0.555858" calcext:value-type="float">
            <text:p>0.555858</text:p>
          </table:table-cell>
          <table:table-cell/>
          <table:table-cell office:value-type="float" office:value="0.841025" calcext:value-type="float">
            <text:p>0.841025</text:p>
          </table:table-cell>
          <table:table-cell office:value-type="float" office:value="0.585395" calcext:value-type="float">
            <text:p>0.585395</text:p>
          </table:table-cell>
        </table:table-row>
        <table:table-row table:style-name="ro1">
          <table:table-cell office:value-type="float" office:value="0.876609" calcext:value-type="float">
            <text:p>0.876609</text:p>
          </table:table-cell>
          <table:table-cell office:value-type="float" office:value="0.55737" calcext:value-type="float">
            <text:p>0.55737</text:p>
          </table:table-cell>
          <table:table-cell/>
          <table:table-cell office:value-type="float" office:value="0.83739" calcext:value-type="float">
            <text:p>0.83739</text:p>
          </table:table-cell>
          <table:table-cell office:value-type="float" office:value="0.587454" calcext:value-type="float">
            <text:p>0.587454</text:p>
          </table:table-cell>
        </table:table-row>
        <table:table-row table:style-name="ro1">
          <table:table-cell office:value-type="float" office:value="0.87593" calcext:value-type="float">
            <text:p>0.87593</text:p>
          </table:table-cell>
          <table:table-cell office:value-type="float" office:value="0.557693" calcext:value-type="float">
            <text:p>0.557693</text:p>
          </table:table-cell>
          <table:table-cell/>
          <table:table-cell office:value-type="float" office:value="0.836784" calcext:value-type="float">
            <text:p>0.836784</text:p>
          </table:table-cell>
          <table:table-cell office:value-type="float" office:value="0.587795" calcext:value-type="float">
            <text:p>0.587795</text:p>
          </table:table-cell>
        </table:table-row>
        <table:table-row table:style-name="ro1">
          <table:table-cell office:value-type="float" office:value="0.873891" calcext:value-type="float">
            <text:p>0.873891</text:p>
          </table:table-cell>
          <table:table-cell office:value-type="float" office:value="0.558658" calcext:value-type="float">
            <text:p>0.558658</text:p>
          </table:table-cell>
          <table:table-cell/>
          <table:table-cell office:value-type="float" office:value="0.834849" calcext:value-type="float">
            <text:p>0.834849</text:p>
          </table:table-cell>
          <table:table-cell office:value-type="float" office:value="0.589501" calcext:value-type="float">
            <text:p>0.589501</text:p>
          </table:table-cell>
        </table:table-row>
        <table:table-row table:style-name="ro1">
          <table:table-cell office:value-type="float" office:value="0.872531" calcext:value-type="float">
            <text:p>0.872531</text:p>
          </table:table-cell>
          <table:table-cell office:value-type="float" office:value="0.559298" calcext:value-type="float">
            <text:p>0.559298</text:p>
          </table:table-cell>
          <table:table-cell/>
          <table:table-cell office:value-type="float" office:value="0.829021" calcext:value-type="float">
            <text:p>0.829021</text:p>
          </table:table-cell>
          <table:table-cell office:value-type="float" office:value="0.597669" calcext:value-type="float">
            <text:p>0.597669</text:p>
          </table:table-cell>
        </table:table-row>
        <table:table-row table:style-name="ro1">
          <table:table-cell office:value-type="float" office:value="0.870491" calcext:value-type="float">
            <text:p>0.870491</text:p>
          </table:table-cell>
          <table:table-cell office:value-type="float" office:value="0.560254" calcext:value-type="float">
            <text:p>0.560254</text:p>
          </table:table-cell>
          <table:table-cell/>
          <table:table-cell office:value-type="float" office:value="0.827228" calcext:value-type="float">
            <text:p>0.827228</text:p>
          </table:table-cell>
          <table:table-cell office:value-type="float" office:value="0.599467" calcext:value-type="float">
            <text:p>0.599467</text:p>
          </table:table-cell>
        </table:table-row>
        <table:table-row table:style-name="ro1">
          <table:table-cell office:value-type="float" office:value="0.869811" calcext:value-type="float">
            <text:p>0.869811</text:p>
          </table:table-cell>
          <table:table-cell office:value-type="float" office:value="0.560572" calcext:value-type="float">
            <text:p>0.560572</text:p>
          </table:table-cell>
          <table:table-cell/>
          <table:table-cell office:value-type="float" office:value="0.825638" calcext:value-type="float">
            <text:p>0.825638</text:p>
          </table:table-cell>
          <table:table-cell office:value-type="float" office:value="0.600635" calcext:value-type="float">
            <text:p>0.600635</text:p>
          </table:table-cell>
        </table:table-row>
        <table:table-row table:style-name="ro1">
          <table:table-cell office:value-type="float" office:value="0.86777" calcext:value-type="float">
            <text:p>0.86777</text:p>
          </table:table-cell>
          <table:table-cell office:value-type="float" office:value="0.56152" calcext:value-type="float">
            <text:p>0.56152</text:p>
          </table:table-cell>
          <table:table-cell/>
          <table:table-cell office:value-type="float" office:value="0.824577" calcext:value-type="float">
            <text:p>0.824577</text:p>
          </table:table-cell>
          <table:table-cell office:value-type="float" office:value="0.601412" calcext:value-type="float">
            <text:p>0.601412</text:p>
          </table:table-cell>
        </table:table-row>
        <table:table-row table:style-name="ro1">
          <table:table-cell office:value-type="float" office:value="0.867089" calcext:value-type="float">
            <text:p>0.867089</text:p>
          </table:table-cell>
          <table:table-cell office:value-type="float" office:value="0.561835" calcext:value-type="float">
            <text:p>0.561835</text:p>
          </table:table-cell>
          <table:table-cell/>
          <table:table-cell office:value-type="float" office:value="0.82139" calcext:value-type="float">
            <text:p>0.82139</text:p>
          </table:table-cell>
          <table:table-cell office:value-type="float" office:value="0.603733" calcext:value-type="float">
            <text:p>0.603733</text:p>
          </table:table-cell>
        </table:table-row>
        <table:table-row table:style-name="ro1">
          <table:table-cell office:value-type="float" office:value="0.866409" calcext:value-type="float">
            <text:p>0.866409</text:p>
          </table:table-cell>
          <table:table-cell office:value-type="float" office:value="0.562149" calcext:value-type="float">
            <text:p>0.562149</text:p>
          </table:table-cell>
          <table:table-cell/>
          <table:table-cell office:value-type="float" office:value="0.820327" calcext:value-type="float">
            <text:p>0.820327</text:p>
          </table:table-cell>
          <table:table-cell office:value-type="float" office:value="0.604504" calcext:value-type="float">
            <text:p>0.604504</text:p>
          </table:table-cell>
        </table:table-row>
        <table:table-row table:style-name="ro1">
          <table:table-cell office:value-type="float" office:value="0.865048" calcext:value-type="float">
            <text:p>0.865048</text:p>
          </table:table-cell>
          <table:table-cell office:value-type="float" office:value="0.562775" calcext:value-type="float">
            <text:p>0.562775</text:p>
          </table:table-cell>
          <table:table-cell/>
          <table:table-cell office:value-type="float" office:value="0.81873" calcext:value-type="float">
            <text:p>0.81873</text:p>
          </table:table-cell>
          <table:table-cell office:value-type="float" office:value="0.605656" calcext:value-type="float">
            <text:p>0.605656</text:p>
          </table:table-cell>
        </table:table-row>
        <table:table-row table:style-name="ro1">
          <table:table-cell office:value-type="float" office:value="0.864011" calcext:value-type="float">
            <text:p>0.864011</text:p>
          </table:table-cell>
          <table:table-cell office:value-type="float" office:value="0.564367" calcext:value-type="float">
            <text:p>0.564367</text:p>
          </table:table-cell>
          <table:table-cell/>
          <table:table-cell office:value-type="float" office:value="0.816279" calcext:value-type="float">
            <text:p>0.816279</text:p>
          </table:table-cell>
          <table:table-cell office:value-type="float" office:value="0.606947" calcext:value-type="float">
            <text:p>0.606947</text:p>
          </table:table-cell>
        </table:table-row>
        <table:table-row table:style-name="ro1">
          <table:table-cell office:value-type="float" office:value="0.862275" calcext:value-type="float">
            <text:p>0.862275</text:p>
          </table:table-cell>
          <table:table-cell office:value-type="float" office:value="0.567015" calcext:value-type="float">
            <text:p>0.567015</text:p>
          </table:table-cell>
          <table:table-cell/>
          <table:table-cell office:value-type="float" office:value="0.812118" calcext:value-type="float">
            <text:p>0.812118</text:p>
          </table:table-cell>
          <table:table-cell office:value-type="float" office:value="0.60851" calcext:value-type="float">
            <text:p>0.60851</text:p>
          </table:table-cell>
        </table:table-row>
        <table:table-row table:style-name="ro1">
          <table:table-cell office:value-type="float" office:value="0.860213" calcext:value-type="float">
            <text:p>0.860213</text:p>
          </table:table-cell>
          <table:table-cell office:value-type="float" office:value="0.568688" calcext:value-type="float">
            <text:p>0.568688</text:p>
          </table:table-cell>
          <table:table-cell/>
          <table:table-cell office:value-type="float" office:value="0.809983" calcext:value-type="float">
            <text:p>0.809983</text:p>
          </table:table-cell>
          <table:table-cell office:value-type="float" office:value="0.61002" calcext:value-type="float">
            <text:p>0.61002</text:p>
          </table:table-cell>
        </table:table-row>
        <table:table-row table:style-name="ro1">
          <table:table-cell office:value-type="float" office:value="0.856117" calcext:value-type="float">
            <text:p>0.856117</text:p>
          </table:table-cell>
          <table:table-cell office:value-type="float" office:value="0.57052" calcext:value-type="float">
            <text:p>0.57052</text:p>
          </table:table-cell>
          <table:table-cell/>
          <table:table-cell office:value-type="float" office:value="0.807731" calcext:value-type="float">
            <text:p>0.807731</text:p>
          </table:table-cell>
          <table:table-cell office:value-type="float" office:value="0.612998" calcext:value-type="float">
            <text:p>0.612998</text:p>
          </table:table-cell>
        </table:table-row>
        <table:table-row table:style-name="ro1">
          <table:table-cell office:value-type="float" office:value="0.853883" calcext:value-type="float">
            <text:p>0.853883</text:p>
          </table:table-cell>
          <table:table-cell office:value-type="float" office:value="0.572063" calcext:value-type="float">
            <text:p>0.572063</text:p>
          </table:table-cell>
          <table:table-cell/>
          <table:table-cell office:value-type="float" office:value="0.805748" calcext:value-type="float">
            <text:p>0.805748</text:p>
          </table:table-cell>
          <table:table-cell office:value-type="float" office:value="0.614614" calcext:value-type="float">
            <text:p>0.614614</text:p>
          </table:table-cell>
        </table:table-row>
        <table:table-row table:style-name="ro1">
          <table:table-cell office:value-type="float" office:value="0.851709" calcext:value-type="float">
            <text:p>0.851709</text:p>
          </table:table-cell>
          <table:table-cell office:value-type="float" office:value="0.574401" calcext:value-type="float">
            <text:p>0.574401</text:p>
          </table:table-cell>
          <table:table-cell/>
          <table:table-cell office:value-type="float" office:value="0.805132" calcext:value-type="float">
            <text:p>0.805132</text:p>
          </table:table-cell>
          <table:table-cell office:value-type="float" office:value="0.614926" calcext:value-type="float">
            <text:p>0.614926</text:p>
          </table:table-cell>
        </table:table-row>
        <table:table-row table:style-name="ro1">
          <table:table-cell office:value-type="float" office:value="0.851274" calcext:value-type="float">
            <text:p>0.851274</text:p>
          </table:table-cell>
          <table:table-cell office:value-type="float" office:value="0.574867" calcext:value-type="float">
            <text:p>0.574867</text:p>
          </table:table-cell>
          <table:table-cell/>
          <table:table-cell office:value-type="float" office:value="0.802668" calcext:value-type="float">
            <text:p>0.802668</text:p>
          </table:table-cell>
          <table:table-cell office:value-type="float" office:value="0.61617" calcext:value-type="float">
            <text:p>0.61617</text:p>
          </table:table-cell>
        </table:table-row>
        <table:table-row table:style-name="ro1">
          <table:table-cell office:value-type="float" office:value="0.848537" calcext:value-type="float">
            <text:p>0.848537</text:p>
          </table:table-cell>
          <table:table-cell office:value-type="float" office:value="0.576056" calcext:value-type="float">
            <text:p>0.576056</text:p>
          </table:table-cell>
          <table:table-cell/>
          <table:table-cell office:value-type="float" office:value="0.802052" calcext:value-type="float">
            <text:p>0.802052</text:p>
          </table:table-cell>
          <table:table-cell office:value-type="float" office:value="0.61648" calcext:value-type="float">
            <text:p>0.61648</text:p>
          </table:table-cell>
        </table:table-row>
        <table:table-row table:style-name="ro1">
          <table:table-cell office:value-type="float" office:value="0.842944" calcext:value-type="float">
            <text:p>0.842944</text:p>
          </table:table-cell>
          <table:table-cell office:value-type="float" office:value="0.576804" calcext:value-type="float">
            <text:p>0.576804</text:p>
          </table:table-cell>
          <table:table-cell/>
          <table:table-cell office:value-type="float" office:value="0.800537" calcext:value-type="float">
            <text:p>0.800537</text:p>
          </table:table-cell>
          <table:table-cell office:value-type="float" office:value="0.618446" calcext:value-type="float">
            <text:p>0.618446</text:p>
          </table:table-cell>
        </table:table-row>
        <table:table-row table:style-name="ro1">
          <table:table-cell office:value-type="float" office:value="0.841031" calcext:value-type="float">
            <text:p>0.841031</text:p>
          </table:table-cell>
          <table:table-cell office:value-type="float" office:value="0.578532" calcext:value-type="float">
            <text:p>0.578532</text:p>
          </table:table-cell>
          <table:table-cell/>
          <table:table-cell office:value-type="float" office:value="0.800394" calcext:value-type="float">
            <text:p>0.800394</text:p>
          </table:table-cell>
          <table:table-cell office:value-type="float" office:value="0.619121" calcext:value-type="float">
            <text:p>0.619121</text:p>
          </table:table-cell>
        </table:table-row>
        <table:table-row table:style-name="ro1">
          <table:table-cell office:value-type="float" office:value="0.841006" calcext:value-type="float">
            <text:p>0.841006</text:p>
          </table:table-cell>
          <table:table-cell office:value-type="float" office:value="0.579274" calcext:value-type="float">
            <text:p>0.579274</text:p>
          </table:table-cell>
          <table:table-cell/>
          <table:table-cell office:value-type="float" office:value="0.79982" calcext:value-type="float">
            <text:p>0.79982</text:p>
          </table:table-cell>
          <table:table-cell office:value-type="float" office:value="0.62182" calcext:value-type="float">
            <text:p>0.62182</text:p>
          </table:table-cell>
        </table:table-row>
        <table:table-row table:style-name="ro1">
          <table:table-cell office:value-type="float" office:value="0.840979" calcext:value-type="float">
            <text:p>0.840979</text:p>
          </table:table-cell>
          <table:table-cell office:value-type="float" office:value="0.580018" calcext:value-type="float">
            <text:p>0.580018</text:p>
          </table:table-cell>
          <table:table-cell/>
          <table:table-cell office:value-type="float" office:value="0.799675" calcext:value-type="float">
            <text:p>0.799675</text:p>
          </table:table-cell>
          <table:table-cell office:value-type="float" office:value="0.622495" calcext:value-type="float">
            <text:p>0.622495</text:p>
          </table:table-cell>
        </table:table-row>
        <table:table-row table:style-name="ro1">
          <table:table-cell office:value-type="float" office:value="0.840868" calcext:value-type="float">
            <text:p>0.840868</text:p>
          </table:table-cell>
          <table:table-cell office:value-type="float" office:value="0.582991" calcext:value-type="float">
            <text:p>0.582991</text:p>
          </table:table-cell>
          <table:table-cell/>
          <table:table-cell office:value-type="float" office:value="0.798617" calcext:value-type="float">
            <text:p>0.798617</text:p>
          </table:table-cell>
          <table:table-cell office:value-type="float" office:value="0.624825" calcext:value-type="float">
            <text:p>0.624825</text:p>
          </table:table-cell>
        </table:table-row>
        <table:table-row table:style-name="ro1">
          <table:table-cell office:value-type="float" office:value="0.839435" calcext:value-type="float">
            <text:p>0.839435</text:p>
          </table:table-cell>
          <table:table-cell office:value-type="float" office:value="0.585054" calcext:value-type="float">
            <text:p>0.585054</text:p>
          </table:table-cell>
          <table:table-cell/>
          <table:table-cell office:value-type="float" office:value="0.796311" calcext:value-type="float">
            <text:p>0.796311</text:p>
          </table:table-cell>
          <table:table-cell office:value-type="float" office:value="0.627761" calcext:value-type="float">
            <text:p>0.627761</text:p>
          </table:table-cell>
        </table:table-row>
        <table:table-row table:style-name="ro1">
          <table:table-cell office:value-type="float" office:value="0.835311" calcext:value-type="float">
            <text:p>0.835311</text:p>
          </table:table-cell>
          <table:table-cell office:value-type="float" office:value="0.58676" calcext:value-type="float">
            <text:p>0.58676</text:p>
          </table:table-cell>
          <table:table-cell/>
          <table:table-cell office:value-type="float" office:value="0.793828" calcext:value-type="float">
            <text:p>0.793828</text:p>
          </table:table-cell>
          <table:table-cell office:value-type="float" office:value="0.628969" calcext:value-type="float">
            <text:p>0.628969</text:p>
          </table:table-cell>
        </table:table-row>
        <table:table-row table:style-name="ro1">
          <table:table-cell office:value-type="float" office:value="0.833215" calcext:value-type="float">
            <text:p>0.833215</text:p>
          </table:table-cell>
          <table:table-cell office:value-type="float" office:value="0.588347" calcext:value-type="float">
            <text:p>0.588347</text:p>
          </table:table-cell>
          <table:table-cell/>
          <table:table-cell office:value-type="float" office:value="0.79126" calcext:value-type="float">
            <text:p>0.79126</text:p>
          </table:table-cell>
          <table:table-cell office:value-type="float" office:value="0.629308" calcext:value-type="float">
            <text:p>0.629308</text:p>
          </table:table-cell>
        </table:table-row>
        <table:table-row table:style-name="ro1">
          <table:table-cell office:value-type="float" office:value="0.823723" calcext:value-type="float">
            <text:p>0.823723</text:p>
          </table:table-cell>
          <table:table-cell office:value-type="float" office:value="0.601564" calcext:value-type="float">
            <text:p>0.601564</text:p>
          </table:table-cell>
          <table:table-cell/>
          <table:table-cell office:value-type="float" office:value="0.788693" calcext:value-type="float">
            <text:p>0.788693</text:p>
          </table:table-cell>
          <table:table-cell office:value-type="float" office:value="0.629641" calcext:value-type="float">
            <text:p>0.629641</text:p>
          </table:table-cell>
        </table:table-row>
        <table:table-row table:style-name="ro1">
          <table:table-cell office:value-type="float" office:value="0.822083" calcext:value-type="float">
            <text:p>0.822083</text:p>
          </table:table-cell>
          <table:table-cell office:value-type="float" office:value="0.603466" calcext:value-type="float">
            <text:p>0.603466</text:p>
          </table:table-cell>
          <table:table-cell/>
          <table:table-cell office:value-type="float" office:value="0.786053" calcext:value-type="float">
            <text:p>0.786053</text:p>
          </table:table-cell>
          <table:table-cell office:value-type="float" office:value="0.630699" calcext:value-type="float">
            <text:p>0.630699</text:p>
          </table:table-cell>
        </table:table-row>
        <table:table-row table:style-name="ro1">
          <table:table-cell office:value-type="float" office:value="0.821632" calcext:value-type="float">
            <text:p>0.821632</text:p>
          </table:table-cell>
          <table:table-cell office:value-type="float" office:value="0.603911" calcext:value-type="float">
            <text:p>0.603911</text:p>
          </table:table-cell>
          <table:table-cell/>
          <table:table-cell office:value-type="float" office:value="0.783726" calcext:value-type="float">
            <text:p>0.783726</text:p>
          </table:table-cell>
          <table:table-cell office:value-type="float" office:value="0.632793" calcext:value-type="float">
            <text:p>0.632793</text:p>
          </table:table-cell>
        </table:table-row>
        <table:table-row table:style-name="ro1">
          <table:table-cell office:value-type="float" office:value="0.814839" calcext:value-type="float">
            <text:p>0.814839</text:p>
          </table:table-cell>
          <table:table-cell office:value-type="float" office:value="0.610548" calcext:value-type="float">
            <text:p>0.610548</text:p>
          </table:table-cell>
          <table:table-cell/>
          <table:table-cell office:value-type="float" office:value="0.78326" calcext:value-type="float">
            <text:p>0.78326</text:p>
          </table:table-cell>
          <table:table-cell office:value-type="float" office:value="0.633211" calcext:value-type="float">
            <text:p>0.633211</text:p>
          </table:table-cell>
        </table:table-row>
        <table:table-row table:style-name="ro1">
          <table:table-cell office:value-type="float" office:value="0.812699" calcext:value-type="float">
            <text:p>0.812699</text:p>
          </table:table-cell>
          <table:table-cell office:value-type="float" office:value="0.612065" calcext:value-type="float">
            <text:p>0.612065</text:p>
          </table:table-cell>
          <table:table-cell/>
          <table:table-cell office:value-type="float" office:value="0.781237" calcext:value-type="float">
            <text:p>0.781237</text:p>
          </table:table-cell>
          <table:table-cell office:value-type="float" office:value="0.634753" calcext:value-type="float">
            <text:p>0.634753</text:p>
          </table:table-cell>
        </table:table-row>
        <table:table-row table:style-name="ro1">
          <table:table-cell office:value-type="float" office:value="0.812083" calcext:value-type="float">
            <text:p>0.812083</text:p>
          </table:table-cell>
          <table:table-cell office:value-type="float" office:value="0.612383" calcext:value-type="float">
            <text:p>0.612383</text:p>
          </table:table-cell>
          <table:table-cell/>
          <table:table-cell office:value-type="float" office:value="0.779603" calcext:value-type="float">
            <text:p>0.779603</text:p>
          </table:table-cell>
          <table:table-cell office:value-type="float" office:value="0.635811" calcext:value-type="float">
            <text:p>0.635811</text:p>
          </table:table-cell>
        </table:table-row>
        <table:table-row table:style-name="ro1">
          <table:table-cell office:value-type="float" office:value="0.809622" calcext:value-type="float">
            <text:p>0.809622</text:p>
          </table:table-cell>
          <table:table-cell office:value-type="float" office:value="0.613649" calcext:value-type="float">
            <text:p>0.613649</text:p>
          </table:table-cell>
          <table:table-cell/>
          <table:table-cell office:value-type="float" office:value="0.777967" calcext:value-type="float">
            <text:p>0.777967</text:p>
          </table:table-cell>
          <table:table-cell office:value-type="float" office:value="0.636865" calcext:value-type="float">
            <text:p>0.636865</text:p>
          </table:table-cell>
        </table:table-row>
        <table:table-row table:style-name="ro1">
          <table:table-cell office:value-type="float" office:value="0.809006" calcext:value-type="float">
            <text:p>0.809006</text:p>
          </table:table-cell>
          <table:table-cell office:value-type="float" office:value="0.613965" calcext:value-type="float">
            <text:p>0.613965</text:p>
          </table:table-cell>
          <table:table-cell/>
          <table:table-cell office:value-type="float" office:value="0.776092" calcext:value-type="float">
            <text:p>0.776092</text:p>
          </table:table-cell>
          <table:table-cell office:value-type="float" office:value="0.638518" calcext:value-type="float">
            <text:p>0.638518</text:p>
          </table:table-cell>
        </table:table-row>
        <table:table-row table:style-name="ro1">
          <table:table-cell office:value-type="float" office:value="0.806861" calcext:value-type="float">
            <text:p>0.806861</text:p>
          </table:table-cell>
          <table:table-cell office:value-type="float" office:value="0.615463" calcext:value-type="float">
            <text:p>0.615463</text:p>
          </table:table-cell>
          <table:table-cell/>
          <table:table-cell office:value-type="float" office:value="0.773737" calcext:value-type="float">
            <text:p>0.773737</text:p>
          </table:table-cell>
          <table:table-cell office:value-type="float" office:value="0.641371" calcext:value-type="float">
            <text:p>0.641371</text:p>
          </table:table-cell>
        </table:table-row>
        <table:table-row table:style-name="ro1">
          <table:table-cell office:value-type="float" office:value="0.805488" calcext:value-type="float">
            <text:p>0.805488</text:p>
          </table:table-cell>
          <table:table-cell office:value-type="float" office:value="0.616765" calcext:value-type="float">
            <text:p>0.616765</text:p>
          </table:table-cell>
          <table:table-cell/>
          <table:table-cell office:value-type="float" office:value="0.771545" calcext:value-type="float">
            <text:p>0.771545</text:p>
          </table:table-cell>
          <table:table-cell office:value-type="float" office:value="0.642756" calcext:value-type="float">
            <text:p>0.642756</text:p>
          </table:table-cell>
        </table:table-row>
        <table:table-row table:style-name="ro1">
          <table:table-cell office:value-type="float" office:value="0.803196" calcext:value-type="float">
            <text:p>0.803196</text:p>
          </table:table-cell>
          <table:table-cell office:value-type="float" office:value="0.618928" calcext:value-type="float">
            <text:p>0.618928</text:p>
          </table:table-cell>
          <table:table-cell/>
          <table:table-cell office:value-type="float" office:value="0.767336" calcext:value-type="float">
            <text:p>0.767336</text:p>
          </table:table-cell>
          <table:table-cell office:value-type="float" office:value="0.644049" calcext:value-type="float">
            <text:p>0.644049</text:p>
          </table:table-cell>
        </table:table-row>
        <table:table-row table:style-name="ro1">
          <table:table-cell office:value-type="float" office:value="0.794898" calcext:value-type="float">
            <text:p>0.794898</text:p>
          </table:table-cell>
          <table:table-cell office:value-type="float" office:value="0.626647" calcext:value-type="float">
            <text:p>0.626647</text:p>
          </table:table-cell>
          <table:table-cell/>
          <table:table-cell office:value-type="float" office:value="0.764988" calcext:value-type="float">
            <text:p>0.764988</text:p>
          </table:table-cell>
          <table:table-cell office:value-type="float" office:value="0.645286" calcext:value-type="float">
            <text:p>0.645286</text:p>
          </table:table-cell>
        </table:table-row>
        <table:table-row table:style-name="ro1">
          <table:table-cell office:value-type="float" office:value="0.793357" calcext:value-type="float">
            <text:p>0.793357</text:p>
          </table:table-cell>
          <table:table-cell office:value-type="float" office:value="0.628596" calcext:value-type="float">
            <text:p>0.628596</text:p>
          </table:table-cell>
          <table:table-cell/>
          <table:table-cell office:value-type="float" office:value="0.76215" calcext:value-type="float">
            <text:p>0.76215</text:p>
          </table:table-cell>
          <table:table-cell office:value-type="float" office:value="0.647709" calcext:value-type="float">
            <text:p>0.647709</text:p>
          </table:table-cell>
        </table:table-row>
        <table:table-row table:style-name="ro1">
          <table:table-cell office:value-type="float" office:value="0.791507" calcext:value-type="float">
            <text:p>0.791507</text:p>
          </table:table-cell>
          <table:table-cell office:value-type="float" office:value="0.631887" calcext:value-type="float">
            <text:p>0.631887</text:p>
          </table:table-cell>
          <table:table-cell/>
          <table:table-cell office:value-type="float" office:value="0.760406" calcext:value-type="float">
            <text:p>0.760406</text:p>
          </table:table-cell>
          <table:table-cell office:value-type="float" office:value="0.649448" calcext:value-type="float">
            <text:p>0.649448</text:p>
          </table:table-cell>
        </table:table-row>
        <table:table-row table:style-name="ro1">
          <table:table-cell office:value-type="float" office:value="0.789953" calcext:value-type="float">
            <text:p>0.789953</text:p>
          </table:table-cell>
          <table:table-cell office:value-type="float" office:value="0.633828" calcext:value-type="float">
            <text:p>0.633828</text:p>
          </table:table-cell>
          <table:table-cell/>
          <table:table-cell office:value-type="float" office:value="0.753993" calcext:value-type="float">
            <text:p>0.753993</text:p>
          </table:table-cell>
          <table:table-cell office:value-type="float" office:value="0.656882" calcext:value-type="float">
            <text:p>0.656882</text:p>
          </table:table-cell>
        </table:table-row>
        <table:table-row table:style-name="ro1">
          <table:table-cell office:value-type="float" office:value="0.787148" calcext:value-type="float">
            <text:p>0.787148</text:p>
          </table:table-cell>
          <table:table-cell office:value-type="float" office:value="0.636354" calcext:value-type="float">
            <text:p>0.636354</text:p>
          </table:table-cell>
          <table:table-cell/>
          <table:table-cell office:value-type="float" office:value="0.752229" calcext:value-type="float">
            <text:p>0.752229</text:p>
          </table:table-cell>
          <table:table-cell office:value-type="float" office:value="0.658599" calcext:value-type="float">
            <text:p>0.658599</text:p>
          </table:table-cell>
        </table:table-row>
        <table:table-row table:style-name="ro1">
          <table:table-cell office:value-type="float" office:value="0.784963" calcext:value-type="float">
            <text:p>0.784963</text:p>
          </table:table-cell>
          <table:table-cell office:value-type="float" office:value="0.63778" calcext:value-type="float">
            <text:p>0.63778</text:p>
          </table:table-cell>
          <table:table-cell/>
          <table:table-cell office:value-type="float" office:value="0.749349" calcext:value-type="float">
            <text:p>0.749349</text:p>
          </table:table-cell>
          <table:table-cell office:value-type="float" office:value="0.660967" calcext:value-type="float">
            <text:p>0.660967</text:p>
          </table:table-cell>
        </table:table-row>
        <table:table-row table:style-name="ro1">
          <table:table-cell office:value-type="float" office:value="0.784339" calcext:value-type="float">
            <text:p>0.784339</text:p>
          </table:table-cell>
          <table:table-cell office:value-type="float" office:value="0.638072" calcext:value-type="float">
            <text:p>0.638072</text:p>
          </table:table-cell>
          <table:table-cell/>
          <table:table-cell office:value-type="float" office:value="0.747575" calcext:value-type="float">
            <text:p>0.747575</text:p>
          </table:table-cell>
          <table:table-cell office:value-type="float" office:value="0.662671" calcext:value-type="float">
            <text:p>0.662671</text:p>
          </table:table-cell>
        </table:table-row>
        <table:table-row table:style-name="ro1">
          <table:table-cell office:value-type="float" office:value="0.780592" calcext:value-type="float">
            <text:p>0.780592</text:p>
          </table:table-cell>
          <table:table-cell office:value-type="float" office:value="0.639814" calcext:value-type="float">
            <text:p>0.639814</text:p>
          </table:table-cell>
          <table:table-cell/>
          <table:table-cell office:value-type="float" office:value="0.728575" calcext:value-type="float">
            <text:p>0.728575</text:p>
          </table:table-cell>
          <table:table-cell office:value-type="float" office:value="0.683505" calcext:value-type="float">
            <text:p>0.683505</text:p>
          </table:table-cell>
        </table:table-row>
        <table:table-row table:style-name="ro1">
          <table:table-cell office:value-type="float" office:value="0.774968" calcext:value-type="float">
            <text:p>0.774968</text:p>
          </table:table-cell>
          <table:table-cell office:value-type="float" office:value="0.642392" calcext:value-type="float">
            <text:p>0.642392</text:p>
          </table:table-cell>
          <table:table-cell/>
          <table:table-cell office:value-type="float" office:value="0.726022" calcext:value-type="float">
            <text:p>0.726022</text:p>
          </table:table-cell>
          <table:table-cell office:value-type="float" office:value="0.684468" calcext:value-type="float">
            <text:p>0.684468</text:p>
          </table:table-cell>
        </table:table-row>
        <table:table-row table:style-name="ro1">
          <table:table-cell office:value-type="float" office:value="0.772621" calcext:value-type="float">
            <text:p>0.772621</text:p>
          </table:table-cell>
          <table:table-cell office:value-type="float" office:value="0.643652" calcext:value-type="float">
            <text:p>0.643652</text:p>
          </table:table-cell>
          <table:table-cell/>
          <table:table-cell office:value-type="float" office:value="0.723454" calcext:value-type="float">
            <text:p>0.723454</text:p>
          </table:table-cell>
          <table:table-cell office:value-type="float" office:value="0.684566" calcext:value-type="float">
            <text:p>0.684566</text:p>
          </table:table-cell>
        </table:table-row>
        <table:table-row table:style-name="ro1">
          <table:table-cell office:value-type="float" office:value="0.769327" calcext:value-type="float">
            <text:p>0.769327</text:p>
          </table:table-cell>
          <table:table-cell office:value-type="float" office:value="0.645721" calcext:value-type="float">
            <text:p>0.645721</text:p>
          </table:table-cell>
          <table:table-cell/>
          <table:table-cell office:value-type="float" office:value="0.720887" calcext:value-type="float">
            <text:p>0.720887</text:p>
          </table:table-cell>
          <table:table-cell office:value-type="float" office:value="0.684657" calcext:value-type="float">
            <text:p>0.684657</text:p>
          </table:table-cell>
        </table:table-row>
        <table:table-row table:style-name="ro1">
          <table:table-cell office:value-type="float" office:value="0.767678" calcext:value-type="float">
            <text:p>0.767678</text:p>
          </table:table-cell>
          <table:table-cell office:value-type="float" office:value="0.646749" calcext:value-type="float">
            <text:p>0.646749</text:p>
          </table:table-cell>
          <table:table-cell/>
          <table:table-cell office:value-type="float" office:value="0.718336" calcext:value-type="float">
            <text:p>0.718336</text:p>
          </table:table-cell>
          <table:table-cell office:value-type="float" office:value="0.685596" calcext:value-type="float">
            <text:p>0.685596</text:p>
          </table:table-cell>
        </table:table-row>
        <table:table-row table:style-name="ro1">
          <table:table-cell office:value-type="float" office:value="0.766578" calcext:value-type="float">
            <text:p>0.766578</text:p>
          </table:table-cell>
          <table:table-cell office:value-type="float" office:value="0.647433" calcext:value-type="float">
            <text:p>0.647433</text:p>
          </table:table-cell>
          <table:table-cell/>
          <table:table-cell office:value-type="float" office:value="0.715808" calcext:value-type="float">
            <text:p>0.715808</text:p>
          </table:table-cell>
          <table:table-cell office:value-type="float" office:value="0.688236" calcext:value-type="float">
            <text:p>0.688236</text:p>
          </table:table-cell>
        </table:table-row>
        <table:table-row table:style-name="ro1">
          <table:table-cell office:value-type="float" office:value="0.765478" calcext:value-type="float">
            <text:p>0.765478</text:p>
          </table:table-cell>
          <table:table-cell office:value-type="float" office:value="0.648115" calcext:value-type="float">
            <text:p>0.648115</text:p>
          </table:table-cell>
          <table:table-cell/>
          <table:table-cell office:value-type="float" office:value="0.713253" calcext:value-type="float">
            <text:p>0.713253</text:p>
          </table:table-cell>
          <table:table-cell office:value-type="float" office:value="0.689157" calcext:value-type="float">
            <text:p>0.689157</text:p>
          </table:table-cell>
        </table:table-row>
        <table:table-row table:style-name="ro1">
          <table:table-cell office:value-type="float" office:value="0.763826" calcext:value-type="float">
            <text:p>0.763826</text:p>
          </table:table-cell>
          <table:table-cell office:value-type="float" office:value="0.649134" calcext:value-type="float">
            <text:p>0.649134</text:p>
          </table:table-cell>
          <table:table-cell/>
          <table:table-cell office:value-type="float" office:value="0.708984" calcext:value-type="float">
            <text:p>0.708984</text:p>
          </table:table-cell>
          <table:table-cell office:value-type="float" office:value="0.689251" calcext:value-type="float">
            <text:p>0.689251</text:p>
          </table:table-cell>
        </table:table-row>
        <table:table-row table:style-name="ro1">
          <table:table-cell office:value-type="float" office:value="0.761927" calcext:value-type="float">
            <text:p>0.761927</text:p>
          </table:table-cell>
          <table:table-cell office:value-type="float" office:value="0.650747" calcext:value-type="float">
            <text:p>0.650747</text:p>
          </table:table-cell>
          <table:table-cell/>
          <table:table-cell office:value-type="float" office:value="0.708132" calcext:value-type="float">
            <text:p>0.708132</text:p>
          </table:table-cell>
          <table:table-cell office:value-type="float" office:value="0.689267" calcext:value-type="float">
            <text:p>0.689267</text:p>
          </table:table-cell>
        </table:table-row>
        <table:table-row table:style-name="ro1">
          <table:table-cell office:value-type="float" office:value="0.759526" calcext:value-type="float">
            <text:p>0.759526</text:p>
          </table:table-cell>
          <table:table-cell office:value-type="float" office:value="0.653548" calcext:value-type="float">
            <text:p>0.653548</text:p>
          </table:table-cell>
          <table:table-cell/>
          <table:table-cell office:value-type="float" office:value="0.70558" calcext:value-type="float">
            <text:p>0.70558</text:p>
          </table:table-cell>
          <table:table-cell office:value-type="float" office:value="0.690164" calcext:value-type="float">
            <text:p>0.690164</text:p>
          </table:table-cell>
        </table:table-row>
        <table:table-row table:style-name="ro1">
          <table:table-cell office:value-type="float" office:value="0.758525" calcext:value-type="float">
            <text:p>0.758525</text:p>
          </table:table-cell>
          <table:table-cell office:value-type="float" office:value="0.655933" calcext:value-type="float">
            <text:p>0.655933</text:p>
          </table:table-cell>
          <table:table-cell/>
          <table:table-cell office:value-type="float" office:value="0.69877" calcext:value-type="float">
            <text:p>0.69877</text:p>
          </table:table-cell>
          <table:table-cell office:value-type="float" office:value="0.697057" calcext:value-type="float">
            <text:p>0.697057</text:p>
          </table:table-cell>
        </table:table-row>
        <table:table-row table:style-name="ro1">
          <table:table-cell office:value-type="float" office:value="0.75812" calcext:value-type="float">
            <text:p>0.75812</text:p>
          </table:table-cell>
          <table:table-cell office:value-type="float" office:value="0.658842" calcext:value-type="float">
            <text:p>0.658842</text:p>
          </table:table-cell>
          <table:table-cell/>
          <table:table-cell office:value-type="float" office:value="0.697481" calcext:value-type="float">
            <text:p>0.697481</text:p>
          </table:table-cell>
          <table:table-cell office:value-type="float" office:value="0.699195" calcext:value-type="float">
            <text:p>0.699195</text:p>
          </table:table-cell>
        </table:table-row>
        <table:table-row table:style-name="ro1">
          <table:table-cell office:value-type="float" office:value="0.758018" calcext:value-type="float">
            <text:p>0.758018</text:p>
          </table:table-cell>
          <table:table-cell office:value-type="float" office:value="0.65957" calcext:value-type="float">
            <text:p>0.65957</text:p>
          </table:table-cell>
          <table:table-cell/>
          <table:table-cell office:value-type="float" office:value="0.696169" calcext:value-type="float">
            <text:p>0.696169</text:p>
          </table:table-cell>
          <table:table-cell office:value-type="float" office:value="0.703037" calcext:value-type="float">
            <text:p>0.703037</text:p>
          </table:table-cell>
        </table:table-row>
        <table:table-row table:style-name="ro1">
          <table:table-cell office:value-type="float" office:value="0.757914" calcext:value-type="float">
            <text:p>0.757914</text:p>
          </table:table-cell>
          <table:table-cell office:value-type="float" office:value="0.660298" calcext:value-type="float">
            <text:p>0.660298</text:p>
          </table:table-cell>
          <table:table-cell/>
          <table:table-cell office:value-type="float" office:value="0.694441" calcext:value-type="float">
            <text:p>0.694441</text:p>
          </table:table-cell>
          <table:table-cell office:value-type="float" office:value="0.704744" calcext:value-type="float">
            <text:p>0.704744</text:p>
          </table:table-cell>
        </table:table-row>
        <table:table-row table:style-name="ro1">
          <table:table-cell office:value-type="float" office:value="0.756291" calcext:value-type="float">
            <text:p>0.756291</text:p>
          </table:table-cell>
          <table:table-cell office:value-type="float" office:value="0.662156" calcext:value-type="float">
            <text:p>0.662156</text:p>
          </table:table-cell>
          <table:table-cell/>
          <table:table-cell office:value-type="float" office:value="0.690583" calcext:value-type="float">
            <text:p>0.690583</text:p>
          </table:table-cell>
          <table:table-cell office:value-type="float" office:value="0.706009" calcext:value-type="float">
            <text:p>0.706009</text:p>
          </table:table-cell>
        </table:table-row>
        <table:table-row table:style-name="ro1">
          <table:table-cell office:value-type="float" office:value="0.752049" calcext:value-type="float">
            <text:p>0.752049</text:p>
          </table:table-cell>
          <table:table-cell office:value-type="float" office:value="0.663348" calcext:value-type="float">
            <text:p>0.663348</text:p>
          </table:table-cell>
          <table:table-cell/>
          <table:table-cell office:value-type="float" office:value="0.68843" calcext:value-type="float">
            <text:p>0.68843</text:p>
          </table:table-cell>
          <table:table-cell office:value-type="float" office:value="0.707272" calcext:value-type="float">
            <text:p>0.707272</text:p>
          </table:table-cell>
        </table:table-row>
        <table:table-row table:style-name="ro1">
          <table:table-cell office:value-type="float" office:value="0.74982" calcext:value-type="float">
            <text:p>0.74982</text:p>
          </table:table-cell>
          <table:table-cell office:value-type="float" office:value="0.664661" calcext:value-type="float">
            <text:p>0.664661</text:p>
          </table:table-cell>
          <table:table-cell/>
          <table:table-cell office:value-type="float" office:value="0.681453" calcext:value-type="float">
            <text:p>0.681453</text:p>
          </table:table-cell>
          <table:table-cell office:value-type="float" office:value="0.713996" calcext:value-type="float">
            <text:p>0.713996</text:p>
          </table:table-cell>
        </table:table-row>
        <table:table-row table:style-name="ro1">
          <table:table-cell office:value-type="float" office:value="0.747367" calcext:value-type="float">
            <text:p>0.747367</text:p>
          </table:table-cell>
          <table:table-cell office:value-type="float" office:value="0.667417" calcext:value-type="float">
            <text:p>0.667417</text:p>
          </table:table-cell>
          <table:table-cell/>
          <table:table-cell office:value-type="float" office:value="0.679148" calcext:value-type="float">
            <text:p>0.679148</text:p>
          </table:table-cell>
          <table:table-cell office:value-type="float" office:value="0.715086" calcext:value-type="float">
            <text:p>0.715086</text:p>
          </table:table-cell>
        </table:table-row>
        <table:table-row table:style-name="ro1">
          <table:table-cell office:value-type="float" office:value="0.745578" calcext:value-type="float">
            <text:p>0.745578</text:p>
          </table:table-cell>
          <table:table-cell office:value-type="float" office:value="0.669116" calcext:value-type="float">
            <text:p>0.669116</text:p>
          </table:table-cell>
          <table:table-cell/>
          <table:table-cell office:value-type="float" office:value="0.674864" calcext:value-type="float">
            <text:p>0.674864</text:p>
          </table:table-cell>
          <table:table-cell office:value-type="float" office:value="0.715836" calcext:value-type="float">
            <text:p>0.715836</text:p>
          </table:table-cell>
        </table:table-row>
        <table:table-row table:style-name="ro1">
          <table:table-cell office:value-type="float" office:value="0.744122" calcext:value-type="float">
            <text:p>0.744122</text:p>
          </table:table-cell>
          <table:table-cell office:value-type="float" office:value="0.670287" calcext:value-type="float">
            <text:p>0.670287</text:p>
          </table:table-cell>
          <table:table-cell/>
          <table:table-cell office:value-type="float" office:value="0.672558" calcext:value-type="float">
            <text:p>0.672558</text:p>
          </table:table-cell>
          <table:table-cell office:value-type="float" office:value="0.716906" calcext:value-type="float">
            <text:p>0.716906</text:p>
          </table:table-cell>
        </table:table-row>
        <table:table-row table:style-name="ro1">
          <table:table-cell office:value-type="float" office:value="0.742665" calcext:value-type="float">
            <text:p>0.742665</text:p>
          </table:table-cell>
          <table:table-cell office:value-type="float" office:value="0.671454" calcext:value-type="float">
            <text:p>0.671454</text:p>
          </table:table-cell>
          <table:table-cell/>
          <table:table-cell office:value-type="float" office:value="0.669914" calcext:value-type="float">
            <text:p>0.669914</text:p>
          </table:table-cell>
          <table:table-cell office:value-type="float" office:value="0.719378" calcext:value-type="float">
            <text:p>0.719378</text:p>
          </table:table-cell>
        </table:table-row>
        <table:table-row table:style-name="ro1">
          <table:table-cell office:value-type="float" office:value="0.740571" calcext:value-type="float">
            <text:p>0.740571</text:p>
          </table:table-cell>
          <table:table-cell office:value-type="float" office:value="0.672871" calcext:value-type="float">
            <text:p>0.672871</text:p>
          </table:table-cell>
          <table:table-cell/>
          <table:table-cell office:value-type="float" office:value="0.668554" calcext:value-type="float">
            <text:p>0.668554</text:p>
          </table:table-cell>
          <table:table-cell office:value-type="float" office:value="0.72146" calcext:value-type="float">
            <text:p>0.72146</text:p>
          </table:table-cell>
        </table:table-row>
        <table:table-row table:style-name="ro1">
          <table:table-cell office:value-type="float" office:value="0.731582" calcext:value-type="float">
            <text:p>0.731582</text:p>
          </table:table-cell>
          <table:table-cell office:value-type="float" office:value="0.677934" calcext:value-type="float">
            <text:p>0.677934</text:p>
          </table:table-cell>
          <table:table-cell/>
          <table:table-cell office:value-type="float" office:value="0.667836" calcext:value-type="float">
            <text:p>0.667836</text:p>
          </table:table-cell>
          <table:table-cell office:value-type="float" office:value="0.72335" calcext:value-type="float">
            <text:p>0.72335</text:p>
          </table:table-cell>
        </table:table-row>
        <table:table-row table:style-name="ro1">
          <table:table-cell office:value-type="float" office:value="0.729623" calcext:value-type="float">
            <text:p>0.729623</text:p>
          </table:table-cell>
          <table:table-cell office:value-type="float" office:value="0.679455" calcext:value-type="float">
            <text:p>0.679455</text:p>
          </table:table-cell>
          <table:table-cell/>
          <table:table-cell office:value-type="float" office:value="0.667112" calcext:value-type="float">
            <text:p>0.667112</text:p>
          </table:table-cell>
          <table:table-cell office:value-type="float" office:value="0.725241" calcext:value-type="float">
            <text:p>0.725241</text:p>
          </table:table-cell>
        </table:table-row>
        <table:table-row table:style-name="ro1">
          <table:table-cell office:value-type="float" office:value="0.727117" calcext:value-type="float">
            <text:p>0.727117</text:p>
          </table:table-cell>
          <table:table-cell office:value-type="float" office:value="0.682137" calcext:value-type="float">
            <text:p>0.682137</text:p>
          </table:table-cell>
          <table:table-cell/>
          <table:table-cell office:value-type="float" office:value="0.665735" calcext:value-type="float">
            <text:p>0.665735</text:p>
          </table:table-cell>
          <table:table-cell office:value-type="float" office:value="0.727319" calcext:value-type="float">
            <text:p>0.727319</text:p>
          </table:table-cell>
        </table:table-row>
        <table:table-row table:style-name="ro1">
          <table:table-cell office:value-type="float" office:value="0.725149" calcext:value-type="float">
            <text:p>0.725149</text:p>
          </table:table-cell>
          <table:table-cell office:value-type="float" office:value="0.683645" calcext:value-type="float">
            <text:p>0.683645</text:p>
          </table:table-cell>
          <table:table-cell/>
          <table:table-cell office:value-type="float" office:value="0.663053" calcext:value-type="float">
            <text:p>0.663053</text:p>
          </table:table-cell>
          <table:table-cell office:value-type="float" office:value="0.729765" calcext:value-type="float">
            <text:p>0.729765</text:p>
          </table:table-cell>
        </table:table-row>
        <table:table-row table:style-name="ro1">
          <table:table-cell office:value-type="float" office:value="0.721757" calcext:value-type="float">
            <text:p>0.721757</text:p>
          </table:table-cell>
          <table:table-cell office:value-type="float" office:value="0.685483" calcext:value-type="float">
            <text:p>0.685483</text:p>
          </table:table-cell>
          <table:table-cell/>
          <table:table-cell office:value-type="float" office:value="0.660724" calcext:value-type="float">
            <text:p>0.660724</text:p>
          </table:table-cell>
          <table:table-cell office:value-type="float" office:value="0.730796" calcext:value-type="float">
            <text:p>0.730796</text:p>
          </table:table-cell>
        </table:table-row>
        <table:table-row table:style-name="ro1">
          <table:table-cell office:value-type="float" office:value="0.719783" calcext:value-type="float">
            <text:p>0.719783</text:p>
          </table:table-cell>
          <table:table-cell office:value-type="float" office:value="0.686977" calcext:value-type="float">
            <text:p>0.686977</text:p>
          </table:table-cell>
          <table:table-cell/>
          <table:table-cell office:value-type="float" office:value="0.656426" calcext:value-type="float">
            <text:p>0.656426</text:p>
          </table:table-cell>
          <table:table-cell office:value-type="float" office:value="0.731438" calcext:value-type="float">
            <text:p>0.731438</text:p>
          </table:table-cell>
        </table:table-row>
        <table:table-row table:style-name="ro1">
          <table:table-cell office:value-type="float" office:value="0.708733" calcext:value-type="float">
            <text:p>0.708733</text:p>
          </table:table-cell>
          <table:table-cell office:value-type="float" office:value="0.698372" calcext:value-type="float">
            <text:p>0.698372</text:p>
          </table:table-cell>
          <table:table-cell/>
          <table:table-cell office:value-type="float" office:value="0.654096" calcext:value-type="float">
            <text:p>0.654096</text:p>
          </table:table-cell>
          <table:table-cell office:value-type="float" office:value="0.73245" calcext:value-type="float">
            <text:p>0.73245</text:p>
          </table:table-cell>
        </table:table-row>
        <table:table-row table:style-name="ro1">
          <table:table-cell office:value-type="float" office:value="0.70659" calcext:value-type="float">
            <text:p>0.70659</text:p>
          </table:table-cell>
          <table:table-cell office:value-type="float" office:value="0.699687" calcext:value-type="float">
            <text:p>0.699687</text:p>
          </table:table-cell>
          <table:table-cell/>
          <table:table-cell office:value-type="float" office:value="0.651395" calcext:value-type="float">
            <text:p>0.651395</text:p>
          </table:table-cell>
          <table:table-cell office:value-type="float" office:value="0.734853" calcext:value-type="float">
            <text:p>0.734853</text:p>
          </table:table-cell>
        </table:table-row>
        <table:table-row table:style-name="ro1">
          <table:table-cell office:value-type="float" office:value="0.702735" calcext:value-type="float">
            <text:p>0.702735</text:p>
          </table:table-cell>
          <table:table-cell office:value-type="float" office:value="0.701012" calcext:value-type="float">
            <text:p>0.701012</text:p>
          </table:table-cell>
          <table:table-cell/>
          <table:table-cell office:value-type="float" office:value="0.649457" calcext:value-type="float">
            <text:p>0.649457</text:p>
          </table:table-cell>
          <table:table-cell office:value-type="float" office:value="0.7363" calcext:value-type="float">
            <text:p>0.7363</text:p>
          </table:table-cell>
        </table:table-row>
        <table:table-row table:style-name="ro1">
          <table:table-cell office:value-type="float" office:value="0.700589" calcext:value-type="float">
            <text:p>0.700589</text:p>
          </table:table-cell>
          <table:table-cell office:value-type="float" office:value="0.70231" calcext:value-type="float">
            <text:p>0.70231</text:p>
          </table:table-cell>
          <table:table-cell/>
          <table:table-cell office:value-type="float" office:value="0.646346" calcext:value-type="float">
            <text:p>0.646346</text:p>
          </table:table-cell>
          <table:table-cell office:value-type="float" office:value="0.738234" calcext:value-type="float">
            <text:p>0.738234</text:p>
          </table:table-cell>
        </table:table-row>
        <table:table-row table:style-name="ro1">
          <table:table-cell office:value-type="float" office:value="0.69366" calcext:value-type="float">
            <text:p>0.69366</text:p>
          </table:table-cell>
          <table:table-cell office:value-type="float" office:value="0.709154" calcext:value-type="float">
            <text:p>0.709154</text:p>
          </table:table-cell>
          <table:table-cell/>
          <table:table-cell office:value-type="float" office:value="0.644401" calcext:value-type="float">
            <text:p>0.644401</text:p>
          </table:table-cell>
          <table:table-cell office:value-type="float" office:value="0.739668" calcext:value-type="float">
            <text:p>0.739668</text:p>
          </table:table-cell>
        </table:table-row>
        <table:table-row table:style-name="ro1">
          <table:table-cell office:value-type="float" office:value="0.690801" calcext:value-type="float">
            <text:p>0.690801</text:p>
          </table:table-cell>
          <table:table-cell office:value-type="float" office:value="0.709708" calcext:value-type="float">
            <text:p>0.709708</text:p>
          </table:table-cell>
          <table:table-cell/>
          <table:table-cell office:value-type="float" office:value="0.642129" calcext:value-type="float">
            <text:p>0.642129</text:p>
          </table:table-cell>
          <table:table-cell office:value-type="float" office:value="0.741641" calcext:value-type="float">
            <text:p>0.741641</text:p>
          </table:table-cell>
        </table:table-row>
        <table:table-row table:style-name="ro1">
          <table:table-cell office:value-type="float" office:value="0.684849" calcext:value-type="float">
            <text:p>0.684849</text:p>
          </table:table-cell>
          <table:table-cell office:value-type="float" office:value="0.708795" calcext:value-type="float">
            <text:p>0.708795</text:p>
          </table:table-cell>
          <table:table-cell/>
          <table:table-cell office:value-type="float" office:value="0.640763" calcext:value-type="float">
            <text:p>0.640763</text:p>
          </table:table-cell>
          <table:table-cell office:value-type="float" office:value="0.742822" calcext:value-type="float">
            <text:p>0.742822</text:p>
          </table:table-cell>
        </table:table-row>
        <table:table-row table:style-name="ro1">
          <table:table-cell office:value-type="float" office:value="0.681859" calcext:value-type="float">
            <text:p>0.681859</text:p>
          </table:table-cell>
          <table:table-cell office:value-type="float" office:value="0.709176" calcext:value-type="float">
            <text:p>0.709176</text:p>
          </table:table-cell>
          <table:table-cell/>
          <table:table-cell office:value-type="float" office:value="0.639981" calcext:value-type="float">
            <text:p>0.639981</text:p>
          </table:table-cell>
          <table:table-cell office:value-type="float" office:value="0.743759" calcext:value-type="float">
            <text:p>0.743759</text:p>
          </table:table-cell>
        </table:table-row>
        <table:table-row table:style-name="ro1">
          <table:table-cell office:value-type="float" office:value="0.67883" calcext:value-type="float">
            <text:p>0.67883</text:p>
          </table:table-cell>
          <table:table-cell office:value-type="float" office:value="0.711247" calcext:value-type="float">
            <text:p>0.711247</text:p>
          </table:table-cell>
          <table:table-cell/>
          <table:table-cell office:value-type="float" office:value="0.63527" calcext:value-type="float">
            <text:p>0.63527</text:p>
          </table:table-cell>
          <table:table-cell office:value-type="float" office:value="0.748443" calcext:value-type="float">
            <text:p>0.748443</text:p>
          </table:table-cell>
        </table:table-row>
        <table:table-row table:style-name="ro1">
          <table:table-cell office:value-type="float" office:value="0.676944" calcext:value-type="float">
            <text:p>0.676944</text:p>
          </table:table-cell>
          <table:table-cell office:value-type="float" office:value="0.712766" calcext:value-type="float">
            <text:p>0.712766</text:p>
          </table:table-cell>
          <table:table-cell/>
          <table:table-cell office:value-type="float" office:value="0.633697" calcext:value-type="float">
            <text:p>0.633697</text:p>
          </table:table-cell>
          <table:table-cell office:value-type="float" office:value="0.749382" calcext:value-type="float">
            <text:p>0.749382</text:p>
          </table:table-cell>
        </table:table-row>
        <table:table-row table:style-name="ro1">
          <table:table-cell office:value-type="float" office:value="0.674315" calcext:value-type="float">
            <text:p>0.674315</text:p>
          </table:table-cell>
          <table:table-cell office:value-type="float" office:value="0.715254" calcext:value-type="float">
            <text:p>0.715254</text:p>
          </table:table-cell>
          <table:table-cell/>
          <table:table-cell office:value-type="float" office:value="0.633173" calcext:value-type="float">
            <text:p>0.633173</text:p>
          </table:table-cell>
          <table:table-cell office:value-type="float" office:value="0.749694" calcext:value-type="float">
            <text:p>0.749694</text:p>
          </table:table-cell>
        </table:table-row>
        <table:table-row table:style-name="ro1">
          <table:table-cell office:value-type="float" office:value="0.672832" calcext:value-type="float">
            <text:p>0.672832</text:p>
          </table:table-cell>
          <table:table-cell office:value-type="float" office:value="0.717198" calcext:value-type="float">
            <text:p>0.717198</text:p>
          </table:table-cell>
          <table:table-cell/>
          <table:table-cell office:value-type="float" office:value="0.629934" calcext:value-type="float">
            <text:p>0.629934</text:p>
          </table:table-cell>
          <table:table-cell office:value-type="float" office:value="0.75333" calcext:value-type="float">
            <text:p>0.75333</text:p>
          </table:table-cell>
        </table:table-row>
        <table:table-row table:style-name="ro1">
          <table:table-cell office:value-type="float" office:value="0.671004" calcext:value-type="float">
            <text:p>0.671004</text:p>
          </table:table-cell>
          <table:table-cell office:value-type="float" office:value="0.720549" calcext:value-type="float">
            <text:p>0.720549</text:p>
          </table:table-cell>
          <table:table-cell/>
          <table:table-cell office:value-type="float" office:value="0.6296" calcext:value-type="float">
            <text:p>0.6296</text:p>
          </table:table-cell>
          <table:table-cell office:value-type="float" office:value="0.75387" calcext:value-type="float">
            <text:p>0.75387</text:p>
          </table:table-cell>
        </table:table-row>
        <table:table-row table:style-name="ro1">
          <table:table-cell office:value-type="float" office:value="0.669234" calcext:value-type="float">
            <text:p>0.669234</text:p>
          </table:table-cell>
          <table:table-cell office:value-type="float" office:value="0.722193" calcext:value-type="float">
            <text:p>0.722193</text:p>
          </table:table-cell>
          <table:table-cell/>
          <table:table-cell office:value-type="float" office:value="0.628595" calcext:value-type="float">
            <text:p>0.628595</text:p>
          </table:table-cell>
          <table:table-cell office:value-type="float" office:value="0.755489" calcext:value-type="float">
            <text:p>0.755489</text:p>
          </table:table-cell>
        </table:table-row>
        <table:table-row table:style-name="ro1">
          <table:table-cell office:value-type="float" office:value="0.665758" calcext:value-type="float">
            <text:p>0.665758</text:p>
          </table:table-cell>
          <table:table-cell office:value-type="float" office:value="0.723769" calcext:value-type="float">
            <text:p>0.723769</text:p>
          </table:table-cell>
          <table:table-cell/>
          <table:table-cell office:value-type="float" office:value="0.627859" calcext:value-type="float">
            <text:p>0.627859</text:p>
          </table:table-cell>
          <table:table-cell office:value-type="float" office:value="0.756491" calcext:value-type="float">
            <text:p>0.756491</text:p>
          </table:table-cell>
        </table:table-row>
        <table:table-row table:style-name="ro1">
          <table:table-cell office:value-type="float" office:value="0.66398" calcext:value-type="float">
            <text:p>0.66398</text:p>
          </table:table-cell>
          <table:table-cell office:value-type="float" office:value="0.725401" calcext:value-type="float">
            <text:p>0.725401</text:p>
          </table:table-cell>
          <table:table-cell/>
          <table:table-cell office:value-type="float" office:value="0.627459" calcext:value-type="float">
            <text:p>0.627459</text:p>
          </table:table-cell>
          <table:table-cell office:value-type="float" office:value="0.756953" calcext:value-type="float">
            <text:p>0.756953</text:p>
          </table:table-cell>
        </table:table-row>
        <table:table-row table:style-name="ro1">
          <table:table-cell office:value-type="float" office:value="0.662112" calcext:value-type="float">
            <text:p>0.662112</text:p>
          </table:table-cell>
          <table:table-cell office:value-type="float" office:value="0.728728" calcext:value-type="float">
            <text:p>0.728728</text:p>
          </table:table-cell>
          <table:table-cell/>
          <table:table-cell office:value-type="float" office:value="0.625049" calcext:value-type="float">
            <text:p>0.625049</text:p>
          </table:table-cell>
          <table:table-cell office:value-type="float" office:value="0.759721" calcext:value-type="float">
            <text:p>0.759721</text:p>
          </table:table-cell>
        </table:table-row>
        <table:table-row table:style-name="ro1">
          <table:table-cell office:value-type="float" office:value="0.660589" calcext:value-type="float">
            <text:p>0.660589</text:p>
          </table:table-cell>
          <table:table-cell office:value-type="float" office:value="0.730648" calcext:value-type="float">
            <text:p>0.730648</text:p>
          </table:table-cell>
          <table:table-cell/>
          <table:table-cell office:value-type="float" office:value="1.19544" calcext:value-type="float">
            <text:p>1.19544</text:p>
          </table:table-cell>
          <table:table-cell office:value-type="float" office:value="1.46029" calcext:value-type="float">
            <text:p>1.46029</text:p>
          </table:table-cell>
        </table:table-row>
        <table:table-row table:style-name="ro1">
          <table:table-cell office:value-type="float" office:value="0.644747" calcext:value-type="float">
            <text:p>0.644747</text:p>
          </table:table-cell>
          <table:table-cell office:value-type="float" office:value="0.744665" calcext:value-type="float">
            <text:p>0.744665</text:p>
          </table:table-cell>
          <table:table-cell/>
          <table:table-cell office:value-type="float" office:value="1.48039" calcext:value-type="float">
            <text:p>1.48039</text:p>
          </table:table-cell>
          <table:table-cell office:value-type="float" office:value="1.81064" calcext:value-type="float">
            <text:p>1.81064</text:p>
          </table:table-cell>
        </table:table-row>
        <table:table-row table:style-name="ro1">
          <table:table-cell office:value-type="float" office:value="0.643375" calcext:value-type="float">
            <text:p>0.643375</text:p>
          </table:table-cell>
          <table:table-cell office:value-type="float" office:value="0.745851" calcext:value-type="float">
            <text:p>0.745851</text:p>
          </table:table-cell>
          <table:table-cell/>
          <table:table-cell office:value-type="float" office:value="2.8987" calcext:value-type="float">
            <text:p>2.8987</text:p>
          </table:table-cell>
          <table:table-cell office:value-type="float" office:value="3.56765" calcext:value-type="float">
            <text:p>3.56765</text:p>
          </table:table-cell>
        </table:table-row>
        <table:table-row table:style-name="ro1">
          <table:table-cell office:value-type="float" office:value="0.642459" calcext:value-type="float">
            <text:p>0.642459</text:p>
          </table:table-cell>
          <table:table-cell office:value-type="float" office:value="0.74664" calcext:value-type="float">
            <text:p>0.74664</text:p>
          </table:table-cell>
          <table:table-cell/>
          <table:table-cell office:value-type="float" office:value="3.45776" calcext:value-type="float">
            <text:p>3.45776</text:p>
          </table:table-cell>
          <table:table-cell office:value-type="float" office:value="4.27713" calcext:value-type="float">
            <text:p>4.27713</text:p>
          </table:table-cell>
        </table:table-row>
        <table:table-row table:style-name="ro1">
          <table:table-cell office:value-type="float" office:value="0.642001" calcext:value-type="float">
            <text:p>0.642001</text:p>
          </table:table-cell>
          <table:table-cell office:value-type="float" office:value="0.747034" calcext:value-type="float">
            <text:p>0.747034</text:p>
          </table:table-cell>
          <table:table-cell/>
          <table:table-cell office:value-type="float" office:value="2.93994" calcext:value-type="float">
            <text:p>2.93994</text:p>
          </table:table-cell>
          <table:table-cell office:value-type="float" office:value="4.04126" calcext:value-type="float">
            <text:p>4.04126</text:p>
          </table:table-cell>
        </table:table-row>
        <table:table-row table:style-name="ro1">
          <table:table-cell office:value-type="float" office:value="0.641084" calcext:value-type="float">
            <text:p>0.641084</text:p>
          </table:table-cell>
          <table:table-cell office:value-type="float" office:value="0.747821" calcext:value-type="float">
            <text:p>0.747821</text:p>
          </table:table-cell>
          <table:table-cell/>
          <table:table-cell office:value-type="float" office:value="2.93196" calcext:value-type="float">
            <text:p>2.93196</text:p>
          </table:table-cell>
          <table:table-cell office:value-type="float" office:value="4.04594" calcext:value-type="float">
            <text:p>4.04594</text:p>
          </table:table-cell>
        </table:table-row>
        <table:table-row table:style-name="ro1">
          <table:table-cell office:value-type="float" office:value="0.640166" calcext:value-type="float">
            <text:p>0.640166</text:p>
          </table:table-cell>
          <table:table-cell office:value-type="float" office:value="0.748607" calcext:value-type="float">
            <text:p>0.748607</text:p>
          </table:table-cell>
          <table:table-cell/>
          <table:table-cell office:value-type="float" office:value="2.92167" calcext:value-type="float">
            <text:p>2.92167</text:p>
          </table:table-cell>
          <table:table-cell office:value-type="float" office:value="4.05263" calcext:value-type="float">
            <text:p>4.05263</text:p>
          </table:table-cell>
        </table:table-row>
        <table:table-row table:style-name="ro1">
          <table:table-cell office:value-type="float" office:value="0.633377" calcext:value-type="float">
            <text:p>0.633377</text:p>
          </table:table-cell>
          <table:table-cell office:value-type="float" office:value="0.754621" calcext:value-type="float">
            <text:p>0.754621</text:p>
          </table:table-cell>
          <table:table-cell/>
          <table:table-cell office:value-type="float" office:value="2.80614" calcext:value-type="float">
            <text:p>2.80614</text:p>
          </table:table-cell>
          <table:table-cell office:value-type="float" office:value="4.13347" calcext:value-type="float">
            <text:p>4.13347</text:p>
          </table:table-cell>
        </table:table-row>
        <table:table-row table:style-name="ro1">
          <table:table-cell office:value-type="float" office:value="0.63178" calcext:value-type="float">
            <text:p>0.63178</text:p>
          </table:table-cell>
          <table:table-cell office:value-type="float" office:value="0.75648" calcext:value-type="float">
            <text:p>0.75648</text:p>
          </table:table-cell>
          <table:table-cell/>
          <table:table-cell office:value-type="float" office:value="2.79722" calcext:value-type="float">
            <text:p>2.79722</text:p>
          </table:table-cell>
          <table:table-cell office:value-type="float" office:value="4.14217" calcext:value-type="float">
            <text:p>4.14217</text:p>
          </table:table-cell>
        </table:table-row>
        <table:table-row table:style-name="ro1">
          <table:table-cell office:value-type="float" office:value="0.630578" calcext:value-type="float">
            <text:p>0.630578</text:p>
          </table:table-cell>
          <table:table-cell office:value-type="float" office:value="0.757872" calcext:value-type="float">
            <text:p>0.757872</text:p>
          </table:table-cell>
          <table:table-cell/>
          <table:table-cell office:value-type="float" office:value="2.78562" calcext:value-type="float">
            <text:p>2.78562</text:p>
          </table:table-cell>
          <table:table-cell office:value-type="float" office:value="4.15792" calcext:value-type="float">
            <text:p>4.15792</text:p>
          </table:table-cell>
        </table:table-row>
        <table:table-row table:style-name="ro1">
          <table:table-cell office:value-type="float" office:value="0.629711" calcext:value-type="float">
            <text:p>0.629711</text:p>
          </table:table-cell>
          <table:table-cell office:value-type="float" office:value="0.758722" calcext:value-type="float">
            <text:p>0.758722</text:p>
          </table:table-cell>
          <table:table-cell/>
          <table:table-cell office:value-type="float" office:value="2.77663" calcext:value-type="float">
            <text:p>2.77663</text:p>
          </table:table-cell>
          <table:table-cell office:value-type="float" office:value="4.16658" calcext:value-type="float">
            <text:p>4.16658</text:p>
          </table:table-cell>
        </table:table-row>
        <table:table-row table:style-name="ro1">
          <table:table-cell office:value-type="float" office:value="0.629246" calcext:value-type="float">
            <text:p>0.629246</text:p>
          </table:table-cell>
          <table:table-cell office:value-type="float" office:value="0.759109" calcext:value-type="float">
            <text:p>0.759109</text:p>
          </table:table-cell>
          <table:table-cell/>
          <table:table-cell office:value-type="float" office:value="2.73559" calcext:value-type="float">
            <text:p>2.73559</text:p>
          </table:table-cell>
          <table:table-cell office:value-type="float" office:value="4.19364" calcext:value-type="float">
            <text:p>4.19364</text:p>
          </table:table-cell>
        </table:table-row>
        <table:table-row table:style-name="ro1">
          <table:table-cell office:value-type="float" office:value="0.626447" calcext:value-type="float">
            <text:p>0.626447</text:p>
          </table:table-cell>
          <table:table-cell office:value-type="float" office:value="0.76142" calcext:value-type="float">
            <text:p>0.76142</text:p>
          </table:table-cell>
          <table:table-cell/>
          <table:table-cell office:value-type="float" office:value="2.72518" calcext:value-type="float">
            <text:p>2.72518</text:p>
          </table:table-cell>
          <table:table-cell office:value-type="float" office:value="4.20017" calcext:value-type="float">
            <text:p>4.20017</text:p>
          </table:table-cell>
        </table:table-row>
        <table:table-row table:style-name="ro1">
          <table:table-cell office:value-type="float" office:value="1.19645" calcext:value-type="float">
            <text:p>1.19645</text:p>
          </table:table-cell>
          <table:table-cell office:value-type="float" office:value="1.46153" calcext:value-type="float">
            <text:p>1.46153</text:p>
          </table:table-cell>
          <table:table-cell/>
          <table:table-cell office:value-type="float" office:value="2.71728" calcext:value-type="float">
            <text:p>2.71728</text:p>
          </table:table-cell>
          <table:table-cell office:value-type="float" office:value="4.20493" calcext:value-type="float">
            <text:p>4.20493</text:p>
          </table:table-cell>
        </table:table-row>
        <table:table-row table:style-name="ro1">
          <table:table-cell office:value-type="float" office:value="2.04964" calcext:value-type="float">
            <text:p>2.04964</text:p>
          </table:table-cell>
          <table:table-cell office:value-type="float" office:value="2.51317" calcext:value-type="float">
            <text:p>2.51317</text:p>
          </table:table-cell>
          <table:table-cell/>
          <table:table-cell office:value-type="float" office:value="2.70937" calcext:value-type="float">
            <text:p>2.70937</text:p>
          </table:table-cell>
          <table:table-cell office:value-type="float" office:value="4.20967" calcext:value-type="float">
            <text:p>4.20967</text:p>
          </table:table-cell>
        </table:table-row>
        <table:table-row table:style-name="ro1">
          <table:table-cell office:value-type="float" office:value="2.33317" calcext:value-type="float">
            <text:p>2.33317</text:p>
          </table:table-cell>
          <table:table-cell office:value-type="float" office:value="2.86442" calcext:value-type="float">
            <text:p>2.86442</text:p>
          </table:table-cell>
          <table:table-cell/>
          <table:table-cell office:value-type="float" office:value="2.69893" calcext:value-type="float">
            <text:p>2.69893</text:p>
          </table:table-cell>
          <table:table-cell office:value-type="float" office:value="4.21614" calcext:value-type="float">
            <text:p>4.21614</text:p>
          </table:table-cell>
        </table:table-row>
        <table:table-row table:style-name="ro1">
          <table:table-cell office:value-type="float" office:value="2.61628" calcext:value-type="float">
            <text:p>2.61628</text:p>
          </table:table-cell>
          <table:table-cell office:value-type="float" office:value="3.21601" calcext:value-type="float">
            <text:p>3.21601</text:p>
          </table:table-cell>
          <table:table-cell/>
          <table:table-cell office:value-type="float" office:value="2.63132" calcext:value-type="float">
            <text:p>2.63132</text:p>
          </table:table-cell>
          <table:table-cell office:value-type="float" office:value="4.25866" calcext:value-type="float">
            <text:p>4.25866</text:p>
          </table:table-cell>
        </table:table-row>
        <table:table-row table:style-name="ro1">
          <table:table-cell office:value-type="float" office:value="2.89895" calcext:value-type="float">
            <text:p>2.89895</text:p>
          </table:table-cell>
          <table:table-cell office:value-type="float" office:value="3.56796" calcext:value-type="float">
            <text:p>3.56796</text:p>
          </table:table-cell>
          <table:table-cell/>
          <table:table-cell office:value-type="float" office:value="2.62107" calcext:value-type="float">
            <text:p>2.62107</text:p>
          </table:table-cell>
          <table:table-cell office:value-type="float" office:value="4.26544" calcext:value-type="float">
            <text:p>4.26544</text:p>
          </table:table-cell>
        </table:table-row>
        <table:table-row table:style-name="ro1">
          <table:table-cell office:value-type="float" office:value="3.45776" calcext:value-type="float">
            <text:p>3.45776</text:p>
          </table:table-cell>
          <table:table-cell office:value-type="float" office:value="4.27713" calcext:value-type="float">
            <text:p>4.27713</text:p>
          </table:table-cell>
          <table:table-cell/>
          <table:table-cell office:value-type="float" office:value="1.30691" calcext:value-type="float">
            <text:p>1.30691</text:p>
          </table:table-cell>
          <table:table-cell office:value-type="float" office:value="5.34247" calcext:value-type="float">
            <text:p>5.34247</text:p>
          </table:table-cell>
        </table:table-row>
        <table:table-row table:style-name="ro1">
          <table:table-cell office:value-type="float" office:value="2.94224" calcext:value-type="float">
            <text:p>2.94224</text:p>
          </table:table-cell>
          <table:table-cell office:value-type="float" office:value="4.03921" calcext:value-type="float">
            <text:p>4.03921</text:p>
          </table:table-cell>
          <table:table-cell/>
          <table:table-cell office:value-type="float" office:value="1.29707" calcext:value-type="float">
            <text:p>1.29707</text:p>
          </table:table-cell>
          <table:table-cell office:value-type="float" office:value="5.34487" calcext:value-type="float">
            <text:p>5.34487</text:p>
          </table:table-cell>
        </table:table-row>
        <table:table-row table:style-name="ro1">
          <table:table-cell office:value-type="float" office:value="2.93705" calcext:value-type="float">
            <text:p>2.93705</text:p>
          </table:table-cell>
          <table:table-cell office:value-type="float" office:value="4.0425" calcext:value-type="float">
            <text:p>4.0425</text:p>
          </table:table-cell>
          <table:table-cell/>
          <table:table-cell office:value-type="float" office:value="1.29051" calcext:value-type="float">
            <text:p>1.29051</text:p>
          </table:table-cell>
          <table:table-cell office:value-type="float" office:value="5.34646" calcext:value-type="float">
            <text:p>5.34646</text:p>
          </table:table-cell>
        </table:table-row>
        <table:table-row table:style-name="ro1">
          <table:table-cell office:value-type="float" office:value="2.93185" calcext:value-type="float">
            <text:p>2.93185</text:p>
          </table:table-cell>
          <table:table-cell office:value-type="float" office:value="4.04577" calcext:value-type="float">
            <text:p>4.04577</text:p>
          </table:table-cell>
          <table:table-cell/>
          <table:table-cell office:value-type="float" office:value="1.28723" calcext:value-type="float">
            <text:p>1.28723</text:p>
          </table:table-cell>
          <table:table-cell office:value-type="float" office:value="5.34725" calcext:value-type="float">
            <text:p>5.34725</text:p>
          </table:table-cell>
        </table:table-row>
        <table:table-row table:style-name="ro1">
          <table:table-cell office:value-type="float" office:value="2.92191" calcext:value-type="float">
            <text:p>2.92191</text:p>
          </table:table-cell>
          <table:table-cell office:value-type="float" office:value="4.05296" calcext:value-type="float">
            <text:p>4.05296</text:p>
          </table:table-cell>
          <table:table-cell/>
          <table:table-cell office:value-type="float" office:value="1.21822" calcext:value-type="float">
            <text:p>1.21822</text:p>
          </table:table-cell>
          <table:table-cell office:value-type="float" office:value="5.36339" calcext:value-type="float">
            <text:p>5.36339</text:p>
          </table:table-cell>
        </table:table-row>
        <table:table-row table:style-name="ro1">
          <table:table-cell office:value-type="float" office:value="2.91717" calcext:value-type="float">
            <text:p>2.91717</text:p>
          </table:table-cell>
          <table:table-cell office:value-type="float" office:value="4.05686" calcext:value-type="float">
            <text:p>4.05686</text:p>
          </table:table-cell>
          <table:table-cell/>
          <table:table-cell office:value-type="float" office:value="1.21493" calcext:value-type="float">
            <text:p>1.21493</text:p>
          </table:table-cell>
          <table:table-cell office:value-type="float" office:value="5.36413" calcext:value-type="float">
            <text:p>5.36413</text:p>
          </table:table-cell>
        </table:table-row>
        <table:table-row table:style-name="ro1">
          <table:table-cell office:value-type="float" office:value="2.91242" calcext:value-type="float">
            <text:p>2.91242</text:p>
          </table:table-cell>
          <table:table-cell office:value-type="float" office:value="4.06077" calcext:value-type="float">
            <text:p>4.06077</text:p>
          </table:table-cell>
          <table:table-cell/>
          <table:table-cell office:value-type="float" office:value="1.21164" calcext:value-type="float">
            <text:p>1.21164</text:p>
          </table:table-cell>
          <table:table-cell office:value-type="float" office:value="5.36488" calcext:value-type="float">
            <text:p>5.36488</text:p>
          </table:table-cell>
        </table:table-row>
        <table:table-row table:style-name="ro1">
          <table:table-cell office:value-type="float" office:value="2.91004" calcext:value-type="float">
            <text:p>2.91004</text:p>
          </table:table-cell>
          <table:table-cell office:value-type="float" office:value="4.06272" calcext:value-type="float">
            <text:p>4.06272</text:p>
          </table:table-cell>
          <table:table-cell/>
          <table:table-cell office:value-type="float" office:value="1.20835" calcext:value-type="float">
            <text:p>1.20835</text:p>
          </table:table-cell>
          <table:table-cell office:value-type="float" office:value="5.36562" calcext:value-type="float">
            <text:p>5.36562</text:p>
          </table:table-cell>
        </table:table-row>
        <table:table-row table:style-name="ro1">
          <table:table-cell office:value-type="float" office:value="2.90767" calcext:value-type="float">
            <text:p>2.90767</text:p>
          </table:table-cell>
          <table:table-cell office:value-type="float" office:value="4.06466" calcext:value-type="float">
            <text:p>4.06466</text:p>
          </table:table-cell>
          <table:table-cell/>
          <table:table-cell office:value-type="float" office:value="1.12848" calcext:value-type="float">
            <text:p>1.12848</text:p>
          </table:table-cell>
          <table:table-cell office:value-type="float" office:value="5.0398" calcext:value-type="float">
            <text:p>5.0398</text:p>
          </table:table-cell>
        </table:table-row>
        <table:table-row table:style-name="ro1">
          <table:table-cell office:value-type="float" office:value="2.89768" calcext:value-type="float">
            <text:p>2.89768</text:p>
          </table:table-cell>
          <table:table-cell office:value-type="float" office:value="4.07179" calcext:value-type="float">
            <text:p>4.07179</text:p>
          </table:table-cell>
          <table:table-cell/>
          <table:table-cell office:value-type="float" office:value="0.901149" calcext:value-type="float">
            <text:p>0.901149</text:p>
          </table:table-cell>
          <table:table-cell office:value-type="float" office:value="4.05958" calcext:value-type="float">
            <text:p>4.05958</text:p>
          </table:table-cell>
        </table:table-row>
        <table:table-row table:style-name="ro1">
          <table:table-cell office:value-type="float" office:value="2.89507" calcext:value-type="float">
            <text:p>2.89507</text:p>
          </table:table-cell>
          <table:table-cell office:value-type="float" office:value="4.0734" calcext:value-type="float">
            <text:p>4.0734</text:p>
          </table:table-cell>
          <table:table-cell/>
          <table:table-cell office:value-type="float" office:value="0.826176" calcext:value-type="float">
            <text:p>0.826176</text:p>
          </table:table-cell>
          <table:table-cell office:value-type="float" office:value="3.73266" calcext:value-type="float">
            <text:p>3.73266</text:p>
          </table:table-cell>
        </table:table-row>
        <table:table-row table:style-name="ro1">
          <table:table-cell office:value-type="float" office:value="2.89245" calcext:value-type="float">
            <text:p>2.89245</text:p>
          </table:table-cell>
          <table:table-cell office:value-type="float" office:value="4.07501" calcext:value-type="float">
            <text:p>4.07501</text:p>
          </table:table-cell>
          <table:table-cell/>
          <table:table-cell office:value-type="float" office:value="0.751604" calcext:value-type="float">
            <text:p>0.751604</text:p>
          </table:table-cell>
          <table:table-cell office:value-type="float" office:value="3.40565" calcext:value-type="float">
            <text:p>3.40565</text:p>
          </table:table-cell>
        </table:table-row>
        <table:table-row table:style-name="ro1">
          <table:table-cell office:value-type="float" office:value="2.88722" calcext:value-type="float">
            <text:p>2.88722</text:p>
          </table:table-cell>
          <table:table-cell office:value-type="float" office:value="4.07823" calcext:value-type="float">
            <text:p>4.07823</text:p>
          </table:table-cell>
          <table:table-cell/>
          <table:table-cell office:value-type="float" office:value="0.530299" calcext:value-type="float">
            <text:p>0.530299</text:p>
          </table:table-cell>
          <table:table-cell office:value-type="float" office:value="2.42407" calcext:value-type="float">
            <text:p>2.42407</text:p>
          </table:table-cell>
        </table:table-row>
        <table:table-row table:style-name="ro1">
          <table:table-cell office:value-type="float" office:value="2.88198" calcext:value-type="float">
            <text:p>2.88198</text:p>
          </table:table-cell>
          <table:table-cell office:value-type="float" office:value="4.08145" calcext:value-type="float">
            <text:p>4.08145</text:p>
          </table:table-cell>
          <table:table-cell/>
          <table:table-cell office:value-type="float" office:value="0.456048" calcext:value-type="float">
            <text:p>0.456048</text:p>
          </table:table-cell>
          <table:table-cell office:value-type="float" office:value="2.09698" calcext:value-type="float">
            <text:p>2.09698</text:p>
          </table:table-cell>
        </table:table-row>
        <table:table-row table:style-name="ro1">
          <table:table-cell office:value-type="float" office:value="2.87172" calcext:value-type="float">
            <text:p>2.87172</text:p>
          </table:table-cell>
          <table:table-cell office:value-type="float" office:value="4.08818" calcext:value-type="float">
            <text:p>4.08818</text:p>
          </table:table-cell>
          <table:table-cell/>
          <table:table-cell office:value-type="float" office:value="0.454761" calcext:value-type="float">
            <text:p>0.454761</text:p>
          </table:table-cell>
          <table:table-cell office:value-type="float" office:value="2.09726" calcext:value-type="float">
            <text:p>2.09726</text:p>
          </table:table-cell>
        </table:table-row>
        <table:table-row table:style-name="ro1">
          <table:table-cell office:value-type="float" office:value="2.85665" calcext:value-type="float">
            <text:p>2.85665</text:p>
          </table:table-cell>
          <table:table-cell office:value-type="float" office:value="4.09873" calcext:value-type="float">
            <text:p>4.09873</text:p>
          </table:table-cell>
          <table:table-cell/>
          <table:table-cell office:value-type="float" office:value="0.453474" calcext:value-type="float">
            <text:p>0.453474</text:p>
          </table:table-cell>
          <table:table-cell office:value-type="float" office:value="2.09754" calcext:value-type="float">
            <text:p>2.09754</text:p>
          </table:table-cell>
        </table:table-row>
        <table:table-row table:style-name="ro1">
          <table:table-cell office:value-type="float" office:value="2.84727" calcext:value-type="float">
            <text:p>2.84727</text:p>
          </table:table-cell>
          <table:table-cell office:value-type="float" office:value="4.10671" calcext:value-type="float">
            <text:p>4.10671</text:p>
          </table:table-cell>
          <table:table-cell/>
          <table:table-cell office:value-type="float" office:value="0.422104" calcext:value-type="float">
            <text:p>0.422104</text:p>
          </table:table-cell>
          <table:table-cell office:value-type="float" office:value="2.10183" calcext:value-type="float">
            <text:p>2.10183</text:p>
          </table:table-cell>
        </table:table-row>
        <table:table-row table:style-name="ro1">
          <table:table-cell office:value-type="float" office:value="2.84073" calcext:value-type="float">
            <text:p>2.84073</text:p>
          </table:table-cell>
          <table:table-cell office:value-type="float" office:value="4.11343" calcext:value-type="float">
            <text:p>4.11343</text:p>
          </table:table-cell>
          <table:table-cell/>
          <table:table-cell office:value-type="float" office:value="0.419681" calcext:value-type="float">
            <text:p>0.419681</text:p>
          </table:table-cell>
          <table:table-cell office:value-type="float" office:value="2.10313" calcext:value-type="float">
            <text:p>2.10313</text:p>
          </table:table-cell>
        </table:table-row>
        <table:table-row table:style-name="ro1">
          <table:table-cell office:value-type="float" office:value="2.83636" calcext:value-type="float">
            <text:p>2.83636</text:p>
          </table:table-cell>
          <table:table-cell office:value-type="float" office:value="4.1179" calcext:value-type="float">
            <text:p>4.1179</text:p>
          </table:table-cell>
          <table:table-cell/>
          <table:table-cell office:value-type="float" office:value="0.415926" calcext:value-type="float">
            <text:p>0.415926</text:p>
          </table:table-cell>
          <table:table-cell office:value-type="float" office:value="2.10449" calcext:value-type="float">
            <text:p>2.10449</text:p>
          </table:table-cell>
        </table:table-row>
        <table:table-row table:style-name="ro1">
          <table:table-cell office:value-type="float" office:value="2.83417" calcext:value-type="float">
            <text:p>2.83417</text:p>
          </table:table-cell>
          <table:table-cell office:value-type="float" office:value="4.12013" calcext:value-type="float">
            <text:p>4.12013</text:p>
          </table:table-cell>
          <table:table-cell/>
          <table:table-cell office:value-type="float" office:value="0.408289" calcext:value-type="float">
            <text:p>0.408289</text:p>
          </table:table-cell>
          <table:table-cell office:value-type="float" office:value="2.1066" calcext:value-type="float">
            <text:p>2.1066</text:p>
          </table:table-cell>
        </table:table-row>
        <table:table-row table:style-name="ro1">
          <table:table-cell office:value-type="float" office:value="2.82473" calcext:value-type="float">
            <text:p>2.82473</text:p>
          </table:table-cell>
          <table:table-cell office:value-type="float" office:value="4.12807" calcext:value-type="float">
            <text:p>4.12807</text:p>
          </table:table-cell>
          <table:table-cell/>
          <table:table-cell office:value-type="float" office:value="0.403268" calcext:value-type="float">
            <text:p>0.403268</text:p>
          </table:table-cell>
          <table:table-cell office:value-type="float" office:value="2.10838" calcext:value-type="float">
            <text:p>2.10838</text:p>
          </table:table-cell>
        </table:table-row>
        <table:table-row table:style-name="ro1">
          <table:table-cell office:value-type="float" office:value="2.80951" calcext:value-type="float">
            <text:p>2.80951</text:p>
          </table:table-cell>
          <table:table-cell office:value-type="float" office:value="4.13844" calcext:value-type="float">
            <text:p>4.13844</text:p>
          </table:table-cell>
          <table:table-cell/>
          <table:table-cell office:value-type="float" office:value="0.399553" calcext:value-type="float">
            <text:p>0.399553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2.79979" calcext:value-type="float">
            <text:p>2.79979</text:p>
          </table:table-cell>
          <table:table-cell office:value-type="float" office:value="4.14598" calcext:value-type="float">
            <text:p>4.14598</text:p>
          </table:table-cell>
          <table:table-cell/>
          <table:table-cell office:value-type="float" office:value="0.395834" calcext:value-type="float">
            <text:p>0.395834</text:p>
          </table:table-cell>
          <table:table-cell office:value-type="float" office:value="2.11162" calcext:value-type="float">
            <text:p>2.11162</text:p>
          </table:table-cell>
        </table:table-row>
        <table:table-row table:style-name="ro1">
          <table:table-cell office:value-type="float" office:value="2.78584" calcext:value-type="float">
            <text:p>2.78584</text:p>
          </table:table-cell>
          <table:table-cell office:value-type="float" office:value="4.15826" calcext:value-type="float">
            <text:p>4.15826</text:p>
          </table:table-cell>
          <table:table-cell/>
          <table:table-cell office:value-type="float" office:value="0.390833" calcext:value-type="float">
            <text:p>0.390833</text:p>
          </table:table-cell>
          <table:table-cell office:value-type="float" office:value="2.11357" calcext:value-type="float">
            <text:p>2.11357</text:p>
          </table:table-cell>
        </table:table-row>
        <table:table-row table:style-name="ro1">
          <table:table-cell office:value-type="float" office:value="2.77607" calcext:value-type="float">
            <text:p>2.77607</text:p>
          </table:table-cell>
          <table:table-cell office:value-type="float" office:value="4.16575" calcext:value-type="float">
            <text:p>4.16575</text:p>
          </table:table-cell>
          <table:table-cell/>
          <table:table-cell office:value-type="float" office:value="0.389572" calcext:value-type="float">
            <text:p>0.389572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2.65741" calcext:value-type="float">
            <text:p>2.65741</text:p>
          </table:table-cell>
          <table:table-cell office:value-type="float" office:value="4.24243" calcext:value-type="float">
            <text:p>4.24243</text:p>
          </table:table-cell>
          <table:table-cell/>
          <table:table-cell office:value-type="float" office:value="0.383262" calcext:value-type="float">
            <text:p>0.383262</text:p>
          </table:table-cell>
          <table:table-cell office:value-type="float" office:value="2.11617" calcext:value-type="float">
            <text:p>2.11617</text:p>
          </table:table-cell>
        </table:table-row>
        <table:table-row table:style-name="ro1">
          <table:table-cell office:value-type="float" office:value="2.64646" calcext:value-type="float">
            <text:p>2.64646</text:p>
          </table:table-cell>
          <table:table-cell office:value-type="float" office:value="4.24809" calcext:value-type="float">
            <text:p>4.24809</text:p>
          </table:table-cell>
          <table:table-cell/>
          <table:table-cell office:value-type="float" office:value="0.379052" calcext:value-type="float">
            <text:p>0.379052</text:p>
          </table:table-cell>
          <table:table-cell office:value-type="float" office:value="2.12262" calcext:value-type="float">
            <text:p>2.12262</text:p>
          </table:table-cell>
        </table:table-row>
        <table:table-row table:style-name="ro1">
          <table:table-cell office:value-type="float" office:value="2.64358" calcext:value-type="float">
            <text:p>2.64358</text:p>
          </table:table-cell>
          <table:table-cell office:value-type="float" office:value="4.24929" calcext:value-type="float">
            <text:p>4.24929</text:p>
          </table:table-cell>
          <table:table-cell/>
          <table:table-cell office:value-type="float" office:value="0.376501" calcext:value-type="float">
            <text:p>0.376501</text:p>
          </table:table-cell>
          <table:table-cell office:value-type="float" office:value="2.131" calcext:value-type="float">
            <text:p>2.131</text:p>
          </table:table-cell>
        </table:table-row>
        <table:table-row table:style-name="ro1">
          <table:table-cell office:value-type="float" office:value="2.63209" calcext:value-type="float">
            <text:p>2.63209</text:p>
          </table:table-cell>
          <table:table-cell office:value-type="float" office:value="4.25407" calcext:value-type="float">
            <text:p>4.25407</text:p>
          </table:table-cell>
          <table:table-cell/>
          <table:table-cell office:value-type="float" office:value="0.373921" calcext:value-type="float">
            <text:p>0.373921</text:p>
          </table:table-cell>
          <table:table-cell office:value-type="float" office:value="2.13937" calcext:value-type="float">
            <text:p>2.13937</text:p>
          </table:table-cell>
        </table:table-row>
        <table:table-row table:style-name="ro1">
          <table:table-cell office:value-type="float" office:value="2.62922" calcext:value-type="float">
            <text:p>2.62922</text:p>
          </table:table-cell>
          <table:table-cell office:value-type="float" office:value="4.25526" calcext:value-type="float">
            <text:p>4.25526</text:p>
          </table:table-cell>
          <table:table-cell/>
          <table:table-cell office:value-type="float" office:value="0.369721" calcext:value-type="float">
            <text:p>0.369721</text:p>
          </table:table-cell>
          <table:table-cell office:value-type="float" office:value="2.14639" calcext:value-type="float">
            <text:p>2.14639</text:p>
          </table:table-cell>
        </table:table-row>
        <table:table-row table:style-name="ro1">
          <table:table-cell office:value-type="float" office:value="2.61908" calcext:value-type="float">
            <text:p>2.61908</text:p>
          </table:table-cell>
          <table:table-cell office:value-type="float" office:value="4.26221" calcext:value-type="float">
            <text:p>4.26221</text:p>
          </table:table-cell>
          <table:table-cell/>
          <table:table-cell office:value-type="float" office:value="0.362315" calcext:value-type="float">
            <text:p>0.362315</text:p>
          </table:table-cell>
          <table:table-cell office:value-type="float" office:value="2.15069" calcext:value-type="float">
            <text:p>2.15069</text:p>
          </table:table-cell>
        </table:table-row>
        <table:table-row table:style-name="ro1">
          <table:table-cell office:value-type="float" office:value="2.61249" calcext:value-type="float">
            <text:p>2.61249</text:p>
          </table:table-cell>
          <table:table-cell office:value-type="float" office:value="4.26907" calcext:value-type="float">
            <text:p>4.26907</text:p>
          </table:table-cell>
          <table:table-cell/>
          <table:table-cell office:value-type="float" office:value="0.357657" calcext:value-type="float">
            <text:p>0.357657</text:p>
          </table:table-cell>
          <table:table-cell office:value-type="float" office:value="2.15533" calcext:value-type="float">
            <text:p>2.15533</text:p>
          </table:table-cell>
        </table:table-row>
        <table:table-row table:style-name="ro1">
          <table:table-cell office:value-type="float" office:value="1.30691" calcext:value-type="float">
            <text:p>1.30691</text:p>
          </table:table-cell>
          <table:table-cell office:value-type="float" office:value="5.34247" calcext:value-type="float">
            <text:p>5.34247</text:p>
          </table:table-cell>
          <table:table-cell/>
          <table:table-cell office:value-type="float" office:value="0.356563" calcext:value-type="float">
            <text:p>0.356563</text:p>
          </table:table-cell>
          <table:table-cell office:value-type="float" office:value="2.15693" calcext:value-type="float">
            <text:p>2.15693</text:p>
          </table:table-cell>
        </table:table-row>
        <table:table-row table:style-name="ro1">
          <table:table-cell office:value-type="float" office:value="1.29707" calcext:value-type="float">
            <text:p>1.29707</text:p>
          </table:table-cell>
          <table:table-cell office:value-type="float" office:value="5.34487" calcext:value-type="float">
            <text:p>5.34487</text:p>
          </table:table-cell>
          <table:table-cell/>
          <table:table-cell office:value-type="float" office:value="0.354369" calcext:value-type="float">
            <text:p>0.354369</text:p>
          </table:table-cell>
          <table:table-cell office:value-type="float" office:value="2.16013" calcext:value-type="float">
            <text:p>2.16013</text:p>
          </table:table-cell>
        </table:table-row>
        <table:table-row table:style-name="ro1">
          <table:table-cell office:value-type="float" office:value="1.29051" calcext:value-type="float">
            <text:p>1.29051</text:p>
          </table:table-cell>
          <table:table-cell office:value-type="float" office:value="5.34646" calcext:value-type="float">
            <text:p>5.34646</text:p>
          </table:table-cell>
          <table:table-cell/>
          <table:table-cell office:value-type="float" office:value="0.351064" calcext:value-type="float">
            <text:p>0.351064</text:p>
          </table:table-cell>
          <table:table-cell office:value-type="float" office:value="2.16492" calcext:value-type="float">
            <text:p>2.16492</text:p>
          </table:table-cell>
        </table:table-row>
        <table:table-row table:style-name="ro1">
          <table:table-cell office:value-type="float" office:value="1.28723" calcext:value-type="float">
            <text:p>1.28723</text:p>
          </table:table-cell>
          <table:table-cell office:value-type="float" office:value="5.34725" calcext:value-type="float">
            <text:p>5.34725</text:p>
          </table:table-cell>
          <table:table-cell/>
          <table:table-cell office:value-type="float" office:value="0.346791" calcext:value-type="float">
            <text:p>0.346791</text:p>
          </table:table-cell>
          <table:table-cell office:value-type="float" office:value="2.17229" calcext:value-type="float">
            <text:p>2.17229</text:p>
          </table:table-cell>
        </table:table-row>
        <table:table-row table:style-name="ro1">
          <table:table-cell office:value-type="float" office:value="1.28395" calcext:value-type="float">
            <text:p>1.28395</text:p>
          </table:table-cell>
          <table:table-cell office:value-type="float" office:value="5.34803" calcext:value-type="float">
            <text:p>5.34803</text:p>
          </table:table-cell>
          <table:table-cell/>
          <table:table-cell office:value-type="float" office:value="0.340546" calcext:value-type="float">
            <text:p>0.340546</text:p>
          </table:table-cell>
          <table:table-cell office:value-type="float" office:value="2.18482" calcext:value-type="float">
            <text:p>2.18482</text:p>
          </table:table-cell>
        </table:table-row>
        <table:table-row table:style-name="ro1">
          <table:table-cell office:value-type="float" office:value="1.28067" calcext:value-type="float">
            <text:p>1.28067</text:p>
          </table:table-cell>
          <table:table-cell office:value-type="float" office:value="5.34882" calcext:value-type="float">
            <text:p>5.34882</text:p>
          </table:table-cell>
          <table:table-cell/>
          <table:table-cell office:value-type="float" office:value="0.336456" calcext:value-type="float">
            <text:p>0.336456</text:p>
          </table:table-cell>
          <table:table-cell office:value-type="float" office:value="2.19395" calcext:value-type="float">
            <text:p>2.19395</text:p>
          </table:table-cell>
        </table:table-row>
        <table:table-row table:style-name="ro1">
          <table:table-cell office:value-type="float" office:value="1.21822" calcext:value-type="float">
            <text:p>1.21822</text:p>
          </table:table-cell>
          <table:table-cell office:value-type="float" office:value="5.36339" calcext:value-type="float">
            <text:p>5.36339</text:p>
          </table:table-cell>
          <table:table-cell/>
          <table:table-cell office:value-type="float" office:value="0.330418" calcext:value-type="float">
            <text:p>0.330418</text:p>
          </table:table-cell>
          <table:table-cell office:value-type="float" office:value="2.20882" calcext:value-type="float">
            <text:p>2.20882</text:p>
          </table:table-cell>
        </table:table-row>
        <table:table-row table:style-name="ro1">
          <table:table-cell office:value-type="float" office:value="1.21493" calcext:value-type="float">
            <text:p>1.21493</text:p>
          </table:table-cell>
          <table:table-cell office:value-type="float" office:value="5.36413" calcext:value-type="float">
            <text:p>5.36413</text:p>
          </table:table-cell>
          <table:table-cell/>
          <table:table-cell office:value-type="float" office:value="0.326539" calcext:value-type="float">
            <text:p>0.326539</text:p>
          </table:table-cell>
          <table:table-cell office:value-type="float" office:value="2.22011" calcext:value-type="float">
            <text:p>2.22011</text:p>
          </table:table-cell>
        </table:table-row>
        <table:table-row table:style-name="ro1">
          <table:table-cell office:value-type="float" office:value="1.21164" calcext:value-type="float">
            <text:p>1.21164</text:p>
          </table:table-cell>
          <table:table-cell office:value-type="float" office:value="5.36488" calcext:value-type="float">
            <text:p>5.36488</text:p>
          </table:table-cell>
          <table:table-cell/>
          <table:table-cell office:value-type="float" office:value="0.321863" calcext:value-type="float">
            <text:p>0.321863</text:p>
          </table:table-cell>
          <table:table-cell office:value-type="float" office:value="2.23595" calcext:value-type="float">
            <text:p>2.23595</text:p>
          </table:table-cell>
        </table:table-row>
        <table:table-row table:style-name="ro1">
          <table:table-cell office:value-type="float" office:value="1.20835" calcext:value-type="float">
            <text:p>1.20835</text:p>
          </table:table-cell>
          <table:table-cell office:value-type="float" office:value="5.36562" calcext:value-type="float">
            <text:p>5.36562</text:p>
          </table:table-cell>
          <table:table-cell/>
          <table:table-cell office:value-type="float" office:value="0.320917" calcext:value-type="float">
            <text:p>0.320917</text:p>
          </table:table-cell>
          <table:table-cell office:value-type="float" office:value="2.23912" calcext:value-type="float">
            <text:p>2.23912</text:p>
          </table:table-cell>
        </table:table-row>
        <table:table-row table:style-name="ro1">
          <table:table-cell office:value-type="float" office:value="1.12859" calcext:value-type="float">
            <text:p>1.12859</text:p>
          </table:table-cell>
          <table:table-cell office:value-type="float" office:value="5.04029" calcext:value-type="float">
            <text:p>5.04029</text:p>
          </table:table-cell>
          <table:table-cell/>
          <table:table-cell office:value-type="float" office:value="0.319687" calcext:value-type="float">
            <text:p>0.319687</text:p>
          </table:table-cell>
          <table:table-cell office:value-type="float" office:value="2.2702" calcext:value-type="float">
            <text:p>2.2702</text:p>
          </table:table-cell>
        </table:table-row>
        <table:table-row table:style-name="ro1">
          <table:table-cell office:value-type="float" office:value="0.901583" calcext:value-type="float">
            <text:p>0.901583</text:p>
          </table:table-cell>
          <table:table-cell office:value-type="float" office:value="4.06154" calcext:value-type="float">
            <text:p>4.06154</text:p>
          </table:table-cell>
          <table:table-cell/>
          <table:table-cell office:value-type="float" office:value="0.321349" calcext:value-type="float">
            <text:p>0.321349</text:p>
          </table:table-cell>
          <table:table-cell office:value-type="float" office:value="2.34448" calcext:value-type="float">
            <text:p>2.34448</text:p>
          </table:table-cell>
        </table:table-row>
        <table:table-row table:style-name="ro1">
          <table:table-cell office:value-type="float" office:value="0.826716" calcext:value-type="float">
            <text:p>0.826716</text:p>
          </table:table-cell>
          <table:table-cell office:value-type="float" office:value="3.7351" calcext:value-type="float">
            <text:p>3.7351</text:p>
          </table:table-cell>
          <table:table-cell/>
          <table:table-cell office:value-type="float" office:value="0.321969" calcext:value-type="float">
            <text:p>0.321969</text:p>
          </table:table-cell>
          <table:table-cell office:value-type="float" office:value="2.39263" calcext:value-type="float">
            <text:p>2.39263</text:p>
          </table:table-cell>
        </table:table-row>
        <table:table-row table:style-name="ro1">
          <table:table-cell office:value-type="float" office:value="0.752251" calcext:value-type="float">
            <text:p>0.752251</text:p>
          </table:table-cell>
          <table:table-cell office:value-type="float" office:value="3.40858" calcext:value-type="float">
            <text:p>3.40858</text:p>
          </table:table-cell>
          <table:table-cell/>
          <table:table-cell office:value-type="float" office:value="0.322041" calcext:value-type="float">
            <text:p>0.322041</text:p>
          </table:table-cell>
          <table:table-cell office:value-type="float" office:value="2.40433" calcext:value-type="float">
            <text:p>2.40433</text:p>
          </table:table-cell>
        </table:table-row>
        <table:table-row table:style-name="ro1">
          <table:table-cell office:value-type="float" office:value="0.531261" calcext:value-type="float">
            <text:p>0.531261</text:p>
          </table:table-cell>
          <table:table-cell office:value-type="float" office:value="2.42847" calcext:value-type="float">
            <text:p>2.42847</text:p>
          </table:table-cell>
          <table:table-cell/>
          <table:table-cell office:value-type="float" office:value="0.322141" calcext:value-type="float">
            <text:p>0.322141</text:p>
          </table:table-cell>
          <table:table-cell office:value-type="float" office:value="2.42772" calcext:value-type="float">
            <text:p>2.42772</text:p>
          </table:table-cell>
        </table:table-row>
        <table:table-row table:style-name="ro1">
          <table:table-cell office:value-type="float" office:value="0.457004" calcext:value-type="float">
            <text:p>0.457004</text:p>
          </table:table-cell>
          <table:table-cell office:value-type="float" office:value="2.10138" calcext:value-type="float">
            <text:p>2.10138</text:p>
          </table:table-cell>
          <table:table-cell/>
          <table:table-cell office:value-type="float" office:value="0.322186" calcext:value-type="float">
            <text:p>0.322186</text:p>
          </table:table-cell>
          <table:table-cell office:value-type="float" office:value="2.46282" calcext:value-type="float">
            <text:p>2.46282</text:p>
          </table:table-cell>
        </table:table-row>
        <table:table-row table:style-name="ro1">
          <table:table-cell office:value-type="float" office:value="0.455609" calcext:value-type="float">
            <text:p>0.455609</text:p>
          </table:table-cell>
          <table:table-cell office:value-type="float" office:value="2.10117" calcext:value-type="float">
            <text:p>2.10117</text:p>
          </table:table-cell>
          <table:table-cell/>
          <table:table-cell office:value-type="float" office:value="0.319093" calcext:value-type="float">
            <text:p>0.319093</text:p>
          </table:table-cell>
          <table:table-cell office:value-type="float" office:value="2.48661" calcext:value-type="float">
            <text:p>2.48661</text:p>
          </table:table-cell>
        </table:table-row>
        <table:table-row table:style-name="ro1">
          <table:table-cell office:value-type="float" office:value="0.454214" calcext:value-type="float">
            <text:p>0.454214</text:p>
          </table:table-cell>
          <table:table-cell office:value-type="float" office:value="2.10096" calcext:value-type="float">
            <text:p>2.10096</text:p>
          </table:table-cell>
          <table:table-cell/>
          <table:table-cell office:value-type="float" office:value="0.294666" calcext:value-type="float">
            <text:p>0.294666</text:p>
          </table:table-cell>
          <table:table-cell office:value-type="float" office:value="2.48962" calcext:value-type="float">
            <text:p>2.48962</text:p>
          </table:table-cell>
        </table:table-row>
        <table:table-row table:style-name="ro1">
          <table:table-cell office:value-type="float" office:value="0.422143" calcext:value-type="float">
            <text:p>0.422143</text:p>
          </table:table-cell>
          <table:table-cell office:value-type="float" office:value="2.10203" calcext:value-type="float">
            <text:p>2.10203</text:p>
          </table:table-cell>
          <table:table-cell/>
          <table:table-cell office:value-type="float" office:value="0.280521" calcext:value-type="float">
            <text:p>0.280521</text:p>
          </table:table-cell>
          <table:table-cell office:value-type="float" office:value="2.421" calcext:value-type="float">
            <text:p>2.421</text:p>
          </table:table-cell>
        </table:table-row>
        <table:table-row table:style-name="ro1">
          <table:table-cell office:value-type="float" office:value="0.419564" calcext:value-type="float">
            <text:p>0.419564</text:p>
          </table:table-cell>
          <table:table-cell office:value-type="float" office:value="2.10255" calcext:value-type="float">
            <text:p>2.10255</text:p>
          </table:table-cell>
          <table:table-cell/>
          <table:table-cell office:value-type="float" office:value="0.24827" calcext:value-type="float">
            <text:p>0.24827</text:p>
          </table:table-cell>
          <table:table-cell office:value-type="float" office:value="2.21392" calcext:value-type="float">
            <text:p>2.21392</text:p>
          </table:table-cell>
        </table:table-row>
        <table:table-row table:style-name="ro1">
          <table:table-cell office:value-type="float" office:value="0.415693" calcext:value-type="float">
            <text:p>0.415693</text:p>
          </table:table-cell>
          <table:table-cell office:value-type="float" office:value="2.10332" calcext:value-type="float">
            <text:p>2.10332</text:p>
          </table:table-cell>
          <table:table-cell/>
          <table:table-cell office:value-type="float" office:value="0.235118" calcext:value-type="float">
            <text:p>0.235118</text:p>
          </table:table-cell>
          <table:table-cell office:value-type="float" office:value="2.14415" calcext:value-type="float">
            <text:p>2.14415</text:p>
          </table:table-cell>
        </table:table-row>
        <table:table-row table:style-name="ro1">
          <table:table-cell office:value-type="float" office:value="0.407946" calcext:value-type="float">
            <text:p>0.407946</text:p>
          </table:table-cell>
          <table:table-cell office:value-type="float" office:value="2.10483" calcext:value-type="float">
            <text:p>2.10483</text:p>
          </table:table-cell>
          <table:table-cell/>
          <table:table-cell office:value-type="float" office:value="0.226907" calcext:value-type="float">
            <text:p>0.226907</text:p>
          </table:table-cell>
          <table:table-cell office:value-type="float" office:value="2.14202" calcext:value-type="float">
            <text:p>2.14202</text:p>
          </table:table-cell>
        </table:table-row>
        <table:table-row table:style-name="ro1">
          <table:table-cell office:value-type="float" office:value="0.402817" calcext:value-type="float">
            <text:p>0.402817</text:p>
          </table:table-cell>
          <table:table-cell office:value-type="float" office:value="2.10602" calcext:value-type="float">
            <text:p>2.10602</text:p>
          </table:table-cell>
          <table:table-cell/>
          <table:table-cell office:value-type="float" office:value="0.22134" calcext:value-type="float">
            <text:p>0.22134</text:p>
          </table:table-cell>
          <table:table-cell office:value-type="float" office:value="2.13958" calcext:value-type="float">
            <text:p>2.13958</text:p>
          </table:table-cell>
        </table:table-row>
        <table:table-row table:style-name="ro1">
          <table:table-cell office:value-type="float" office:value="0.395171" calcext:value-type="float">
            <text:p>0.395171</text:p>
          </table:table-cell>
          <table:table-cell office:value-type="float" office:value="2.10808" calcext:value-type="float">
            <text:p>2.10808</text:p>
          </table:table-cell>
          <table:table-cell/>
          <table:table-cell office:value-type="float" office:value="0.212866" calcext:value-type="float">
            <text:p>0.212866</text:p>
          </table:table-cell>
          <table:table-cell office:value-type="float" office:value="2.13441" calcext:value-type="float">
            <text:p>2.13441</text:p>
          </table:table-cell>
        </table:table-row>
        <table:table-row table:style-name="ro1">
          <table:table-cell office:value-type="float" office:value="0.390687" calcext:value-type="float">
            <text:p>0.390687</text:p>
          </table:table-cell>
          <table:table-cell office:value-type="float" office:value="2.11278" calcext:value-type="float">
            <text:p>2.11278</text:p>
          </table:table-cell>
          <table:table-cell/>
          <table:table-cell office:value-type="float" office:value="0.207414" calcext:value-type="float">
            <text:p>0.207414</text:p>
          </table:table-cell>
          <table:table-cell office:value-type="float" office:value="2.13274" calcext:value-type="float">
            <text:p>2.13274</text:p>
          </table:table-cell>
        </table:table-row>
        <table:table-row table:style-name="ro1">
          <table:table-cell office:value-type="float" office:value="0.389717" calcext:value-type="float">
            <text:p>0.389717</text:p>
          </table:table-cell>
          <table:table-cell office:value-type="float" office:value="2.11479" calcext:value-type="float">
            <text:p>2.11479</text:p>
          </table:table-cell>
          <table:table-cell/>
          <table:table-cell office:value-type="float" office:value="0.206096" calcext:value-type="float">
            <text:p>0.206096</text:p>
          </table:table-cell>
          <table:table-cell office:value-type="float" office:value="2.13277" calcext:value-type="float">
            <text:p>2.13277</text:p>
          </table:table-cell>
        </table:table-row>
        <table:table-row table:style-name="ro1">
          <table:table-cell office:value-type="float" office:value="0.387769" calcext:value-type="float">
            <text:p>0.387769</text:p>
          </table:table-cell>
          <table:table-cell office:value-type="float" office:value="2.11881" calcext:value-type="float">
            <text:p>2.11881</text:p>
          </table:table-cell>
          <table:table-cell/>
          <table:table-cell office:value-type="float" office:value="0.200823" calcext:value-type="float">
            <text:p>0.200823</text:p>
          </table:table-cell>
          <table:table-cell office:value-type="float" office:value="2.13287" calcext:value-type="float">
            <text:p>2.13287</text:p>
          </table:table-cell>
        </table:table-row>
        <table:table-row table:style-name="ro1">
          <table:table-cell office:value-type="float" office:value="0.385813" calcext:value-type="float">
            <text:p>0.385813</text:p>
          </table:table-cell>
          <table:table-cell office:value-type="float" office:value="2.12283" calcext:value-type="float">
            <text:p>2.12283</text:p>
          </table:table-cell>
          <table:table-cell/>
          <table:table-cell office:value-type="float" office:value="0.199505" calcext:value-type="float">
            <text:p>0.199505</text:p>
          </table:table-cell>
          <table:table-cell office:value-type="float" office:value="2.13289" calcext:value-type="float">
            <text:p>2.13289</text:p>
          </table:table-cell>
        </table:table-row>
        <table:table-row table:style-name="ro1">
          <table:table-cell office:value-type="float" office:value="0.384831" calcext:value-type="float">
            <text:p>0.384831</text:p>
          </table:table-cell>
          <table:table-cell office:value-type="float" office:value="2.12483" calcext:value-type="float">
            <text:p>2.12483</text:p>
          </table:table-cell>
          <table:table-cell/>
          <table:table-cell office:value-type="float" office:value="0.194197" calcext:value-type="float">
            <text:p>0.194197</text:p>
          </table:table-cell>
          <table:table-cell office:value-type="float" office:value="2.13258" calcext:value-type="float">
            <text:p>2.13258</text:p>
          </table:table-cell>
        </table:table-row>
        <table:table-row table:style-name="ro1">
          <table:table-cell office:value-type="float" office:value="0.380353" calcext:value-type="float">
            <text:p>0.380353</text:p>
          </table:table-cell>
          <table:table-cell office:value-type="float" office:value="2.12991" calcext:value-type="float">
            <text:p>2.12991</text:p>
          </table:table-cell>
          <table:table-cell/>
          <table:table-cell office:value-type="float" office:value="0.190191" calcext:value-type="float">
            <text:p>0.190191</text:p>
          </table:table-cell>
          <table:table-cell office:value-type="float" office:value="2.13203" calcext:value-type="float">
            <text:p>2.13203</text:p>
          </table:table-cell>
        </table:table-row>
        <table:table-row table:style-name="ro1">
          <table:table-cell office:value-type="float" office:value="0.379098" calcext:value-type="float">
            <text:p>0.379098</text:p>
          </table:table-cell>
          <table:table-cell office:value-type="float" office:value="2.13043" calcext:value-type="float">
            <text:p>2.13043</text:p>
          </table:table-cell>
          <table:table-cell/>
          <table:table-cell office:value-type="float" office:value="0.186188" calcext:value-type="float">
            <text:p>0.186188</text:p>
          </table:table-cell>
          <table:table-cell office:value-type="float" office:value="2.13148" calcext:value-type="float">
            <text:p>2.13148</text:p>
          </table:table-cell>
        </table:table-row>
        <table:table-row table:style-name="ro1">
          <table:table-cell office:value-type="float" office:value="0.376588" calcext:value-type="float">
            <text:p>0.376588</text:p>
          </table:table-cell>
          <table:table-cell office:value-type="float" office:value="2.13149" calcext:value-type="float">
            <text:p>2.13149</text:p>
          </table:table-cell>
          <table:table-cell/>
          <table:table-cell office:value-type="float" office:value="0.18352" calcext:value-type="float">
            <text:p>0.18352</text:p>
          </table:table-cell>
          <table:table-cell office:value-type="float" office:value="2.13111" calcext:value-type="float">
            <text:p>2.13111</text:p>
          </table:table-cell>
        </table:table-row>
        <table:table-row table:style-name="ro1">
          <table:table-cell office:value-type="float" office:value="0.374076" calcext:value-type="float">
            <text:p>0.374076</text:p>
          </table:table-cell>
          <table:table-cell office:value-type="float" office:value="2.13254" calcext:value-type="float">
            <text:p>2.13254</text:p>
          </table:table-cell>
          <table:table-cell/>
          <table:table-cell office:value-type="float" office:value="0.182204" calcext:value-type="float">
            <text:p>0.182204</text:p>
          </table:table-cell>
          <table:table-cell office:value-type="float" office:value="2.13113" calcext:value-type="float">
            <text:p>2.13113</text:p>
          </table:table-cell>
        </table:table-row>
        <table:table-row table:style-name="ro1">
          <table:table-cell office:value-type="float" office:value="0.372819" calcext:value-type="float">
            <text:p>0.372819</text:p>
          </table:table-cell>
          <table:table-cell office:value-type="float" office:value="2.13306" calcext:value-type="float">
            <text:p>2.13306</text:p>
          </table:table-cell>
          <table:table-cell/>
          <table:table-cell office:value-type="float" office:value="0.166461" calcext:value-type="float">
            <text:p>0.166461</text:p>
          </table:table-cell>
          <table:table-cell office:value-type="float" office:value="2.13181" calcext:value-type="float">
            <text:p>2.13181</text:p>
          </table:table-cell>
        </table:table-row>
        <table:table-row table:style-name="ro1">
          <table:table-cell office:value-type="float" office:value="0.368261" calcext:value-type="float">
            <text:p>0.368261</text:p>
          </table:table-cell>
          <table:table-cell office:value-type="float" office:value="2.13791" calcext:value-type="float">
            <text:p>2.13791</text:p>
          </table:table-cell>
          <table:table-cell/>
          <table:table-cell office:value-type="float" office:value="0.16386" calcext:value-type="float">
            <text:p>0.16386</text:p>
          </table:table-cell>
          <table:table-cell office:value-type="float" office:value="2.13221" calcext:value-type="float">
            <text:p>2.13221</text:p>
          </table:table-cell>
        </table:table-row>
        <table:table-row table:style-name="ro1">
          <table:table-cell office:value-type="float" office:value="0.365182" calcext:value-type="float">
            <text:p>0.365182</text:p>
          </table:table-cell>
          <table:table-cell office:value-type="float" office:value="2.14362" calcext:value-type="float">
            <text:p>2.14362</text:p>
          </table:table-cell>
          <table:table-cell/>
          <table:table-cell office:value-type="float" office:value="0.159957" calcext:value-type="float">
            <text:p>0.159957</text:p>
          </table:table-cell>
          <table:table-cell office:value-type="float" office:value="2.13281" calcext:value-type="float">
            <text:p>2.13281</text:p>
          </table:table-cell>
        </table:table-row>
        <table:table-row table:style-name="ro1">
          <table:table-cell office:value-type="float" office:value="0.362082" calcext:value-type="float">
            <text:p>0.362082</text:p>
          </table:table-cell>
          <table:table-cell office:value-type="float" office:value="2.14931" calcext:value-type="float">
            <text:p>2.14931</text:p>
          </table:table-cell>
          <table:table-cell/>
          <table:table-cell office:value-type="float" office:value="0.153427" calcext:value-type="float">
            <text:p>0.153427</text:p>
          </table:table-cell>
          <table:table-cell office:value-type="float" office:value="2.13349" calcext:value-type="float">
            <text:p>2.13349</text:p>
          </table:table-cell>
        </table:table-row>
        <table:table-row table:style-name="ro1">
          <table:table-cell office:value-type="float" office:value="0.358181" calcext:value-type="float">
            <text:p>0.358181</text:p>
          </table:table-cell>
          <table:table-cell office:value-type="float" office:value="2.15848" calcext:value-type="float">
            <text:p>2.15848</text:p>
          </table:table-cell>
          <table:table-cell/>
          <table:table-cell office:value-type="float" office:value="0.1495" calcext:value-type="float">
            <text:p>0.1495</text:p>
          </table:table-cell>
          <table:table-cell office:value-type="float" office:value="2.13377" calcext:value-type="float">
            <text:p>2.13377</text:p>
          </table:table-cell>
        </table:table-row>
        <table:table-row table:style-name="ro1">
          <table:table-cell office:value-type="float" office:value="0.355421" calcext:value-type="float">
            <text:p>0.355421</text:p>
          </table:table-cell>
          <table:table-cell office:value-type="float" office:value="2.16654" calcext:value-type="float">
            <text:p>2.16654</text:p>
          </table:table-cell>
          <table:table-cell/>
          <table:table-cell office:value-type="float" office:value="0.148191" calcext:value-type="float">
            <text:p>0.148191</text:p>
          </table:table-cell>
          <table:table-cell office:value-type="float" office:value="2.13386" calcext:value-type="float">
            <text:p>2.13386</text:p>
          </table:table-cell>
        </table:table-row>
        <table:table-row table:style-name="ro1">
          <table:table-cell office:value-type="float" office:value="0.352633" calcext:value-type="float">
            <text:p>0.352633</text:p>
          </table:table-cell>
          <table:table-cell office:value-type="float" office:value="2.17459" calcext:value-type="float">
            <text:p>2.17459</text:p>
          </table:table-cell>
          <table:table-cell/>
          <table:table-cell office:value-type="float" office:value="0.146881" calcext:value-type="float">
            <text:p>0.146881</text:p>
          </table:table-cell>
          <table:table-cell office:value-type="float" office:value="2.13395" calcext:value-type="float">
            <text:p>2.13395</text:p>
          </table:table-cell>
        </table:table-row>
        <table:table-row table:style-name="ro1">
          <table:table-cell office:value-type="float" office:value="0.348272" calcext:value-type="float">
            <text:p>0.348272</text:p>
          </table:table-cell>
          <table:table-cell office:value-type="float" office:value="2.18158" calcext:value-type="float">
            <text:p>2.18158</text:p>
          </table:table-cell>
          <table:table-cell/>
          <table:table-cell office:value-type="float" office:value="0.145572" calcext:value-type="float">
            <text:p>0.145572</text:p>
          </table:table-cell>
          <table:table-cell office:value-type="float" office:value="2.13404" calcext:value-type="float">
            <text:p>2.13404</text:p>
          </table:table-cell>
        </table:table-row>
        <table:table-row table:style-name="ro1">
          <table:table-cell office:value-type="float" office:value="0.340793" calcext:value-type="float">
            <text:p>0.340793</text:p>
          </table:table-cell>
          <table:table-cell office:value-type="float" office:value="2.1864" calcext:value-type="float">
            <text:p>2.1864</text:p>
          </table:table-cell>
          <table:table-cell/>
          <table:table-cell office:value-type="float" office:value="0.165415" calcext:value-type="float">
            <text:p>0.165415</text:p>
          </table:table-cell>
          <table:table-cell office:value-type="float" office:value="2.46957" calcext:value-type="float">
            <text:p>2.46957</text:p>
          </table:table-cell>
        </table:table-row>
        <table:table-row table:style-name="ro1">
          <table:table-cell office:value-type="float" office:value="0.336093" calcext:value-type="float">
            <text:p>0.336093</text:p>
          </table:table-cell>
          <table:table-cell office:value-type="float" office:value="2.19158" calcext:value-type="float">
            <text:p>2.19158</text:p>
          </table:table-cell>
          <table:table-cell/>
          <table:table-cell office:value-type="float" office:value="0.226403" calcext:value-type="float">
            <text:p>0.226403</text:p>
          </table:table-cell>
          <table:table-cell office:value-type="float" office:value="3.47603" calcext:value-type="float">
            <text:p>3.47603</text:p>
          </table:table-cell>
        </table:table-row>
        <table:table-row table:style-name="ro1">
          <table:table-cell office:value-type="float" office:value="0.329442" calcext:value-type="float">
            <text:p>0.329442</text:p>
          </table:table-cell>
          <table:table-cell office:value-type="float" office:value="2.2023" calcext:value-type="float">
            <text:p>2.2023</text:p>
          </table:table-cell>
          <table:table-cell/>
          <table:table-cell office:value-type="float" office:value="0.245909" calcext:value-type="float">
            <text:p>0.245909</text:p>
          </table:table-cell>
          <table:table-cell office:value-type="float" office:value="3.81158" calcext:value-type="float">
            <text:p>3.81158</text:p>
          </table:table-cell>
        </table:table-row>
        <table:table-row table:style-name="ro1">
          <table:table-cell office:value-type="float" office:value="0.325637" calcext:value-type="float">
            <text:p>0.325637</text:p>
          </table:table-cell>
          <table:table-cell office:value-type="float" office:value="2.21398" calcext:value-type="float">
            <text:p>2.21398</text:p>
          </table:table-cell>
          <table:table-cell/>
          <table:table-cell office:value-type="float" office:value="0.265004" calcext:value-type="float">
            <text:p>0.265004</text:p>
          </table:table-cell>
          <table:table-cell office:value-type="float" office:value="4.14714" calcext:value-type="float">
            <text:p>4.14714</text:p>
          </table:table-cell>
        </table:table-row>
        <table:table-row table:style-name="ro1">
          <table:table-cell office:value-type="float" office:value="0.324843" calcext:value-type="float">
            <text:p>0.324843</text:p>
          </table:table-cell>
          <table:table-cell office:value-type="float" office:value="2.21804" calcext:value-type="float">
            <text:p>2.21804</text:p>
          </table:table-cell>
          <table:table-cell/>
          <table:table-cell office:value-type="float" office:value="0.319817" calcext:value-type="float">
            <text:p>0.319817</text:p>
          </table:table-cell>
          <table:table-cell office:value-type="float" office:value="5.15399" calcext:value-type="float">
            <text:p>5.15399</text:p>
          </table:table-cell>
        </table:table-row>
        <table:table-row table:style-name="ro1">
          <table:table-cell office:value-type="float" office:value="0.323242" calcext:value-type="float">
            <text:p>0.323242</text:p>
          </table:table-cell>
          <table:table-cell office:value-type="float" office:value="2.22615" calcext:value-type="float">
            <text:p>2.22615</text:p>
          </table:table-cell>
          <table:table-cell/>
          <table:table-cell office:value-type="float" office:value="0.333896" calcext:value-type="float">
            <text:p>0.333896</text:p>
          </table:table-cell>
          <table:table-cell office:value-type="float" office:value="5.48986" calcext:value-type="float">
            <text:p>5.48986</text:p>
          </table:table-cell>
        </table:table-row>
        <table:table-row table:style-name="ro1">
          <table:table-cell office:value-type="float" office:value="0.320804" calcext:value-type="float">
            <text:p>0.320804</text:p>
          </table:table-cell>
          <table:table-cell office:value-type="float" office:value="2.23833" calcext:value-type="float">
            <text:p>2.23833</text:p>
          </table:table-cell>
          <table:table-cell/>
          <table:table-cell office:value-type="float" office:value="0.330527" calcext:value-type="float">
            <text:p>0.330527</text:p>
          </table:table-cell>
          <table:table-cell office:value-type="float" office:value="5.49006" calcext:value-type="float">
            <text:p>5.49006</text:p>
          </table:table-cell>
        </table:table-row>
        <table:table-row table:style-name="ro1">
          <table:table-cell office:value-type="float" office:value="0.319882" calcext:value-type="float">
            <text:p>0.319882</text:p>
          </table:table-cell>
          <table:table-cell office:value-type="float" office:value="2.27159" calcext:value-type="float">
            <text:p>2.27159</text:p>
          </table:table-cell>
          <table:table-cell/>
          <table:table-cell office:value-type="float" office:value="0.327157" calcext:value-type="float">
            <text:p>0.327157</text:p>
          </table:table-cell>
          <table:table-cell office:value-type="float" office:value="5.49026" calcext:value-type="float">
            <text:p>5.49026</text:p>
          </table:table-cell>
        </table:table-row>
        <table:table-row table:style-name="ro1">
          <table:table-cell office:value-type="float" office:value="0.320861" calcext:value-type="float">
            <text:p>0.320861</text:p>
          </table:table-cell>
          <table:table-cell office:value-type="float" office:value="2.30932" calcext:value-type="float">
            <text:p>2.30932</text:p>
          </table:table-cell>
          <table:table-cell/>
          <table:table-cell office:value-type="float" office:value="0.323789" calcext:value-type="float">
            <text:p>0.323789</text:p>
          </table:table-cell>
          <table:table-cell office:value-type="float" office:value="5.49046" calcext:value-type="float">
            <text:p>5.49046</text:p>
          </table:table-cell>
        </table:table-row>
        <table:table-row table:style-name="ro1">
          <table:table-cell office:value-type="float" office:value="0.321702" calcext:value-type="float">
            <text:p>0.321702</text:p>
          </table:table-cell>
          <table:table-cell office:value-type="float" office:value="2.34706" calcext:value-type="float">
            <text:p>2.34706</text:p>
          </table:table-cell>
          <table:table-cell/>
          <table:table-cell office:value-type="float" office:value="0.32042" calcext:value-type="float">
            <text:p>0.32042</text:p>
          </table:table-cell>
          <table:table-cell office:value-type="float" office:value="5.49066" calcext:value-type="float">
            <text:p>5.49066</text:p>
          </table:table-cell>
        </table:table-row>
        <table:table-row table:style-name="ro1">
          <table:table-cell office:value-type="float" office:value="0.322342" calcext:value-type="float">
            <text:p>0.322342</text:p>
          </table:table-cell>
          <table:table-cell office:value-type="float" office:value="2.39541" calcext:value-type="float">
            <text:p>2.39541</text:p>
          </table:table-cell>
          <table:table-cell/>
          <table:table-cell office:value-type="float" office:value="0.317052" calcext:value-type="float">
            <text:p>0.317052</text:p>
          </table:table-cell>
          <table:table-cell office:value-type="float" office:value="5.49085" calcext:value-type="float">
            <text:p>5.49085</text:p>
          </table:table-cell>
        </table:table-row>
        <table:table-row table:style-name="ro1">
          <table:table-cell office:value-type="float" office:value="0.322399" calcext:value-type="float">
            <text:p>0.322399</text:p>
          </table:table-cell>
          <table:table-cell office:value-type="float" office:value="2.407" calcext:value-type="float">
            <text:p>2.407</text:p>
          </table:table-cell>
          <table:table-cell/>
          <table:table-cell office:value-type="float" office:value="0.310313" calcext:value-type="float">
            <text:p>0.310313</text:p>
          </table:table-cell>
          <table:table-cell office:value-type="float" office:value="5.49124" calcext:value-type="float">
            <text:p>5.49124</text:p>
          </table:table-cell>
        </table:table-row>
        <table:table-row table:style-name="ro1">
          <table:table-cell office:value-type="float" office:value="0.322442" calcext:value-type="float">
            <text:p>0.322442</text:p>
          </table:table-cell>
          <table:table-cell office:value-type="float" office:value="2.4186" calcext:value-type="float">
            <text:p>2.4186</text:p>
          </table:table-cell>
          <table:table-cell/>
          <table:table-cell office:value-type="float" office:value="0.300204" calcext:value-type="float">
            <text:p>0.300204</text:p>
          </table:table-cell>
          <table:table-cell office:value-type="float" office:value="5.4918" calcext:value-type="float">
            <text:p>5.4918</text:p>
          </table:table-cell>
        </table:table-row>
        <table:table-row table:style-name="ro1">
          <table:table-cell office:value-type="float" office:value="0.322472" calcext:value-type="float">
            <text:p>0.322472</text:p>
          </table:table-cell>
          <table:table-cell office:value-type="float" office:value="2.465" calcext:value-type="float">
            <text:p>2.465</text:p>
          </table:table-cell>
          <table:table-cell/>
          <table:table-cell office:value-type="float" office:value="0.0438715" calcext:value-type="float">
            <text:p>0.0438715</text:p>
          </table:table-cell>
          <table:table-cell office:value-type="float" office:value="5.49983" calcext:value-type="float">
            <text:p>5.49983</text:p>
          </table:table-cell>
        </table:table-row>
        <table:table-row table:style-name="ro1">
          <table:table-cell office:value-type="float" office:value="0.319348" calcext:value-type="float">
            <text:p>0.319348</text:p>
          </table:table-cell>
          <table:table-cell office:value-type="float" office:value="2.48859" calcext:value-type="float">
            <text:p>2.48859</text:p>
          </table:table-cell>
          <table:table-cell/>
          <table:table-cell office:value-type="float" office:value="0.0404963" calcext:value-type="float">
            <text:p>0.0404963</text:p>
          </table:table-cell>
          <table:table-cell office:value-type="float" office:value="5.49985" calcext:value-type="float">
            <text:p>5.49985</text:p>
          </table:table-cell>
        </table:table-row>
        <table:table-row table:style-name="ro1">
          <table:table-cell office:value-type="float" office:value="0.294901" calcext:value-type="float">
            <text:p>0.294901</text:p>
          </table:table-cell>
          <table:table-cell office:value-type="float" office:value="2.49161" calcext:value-type="float">
            <text:p>2.49161</text:p>
          </table:table-cell>
          <table:table-cell table:number-columns-repeated="3"/>
        </table:table-row>
        <table:table-row table:style-name="ro1">
          <table:table-cell office:value-type="float" office:value="0.280475" calcext:value-type="float">
            <text:p>0.280475</text:p>
          </table:table-cell>
          <table:table-cell office:value-type="float" office:value="2.4206" calcext:value-type="float">
            <text:p>2.4206</text:p>
          </table:table-cell>
          <table:table-cell table:number-columns-repeated="3"/>
        </table:table-row>
        <table:table-row table:style-name="ro1">
          <table:table-cell office:value-type="float" office:value="0.247423" calcext:value-type="float">
            <text:p>0.247423</text:p>
          </table:table-cell>
          <table:table-cell office:value-type="float" office:value="2.20637" calcext:value-type="float">
            <text:p>2.20637</text:p>
          </table:table-cell>
          <table:table-cell table:number-columns-repeated="3"/>
        </table:table-row>
        <table:table-row table:style-name="ro1">
          <table:table-cell office:value-type="float" office:value="0.234137" calcext:value-type="float">
            <text:p>0.234137</text:p>
          </table:table-cell>
          <table:table-cell office:value-type="float" office:value="2.1352" calcext:value-type="float">
            <text:p>2.1352</text:p>
          </table:table-cell>
          <table:table-cell table:number-columns-repeated="3"/>
        </table:table-row>
        <table:table-row table:style-name="ro1">
          <table:table-cell office:value-type="float" office:value="0.226275" calcext:value-type="float">
            <text:p>0.226275</text:p>
          </table:table-cell>
          <table:table-cell office:value-type="float" office:value="2.13605" calcext:value-type="float">
            <text:p>2.13605</text:p>
          </table:table-cell>
          <table:table-cell table:number-columns-repeated="3"/>
        </table:table-row>
        <table:table-row table:style-name="ro1">
          <table:table-cell office:value-type="float" office:value="0.221011" calcext:value-type="float">
            <text:p>0.221011</text:p>
          </table:table-cell>
          <table:table-cell office:value-type="float" office:value="2.1364" calcext:value-type="float">
            <text:p>2.1364</text:p>
          </table:table-cell>
          <table:table-cell table:number-columns-repeated="3"/>
        </table:table-row>
        <table:table-row table:style-name="ro1">
          <table:table-cell office:value-type="float" office:value="0.21969" calcext:value-type="float">
            <text:p>0.21969</text:p>
          </table:table-cell>
          <table:table-cell office:value-type="float" office:value="2.13643" calcext:value-type="float">
            <text:p>2.13643</text:p>
          </table:table-cell>
          <table:table-cell table:number-columns-repeated="3"/>
        </table:table-row>
        <table:table-row table:style-name="ro1">
          <table:table-cell office:value-type="float" office:value="0.218368" calcext:value-type="float">
            <text:p>0.218368</text:p>
          </table:table-cell>
          <table:table-cell office:value-type="float" office:value="2.13647" calcext:value-type="float">
            <text:p>2.13647</text:p>
          </table:table-cell>
          <table:table-cell table:number-columns-repeated="3"/>
        </table:table-row>
        <table:table-row table:style-name="ro1">
          <table:table-cell office:value-type="float" office:value="0.214406" calcext:value-type="float">
            <text:p>0.214406</text:p>
          </table:table-cell>
          <table:table-cell office:value-type="float" office:value="2.13657" calcext:value-type="float">
            <text:p>2.13657</text:p>
          </table:table-cell>
          <table:table-cell table:number-columns-repeated="3"/>
        </table:table-row>
        <table:table-row table:style-name="ro1">
          <table:table-cell office:value-type="float" office:value="0.211763" calcext:value-type="float">
            <text:p>0.211763</text:p>
          </table:table-cell>
          <table:table-cell office:value-type="float" office:value="2.13663" calcext:value-type="float">
            <text:p>2.13663</text:p>
          </table:table-cell>
          <table:table-cell table:number-columns-repeated="3"/>
        </table:table-row>
        <table:table-row table:style-name="ro1">
          <table:table-cell office:value-type="float" office:value="0.210443" calcext:value-type="float">
            <text:p>0.210443</text:p>
          </table:table-cell>
          <table:table-cell office:value-type="float" office:value="2.13666" calcext:value-type="float">
            <text:p>2.13666</text:p>
          </table:table-cell>
          <table:table-cell table:number-columns-repeated="3"/>
        </table:table-row>
        <table:table-row table:style-name="ro1">
          <table:table-cell office:value-type="float" office:value="0.176675" calcext:value-type="float">
            <text:p>0.176675</text:p>
          </table:table-cell>
          <table:table-cell office:value-type="float" office:value="2.14393" calcext:value-type="float">
            <text:p>2.14393</text:p>
          </table:table-cell>
          <table:table-cell table:number-columns-repeated="3"/>
        </table:table-row>
        <table:table-row table:style-name="ro1">
          <table:table-cell office:value-type="float" office:value="0.175417" calcext:value-type="float">
            <text:p>0.175417</text:p>
          </table:table-cell>
          <table:table-cell office:value-type="float" office:value="2.14474" calcext:value-type="float">
            <text:p>2.14474</text:p>
          </table:table-cell>
          <table:table-cell table:number-columns-repeated="3"/>
        </table:table-row>
        <table:table-row table:style-name="ro1">
          <table:table-cell office:value-type="float" office:value="0.172897" calcext:value-type="float">
            <text:p>0.172897</text:p>
          </table:table-cell>
          <table:table-cell office:value-type="float" office:value="2.14635" calcext:value-type="float">
            <text:p>2.14635</text:p>
          </table:table-cell>
          <table:table-cell table:number-columns-repeated="3"/>
        </table:table-row>
        <table:table-row table:style-name="ro1">
          <table:table-cell office:value-type="float" office:value="0.171636" calcext:value-type="float">
            <text:p>0.171636</text:p>
          </table:table-cell>
          <table:table-cell office:value-type="float" office:value="2.14715" calcext:value-type="float">
            <text:p>2.14715</text:p>
          </table:table-cell>
          <table:table-cell table:number-columns-repeated="3"/>
        </table:table-row>
        <table:table-row table:style-name="ro1">
          <table:table-cell office:value-type="float" office:value="0.221506" calcext:value-type="float">
            <text:p>0.221506</text:p>
          </table:table-cell>
          <table:table-cell office:value-type="float" office:value="2.8145" calcext:value-type="float">
            <text:p>2.8145</text:p>
          </table:table-cell>
          <table:table-cell table:number-columns-repeated="3"/>
        </table:table-row>
        <table:table-row table:style-name="ro1">
          <table:table-cell office:value-type="float" office:value="0.316332" calcext:value-type="float">
            <text:p>0.316332</text:p>
          </table:table-cell>
          <table:table-cell office:value-type="float" office:value="4.14956" calcext:value-type="float">
            <text:p>4.14956</text:p>
          </table:table-cell>
          <table:table-cell table:number-columns-repeated="3"/>
        </table:table-row>
        <table:table-row table:style-name="ro1">
          <table:table-cell office:value-type="float" office:value="0.383151" calcext:value-type="float">
            <text:p>0.383151</text:p>
          </table:table-cell>
          <table:table-cell office:value-type="float" office:value="5.15117" calcext:value-type="float">
            <text:p>5.15117</text:p>
          </table:table-cell>
          <table:table-cell table:number-columns-repeated="3"/>
        </table:table-row>
        <table:table-row table:style-name="ro1">
          <table:table-cell office:value-type="float" office:value="0.40124" calcext:value-type="float">
            <text:p>0.40124</text:p>
          </table:table-cell>
          <table:table-cell office:value-type="float" office:value="5.48534" calcext:value-type="float">
            <text:p>5.48534</text:p>
          </table:table-cell>
          <table:table-cell table:number-columns-repeated="3"/>
        </table:table-row>
        <table:table-row table:style-name="ro1">
          <table:table-cell office:value-type="float" office:value="0.397873" calcext:value-type="float">
            <text:p>0.397873</text:p>
          </table:table-cell>
          <table:table-cell office:value-type="float" office:value="5.48559" calcext:value-type="float">
            <text:p>5.48559</text:p>
          </table:table-cell>
          <table:table-cell table:number-columns-repeated="3"/>
        </table:table-row>
        <table:table-row table:style-name="ro1">
          <table:table-cell office:value-type="float" office:value="0.394507" calcext:value-type="float">
            <text:p>0.394507</text:p>
          </table:table-cell>
          <table:table-cell office:value-type="float" office:value="5.48583" calcext:value-type="float">
            <text:p>5.48583</text:p>
          </table:table-cell>
          <table:table-cell table:number-columns-repeated="3"/>
        </table:table-row>
        <table:table-row table:style-name="ro1">
          <table:table-cell office:value-type="float" office:value="0.370941" calcext:value-type="float">
            <text:p>0.370941</text:p>
          </table:table-cell>
          <table:table-cell office:value-type="float" office:value="5.48748" calcext:value-type="float">
            <text:p>5.48748</text:p>
          </table:table-cell>
          <table:table-cell table:number-columns-repeated="3"/>
        </table:table-row>
        <table:table-row table:style-name="ro1">
          <table:table-cell office:value-type="float" office:value="0.327157" calcext:value-type="float">
            <text:p>0.327157</text:p>
          </table:table-cell>
          <table:table-cell office:value-type="float" office:value="5.49026" calcext:value-type="float">
            <text:p>5.49026</text:p>
          </table:table-cell>
          <table:table-cell table:number-columns-repeated="3"/>
        </table:table-row>
        <table:table-row table:style-name="ro1">
          <table:table-cell office:value-type="float" office:value="0.317052" calcext:value-type="float">
            <text:p>0.317052</text:p>
          </table:table-cell>
          <table:table-cell office:value-type="float" office:value="5.49085" calcext:value-type="float">
            <text:p>5.49085</text:p>
          </table:table-cell>
          <table:table-cell table:number-columns-repeated="3"/>
        </table:table-row>
        <table:table-row table:style-name="ro1">
          <table:table-cell office:value-type="float" office:value="0.310313" calcext:value-type="float">
            <text:p>0.310313</text:p>
          </table:table-cell>
          <table:table-cell office:value-type="float" office:value="5.49124" calcext:value-type="float">
            <text:p>5.49124</text:p>
          </table:table-cell>
          <table:table-cell table:number-columns-repeated="3"/>
        </table:table-row>
        <table:table-row table:style-name="ro1">
          <table:table-cell office:value-type="float" office:value="0.300204" calcext:value-type="float">
            <text:p>0.300204</text:p>
          </table:table-cell>
          <table:table-cell office:value-type="float" office:value="5.4918" calcext:value-type="float">
            <text:p>5.4918</text:p>
          </table:table-cell>
          <table:table-cell table:number-columns-repeated="3"/>
        </table:table-row>
        <table:table-row table:style-name="ro1">
          <table:table-cell office:value-type="float" office:value="0.0438715" calcext:value-type="float">
            <text:p>0.0438715</text:p>
          </table:table-cell>
          <table:table-cell office:value-type="float" office:value="5.49983" calcext:value-type="float">
            <text:p>5.49983</text:p>
          </table:table-cell>
          <table:table-cell table:number-columns-repeated="3"/>
        </table:table-row>
        <table:table-row table:style-name="ro1">
          <table:table-cell office:value-type="float" office:value="0.0404963" calcext:value-type="float">
            <text:p>0.0404963</text:p>
          </table:table-cell>
          <table:table-cell office:value-type="float" office:value="5.49985" calcext:value-type="float">
            <text:p>5.49985</text:p>
          </table:table-cell>
          <table:table-cell table:number-columns-repeated="3"/>
        </table:table-row>
      </table:table>
      <table:table table:name="RESOLUTION 10 160 0.02 1 test1" table:style-name="ta1">
        <table:shapes>
          <draw:frame draw:z-index="0" draw:style-name="gr1" draw:text-style-name="P1" svg:width="6.2988in" svg:height="3.5429in" svg:x="8.7441in" svg:y="0.2799in">
            <draw:object draw:notify-on-update-of-ranges="'RESOLUTION 10 160 0.02 1 test1'.A1:'RESOLUTION 10 160 0.02 1 test1'.A508 'RESOLUTION 10 160 0.02 1 test1'.B1:'RESOLUTION 10 160 0.02 1 test1'.B50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in" svg:height="3.5453in" svg:x="8.1732in" svg:y="4.0992in">
            <draw:object draw:notify-on-update-of-ranges="'RESOLUTION 10 160 0.02 1 test1'.D1:'RESOLUTION 10 160 0.02 1 test1'.D531 'RESOLUTION 10 160 0.02 1 test1'.E1:'RESOLUTION 10 160 0.02 1 test1'.E53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404963" calcext:value-type="float">
            <text:p>0.0404963</text:p>
          </table:table-cell>
          <table:table-cell office:value-type="float" office:value="-5.49985" calcext:value-type="float">
            <text:p>-5.49985</text:p>
          </table:table-cell>
          <table:table-cell/>
          <table:table-cell office:value-type="float" office:value="0.0404963" calcext:value-type="float">
            <text:p>0.0404963</text:p>
          </table:table-cell>
          <table:table-cell office:value-type="float" office:value="-5.49985" calcext:value-type="float">
            <text:p>-5.49985</text:p>
          </table:table-cell>
          <table:table-cell table:number-columns-repeated="2"/>
        </table:table-row>
        <table:table-row table:style-name="ro1">
          <table:table-cell office:value-type="float" office:value="0.733505" calcext:value-type="float">
            <text:p>0.733505</text:p>
          </table:table-cell>
          <table:table-cell office:value-type="float" office:value="-5.45087" calcext:value-type="float">
            <text:p>-5.45087</text:p>
          </table:table-cell>
          <table:table-cell/>
          <table:table-cell office:value-type="float" office:value="0.733505" calcext:value-type="float">
            <text:p>0.733505</text:p>
          </table:table-cell>
          <table:table-cell office:value-type="float" office:value="-5.45087" calcext:value-type="float">
            <text:p>-5.45087</text:p>
          </table:table-cell>
          <table:table-cell table:number-columns-repeated="2"/>
        </table:table-row>
        <table:table-row table:style-name="ro1">
          <table:table-cell office:value-type="float" office:value="0.710949" calcext:value-type="float">
            <text:p>0.710949</text:p>
          </table:table-cell>
          <table:table-cell office:value-type="float" office:value="-5.1869" calcext:value-type="float">
            <text:p>-5.1869</text:p>
          </table:table-cell>
          <table:table-cell/>
          <table:table-cell office:value-type="float" office:value="0.712579" calcext:value-type="float">
            <text:p>0.712579</text:p>
          </table:table-cell>
          <table:table-cell office:value-type="float" office:value="-5.19879" calcext:value-type="float">
            <text:p>-5.19879</text:p>
          </table:table-cell>
          <table:table-cell table:number-columns-repeated="2"/>
        </table:table-row>
        <table:table-row table:style-name="ro1">
          <table:table-cell office:value-type="float" office:value="0.665875" calcext:value-type="float">
            <text:p>0.665875</text:p>
          </table:table-cell>
          <table:table-cell office:value-type="float" office:value="-4.79246" calcext:value-type="float">
            <text:p>-4.79246</text:p>
          </table:table-cell>
          <table:table-cell/>
          <table:table-cell office:value-type="float" office:value="0.698541" calcext:value-type="float">
            <text:p>0.698541</text:p>
          </table:table-cell>
          <table:table-cell office:value-type="float" office:value="-5.07323" calcext:value-type="float">
            <text:p>-5.07323</text:p>
          </table:table-cell>
          <table:table-cell table:number-columns-repeated="2"/>
        </table:table-row>
        <table:table-row table:style-name="ro1">
          <table:table-cell office:value-type="float" office:value="0.61935" calcext:value-type="float">
            <text:p>0.61935</text:p>
          </table:table-cell>
          <table:table-cell office:value-type="float" office:value="-4.39821" calcext:value-type="float">
            <text:p>-4.39821</text:p>
          </table:table-cell>
          <table:table-cell/>
          <table:table-cell office:value-type="float" office:value="0.670003" calcext:value-type="float">
            <text:p>0.670003</text:p>
          </table:table-cell>
          <table:table-cell office:value-type="float" office:value="-4.82218" calcext:value-type="float">
            <text:p>-4.82218</text:p>
          </table:table-cell>
          <table:table-cell table:number-columns-repeated="2"/>
        </table:table-row>
        <table:table-row table:style-name="ro1">
          <table:table-cell office:value-type="float" office:value="0.592036" calcext:value-type="float">
            <text:p>0.592036</text:p>
          </table:table-cell>
          <table:table-cell office:value-type="float" office:value="-4.13079" calcext:value-type="float">
            <text:p>-4.13079</text:p>
          </table:table-cell>
          <table:table-cell/>
          <table:table-cell office:value-type="float" office:value="0.626044" calcext:value-type="float">
            <text:p>0.626044</text:p>
          </table:table-cell>
          <table:table-cell office:value-type="float" office:value="-4.44574" calcext:value-type="float">
            <text:p>-4.44574</text:p>
          </table:table-cell>
          <table:table-cell table:number-columns-repeated="2"/>
        </table:table-row>
        <table:table-row table:style-name="ro1">
          <table:table-cell office:value-type="float" office:value="0.598777" calcext:value-type="float">
            <text:p>0.598777</text:p>
          </table:table-cell>
          <table:table-cell office:value-type="float" office:value="-4.12375" calcext:value-type="float">
            <text:p>-4.12375</text:p>
          </table:table-cell>
          <table:table-cell/>
          <table:table-cell office:value-type="float" office:value="0.599073" calcext:value-type="float">
            <text:p>0.599073</text:p>
          </table:table-cell>
          <table:table-cell office:value-type="float" office:value="-4.17989" calcext:value-type="float">
            <text:p>-4.17989</text:p>
          </table:table-cell>
          <table:table-cell table:number-columns-repeated="2"/>
        </table:table-row>
        <table:table-row table:style-name="ro1">
          <table:table-cell office:value-type="float" office:value="0.605494" calcext:value-type="float">
            <text:p>0.605494</text:p>
          </table:table-cell>
          <table:table-cell office:value-type="float" office:value="-4.11671" calcext:value-type="float">
            <text:p>-4.11671</text:p>
          </table:table-cell>
          <table:table-cell/>
          <table:table-cell office:value-type="float" office:value="0.600612" calcext:value-type="float">
            <text:p>0.600612</text:p>
          </table:table-cell>
          <table:table-cell office:value-type="float" office:value="-4.17239" calcext:value-type="float">
            <text:p>-4.17239</text:p>
          </table:table-cell>
          <table:table-cell/>
          <table:table-cell office:value-type="string" calcext:value-type="string">
            <text:p>rosbag test1-10-160-0.02-1.0</text:p>
          </table:table-cell>
        </table:table-row>
        <table:table-row table:style-name="ro1">
          <table:table-cell office:value-type="float" office:value="0.614264" calcext:value-type="float">
            <text:p>0.614264</text:p>
          </table:table-cell>
          <table:table-cell office:value-type="float" office:value="-4.10631" calcext:value-type="float">
            <text:p>-4.10631</text:p>
          </table:table-cell>
          <table:table-cell/>
          <table:table-cell office:value-type="float" office:value="0.602142" calcext:value-type="float">
            <text:p>0.602142</text:p>
          </table:table-cell>
          <table:table-cell office:value-type="float" office:value="-4.1649" calcext:value-type="float">
            <text:p>-4.1649</text:p>
          </table:table-cell>
          <table:table-cell table:number-columns-repeated="2"/>
        </table:table-row>
        <table:table-row table:style-name="ro1">
          <table:table-cell office:value-type="float" office:value="0.624972" calcext:value-type="float">
            <text:p>0.624972</text:p>
          </table:table-cell>
          <table:table-cell office:value-type="float" office:value="-4.09205" calcext:value-type="float">
            <text:p>-4.09205</text:p>
          </table:table-cell>
          <table:table-cell/>
          <table:table-cell office:value-type="float" office:value="0.605175" calcext:value-type="float">
            <text:p>0.605175</text:p>
          </table:table-cell>
          <table:table-cell office:value-type="float" office:value="-4.14991" calcext:value-type="float">
            <text:p>-4.14991</text:p>
          </table:table-cell>
          <table:table-cell table:number-columns-repeated="2"/>
        </table:table-row>
        <table:table-row table:style-name="ro1">
          <table:table-cell office:value-type="float" office:value="0.627104" calcext:value-type="float">
            <text:p>0.627104</text:p>
          </table:table-cell>
          <table:table-cell office:value-type="float" office:value="-4.08919" calcext:value-type="float">
            <text:p>-4.08919</text:p>
          </table:table-cell>
          <table:table-cell/>
          <table:table-cell office:value-type="float" office:value="0.606677" calcext:value-type="float">
            <text:p>0.606677</text:p>
          </table:table-cell>
          <table:table-cell office:value-type="float" office:value="-4.14241" calcext:value-type="float">
            <text:p>-4.14241</text:p>
          </table:table-cell>
          <table:table-cell table:number-columns-repeated="2"/>
        </table:table-row>
        <table:table-row table:style-name="ro1">
          <table:table-cell office:value-type="float" office:value="0.635167" calcext:value-type="float">
            <text:p>0.635167</text:p>
          </table:table-cell>
          <table:table-cell office:value-type="float" office:value="-4.075" calcext:value-type="float">
            <text:p>-4.075</text:p>
          </table:table-cell>
          <table:table-cell/>
          <table:table-cell office:value-type="float" office:value="0.608171" calcext:value-type="float">
            <text:p>0.608171</text:p>
          </table:table-cell>
          <table:table-cell office:value-type="float" office:value="-4.13491" calcext:value-type="float">
            <text:p>-4.13491</text:p>
          </table:table-cell>
          <table:table-cell table:number-columns-repeated="2"/>
        </table:table-row>
        <table:table-row table:style-name="ro1">
          <table:table-cell office:value-type="float" office:value="0.646476" calcext:value-type="float">
            <text:p>0.646476</text:p>
          </table:table-cell>
          <table:table-cell office:value-type="float" office:value="-4.04952" calcext:value-type="float">
            <text:p>-4.04952</text:p>
          </table:table-cell>
          <table:table-cell/>
          <table:table-cell office:value-type="float" office:value="0.615241" calcext:value-type="float">
            <text:p>0.615241</text:p>
          </table:table-cell>
          <table:table-cell office:value-type="float" office:value="-4.11284" calcext:value-type="float">
            <text:p>-4.11284</text:p>
          </table:table-cell>
          <table:table-cell table:number-columns-repeated="2"/>
        </table:table-row>
        <table:table-row table:style-name="ro1">
          <table:table-cell office:value-type="float" office:value="0.655165" calcext:value-type="float">
            <text:p>0.655165</text:p>
          </table:table-cell>
          <table:table-cell office:value-type="float" office:value="-4.04022" calcext:value-type="float">
            <text:p>-4.04022</text:p>
          </table:table-cell>
          <table:table-cell/>
          <table:table-cell office:value-type="float" office:value="0.617289" calcext:value-type="float">
            <text:p>0.617289</text:p>
          </table:table-cell>
          <table:table-cell office:value-type="float" office:value="-4.10929" calcext:value-type="float">
            <text:p>-4.10929</text:p>
          </table:table-cell>
          <table:table-cell table:number-columns-repeated="2"/>
        </table:table-row>
        <table:table-row table:style-name="ro1">
          <table:table-cell office:value-type="float" office:value="0.670035" calcext:value-type="float">
            <text:p>0.670035</text:p>
          </table:table-cell>
          <table:table-cell office:value-type="float" office:value="-4.03778" calcext:value-type="float">
            <text:p>-4.03778</text:p>
          </table:table-cell>
          <table:table-cell/>
          <table:table-cell office:value-type="float" office:value="0.62544" calcext:value-type="float">
            <text:p>0.62544</text:p>
          </table:table-cell>
          <table:table-cell office:value-type="float" office:value="-4.09511" calcext:value-type="float">
            <text:p>-4.09511</text:p>
          </table:table-cell>
          <table:table-cell table:number-columns-repeated="2"/>
        </table:table-row>
        <table:table-row table:style-name="ro1">
          <table:table-cell office:value-type="float" office:value="0.678249" calcext:value-type="float">
            <text:p>0.678249</text:p>
          </table:table-cell>
          <table:table-cell office:value-type="float" office:value="-4.02607" calcext:value-type="float">
            <text:p>-4.02607</text:p>
          </table:table-cell>
          <table:table-cell/>
          <table:table-cell office:value-type="float" office:value="0.627468" calcext:value-type="float">
            <text:p>0.627468</text:p>
          </table:table-cell>
          <table:table-cell office:value-type="float" office:value="-4.09157" calcext:value-type="float">
            <text:p>-4.09157</text:p>
          </table:table-cell>
          <table:table-cell table:number-columns-repeated="2"/>
        </table:table-row>
        <table:table-row table:style-name="ro1">
          <table:table-cell office:value-type="float" office:value="0.681482" calcext:value-type="float">
            <text:p>0.681482</text:p>
          </table:table-cell>
          <table:table-cell office:value-type="float" office:value="-4.01518" calcext:value-type="float">
            <text:p>-4.01518</text:p>
          </table:table-cell>
          <table:table-cell/>
          <table:table-cell office:value-type="float" office:value="0.634028" calcext:value-type="float">
            <text:p>0.634028</text:p>
          </table:table-cell>
          <table:table-cell office:value-type="float" office:value="-4.06768" calcext:value-type="float">
            <text:p>-4.06768</text:p>
          </table:table-cell>
          <table:table-cell table:number-columns-repeated="2"/>
        </table:table-row>
        <table:table-row table:style-name="ro1">
          <table:table-cell office:value-type="float" office:value="0.684689" calcext:value-type="float">
            <text:p>0.684689</text:p>
          </table:table-cell>
          <table:table-cell office:value-type="float" office:value="-4.00428" calcext:value-type="float">
            <text:p>-4.00428</text:p>
          </table:table-cell>
          <table:table-cell/>
          <table:table-cell office:value-type="float" office:value="0.641337" calcext:value-type="float">
            <text:p>0.641337</text:p>
          </table:table-cell>
          <table:table-cell office:value-type="float" office:value="-4.01733" calcext:value-type="float">
            <text:p>-4.01733</text:p>
          </table:table-cell>
          <table:table-cell table:number-columns-repeated="2"/>
        </table:table-row>
        <table:table-row table:style-name="ro1">
          <table:table-cell office:value-type="float" office:value="0.687872" calcext:value-type="float">
            <text:p>0.687872</text:p>
          </table:table-cell>
          <table:table-cell office:value-type="float" office:value="-3.99339" calcext:value-type="float">
            <text:p>-3.99339</text:p>
          </table:table-cell>
          <table:table-cell/>
          <table:table-cell office:value-type="float" office:value="0.647834" calcext:value-type="float">
            <text:p>0.647834</text:p>
          </table:table-cell>
          <table:table-cell office:value-type="float" office:value="-3.99501" calcext:value-type="float">
            <text:p>-3.99501</text:p>
          </table:table-cell>
          <table:table-cell table:number-columns-repeated="2"/>
        </table:table-row>
        <table:table-row table:style-name="ro1">
          <table:table-cell office:value-type="float" office:value="0.693986" calcext:value-type="float">
            <text:p>0.693986</text:p>
          </table:table-cell>
          <table:table-cell office:value-type="float" office:value="-3.97061" calcext:value-type="float">
            <text:p>-3.97061</text:p>
          </table:table-cell>
          <table:table-cell/>
          <table:table-cell office:value-type="float" office:value="0.649899" calcext:value-type="float">
            <text:p>0.649899</text:p>
          </table:table-cell>
          <table:table-cell office:value-type="float" office:value="-3.99225" calcext:value-type="float">
            <text:p>-3.99225</text:p>
          </table:table-cell>
          <table:table-cell table:number-columns-repeated="2"/>
        </table:table-row>
        <table:table-row table:style-name="ro1">
          <table:table-cell office:value-type="float" office:value="0.702693" calcext:value-type="float">
            <text:p>0.702693</text:p>
          </table:table-cell>
          <table:table-cell office:value-type="float" office:value="-3.93495" calcext:value-type="float">
            <text:p>-3.93495</text:p>
          </table:table-cell>
          <table:table-cell/>
          <table:table-cell office:value-type="float" office:value="0.654021" calcext:value-type="float">
            <text:p>0.654021</text:p>
          </table:table-cell>
          <table:table-cell office:value-type="float" office:value="-3.98671" calcext:value-type="float">
            <text:p>-3.98671</text:p>
          </table:table-cell>
          <table:table-cell table:number-columns-repeated="2"/>
        </table:table-row>
        <table:table-row table:style-name="ro1">
          <table:table-cell office:value-type="float" office:value="0.708036" calcext:value-type="float">
            <text:p>0.708036</text:p>
          </table:table-cell>
          <table:table-cell office:value-type="float" office:value="-3.9094" calcext:value-type="float">
            <text:p>-3.9094</text:p>
          </table:table-cell>
          <table:table-cell/>
          <table:table-cell office:value-type="float" office:value="0.65813" calcext:value-type="float">
            <text:p>0.65813</text:p>
          </table:table-cell>
          <table:table-cell office:value-type="float" office:value="-3.98117" calcext:value-type="float">
            <text:p>-3.98117</text:p>
          </table:table-cell>
          <table:table-cell table:number-columns-repeated="2"/>
        </table:table-row>
        <table:table-row table:style-name="ro1">
          <table:table-cell office:value-type="float" office:value="0.715332" calcext:value-type="float">
            <text:p>0.715332</text:p>
          </table:table-cell>
          <table:table-cell office:value-type="float" office:value="-3.86842" calcext:value-type="float">
            <text:p>-3.86842</text:p>
          </table:table-cell>
          <table:table-cell/>
          <table:table-cell office:value-type="float" office:value="0.66018" calcext:value-type="float">
            <text:p>0.66018</text:p>
          </table:table-cell>
          <table:table-cell office:value-type="float" office:value="-3.9784" calcext:value-type="float">
            <text:p>-3.9784</text:p>
          </table:table-cell>
          <table:table-cell table:number-columns-repeated="2"/>
        </table:table-row>
        <table:table-row table:style-name="ro1">
          <table:table-cell office:value-type="float" office:value="0.720697" calcext:value-type="float">
            <text:p>0.720697</text:p>
          </table:table-cell>
          <table:table-cell office:value-type="float" office:value="-3.84463" calcext:value-type="float">
            <text:p>-3.84463</text:p>
          </table:table-cell>
          <table:table-cell/>
          <table:table-cell office:value-type="float" office:value="0.668248" calcext:value-type="float">
            <text:p>0.668248</text:p>
          </table:table-cell>
          <table:table-cell office:value-type="float" office:value="-3.96671" calcext:value-type="float">
            <text:p>-3.96671</text:p>
          </table:table-cell>
          <table:table-cell table:number-columns-repeated="2"/>
        </table:table-row>
        <table:table-row table:style-name="ro1">
          <table:table-cell office:value-type="float" office:value="0.722187" calcext:value-type="float">
            <text:p>0.722187</text:p>
          </table:table-cell>
          <table:table-cell office:value-type="float" office:value="-3.83957" calcext:value-type="float">
            <text:p>-3.83957</text:p>
          </table:table-cell>
          <table:table-cell/>
          <table:table-cell office:value-type="float" office:value="0.670232" calcext:value-type="float">
            <text:p>0.670232</text:p>
          </table:table-cell>
          <table:table-cell office:value-type="float" office:value="-3.96363" calcext:value-type="float">
            <text:p>-3.96363</text:p>
          </table:table-cell>
          <table:table-cell table:number-columns-repeated="2"/>
        </table:table-row>
        <table:table-row table:style-name="ro1">
          <table:table-cell office:value-type="float" office:value="0.729549" calcext:value-type="float">
            <text:p>0.729549</text:p>
          </table:table-cell>
          <table:table-cell office:value-type="float" office:value="-3.81426" calcext:value-type="float">
            <text:p>-3.81426</text:p>
          </table:table-cell>
          <table:table-cell/>
          <table:table-cell office:value-type="float" office:value="0.674188" calcext:value-type="float">
            <text:p>0.674188</text:p>
          </table:table-cell>
          <table:table-cell office:value-type="float" office:value="-3.95748" calcext:value-type="float">
            <text:p>-3.95748</text:p>
          </table:table-cell>
          <table:table-cell table:number-columns-repeated="2"/>
        </table:table-row>
        <table:table-row table:style-name="ro1">
          <table:table-cell office:value-type="float" office:value="0.735978" calcext:value-type="float">
            <text:p>0.735978</text:p>
          </table:table-cell>
          <table:table-cell office:value-type="float" office:value="-3.79734" calcext:value-type="float">
            <text:p>-3.79734</text:p>
          </table:table-cell>
          <table:table-cell/>
          <table:table-cell office:value-type="float" office:value="0.680097" calcext:value-type="float">
            <text:p>0.680097</text:p>
          </table:table-cell>
          <table:table-cell office:value-type="float" office:value="-3.94825" calcext:value-type="float">
            <text:p>-3.94825</text:p>
          </table:table-cell>
          <table:table-cell table:number-columns-repeated="2"/>
        </table:table-row>
        <table:table-row table:style-name="ro1">
          <table:table-cell office:value-type="float" office:value="0.737735" calcext:value-type="float">
            <text:p>0.737735</text:p>
          </table:table-cell>
          <table:table-cell office:value-type="float" office:value="-3.79394" calcext:value-type="float">
            <text:p>-3.79394</text:p>
          </table:table-cell>
          <table:table-cell/>
          <table:table-cell office:value-type="float" office:value="0.687753" calcext:value-type="float">
            <text:p>0.687753</text:p>
          </table:table-cell>
          <table:table-cell office:value-type="float" office:value="-3.93495" calcext:value-type="float">
            <text:p>-3.93495</text:p>
          </table:table-cell>
          <table:table-cell table:number-columns-repeated="2"/>
        </table:table-row>
        <table:table-row table:style-name="ro1">
          <table:table-cell office:value-type="float" office:value="0.746463" calcext:value-type="float">
            <text:p>0.746463</text:p>
          </table:table-cell>
          <table:table-cell office:value-type="float" office:value="-3.77694" calcext:value-type="float">
            <text:p>-3.77694</text:p>
          </table:table-cell>
          <table:table-cell/>
          <table:table-cell office:value-type="float" office:value="0.69886" calcext:value-type="float">
            <text:p>0.69886</text:p>
          </table:table-cell>
          <table:table-cell office:value-type="float" office:value="-3.91349" calcext:value-type="float">
            <text:p>-3.91349</text:p>
          </table:table-cell>
          <table:table-cell table:number-columns-repeated="2"/>
        </table:table-row>
        <table:table-row table:style-name="ro1">
          <table:table-cell office:value-type="float" office:value="0.753807" calcext:value-type="float">
            <text:p>0.753807</text:p>
          </table:table-cell>
          <table:table-cell office:value-type="float" office:value="-3.76549" calcext:value-type="float">
            <text:p>-3.76549</text:p>
          </table:table-cell>
          <table:table-cell/>
          <table:table-cell office:value-type="float" office:value="0.706004" calcext:value-type="float">
            <text:p>0.706004</text:p>
          </table:table-cell>
          <table:table-cell office:value-type="float" office:value="-3.89818" calcext:value-type="float">
            <text:p>-3.89818</text:p>
          </table:table-cell>
          <table:table-cell table:number-columns-repeated="2"/>
        </table:table-row>
        <table:table-row table:style-name="ro1">
          <table:table-cell office:value-type="float" office:value="0.759608" calcext:value-type="float">
            <text:p>0.759608</text:p>
          </table:table-cell>
          <table:table-cell office:value-type="float" office:value="-3.75851" calcext:value-type="float">
            <text:p>-3.75851</text:p>
          </table:table-cell>
          <table:table-cell/>
          <table:table-cell office:value-type="float" office:value="0.716314" calcext:value-type="float">
            <text:p>0.716314</text:p>
          </table:table-cell>
          <table:table-cell office:value-type="float" office:value="-3.87373" calcext:value-type="float">
            <text:p>-3.87373</text:p>
          </table:table-cell>
          <table:table-cell table:number-columns-repeated="2"/>
        </table:table-row>
        <table:table-row table:style-name="ro1">
          <table:table-cell office:value-type="float" office:value="0.765386" calcext:value-type="float">
            <text:p>0.765386</text:p>
          </table:table-cell>
          <table:table-cell office:value-type="float" office:value="-3.75152" calcext:value-type="float">
            <text:p>-3.75152</text:p>
          </table:table-cell>
          <table:table-cell/>
          <table:table-cell office:value-type="float" office:value="0.722982" calcext:value-type="float">
            <text:p>0.722982</text:p>
          </table:table-cell>
          <table:table-cell office:value-type="float" office:value="-3.85682" calcext:value-type="float">
            <text:p>-3.85682</text:p>
          </table:table-cell>
          <table:table-cell table:number-columns-repeated="2"/>
        </table:table-row>
        <table:table-row table:style-name="ro1">
          <table:table-cell office:value-type="float" office:value="0.772488" calcext:value-type="float">
            <text:p>0.772488</text:p>
          </table:table-cell>
          <table:table-cell office:value-type="float" office:value="-3.73944" calcext:value-type="float">
            <text:p>-3.73944</text:p>
          </table:table-cell>
          <table:table-cell/>
          <table:table-cell office:value-type="float" office:value="0.727848" calcext:value-type="float">
            <text:p>0.727848</text:p>
          </table:table-cell>
          <table:table-cell office:value-type="float" office:value="-3.84369" calcext:value-type="float">
            <text:p>-3.84369</text:p>
          </table:table-cell>
          <table:table-cell table:number-columns-repeated="2"/>
        </table:table-row>
        <table:table-row table:style-name="ro1">
          <table:table-cell office:value-type="float" office:value="0.777349" calcext:value-type="float">
            <text:p>0.777349</text:p>
          </table:table-cell>
          <table:table-cell office:value-type="float" office:value="-3.72832" calcext:value-type="float">
            <text:p>-3.72832</text:p>
          </table:table-cell>
          <table:table-cell/>
          <table:table-cell office:value-type="float" office:value="0.732667" calcext:value-type="float">
            <text:p>0.732667</text:p>
          </table:table-cell>
          <table:table-cell office:value-type="float" office:value="-3.83056" calcext:value-type="float">
            <text:p>-3.83056</text:p>
          </table:table-cell>
          <table:table-cell table:number-columns-repeated="2"/>
        </table:table-row>
        <table:table-row table:style-name="ro1">
          <table:table-cell office:value-type="float" office:value="0.782172" calcext:value-type="float">
            <text:p>0.782172</text:p>
          </table:table-cell>
          <table:table-cell office:value-type="float" office:value="-3.7172" calcext:value-type="float">
            <text:p>-3.7172</text:p>
          </table:table-cell>
          <table:table-cell/>
          <table:table-cell office:value-type="float" office:value="0.739175" calcext:value-type="float">
            <text:p>0.739175</text:p>
          </table:table-cell>
          <table:table-cell office:value-type="float" office:value="-3.81383" calcext:value-type="float">
            <text:p>-3.81383</text:p>
          </table:table-cell>
          <table:table-cell table:number-columns-repeated="2"/>
        </table:table-row>
        <table:table-row table:style-name="ro1">
          <table:table-cell office:value-type="float" office:value="0.788793" calcext:value-type="float">
            <text:p>0.788793</text:p>
          </table:table-cell>
          <table:table-cell office:value-type="float" office:value="-3.70353" calcext:value-type="float">
            <text:p>-3.70353</text:p>
          </table:table-cell>
          <table:table-cell/>
          <table:table-cell office:value-type="float" office:value="0.745758" calcext:value-type="float">
            <text:p>0.745758</text:p>
          </table:table-cell>
          <table:table-cell office:value-type="float" office:value="-3.79787" calcext:value-type="float">
            <text:p>-3.79787</text:p>
          </table:table-cell>
          <table:table-cell table:number-columns-repeated="2"/>
        </table:table-row>
        <table:table-row table:style-name="ro1">
          <table:table-cell office:value-type="float" office:value="0.797299" calcext:value-type="float">
            <text:p>0.797299</text:p>
          </table:table-cell>
          <table:table-cell office:value-type="float" office:value="-3.6879" calcext:value-type="float">
            <text:p>-3.6879</text:p>
          </table:table-cell>
          <table:table-cell/>
          <table:table-cell office:value-type="float" office:value="0.749022" calcext:value-type="float">
            <text:p>0.749022</text:p>
          </table:table-cell>
          <table:table-cell office:value-type="float" office:value="-3.78989" calcext:value-type="float">
            <text:p>-3.78989</text:p>
          </table:table-cell>
          <table:table-cell table:number-columns-repeated="2"/>
        </table:table-row>
        <table:table-row table:style-name="ro1">
          <table:table-cell office:value-type="float" office:value="0.79899" calcext:value-type="float">
            <text:p>0.79899</text:p>
          </table:table-cell>
          <table:table-cell office:value-type="float" office:value="-3.68477" calcext:value-type="float">
            <text:p>-3.68477</text:p>
          </table:table-cell>
          <table:table-cell/>
          <table:table-cell office:value-type="float" office:value="0.755299" calcext:value-type="float">
            <text:p>0.755299</text:p>
          </table:table-cell>
          <table:table-cell office:value-type="float" office:value="-3.77294" calcext:value-type="float">
            <text:p>-3.77294</text:p>
          </table:table-cell>
          <table:table-cell table:number-columns-repeated="2"/>
        </table:table-row>
        <table:table-row table:style-name="ro1">
          <table:table-cell office:value-type="float" office:value="0.806231" calcext:value-type="float">
            <text:p>0.806231</text:p>
          </table:table-cell>
          <table:table-cell office:value-type="float" office:value="-3.67459" calcext:value-type="float">
            <text:p>-3.67459</text:p>
          </table:table-cell>
          <table:table-cell/>
          <table:table-cell office:value-type="float" office:value="0.756807" calcext:value-type="float">
            <text:p>0.756807</text:p>
          </table:table-cell>
          <table:table-cell office:value-type="float" office:value="-3.76846" calcext:value-type="float">
            <text:p>-3.76846</text:p>
          </table:table-cell>
          <table:table-cell table:number-columns-repeated="2"/>
        </table:table-row>
        <table:table-row table:style-name="ro1">
          <table:table-cell office:value-type="float" office:value="0.813947" calcext:value-type="float">
            <text:p>0.813947</text:p>
          </table:table-cell>
          <table:table-cell office:value-type="float" office:value="-3.66675" calcext:value-type="float">
            <text:p>-3.66675</text:p>
          </table:table-cell>
          <table:table-cell/>
          <table:table-cell office:value-type="float" office:value="0.762785" calcext:value-type="float">
            <text:p>0.762785</text:p>
          </table:table-cell>
          <table:table-cell office:value-type="float" office:value="-3.75052" calcext:value-type="float">
            <text:p>-3.75052</text:p>
          </table:table-cell>
          <table:table-cell table:number-columns-repeated="2"/>
        </table:table-row>
        <table:table-row table:style-name="ro1">
          <table:table-cell office:value-type="float" office:value="0.815871" calcext:value-type="float">
            <text:p>0.815871</text:p>
          </table:table-cell>
          <table:table-cell office:value-type="float" office:value="-3.66478" calcext:value-type="float">
            <text:p>-3.66478</text:p>
          </table:table-cell>
          <table:table-cell/>
          <table:table-cell office:value-type="float" office:value="0.764267" calcext:value-type="float">
            <text:p>0.764267</text:p>
          </table:table-cell>
          <table:table-cell office:value-type="float" office:value="-3.74603" calcext:value-type="float">
            <text:p>-3.74603</text:p>
          </table:table-cell>
          <table:table-cell table:number-columns-repeated="2"/>
        </table:table-row>
        <table:table-row table:style-name="ro1">
          <table:table-cell office:value-type="float" office:value="0.817792" calcext:value-type="float">
            <text:p>0.817792</text:p>
          </table:table-cell>
          <table:table-cell office:value-type="float" office:value="-3.66282" calcext:value-type="float">
            <text:p>-3.66282</text:p>
          </table:table-cell>
          <table:table-cell/>
          <table:table-cell office:value-type="float" office:value="0.771678" calcext:value-type="float">
            <text:p>0.771678</text:p>
          </table:table-cell>
          <table:table-cell office:value-type="float" office:value="-3.73553" calcext:value-type="float">
            <text:p>-3.73553</text:p>
          </table:table-cell>
          <table:table-cell table:number-columns-repeated="2"/>
        </table:table-row>
        <table:table-row table:style-name="ro1">
          <table:table-cell office:value-type="float" office:value="0.826119" calcext:value-type="float">
            <text:p>0.826119</text:p>
          </table:table-cell>
          <table:table-cell office:value-type="float" office:value="-3.65787" calcext:value-type="float">
            <text:p>-3.65787</text:p>
          </table:table-cell>
          <table:table-cell/>
          <table:table-cell office:value-type="float" office:value="0.785055" calcext:value-type="float">
            <text:p>0.785055</text:p>
          </table:table-cell>
          <table:table-cell office:value-type="float" office:value="-3.7309" calcext:value-type="float">
            <text:p>-3.7309</text:p>
          </table:table-cell>
          <table:table-cell table:number-columns-repeated="2"/>
        </table:table-row>
        <table:table-row table:style-name="ro1">
          <table:table-cell office:value-type="float" office:value="0.83958" calcext:value-type="float">
            <text:p>0.83958</text:p>
          </table:table-cell>
          <table:table-cell office:value-type="float" office:value="-3.65481" calcext:value-type="float">
            <text:p>-3.65481</text:p>
          </table:table-cell>
          <table:table-cell/>
          <table:table-cell office:value-type="float" office:value="0.792918" calcext:value-type="float">
            <text:p>0.792918</text:p>
          </table:table-cell>
          <table:table-cell office:value-type="float" office:value="-3.7229" calcext:value-type="float">
            <text:p>-3.7229</text:p>
          </table:table-cell>
          <table:table-cell table:number-columns-repeated="2"/>
        </table:table-row>
        <table:table-row table:style-name="ro1">
          <table:table-cell office:value-type="float" office:value="0.849227" calcext:value-type="float">
            <text:p>0.849227</text:p>
          </table:table-cell>
          <table:table-cell office:value-type="float" office:value="-3.65566" calcext:value-type="float">
            <text:p>-3.65566</text:p>
          </table:table-cell>
          <table:table-cell/>
          <table:table-cell office:value-type="float" office:value="0.801377" calcext:value-type="float">
            <text:p>0.801377</text:p>
          </table:table-cell>
          <table:table-cell office:value-type="float" office:value="-3.70676" calcext:value-type="float">
            <text:p>-3.70676</text:p>
          </table:table-cell>
          <table:table-cell table:number-columns-repeated="2"/>
        </table:table-row>
        <table:table-row table:style-name="ro1">
          <table:table-cell office:value-type="float" office:value="0.85181" calcext:value-type="float">
            <text:p>0.85181</text:p>
          </table:table-cell>
          <table:table-cell office:value-type="float" office:value="-3.6566" calcext:value-type="float">
            <text:p>-3.6566</text:p>
          </table:table-cell>
          <table:table-cell/>
          <table:table-cell office:value-type="float" office:value="0.803059" calcext:value-type="float">
            <text:p>0.803059</text:p>
          </table:table-cell>
          <table:table-cell office:value-type="float" office:value="-3.70353" calcext:value-type="float">
            <text:p>-3.70353</text:p>
          </table:table-cell>
          <table:table-cell table:number-columns-repeated="2"/>
        </table:table-row>
        <table:table-row table:style-name="ro1">
          <table:table-cell office:value-type="float" office:value="0.854394" calcext:value-type="float">
            <text:p>0.854394</text:p>
          </table:table-cell>
          <table:table-cell office:value-type="float" office:value="-3.65753" calcext:value-type="float">
            <text:p>-3.65753</text:p>
          </table:table-cell>
          <table:table-cell/>
          <table:table-cell office:value-type="float" office:value="0.810946" calcext:value-type="float">
            <text:p>0.810946</text:p>
          </table:table-cell>
          <table:table-cell office:value-type="float" office:value="-3.69608" calcext:value-type="float">
            <text:p>-3.69608</text:p>
          </table:table-cell>
          <table:table-cell table:number-columns-repeated="2"/>
        </table:table-row>
        <table:table-row table:style-name="ro1">
          <table:table-cell office:value-type="float" office:value="0.864748" calcext:value-type="float">
            <text:p>0.864748</text:p>
          </table:table-cell>
          <table:table-cell office:value-type="float" office:value="-3.66126" calcext:value-type="float">
            <text:p>-3.66126</text:p>
          </table:table-cell>
          <table:table-cell/>
          <table:table-cell office:value-type="float" office:value="0.824547" calcext:value-type="float">
            <text:p>0.824547</text:p>
          </table:table-cell>
          <table:table-cell office:value-type="float" office:value="-3.69307" calcext:value-type="float">
            <text:p>-3.69307</text:p>
          </table:table-cell>
          <table:table-cell table:number-columns-repeated="2"/>
        </table:table-row>
        <table:table-row table:style-name="ro1">
          <table:table-cell office:value-type="float" office:value="0.875357" calcext:value-type="float">
            <text:p>0.875357</text:p>
          </table:table-cell>
          <table:table-cell office:value-type="float" office:value="-3.66594" calcext:value-type="float">
            <text:p>-3.66594</text:p>
          </table:table-cell>
          <table:table-cell/>
          <table:table-cell office:value-type="float" office:value="0.832948" calcext:value-type="float">
            <text:p>0.832948</text:p>
          </table:table-cell>
          <table:table-cell office:value-type="float" office:value="-3.68811" calcext:value-type="float">
            <text:p>-3.68811</text:p>
          </table:table-cell>
          <table:table-cell table:number-columns-repeated="2"/>
        </table:table-row>
        <table:table-row table:style-name="ro1">
          <table:table-cell office:value-type="float" office:value="0.878072" calcext:value-type="float">
            <text:p>0.878072</text:p>
          </table:table-cell>
          <table:table-cell office:value-type="float" office:value="-3.66735" calcext:value-type="float">
            <text:p>-3.66735</text:p>
          </table:table-cell>
          <table:table-cell/>
          <table:table-cell office:value-type="float" office:value="0.844505" calcext:value-type="float">
            <text:p>0.844505</text:p>
          </table:table-cell>
          <table:table-cell office:value-type="float" office:value="-3.67625" calcext:value-type="float">
            <text:p>-3.67625</text:p>
          </table:table-cell>
          <table:table-cell table:number-columns-repeated="2"/>
        </table:table-row>
        <table:table-row table:style-name="ro1">
          <table:table-cell office:value-type="float" office:value="0.888953" calcext:value-type="float">
            <text:p>0.888953</text:p>
          </table:table-cell>
          <table:table-cell office:value-type="float" office:value="-3.67296" calcext:value-type="float">
            <text:p>-3.67296</text:p>
          </table:table-cell>
          <table:table-cell/>
          <table:table-cell office:value-type="float" office:value="0.852847" calcext:value-type="float">
            <text:p>0.852847</text:p>
          </table:table-cell>
          <table:table-cell office:value-type="float" office:value="-3.67124" calcext:value-type="float">
            <text:p>-3.67124</text:p>
          </table:table-cell>
          <table:table-cell table:number-columns-repeated="2"/>
        </table:table-row>
        <table:table-row table:style-name="ro1">
          <table:table-cell office:value-type="float" office:value="0.891678" calcext:value-type="float">
            <text:p>0.891678</text:p>
          </table:table-cell>
          <table:table-cell office:value-type="float" office:value="-3.67435" calcext:value-type="float">
            <text:p>-3.67435</text:p>
          </table:table-cell>
          <table:table-cell/>
          <table:table-cell office:value-type="float" office:value="0.866357" calcext:value-type="float">
            <text:p>0.866357</text:p>
          </table:table-cell>
          <table:table-cell office:value-type="float" office:value="-3.66808" calcext:value-type="float">
            <text:p>-3.66808</text:p>
          </table:table-cell>
          <table:table-cell table:number-columns-repeated="2"/>
        </table:table-row>
        <table:table-row table:style-name="ro1">
          <table:table-cell office:value-type="float" office:value="0.90217" calcext:value-type="float">
            <text:p>0.90217</text:p>
          </table:table-cell>
          <table:table-cell office:value-type="float" office:value="-3.67817" calcext:value-type="float">
            <text:p>-3.67817</text:p>
          </table:table-cell>
          <table:table-cell/>
          <table:table-cell office:value-type="float" office:value="0.876193" calcext:value-type="float">
            <text:p>0.876193</text:p>
          </table:table-cell>
          <table:table-cell office:value-type="float" office:value="-3.66944" calcext:value-type="float">
            <text:p>-3.66944</text:p>
          </table:table-cell>
          <table:table-cell table:number-columns-repeated="2"/>
        </table:table-row>
        <table:table-row table:style-name="ro1">
          <table:table-cell office:value-type="float" office:value="0.909731" calcext:value-type="float">
            <text:p>0.909731</text:p>
          </table:table-cell>
          <table:table-cell office:value-type="float" office:value="-3.67971" calcext:value-type="float">
            <text:p>-3.67971</text:p>
          </table:table-cell>
          <table:table-cell/>
          <table:table-cell office:value-type="float" office:value="0.88421" calcext:value-type="float">
            <text:p>0.88421</text:p>
          </table:table-cell>
          <table:table-cell office:value-type="float" office:value="-3.67307" calcext:value-type="float">
            <text:p>-3.67307</text:p>
          </table:table-cell>
          <table:table-cell table:number-columns-repeated="2"/>
        </table:table-row>
        <table:table-row table:style-name="ro1">
          <table:table-cell office:value-type="float" office:value="0.917301" calcext:value-type="float">
            <text:p>0.917301</text:p>
          </table:table-cell>
          <table:table-cell office:value-type="float" office:value="-3.68123" calcext:value-type="float">
            <text:p>-3.68123</text:p>
          </table:table-cell>
          <table:table-cell/>
          <table:table-cell office:value-type="float" office:value="0.892244" calcext:value-type="float">
            <text:p>0.892244</text:p>
          </table:table-cell>
          <table:table-cell office:value-type="float" office:value="-3.67669" calcext:value-type="float">
            <text:p>-3.67669</text:p>
          </table:table-cell>
          <table:table-cell table:number-columns-repeated="2"/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3.6813" calcext:value-type="float">
            <text:p>-3.6813</text:p>
          </table:table-cell>
          <table:table-cell/>
          <table:table-cell office:value-type="float" office:value="0.902885" calcext:value-type="float">
            <text:p>0.902885</text:p>
          </table:table-cell>
          <table:table-cell office:value-type="float" office:value="-3.68109" calcext:value-type="float">
            <text:p>-3.68109</text:p>
          </table:table-cell>
          <table:table-cell table:number-columns-repeated="2"/>
        </table:table-row>
        <table:table-row table:style-name="ro1">
          <table:table-cell office:value-type="float" office:value="0.940615" calcext:value-type="float">
            <text:p>0.940615</text:p>
          </table:table-cell>
          <table:table-cell office:value-type="float" office:value="-3.67844" calcext:value-type="float">
            <text:p>-3.67844</text:p>
          </table:table-cell>
          <table:table-cell/>
          <table:table-cell office:value-type="float" office:value="0.905525" calcext:value-type="float">
            <text:p>0.905525</text:p>
          </table:table-cell>
          <table:table-cell office:value-type="float" office:value="-3.68209" calcext:value-type="float">
            <text:p>-3.68209</text:p>
          </table:table-cell>
          <table:table-cell table:number-columns-repeated="2"/>
        </table:table-row>
        <table:table-row table:style-name="ro1">
          <table:table-cell office:value-type="float" office:value="0.952492" calcext:value-type="float">
            <text:p>0.952492</text:p>
          </table:table-cell>
          <table:table-cell office:value-type="float" office:value="-3.68716" calcext:value-type="float">
            <text:p>-3.68716</text:p>
          </table:table-cell>
          <table:table-cell/>
          <table:table-cell office:value-type="float" office:value="0.918752" calcext:value-type="float">
            <text:p>0.918752</text:p>
          </table:table-cell>
          <table:table-cell office:value-type="float" office:value="-3.68705" calcext:value-type="float">
            <text:p>-3.68705</text:p>
          </table:table-cell>
          <table:table-cell table:number-columns-repeated="2"/>
        </table:table-row>
        <table:table-row table:style-name="ro1">
          <table:table-cell office:value-type="float" office:value="0.956158" calcext:value-type="float">
            <text:p>0.956158</text:p>
          </table:table-cell>
          <table:table-cell office:value-type="float" office:value="-3.692" calcext:value-type="float">
            <text:p>-3.692</text:p>
          </table:table-cell>
          <table:table-cell/>
          <table:table-cell office:value-type="float" office:value="0.92902" calcext:value-type="float">
            <text:p>0.92902</text:p>
          </table:table-cell>
          <table:table-cell office:value-type="float" office:value="-3.68964" calcext:value-type="float">
            <text:p>-3.68964</text:p>
          </table:table-cell>
          <table:table-cell table:number-columns-repeated="2"/>
        </table:table-row>
        <table:table-row table:style-name="ro1">
          <table:table-cell office:value-type="float" office:value="0.963509" calcext:value-type="float">
            <text:p>0.963509</text:p>
          </table:table-cell>
          <table:table-cell office:value-type="float" office:value="-3.70166" calcext:value-type="float">
            <text:p>-3.70166</text:p>
          </table:table-cell>
          <table:table-cell/>
          <table:table-cell office:value-type="float" office:value="0.941447" calcext:value-type="float">
            <text:p>0.941447</text:p>
          </table:table-cell>
          <table:table-cell office:value-type="float" office:value="-3.69113" calcext:value-type="float">
            <text:p>-3.69113</text:p>
          </table:table-cell>
          <table:table-cell table:number-columns-repeated="2"/>
        </table:table-row>
        <table:table-row table:style-name="ro1">
          <table:table-cell office:value-type="float" office:value="0.970885" calcext:value-type="float">
            <text:p>0.970885</text:p>
          </table:table-cell>
          <table:table-cell office:value-type="float" office:value="-3.71131" calcext:value-type="float">
            <text:p>-3.71131</text:p>
          </table:table-cell>
          <table:table-cell/>
          <table:table-cell office:value-type="float" office:value="0.943935" calcext:value-type="float">
            <text:p>0.943935</text:p>
          </table:table-cell>
          <table:table-cell office:value-type="float" office:value="-3.69142" calcext:value-type="float">
            <text:p>-3.69142</text:p>
          </table:table-cell>
          <table:table-cell table:number-columns-repeated="2"/>
        </table:table-row>
        <table:table-row table:style-name="ro1">
          <table:table-cell office:value-type="float" office:value="0.974583" calcext:value-type="float">
            <text:p>0.974583</text:p>
          </table:table-cell>
          <table:table-cell office:value-type="float" office:value="-3.71613" calcext:value-type="float">
            <text:p>-3.71613</text:p>
          </table:table-cell>
          <table:table-cell/>
          <table:table-cell office:value-type="float" office:value="0.954993" calcext:value-type="float">
            <text:p>0.954993</text:p>
          </table:table-cell>
          <table:table-cell office:value-type="float" office:value="-3.69684" calcext:value-type="float">
            <text:p>-3.69684</text:p>
          </table:table-cell>
          <table:table-cell table:number-columns-repeated="2"/>
        </table:table-row>
        <table:table-row table:style-name="ro1">
          <table:table-cell office:value-type="float" office:value="0.986825" calcext:value-type="float">
            <text:p>0.986825</text:p>
          </table:table-cell>
          <table:table-cell office:value-type="float" office:value="-3.72552" calcext:value-type="float">
            <text:p>-3.72552</text:p>
          </table:table-cell>
          <table:table-cell/>
          <table:table-cell office:value-type="float" office:value="0.964139" calcext:value-type="float">
            <text:p>0.964139</text:p>
          </table:table-cell>
          <table:table-cell office:value-type="float" office:value="-3.70408" calcext:value-type="float">
            <text:p>-3.70408</text:p>
          </table:table-cell>
          <table:table-cell table:number-columns-repeated="2"/>
        </table:table-row>
        <table:table-row table:style-name="ro1">
          <table:table-cell office:value-type="float" office:value="0.994068" calcext:value-type="float">
            <text:p>0.994068</text:p>
          </table:table-cell>
          <table:table-cell office:value-type="float" office:value="-3.72515" calcext:value-type="float">
            <text:p>-3.72515</text:p>
          </table:table-cell>
          <table:table-cell/>
          <table:table-cell office:value-type="float" office:value="0.973314" calcext:value-type="float">
            <text:p>0.973314</text:p>
          </table:table-cell>
          <table:table-cell office:value-type="float" office:value="-3.71129" calcext:value-type="float">
            <text:p>-3.71129</text:p>
          </table:table-cell>
          <table:table-cell table:number-columns-repeated="2"/>
        </table:table-row>
        <table:table-row table:style-name="ro1">
          <table:table-cell office:value-type="float" office:value="1.00131" calcext:value-type="float">
            <text:p>1.00131</text:p>
          </table:table-cell>
          <table:table-cell office:value-type="float" office:value="-3.72476" calcext:value-type="float">
            <text:p>-3.72476</text:p>
          </table:table-cell>
          <table:table-cell/>
          <table:table-cell office:value-type="float" office:value="0.985288" calcext:value-type="float">
            <text:p>0.985288</text:p>
          </table:table-cell>
          <table:table-cell office:value-type="float" office:value="-3.71972" calcext:value-type="float">
            <text:p>-3.71972</text:p>
          </table:table-cell>
          <table:table-cell table:number-columns-repeated="2"/>
        </table:table-row>
        <table:table-row table:style-name="ro1">
          <table:table-cell office:value-type="float" office:value="1.01092" calcext:value-type="float">
            <text:p>1.01092</text:p>
          </table:table-cell>
          <table:table-cell office:value-type="float" office:value="-3.72403" calcext:value-type="float">
            <text:p>-3.72403</text:p>
          </table:table-cell>
          <table:table-cell/>
          <table:table-cell office:value-type="float" office:value="0.994068" calcext:value-type="float">
            <text:p>0.994068</text:p>
          </table:table-cell>
          <table:table-cell office:value-type="float" office:value="-3.72515" calcext:value-type="float">
            <text:p>-3.72515</text:p>
          </table:table-cell>
          <table:table-cell table:number-columns-repeated="2"/>
        </table:table-row>
        <table:table-row table:style-name="ro1">
          <table:table-cell office:value-type="float" office:value="1.01809" calcext:value-type="float">
            <text:p>1.01809</text:p>
          </table:table-cell>
          <table:table-cell office:value-type="float" office:value="-3.72332" calcext:value-type="float">
            <text:p>-3.72332</text:p>
          </table:table-cell>
          <table:table-cell/>
          <table:table-cell office:value-type="float" office:value="0.999933" calcext:value-type="float">
            <text:p>0.999933</text:p>
          </table:table-cell>
          <table:table-cell office:value-type="float" office:value="-3.72875" calcext:value-type="float">
            <text:p>-3.72875</text:p>
          </table:table-cell>
          <table:table-cell table:number-columns-repeated="2"/>
        </table:table-row>
        <table:table-row table:style-name="ro1">
          <table:table-cell office:value-type="float" office:value="1.02526" calcext:value-type="float">
            <text:p>1.02526</text:p>
          </table:table-cell>
          <table:table-cell office:value-type="float" office:value="-3.72259" calcext:value-type="float">
            <text:p>-3.72259</text:p>
          </table:table-cell>
          <table:table-cell/>
          <table:table-cell office:value-type="float" office:value="1.00287" calcext:value-type="float">
            <text:p>1.00287</text:p>
          </table:table-cell>
          <table:table-cell office:value-type="float" office:value="-3.73055" calcext:value-type="float">
            <text:p>-3.73055</text:p>
          </table:table-cell>
          <table:table-cell table:number-columns-repeated="2"/>
        </table:table-row>
        <table:table-row table:style-name="ro1">
          <table:table-cell office:value-type="float" office:value="1.03547" calcext:value-type="float">
            <text:p>1.03547</text:p>
          </table:table-cell>
          <table:table-cell office:value-type="float" office:value="-3.72392" calcext:value-type="float">
            <text:p>-3.72392</text:p>
          </table:table-cell>
          <table:table-cell/>
          <table:table-cell office:value-type="float" office:value="1.01454" calcext:value-type="float">
            <text:p>1.01454</text:p>
          </table:table-cell>
          <table:table-cell office:value-type="float" office:value="-3.73734" calcext:value-type="float">
            <text:p>-3.73734</text:p>
          </table:table-cell>
          <table:table-cell table:number-columns-repeated="2"/>
        </table:table-row>
        <table:table-row table:style-name="ro1">
          <table:table-cell office:value-type="float" office:value="1.07908" calcext:value-type="float">
            <text:p>1.07908</text:p>
          </table:table-cell>
          <table:table-cell office:value-type="float" office:value="-3.73817" calcext:value-type="float">
            <text:p>-3.73817</text:p>
          </table:table-cell>
          <table:table-cell/>
          <table:table-cell office:value-type="float" office:value="1.02905" calcext:value-type="float">
            <text:p>1.02905</text:p>
          </table:table-cell>
          <table:table-cell office:value-type="float" office:value="-3.7453" calcext:value-type="float">
            <text:p>-3.7453</text:p>
          </table:table-cell>
          <table:table-cell table:number-columns-repeated="2"/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-3.74838" calcext:value-type="float">
            <text:p>-3.74838</text:p>
          </table:table-cell>
          <table:table-cell/>
          <table:table-cell office:value-type="float" office:value="1.03195" calcext:value-type="float">
            <text:p>1.03195</text:p>
          </table:table-cell>
          <table:table-cell office:value-type="float" office:value="-3.74689" calcext:value-type="float">
            <text:p>-3.74689</text:p>
          </table:table-cell>
          <table:table-cell table:number-columns-repeated="2"/>
        </table:table-row>
        <table:table-row table:style-name="ro1">
          <table:table-cell office:value-type="float" office:value="1.11446" calcext:value-type="float">
            <text:p>1.11446</text:p>
          </table:table-cell>
          <table:table-cell office:value-type="float" office:value="-3.77368" calcext:value-type="float">
            <text:p>-3.77368</text:p>
          </table:table-cell>
          <table:table-cell/>
          <table:table-cell office:value-type="float" office:value="1.04377" calcext:value-type="float">
            <text:p>1.04377</text:p>
          </table:table-cell>
          <table:table-cell office:value-type="float" office:value="-3.75379" calcext:value-type="float">
            <text:p>-3.75379</text:p>
          </table:table-cell>
          <table:table-cell table:number-columns-repeated="2"/>
        </table:table-row>
        <table:table-row table:style-name="ro1">
          <table:table-cell office:value-type="float" office:value="1.1272" calcext:value-type="float">
            <text:p>1.1272</text:p>
          </table:table-cell>
          <table:table-cell office:value-type="float" office:value="-3.78262" calcext:value-type="float">
            <text:p>-3.78262</text:p>
          </table:table-cell>
          <table:table-cell/>
          <table:table-cell office:value-type="float" office:value="1.05278" calcext:value-type="float">
            <text:p>1.05278</text:p>
          </table:table-cell>
          <table:table-cell office:value-type="float" office:value="-3.75937" calcext:value-type="float">
            <text:p>-3.75937</text:p>
          </table:table-cell>
          <table:table-cell table:number-columns-repeated="2"/>
        </table:table-row>
        <table:table-row table:style-name="ro1">
          <table:table-cell office:value-type="float" office:value="1.13502" calcext:value-type="float">
            <text:p>1.13502</text:p>
          </table:table-cell>
          <table:table-cell office:value-type="float" office:value="-3.78341" calcext:value-type="float">
            <text:p>-3.78341</text:p>
          </table:table-cell>
          <table:table-cell/>
          <table:table-cell office:value-type="float" office:value="1.06182" calcext:value-type="float">
            <text:p>1.06182</text:p>
          </table:table-cell>
          <table:table-cell office:value-type="float" office:value="-3.76493" calcext:value-type="float">
            <text:p>-3.76493</text:p>
          </table:table-cell>
          <table:table-cell table:number-columns-repeated="2"/>
        </table:table-row>
        <table:table-row table:style-name="ro1">
          <table:table-cell office:value-type="float" office:value="1.14285" calcext:value-type="float">
            <text:p>1.14285</text:p>
          </table:table-cell>
          <table:table-cell office:value-type="float" office:value="-3.78419" calcext:value-type="float">
            <text:p>-3.78419</text:p>
          </table:table-cell>
          <table:table-cell/>
          <table:table-cell office:value-type="float" office:value="1.07341" calcext:value-type="float">
            <text:p>1.07341</text:p>
          </table:table-cell>
          <table:table-cell office:value-type="float" office:value="-3.77059" calcext:value-type="float">
            <text:p>-3.77059</text:p>
          </table:table-cell>
          <table:table-cell table:number-columns-repeated="2"/>
        </table:table-row>
        <table:table-row table:style-name="ro1">
          <table:table-cell office:value-type="float" office:value="1.15377" calcext:value-type="float">
            <text:p>1.15377</text:p>
          </table:table-cell>
          <table:table-cell office:value-type="float" office:value="-3.78673" calcext:value-type="float">
            <text:p>-3.78673</text:p>
          </table:table-cell>
          <table:table-cell/>
          <table:table-cell office:value-type="float" office:value="1.08176" calcext:value-type="float">
            <text:p>1.08176</text:p>
          </table:table-cell>
          <table:table-cell office:value-type="float" office:value="-3.77351" calcext:value-type="float">
            <text:p>-3.77351</text:p>
          </table:table-cell>
          <table:table-cell table:number-columns-repeated="2"/>
        </table:table-row>
        <table:table-row table:style-name="ro1">
          <table:table-cell office:value-type="float" office:value="1.15662" calcext:value-type="float">
            <text:p>1.15662</text:p>
          </table:table-cell>
          <table:table-cell office:value-type="float" office:value="-3.78774" calcext:value-type="float">
            <text:p>-3.78774</text:p>
          </table:table-cell>
          <table:table-cell/>
          <table:table-cell office:value-type="float" office:value="1.09012" calcext:value-type="float">
            <text:p>1.09012</text:p>
          </table:table-cell>
          <table:table-cell office:value-type="float" office:value="-3.77641" calcext:value-type="float">
            <text:p>-3.77641</text:p>
          </table:table-cell>
          <table:table-cell table:number-columns-repeated="2"/>
        </table:table-row>
        <table:table-row table:style-name="ro1">
          <table:table-cell office:value-type="float" office:value="1.16232" calcext:value-type="float">
            <text:p>1.16232</text:p>
          </table:table-cell>
          <table:table-cell office:value-type="float" office:value="-3.78976" calcext:value-type="float">
            <text:p>-3.78976</text:p>
          </table:table-cell>
          <table:table-cell/>
          <table:table-cell office:value-type="float" office:value="1.10072" calcext:value-type="float">
            <text:p>1.10072</text:p>
          </table:table-cell>
          <table:table-cell office:value-type="float" office:value="-3.77833" calcext:value-type="float">
            <text:p>-3.77833</text:p>
          </table:table-cell>
          <table:table-cell table:number-columns-repeated="2"/>
        </table:table-row>
        <table:table-row table:style-name="ro1">
          <table:table-cell office:value-type="float" office:value="1.17089" calcext:value-type="float">
            <text:p>1.17089</text:p>
          </table:table-cell>
          <table:table-cell office:value-type="float" office:value="-3.79278" calcext:value-type="float">
            <text:p>-3.79278</text:p>
          </table:table-cell>
          <table:table-cell/>
          <table:table-cell office:value-type="float" office:value="1.141" calcext:value-type="float">
            <text:p>1.141</text:p>
          </table:table-cell>
          <table:table-cell office:value-type="float" office:value="-3.77806" calcext:value-type="float">
            <text:p>-3.77806</text:p>
          </table:table-cell>
          <table:table-cell table:number-columns-repeated="2"/>
        </table:table-row>
        <table:table-row table:style-name="ro1">
          <table:table-cell office:value-type="float" office:value="1.18352" calcext:value-type="float">
            <text:p>1.18352</text:p>
          </table:table-cell>
          <table:table-cell office:value-type="float" office:value="-3.80059" calcext:value-type="float">
            <text:p>-3.80059</text:p>
          </table:table-cell>
          <table:table-cell/>
          <table:table-cell office:value-type="float" office:value="1.15184" calcext:value-type="float">
            <text:p>1.15184</text:p>
          </table:table-cell>
          <table:table-cell office:value-type="float" office:value="-3.78042" calcext:value-type="float">
            <text:p>-3.78042</text:p>
          </table:table-cell>
          <table:table-cell table:number-columns-repeated="2"/>
        </table:table-row>
        <table:table-row table:style-name="ro1">
          <table:table-cell office:value-type="float" office:value="1.20437" calcext:value-type="float">
            <text:p>1.20437</text:p>
          </table:table-cell>
          <table:table-cell office:value-type="float" office:value="-3.81795" calcext:value-type="float">
            <text:p>-3.81795</text:p>
          </table:table-cell>
          <table:table-cell/>
          <table:table-cell office:value-type="float" office:value="1.16929" calcext:value-type="float">
            <text:p>1.16929</text:p>
          </table:table-cell>
          <table:table-cell office:value-type="float" office:value="-3.78762" calcext:value-type="float">
            <text:p>-3.78762</text:p>
          </table:table-cell>
          <table:table-cell table:number-columns-repeated="2"/>
        </table:table-row>
        <table:table-row table:style-name="ro1">
          <table:table-cell office:value-type="float" office:value="1.2184" calcext:value-type="float">
            <text:p>1.2184</text:p>
          </table:table-cell>
          <table:table-cell office:value-type="float" office:value="-3.82965" calcext:value-type="float">
            <text:p>-3.82965</text:p>
          </table:table-cell>
          <table:table-cell/>
          <table:table-cell office:value-type="float" office:value="1.18132" calcext:value-type="float">
            <text:p>1.18132</text:p>
          </table:table-cell>
          <table:table-cell office:value-type="float" office:value="-3.79352" calcext:value-type="float">
            <text:p>-3.79352</text:p>
          </table:table-cell>
          <table:table-cell table:number-columns-repeated="2"/>
        </table:table-row>
        <table:table-row table:style-name="ro1">
          <table:table-cell office:value-type="float" office:value="1.23967" calcext:value-type="float">
            <text:p>1.23967</text:p>
          </table:table-cell>
          <table:table-cell office:value-type="float" office:value="-3.84741" calcext:value-type="float">
            <text:p>-3.84741</text:p>
          </table:table-cell>
          <table:table-cell/>
          <table:table-cell office:value-type="float" office:value="1.19064" calcext:value-type="float">
            <text:p>1.19064</text:p>
          </table:table-cell>
          <table:table-cell office:value-type="float" office:value="-3.79878" calcext:value-type="float">
            <text:p>-3.79878</text:p>
          </table:table-cell>
          <table:table-cell table:number-columns-repeated="2"/>
        </table:table-row>
        <table:table-row table:style-name="ro1">
          <table:table-cell office:value-type="float" office:value="1.25232" calcext:value-type="float">
            <text:p>1.25232</text:p>
          </table:table-cell>
          <table:table-cell office:value-type="float" office:value="-3.85425" calcext:value-type="float">
            <text:p>-3.85425</text:p>
          </table:table-cell>
          <table:table-cell/>
          <table:table-cell office:value-type="float" office:value="1.19997" calcext:value-type="float">
            <text:p>1.19997</text:p>
          </table:table-cell>
          <table:table-cell office:value-type="float" office:value="-3.80402" calcext:value-type="float">
            <text:p>-3.80402</text:p>
          </table:table-cell>
          <table:table-cell table:number-columns-repeated="2"/>
        </table:table-row>
        <table:table-row table:style-name="ro1">
          <table:table-cell office:value-type="float" office:value="1.26063" calcext:value-type="float">
            <text:p>1.26063</text:p>
          </table:table-cell>
          <table:table-cell office:value-type="float" office:value="-3.85565" calcext:value-type="float">
            <text:p>-3.85565</text:p>
          </table:table-cell>
          <table:table-cell/>
          <table:table-cell office:value-type="float" office:value="1.21379" calcext:value-type="float">
            <text:p>1.21379</text:p>
          </table:table-cell>
          <table:table-cell office:value-type="float" office:value="-3.81517" calcext:value-type="float">
            <text:p>-3.81517</text:p>
          </table:table-cell>
          <table:table-cell table:number-columns-repeated="2"/>
        </table:table-row>
        <table:table-row table:style-name="ro1">
          <table:table-cell office:value-type="float" office:value="1.26894" calcext:value-type="float">
            <text:p>1.26894</text:p>
          </table:table-cell>
          <table:table-cell office:value-type="float" office:value="-3.85702" calcext:value-type="float">
            <text:p>-3.85702</text:p>
          </table:table-cell>
          <table:table-cell/>
          <table:table-cell office:value-type="float" office:value="1.21759" calcext:value-type="float">
            <text:p>1.21759</text:p>
          </table:table-cell>
          <table:table-cell office:value-type="float" office:value="-3.819" calcext:value-type="float">
            <text:p>-3.819</text:p>
          </table:table-cell>
          <table:table-cell table:number-columns-repeated="2"/>
        </table:table-row>
        <table:table-row table:style-name="ro1">
          <table:table-cell office:value-type="float" office:value="1.28029" calcext:value-type="float">
            <text:p>1.28029</text:p>
          </table:table-cell>
          <table:table-cell office:value-type="float" office:value="-3.85959" calcext:value-type="float">
            <text:p>-3.85959</text:p>
          </table:table-cell>
          <table:table-cell/>
          <table:table-cell office:value-type="float" office:value="1.22521" calcext:value-type="float">
            <text:p>1.22521</text:p>
          </table:table-cell>
          <table:table-cell office:value-type="float" office:value="-3.82664" calcext:value-type="float">
            <text:p>-3.82664</text:p>
          </table:table-cell>
          <table:table-cell table:number-columns-repeated="2"/>
        </table:table-row>
        <table:table-row table:style-name="ro1">
          <table:table-cell office:value-type="float" office:value="1.2832" calcext:value-type="float">
            <text:p>1.2832</text:p>
          </table:table-cell>
          <table:table-cell office:value-type="float" office:value="-3.86042" calcext:value-type="float">
            <text:p>-3.86042</text:p>
          </table:table-cell>
          <table:table-cell/>
          <table:table-cell office:value-type="float" office:value="1.23284" calcext:value-type="float">
            <text:p>1.23284</text:p>
          </table:table-cell>
          <table:table-cell office:value-type="float" office:value="-3.83428" calcext:value-type="float">
            <text:p>-3.83428</text:p>
          </table:table-cell>
          <table:table-cell table:number-columns-repeated="2"/>
        </table:table-row>
        <table:table-row table:style-name="ro1">
          <table:table-cell office:value-type="float" office:value="1.29483" calcext:value-type="float">
            <text:p>1.29483</text:p>
          </table:table-cell>
          <table:table-cell office:value-type="float" office:value="-3.86371" calcext:value-type="float">
            <text:p>-3.86371</text:p>
          </table:table-cell>
          <table:table-cell/>
          <table:table-cell office:value-type="float" office:value="1.23666" calcext:value-type="float">
            <text:p>1.23666</text:p>
          </table:table-cell>
          <table:table-cell office:value-type="float" office:value="-3.83809" calcext:value-type="float">
            <text:p>-3.83809</text:p>
          </table:table-cell>
          <table:table-cell table:number-columns-repeated="2"/>
        </table:table-row>
        <table:table-row table:style-name="ro1">
          <table:table-cell office:value-type="float" office:value="1.29774" calcext:value-type="float">
            <text:p>1.29774</text:p>
          </table:table-cell>
          <table:table-cell office:value-type="float" office:value="-3.86452" calcext:value-type="float">
            <text:p>-3.86452</text:p>
          </table:table-cell>
          <table:table-cell/>
          <table:table-cell office:value-type="float" office:value="1.24942" calcext:value-type="float">
            <text:p>1.24942</text:p>
          </table:table-cell>
          <table:table-cell office:value-type="float" office:value="-3.84531" calcext:value-type="float">
            <text:p>-3.84531</text:p>
          </table:table-cell>
          <table:table-cell table:number-columns-repeated="2"/>
        </table:table-row>
        <table:table-row table:style-name="ro1">
          <table:table-cell office:value-type="float" office:value="1.30908" calcext:value-type="float">
            <text:p>1.30908</text:p>
          </table:table-cell>
          <table:table-cell office:value-type="float" office:value="-3.86682" calcext:value-type="float">
            <text:p>-3.86682</text:p>
          </table:table-cell>
          <table:table-cell/>
          <table:table-cell office:value-type="float" office:value="1.25705" calcext:value-type="float">
            <text:p>1.25705</text:p>
          </table:table-cell>
          <table:table-cell office:value-type="float" office:value="-3.84472" calcext:value-type="float">
            <text:p>-3.84472</text:p>
          </table:table-cell>
          <table:table-cell table:number-columns-repeated="2"/>
        </table:table-row>
        <table:table-row table:style-name="ro1">
          <table:table-cell office:value-type="float" office:value="1.3146" calcext:value-type="float">
            <text:p>1.3146</text:p>
          </table:table-cell>
          <table:table-cell office:value-type="float" office:value="-3.86748" calcext:value-type="float">
            <text:p>-3.86748</text:p>
          </table:table-cell>
          <table:table-cell/>
          <table:table-cell office:value-type="float" office:value="1.26469" calcext:value-type="float">
            <text:p>1.26469</text:p>
          </table:table-cell>
          <table:table-cell office:value-type="float" office:value="-3.84411" calcext:value-type="float">
            <text:p>-3.84411</text:p>
          </table:table-cell>
          <table:table-cell table:number-columns-repeated="2"/>
        </table:table-row>
        <table:table-row table:style-name="ro1">
          <table:table-cell office:value-type="float" office:value="1.31736" calcext:value-type="float">
            <text:p>1.31736</text:p>
          </table:table-cell>
          <table:table-cell office:value-type="float" office:value="-3.86781" calcext:value-type="float">
            <text:p>-3.86781</text:p>
          </table:table-cell>
          <table:table-cell/>
          <table:table-cell office:value-type="float" office:value="1.27645" calcext:value-type="float">
            <text:p>1.27645</text:p>
          </table:table-cell>
          <table:table-cell office:value-type="float" office:value="-3.84801" calcext:value-type="float">
            <text:p>-3.84801</text:p>
          </table:table-cell>
          <table:table-cell table:number-columns-repeated="2"/>
        </table:table-row>
        <table:table-row table:style-name="ro1">
          <table:table-cell office:value-type="float" office:value="1.32012" calcext:value-type="float">
            <text:p>1.32012</text:p>
          </table:table-cell>
          <table:table-cell office:value-type="float" office:value="-3.86814" calcext:value-type="float">
            <text:p>-3.86814</text:p>
          </table:table-cell>
          <table:table-cell/>
          <table:table-cell office:value-type="float" office:value="1.28648" calcext:value-type="float">
            <text:p>1.28648</text:p>
          </table:table-cell>
          <table:table-cell office:value-type="float" office:value="-3.85448" calcext:value-type="float">
            <text:p>-3.85448</text:p>
          </table:table-cell>
          <table:table-cell table:number-columns-repeated="2"/>
        </table:table-row>
        <table:table-row table:style-name="ro1">
          <table:table-cell office:value-type="float" office:value="1.32564" calcext:value-type="float">
            <text:p>1.32564</text:p>
          </table:table-cell>
          <table:table-cell office:value-type="float" office:value="-3.86879" calcext:value-type="float">
            <text:p>-3.86879</text:p>
          </table:table-cell>
          <table:table-cell/>
          <table:table-cell office:value-type="float" office:value="1.29653" calcext:value-type="float">
            <text:p>1.29653</text:p>
          </table:table-cell>
          <table:table-cell office:value-type="float" office:value="-3.86092" calcext:value-type="float">
            <text:p>-3.86092</text:p>
          </table:table-cell>
          <table:table-cell table:number-columns-repeated="2"/>
        </table:table-row>
        <table:table-row table:style-name="ro1">
          <table:table-cell office:value-type="float" office:value="1.33801" calcext:value-type="float">
            <text:p>1.33801</text:p>
          </table:table-cell>
          <table:table-cell office:value-type="float" office:value="-3.87384" calcext:value-type="float">
            <text:p>-3.87384</text:p>
          </table:table-cell>
          <table:table-cell/>
          <table:table-cell office:value-type="float" office:value="1.3094" calcext:value-type="float">
            <text:p>1.3094</text:p>
          </table:table-cell>
          <table:table-cell office:value-type="float" office:value="-3.86777" calcext:value-type="float">
            <text:p>-3.86777</text:p>
          </table:table-cell>
          <table:table-cell table:number-columns-repeated="2"/>
        </table:table-row>
        <table:table-row table:style-name="ro1">
          <table:table-cell office:value-type="float" office:value="1.35516" calcext:value-type="float">
            <text:p>1.35516</text:p>
          </table:table-cell>
          <table:table-cell office:value-type="float" office:value="-3.88482" calcext:value-type="float">
            <text:p>-3.88482</text:p>
          </table:table-cell>
          <table:table-cell/>
          <table:table-cell office:value-type="float" office:value="1.31865" calcext:value-type="float">
            <text:p>1.31865</text:p>
          </table:table-cell>
          <table:table-cell office:value-type="float" office:value="-3.8716" calcext:value-type="float">
            <text:p>-3.8716</text:p>
          </table:table-cell>
          <table:table-cell table:number-columns-repeated="2"/>
        </table:table-row>
        <table:table-row table:style-name="ro1">
          <table:table-cell office:value-type="float" office:value="1.35859" calcext:value-type="float">
            <text:p>1.35859</text:p>
          </table:table-cell>
          <table:table-cell office:value-type="float" office:value="-3.88701" calcext:value-type="float">
            <text:p>-3.88701</text:p>
          </table:table-cell>
          <table:table-cell/>
          <table:table-cell office:value-type="float" office:value="1.32482" calcext:value-type="float">
            <text:p>1.32482</text:p>
          </table:table-cell>
          <table:table-cell office:value-type="float" office:value="-3.87414" calcext:value-type="float">
            <text:p>-3.87414</text:p>
          </table:table-cell>
          <table:table-cell table:number-columns-repeated="2"/>
        </table:table-row>
        <table:table-row table:style-name="ro1">
          <table:table-cell office:value-type="float" office:value="1.37258" calcext:value-type="float">
            <text:p>1.37258</text:p>
          </table:table-cell>
          <table:table-cell office:value-type="float" office:value="-3.8963" calcext:value-type="float">
            <text:p>-3.8963</text:p>
          </table:table-cell>
          <table:table-cell/>
          <table:table-cell office:value-type="float" office:value="1.32791" calcext:value-type="float">
            <text:p>1.32791</text:p>
          </table:table-cell>
          <table:table-cell office:value-type="float" office:value="-3.87541" calcext:value-type="float">
            <text:p>-3.87541</text:p>
          </table:table-cell>
          <table:table-cell table:number-columns-repeated="2"/>
        </table:table-row>
        <table:table-row table:style-name="ro1">
          <table:table-cell office:value-type="float" office:value="1.39397" calcext:value-type="float">
            <text:p>1.39397</text:p>
          </table:table-cell>
          <table:table-cell office:value-type="float" office:value="-3.911" calcext:value-type="float">
            <text:p>-3.911</text:p>
          </table:table-cell>
          <table:table-cell/>
          <table:table-cell office:value-type="float" office:value="1.34134" calcext:value-type="float">
            <text:p>1.34134</text:p>
          </table:table-cell>
          <table:table-cell office:value-type="float" office:value="-3.88348" calcext:value-type="float">
            <text:p>-3.88348</text:p>
          </table:table-cell>
          <table:table-cell table:number-columns-repeated="2"/>
        </table:table-row>
        <table:table-row table:style-name="ro1">
          <table:table-cell office:value-type="float" office:value="1.40823" calcext:value-type="float">
            <text:p>1.40823</text:p>
          </table:table-cell>
          <table:table-cell office:value-type="float" office:value="-3.92056" calcext:value-type="float">
            <text:p>-3.92056</text:p>
          </table:table-cell>
          <table:table-cell/>
          <table:table-cell office:value-type="float" office:value="1.35222" calcext:value-type="float">
            <text:p>1.35222</text:p>
          </table:table-cell>
          <table:table-cell office:value-type="float" office:value="-3.89177" calcext:value-type="float">
            <text:p>-3.89177</text:p>
          </table:table-cell>
          <table:table-cell table:number-columns-repeated="2"/>
        </table:table-row>
        <table:table-row table:style-name="ro1">
          <table:table-cell office:value-type="float" office:value="1.41891" calcext:value-type="float">
            <text:p>1.41891</text:p>
          </table:table-cell>
          <table:table-cell office:value-type="float" office:value="-3.92755" calcext:value-type="float">
            <text:p>-3.92755</text:p>
          </table:table-cell>
          <table:table-cell/>
          <table:table-cell office:value-type="float" office:value="1.36315" calcext:value-type="float">
            <text:p>1.36315</text:p>
          </table:table-cell>
          <table:table-cell office:value-type="float" office:value="-3.90004" calcext:value-type="float">
            <text:p>-3.90004</text:p>
          </table:table-cell>
          <table:table-cell table:number-columns-repeated="2"/>
        </table:table-row>
        <table:table-row table:style-name="ro1">
          <table:table-cell office:value-type="float" office:value="1.42962" calcext:value-type="float">
            <text:p>1.42962</text:p>
          </table:table-cell>
          <table:table-cell office:value-type="float" office:value="-3.93452" calcext:value-type="float">
            <text:p>-3.93452</text:p>
          </table:table-cell>
          <table:table-cell/>
          <table:table-cell office:value-type="float" office:value="1.37737" calcext:value-type="float">
            <text:p>1.37737</text:p>
          </table:table-cell>
          <table:table-cell office:value-type="float" office:value="-3.90988" calcext:value-type="float">
            <text:p>-3.90988</text:p>
          </table:table-cell>
          <table:table-cell table:number-columns-repeated="2"/>
        </table:table-row>
        <table:table-row table:style-name="ro1">
          <table:table-cell office:value-type="float" office:value="1.44463" calcext:value-type="float">
            <text:p>1.44463</text:p>
          </table:table-cell>
          <table:table-cell office:value-type="float" office:value="-3.94565" calcext:value-type="float">
            <text:p>-3.94565</text:p>
          </table:table-cell>
          <table:table-cell/>
          <table:table-cell office:value-type="float" office:value="1.38083" calcext:value-type="float">
            <text:p>1.38083</text:p>
          </table:table-cell>
          <table:table-cell office:value-type="float" office:value="-3.91206" calcext:value-type="float">
            <text:p>-3.91206</text:p>
          </table:table-cell>
          <table:table-cell table:number-columns-repeated="2"/>
        </table:table-row>
        <table:table-row table:style-name="ro1">
          <table:table-cell office:value-type="float" office:value="1.44857" calcext:value-type="float">
            <text:p>1.44857</text:p>
          </table:table-cell>
          <table:table-cell office:value-type="float" office:value="-3.94889" calcext:value-type="float">
            <text:p>-3.94889</text:p>
          </table:table-cell>
          <table:table-cell/>
          <table:table-cell office:value-type="float" office:value="1.3982" calcext:value-type="float">
            <text:p>1.3982</text:p>
          </table:table-cell>
          <table:table-cell office:value-type="float" office:value="-3.92287" calcext:value-type="float">
            <text:p>-3.92287</text:p>
          </table:table-cell>
          <table:table-cell table:number-columns-repeated="2"/>
        </table:table-row>
        <table:table-row table:style-name="ro1">
          <table:table-cell office:value-type="float" office:value="1.45251" calcext:value-type="float">
            <text:p>1.45251</text:p>
          </table:table-cell>
          <table:table-cell office:value-type="float" office:value="-3.95213" calcext:value-type="float">
            <text:p>-3.95213</text:p>
          </table:table-cell>
          <table:table-cell/>
          <table:table-cell office:value-type="float" office:value="1.41059" calcext:value-type="float">
            <text:p>1.41059</text:p>
          </table:table-cell>
          <table:table-cell office:value-type="float" office:value="-3.92715" calcext:value-type="float">
            <text:p>-3.92715</text:p>
          </table:table-cell>
          <table:table-cell table:number-columns-repeated="2"/>
        </table:table-row>
        <table:table-row table:style-name="ro1">
          <table:table-cell office:value-type="float" office:value="1.46041" calcext:value-type="float">
            <text:p>1.46041</text:p>
          </table:table-cell>
          <table:table-cell office:value-type="float" office:value="-3.9586" calcext:value-type="float">
            <text:p>-3.9586</text:p>
          </table:table-cell>
          <table:table-cell/>
          <table:table-cell office:value-type="float" office:value="1.41331" calcext:value-type="float">
            <text:p>1.41331</text:p>
          </table:table-cell>
          <table:table-cell office:value-type="float" office:value="-3.92713" calcext:value-type="float">
            <text:p>-3.92713</text:p>
          </table:table-cell>
          <table:table-cell table:number-columns-repeated="2"/>
        </table:table-row>
        <table:table-row table:style-name="ro1">
          <table:table-cell office:value-type="float" office:value="1.46832" calcext:value-type="float">
            <text:p>1.46832</text:p>
          </table:table-cell>
          <table:table-cell office:value-type="float" office:value="-3.96506" calcext:value-type="float">
            <text:p>-3.96506</text:p>
          </table:table-cell>
          <table:table-cell/>
          <table:table-cell office:value-type="float" office:value="1.42417" calcext:value-type="float">
            <text:p>1.42417</text:p>
          </table:table-cell>
          <table:table-cell office:value-type="float" office:value="-3.92703" calcext:value-type="float">
            <text:p>-3.92703</text:p>
          </table:table-cell>
          <table:table-cell table:number-columns-repeated="2"/>
        </table:table-row>
        <table:table-row table:style-name="ro1">
          <table:table-cell office:value-type="float" office:value="1.48385" calcext:value-type="float">
            <text:p>1.48385</text:p>
          </table:table-cell>
          <table:table-cell office:value-type="float" office:value="-3.977" calcext:value-type="float">
            <text:p>-3.977</text:p>
          </table:table-cell>
          <table:table-cell/>
          <table:table-cell office:value-type="float" office:value="1.42689" calcext:value-type="float">
            <text:p>1.42689</text:p>
          </table:table-cell>
          <table:table-cell office:value-type="float" office:value="-3.927" calcext:value-type="float">
            <text:p>-3.927</text:p>
          </table:table-cell>
          <table:table-cell table:number-columns-repeated="2"/>
        </table:table-row>
        <table:table-row table:style-name="ro1">
          <table:table-cell office:value-type="float" office:value="1.48765" calcext:value-type="float">
            <text:p>1.48765</text:p>
          </table:table-cell>
          <table:table-cell office:value-type="float" office:value="-3.97974" calcext:value-type="float">
            <text:p>-3.97974</text:p>
          </table:table-cell>
          <table:table-cell/>
          <table:table-cell office:value-type="float" office:value="1.439" calcext:value-type="float">
            <text:p>1.439</text:p>
          </table:table-cell>
          <table:table-cell office:value-type="float" office:value="-3.93025" calcext:value-type="float">
            <text:p>-3.93025</text:p>
          </table:table-cell>
          <table:table-cell table:number-columns-repeated="2"/>
        </table:table-row>
        <table:table-row table:style-name="ro1">
          <table:table-cell office:value-type="float" office:value="1.50674" calcext:value-type="float">
            <text:p>1.50674</text:p>
          </table:table-cell>
          <table:table-cell office:value-type="float" office:value="-3.9934" calcext:value-type="float">
            <text:p>-3.9934</text:p>
          </table:table-cell>
          <table:table-cell/>
          <table:table-cell office:value-type="float" office:value="1.44903" calcext:value-type="float">
            <text:p>1.44903</text:p>
          </table:table-cell>
          <table:table-cell office:value-type="float" office:value="-3.93519" calcext:value-type="float">
            <text:p>-3.93519</text:p>
          </table:table-cell>
          <table:table-cell table:number-columns-repeated="2"/>
        </table:table-row>
        <table:table-row table:style-name="ro1">
          <table:table-cell office:value-type="float" office:value="1.5213" calcext:value-type="float">
            <text:p>1.5213</text:p>
          </table:table-cell>
          <table:table-cell office:value-type="float" office:value="-4.00222" calcext:value-type="float">
            <text:p>-4.00222</text:p>
          </table:table-cell>
          <table:table-cell/>
          <table:table-cell office:value-type="float" office:value="1.45573" calcext:value-type="float">
            <text:p>1.45573</text:p>
          </table:table-cell>
          <table:table-cell office:value-type="float" office:value="-3.93848" calcext:value-type="float">
            <text:p>-3.93848</text:p>
          </table:table-cell>
          <table:table-cell table:number-columns-repeated="2"/>
        </table:table-row>
        <table:table-row table:style-name="ro1">
          <table:table-cell office:value-type="float" office:value="1.54205" calcext:value-type="float">
            <text:p>1.54205</text:p>
          </table:table-cell>
          <table:table-cell office:value-type="float" office:value="-4.01227" calcext:value-type="float">
            <text:p>-4.01227</text:p>
          </table:table-cell>
          <table:table-cell/>
          <table:table-cell office:value-type="float" office:value="1.45908" calcext:value-type="float">
            <text:p>1.45908</text:p>
          </table:table-cell>
          <table:table-cell office:value-type="float" office:value="-3.94012" calcext:value-type="float">
            <text:p>-3.94012</text:p>
          </table:table-cell>
          <table:table-cell table:number-columns-repeated="2"/>
        </table:table-row>
        <table:table-row table:style-name="ro1">
          <table:table-cell office:value-type="float" office:value="1.55391" calcext:value-type="float">
            <text:p>1.55391</text:p>
          </table:table-cell>
          <table:table-cell office:value-type="float" office:value="-4.0137" calcext:value-type="float">
            <text:p>-4.0137</text:p>
          </table:table-cell>
          <table:table-cell/>
          <table:table-cell office:value-type="float" office:value="1.47126" calcext:value-type="float">
            <text:p>1.47126</text:p>
          </table:table-cell>
          <table:table-cell office:value-type="float" office:value="-3.94327" calcext:value-type="float">
            <text:p>-3.94327</text:p>
          </table:table-cell>
          <table:table-cell table:number-columns-repeated="2"/>
        </table:table-row>
        <table:table-row table:style-name="ro1">
          <table:table-cell office:value-type="float" office:value="1.56868" calcext:value-type="float">
            <text:p>1.56868</text:p>
          </table:table-cell>
          <table:table-cell office:value-type="float" office:value="-4.00795" calcext:value-type="float">
            <text:p>-4.00795</text:p>
          </table:table-cell>
          <table:table-cell/>
          <table:table-cell office:value-type="float" office:value="1.47673" calcext:value-type="float">
            <text:p>1.47673</text:p>
          </table:table-cell>
          <table:table-cell office:value-type="float" office:value="-3.94315" calcext:value-type="float">
            <text:p>-3.94315</text:p>
          </table:table-cell>
          <table:table-cell table:number-columns-repeated="2"/>
        </table:table-row>
        <table:table-row table:style-name="ro1">
          <table:table-cell office:value-type="float" office:value="1.58152" calcext:value-type="float">
            <text:p>1.58152</text:p>
          </table:table-cell>
          <table:table-cell office:value-type="float" office:value="-4.01172" calcext:value-type="float">
            <text:p>-4.01172</text:p>
          </table:table-cell>
          <table:table-cell/>
          <table:table-cell office:value-type="float" office:value="1.48221" calcext:value-type="float">
            <text:p>1.48221</text:p>
          </table:table-cell>
          <table:table-cell office:value-type="float" office:value="-3.94302" calcext:value-type="float">
            <text:p>-3.94302</text:p>
          </table:table-cell>
          <table:table-cell table:number-columns-repeated="2"/>
        </table:table-row>
        <table:table-row table:style-name="ro1">
          <table:table-cell office:value-type="float" office:value="1.58549" calcext:value-type="float">
            <text:p>1.58549</text:p>
          </table:table-cell>
          <table:table-cell office:value-type="float" office:value="-4.01456" calcext:value-type="float">
            <text:p>-4.01456</text:p>
          </table:table-cell>
          <table:table-cell/>
          <table:table-cell office:value-type="float" office:value="1.48494" calcext:value-type="float">
            <text:p>1.48494</text:p>
          </table:table-cell>
          <table:table-cell office:value-type="float" office:value="-3.94295" calcext:value-type="float">
            <text:p>-3.94295</text:p>
          </table:table-cell>
          <table:table-cell table:number-columns-repeated="2"/>
        </table:table-row>
        <table:table-row table:style-name="ro1">
          <table:table-cell office:value-type="float" office:value="1.59343" calcext:value-type="float">
            <text:p>1.59343</text:p>
          </table:table-cell>
          <table:table-cell office:value-type="float" office:value="-4.02023" calcext:value-type="float">
            <text:p>-4.02023</text:p>
          </table:table-cell>
          <table:table-cell/>
          <table:table-cell office:value-type="float" office:value="1.48768" calcext:value-type="float">
            <text:p>1.48768</text:p>
          </table:table-cell>
          <table:table-cell office:value-type="float" office:value="-3.94288" calcext:value-type="float">
            <text:p>-3.94288</text:p>
          </table:table-cell>
          <table:table-cell table:number-columns-repeated="2"/>
        </table:table-row>
        <table:table-row table:style-name="ro1">
          <table:table-cell office:value-type="float" office:value="1.60539" calcext:value-type="float">
            <text:p>1.60539</text:p>
          </table:table-cell>
          <table:table-cell office:value-type="float" office:value="-4.02872" calcext:value-type="float">
            <text:p>-4.02872</text:p>
          </table:table-cell>
          <table:table-cell/>
          <table:table-cell office:value-type="float" office:value="1.50083" calcext:value-type="float">
            <text:p>1.50083</text:p>
          </table:table-cell>
          <table:table-cell office:value-type="float" office:value="-3.94838" calcext:value-type="float">
            <text:p>-3.94838</text:p>
          </table:table-cell>
          <table:table-cell table:number-columns-repeated="2"/>
        </table:table-row>
        <table:table-row table:style-name="ro1">
          <table:table-cell office:value-type="float" office:value="1.70436" calcext:value-type="float">
            <text:p>1.70436</text:p>
          </table:table-cell>
          <table:table-cell office:value-type="float" office:value="-4.24676" calcext:value-type="float">
            <text:p>-4.24676</text:p>
          </table:table-cell>
          <table:table-cell/>
          <table:table-cell office:value-type="float" office:value="1.50468" calcext:value-type="float">
            <text:p>1.50468</text:p>
          </table:table-cell>
          <table:table-cell office:value-type="float" office:value="-3.95119" calcext:value-type="float">
            <text:p>-3.95119</text:p>
          </table:table-cell>
          <table:table-cell table:number-columns-repeated="2"/>
        </table:table-row>
        <table:table-row table:style-name="ro1">
          <table:table-cell office:value-type="float" office:value="1.75005" calcext:value-type="float">
            <text:p>1.75005</text:p>
          </table:table-cell>
          <table:table-cell office:value-type="float" office:value="-4.35287" calcext:value-type="float">
            <text:p>-4.35287</text:p>
          </table:table-cell>
          <table:table-cell/>
          <table:table-cell office:value-type="float" office:value="1.52397" calcext:value-type="float">
            <text:p>1.52397</text:p>
          </table:table-cell>
          <table:table-cell office:value-type="float" office:value="-3.96523" calcext:value-type="float">
            <text:p>-3.96523</text:p>
          </table:table-cell>
          <table:table-cell table:number-columns-repeated="2"/>
        </table:table-row>
        <table:table-row table:style-name="ro1">
          <table:table-cell office:value-type="float" office:value="1.93412" calcext:value-type="float">
            <text:p>1.93412</text:p>
          </table:table-cell>
          <table:table-cell office:value-type="float" office:value="-4.77679" calcext:value-type="float">
            <text:p>-4.77679</text:p>
          </table:table-cell>
          <table:table-cell/>
          <table:table-cell office:value-type="float" office:value="1.54215" calcext:value-type="float">
            <text:p>1.54215</text:p>
          </table:table-cell>
          <table:table-cell office:value-type="float" office:value="-3.9833" calcext:value-type="float">
            <text:p>-3.9833</text:p>
          </table:table-cell>
          <table:table-cell table:number-columns-repeated="2"/>
        </table:table-row>
        <table:table-row table:style-name="ro1">
          <table:table-cell office:value-type="float" office:value="1.98046" calcext:value-type="float">
            <text:p>1.98046</text:p>
          </table:table-cell>
          <table:table-cell office:value-type="float" office:value="-4.88264" calcext:value-type="float">
            <text:p>-4.88264</text:p>
          </table:table-cell>
          <table:table-cell/>
          <table:table-cell office:value-type="float" office:value="1.54737" calcext:value-type="float">
            <text:p>1.54737</text:p>
          </table:table-cell>
          <table:table-cell office:value-type="float" office:value="-3.98953" calcext:value-type="float">
            <text:p>-3.98953</text:p>
          </table:table-cell>
          <table:table-cell table:number-columns-repeated="2"/>
        </table:table-row>
        <table:table-row table:style-name="ro1">
          <table:table-cell office:value-type="float" office:value="2.07979" calcext:value-type="float">
            <text:p>2.07979</text:p>
          </table:table-cell>
          <table:table-cell office:value-type="float" office:value="-5.09161" calcext:value-type="float">
            <text:p>-5.09161</text:p>
          </table:table-cell>
          <table:table-cell/>
          <table:table-cell office:value-type="float" office:value="1.55785" calcext:value-type="float">
            <text:p>1.55785</text:p>
          </table:table-cell>
          <table:table-cell office:value-type="float" office:value="-4.00198" calcext:value-type="float">
            <text:p>-4.00198</text:p>
          </table:table-cell>
          <table:table-cell table:number-columns-repeated="2"/>
        </table:table-row>
        <table:table-row table:style-name="ro1">
          <table:table-cell office:value-type="float" office:value="5.43948" calcext:value-type="float">
            <text:p>5.43948</text:p>
          </table:table-cell>
          <table:table-cell office:value-type="float" office:value="-0.813694" calcext:value-type="float">
            <text:p>-0.813694</text:p>
          </table:table-cell>
          <table:table-cell/>
          <table:table-cell office:value-type="float" office:value="5.43948" calcext:value-type="float">
            <text:p>5.43948</text:p>
          </table:table-cell>
          <table:table-cell office:value-type="float" office:value="-0.813694" calcext:value-type="float">
            <text:p>-0.813694</text:p>
          </table:table-cell>
          <table:table-cell table:number-columns-repeated="2"/>
        </table:table-row>
        <table:table-row table:style-name="ro1">
          <table:table-cell office:value-type="float" office:value="5.33243" calcext:value-type="float">
            <text:p>5.33243</text:p>
          </table:table-cell>
          <table:table-cell office:value-type="float" office:value="-0.784304" calcext:value-type="float">
            <text:p>-0.784304</text:p>
          </table:table-cell>
          <table:table-cell/>
          <table:table-cell office:value-type="float" office:value="5.33243" calcext:value-type="float">
            <text:p>5.33243</text:p>
          </table:table-cell>
          <table:table-cell office:value-type="float" office:value="-0.784304" calcext:value-type="float">
            <text:p>-0.784304</text:p>
          </table:table-cell>
          <table:table-cell table:number-columns-repeated="2"/>
        </table:table-row>
        <table:table-row table:style-name="ro1">
          <table:table-cell office:value-type="float" office:value="5.27839" calcext:value-type="float">
            <text:p>5.27839</text:p>
          </table:table-cell>
          <table:table-cell office:value-type="float" office:value="-0.773048" calcext:value-type="float">
            <text:p>-0.773048</text:p>
          </table:table-cell>
          <table:table-cell/>
          <table:table-cell office:value-type="float" office:value="5.27839" calcext:value-type="float">
            <text:p>5.27839</text:p>
          </table:table-cell>
          <table:table-cell office:value-type="float" office:value="-0.773048" calcext:value-type="float">
            <text:p>-0.773048</text:p>
          </table:table-cell>
          <table:table-cell table:number-columns-repeated="2"/>
        </table:table-row>
        <table:table-row table:style-name="ro1">
          <table:table-cell office:value-type="float" office:value="5.06212" calcext:value-type="float">
            <text:p>5.06212</text:p>
          </table:table-cell>
          <table:table-cell office:value-type="float" office:value="-0.728688" calcext:value-type="float">
            <text:p>-0.728688</text:p>
          </table:table-cell>
          <table:table-cell/>
          <table:table-cell office:value-type="float" office:value="5.06212" calcext:value-type="float">
            <text:p>5.06212</text:p>
          </table:table-cell>
          <table:table-cell office:value-type="float" office:value="-0.728688" calcext:value-type="float">
            <text:p>-0.728688</text:p>
          </table:table-cell>
          <table:table-cell table:number-columns-repeated="2"/>
        </table:table-row>
        <table:table-row table:style-name="ro1">
          <table:table-cell office:value-type="float" office:value="5.00803" calcext:value-type="float">
            <text:p>5.00803</text:p>
          </table:table-cell>
          <table:table-cell office:value-type="float" office:value="-0.717764" calcext:value-type="float">
            <text:p>-0.717764</text:p>
          </table:table-cell>
          <table:table-cell/>
          <table:table-cell office:value-type="float" office:value="5.00803" calcext:value-type="float">
            <text:p>5.00803</text:p>
          </table:table-cell>
          <table:table-cell office:value-type="float" office:value="-0.717764" calcext:value-type="float">
            <text:p>-0.717764</text:p>
          </table:table-cell>
          <table:table-cell table:number-columns-repeated="2"/>
        </table:table-row>
        <table:table-row table:style-name="ro1">
          <table:table-cell office:value-type="float" office:value="4.89986" calcext:value-type="float">
            <text:p>4.89986</text:p>
          </table:table-cell>
          <table:table-cell office:value-type="float" office:value="-0.689992" calcext:value-type="float">
            <text:p>-0.689992</text:p>
          </table:table-cell>
          <table:table-cell/>
          <table:table-cell office:value-type="float" office:value="4.90065" calcext:value-type="float">
            <text:p>4.90065</text:p>
          </table:table-cell>
          <table:table-cell office:value-type="float" office:value="-0.690104" calcext:value-type="float">
            <text:p>-0.690104</text:p>
          </table:table-cell>
          <table:table-cell table:number-columns-repeated="2"/>
        </table:table-row>
        <table:table-row table:style-name="ro1">
          <table:table-cell office:value-type="float" office:value="4.89993" calcext:value-type="float">
            <text:p>4.89993</text:p>
          </table:table-cell>
          <table:table-cell office:value-type="float" office:value="-0.680807" calcext:value-type="float">
            <text:p>-0.680807</text:p>
          </table:table-cell>
          <table:table-cell/>
          <table:table-cell office:value-type="float" office:value="4.90719" calcext:value-type="float">
            <text:p>4.90719</text:p>
          </table:table-cell>
          <table:table-cell office:value-type="float" office:value="-0.641959" calcext:value-type="float">
            <text:p>-0.641959</text:p>
          </table:table-cell>
          <table:table-cell table:number-columns-repeated="2"/>
        </table:table-row>
        <table:table-row table:style-name="ro1">
          <table:table-cell office:value-type="float" office:value="4.89997" calcext:value-type="float">
            <text:p>4.89997</text:p>
          </table:table-cell>
          <table:table-cell office:value-type="float" office:value="-0.674684" calcext:value-type="float">
            <text:p>-0.674684</text:p>
          </table:table-cell>
          <table:table-cell/>
          <table:table-cell office:value-type="float" office:value="4.90954" calcext:value-type="float">
            <text:p>4.90954</text:p>
          </table:table-cell>
          <table:table-cell office:value-type="float" office:value="-0.630016" calcext:value-type="float">
            <text:p>-0.630016</text:p>
          </table:table-cell>
          <table:table-cell table:number-columns-repeated="2"/>
        </table:table-row>
        <table:table-row table:style-name="ro1">
          <table:table-cell office:value-type="float" office:value="4.89999" calcext:value-type="float">
            <text:p>4.89999</text:p>
          </table:table-cell>
          <table:table-cell office:value-type="float" office:value="-0.671623" calcext:value-type="float">
            <text:p>-0.671623</text:p>
          </table:table-cell>
          <table:table-cell/>
          <table:table-cell office:value-type="float" office:value="4.91344" calcext:value-type="float">
            <text:p>4.91344</text:p>
          </table:table-cell>
          <table:table-cell office:value-type="float" office:value="-0.615199" calcext:value-type="float">
            <text:p>-0.615199</text:p>
          </table:table-cell>
          <table:table-cell table:number-columns-repeated="2"/>
        </table:table-row>
        <table:table-row table:style-name="ro1">
          <table:table-cell office:value-type="float" office:value="4.90083" calcext:value-type="float">
            <text:p>4.90083</text:p>
          </table:table-cell>
          <table:table-cell office:value-type="float" office:value="-0.659488" calcext:value-type="float">
            <text:p>-0.659488</text:p>
          </table:table-cell>
          <table:table-cell/>
          <table:table-cell office:value-type="float" office:value="4.91421" calcext:value-type="float">
            <text:p>4.91421</text:p>
          </table:table-cell>
          <table:table-cell office:value-type="float" office:value="-0.612233" calcext:value-type="float">
            <text:p>-0.612233</text:p>
          </table:table-cell>
          <table:table-cell table:number-columns-repeated="2"/>
        </table:table-row>
        <table:table-row table:style-name="ro1">
          <table:table-cell office:value-type="float" office:value="4.90322" calcext:value-type="float">
            <text:p>4.90322</text:p>
          </table:table-cell>
          <table:table-cell office:value-type="float" office:value="-0.641441" calcext:value-type="float">
            <text:p>-0.641441</text:p>
          </table:table-cell>
          <table:table-cell/>
          <table:table-cell office:value-type="float" office:value="4.91748" calcext:value-type="float">
            <text:p>4.91748</text:p>
          </table:table-cell>
          <table:table-cell office:value-type="float" office:value="-0.600388" calcext:value-type="float">
            <text:p>-0.600388</text:p>
          </table:table-cell>
          <table:table-cell table:number-columns-repeated="2"/>
        </table:table-row>
        <table:table-row table:style-name="ro1">
          <table:table-cell office:value-type="float" office:value="4.90518" calcext:value-type="float">
            <text:p>4.90518</text:p>
          </table:table-cell>
          <table:table-cell office:value-type="float" office:value="-0.629456" calcext:value-type="float">
            <text:p>-0.629456</text:p>
          </table:table-cell>
          <table:table-cell/>
          <table:table-cell office:value-type="float" office:value="4.91835" calcext:value-type="float">
            <text:p>4.91835</text:p>
          </table:table-cell>
          <table:table-cell office:value-type="float" office:value="-0.597431" calcext:value-type="float">
            <text:p>-0.597431</text:p>
          </table:table-cell>
          <table:table-cell table:number-columns-repeated="2"/>
        </table:table-row>
        <table:table-row table:style-name="ro1">
          <table:table-cell office:value-type="float" office:value="4.90865" calcext:value-type="float">
            <text:p>4.90865</text:p>
          </table:table-cell>
          <table:table-cell office:value-type="float" office:value="-0.611541" calcext:value-type="float">
            <text:p>-0.611541</text:p>
          </table:table-cell>
          <table:table-cell/>
          <table:table-cell office:value-type="float" office:value="4.91921" calcext:value-type="float">
            <text:p>4.91921</text:p>
          </table:table-cell>
          <table:table-cell office:value-type="float" office:value="-0.594473" calcext:value-type="float">
            <text:p>-0.594473</text:p>
          </table:table-cell>
          <table:table-cell table:number-columns-repeated="2"/>
        </table:table-row>
        <table:table-row table:style-name="ro1">
          <table:table-cell office:value-type="float" office:value="4.91054" calcext:value-type="float">
            <text:p>4.91054</text:p>
          </table:table-cell>
          <table:table-cell office:value-type="float" office:value="-0.59954" calcext:value-type="float">
            <text:p>-0.59954</text:p>
          </table:table-cell>
          <table:table-cell/>
          <table:table-cell office:value-type="float" office:value="4.92007" calcext:value-type="float">
            <text:p>4.92007</text:p>
          </table:table-cell>
          <table:table-cell office:value-type="float" office:value="-0.591514" calcext:value-type="float">
            <text:p>-0.591514</text:p>
          </table:table-cell>
          <table:table-cell table:number-columns-repeated="2"/>
        </table:table-row>
        <table:table-row table:style-name="ro1">
          <table:table-cell office:value-type="float" office:value="4.91271" calcext:value-type="float">
            <text:p>4.91271</text:p>
          </table:table-cell>
          <table:table-cell office:value-type="float" office:value="-0.581458" calcext:value-type="float">
            <text:p>-0.581458</text:p>
          </table:table-cell>
          <table:table-cell/>
          <table:table-cell office:value-type="float" office:value="4.92093" calcext:value-type="float">
            <text:p>4.92093</text:p>
          </table:table-cell>
          <table:table-cell office:value-type="float" office:value="-0.588555" calcext:value-type="float">
            <text:p>-0.588555</text:p>
          </table:table-cell>
          <table:table-cell table:number-columns-repeated="2"/>
        </table:table-row>
        <table:table-row table:style-name="ro1">
          <table:table-cell office:value-type="float" office:value="4.91531" calcext:value-type="float">
            <text:p>4.91531</text:p>
          </table:table-cell>
          <table:table-cell office:value-type="float" office:value="-0.569536" calcext:value-type="float">
            <text:p>-0.569536</text:p>
          </table:table-cell>
          <table:table-cell/>
          <table:table-cell office:value-type="float" office:value="4.92179" calcext:value-type="float">
            <text:p>4.92179</text:p>
          </table:table-cell>
          <table:table-cell office:value-type="float" office:value="-0.585594" calcext:value-type="float">
            <text:p>-0.585594</text:p>
          </table:table-cell>
          <table:table-cell table:number-columns-repeated="2"/>
        </table:table-row>
        <table:table-row table:style-name="ro1">
          <table:table-cell office:value-type="float" office:value="4.91814" calcext:value-type="float">
            <text:p>4.91814</text:p>
          </table:table-cell>
          <table:table-cell office:value-type="float" office:value="-0.560691" calcext:value-type="float">
            <text:p>-0.560691</text:p>
          </table:table-cell>
          <table:table-cell/>
          <table:table-cell office:value-type="float" office:value="4.92264" calcext:value-type="float">
            <text:p>4.92264</text:p>
          </table:table-cell>
          <table:table-cell office:value-type="float" office:value="-0.582633" calcext:value-type="float">
            <text:p>-0.582633</text:p>
          </table:table-cell>
          <table:table-cell table:number-columns-repeated="2"/>
        </table:table-row>
        <table:table-row table:style-name="ro1">
          <table:table-cell office:value-type="float" office:value="4.92002" calcext:value-type="float">
            <text:p>4.92002</text:p>
          </table:table-cell>
          <table:table-cell office:value-type="float" office:value="-0.55479" calcext:value-type="float">
            <text:p>-0.55479</text:p>
          </table:table-cell>
          <table:table-cell/>
          <table:table-cell office:value-type="float" office:value="4.92564" calcext:value-type="float">
            <text:p>4.92564</text:p>
          </table:table-cell>
          <table:table-cell office:value-type="float" office:value="-0.570733" calcext:value-type="float">
            <text:p>-0.570733</text:p>
          </table:table-cell>
          <table:table-cell table:number-columns-repeated="2"/>
        </table:table-row>
        <table:table-row table:style-name="ro1">
          <table:table-cell office:value-type="float" office:value="4.92282" calcext:value-type="float">
            <text:p>4.92282</text:p>
          </table:table-cell>
          <table:table-cell office:value-type="float" office:value="-0.54593" calcext:value-type="float">
            <text:p>-0.54593</text:p>
          </table:table-cell>
          <table:table-cell/>
          <table:table-cell office:value-type="float" office:value="4.9295" calcext:value-type="float">
            <text:p>4.9295</text:p>
          </table:table-cell>
          <table:table-cell office:value-type="float" office:value="-0.552796" calcext:value-type="float">
            <text:p>-0.552796</text:p>
          </table:table-cell>
          <table:table-cell table:number-columns-repeated="2"/>
        </table:table-row>
        <table:table-row table:style-name="ro1">
          <table:table-cell office:value-type="float" office:value="4.92561" calcext:value-type="float">
            <text:p>4.92561</text:p>
          </table:table-cell>
          <table:table-cell office:value-type="float" office:value="-0.537063" calcext:value-type="float">
            <text:p>-0.537063</text:p>
          </table:table-cell>
          <table:table-cell/>
          <table:table-cell office:value-type="float" office:value="4.93263" calcext:value-type="float">
            <text:p>4.93263</text:p>
          </table:table-cell>
          <table:table-cell office:value-type="float" office:value="-0.540892" calcext:value-type="float">
            <text:p>-0.540892</text:p>
          </table:table-cell>
          <table:table-cell table:number-columns-repeated="2"/>
        </table:table-row>
        <table:table-row table:style-name="ro1">
          <table:table-cell office:value-type="float" office:value="4.92746" calcext:value-type="float">
            <text:p>4.92746</text:p>
          </table:table-cell>
          <table:table-cell office:value-type="float" office:value="-0.531146" calcext:value-type="float">
            <text:p>-0.531146</text:p>
          </table:table-cell>
          <table:table-cell/>
          <table:table-cell office:value-type="float" office:value="4.93541" calcext:value-type="float">
            <text:p>4.93541</text:p>
          </table:table-cell>
          <table:table-cell office:value-type="float" office:value="-0.532004" calcext:value-type="float">
            <text:p>-0.532004</text:p>
          </table:table-cell>
          <table:table-cell table:number-columns-repeated="2"/>
        </table:table-row>
        <table:table-row table:style-name="ro1">
          <table:table-cell office:value-type="float" office:value="4.93021" calcext:value-type="float">
            <text:p>4.93021</text:p>
          </table:table-cell>
          <table:table-cell office:value-type="float" office:value="-0.522265" calcext:value-type="float">
            <text:p>-0.522265</text:p>
          </table:table-cell>
          <table:table-cell/>
          <table:table-cell office:value-type="float" office:value="4.93817" calcext:value-type="float">
            <text:p>4.93817</text:p>
          </table:table-cell>
          <table:table-cell office:value-type="float" office:value="-0.523108" calcext:value-type="float">
            <text:p>-0.523108</text:p>
          </table:table-cell>
          <table:table-cell table:number-columns-repeated="2"/>
        </table:table-row>
        <table:table-row table:style-name="ro1">
          <table:table-cell office:value-type="float" office:value="5.0403" calcext:value-type="float">
            <text:p>5.0403</text:p>
          </table:table-cell>
          <table:table-cell office:value-type="float" office:value="-0.52142" calcext:value-type="float">
            <text:p>-0.52142</text:p>
          </table:table-cell>
          <table:table-cell/>
          <table:table-cell office:value-type="float" office:value="5.04667" calcext:value-type="float">
            <text:p>5.04667</text:p>
          </table:table-cell>
          <table:table-cell office:value-type="float" office:value="-0.522079" calcext:value-type="float">
            <text:p>-0.522079</text:p>
          </table:table-cell>
          <table:table-cell table:number-columns-repeated="2"/>
        </table:table-row>
        <table:table-row table:style-name="ro1">
          <table:table-cell office:value-type="float" office:value="5.20272" calcext:value-type="float">
            <text:p>5.20272</text:p>
          </table:table-cell>
          <table:table-cell office:value-type="float" office:value="-0.528545" calcext:value-type="float">
            <text:p>-0.528545</text:p>
          </table:table-cell>
          <table:table-cell/>
          <table:table-cell office:value-type="float" office:value="5.2067" calcext:value-type="float">
            <text:p>5.2067</text:p>
          </table:table-cell>
          <table:table-cell office:value-type="float" office:value="-0.528949" calcext:value-type="float">
            <text:p>-0.528949</text:p>
          </table:table-cell>
          <table:table-cell table:number-columns-repeated="2"/>
        </table:table-row>
        <table:table-row table:style-name="ro1">
          <table:table-cell office:value-type="float" office:value="5.36518" calcext:value-type="float">
            <text:p>5.36518</text:p>
          </table:table-cell>
          <table:table-cell office:value-type="float" office:value="-0.535073" calcext:value-type="float">
            <text:p>-0.535073</text:p>
          </table:table-cell>
          <table:table-cell/>
          <table:table-cell office:value-type="float" office:value="5.36678" calcext:value-type="float">
            <text:p>5.36678</text:p>
          </table:table-cell>
          <table:table-cell office:value-type="float" office:value="-0.535232" calcext:value-type="float">
            <text:p>-0.535232</text:p>
          </table:table-cell>
          <table:table-cell table:number-columns-repeated="2"/>
        </table:table-row>
        <table:table-row table:style-name="ro1">
          <table:table-cell office:value-type="float" office:value="5.47417" calcext:value-type="float">
            <text:p>5.47417</text:p>
          </table:table-cell>
          <table:table-cell office:value-type="float" office:value="-0.532377" calcext:value-type="float">
            <text:p>-0.532377</text:p>
          </table:table-cell>
          <table:table-cell/>
          <table:table-cell office:value-type="float" office:value="5.47417" calcext:value-type="float">
            <text:p>5.47417</text:p>
          </table:table-cell>
          <table:table-cell office:value-type="float" office:value="-0.532377" calcext:value-type="float">
            <text:p>-0.532377</text:p>
          </table:table-cell>
          <table:table-cell table:number-columns-repeated="2"/>
        </table:table-row>
        <table:table-row table:style-name="ro1">
          <table:table-cell office:value-type="float" office:value="4.32787" calcext:value-type="float">
            <text:p>4.32787</text:p>
          </table:table-cell>
          <table:table-cell office:value-type="float" office:value="-0.164724" calcext:value-type="float">
            <text:p>-0.164724</text:p>
          </table:table-cell>
          <table:table-cell/>
          <table:table-cell office:value-type="float" office:value="5.49124" calcext:value-type="float">
            <text:p>5.49124</text:p>
          </table:table-cell>
          <table:table-cell office:value-type="float" office:value="-0.310313" calcext:value-type="float">
            <text:p>-0.310313</text:p>
          </table:table-cell>
          <table:table-cell table:number-columns-repeated="2"/>
        </table:table-row>
        <table:table-row table:style-name="ro1">
          <table:table-cell office:value-type="float" office:value="4.33785" calcext:value-type="float">
            <text:p>4.33785</text:p>
          </table:table-cell>
          <table:table-cell office:value-type="float" office:value="-0.154442" calcext:value-type="float">
            <text:p>-0.154442</text:p>
          </table:table-cell>
          <table:table-cell/>
          <table:table-cell office:value-type="float" office:value="5.25493" calcext:value-type="float">
            <text:p>5.25493</text:p>
          </table:table-cell>
          <table:table-cell office:value-type="float" office:value="-0.284022" calcext:value-type="float">
            <text:p>-0.284022</text:p>
          </table:table-cell>
          <table:table-cell table:number-columns-repeated="2"/>
        </table:table-row>
        <table:table-row table:style-name="ro1">
          <table:table-cell office:value-type="float" office:value="4.35252" calcext:value-type="float">
            <text:p>4.35252</text:p>
          </table:table-cell>
          <table:table-cell office:value-type="float" office:value="-0.146943" calcext:value-type="float">
            <text:p>-0.146943</text:p>
          </table:table-cell>
          <table:table-cell/>
          <table:table-cell office:value-type="float" office:value="4.78144" calcext:value-type="float">
            <text:p>4.78144</text:p>
          </table:table-cell>
          <table:table-cell office:value-type="float" office:value="-0.246663" calcext:value-type="float">
            <text:p>-0.246663</text:p>
          </table:table-cell>
          <table:table-cell table:number-columns-repeated="2"/>
        </table:table-row>
        <table:table-row table:style-name="ro1">
          <table:table-cell office:value-type="float" office:value="4.36718" calcext:value-type="float">
            <text:p>4.36718</text:p>
          </table:table-cell>
          <table:table-cell office:value-type="float" office:value="-0.13939" calcext:value-type="float">
            <text:p>-0.13939</text:p>
          </table:table-cell>
          <table:table-cell/>
          <table:table-cell office:value-type="float" office:value="4.54464" calcext:value-type="float">
            <text:p>4.54464</text:p>
          </table:table-cell>
          <table:table-cell office:value-type="float" office:value="-0.228855" calcext:value-type="float">
            <text:p>-0.228855</text:p>
          </table:table-cell>
          <table:table-cell table:number-columns-repeated="2"/>
        </table:table-row>
        <table:table-row table:style-name="ro1">
          <table:table-cell office:value-type="float" office:value="4.3771" calcext:value-type="float">
            <text:p>4.3771</text:p>
          </table:table-cell>
          <table:table-cell office:value-type="float" office:value="-0.128954" calcext:value-type="float">
            <text:p>-0.128954</text:p>
          </table:table-cell>
          <table:table-cell/>
          <table:table-cell office:value-type="float" office:value="4.30806" calcext:value-type="float">
            <text:p>4.30806</text:p>
          </table:table-cell>
          <table:table-cell office:value-type="float" office:value="-0.206342" calcext:value-type="float">
            <text:p>-0.206342</text:p>
          </table:table-cell>
          <table:table-cell table:number-columns-repeated="2"/>
        </table:table-row>
        <table:table-row table:style-name="ro1">
          <table:table-cell office:value-type="float" office:value="5.49761" calcext:value-type="float">
            <text:p>5.49761</text:p>
          </table:table-cell>
          <table:table-cell office:value-type="float" office:value="0.161965" calcext:value-type="float">
            <text:p>0.161965</text:p>
          </table:table-cell>
          <table:table-cell/>
          <table:table-cell office:value-type="float" office:value="4.30988" calcext:value-type="float">
            <text:p>4.30988</text:p>
          </table:table-cell>
          <table:table-cell office:value-type="float" office:value="-0.164039" calcext:value-type="float">
            <text:p>-0.164039</text:p>
          </table:table-cell>
          <table:table-cell table:number-columns-repeated="2"/>
        </table:table-row>
        <table:table-row table:style-name="ro1">
          <table:table-cell office:value-type="float" office:value="5.36667" calcext:value-type="float">
            <text:p>5.36667</text:p>
          </table:table-cell>
          <table:table-cell office:value-type="float" office:value="0.171292" calcext:value-type="float">
            <text:p>0.171292</text:p>
          </table:table-cell>
          <table:table-cell/>
          <table:table-cell office:value-type="float" office:value="4.31347" calcext:value-type="float">
            <text:p>4.31347</text:p>
          </table:table-cell>
          <table:table-cell office:value-type="float" office:value="-0.153574" calcext:value-type="float">
            <text:p>-0.153574</text:p>
          </table:table-cell>
          <table:table-cell table:number-columns-repeated="2"/>
        </table:table-row>
        <table:table-row table:style-name="ro1">
          <table:table-cell office:value-type="float" office:value="4.97445" calcext:value-type="float">
            <text:p>4.97445</text:p>
          </table:table-cell>
          <table:table-cell office:value-type="float" office:value="0.177107" calcext:value-type="float">
            <text:p>0.177107</text:p>
          </table:table-cell>
          <table:table-cell/>
          <table:table-cell office:value-type="float" office:value="4.3236" calcext:value-type="float">
            <text:p>4.3236</text:p>
          </table:table-cell>
          <table:table-cell office:value-type="float" office:value="-0.137999" calcext:value-type="float">
            <text:p>-0.137999</text:p>
          </table:table-cell>
          <table:table-cell table:number-columns-repeated="2"/>
        </table:table-row>
        <table:table-row table:style-name="ro1">
          <table:table-cell office:value-type="float" office:value="4.84349" calcext:value-type="float">
            <text:p>4.84349</text:p>
          </table:table-cell>
          <table:table-cell office:value-type="float" office:value="0.184349" calcext:value-type="float">
            <text:p>0.184349</text:p>
          </table:table-cell>
          <table:table-cell/>
          <table:table-cell office:value-type="float" office:value="4.32852" calcext:value-type="float">
            <text:p>4.32852</text:p>
          </table:table-cell>
          <table:table-cell office:value-type="float" office:value="-0.127522" calcext:value-type="float">
            <text:p>-0.127522</text:p>
          </table:table-cell>
          <table:table-cell table:number-columns-repeated="2"/>
        </table:table-row>
        <table:table-row table:style-name="ro1">
          <table:table-cell office:value-type="float" office:value="4.84145" calcext:value-type="float">
            <text:p>4.84145</text:p>
          </table:table-cell>
          <table:table-cell office:value-type="float" office:value="0.23189" calcext:value-type="float">
            <text:p>0.23189</text:p>
          </table:table-cell>
          <table:table-cell/>
          <table:table-cell office:value-type="float" office:value="4.33316" calcext:value-type="float">
            <text:p>4.33316</text:p>
          </table:table-cell>
          <table:table-cell office:value-type="float" office:value="-0.111694" calcext:value-type="float">
            <text:p>-0.111694</text:p>
          </table:table-cell>
          <table:table-cell table:number-columns-repeated="2"/>
        </table:table-row>
        <table:table-row table:style-name="ro1">
          <table:table-cell office:value-type="float" office:value="4.84606" calcext:value-type="float">
            <text:p>4.84606</text:p>
          </table:table-cell>
          <table:table-cell office:value-type="float" office:value="0.244033" calcext:value-type="float">
            <text:p>0.244033</text:p>
          </table:table-cell>
          <table:table-cell/>
          <table:table-cell office:value-type="float" office:value="4.34602" calcext:value-type="float">
            <text:p>4.34602</text:p>
          </table:table-cell>
          <table:table-cell office:value-type="float" office:value="-0.101352" calcext:value-type="float">
            <text:p>-0.101352</text:p>
          </table:table-cell>
          <table:table-cell table:number-columns-repeated="2"/>
        </table:table-row>
        <table:table-row table:style-name="ro1">
          <table:table-cell office:value-type="float" office:value="4.84851" calcext:value-type="float">
            <text:p>4.84851</text:p>
          </table:table-cell>
          <table:table-cell office:value-type="float" office:value="0.247139" calcext:value-type="float">
            <text:p>0.247139</text:p>
          </table:table-cell>
          <table:table-cell/>
          <table:table-cell office:value-type="float" office:value="4.35168" calcext:value-type="float">
            <text:p>4.35168</text:p>
          </table:table-cell>
          <table:table-cell office:value-type="float" office:value="-0.0988128" calcext:value-type="float">
            <text:p>-0.0988128</text:p>
          </table:table-cell>
          <table:table-cell table:number-columns-repeated="2"/>
        </table:table-row>
        <table:table-row table:style-name="ro1">
          <table:table-cell office:value-type="float" office:value="4.85095" calcext:value-type="float">
            <text:p>4.85095</text:p>
          </table:table-cell>
          <table:table-cell office:value-type="float" office:value="0.250248" calcext:value-type="float">
            <text:p>0.250248</text:p>
          </table:table-cell>
          <table:table-cell/>
          <table:table-cell office:value-type="float" office:value="4.36299" calcext:value-type="float">
            <text:p>4.36299</text:p>
          </table:table-cell>
          <table:table-cell office:value-type="float" office:value="-0.0937126" calcext:value-type="float">
            <text:p>-0.0937126</text:p>
          </table:table-cell>
          <table:table-cell table:number-columns-repeated="2"/>
        </table:table-row>
        <table:table-row table:style-name="ro1">
          <table:table-cell office:value-type="float" office:value="4.85339" calcext:value-type="float">
            <text:p>4.85339</text:p>
          </table:table-cell>
          <table:table-cell office:value-type="float" office:value="0.25336" calcext:value-type="float">
            <text:p>0.25336</text:p>
          </table:table-cell>
          <table:table-cell/>
          <table:table-cell office:value-type="float" office:value="4.37996" calcext:value-type="float">
            <text:p>4.37996</text:p>
          </table:table-cell>
          <table:table-cell office:value-type="float" office:value="-0.0860113" calcext:value-type="float">
            <text:p>-0.0860113</text:p>
          </table:table-cell>
          <table:table-cell table:number-columns-repeated="2"/>
        </table:table-row>
        <table:table-row table:style-name="ro1">
          <table:table-cell office:value-type="float" office:value="4.85583" calcext:value-type="float">
            <text:p>4.85583</text:p>
          </table:table-cell>
          <table:table-cell office:value-type="float" office:value="0.256475" calcext:value-type="float">
            <text:p>0.256475</text:p>
          </table:table-cell>
          <table:table-cell/>
          <table:table-cell office:value-type="float" office:value="4.61292" calcext:value-type="float">
            <text:p>4.61292</text:p>
          </table:table-cell>
          <table:table-cell office:value-type="float" office:value="-0.0792603" calcext:value-type="float">
            <text:p>-0.0792603</text:p>
          </table:table-cell>
          <table:table-cell table:number-columns-repeated="2"/>
        </table:table-row>
        <table:table-row table:style-name="ro1">
          <table:table-cell office:value-type="float" office:value="4.85827" calcext:value-type="float">
            <text:p>4.85827</text:p>
          </table:table-cell>
          <table:table-cell office:value-type="float" office:value="0.259593" calcext:value-type="float">
            <text:p>0.259593</text:p>
          </table:table-cell>
          <table:table-cell/>
          <table:table-cell office:value-type="float" office:value="4.94542" calcext:value-type="float">
            <text:p>4.94542</text:p>
          </table:table-cell>
          <table:table-cell office:value-type="float" office:value="-0.0758679" calcext:value-type="float">
            <text:p>-0.0758679</text:p>
          </table:table-cell>
          <table:table-cell table:number-columns-repeated="2"/>
        </table:table-row>
        <table:table-row table:style-name="ro1">
          <table:table-cell office:value-type="float" office:value="4.86071" calcext:value-type="float">
            <text:p>4.86071</text:p>
          </table:table-cell>
          <table:table-cell office:value-type="float" office:value="0.262714" calcext:value-type="float">
            <text:p>0.262714</text:p>
          </table:table-cell>
          <table:table-cell/>
          <table:table-cell office:value-type="float" office:value="5.27792" calcext:value-type="float">
            <text:p>5.27792</text:p>
          </table:table-cell>
          <table:table-cell office:value-type="float" office:value="-0.0712511" calcext:value-type="float">
            <text:p>-0.0712511</text:p>
          </table:table-cell>
          <table:table-cell table:number-columns-repeated="2"/>
        </table:table-row>
        <table:table-row table:style-name="ro1">
          <table:table-cell office:value-type="float" office:value="4.86923" calcext:value-type="float">
            <text:p>4.86923</text:p>
          </table:table-cell>
          <table:table-cell office:value-type="float" office:value="0.275163" calcext:value-type="float">
            <text:p>0.275163</text:p>
          </table:table-cell>
          <table:table-cell/>
          <table:table-cell office:value-type="float" office:value="5.49966" calcext:value-type="float">
            <text:p>5.49966</text:p>
          </table:table-cell>
          <table:table-cell office:value-type="float" office:value="-0.0607442" calcext:value-type="float">
            <text:p>-0.0607442</text:p>
          </table:table-cell>
          <table:table-cell table:number-columns-repeated="2"/>
        </table:table-row>
        <table:table-row table:style-name="ro1">
          <table:table-cell office:value-type="float" office:value="4.87471" calcext:value-type="float">
            <text:p>4.87471</text:p>
          </table:table-cell>
          <table:table-cell office:value-type="float" office:value="0.284475" calcext:value-type="float">
            <text:p>0.284475</text:p>
          </table:table-cell>
          <table:table-cell/>
          <table:table-cell office:value-type="float" office:value="5.49761" calcext:value-type="float">
            <text:p>5.49761</text:p>
          </table:table-cell>
          <table:table-cell office:value-type="float" office:value="0.161965" calcext:value-type="float">
            <text:p>0.161965</text:p>
          </table:table-cell>
          <table:table-cell table:number-columns-repeated="2"/>
        </table:table-row>
        <table:table-row table:style-name="ro1">
          <table:table-cell office:value-type="float" office:value="4.88016" calcext:value-type="float">
            <text:p>4.88016</text:p>
          </table:table-cell>
          <table:table-cell office:value-type="float" office:value="0.293808" calcext:value-type="float">
            <text:p>0.293808</text:p>
          </table:table-cell>
          <table:table-cell/>
          <table:table-cell office:value-type="float" office:value="5.36827" calcext:value-type="float">
            <text:p>5.36827</text:p>
          </table:table-cell>
          <table:table-cell office:value-type="float" office:value="0.171343" calcext:value-type="float">
            <text:p>0.171343</text:p>
          </table:table-cell>
          <table:table-cell table:number-columns-repeated="2"/>
        </table:table-row>
        <table:table-row table:style-name="ro1">
          <table:table-cell office:value-type="float" office:value="4.88721" calcext:value-type="float">
            <text:p>4.88721</text:p>
          </table:table-cell>
          <table:table-cell office:value-type="float" office:value="0.306273" calcext:value-type="float">
            <text:p>0.306273</text:p>
          </table:table-cell>
          <table:table-cell/>
          <table:table-cell office:value-type="float" office:value="5.30369" calcext:value-type="float">
            <text:p>5.30369</text:p>
          </table:table-cell>
          <table:table-cell office:value-type="float" office:value="0.172539" calcext:value-type="float">
            <text:p>0.172539</text:p>
          </table:table-cell>
          <table:table-cell table:number-columns-repeated="2"/>
        </table:table-row>
        <table:table-row table:style-name="ro1">
          <table:table-cell office:value-type="float" office:value="4.89573" calcext:value-type="float">
            <text:p>4.89573</text:p>
          </table:table-cell>
          <table:table-cell office:value-type="float" office:value="0.321889" calcext:value-type="float">
            <text:p>0.321889</text:p>
          </table:table-cell>
          <table:table-cell/>
          <table:table-cell office:value-type="float" office:value="5.17455" calcext:value-type="float">
            <text:p>5.17455</text:p>
          </table:table-cell>
          <table:table-cell office:value-type="float" office:value="0.174695" calcext:value-type="float">
            <text:p>0.174695</text:p>
          </table:table-cell>
          <table:table-cell table:number-columns-repeated="2"/>
        </table:table-row>
        <table:table-row table:style-name="ro1">
          <table:table-cell office:value-type="float" office:value="4.89743" calcext:value-type="float">
            <text:p>4.89743</text:p>
          </table:table-cell>
          <table:table-cell office:value-type="float" office:value="0.325018" calcext:value-type="float">
            <text:p>0.325018</text:p>
          </table:table-cell>
          <table:table-cell/>
          <table:table-cell office:value-type="float" office:value="4.98084" calcext:value-type="float">
            <text:p>4.98084</text:p>
          </table:table-cell>
          <table:table-cell office:value-type="float" office:value="0.177335" calcext:value-type="float">
            <text:p>0.177335</text:p>
          </table:table-cell>
          <table:table-cell table:number-columns-repeated="2"/>
        </table:table-row>
        <table:table-row table:style-name="ro1">
          <table:table-cell office:value-type="float" office:value="4.9014" calcext:value-type="float">
            <text:p>4.9014</text:p>
          </table:table-cell>
          <table:table-cell office:value-type="float" office:value="0.337367" calcext:value-type="float">
            <text:p>0.337367</text:p>
          </table:table-cell>
          <table:table-cell/>
          <table:table-cell office:value-type="float" office:value="4.85149" calcext:value-type="float">
            <text:p>4.85149</text:p>
          </table:table-cell>
          <table:table-cell office:value-type="float" office:value="0.184653" calcext:value-type="float">
            <text:p>0.184653</text:p>
          </table:table-cell>
          <table:table-cell table:number-columns-repeated="2"/>
        </table:table-row>
        <table:table-row table:style-name="ro1">
          <table:table-cell office:value-type="float" office:value="4.90198" calcext:value-type="float">
            <text:p>4.90198</text:p>
          </table:table-cell>
          <table:table-cell office:value-type="float" office:value="0.343452" calcext:value-type="float">
            <text:p>0.343452</text:p>
          </table:table-cell>
          <table:table-cell/>
          <table:table-cell office:value-type="float" office:value="4.84944" calcext:value-type="float">
            <text:p>4.84944</text:p>
          </table:table-cell>
          <table:table-cell office:value-type="float" office:value="0.232272" calcext:value-type="float">
            <text:p>0.232272</text:p>
          </table:table-cell>
          <table:table-cell table:number-columns-repeated="2"/>
        </table:table-row>
        <table:table-row table:style-name="ro1">
          <table:table-cell office:value-type="float" office:value="4.90255" calcext:value-type="float">
            <text:p>4.90255</text:p>
          </table:table-cell>
          <table:table-cell office:value-type="float" office:value="0.349539" calcext:value-type="float">
            <text:p>0.349539</text:p>
          </table:table-cell>
          <table:table-cell/>
          <table:table-cell office:value-type="float" office:value="4.85465" calcext:value-type="float">
            <text:p>4.85465</text:p>
          </table:table-cell>
          <table:table-cell office:value-type="float" office:value="0.244466" calcext:value-type="float">
            <text:p>0.244466</text:p>
          </table:table-cell>
          <table:table-cell table:number-columns-repeated="2"/>
        </table:table-row>
        <table:table-row table:style-name="ro1">
          <table:table-cell office:value-type="float" office:value="4.90284" calcext:value-type="float">
            <text:p>4.90284</text:p>
          </table:table-cell>
          <table:table-cell office:value-type="float" office:value="0.352582" calcext:value-type="float">
            <text:p>0.352582</text:p>
          </table:table-cell>
          <table:table-cell/>
          <table:table-cell office:value-type="float" office:value="4.86288" calcext:value-type="float">
            <text:p>4.86288</text:p>
          </table:table-cell>
          <table:table-cell office:value-type="float" office:value="0.253855" calcext:value-type="float">
            <text:p>0.253855</text:p>
          </table:table-cell>
          <table:table-cell table:number-columns-repeated="2"/>
        </table:table-row>
        <table:table-row table:style-name="ro1">
          <table:table-cell office:value-type="float" office:value="4.90312" calcext:value-type="float">
            <text:p>4.90312</text:p>
          </table:table-cell>
          <table:table-cell office:value-type="float" office:value="0.355627" calcext:value-type="float">
            <text:p>0.355627</text:p>
          </table:table-cell>
          <table:table-cell/>
          <table:table-cell office:value-type="float" office:value="4.87109" calcext:value-type="float">
            <text:p>4.87109</text:p>
          </table:table-cell>
          <table:table-cell office:value-type="float" office:value="0.263276" calcext:value-type="float">
            <text:p>0.263276</text:p>
          </table:table-cell>
          <table:table-cell table:number-columns-repeated="2"/>
        </table:table-row>
        <table:table-row table:style-name="ro1">
          <table:table-cell office:value-type="float" office:value="4.90443" calcext:value-type="float">
            <text:p>4.90443</text:p>
          </table:table-cell>
          <table:table-cell office:value-type="float" office:value="0.367824" calcext:value-type="float">
            <text:p>0.367824</text:p>
          </table:table-cell>
          <table:table-cell/>
          <table:table-cell office:value-type="float" office:value="4.88061" calcext:value-type="float">
            <text:p>4.88061</text:p>
          </table:table-cell>
          <table:table-cell office:value-type="float" office:value="0.275806" calcext:value-type="float">
            <text:p>0.275806</text:p>
          </table:table-cell>
          <table:table-cell table:number-columns-repeated="2"/>
        </table:table-row>
        <table:table-row table:style-name="ro1">
          <table:table-cell office:value-type="float" office:value="4.9048" calcext:value-type="float">
            <text:p>4.9048</text:p>
          </table:table-cell>
          <table:table-cell office:value-type="float" office:value="0.370879" calcext:value-type="float">
            <text:p>0.370879</text:p>
          </table:table-cell>
          <table:table-cell/>
          <table:table-cell office:value-type="float" office:value="4.88669" calcext:value-type="float">
            <text:p>4.88669</text:p>
          </table:table-cell>
          <table:table-cell office:value-type="float" office:value="0.285174" calcext:value-type="float">
            <text:p>0.285174</text:p>
          </table:table-cell>
          <table:table-cell table:number-columns-repeated="2"/>
        </table:table-row>
        <table:table-row table:style-name="ro1">
          <table:table-cell office:value-type="float" office:value="4.90554" calcext:value-type="float">
            <text:p>4.90554</text:p>
          </table:table-cell>
          <table:table-cell office:value-type="float" office:value="0.376989" calcext:value-type="float">
            <text:p>0.376989</text:p>
          </table:table-cell>
          <table:table-cell/>
          <table:table-cell office:value-type="float" office:value="4.89073" calcext:value-type="float">
            <text:p>4.89073</text:p>
          </table:table-cell>
          <table:table-cell office:value-type="float" office:value="0.291433" calcext:value-type="float">
            <text:p>0.291433</text:p>
          </table:table-cell>
          <table:table-cell table:number-columns-repeated="2"/>
        </table:table-row>
        <table:table-row table:style-name="ro1">
          <table:table-cell office:value-type="float" office:value="4.90663" calcext:value-type="float">
            <text:p>4.90663</text:p>
          </table:table-cell>
          <table:table-cell office:value-type="float" office:value="0.38616" calcext:value-type="float">
            <text:p>0.38616</text:p>
          </table:table-cell>
          <table:table-cell/>
          <table:table-cell office:value-type="float" office:value="4.89274" calcext:value-type="float">
            <text:p>4.89274</text:p>
          </table:table-cell>
          <table:table-cell office:value-type="float" office:value="0.294566" calcext:value-type="float">
            <text:p>0.294566</text:p>
          </table:table-cell>
          <table:table-cell table:number-columns-repeated="2"/>
        </table:table-row>
        <table:table-row table:style-name="ro1">
          <table:table-cell office:value-type="float" office:value="4.90985" calcext:value-type="float">
            <text:p>4.90985</text:p>
          </table:table-cell>
          <table:table-cell office:value-type="float" office:value="0.398541" calcext:value-type="float">
            <text:p>0.398541</text:p>
          </table:table-cell>
          <table:table-cell/>
          <table:table-cell office:value-type="float" office:value="4.89859" calcext:value-type="float">
            <text:p>4.89859</text:p>
          </table:table-cell>
          <table:table-cell office:value-type="float" office:value="0.306986" calcext:value-type="float">
            <text:p>0.306986</text:p>
          </table:table-cell>
          <table:table-cell table:number-columns-repeated="2"/>
        </table:table-row>
        <table:table-row table:style-name="ro1">
          <table:table-cell office:value-type="float" office:value="4.9111" calcext:value-type="float">
            <text:p>4.9111</text:p>
          </table:table-cell>
          <table:table-cell office:value-type="float" office:value="0.401676" calcext:value-type="float">
            <text:p>0.401676</text:p>
          </table:table-cell>
          <table:table-cell/>
          <table:table-cell office:value-type="float" office:value="4.90131" calcext:value-type="float">
            <text:p>4.90131</text:p>
          </table:table-cell>
          <table:table-cell office:value-type="float" office:value="0.316215" calcext:value-type="float">
            <text:p>0.316215</text:p>
          </table:table-cell>
          <table:table-cell table:number-columns-repeated="2"/>
        </table:table-row>
        <table:table-row table:style-name="ro1">
          <table:table-cell office:value-type="float" office:value="4.91359" calcext:value-type="float">
            <text:p>4.91359</text:p>
          </table:table-cell>
          <table:table-cell office:value-type="float" office:value="0.407951" calcext:value-type="float">
            <text:p>0.407951</text:p>
          </table:table-cell>
          <table:table-cell/>
          <table:table-cell office:value-type="float" office:value="4.90311" calcext:value-type="float">
            <text:p>4.90311</text:p>
          </table:table-cell>
          <table:table-cell office:value-type="float" office:value="0.322374" calcext:value-type="float">
            <text:p>0.322374</text:p>
          </table:table-cell>
          <table:table-cell table:number-columns-repeated="2"/>
        </table:table-row>
        <table:table-row table:style-name="ro1">
          <table:table-cell office:value-type="float" office:value="4.91732" calcext:value-type="float">
            <text:p>4.91732</text:p>
          </table:table-cell>
          <table:table-cell office:value-type="float" office:value="0.417376" calcext:value-type="float">
            <text:p>0.417376</text:p>
          </table:table-cell>
          <table:table-cell/>
          <table:table-cell office:value-type="float" office:value="4.90401" calcext:value-type="float">
            <text:p>4.90401</text:p>
          </table:table-cell>
          <table:table-cell office:value-type="float" office:value="0.325455" calcext:value-type="float">
            <text:p>0.325455</text:p>
          </table:table-cell>
          <table:table-cell table:number-columns-repeated="2"/>
        </table:table-row>
        <table:table-row table:style-name="ro1">
          <table:table-cell office:value-type="float" office:value="5.03124" calcext:value-type="float">
            <text:p>5.03124</text:p>
          </table:table-cell>
          <table:table-cell office:value-type="float" office:value="0.439485" calcext:value-type="float">
            <text:p>0.439485</text:p>
          </table:table-cell>
          <table:table-cell/>
          <table:table-cell office:value-type="float" office:value="4.90639" calcext:value-type="float">
            <text:p>4.90639</text:p>
          </table:table-cell>
          <table:table-cell office:value-type="float" office:value="0.337711" calcext:value-type="float">
            <text:p>0.337711</text:p>
          </table:table-cell>
          <table:table-cell table:number-columns-repeated="2"/>
        </table:table-row>
        <table:table-row table:style-name="ro1">
          <table:table-cell office:value-type="float" office:value="5.19836" calcext:value-type="float">
            <text:p>5.19836</text:p>
          </table:table-cell>
          <table:table-cell office:value-type="float" office:value="0.463727" calcext:value-type="float">
            <text:p>0.463727</text:p>
          </table:table-cell>
          <table:table-cell/>
          <table:table-cell office:value-type="float" office:value="4.90697" calcext:value-type="float">
            <text:p>4.90697</text:p>
          </table:table-cell>
          <table:table-cell office:value-type="float" office:value="0.343801" calcext:value-type="float">
            <text:p>0.343801</text:p>
          </table:table-cell>
          <table:table-cell table:number-columns-repeated="2"/>
        </table:table-row>
        <table:table-row table:style-name="ro1">
          <table:table-cell office:value-type="float" office:value="5.3654" calcext:value-type="float">
            <text:p>5.3654</text:p>
          </table:table-cell>
          <table:table-cell office:value-type="float" office:value="0.488584" calcext:value-type="float">
            <text:p>0.488584</text:p>
          </table:table-cell>
          <table:table-cell/>
          <table:table-cell office:value-type="float" office:value="4.90726" calcext:value-type="float">
            <text:p>4.90726</text:p>
          </table:table-cell>
          <table:table-cell office:value-type="float" office:value="0.346847" calcext:value-type="float">
            <text:p>0.346847</text:p>
          </table:table-cell>
          <table:table-cell table:number-columns-repeated="2"/>
        </table:table-row>
        <table:table-row table:style-name="ro1">
          <table:table-cell office:value-type="float" office:value="5.4761" calcext:value-type="float">
            <text:p>5.4761</text:p>
          </table:table-cell>
          <table:table-cell office:value-type="float" office:value="0.51222" calcext:value-type="float">
            <text:p>0.51222</text:p>
          </table:table-cell>
          <table:table-cell/>
          <table:table-cell office:value-type="float" office:value="4.90754" calcext:value-type="float">
            <text:p>4.90754</text:p>
          </table:table-cell>
          <table:table-cell office:value-type="float" office:value="0.349894" calcext:value-type="float">
            <text:p>0.349894</text:p>
          </table:table-cell>
          <table:table-cell table:number-columns-repeated="2"/>
        </table:table-row>
        <table:table-row table:style-name="ro1">
          <table:table-cell office:value-type="float" office:value="5.43123" calcext:value-type="float">
            <text:p>5.43123</text:p>
          </table:table-cell>
          <table:table-cell office:value-type="float" office:value="0.867055" calcext:value-type="float">
            <text:p>0.867055</text:p>
          </table:table-cell>
          <table:table-cell/>
          <table:table-cell office:value-type="float" office:value="4.90811" calcext:value-type="float">
            <text:p>4.90811</text:p>
          </table:table-cell>
          <table:table-cell office:value-type="float" office:value="0.355988" calcext:value-type="float">
            <text:p>0.355988</text:p>
          </table:table-cell>
          <table:table-cell table:number-columns-repeated="2"/>
        </table:table-row>
        <table:table-row table:style-name="ro1">
          <table:table-cell office:value-type="float" office:value="5.33333" calcext:value-type="float">
            <text:p>5.33333</text:p>
          </table:table-cell>
          <table:table-cell office:value-type="float" office:value="0.864856" calcext:value-type="float">
            <text:p>0.864856</text:p>
          </table:table-cell>
          <table:table-cell/>
          <table:table-cell office:value-type="float" office:value="4.91001" calcext:value-type="float">
            <text:p>4.91001</text:p>
          </table:table-cell>
          <table:table-cell office:value-type="float" office:value="0.368243" calcext:value-type="float">
            <text:p>0.368243</text:p>
          </table:table-cell>
          <table:table-cell table:number-columns-repeated="2"/>
        </table:table-row>
        <table:table-row table:style-name="ro1">
          <table:table-cell office:value-type="float" office:value="5.18815" calcext:value-type="float">
            <text:p>5.18815</text:p>
          </table:table-cell>
          <table:table-cell office:value-type="float" office:value="0.851118" calcext:value-type="float">
            <text:p>0.851118</text:p>
          </table:table-cell>
          <table:table-cell/>
          <table:table-cell office:value-type="float" office:value="4.91068" calcext:value-type="float">
            <text:p>4.91068</text:p>
          </table:table-cell>
          <table:table-cell office:value-type="float" office:value="0.371324" calcext:value-type="float">
            <text:p>0.371324</text:p>
          </table:table-cell>
          <table:table-cell table:number-columns-repeated="2"/>
        </table:table-row>
        <table:table-row table:style-name="ro1">
          <table:table-cell office:value-type="float" office:value="5.04304" calcext:value-type="float">
            <text:p>5.04304</text:p>
          </table:table-cell>
          <table:table-cell office:value-type="float" office:value="0.836848" calcext:value-type="float">
            <text:p>0.836848</text:p>
          </table:table-cell>
          <table:table-cell/>
          <table:table-cell office:value-type="float" office:value="4.91135" calcext:value-type="float">
            <text:p>4.91135</text:p>
          </table:table-cell>
          <table:table-cell office:value-type="float" office:value="0.374405" calcext:value-type="float">
            <text:p>0.374405</text:p>
          </table:table-cell>
          <table:table-cell table:number-columns-repeated="2"/>
        </table:table-row>
        <table:table-row table:style-name="ro1">
          <table:table-cell office:value-type="float" office:value="4.94532" calcext:value-type="float">
            <text:p>4.94532</text:p>
          </table:table-cell>
          <table:table-cell office:value-type="float" office:value="0.833108" calcext:value-type="float">
            <text:p>0.833108</text:p>
          </table:table-cell>
          <table:table-cell/>
          <table:table-cell office:value-type="float" office:value="4.91268" calcext:value-type="float">
            <text:p>4.91268</text:p>
          </table:table-cell>
          <table:table-cell office:value-type="float" office:value="0.380571" calcext:value-type="float">
            <text:p>0.380571</text:p>
          </table:table-cell>
          <table:table-cell table:number-columns-repeated="2"/>
        </table:table-row>
        <table:table-row table:style-name="ro1">
          <table:table-cell office:value-type="float" office:value="4.9369" calcext:value-type="float">
            <text:p>4.9369</text:p>
          </table:table-cell>
          <table:table-cell office:value-type="float" office:value="0.881618" calcext:value-type="float">
            <text:p>0.881618</text:p>
          </table:table-cell>
          <table:table-cell/>
          <table:table-cell office:value-type="float" office:value="4.91334" calcext:value-type="float">
            <text:p>4.91334</text:p>
          </table:table-cell>
          <table:table-cell office:value-type="float" office:value="0.383656" calcext:value-type="float">
            <text:p>0.383656</text:p>
          </table:table-cell>
          <table:table-cell table:number-columns-repeated="2"/>
        </table:table-row>
        <table:table-row table:style-name="ro1">
          <table:table-cell office:value-type="float" office:value="4.94043" calcext:value-type="float">
            <text:p>4.94043</text:p>
          </table:table-cell>
          <table:table-cell office:value-type="float" office:value="0.894766" calcext:value-type="float">
            <text:p>0.894766</text:p>
          </table:table-cell>
          <table:table-cell/>
          <table:table-cell office:value-type="float" office:value="4.914" calcext:value-type="float">
            <text:p>4.914</text:p>
          </table:table-cell>
          <table:table-cell office:value-type="float" office:value="0.386741" calcext:value-type="float">
            <text:p>0.386741</text:p>
          </table:table-cell>
          <table:table-cell table:number-columns-repeated="2"/>
        </table:table-row>
        <table:table-row table:style-name="ro1">
          <table:table-cell office:value-type="float" office:value="4.94273" calcext:value-type="float">
            <text:p>4.94273</text:p>
          </table:table-cell>
          <table:table-cell office:value-type="float" office:value="0.898316" calcext:value-type="float">
            <text:p>0.898316</text:p>
          </table:table-cell>
          <table:table-cell/>
          <table:table-cell office:value-type="float" office:value="4.91703" calcext:value-type="float">
            <text:p>4.91703</text:p>
          </table:table-cell>
          <table:table-cell office:value-type="float" office:value="0.399124" calcext:value-type="float">
            <text:p>0.399124</text:p>
          </table:table-cell>
          <table:table-cell table:number-columns-repeated="2"/>
        </table:table-row>
        <table:table-row table:style-name="ro1">
          <table:table-cell office:value-type="float" office:value="4.94733" calcext:value-type="float">
            <text:p>4.94733</text:p>
          </table:table-cell>
          <table:table-cell office:value-type="float" office:value="0.905425" calcext:value-type="float">
            <text:p>0.905425</text:p>
          </table:table-cell>
          <table:table-cell/>
          <table:table-cell office:value-type="float" office:value="4.91788" calcext:value-type="float">
            <text:p>4.91788</text:p>
          </table:table-cell>
          <table:table-cell office:value-type="float" office:value="0.402231" calcext:value-type="float">
            <text:p>0.402231</text:p>
          </table:table-cell>
          <table:table-cell table:number-columns-repeated="2"/>
        </table:table-row>
        <table:table-row table:style-name="ro1">
          <table:table-cell office:value-type="float" office:value="4.95421" calcext:value-type="float">
            <text:p>4.95421</text:p>
          </table:table-cell>
          <table:table-cell office:value-type="float" office:value="0.916112" calcext:value-type="float">
            <text:p>0.916112</text:p>
          </table:table-cell>
          <table:table-cell/>
          <table:table-cell office:value-type="float" office:value="4.91957" calcext:value-type="float">
            <text:p>4.91957</text:p>
          </table:table-cell>
          <table:table-cell office:value-type="float" office:value="0.408447" calcext:value-type="float">
            <text:p>0.408447</text:p>
          </table:table-cell>
          <table:table-cell table:number-columns-repeated="2"/>
        </table:table-row>
        <table:table-row table:style-name="ro1">
          <table:table-cell office:value-type="float" office:value="4.97318" calcext:value-type="float">
            <text:p>4.97318</text:p>
          </table:table-cell>
          <table:table-cell office:value-type="float" office:value="0.932249" calcext:value-type="float">
            <text:p>0.932249</text:p>
          </table:table-cell>
          <table:table-cell/>
          <table:table-cell office:value-type="float" office:value="4.9221" calcext:value-type="float">
            <text:p>4.9221</text:p>
          </table:table-cell>
          <table:table-cell office:value-type="float" office:value="0.417782" calcext:value-type="float">
            <text:p>0.417782</text:p>
          </table:table-cell>
          <table:table-cell table:number-columns-repeated="2"/>
        </table:table-row>
        <table:table-row table:style-name="ro1">
          <table:table-cell office:value-type="float" office:value="4.98756" calcext:value-type="float">
            <text:p>4.98756</text:p>
          </table:table-cell>
          <table:table-cell office:value-type="float" office:value="0.941281" calcext:value-type="float">
            <text:p>0.941281</text:p>
          </table:table-cell>
          <table:table-cell/>
          <table:table-cell office:value-type="float" office:value="5.03443" calcext:value-type="float">
            <text:p>5.03443</text:p>
          </table:table-cell>
          <table:table-cell office:value-type="float" office:value="0.439764" calcext:value-type="float">
            <text:p>0.439764</text:p>
          </table:table-cell>
          <table:table-cell table:number-columns-repeated="2"/>
        </table:table-row>
        <table:table-row table:style-name="ro1">
          <table:table-cell office:value-type="float" office:value="5.00192" calcext:value-type="float">
            <text:p>5.00192</text:p>
          </table:table-cell>
          <table:table-cell office:value-type="float" office:value="0.950351" calcext:value-type="float">
            <text:p>0.950351</text:p>
          </table:table-cell>
          <table:table-cell/>
          <table:table-cell office:value-type="float" office:value="5.08974" calcext:value-type="float">
            <text:p>5.08974</text:p>
          </table:table-cell>
          <table:table-cell office:value-type="float" office:value="0.447743" calcext:value-type="float">
            <text:p>0.447743</text:p>
          </table:table-cell>
          <table:table-cell table:number-columns-repeated="2"/>
        </table:table-row>
        <table:table-row table:style-name="ro1">
          <table:table-cell office:value-type="float" office:value="5.01627" calcext:value-type="float">
            <text:p>5.01627</text:p>
          </table:table-cell>
          <table:table-cell office:value-type="float" office:value="0.959456" calcext:value-type="float">
            <text:p>0.959456</text:p>
          </table:table-cell>
          <table:table-cell/>
          <table:table-cell office:value-type="float" office:value="5.31092" calcext:value-type="float">
            <text:p>5.31092</text:p>
          </table:table-cell>
          <table:table-cell office:value-type="float" office:value="0.480338" calcext:value-type="float">
            <text:p>0.480338</text:p>
          </table:table-cell>
          <table:table-cell table:number-columns-repeated="2"/>
        </table:table-row>
        <table:table-row table:style-name="ro1">
          <table:table-cell office:value-type="float" office:value="5.05081" calcext:value-type="float">
            <text:p>5.05081</text:p>
          </table:table-cell>
          <table:table-cell office:value-type="float" office:value="0.97892" calcext:value-type="float">
            <text:p>0.97892</text:p>
          </table:table-cell>
          <table:table-cell/>
          <table:table-cell office:value-type="float" office:value="5.3662" calcext:value-type="float">
            <text:p>5.3662</text:p>
          </table:table-cell>
          <table:table-cell office:value-type="float" office:value="0.488657" calcext:value-type="float">
            <text:p>0.488657</text:p>
          </table:table-cell>
          <table:table-cell table:number-columns-repeated="2"/>
        </table:table-row>
        <table:table-row table:style-name="ro1">
          <table:table-cell office:value-type="float" office:value="5.10126" calcext:value-type="float">
            <text:p>5.10126</text:p>
          </table:table-cell>
          <table:table-cell office:value-type="float" office:value="1.00494" calcext:value-type="float">
            <text:p>1.00494</text:p>
          </table:table-cell>
          <table:table-cell/>
          <table:table-cell office:value-type="float" office:value="5.4761" calcext:value-type="float">
            <text:p>5.4761</text:p>
          </table:table-cell>
          <table:table-cell office:value-type="float" office:value="0.51222" calcext:value-type="float">
            <text:p>0.51222</text:p>
          </table:table-cell>
          <table:table-cell table:number-columns-repeated="2"/>
        </table:table-row>
        <table:table-row table:style-name="ro1">
          <table:table-cell office:value-type="float" office:value="5.11133" calcext:value-type="float">
            <text:p>5.11133</text:p>
          </table:table-cell>
          <table:table-cell office:value-type="float" office:value="1.01019" calcext:value-type="float">
            <text:p>1.01019</text:p>
          </table:table-cell>
          <table:table-cell/>
          <table:table-cell office:value-type="float" office:value="5.43123" calcext:value-type="float">
            <text:p>5.43123</text:p>
          </table:table-cell>
          <table:table-cell office:value-type="float" office:value="0.867055" calcext:value-type="float">
            <text:p>0.867055</text:p>
          </table:table-cell>
          <table:table-cell table:number-columns-repeated="2"/>
        </table:table-row>
        <table:table-row table:style-name="ro1">
          <table:table-cell office:value-type="float" office:value="5.1561" calcext:value-type="float">
            <text:p>5.1561</text:p>
          </table:table-cell>
          <table:table-cell office:value-type="float" office:value="1.03219" calcext:value-type="float">
            <text:p>1.03219</text:p>
          </table:table-cell>
          <table:table-cell/>
          <table:table-cell office:value-type="float" office:value="5.33017" calcext:value-type="float">
            <text:p>5.33017</text:p>
          </table:table-cell>
          <table:table-cell office:value-type="float" office:value="0.864344" calcext:value-type="float">
            <text:p>0.864344</text:p>
          </table:table-cell>
          <table:table-cell table:number-columns-repeated="2"/>
        </table:table-row>
        <table:table-row table:style-name="ro1">
          <table:table-cell office:value-type="float" office:value="5.19301" calcext:value-type="float">
            <text:p>5.19301</text:p>
          </table:table-cell>
          <table:table-cell office:value-type="float" office:value="1.04953" calcext:value-type="float">
            <text:p>1.04953</text:p>
          </table:table-cell>
          <table:table-cell/>
          <table:table-cell office:value-type="float" office:value="5.23022" calcext:value-type="float">
            <text:p>5.23022</text:p>
          </table:table-cell>
          <table:table-cell office:value-type="float" office:value="0.854724" calcext:value-type="float">
            <text:p>0.854724</text:p>
          </table:table-cell>
          <table:table-cell table:number-columns-repeated="2"/>
        </table:table-row>
        <table:table-row table:style-name="ro1">
          <table:table-cell office:value-type="float" office:value="5.22986" calcext:value-type="float">
            <text:p>5.22986</text:p>
          </table:table-cell>
          <table:table-cell office:value-type="float" office:value="1.067" calcext:value-type="float">
            <text:p>1.067</text:p>
          </table:table-cell>
          <table:table-cell/>
          <table:table-cell office:value-type="float" office:value="5.03041" calcext:value-type="float">
            <text:p>5.03041</text:p>
          </table:table-cell>
          <table:table-cell office:value-type="float" office:value="0.834753" calcext:value-type="float">
            <text:p>0.834753</text:p>
          </table:table-cell>
          <table:table-cell table:number-columns-repeated="2"/>
        </table:table-row>
        <table:table-row table:style-name="ro1">
          <table:table-cell office:value-type="float" office:value="5.25308" calcext:value-type="float">
            <text:p>5.25308</text:p>
          </table:table-cell>
          <table:table-cell office:value-type="float" office:value="1.08517" calcext:value-type="float">
            <text:p>1.08517</text:p>
          </table:table-cell>
          <table:table-cell/>
          <table:table-cell office:value-type="float" office:value="4.92954" calcext:value-type="float">
            <text:p>4.92954</text:p>
          </table:table-cell>
          <table:table-cell office:value-type="float" office:value="0.830451" calcext:value-type="float">
            <text:p>0.830451</text:p>
          </table:table-cell>
          <table:table-cell table:number-columns-repeated="2"/>
        </table:table-row>
        <table:table-row table:style-name="ro1">
          <table:table-cell office:value-type="float" office:value="5.24218" calcext:value-type="float">
            <text:p>5.24218</text:p>
          </table:table-cell>
          <table:table-cell office:value-type="float" office:value="1.13669" calcext:value-type="float">
            <text:p>1.13669</text:p>
          </table:table-cell>
          <table:table-cell/>
          <table:table-cell office:value-type="float" office:value="4.92115" calcext:value-type="float">
            <text:p>4.92115</text:p>
          </table:table-cell>
          <table:table-cell office:value-type="float" office:value="0.878805" calcext:value-type="float">
            <text:p>0.878805</text:p>
          </table:table-cell>
          <table:table-cell table:number-columns-repeated="2"/>
        </table:table-row>
        <table:table-row table:style-name="ro1">
          <table:table-cell office:value-type="float" office:value="5.2423" calcext:value-type="float">
            <text:p>5.2423</text:p>
          </table:table-cell>
          <table:table-cell office:value-type="float" office:value="1.1502" calcext:value-type="float">
            <text:p>1.1502</text:p>
          </table:table-cell>
          <table:table-cell/>
          <table:table-cell office:value-type="float" office:value="4.92547" calcext:value-type="float">
            <text:p>4.92547</text:p>
          </table:table-cell>
          <table:table-cell office:value-type="float" office:value="0.892057" calcext:value-type="float">
            <text:p>0.892057</text:p>
          </table:table-cell>
          <table:table-cell table:number-columns-repeated="2"/>
        </table:table-row>
        <table:table-row table:style-name="ro1">
          <table:table-cell office:value-type="float" office:value="5.24306" calcext:value-type="float">
            <text:p>5.24306</text:p>
          </table:table-cell>
          <table:table-cell office:value-type="float" office:value="1.15374" calcext:value-type="float">
            <text:p>1.15374</text:p>
          </table:table-cell>
          <table:table-cell/>
          <table:table-cell office:value-type="float" office:value="4.92817" calcext:value-type="float">
            <text:p>4.92817</text:p>
          </table:table-cell>
          <table:table-cell office:value-type="float" office:value="0.895669" calcext:value-type="float">
            <text:p>0.895669</text:p>
          </table:table-cell>
          <table:table-cell table:number-columns-repeated="2"/>
        </table:table-row>
        <table:table-row table:style-name="ro1">
          <table:table-cell office:value-type="float" office:value="5.24457" calcext:value-type="float">
            <text:p>5.24457</text:p>
          </table:table-cell>
          <table:table-cell office:value-type="float" office:value="1.16082" calcext:value-type="float">
            <text:p>1.16082</text:p>
          </table:table-cell>
          <table:table-cell/>
          <table:table-cell office:value-type="float" office:value="4.94162" calcext:value-type="float">
            <text:p>4.94162</text:p>
          </table:table-cell>
          <table:table-cell office:value-type="float" office:value="0.913785" calcext:value-type="float">
            <text:p>0.913785</text:p>
          </table:table-cell>
          <table:table-cell table:number-columns-repeated="2"/>
        </table:table-row>
        <table:table-row table:style-name="ro1">
          <table:table-cell office:value-type="float" office:value="5.24682" calcext:value-type="float">
            <text:p>5.24682</text:p>
          </table:table-cell>
          <table:table-cell office:value-type="float" office:value="1.17145" calcext:value-type="float">
            <text:p>1.17145</text:p>
          </table:table-cell>
          <table:table-cell/>
          <table:table-cell office:value-type="float" office:value="4.9602" calcext:value-type="float">
            <text:p>4.9602</text:p>
          </table:table-cell>
          <table:table-cell office:value-type="float" office:value="0.929817" calcext:value-type="float">
            <text:p>0.929817</text:p>
          </table:table-cell>
          <table:table-cell table:number-columns-repeated="2"/>
        </table:table-row>
        <table:table-row table:style-name="ro1">
          <table:table-cell office:value-type="float" office:value="5.2527" calcext:value-type="float">
            <text:p>5.2527</text:p>
          </table:table-cell>
          <table:table-cell office:value-type="float" office:value="1.18631" calcext:value-type="float">
            <text:p>1.18631</text:p>
          </table:table-cell>
          <table:table-cell/>
          <table:table-cell office:value-type="float" office:value="4.98" calcext:value-type="float">
            <text:p>4.98</text:p>
          </table:table-cell>
          <table:table-cell office:value-type="float" office:value="0.943021" calcext:value-type="float">
            <text:p>0.943021</text:p>
          </table:table-cell>
          <table:table-cell table:number-columns-repeated="2"/>
        </table:table-row>
        <table:table-row table:style-name="ro1">
          <table:table-cell office:value-type="float" office:value="5.26584" calcext:value-type="float">
            <text:p>5.26584</text:p>
          </table:table-cell>
          <table:table-cell office:value-type="float" office:value="1.20967" calcext:value-type="float">
            <text:p>1.20967</text:p>
          </table:table-cell>
          <table:table-cell/>
          <table:table-cell office:value-type="float" office:value="4.99318" calcext:value-type="float">
            <text:p>4.99318</text:p>
          </table:table-cell>
          <table:table-cell office:value-type="float" office:value="0.951865" calcext:value-type="float">
            <text:p>0.951865</text:p>
          </table:table-cell>
          <table:table-cell table:number-columns-repeated="2"/>
        </table:table-row>
        <table:table-row table:style-name="ro1">
          <table:table-cell office:value-type="float" office:value="5.2687" calcext:value-type="float">
            <text:p>5.2687</text:p>
          </table:table-cell>
          <table:table-cell office:value-type="float" office:value="1.22395" calcext:value-type="float">
            <text:p>1.22395</text:p>
          </table:table-cell>
          <table:table-cell/>
          <table:table-cell office:value-type="float" office:value="4.99977" calcext:value-type="float">
            <text:p>4.99977</text:p>
          </table:table-cell>
          <table:table-cell office:value-type="float" office:value="0.9563" calcext:value-type="float">
            <text:p>0.9563</text:p>
          </table:table-cell>
          <table:table-cell table:number-columns-repeated="2"/>
        </table:table-row>
        <table:table-row table:style-name="ro1">
          <table:table-cell office:value-type="float" office:value="5.25643" calcext:value-type="float">
            <text:p>5.25643</text:p>
          </table:table-cell>
          <table:table-cell office:value-type="float" office:value="1.27561" calcext:value-type="float">
            <text:p>1.27561</text:p>
          </table:table-cell>
          <table:table-cell/>
          <table:table-cell office:value-type="float" office:value="5.03392" calcext:value-type="float">
            <text:p>5.03392</text:p>
          </table:table-cell>
          <table:table-cell office:value-type="float" office:value="0.975647" calcext:value-type="float">
            <text:p>0.975647</text:p>
          </table:table-cell>
          <table:table-cell table:number-columns-repeated="2"/>
        </table:table-row>
        <table:table-row table:style-name="ro1">
          <table:table-cell office:value-type="float" office:value="5.25678" calcext:value-type="float">
            <text:p>5.25678</text:p>
          </table:table-cell>
          <table:table-cell office:value-type="float" office:value="1.28937" calcext:value-type="float">
            <text:p>1.28937</text:p>
          </table:table-cell>
          <table:table-cell/>
          <table:table-cell office:value-type="float" office:value="5.04442" calcext:value-type="float">
            <text:p>5.04442</text:p>
          </table:table-cell>
          <table:table-cell office:value-type="float" office:value="0.980892" calcext:value-type="float">
            <text:p>0.980892</text:p>
          </table:table-cell>
          <table:table-cell table:number-columns-repeated="2"/>
        </table:table-row>
        <table:table-row table:style-name="ro1">
          <table:table-cell office:value-type="float" office:value="5.26154" calcext:value-type="float">
            <text:p>5.26154</text:p>
          </table:table-cell>
          <table:table-cell office:value-type="float" office:value="1.30766" calcext:value-type="float">
            <text:p>1.30766</text:p>
          </table:table-cell>
          <table:table-cell/>
          <table:table-cell office:value-type="float" office:value="5.06539" calcext:value-type="float">
            <text:p>5.06539</text:p>
          </table:table-cell>
          <table:table-cell office:value-type="float" office:value="0.991423" calcext:value-type="float">
            <text:p>0.991423</text:p>
          </table:table-cell>
          <table:table-cell table:number-columns-repeated="2"/>
        </table:table-row>
        <table:table-row table:style-name="ro1">
          <table:table-cell office:value-type="float" office:value="5.26248" calcext:value-type="float">
            <text:p>5.26248</text:p>
          </table:table-cell>
          <table:table-cell office:value-type="float" office:value="1.31132" calcext:value-type="float">
            <text:p>1.31132</text:p>
          </table:table-cell>
          <table:table-cell/>
          <table:table-cell office:value-type="float" office:value="5.09681" calcext:value-type="float">
            <text:p>5.09681</text:p>
          </table:table-cell>
          <table:table-cell office:value-type="float" office:value="1.00732" calcext:value-type="float">
            <text:p>1.00732</text:p>
          </table:table-cell>
          <table:table-cell table:number-columns-repeated="2"/>
        </table:table-row>
        <table:table-row table:style-name="ro1">
          <table:table-cell office:value-type="float" office:value="5.2769" calcext:value-type="float">
            <text:p>5.2769</text:p>
          </table:table-cell>
          <table:table-cell office:value-type="float" office:value="1.32868" calcext:value-type="float">
            <text:p>1.32868</text:p>
          </table:table-cell>
          <table:table-cell/>
          <table:table-cell office:value-type="float" office:value="5.14394" calcext:value-type="float">
            <text:p>5.14394</text:p>
          </table:table-cell>
          <table:table-cell office:value-type="float" office:value="1.02976" calcext:value-type="float">
            <text:p>1.02976</text:p>
          </table:table-cell>
          <table:table-cell table:number-columns-repeated="2"/>
        </table:table-row>
        <table:table-row table:style-name="ro1">
          <table:table-cell office:value-type="float" office:value="5.29567" calcext:value-type="float">
            <text:p>5.29567</text:p>
          </table:table-cell>
          <table:table-cell office:value-type="float" office:value="1.34378" calcext:value-type="float">
            <text:p>1.34378</text:p>
          </table:table-cell>
          <table:table-cell/>
          <table:table-cell office:value-type="float" office:value="5.15703" calcext:value-type="float">
            <text:p>5.15703</text:p>
          </table:table-cell>
          <table:table-cell office:value-type="float" office:value="1.03567" calcext:value-type="float">
            <text:p>1.03567</text:p>
          </table:table-cell>
          <table:table-cell table:number-columns-repeated="2"/>
        </table:table-row>
        <table:table-row table:style-name="ro1">
          <table:table-cell office:value-type="float" office:value="5.3144" calcext:value-type="float">
            <text:p>5.3144</text:p>
          </table:table-cell>
          <table:table-cell office:value-type="float" office:value="1.35895" calcext:value-type="float">
            <text:p>1.35895</text:p>
          </table:table-cell>
          <table:table-cell/>
          <table:table-cell office:value-type="float" office:value="5.1832" calcext:value-type="float">
            <text:p>5.1832</text:p>
          </table:table-cell>
          <table:table-cell office:value-type="float" office:value="1.04754" calcext:value-type="float">
            <text:p>1.04754</text:p>
          </table:table-cell>
          <table:table-cell table:number-columns-repeated="2"/>
        </table:table-row>
        <table:table-row table:style-name="ro1">
          <table:table-cell office:value-type="float" office:value="5.27465" calcext:value-type="float">
            <text:p>5.27465</text:p>
          </table:table-cell>
          <table:table-cell office:value-type="float" office:value="1.36258" calcext:value-type="float">
            <text:p>1.36258</text:p>
          </table:table-cell>
          <table:table-cell/>
          <table:table-cell office:value-type="float" office:value="5.20935" calcext:value-type="float">
            <text:p>5.20935</text:p>
          </table:table-cell>
          <table:table-cell office:value-type="float" office:value="1.05948" calcext:value-type="float">
            <text:p>1.05948</text:p>
          </table:table-cell>
          <table:table-cell table:number-columns-repeated="2"/>
        </table:table-row>
        <table:table-row table:style-name="ro1">
          <table:table-cell office:value-type="float" office:value="5.19635" calcext:value-type="float">
            <text:p>5.19635</text:p>
          </table:table-cell>
          <table:table-cell office:value-type="float" office:value="1.35257" calcext:value-type="float">
            <text:p>1.35257</text:p>
          </table:table-cell>
          <table:table-cell/>
          <table:table-cell office:value-type="float" office:value="5.22242" calcext:value-type="float">
            <text:p>5.22242</text:p>
          </table:table-cell>
          <table:table-cell office:value-type="float" office:value="1.06548" calcext:value-type="float">
            <text:p>1.06548</text:p>
          </table:table-cell>
          <table:table-cell table:number-columns-repeated="2"/>
        </table:table-row>
        <table:table-row table:style-name="ro1">
          <table:table-cell office:value-type="float" office:value="5.11812" calcext:value-type="float">
            <text:p>5.11812</text:p>
          </table:table-cell>
          <table:table-cell office:value-type="float" office:value="1.34227" calcext:value-type="float">
            <text:p>1.34227</text:p>
          </table:table-cell>
          <table:table-cell/>
          <table:table-cell office:value-type="float" office:value="5.24721" calcext:value-type="float">
            <text:p>5.24721</text:p>
          </table:table-cell>
          <table:table-cell office:value-type="float" office:value="1.08396" calcext:value-type="float">
            <text:p>1.08396</text:p>
          </table:table-cell>
          <table:table-cell table:number-columns-repeated="2"/>
        </table:table-row>
        <table:table-row table:style-name="ro1">
          <table:table-cell office:value-type="float" office:value="5.06435" calcext:value-type="float">
            <text:p>5.06435</text:p>
          </table:table-cell>
          <table:table-cell office:value-type="float" office:value="1.34146" calcext:value-type="float">
            <text:p>1.34146</text:p>
          </table:table-cell>
          <table:table-cell/>
          <table:table-cell office:value-type="float" office:value="5.23631" calcext:value-type="float">
            <text:p>5.23631</text:p>
          </table:table-cell>
          <table:table-cell office:value-type="float" office:value="1.13542" calcext:value-type="float">
            <text:p>1.13542</text:p>
          </table:table-cell>
          <table:table-cell table:number-columns-repeated="2"/>
        </table:table-row>
        <table:table-row table:style-name="ro1">
          <table:table-cell office:value-type="float" office:value="5.05937" calcext:value-type="float">
            <text:p>5.05937</text:p>
          </table:table-cell>
          <table:table-cell office:value-type="float" office:value="1.36009" calcext:value-type="float">
            <text:p>1.36009</text:p>
          </table:table-cell>
          <table:table-cell/>
          <table:table-cell office:value-type="float" office:value="5.23996" calcext:value-type="float">
            <text:p>5.23996</text:p>
          </table:table-cell>
          <table:table-cell office:value-type="float" office:value="1.14968" calcext:value-type="float">
            <text:p>1.14968</text:p>
          </table:table-cell>
          <table:table-cell table:number-columns-repeated="2"/>
        </table:table-row>
        <table:table-row table:style-name="ro1">
          <table:table-cell office:value-type="float" office:value="5.01703" calcext:value-type="float">
            <text:p>5.01703</text:p>
          </table:table-cell>
          <table:table-cell office:value-type="float" office:value="1.36192" calcext:value-type="float">
            <text:p>1.36192</text:p>
          </table:table-cell>
          <table:table-cell/>
          <table:table-cell office:value-type="float" office:value="5.24247" calcext:value-type="float">
            <text:p>5.24247</text:p>
          </table:table-cell>
          <table:table-cell office:value-type="float" office:value="1.15361" calcext:value-type="float">
            <text:p>1.15361</text:p>
          </table:table-cell>
          <table:table-cell table:number-columns-repeated="2"/>
        </table:table-row>
        <table:table-row table:style-name="ro1">
          <table:table-cell office:value-type="float" office:value="4.95606" calcext:value-type="float">
            <text:p>4.95606</text:p>
          </table:table-cell>
          <table:table-cell office:value-type="float" office:value="1.35517" calcext:value-type="float">
            <text:p>1.35517</text:p>
          </table:table-cell>
          <table:table-cell/>
          <table:table-cell office:value-type="float" office:value="5.24499" calcext:value-type="float">
            <text:p>5.24499</text:p>
          </table:table-cell>
          <table:table-cell office:value-type="float" office:value="1.15753" calcext:value-type="float">
            <text:p>1.15753</text:p>
          </table:table-cell>
          <table:table-cell table:number-columns-repeated="2"/>
        </table:table-row>
        <table:table-row table:style-name="ro1">
          <table:table-cell office:value-type="float" office:value="4.89513" calcext:value-type="float">
            <text:p>4.89513</text:p>
          </table:table-cell>
          <table:table-cell office:value-type="float" office:value="1.3482" calcext:value-type="float">
            <text:p>1.3482</text:p>
          </table:table-cell>
          <table:table-cell/>
          <table:table-cell office:value-type="float" office:value="5.2475" calcext:value-type="float">
            <text:p>5.2475</text:p>
          </table:table-cell>
          <table:table-cell office:value-type="float" office:value="1.16147" calcext:value-type="float">
            <text:p>1.16147</text:p>
          </table:table-cell>
          <table:table-cell table:number-columns-repeated="2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.34858" calcext:value-type="float">
            <text:p>1.34858</text:p>
          </table:table-cell>
          <table:table-cell/>
          <table:table-cell office:value-type="float" office:value="5.25001" calcext:value-type="float">
            <text:p>5.25001</text:p>
          </table:table-cell>
          <table:table-cell office:value-type="float" office:value="1.1654" calcext:value-type="float">
            <text:p>1.1654</text:p>
          </table:table-cell>
          <table:table-cell table:number-columns-repeated="2"/>
        </table:table-row>
        <table:table-row table:style-name="ro1">
          <table:table-cell office:value-type="float" office:value="4.84317" calcext:value-type="float">
            <text:p>4.84317</text:p>
          </table:table-cell>
          <table:table-cell office:value-type="float" office:value="1.3563" calcext:value-type="float">
            <text:p>1.3563</text:p>
          </table:table-cell>
          <table:table-cell/>
          <table:table-cell office:value-type="float" office:value="5.25251" calcext:value-type="float">
            <text:p>5.25251</text:p>
          </table:table-cell>
          <table:table-cell office:value-type="float" office:value="1.16934" calcext:value-type="float">
            <text:p>1.16934</text:p>
          </table:table-cell>
          <table:table-cell table:number-columns-repeated="2"/>
        </table:table-row>
        <table:table-row table:style-name="ro1">
          <table:table-cell office:value-type="float" office:value="4.83634" calcext:value-type="float">
            <text:p>4.83634</text:p>
          </table:table-cell>
          <table:table-cell office:value-type="float" office:value="1.36399" calcext:value-type="float">
            <text:p>1.36399</text:p>
          </table:table-cell>
          <table:table-cell/>
          <table:table-cell office:value-type="float" office:value="5.25501" calcext:value-type="float">
            <text:p>5.25501</text:p>
          </table:table-cell>
          <table:table-cell office:value-type="float" office:value="1.17328" calcext:value-type="float">
            <text:p>1.17328</text:p>
          </table:table-cell>
          <table:table-cell table:number-columns-repeated="2"/>
        </table:table-row>
        <table:table-row table:style-name="ro1">
          <table:table-cell office:value-type="float" office:value="4.82624" calcext:value-type="float">
            <text:p>4.82624</text:p>
          </table:table-cell>
          <table:table-cell office:value-type="float" office:value="1.37394" calcext:value-type="float">
            <text:p>1.37394</text:p>
          </table:table-cell>
          <table:table-cell/>
          <table:table-cell office:value-type="float" office:value="5.26304" calcext:value-type="float">
            <text:p>5.26304</text:p>
          </table:table-cell>
          <table:table-cell office:value-type="float" office:value="1.18864" calcext:value-type="float">
            <text:p>1.18864</text:p>
          </table:table-cell>
          <table:table-cell table:number-columns-repeated="2"/>
        </table:table-row>
        <table:table-row table:style-name="ro1">
          <table:table-cell office:value-type="float" office:value="4.81794" calcext:value-type="float">
            <text:p>4.81794</text:p>
          </table:table-cell>
          <table:table-cell office:value-type="float" office:value="1.38117" calcext:value-type="float">
            <text:p>1.38117</text:p>
          </table:table-cell>
          <table:table-cell/>
          <table:table-cell office:value-type="float" office:value="5.26607" calcext:value-type="float">
            <text:p>5.26607</text:p>
          </table:table-cell>
          <table:table-cell office:value-type="float" office:value="1.19612" calcext:value-type="float">
            <text:p>1.19612</text:p>
          </table:table-cell>
          <table:table-cell table:number-columns-repeated="2"/>
        </table:table-row>
        <table:table-row table:style-name="ro1">
          <table:table-cell office:value-type="float" office:value="4.8124" calcext:value-type="float">
            <text:p>4.8124</text:p>
          </table:table-cell>
          <table:table-cell office:value-type="float" office:value="1.38597" calcext:value-type="float">
            <text:p>1.38597</text:p>
          </table:table-cell>
          <table:table-cell/>
          <table:table-cell office:value-type="float" office:value="5.26908" calcext:value-type="float">
            <text:p>5.26908</text:p>
          </table:table-cell>
          <table:table-cell office:value-type="float" office:value="1.2036" calcext:value-type="float">
            <text:p>1.2036</text:p>
          </table:table-cell>
          <table:table-cell table:number-columns-repeated="2"/>
        </table:table-row>
        <table:table-row table:style-name="ro1">
          <table:table-cell office:value-type="float" office:value="4.80962" calcext:value-type="float">
            <text:p>4.80962</text:p>
          </table:table-cell>
          <table:table-cell office:value-type="float" office:value="1.38837" calcext:value-type="float">
            <text:p>1.38837</text:p>
          </table:table-cell>
          <table:table-cell/>
          <table:table-cell office:value-type="float" office:value="5.27208" calcext:value-type="float">
            <text:p>5.27208</text:p>
          </table:table-cell>
          <table:table-cell office:value-type="float" office:value="1.2111" calcext:value-type="float">
            <text:p>1.2111</text:p>
          </table:table-cell>
          <table:table-cell table:number-columns-repeated="2"/>
        </table:table-row>
        <table:table-row table:style-name="ro1">
          <table:table-cell office:value-type="float" office:value="4.80236" calcext:value-type="float">
            <text:p>4.80236</text:p>
          </table:table-cell>
          <table:table-cell office:value-type="float" office:value="1.39905" calcext:value-type="float">
            <text:p>1.39905</text:p>
          </table:table-cell>
          <table:table-cell/>
          <table:table-cell office:value-type="float" office:value="5.27357" calcext:value-type="float">
            <text:p>5.27357</text:p>
          </table:table-cell>
          <table:table-cell office:value-type="float" office:value="1.22508" calcext:value-type="float">
            <text:p>1.22508</text:p>
          </table:table-cell>
          <table:table-cell table:number-columns-repeated="2"/>
        </table:table-row>
        <table:table-row table:style-name="ro1">
          <table:table-cell office:value-type="float" office:value="4.78839" calcext:value-type="float">
            <text:p>4.78839</text:p>
          </table:table-cell>
          <table:table-cell office:value-type="float" office:value="1.44613" calcext:value-type="float">
            <text:p>1.44613</text:p>
          </table:table-cell>
          <table:table-cell/>
          <table:table-cell office:value-type="float" office:value="5.26129" calcext:value-type="float">
            <text:p>5.26129</text:p>
          </table:table-cell>
          <table:table-cell office:value-type="float" office:value="1.27679" calcext:value-type="float">
            <text:p>1.27679</text:p>
          </table:table-cell>
          <table:table-cell table:number-columns-repeated="2"/>
        </table:table-row>
        <table:table-row table:style-name="ro1">
          <table:table-cell office:value-type="float" office:value="4.79401" calcext:value-type="float">
            <text:p>4.79401</text:p>
          </table:table-cell>
          <table:table-cell office:value-type="float" office:value="1.46067" calcext:value-type="float">
            <text:p>1.46067</text:p>
          </table:table-cell>
          <table:table-cell/>
          <table:table-cell office:value-type="float" office:value="5.2628" calcext:value-type="float">
            <text:p>5.2628</text:p>
          </table:table-cell>
          <table:table-cell office:value-type="float" office:value="1.29084" calcext:value-type="float">
            <text:p>1.29084</text:p>
          </table:table-cell>
          <table:table-cell table:number-columns-repeated="2"/>
        </table:table-row>
        <table:table-row table:style-name="ro1">
          <table:table-cell office:value-type="float" office:value="4.80508" calcext:value-type="float">
            <text:p>4.80508</text:p>
          </table:table-cell>
          <table:table-cell office:value-type="float" office:value="1.47372" calcext:value-type="float">
            <text:p>1.47372</text:p>
          </table:table-cell>
          <table:table-cell/>
          <table:table-cell office:value-type="float" office:value="5.26741" calcext:value-type="float">
            <text:p>5.26741</text:p>
          </table:table-cell>
          <table:table-cell office:value-type="float" office:value="1.30226" calcext:value-type="float">
            <text:p>1.30226</text:p>
          </table:table-cell>
          <table:table-cell table:number-columns-repeated="2"/>
        </table:table-row>
        <table:table-row table:style-name="ro1">
          <table:table-cell office:value-type="float" office:value="5.07205" calcext:value-type="float">
            <text:p>5.07205</text:p>
          </table:table-cell>
          <table:table-cell office:value-type="float" office:value="1.65489" calcext:value-type="float">
            <text:p>1.65489</text:p>
          </table:table-cell>
          <table:table-cell/>
          <table:table-cell office:value-type="float" office:value="5.27047" calcext:value-type="float">
            <text:p>5.27047</text:p>
          </table:table-cell>
          <table:table-cell office:value-type="float" office:value="1.30988" calcext:value-type="float">
            <text:p>1.30988</text:p>
          </table:table-cell>
          <table:table-cell table:number-columns-repeated="2"/>
        </table:table-row>
        <table:table-row table:style-name="ro1">
          <table:table-cell office:value-type="float" office:value="4.91143" calcext:value-type="float">
            <text:p>4.91143</text:p>
          </table:table-cell>
          <table:table-cell office:value-type="float" office:value="1.61583" calcext:value-type="float">
            <text:p>1.61583</text:p>
          </table:table-cell>
          <table:table-cell/>
          <table:table-cell office:value-type="float" office:value="5.27199" calcext:value-type="float">
            <text:p>5.27199</text:p>
          </table:table-cell>
          <table:table-cell office:value-type="float" office:value="1.31369" calcext:value-type="float">
            <text:p>1.31369</text:p>
          </table:table-cell>
          <table:table-cell table:number-columns-repeated="2"/>
        </table:table-row>
        <table:table-row table:style-name="ro1">
          <table:table-cell office:value-type="float" office:value="4.90745" calcext:value-type="float">
            <text:p>4.90745</text:p>
          </table:table-cell>
          <table:table-cell office:value-type="float" office:value="1.62788" calcext:value-type="float">
            <text:p>1.62788</text:p>
          </table:table-cell>
          <table:table-cell/>
          <table:table-cell office:value-type="float" office:value="5.28543" calcext:value-type="float">
            <text:p>5.28543</text:p>
          </table:table-cell>
          <table:table-cell office:value-type="float" office:value="1.33083" calcext:value-type="float">
            <text:p>1.33083</text:p>
          </table:table-cell>
          <table:table-cell table:number-columns-repeated="2"/>
        </table:table-row>
        <table:table-row table:style-name="ro1">
          <table:table-cell office:value-type="float" office:value="5.05973" calcext:value-type="float">
            <text:p>5.05973</text:p>
          </table:table-cell>
          <table:table-cell office:value-type="float" office:value="1.69219" calcext:value-type="float">
            <text:p>1.69219</text:p>
          </table:table-cell>
          <table:table-cell/>
          <table:table-cell office:value-type="float" office:value="5.301" calcext:value-type="float">
            <text:p>5.301</text:p>
          </table:table-cell>
          <table:table-cell office:value-type="float" office:value="1.34513" calcext:value-type="float">
            <text:p>1.34513</text:p>
          </table:table-cell>
          <table:table-cell table:number-columns-repeated="2"/>
        </table:table-row>
        <table:table-row table:style-name="ro1">
          <table:table-cell office:value-type="float" office:value="5.09775" calcext:value-type="float">
            <text:p>5.09775</text:p>
          </table:table-cell>
          <table:table-cell office:value-type="float" office:value="1.70839" calcext:value-type="float">
            <text:p>1.70839</text:p>
          </table:table-cell>
          <table:table-cell/>
          <table:table-cell office:value-type="float" office:value="5.31136" calcext:value-type="float">
            <text:p>5.31136</text:p>
          </table:table-cell>
          <table:table-cell office:value-type="float" office:value="1.3547" calcext:value-type="float">
            <text:p>1.3547</text:p>
          </table:table-cell>
          <table:table-cell table:number-columns-repeated="2"/>
        </table:table-row>
        <table:table-row table:style-name="ro1">
          <table:table-cell office:value-type="float" office:value="5.13576" calcext:value-type="float">
            <text:p>5.13576</text:p>
          </table:table-cell>
          <table:table-cell office:value-type="float" office:value="1.72463" calcext:value-type="float">
            <text:p>1.72463</text:p>
          </table:table-cell>
          <table:table-cell/>
          <table:table-cell office:value-type="float" office:value="5.31653" calcext:value-type="float">
            <text:p>5.31653</text:p>
          </table:table-cell>
          <table:table-cell office:value-type="float" office:value="1.35949" calcext:value-type="float">
            <text:p>1.35949</text:p>
          </table:table-cell>
          <table:table-cell table:number-columns-repeated="2"/>
        </table:table-row>
        <table:table-row table:style-name="ro1">
          <table:table-cell office:value-type="float" office:value="5.20956" calcext:value-type="float">
            <text:p>5.20956</text:p>
          </table:table-cell>
          <table:table-cell office:value-type="float" office:value="1.76366" calcext:value-type="float">
            <text:p>1.76366</text:p>
          </table:table-cell>
          <table:table-cell/>
          <table:table-cell office:value-type="float" office:value="5.27561" calcext:value-type="float">
            <text:p>5.27561</text:p>
          </table:table-cell>
          <table:table-cell office:value-type="float" office:value="1.36283" calcext:value-type="float">
            <text:p>1.36283</text:p>
          </table:table-cell>
          <table:table-cell table:number-columns-repeated="2"/>
        </table:table-row>
        <table:table-row table:style-name="ro1">
          <table:table-cell office:value-type="float" office:value="4.38119" calcext:value-type="float">
            <text:p>4.38119</text:p>
          </table:table-cell>
          <table:table-cell office:value-type="float" office:value="3.32494" calcext:value-type="float">
            <text:p>3.32494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.35965" calcext:value-type="float">
            <text:p>1.35965</text:p>
          </table:table-cell>
          <table:table-cell table:number-columns-repeated="2"/>
        </table:table-row>
        <table:table-row table:style-name="ro1">
          <table:table-cell office:value-type="float" office:value="4.19809" calcext:value-type="float">
            <text:p>4.19809</text:p>
          </table:table-cell>
          <table:table-cell office:value-type="float" office:value="3.20225" calcext:value-type="float">
            <text:p>3.20225</text:p>
          </table:table-cell>
          <table:table-cell/>
          <table:table-cell office:value-type="float" office:value="5.14758" calcext:value-type="float">
            <text:p>5.14758</text:p>
          </table:table-cell>
          <table:table-cell office:value-type="float" office:value="1.34662" calcext:value-type="float">
            <text:p>1.34662</text:p>
          </table:table-cell>
          <table:table-cell table:number-columns-repeated="2"/>
        </table:table-row>
        <table:table-row table:style-name="ro1">
          <table:table-cell office:value-type="float" office:value="4.10871" calcext:value-type="float">
            <text:p>4.10871</text:p>
          </table:table-cell>
          <table:table-cell office:value-type="float" office:value="3.13806" calcext:value-type="float">
            <text:p>3.13806</text:p>
          </table:table-cell>
          <table:table-cell/>
          <table:table-cell office:value-type="float" office:value="5.12199" calcext:value-type="float">
            <text:p>5.12199</text:p>
          </table:table-cell>
          <table:table-cell office:value-type="float" office:value="1.34328" calcext:value-type="float">
            <text:p>1.34328</text:p>
          </table:table-cell>
          <table:table-cell table:number-columns-repeated="2"/>
        </table:table-row>
        <table:table-row table:style-name="ro1">
          <table:table-cell office:value-type="float" office:value="4.0194" calcext:value-type="float">
            <text:p>4.0194</text:p>
          </table:table-cell>
          <table:table-cell office:value-type="float" office:value="3.07376" calcext:value-type="float">
            <text:p>3.07376</text:p>
          </table:table-cell>
          <table:table-cell/>
          <table:table-cell office:value-type="float" office:value="5.06783" calcext:value-type="float">
            <text:p>5.06783</text:p>
          </table:table-cell>
          <table:table-cell office:value-type="float" office:value="1.34238" calcext:value-type="float">
            <text:p>1.34238</text:p>
          </table:table-cell>
          <table:table-cell table:number-columns-repeated="2"/>
        </table:table-row>
        <table:table-row table:style-name="ro1">
          <table:table-cell office:value-type="float" office:value="3.66299" calcext:value-type="float">
            <text:p>3.66299</text:p>
          </table:table-cell>
          <table:table-cell office:value-type="float" office:value="2.81548" calcext:value-type="float">
            <text:p>2.81548</text:p>
          </table:table-cell>
          <table:table-cell/>
          <table:table-cell office:value-type="float" office:value="5.05879" calcext:value-type="float">
            <text:p>5.05879</text:p>
          </table:table-cell>
          <table:table-cell office:value-type="float" office:value="1.35994" calcext:value-type="float">
            <text:p>1.35994</text:p>
          </table:table-cell>
          <table:table-cell table:number-columns-repeated="2"/>
        </table:table-row>
        <table:table-row table:style-name="ro1">
          <table:table-cell office:value-type="float" office:value="3.48197" calcext:value-type="float">
            <text:p>3.48197</text:p>
          </table:table-cell>
          <table:table-cell office:value-type="float" office:value="2.68996" calcext:value-type="float">
            <text:p>2.68996</text:p>
          </table:table-cell>
          <table:table-cell/>
          <table:table-cell office:value-type="float" office:value="5.01742" calcext:value-type="float">
            <text:p>5.01742</text:p>
          </table:table-cell>
          <table:table-cell office:value-type="float" office:value="1.36203" calcext:value-type="float">
            <text:p>1.36203</text:p>
          </table:table-cell>
          <table:table-cell table:number-columns-repeated="2"/>
        </table:table-row>
        <table:table-row table:style-name="ro1">
          <table:table-cell office:value-type="float" office:value="3.45539" calcext:value-type="float">
            <text:p>3.45539</text:p>
          </table:table-cell>
          <table:table-cell office:value-type="float" office:value="2.72401" calcext:value-type="float">
            <text:p>2.72401</text:p>
          </table:table-cell>
          <table:table-cell/>
          <table:table-cell office:value-type="float" office:value="4.95992" calcext:value-type="float">
            <text:p>4.95992</text:p>
          </table:table-cell>
          <table:table-cell office:value-type="float" office:value="1.35623" calcext:value-type="float">
            <text:p>1.35623</text:p>
          </table:table-cell>
          <table:table-cell table:number-columns-repeated="2"/>
        </table:table-row>
        <table:table-row table:style-name="ro1">
          <table:table-cell office:value-type="float" office:value="3.62113" calcext:value-type="float">
            <text:p>3.62113</text:p>
          </table:table-cell>
          <table:table-cell office:value-type="float" office:value="2.86911" calcext:value-type="float">
            <text:p>2.86911</text:p>
          </table:table-cell>
          <table:table-cell/>
          <table:table-cell office:value-type="float" office:value="4.90246" calcext:value-type="float">
            <text:p>4.90246</text:p>
          </table:table-cell>
          <table:table-cell office:value-type="float" office:value="1.35022" calcext:value-type="float">
            <text:p>1.35022</text:p>
          </table:table-cell>
          <table:table-cell table:number-columns-repeated="2"/>
        </table:table-row>
        <table:table-row table:style-name="ro1">
          <table:table-cell office:value-type="float" office:value="3.95828" calcext:value-type="float">
            <text:p>3.95828</text:p>
          </table:table-cell>
          <table:table-cell office:value-type="float" office:value="3.15208" calcext:value-type="float">
            <text:p>3.15208</text:p>
          </table:table-cell>
          <table:table-cell/>
          <table:table-cell office:value-type="float" office:value="4.85886" calcext:value-type="float">
            <text:p>4.85886</text:p>
          </table:table-cell>
          <table:table-cell office:value-type="float" office:value="1.35105" calcext:value-type="float">
            <text:p>1.35105</text:p>
          </table:table-cell>
          <table:table-cell table:number-columns-repeated="2"/>
        </table:table-row>
        <table:table-row table:style-name="ro1">
          <table:table-cell office:value-type="float" office:value="4.04235" calcext:value-type="float">
            <text:p>4.04235</text:p>
          </table:table-cell>
          <table:table-cell office:value-type="float" office:value="3.22309" calcext:value-type="float">
            <text:p>3.22309</text:p>
          </table:table-cell>
          <table:table-cell/>
          <table:table-cell office:value-type="float" office:value="4.85354" calcext:value-type="float">
            <text:p>4.85354</text:p>
          </table:table-cell>
          <table:table-cell office:value-type="float" office:value="1.35599" calcext:value-type="float">
            <text:p>1.35599</text:p>
          </table:table-cell>
          <table:table-cell table:number-columns-repeated="2"/>
        </table:table-row>
        <table:table-row table:style-name="ro1">
          <table:table-cell office:value-type="float" office:value="4.12634" calcext:value-type="float">
            <text:p>4.12634</text:p>
          </table:table-cell>
          <table:table-cell office:value-type="float" office:value="3.2942" calcext:value-type="float">
            <text:p>3.2942</text:p>
          </table:table-cell>
          <table:table-cell/>
          <table:table-cell office:value-type="float" office:value="4.85088" calcext:value-type="float">
            <text:p>4.85088</text:p>
          </table:table-cell>
          <table:table-cell office:value-type="float" office:value="1.35845" calcext:value-type="float">
            <text:p>1.35845</text:p>
          </table:table-cell>
          <table:table-cell table:number-columns-repeated="2"/>
        </table:table-row>
        <table:table-row table:style-name="ro1">
          <table:table-cell office:value-type="float" office:value="4.28983" calcext:value-type="float">
            <text:p>4.28983</text:p>
          </table:table-cell>
          <table:table-cell office:value-type="float" office:value="3.44199" calcext:value-type="float">
            <text:p>3.44199</text:p>
          </table:table-cell>
          <table:table-cell/>
          <table:table-cell office:value-type="float" office:value="4.84821" calcext:value-type="float">
            <text:p>4.84821</text:p>
          </table:table-cell>
          <table:table-cell office:value-type="float" office:value="1.36092" calcext:value-type="float">
            <text:p>1.36092</text:p>
          </table:table-cell>
          <table:table-cell table:number-columns-repeated="2"/>
        </table:table-row>
        <table:table-row table:style-name="ro1">
          <table:table-cell office:value-type="float" office:value="4.12472" calcext:value-type="float">
            <text:p>4.12472</text:p>
          </table:table-cell>
          <table:table-cell office:value-type="float" office:value="3.63823" calcext:value-type="float">
            <text:p>3.63823</text:p>
          </table:table-cell>
          <table:table-cell/>
          <table:table-cell office:value-type="float" office:value="4.84555" calcext:value-type="float">
            <text:p>4.84555</text:p>
          </table:table-cell>
          <table:table-cell office:value-type="float" office:value="1.36338" calcext:value-type="float">
            <text:p>1.36338</text:p>
          </table:table-cell>
          <table:table-cell table:number-columns-repeated="2"/>
        </table:table-row>
        <table:table-row table:style-name="ro1">
          <table:table-cell office:value-type="float" office:value="3.93393" calcext:value-type="float">
            <text:p>3.93393</text:p>
          </table:table-cell>
          <table:table-cell office:value-type="float" office:value="3.48715" calcext:value-type="float">
            <text:p>3.48715</text:p>
          </table:table-cell>
          <table:table-cell/>
          <table:table-cell office:value-type="float" office:value="4.84288" calcext:value-type="float">
            <text:p>4.84288</text:p>
          </table:table-cell>
          <table:table-cell office:value-type="float" office:value="1.36583" calcext:value-type="float">
            <text:p>1.36583</text:p>
          </table:table-cell>
          <table:table-cell table:number-columns-repeated="2"/>
        </table:table-row>
        <table:table-row table:style-name="ro1">
          <table:table-cell office:value-type="float" office:value="3.46985" calcext:value-type="float">
            <text:p>3.46985</text:p>
          </table:table-cell>
          <table:table-cell office:value-type="float" office:value="3.09483" calcext:value-type="float">
            <text:p>3.09483</text:p>
          </table:table-cell>
          <table:table-cell/>
          <table:table-cell office:value-type="float" office:value="4.83278" calcext:value-type="float">
            <text:p>4.83278</text:p>
          </table:table-cell>
          <table:table-cell office:value-type="float" office:value="1.3758" calcext:value-type="float">
            <text:p>1.3758</text:p>
          </table:table-cell>
          <table:table-cell table:number-columns-repeated="2"/>
        </table:table-row>
        <table:table-row table:style-name="ro1">
          <table:table-cell office:value-type="float" office:value="3.19257" calcext:value-type="float">
            <text:p>3.19257</text:p>
          </table:table-cell>
          <table:table-cell office:value-type="float" office:value="2.85809" calcext:value-type="float">
            <text:p>2.85809</text:p>
          </table:table-cell>
          <table:table-cell/>
          <table:table-cell office:value-type="float" office:value="4.8304" calcext:value-type="float">
            <text:p>4.8304</text:p>
          </table:table-cell>
          <table:table-cell office:value-type="float" office:value="1.37833" calcext:value-type="float">
            <text:p>1.37833</text:p>
          </table:table-cell>
          <table:table-cell table:number-columns-repeated="2"/>
        </table:table-row>
        <table:table-row table:style-name="ro1">
          <table:table-cell office:value-type="float" office:value="3.18906" calcext:value-type="float">
            <text:p>3.18906</text:p>
          </table:table-cell>
          <table:table-cell office:value-type="float" office:value="2.86201" calcext:value-type="float">
            <text:p>2.86201</text:p>
          </table:table-cell>
          <table:table-cell/>
          <table:table-cell office:value-type="float" office:value="4.82801" calcext:value-type="float">
            <text:p>4.82801</text:p>
          </table:table-cell>
          <table:table-cell office:value-type="float" office:value="1.38085" calcext:value-type="float">
            <text:p>1.38085</text:p>
          </table:table-cell>
          <table:table-cell table:number-columns-repeated="2"/>
        </table:table-row>
        <table:table-row table:style-name="ro1">
          <table:table-cell office:value-type="float" office:value="3.18555" calcext:value-type="float">
            <text:p>3.18555</text:p>
          </table:table-cell>
          <table:table-cell office:value-type="float" office:value="2.86592" calcext:value-type="float">
            <text:p>2.86592</text:p>
          </table:table-cell>
          <table:table-cell/>
          <table:table-cell office:value-type="float" office:value="4.82563" calcext:value-type="float">
            <text:p>4.82563</text:p>
          </table:table-cell>
          <table:table-cell office:value-type="float" office:value="1.38337" calcext:value-type="float">
            <text:p>1.38337</text:p>
          </table:table-cell>
          <table:table-cell table:number-columns-repeated="2"/>
        </table:table-row>
        <table:table-row table:style-name="ro1">
          <table:table-cell office:value-type="float" office:value="3.18379" calcext:value-type="float">
            <text:p>3.18379</text:p>
          </table:table-cell>
          <table:table-cell office:value-type="float" office:value="2.86788" calcext:value-type="float">
            <text:p>2.86788</text:p>
          </table:table-cell>
          <table:table-cell/>
          <table:table-cell office:value-type="float" office:value="4.82324" calcext:value-type="float">
            <text:p>4.82324</text:p>
          </table:table-cell>
          <table:table-cell office:value-type="float" office:value="1.38589" calcext:value-type="float">
            <text:p>1.38589</text:p>
          </table:table-cell>
          <table:table-cell table:number-columns-repeated="2"/>
        </table:table-row>
        <table:table-row table:style-name="ro1">
          <table:table-cell office:value-type="float" office:value="3.18027" calcext:value-type="float">
            <text:p>3.18027</text:p>
          </table:table-cell>
          <table:table-cell office:value-type="float" office:value="2.87178" calcext:value-type="float">
            <text:p>2.87178</text:p>
          </table:table-cell>
          <table:table-cell/>
          <table:table-cell office:value-type="float" office:value="4.81846" calcext:value-type="float">
            <text:p>4.81846</text:p>
          </table:table-cell>
          <table:table-cell office:value-type="float" office:value="1.39092" calcext:value-type="float">
            <text:p>1.39092</text:p>
          </table:table-cell>
          <table:table-cell table:number-columns-repeated="2"/>
        </table:table-row>
        <table:table-row table:style-name="ro1">
          <table:table-cell office:value-type="float" office:value="3.17674" calcext:value-type="float">
            <text:p>3.17674</text:p>
          </table:table-cell>
          <table:table-cell office:value-type="float" office:value="2.87568" calcext:value-type="float">
            <text:p>2.87568</text:p>
          </table:table-cell>
          <table:table-cell/>
          <table:table-cell office:value-type="float" office:value="4.81196" calcext:value-type="float">
            <text:p>4.81196</text:p>
          </table:table-cell>
          <table:table-cell office:value-type="float" office:value="1.40185" calcext:value-type="float">
            <text:p>1.40185</text:p>
          </table:table-cell>
          <table:table-cell table:number-columns-repeated="2"/>
        </table:table-row>
        <table:table-row table:style-name="ro1">
          <table:table-cell office:value-type="float" office:value="3.17321" calcext:value-type="float">
            <text:p>3.17321</text:p>
          </table:table-cell>
          <table:table-cell office:value-type="float" office:value="2.87958" calcext:value-type="float">
            <text:p>2.87958</text:p>
          </table:table-cell>
          <table:table-cell/>
          <table:table-cell office:value-type="float" office:value="4.79797" calcext:value-type="float">
            <text:p>4.79797</text:p>
          </table:table-cell>
          <table:table-cell office:value-type="float" office:value="1.44902" calcext:value-type="float">
            <text:p>1.44902</text:p>
          </table:table-cell>
          <table:table-cell table:number-columns-repeated="2"/>
        </table:table-row>
        <table:table-row table:style-name="ro1">
          <table:table-cell office:value-type="float" office:value="3.16967" calcext:value-type="float">
            <text:p>3.16967</text:p>
          </table:table-cell>
          <table:table-cell office:value-type="float" office:value="2.88347" calcext:value-type="float">
            <text:p>2.88347</text:p>
          </table:table-cell>
          <table:table-cell/>
          <table:table-cell office:value-type="float" office:value="4.80128" calcext:value-type="float">
            <text:p>4.80128</text:p>
          </table:table-cell>
          <table:table-cell office:value-type="float" office:value="1.46289" calcext:value-type="float">
            <text:p>1.46289</text:p>
          </table:table-cell>
          <table:table-cell table:number-columns-repeated="2"/>
        </table:table-row>
        <table:table-row table:style-name="ro1">
          <table:table-cell office:value-type="float" office:value="3.16613" calcext:value-type="float">
            <text:p>3.16613</text:p>
          </table:table-cell>
          <table:table-cell office:value-type="float" office:value="2.88736" calcext:value-type="float">
            <text:p>2.88736</text:p>
          </table:table-cell>
          <table:table-cell/>
          <table:table-cell office:value-type="float" office:value="4.80891" calcext:value-type="float">
            <text:p>4.80891</text:p>
          </table:table-cell>
          <table:table-cell office:value-type="float" office:value="1.47489" calcext:value-type="float">
            <text:p>1.47489</text:p>
          </table:table-cell>
          <table:table-cell table:number-columns-repeated="2"/>
        </table:table-row>
        <table:table-row table:style-name="ro1">
          <table:table-cell office:value-type="float" office:value="3.16436" calcext:value-type="float">
            <text:p>3.16436</text:p>
          </table:table-cell>
          <table:table-cell office:value-type="float" office:value="2.8893" calcext:value-type="float">
            <text:p>2.8893</text:p>
          </table:table-cell>
          <table:table-cell/>
          <table:table-cell office:value-type="float" office:value="4.8165" calcext:value-type="float">
            <text:p>4.8165</text:p>
          </table:table-cell>
          <table:table-cell office:value-type="float" office:value="1.48693" calcext:value-type="float">
            <text:p>1.48693</text:p>
          </table:table-cell>
          <table:table-cell table:number-columns-repeated="2"/>
        </table:table-row>
        <table:table-row table:style-name="ro1">
          <table:table-cell office:value-type="float" office:value="3.16081" calcext:value-type="float">
            <text:p>3.16081</text:p>
          </table:table-cell>
          <table:table-cell office:value-type="float" office:value="2.89318" calcext:value-type="float">
            <text:p>2.89318</text:p>
          </table:table-cell>
          <table:table-cell/>
          <table:table-cell office:value-type="float" office:value="4.90603" calcext:value-type="float">
            <text:p>4.90603</text:p>
          </table:table-cell>
          <table:table-cell office:value-type="float" office:value="1.52776" calcext:value-type="float">
            <text:p>1.52776</text:p>
          </table:table-cell>
          <table:table-cell table:number-columns-repeated="2"/>
        </table:table-row>
        <table:table-row table:style-name="ro1">
          <table:table-cell office:value-type="float" office:value="3.15726" calcext:value-type="float">
            <text:p>3.15726</text:p>
          </table:table-cell>
          <table:table-cell office:value-type="float" office:value="2.89706" calcext:value-type="float">
            <text:p>2.89706</text:p>
          </table:table-cell>
          <table:table-cell/>
          <table:table-cell office:value-type="float" office:value="4.83317" calcext:value-type="float">
            <text:p>4.83317</text:p>
          </table:table-cell>
          <table:table-cell office:value-type="float" office:value="1.62302" calcext:value-type="float">
            <text:p>1.62302</text:p>
          </table:table-cell>
          <table:table-cell table:number-columns-repeated="2"/>
        </table:table-row>
        <table:table-row table:style-name="ro1">
          <table:table-cell office:value-type="float" office:value="3.42004" calcext:value-type="float">
            <text:p>3.42004</text:p>
          </table:table-cell>
          <table:table-cell office:value-type="float" office:value="3.14979" calcext:value-type="float">
            <text:p>3.14979</text:p>
          </table:table-cell>
          <table:table-cell/>
          <table:table-cell office:value-type="float" office:value="4.82917" calcext:value-type="float">
            <text:p>4.82917</text:p>
          </table:table-cell>
          <table:table-cell office:value-type="float" office:value="1.63488" calcext:value-type="float">
            <text:p>1.63488</text:p>
          </table:table-cell>
          <table:table-cell table:number-columns-repeated="2"/>
        </table:table-row>
        <table:table-row table:style-name="ro1">
          <table:table-cell office:value-type="float" office:value="3.85595" calcext:value-type="float">
            <text:p>3.85595</text:p>
          </table:table-cell>
          <table:table-cell office:value-type="float" office:value="3.57319" calcext:value-type="float">
            <text:p>3.57319</text:p>
          </table:table-cell>
          <table:table-cell/>
          <table:table-cell office:value-type="float" office:value="4.82425" calcext:value-type="float">
            <text:p>4.82425</text:p>
          </table:table-cell>
          <table:table-cell office:value-type="float" office:value="1.65303" calcext:value-type="float">
            <text:p>1.65303</text:p>
          </table:table-cell>
          <table:table-cell table:number-columns-repeated="2"/>
        </table:table-row>
        <table:table-row table:style-name="ro1">
          <table:table-cell office:value-type="float" office:value="4.025" calcext:value-type="float">
            <text:p>4.025</text:p>
          </table:table-cell>
          <table:table-cell office:value-type="float" office:value="3.74825" calcext:value-type="float">
            <text:p>3.74825</text:p>
          </table:table-cell>
          <table:table-cell/>
          <table:table-cell office:value-type="float" office:value="4.82056" calcext:value-type="float">
            <text:p>4.82056</text:p>
          </table:table-cell>
          <table:table-cell office:value-type="float" office:value="1.665" calcext:value-type="float">
            <text:p>1.665</text:p>
          </table:table-cell>
          <table:table-cell table:number-columns-repeated="2"/>
        </table:table-row>
        <table:table-row table:style-name="ro1">
          <table:table-cell office:value-type="float" office:value="3.81927" calcext:value-type="float">
            <text:p>3.81927</text:p>
          </table:table-cell>
          <table:table-cell office:value-type="float" office:value="3.95767" calcext:value-type="float">
            <text:p>3.95767</text:p>
          </table:table-cell>
          <table:table-cell/>
          <table:table-cell office:value-type="float" office:value="4.81439" calcext:value-type="float">
            <text:p>4.81439</text:p>
          </table:table-cell>
          <table:table-cell office:value-type="float" office:value="1.68274" calcext:value-type="float">
            <text:p>1.68274</text:p>
          </table:table-cell>
          <table:table-cell table:number-columns-repeated="2"/>
        </table:table-row>
        <table:table-row table:style-name="ro1">
          <table:table-cell office:value-type="float" office:value="3.81198" calcext:value-type="float">
            <text:p>3.81198</text:p>
          </table:table-cell>
          <table:table-cell office:value-type="float" office:value="3.96469" calcext:value-type="float">
            <text:p>3.96469</text:p>
          </table:table-cell>
          <table:table-cell/>
          <table:table-cell office:value-type="float" office:value="4.82213" calcext:value-type="float">
            <text:p>4.82213</text:p>
          </table:table-cell>
          <table:table-cell office:value-type="float" office:value="1.69873" calcext:value-type="float">
            <text:p>1.69873</text:p>
          </table:table-cell>
          <table:table-cell table:number-columns-repeated="2"/>
        </table:table-row>
        <table:table-row table:style-name="ro1">
          <table:table-cell office:value-type="float" office:value="3.80711" calcext:value-type="float">
            <text:p>3.80711</text:p>
          </table:table-cell>
          <table:table-cell office:value-type="float" office:value="3.96937" calcext:value-type="float">
            <text:p>3.96937</text:p>
          </table:table-cell>
          <table:table-cell/>
          <table:table-cell office:value-type="float" office:value="4.82703" calcext:value-type="float">
            <text:p>4.82703</text:p>
          </table:table-cell>
          <table:table-cell office:value-type="float" office:value="1.70379" calcext:value-type="float">
            <text:p>1.70379</text:p>
          </table:table-cell>
          <table:table-cell table:number-columns-repeated="2"/>
        </table:table-row>
        <table:table-row table:style-name="ro1">
          <table:table-cell office:value-type="float" office:value="3.76796" calcext:value-type="float">
            <text:p>3.76796</text:p>
          </table:table-cell>
          <table:table-cell office:value-type="float" office:value="4.00655" calcext:value-type="float">
            <text:p>4.00655</text:p>
          </table:table-cell>
          <table:table-cell/>
          <table:table-cell office:value-type="float" office:value="4.83681" calcext:value-type="float">
            <text:p>4.83681</text:p>
          </table:table-cell>
          <table:table-cell office:value-type="float" office:value="1.71392" calcext:value-type="float">
            <text:p>1.71392</text:p>
          </table:table-cell>
          <table:table-cell table:number-columns-repeated="2"/>
        </table:table-row>
        <table:table-row table:style-name="ro1">
          <table:table-cell office:value-type="float" office:value="3.76304" calcext:value-type="float">
            <text:p>3.76304</text:p>
          </table:table-cell>
          <table:table-cell office:value-type="float" office:value="4.01118" calcext:value-type="float">
            <text:p>4.01118</text:p>
          </table:table-cell>
          <table:table-cell/>
          <table:table-cell office:value-type="float" office:value="4.85145" calcext:value-type="float">
            <text:p>4.85145</text:p>
          </table:table-cell>
          <table:table-cell office:value-type="float" office:value="1.72917" calcext:value-type="float">
            <text:p>1.72917</text:p>
          </table:table-cell>
          <table:table-cell table:number-columns-repeated="2"/>
        </table:table-row>
        <table:table-row table:style-name="ro1">
          <table:table-cell office:value-type="float" office:value="3.75072" calcext:value-type="float">
            <text:p>3.75072</text:p>
          </table:table-cell>
          <table:table-cell office:value-type="float" office:value="4.0227" calcext:value-type="float">
            <text:p>4.0227</text:p>
          </table:table-cell>
          <table:table-cell/>
          <table:table-cell office:value-type="float" office:value="4.92249" calcext:value-type="float">
            <text:p>4.92249</text:p>
          </table:table-cell>
          <table:table-cell office:value-type="float" office:value="1.76811" calcext:value-type="float">
            <text:p>1.76811</text:p>
          </table:table-cell>
          <table:table-cell table:number-columns-repeated="2"/>
        </table:table-row>
        <table:table-row table:style-name="ro1">
          <table:table-cell office:value-type="float" office:value="3.72596" calcext:value-type="float">
            <text:p>3.72596</text:p>
          </table:table-cell>
          <table:table-cell office:value-type="float" office:value="4.04564" calcext:value-type="float">
            <text:p>4.04564</text:p>
          </table:table-cell>
          <table:table-cell/>
          <table:table-cell office:value-type="float" office:value="5.10599" calcext:value-type="float">
            <text:p>5.10599</text:p>
          </table:table-cell>
          <table:table-cell office:value-type="float" office:value="1.85527" calcext:value-type="float">
            <text:p>1.85527</text:p>
          </table:table-cell>
          <table:table-cell table:number-columns-repeated="2"/>
        </table:table-row>
        <table:table-row table:style-name="ro1">
          <table:table-cell office:value-type="float" office:value="3.721" calcext:value-type="float">
            <text:p>3.721</text:p>
          </table:table-cell>
          <table:table-cell office:value-type="float" office:value="4.05021" calcext:value-type="float">
            <text:p>4.05021</text:p>
          </table:table-cell>
          <table:table-cell/>
          <table:table-cell office:value-type="float" office:value="5.16471" calcext:value-type="float">
            <text:p>5.16471</text:p>
          </table:table-cell>
          <table:table-cell office:value-type="float" office:value="1.89097" calcext:value-type="float">
            <text:p>1.89097</text:p>
          </table:table-cell>
          <table:table-cell table:number-columns-repeated="2"/>
        </table:table-row>
        <table:table-row table:style-name="ro1">
          <table:table-cell office:value-type="float" office:value="3.71851" calcext:value-type="float">
            <text:p>3.71851</text:p>
          </table:table-cell>
          <table:table-cell office:value-type="float" office:value="4.05249" calcext:value-type="float">
            <text:p>4.05249</text:p>
          </table:table-cell>
          <table:table-cell/>
          <table:table-cell office:value-type="float" office:value="4.38119" calcext:value-type="float">
            <text:p>4.38119</text:p>
          </table:table-cell>
          <table:table-cell office:value-type="float" office:value="3.32494" calcext:value-type="float">
            <text:p>3.32494</text:p>
          </table:table-cell>
          <table:table-cell table:number-columns-repeated="2"/>
        </table:table-row>
        <table:table-row table:style-name="ro1">
          <table:table-cell office:value-type="float" office:value="3.14354" calcext:value-type="float">
            <text:p>3.14354</text:p>
          </table:table-cell>
          <table:table-cell office:value-type="float" office:value="3.43433" calcext:value-type="float">
            <text:p>3.43433</text:p>
          </table:table-cell>
          <table:table-cell/>
          <table:table-cell office:value-type="float" office:value="4.19825" calcext:value-type="float">
            <text:p>4.19825</text:p>
          </table:table-cell>
          <table:table-cell office:value-type="float" office:value="3.20237" calcext:value-type="float">
            <text:p>3.20237</text:p>
          </table:table-cell>
          <table:table-cell table:number-columns-repeated="2"/>
        </table:table-row>
        <table:table-row table:style-name="ro1">
          <table:table-cell office:value-type="float" office:value="2.28394" calcext:value-type="float">
            <text:p>2.28394</text:p>
          </table:table-cell>
          <table:table-cell office:value-type="float" office:value="2.50446" calcext:value-type="float">
            <text:p>2.50446</text:p>
          </table:table-cell>
          <table:table-cell/>
          <table:table-cell office:value-type="float" office:value="3.66362" calcext:value-type="float">
            <text:p>3.66362</text:p>
          </table:table-cell>
          <table:table-cell office:value-type="float" office:value="2.81596" calcext:value-type="float">
            <text:p>2.81596</text:p>
          </table:table-cell>
          <table:table-cell table:number-columns-repeated="2"/>
        </table:table-row>
        <table:table-row table:style-name="ro1">
          <table:table-cell office:value-type="float" office:value="1.42778" calcext:value-type="float">
            <text:p>1.42778</text:p>
          </table:table-cell>
          <table:table-cell office:value-type="float" office:value="1.57144" calcext:value-type="float">
            <text:p>1.57144</text:p>
          </table:table-cell>
          <table:table-cell/>
          <table:table-cell office:value-type="float" office:value="3.48276" calcext:value-type="float">
            <text:p>3.48276</text:p>
          </table:table-cell>
          <table:table-cell office:value-type="float" office:value="2.69057" calcext:value-type="float">
            <text:p>2.69057</text:p>
          </table:table-cell>
          <table:table-cell table:number-columns-repeated="2"/>
        </table:table-row>
        <table:table-row table:style-name="ro1">
          <table:table-cell office:value-type="float" office:value="0.858924" calcext:value-type="float">
            <text:p>0.858924</text:p>
          </table:table-cell>
          <table:table-cell office:value-type="float" office:value="0.947677" calcext:value-type="float">
            <text:p>0.947677</text:p>
          </table:table-cell>
          <table:table-cell/>
          <table:table-cell office:value-type="float" office:value="3.45618" calcext:value-type="float">
            <text:p>3.45618</text:p>
          </table:table-cell>
          <table:table-cell office:value-type="float" office:value="2.72463" calcext:value-type="float">
            <text:p>2.72463</text:p>
          </table:table-cell>
          <table:table-cell table:number-columns-repeated="2"/>
        </table:table-row>
        <table:table-row table:style-name="ro1">
          <table:table-cell office:value-type="float" office:value="0.85794" calcext:value-type="float">
            <text:p>0.85794</text:p>
          </table:table-cell>
          <table:table-cell office:value-type="float" office:value="0.947759" calcext:value-type="float">
            <text:p>0.947759</text:p>
          </table:table-cell>
          <table:table-cell/>
          <table:table-cell office:value-type="float" office:value="3.62176" calcext:value-type="float">
            <text:p>3.62176</text:p>
          </table:table-cell>
          <table:table-cell office:value-type="float" office:value="2.86961" calcext:value-type="float">
            <text:p>2.86961</text:p>
          </table:table-cell>
          <table:table-cell table:number-columns-repeated="2"/>
        </table:table-row>
        <table:table-row table:style-name="ro1">
          <table:table-cell office:value-type="float" office:value="0.855972" calcext:value-type="float">
            <text:p>0.855972</text:p>
          </table:table-cell>
          <table:table-cell office:value-type="float" office:value="0.94792" calcext:value-type="float">
            <text:p>0.94792</text:p>
          </table:table-cell>
          <table:table-cell/>
          <table:table-cell office:value-type="float" office:value="4.12649" calcext:value-type="float">
            <text:p>4.12649</text:p>
          </table:table-cell>
          <table:table-cell office:value-type="float" office:value="3.29432" calcext:value-type="float">
            <text:p>3.29432</text:p>
          </table:table-cell>
          <table:table-cell table:number-columns-repeated="2"/>
        </table:table-row>
        <table:table-row table:style-name="ro1">
          <table:table-cell office:value-type="float" office:value="0.854988" calcext:value-type="float">
            <text:p>0.854988</text:p>
          </table:table-cell>
          <table:table-cell office:value-type="float" office:value="0.948" calcext:value-type="float">
            <text:p>0.948</text:p>
          </table:table-cell>
          <table:table-cell/>
          <table:table-cell office:value-type="float" office:value="4.28983" calcext:value-type="float">
            <text:p>4.28983</text:p>
          </table:table-cell>
          <table:table-cell office:value-type="float" office:value="3.44199" calcext:value-type="float">
            <text:p>3.44199</text:p>
          </table:table-cell>
          <table:table-cell table:number-columns-repeated="2"/>
        </table:table-row>
        <table:table-row table:style-name="ro1">
          <table:table-cell office:value-type="float" office:value="0.852038" calcext:value-type="float">
            <text:p>0.852038</text:p>
          </table:table-cell>
          <table:table-cell office:value-type="float" office:value="0.948233" calcext:value-type="float">
            <text:p>0.948233</text:p>
          </table:table-cell>
          <table:table-cell/>
          <table:table-cell office:value-type="float" office:value="4.12472" calcext:value-type="float">
            <text:p>4.12472</text:p>
          </table:table-cell>
          <table:table-cell office:value-type="float" office:value="3.63823" calcext:value-type="float">
            <text:p>3.63823</text:p>
          </table:table-cell>
          <table:table-cell table:number-columns-repeated="2"/>
        </table:table-row>
        <table:table-row table:style-name="ro1">
          <table:table-cell office:value-type="float" office:value="0.846195" calcext:value-type="float">
            <text:p>0.846195</text:p>
          </table:table-cell>
          <table:table-cell office:value-type="float" office:value="0.947561" calcext:value-type="float">
            <text:p>0.947561</text:p>
          </table:table-cell>
          <table:table-cell/>
          <table:table-cell office:value-type="float" office:value="3.93453" calcext:value-type="float">
            <text:p>3.93453</text:p>
          </table:table-cell>
          <table:table-cell office:value-type="float" office:value="3.48768" calcext:value-type="float">
            <text:p>3.48768</text:p>
          </table:table-cell>
          <table:table-cell table:number-columns-repeated="2"/>
        </table:table-row>
        <table:table-row table:style-name="ro1">
          <table:table-cell office:value-type="float" office:value="0.823299" calcext:value-type="float">
            <text:p>0.823299</text:p>
          </table:table-cell>
          <table:table-cell office:value-type="float" office:value="0.948533" calcext:value-type="float">
            <text:p>0.948533</text:p>
          </table:table-cell>
          <table:table-cell/>
          <table:table-cell office:value-type="float" office:value="3.37971" calcext:value-type="float">
            <text:p>3.37971</text:p>
          </table:table-cell>
          <table:table-cell office:value-type="float" office:value="3.01817" calcext:value-type="float">
            <text:p>3.01817</text:p>
          </table:table-cell>
          <table:table-cell table:number-columns-repeated="2"/>
        </table:table-row>
        <table:table-row table:style-name="ro1">
          <table:table-cell office:value-type="float" office:value="0.822324" calcext:value-type="float">
            <text:p>0.822324</text:p>
          </table:table-cell>
          <table:table-cell office:value-type="float" office:value="0.948584" calcext:value-type="float">
            <text:p>0.948584</text:p>
          </table:table-cell>
          <table:table-cell/>
          <table:table-cell office:value-type="float" office:value="3.1938" calcext:value-type="float">
            <text:p>3.1938</text:p>
          </table:table-cell>
          <table:table-cell office:value-type="float" office:value="2.86272" calcext:value-type="float">
            <text:p>2.86272</text:p>
          </table:table-cell>
          <table:table-cell table:number-columns-repeated="2"/>
        </table:table-row>
        <table:table-row table:style-name="ro1">
          <table:table-cell office:value-type="float" office:value="0.820374" calcext:value-type="float">
            <text:p>0.820374</text:p>
          </table:table-cell>
          <table:table-cell office:value-type="float" office:value="0.948685" calcext:value-type="float">
            <text:p>0.948685</text:p>
          </table:table-cell>
          <table:table-cell/>
          <table:table-cell office:value-type="float" office:value="3.19028" calcext:value-type="float">
            <text:p>3.19028</text:p>
          </table:table-cell>
          <table:table-cell office:value-type="float" office:value="2.86664" calcext:value-type="float">
            <text:p>2.86664</text:p>
          </table:table-cell>
          <table:table-cell table:number-columns-repeated="2"/>
        </table:table-row>
        <table:table-row table:style-name="ro1">
          <table:table-cell office:value-type="float" office:value="0.817256" calcext:value-type="float">
            <text:p>0.817256</text:p>
          </table:table-cell>
          <table:table-cell office:value-type="float" office:value="0.948603" calcext:value-type="float">
            <text:p>0.948603</text:p>
          </table:table-cell>
          <table:table-cell/>
          <table:table-cell office:value-type="float" office:value="3.16554" calcext:value-type="float">
            <text:p>3.16554</text:p>
          </table:table-cell>
          <table:table-cell office:value-type="float" office:value="2.89394" calcext:value-type="float">
            <text:p>2.89394</text:p>
          </table:table-cell>
          <table:table-cell table:number-columns-repeated="2"/>
        </table:table-row>
        <table:table-row table:style-name="ro1">
          <table:table-cell office:value-type="float" office:value="0.816086" calcext:value-type="float">
            <text:p>0.816086</text:p>
          </table:table-cell>
          <table:table-cell office:value-type="float" office:value="0.948422" calcext:value-type="float">
            <text:p>0.948422</text:p>
          </table:table-cell>
          <table:table-cell/>
          <table:table-cell office:value-type="float" office:value="3.16199" calcext:value-type="float">
            <text:p>3.16199</text:p>
          </table:table-cell>
          <table:table-cell office:value-type="float" office:value="2.89782" calcext:value-type="float">
            <text:p>2.89782</text:p>
          </table:table-cell>
          <table:table-cell table:number-columns-repeated="2"/>
        </table:table-row>
        <table:table-row table:style-name="ro1">
          <table:table-cell office:value-type="float" office:value="0.809082" calcext:value-type="float">
            <text:p>0.809082</text:p>
          </table:table-cell>
          <table:table-cell office:value-type="float" office:value="0.947314" calcext:value-type="float">
            <text:p>0.947314</text:p>
          </table:table-cell>
          <table:table-cell/>
          <table:table-cell office:value-type="float" office:value="3.3349" calcext:value-type="float">
            <text:p>3.3349</text:p>
          </table:table-cell>
          <table:table-cell office:value-type="float" office:value="3.06761" calcext:value-type="float">
            <text:p>3.06761</text:p>
          </table:table-cell>
          <table:table-cell table:number-columns-repeated="2"/>
        </table:table-row>
        <table:table-row table:style-name="ro1">
          <table:table-cell office:value-type="float" office:value="0.805589" calcext:value-type="float">
            <text:p>0.805589</text:p>
          </table:table-cell>
          <table:table-cell office:value-type="float" office:value="0.947925" calcext:value-type="float">
            <text:p>0.947925</text:p>
          </table:table-cell>
          <table:table-cell/>
          <table:table-cell office:value-type="float" office:value="3.4221" calcext:value-type="float">
            <text:p>3.4221</text:p>
          </table:table-cell>
          <table:table-cell office:value-type="float" office:value="3.15169" calcext:value-type="float">
            <text:p>3.15169</text:p>
          </table:table-cell>
          <table:table-cell table:number-columns-repeated="2"/>
        </table:table-row>
        <table:table-row table:style-name="ro1">
          <table:table-cell office:value-type="float" office:value="0.802094" calcext:value-type="float">
            <text:p>0.802094</text:p>
          </table:table-cell>
          <table:table-cell office:value-type="float" office:value="0.950884" calcext:value-type="float">
            <text:p>0.950884</text:p>
          </table:table-cell>
          <table:table-cell/>
          <table:table-cell office:value-type="float" office:value="3.76985" calcext:value-type="float">
            <text:p>3.76985</text:p>
          </table:table-cell>
          <table:table-cell office:value-type="float" office:value="3.48911" calcext:value-type="float">
            <text:p>3.48911</text:p>
          </table:table-cell>
          <table:table-cell table:number-columns-repeated="2"/>
        </table:table-row>
        <table:table-row table:style-name="ro1">
          <table:table-cell office:value-type="float" office:value="0.797958" calcext:value-type="float">
            <text:p>0.797958</text:p>
          </table:table-cell>
          <table:table-cell office:value-type="float" office:value="0.950706" calcext:value-type="float">
            <text:p>0.950706</text:p>
          </table:table-cell>
          <table:table-cell/>
          <table:table-cell office:value-type="float" office:value="3.85654" calcext:value-type="float">
            <text:p>3.85654</text:p>
          </table:table-cell>
          <table:table-cell office:value-type="float" office:value="3.57373" calcext:value-type="float">
            <text:p>3.57373</text:p>
          </table:table-cell>
          <table:table-cell table:number-columns-repeated="2"/>
        </table:table-row>
        <table:table-row table:style-name="ro1">
          <table:table-cell office:value-type="float" office:value="0.789076" calcext:value-type="float">
            <text:p>0.789076</text:p>
          </table:table-cell>
          <table:table-cell office:value-type="float" office:value="0.947183" calcext:value-type="float">
            <text:p>0.947183</text:p>
          </table:table-cell>
          <table:table-cell/>
          <table:table-cell office:value-type="float" office:value="4.025" calcext:value-type="float">
            <text:p>4.025</text:p>
          </table:table-cell>
          <table:table-cell office:value-type="float" office:value="3.74825" calcext:value-type="float">
            <text:p>3.74825</text:p>
          </table:table-cell>
          <table:table-cell table:number-columns-repeated="2"/>
        </table:table-row>
        <table:table-row table:style-name="ro1">
          <table:table-cell office:value-type="float" office:value="0.783813" calcext:value-type="float">
            <text:p>0.783813</text:p>
          </table:table-cell>
          <table:table-cell office:value-type="float" office:value="0.945575" calcext:value-type="float">
            <text:p>0.945575</text:p>
          </table:table-cell>
          <table:table-cell/>
          <table:table-cell office:value-type="float" office:value="3.81927" calcext:value-type="float">
            <text:p>3.81927</text:p>
          </table:table-cell>
          <table:table-cell office:value-type="float" office:value="3.95767" calcext:value-type="float">
            <text:p>3.95767</text:p>
          </table:table-cell>
          <table:table-cell table:number-columns-repeated="2"/>
        </table:table-row>
        <table:table-row table:style-name="ro1">
          <table:table-cell office:value-type="float" office:value="0.776895" calcext:value-type="float">
            <text:p>0.776895</text:p>
          </table:table-cell>
          <table:table-cell office:value-type="float" office:value="0.944285" calcext:value-type="float">
            <text:p>0.944285</text:p>
          </table:table-cell>
          <table:table-cell/>
          <table:table-cell office:value-type="float" office:value="3.81198" calcext:value-type="float">
            <text:p>3.81198</text:p>
          </table:table-cell>
          <table:table-cell office:value-type="float" office:value="3.96469" calcext:value-type="float">
            <text:p>3.96469</text:p>
          </table:table-cell>
          <table:table-cell table:number-columns-repeated="2"/>
        </table:table-row>
        <table:table-row table:style-name="ro1">
          <table:table-cell office:value-type="float" office:value="0.773309" calcext:value-type="float">
            <text:p>0.773309</text:p>
          </table:table-cell>
          <table:table-cell office:value-type="float" office:value="0.944641" calcext:value-type="float">
            <text:p>0.944641</text:p>
          </table:table-cell>
          <table:table-cell/>
          <table:table-cell office:value-type="float" office:value="3.80711" calcext:value-type="float">
            <text:p>3.80711</text:p>
          </table:table-cell>
          <table:table-cell office:value-type="float" office:value="3.96937" calcext:value-type="float">
            <text:p>3.96937</text:p>
          </table:table-cell>
          <table:table-cell table:number-columns-repeated="2"/>
        </table:table-row>
        <table:table-row table:style-name="ro1">
          <table:table-cell office:value-type="float" office:value="0.769447" calcext:value-type="float">
            <text:p>0.769447</text:p>
          </table:table-cell>
          <table:table-cell office:value-type="float" office:value="0.947016" calcext:value-type="float">
            <text:p>0.947016</text:p>
          </table:table-cell>
          <table:table-cell/>
          <table:table-cell office:value-type="float" office:value="3.72596" calcext:value-type="float">
            <text:p>3.72596</text:p>
          </table:table-cell>
          <table:table-cell office:value-type="float" office:value="4.04564" calcext:value-type="float">
            <text:p>4.04564</text:p>
          </table:table-cell>
          <table:table-cell table:number-columns-repeated="2"/>
        </table:table-row>
        <table:table-row table:style-name="ro1">
          <table:table-cell office:value-type="float" office:value="0.766744" calcext:value-type="float">
            <text:p>0.766744</text:p>
          </table:table-cell>
          <table:table-cell office:value-type="float" office:value="0.948435" calcext:value-type="float">
            <text:p>0.948435</text:p>
          </table:table-cell>
          <table:table-cell/>
          <table:table-cell office:value-type="float" office:value="3.721" calcext:value-type="float">
            <text:p>3.721</text:p>
          </table:table-cell>
          <table:table-cell office:value-type="float" office:value="4.05021" calcext:value-type="float">
            <text:p>4.05021</text:p>
          </table:table-cell>
          <table:table-cell table:number-columns-repeated="2"/>
        </table:table-row>
        <table:table-row table:style-name="ro1">
          <table:table-cell office:value-type="float" office:value="0.76462" calcext:value-type="float">
            <text:p>0.76462</text:p>
          </table:table-cell>
          <table:table-cell office:value-type="float" office:value="0.949377" calcext:value-type="float">
            <text:p>0.949377</text:p>
          </table:table-cell>
          <table:table-cell/>
          <table:table-cell office:value-type="float" office:value="3.71851" calcext:value-type="float">
            <text:p>3.71851</text:p>
          </table:table-cell>
          <table:table-cell office:value-type="float" office:value="4.05249" calcext:value-type="float">
            <text:p>4.05249</text:p>
          </table:table-cell>
          <table:table-cell table:number-columns-repeated="2"/>
        </table:table-row>
        <table:table-row table:style-name="ro1">
          <table:table-cell office:value-type="float" office:value="0.762496" calcext:value-type="float">
            <text:p>0.762496</text:p>
          </table:table-cell>
          <table:table-cell office:value-type="float" office:value="0.950315" calcext:value-type="float">
            <text:p>0.950315</text:p>
          </table:table-cell>
          <table:table-cell/>
          <table:table-cell office:value-type="float" office:value="3.14449" calcext:value-type="float">
            <text:p>3.14449</text:p>
          </table:table-cell>
          <table:table-cell office:value-type="float" office:value="3.43536" calcext:value-type="float">
            <text:p>3.43536</text:p>
          </table:table-cell>
          <table:table-cell table:number-columns-repeated="2"/>
        </table:table-row>
        <table:table-row table:style-name="ro1">
          <table:table-cell office:value-type="float" office:value="0.758289" calcext:value-type="float">
            <text:p>0.758289</text:p>
          </table:table-cell>
          <table:table-cell office:value-type="float" office:value="0.949839" calcext:value-type="float">
            <text:p>0.949839</text:p>
          </table:table-cell>
          <table:table-cell/>
          <table:table-cell office:value-type="float" office:value="2.2863" calcext:value-type="float">
            <text:p>2.2863</text:p>
          </table:table-cell>
          <table:table-cell office:value-type="float" office:value="2.50705" calcext:value-type="float">
            <text:p>2.50705</text:p>
          </table:table-cell>
          <table:table-cell table:number-columns-repeated="2"/>
        </table:table-row>
        <table:table-row table:style-name="ro1">
          <table:table-cell office:value-type="float" office:value="0.754112" calcext:value-type="float">
            <text:p>0.754112</text:p>
          </table:table-cell>
          <table:table-cell office:value-type="float" office:value="0.948181" calcext:value-type="float">
            <text:p>0.948181</text:p>
          </table:table-cell>
          <table:table-cell/>
          <table:table-cell office:value-type="float" office:value="1.43155" calcext:value-type="float">
            <text:p>1.43155</text:p>
          </table:table-cell>
          <table:table-cell office:value-type="float" office:value="1.57558" calcext:value-type="float">
            <text:p>1.57558</text:p>
          </table:table-cell>
          <table:table-cell table:number-columns-repeated="2"/>
        </table:table-row>
        <table:table-row table:style-name="ro1">
          <table:table-cell office:value-type="float" office:value="0.749943" calcext:value-type="float">
            <text:p>0.749943</text:p>
          </table:table-cell>
          <table:table-cell office:value-type="float" office:value="0.946511" calcext:value-type="float">
            <text:p>0.946511</text:p>
          </table:table-cell>
          <table:table-cell/>
          <table:table-cell office:value-type="float" office:value="0.863625" calcext:value-type="float">
            <text:p>0.863625</text:p>
          </table:table-cell>
          <table:table-cell office:value-type="float" office:value="0.952863" calcext:value-type="float">
            <text:p>0.952863</text:p>
          </table:table-cell>
          <table:table-cell table:number-columns-repeated="2"/>
        </table:table-row>
        <table:table-row table:style-name="ro1">
          <table:table-cell office:value-type="float" office:value="0.745018" calcext:value-type="float">
            <text:p>0.745018</text:p>
          </table:table-cell>
          <table:table-cell office:value-type="float" office:value="0.94505" calcext:value-type="float">
            <text:p>0.94505</text:p>
          </table:table-cell>
          <table:table-cell/>
          <table:table-cell office:value-type="float" office:value="0.862302" calcext:value-type="float">
            <text:p>0.862302</text:p>
          </table:table-cell>
          <table:table-cell office:value-type="float" office:value="0.952577" calcext:value-type="float">
            <text:p>0.952577</text:p>
          </table:table-cell>
          <table:table-cell table:number-columns-repeated="2"/>
        </table:table-row>
        <table:table-row table:style-name="ro1">
          <table:table-cell office:value-type="float" office:value="0.739648" calcext:value-type="float">
            <text:p>0.739648</text:p>
          </table:table-cell>
          <table:table-cell office:value-type="float" office:value="0.944183" calcext:value-type="float">
            <text:p>0.944183</text:p>
          </table:table-cell>
          <table:table-cell/>
          <table:table-cell office:value-type="float" office:value="0.859658" calcext:value-type="float">
            <text:p>0.859658</text:p>
          </table:table-cell>
          <table:table-cell office:value-type="float" office:value="0.952002" calcext:value-type="float">
            <text:p>0.952002</text:p>
          </table:table-cell>
          <table:table-cell table:number-columns-repeated="2"/>
        </table:table-row>
        <table:table-row table:style-name="ro1">
          <table:table-cell office:value-type="float" office:value="0.738576" calcext:value-type="float">
            <text:p>0.738576</text:p>
          </table:table-cell>
          <table:table-cell office:value-type="float" office:value="0.944007" calcext:value-type="float">
            <text:p>0.944007</text:p>
          </table:table-cell>
          <table:table-cell/>
          <table:table-cell office:value-type="float" office:value="0.858337" calcext:value-type="float">
            <text:p>0.858337</text:p>
          </table:table-cell>
          <table:table-cell office:value-type="float" office:value="0.951713" calcext:value-type="float">
            <text:p>0.951713</text:p>
          </table:table-cell>
          <table:table-cell table:number-columns-repeated="2"/>
        </table:table-row>
        <table:table-row table:style-name="ro1">
          <table:table-cell office:value-type="float" office:value="0.734045" calcext:value-type="float">
            <text:p>0.734045</text:p>
          </table:table-cell>
          <table:table-cell office:value-type="float" office:value="0.942976" calcext:value-type="float">
            <text:p>0.942976</text:p>
          </table:table-cell>
          <table:table-cell/>
          <table:table-cell office:value-type="float" office:value="0.843973" calcext:value-type="float">
            <text:p>0.843973</text:p>
          </table:table-cell>
          <table:table-cell office:value-type="float" office:value="0.953283" calcext:value-type="float">
            <text:p>0.953283</text:p>
          </table:table-cell>
          <table:table-cell table:number-columns-repeated="2"/>
        </table:table-row>
        <table:table-row table:style-name="ro1">
          <table:table-cell office:value-type="float" office:value="0.732853" calcext:value-type="float">
            <text:p>0.732853</text:p>
          </table:table-cell>
          <table:table-cell office:value-type="float" office:value="0.942636" calcext:value-type="float">
            <text:p>0.942636</text:p>
          </table:table-cell>
          <table:table-cell/>
          <table:table-cell office:value-type="float" office:value="0.826576" calcext:value-type="float">
            <text:p>0.826576</text:p>
          </table:table-cell>
          <table:table-cell office:value-type="float" office:value="0.952309" calcext:value-type="float">
            <text:p>0.952309</text:p>
          </table:table-cell>
          <table:table-cell table:number-columns-repeated="2"/>
        </table:table-row>
        <table:table-row table:style-name="ro1">
          <table:table-cell office:value-type="float" office:value="0.731661" calcext:value-type="float">
            <text:p>0.731661</text:p>
          </table:table-cell>
          <table:table-cell office:value-type="float" office:value="0.942296" calcext:value-type="float">
            <text:p>0.942296</text:p>
          </table:table-cell>
          <table:table-cell/>
          <table:table-cell office:value-type="float" office:value="0.825206" calcext:value-type="float">
            <text:p>0.825206</text:p>
          </table:table-cell>
          <table:table-cell office:value-type="float" office:value="0.951909" calcext:value-type="float">
            <text:p>0.951909</text:p>
          </table:table-cell>
          <table:table-cell table:number-columns-repeated="2"/>
        </table:table-row>
        <table:table-row table:style-name="ro1">
          <table:table-cell office:value-type="float" office:value="0.73047" calcext:value-type="float">
            <text:p>0.73047</text:p>
          </table:table-cell>
          <table:table-cell office:value-type="float" office:value="0.941954" calcext:value-type="float">
            <text:p>0.941954</text:p>
          </table:table-cell>
          <table:table-cell/>
          <table:table-cell office:value-type="float" office:value="0.822467" calcext:value-type="float">
            <text:p>0.822467</text:p>
          </table:table-cell>
          <table:table-cell office:value-type="float" office:value="0.951106" calcext:value-type="float">
            <text:p>0.951106</text:p>
          </table:table-cell>
          <table:table-cell table:number-columns-repeated="2"/>
        </table:table-row>
        <table:table-row table:style-name="ro1">
          <table:table-cell office:value-type="float" office:value="0.729279" calcext:value-type="float">
            <text:p>0.729279</text:p>
          </table:table-cell>
          <table:table-cell office:value-type="float" office:value="0.941612" calcext:value-type="float">
            <text:p>0.941612</text:p>
          </table:table-cell>
          <table:table-cell/>
          <table:table-cell office:value-type="float" office:value="0.818365" calcext:value-type="float">
            <text:p>0.818365</text:p>
          </table:table-cell>
          <table:table-cell office:value-type="float" office:value="0.949891" calcext:value-type="float">
            <text:p>0.949891</text:p>
          </table:table-cell>
          <table:table-cell table:number-columns-repeated="2"/>
        </table:table-row>
        <table:table-row table:style-name="ro1">
          <table:table-cell office:value-type="float" office:value="0.728089" calcext:value-type="float">
            <text:p>0.728089</text:p>
          </table:table-cell>
          <table:table-cell office:value-type="float" office:value="0.941268" calcext:value-type="float">
            <text:p>0.941268</text:p>
          </table:table-cell>
          <table:table-cell/>
          <table:table-cell office:value-type="float" office:value="0.817" calcext:value-type="float">
            <text:p>0.817</text:p>
          </table:table-cell>
          <table:table-cell office:value-type="float" office:value="0.949483" calcext:value-type="float">
            <text:p>0.949483</text:p>
          </table:table-cell>
          <table:table-cell table:number-columns-repeated="2"/>
        </table:table-row>
        <table:table-row table:style-name="ro1">
          <table:table-cell office:value-type="float" office:value="0.7269" calcext:value-type="float">
            <text:p>0.7269</text:p>
          </table:table-cell>
          <table:table-cell office:value-type="float" office:value="0.940923" calcext:value-type="float">
            <text:p>0.940923</text:p>
          </table:table-cell>
          <table:table-cell/>
          <table:table-cell office:value-type="float" office:value="0.812908" calcext:value-type="float">
            <text:p>0.812908</text:p>
          </table:table-cell>
          <table:table-cell office:value-type="float" office:value="0.948252" calcext:value-type="float">
            <text:p>0.948252</text:p>
          </table:table-cell>
          <table:table-cell table:number-columns-repeated="2"/>
        </table:table-row>
        <table:table-row table:style-name="ro1">
          <table:table-cell office:value-type="float" office:value="0.72276" calcext:value-type="float">
            <text:p>0.72276</text:p>
          </table:table-cell>
          <table:table-cell office:value-type="float" office:value="0.940326" calcext:value-type="float">
            <text:p>0.940326</text:p>
          </table:table-cell>
          <table:table-cell/>
          <table:table-cell office:value-type="float" office:value="0.810183" calcext:value-type="float">
            <text:p>0.810183</text:p>
          </table:table-cell>
          <table:table-cell office:value-type="float" office:value="0.947425" calcext:value-type="float">
            <text:p>0.947425</text:p>
          </table:table-cell>
          <table:table-cell table:number-columns-repeated="2"/>
        </table:table-row>
        <table:table-row table:style-name="ro1">
          <table:table-cell office:value-type="float" office:value="0.720116" calcext:value-type="float">
            <text:p>0.720116</text:p>
          </table:table-cell>
          <table:table-cell office:value-type="float" office:value="0.940464" calcext:value-type="float">
            <text:p>0.940464</text:p>
          </table:table-cell>
          <table:table-cell/>
          <table:table-cell office:value-type="float" office:value="0.808823" calcext:value-type="float">
            <text:p>0.808823</text:p>
          </table:table-cell>
          <table:table-cell office:value-type="float" office:value="0.94701" calcext:value-type="float">
            <text:p>0.94701</text:p>
          </table:table-cell>
          <table:table-cell table:number-columns-repeated="2"/>
        </table:table-row>
        <table:table-row table:style-name="ro1">
          <table:table-cell office:value-type="float" office:value="0.717475" calcext:value-type="float">
            <text:p>0.717475</text:p>
          </table:table-cell>
          <table:table-cell office:value-type="float" office:value="0.940595" calcext:value-type="float">
            <text:p>0.940595</text:p>
          </table:table-cell>
          <table:table-cell/>
          <table:table-cell office:value-type="float" office:value="0.803647" calcext:value-type="float">
            <text:p>0.803647</text:p>
          </table:table-cell>
          <table:table-cell office:value-type="float" office:value="0.945639" calcext:value-type="float">
            <text:p>0.945639</text:p>
          </table:table-cell>
          <table:table-cell table:number-columns-repeated="2"/>
        </table:table-row>
        <table:table-row table:style-name="ro1">
          <table:table-cell office:value-type="float" office:value="0.713471" calcext:value-type="float">
            <text:p>0.713471</text:p>
          </table:table-cell>
          <table:table-cell office:value-type="float" office:value="0.940123" calcext:value-type="float">
            <text:p>0.940123</text:p>
          </table:table-cell>
          <table:table-cell/>
          <table:table-cell office:value-type="float" office:value="0.801192" calcext:value-type="float">
            <text:p>0.801192</text:p>
          </table:table-cell>
          <table:table-cell office:value-type="float" office:value="0.945099" calcext:value-type="float">
            <text:p>0.945099</text:p>
          </table:table-cell>
          <table:table-cell table:number-columns-repeated="2"/>
        </table:table-row>
        <table:table-row table:style-name="ro1">
          <table:table-cell office:value-type="float" office:value="0.71235" calcext:value-type="float">
            <text:p>0.71235</text:p>
          </table:table-cell>
          <table:table-cell office:value-type="float" office:value="0.939843" calcext:value-type="float">
            <text:p>0.939843</text:p>
          </table:table-cell>
          <table:table-cell/>
          <table:table-cell office:value-type="float" office:value="0.799966" calcext:value-type="float">
            <text:p>0.799966</text:p>
          </table:table-cell>
          <table:table-cell office:value-type="float" office:value="0.944827" calcext:value-type="float">
            <text:p>0.944827</text:p>
          </table:table-cell>
          <table:table-cell table:number-columns-repeated="2"/>
        </table:table-row>
        <table:table-row table:style-name="ro1">
          <table:table-cell office:value-type="float" office:value="0.707874" calcext:value-type="float">
            <text:p>0.707874</text:p>
          </table:table-cell>
          <table:table-cell office:value-type="float" office:value="0.938715" calcext:value-type="float">
            <text:p>0.938715</text:p>
          </table:table-cell>
          <table:table-cell/>
          <table:table-cell office:value-type="float" office:value="0.79874" calcext:value-type="float">
            <text:p>0.79874</text:p>
          </table:table-cell>
          <table:table-cell office:value-type="float" office:value="0.944554" calcext:value-type="float">
            <text:p>0.944554</text:p>
          </table:table-cell>
          <table:table-cell table:number-columns-repeated="2"/>
        </table:table-row>
        <table:table-row table:style-name="ro1">
          <table:table-cell office:value-type="float" office:value="0.706756" calcext:value-type="float">
            <text:p>0.706756</text:p>
          </table:table-cell>
          <table:table-cell office:value-type="float" office:value="0.93843" calcext:value-type="float">
            <text:p>0.93843</text:p>
          </table:table-cell>
          <table:table-cell/>
          <table:table-cell office:value-type="float" office:value="0.797515" calcext:value-type="float">
            <text:p>0.797515</text:p>
          </table:table-cell>
          <table:table-cell office:value-type="float" office:value="0.94428" calcext:value-type="float">
            <text:p>0.94428</text:p>
          </table:table-cell>
          <table:table-cell table:number-columns-repeated="2"/>
        </table:table-row>
        <table:table-row table:style-name="ro1">
          <table:table-cell office:value-type="float" office:value="0.703132" calcext:value-type="float">
            <text:p>0.703132</text:p>
          </table:table-cell>
          <table:table-cell office:value-type="float" office:value="0.938401" calcext:value-type="float">
            <text:p>0.938401</text:p>
          </table:table-cell>
          <table:table-cell/>
          <table:table-cell office:value-type="float" office:value="0.796291" calcext:value-type="float">
            <text:p>0.796291</text:p>
          </table:table-cell>
          <table:table-cell office:value-type="float" office:value="0.944005" calcext:value-type="float">
            <text:p>0.944005</text:p>
          </table:table-cell>
          <table:table-cell table:number-columns-repeated="2"/>
        </table:table-row>
        <table:table-row table:style-name="ro1">
          <table:table-cell office:value-type="float" office:value="0.701044" calcext:value-type="float">
            <text:p>0.701044</text:p>
          </table:table-cell>
          <table:table-cell office:value-type="float" office:value="0.939213" calcext:value-type="float">
            <text:p>0.939213</text:p>
          </table:table-cell>
          <table:table-cell/>
          <table:table-cell office:value-type="float" office:value="0.792557" calcext:value-type="float">
            <text:p>0.792557</text:p>
          </table:table-cell>
          <table:table-cell office:value-type="float" office:value="0.944272" calcext:value-type="float">
            <text:p>0.944272</text:p>
          </table:table-cell>
          <table:table-cell table:number-columns-repeated="2"/>
        </table:table-row>
        <table:table-row table:style-name="ro1">
          <table:table-cell office:value-type="float" office:value="0.699652" calcext:value-type="float">
            <text:p>0.699652</text:p>
          </table:table-cell>
          <table:table-cell office:value-type="float" office:value="0.939752" calcext:value-type="float">
            <text:p>0.939752</text:p>
          </table:table-cell>
          <table:table-cell/>
          <table:table-cell office:value-type="float" office:value="0.791914" calcext:value-type="float">
            <text:p>0.791914</text:p>
          </table:table-cell>
          <table:table-cell office:value-type="float" office:value="0.944681" calcext:value-type="float">
            <text:p>0.944681</text:p>
          </table:table-cell>
          <table:table-cell table:number-columns-repeated="2"/>
        </table:table-row>
        <table:table-row table:style-name="ro1">
          <table:table-cell office:value-type="float" office:value="0.698956" calcext:value-type="float">
            <text:p>0.698956</text:p>
          </table:table-cell>
          <table:table-cell office:value-type="float" office:value="0.94002" calcext:value-type="float">
            <text:p>0.94002</text:p>
          </table:table-cell>
          <table:table-cell/>
          <table:table-cell office:value-type="float" office:value="0.788692" calcext:value-type="float">
            <text:p>0.788692</text:p>
          </table:table-cell>
          <table:table-cell office:value-type="float" office:value="0.946722" calcext:value-type="float">
            <text:p>0.946722</text:p>
          </table:table-cell>
          <table:table-cell table:number-columns-repeated="2"/>
        </table:table-row>
        <table:table-row table:style-name="ro1">
          <table:table-cell office:value-type="float" office:value="0.694982" calcext:value-type="float">
            <text:p>0.694982</text:p>
          </table:table-cell>
          <table:table-cell office:value-type="float" office:value="0.939482" calcext:value-type="float">
            <text:p>0.939482</text:p>
          </table:table-cell>
          <table:table-cell/>
          <table:table-cell office:value-type="float" office:value="0.785983" calcext:value-type="float">
            <text:p>0.785983</text:p>
          </table:table-cell>
          <table:table-cell office:value-type="float" office:value="0.948193" calcext:value-type="float">
            <text:p>0.948193</text:p>
          </table:table-cell>
          <table:table-cell table:number-columns-repeated="2"/>
        </table:table-row>
        <table:table-row table:style-name="ro1">
          <table:table-cell office:value-type="float" office:value="0.693692" calcext:value-type="float">
            <text:p>0.693692</text:p>
          </table:table-cell>
          <table:table-cell office:value-type="float" office:value="0.938943" calcext:value-type="float">
            <text:p>0.938943</text:p>
          </table:table-cell>
          <table:table-cell/>
          <table:table-cell office:value-type="float" office:value="0.783854" calcext:value-type="float">
            <text:p>0.783854</text:p>
          </table:table-cell>
          <table:table-cell office:value-type="float" office:value="0.949175" calcext:value-type="float">
            <text:p>0.949175</text:p>
          </table:table-cell>
          <table:table-cell table:number-columns-repeated="2"/>
        </table:table-row>
        <table:table-row table:style-name="ro1">
          <table:table-cell office:value-type="float" office:value="0.691116" calcext:value-type="float">
            <text:p>0.691116</text:p>
          </table:table-cell>
          <table:table-cell office:value-type="float" office:value="0.937861" calcext:value-type="float">
            <text:p>0.937861</text:p>
          </table:table-cell>
          <table:table-cell/>
          <table:table-cell office:value-type="float" office:value="0.782434" calcext:value-type="float">
            <text:p>0.782434</text:p>
          </table:table-cell>
          <table:table-cell office:value-type="float" office:value="0.949828" calcext:value-type="float">
            <text:p>0.949828</text:p>
          </table:table-cell>
          <table:table-cell table:number-columns-repeated="2"/>
        </table:table-row>
        <table:table-row table:style-name="ro1">
          <table:table-cell office:value-type="float" office:value="0.687258" calcext:value-type="float">
            <text:p>0.687258</text:p>
          </table:table-cell>
          <table:table-cell office:value-type="float" office:value="0.93623" calcext:value-type="float">
            <text:p>0.93623</text:p>
          </table:table-cell>
          <table:table-cell/>
          <table:table-cell office:value-type="float" office:value="0.781724" calcext:value-type="float">
            <text:p>0.781724</text:p>
          </table:table-cell>
          <table:table-cell office:value-type="float" office:value="0.950153" calcext:value-type="float">
            <text:p>0.950153</text:p>
          </table:table-cell>
          <table:table-cell table:number-columns-repeated="2"/>
        </table:table-row>
        <table:table-row table:style-name="ro1">
          <table:table-cell office:value-type="float" office:value="0.682953" calcext:value-type="float">
            <text:p>0.682953</text:p>
          </table:table-cell>
          <table:table-cell office:value-type="float" office:value="0.935168" calcext:value-type="float">
            <text:p>0.935168</text:p>
          </table:table-cell>
          <table:table-cell/>
          <table:table-cell office:value-type="float" office:value="0.777363" calcext:value-type="float">
            <text:p>0.777363</text:p>
          </table:table-cell>
          <table:table-cell office:value-type="float" office:value="0.949593" calcext:value-type="float">
            <text:p>0.949593</text:p>
          </table:table-cell>
          <table:table-cell table:number-columns-repeated="2"/>
        </table:table-row>
        <table:table-row table:style-name="ro1">
          <table:table-cell office:value-type="float" office:value="0.680348" calcext:value-type="float">
            <text:p>0.680348</text:p>
          </table:table-cell>
          <table:table-cell office:value-type="float" office:value="0.935211" calcext:value-type="float">
            <text:p>0.935211</text:p>
          </table:table-cell>
          <table:table-cell/>
          <table:table-cell office:value-type="float" office:value="0.768564" calcext:value-type="float">
            <text:p>0.768564</text:p>
          </table:table-cell>
          <table:table-cell office:value-type="float" office:value="0.945929" calcext:value-type="float">
            <text:p>0.945929</text:p>
          </table:table-cell>
          <table:table-cell table:number-columns-repeated="2"/>
        </table:table-row>
        <table:table-row table:style-name="ro1">
          <table:table-cell office:value-type="float" office:value="0.678612" calcext:value-type="float">
            <text:p>0.678612</text:p>
          </table:table-cell>
          <table:table-cell office:value-type="float" office:value="0.935236" calcext:value-type="float">
            <text:p>0.935236</text:p>
          </table:table-cell>
          <table:table-cell/>
          <table:table-cell office:value-type="float" office:value="0.763223" calcext:value-type="float">
            <text:p>0.763223</text:p>
          </table:table-cell>
          <table:table-cell office:value-type="float" office:value="0.94408" calcext:value-type="float">
            <text:p>0.94408</text:p>
          </table:table-cell>
          <table:table-cell table:number-columns-repeated="2"/>
        </table:table-row>
        <table:table-row table:style-name="ro1">
          <table:table-cell office:value-type="float" office:value="0.677745" calcext:value-type="float">
            <text:p>0.677745</text:p>
          </table:table-cell>
          <table:table-cell office:value-type="float" office:value="0.935247" calcext:value-type="float">
            <text:p>0.935247</text:p>
          </table:table-cell>
          <table:table-cell/>
          <table:table-cell office:value-type="float" office:value="0.757191" calcext:value-type="float">
            <text:p>0.757191</text:p>
          </table:table-cell>
          <table:table-cell office:value-type="float" office:value="0.942519" calcext:value-type="float">
            <text:p>0.942519</text:p>
          </table:table-cell>
          <table:table-cell table:number-columns-repeated="2"/>
        </table:table-row>
        <table:table-row table:style-name="ro1">
          <table:table-cell office:value-type="float" office:value="0.674512" calcext:value-type="float">
            <text:p>0.674512</text:p>
          </table:table-cell>
          <table:table-cell office:value-type="float" office:value="0.93561" calcext:value-type="float">
            <text:p>0.93561</text:p>
          </table:table-cell>
          <table:table-cell/>
          <table:table-cell office:value-type="float" office:value="0.755987" calcext:value-type="float">
            <text:p>0.755987</text:p>
          </table:table-cell>
          <table:table-cell office:value-type="float" office:value="0.942204" calcext:value-type="float">
            <text:p>0.942204</text:p>
          </table:table-cell>
          <table:table-cell table:number-columns-repeated="2"/>
        </table:table-row>
        <table:table-row table:style-name="ro1">
          <table:table-cell office:value-type="float" office:value="0.673013" calcext:value-type="float">
            <text:p>0.673013</text:p>
          </table:table-cell>
          <table:table-cell office:value-type="float" office:value="0.93595" calcext:value-type="float">
            <text:p>0.93595</text:p>
          </table:table-cell>
          <table:table-cell/>
          <table:table-cell office:value-type="float" office:value="0.7523" calcext:value-type="float">
            <text:p>0.7523</text:p>
          </table:table-cell>
          <table:table-cell office:value-type="float" office:value="0.942337" calcext:value-type="float">
            <text:p>0.942337</text:p>
          </table:table-cell>
          <table:table-cell table:number-columns-repeated="2"/>
        </table:table-row>
        <table:table-row table:style-name="ro1">
          <table:table-cell office:value-type="float" office:value="0.672263" calcext:value-type="float">
            <text:p>0.672263</text:p>
          </table:table-cell>
          <table:table-cell office:value-type="float" office:value="0.936119" calcext:value-type="float">
            <text:p>0.936119</text:p>
          </table:table-cell>
          <table:table-cell/>
          <table:table-cell office:value-type="float" office:value="0.750377" calcext:value-type="float">
            <text:p>0.750377</text:p>
          </table:table-cell>
          <table:table-cell office:value-type="float" office:value="0.943485" calcext:value-type="float">
            <text:p>0.943485</text:p>
          </table:table-cell>
          <table:table-cell table:number-columns-repeated="2"/>
        </table:table-row>
        <table:table-row table:style-name="ro1">
          <table:table-cell office:value-type="float" office:value="0.671514" calcext:value-type="float">
            <text:p>0.671514</text:p>
          </table:table-cell>
          <table:table-cell office:value-type="float" office:value="0.936287" calcext:value-type="float">
            <text:p>0.936287</text:p>
          </table:table-cell>
          <table:table-cell/>
          <table:table-cell office:value-type="float" office:value="0.748453" calcext:value-type="float">
            <text:p>0.748453</text:p>
          </table:table-cell>
          <table:table-cell office:value-type="float" office:value="0.94463" calcext:value-type="float">
            <text:p>0.94463</text:p>
          </table:table-cell>
          <table:table-cell table:number-columns-repeated="2"/>
        </table:table-row>
        <table:table-row table:style-name="ro1">
          <table:table-cell office:value-type="float" office:value="0.670764" calcext:value-type="float">
            <text:p>0.670764</text:p>
          </table:table-cell>
          <table:table-cell office:value-type="float" office:value="0.936455" calcext:value-type="float">
            <text:p>0.936455</text:p>
          </table:table-cell>
          <table:table-cell/>
          <table:table-cell office:value-type="float" office:value="0.744399" calcext:value-type="float">
            <text:p>0.744399</text:p>
          </table:table-cell>
          <table:table-cell office:value-type="float" office:value="0.944265" calcext:value-type="float">
            <text:p>0.944265</text:p>
          </table:table-cell>
          <table:table-cell table:number-columns-repeated="2"/>
        </table:table-row>
        <table:table-row table:style-name="ro1">
          <table:table-cell office:value-type="float" office:value="0.670015" calcext:value-type="float">
            <text:p>0.670015</text:p>
          </table:table-cell>
          <table:table-cell office:value-type="float" office:value="0.936623" calcext:value-type="float">
            <text:p>0.936623</text:p>
          </table:table-cell>
          <table:table-cell/>
          <table:table-cell office:value-type="float" office:value="0.74025" calcext:value-type="float">
            <text:p>0.74025</text:p>
          </table:table-cell>
          <table:table-cell office:value-type="float" office:value="0.942567" calcext:value-type="float">
            <text:p>0.942567</text:p>
          </table:table-cell>
          <table:table-cell table:number-columns-repeated="2"/>
        </table:table-row>
        <table:table-row table:style-name="ro1">
          <table:table-cell office:value-type="float" office:value="0.667367" calcext:value-type="float">
            <text:p>0.667367</text:p>
          </table:table-cell>
          <table:table-cell office:value-type="float" office:value="0.937775" calcext:value-type="float">
            <text:p>0.937775</text:p>
          </table:table-cell>
          <table:table-cell/>
          <table:table-cell office:value-type="float" office:value="0.736111" calcext:value-type="float">
            <text:p>0.736111</text:p>
          </table:table-cell>
          <table:table-cell office:value-type="float" office:value="0.940856" calcext:value-type="float">
            <text:p>0.940856</text:p>
          </table:table-cell>
          <table:table-cell table:number-columns-repeated="2"/>
        </table:table-row>
        <table:table-row table:style-name="ro1">
          <table:table-cell office:value-type="float" office:value="0.66391" calcext:value-type="float">
            <text:p>0.66391</text:p>
          </table:table-cell>
          <table:table-cell office:value-type="float" office:value="0.940226" calcext:value-type="float">
            <text:p>0.940226</text:p>
          </table:table-cell>
          <table:table-cell/>
          <table:table-cell office:value-type="float" office:value="0.731588" calcext:value-type="float">
            <text:p>0.731588</text:p>
          </table:table-cell>
          <table:table-cell office:value-type="float" office:value="0.939819" calcext:value-type="float">
            <text:p>0.939819</text:p>
          </table:table-cell>
          <table:table-cell table:number-columns-repeated="2"/>
        </table:table-row>
        <table:table-row table:style-name="ro1">
          <table:table-cell office:value-type="float" office:value="0.66068" calcext:value-type="float">
            <text:p>0.66068</text:p>
          </table:table-cell>
          <table:table-cell office:value-type="float" office:value="0.940543" calcext:value-type="float">
            <text:p>0.940543</text:p>
          </table:table-cell>
          <table:table-cell/>
          <table:table-cell office:value-type="float" office:value="0.728938" calcext:value-type="float">
            <text:p>0.728938</text:p>
          </table:table-cell>
          <table:table-cell office:value-type="float" office:value="0.939979" calcext:value-type="float">
            <text:p>0.939979</text:p>
          </table:table-cell>
          <table:table-cell table:number-columns-repeated="2"/>
        </table:table-row>
        <table:table-row table:style-name="ro1">
          <table:table-cell office:value-type="float" office:value="0.654469" calcext:value-type="float">
            <text:p>0.654469</text:p>
          </table:table-cell>
          <table:table-cell office:value-type="float" office:value="0.939032" calcext:value-type="float">
            <text:p>0.939032</text:p>
          </table:table-cell>
          <table:table-cell/>
          <table:table-cell office:value-type="float" office:value="0.726289" calcext:value-type="float">
            <text:p>0.726289</text:p>
          </table:table-cell>
          <table:table-cell office:value-type="float" office:value="0.940132" calcext:value-type="float">
            <text:p>0.940132</text:p>
          </table:table-cell>
          <table:table-cell table:number-columns-repeated="2"/>
        </table:table-row>
        <table:table-row table:style-name="ro1">
          <table:table-cell office:value-type="float" office:value="0.650453" calcext:value-type="float">
            <text:p>0.650453</text:p>
          </table:table-cell>
          <table:table-cell office:value-type="float" office:value="0.93817" calcext:value-type="float">
            <text:p>0.93817</text:p>
          </table:table-cell>
          <table:table-cell/>
          <table:table-cell office:value-type="float" office:value="0.722639" calcext:value-type="float">
            <text:p>0.722639</text:p>
          </table:table-cell>
          <table:table-cell office:value-type="float" office:value="0.940168" calcext:value-type="float">
            <text:p>0.940168</text:p>
          </table:table-cell>
          <table:table-cell table:number-columns-repeated="2"/>
        </table:table-row>
        <table:table-row table:style-name="ro1">
          <table:table-cell office:value-type="float" office:value="0.644614" calcext:value-type="float">
            <text:p>0.644614</text:p>
          </table:table-cell>
          <table:table-cell office:value-type="float" office:value="0.937098" calcext:value-type="float">
            <text:p>0.937098</text:p>
          </table:table-cell>
          <table:table-cell/>
          <table:table-cell office:value-type="float" office:value="0.707599" calcext:value-type="float">
            <text:p>0.707599</text:p>
          </table:table-cell>
          <table:table-cell office:value-type="float" office:value="0.939548" calcext:value-type="float">
            <text:p>0.939548</text:p>
          </table:table-cell>
          <table:table-cell table:number-columns-repeated="2"/>
        </table:table-row>
        <table:table-row table:style-name="ro1">
          <table:table-cell office:value-type="float" office:value="0.640957" calcext:value-type="float">
            <text:p>0.640957</text:p>
          </table:table-cell>
          <table:table-cell office:value-type="float" office:value="0.936696" calcext:value-type="float">
            <text:p>0.936696</text:p>
          </table:table-cell>
          <table:table-cell/>
          <table:table-cell office:value-type="float" office:value="0.704331" calcext:value-type="float">
            <text:p>0.704331</text:p>
          </table:table-cell>
          <table:table-cell office:value-type="float" office:value="0.940002" calcext:value-type="float">
            <text:p>0.940002</text:p>
          </table:table-cell>
          <table:table-cell table:number-columns-repeated="2"/>
        </table:table-row>
        <table:table-row table:style-name="ro1">
          <table:table-cell office:value-type="float" office:value="0.638386" calcext:value-type="float">
            <text:p>0.638386</text:p>
          </table:table-cell>
          <table:table-cell office:value-type="float" office:value="0.936635" calcext:value-type="float">
            <text:p>0.936635</text:p>
          </table:table-cell>
          <table:table-cell/>
          <table:table-cell office:value-type="float" office:value="0.703634" calcext:value-type="float">
            <text:p>0.703634</text:p>
          </table:table-cell>
          <table:table-cell office:value-type="float" office:value="0.940273" calcext:value-type="float">
            <text:p>0.940273</text:p>
          </table:table-cell>
          <table:table-cell table:number-columns-repeated="2"/>
        </table:table-row>
        <table:table-row table:style-name="ro1">
          <table:table-cell office:value-type="float" office:value="0.635819" calcext:value-type="float">
            <text:p>0.635819</text:p>
          </table:table-cell>
          <table:table-cell office:value-type="float" office:value="0.936568" calcext:value-type="float">
            <text:p>0.936568</text:p>
          </table:table-cell>
          <table:table-cell/>
          <table:table-cell office:value-type="float" office:value="0.702241" calcext:value-type="float">
            <text:p>0.702241</text:p>
          </table:table-cell>
          <table:table-cell office:value-type="float" office:value="0.940816" calcext:value-type="float">
            <text:p>0.940816</text:p>
          </table:table-cell>
          <table:table-cell table:number-columns-repeated="2"/>
        </table:table-row>
        <table:table-row table:style-name="ro1">
          <table:table-cell office:value-type="float" office:value="0.631951" calcext:value-type="float">
            <text:p>0.631951</text:p>
          </table:table-cell>
          <table:table-cell office:value-type="float" office:value="0.935805" calcext:value-type="float">
            <text:p>0.935805</text:p>
          </table:table-cell>
          <table:table-cell/>
          <table:table-cell office:value-type="float" office:value="0.70015" calcext:value-type="float">
            <text:p>0.70015</text:p>
          </table:table-cell>
          <table:table-cell office:value-type="float" office:value="0.941625" calcext:value-type="float">
            <text:p>0.941625</text:p>
          </table:table-cell>
          <table:table-cell table:number-columns-repeated="2"/>
        </table:table-row>
        <table:table-row table:style-name="ro1">
          <table:table-cell office:value-type="float" office:value="0.625496" calcext:value-type="float">
            <text:p>0.625496</text:p>
          </table:table-cell>
          <table:table-cell office:value-type="float" office:value="0.933639" calcext:value-type="float">
            <text:p>0.933639</text:p>
          </table:table-cell>
          <table:table-cell/>
          <table:table-cell office:value-type="float" office:value="0.696409" calcext:value-type="float">
            <text:p>0.696409</text:p>
          </table:table-cell>
          <table:table-cell office:value-type="float" office:value="0.941411" calcext:value-type="float">
            <text:p>0.941411</text:p>
          </table:table-cell>
          <table:table-cell table:number-columns-repeated="2"/>
        </table:table-row>
        <table:table-row table:style-name="ro1">
          <table:table-cell office:value-type="float" office:value="0.62165" calcext:value-type="float">
            <text:p>0.62165</text:p>
          </table:table-cell>
          <table:table-cell office:value-type="float" office:value="0.932841" calcext:value-type="float">
            <text:p>0.932841</text:p>
          </table:table-cell>
          <table:table-cell/>
          <table:table-cell office:value-type="float" office:value="0.695237" calcext:value-type="float">
            <text:p>0.695237</text:p>
          </table:table-cell>
          <table:table-cell office:value-type="float" office:value="0.941034" calcext:value-type="float">
            <text:p>0.941034</text:p>
          </table:table-cell>
          <table:table-cell table:number-columns-repeated="2"/>
        </table:table-row>
        <table:table-row table:style-name="ro1">
          <table:table-cell office:value-type="float" office:value="0.619102" calcext:value-type="float">
            <text:p>0.619102</text:p>
          </table:table-cell>
          <table:table-cell office:value-type="float" office:value="0.932734" calcext:value-type="float">
            <text:p>0.932734</text:p>
          </table:table-cell>
          <table:table-cell/>
          <table:table-cell office:value-type="float" office:value="0.690556" calcext:value-type="float">
            <text:p>0.690556</text:p>
          </table:table-cell>
          <table:table-cell office:value-type="float" office:value="0.939515" calcext:value-type="float">
            <text:p>0.939515</text:p>
          </table:table-cell>
          <table:table-cell table:number-columns-repeated="2"/>
        </table:table-row>
        <table:table-row table:style-name="ro1">
          <table:table-cell office:value-type="float" office:value="0.616557" calcext:value-type="float">
            <text:p>0.616557</text:p>
          </table:table-cell>
          <table:table-cell office:value-type="float" office:value="0.932621" calcext:value-type="float">
            <text:p>0.932621</text:p>
          </table:table-cell>
          <table:table-cell/>
          <table:table-cell office:value-type="float" office:value="0.689388" calcext:value-type="float">
            <text:p>0.689388</text:p>
          </table:table-cell>
          <table:table-cell office:value-type="float" office:value="0.939132" calcext:value-type="float">
            <text:p>0.939132</text:p>
          </table:table-cell>
          <table:table-cell table:number-columns-repeated="2"/>
        </table:table-row>
        <table:table-row table:style-name="ro1">
          <table:table-cell office:value-type="float" office:value="0.613717" calcext:value-type="float">
            <text:p>0.613717</text:p>
          </table:table-cell>
          <table:table-cell office:value-type="float" office:value="0.933296" calcext:value-type="float">
            <text:p>0.933296</text:p>
          </table:table-cell>
          <table:table-cell/>
          <table:table-cell office:value-type="float" office:value="0.685076" calcext:value-type="float">
            <text:p>0.685076</text:p>
          </table:table-cell>
          <table:table-cell office:value-type="float" office:value="0.938076" calcext:value-type="float">
            <text:p>0.938076</text:p>
          </table:table-cell>
          <table:table-cell table:number-columns-repeated="2"/>
        </table:table-row>
        <table:table-row table:style-name="ro1">
          <table:table-cell office:value-type="float" office:value="0.610276" calcext:value-type="float">
            <text:p>0.610276</text:p>
          </table:table-cell>
          <table:table-cell office:value-type="float" office:value="0.935549" calcext:value-type="float">
            <text:p>0.935549</text:p>
          </table:table-cell>
          <table:table-cell/>
          <table:table-cell office:value-type="float" office:value="0.679153" calcext:value-type="float">
            <text:p>0.679153</text:p>
          </table:table-cell>
          <table:table-cell office:value-type="float" office:value="0.93719" calcext:value-type="float">
            <text:p>0.93719</text:p>
          </table:table-cell>
          <table:table-cell table:number-columns-repeated="2"/>
        </table:table-row>
        <table:table-row table:style-name="ro1">
          <table:table-cell office:value-type="float" office:value="0.606999" calcext:value-type="float">
            <text:p>0.606999</text:p>
          </table:table-cell>
          <table:table-cell office:value-type="float" office:value="0.935534" calcext:value-type="float">
            <text:p>0.935534</text:p>
          </table:table-cell>
          <table:table-cell/>
          <table:table-cell office:value-type="float" office:value="0.675798" calcext:value-type="float">
            <text:p>0.675798</text:p>
          </table:table-cell>
          <table:table-cell office:value-type="float" office:value="0.937394" calcext:value-type="float">
            <text:p>0.937394</text:p>
          </table:table-cell>
          <table:table-cell table:number-columns-repeated="2"/>
        </table:table-row>
        <table:table-row table:style-name="ro1">
          <table:table-cell office:value-type="float" office:value="0.60381" calcext:value-type="float">
            <text:p>0.60381</text:p>
          </table:table-cell>
          <table:table-cell office:value-type="float" office:value="0.934382" calcext:value-type="float">
            <text:p>0.934382</text:p>
          </table:table-cell>
          <table:table-cell/>
          <table:table-cell office:value-type="float" office:value="0.673722" calcext:value-type="float">
            <text:p>0.673722</text:p>
          </table:table-cell>
          <table:table-cell office:value-type="float" office:value="0.938149" calcext:value-type="float">
            <text:p>0.938149</text:p>
          </table:table-cell>
          <table:table-cell table:number-columns-repeated="2"/>
        </table:table-row>
        <table:table-row table:style-name="ro1">
          <table:table-cell office:value-type="float" office:value="0.601688" calcext:value-type="float">
            <text:p>0.601688</text:p>
          </table:table-cell>
          <table:table-cell office:value-type="float" office:value="0.933609" calcext:value-type="float">
            <text:p>0.933609</text:p>
          </table:table-cell>
          <table:table-cell/>
          <table:table-cell office:value-type="float" office:value="0.671644" calcext:value-type="float">
            <text:p>0.671644</text:p>
          </table:table-cell>
          <table:table-cell office:value-type="float" office:value="0.9389" calcext:value-type="float">
            <text:p>0.9389</text:p>
          </table:table-cell>
          <table:table-cell table:number-columns-repeated="2"/>
        </table:table-row>
        <table:table-row table:style-name="ro1">
          <table:table-cell office:value-type="float" office:value="0.599569" calcext:value-type="float">
            <text:p>0.599569</text:p>
          </table:table-cell>
          <table:table-cell office:value-type="float" office:value="0.932833" calcext:value-type="float">
            <text:p>0.932833</text:p>
          </table:table-cell>
          <table:table-cell/>
          <table:table-cell office:value-type="float" office:value="0.66899" calcext:value-type="float">
            <text:p>0.66899</text:p>
          </table:table-cell>
          <table:table-cell office:value-type="float" office:value="0.940057" calcext:value-type="float">
            <text:p>0.940057</text:p>
          </table:table-cell>
          <table:table-cell table:number-columns-repeated="2"/>
        </table:table-row>
        <table:table-row table:style-name="ro1">
          <table:table-cell office:value-type="float" office:value="0.596395" calcext:value-type="float">
            <text:p>0.596395</text:p>
          </table:table-cell>
          <table:table-cell office:value-type="float" office:value="0.931661" calcext:value-type="float">
            <text:p>0.931661</text:p>
          </table:table-cell>
          <table:table-cell/>
          <table:table-cell office:value-type="float" office:value="0.668355" calcext:value-type="float">
            <text:p>0.668355</text:p>
          </table:table-cell>
          <table:table-cell office:value-type="float" office:value="0.940386" calcext:value-type="float">
            <text:p>0.940386</text:p>
          </table:table-cell>
          <table:table-cell table:number-columns-repeated="2"/>
        </table:table-row>
        <table:table-row table:style-name="ro1">
          <table:table-cell office:value-type="float" office:value="0.590066" calcext:value-type="float">
            <text:p>0.590066</text:p>
          </table:table-cell>
          <table:table-cell office:value-type="float" office:value="0.929291" calcext:value-type="float">
            <text:p>0.929291</text:p>
          </table:table-cell>
          <table:table-cell/>
          <table:table-cell office:value-type="float" office:value="0.665179" calcext:value-type="float">
            <text:p>0.665179</text:p>
          </table:table-cell>
          <table:table-cell office:value-type="float" office:value="0.942023" calcext:value-type="float">
            <text:p>0.942023</text:p>
          </table:table-cell>
          <table:table-cell table:number-columns-repeated="2"/>
        </table:table-row>
        <table:table-row table:style-name="ro1">
          <table:table-cell office:value-type="float" office:value="0.585968" calcext:value-type="float">
            <text:p>0.585968</text:p>
          </table:table-cell>
          <table:table-cell office:value-type="float" office:value="0.927862" calcext:value-type="float">
            <text:p>0.927862</text:p>
          </table:table-cell>
          <table:table-cell/>
          <table:table-cell office:value-type="float" office:value="0.660795" calcext:value-type="float">
            <text:p>0.660795</text:p>
          </table:table-cell>
          <table:table-cell office:value-type="float" office:value="0.940707" calcext:value-type="float">
            <text:p>0.940707</text:p>
          </table:table-cell>
          <table:table-cell table:number-columns-repeated="2"/>
        </table:table-row>
        <table:table-row table:style-name="ro1">
          <table:table-cell office:value-type="float" office:value="0.584972" calcext:value-type="float">
            <text:p>0.584972</text:p>
          </table:table-cell>
          <table:table-cell office:value-type="float" office:value="0.927545" calcext:value-type="float">
            <text:p>0.927545</text:p>
          </table:table-cell>
          <table:table-cell/>
          <table:table-cell office:value-type="float" office:value="0.659241" calcext:value-type="float">
            <text:p>0.659241</text:p>
          </table:table-cell>
          <table:table-cell office:value-type="float" office:value="0.939721" calcext:value-type="float">
            <text:p>0.93972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925945" calcext:value-type="float">
            <text:p>0.925945</text:p>
          </table:table-cell>
          <table:table-cell/>
          <table:table-cell office:value-type="float" office:value="0.653042" calcext:value-type="float">
            <text:p>0.653042</text:p>
          </table:table-cell>
          <table:table-cell office:value-type="float" office:value="0.93576" calcext:value-type="float">
            <text:p>0.93576</text:p>
          </table:table-cell>
          <table:table-cell table:number-columns-repeated="2"/>
        </table:table-row>
        <table:table-row table:style-name="ro1">
          <table:table-cell office:value-type="float" office:value="0.576457" calcext:value-type="float">
            <text:p>0.576457</text:p>
          </table:table-cell>
          <table:table-cell office:value-type="float" office:value="0.925329" calcext:value-type="float">
            <text:p>0.925329</text:p>
          </table:table-cell>
          <table:table-cell/>
          <table:table-cell office:value-type="float" office:value="0.651495" calcext:value-type="float">
            <text:p>0.651495</text:p>
          </table:table-cell>
          <table:table-cell office:value-type="float" office:value="0.934765" calcext:value-type="float">
            <text:p>0.934765</text:p>
          </table:table-cell>
          <table:table-cell table:number-columns-repeated="2"/>
        </table:table-row>
        <table:table-row table:style-name="ro1">
          <table:table-cell office:value-type="float" office:value="0.575678" calcext:value-type="float">
            <text:p>0.575678</text:p>
          </table:table-cell>
          <table:table-cell office:value-type="float" office:value="0.925343" calcext:value-type="float">
            <text:p>0.925343</text:p>
          </table:table-cell>
          <table:table-cell/>
          <table:table-cell office:value-type="float" office:value="0.646578" calcext:value-type="float">
            <text:p>0.646578</text:p>
          </table:table-cell>
          <table:table-cell office:value-type="float" office:value="0.932581" calcext:value-type="float">
            <text:p>0.932581</text:p>
          </table:table-cell>
          <table:table-cell table:number-columns-repeated="2"/>
        </table:table-row>
        <table:table-row table:style-name="ro1">
          <table:table-cell office:value-type="float" office:value="0.572563" calcext:value-type="float">
            <text:p>0.572563</text:p>
          </table:table-cell>
          <table:table-cell office:value-type="float" office:value="0.925392" calcext:value-type="float">
            <text:p>0.925392</text:p>
          </table:table-cell>
          <table:table-cell/>
          <table:table-cell office:value-type="float" office:value="0.643837" calcext:value-type="float">
            <text:p>0.643837</text:p>
          </table:table-cell>
          <table:table-cell office:value-type="float" office:value="0.932289" calcext:value-type="float">
            <text:p>0.932289</text:p>
          </table:table-cell>
          <table:table-cell table:number-columns-repeated="2"/>
        </table:table-row>
        <table:table-row table:style-name="ro1">
          <table:table-cell office:value-type="float" office:value="0.571785" calcext:value-type="float">
            <text:p>0.571785</text:p>
          </table:table-cell>
          <table:table-cell office:value-type="float" office:value="0.925403" calcext:value-type="float">
            <text:p>0.925403</text:p>
          </table:table-cell>
          <table:table-cell/>
          <table:table-cell office:value-type="float" office:value="0.6411" calcext:value-type="float">
            <text:p>0.6411</text:p>
          </table:table-cell>
          <table:table-cell office:value-type="float" office:value="0.931989" calcext:value-type="float">
            <text:p>0.931989</text:p>
          </table:table-cell>
          <table:table-cell table:number-columns-repeated="2"/>
        </table:table-row>
        <table:table-row table:style-name="ro1">
          <table:table-cell office:value-type="float" office:value="0.568465" calcext:value-type="float">
            <text:p>0.568465</text:p>
          </table:table-cell>
          <table:table-cell office:value-type="float" office:value="0.9251" calcext:value-type="float">
            <text:p>0.9251</text:p>
          </table:table-cell>
          <table:table-cell/>
          <table:table-cell office:value-type="float" office:value="0.63802" calcext:value-type="float">
            <text:p>0.63802</text:p>
          </table:table-cell>
          <table:table-cell office:value-type="float" office:value="0.932405" calcext:value-type="float">
            <text:p>0.932405</text:p>
          </table:table-cell>
          <table:table-cell table:number-columns-repeated="2"/>
        </table:table-row>
        <table:table-row table:style-name="ro1">
          <table:table-cell office:value-type="float" office:value="0.565821" calcext:value-type="float">
            <text:p>0.565821</text:p>
          </table:table-cell>
          <table:table-cell office:value-type="float" office:value="0.924609" calcext:value-type="float">
            <text:p>0.924609</text:p>
          </table:table-cell>
          <table:table-cell/>
          <table:table-cell office:value-type="float" office:value="0.634875" calcext:value-type="float">
            <text:p>0.634875</text:p>
          </table:table-cell>
          <table:table-cell office:value-type="float" office:value="0.933944" calcext:value-type="float">
            <text:p>0.933944</text:p>
          </table:table-cell>
          <table:table-cell table:number-columns-repeated="2"/>
        </table:table-row>
        <table:table-row table:style-name="ro1">
          <table:table-cell office:value-type="float" office:value="0.563182" calcext:value-type="float">
            <text:p>0.563182</text:p>
          </table:table-cell>
          <table:table-cell office:value-type="float" office:value="0.924112" calcext:value-type="float">
            <text:p>0.924112</text:p>
          </table:table-cell>
          <table:table-cell/>
          <table:table-cell office:value-type="float" office:value="0.634246" calcext:value-type="float">
            <text:p>0.634246</text:p>
          </table:table-cell>
          <table:table-cell office:value-type="float" office:value="0.934251" calcext:value-type="float">
            <text:p>0.934251</text:p>
          </table:table-cell>
          <table:table-cell table:number-columns-repeated="2"/>
        </table:table-row>
        <table:table-row table:style-name="ro1">
          <table:table-cell office:value-type="float" office:value="0.559564" calcext:value-type="float">
            <text:p>0.559564</text:p>
          </table:table-cell>
          <table:table-cell office:value-type="float" office:value="0.923268" calcext:value-type="float">
            <text:p>0.923268</text:p>
          </table:table-cell>
          <table:table-cell/>
          <table:table-cell office:value-type="float" office:value="0.630832" calcext:value-type="float">
            <text:p>0.630832</text:p>
          </table:table-cell>
          <table:table-cell office:value-type="float" office:value="0.934147" calcext:value-type="float">
            <text:p>0.934147</text:p>
          </table:table-cell>
          <table:table-cell table:number-columns-repeated="2"/>
        </table:table-row>
        <table:table-row table:style-name="ro1">
          <table:table-cell office:value-type="float" office:value="0.553998" calcext:value-type="float">
            <text:p>0.553998</text:p>
          </table:table-cell>
          <table:table-cell office:value-type="float" office:value="0.921722" calcext:value-type="float">
            <text:p>0.921722</text:p>
          </table:table-cell>
          <table:table-cell/>
          <table:table-cell office:value-type="float" office:value="0.627604" calcext:value-type="float">
            <text:p>0.627604</text:p>
          </table:table-cell>
          <table:table-cell office:value-type="float" office:value="0.933067" calcext:value-type="float">
            <text:p>0.933067</text:p>
          </table:table-cell>
          <table:table-cell table:number-columns-repeated="2"/>
        </table:table-row>
        <table:table-row table:style-name="ro1">
          <table:table-cell office:value-type="float" office:value="0.55081" calcext:value-type="float">
            <text:p>0.55081</text:p>
          </table:table-cell>
          <table:table-cell office:value-type="float" office:value="0.921534" calcext:value-type="float">
            <text:p>0.921534</text:p>
          </table:table-cell>
          <table:table-cell/>
          <table:table-cell office:value-type="float" office:value="0.624383" calcext:value-type="float">
            <text:p>0.624383</text:p>
          </table:table-cell>
          <table:table-cell office:value-type="float" office:value="0.931977" calcext:value-type="float">
            <text:p>0.931977</text:p>
          </table:table-cell>
          <table:table-cell table:number-columns-repeated="2"/>
        </table:table-row>
        <table:table-row table:style-name="ro1">
          <table:table-cell office:value-type="float" office:value="0.548806" calcext:value-type="float">
            <text:p>0.548806</text:p>
          </table:table-cell>
          <table:table-cell office:value-type="float" office:value="0.922031" calcext:value-type="float">
            <text:p>0.922031</text:p>
          </table:table-cell>
          <table:table-cell/>
          <table:table-cell office:value-type="float" office:value="0.620984" calcext:value-type="float">
            <text:p>0.620984</text:p>
          </table:table-cell>
          <table:table-cell office:value-type="float" office:value="0.931842" calcext:value-type="float">
            <text:p>0.931842</text:p>
          </table:table-cell>
          <table:table-cell table:number-columns-repeated="2"/>
        </table:table-row>
        <table:table-row table:style-name="ro1">
          <table:table-cell office:value-type="float" office:value="0.546802" calcext:value-type="float">
            <text:p>0.546802</text:p>
          </table:table-cell>
          <table:table-cell office:value-type="float" office:value="0.922523" calcext:value-type="float">
            <text:p>0.922523</text:p>
          </table:table-cell>
          <table:table-cell/>
          <table:table-cell office:value-type="float" office:value="0.617847" calcext:value-type="float">
            <text:p>0.617847</text:p>
          </table:table-cell>
          <table:table-cell office:value-type="float" office:value="0.933326" calcext:value-type="float">
            <text:p>0.933326</text:p>
          </table:table-cell>
          <table:table-cell table:number-columns-repeated="2"/>
        </table:table-row>
        <table:table-row table:style-name="ro1">
          <table:table-cell office:value-type="float" office:value="0.544333" calcext:value-type="float">
            <text:p>0.544333</text:p>
          </table:table-cell>
          <table:table-cell office:value-type="float" office:value="0.923518" calcext:value-type="float">
            <text:p>0.923518</text:p>
          </table:table-cell>
          <table:table-cell/>
          <table:table-cell office:value-type="float" office:value="0.617219" calcext:value-type="float">
            <text:p>0.617219</text:p>
          </table:table-cell>
          <table:table-cell office:value-type="float" office:value="0.933622" calcext:value-type="float">
            <text:p>0.933622</text:p>
          </table:table-cell>
          <table:table-cell table:number-columns-repeated="2"/>
        </table:table-row>
        <table:table-row table:style-name="ro1">
          <table:table-cell office:value-type="float" office:value="0.541497" calcext:value-type="float">
            <text:p>0.541497</text:p>
          </table:table-cell>
          <table:table-cell office:value-type="float" office:value="0.925184" calcext:value-type="float">
            <text:p>0.925184</text:p>
          </table:table-cell>
          <table:table-cell/>
          <table:table-cell office:value-type="float" office:value="0.614046" calcext:value-type="float">
            <text:p>0.614046</text:p>
          </table:table-cell>
          <table:table-cell office:value-type="float" office:value="0.933797" calcext:value-type="float">
            <text:p>0.933797</text:p>
          </table:table-cell>
          <table:table-cell table:number-columns-repeated="2"/>
        </table:table-row>
        <table:table-row table:style-name="ro1">
          <table:table-cell office:value-type="float" office:value="0.539793" calcext:value-type="float">
            <text:p>0.539793</text:p>
          </table:table-cell>
          <table:table-cell office:value-type="float" office:value="0.926179" calcext:value-type="float">
            <text:p>0.926179</text:p>
          </table:table-cell>
          <table:table-cell/>
          <table:table-cell office:value-type="float" office:value="0.60831" calcext:value-type="float">
            <text:p>0.60831</text:p>
          </table:table-cell>
          <table:table-cell office:value-type="float" office:value="0.932534" calcext:value-type="float">
            <text:p>0.932534</text:p>
          </table:table-cell>
          <table:table-cell table:number-columns-repeated="2"/>
        </table:table-row>
        <table:table-row table:style-name="ro1">
          <table:table-cell office:value-type="float" office:value="0.538857" calcext:value-type="float">
            <text:p>0.538857</text:p>
          </table:table-cell>
          <table:table-cell office:value-type="float" office:value="0.927186" calcext:value-type="float">
            <text:p>0.927186</text:p>
          </table:table-cell>
          <table:table-cell/>
          <table:table-cell office:value-type="float" office:value="0.604168" calcext:value-type="float">
            <text:p>0.604168</text:p>
          </table:table-cell>
          <table:table-cell office:value-type="float" office:value="0.931172" calcext:value-type="float">
            <text:p>0.931172</text:p>
          </table:table-cell>
          <table:table-cell table:number-columns-repeated="2"/>
        </table:table-row>
        <table:table-row table:style-name="ro1">
          <table:table-cell office:value-type="float" office:value="0.523805" calcext:value-type="float">
            <text:p>0.523805</text:p>
          </table:table-cell>
          <table:table-cell office:value-type="float" office:value="0.947559" calcext:value-type="float">
            <text:p>0.947559</text:p>
          </table:table-cell>
          <table:table-cell/>
          <table:table-cell office:value-type="float" office:value="0.603053" calcext:value-type="float">
            <text:p>0.603053</text:p>
          </table:table-cell>
          <table:table-cell office:value-type="float" office:value="0.930703" calcext:value-type="float">
            <text:p>0.930703</text:p>
          </table:table-cell>
          <table:table-cell table:number-columns-repeated="2"/>
        </table:table-row>
        <table:table-row table:style-name="ro1">
          <table:table-cell office:value-type="float" office:value="0.522739" calcext:value-type="float">
            <text:p>0.522739</text:p>
          </table:table-cell>
          <table:table-cell office:value-type="float" office:value="0.948376" calcext:value-type="float">
            <text:p>0.948376</text:p>
          </table:table-cell>
          <table:table-cell/>
          <table:table-cell office:value-type="float" office:value="0.601939" calcext:value-type="float">
            <text:p>0.601939</text:p>
          </table:table-cell>
          <table:table-cell office:value-type="float" office:value="0.930233" calcext:value-type="float">
            <text:p>0.930233</text:p>
          </table:table-cell>
          <table:table-cell table:number-columns-repeated="2"/>
        </table:table-row>
        <table:table-row table:style-name="ro1">
          <table:table-cell office:value-type="float" office:value="0.522205" calcext:value-type="float">
            <text:p>0.522205</text:p>
          </table:table-cell>
          <table:table-cell office:value-type="float" office:value="0.948784" calcext:value-type="float">
            <text:p>0.948784</text:p>
          </table:table-cell>
          <table:table-cell/>
          <table:table-cell office:value-type="float" office:value="0.600825" calcext:value-type="float">
            <text:p>0.600825</text:p>
          </table:table-cell>
          <table:table-cell office:value-type="float" office:value="0.929762" calcext:value-type="float">
            <text:p>0.929762</text:p>
          </table:table-cell>
          <table:table-cell table:number-columns-repeated="2"/>
        </table:table-row>
        <table:table-row table:style-name="ro1">
          <table:table-cell office:value-type="float" office:value="0.946051" calcext:value-type="float">
            <text:p>0.946051</text:p>
          </table:table-cell>
          <table:table-cell office:value-type="float" office:value="1.72387" calcext:value-type="float">
            <text:p>1.72387</text:p>
          </table:table-cell>
          <table:table-cell/>
          <table:table-cell office:value-type="float" office:value="0.599712" calcext:value-type="float">
            <text:p>0.599712</text:p>
          </table:table-cell>
          <table:table-cell office:value-type="float" office:value="0.929291" calcext:value-type="float">
            <text:p>0.929291</text:p>
          </table:table-cell>
          <table:table-cell table:number-columns-repeated="2"/>
        </table:table-row>
        <table:table-row table:style-name="ro1">
          <table:table-cell office:value-type="float" office:value="1.57825" calcext:value-type="float">
            <text:p>1.57825</text:p>
          </table:table-cell>
          <table:table-cell office:value-type="float" office:value="2.88844" calcext:value-type="float">
            <text:p>2.88844</text:p>
          </table:table-cell>
          <table:table-cell/>
          <table:table-cell office:value-type="float" office:value="0.5986" calcext:value-type="float">
            <text:p>0.5986</text:p>
          </table:table-cell>
          <table:table-cell office:value-type="float" office:value="0.928818" calcext:value-type="float">
            <text:p>0.928818</text:p>
          </table:table-cell>
          <table:table-cell table:number-columns-repeated="2"/>
        </table:table-row>
        <table:table-row table:style-name="ro1">
          <table:table-cell office:value-type="float" office:value="2.20617" calcext:value-type="float">
            <text:p>2.20617</text:p>
          </table:table-cell>
          <table:table-cell office:value-type="float" office:value="4.05534" calcext:value-type="float">
            <text:p>4.05534</text:p>
          </table:table-cell>
          <table:table-cell/>
          <table:table-cell office:value-type="float" office:value="0.597489" calcext:value-type="float">
            <text:p>0.597489</text:p>
          </table:table-cell>
          <table:table-cell office:value-type="float" office:value="0.928344" calcext:value-type="float">
            <text:p>0.928344</text:p>
          </table:table-cell>
          <table:table-cell table:number-columns-repeated="2"/>
        </table:table-row>
        <table:table-row table:style-name="ro1">
          <table:table-cell office:value-type="float" office:value="2.6224" calcext:value-type="float">
            <text:p>2.6224</text:p>
          </table:table-cell>
          <table:table-cell office:value-type="float" office:value="4.83457" calcext:value-type="float">
            <text:p>4.83457</text:p>
          </table:table-cell>
          <table:table-cell/>
          <table:table-cell office:value-type="float" office:value="0.593807" calcext:value-type="float">
            <text:p>0.593807</text:p>
          </table:table-cell>
          <table:table-cell office:value-type="float" office:value="0.927618" calcext:value-type="float">
            <text:p>0.927618</text:p>
          </table:table-cell>
          <table:table-cell table:number-columns-repeated="2"/>
        </table:table-row>
        <table:table-row table:style-name="ro1">
          <table:table-cell office:value-type="float" office:value="2.61943" calcext:value-type="float">
            <text:p>2.61943</text:p>
          </table:table-cell>
          <table:table-cell office:value-type="float" office:value="4.83618" calcext:value-type="float">
            <text:p>4.83618</text:p>
          </table:table-cell>
          <table:table-cell/>
          <table:table-cell office:value-type="float" office:value="0.592345" calcext:value-type="float">
            <text:p>0.592345</text:p>
          </table:table-cell>
          <table:table-cell office:value-type="float" office:value="0.92784" calcext:value-type="float">
            <text:p>0.92784</text:p>
          </table:table-cell>
          <table:table-cell table:number-columns-repeated="2"/>
        </table:table-row>
        <table:table-row table:style-name="ro1">
          <table:table-cell office:value-type="float" office:value="2.61349" calcext:value-type="float">
            <text:p>2.61349</text:p>
          </table:table-cell>
          <table:table-cell office:value-type="float" office:value="4.83939" calcext:value-type="float">
            <text:p>4.83939</text:p>
          </table:table-cell>
          <table:table-cell/>
          <table:table-cell office:value-type="float" office:value="0.591614" calcext:value-type="float">
            <text:p>0.591614</text:p>
          </table:table-cell>
          <table:table-cell office:value-type="float" office:value="0.927951" calcext:value-type="float">
            <text:p>0.927951</text:p>
          </table:table-cell>
          <table:table-cell table:number-columns-repeated="2"/>
        </table:table-row>
        <table:table-row table:style-name="ro1">
          <table:table-cell office:value-type="float" office:value="2.61052" calcext:value-type="float">
            <text:p>2.61052</text:p>
          </table:table-cell>
          <table:table-cell office:value-type="float" office:value="4.84099" calcext:value-type="float">
            <text:p>4.84099</text:p>
          </table:table-cell>
          <table:table-cell/>
          <table:table-cell office:value-type="float" office:value="0.590884" calcext:value-type="float">
            <text:p>0.590884</text:p>
          </table:table-cell>
          <table:table-cell office:value-type="float" office:value="0.92806" calcext:value-type="float">
            <text:p>0.92806</text:p>
          </table:table-cell>
          <table:table-cell table:number-columns-repeated="2"/>
        </table:table-row>
        <table:table-row table:style-name="ro1">
          <table:table-cell office:value-type="float" office:value="2.55391" calcext:value-type="float">
            <text:p>2.55391</text:p>
          </table:table-cell>
          <table:table-cell office:value-type="float" office:value="4.87109" calcext:value-type="float">
            <text:p>4.87109</text:p>
          </table:table-cell>
          <table:table-cell/>
          <table:table-cell office:value-type="float" office:value="0.589423" calcext:value-type="float">
            <text:p>0.589423</text:p>
          </table:table-cell>
          <table:table-cell office:value-type="float" office:value="0.928278" calcext:value-type="float">
            <text:p>0.928278</text:p>
          </table:table-cell>
          <table:table-cell table:number-columns-repeated="2"/>
        </table:table-row>
        <table:table-row table:style-name="ro1">
          <table:table-cell office:value-type="float" office:value="2.53596" calcext:value-type="float">
            <text:p>2.53596</text:p>
          </table:table-cell>
          <table:table-cell office:value-type="float" office:value="4.88046" calcext:value-type="float">
            <text:p>4.88046</text:p>
          </table:table-cell>
          <table:table-cell/>
          <table:table-cell office:value-type="float" office:value="0.586288" calcext:value-type="float">
            <text:p>0.586288</text:p>
          </table:table-cell>
          <table:table-cell office:value-type="float" office:value="0.928369" calcext:value-type="float">
            <text:p>0.928369</text:p>
          </table:table-cell>
          <table:table-cell table:number-columns-repeated="2"/>
        </table:table-row>
        <table:table-row table:style-name="ro1">
          <table:table-cell office:value-type="float" office:value="2.50897" calcext:value-type="float">
            <text:p>2.50897</text:p>
          </table:table-cell>
          <table:table-cell office:value-type="float" office:value="4.89439" calcext:value-type="float">
            <text:p>4.89439</text:p>
          </table:table-cell>
          <table:table-cell/>
          <table:table-cell office:value-type="float" office:value="0.585452" calcext:value-type="float">
            <text:p>0.585452</text:p>
          </table:table-cell>
          <table:table-cell office:value-type="float" office:value="0.928306" calcext:value-type="float">
            <text:p>0.928306</text:p>
          </table:table-cell>
          <table:table-cell table:number-columns-repeated="2"/>
        </table:table-row>
        <table:table-row table:style-name="ro1">
          <table:table-cell office:value-type="float" office:value="2.50296" calcext:value-type="float">
            <text:p>2.50296</text:p>
          </table:table-cell>
          <table:table-cell office:value-type="float" office:value="4.89747" calcext:value-type="float">
            <text:p>4.89747</text:p>
          </table:table-cell>
          <table:table-cell/>
          <table:table-cell office:value-type="float" office:value="0.58378" calcext:value-type="float">
            <text:p>0.58378</text:p>
          </table:table-cell>
          <table:table-cell office:value-type="float" office:value="0.928177" calcext:value-type="float">
            <text:p>0.928177</text:p>
          </table:table-cell>
          <table:table-cell table:number-columns-repeated="2"/>
        </table:table-row>
        <table:table-row table:style-name="ro1">
          <table:table-cell office:value-type="float" office:value="2.49394" calcext:value-type="float">
            <text:p>2.49394</text:p>
          </table:table-cell>
          <table:table-cell office:value-type="float" office:value="4.90207" calcext:value-type="float">
            <text:p>4.90207</text:p>
          </table:table-cell>
          <table:table-cell/>
          <table:table-cell office:value-type="float" office:value="0.581274" calcext:value-type="float">
            <text:p>0.581274</text:p>
          </table:table-cell>
          <table:table-cell office:value-type="float" office:value="0.927979" calcext:value-type="float">
            <text:p>0.927979</text:p>
          </table:table-cell>
          <table:table-cell table:number-columns-repeated="2"/>
        </table:table-row>
        <table:table-row table:style-name="ro1">
          <table:table-cell office:value-type="float" office:value="1.31019" calcext:value-type="float">
            <text:p>1.31019</text:p>
          </table:table-cell>
          <table:table-cell office:value-type="float" office:value="5.34167" calcext:value-type="float">
            <text:p>5.34167</text:p>
          </table:table-cell>
          <table:table-cell/>
          <table:table-cell office:value-type="float" office:value="0.57762" calcext:value-type="float">
            <text:p>0.57762</text:p>
          </table:table-cell>
          <table:table-cell office:value-type="float" office:value="0.927196" calcext:value-type="float">
            <text:p>0.927196</text:p>
          </table:table-cell>
          <table:table-cell table:number-columns-repeated="2"/>
        </table:table-row>
        <table:table-row table:style-name="ro1">
          <table:table-cell office:value-type="float" office:value="1.30035" calcext:value-type="float">
            <text:p>1.30035</text:p>
          </table:table-cell>
          <table:table-cell office:value-type="float" office:value="5.34407" calcext:value-type="float">
            <text:p>5.34407</text:p>
          </table:table-cell>
          <table:table-cell/>
          <table:table-cell office:value-type="float" office:value="0.57168" calcext:value-type="float">
            <text:p>0.57168</text:p>
          </table:table-cell>
          <table:table-cell office:value-type="float" office:value="0.925233" calcext:value-type="float">
            <text:p>0.925233</text:p>
          </table:table-cell>
          <table:table-cell table:number-columns-repeated="2"/>
        </table:table-row>
        <table:table-row table:style-name="ro1">
          <table:table-cell office:value-type="float" office:value="1.29379" calcext:value-type="float">
            <text:p>1.29379</text:p>
          </table:table-cell>
          <table:table-cell office:value-type="float" office:value="5.34566" calcext:value-type="float">
            <text:p>5.34566</text:p>
          </table:table-cell>
          <table:table-cell/>
          <table:table-cell office:value-type="float" office:value="0.568465" calcext:value-type="float">
            <text:p>0.568465</text:p>
          </table:table-cell>
          <table:table-cell office:value-type="float" office:value="0.9251" calcext:value-type="float">
            <text:p>0.9251</text:p>
          </table:table-cell>
          <table:table-cell table:number-columns-repeated="2"/>
        </table:table-row>
        <table:table-row table:style-name="ro1">
          <table:table-cell office:value-type="float" office:value="1.29051" calcext:value-type="float">
            <text:p>1.29051</text:p>
          </table:table-cell>
          <table:table-cell office:value-type="float" office:value="5.34646" calcext:value-type="float">
            <text:p>5.34646</text:p>
          </table:table-cell>
          <table:table-cell/>
          <table:table-cell office:value-type="float" office:value="0.564743" calcext:value-type="float">
            <text:p>0.564743</text:p>
          </table:table-cell>
          <table:table-cell office:value-type="float" office:value="0.926674" calcext:value-type="float">
            <text:p>0.926674</text:p>
          </table:table-cell>
          <table:table-cell table:number-columns-repeated="2"/>
        </table:table-row>
        <table:table-row table:style-name="ro1">
          <table:table-cell office:value-type="float" office:value="1.25111" calcext:value-type="float">
            <text:p>1.25111</text:p>
          </table:table-cell>
          <table:table-cell office:value-type="float" office:value="5.35581" calcext:value-type="float">
            <text:p>5.35581</text:p>
          </table:table-cell>
          <table:table-cell/>
          <table:table-cell office:value-type="float" office:value="0.561534" calcext:value-type="float">
            <text:p>0.561534</text:p>
          </table:table-cell>
          <table:table-cell office:value-type="float" office:value="0.926518" calcext:value-type="float">
            <text:p>0.926518</text:p>
          </table:table-cell>
          <table:table-cell table:number-columns-repeated="2"/>
        </table:table-row>
        <table:table-row table:style-name="ro1">
          <table:table-cell office:value-type="float" office:value="1.24782" calcext:value-type="float">
            <text:p>1.24782</text:p>
          </table:table-cell>
          <table:table-cell office:value-type="float" office:value="5.35658" calcext:value-type="float">
            <text:p>5.35658</text:p>
          </table:table-cell>
          <table:table-cell/>
          <table:table-cell office:value-type="float" office:value="0.555646" calcext:value-type="float">
            <text:p>0.555646</text:p>
          </table:table-cell>
          <table:table-cell office:value-type="float" office:value="0.924465" calcext:value-type="float">
            <text:p>0.924465</text:p>
          </table:table-cell>
          <table:table-cell table:number-columns-repeated="2"/>
        </table:table-row>
        <table:table-row table:style-name="ro1">
          <table:table-cell office:value-type="float" office:value="1.24454" calcext:value-type="float">
            <text:p>1.24454</text:p>
          </table:table-cell>
          <table:table-cell office:value-type="float" office:value="5.35734" calcext:value-type="float">
            <text:p>5.35734</text:p>
          </table:table-cell>
          <table:table-cell/>
          <table:table-cell office:value-type="float" office:value="0.552247" calcext:value-type="float">
            <text:p>0.552247</text:p>
          </table:table-cell>
          <table:table-cell office:value-type="float" office:value="0.923938" calcext:value-type="float">
            <text:p>0.923938</text:p>
          </table:table-cell>
          <table:table-cell table:number-columns-repeated="2"/>
        </table:table-row>
        <table:table-row table:style-name="ro1">
          <table:table-cell office:value-type="float" office:value="1.24125" calcext:value-type="float">
            <text:p>1.24125</text:p>
          </table:table-cell>
          <table:table-cell office:value-type="float" office:value="5.35811" calcext:value-type="float">
            <text:p>5.35811</text:p>
          </table:table-cell>
          <table:table-cell/>
          <table:table-cell office:value-type="float" office:value="0.548644" calcext:value-type="float">
            <text:p>0.548644</text:p>
          </table:table-cell>
          <table:table-cell office:value-type="float" office:value="0.924338" calcext:value-type="float">
            <text:p>0.924338</text:p>
          </table:table-cell>
          <table:table-cell table:number-columns-repeated="2"/>
        </table:table-row>
        <table:table-row table:style-name="ro1">
          <table:table-cell office:value-type="float" office:value="1.15961" calcext:value-type="float">
            <text:p>1.15961</text:p>
          </table:table-cell>
          <table:table-cell office:value-type="float" office:value="5.03376" calcext:value-type="float">
            <text:p>5.03376</text:p>
          </table:table-cell>
          <table:table-cell/>
          <table:table-cell office:value-type="float" office:value="0.547924" calcext:value-type="float">
            <text:p>0.547924</text:p>
          </table:table-cell>
          <table:table-cell office:value-type="float" office:value="0.924416" calcext:value-type="float">
            <text:p>0.924416</text:p>
          </table:table-cell>
          <table:table-cell table:number-columns-repeated="2"/>
        </table:table-row>
        <table:table-row table:style-name="ro1">
          <table:table-cell office:value-type="float" office:value="0.926932" calcext:value-type="float">
            <text:p>0.926932</text:p>
          </table:table-cell>
          <table:table-cell office:value-type="float" office:value="4.05788" calcext:value-type="float">
            <text:p>4.05788</text:p>
          </table:table-cell>
          <table:table-cell/>
          <table:table-cell office:value-type="float" office:value="0.545349" calcext:value-type="float">
            <text:p>0.545349</text:p>
          </table:table-cell>
          <table:table-cell office:value-type="float" office:value="0.925241" calcext:value-type="float">
            <text:p>0.925241</text:p>
          </table:table-cell>
          <table:table-cell table:number-columns-repeated="2"/>
        </table:table-row>
        <table:table-row table:style-name="ro1">
          <table:table-cell office:value-type="float" office:value="0.850174" calcext:value-type="float">
            <text:p>0.850174</text:p>
          </table:table-cell>
          <table:table-cell office:value-type="float" office:value="3.7324" calcext:value-type="float">
            <text:p>3.7324</text:p>
          </table:table-cell>
          <table:table-cell/>
          <table:table-cell office:value-type="float" office:value="0.542507" calcext:value-type="float">
            <text:p>0.542507</text:p>
          </table:table-cell>
          <table:table-cell office:value-type="float" office:value="0.92691" calcext:value-type="float">
            <text:p>0.92691</text:p>
          </table:table-cell>
          <table:table-cell table:number-columns-repeated="2"/>
        </table:table-row>
        <table:table-row table:style-name="ro1">
          <table:table-cell office:value-type="float" office:value="0.773816" calcext:value-type="float">
            <text:p>0.773816</text:p>
          </table:table-cell>
          <table:table-cell office:value-type="float" office:value="3.40682" calcext:value-type="float">
            <text:p>3.40682</text:p>
          </table:table-cell>
          <table:table-cell/>
          <table:table-cell office:value-type="float" office:value="0.5408" calcext:value-type="float">
            <text:p>0.5408</text:p>
          </table:table-cell>
          <table:table-cell office:value-type="float" office:value="0.927907" calcext:value-type="float">
            <text:p>0.927907</text:p>
          </table:table-cell>
          <table:table-cell table:number-columns-repeated="2"/>
        </table:table-row>
        <table:table-row table:style-name="ro1">
          <table:table-cell office:value-type="float" office:value="0.547141" calcext:value-type="float">
            <text:p>0.547141</text:p>
          </table:table-cell>
          <table:table-cell office:value-type="float" office:value="2.42955" calcext:value-type="float">
            <text:p>2.42955</text:p>
          </table:table-cell>
          <table:table-cell/>
          <table:table-cell office:value-type="float" office:value="0.539862" calcext:value-type="float">
            <text:p>0.539862</text:p>
          </table:table-cell>
          <table:table-cell office:value-type="float" office:value="0.928916" calcext:value-type="float">
            <text:p>0.928916</text:p>
          </table:table-cell>
          <table:table-cell table:number-columns-repeated="2"/>
        </table:table-row>
        <table:table-row table:style-name="ro1">
          <table:table-cell office:value-type="float" office:value="0.470917" calcext:value-type="float">
            <text:p>0.470917</text:p>
          </table:table-cell>
          <table:table-cell office:value-type="float" office:value="2.10312" calcext:value-type="float">
            <text:p>2.10312</text:p>
          </table:table-cell>
          <table:table-cell/>
          <table:table-cell office:value-type="float" office:value="0.522548" calcext:value-type="float">
            <text:p>0.522548</text:p>
          </table:table-cell>
          <table:table-cell office:value-type="float" office:value="0.945283" calcext:value-type="float">
            <text:p>0.945283</text:p>
          </table:table-cell>
          <table:table-cell table:number-columns-repeated="2"/>
        </table:table-row>
        <table:table-row table:style-name="ro1">
          <table:table-cell office:value-type="float" office:value="0.469452" calcext:value-type="float">
            <text:p>0.469452</text:p>
          </table:table-cell>
          <table:table-cell office:value-type="float" office:value="2.10263" calcext:value-type="float">
            <text:p>2.10263</text:p>
          </table:table-cell>
          <table:table-cell/>
          <table:table-cell office:value-type="float" office:value="0.521677" calcext:value-type="float">
            <text:p>0.521677</text:p>
          </table:table-cell>
          <table:table-cell office:value-type="float" office:value="0.946449" calcext:value-type="float">
            <text:p>0.946449</text:p>
          </table:table-cell>
          <table:table-cell table:number-columns-repeated="2"/>
        </table:table-row>
        <table:table-row table:style-name="ro1">
          <table:table-cell office:value-type="float" office:value="0.467988" calcext:value-type="float">
            <text:p>0.467988</text:p>
          </table:table-cell>
          <table:table-cell office:value-type="float" office:value="2.10214" calcext:value-type="float">
            <text:p>2.10214</text:p>
          </table:table-cell>
          <table:table-cell/>
          <table:table-cell office:value-type="float" office:value="0.521241" calcext:value-type="float">
            <text:p>0.521241</text:p>
          </table:table-cell>
          <table:table-cell office:value-type="float" office:value="0.947032" calcext:value-type="float">
            <text:p>0.947032</text:p>
          </table:table-cell>
          <table:table-cell table:number-columns-repeated="2"/>
        </table:table-row>
        <table:table-row table:style-name="ro1">
          <table:table-cell office:value-type="float" office:value="0.435845" calcext:value-type="float">
            <text:p>0.435845</text:p>
          </table:table-cell>
          <table:table-cell office:value-type="float" office:value="2.10332" calcext:value-type="float">
            <text:p>2.10332</text:p>
          </table:table-cell>
          <table:table-cell/>
          <table:table-cell office:value-type="float" office:value="0.945282" calcext:value-type="float">
            <text:p>0.945282</text:p>
          </table:table-cell>
          <table:table-cell office:value-type="float" office:value="1.72246" calcext:value-type="float">
            <text:p>1.72246</text:p>
          </table:table-cell>
          <table:table-cell table:number-columns-repeated="2"/>
        </table:table-row>
        <table:table-row table:style-name="ro1">
          <table:table-cell office:value-type="float" office:value="0.433264" calcext:value-type="float">
            <text:p>0.433264</text:p>
          </table:table-cell>
          <table:table-cell office:value-type="float" office:value="2.10385" calcext:value-type="float">
            <text:p>2.10385</text:p>
          </table:table-cell>
          <table:table-cell/>
          <table:table-cell office:value-type="float" office:value="1.57777" calcext:value-type="float">
            <text:p>1.57777</text:p>
          </table:table-cell>
          <table:table-cell office:value-type="float" office:value="2.88756" calcext:value-type="float">
            <text:p>2.88756</text:p>
          </table:table-cell>
          <table:table-cell table:number-columns-repeated="2"/>
        </table:table-row>
        <table:table-row table:style-name="ro1">
          <table:table-cell office:value-type="float" office:value="0.42935" calcext:value-type="float">
            <text:p>0.42935</text:p>
          </table:table-cell>
          <table:table-cell office:value-type="float" office:value="2.10445" calcext:value-type="float">
            <text:p>2.10445</text:p>
          </table:table-cell>
          <table:table-cell/>
          <table:table-cell office:value-type="float" office:value="2.20598" calcext:value-type="float">
            <text:p>2.20598</text:p>
          </table:table-cell>
          <table:table-cell office:value-type="float" office:value="4.05499" calcext:value-type="float">
            <text:p>4.05499</text:p>
          </table:table-cell>
          <table:table-cell table:number-columns-repeated="2"/>
        </table:table-row>
        <table:table-row table:style-name="ro1">
          <table:table-cell office:value-type="float" office:value="0.428039" calcext:value-type="float">
            <text:p>0.428039</text:p>
          </table:table-cell>
          <table:table-cell office:value-type="float" office:value="2.10461" calcext:value-type="float">
            <text:p>2.10461</text:p>
          </table:table-cell>
          <table:table-cell/>
          <table:table-cell office:value-type="float" office:value="2.6224" calcext:value-type="float">
            <text:p>2.6224</text:p>
          </table:table-cell>
          <table:table-cell office:value-type="float" office:value="4.83457" calcext:value-type="float">
            <text:p>4.83457</text:p>
          </table:table-cell>
          <table:table-cell table:number-columns-repeated="2"/>
        </table:table-row>
        <table:table-row table:style-name="ro1">
          <table:table-cell office:value-type="float" office:value="0.421482" calcext:value-type="float">
            <text:p>0.421482</text:p>
          </table:table-cell>
          <table:table-cell office:value-type="float" office:value="2.10543" calcext:value-type="float">
            <text:p>2.10543</text:p>
          </table:table-cell>
          <table:table-cell/>
          <table:table-cell office:value-type="float" office:value="2.61943" calcext:value-type="float">
            <text:p>2.61943</text:p>
          </table:table-cell>
          <table:table-cell office:value-type="float" office:value="4.83618" calcext:value-type="float">
            <text:p>4.83618</text:p>
          </table:table-cell>
          <table:table-cell table:number-columns-repeated="2"/>
        </table:table-row>
        <table:table-row table:style-name="ro1">
          <table:table-cell office:value-type="float" office:value="0.416352" calcext:value-type="float">
            <text:p>0.416352</text:p>
          </table:table-cell>
          <table:table-cell office:value-type="float" office:value="2.10665" calcext:value-type="float">
            <text:p>2.10665</text:p>
          </table:table-cell>
          <table:table-cell/>
          <table:table-cell office:value-type="float" office:value="2.61349" calcext:value-type="float">
            <text:p>2.61349</text:p>
          </table:table-cell>
          <table:table-cell office:value-type="float" office:value="4.83939" calcext:value-type="float">
            <text:p>4.83939</text:p>
          </table:table-cell>
          <table:table-cell table:number-columns-repeated="2"/>
        </table:table-row>
        <table:table-row table:style-name="ro1">
          <table:table-cell office:value-type="float" office:value="0.412589" calcext:value-type="float">
            <text:p>0.412589</text:p>
          </table:table-cell>
          <table:table-cell office:value-type="float" office:value="2.108" calcext:value-type="float">
            <text:p>2.108</text:p>
          </table:table-cell>
          <table:table-cell/>
          <table:table-cell office:value-type="float" office:value="2.61052" calcext:value-type="float">
            <text:p>2.61052</text:p>
          </table:table-cell>
          <table:table-cell office:value-type="float" office:value="4.84099" calcext:value-type="float">
            <text:p>4.84099</text:p>
          </table:table-cell>
          <table:table-cell table:number-columns-repeated="2"/>
        </table:table-row>
        <table:table-row table:style-name="ro1">
          <table:table-cell office:value-type="float" office:value="0.408822" calcext:value-type="float">
            <text:p>0.408822</text:p>
          </table:table-cell>
          <table:table-cell office:value-type="float" office:value="2.10935" calcext:value-type="float">
            <text:p>2.10935</text:p>
          </table:table-cell>
          <table:table-cell/>
          <table:table-cell office:value-type="float" office:value="2.55391" calcext:value-type="float">
            <text:p>2.55391</text:p>
          </table:table-cell>
          <table:table-cell office:value-type="float" office:value="4.87109" calcext:value-type="float">
            <text:p>4.87109</text:p>
          </table:table-cell>
          <table:table-cell table:number-columns-repeated="2"/>
        </table:table-row>
        <table:table-row table:style-name="ro1">
          <table:table-cell office:value-type="float" office:value="0.403869" calcext:value-type="float">
            <text:p>0.403869</text:p>
          </table:table-cell>
          <table:table-cell office:value-type="float" office:value="2.11152" calcext:value-type="float">
            <text:p>2.11152</text:p>
          </table:table-cell>
          <table:table-cell/>
          <table:table-cell office:value-type="float" office:value="2.55092" calcext:value-type="float">
            <text:p>2.55092</text:p>
          </table:table-cell>
          <table:table-cell office:value-type="float" office:value="4.87266" calcext:value-type="float">
            <text:p>4.87266</text:p>
          </table:table-cell>
          <table:table-cell table:number-columns-repeated="2"/>
        </table:table-row>
        <table:table-row table:style-name="ro1">
          <table:table-cell office:value-type="float" office:value="0.402648" calcext:value-type="float">
            <text:p>0.402648</text:p>
          </table:table-cell>
          <table:table-cell office:value-type="float" office:value="2.11216" calcext:value-type="float">
            <text:p>2.11216</text:p>
          </table:table-cell>
          <table:table-cell/>
          <table:table-cell office:value-type="float" office:value="2.54793" calcext:value-type="float">
            <text:p>2.54793</text:p>
          </table:table-cell>
          <table:table-cell office:value-type="float" office:value="4.87422" calcext:value-type="float">
            <text:p>4.87422</text:p>
          </table:table-cell>
          <table:table-cell table:number-columns-repeated="2"/>
        </table:table-row>
        <table:table-row table:style-name="ro1">
          <table:table-cell office:value-type="float" office:value="0.400205" calcext:value-type="float">
            <text:p>0.400205</text:p>
          </table:table-cell>
          <table:table-cell office:value-type="float" office:value="2.11344" calcext:value-type="float">
            <text:p>2.11344</text:p>
          </table:table-cell>
          <table:table-cell/>
          <table:table-cell office:value-type="float" office:value="2.53895" calcext:value-type="float">
            <text:p>2.53895</text:p>
          </table:table-cell>
          <table:table-cell office:value-type="float" office:value="4.87891" calcext:value-type="float">
            <text:p>4.87891</text:p>
          </table:table-cell>
          <table:table-cell table:number-columns-repeated="2"/>
        </table:table-row>
        <table:table-row table:style-name="ro1">
          <table:table-cell office:value-type="float" office:value="0.396535" calcext:value-type="float">
            <text:p>0.396535</text:p>
          </table:table-cell>
          <table:table-cell office:value-type="float" office:value="2.11535" calcext:value-type="float">
            <text:p>2.11535</text:p>
          </table:table-cell>
          <table:table-cell/>
          <table:table-cell office:value-type="float" office:value="2.53596" calcext:value-type="float">
            <text:p>2.53596</text:p>
          </table:table-cell>
          <table:table-cell office:value-type="float" office:value="4.88046" calcext:value-type="float">
            <text:p>4.88046</text:p>
          </table:table-cell>
          <table:table-cell table:number-columns-repeated="2"/>
        </table:table-row>
        <table:table-row table:style-name="ro1">
          <table:table-cell office:value-type="float" office:value="0.39196" calcext:value-type="float">
            <text:p>0.39196</text:p>
          </table:table-cell>
          <table:table-cell office:value-type="float" office:value="2.11966" calcext:value-type="float">
            <text:p>2.11966</text:p>
          </table:table-cell>
          <table:table-cell/>
          <table:table-cell office:value-type="float" office:value="2.50897" calcext:value-type="float">
            <text:p>2.50897</text:p>
          </table:table-cell>
          <table:table-cell office:value-type="float" office:value="4.89439" calcext:value-type="float">
            <text:p>4.89439</text:p>
          </table:table-cell>
          <table:table-cell table:number-columns-repeated="2"/>
        </table:table-row>
        <table:table-row table:style-name="ro1">
          <table:table-cell office:value-type="float" office:value="0.387689" calcext:value-type="float">
            <text:p>0.387689</text:p>
          </table:table-cell>
          <table:table-cell office:value-type="float" office:value="2.12574" calcext:value-type="float">
            <text:p>2.12574</text:p>
          </table:table-cell>
          <table:table-cell/>
          <table:table-cell office:value-type="float" office:value="2.50296" calcext:value-type="float">
            <text:p>2.50296</text:p>
          </table:table-cell>
          <table:table-cell office:value-type="float" office:value="4.89747" calcext:value-type="float">
            <text:p>4.89747</text:p>
          </table:table-cell>
          <table:table-cell table:number-columns-repeated="2"/>
        </table:table-row>
        <table:table-row table:style-name="ro1">
          <table:table-cell office:value-type="float" office:value="0.386617" calcext:value-type="float">
            <text:p>0.386617</text:p>
          </table:table-cell>
          <table:table-cell office:value-type="float" office:value="2.12725" calcext:value-type="float">
            <text:p>2.12725</text:p>
          </table:table-cell>
          <table:table-cell/>
          <table:table-cell office:value-type="float" office:value="2.49394" calcext:value-type="float">
            <text:p>2.49394</text:p>
          </table:table-cell>
          <table:table-cell office:value-type="float" office:value="4.90207" calcext:value-type="float">
            <text:p>4.90207</text:p>
          </table:table-cell>
          <table:table-cell table:number-columns-repeated="2"/>
        </table:table-row>
        <table:table-row table:style-name="ro1">
          <table:table-cell office:value-type="float" office:value="0.385543" calcext:value-type="float">
            <text:p>0.385543</text:p>
          </table:table-cell>
          <table:table-cell office:value-type="float" office:value="2.12877" calcext:value-type="float">
            <text:p>2.12877</text:p>
          </table:table-cell>
          <table:table-cell/>
          <table:table-cell office:value-type="float" office:value="1.33966" calcext:value-type="float">
            <text:p>1.33966</text:p>
          </table:table-cell>
          <table:table-cell office:value-type="float" office:value="5.33435" calcext:value-type="float">
            <text:p>5.33435</text:p>
          </table:table-cell>
          <table:table-cell table:number-columns-repeated="2"/>
        </table:table-row>
        <table:table-row table:style-name="ro1">
          <table:table-cell office:value-type="float" office:value="0.381302" calcext:value-type="float">
            <text:p>0.381302</text:p>
          </table:table-cell>
          <table:table-cell office:value-type="float" office:value="2.13522" calcext:value-type="float">
            <text:p>2.13522</text:p>
          </table:table-cell>
          <table:table-cell/>
          <table:table-cell office:value-type="float" office:value="1.32984" calcext:value-type="float">
            <text:p>1.32984</text:p>
          </table:table-cell>
          <table:table-cell office:value-type="float" office:value="5.33681" calcext:value-type="float">
            <text:p>5.33681</text:p>
          </table:table-cell>
          <table:table-cell table:number-columns-repeated="2"/>
        </table:table-row>
        <table:table-row table:style-name="ro1">
          <table:table-cell office:value-type="float" office:value="0.380255" calcext:value-type="float">
            <text:p>0.380255</text:p>
          </table:table-cell>
          <table:table-cell office:value-type="float" office:value="2.13693" calcext:value-type="float">
            <text:p>2.13693</text:p>
          </table:table-cell>
          <table:table-cell/>
          <table:table-cell office:value-type="float" office:value="1.32329" calcext:value-type="float">
            <text:p>1.32329</text:p>
          </table:table-cell>
          <table:table-cell office:value-type="float" office:value="5.33844" calcext:value-type="float">
            <text:p>5.33844</text:p>
          </table:table-cell>
          <table:table-cell table:number-columns-repeated="2"/>
        </table:table-row>
        <table:table-row table:style-name="ro1">
          <table:table-cell office:value-type="float" office:value="0.379205" calcext:value-type="float">
            <text:p>0.379205</text:p>
          </table:table-cell>
          <table:table-cell office:value-type="float" office:value="2.13864" calcext:value-type="float">
            <text:p>2.13864</text:p>
          </table:table-cell>
          <table:table-cell/>
          <table:table-cell office:value-type="float" office:value="1.31346" calcext:value-type="float">
            <text:p>1.31346</text:p>
          </table:table-cell>
          <table:table-cell office:value-type="float" office:value="5.34086" calcext:value-type="float">
            <text:p>5.34086</text:p>
          </table:table-cell>
          <table:table-cell table:number-columns-repeated="2"/>
        </table:table-row>
        <table:table-row table:style-name="ro1">
          <table:table-cell office:value-type="float" office:value="0.374988" calcext:value-type="float">
            <text:p>0.374988</text:p>
          </table:table-cell>
          <table:table-cell office:value-type="float" office:value="2.14548" calcext:value-type="float">
            <text:p>2.14548</text:p>
          </table:table-cell>
          <table:table-cell/>
          <table:table-cell office:value-type="float" office:value="1.25111" calcext:value-type="float">
            <text:p>1.25111</text:p>
          </table:table-cell>
          <table:table-cell office:value-type="float" office:value="5.35581" calcext:value-type="float">
            <text:p>5.35581</text:p>
          </table:table-cell>
          <table:table-cell table:number-columns-repeated="2"/>
        </table:table-row>
        <table:table-row table:style-name="ro1">
          <table:table-cell office:value-type="float" office:value="0.370366" calcext:value-type="float">
            <text:p>0.370366</text:p>
          </table:table-cell>
          <table:table-cell office:value-type="float" office:value="2.15013" calcext:value-type="float">
            <text:p>2.15013</text:p>
          </table:table-cell>
          <table:table-cell/>
          <table:table-cell office:value-type="float" office:value="1.24782" calcext:value-type="float">
            <text:p>1.24782</text:p>
          </table:table-cell>
          <table:table-cell office:value-type="float" office:value="5.35658" calcext:value-type="float">
            <text:p>5.35658</text:p>
          </table:table-cell>
          <table:table-cell table:number-columns-repeated="2"/>
        </table:table-row>
        <table:table-row table:style-name="ro1">
          <table:table-cell office:value-type="float" office:value="0.366609" calcext:value-type="float">
            <text:p>0.366609</text:p>
          </table:table-cell>
          <table:table-cell office:value-type="float" office:value="2.152" calcext:value-type="float">
            <text:p>2.152</text:p>
          </table:table-cell>
          <table:table-cell/>
          <table:table-cell office:value-type="float" office:value="1.24454" calcext:value-type="float">
            <text:p>1.24454</text:p>
          </table:table-cell>
          <table:table-cell office:value-type="float" office:value="5.35734" calcext:value-type="float">
            <text:p>5.35734</text:p>
          </table:table-cell>
          <table:table-cell table:number-columns-repeated="2"/>
        </table:table-row>
        <table:table-row table:style-name="ro1">
          <table:table-cell office:value-type="float" office:value="0.362846" calcext:value-type="float">
            <text:p>0.362846</text:p>
          </table:table-cell>
          <table:table-cell office:value-type="float" office:value="2.15385" calcext:value-type="float">
            <text:p>2.15385</text:p>
          </table:table-cell>
          <table:table-cell/>
          <table:table-cell office:value-type="float" office:value="1.24125" calcext:value-type="float">
            <text:p>1.24125</text:p>
          </table:table-cell>
          <table:table-cell office:value-type="float" office:value="5.35811" calcext:value-type="float">
            <text:p>5.35811</text:p>
          </table:table-cell>
          <table:table-cell table:number-columns-repeated="2"/>
        </table:table-row>
        <table:table-row table:style-name="ro1">
          <table:table-cell office:value-type="float" office:value="0.358345" calcext:value-type="float">
            <text:p>0.358345</text:p>
          </table:table-cell>
          <table:table-cell office:value-type="float" office:value="2.15947" calcext:value-type="float">
            <text:p>2.15947</text:p>
          </table:table-cell>
          <table:table-cell/>
          <table:table-cell office:value-type="float" office:value="1.15956" calcext:value-type="float">
            <text:p>1.15956</text:p>
          </table:table-cell>
          <table:table-cell office:value-type="float" office:value="5.03357" calcext:value-type="float">
            <text:p>5.03357</text:p>
          </table:table-cell>
          <table:table-cell table:number-columns-repeated="2"/>
        </table:table-row>
        <table:table-row table:style-name="ro1">
          <table:table-cell office:value-type="float" office:value="0.352313" calcext:value-type="float">
            <text:p>0.352313</text:p>
          </table:table-cell>
          <table:table-cell office:value-type="float" office:value="2.17262" calcext:value-type="float">
            <text:p>2.17262</text:p>
          </table:table-cell>
          <table:table-cell/>
          <table:table-cell office:value-type="float" office:value="0.926754" calcext:value-type="float">
            <text:p>0.926754</text:p>
          </table:table-cell>
          <table:table-cell office:value-type="float" office:value="4.0571" calcext:value-type="float">
            <text:p>4.0571</text:p>
          </table:table-cell>
          <table:table-cell table:number-columns-repeated="2"/>
        </table:table-row>
        <table:table-row table:style-name="ro1">
          <table:table-cell office:value-type="float" office:value="0.348399" calcext:value-type="float">
            <text:p>0.348399</text:p>
          </table:table-cell>
          <table:table-cell office:value-type="float" office:value="2.18237" calcext:value-type="float">
            <text:p>2.18237</text:p>
          </table:table-cell>
          <table:table-cell/>
          <table:table-cell office:value-type="float" office:value="0.849952" calcext:value-type="float">
            <text:p>0.849952</text:p>
          </table:table-cell>
          <table:table-cell office:value-type="float" office:value="3.73142" calcext:value-type="float">
            <text:p>3.73142</text:p>
          </table:table-cell>
          <table:table-cell table:number-columns-repeated="2"/>
        </table:table-row>
        <table:table-row table:style-name="ro1">
          <table:table-cell office:value-type="float" office:value="0.347452" calcext:value-type="float">
            <text:p>0.347452</text:p>
          </table:table-cell>
          <table:table-cell office:value-type="float" office:value="2.18505" calcext:value-type="float">
            <text:p>2.18505</text:p>
          </table:table-cell>
          <table:table-cell/>
          <table:table-cell office:value-type="float" office:value="0.77355" calcext:value-type="float">
            <text:p>0.77355</text:p>
          </table:table-cell>
          <table:table-cell office:value-type="float" office:value="3.40565" calcext:value-type="float">
            <text:p>3.40565</text:p>
          </table:table-cell>
          <table:table-cell table:number-columns-repeated="2"/>
        </table:table-row>
        <table:table-row table:style-name="ro1">
          <table:table-cell office:value-type="float" office:value="0.345549" calcext:value-type="float">
            <text:p>0.345549</text:p>
          </table:table-cell>
          <table:table-cell office:value-type="float" office:value="2.19041" calcext:value-type="float">
            <text:p>2.19041</text:p>
          </table:table-cell>
          <table:table-cell/>
          <table:table-cell office:value-type="float" office:value="0.546745" calcext:value-type="float">
            <text:p>0.546745</text:p>
          </table:table-cell>
          <table:table-cell office:value-type="float" office:value="2.4278" calcext:value-type="float">
            <text:p>2.4278</text:p>
          </table:table-cell>
          <table:table-cell table:number-columns-repeated="2"/>
        </table:table-row>
        <table:table-row table:style-name="ro1">
          <table:table-cell office:value-type="float" office:value="0.343634" calcext:value-type="float">
            <text:p>0.343634</text:p>
          </table:table-cell>
          <table:table-cell office:value-type="float" office:value="2.19577" calcext:value-type="float">
            <text:p>2.19577</text:p>
          </table:table-cell>
          <table:table-cell/>
          <table:table-cell office:value-type="float" office:value="0.470633" calcext:value-type="float">
            <text:p>0.470633</text:p>
          </table:table-cell>
          <table:table-cell office:value-type="float" office:value="2.10185" calcext:value-type="float">
            <text:p>2.10185</text:p>
          </table:table-cell>
          <table:table-cell table:number-columns-repeated="2"/>
        </table:table-row>
        <table:table-row table:style-name="ro1">
          <table:table-cell office:value-type="float" office:value="0.342672" calcext:value-type="float">
            <text:p>0.342672</text:p>
          </table:table-cell>
          <table:table-cell office:value-type="float" office:value="2.19845" calcext:value-type="float">
            <text:p>2.19845</text:p>
          </table:table-cell>
          <table:table-cell/>
          <table:table-cell office:value-type="float" office:value="0.469321" calcext:value-type="float">
            <text:p>0.469321</text:p>
          </table:table-cell>
          <table:table-cell office:value-type="float" office:value="2.10204" calcext:value-type="float">
            <text:p>2.10204</text:p>
          </table:table-cell>
          <table:table-cell table:number-columns-repeated="2"/>
        </table:table-row>
        <table:table-row table:style-name="ro1">
          <table:table-cell office:value-type="float" office:value="0.33873" calcext:value-type="float">
            <text:p>0.33873</text:p>
          </table:table-cell>
          <table:table-cell office:value-type="float" office:value="2.20878" calcext:value-type="float">
            <text:p>2.20878</text:p>
          </table:table-cell>
          <table:table-cell/>
          <table:table-cell office:value-type="float" office:value="0.46801" calcext:value-type="float">
            <text:p>0.46801</text:p>
          </table:table-cell>
          <table:table-cell office:value-type="float" office:value="2.10223" calcext:value-type="float">
            <text:p>2.10223</text:p>
          </table:table-cell>
          <table:table-cell table:number-columns-repeated="2"/>
        </table:table-row>
        <table:table-row table:style-name="ro1">
          <table:table-cell office:value-type="float" office:value="0.33366" calcext:value-type="float">
            <text:p>0.33366</text:p>
          </table:table-cell>
          <table:table-cell office:value-type="float" office:value="2.22118" calcext:value-type="float">
            <text:p>2.22118</text:p>
          </table:table-cell>
          <table:table-cell/>
          <table:table-cell office:value-type="float" office:value="0.435845" calcext:value-type="float">
            <text:p>0.435845</text:p>
          </table:table-cell>
          <table:table-cell office:value-type="float" office:value="2.10332" calcext:value-type="float">
            <text:p>2.10332</text:p>
          </table:table-cell>
          <table:table-cell table:number-columns-repeated="2"/>
        </table:table-row>
        <table:table-row table:style-name="ro1">
          <table:table-cell office:value-type="float" office:value="0.332638" calcext:value-type="float">
            <text:p>0.332638</text:p>
          </table:table-cell>
          <table:table-cell office:value-type="float" office:value="2.22366" calcext:value-type="float">
            <text:p>2.22366</text:p>
          </table:table-cell>
          <table:table-cell/>
          <table:table-cell office:value-type="float" office:value="0.433264" calcext:value-type="float">
            <text:p>0.433264</text:p>
          </table:table-cell>
          <table:table-cell office:value-type="float" office:value="2.10385" calcext:value-type="float">
            <text:p>2.10385</text:p>
          </table:table-cell>
          <table:table-cell table:number-columns-repeated="2"/>
        </table:table-row>
        <table:table-row table:style-name="ro1">
          <table:table-cell office:value-type="float" office:value="0.328809" calcext:value-type="float">
            <text:p>0.328809</text:p>
          </table:table-cell>
          <table:table-cell office:value-type="float" office:value="2.23555" calcext:value-type="float">
            <text:p>2.23555</text:p>
          </table:table-cell>
          <table:table-cell/>
          <table:table-cell office:value-type="float" office:value="0.42927" calcext:value-type="float">
            <text:p>0.42927</text:p>
          </table:table-cell>
          <table:table-cell office:value-type="float" office:value="2.10406" calcext:value-type="float">
            <text:p>2.10406</text:p>
          </table:table-cell>
          <table:table-cell table:number-columns-repeated="2"/>
        </table:table-row>
        <table:table-row table:style-name="ro1">
          <table:table-cell office:value-type="float" office:value="0.326116" calcext:value-type="float">
            <text:p>0.326116</text:p>
          </table:table-cell>
          <table:table-cell office:value-type="float" office:value="2.24595" calcext:value-type="float">
            <text:p>2.24595</text:p>
          </table:table-cell>
          <table:table-cell/>
          <table:table-cell office:value-type="float" office:value="0.421168" calcext:value-type="float">
            <text:p>0.421168</text:p>
          </table:table-cell>
          <table:table-cell office:value-type="float" office:value="2.10386" calcext:value-type="float">
            <text:p>2.10386</text:p>
          </table:table-cell>
          <table:table-cell table:number-columns-repeated="2"/>
        </table:table-row>
        <table:table-row table:style-name="ro1">
          <table:table-cell office:value-type="float" office:value="0.323386" calcext:value-type="float">
            <text:p>0.323386</text:p>
          </table:table-cell>
          <table:table-cell office:value-type="float" office:value="2.25634" calcext:value-type="float">
            <text:p>2.25634</text:p>
          </table:table-cell>
          <table:table-cell/>
          <table:table-cell office:value-type="float" office:value="0.415887" calcext:value-type="float">
            <text:p>0.415887</text:p>
          </table:table-cell>
          <table:table-cell office:value-type="float" office:value="2.1043" calcext:value-type="float">
            <text:p>2.1043</text:p>
          </table:table-cell>
          <table:table-cell table:number-columns-repeated="2"/>
        </table:table-row>
        <table:table-row table:style-name="ro1">
          <table:table-cell office:value-type="float" office:value="0.318767" calcext:value-type="float">
            <text:p>0.318767</text:p>
          </table:table-cell>
          <table:table-cell office:value-type="float" office:value="2.26367" calcext:value-type="float">
            <text:p>2.26367</text:p>
          </table:table-cell>
          <table:table-cell/>
          <table:table-cell office:value-type="float" office:value="0.408137" calcext:value-type="float">
            <text:p>0.408137</text:p>
          </table:table-cell>
          <table:table-cell office:value-type="float" office:value="2.10581" calcext:value-type="float">
            <text:p>2.10581</text:p>
          </table:table-cell>
          <table:table-cell table:number-columns-repeated="2"/>
        </table:table-row>
        <table:table-row table:style-name="ro1">
          <table:table-cell office:value-type="float" office:value="0.310431" calcext:value-type="float">
            <text:p>0.310431</text:p>
          </table:table-cell>
          <table:table-cell office:value-type="float" office:value="2.26482" calcext:value-type="float">
            <text:p>2.26482</text:p>
          </table:table-cell>
          <table:table-cell/>
          <table:table-cell office:value-type="float" office:value="0.403268" calcext:value-type="float">
            <text:p>0.403268</text:p>
          </table:table-cell>
          <table:table-cell office:value-type="float" office:value="2.10838" calcext:value-type="float">
            <text:p>2.10838</text:p>
          </table:table-cell>
          <table:table-cell table:number-columns-repeated="2"/>
        </table:table-row>
        <table:table-row table:style-name="ro1">
          <table:table-cell office:value-type="float" office:value="0.307458" calcext:value-type="float">
            <text:p>0.307458</text:p>
          </table:table-cell>
          <table:table-cell office:value-type="float" office:value="2.28481" calcext:value-type="float">
            <text:p>2.28481</text:p>
          </table:table-cell>
          <table:table-cell/>
          <table:table-cell office:value-type="float" office:value="0.402124" calcext:value-type="float">
            <text:p>0.402124</text:p>
          </table:table-cell>
          <table:table-cell office:value-type="float" office:value="2.10941" calcext:value-type="float">
            <text:p>2.10941</text:p>
          </table:table-cell>
          <table:table-cell table:number-columns-repeated="2"/>
        </table:table-row>
        <table:table-row table:style-name="ro1">
          <table:table-cell office:value-type="float" office:value="0.30693" calcext:value-type="float">
            <text:p>0.30693</text:p>
          </table:table-cell>
          <table:table-cell office:value-type="float" office:value="2.32402" calcext:value-type="float">
            <text:p>2.32402</text:p>
          </table:table-cell>
          <table:table-cell/>
          <table:table-cell office:value-type="float" office:value="0.400978" calcext:value-type="float">
            <text:p>0.400978</text:p>
          </table:table-cell>
          <table:table-cell office:value-type="float" office:value="2.11045" calcext:value-type="float">
            <text:p>2.11045</text:p>
          </table:table-cell>
          <table:table-cell table:number-columns-repeated="2"/>
        </table:table-row>
        <table:table-row table:style-name="ro1">
          <table:table-cell office:value-type="float" office:value="0.306768" calcext:value-type="float">
            <text:p>0.306768</text:p>
          </table:table-cell>
          <table:table-cell office:value-type="float" office:value="2.33382" calcext:value-type="float">
            <text:p>2.33382</text:p>
          </table:table-cell>
          <table:table-cell/>
          <table:table-cell office:value-type="float" office:value="0.396387" calcext:value-type="float">
            <text:p>0.396387</text:p>
          </table:table-cell>
          <table:table-cell office:value-type="float" office:value="2.11457" calcext:value-type="float">
            <text:p>2.11457</text:p>
          </table:table-cell>
          <table:table-cell table:number-columns-repeated="2"/>
        </table:table-row>
        <table:table-row table:style-name="ro1">
          <table:table-cell office:value-type="float" office:value="0.306595" calcext:value-type="float">
            <text:p>0.306595</text:p>
          </table:table-cell>
          <table:table-cell office:value-type="float" office:value="2.34363" calcext:value-type="float">
            <text:p>2.34363</text:p>
          </table:table-cell>
          <table:table-cell/>
          <table:table-cell office:value-type="float" office:value="0.391669" calcext:value-type="float">
            <text:p>0.391669</text:p>
          </table:table-cell>
          <table:table-cell office:value-type="float" office:value="2.11809" calcext:value-type="float">
            <text:p>2.11809</text:p>
          </table:table-cell>
          <table:table-cell table:number-columns-repeated="2"/>
        </table:table-row>
        <table:table-row table:style-name="ro1">
          <table:table-cell office:value-type="float" office:value="0.30331" calcext:value-type="float">
            <text:p>0.30331</text:p>
          </table:table-cell>
          <table:table-cell office:value-type="float" office:value="2.36362" calcext:value-type="float">
            <text:p>2.36362</text:p>
          </table:table-cell>
          <table:table-cell/>
          <table:table-cell office:value-type="float" office:value="0.384403" calcext:value-type="float">
            <text:p>0.384403</text:p>
          </table:table-cell>
          <table:table-cell office:value-type="float" office:value="2.12247" calcext:value-type="float">
            <text:p>2.12247</text:p>
          </table:table-cell>
          <table:table-cell table:number-columns-repeated="2"/>
        </table:table-row>
        <table:table-row table:style-name="ro1">
          <table:table-cell office:value-type="float" office:value="0.294607" calcext:value-type="float">
            <text:p>0.294607</text:p>
          </table:table-cell>
          <table:table-cell office:value-type="float" office:value="2.36472" calcext:value-type="float">
            <text:p>2.36472</text:p>
          </table:table-cell>
          <table:table-cell/>
          <table:table-cell office:value-type="float" office:value="0.379826" calcext:value-type="float">
            <text:p>0.379826</text:p>
          </table:table-cell>
          <table:table-cell office:value-type="float" office:value="2.12695" calcext:value-type="float">
            <text:p>2.12695</text:p>
          </table:table-cell>
          <table:table-cell table:number-columns-repeated="2"/>
        </table:table-row>
        <table:table-row table:style-name="ro1">
          <table:table-cell office:value-type="float" office:value="0.285408" calcext:value-type="float">
            <text:p>0.285408</text:p>
          </table:table-cell>
          <table:table-cell office:value-type="float" office:value="2.33764" calcext:value-type="float">
            <text:p>2.33764</text:p>
          </table:table-cell>
          <table:table-cell/>
          <table:table-cell office:value-type="float" office:value="0.373335" calcext:value-type="float">
            <text:p>0.373335</text:p>
          </table:table-cell>
          <table:table-cell office:value-type="float" office:value="2.13602" calcext:value-type="float">
            <text:p>2.13602</text:p>
          </table:table-cell>
          <table:table-cell table:number-columns-repeated="2"/>
        </table:table-row>
        <table:table-row table:style-name="ro1">
          <table:table-cell office:value-type="float" office:value="0.276092" calcext:value-type="float">
            <text:p>0.276092</text:p>
          </table:table-cell>
          <table:table-cell office:value-type="float" office:value="2.29646" calcext:value-type="float">
            <text:p>2.29646</text:p>
          </table:table-cell>
          <table:table-cell/>
          <table:table-cell office:value-type="float" office:value="0.369348" calcext:value-type="float">
            <text:p>0.369348</text:p>
          </table:table-cell>
          <table:table-cell office:value-type="float" office:value="2.14422" calcext:value-type="float">
            <text:p>2.14422</text:p>
          </table:table-cell>
          <table:table-cell table:number-columns-repeated="2"/>
        </table:table-row>
        <table:table-row table:style-name="ro1">
          <table:table-cell office:value-type="float" office:value="0.266927" calcext:value-type="float">
            <text:p>0.266927</text:p>
          </table:table-cell>
          <table:table-cell office:value-type="float" office:value="2.25526" calcext:value-type="float">
            <text:p>2.25526</text:p>
          </table:table-cell>
          <table:table-cell/>
          <table:table-cell office:value-type="float" office:value="0.366609" calcext:value-type="float">
            <text:p>0.366609</text:p>
          </table:table-cell>
          <table:table-cell office:value-type="float" office:value="2.152" calcext:value-type="float">
            <text:p>2.152</text:p>
          </table:table-cell>
          <table:table-cell table:number-columns-repeated="2"/>
        </table:table-row>
        <table:table-row table:style-name="ro1">
          <table:table-cell office:value-type="float" office:value="0.257616" calcext:value-type="float">
            <text:p>0.257616</text:p>
          </table:table-cell>
          <table:table-cell office:value-type="float" office:value="2.22332" calcext:value-type="float">
            <text:p>2.22332</text:p>
          </table:table-cell>
          <table:table-cell/>
          <table:table-cell office:value-type="float" office:value="0.363843" calcext:value-type="float">
            <text:p>0.363843</text:p>
          </table:table-cell>
          <table:table-cell office:value-type="float" office:value="2.15977" calcext:value-type="float">
            <text:p>2.15977</text:p>
          </table:table-cell>
          <table:table-cell table:number-columns-repeated="2"/>
        </table:table-row>
        <table:table-row table:style-name="ro1">
          <table:table-cell office:value-type="float" office:value="0.247824" calcext:value-type="float">
            <text:p>0.247824</text:p>
          </table:table-cell>
          <table:table-cell office:value-type="float" office:value="2.20995" calcext:value-type="float">
            <text:p>2.20995</text:p>
          </table:table-cell>
          <table:table-cell/>
          <table:table-cell office:value-type="float" office:value="0.359818" calcext:value-type="float">
            <text:p>0.359818</text:p>
          </table:table-cell>
          <table:table-cell office:value-type="float" office:value="2.16835" calcext:value-type="float">
            <text:p>2.16835</text:p>
          </table:table-cell>
          <table:table-cell table:number-columns-repeated="2"/>
        </table:table-row>
        <table:table-row table:style-name="ro1">
          <table:table-cell office:value-type="float" office:value="0.241746" calcext:value-type="float">
            <text:p>0.241746</text:p>
          </table:table-cell>
          <table:table-cell office:value-type="float" office:value="2.20459" calcext:value-type="float">
            <text:p>2.20459</text:p>
          </table:table-cell>
          <table:table-cell/>
          <table:table-cell office:value-type="float" office:value="0.355463" calcext:value-type="float">
            <text:p>0.355463</text:p>
          </table:table-cell>
          <table:table-cell office:value-type="float" office:value="2.17515" calcext:value-type="float">
            <text:p>2.17515</text:p>
          </table:table-cell>
          <table:table-cell table:number-columns-repeated="2"/>
        </table:table-row>
        <table:table-row table:style-name="ro1">
          <table:table-cell office:value-type="float" office:value="0.233248" calcext:value-type="float">
            <text:p>0.233248</text:p>
          </table:table-cell>
          <table:table-cell office:value-type="float" office:value="2.20188" calcext:value-type="float">
            <text:p>2.20188</text:p>
          </table:table-cell>
          <table:table-cell/>
          <table:table-cell office:value-type="float" office:value="0.354369" calcext:value-type="float">
            <text:p>0.354369</text:p>
          </table:table-cell>
          <table:table-cell office:value-type="float" office:value="2.17684" calcext:value-type="float">
            <text:p>2.17684</text:p>
          </table:table-cell>
          <table:table-cell table:number-columns-repeated="2"/>
        </table:table-row>
        <table:table-row table:style-name="ro1">
          <table:table-cell office:value-type="float" office:value="0.22702" calcext:value-type="float">
            <text:p>0.22702</text:p>
          </table:table-cell>
          <table:table-cell office:value-type="float" office:value="2.19449" calcext:value-type="float">
            <text:p>2.19449</text:p>
          </table:table-cell>
          <table:table-cell/>
          <table:table-cell office:value-type="float" office:value="0.353273" calcext:value-type="float">
            <text:p>0.353273</text:p>
          </table:table-cell>
          <table:table-cell office:value-type="float" office:value="2.17854" calcext:value-type="float">
            <text:p>2.17854</text:p>
          </table:table-cell>
          <table:table-cell table:number-columns-repeated="2"/>
        </table:table-row>
        <table:table-row table:style-name="ro1">
          <table:table-cell office:value-type="float" office:value="0.220267" calcext:value-type="float">
            <text:p>0.220267</text:p>
          </table:table-cell>
          <table:table-cell office:value-type="float" office:value="2.18151" calcext:value-type="float">
            <text:p>2.18151</text:p>
          </table:table-cell>
          <table:table-cell/>
          <table:table-cell office:value-type="float" office:value="0.348745" calcext:value-type="float">
            <text:p>0.348745</text:p>
          </table:table-cell>
          <table:table-cell office:value-type="float" office:value="2.18454" calcext:value-type="float">
            <text:p>2.18454</text:p>
          </table:table-cell>
          <table:table-cell table:number-columns-repeated="2"/>
        </table:table-row>
        <table:table-row table:style-name="ro1">
          <table:table-cell office:value-type="float" office:value="0.218589" calcext:value-type="float">
            <text:p>0.218589</text:p>
          </table:table-cell>
          <table:table-cell office:value-type="float" office:value="2.17826" calcext:value-type="float">
            <text:p>2.17826</text:p>
          </table:table-cell>
          <table:table-cell/>
          <table:table-cell office:value-type="float" office:value="0.345238" calcext:value-type="float">
            <text:p>0.345238</text:p>
          </table:table-cell>
          <table:table-cell office:value-type="float" office:value="2.18844" calcext:value-type="float">
            <text:p>2.18844</text:p>
          </table:table-cell>
          <table:table-cell table:number-columns-repeated="2"/>
        </table:table-row>
        <table:table-row table:style-name="ro1">
          <table:table-cell office:value-type="float" office:value="0.216915" calcext:value-type="float">
            <text:p>0.216915</text:p>
          </table:table-cell>
          <table:table-cell office:value-type="float" office:value="2.17501" calcext:value-type="float">
            <text:p>2.17501</text:p>
          </table:table-cell>
          <table:table-cell/>
          <table:table-cell office:value-type="float" office:value="0.341717" calcext:value-type="float">
            <text:p>0.341717</text:p>
          </table:table-cell>
          <table:table-cell office:value-type="float" office:value="2.19233" calcext:value-type="float">
            <text:p>2.19233</text:p>
          </table:table-cell>
          <table:table-cell table:number-columns-repeated="2"/>
        </table:table-row>
        <table:table-row table:style-name="ro1">
          <table:table-cell office:value-type="float" office:value="0.210686" calcext:value-type="float">
            <text:p>0.210686</text:p>
          </table:table-cell>
          <table:table-cell office:value-type="float" office:value="2.16638" calcext:value-type="float">
            <text:p>2.16638</text:p>
          </table:table-cell>
          <table:table-cell/>
          <table:table-cell office:value-type="float" office:value="0.337275" calcext:value-type="float">
            <text:p>0.337275</text:p>
          </table:table-cell>
          <table:table-cell office:value-type="float" office:value="2.19929" calcext:value-type="float">
            <text:p>2.19929</text:p>
          </table:table-cell>
          <table:table-cell table:number-columns-repeated="2"/>
        </table:table-row>
        <table:table-row table:style-name="ro1">
          <table:table-cell office:value-type="float" office:value="0.204915" calcext:value-type="float">
            <text:p>0.204915</text:p>
          </table:table-cell>
          <table:table-cell office:value-type="float" office:value="2.16211" calcext:value-type="float">
            <text:p>2.16211</text:p>
          </table:table-cell>
          <table:table-cell/>
          <table:table-cell office:value-type="float" office:value="0.336227" calcext:value-type="float">
            <text:p>0.336227</text:p>
          </table:table-cell>
          <table:table-cell office:value-type="float" office:value="2.20147" calcext:value-type="float">
            <text:p>2.20147</text:p>
          </table:table-cell>
          <table:table-cell table:number-columns-repeated="2"/>
        </table:table-row>
        <table:table-row table:style-name="ro1">
          <table:table-cell office:value-type="float" office:value="0.203476" calcext:value-type="float">
            <text:p>0.203476</text:p>
          </table:table-cell>
          <table:table-cell office:value-type="float" office:value="2.16104" calcext:value-type="float">
            <text:p>2.16104</text:p>
          </table:table-cell>
          <table:table-cell/>
          <table:table-cell office:value-type="float" office:value="0.330951" calcext:value-type="float">
            <text:p>0.330951</text:p>
          </table:table-cell>
          <table:table-cell office:value-type="float" office:value="2.21238" calcext:value-type="float">
            <text:p>2.21238</text:p>
          </table:table-cell>
          <table:table-cell table:number-columns-repeated="2"/>
        </table:table-row>
        <table:table-row table:style-name="ro1">
          <table:table-cell office:value-type="float" office:value="0.199167" calcext:value-type="float">
            <text:p>0.199167</text:p>
          </table:table-cell>
          <table:table-cell office:value-type="float" office:value="2.15783" calcext:value-type="float">
            <text:p>2.15783</text:p>
          </table:table-cell>
          <table:table-cell/>
          <table:table-cell office:value-type="float" office:value="0.32747" calcext:value-type="float">
            <text:p>0.32747</text:p>
          </table:table-cell>
          <table:table-cell office:value-type="float" office:value="2.22645" calcext:value-type="float">
            <text:p>2.22645</text:p>
          </table:table-cell>
          <table:table-cell table:number-columns-repeated="2"/>
        </table:table-row>
        <table:table-row table:style-name="ro1">
          <table:table-cell office:value-type="float" office:value="0.196519" calcext:value-type="float">
            <text:p>0.196519</text:p>
          </table:table-cell>
          <table:table-cell office:value-type="float" office:value="2.15807" calcext:value-type="float">
            <text:p>2.15807</text:p>
          </table:table-cell>
          <table:table-cell/>
          <table:table-cell office:value-type="float" office:value="0.324695" calcext:value-type="float">
            <text:p>0.324695</text:p>
          </table:table-cell>
          <table:table-cell office:value-type="float" office:value="2.24585" calcext:value-type="float">
            <text:p>2.24585</text:p>
          </table:table-cell>
          <table:table-cell table:number-columns-repeated="2"/>
        </table:table-row>
        <table:table-row table:style-name="ro1">
          <table:table-cell office:value-type="float" office:value="0.185923" calcext:value-type="float">
            <text:p>0.185923</text:p>
          </table:table-cell>
          <table:table-cell office:value-type="float" office:value="2.15901" calcext:value-type="float">
            <text:p>2.15901</text:p>
          </table:table-cell>
          <table:table-cell/>
          <table:table-cell office:value-type="float" office:value="0.323272" calcext:value-type="float">
            <text:p>0.323272</text:p>
          </table:table-cell>
          <table:table-cell office:value-type="float" office:value="2.25555" calcext:value-type="float">
            <text:p>2.25555</text:p>
          </table:table-cell>
          <table:table-cell table:number-columns-repeated="2"/>
        </table:table-row>
        <table:table-row table:style-name="ro1">
          <table:table-cell office:value-type="float" office:value="0.169606" calcext:value-type="float">
            <text:p>0.169606</text:p>
          </table:table-cell>
          <table:table-cell office:value-type="float" office:value="2.17209" calcext:value-type="float">
            <text:p>2.17209</text:p>
          </table:table-cell>
          <table:table-cell/>
          <table:table-cell office:value-type="float" office:value="0.319046" calcext:value-type="float">
            <text:p>0.319046</text:p>
          </table:table-cell>
          <table:table-cell office:value-type="float" office:value="2.26565" calcext:value-type="float">
            <text:p>2.26565</text:p>
          </table:table-cell>
          <table:table-cell table:number-columns-repeated="2"/>
        </table:table-row>
        <table:table-row table:style-name="ro1">
          <table:table-cell office:value-type="float" office:value="0.165451" calcext:value-type="float">
            <text:p>0.165451</text:p>
          </table:table-cell>
          <table:table-cell office:value-type="float" office:value="2.18805" calcext:value-type="float">
            <text:p>2.18805</text:p>
          </table:table-cell>
          <table:table-cell/>
          <table:table-cell office:value-type="float" office:value="0.310703" calcext:value-type="float">
            <text:p>0.310703</text:p>
          </table:table-cell>
          <table:table-cell office:value-type="float" office:value="2.26681" calcext:value-type="float">
            <text:p>2.26681</text:p>
          </table:table-cell>
          <table:table-cell table:number-columns-repeated="2"/>
        </table:table-row>
        <table:table-row table:style-name="ro1">
          <table:table-cell office:value-type="float" office:value="0.1644" calcext:value-type="float">
            <text:p>0.1644</text:p>
          </table:table-cell>
          <table:table-cell office:value-type="float" office:value="2.19204" calcext:value-type="float">
            <text:p>2.19204</text:p>
          </table:table-cell>
          <table:table-cell/>
          <table:table-cell office:value-type="float" office:value="0.307325" calcext:value-type="float">
            <text:p>0.307325</text:p>
          </table:table-cell>
          <table:table-cell office:value-type="float" office:value="2.28381" calcext:value-type="float">
            <text:p>2.28381</text:p>
          </table:table-cell>
          <table:table-cell table:number-columns-repeated="2"/>
        </table:table-row>
        <table:table-row table:style-name="ro1">
          <table:table-cell office:value-type="float" office:value="0.163344" calcext:value-type="float">
            <text:p>0.163344</text:p>
          </table:table-cell>
          <table:table-cell office:value-type="float" office:value="2.19603" calcext:value-type="float">
            <text:p>2.19603</text:p>
          </table:table-cell>
          <table:table-cell/>
          <table:table-cell office:value-type="float" office:value="0.306356" calcext:value-type="float">
            <text:p>0.306356</text:p>
          </table:table-cell>
          <table:table-cell office:value-type="float" office:value="2.30876" calcext:value-type="float">
            <text:p>2.30876</text:p>
          </table:table-cell>
          <table:table-cell table:number-columns-repeated="2"/>
        </table:table-row>
        <table:table-row table:style-name="ro1">
          <table:table-cell office:value-type="float" office:value="0.184964" calcext:value-type="float">
            <text:p>0.184964</text:p>
          </table:table-cell>
          <table:table-cell office:value-type="float" office:value="2.52864" calcext:value-type="float">
            <text:p>2.52864</text:p>
          </table:table-cell>
          <table:table-cell/>
          <table:table-cell office:value-type="float" office:value="0.305297" calcext:value-type="float">
            <text:p>0.305297</text:p>
          </table:table-cell>
          <table:table-cell office:value-type="float" office:value="2.33372" calcext:value-type="float">
            <text:p>2.33372</text:p>
          </table:table-cell>
          <table:table-cell table:number-columns-repeated="2"/>
        </table:table-row>
        <table:table-row table:style-name="ro1">
          <table:table-cell office:value-type="float" office:value="0.250587" calcext:value-type="float">
            <text:p>0.250587</text:p>
          </table:table-cell>
          <table:table-cell office:value-type="float" office:value="3.51468" calcext:value-type="float">
            <text:p>3.51468</text:p>
          </table:table-cell>
          <table:table-cell/>
          <table:table-cell office:value-type="float" office:value="0.301656" calcext:value-type="float">
            <text:p>0.301656</text:p>
          </table:table-cell>
          <table:table-cell office:value-type="float" office:value="2.35072" calcext:value-type="float">
            <text:p>2.35072</text:p>
          </table:table-cell>
          <table:table-cell table:number-columns-repeated="2"/>
        </table:table-row>
        <table:table-row table:style-name="ro1">
          <table:table-cell office:value-type="float" office:value="0.271654" calcext:value-type="float">
            <text:p>0.271654</text:p>
          </table:table-cell>
          <table:table-cell office:value-type="float" office:value="3.84341" calcext:value-type="float">
            <text:p>3.84341</text:p>
          </table:table-cell>
          <table:table-cell/>
          <table:table-cell office:value-type="float" office:value="0.293" calcext:value-type="float">
            <text:p>0.293</text:p>
          </table:table-cell>
          <table:table-cell office:value-type="float" office:value="2.35182" calcext:value-type="float">
            <text:p>2.35182</text:p>
          </table:table-cell>
          <table:table-cell table:number-columns-repeated="2"/>
        </table:table-row>
        <table:table-row table:style-name="ro1">
          <table:table-cell office:value-type="float" office:value="0.292319" calcext:value-type="float">
            <text:p>0.292319</text:p>
          </table:table-cell>
          <table:table-cell office:value-type="float" office:value="4.17217" calcext:value-type="float">
            <text:p>4.17217</text:p>
          </table:table-cell>
          <table:table-cell/>
          <table:table-cell office:value-type="float" office:value="0.284099" calcext:value-type="float">
            <text:p>0.284099</text:p>
          </table:table-cell>
          <table:table-cell office:value-type="float" office:value="2.32692" calcext:value-type="float">
            <text:p>2.32692</text:p>
          </table:table-cell>
          <table:table-cell table:number-columns-repeated="2"/>
        </table:table-row>
        <table:table-row table:style-name="ro1">
          <table:table-cell office:value-type="float" office:value="0.351891" calcext:value-type="float">
            <text:p>0.351891</text:p>
          </table:table-cell>
          <table:table-cell office:value-type="float" office:value="5.15861" calcext:value-type="float">
            <text:p>5.15861</text:p>
          </table:table-cell>
          <table:table-cell/>
          <table:table-cell office:value-type="float" office:value="0.278148" calcext:value-type="float">
            <text:p>0.278148</text:p>
          </table:table-cell>
          <table:table-cell office:value-type="float" office:value="2.30165" calcext:value-type="float">
            <text:p>2.30165</text:p>
          </table:table-cell>
          <table:table-cell table:number-columns-repeated="2"/>
        </table:table-row>
        <table:table-row table:style-name="ro1">
          <table:table-cell office:value-type="float" office:value="0.367575" calcext:value-type="float">
            <text:p>0.367575</text:p>
          </table:table-cell>
          <table:table-cell office:value-type="float" office:value="5.4877" calcext:value-type="float">
            <text:p>5.4877</text:p>
          </table:table-cell>
          <table:table-cell/>
          <table:table-cell office:value-type="float" office:value="0.266434" calcext:value-type="float">
            <text:p>0.266434</text:p>
          </table:table-cell>
          <table:table-cell office:value-type="float" office:value="2.25109" calcext:value-type="float">
            <text:p>2.25109</text:p>
          </table:table-cell>
          <table:table-cell table:number-columns-repeated="2"/>
        </table:table-row>
        <table:table-row table:style-name="ro1">
          <table:table-cell office:value-type="float" office:value="0.364207" calcext:value-type="float">
            <text:p>0.364207</text:p>
          </table:table-cell>
          <table:table-cell office:value-type="float" office:value="5.48793" calcext:value-type="float">
            <text:p>5.48793</text:p>
          </table:table-cell>
          <table:table-cell/>
          <table:table-cell office:value-type="float" office:value="0.25757" calcext:value-type="float">
            <text:p>0.25757</text:p>
          </table:table-cell>
          <table:table-cell office:value-type="float" office:value="2.22293" calcext:value-type="float">
            <text:p>2.22293</text:p>
          </table:table-cell>
          <table:table-cell table:number-columns-repeated="2"/>
        </table:table-row>
        <table:table-row table:style-name="ro1">
          <table:table-cell office:value-type="float" office:value="0.360839" calcext:value-type="float">
            <text:p>0.360839</text:p>
          </table:table-cell>
          <table:table-cell office:value-type="float" office:value="5.48815" calcext:value-type="float">
            <text:p>5.48815</text:p>
          </table:table-cell>
          <table:table-cell/>
          <table:table-cell office:value-type="float" office:value="0.248315" calcext:value-type="float">
            <text:p>0.248315</text:p>
          </table:table-cell>
          <table:table-cell office:value-type="float" office:value="2.21432" calcext:value-type="float">
            <text:p>2.21432</text:p>
          </table:table-cell>
          <table:table-cell table:number-columns-repeated="2"/>
        </table:table-row>
        <table:table-row table:style-name="ro1">
          <table:table-cell office:value-type="float" office:value="0.357472" calcext:value-type="float">
            <text:p>0.357472</text:p>
          </table:table-cell>
          <table:table-cell office:value-type="float" office:value="5.48837" calcext:value-type="float">
            <text:p>5.48837</text:p>
          </table:table-cell>
          <table:table-cell/>
          <table:table-cell office:value-type="float" office:value="0.242465" calcext:value-type="float">
            <text:p>0.242465</text:p>
          </table:table-cell>
          <table:table-cell office:value-type="float" office:value="2.21115" calcext:value-type="float">
            <text:p>2.21115</text:p>
          </table:table-cell>
          <table:table-cell table:number-columns-repeated="2"/>
        </table:table-row>
        <table:table-row table:style-name="ro1">
          <table:table-cell office:value-type="float" office:value="0.32042" calcext:value-type="float">
            <text:p>0.32042</text:p>
          </table:table-cell>
          <table:table-cell office:value-type="float" office:value="5.49066" calcext:value-type="float">
            <text:p>5.49066</text:p>
          </table:table-cell>
          <table:table-cell/>
          <table:table-cell office:value-type="float" office:value="0.234133" calcext:value-type="float">
            <text:p>0.234133</text:p>
          </table:table-cell>
          <table:table-cell office:value-type="float" office:value="2.21023" calcext:value-type="float">
            <text:p>2.21023</text:p>
          </table:table-cell>
          <table:table-cell table:number-columns-repeated="2"/>
        </table:table-row>
        <table:table-row table:style-name="ro1">
          <table:table-cell office:value-type="float" office:value="0.317052" calcext:value-type="float">
            <text:p>0.317052</text:p>
          </table:table-cell>
          <table:table-cell office:value-type="float" office:value="5.49085" calcext:value-type="float">
            <text:p>5.49085</text:p>
          </table:table-cell>
          <table:table-cell/>
          <table:table-cell office:value-type="float" office:value="0.228646" calcext:value-type="float">
            <text:p>0.228646</text:p>
          </table:table-cell>
          <table:table-cell office:value-type="float" office:value="2.2102" calcext:value-type="float">
            <text:p>2.2102</text:p>
          </table:table-cell>
          <table:table-cell table:number-columns-repeated="2"/>
        </table:table-row>
        <table:table-row table:style-name="ro1">
          <table:table-cell office:value-type="float" office:value="0.310313" calcext:value-type="float">
            <text:p>0.310313</text:p>
          </table:table-cell>
          <table:table-cell office:value-type="float" office:value="5.49124" calcext:value-type="float">
            <text:p>5.49124</text:p>
          </table:table-cell>
          <table:table-cell/>
          <table:table-cell office:value-type="float" office:value="0.205579" calcext:value-type="float">
            <text:p>0.205579</text:p>
          </table:table-cell>
          <table:table-cell office:value-type="float" office:value="2.21247" calcext:value-type="float">
            <text:p>2.21247</text:p>
          </table:table-cell>
          <table:table-cell table:number-columns-repeated="2"/>
        </table:table-row>
        <table:table-row table:style-name="ro1">
          <table:table-cell office:value-type="float" office:value="0.300204" calcext:value-type="float">
            <text:p>0.300204</text:p>
          </table:table-cell>
          <table:table-cell office:value-type="float" office:value="5.4918" calcext:value-type="float">
            <text:p>5.4918</text:p>
          </table:table-cell>
          <table:table-cell/>
          <table:table-cell office:value-type="float" office:value="0.201561" calcext:value-type="float">
            <text:p>0.201561</text:p>
          </table:table-cell>
          <table:table-cell office:value-type="float" office:value="2.21344" calcext:value-type="float">
            <text:p>2.21344</text:p>
          </table:table-cell>
          <table:table-cell table:number-columns-repeated="2"/>
        </table:table-row>
        <table:table-row table:style-name="ro1">
          <table:table-cell office:value-type="float" office:value="0.0438715" calcext:value-type="float">
            <text:p>0.0438715</text:p>
          </table:table-cell>
          <table:table-cell office:value-type="float" office:value="5.49983" calcext:value-type="float">
            <text:p>5.49983</text:p>
          </table:table-cell>
          <table:table-cell/>
          <table:table-cell office:value-type="float" office:value="0.198898" calcext:value-type="float">
            <text:p>0.198898</text:p>
          </table:table-cell>
          <table:table-cell office:value-type="float" office:value="2.21428" calcext:value-type="float">
            <text:p>2.21428</text:p>
          </table:table-cell>
          <table:table-cell table:number-columns-repeated="2"/>
        </table:table-row>
        <table:table-row table:style-name="ro1">
          <table:table-cell office:value-type="float" office:value="0.0404963" calcext:value-type="float">
            <text:p>0.0404963</text:p>
          </table:table-cell>
          <table:table-cell office:value-type="float" office:value="5.49985" calcext:value-type="float">
            <text:p>5.49985</text:p>
          </table:table-cell>
          <table:table-cell/>
          <table:table-cell office:value-type="float" office:value="0.197566" calcext:value-type="float">
            <text:p>0.197566</text:p>
          </table:table-cell>
          <table:table-cell office:value-type="float" office:value="2.21471" calcext:value-type="float">
            <text:p>2.214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949" calcext:value-type="float">
            <text:p>0.1949</text:p>
          </table:table-cell>
          <table:table-cell office:value-type="float" office:value="2.21554" calcext:value-type="float">
            <text:p>2.215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90899" calcext:value-type="float">
            <text:p>0.190899</text:p>
          </table:table-cell>
          <table:table-cell office:value-type="float" office:value="2.2168" calcext:value-type="float">
            <text:p>2.21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73514" calcext:value-type="float">
            <text:p>0.173514</text:p>
          </table:table-cell>
          <table:table-cell office:value-type="float" office:value="2.22214" calcext:value-type="float">
            <text:p>2.222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72251" calcext:value-type="float">
            <text:p>0.172251</text:p>
          </table:table-cell>
          <table:table-cell office:value-type="float" office:value="2.22354" calcext:value-type="float">
            <text:p>2.223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6972" calcext:value-type="float">
            <text:p>0.16972</text:p>
          </table:table-cell>
          <table:table-cell office:value-type="float" office:value="2.22634" calcext:value-type="float">
            <text:p>2.226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68452" calcext:value-type="float">
            <text:p>0.168452</text:p>
          </table:table-cell>
          <table:table-cell office:value-type="float" office:value="2.22774" calcext:value-type="float">
            <text:p>2.227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67182" calcext:value-type="float">
            <text:p>0.167182</text:p>
          </table:table-cell>
          <table:table-cell office:value-type="float" office:value="2.22914" calcext:value-type="float">
            <text:p>2.229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65911" calcext:value-type="float">
            <text:p>0.165911</text:p>
          </table:table-cell>
          <table:table-cell office:value-type="float" office:value="2.23054" calcext:value-type="float">
            <text:p>2.230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87065" calcext:value-type="float">
            <text:p>0.187065</text:p>
          </table:table-cell>
          <table:table-cell office:value-type="float" office:value="2.55737" calcext:value-type="float">
            <text:p>2.557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51952" calcext:value-type="float">
            <text:p>0.251952</text:p>
          </table:table-cell>
          <table:table-cell office:value-type="float" office:value="3.53383" calcext:value-type="float">
            <text:p>3.533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72782" calcext:value-type="float">
            <text:p>0.272782</text:p>
          </table:table-cell>
          <table:table-cell office:value-type="float" office:value="3.85937" calcext:value-type="float">
            <text:p>3.859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93213" calcext:value-type="float">
            <text:p>0.293213</text:p>
          </table:table-cell>
          <table:table-cell office:value-type="float" office:value="4.18494" calcext:value-type="float">
            <text:p>4.184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52109" calcext:value-type="float">
            <text:p>0.352109</text:p>
          </table:table-cell>
          <table:table-cell office:value-type="float" office:value="5.1618" calcext:value-type="float">
            <text:p>5.16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67575" calcext:value-type="float">
            <text:p>0.367575</text:p>
          </table:table-cell>
          <table:table-cell office:value-type="float" office:value="5.4877" calcext:value-type="float">
            <text:p>5.48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64207" calcext:value-type="float">
            <text:p>0.364207</text:p>
          </table:table-cell>
          <table:table-cell office:value-type="float" office:value="5.48793" calcext:value-type="float">
            <text:p>5.487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60839" calcext:value-type="float">
            <text:p>0.360839</text:p>
          </table:table-cell>
          <table:table-cell office:value-type="float" office:value="5.48815" calcext:value-type="float">
            <text:p>5.488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57472" calcext:value-type="float">
            <text:p>0.357472</text:p>
          </table:table-cell>
          <table:table-cell office:value-type="float" office:value="5.48837" calcext:value-type="float">
            <text:p>5.488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2042" calcext:value-type="float">
            <text:p>0.32042</text:p>
          </table:table-cell>
          <table:table-cell office:value-type="float" office:value="5.49066" calcext:value-type="float">
            <text:p>5.490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17052" calcext:value-type="float">
            <text:p>0.317052</text:p>
          </table:table-cell>
          <table:table-cell office:value-type="float" office:value="5.49085" calcext:value-type="float">
            <text:p>5.490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10313" calcext:value-type="float">
            <text:p>0.310313</text:p>
          </table:table-cell>
          <table:table-cell office:value-type="float" office:value="5.49124" calcext:value-type="float">
            <text:p>5.491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00204" calcext:value-type="float">
            <text:p>0.300204</text:p>
          </table:table-cell>
          <table:table-cell office:value-type="float" office:value="5.4918" calcext:value-type="float">
            <text:p>5.49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438715" calcext:value-type="float">
            <text:p>0.0438715</text:p>
          </table:table-cell>
          <table:table-cell office:value-type="float" office:value="5.49983" calcext:value-type="float">
            <text:p>5.499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404963" calcext:value-type="float">
            <text:p>0.0404963</text:p>
          </table:table-cell>
          <table:table-cell office:value-type="float" office:value="5.49985" calcext:value-type="float">
            <text:p>5.49985</text:p>
          </table:table-cell>
          <table:table-cell table:number-columns-repeated="2"/>
        </table:table-row>
      </table:table>
      <table:table table:name="RESOLUTION 10 160 0.02 1 test2" table:style-name="ta1">
        <table:shapes>
          <draw:frame draw:z-index="0" draw:style-name="gr1" draw:text-style-name="P1" svg:width="6.2988in" svg:height="3.5429in" svg:x="8.7441in" svg:y="0.2799in">
            <draw:object draw:notify-on-update-of-ranges="'RESOLUTION 10 160 0.02 1 test2'.A1:'RESOLUTION 10 160 0.02 1 test2'.A508 'RESOLUTION 10 160 0.02 1 test2'.B1:'RESOLUTION 10 160 0.02 1 test2'.B50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6.298in" svg:height="3.5453in" svg:x="8.1732in" svg:y="4.0992in">
            <draw:object draw:notify-on-update-of-ranges="'RESOLUTION 10 160 0.02 1 test2'.D1:'RESOLUTION 10 160 0.02 1 test2'.D531 'RESOLUTION 10 160 0.02 1 test2'.E1:'RESOLUTION 10 160 0.02 1 test2'.E53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-0" calcext:value-type="float">
            <text:p>0</text:p>
          </table:table-cell>
          <table:table-cell/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16069" calcext:value-type="float">
            <text:p>0.000816069</text:p>
          </table:table-cell>
          <table:table-cell office:value-type="float" office:value="-0.132997" calcext:value-type="float">
            <text:p>-0.132997</text:p>
          </table:table-cell>
          <table:table-cell/>
          <table:table-cell office:value-type="float" office:value="0.000803797" calcext:value-type="float">
            <text:p>0.000803797</text:p>
          </table:table-cell>
          <table:table-cell office:value-type="float" office:value="-0.130998" calcext:value-type="float">
            <text:p>-0.130998</text:p>
          </table:table-cell>
        </table:table-row>
        <table:table-row table:style-name="ro1">
          <table:table-cell office:value-type="float" office:value="0.000897672" calcext:value-type="float">
            <text:p>0.000897672</text:p>
          </table:table-cell>
          <table:table-cell office:value-type="float" office:value="-0.132997" calcext:value-type="float">
            <text:p>-0.132997</text:p>
          </table:table-cell>
          <table:table-cell/>
          <table:table-cell office:value-type="float" office:value="0.000886873" calcext:value-type="float">
            <text:p>0.000886873</text:p>
          </table:table-cell>
          <table:table-cell office:value-type="float" office:value="-0.131397" calcext:value-type="float">
            <text:p>-0.131397</text:p>
          </table:table-cell>
        </table:table-row>
        <table:table-row table:style-name="ro1">
          <table:table-cell office:value-type="float" office:value="0.000979275" calcext:value-type="float">
            <text:p>0.000979275</text:p>
          </table:table-cell>
          <table:table-cell office:value-type="float" office:value="-0.132996" calcext:value-type="float">
            <text:p>-0.132996</text:p>
          </table:table-cell>
          <table:table-cell/>
          <table:table-cell office:value-type="float" office:value="0.00097044" calcext:value-type="float">
            <text:p>0.00097044</text:p>
          </table:table-cell>
          <table:table-cell office:value-type="float" office:value="-0.131796" calcext:value-type="float">
            <text:p>-0.131796</text:p>
          </table:table-cell>
        </table:table-row>
        <table:table-row table:style-name="ro1">
          <table:table-cell office:value-type="float" office:value="0.00186653" calcext:value-type="float">
            <text:p>0.00186653</text:p>
          </table:table-cell>
          <table:table-cell office:value-type="float" office:value="0.233993" calcext:value-type="float">
            <text:p>0.233993</text:p>
          </table:table-cell>
          <table:table-cell/>
          <table:table-cell office:value-type="float" office:value="0.00188249" calcext:value-type="float">
            <text:p>0.00188249</text:p>
          </table:table-cell>
          <table:table-cell office:value-type="float" office:value="0.235992" calcext:value-type="float">
            <text:p>0.235992</text:p>
          </table:table-cell>
        </table:table-row>
        <table:table-row table:style-name="ro1">
          <table:table-cell office:value-type="float" office:value="0.00172294" calcext:value-type="float">
            <text:p>0.00172294</text:p>
          </table:table-cell>
          <table:table-cell office:value-type="float" office:value="0.233994" calcext:value-type="float">
            <text:p>0.233994</text:p>
          </table:table-cell>
          <table:table-cell/>
          <table:table-cell office:value-type="float" office:value="0.00173766" calcext:value-type="float">
            <text:p>0.00173766</text:p>
          </table:table-cell>
          <table:table-cell office:value-type="float" office:value="0.235994" calcext:value-type="float">
            <text:p>0.235994</text:p>
          </table:table-cell>
        </table:table-row>
        <table:table-row table:style-name="ro1">
          <table:table-cell office:value-type="float" office:value="0.00157939" calcext:value-type="float">
            <text:p>0.00157939</text:p>
          </table:table-cell>
          <table:table-cell office:value-type="float" office:value="0.233995" calcext:value-type="float">
            <text:p>0.233995</text:p>
          </table:table-cell>
          <table:table-cell/>
          <table:table-cell office:value-type="float" office:value="0.00159289" calcext:value-type="float">
            <text:p>0.00159289</text:p>
          </table:table-cell>
          <table:table-cell office:value-type="float" office:value="0.235995" calcext:value-type="float">
            <text:p>0.235995</text:p>
          </table:table-cell>
        </table:table-row>
      </table:table>
      <table:table table:name="RESOLUTION 10 160 0.02 1 test3" table:style-name="ta1">
        <table:shapes>
          <draw:frame draw:z-index="0" draw:style-name="gr1" draw:text-style-name="P1" svg:width="6.2988in" svg:height="3.5429in" svg:x="8.7441in" svg:y="0.2799in">
            <draw:object draw:notify-on-update-of-ranges="'RESOLUTION 10 160 0.02 1 test3'.A1:'RESOLUTION 10 160 0.02 1 test3'.A508 'RESOLUTION 10 160 0.02 1 test3'.B1:'RESOLUTION 10 160 0.02 1 test3'.B50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6.298in" svg:height="3.5453in" svg:x="8.1732in" svg:y="4.0992in">
            <draw:object draw:notify-on-update-of-ranges="'RESOLUTION 10 160 0.02 1 test3'.D1:'RESOLUTION 10 160 0.02 1 test3'.D531 'RESOLUTION 10 160 0.02 1 test3'.E1:'RESOLUTION 10 160 0.02 1 test3'.E531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791526" calcext:value-type="float">
            <text:p>0.000791526</text:p>
          </table:table-cell>
          <table:table-cell office:value-type="float" office:value="-0.128998" calcext:value-type="float">
            <text:p>-0.128998</text:p>
          </table:table-cell>
          <table:table-cell office:value-type="float" office:value="5" calcext:value-type="float">
            <text:p>5</text:p>
          </table:table-cell>
          <table:table-cell office:value-type="float" office:value="0.000797662" calcext:value-type="float">
            <text:p>0.000797662</text:p>
          </table:table-cell>
          <table:table-cell office:value-type="float" office:value="-0.129998" calcext:value-type="float">
            <text:p>-0.1299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87135" calcext:value-type="float">
            <text:p>0.00087135</text:p>
          </table:table-cell>
          <table:table-cell office:value-type="float" office:value="-0.129097" calcext:value-type="float">
            <text:p>-0.129097</text:p>
          </table:table-cell>
          <table:table-cell office:value-type="float" office:value="5" calcext:value-type="float">
            <text:p>5</text:p>
          </table:table-cell>
          <table:table-cell office:value-type="float" office:value="0.000879449" calcext:value-type="float">
            <text:p>0.000879449</text:p>
          </table:table-cell>
          <table:table-cell office:value-type="float" office:value="-0.130297" calcext:value-type="float">
            <text:p>-0.1302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951296" calcext:value-type="float">
            <text:p>0.000951296</text:p>
          </table:table-cell>
          <table:table-cell office:value-type="float" office:value="-0.129196" calcext:value-type="float">
            <text:p>-0.129196</text:p>
          </table:table-cell>
          <table:table-cell office:value-type="float" office:value="7" calcext:value-type="float">
            <text:p>7</text:p>
          </table:table-cell>
          <table:table-cell office:value-type="float" office:value="0.000961604" calcext:value-type="float">
            <text:p>0.000961604</text:p>
          </table:table-cell>
          <table:table-cell office:value-type="float" office:value="-0.130596" calcext:value-type="float">
            <text:p>-0.130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20471" calcext:value-type="float">
            <text:p>0.220471</text:p>
          </table:table-cell>
          <table:table-cell office:value-type="float" office:value="-0.0581094" calcext:value-type="float">
            <text:p>-0.0581094</text:p>
          </table:table-cell>
          <table:table-cell office:value-type="float" office:value="9" calcext:value-type="float">
            <text:p>9</text:p>
          </table:table-cell>
          <table:table-cell office:value-type="float" office:value="0.233041" calcext:value-type="float">
            <text:p>0.233041</text:p>
          </table:table-cell>
          <table:table-cell office:value-type="float" office:value="-0.0614226" calcext:value-type="float">
            <text:p>-0.06142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12189" calcext:value-type="float">
            <text:p>0.212189</text:p>
          </table:table-cell>
          <table:table-cell office:value-type="float" office:value="-0.0557873" calcext:value-type="float">
            <text:p>-0.0557873</text:p>
          </table:table-cell>
          <table:table-cell office:value-type="float" office:value="10" calcext:value-type="float">
            <text:p>10</text:p>
          </table:table-cell>
          <table:table-cell office:value-type="float" office:value="0.223021" calcext:value-type="float">
            <text:p>0.223021</text:p>
          </table:table-cell>
          <table:table-cell office:value-type="float" office:value="-0.0586352" calcext:value-type="float">
            <text:p>-0.0586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03904" calcext:value-type="float">
            <text:p>0.203904</text:p>
          </table:table-cell>
          <table:table-cell office:value-type="float" office:value="-0.0534755" calcext:value-type="float">
            <text:p>-0.0534755</text:p>
          </table:table-cell>
          <table:table-cell office:value-type="float" office:value="11" calcext:value-type="float">
            <text:p>11</text:p>
          </table:table-cell>
          <table:table-cell office:value-type="float" office:value="0.212997" calcext:value-type="float">
            <text:p>0.212997</text:p>
          </table:table-cell>
          <table:table-cell office:value-type="float" office:value="-0.0558601" calcext:value-type="float">
            <text:p>-0.05586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195617" calcext:value-type="float">
            <text:p>0.195617</text:p>
          </table:table-cell>
          <table:table-cell office:value-type="float" office:value="-0.0511738" calcext:value-type="float">
            <text:p>-0.0511738</text:p>
          </table:table-cell>
          <table:table-cell office:value-type="float" office:value="12" calcext:value-type="float">
            <text:p>12</text:p>
          </table:table-cell>
          <table:table-cell office:value-type="float" office:value="0.20297" calcext:value-type="float">
            <text:p>0.20297</text:p>
          </table:table-cell>
          <table:table-cell office:value-type="float" office:value="-0.0530973" calcext:value-type="float">
            <text:p>-0.05309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87327" calcext:value-type="float">
            <text:p>0.187327</text:p>
          </table:table-cell>
          <table:table-cell office:value-type="float" office:value="-0.0488824" calcext:value-type="float">
            <text:p>-0.0488824</text:p>
          </table:table-cell>
          <table:table-cell office:value-type="float" office:value="13" calcext:value-type="float">
            <text:p>13</text:p>
          </table:table-cell>
          <table:table-cell office:value-type="float" office:value="0.192939" calcext:value-type="float">
            <text:p>0.192939</text:p>
          </table:table-cell>
          <table:table-cell office:value-type="float" office:value="-0.0503468" calcext:value-type="float">
            <text:p>-0.05034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179034" calcext:value-type="float">
            <text:p>0.179034</text:p>
          </table:table-cell>
          <table:table-cell office:value-type="float" office:value="-0.0466011" calcext:value-type="float">
            <text:p>-0.0466011</text:p>
          </table:table-cell>
          <table:table-cell office:value-type="float" office:value="13" calcext:value-type="float">
            <text:p>13</text:p>
          </table:table-cell>
          <table:table-cell office:value-type="float" office:value="0.182905" calcext:value-type="float">
            <text:p>0.182905</text:p>
          </table:table-cell>
          <table:table-cell office:value-type="float" office:value="-0.0476087" calcext:value-type="float">
            <text:p>-0.04760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170739" calcext:value-type="float">
            <text:p>0.170739</text:p>
          </table:table-cell>
          <table:table-cell office:value-type="float" office:value="-0.04433" calcext:value-type="float">
            <text:p>-0.04433</text:p>
          </table:table-cell>
          <table:table-cell office:value-type="float" office:value="14" calcext:value-type="float">
            <text:p>14</text:p>
          </table:table-cell>
          <table:table-cell office:value-type="float" office:value="0.172868" calcext:value-type="float">
            <text:p>0.172868</text:p>
          </table:table-cell>
          <table:table-cell office:value-type="float" office:value="-0.0448829" calcext:value-type="float">
            <text:p>-0.04488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162441" calcext:value-type="float">
            <text:p>0.162441</text:p>
          </table:table-cell>
          <table:table-cell office:value-type="float" office:value="-0.0420692" calcext:value-type="float">
            <text:p>-0.0420692</text:p>
          </table:table-cell>
          <table:table-cell office:value-type="float" office:value="15" calcext:value-type="float">
            <text:p>15</text:p>
          </table:table-cell>
          <table:table-cell office:value-type="float" office:value="0.162828" calcext:value-type="float">
            <text:p>0.162828</text:p>
          </table:table-cell>
          <table:table-cell office:value-type="float" office:value="-0.0421694" calcext:value-type="float">
            <text:p>-0.04216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15414" calcext:value-type="float">
            <text:p>0.15414</text:p>
          </table:table-cell>
          <table:table-cell office:value-type="float" office:value="-0.0398185" calcext:value-type="float">
            <text:p>-0.0398185</text:p>
          </table:table-cell>
          <table:table-cell office:value-type="float" office:value="16" calcext:value-type="float">
            <text:p>16</text:p>
          </table:table-cell>
          <table:table-cell office:value-type="float" office:value="0.152784" calcext:value-type="float">
            <text:p>0.152784</text:p>
          </table:table-cell>
          <table:table-cell office:value-type="float" office:value="-0.0394683" calcext:value-type="float">
            <text:p>-0.03946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145836" calcext:value-type="float">
            <text:p>0.145836</text:p>
          </table:table-cell>
          <table:table-cell office:value-type="float" office:value="-0.037578" calcext:value-type="float">
            <text:p>-0.037578</text:p>
          </table:table-cell>
          <table:table-cell office:value-type="float" office:value="17" calcext:value-type="float">
            <text:p>17</text:p>
          </table:table-cell>
          <table:table-cell office:value-type="float" office:value="0.142738" calcext:value-type="float">
            <text:p>0.142738</text:p>
          </table:table-cell>
          <table:table-cell office:value-type="float" office:value="-0.0367795" calcext:value-type="float">
            <text:p>-0.03677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13753" calcext:value-type="float">
            <text:p>0.13753</text:p>
          </table:table-cell>
          <table:table-cell office:value-type="float" office:value="-0.0353477" calcext:value-type="float">
            <text:p>-0.0353477</text:p>
          </table:table-cell>
          <table:table-cell office:value-type="float" office:value="18" calcext:value-type="float">
            <text:p>18</text:p>
          </table:table-cell>
          <table:table-cell office:value-type="float" office:value="0.132688" calcext:value-type="float">
            <text:p>0.132688</text:p>
          </table:table-cell>
          <table:table-cell office:value-type="float" office:value="-0.0341031" calcext:value-type="float">
            <text:p>-0.03410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120629" calcext:value-type="float">
            <text:p>0.120629</text:p>
          </table:table-cell>
          <table:table-cell office:value-type="float" office:value="0.0342607" calcext:value-type="float">
            <text:p>0.0342607</text:p>
          </table:table-cell>
          <table:table-cell office:value-type="float" office:value="19" calcext:value-type="float">
            <text:p>19</text:p>
          </table:table-cell>
          <table:table-cell office:value-type="float" office:value="0.12734" calcext:value-type="float">
            <text:p>0.12734</text:p>
          </table:table-cell>
          <table:table-cell office:value-type="float" office:value="0.0362514" calcext:value-type="float">
            <text:p>0.03625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12484" calcext:value-type="float">
            <text:p>0.12484</text:p>
          </table:table-cell>
          <table:table-cell office:value-type="float" office:value="0.0355395" calcext:value-type="float">
            <text:p>0.0355395</text:p>
          </table:table-cell>
          <table:table-cell office:value-type="float" office:value="19" calcext:value-type="float">
            <text:p>19</text:p>
          </table:table-cell>
          <table:table-cell office:value-type="float" office:value="0.130876" calcext:value-type="float">
            <text:p>0.130876</text:p>
          </table:table-cell>
          <table:table-cell office:value-type="float" office:value="0.0373447" calcext:value-type="float">
            <text:p>0.03734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129049" calcext:value-type="float">
            <text:p>0.129049</text:p>
          </table:table-cell>
          <table:table-cell office:value-type="float" office:value="0.0368234" calcext:value-type="float">
            <text:p>0.0368234</text:p>
          </table:table-cell>
          <table:table-cell office:value-type="float" office:value="19" calcext:value-type="float">
            <text:p>19</text:p>
          </table:table-cell>
          <table:table-cell office:value-type="float" office:value="0.134411" calcext:value-type="float">
            <text:p>0.134411</text:p>
          </table:table-cell>
          <table:table-cell office:value-type="float" office:value="0.0384425" calcext:value-type="float">
            <text:p>0.03844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133257" calcext:value-type="float">
            <text:p>0.133257</text:p>
          </table:table-cell>
          <table:table-cell office:value-type="float" office:value="0.0381125" calcext:value-type="float">
            <text:p>0.0381125</text:p>
          </table:table-cell>
          <table:table-cell office:value-type="float" office:value="21" calcext:value-type="float">
            <text:p>21</text:p>
          </table:table-cell>
          <table:table-cell office:value-type="float" office:value="0.137944" calcext:value-type="float">
            <text:p>0.137944</text:p>
          </table:table-cell>
          <table:table-cell office:value-type="float" office:value="0.0395445" calcext:value-type="float">
            <text:p>0.0395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137463" calcext:value-type="float">
            <text:p>0.137463</text:p>
          </table:table-cell>
          <table:table-cell office:value-type="float" office:value="0.0394068" calcext:value-type="float">
            <text:p>0.0394068</text:p>
          </table:table-cell>
          <table:table-cell office:value-type="float" office:value="22" calcext:value-type="float">
            <text:p>22</text:p>
          </table:table-cell>
          <table:table-cell office:value-type="float" office:value="0.141476" calcext:value-type="float">
            <text:p>0.141476</text:p>
          </table:table-cell>
          <table:table-cell office:value-type="float" office:value="0.040651" calcext:value-type="float">
            <text:p>0.0406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141668" calcext:value-type="float">
            <text:p>0.141668</text:p>
          </table:table-cell>
          <table:table-cell office:value-type="float" office:value="0.0407062" calcext:value-type="float">
            <text:p>0.0407062</text:p>
          </table:table-cell>
          <table:table-cell office:value-type="float" office:value="23" calcext:value-type="float">
            <text:p>23</text:p>
          </table:table-cell>
          <table:table-cell office:value-type="float" office:value="0.145006" calcext:value-type="float">
            <text:p>0.145006</text:p>
          </table:table-cell>
          <table:table-cell office:value-type="float" office:value="0.0417618" calcext:value-type="float">
            <text:p>0.04176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45871" calcext:value-type="float">
            <text:p>0.145871</text:p>
          </table:table-cell>
          <table:table-cell office:value-type="float" office:value="0.0420109" calcext:value-type="float">
            <text:p>0.0420109</text:p>
          </table:table-cell>
          <table:table-cell office:value-type="float" office:value="24" calcext:value-type="float">
            <text:p>24</text:p>
          </table:table-cell>
          <table:table-cell office:value-type="float" office:value="0.148535" calcext:value-type="float">
            <text:p>0.148535</text:p>
          </table:table-cell>
          <table:table-cell office:value-type="float" office:value="0.0428769" calcext:value-type="float">
            <text:p>0.04287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150073" calcext:value-type="float">
            <text:p>0.150073</text:p>
          </table:table-cell>
          <table:table-cell office:value-type="float" office:value="0.0433206" calcext:value-type="float">
            <text:p>0.0433206</text:p>
          </table:table-cell>
          <table:table-cell office:value-type="float" office:value="25" calcext:value-type="float">
            <text:p>25</text:p>
          </table:table-cell>
          <table:table-cell office:value-type="float" office:value="0.153312" calcext:value-type="float">
            <text:p>0.153312</text:p>
          </table:table-cell>
          <table:table-cell office:value-type="float" office:value="0.0843822" calcext:value-type="float">
            <text:p>0.08438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154273" calcext:value-type="float">
            <text:p>0.154273</text:p>
          </table:table-cell>
          <table:table-cell office:value-type="float" office:value="0.0446356" calcext:value-type="float">
            <text:p>0.0446356</text:p>
          </table:table-cell>
          <table:table-cell office:value-type="float" office:value="25" calcext:value-type="float">
            <text:p>25</text:p>
          </table:table-cell>
          <table:table-cell office:value-type="float" office:value="0.161055" calcext:value-type="float">
            <text:p>0.161055</text:p>
          </table:table-cell>
          <table:table-cell office:value-type="float" office:value="0.0887724" calcext:value-type="float">
            <text:p>0.08877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14718" calcext:value-type="float">
            <text:p>0.14718</text:p>
          </table:table-cell>
          <table:table-cell office:value-type="float" office:value="0.0810069" calcext:value-type="float">
            <text:p>0.0810069</text:p>
          </table:table-cell>
          <table:table-cell office:value-type="float" office:value="26" calcext:value-type="float">
            <text:p>26</text:p>
          </table:table-cell>
          <table:table-cell office:value-type="float" office:value="0.168792" calcext:value-type="float">
            <text:p>0.168792</text:p>
          </table:table-cell>
          <table:table-cell office:value-type="float" office:value="0.0931723" calcext:value-type="float">
            <text:p>0.09317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155713" calcext:value-type="float">
            <text:p>0.155713</text:p>
          </table:table-cell>
          <table:table-cell office:value-type="float" office:value="0.0858278" calcext:value-type="float">
            <text:p>0.0858278</text:p>
          </table:table-cell>
          <table:table-cell office:value-type="float" office:value="26" calcext:value-type="float">
            <text:p>26</text:p>
          </table:table-cell>
          <table:table-cell office:value-type="float" office:value="0.176524" calcext:value-type="float">
            <text:p>0.176524</text:p>
          </table:table-cell>
          <table:table-cell office:value-type="float" office:value="0.0975816" calcext:value-type="float">
            <text:p>0.09758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16424" calcext:value-type="float">
            <text:p>0.16424</text:p>
          </table:table-cell>
          <table:table-cell office:value-type="float" office:value="0.0906593" calcext:value-type="float">
            <text:p>0.0906593</text:p>
          </table:table-cell>
          <table:table-cell office:value-type="float" office:value="27" calcext:value-type="float">
            <text:p>27</text:p>
          </table:table-cell>
          <table:table-cell office:value-type="float" office:value="0.184251" calcext:value-type="float">
            <text:p>0.184251</text:p>
          </table:table-cell>
          <table:table-cell office:value-type="float" office:value="0.102" calcext:value-type="float">
            <text:p>0.1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172761" calcext:value-type="float">
            <text:p>0.172761</text:p>
          </table:table-cell>
          <table:table-cell office:value-type="float" office:value="0.0955012" calcext:value-type="float">
            <text:p>0.0955012</text:p>
          </table:table-cell>
          <table:table-cell office:value-type="float" office:value="29" calcext:value-type="float">
            <text:p>29</text:p>
          </table:table-cell>
          <table:table-cell office:value-type="float" office:value="0.191972" calcext:value-type="float">
            <text:p>0.191972</text:p>
          </table:table-cell>
          <table:table-cell office:value-type="float" office:value="0.106429" calcext:value-type="float">
            <text:p>0.1064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181276" calcext:value-type="float">
            <text:p>0.181276</text:p>
          </table:table-cell>
          <table:table-cell office:value-type="float" office:value="0.100354" calcext:value-type="float">
            <text:p>0.100354</text:p>
          </table:table-cell>
          <table:table-cell office:value-type="float" office:value="30" calcext:value-type="float">
            <text:p>30</text:p>
          </table:table-cell>
          <table:table-cell office:value-type="float" office:value="0.199688" calcext:value-type="float">
            <text:p>0.199688</text:p>
          </table:table-cell>
          <table:table-cell office:value-type="float" office:value="0.110867" calcext:value-type="float">
            <text:p>0.1108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189785" calcext:value-type="float">
            <text:p>0.189785</text:p>
          </table:table-cell>
          <table:table-cell office:value-type="float" office:value="0.105217" calcext:value-type="float">
            <text:p>0.105217</text:p>
          </table:table-cell>
          <table:table-cell office:value-type="float" office:value="31" calcext:value-type="float">
            <text:p>31</text:p>
          </table:table-cell>
          <table:table-cell office:value-type="float" office:value="0.207398" calcext:value-type="float">
            <text:p>0.207398</text:p>
          </table:table-cell>
          <table:table-cell office:value-type="float" office:value="0.115314" calcext:value-type="float">
            <text:p>0.1153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198289" calcext:value-type="float">
            <text:p>0.198289</text:p>
          </table:table-cell>
          <table:table-cell office:value-type="float" office:value="0.11009" calcext:value-type="float">
            <text:p>0.11009</text:p>
          </table:table-cell>
          <table:table-cell office:value-type="float" office:value="32" calcext:value-type="float">
            <text:p>32</text:p>
          </table:table-cell>
          <table:table-cell office:value-type="float" office:value="0.215103" calcext:value-type="float">
            <text:p>0.215103</text:p>
          </table:table-cell>
          <table:table-cell office:value-type="float" office:value="0.119771" calcext:value-type="float">
            <text:p>0.1197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206786" calcext:value-type="float">
            <text:p>0.206786</text:p>
          </table:table-cell>
          <table:table-cell office:value-type="float" office:value="0.114974" calcext:value-type="float">
            <text:p>0.114974</text:p>
          </table:table-cell>
          <table:table-cell office:value-type="float" office:value="33" calcext:value-type="float">
            <text:p>33</text:p>
          </table:table-cell>
          <table:table-cell office:value-type="float" office:value="0.222803" calcext:value-type="float">
            <text:p>0.222803</text:p>
          </table:table-cell>
          <table:table-cell office:value-type="float" office:value="0.124237" calcext:value-type="float">
            <text:p>0.1242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215278" calcext:value-type="float">
            <text:p>0.215278</text:p>
          </table:table-cell>
          <table:table-cell office:value-type="float" office:value="0.119868" calcext:value-type="float">
            <text:p>0.119868</text:p>
          </table:table-cell>
          <table:table-cell office:value-type="float" office:value="34" calcext:value-type="float">
            <text:p>34</text:p>
          </table:table-cell>
          <table:table-cell office:value-type="float" office:value="0.230497" calcext:value-type="float">
            <text:p>0.230497</text:p>
          </table:table-cell>
          <table:table-cell office:value-type="float" office:value="0.128713" calcext:value-type="float">
            <text:p>0.1287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223764" calcext:value-type="float">
            <text:p>0.223764</text:p>
          </table:table-cell>
          <table:table-cell office:value-type="float" office:value="0.124773" calcext:value-type="float">
            <text:p>0.124773</text:p>
          </table:table-cell>
          <table:table-cell office:value-type="float" office:value="35" calcext:value-type="float">
            <text:p>35</text:p>
          </table:table-cell>
          <table:table-cell office:value-type="float" office:value="0.00177081" calcext:value-type="float">
            <text:p>0.00177081</text:p>
          </table:table-cell>
          <table:table-cell office:value-type="float" office:value="0.221993" calcext:value-type="float">
            <text:p>0.2219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232243" calcext:value-type="float">
            <text:p>0.232243</text:p>
          </table:table-cell>
          <table:table-cell office:value-type="float" office:value="0.129688" calcext:value-type="float">
            <text:p>0.129688</text:p>
          </table:table-cell>
          <table:table-cell office:value-type="float" office:value="36" calcext:value-type="float">
            <text:p>36</text:p>
          </table:table-cell>
          <table:table-cell office:value-type="float" office:value="0.00163458" calcext:value-type="float">
            <text:p>0.00163458</text:p>
          </table:table-cell>
          <table:table-cell office:value-type="float" office:value="0.221994" calcext:value-type="float">
            <text:p>0.2219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0185856" calcext:value-type="float">
            <text:p>0.00185856</text:p>
          </table:table-cell>
          <table:table-cell office:value-type="float" office:value="0.232993" calcext:value-type="float">
            <text:p>0.232993</text:p>
          </table:table-cell>
          <table:table-cell office:value-type="float" office:value="37" calcext:value-type="float">
            <text:p>37</text:p>
          </table:table-cell>
          <table:table-cell office:value-type="float" office:value="0.0014984" calcext:value-type="float">
            <text:p>0.0014984</text:p>
          </table:table-cell>
          <table:table-cell office:value-type="float" office:value="0.221995" calcext:value-type="float">
            <text:p>0.2219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00171557" calcext:value-type="float">
            <text:p>0.00171557</text:p>
          </table:table-cell>
          <table:table-cell office:value-type="float" office:value="0.232994" calcext:value-type="float">
            <text:p>0.232994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0.00157264" calcext:value-type="float">
            <text:p>0.00157264</text:p>
          </table:table-cell>
          <table:table-cell office:value-type="float" office:value="0.232995" calcext:value-type="float">
            <text:p>0.23299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</table:table>
      <table:table table:name="RESOLUTION 2 10 0.02 UPSAMPLED" table:style-name="ta1">
        <table:shapes>
          <draw:frame draw:z-index="0" draw:style-name="gr1" draw:text-style-name="P1" svg:width="6.298in" svg:height="3.5449in" svg:x="9.2248in" svg:y="0.1882in">
            <draw:object draw:notify-on-update-of-ranges="'RESOLUTION 2 10 0.02 UPSAMPLED'.A1:'RESOLUTION 2 10 0.02 UPSAMPLED'.A43 'RESOLUTION 2 10 0.02 UPSAMPLED'.B1:'RESOLUTION 2 10 0.02 UPSAMPLED'.B43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6.2988in" svg:height="3.5429in" svg:x="9.1992in" svg:y="3.9717in">
            <draw:object draw:notify-on-update-of-ranges="'RESOLUTION 2 10 0.02 UPSAMPLED'.D1:'RESOLUTION 2 10 0.02 UPSAMPLED'.D42 'RESOLUTION 2 10 0.02 UPSAMPLED'.E1:'RESOLUTION 2 10 0.02 UPSAMPLED'.E42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66282" calcext:value-type="float">
            <text:p>0.00166282</text:p>
          </table:table-cell>
          <table:table-cell office:value-type="float" office:value="-0.270995" calcext:value-type="float">
            <text:p>-0.270995</text:p>
          </table:table-cell>
          <table:table-cell office:value-type="float" office:value="3" calcext:value-type="float">
            <text:p>3</text:p>
          </table:table-cell>
          <table:table-cell office:value-type="float" office:value="0.00168123" calcext:value-type="float">
            <text:p>0.00168123</text:p>
          </table:table-cell>
          <table:table-cell office:value-type="float" office:value="-0.273995" calcext:value-type="float">
            <text:p>-0.2739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250342" calcext:value-type="float">
            <text:p>0.00250342</text:p>
          </table:table-cell>
          <table:table-cell office:value-type="float" office:value="-0.271988" calcext:value-type="float">
            <text:p>-0.271988</text:p>
          </table:table-cell>
          <table:table-cell office:value-type="float" office:value="3" calcext:value-type="float">
            <text:p>3</text:p>
          </table:table-cell>
          <table:table-cell office:value-type="float" office:value="0.00254483" calcext:value-type="float">
            <text:p>0.00254483</text:p>
          </table:table-cell>
          <table:table-cell office:value-type="float" office:value="-0.276488" calcext:value-type="float">
            <text:p>-0.2764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335013" calcext:value-type="float">
            <text:p>0.00335013</text:p>
          </table:table-cell>
          <table:table-cell office:value-type="float" office:value="-0.272979" calcext:value-type="float">
            <text:p>-0.272979</text:p>
          </table:table-cell>
          <table:table-cell office:value-type="float" office:value="5" calcext:value-type="float">
            <text:p>5</text:p>
          </table:table-cell>
          <table:table-cell office:value-type="float" office:value="0.00342376" calcext:value-type="float">
            <text:p>0.00342376</text:p>
          </table:table-cell>
          <table:table-cell office:value-type="float" office:value="-0.278979" calcext:value-type="float">
            <text:p>-0.2789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779276" calcext:value-type="float">
            <text:p>0.0779276</text:p>
          </table:table-cell>
          <table:table-cell office:value-type="float" office:value="-0.262685" calcext:value-type="float">
            <text:p>-0.262685</text:p>
          </table:table-cell>
          <table:table-cell office:value-type="float" office:value="7" calcext:value-type="float">
            <text:p>7</text:p>
          </table:table-cell>
          <table:table-cell office:value-type="float" office:value="0.0779658" calcext:value-type="float">
            <text:p>0.0779658</text:p>
          </table:table-cell>
          <table:table-cell office:value-type="float" office:value="-0.265801" calcext:value-type="float">
            <text:p>-0.2658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741356" calcext:value-type="float">
            <text:p>0.0741356</text:p>
          </table:table-cell>
          <table:table-cell office:value-type="float" office:value="-0.247119" calcext:value-type="float">
            <text:p>-0.247119</text:p>
          </table:table-cell>
          <table:table-cell office:value-type="float" office:value="8" calcext:value-type="float">
            <text:p>8</text:p>
          </table:table-cell>
          <table:table-cell office:value-type="float" office:value="0.0773588" calcext:value-type="float">
            <text:p>0.0773588</text:p>
          </table:table-cell>
          <table:table-cell office:value-type="float" office:value="-0.260767" calcext:value-type="float">
            <text:p>-0.2607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702489" calcext:value-type="float">
            <text:p>0.0702489</text:p>
          </table:table-cell>
          <table:table-cell office:value-type="float" office:value="-0.23158" calcext:value-type="float">
            <text:p>-0.23158</text:p>
          </table:table-cell>
          <table:table-cell office:value-type="float" office:value="9" calcext:value-type="float">
            <text:p>9</text:p>
          </table:table-cell>
          <table:table-cell office:value-type="float" office:value="0.074423" calcext:value-type="float">
            <text:p>0.074423</text:p>
          </table:table-cell>
          <table:table-cell office:value-type="float" office:value="-0.248077" calcext:value-type="float">
            <text:p>-0.2480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630421" calcext:value-type="float">
            <text:p>0.0630421</text:p>
          </table:table-cell>
          <table:table-cell office:value-type="float" office:value="-0.20555" calcext:value-type="float">
            <text:p>-0.20555</text:p>
          </table:table-cell>
          <table:table-cell office:value-type="float" office:value="10" calcext:value-type="float">
            <text:p>10</text:p>
          </table:table-cell>
          <table:table-cell office:value-type="float" office:value="0.07141" calcext:value-type="float">
            <text:p>0.07141</text:p>
          </table:table-cell>
          <table:table-cell office:value-type="float" office:value="-0.235407" calcext:value-type="float">
            <text:p>-0.2354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556764" calcext:value-type="float">
            <text:p>0.0556764</text:p>
          </table:table-cell>
          <table:table-cell office:value-type="float" office:value="-0.179567" calcext:value-type="float">
            <text:p>-0.179567</text:p>
          </table:table-cell>
          <table:table-cell office:value-type="float" office:value="11" calcext:value-type="float">
            <text:p>11</text:p>
          </table:table-cell>
          <table:table-cell office:value-type="float" office:value="0.0640684" calcext:value-type="float">
            <text:p>0.0640684</text:p>
          </table:table-cell>
          <table:table-cell office:value-type="float" office:value="-0.208896" calcext:value-type="float">
            <text:p>-0.2088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550307" calcext:value-type="float">
            <text:p>0.0550307</text:p>
          </table:table-cell>
          <table:table-cell office:value-type="float" office:value="-0.175578" calcext:value-type="float">
            <text:p>-0.175578</text:p>
          </table:table-cell>
          <table:table-cell office:value-type="float" office:value="12" calcext:value-type="float">
            <text:p>12</text:p>
          </table:table-cell>
          <table:table-cell office:value-type="float" office:value="0.0565648" calcext:value-type="float">
            <text:p>0.0565648</text:p>
          </table:table-cell>
          <table:table-cell office:value-type="float" office:value="-0.182432" calcext:value-type="float">
            <text:p>-0.182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536675" calcext:value-type="float">
            <text:p>0.0536675</text:p>
          </table:table-cell>
          <table:table-cell office:value-type="float" office:value="-0.167618" calcext:value-type="float">
            <text:p>-0.167618</text:p>
          </table:table-cell>
          <table:table-cell office:value-type="float" office:value="12" calcext:value-type="float">
            <text:p>12</text:p>
          </table:table-cell>
          <table:table-cell office:value-type="float" office:value="0.0548811" calcext:value-type="float">
            <text:p>0.0548811</text:p>
          </table:table-cell>
          <table:table-cell office:value-type="float" office:value="-0.175101" calcext:value-type="float">
            <text:p>-0.175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145376" calcext:value-type="float">
            <text:p>0.145376</text:p>
          </table:table-cell>
          <table:table-cell office:value-type="float" office:value="-0.126182" calcext:value-type="float">
            <text:p>-0.126182</text:p>
          </table:table-cell>
          <table:table-cell office:value-type="float" office:value="13" calcext:value-type="float">
            <text:p>13</text:p>
          </table:table-cell>
          <table:table-cell office:value-type="float" office:value="0.163017" calcext:value-type="float">
            <text:p>0.163017</text:p>
          </table:table-cell>
          <table:table-cell office:value-type="float" office:value="-0.136315" calcext:value-type="float">
            <text:p>-0.1363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16385" calcext:value-type="float">
            <text:p>0.16385</text:p>
          </table:table-cell>
          <table:table-cell office:value-type="float" office:value="-0.135312" calcext:value-type="float">
            <text:p>-0.135312</text:p>
          </table:table-cell>
          <table:table-cell office:value-type="float" office:value="13" calcext:value-type="float">
            <text:p>13</text:p>
          </table:table-cell>
          <table:table-cell office:value-type="float" office:value="0.177662" calcext:value-type="float">
            <text:p>0.177662</text:p>
          </table:table-cell>
          <table:table-cell office:value-type="float" office:value="-0.141299" calcext:value-type="float">
            <text:p>-0.1412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170981" calcext:value-type="float">
            <text:p>0.170981</text:p>
          </table:table-cell>
          <table:table-cell office:value-type="float" office:value="-0.136844" calcext:value-type="float">
            <text:p>-0.136844</text:p>
          </table:table-cell>
          <table:table-cell office:value-type="float" office:value="14" calcext:value-type="float">
            <text:p>14</text:p>
          </table:table-cell>
          <table:table-cell office:value-type="float" office:value="0.182802" calcext:value-type="float">
            <text:p>0.182802</text:p>
          </table:table-cell>
          <table:table-cell office:value-type="float" office:value="-0.144473" calcext:value-type="float">
            <text:p>-0.1444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178053" calcext:value-type="float">
            <text:p>0.178053</text:p>
          </table:table-cell>
          <table:table-cell office:value-type="float" office:value="-0.14161" calcext:value-type="float">
            <text:p>-0.14161</text:p>
          </table:table-cell>
          <table:table-cell office:value-type="float" office:value="14" calcext:value-type="float">
            <text:p>14</text:p>
          </table:table-cell>
          <table:table-cell office:value-type="float" office:value="0.190715" calcext:value-type="float">
            <text:p>0.190715</text:p>
          </table:table-cell>
          <table:table-cell office:value-type="float" office:value="-0.149779" calcext:value-type="float">
            <text:p>-0.1497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185155" calcext:value-type="float">
            <text:p>0.185155</text:p>
          </table:table-cell>
          <table:table-cell office:value-type="float" office:value="-0.146334" calcext:value-type="float">
            <text:p>-0.146334</text:p>
          </table:table-cell>
          <table:table-cell office:value-type="float" office:value="15" calcext:value-type="float">
            <text:p>15</text:p>
          </table:table-cell>
          <table:table-cell office:value-type="float" office:value="0.198663" calcext:value-type="float">
            <text:p>0.198663</text:p>
          </table:table-cell>
          <table:table-cell office:value-type="float" office:value="-0.155038" calcext:value-type="float">
            <text:p>-0.1550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192288" calcext:value-type="float">
            <text:p>0.192288</text:p>
          </table:table-cell>
          <table:table-cell office:value-type="float" office:value="-0.151015" calcext:value-type="float">
            <text:p>-0.151015</text:p>
          </table:table-cell>
          <table:table-cell office:value-type="float" office:value="16" calcext:value-type="float">
            <text:p>16</text:p>
          </table:table-cell>
          <table:table-cell office:value-type="float" office:value="0.203879" calcext:value-type="float">
            <text:p>0.203879</text:p>
          </table:table-cell>
          <table:table-cell office:value-type="float" office:value="-0.158105" calcext:value-type="float">
            <text:p>-0.1581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199452" calcext:value-type="float">
            <text:p>0.199452</text:p>
          </table:table-cell>
          <table:table-cell office:value-type="float" office:value="-0.155654" calcext:value-type="float">
            <text:p>-0.155654</text:p>
          </table:table-cell>
          <table:table-cell office:value-type="float" office:value="17" calcext:value-type="float">
            <text:p>17</text:p>
          </table:table-cell>
          <table:table-cell office:value-type="float" office:value="0.197395" calcext:value-type="float">
            <text:p>0.197395</text:p>
          </table:table-cell>
          <table:table-cell office:value-type="float" office:value="-0.0948475" calcext:value-type="float">
            <text:p>-0.09484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203879" calcext:value-type="float">
            <text:p>0.203879</text:p>
          </table:table-cell>
          <table:table-cell office:value-type="float" office:value="-0.158105" calcext:value-type="float">
            <text:p>-0.158105</text:p>
          </table:table-cell>
          <table:table-cell office:value-type="float" office:value="18" calcext:value-type="float">
            <text:p>18</text:p>
          </table:table-cell>
          <table:table-cell office:value-type="float" office:value="0.188667" calcext:value-type="float">
            <text:p>0.188667</text:p>
          </table:table-cell>
          <table:table-cell office:value-type="float" office:value="-0.0429751" calcext:value-type="float">
            <text:p>-0.04297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206121" calcext:value-type="float">
            <text:p>0.206121</text:p>
          </table:table-cell>
          <table:table-cell office:value-type="float" office:value="-0.12964" calcext:value-type="float">
            <text:p>-0.12964</text:p>
          </table:table-cell>
          <table:table-cell office:value-type="float" office:value="19" calcext:value-type="float">
            <text:p>19</text:p>
          </table:table-cell>
          <table:table-cell office:value-type="float" office:value="0.173682" calcext:value-type="float">
            <text:p>0.173682</text:p>
          </table:table-cell>
          <table:table-cell office:value-type="float" office:value="0.0509451" calcext:value-type="float">
            <text:p>0.05094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201148" calcext:value-type="float">
            <text:p>0.201148</text:p>
          </table:table-cell>
          <table:table-cell office:value-type="float" office:value="-0.0637233" calcext:value-type="float">
            <text:p>-0.0637233</text:p>
          </table:table-cell>
          <table:table-cell office:value-type="float" office:value="20" calcext:value-type="float">
            <text:p>20</text:p>
          </table:table-cell>
          <table:table-cell office:value-type="float" office:value="0.153425" calcext:value-type="float">
            <text:p>0.153425</text:p>
          </table:table-cell>
          <table:table-cell office:value-type="float" office:value="0.156275" calcext:value-type="float">
            <text:p>0.15627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196094" calcext:value-type="float">
            <text:p>0.196094</text:p>
          </table:table-cell>
          <table:table-cell office:value-type="float" office:value="-0.0614609" calcext:value-type="float">
            <text:p>-0.0614609</text:p>
          </table:table-cell>
          <table:table-cell office:value-type="float" office:value="20" calcext:value-type="float">
            <text:p>20</text:p>
          </table:table-cell>
          <table:table-cell office:value-type="float" office:value="0.148056" calcext:value-type="float">
            <text:p>0.148056</text:p>
          </table:table-cell>
          <table:table-cell office:value-type="float" office:value="0.151735" calcext:value-type="float">
            <text:p>0.1517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176471" calcext:value-type="float">
            <text:p>0.176471</text:p>
          </table:table-cell>
          <table:table-cell office:value-type="float" office:value="0.0379252" calcext:value-type="float">
            <text:p>0.0379252</text:p>
          </table:table-cell>
          <table:table-cell office:value-type="float" office:value="21" calcext:value-type="float">
            <text:p>21</text:p>
          </table:table-cell>
          <table:table-cell office:value-type="float" office:value="0.135755" calcext:value-type="float">
            <text:p>0.135755</text:p>
          </table:table-cell>
          <table:table-cell office:value-type="float" office:value="0.139985" calcext:value-type="float">
            <text:p>0.1399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163359" calcext:value-type="float">
            <text:p>0.163359</text:p>
          </table:table-cell>
          <table:table-cell office:value-type="float" office:value="0.105565" calcext:value-type="float">
            <text:p>0.105565</text:p>
          </table:table-cell>
          <table:table-cell office:value-type="float" office:value="28" calcext:value-type="float">
            <text:p>28</text:p>
          </table:table-cell>
          <table:table-cell office:value-type="float" office:value="0.123527" calcext:value-type="float">
            <text:p>0.123527</text:p>
          </table:table-cell>
          <table:table-cell office:value-type="float" office:value="0.12816" calcext:value-type="float">
            <text:p>0.128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162709" calcext:value-type="float">
            <text:p>0.162709</text:p>
          </table:table-cell>
          <table:table-cell office:value-type="float" office:value="0.106565" calcext:value-type="float">
            <text:p>0.106565</text:p>
          </table:table-cell>
          <table:table-cell office:value-type="float" office:value="24" calcext:value-type="float">
            <text:p>24</text:p>
          </table:table-cell>
          <table:table-cell office:value-type="float" office:value="0.114832" calcext:value-type="float">
            <text:p>0.114832</text:p>
          </table:table-cell>
          <table:table-cell office:value-type="float" office:value="0.119873" calcext:value-type="float">
            <text:p>0.1198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164551" calcext:value-type="float">
            <text:p>0.164551</text:p>
          </table:table-cell>
          <table:table-cell office:value-type="float" office:value="0.109221" calcext:value-type="float">
            <text:p>0.109221</text:p>
          </table:table-cell>
          <table:table-cell office:value-type="float" office:value="28" calcext:value-type="float">
            <text:p>28</text:p>
          </table:table-cell>
          <table:table-cell office:value-type="float" office:value="0.106189" calcext:value-type="float">
            <text:p>0.106189</text:p>
          </table:table-cell>
          <table:table-cell office:value-type="float" office:value="0.111534" calcext:value-type="float">
            <text:p>0.1115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162336" calcext:value-type="float">
            <text:p>0.162336</text:p>
          </table:table-cell>
          <table:table-cell office:value-type="float" office:value="0.164341" calcext:value-type="float">
            <text:p>0.164341</text:p>
          </table:table-cell>
          <table:table-cell office:value-type="float" office:value="22" calcext:value-type="float">
            <text:p>22</text:p>
          </table:table-cell>
          <table:table-cell office:value-type="float" office:value="0.0495675" calcext:value-type="float">
            <text:p>0.0495675</text:p>
          </table:table-cell>
          <table:table-cell office:value-type="float" office:value="0.165225" calcext:value-type="float">
            <text:p>0.1652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154125" calcext:value-type="float">
            <text:p>0.154125</text:p>
          </table:table-cell>
          <table:table-cell office:value-type="float" office:value="0.156989" calcext:value-type="float">
            <text:p>0.156989</text:p>
          </table:table-cell>
          <table:table-cell office:value-type="float" office:value="22" calcext:value-type="float">
            <text:p>22</text:p>
          </table:table-cell>
          <table:table-cell office:value-type="float" office:value="0.0511934" calcext:value-type="float">
            <text:p>0.0511934</text:p>
          </table:table-cell>
          <table:table-cell office:value-type="float" office:value="0.172567" calcext:value-type="float">
            <text:p>0.1725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145961" calcext:value-type="float">
            <text:p>0.145961</text:p>
          </table:table-cell>
          <table:table-cell office:value-type="float" office:value="0.149588" calcext:value-type="float">
            <text:p>0.149588</text:p>
          </table:table-cell>
          <table:table-cell office:value-type="float" office:value="23" calcext:value-type="float">
            <text:p>23</text:p>
          </table:table-cell>
          <table:table-cell office:value-type="float" office:value="0.0672701" calcext:value-type="float">
            <text:p>0.0672701</text:p>
          </table:table-cell>
          <table:table-cell office:value-type="float" office:value="0.229338" calcext:value-type="float">
            <text:p>0.2293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131577" calcext:value-type="float">
            <text:p>0.131577</text:p>
          </table:table-cell>
          <table:table-cell office:value-type="float" office:value="0.135677" calcext:value-type="float">
            <text:p>0.135677</text:p>
          </table:table-cell>
          <table:table-cell office:value-type="float" office:value="24" calcext:value-type="float">
            <text:p>24</text:p>
          </table:table-cell>
          <table:table-cell office:value-type="float" office:value="0.0829989" calcext:value-type="float">
            <text:p>0.0829989</text:p>
          </table:table-cell>
          <table:table-cell office:value-type="float" office:value="0.286208" calcext:value-type="float">
            <text:p>0.28620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117281" calcext:value-type="float">
            <text:p>0.117281</text:p>
          </table:table-cell>
          <table:table-cell office:value-type="float" office:value="0.12168" calcext:value-type="float">
            <text:p>0.12168</text:p>
          </table:table-cell>
          <table:table-cell office:value-type="float" office:value="26" calcext:value-type="float">
            <text:p>26</text:p>
          </table:table-cell>
          <table:table-cell office:value-type="float" office:value="0.0821204" calcext:value-type="float">
            <text:p>0.0821204</text:p>
          </table:table-cell>
          <table:table-cell office:value-type="float" office:value="0.286462" calcext:value-type="float">
            <text:p>0.2864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112757" calcext:value-type="float">
            <text:p>0.112757</text:p>
          </table:table-cell>
          <table:table-cell office:value-type="float" office:value="0.117707" calcext:value-type="float">
            <text:p>0.117707</text:p>
          </table:table-cell>
          <table:table-cell office:value-type="float" office:value="26" calcext:value-type="float">
            <text:p>26</text:p>
          </table:table-cell>
          <table:table-cell office:value-type="float" office:value="0.0812412" calcext:value-type="float">
            <text:p>0.0812412</text:p>
          </table:table-cell>
          <table:table-cell office:value-type="float" office:value="0.286712" calcext:value-type="float">
            <text:p>0.2867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102768" calcext:value-type="float">
            <text:p>0.102768</text:p>
          </table:table-cell>
          <table:table-cell office:value-type="float" office:value="0.10995" calcext:value-type="float">
            <text:p>0.10995</text:p>
          </table:table-cell>
          <table:table-cell office:value-type="float" office:value="27" calcext:value-type="float">
            <text:p>27</text:p>
          </table:table-cell>
          <table:table-cell office:value-type="float" office:value="0.00416459" calcext:value-type="float">
            <text:p>0.00416459</text:p>
          </table:table-cell>
          <table:table-cell office:value-type="float" office:value="0.271468" calcext:value-type="float">
            <text:p>0.2714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0471051" calcext:value-type="float">
            <text:p>0.0471051</text:p>
          </table:table-cell>
          <table:table-cell office:value-type="float" office:value="0.150291" calcext:value-type="float">
            <text:p>0.150291</text:p>
          </table:table-cell>
          <table:table-cell office:value-type="float" office:value="28" calcext:value-type="float">
            <text:p>28</text:p>
          </table:table-cell>
          <table:table-cell office:value-type="float" office:value="0.00328877" calcext:value-type="float">
            <text:p>0.00328877</text:p>
          </table:table-cell>
          <table:table-cell office:value-type="float" office:value="0.26798" calcext:value-type="float">
            <text:p>0.2679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488649" calcext:value-type="float">
            <text:p>0.0488649</text:p>
          </table:table-cell>
          <table:table-cell office:value-type="float" office:value="0.157598" calcext:value-type="float">
            <text:p>0.157598</text:p>
          </table:table-cell>
          <table:table-cell office:value-type="float" office:value="28" calcext:value-type="float">
            <text:p>28</text:p>
          </table:table-cell>
          <table:table-cell office:value-type="float" office:value="0.0024666" calcext:value-type="float">
            <text:p>0.0024666</text:p>
          </table:table-cell>
          <table:table-cell office:value-type="float" office:value="0.267989" calcext:value-type="float">
            <text:p>0.2679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0517226" calcext:value-type="float">
            <text:p>0.0517226</text:p>
          </table:table-cell>
          <table:table-cell office:value-type="float" office:value="0.172409" calcext:value-type="float">
            <text:p>0.172409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0.053753" calcext:value-type="float">
            <text:p>0.053753</text:p>
          </table:table-cell>
          <table:table-cell office:value-type="float" office:value="0.181195" calcext:value-type="float">
            <text:p>0.18119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0.0682553" calcext:value-type="float">
            <text:p>0.0682553</text:p>
          </table:table-cell>
          <table:table-cell office:value-type="float" office:value="0.232696" calcext:value-type="float">
            <text:p>0.23269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0.0824418" calcext:value-type="float">
            <text:p>0.0824418</text:p>
          </table:table-cell>
          <table:table-cell office:value-type="float" office:value="0.284287" calcext:value-type="float">
            <text:p>0.284287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0.0815693" calcext:value-type="float">
            <text:p>0.0815693</text:p>
          </table:table-cell>
          <table:table-cell office:value-type="float" office:value="0.284539" calcext:value-type="float">
            <text:p>0.28453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0.00422595" calcext:value-type="float">
            <text:p>0.00422595</text:p>
          </table:table-cell>
          <table:table-cell office:value-type="float" office:value="0.275468" calcext:value-type="float">
            <text:p>0.27546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0.00337467" calcext:value-type="float">
            <text:p>0.00337467</text:p>
          </table:table-cell>
          <table:table-cell office:value-type="float" office:value="0.274979" calcext:value-type="float">
            <text:p>0.274979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0.00252643" calcext:value-type="float">
            <text:p>0.00252643</text:p>
          </table:table-cell>
          <table:table-cell office:value-type="float" office:value="0.274488" calcext:value-type="float">
            <text:p>0.27448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</table:table>
      <table:table table:name="filtre EXTMED (2 10 0.02)" table:style-name="ta1">
        <table:shapes>
          <draw:frame draw:z-index="0" draw:style-name="gr1" draw:text-style-name="P1" svg:width="5.3606in" svg:height="2.2169in" svg:x="6.4673in" svg:y="1.6835in">
            <draw:object draw:notify-on-update-of-ranges="'filtre EXTMED (2 10 0.02)'.B3:'filtre EXTMED (2 10 0.02)'.B3 'filtre EXTMED (2 10 0.02)'.B4:'filtre EXTMED (2 10 0.02)'.B44 'filtre EXTMED (2 10 0.02)'.C3:'filtre EXTMED (2 10 0.02)'.C3 'filtre EXTMED (2 10 0.02)'.C4:'filtre EXTMED (2 10 0.02)'.C4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5.2413in" svg:height="2.3425in" svg:x="6.5217in" svg:y="3.9528in">
            <draw:object draw:notify-on-update-of-ranges="'filtre EXTMED (2 10 0.02)'.F4:'filtre EXTMED (2 10 0.02)'.F46 'filtre EXTMED (2 10 0.02)'.C3:'filtre EXTMED (2 10 0.02)'.C3 'filtre EXTMED (2 10 0.02)'.G4:'filtre EXTMED (2 10 0.02)'.G46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Scan S(k)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Scan S(k-1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dices</text:p>
          </table:table-cell>
          <table:table-cell office:value-type="string" calcext:value-type="string">
            <text:p>X (mètres)</text:p>
          </table:table-cell>
          <table:table-cell office:value-type="string" calcext:value-type="string">
            <text:p>Y (mètres)</text:p>
          </table:table-cell>
          <table:table-cell office:value-type="string" calcext:value-type="string">
            <text:p>Indices corr.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X (mètres)</text:p>
          </table:table-cell>
          <table:table-cell office:value-type="string" calcext:value-type="string">
            <text:p>Y (mètres)</text:p>
          </table:table-cell>
          <table:table-cell office:value-type="string" calcext:value-type="string">
            <text:p>Indices cor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67509" calcext:value-type="float">
            <text:p>0.00167509</text:p>
          </table:table-cell>
          <table:table-cell office:value-type="float" office:value="-0.272995" calcext:value-type="float">
            <text:p>-0.2729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67509" calcext:value-type="float">
            <text:p>0.00167509</text:p>
          </table:table-cell>
          <table:table-cell office:value-type="float" office:value="-0.272995" calcext:value-type="float">
            <text:p>-0.272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52182" calcext:value-type="float">
            <text:p>0.00252182</text:p>
          </table:table-cell>
          <table:table-cell office:value-type="float" office:value="-0.273988" calcext:value-type="float">
            <text:p>-0.2739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251262" calcext:value-type="float">
            <text:p>0.00251262</text:p>
          </table:table-cell>
          <table:table-cell office:value-type="float" office:value="-0.272988" calcext:value-type="float">
            <text:p>-0.272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37467" calcext:value-type="float">
            <text:p>0.00337467</text:p>
          </table:table-cell>
          <table:table-cell office:value-type="float" office:value="-0.274979" calcext:value-type="float">
            <text:p>-0.27497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335013" calcext:value-type="float">
            <text:p>0.00335013</text:p>
          </table:table-cell>
          <table:table-cell office:value-type="float" office:value="-0.272979" calcext:value-type="float">
            <text:p>-0.2729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02029" calcext:value-type="float">
            <text:p>0.0802029</text:p>
          </table:table-cell>
          <table:table-cell office:value-type="float" office:value="-0.270354" calcext:value-type="float">
            <text:p>-0.27035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0284252" calcext:value-type="float">
            <text:p>0.0284252</text:p>
          </table:table-cell>
          <table:table-cell table:style-name="ce3" office:value-type="float" office:value="-0.271516" calcext:value-type="float">
            <text:p>-0.271516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60034" calcext:value-type="float">
            <text:p>0.0760034</text:p>
          </table:table-cell>
          <table:table-cell office:value-type="float" office:value="-0.253345" calcext:value-type="float">
            <text:p>-0.25334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0799185" calcext:value-type="float">
            <text:p>0.0799185</text:p>
          </table:table-cell>
          <table:table-cell table:style-name="ce3" office:value-type="float" office:value="-0.269396" calcext:value-type="float">
            <text:p>-0.269396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17003" calcext:value-type="float">
            <text:p>0.0717003</text:p>
          </table:table-cell>
          <table:table-cell office:value-type="float" office:value="-0.236364" calcext:value-type="float">
            <text:p>-0.23636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0754287" calcext:value-type="float">
            <text:p>0.0754287</text:p>
          </table:table-cell>
          <table:table-cell table:style-name="ce3" office:value-type="float" office:value="-0.251429" calcext:value-type="float">
            <text:p>-0.251429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26023" calcext:value-type="float">
            <text:p>0.0626023</text:p>
          </table:table-cell>
          <table:table-cell office:value-type="float" office:value="-0.204116" calcext:value-type="float">
            <text:p>-0.20411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708295" calcext:value-type="float">
            <text:p>0.0708295</text:p>
          </table:table-cell>
          <table:table-cell table:style-name="ce3" office:value-type="float" office:value="-0.233493" calcext:value-type="float">
            <text:p>-0.233493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33072" calcext:value-type="float">
            <text:p>0.0533072</text:p>
          </table:table-cell>
          <table:table-cell office:value-type="float" office:value="-0.171925" calcext:value-type="float">
            <text:p>-0.171925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643616" calcext:value-type="float">
            <text:p>0.0643616</text:p>
          </table:table-cell>
          <table:table-cell table:style-name="ce3" office:value-type="float" office:value="-0.209852" calcext:value-type="float">
            <text:p>-0.209852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535353" calcext:value-type="float">
            <text:p>0.0535353</text:p>
          </table:table-cell>
          <table:table-cell table:style-name="ce1" office:value-type="float" office:value="-0.170807" calcext:value-type="float">
            <text:p>-0.170807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577494" calcext:value-type="float">
            <text:p>0.0577494</text:p>
          </table:table-cell>
          <table:table-cell table:style-name="ce3" office:value-type="float" office:value="-0.186253" calcext:value-type="float">
            <text:p>-0.186253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4104" calcext:value-type="float">
            <text:p>0.174104</text:p>
          </table:table-cell>
          <table:table-cell office:value-type="float" office:value="-0.139344" calcext:value-type="float">
            <text:p>-0.13934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559279" calcext:value-type="float">
            <text:p>0.0559279</text:p>
          </table:table-cell>
          <table:table-cell table:style-name="ce3" office:value-type="float" office:value="-0.178441" calcext:value-type="float">
            <text:p>-0.178441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1184" calcext:value-type="float">
            <text:p>0.181184</text:p>
          </table:table-cell>
          <table:table-cell office:value-type="float" office:value="-0.1441" calcext:value-type="float">
            <text:p>-0.144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123122" calcext:value-type="float">
            <text:p>0.123122</text:p>
          </table:table-cell>
          <table:table-cell table:style-name="ce3" office:value-type="float" office:value="-0.117222" calcext:value-type="float">
            <text:p>-0.117222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88294" calcext:value-type="float">
            <text:p>0.188294</text:p>
          </table:table-cell>
          <table:table-cell table:style-name="ce1" office:value-type="float" office:value="-0.148814" calcext:value-type="float">
            <text:p>-0.148814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127476" calcext:value-type="float">
            <text:p>0.127476</text:p>
          </table:table-cell>
          <table:table-cell table:style-name="ce3" office:value-type="float" office:value="-0.120624" calcext:value-type="float">
            <text:p>-0.120624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4254" calcext:value-type="float">
            <text:p>0.194254</text:p>
          </table:table-cell>
          <table:table-cell office:value-type="float" office:value="-0.152559" calcext:value-type="float">
            <text:p>-0.152559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17095" calcext:value-type="float">
            <text:p>0.17095</text:p>
          </table:table-cell>
          <table:table-cell table:style-name="ce3" office:value-type="float" office:value="-0.137682" calcext:value-type="float">
            <text:p>-0.137682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0024" calcext:value-type="float">
            <text:p>0.20024</text:p>
          </table:table-cell>
          <table:table-cell office:value-type="float" office:value="-0.156269" calcext:value-type="float">
            <text:p>-0.15626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.176447" calcext:value-type="float">
            <text:p>0.176447</text:p>
          </table:table-cell>
          <table:table-cell office:value-type="float" office:value="-0.141218" calcext:value-type="float">
            <text:p>-0.1412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482" calcext:value-type="float">
            <text:p>0.19482</text:p>
          </table:table-cell>
          <table:table-cell office:value-type="float" office:value="-0.00837296" calcext:value-type="float">
            <text:p>-0.0083729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.181575" calcext:value-type="float">
            <text:p>0.181575</text:p>
          </table:table-cell>
          <table:table-cell office:value-type="float" office:value="-0.144411" calcext:value-type="float">
            <text:p>-0.1444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187351" calcext:value-type="float">
            <text:p>0.187351</text:p>
          </table:table-cell>
          <table:table-cell table:style-name="ce1" office:value-type="float" office:value="-0.00747617" calcext:value-type="float">
            <text:p>-0.00747617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192357" calcext:value-type="float">
            <text:p>0.192357</text:p>
          </table:table-cell>
          <table:table-cell office:value-type="float" office:value="-0.150117" calcext:value-type="float">
            <text:p>-0.1501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179878" calcext:value-type="float">
            <text:p>0.179878</text:p>
          </table:table-cell>
          <table:table-cell table:style-name="ce1" office:value-type="float" office:value="-0.0066253" calcext:value-type="float">
            <text:p>-0.0066253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.199928" calcext:value-type="float">
            <text:p>0.199928</text:p>
          </table:table-cell>
          <table:table-cell office:value-type="float" office:value="-0.155041" calcext:value-type="float">
            <text:p>-0.1550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77396" calcext:value-type="float">
            <text:p>0.177396</text:p>
          </table:table-cell>
          <table:table-cell table:style-name="ce1" office:value-type="float" office:value="0.062248" calcext:value-type="float">
            <text:p>0.062248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.207532" calcext:value-type="float">
            <text:p>0.207532</text:p>
          </table:table-cell>
          <table:table-cell office:value-type="float" office:value="-0.15992" calcext:value-type="float">
            <text:p>-0.159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72491" calcext:value-type="float">
            <text:p>0.172491</text:p>
          </table:table-cell>
          <table:table-cell office:value-type="float" office:value="0.0611219" calcext:value-type="float">
            <text:p>0.06112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.197065" calcext:value-type="float">
            <text:p>0.197065</text:p>
          </table:table-cell>
          <table:table-cell office:value-type="float" office:value="-0.0795099" calcext:value-type="float">
            <text:p>-0.07950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59525" calcext:value-type="float">
            <text:p>0.159525</text:p>
          </table:table-cell>
          <table:table-cell office:value-type="float" office:value="0.161495" calcext:value-type="float">
            <text:p>0.16149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.173577" calcext:value-type="float">
            <text:p>0.173577</text:p>
          </table:table-cell>
          <table:table-cell office:value-type="float" office:value="0.106222" calcext:value-type="float">
            <text:p>0.1062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52023" calcext:value-type="float">
            <text:p>0.152023</text:p>
          </table:table-cell>
          <table:table-cell office:value-type="float" office:value="0.154848" calcext:value-type="float">
            <text:p>0.15484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.160228" calcext:value-type="float">
            <text:p>0.160228</text:p>
          </table:table-cell>
          <table:table-cell office:value-type="float" office:value="0.162207" calcext:value-type="float">
            <text:p>0.1622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4564" calcext:value-type="float">
            <text:p>0.144564</text:p>
          </table:table-cell>
          <table:table-cell office:value-type="float" office:value="0.148156" calcext:value-type="float">
            <text:p>0.14815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153074" calcext:value-type="float">
            <text:p>0.153074</text:p>
          </table:table-cell>
          <table:table-cell office:value-type="float" office:value="0.155918" calcext:value-type="float">
            <text:p>0.155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136451" calcext:value-type="float">
            <text:p>0.136451</text:p>
          </table:table-cell>
          <table:table-cell table:style-name="ce1" office:value-type="float" office:value="0.140703" calcext:value-type="float">
            <text:p>0.140703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.145961" calcext:value-type="float">
            <text:p>0.145961</text:p>
          </table:table-cell>
          <table:table-cell office:value-type="float" office:value="0.149588" calcext:value-type="float">
            <text:p>0.1495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28385" calcext:value-type="float">
            <text:p>0.128385</text:p>
          </table:table-cell>
          <table:table-cell office:value-type="float" office:value="0.1332" calcext:value-type="float">
            <text:p>0.133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131577" calcext:value-type="float">
            <text:p>0.131577</text:p>
          </table:table-cell>
          <table:table-cell office:value-type="float" office:value="0.135677" calcext:value-type="float">
            <text:p>0.1356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20712" calcext:value-type="float">
            <text:p>0.120712</text:p>
          </table:table-cell>
          <table:table-cell office:value-type="float" office:value="0.126011" calcext:value-type="float">
            <text:p>0.12601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117281" calcext:value-type="float">
            <text:p>0.117281</text:p>
          </table:table-cell>
          <table:table-cell office:value-type="float" office:value="0.12168" calcext:value-type="float">
            <text:p>0.121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13085" calcext:value-type="float">
            <text:p>0.113085</text:p>
          </table:table-cell>
          <table:table-cell office:value-type="float" office:value="0.118777" calcext:value-type="float">
            <text:p>0.11877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115178" calcext:value-type="float">
            <text:p>0.115178</text:p>
          </table:table-cell>
          <table:table-cell office:value-type="float" office:value="0.120234" calcext:value-type="float">
            <text:p>0.1202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104813" calcext:value-type="float">
            <text:p>0.104813</text:p>
          </table:table-cell>
          <table:table-cell table:style-name="ce1" office:value-type="float" office:value="0.112829" calcext:value-type="float">
            <text:p>0.112829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113085" calcext:value-type="float">
            <text:p>0.113085</text:p>
          </table:table-cell>
          <table:table-cell office:value-type="float" office:value="0.118777" calcext:value-type="float">
            <text:p>0.1187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1074" calcext:value-type="float">
            <text:p>0.101074</text:p>
          </table:table-cell>
          <table:table-cell office:value-type="float" office:value="0.109476" calcext:value-type="float">
            <text:p>0.10947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.107909" calcext:value-type="float">
            <text:p>0.107909</text:p>
          </table:table-cell>
          <table:table-cell office:value-type="float" office:value="0.114038" calcext:value-type="float">
            <text:p>0.1140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973573" calcext:value-type="float">
            <text:p>0.0973573</text:p>
          </table:table-cell>
          <table:table-cell table:style-name="ce1" office:value-type="float" office:value="0.106102" calcext:value-type="float">
            <text:p>0.106102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float" office:value="0.102763" calcext:value-type="float">
            <text:p>0.102763</text:p>
          </table:table-cell>
          <table:table-cell office:value-type="float" office:value="0.10927" calcext:value-type="float">
            <text:p>0.109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0684868" calcext:value-type="float">
            <text:p>0.0684868</text:p>
          </table:table-cell>
          <table:table-cell table:style-name="ce1" office:value-type="float" office:value="0.104568" calcext:value-type="float">
            <text:p>0.104568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.0610303" calcext:value-type="float">
            <text:p>0.0610303</text:p>
          </table:table-cell>
          <table:table-cell office:value-type="float" office:value="0.112514" calcext:value-type="float">
            <text:p>0.1125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479413" calcext:value-type="float">
            <text:p>0.0479413</text:p>
          </table:table-cell>
          <table:table-cell office:value-type="float" office:value="0.156313" calcext:value-type="float">
            <text:p>0.15631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0.0512433" calcext:value-type="float">
            <text:p>0.0512433</text:p>
          </table:table-cell>
          <table:table-cell office:value-type="float" office:value="0.120562" calcext:value-type="float">
            <text:p>0.1205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0502858" calcext:value-type="float">
            <text:p>0.0502858</text:p>
          </table:table-cell>
          <table:table-cell table:style-name="ce1" office:value-type="float" office:value="0.16762" calcext:value-type="float">
            <text:p>0.16762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0459935" calcext:value-type="float">
            <text:p>0.0459935</text:p>
          </table:table-cell>
          <table:table-cell office:value-type="float" office:value="0.140672" calcext:value-type="float">
            <text:p>0.14067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17622" calcext:value-type="float">
            <text:p>0.0517622</text:p>
          </table:table-cell>
          <table:table-cell office:value-type="float" office:value="0.174484" calcext:value-type="float">
            <text:p>0.17448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.0481518" calcext:value-type="float">
            <text:p>0.0481518</text:p>
          </table:table-cell>
          <table:table-cell office:value-type="float" office:value="0.153631" calcext:value-type="float">
            <text:p>0.1536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76923" calcext:value-type="float">
            <text:p>0.0676923</text:p>
          </table:table-cell>
          <table:table-cell office:value-type="float" office:value="0.230777" calcext:value-type="float">
            <text:p>0.23077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0494572" calcext:value-type="float">
            <text:p>0.0494572</text:p>
          </table:table-cell>
          <table:table-cell office:value-type="float" office:value="0.159509" calcext:value-type="float">
            <text:p>0.1595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32774" calcext:value-type="float">
            <text:p>0.0832774</text:p>
          </table:table-cell>
          <table:table-cell office:value-type="float" office:value="0.287169" calcext:value-type="float">
            <text:p>0.28716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.0521536" calcext:value-type="float">
            <text:p>0.0521536</text:p>
          </table:table-cell>
          <table:table-cell office:value-type="float" office:value="0.173845" calcext:value-type="float">
            <text:p>0.1738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825338" calcext:value-type="float">
            <text:p>0.0825338</text:p>
          </table:table-cell>
          <table:table-cell office:value-type="float" office:value="0.287903" calcext:value-type="float">
            <text:p>0.28790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0.053753" calcext:value-type="float">
            <text:p>0.053753</text:p>
          </table:table-cell>
          <table:table-cell office:value-type="float" office:value="0.181195" calcext:value-type="float">
            <text:p>0.18119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817864" calcext:value-type="float">
            <text:p>0.0817864</text:p>
          </table:table-cell>
          <table:table-cell table:style-name="ce1" office:value-type="float" office:value="0.288636" calcext:value-type="float">
            <text:p>0.288636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0679738" calcext:value-type="float">
            <text:p>0.0679738</text:p>
          </table:table-cell>
          <table:table-cell office:value-type="float" office:value="0.231736" calcext:value-type="float">
            <text:p>0.2317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421828" calcext:value-type="float">
            <text:p>0.00421828</text:p>
          </table:table-cell>
          <table:table-cell office:value-type="float" office:value="0.274968" calcext:value-type="float">
            <text:p>0.27496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0818848" calcext:value-type="float">
            <text:p>0.0818848</text:p>
          </table:table-cell>
          <table:table-cell office:value-type="float" office:value="0.282367" calcext:value-type="float">
            <text:p>0.2823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37467" calcext:value-type="float">
            <text:p>0.00337467</text:p>
          </table:table-cell>
          <table:table-cell office:value-type="float" office:value="0.274979" calcext:value-type="float">
            <text:p>0.27497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.0811559" calcext:value-type="float">
            <text:p>0.0811559</text:p>
          </table:table-cell>
          <table:table-cell office:value-type="float" office:value="0.283097" calcext:value-type="float">
            <text:p>0.2830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253563" calcext:value-type="float">
            <text:p>0.00253563</text:p>
          </table:table-cell>
          <table:table-cell office:value-type="float" office:value="0.275488" calcext:value-type="float">
            <text:p>0.27548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.00417993" calcext:value-type="float">
            <text:p>0.00417993</text:p>
          </table:table-cell>
          <table:table-cell office:value-type="float" office:value="0.272468" calcext:value-type="float">
            <text:p>0.2724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.00335013" calcext:value-type="float">
            <text:p>0.00335013</text:p>
          </table:table-cell>
          <table:table-cell office:value-type="float" office:value="0.272979" calcext:value-type="float">
            <text:p>0.27297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0.00251722" calcext:value-type="float">
            <text:p>0.00251722</text:p>
          </table:table-cell>
          <table:table-cell office:value-type="float" office:value="0.273488" calcext:value-type="float">
            <text:p>0.273488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16:06:00.283558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1:01:39.281790592</meta:creation-date>
    <dc:date>2015-07-06T16:42:00.207455641</dc:date>
    <meta:editing-duration>PT5H48M25S</meta:editing-duration>
    <meta:editing-cycles>31</meta:editing-cycles>
    <meta:generator>LibreOffice/4.2.8.2$Linux_X86_64 LibreOffice_project/420m0$Build-2</meta:generator>
    <meta:document-statistic meta:table-count="9" meta:cell-count="8651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RESOLUTION 1 8 0.02 1'.A1:'RESOLUTION 1 8 0.02 1'.B83" svg:x="0.319cm" svg:y="0.18cm" svg:width="12.508cm" svg:height="8.645cm">
          <chartooo:coordinate-region svg:x="0.861cm" svg:y="0.379cm" svg:width="11.87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 8 0.02 1'.B1:'RESOLUTION 1 8 0.02 1'.B83" chart:class="chart:scatter">
            <chart:domain table:cell-range-address="'RESOLUTION 1 8 0.02 1'.A1:'RESOLUTION 1 8 0.02 1'.A83"/>
            <chart:data-point chart:repeated="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'RESOLUTION 1 8 0.02 1'.A1:'RESOLUTION 1 8 0.02 1'.A83</svg:desc>
                </draw:g>
              </table:table-cell>
              <table:table-cell office:value-type="float" office:value="-0">
                <text:p>-0</text:p>
                <draw:g>
                  <svg:desc>'RESOLUTION 1 8 0.02 1'.B1:'RESOLUTION 1 8 0.02 1'.B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7667">
                <text:p>0.0597667</text:p>
              </table:table-cell>
              <table:table-cell office:value-type="float" office:value="-3.24645">
                <text:p>-3.24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807">
                <text:p>0.119807</text:p>
              </table:table-cell>
              <table:table-cell office:value-type="float" office:value="-3.25279">
                <text:p>-3.25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9764">
                <text:p>0.139764</text:p>
              </table:table-cell>
              <table:table-cell office:value-type="float" office:value="-3.252">
                <text:p>-3.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082">
                <text:p>0.18082</text:p>
              </table:table-cell>
              <table:table-cell office:value-type="float" office:value="-3.27101">
                <text:p>-3.27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4605">
                <text:p>0.404605</text:p>
              </table:table-cell>
              <table:table-cell office:value-type="float" office:value="-5.4851">
                <text:p>-5.4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476">
                <text:p>2.10476</text:p>
              </table:table-cell>
              <table:table-cell office:value-type="float" office:value="-5.08134">
                <text:p>-5.08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7682">
                <text:p>1.67682</text:p>
              </table:table-cell>
              <table:table-cell office:value-type="float" office:value="-3.84639">
                <text:p>-3.84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9226">
                <text:p>1.69226</text:p>
              </table:table-cell>
              <table:table-cell office:value-type="float" office:value="-3.75532">
                <text:p>-3.75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9778">
                <text:p>1.69778</text:p>
              </table:table-cell>
              <table:table-cell office:value-type="float" office:value="-3.70668">
                <text:p>-3.70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0151">
                <text:p>1.70151</text:p>
              </table:table-cell>
              <table:table-cell office:value-type="float" office:value="-3.65539">
                <text:p>-3.65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1321">
                <text:p>1.71321</text:p>
              </table:table-cell>
              <table:table-cell office:value-type="float" office:value="-3.62229">
                <text:p>-3.62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2586">
                <text:p>1.72586</text:p>
              </table:table-cell>
              <table:table-cell office:value-type="float" office:value="-3.48172">
                <text:p>-3.48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595">
                <text:p>1.73595</text:p>
              </table:table-cell>
              <table:table-cell office:value-type="float" office:value="-3.44874">
                <text:p>-3.448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8041">
                <text:p>1.88041</text:p>
              </table:table-cell>
              <table:table-cell office:value-type="float" office:value="-3.31938">
                <text:p>-3.31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112">
                <text:p>1.9112</text:p>
              </table:table-cell>
              <table:table-cell office:value-type="float" office:value="-3.32599">
                <text:p>-3.325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0243">
                <text:p>2.00243</text:p>
              </table:table-cell>
              <table:table-cell office:value-type="float" office:value="-3.34085">
                <text:p>-3.34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286">
                <text:p>2.0286</text:p>
              </table:table-cell>
              <table:table-cell office:value-type="float" office:value="-3.3379">
                <text:p>-3.3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9325">
                <text:p>2.09325</text:p>
              </table:table-cell>
              <table:table-cell office:value-type="float" office:value="-3.35092">
                <text:p>-3.35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3197">
                <text:p>2.13197</text:p>
              </table:table-cell>
              <table:table-cell office:value-type="float" office:value="-3.36674">
                <text:p>-3.366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5528">
                <text:p>2.15528</text:p>
              </table:table-cell>
              <table:table-cell office:value-type="float" office:value="-3.3578">
                <text:p>-3.3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873">
                <text:p>2.1873</text:p>
              </table:table-cell>
              <table:table-cell office:value-type="float" office:value="-3.36212">
                <text:p>-3.36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2459">
                <text:p>2.32459</text:p>
              </table:table-cell>
              <table:table-cell office:value-type="float" office:value="-3.38824">
                <text:p>-3.38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9536">
                <text:p>2.39536</text:p>
              </table:table-cell>
              <table:table-cell office:value-type="float" office:value="-3.40115">
                <text:p>-3.40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5918">
                <text:p>2.45918</text:p>
              </table:table-cell>
              <table:table-cell office:value-type="float" office:value="-3.4023">
                <text:p>-3.40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7064">
                <text:p>2.57064</text:p>
              </table:table-cell>
              <table:table-cell office:value-type="float" office:value="-3.42202">
                <text:p>-3.42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037">
                <text:p>2.6037</text:p>
              </table:table-cell>
              <table:table-cell office:value-type="float" office:value="-3.4221">
                <text:p>-3.4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5211">
                <text:p>2.65211</text:p>
              </table:table-cell>
              <table:table-cell office:value-type="float" office:value="-3.4417">
                <text:p>-3.4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4437">
                <text:p>2.74437</text:p>
              </table:table-cell>
              <table:table-cell office:value-type="float" office:value="-3.47245">
                <text:p>-3.47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8916">
                <text:p>3.48916</text:p>
              </table:table-cell>
              <table:table-cell office:value-type="float" office:value="-4.25156">
                <text:p>-4.25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46649">
                <text:p>5.46649</text:p>
              </table:table-cell>
              <table:table-cell office:value-type="float" office:value="0.606222">
                <text:p>0.606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9607">
                <text:p>4.89607</text:p>
              </table:table-cell>
              <table:table-cell office:value-type="float" office:value="0.634395">
                <text:p>0.6343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8792">
                <text:p>4.88792</text:p>
              </table:table-cell>
              <table:table-cell office:value-type="float" office:value="0.69443">
                <text:p>0.69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88455">
                <text:p>4.88455</text:p>
              </table:table-cell>
              <table:table-cell office:value-type="float" office:value="0.724555">
                <text:p>0.7245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88418">
                <text:p>4.88418</text:p>
              </table:table-cell>
              <table:table-cell office:value-type="float" office:value="0.785871">
                <text:p>0.785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88913">
                <text:p>4.88913</text:p>
              </table:table-cell>
              <table:table-cell office:value-type="float" office:value="0.817474">
                <text:p>0.81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95156">
                <text:p>4.95156</text:p>
              </table:table-cell>
              <table:table-cell office:value-type="float" office:value="0.890508">
                <text:p>0.8905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5092">
                <text:p>4.65092</text:p>
              </table:table-cell>
              <table:table-cell office:value-type="float" office:value="0.984608">
                <text:p>0.984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3849">
                <text:p>4.63849</text:p>
              </table:table-cell>
              <table:table-cell office:value-type="float" office:value="1.04161">
                <text:p>1.04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0241">
                <text:p>4.70241</text:p>
              </table:table-cell>
              <table:table-cell office:value-type="float" office:value="1.23941">
                <text:p>1.239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68299">
                <text:p>4.68299</text:p>
              </table:table-cell>
              <table:table-cell office:value-type="float" office:value="1.29596">
                <text:p>1.29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7495">
                <text:p>4.67495</text:p>
              </table:table-cell>
              <table:table-cell office:value-type="float" office:value="1.32467">
                <text:p>1.324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66673">
                <text:p>4.66673</text:p>
              </table:table-cell>
              <table:table-cell office:value-type="float" office:value="1.35333">
                <text:p>1.35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3817">
                <text:p>4.63817</text:p>
              </table:table-cell>
              <table:table-cell office:value-type="float" office:value="1.43811">
                <text:p>1.43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0242">
                <text:p>4.60242</text:p>
              </table:table-cell>
              <table:table-cell office:value-type="float" office:value="1.55182">
                <text:p>1.551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0227">
                <text:p>4.60227</text:p>
              </table:table-cell>
              <table:table-cell office:value-type="float" office:value="1.58329">
                <text:p>1.583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098">
                <text:p>4.6098</text:p>
              </table:table-cell>
              <table:table-cell office:value-type="float" office:value="1.64941">
                <text:p>1.64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14351">
                <text:p>5.14351</text:p>
              </table:table-cell>
              <table:table-cell office:value-type="float" office:value="1.9479">
                <text:p>1.9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6001">
                <text:p>3.96001</text:p>
              </table:table-cell>
              <table:table-cell office:value-type="float" office:value="3.81684">
                <text:p>3.816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8909">
                <text:p>3.88909</text:p>
              </table:table-cell>
              <table:table-cell office:value-type="float" office:value="3.88909">
                <text:p>3.889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4107">
                <text:p>3.84107</text:p>
              </table:table-cell>
              <table:table-cell office:value-type="float" office:value="3.93652">
                <text:p>3.936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12487">
                <text:p>0.712487</text:p>
              </table:table-cell>
              <table:table-cell office:value-type="float" office:value="0.757603">
                <text:p>0.7576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97078">
                <text:p>0.697078</text:p>
              </table:table-cell>
              <table:table-cell office:value-type="float" office:value="0.769107">
                <text:p>0.769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91012">
                <text:p>0.691012</text:p>
              </table:table-cell>
              <table:table-cell office:value-type="float" office:value="0.77188">
                <text:p>0.771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856">
                <text:p>0.6856</text:p>
              </table:table-cell>
              <table:table-cell office:value-type="float" office:value="0.775356">
                <text:p>0.7753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835">
                <text:p>0.64835</text:p>
              </table:table-cell>
              <table:table-cell office:value-type="float" office:value="0.790017">
                <text:p>0.790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8738">
                <text:p>0.628738</text:p>
              </table:table-cell>
              <table:table-cell office:value-type="float" office:value="0.79554">
                <text:p>0.795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4594">
                <text:p>0.614594</text:p>
              </table:table-cell>
              <table:table-cell office:value-type="float" office:value="0.807775">
                <text:p>0.807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9025">
                <text:p>0.609025</text:p>
              </table:table-cell>
              <table:table-cell office:value-type="float" office:value="0.810731">
                <text:p>0.8107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3999">
                <text:p>0.593999</text:p>
              </table:table-cell>
              <table:table-cell office:value-type="float" office:value="0.821804">
                <text:p>0.8218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86622">
                <text:p>0.586622</text:p>
              </table:table-cell>
              <table:table-cell office:value-type="float" office:value="0.822177">
                <text:p>0.8221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81566">
                <text:p>0.581566</text:p>
              </table:table-cell>
              <table:table-cell office:value-type="float" office:value="0.825761">
                <text:p>0.8257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6489">
                <text:p>0.576489</text:p>
              </table:table-cell>
              <table:table-cell office:value-type="float" office:value="0.829314">
                <text:p>0.8293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6856">
                <text:p>0.56856</text:p>
              </table:table-cell>
              <table:table-cell office:value-type="float" office:value="0.828712">
                <text:p>0.8287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6268">
                <text:p>0.566268</text:p>
              </table:table-cell>
              <table:table-cell office:value-type="float" office:value="0.836326">
                <text:p>0.8363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53761">
                <text:p>0.553761</text:p>
              </table:table-cell>
              <table:table-cell office:value-type="float" office:value="0.839872">
                <text:p>0.8398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8052">
                <text:p>0.548052</text:p>
              </table:table-cell>
              <table:table-cell office:value-type="float" office:value="0.842416">
                <text:p>0.8424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7798">
                <text:p>0.517798</text:p>
              </table:table-cell>
              <table:table-cell office:value-type="float" office:value="0.851994">
                <text:p>0.851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2028">
                <text:p>0.502028</text:p>
              </table:table-cell>
              <table:table-cell office:value-type="float" office:value="0.861381">
                <text:p>0.8613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7362">
                <text:p>0.477362</text:p>
              </table:table-cell>
              <table:table-cell office:value-type="float" office:value="0.867309">
                <text:p>0.8673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55012">
                <text:p>0.455012</text:p>
              </table:table-cell>
              <table:table-cell office:value-type="float" office:value="0.876988">
                <text:p>0.8769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0533">
                <text:p>0.450533</text:p>
              </table:table-cell>
              <table:table-cell office:value-type="float" office:value="0.881544">
                <text:p>0.8815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5107">
                <text:p>0.435107</text:p>
              </table:table-cell>
              <table:table-cell office:value-type="float" office:value="0.891485">
                <text:p>0.8914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3266">
                <text:p>0.423266</text:p>
              </table:table-cell>
              <table:table-cell office:value-type="float" office:value="0.909316">
                <text:p>0.909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9793">
                <text:p>2.19793</text:p>
              </table:table-cell>
              <table:table-cell office:value-type="float" office:value="5.04174">
                <text:p>5.041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5255">
                <text:p>1.65255</text:p>
              </table:table-cell>
              <table:table-cell office:value-type="float" office:value="4.70948">
                <text:p>4.709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9591">
                <text:p>1.59591</text:p>
              </table:table-cell>
              <table:table-cell office:value-type="float" office:value="4.73319">
                <text:p>4.73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6715">
                <text:p>1.56715</text:p>
              </table:table-cell>
              <table:table-cell office:value-type="float" office:value="4.74384">
                <text:p>4.74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9288">
                <text:p>1.39288</text:p>
              </table:table-cell>
              <table:table-cell office:value-type="float" office:value="4.80311">
                <text:p>4.803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5143">
                <text:p>1.35143</text:p>
              </table:table-cell>
              <table:table-cell office:value-type="float" office:value="4.88345">
                <text:p>4.883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691">
                <text:p>1.3691</text:p>
              </table:table-cell>
              <table:table-cell office:value-type="float" office:value="5.32687">
                <text:p>5.326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4977">
                <text:p>0.134977</text:p>
              </table:table-cell>
              <table:table-cell office:value-type="float" office:value="5.49834">
                <text:p>5.498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1237">
                <text:p>0.101237</text:p>
              </table:table-cell>
              <table:table-cell office:value-type="float" office:value="5.49907">
                <text:p>5.49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'RESOLUTION 10 160 0.02 1 test1'.D1:'RESOLUTION 10 160 0.02 1 test1'.E531" svg:x="0.319cm" svg:y="0.18cm" svg:width="12.508cm" svg:height="8.646cm">
          <chartooo:coordinate-region svg:x="0.861cm" svg:y="0.379cm" svg:width="11.87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0 160 0.02 1 test1'.E1:'RESOLUTION 10 160 0.02 1 test1'.E531" chart:class="chart:scatter">
            <chart:domain table:cell-range-address="'RESOLUTION 10 160 0.02 1 test1'.D1:'RESOLUTION 10 160 0.02 1 test1'.D531"/>
            <chart:data-point chart:repeated="5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OLUTION 10 160 0.02 1 test1'.D1:'RESOLUTION 10 160 0.02 1 test1'.D531</svg:desc>
                </draw:g>
              </table:table-cell>
              <table:table-cell office:value-type="float" office:value="0">
                <text:p>0</text:p>
                <draw:g>
                  <svg:desc>'RESOLUTION 10 160 0.02 1 test1'.E1:'RESOLUTION 10 160 0.02 1 test1'.E5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4963">
                <text:p>0.0404963</text:p>
              </table:table-cell>
              <table:table-cell office:value-type="float" office:value="-5.49985">
                <text:p>-5.49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3505">
                <text:p>0.733505</text:p>
              </table:table-cell>
              <table:table-cell office:value-type="float" office:value="-5.45087">
                <text:p>-5.45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2579">
                <text:p>0.712579</text:p>
              </table:table-cell>
              <table:table-cell office:value-type="float" office:value="-5.19879">
                <text:p>-5.19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8541">
                <text:p>0.698541</text:p>
              </table:table-cell>
              <table:table-cell office:value-type="float" office:value="-5.07323">
                <text:p>-5.07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0003">
                <text:p>0.670003</text:p>
              </table:table-cell>
              <table:table-cell office:value-type="float" office:value="-4.82218">
                <text:p>-4.82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6044">
                <text:p>0.626044</text:p>
              </table:table-cell>
              <table:table-cell office:value-type="float" office:value="-4.44574">
                <text:p>-4.44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9073">
                <text:p>0.599073</text:p>
              </table:table-cell>
              <table:table-cell office:value-type="float" office:value="-4.17989">
                <text:p>-4.17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0612">
                <text:p>0.600612</text:p>
              </table:table-cell>
              <table:table-cell office:value-type="float" office:value="-4.17239">
                <text:p>-4.17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2142">
                <text:p>0.602142</text:p>
              </table:table-cell>
              <table:table-cell office:value-type="float" office:value="-4.1649">
                <text:p>-4.1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5175">
                <text:p>0.605175</text:p>
              </table:table-cell>
              <table:table-cell office:value-type="float" office:value="-4.14991">
                <text:p>-4.14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6677">
                <text:p>0.606677</text:p>
              </table:table-cell>
              <table:table-cell office:value-type="float" office:value="-4.14241">
                <text:p>-4.14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8171">
                <text:p>0.608171</text:p>
              </table:table-cell>
              <table:table-cell office:value-type="float" office:value="-4.13491">
                <text:p>-4.13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5241">
                <text:p>0.615241</text:p>
              </table:table-cell>
              <table:table-cell office:value-type="float" office:value="-4.11284">
                <text:p>-4.11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7289">
                <text:p>0.617289</text:p>
              </table:table-cell>
              <table:table-cell office:value-type="float" office:value="-4.10929">
                <text:p>-4.10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44">
                <text:p>0.62544</text:p>
              </table:table-cell>
              <table:table-cell office:value-type="float" office:value="-4.09511">
                <text:p>-4.09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7468">
                <text:p>0.627468</text:p>
              </table:table-cell>
              <table:table-cell office:value-type="float" office:value="-4.09157">
                <text:p>-4.09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4028">
                <text:p>0.634028</text:p>
              </table:table-cell>
              <table:table-cell office:value-type="float" office:value="-4.06768">
                <text:p>-4.06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1337">
                <text:p>0.641337</text:p>
              </table:table-cell>
              <table:table-cell office:value-type="float" office:value="-4.01733">
                <text:p>-4.01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7834">
                <text:p>0.647834</text:p>
              </table:table-cell>
              <table:table-cell office:value-type="float" office:value="-3.99501">
                <text:p>-3.99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9899">
                <text:p>0.649899</text:p>
              </table:table-cell>
              <table:table-cell office:value-type="float" office:value="-3.99225">
                <text:p>-3.99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4021">
                <text:p>0.654021</text:p>
              </table:table-cell>
              <table:table-cell office:value-type="float" office:value="-3.98671">
                <text:p>-3.98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813">
                <text:p>0.65813</text:p>
              </table:table-cell>
              <table:table-cell office:value-type="float" office:value="-3.98117">
                <text:p>-3.98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018">
                <text:p>0.66018</text:p>
              </table:table-cell>
              <table:table-cell office:value-type="float" office:value="-3.9784">
                <text:p>-3.9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8248">
                <text:p>0.668248</text:p>
              </table:table-cell>
              <table:table-cell office:value-type="float" office:value="-3.96671">
                <text:p>-3.96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0232">
                <text:p>0.670232</text:p>
              </table:table-cell>
              <table:table-cell office:value-type="float" office:value="-3.96363">
                <text:p>-3.963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4188">
                <text:p>0.674188</text:p>
              </table:table-cell>
              <table:table-cell office:value-type="float" office:value="-3.95748">
                <text:p>-3.957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80097">
                <text:p>0.680097</text:p>
              </table:table-cell>
              <table:table-cell office:value-type="float" office:value="-3.94825">
                <text:p>-3.94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7753">
                <text:p>0.687753</text:p>
              </table:table-cell>
              <table:table-cell office:value-type="float" office:value="-3.93495">
                <text:p>-3.93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886">
                <text:p>0.69886</text:p>
              </table:table-cell>
              <table:table-cell office:value-type="float" office:value="-3.91349">
                <text:p>-3.91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06004">
                <text:p>0.706004</text:p>
              </table:table-cell>
              <table:table-cell office:value-type="float" office:value="-3.89818">
                <text:p>-3.898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6314">
                <text:p>0.716314</text:p>
              </table:table-cell>
              <table:table-cell office:value-type="float" office:value="-3.87373">
                <text:p>-3.87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22982">
                <text:p>0.722982</text:p>
              </table:table-cell>
              <table:table-cell office:value-type="float" office:value="-3.85682">
                <text:p>-3.856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27848">
                <text:p>0.727848</text:p>
              </table:table-cell>
              <table:table-cell office:value-type="float" office:value="-3.84369">
                <text:p>-3.843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2667">
                <text:p>0.732667</text:p>
              </table:table-cell>
              <table:table-cell office:value-type="float" office:value="-3.83056">
                <text:p>-3.830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39175">
                <text:p>0.739175</text:p>
              </table:table-cell>
              <table:table-cell office:value-type="float" office:value="-3.81383">
                <text:p>-3.813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5758">
                <text:p>0.745758</text:p>
              </table:table-cell>
              <table:table-cell office:value-type="float" office:value="-3.79787">
                <text:p>-3.79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9022">
                <text:p>0.749022</text:p>
              </table:table-cell>
              <table:table-cell office:value-type="float" office:value="-3.78989">
                <text:p>-3.78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5299">
                <text:p>0.755299</text:p>
              </table:table-cell>
              <table:table-cell office:value-type="float" office:value="-3.77294">
                <text:p>-3.77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56807">
                <text:p>0.756807</text:p>
              </table:table-cell>
              <table:table-cell office:value-type="float" office:value="-3.76846">
                <text:p>-3.76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2785">
                <text:p>0.762785</text:p>
              </table:table-cell>
              <table:table-cell office:value-type="float" office:value="-3.75052">
                <text:p>-3.75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64267">
                <text:p>0.764267</text:p>
              </table:table-cell>
              <table:table-cell office:value-type="float" office:value="-3.74603">
                <text:p>-3.746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71678">
                <text:p>0.771678</text:p>
              </table:table-cell>
              <table:table-cell office:value-type="float" office:value="-3.73553">
                <text:p>-3.735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5055">
                <text:p>0.785055</text:p>
              </table:table-cell>
              <table:table-cell office:value-type="float" office:value="-3.7309">
                <text:p>-3.73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92918">
                <text:p>0.792918</text:p>
              </table:table-cell>
              <table:table-cell office:value-type="float" office:value="-3.7229">
                <text:p>-3.7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1377">
                <text:p>0.801377</text:p>
              </table:table-cell>
              <table:table-cell office:value-type="float" office:value="-3.70676">
                <text:p>-3.706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03059">
                <text:p>0.803059</text:p>
              </table:table-cell>
              <table:table-cell office:value-type="float" office:value="-3.70353">
                <text:p>-3.703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10946">
                <text:p>0.810946</text:p>
              </table:table-cell>
              <table:table-cell office:value-type="float" office:value="-3.69608">
                <text:p>-3.69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24547">
                <text:p>0.824547</text:p>
              </table:table-cell>
              <table:table-cell office:value-type="float" office:value="-3.69307">
                <text:p>-3.693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32948">
                <text:p>0.832948</text:p>
              </table:table-cell>
              <table:table-cell office:value-type="float" office:value="-3.68811">
                <text:p>-3.68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44505">
                <text:p>0.844505</text:p>
              </table:table-cell>
              <table:table-cell office:value-type="float" office:value="-3.67625">
                <text:p>-3.67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2847">
                <text:p>0.852847</text:p>
              </table:table-cell>
              <table:table-cell office:value-type="float" office:value="-3.67124">
                <text:p>-3.671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6357">
                <text:p>0.866357</text:p>
              </table:table-cell>
              <table:table-cell office:value-type="float" office:value="-3.66808">
                <text:p>-3.668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76193">
                <text:p>0.876193</text:p>
              </table:table-cell>
              <table:table-cell office:value-type="float" office:value="-3.66944">
                <text:p>-3.669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8421">
                <text:p>0.88421</text:p>
              </table:table-cell>
              <table:table-cell office:value-type="float" office:value="-3.67307">
                <text:p>-3.67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2244">
                <text:p>0.892244</text:p>
              </table:table-cell>
              <table:table-cell office:value-type="float" office:value="-3.67669">
                <text:p>-3.676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2885">
                <text:p>0.902885</text:p>
              </table:table-cell>
              <table:table-cell office:value-type="float" office:value="-3.68109">
                <text:p>-3.681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05525">
                <text:p>0.905525</text:p>
              </table:table-cell>
              <table:table-cell office:value-type="float" office:value="-3.68209">
                <text:p>-3.682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8752">
                <text:p>0.918752</text:p>
              </table:table-cell>
              <table:table-cell office:value-type="float" office:value="-3.68705">
                <text:p>-3.68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902">
                <text:p>0.92902</text:p>
              </table:table-cell>
              <table:table-cell office:value-type="float" office:value="-3.68964">
                <text:p>-3.689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1447">
                <text:p>0.941447</text:p>
              </table:table-cell>
              <table:table-cell office:value-type="float" office:value="-3.69113">
                <text:p>-3.691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3935">
                <text:p>0.943935</text:p>
              </table:table-cell>
              <table:table-cell office:value-type="float" office:value="-3.69142">
                <text:p>-3.691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4993">
                <text:p>0.954993</text:p>
              </table:table-cell>
              <table:table-cell office:value-type="float" office:value="-3.69684">
                <text:p>-3.696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64139">
                <text:p>0.964139</text:p>
              </table:table-cell>
              <table:table-cell office:value-type="float" office:value="-3.70408">
                <text:p>-3.704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3314">
                <text:p>0.973314</text:p>
              </table:table-cell>
              <table:table-cell office:value-type="float" office:value="-3.71129">
                <text:p>-3.711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85288">
                <text:p>0.985288</text:p>
              </table:table-cell>
              <table:table-cell office:value-type="float" office:value="-3.71972">
                <text:p>-3.719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4068">
                <text:p>0.994068</text:p>
              </table:table-cell>
              <table:table-cell office:value-type="float" office:value="-3.72515">
                <text:p>-3.725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933">
                <text:p>0.999933</text:p>
              </table:table-cell>
              <table:table-cell office:value-type="float" office:value="-3.72875">
                <text:p>-3.72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287">
                <text:p>1.00287</text:p>
              </table:table-cell>
              <table:table-cell office:value-type="float" office:value="-3.73055">
                <text:p>-3.73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1454">
                <text:p>1.01454</text:p>
              </table:table-cell>
              <table:table-cell office:value-type="float" office:value="-3.73734">
                <text:p>-3.737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2905">
                <text:p>1.02905</text:p>
              </table:table-cell>
              <table:table-cell office:value-type="float" office:value="-3.7453">
                <text:p>-3.74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3195">
                <text:p>1.03195</text:p>
              </table:table-cell>
              <table:table-cell office:value-type="float" office:value="-3.74689">
                <text:p>-3.746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4377">
                <text:p>1.04377</text:p>
              </table:table-cell>
              <table:table-cell office:value-type="float" office:value="-3.75379">
                <text:p>-3.753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5278">
                <text:p>1.05278</text:p>
              </table:table-cell>
              <table:table-cell office:value-type="float" office:value="-3.75937">
                <text:p>-3.759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6182">
                <text:p>1.06182</text:p>
              </table:table-cell>
              <table:table-cell office:value-type="float" office:value="-3.76493">
                <text:p>-3.764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7341">
                <text:p>1.07341</text:p>
              </table:table-cell>
              <table:table-cell office:value-type="float" office:value="-3.77059">
                <text:p>-3.770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8176">
                <text:p>1.08176</text:p>
              </table:table-cell>
              <table:table-cell office:value-type="float" office:value="-3.77351">
                <text:p>-3.773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9012">
                <text:p>1.09012</text:p>
              </table:table-cell>
              <table:table-cell office:value-type="float" office:value="-3.77641">
                <text:p>-3.77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0072">
                <text:p>1.10072</text:p>
              </table:table-cell>
              <table:table-cell office:value-type="float" office:value="-3.77833">
                <text:p>-3.778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41">
                <text:p>1.141</text:p>
              </table:table-cell>
              <table:table-cell office:value-type="float" office:value="-3.77806">
                <text:p>-3.778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5184">
                <text:p>1.15184</text:p>
              </table:table-cell>
              <table:table-cell office:value-type="float" office:value="-3.78042">
                <text:p>-3.780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6929">
                <text:p>1.16929</text:p>
              </table:table-cell>
              <table:table-cell office:value-type="float" office:value="-3.78762">
                <text:p>-3.787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8132">
                <text:p>1.18132</text:p>
              </table:table-cell>
              <table:table-cell office:value-type="float" office:value="-3.79352">
                <text:p>-3.793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9064">
                <text:p>1.19064</text:p>
              </table:table-cell>
              <table:table-cell office:value-type="float" office:value="-3.79878">
                <text:p>-3.798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9997">
                <text:p>1.19997</text:p>
              </table:table-cell>
              <table:table-cell office:value-type="float" office:value="-3.80402">
                <text:p>-3.804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1379">
                <text:p>1.21379</text:p>
              </table:table-cell>
              <table:table-cell office:value-type="float" office:value="-3.81517">
                <text:p>-3.81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1759">
                <text:p>1.21759</text:p>
              </table:table-cell>
              <table:table-cell office:value-type="float" office:value="-3.819">
                <text:p>-3.8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2521">
                <text:p>1.22521</text:p>
              </table:table-cell>
              <table:table-cell office:value-type="float" office:value="-3.82664">
                <text:p>-3.826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3284">
                <text:p>1.23284</text:p>
              </table:table-cell>
              <table:table-cell office:value-type="float" office:value="-3.83428">
                <text:p>-3.834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3666">
                <text:p>1.23666</text:p>
              </table:table-cell>
              <table:table-cell office:value-type="float" office:value="-3.83809">
                <text:p>-3.83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4942">
                <text:p>1.24942</text:p>
              </table:table-cell>
              <table:table-cell office:value-type="float" office:value="-3.84531">
                <text:p>-3.845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5705">
                <text:p>1.25705</text:p>
              </table:table-cell>
              <table:table-cell office:value-type="float" office:value="-3.84472">
                <text:p>-3.84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6469">
                <text:p>1.26469</text:p>
              </table:table-cell>
              <table:table-cell office:value-type="float" office:value="-3.84411">
                <text:p>-3.844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7645">
                <text:p>1.27645</text:p>
              </table:table-cell>
              <table:table-cell office:value-type="float" office:value="-3.84801">
                <text:p>-3.848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8648">
                <text:p>1.28648</text:p>
              </table:table-cell>
              <table:table-cell office:value-type="float" office:value="-3.85448">
                <text:p>-3.854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9653">
                <text:p>1.29653</text:p>
              </table:table-cell>
              <table:table-cell office:value-type="float" office:value="-3.86092">
                <text:p>-3.860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094">
                <text:p>1.3094</text:p>
              </table:table-cell>
              <table:table-cell office:value-type="float" office:value="-3.86777">
                <text:p>-3.867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1865">
                <text:p>1.31865</text:p>
              </table:table-cell>
              <table:table-cell office:value-type="float" office:value="-3.8716">
                <text:p>-3.87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2482">
                <text:p>1.32482</text:p>
              </table:table-cell>
              <table:table-cell office:value-type="float" office:value="-3.87414">
                <text:p>-3.874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2791">
                <text:p>1.32791</text:p>
              </table:table-cell>
              <table:table-cell office:value-type="float" office:value="-3.87541">
                <text:p>-3.87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4134">
                <text:p>1.34134</text:p>
              </table:table-cell>
              <table:table-cell office:value-type="float" office:value="-3.88348">
                <text:p>-3.883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5222">
                <text:p>1.35222</text:p>
              </table:table-cell>
              <table:table-cell office:value-type="float" office:value="-3.89177">
                <text:p>-3.891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6315">
                <text:p>1.36315</text:p>
              </table:table-cell>
              <table:table-cell office:value-type="float" office:value="-3.90004">
                <text:p>-3.90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7737">
                <text:p>1.37737</text:p>
              </table:table-cell>
              <table:table-cell office:value-type="float" office:value="-3.90988">
                <text:p>-3.90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8083">
                <text:p>1.38083</text:p>
              </table:table-cell>
              <table:table-cell office:value-type="float" office:value="-3.91206">
                <text:p>-3.912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982">
                <text:p>1.3982</text:p>
              </table:table-cell>
              <table:table-cell office:value-type="float" office:value="-3.92287">
                <text:p>-3.922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1059">
                <text:p>1.41059</text:p>
              </table:table-cell>
              <table:table-cell office:value-type="float" office:value="-3.92715">
                <text:p>-3.927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1331">
                <text:p>1.41331</text:p>
              </table:table-cell>
              <table:table-cell office:value-type="float" office:value="-3.92713">
                <text:p>-3.927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2417">
                <text:p>1.42417</text:p>
              </table:table-cell>
              <table:table-cell office:value-type="float" office:value="-3.92703">
                <text:p>-3.927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2689">
                <text:p>1.42689</text:p>
              </table:table-cell>
              <table:table-cell office:value-type="float" office:value="-3.927">
                <text:p>-3.9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39">
                <text:p>1.439</text:p>
              </table:table-cell>
              <table:table-cell office:value-type="float" office:value="-3.93025">
                <text:p>-3.930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4903">
                <text:p>1.44903</text:p>
              </table:table-cell>
              <table:table-cell office:value-type="float" office:value="-3.93519">
                <text:p>-3.935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5573">
                <text:p>1.45573</text:p>
              </table:table-cell>
              <table:table-cell office:value-type="float" office:value="-3.93848">
                <text:p>-3.938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5908">
                <text:p>1.45908</text:p>
              </table:table-cell>
              <table:table-cell office:value-type="float" office:value="-3.94012">
                <text:p>-3.940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7126">
                <text:p>1.47126</text:p>
              </table:table-cell>
              <table:table-cell office:value-type="float" office:value="-3.94327">
                <text:p>-3.943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7673">
                <text:p>1.47673</text:p>
              </table:table-cell>
              <table:table-cell office:value-type="float" office:value="-3.94315">
                <text:p>-3.94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8221">
                <text:p>1.48221</text:p>
              </table:table-cell>
              <table:table-cell office:value-type="float" office:value="-3.94302">
                <text:p>-3.943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8494">
                <text:p>1.48494</text:p>
              </table:table-cell>
              <table:table-cell office:value-type="float" office:value="-3.94295">
                <text:p>-3.942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48768">
                <text:p>1.48768</text:p>
              </table:table-cell>
              <table:table-cell office:value-type="float" office:value="-3.94288">
                <text:p>-3.942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0083">
                <text:p>1.50083</text:p>
              </table:table-cell>
              <table:table-cell office:value-type="float" office:value="-3.94838">
                <text:p>-3.948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0468">
                <text:p>1.50468</text:p>
              </table:table-cell>
              <table:table-cell office:value-type="float" office:value="-3.95119">
                <text:p>-3.951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2397">
                <text:p>1.52397</text:p>
              </table:table-cell>
              <table:table-cell office:value-type="float" office:value="-3.96523">
                <text:p>-3.965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4215">
                <text:p>1.54215</text:p>
              </table:table-cell>
              <table:table-cell office:value-type="float" office:value="-3.9833">
                <text:p>-3.98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4737">
                <text:p>1.54737</text:p>
              </table:table-cell>
              <table:table-cell office:value-type="float" office:value="-3.98953">
                <text:p>-3.989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5785">
                <text:p>1.55785</text:p>
              </table:table-cell>
              <table:table-cell office:value-type="float" office:value="-4.00198">
                <text:p>-4.001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43948">
                <text:p>5.43948</text:p>
              </table:table-cell>
              <table:table-cell office:value-type="float" office:value="-0.813694">
                <text:p>-0.8136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33243">
                <text:p>5.33243</text:p>
              </table:table-cell>
              <table:table-cell office:value-type="float" office:value="-0.784304">
                <text:p>-0.7843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27839">
                <text:p>5.27839</text:p>
              </table:table-cell>
              <table:table-cell office:value-type="float" office:value="-0.773048">
                <text:p>-0.7730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06212">
                <text:p>5.06212</text:p>
              </table:table-cell>
              <table:table-cell office:value-type="float" office:value="-0.728688">
                <text:p>-0.7286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00803">
                <text:p>5.00803</text:p>
              </table:table-cell>
              <table:table-cell office:value-type="float" office:value="-0.717764">
                <text:p>-0.717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0065">
                <text:p>4.90065</text:p>
              </table:table-cell>
              <table:table-cell office:value-type="float" office:value="-0.690104">
                <text:p>-0.6901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90719">
                <text:p>4.90719</text:p>
              </table:table-cell>
              <table:table-cell office:value-type="float" office:value="-0.641959">
                <text:p>-0.641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90954">
                <text:p>4.90954</text:p>
              </table:table-cell>
              <table:table-cell office:value-type="float" office:value="-0.630016">
                <text:p>-0.630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91344">
                <text:p>4.91344</text:p>
              </table:table-cell>
              <table:table-cell office:value-type="float" office:value="-0.615199">
                <text:p>-0.6151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91421">
                <text:p>4.91421</text:p>
              </table:table-cell>
              <table:table-cell office:value-type="float" office:value="-0.612233">
                <text:p>-0.6122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91748">
                <text:p>4.91748</text:p>
              </table:table-cell>
              <table:table-cell office:value-type="float" office:value="-0.600388">
                <text:p>-0.6003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91835">
                <text:p>4.91835</text:p>
              </table:table-cell>
              <table:table-cell office:value-type="float" office:value="-0.597431">
                <text:p>-0.5974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91921">
                <text:p>4.91921</text:p>
              </table:table-cell>
              <table:table-cell office:value-type="float" office:value="-0.594473">
                <text:p>-0.5944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92007">
                <text:p>4.92007</text:p>
              </table:table-cell>
              <table:table-cell office:value-type="float" office:value="-0.591514">
                <text:p>-0.5915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92093">
                <text:p>4.92093</text:p>
              </table:table-cell>
              <table:table-cell office:value-type="float" office:value="-0.588555">
                <text:p>-0.5885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92179">
                <text:p>4.92179</text:p>
              </table:table-cell>
              <table:table-cell office:value-type="float" office:value="-0.585594">
                <text:p>-0.585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92264">
                <text:p>4.92264</text:p>
              </table:table-cell>
              <table:table-cell office:value-type="float" office:value="-0.582633">
                <text:p>-0.5826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92564">
                <text:p>4.92564</text:p>
              </table:table-cell>
              <table:table-cell office:value-type="float" office:value="-0.570733">
                <text:p>-0.5707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9295">
                <text:p>4.9295</text:p>
              </table:table-cell>
              <table:table-cell office:value-type="float" office:value="-0.552796">
                <text:p>-0.5527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93263">
                <text:p>4.93263</text:p>
              </table:table-cell>
              <table:table-cell office:value-type="float" office:value="-0.540892">
                <text:p>-0.5408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93541">
                <text:p>4.93541</text:p>
              </table:table-cell>
              <table:table-cell office:value-type="float" office:value="-0.532004">
                <text:p>-0.532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3817">
                <text:p>4.93817</text:p>
              </table:table-cell>
              <table:table-cell office:value-type="float" office:value="-0.523108">
                <text:p>-0.523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04667">
                <text:p>5.04667</text:p>
              </table:table-cell>
              <table:table-cell office:value-type="float" office:value="-0.522079">
                <text:p>-0.5220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2067">
                <text:p>5.2067</text:p>
              </table:table-cell>
              <table:table-cell office:value-type="float" office:value="-0.528949">
                <text:p>-0.5289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36678">
                <text:p>5.36678</text:p>
              </table:table-cell>
              <table:table-cell office:value-type="float" office:value="-0.535232">
                <text:p>-0.5352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47417">
                <text:p>5.47417</text:p>
              </table:table-cell>
              <table:table-cell office:value-type="float" office:value="-0.532377">
                <text:p>-0.5323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49124">
                <text:p>5.49124</text:p>
              </table:table-cell>
              <table:table-cell office:value-type="float" office:value="-0.310313">
                <text:p>-0.3103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25493">
                <text:p>5.25493</text:p>
              </table:table-cell>
              <table:table-cell office:value-type="float" office:value="-0.284022">
                <text:p>-0.2840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78144">
                <text:p>4.78144</text:p>
              </table:table-cell>
              <table:table-cell office:value-type="float" office:value="-0.246663">
                <text:p>-0.2466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54464">
                <text:p>4.54464</text:p>
              </table:table-cell>
              <table:table-cell office:value-type="float" office:value="-0.228855">
                <text:p>-0.2288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30806">
                <text:p>4.30806</text:p>
              </table:table-cell>
              <table:table-cell office:value-type="float" office:value="-0.206342">
                <text:p>-0.2063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30988">
                <text:p>4.30988</text:p>
              </table:table-cell>
              <table:table-cell office:value-type="float" office:value="-0.164039">
                <text:p>-0.1640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31347">
                <text:p>4.31347</text:p>
              </table:table-cell>
              <table:table-cell office:value-type="float" office:value="-0.153574">
                <text:p>-0.1535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3236">
                <text:p>4.3236</text:p>
              </table:table-cell>
              <table:table-cell office:value-type="float" office:value="-0.137999">
                <text:p>-0.137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32852">
                <text:p>4.32852</text:p>
              </table:table-cell>
              <table:table-cell office:value-type="float" office:value="-0.127522">
                <text:p>-0.1275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33316">
                <text:p>4.33316</text:p>
              </table:table-cell>
              <table:table-cell office:value-type="float" office:value="-0.111694">
                <text:p>-0.1116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34602">
                <text:p>4.34602</text:p>
              </table:table-cell>
              <table:table-cell office:value-type="float" office:value="-0.101352">
                <text:p>-0.1013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35168">
                <text:p>4.35168</text:p>
              </table:table-cell>
              <table:table-cell office:value-type="float" office:value="-0.0988128">
                <text:p>-0.09881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36299">
                <text:p>4.36299</text:p>
              </table:table-cell>
              <table:table-cell office:value-type="float" office:value="-0.0937126">
                <text:p>-0.09371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7996">
                <text:p>4.37996</text:p>
              </table:table-cell>
              <table:table-cell office:value-type="float" office:value="-0.0860113">
                <text:p>-0.08601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61292">
                <text:p>4.61292</text:p>
              </table:table-cell>
              <table:table-cell office:value-type="float" office:value="-0.0792603">
                <text:p>-0.07926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94542">
                <text:p>4.94542</text:p>
              </table:table-cell>
              <table:table-cell office:value-type="float" office:value="-0.0758679">
                <text:p>-0.07586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27792">
                <text:p>5.27792</text:p>
              </table:table-cell>
              <table:table-cell office:value-type="float" office:value="-0.0712511">
                <text:p>-0.07125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49966">
                <text:p>5.49966</text:p>
              </table:table-cell>
              <table:table-cell office:value-type="float" office:value="-0.0607442">
                <text:p>-0.06074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49761">
                <text:p>5.49761</text:p>
              </table:table-cell>
              <table:table-cell office:value-type="float" office:value="0.161965">
                <text:p>0.1619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36827">
                <text:p>5.36827</text:p>
              </table:table-cell>
              <table:table-cell office:value-type="float" office:value="0.171343">
                <text:p>0.1713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30369">
                <text:p>5.30369</text:p>
              </table:table-cell>
              <table:table-cell office:value-type="float" office:value="0.172539">
                <text:p>0.1725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17455">
                <text:p>5.17455</text:p>
              </table:table-cell>
              <table:table-cell office:value-type="float" office:value="0.174695">
                <text:p>0.1746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98084">
                <text:p>4.98084</text:p>
              </table:table-cell>
              <table:table-cell office:value-type="float" office:value="0.177335">
                <text:p>0.1773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85149">
                <text:p>4.85149</text:p>
              </table:table-cell>
              <table:table-cell office:value-type="float" office:value="0.184653">
                <text:p>0.1846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84944">
                <text:p>4.84944</text:p>
              </table:table-cell>
              <table:table-cell office:value-type="float" office:value="0.232272">
                <text:p>0.2322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85465">
                <text:p>4.85465</text:p>
              </table:table-cell>
              <table:table-cell office:value-type="float" office:value="0.244466">
                <text:p>0.2444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86288">
                <text:p>4.86288</text:p>
              </table:table-cell>
              <table:table-cell office:value-type="float" office:value="0.253855">
                <text:p>0.2538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87109">
                <text:p>4.87109</text:p>
              </table:table-cell>
              <table:table-cell office:value-type="float" office:value="0.263276">
                <text:p>0.2632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88061">
                <text:p>4.88061</text:p>
              </table:table-cell>
              <table:table-cell office:value-type="float" office:value="0.275806">
                <text:p>0.2758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88669">
                <text:p>4.88669</text:p>
              </table:table-cell>
              <table:table-cell office:value-type="float" office:value="0.285174">
                <text:p>0.2851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89073">
                <text:p>4.89073</text:p>
              </table:table-cell>
              <table:table-cell office:value-type="float" office:value="0.291433">
                <text:p>0.2914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89274">
                <text:p>4.89274</text:p>
              </table:table-cell>
              <table:table-cell office:value-type="float" office:value="0.294566">
                <text:p>0.2945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89859">
                <text:p>4.89859</text:p>
              </table:table-cell>
              <table:table-cell office:value-type="float" office:value="0.306986">
                <text:p>0.3069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90131">
                <text:p>4.90131</text:p>
              </table:table-cell>
              <table:table-cell office:value-type="float" office:value="0.316215">
                <text:p>0.3162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90311">
                <text:p>4.90311</text:p>
              </table:table-cell>
              <table:table-cell office:value-type="float" office:value="0.322374">
                <text:p>0.3223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90401">
                <text:p>4.90401</text:p>
              </table:table-cell>
              <table:table-cell office:value-type="float" office:value="0.325455">
                <text:p>0.325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90639">
                <text:p>4.90639</text:p>
              </table:table-cell>
              <table:table-cell office:value-type="float" office:value="0.337711">
                <text:p>0.3377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90697">
                <text:p>4.90697</text:p>
              </table:table-cell>
              <table:table-cell office:value-type="float" office:value="0.343801">
                <text:p>0.3438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90726">
                <text:p>4.90726</text:p>
              </table:table-cell>
              <table:table-cell office:value-type="float" office:value="0.346847">
                <text:p>0.3468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90754">
                <text:p>4.90754</text:p>
              </table:table-cell>
              <table:table-cell office:value-type="float" office:value="0.349894">
                <text:p>0.3498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90811">
                <text:p>4.90811</text:p>
              </table:table-cell>
              <table:table-cell office:value-type="float" office:value="0.355988">
                <text:p>0.3559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91001">
                <text:p>4.91001</text:p>
              </table:table-cell>
              <table:table-cell office:value-type="float" office:value="0.368243">
                <text:p>0.3682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91068">
                <text:p>4.91068</text:p>
              </table:table-cell>
              <table:table-cell office:value-type="float" office:value="0.371324">
                <text:p>0.3713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91135">
                <text:p>4.91135</text:p>
              </table:table-cell>
              <table:table-cell office:value-type="float" office:value="0.374405">
                <text:p>0.3744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91268">
                <text:p>4.91268</text:p>
              </table:table-cell>
              <table:table-cell office:value-type="float" office:value="0.380571">
                <text:p>0.3805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91334">
                <text:p>4.91334</text:p>
              </table:table-cell>
              <table:table-cell office:value-type="float" office:value="0.383656">
                <text:p>0.3836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914">
                <text:p>4.914</text:p>
              </table:table-cell>
              <table:table-cell office:value-type="float" office:value="0.386741">
                <text:p>0.3867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1703">
                <text:p>4.91703</text:p>
              </table:table-cell>
              <table:table-cell office:value-type="float" office:value="0.399124">
                <text:p>0.3991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1788">
                <text:p>4.91788</text:p>
              </table:table-cell>
              <table:table-cell office:value-type="float" office:value="0.402231">
                <text:p>0.4022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1957">
                <text:p>4.91957</text:p>
              </table:table-cell>
              <table:table-cell office:value-type="float" office:value="0.408447">
                <text:p>0.4084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9221">
                <text:p>4.9221</text:p>
              </table:table-cell>
              <table:table-cell office:value-type="float" office:value="0.417782">
                <text:p>0.4177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03443">
                <text:p>5.03443</text:p>
              </table:table-cell>
              <table:table-cell office:value-type="float" office:value="0.439764">
                <text:p>0.4397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08974">
                <text:p>5.08974</text:p>
              </table:table-cell>
              <table:table-cell office:value-type="float" office:value="0.447743">
                <text:p>0.4477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31092">
                <text:p>5.31092</text:p>
              </table:table-cell>
              <table:table-cell office:value-type="float" office:value="0.480338">
                <text:p>0.480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3662">
                <text:p>5.3662</text:p>
              </table:table-cell>
              <table:table-cell office:value-type="float" office:value="0.488657">
                <text:p>0.4886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4761">
                <text:p>5.4761</text:p>
              </table:table-cell>
              <table:table-cell office:value-type="float" office:value="0.51222">
                <text:p>0.512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43123">
                <text:p>5.43123</text:p>
              </table:table-cell>
              <table:table-cell office:value-type="float" office:value="0.867055">
                <text:p>0.8670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33017">
                <text:p>5.33017</text:p>
              </table:table-cell>
              <table:table-cell office:value-type="float" office:value="0.864344">
                <text:p>0.8643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23022">
                <text:p>5.23022</text:p>
              </table:table-cell>
              <table:table-cell office:value-type="float" office:value="0.854724">
                <text:p>0.8547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03041">
                <text:p>5.03041</text:p>
              </table:table-cell>
              <table:table-cell office:value-type="float" office:value="0.834753">
                <text:p>0.8347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92954">
                <text:p>4.92954</text:p>
              </table:table-cell>
              <table:table-cell office:value-type="float" office:value="0.830451">
                <text:p>0.8304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92115">
                <text:p>4.92115</text:p>
              </table:table-cell>
              <table:table-cell office:value-type="float" office:value="0.878805">
                <text:p>0.8788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92547">
                <text:p>4.92547</text:p>
              </table:table-cell>
              <table:table-cell office:value-type="float" office:value="0.892057">
                <text:p>0.8920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92817">
                <text:p>4.92817</text:p>
              </table:table-cell>
              <table:table-cell office:value-type="float" office:value="0.895669">
                <text:p>0.8956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94162">
                <text:p>4.94162</text:p>
              </table:table-cell>
              <table:table-cell office:value-type="float" office:value="0.913785">
                <text:p>0.9137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9602">
                <text:p>4.9602</text:p>
              </table:table-cell>
              <table:table-cell office:value-type="float" office:value="0.929817">
                <text:p>0.9298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98">
                <text:p>4.98</text:p>
              </table:table-cell>
              <table:table-cell office:value-type="float" office:value="0.943021">
                <text:p>0.9430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99318">
                <text:p>4.99318</text:p>
              </table:table-cell>
              <table:table-cell office:value-type="float" office:value="0.951865">
                <text:p>0.9518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99977">
                <text:p>4.99977</text:p>
              </table:table-cell>
              <table:table-cell office:value-type="float" office:value="0.9563">
                <text:p>0.95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03392">
                <text:p>5.03392</text:p>
              </table:table-cell>
              <table:table-cell office:value-type="float" office:value="0.975647">
                <text:p>0.9756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04442">
                <text:p>5.04442</text:p>
              </table:table-cell>
              <table:table-cell office:value-type="float" office:value="0.980892">
                <text:p>0.9808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06539">
                <text:p>5.06539</text:p>
              </table:table-cell>
              <table:table-cell office:value-type="float" office:value="0.991423">
                <text:p>0.9914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09681">
                <text:p>5.09681</text:p>
              </table:table-cell>
              <table:table-cell office:value-type="float" office:value="1.00732">
                <text:p>1.007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14394">
                <text:p>5.14394</text:p>
              </table:table-cell>
              <table:table-cell office:value-type="float" office:value="1.02976">
                <text:p>1.029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15703">
                <text:p>5.15703</text:p>
              </table:table-cell>
              <table:table-cell office:value-type="float" office:value="1.03567">
                <text:p>1.035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1832">
                <text:p>5.1832</text:p>
              </table:table-cell>
              <table:table-cell office:value-type="float" office:value="1.04754">
                <text:p>1.047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20935">
                <text:p>5.20935</text:p>
              </table:table-cell>
              <table:table-cell office:value-type="float" office:value="1.05948">
                <text:p>1.059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22242">
                <text:p>5.22242</text:p>
              </table:table-cell>
              <table:table-cell office:value-type="float" office:value="1.06548">
                <text:p>1.065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24721">
                <text:p>5.24721</text:p>
              </table:table-cell>
              <table:table-cell office:value-type="float" office:value="1.08396">
                <text:p>1.083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23631">
                <text:p>5.23631</text:p>
              </table:table-cell>
              <table:table-cell office:value-type="float" office:value="1.13542">
                <text:p>1.135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23996">
                <text:p>5.23996</text:p>
              </table:table-cell>
              <table:table-cell office:value-type="float" office:value="1.14968">
                <text:p>1.149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24247">
                <text:p>5.24247</text:p>
              </table:table-cell>
              <table:table-cell office:value-type="float" office:value="1.15361">
                <text:p>1.153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24499">
                <text:p>5.24499</text:p>
              </table:table-cell>
              <table:table-cell office:value-type="float" office:value="1.15753">
                <text:p>1.157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2475">
                <text:p>5.2475</text:p>
              </table:table-cell>
              <table:table-cell office:value-type="float" office:value="1.16147">
                <text:p>1.161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25001">
                <text:p>5.25001</text:p>
              </table:table-cell>
              <table:table-cell office:value-type="float" office:value="1.1654">
                <text:p>1.16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25251">
                <text:p>5.25251</text:p>
              </table:table-cell>
              <table:table-cell office:value-type="float" office:value="1.16934">
                <text:p>1.169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25501">
                <text:p>5.25501</text:p>
              </table:table-cell>
              <table:table-cell office:value-type="float" office:value="1.17328">
                <text:p>1.173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26304">
                <text:p>5.26304</text:p>
              </table:table-cell>
              <table:table-cell office:value-type="float" office:value="1.18864">
                <text:p>1.188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26607">
                <text:p>5.26607</text:p>
              </table:table-cell>
              <table:table-cell office:value-type="float" office:value="1.19612">
                <text:p>1.196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26908">
                <text:p>5.26908</text:p>
              </table:table-cell>
              <table:table-cell office:value-type="float" office:value="1.2036">
                <text:p>1.20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27208">
                <text:p>5.27208</text:p>
              </table:table-cell>
              <table:table-cell office:value-type="float" office:value="1.2111">
                <text:p>1.21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27357">
                <text:p>5.27357</text:p>
              </table:table-cell>
              <table:table-cell office:value-type="float" office:value="1.22508">
                <text:p>1.225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26129">
                <text:p>5.26129</text:p>
              </table:table-cell>
              <table:table-cell office:value-type="float" office:value="1.27679">
                <text:p>1.276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2628">
                <text:p>5.2628</text:p>
              </table:table-cell>
              <table:table-cell office:value-type="float" office:value="1.29084">
                <text:p>1.290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26741">
                <text:p>5.26741</text:p>
              </table:table-cell>
              <table:table-cell office:value-type="float" office:value="1.30226">
                <text:p>1.302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27047">
                <text:p>5.27047</text:p>
              </table:table-cell>
              <table:table-cell office:value-type="float" office:value="1.30988">
                <text:p>1.309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27199">
                <text:p>5.27199</text:p>
              </table:table-cell>
              <table:table-cell office:value-type="float" office:value="1.31369">
                <text:p>1.313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28543">
                <text:p>5.28543</text:p>
              </table:table-cell>
              <table:table-cell office:value-type="float" office:value="1.33083">
                <text:p>1.330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301">
                <text:p>5.301</text:p>
              </table:table-cell>
              <table:table-cell office:value-type="float" office:value="1.34513">
                <text:p>1.345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31136">
                <text:p>5.31136</text:p>
              </table:table-cell>
              <table:table-cell office:value-type="float" office:value="1.3547">
                <text:p>1.35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31653">
                <text:p>5.31653</text:p>
              </table:table-cell>
              <table:table-cell office:value-type="float" office:value="1.35949">
                <text:p>1.359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7561">
                <text:p>5.27561</text:p>
              </table:table-cell>
              <table:table-cell office:value-type="float" office:value="1.36283">
                <text:p>1.362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25">
                <text:p>5.25</text:p>
              </table:table-cell>
              <table:table-cell office:value-type="float" office:value="1.35965">
                <text:p>1.359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14758">
                <text:p>5.14758</text:p>
              </table:table-cell>
              <table:table-cell office:value-type="float" office:value="1.34662">
                <text:p>1.346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12199">
                <text:p>5.12199</text:p>
              </table:table-cell>
              <table:table-cell office:value-type="float" office:value="1.34328">
                <text:p>1.343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06783">
                <text:p>5.06783</text:p>
              </table:table-cell>
              <table:table-cell office:value-type="float" office:value="1.34238">
                <text:p>1.342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05879">
                <text:p>5.05879</text:p>
              </table:table-cell>
              <table:table-cell office:value-type="float" office:value="1.35994">
                <text:p>1.359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01742">
                <text:p>5.01742</text:p>
              </table:table-cell>
              <table:table-cell office:value-type="float" office:value="1.36203">
                <text:p>1.362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95992">
                <text:p>4.95992</text:p>
              </table:table-cell>
              <table:table-cell office:value-type="float" office:value="1.35623">
                <text:p>1.356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90246">
                <text:p>4.90246</text:p>
              </table:table-cell>
              <table:table-cell office:value-type="float" office:value="1.35022">
                <text:p>1.350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85886">
                <text:p>4.85886</text:p>
              </table:table-cell>
              <table:table-cell office:value-type="float" office:value="1.35105">
                <text:p>1.351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85354">
                <text:p>4.85354</text:p>
              </table:table-cell>
              <table:table-cell office:value-type="float" office:value="1.35599">
                <text:p>1.355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85088">
                <text:p>4.85088</text:p>
              </table:table-cell>
              <table:table-cell office:value-type="float" office:value="1.35845">
                <text:p>1.358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84821">
                <text:p>4.84821</text:p>
              </table:table-cell>
              <table:table-cell office:value-type="float" office:value="1.36092">
                <text:p>1.360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84555">
                <text:p>4.84555</text:p>
              </table:table-cell>
              <table:table-cell office:value-type="float" office:value="1.36338">
                <text:p>1.363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84288">
                <text:p>4.84288</text:p>
              </table:table-cell>
              <table:table-cell office:value-type="float" office:value="1.36583">
                <text:p>1.365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83278">
                <text:p>4.83278</text:p>
              </table:table-cell>
              <table:table-cell office:value-type="float" office:value="1.3758">
                <text:p>1.37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8304">
                <text:p>4.8304</text:p>
              </table:table-cell>
              <table:table-cell office:value-type="float" office:value="1.37833">
                <text:p>1.378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82801">
                <text:p>4.82801</text:p>
              </table:table-cell>
              <table:table-cell office:value-type="float" office:value="1.38085">
                <text:p>1.380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82563">
                <text:p>4.82563</text:p>
              </table:table-cell>
              <table:table-cell office:value-type="float" office:value="1.38337">
                <text:p>1.383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82324">
                <text:p>4.82324</text:p>
              </table:table-cell>
              <table:table-cell office:value-type="float" office:value="1.38589">
                <text:p>1.385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81846">
                <text:p>4.81846</text:p>
              </table:table-cell>
              <table:table-cell office:value-type="float" office:value="1.39092">
                <text:p>1.390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81196">
                <text:p>4.81196</text:p>
              </table:table-cell>
              <table:table-cell office:value-type="float" office:value="1.40185">
                <text:p>1.401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9797">
                <text:p>4.79797</text:p>
              </table:table-cell>
              <table:table-cell office:value-type="float" office:value="1.44902">
                <text:p>1.449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80128">
                <text:p>4.80128</text:p>
              </table:table-cell>
              <table:table-cell office:value-type="float" office:value="1.46289">
                <text:p>1.462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80891">
                <text:p>4.80891</text:p>
              </table:table-cell>
              <table:table-cell office:value-type="float" office:value="1.47489">
                <text:p>1.474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8165">
                <text:p>4.8165</text:p>
              </table:table-cell>
              <table:table-cell office:value-type="float" office:value="1.48693">
                <text:p>1.486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90603">
                <text:p>4.90603</text:p>
              </table:table-cell>
              <table:table-cell office:value-type="float" office:value="1.52776">
                <text:p>1.527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83317">
                <text:p>4.83317</text:p>
              </table:table-cell>
              <table:table-cell office:value-type="float" office:value="1.62302">
                <text:p>1.623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82917">
                <text:p>4.82917</text:p>
              </table:table-cell>
              <table:table-cell office:value-type="float" office:value="1.63488">
                <text:p>1.634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82425">
                <text:p>4.82425</text:p>
              </table:table-cell>
              <table:table-cell office:value-type="float" office:value="1.65303">
                <text:p>1.653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82056">
                <text:p>4.82056</text:p>
              </table:table-cell>
              <table:table-cell office:value-type="float" office:value="1.665">
                <text:p>1.6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81439">
                <text:p>4.81439</text:p>
              </table:table-cell>
              <table:table-cell office:value-type="float" office:value="1.68274">
                <text:p>1.682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82213">
                <text:p>4.82213</text:p>
              </table:table-cell>
              <table:table-cell office:value-type="float" office:value="1.69873">
                <text:p>1.698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82703">
                <text:p>4.82703</text:p>
              </table:table-cell>
              <table:table-cell office:value-type="float" office:value="1.70379">
                <text:p>1.703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83681">
                <text:p>4.83681</text:p>
              </table:table-cell>
              <table:table-cell office:value-type="float" office:value="1.71392">
                <text:p>1.713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85145">
                <text:p>4.85145</text:p>
              </table:table-cell>
              <table:table-cell office:value-type="float" office:value="1.72917">
                <text:p>1.729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92249">
                <text:p>4.92249</text:p>
              </table:table-cell>
              <table:table-cell office:value-type="float" office:value="1.76811">
                <text:p>1.768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10599">
                <text:p>5.10599</text:p>
              </table:table-cell>
              <table:table-cell office:value-type="float" office:value="1.85527">
                <text:p>1.855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16471">
                <text:p>5.16471</text:p>
              </table:table-cell>
              <table:table-cell office:value-type="float" office:value="1.89097">
                <text:p>1.890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38119">
                <text:p>4.38119</text:p>
              </table:table-cell>
              <table:table-cell office:value-type="float" office:value="3.32494">
                <text:p>3.324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19825">
                <text:p>4.19825</text:p>
              </table:table-cell>
              <table:table-cell office:value-type="float" office:value="3.20237">
                <text:p>3.202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66362">
                <text:p>3.66362</text:p>
              </table:table-cell>
              <table:table-cell office:value-type="float" office:value="2.81596">
                <text:p>2.815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48276">
                <text:p>3.48276</text:p>
              </table:table-cell>
              <table:table-cell office:value-type="float" office:value="2.69057">
                <text:p>2.690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45618">
                <text:p>3.45618</text:p>
              </table:table-cell>
              <table:table-cell office:value-type="float" office:value="2.72463">
                <text:p>2.724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62176">
                <text:p>3.62176</text:p>
              </table:table-cell>
              <table:table-cell office:value-type="float" office:value="2.86961">
                <text:p>2.869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12649">
                <text:p>4.12649</text:p>
              </table:table-cell>
              <table:table-cell office:value-type="float" office:value="3.29432">
                <text:p>3.294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28983">
                <text:p>4.28983</text:p>
              </table:table-cell>
              <table:table-cell office:value-type="float" office:value="3.44199">
                <text:p>3.441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12472">
                <text:p>4.12472</text:p>
              </table:table-cell>
              <table:table-cell office:value-type="float" office:value="3.63823">
                <text:p>3.638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93453">
                <text:p>3.93453</text:p>
              </table:table-cell>
              <table:table-cell office:value-type="float" office:value="3.48768">
                <text:p>3.487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37971">
                <text:p>3.37971</text:p>
              </table:table-cell>
              <table:table-cell office:value-type="float" office:value="3.01817">
                <text:p>3.018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1938">
                <text:p>3.1938</text:p>
              </table:table-cell>
              <table:table-cell office:value-type="float" office:value="2.86272">
                <text:p>2.862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9028">
                <text:p>3.19028</text:p>
              </table:table-cell>
              <table:table-cell office:value-type="float" office:value="2.86664">
                <text:p>2.866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6554">
                <text:p>3.16554</text:p>
              </table:table-cell>
              <table:table-cell office:value-type="float" office:value="2.89394">
                <text:p>2.893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6199">
                <text:p>3.16199</text:p>
              </table:table-cell>
              <table:table-cell office:value-type="float" office:value="2.89782">
                <text:p>2.897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3349">
                <text:p>3.3349</text:p>
              </table:table-cell>
              <table:table-cell office:value-type="float" office:value="3.06761">
                <text:p>3.067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4221">
                <text:p>3.4221</text:p>
              </table:table-cell>
              <table:table-cell office:value-type="float" office:value="3.15169">
                <text:p>3.151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76985">
                <text:p>3.76985</text:p>
              </table:table-cell>
              <table:table-cell office:value-type="float" office:value="3.48911">
                <text:p>3.489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85654">
                <text:p>3.85654</text:p>
              </table:table-cell>
              <table:table-cell office:value-type="float" office:value="3.57373">
                <text:p>3.573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025">
                <text:p>4.025</text:p>
              </table:table-cell>
              <table:table-cell office:value-type="float" office:value="3.74825">
                <text:p>3.748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81927">
                <text:p>3.81927</text:p>
              </table:table-cell>
              <table:table-cell office:value-type="float" office:value="3.95767">
                <text:p>3.957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81198">
                <text:p>3.81198</text:p>
              </table:table-cell>
              <table:table-cell office:value-type="float" office:value="3.96469">
                <text:p>3.964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80711">
                <text:p>3.80711</text:p>
              </table:table-cell>
              <table:table-cell office:value-type="float" office:value="3.96937">
                <text:p>3.969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72596">
                <text:p>3.72596</text:p>
              </table:table-cell>
              <table:table-cell office:value-type="float" office:value="4.04564">
                <text:p>4.045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721">
                <text:p>3.721</text:p>
              </table:table-cell>
              <table:table-cell office:value-type="float" office:value="4.05021">
                <text:p>4.050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71851">
                <text:p>3.71851</text:p>
              </table:table-cell>
              <table:table-cell office:value-type="float" office:value="4.05249">
                <text:p>4.052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4449">
                <text:p>3.14449</text:p>
              </table:table-cell>
              <table:table-cell office:value-type="float" office:value="3.43536">
                <text:p>3.435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2863">
                <text:p>2.2863</text:p>
              </table:table-cell>
              <table:table-cell office:value-type="float" office:value="2.50705">
                <text:p>2.507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43155">
                <text:p>1.43155</text:p>
              </table:table-cell>
              <table:table-cell office:value-type="float" office:value="1.57558">
                <text:p>1.575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63625">
                <text:p>0.863625</text:p>
              </table:table-cell>
              <table:table-cell office:value-type="float" office:value="0.952863">
                <text:p>0.9528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62302">
                <text:p>0.862302</text:p>
              </table:table-cell>
              <table:table-cell office:value-type="float" office:value="0.952577">
                <text:p>0.9525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59658">
                <text:p>0.859658</text:p>
              </table:table-cell>
              <table:table-cell office:value-type="float" office:value="0.952002">
                <text:p>0.9520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58337">
                <text:p>0.858337</text:p>
              </table:table-cell>
              <table:table-cell office:value-type="float" office:value="0.951713">
                <text:p>0.9517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43973">
                <text:p>0.843973</text:p>
              </table:table-cell>
              <table:table-cell office:value-type="float" office:value="0.953283">
                <text:p>0.9532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26576">
                <text:p>0.826576</text:p>
              </table:table-cell>
              <table:table-cell office:value-type="float" office:value="0.952309">
                <text:p>0.9523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25206">
                <text:p>0.825206</text:p>
              </table:table-cell>
              <table:table-cell office:value-type="float" office:value="0.951909">
                <text:p>0.9519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22467">
                <text:p>0.822467</text:p>
              </table:table-cell>
              <table:table-cell office:value-type="float" office:value="0.951106">
                <text:p>0.9511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18365">
                <text:p>0.818365</text:p>
              </table:table-cell>
              <table:table-cell office:value-type="float" office:value="0.949891">
                <text:p>0.9498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17">
                <text:p>0.817</text:p>
              </table:table-cell>
              <table:table-cell office:value-type="float" office:value="0.949483">
                <text:p>0.9494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12908">
                <text:p>0.812908</text:p>
              </table:table-cell>
              <table:table-cell office:value-type="float" office:value="0.948252">
                <text:p>0.9482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10183">
                <text:p>0.810183</text:p>
              </table:table-cell>
              <table:table-cell office:value-type="float" office:value="0.947425">
                <text:p>0.9474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08823">
                <text:p>0.808823</text:p>
              </table:table-cell>
              <table:table-cell office:value-type="float" office:value="0.94701">
                <text:p>0.947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03647">
                <text:p>0.803647</text:p>
              </table:table-cell>
              <table:table-cell office:value-type="float" office:value="0.945639">
                <text:p>0.9456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01192">
                <text:p>0.801192</text:p>
              </table:table-cell>
              <table:table-cell office:value-type="float" office:value="0.945099">
                <text:p>0.9450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99966">
                <text:p>0.799966</text:p>
              </table:table-cell>
              <table:table-cell office:value-type="float" office:value="0.944827">
                <text:p>0.9448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9874">
                <text:p>0.79874</text:p>
              </table:table-cell>
              <table:table-cell office:value-type="float" office:value="0.944554">
                <text:p>0.9445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97515">
                <text:p>0.797515</text:p>
              </table:table-cell>
              <table:table-cell office:value-type="float" office:value="0.94428">
                <text:p>0.944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96291">
                <text:p>0.796291</text:p>
              </table:table-cell>
              <table:table-cell office:value-type="float" office:value="0.944005">
                <text:p>0.9440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92557">
                <text:p>0.792557</text:p>
              </table:table-cell>
              <table:table-cell office:value-type="float" office:value="0.944272">
                <text:p>0.9442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91914">
                <text:p>0.791914</text:p>
              </table:table-cell>
              <table:table-cell office:value-type="float" office:value="0.944681">
                <text:p>0.9446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88692">
                <text:p>0.788692</text:p>
              </table:table-cell>
              <table:table-cell office:value-type="float" office:value="0.946722">
                <text:p>0.9467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85983">
                <text:p>0.785983</text:p>
              </table:table-cell>
              <table:table-cell office:value-type="float" office:value="0.948193">
                <text:p>0.9481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83854">
                <text:p>0.783854</text:p>
              </table:table-cell>
              <table:table-cell office:value-type="float" office:value="0.949175">
                <text:p>0.9491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82434">
                <text:p>0.782434</text:p>
              </table:table-cell>
              <table:table-cell office:value-type="float" office:value="0.949828">
                <text:p>0.9498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81724">
                <text:p>0.781724</text:p>
              </table:table-cell>
              <table:table-cell office:value-type="float" office:value="0.950153">
                <text:p>0.9501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77363">
                <text:p>0.777363</text:p>
              </table:table-cell>
              <table:table-cell office:value-type="float" office:value="0.949593">
                <text:p>0.9495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68564">
                <text:p>0.768564</text:p>
              </table:table-cell>
              <table:table-cell office:value-type="float" office:value="0.945929">
                <text:p>0.9459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63223">
                <text:p>0.763223</text:p>
              </table:table-cell>
              <table:table-cell office:value-type="float" office:value="0.94408">
                <text:p>0.944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57191">
                <text:p>0.757191</text:p>
              </table:table-cell>
              <table:table-cell office:value-type="float" office:value="0.942519">
                <text:p>0.9425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55987">
                <text:p>0.755987</text:p>
              </table:table-cell>
              <table:table-cell office:value-type="float" office:value="0.942204">
                <text:p>0.9422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523">
                <text:p>0.7523</text:p>
              </table:table-cell>
              <table:table-cell office:value-type="float" office:value="0.942337">
                <text:p>0.9423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50377">
                <text:p>0.750377</text:p>
              </table:table-cell>
              <table:table-cell office:value-type="float" office:value="0.943485">
                <text:p>0.9434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48453">
                <text:p>0.748453</text:p>
              </table:table-cell>
              <table:table-cell office:value-type="float" office:value="0.94463">
                <text:p>0.944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44399">
                <text:p>0.744399</text:p>
              </table:table-cell>
              <table:table-cell office:value-type="float" office:value="0.944265">
                <text:p>0.9442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4025">
                <text:p>0.74025</text:p>
              </table:table-cell>
              <table:table-cell office:value-type="float" office:value="0.942567">
                <text:p>0.9425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36111">
                <text:p>0.736111</text:p>
              </table:table-cell>
              <table:table-cell office:value-type="float" office:value="0.940856">
                <text:p>0.9408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31588">
                <text:p>0.731588</text:p>
              </table:table-cell>
              <table:table-cell office:value-type="float" office:value="0.939819">
                <text:p>0.9398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28938">
                <text:p>0.728938</text:p>
              </table:table-cell>
              <table:table-cell office:value-type="float" office:value="0.939979">
                <text:p>0.9399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26289">
                <text:p>0.726289</text:p>
              </table:table-cell>
              <table:table-cell office:value-type="float" office:value="0.940132">
                <text:p>0.9401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22639">
                <text:p>0.722639</text:p>
              </table:table-cell>
              <table:table-cell office:value-type="float" office:value="0.940168">
                <text:p>0.9401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07599">
                <text:p>0.707599</text:p>
              </table:table-cell>
              <table:table-cell office:value-type="float" office:value="0.939548">
                <text:p>0.9395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04331">
                <text:p>0.704331</text:p>
              </table:table-cell>
              <table:table-cell office:value-type="float" office:value="0.940002">
                <text:p>0.9400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03634">
                <text:p>0.703634</text:p>
              </table:table-cell>
              <table:table-cell office:value-type="float" office:value="0.940273">
                <text:p>0.9402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02241">
                <text:p>0.702241</text:p>
              </table:table-cell>
              <table:table-cell office:value-type="float" office:value="0.940816">
                <text:p>0.9408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0015">
                <text:p>0.70015</text:p>
              </table:table-cell>
              <table:table-cell office:value-type="float" office:value="0.941625">
                <text:p>0.9416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96409">
                <text:p>0.696409</text:p>
              </table:table-cell>
              <table:table-cell office:value-type="float" office:value="0.941411">
                <text:p>0.9414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95237">
                <text:p>0.695237</text:p>
              </table:table-cell>
              <table:table-cell office:value-type="float" office:value="0.941034">
                <text:p>0.9410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90556">
                <text:p>0.690556</text:p>
              </table:table-cell>
              <table:table-cell office:value-type="float" office:value="0.939515">
                <text:p>0.9395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89388">
                <text:p>0.689388</text:p>
              </table:table-cell>
              <table:table-cell office:value-type="float" office:value="0.939132">
                <text:p>0.9391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85076">
                <text:p>0.685076</text:p>
              </table:table-cell>
              <table:table-cell office:value-type="float" office:value="0.938076">
                <text:p>0.9380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79153">
                <text:p>0.679153</text:p>
              </table:table-cell>
              <table:table-cell office:value-type="float" office:value="0.93719">
                <text:p>0.937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75798">
                <text:p>0.675798</text:p>
              </table:table-cell>
              <table:table-cell office:value-type="float" office:value="0.937394">
                <text:p>0.9373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73722">
                <text:p>0.673722</text:p>
              </table:table-cell>
              <table:table-cell office:value-type="float" office:value="0.938149">
                <text:p>0.9381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71644">
                <text:p>0.671644</text:p>
              </table:table-cell>
              <table:table-cell office:value-type="float" office:value="0.9389">
                <text:p>0.93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6899">
                <text:p>0.66899</text:p>
              </table:table-cell>
              <table:table-cell office:value-type="float" office:value="0.940057">
                <text:p>0.9400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68355">
                <text:p>0.668355</text:p>
              </table:table-cell>
              <table:table-cell office:value-type="float" office:value="0.940386">
                <text:p>0.9403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665179">
                <text:p>0.665179</text:p>
              </table:table-cell>
              <table:table-cell office:value-type="float" office:value="0.942023">
                <text:p>0.9420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60795">
                <text:p>0.660795</text:p>
              </table:table-cell>
              <table:table-cell office:value-type="float" office:value="0.940707">
                <text:p>0.9407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59241">
                <text:p>0.659241</text:p>
              </table:table-cell>
              <table:table-cell office:value-type="float" office:value="0.939721">
                <text:p>0.9397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53042">
                <text:p>0.653042</text:p>
              </table:table-cell>
              <table:table-cell office:value-type="float" office:value="0.93576">
                <text:p>0.935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51495">
                <text:p>0.651495</text:p>
              </table:table-cell>
              <table:table-cell office:value-type="float" office:value="0.934765">
                <text:p>0.9347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46578">
                <text:p>0.646578</text:p>
              </table:table-cell>
              <table:table-cell office:value-type="float" office:value="0.932581">
                <text:p>0.9325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43837">
                <text:p>0.643837</text:p>
              </table:table-cell>
              <table:table-cell office:value-type="float" office:value="0.932289">
                <text:p>0.9322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411">
                <text:p>0.6411</text:p>
              </table:table-cell>
              <table:table-cell office:value-type="float" office:value="0.931989">
                <text:p>0.9319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3802">
                <text:p>0.63802</text:p>
              </table:table-cell>
              <table:table-cell office:value-type="float" office:value="0.932405">
                <text:p>0.9324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34875">
                <text:p>0.634875</text:p>
              </table:table-cell>
              <table:table-cell office:value-type="float" office:value="0.933944">
                <text:p>0.9339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34246">
                <text:p>0.634246</text:p>
              </table:table-cell>
              <table:table-cell office:value-type="float" office:value="0.934251">
                <text:p>0.9342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30832">
                <text:p>0.630832</text:p>
              </table:table-cell>
              <table:table-cell office:value-type="float" office:value="0.934147">
                <text:p>0.9341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27604">
                <text:p>0.627604</text:p>
              </table:table-cell>
              <table:table-cell office:value-type="float" office:value="0.933067">
                <text:p>0.9330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24383">
                <text:p>0.624383</text:p>
              </table:table-cell>
              <table:table-cell office:value-type="float" office:value="0.931977">
                <text:p>0.9319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20984">
                <text:p>0.620984</text:p>
              </table:table-cell>
              <table:table-cell office:value-type="float" office:value="0.931842">
                <text:p>0.9318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617847">
                <text:p>0.617847</text:p>
              </table:table-cell>
              <table:table-cell office:value-type="float" office:value="0.933326">
                <text:p>0.9333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17219">
                <text:p>0.617219</text:p>
              </table:table-cell>
              <table:table-cell office:value-type="float" office:value="0.933622">
                <text:p>0.9336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14046">
                <text:p>0.614046</text:p>
              </table:table-cell>
              <table:table-cell office:value-type="float" office:value="0.933797">
                <text:p>0.9337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0831">
                <text:p>0.60831</text:p>
              </table:table-cell>
              <table:table-cell office:value-type="float" office:value="0.932534">
                <text:p>0.9325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04168">
                <text:p>0.604168</text:p>
              </table:table-cell>
              <table:table-cell office:value-type="float" office:value="0.931172">
                <text:p>0.9311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03053">
                <text:p>0.603053</text:p>
              </table:table-cell>
              <table:table-cell office:value-type="float" office:value="0.930703">
                <text:p>0.9307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01939">
                <text:p>0.601939</text:p>
              </table:table-cell>
              <table:table-cell office:value-type="float" office:value="0.930233">
                <text:p>0.9302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00825">
                <text:p>0.600825</text:p>
              </table:table-cell>
              <table:table-cell office:value-type="float" office:value="0.929762">
                <text:p>0.9297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99712">
                <text:p>0.599712</text:p>
              </table:table-cell>
              <table:table-cell office:value-type="float" office:value="0.929291">
                <text:p>0.9292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986">
                <text:p>0.5986</text:p>
              </table:table-cell>
              <table:table-cell office:value-type="float" office:value="0.928818">
                <text:p>0.9288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97489">
                <text:p>0.597489</text:p>
              </table:table-cell>
              <table:table-cell office:value-type="float" office:value="0.928344">
                <text:p>0.9283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93807">
                <text:p>0.593807</text:p>
              </table:table-cell>
              <table:table-cell office:value-type="float" office:value="0.927618">
                <text:p>0.9276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92345">
                <text:p>0.592345</text:p>
              </table:table-cell>
              <table:table-cell office:value-type="float" office:value="0.92784">
                <text:p>0.927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91614">
                <text:p>0.591614</text:p>
              </table:table-cell>
              <table:table-cell office:value-type="float" office:value="0.927951">
                <text:p>0.9279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90884">
                <text:p>0.590884</text:p>
              </table:table-cell>
              <table:table-cell office:value-type="float" office:value="0.92806">
                <text:p>0.928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89423">
                <text:p>0.589423</text:p>
              </table:table-cell>
              <table:table-cell office:value-type="float" office:value="0.928278">
                <text:p>0.9282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86288">
                <text:p>0.586288</text:p>
              </table:table-cell>
              <table:table-cell office:value-type="float" office:value="0.928369">
                <text:p>0.9283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85452">
                <text:p>0.585452</text:p>
              </table:table-cell>
              <table:table-cell office:value-type="float" office:value="0.928306">
                <text:p>0.92830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8378">
                <text:p>0.58378</text:p>
              </table:table-cell>
              <table:table-cell office:value-type="float" office:value="0.928177">
                <text:p>0.9281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81274">
                <text:p>0.581274</text:p>
              </table:table-cell>
              <table:table-cell office:value-type="float" office:value="0.927979">
                <text:p>0.9279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7762">
                <text:p>0.57762</text:p>
              </table:table-cell>
              <table:table-cell office:value-type="float" office:value="0.927196">
                <text:p>0.9271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7168">
                <text:p>0.57168</text:p>
              </table:table-cell>
              <table:table-cell office:value-type="float" office:value="0.925233">
                <text:p>0.9252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68465">
                <text:p>0.568465</text:p>
              </table:table-cell>
              <table:table-cell office:value-type="float" office:value="0.9251">
                <text:p>0.92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64743">
                <text:p>0.564743</text:p>
              </table:table-cell>
              <table:table-cell office:value-type="float" office:value="0.926674">
                <text:p>0.9266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61534">
                <text:p>0.561534</text:p>
              </table:table-cell>
              <table:table-cell office:value-type="float" office:value="0.926518">
                <text:p>0.9265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55646">
                <text:p>0.555646</text:p>
              </table:table-cell>
              <table:table-cell office:value-type="float" office:value="0.924465">
                <text:p>0.9244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52247">
                <text:p>0.552247</text:p>
              </table:table-cell>
              <table:table-cell office:value-type="float" office:value="0.923938">
                <text:p>0.9239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48644">
                <text:p>0.548644</text:p>
              </table:table-cell>
              <table:table-cell office:value-type="float" office:value="0.924338">
                <text:p>0.9243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47924">
                <text:p>0.547924</text:p>
              </table:table-cell>
              <table:table-cell office:value-type="float" office:value="0.924416">
                <text:p>0.9244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45349">
                <text:p>0.545349</text:p>
              </table:table-cell>
              <table:table-cell office:value-type="float" office:value="0.925241">
                <text:p>0.9252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42507">
                <text:p>0.542507</text:p>
              </table:table-cell>
              <table:table-cell office:value-type="float" office:value="0.92691">
                <text:p>0.926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408">
                <text:p>0.5408</text:p>
              </table:table-cell>
              <table:table-cell office:value-type="float" office:value="0.927907">
                <text:p>0.9279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39862">
                <text:p>0.539862</text:p>
              </table:table-cell>
              <table:table-cell office:value-type="float" office:value="0.928916">
                <text:p>0.9289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22548">
                <text:p>0.522548</text:p>
              </table:table-cell>
              <table:table-cell office:value-type="float" office:value="0.945283">
                <text:p>0.9452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21677">
                <text:p>0.521677</text:p>
              </table:table-cell>
              <table:table-cell office:value-type="float" office:value="0.946449">
                <text:p>0.9464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21241">
                <text:p>0.521241</text:p>
              </table:table-cell>
              <table:table-cell office:value-type="float" office:value="0.947032">
                <text:p>0.9470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45282">
                <text:p>0.945282</text:p>
              </table:table-cell>
              <table:table-cell office:value-type="float" office:value="1.72246">
                <text:p>1.722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7777">
                <text:p>1.57777</text:p>
              </table:table-cell>
              <table:table-cell office:value-type="float" office:value="2.88756">
                <text:p>2.887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20598">
                <text:p>2.20598</text:p>
              </table:table-cell>
              <table:table-cell office:value-type="float" office:value="4.05499">
                <text:p>4.054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6224">
                <text:p>2.6224</text:p>
              </table:table-cell>
              <table:table-cell office:value-type="float" office:value="4.83457">
                <text:p>4.834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61943">
                <text:p>2.61943</text:p>
              </table:table-cell>
              <table:table-cell office:value-type="float" office:value="4.83618">
                <text:p>4.836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61349">
                <text:p>2.61349</text:p>
              </table:table-cell>
              <table:table-cell office:value-type="float" office:value="4.83939">
                <text:p>4.839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61052">
                <text:p>2.61052</text:p>
              </table:table-cell>
              <table:table-cell office:value-type="float" office:value="4.84099">
                <text:p>4.840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55391">
                <text:p>2.55391</text:p>
              </table:table-cell>
              <table:table-cell office:value-type="float" office:value="4.87109">
                <text:p>4.871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55092">
                <text:p>2.55092</text:p>
              </table:table-cell>
              <table:table-cell office:value-type="float" office:value="4.87266">
                <text:p>4.872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54793">
                <text:p>2.54793</text:p>
              </table:table-cell>
              <table:table-cell office:value-type="float" office:value="4.87422">
                <text:p>4.874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53895">
                <text:p>2.53895</text:p>
              </table:table-cell>
              <table:table-cell office:value-type="float" office:value="4.87891">
                <text:p>4.878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53596">
                <text:p>2.53596</text:p>
              </table:table-cell>
              <table:table-cell office:value-type="float" office:value="4.88046">
                <text:p>4.880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50897">
                <text:p>2.50897</text:p>
              </table:table-cell>
              <table:table-cell office:value-type="float" office:value="4.89439">
                <text:p>4.894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50296">
                <text:p>2.50296</text:p>
              </table:table-cell>
              <table:table-cell office:value-type="float" office:value="4.89747">
                <text:p>4.897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49394">
                <text:p>2.49394</text:p>
              </table:table-cell>
              <table:table-cell office:value-type="float" office:value="4.90207">
                <text:p>4.902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3966">
                <text:p>1.33966</text:p>
              </table:table-cell>
              <table:table-cell office:value-type="float" office:value="5.33435">
                <text:p>5.334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2984">
                <text:p>1.32984</text:p>
              </table:table-cell>
              <table:table-cell office:value-type="float" office:value="5.33681">
                <text:p>5.336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2329">
                <text:p>1.32329</text:p>
              </table:table-cell>
              <table:table-cell office:value-type="float" office:value="5.33844">
                <text:p>5.338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1346">
                <text:p>1.31346</text:p>
              </table:table-cell>
              <table:table-cell office:value-type="float" office:value="5.34086">
                <text:p>5.340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25111">
                <text:p>1.25111</text:p>
              </table:table-cell>
              <table:table-cell office:value-type="float" office:value="5.35581">
                <text:p>5.355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24782">
                <text:p>1.24782</text:p>
              </table:table-cell>
              <table:table-cell office:value-type="float" office:value="5.35658">
                <text:p>5.356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24454">
                <text:p>1.24454</text:p>
              </table:table-cell>
              <table:table-cell office:value-type="float" office:value="5.35734">
                <text:p>5.357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4125">
                <text:p>1.24125</text:p>
              </table:table-cell>
              <table:table-cell office:value-type="float" office:value="5.35811">
                <text:p>5.358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15956">
                <text:p>1.15956</text:p>
              </table:table-cell>
              <table:table-cell office:value-type="float" office:value="5.03357">
                <text:p>5.033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26754">
                <text:p>0.926754</text:p>
              </table:table-cell>
              <table:table-cell office:value-type="float" office:value="4.0571">
                <text:p>4.05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49952">
                <text:p>0.849952</text:p>
              </table:table-cell>
              <table:table-cell office:value-type="float" office:value="3.73142">
                <text:p>3.731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7355">
                <text:p>0.77355</text:p>
              </table:table-cell>
              <table:table-cell office:value-type="float" office:value="3.40565">
                <text:p>3.405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46745">
                <text:p>0.546745</text:p>
              </table:table-cell>
              <table:table-cell office:value-type="float" office:value="2.4278">
                <text:p>2.42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70633">
                <text:p>0.470633</text:p>
              </table:table-cell>
              <table:table-cell office:value-type="float" office:value="2.10185">
                <text:p>2.101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69321">
                <text:p>0.469321</text:p>
              </table:table-cell>
              <table:table-cell office:value-type="float" office:value="2.10204">
                <text:p>2.102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6801">
                <text:p>0.46801</text:p>
              </table:table-cell>
              <table:table-cell office:value-type="float" office:value="2.10223">
                <text:p>2.102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35845">
                <text:p>0.435845</text:p>
              </table:table-cell>
              <table:table-cell office:value-type="float" office:value="2.10332">
                <text:p>2.103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33264">
                <text:p>0.433264</text:p>
              </table:table-cell>
              <table:table-cell office:value-type="float" office:value="2.10385">
                <text:p>2.103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2927">
                <text:p>0.42927</text:p>
              </table:table-cell>
              <table:table-cell office:value-type="float" office:value="2.10406">
                <text:p>2.104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21168">
                <text:p>0.421168</text:p>
              </table:table-cell>
              <table:table-cell office:value-type="float" office:value="2.10386">
                <text:p>2.103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15887">
                <text:p>0.415887</text:p>
              </table:table-cell>
              <table:table-cell office:value-type="float" office:value="2.1043">
                <text:p>2.10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08137">
                <text:p>0.408137</text:p>
              </table:table-cell>
              <table:table-cell office:value-type="float" office:value="2.10581">
                <text:p>2.105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03268">
                <text:p>0.403268</text:p>
              </table:table-cell>
              <table:table-cell office:value-type="float" office:value="2.10838">
                <text:p>2.108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02124">
                <text:p>0.402124</text:p>
              </table:table-cell>
              <table:table-cell office:value-type="float" office:value="2.10941">
                <text:p>2.109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00978">
                <text:p>0.400978</text:p>
              </table:table-cell>
              <table:table-cell office:value-type="float" office:value="2.11045">
                <text:p>2.110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96387">
                <text:p>0.396387</text:p>
              </table:table-cell>
              <table:table-cell office:value-type="float" office:value="2.11457">
                <text:p>2.114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91669">
                <text:p>0.391669</text:p>
              </table:table-cell>
              <table:table-cell office:value-type="float" office:value="2.11809">
                <text:p>2.118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84403">
                <text:p>0.384403</text:p>
              </table:table-cell>
              <table:table-cell office:value-type="float" office:value="2.12247">
                <text:p>2.122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79826">
                <text:p>0.379826</text:p>
              </table:table-cell>
              <table:table-cell office:value-type="float" office:value="2.12695">
                <text:p>2.126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73335">
                <text:p>0.373335</text:p>
              </table:table-cell>
              <table:table-cell office:value-type="float" office:value="2.13602">
                <text:p>2.136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69348">
                <text:p>0.369348</text:p>
              </table:table-cell>
              <table:table-cell office:value-type="float" office:value="2.14422">
                <text:p>2.144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66609">
                <text:p>0.366609</text:p>
              </table:table-cell>
              <table:table-cell office:value-type="float" office:value="2.152">
                <text:p>2.1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63843">
                <text:p>0.363843</text:p>
              </table:table-cell>
              <table:table-cell office:value-type="float" office:value="2.15977">
                <text:p>2.159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59818">
                <text:p>0.359818</text:p>
              </table:table-cell>
              <table:table-cell office:value-type="float" office:value="2.16835">
                <text:p>2.168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55463">
                <text:p>0.355463</text:p>
              </table:table-cell>
              <table:table-cell office:value-type="float" office:value="2.17515">
                <text:p>2.175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54369">
                <text:p>0.354369</text:p>
              </table:table-cell>
              <table:table-cell office:value-type="float" office:value="2.17684">
                <text:p>2.176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53273">
                <text:p>0.353273</text:p>
              </table:table-cell>
              <table:table-cell office:value-type="float" office:value="2.17854">
                <text:p>2.178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48745">
                <text:p>0.348745</text:p>
              </table:table-cell>
              <table:table-cell office:value-type="float" office:value="2.18454">
                <text:p>2.184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45238">
                <text:p>0.345238</text:p>
              </table:table-cell>
              <table:table-cell office:value-type="float" office:value="2.18844">
                <text:p>2.188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41717">
                <text:p>0.341717</text:p>
              </table:table-cell>
              <table:table-cell office:value-type="float" office:value="2.19233">
                <text:p>2.192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37275">
                <text:p>0.337275</text:p>
              </table:table-cell>
              <table:table-cell office:value-type="float" office:value="2.19929">
                <text:p>2.199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36227">
                <text:p>0.336227</text:p>
              </table:table-cell>
              <table:table-cell office:value-type="float" office:value="2.20147">
                <text:p>2.201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30951">
                <text:p>0.330951</text:p>
              </table:table-cell>
              <table:table-cell office:value-type="float" office:value="2.21238">
                <text:p>2.212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2747">
                <text:p>0.32747</text:p>
              </table:table-cell>
              <table:table-cell office:value-type="float" office:value="2.22645">
                <text:p>2.226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24695">
                <text:p>0.324695</text:p>
              </table:table-cell>
              <table:table-cell office:value-type="float" office:value="2.24585">
                <text:p>2.245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23272">
                <text:p>0.323272</text:p>
              </table:table-cell>
              <table:table-cell office:value-type="float" office:value="2.25555">
                <text:p>2.255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19046">
                <text:p>0.319046</text:p>
              </table:table-cell>
              <table:table-cell office:value-type="float" office:value="2.26565">
                <text:p>2.265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10703">
                <text:p>0.310703</text:p>
              </table:table-cell>
              <table:table-cell office:value-type="float" office:value="2.26681">
                <text:p>2.266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07325">
                <text:p>0.307325</text:p>
              </table:table-cell>
              <table:table-cell office:value-type="float" office:value="2.28381">
                <text:p>2.283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06356">
                <text:p>0.306356</text:p>
              </table:table-cell>
              <table:table-cell office:value-type="float" office:value="2.30876">
                <text:p>2.308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05297">
                <text:p>0.305297</text:p>
              </table:table-cell>
              <table:table-cell office:value-type="float" office:value="2.33372">
                <text:p>2.333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01656">
                <text:p>0.301656</text:p>
              </table:table-cell>
              <table:table-cell office:value-type="float" office:value="2.35072">
                <text:p>2.350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93">
                <text:p>0.293</text:p>
              </table:table-cell>
              <table:table-cell office:value-type="float" office:value="2.35182">
                <text:p>2.3518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84099">
                <text:p>0.284099</text:p>
              </table:table-cell>
              <table:table-cell office:value-type="float" office:value="2.32692">
                <text:p>2.326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78148">
                <text:p>0.278148</text:p>
              </table:table-cell>
              <table:table-cell office:value-type="float" office:value="2.30165">
                <text:p>2.301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66434">
                <text:p>0.266434</text:p>
              </table:table-cell>
              <table:table-cell office:value-type="float" office:value="2.25109">
                <text:p>2.251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5757">
                <text:p>0.25757</text:p>
              </table:table-cell>
              <table:table-cell office:value-type="float" office:value="2.22293">
                <text:p>2.222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48315">
                <text:p>0.248315</text:p>
              </table:table-cell>
              <table:table-cell office:value-type="float" office:value="2.21432">
                <text:p>2.214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42465">
                <text:p>0.242465</text:p>
              </table:table-cell>
              <table:table-cell office:value-type="float" office:value="2.21115">
                <text:p>2.211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34133">
                <text:p>0.234133</text:p>
              </table:table-cell>
              <table:table-cell office:value-type="float" office:value="2.21023">
                <text:p>2.210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28646">
                <text:p>0.228646</text:p>
              </table:table-cell>
              <table:table-cell office:value-type="float" office:value="2.2102">
                <text:p>2.21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05579">
                <text:p>0.205579</text:p>
              </table:table-cell>
              <table:table-cell office:value-type="float" office:value="2.21247">
                <text:p>2.212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01561">
                <text:p>0.201561</text:p>
              </table:table-cell>
              <table:table-cell office:value-type="float" office:value="2.21344">
                <text:p>2.213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98898">
                <text:p>0.198898</text:p>
              </table:table-cell>
              <table:table-cell office:value-type="float" office:value="2.21428">
                <text:p>2.214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97566">
                <text:p>0.197566</text:p>
              </table:table-cell>
              <table:table-cell office:value-type="float" office:value="2.21471">
                <text:p>2.214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949">
                <text:p>0.1949</text:p>
              </table:table-cell>
              <table:table-cell office:value-type="float" office:value="2.21554">
                <text:p>2.215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90899">
                <text:p>0.190899</text:p>
              </table:table-cell>
              <table:table-cell office:value-type="float" office:value="2.2168">
                <text:p>2.21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73514">
                <text:p>0.173514</text:p>
              </table:table-cell>
              <table:table-cell office:value-type="float" office:value="2.22214">
                <text:p>2.222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72251">
                <text:p>0.172251</text:p>
              </table:table-cell>
              <table:table-cell office:value-type="float" office:value="2.22354">
                <text:p>2.223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6972">
                <text:p>0.16972</text:p>
              </table:table-cell>
              <table:table-cell office:value-type="float" office:value="2.22634">
                <text:p>2.226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68452">
                <text:p>0.168452</text:p>
              </table:table-cell>
              <table:table-cell office:value-type="float" office:value="2.22774">
                <text:p>2.227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67182">
                <text:p>0.167182</text:p>
              </table:table-cell>
              <table:table-cell office:value-type="float" office:value="2.22914">
                <text:p>2.229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65911">
                <text:p>0.165911</text:p>
              </table:table-cell>
              <table:table-cell office:value-type="float" office:value="2.23054">
                <text:p>2.230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87065">
                <text:p>0.187065</text:p>
              </table:table-cell>
              <table:table-cell office:value-type="float" office:value="2.55737">
                <text:p>2.557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51952">
                <text:p>0.251952</text:p>
              </table:table-cell>
              <table:table-cell office:value-type="float" office:value="3.53383">
                <text:p>3.5338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72782">
                <text:p>0.272782</text:p>
              </table:table-cell>
              <table:table-cell office:value-type="float" office:value="3.85937">
                <text:p>3.859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93213">
                <text:p>0.293213</text:p>
              </table:table-cell>
              <table:table-cell office:value-type="float" office:value="4.18494">
                <text:p>4.184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52109">
                <text:p>0.352109</text:p>
              </table:table-cell>
              <table:table-cell office:value-type="float" office:value="5.1618">
                <text:p>5.16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67575">
                <text:p>0.367575</text:p>
              </table:table-cell>
              <table:table-cell office:value-type="float" office:value="5.4877">
                <text:p>5.48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64207">
                <text:p>0.364207</text:p>
              </table:table-cell>
              <table:table-cell office:value-type="float" office:value="5.48793">
                <text:p>5.487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60839">
                <text:p>0.360839</text:p>
              </table:table-cell>
              <table:table-cell office:value-type="float" office:value="5.48815">
                <text:p>5.488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57472">
                <text:p>0.357472</text:p>
              </table:table-cell>
              <table:table-cell office:value-type="float" office:value="5.48837">
                <text:p>5.488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2042">
                <text:p>0.32042</text:p>
              </table:table-cell>
              <table:table-cell office:value-type="float" office:value="5.49066">
                <text:p>5.4906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17052">
                <text:p>0.317052</text:p>
              </table:table-cell>
              <table:table-cell office:value-type="float" office:value="5.49085">
                <text:p>5.490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10313">
                <text:p>0.310313</text:p>
              </table:table-cell>
              <table:table-cell office:value-type="float" office:value="5.49124">
                <text:p>5.491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00204">
                <text:p>0.300204</text:p>
              </table:table-cell>
              <table:table-cell office:value-type="float" office:value="5.4918">
                <text:p>5.49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438715">
                <text:p>0.0438715</text:p>
              </table:table-cell>
              <table:table-cell office:value-type="float" office:value="5.49983">
                <text:p>5.4998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404963">
                <text:p>0.0404963</text:p>
              </table:table-cell>
              <table:table-cell office:value-type="float" office:value="5.49985">
                <text:p>5.499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RESOLUTION 10 160 0.02 1 test2'.A1:'RESOLUTION 10 160 0.02 1 test2'.B508" svg:x="0.32cm" svg:y="0.18cm" svg:width="12.508cm" svg:height="8.64cm">
          <chartooo:coordinate-region svg:x="1.338cm" svg:y="0.379cm" svg:width="11.06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0 160 0.02 1 test2'.B1:'RESOLUTION 10 160 0.02 1 test2'.B508" chart:class="chart:scatter">
            <chart:domain table:cell-range-address="'RESOLUTION 10 160 0.02 1 test2'.A1:'RESOLUTION 10 160 0.02 1 test2'.A508"/>
            <chart:data-point chart:repeated="5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'RESOLUTION 10 160 0.02 1 test2'.A1:'RESOLUTION 10 160 0.02 1 test2'.A508</svg:desc>
                </draw:g>
              </table:table-cell>
              <table:table-cell office:value-type="float" office:value="-0">
                <text:p>-0</text:p>
                <draw:g>
                  <svg:desc>'RESOLUTION 10 160 0.02 1 test2'.B1:'RESOLUTION 10 160 0.02 1 test2'.B5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16069">
                <text:p>0.000816069</text:p>
              </table:table-cell>
              <table:table-cell office:value-type="float" office:value="-0.132997">
                <text:p>-0.132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97672">
                <text:p>0.000897672</text:p>
              </table:table-cell>
              <table:table-cell office:value-type="float" office:value="-0.132997">
                <text:p>-0.132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79275">
                <text:p>0.000979275</text:p>
              </table:table-cell>
              <table:table-cell office:value-type="float" office:value="-0.132996">
                <text:p>-0.132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86653">
                <text:p>0.00186653</text:p>
              </table:table-cell>
              <table:table-cell office:value-type="float" office:value="0.233993">
                <text:p>0.233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72294">
                <text:p>0.00172294</text:p>
              </table:table-cell>
              <table:table-cell office:value-type="float" office:value="0.233994">
                <text:p>0.233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57939">
                <text:p>0.00157939</text:p>
              </table:table-cell>
              <table:table-cell office:value-type="float" office:value="0.233995">
                <text:p>0.233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'RESOLUTION 10 160 0.02 1 test2'.D1:'RESOLUTION 10 160 0.02 1 test2'.E531" svg:x="0.319cm" svg:y="0.18cm" svg:width="12.508cm" svg:height="8.646cm">
          <chartooo:coordinate-region svg:x="1.337cm" svg:y="0.379cm" svg:width="11.06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0 160 0.02 1 test2'.E1:'RESOLUTION 10 160 0.02 1 test2'.E531" chart:class="chart:scatter">
            <chart:domain table:cell-range-address="'RESOLUTION 10 160 0.02 1 test2'.D1:'RESOLUTION 10 160 0.02 1 test2'.D531"/>
            <chart:data-point chart:repeated="5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'RESOLUTION 10 160 0.02 1 test2'.D1:'RESOLUTION 10 160 0.02 1 test2'.D531</svg:desc>
                </draw:g>
              </table:table-cell>
              <table:table-cell office:value-type="float" office:value="-0">
                <text:p>-0</text:p>
                <draw:g>
                  <svg:desc>'RESOLUTION 10 160 0.02 1 test2'.E1:'RESOLUTION 10 160 0.02 1 test2'.E5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03797">
                <text:p>0.000803797</text:p>
              </table:table-cell>
              <table:table-cell office:value-type="float" office:value="-0.130998">
                <text:p>-0.130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86873">
                <text:p>0.000886873</text:p>
              </table:table-cell>
              <table:table-cell office:value-type="float" office:value="-0.131397">
                <text:p>-0.131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7044">
                <text:p>0.00097044</text:p>
              </table:table-cell>
              <table:table-cell office:value-type="float" office:value="-0.131796">
                <text:p>-0.131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88249">
                <text:p>0.00188249</text:p>
              </table:table-cell>
              <table:table-cell office:value-type="float" office:value="0.235992">
                <text:p>0.235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73766">
                <text:p>0.00173766</text:p>
              </table:table-cell>
              <table:table-cell office:value-type="float" office:value="0.235994">
                <text:p>0.235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59289">
                <text:p>0.00159289</text:p>
              </table:table-cell>
              <table:table-cell office:value-type="float" office:value="0.235995">
                <text:p>0.235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RESOLUTION 10 160 0.02 1 test3'.A1:'RESOLUTION 10 160 0.02 1 test3'.B508" svg:x="0.32cm" svg:y="0.18cm" svg:width="12.508cm" svg:height="8.64cm">
          <chartooo:coordinate-region svg:x="1.338cm" svg:y="0.379cm" svg:width="11.15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0 160 0.02 1 test3'.B1:'RESOLUTION 10 160 0.02 1 test3'.B508" chart:class="chart:scatter">
            <chart:domain table:cell-range-address="'RESOLUTION 10 160 0.02 1 test3'.A1:'RESOLUTION 10 160 0.02 1 test3'.A508"/>
            <chart:data-point chart:repeated="5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'RESOLUTION 10 160 0.02 1 test3'.A1:'RESOLUTION 10 160 0.02 1 test3'.A508</svg:desc>
                </draw:g>
              </table:table-cell>
              <table:table-cell office:value-type="float" office:value="-0">
                <text:p>-0</text:p>
                <draw:g>
                  <svg:desc>'RESOLUTION 10 160 0.02 1 test3'.B1:'RESOLUTION 10 160 0.02 1 test3'.B5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91526">
                <text:p>0.000791526</text:p>
              </table:table-cell>
              <table:table-cell office:value-type="float" office:value="-0.128998">
                <text:p>-0.128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7135">
                <text:p>0.00087135</text:p>
              </table:table-cell>
              <table:table-cell office:value-type="float" office:value="-0.129097">
                <text:p>-0.129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51296">
                <text:p>0.000951296</text:p>
              </table:table-cell>
              <table:table-cell office:value-type="float" office:value="-0.129196">
                <text:p>-0.129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0471">
                <text:p>0.220471</text:p>
              </table:table-cell>
              <table:table-cell office:value-type="float" office:value="-0.0581094">
                <text:p>-0.0581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2189">
                <text:p>0.212189</text:p>
              </table:table-cell>
              <table:table-cell office:value-type="float" office:value="-0.0557873">
                <text:p>-0.0557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3904">
                <text:p>0.203904</text:p>
              </table:table-cell>
              <table:table-cell office:value-type="float" office:value="-0.0534755">
                <text:p>-0.0534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5617">
                <text:p>0.195617</text:p>
              </table:table-cell>
              <table:table-cell office:value-type="float" office:value="-0.0511738">
                <text:p>-0.0511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7327">
                <text:p>0.187327</text:p>
              </table:table-cell>
              <table:table-cell office:value-type="float" office:value="-0.0488824">
                <text:p>-0.0488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9034">
                <text:p>0.179034</text:p>
              </table:table-cell>
              <table:table-cell office:value-type="float" office:value="-0.0466011">
                <text:p>-0.0466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0739">
                <text:p>0.170739</text:p>
              </table:table-cell>
              <table:table-cell office:value-type="float" office:value="-0.04433">
                <text:p>-0.04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2441">
                <text:p>0.162441</text:p>
              </table:table-cell>
              <table:table-cell office:value-type="float" office:value="-0.0420692">
                <text:p>-0.0420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414">
                <text:p>0.15414</text:p>
              </table:table-cell>
              <table:table-cell office:value-type="float" office:value="-0.0398185">
                <text:p>-0.0398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5836">
                <text:p>0.145836</text:p>
              </table:table-cell>
              <table:table-cell office:value-type="float" office:value="-0.037578">
                <text:p>-0.0375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753">
                <text:p>0.13753</text:p>
              </table:table-cell>
              <table:table-cell office:value-type="float" office:value="-0.0353477">
                <text:p>-0.0353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0629">
                <text:p>0.120629</text:p>
              </table:table-cell>
              <table:table-cell office:value-type="float" office:value="0.0342607">
                <text:p>0.0342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484">
                <text:p>0.12484</text:p>
              </table:table-cell>
              <table:table-cell office:value-type="float" office:value="0.0355395">
                <text:p>0.0355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9049">
                <text:p>0.129049</text:p>
              </table:table-cell>
              <table:table-cell office:value-type="float" office:value="0.0368234">
                <text:p>0.0368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3257">
                <text:p>0.133257</text:p>
              </table:table-cell>
              <table:table-cell office:value-type="float" office:value="0.0381125">
                <text:p>0.0381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7463">
                <text:p>0.137463</text:p>
              </table:table-cell>
              <table:table-cell office:value-type="float" office:value="0.0394068">
                <text:p>0.03940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1668">
                <text:p>0.141668</text:p>
              </table:table-cell>
              <table:table-cell office:value-type="float" office:value="0.0407062">
                <text:p>0.0407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5871">
                <text:p>0.145871</text:p>
              </table:table-cell>
              <table:table-cell office:value-type="float" office:value="0.0420109">
                <text:p>0.0420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0073">
                <text:p>0.150073</text:p>
              </table:table-cell>
              <table:table-cell office:value-type="float" office:value="0.0433206">
                <text:p>0.0433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4273">
                <text:p>0.154273</text:p>
              </table:table-cell>
              <table:table-cell office:value-type="float" office:value="0.0446356">
                <text:p>0.0446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718">
                <text:p>0.14718</text:p>
              </table:table-cell>
              <table:table-cell office:value-type="float" office:value="0.0810069">
                <text:p>0.08100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5713">
                <text:p>0.155713</text:p>
              </table:table-cell>
              <table:table-cell office:value-type="float" office:value="0.0858278">
                <text:p>0.0858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424">
                <text:p>0.16424</text:p>
              </table:table-cell>
              <table:table-cell office:value-type="float" office:value="0.0906593">
                <text:p>0.09065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2761">
                <text:p>0.172761</text:p>
              </table:table-cell>
              <table:table-cell office:value-type="float" office:value="0.0955012">
                <text:p>0.0955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1276">
                <text:p>0.181276</text:p>
              </table:table-cell>
              <table:table-cell office:value-type="float" office:value="0.100354">
                <text:p>0.100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9785">
                <text:p>0.189785</text:p>
              </table:table-cell>
              <table:table-cell office:value-type="float" office:value="0.105217">
                <text:p>0.105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289">
                <text:p>0.198289</text:p>
              </table:table-cell>
              <table:table-cell office:value-type="float" office:value="0.11009">
                <text:p>0.11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6786">
                <text:p>0.206786</text:p>
              </table:table-cell>
              <table:table-cell office:value-type="float" office:value="0.114974">
                <text:p>0.114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5278">
                <text:p>0.215278</text:p>
              </table:table-cell>
              <table:table-cell office:value-type="float" office:value="0.119868">
                <text:p>0.1198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3764">
                <text:p>0.223764</text:p>
              </table:table-cell>
              <table:table-cell office:value-type="float" office:value="0.124773">
                <text:p>0.1247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2243">
                <text:p>0.232243</text:p>
              </table:table-cell>
              <table:table-cell office:value-type="float" office:value="0.129688">
                <text:p>0.129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85856">
                <text:p>0.00185856</text:p>
              </table:table-cell>
              <table:table-cell office:value-type="float" office:value="0.232993">
                <text:p>0.2329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71557">
                <text:p>0.00171557</text:p>
              </table:table-cell>
              <table:table-cell office:value-type="float" office:value="0.232994">
                <text:p>0.232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57264">
                <text:p>0.00157264</text:p>
              </table:table-cell>
              <table:table-cell office:value-type="float" office:value="0.232995">
                <text:p>0.232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'RESOLUTION 10 160 0.02 1 test3'.D1:'RESOLUTION 10 160 0.02 1 test3'.E531" svg:x="0.319cm" svg:y="0.18cm" svg:width="12.508cm" svg:height="8.646cm">
          <chartooo:coordinate-region svg:x="1.337cm" svg:y="0.379cm" svg:width="11.15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0 160 0.02 1 test3'.E1:'RESOLUTION 10 160 0.02 1 test3'.E531" chart:class="chart:scatter">
            <chart:domain table:cell-range-address="'RESOLUTION 10 160 0.02 1 test3'.D1:'RESOLUTION 10 160 0.02 1 test3'.D531"/>
            <chart:data-point chart:repeated="5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'RESOLUTION 10 160 0.02 1 test3'.D1:'RESOLUTION 10 160 0.02 1 test3'.D531</svg:desc>
                </draw:g>
              </table:table-cell>
              <table:table-cell office:value-type="float" office:value="-0">
                <text:p>-0</text:p>
                <draw:g>
                  <svg:desc>'RESOLUTION 10 160 0.02 1 test3'.E1:'RESOLUTION 10 160 0.02 1 test3'.E5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97662">
                <text:p>0.000797662</text:p>
              </table:table-cell>
              <table:table-cell office:value-type="float" office:value="-0.129998">
                <text:p>-0.12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79449">
                <text:p>0.000879449</text:p>
              </table:table-cell>
              <table:table-cell office:value-type="float" office:value="-0.130297">
                <text:p>-0.130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61604">
                <text:p>0.000961604</text:p>
              </table:table-cell>
              <table:table-cell office:value-type="float" office:value="-0.130596">
                <text:p>-0.130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3041">
                <text:p>0.233041</text:p>
              </table:table-cell>
              <table:table-cell office:value-type="float" office:value="-0.0614226">
                <text:p>-0.0614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3021">
                <text:p>0.223021</text:p>
              </table:table-cell>
              <table:table-cell office:value-type="float" office:value="-0.0586352">
                <text:p>-0.0586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2997">
                <text:p>0.212997</text:p>
              </table:table-cell>
              <table:table-cell office:value-type="float" office:value="-0.0558601">
                <text:p>-0.0558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297">
                <text:p>0.20297</text:p>
              </table:table-cell>
              <table:table-cell office:value-type="float" office:value="-0.0530973">
                <text:p>-0.0530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2939">
                <text:p>0.192939</text:p>
              </table:table-cell>
              <table:table-cell office:value-type="float" office:value="-0.0503468">
                <text:p>-0.0503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2905">
                <text:p>0.182905</text:p>
              </table:table-cell>
              <table:table-cell office:value-type="float" office:value="-0.0476087">
                <text:p>-0.04760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2868">
                <text:p>0.172868</text:p>
              </table:table-cell>
              <table:table-cell office:value-type="float" office:value="-0.0448829">
                <text:p>-0.0448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2828">
                <text:p>0.162828</text:p>
              </table:table-cell>
              <table:table-cell office:value-type="float" office:value="-0.0421694">
                <text:p>-0.0421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2784">
                <text:p>0.152784</text:p>
              </table:table-cell>
              <table:table-cell office:value-type="float" office:value="-0.0394683">
                <text:p>-0.0394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2738">
                <text:p>0.142738</text:p>
              </table:table-cell>
              <table:table-cell office:value-type="float" office:value="-0.0367795">
                <text:p>-0.0367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2688">
                <text:p>0.132688</text:p>
              </table:table-cell>
              <table:table-cell office:value-type="float" office:value="-0.0341031">
                <text:p>-0.0341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734">
                <text:p>0.12734</text:p>
              </table:table-cell>
              <table:table-cell office:value-type="float" office:value="0.0362514">
                <text:p>0.0362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0876">
                <text:p>0.130876</text:p>
              </table:table-cell>
              <table:table-cell office:value-type="float" office:value="0.0373447">
                <text:p>0.0373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4411">
                <text:p>0.134411</text:p>
              </table:table-cell>
              <table:table-cell office:value-type="float" office:value="0.0384425">
                <text:p>0.0384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7944">
                <text:p>0.137944</text:p>
              </table:table-cell>
              <table:table-cell office:value-type="float" office:value="0.0395445">
                <text:p>0.0395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1476">
                <text:p>0.141476</text:p>
              </table:table-cell>
              <table:table-cell office:value-type="float" office:value="0.040651">
                <text:p>0.040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5006">
                <text:p>0.145006</text:p>
              </table:table-cell>
              <table:table-cell office:value-type="float" office:value="0.0417618">
                <text:p>0.04176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8535">
                <text:p>0.148535</text:p>
              </table:table-cell>
              <table:table-cell office:value-type="float" office:value="0.0428769">
                <text:p>0.0428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3312">
                <text:p>0.153312</text:p>
              </table:table-cell>
              <table:table-cell office:value-type="float" office:value="0.0843822">
                <text:p>0.08438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1055">
                <text:p>0.161055</text:p>
              </table:table-cell>
              <table:table-cell office:value-type="float" office:value="0.0887724">
                <text:p>0.08877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8792">
                <text:p>0.168792</text:p>
              </table:table-cell>
              <table:table-cell office:value-type="float" office:value="0.0931723">
                <text:p>0.0931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6524">
                <text:p>0.176524</text:p>
              </table:table-cell>
              <table:table-cell office:value-type="float" office:value="0.0975816">
                <text:p>0.0975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4251">
                <text:p>0.18425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1972">
                <text:p>0.191972</text:p>
              </table:table-cell>
              <table:table-cell office:value-type="float" office:value="0.106429">
                <text:p>0.106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9688">
                <text:p>0.199688</text:p>
              </table:table-cell>
              <table:table-cell office:value-type="float" office:value="0.110867">
                <text:p>0.1108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7398">
                <text:p>0.207398</text:p>
              </table:table-cell>
              <table:table-cell office:value-type="float" office:value="0.115314">
                <text:p>0.115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5103">
                <text:p>0.215103</text:p>
              </table:table-cell>
              <table:table-cell office:value-type="float" office:value="0.119771">
                <text:p>0.119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2803">
                <text:p>0.222803</text:p>
              </table:table-cell>
              <table:table-cell office:value-type="float" office:value="0.124237">
                <text:p>0.124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0497">
                <text:p>0.230497</text:p>
              </table:table-cell>
              <table:table-cell office:value-type="float" office:value="0.128713">
                <text:p>0.128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77081">
                <text:p>0.00177081</text:p>
              </table:table-cell>
              <table:table-cell office:value-type="float" office:value="0.221993">
                <text:p>0.2219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63458">
                <text:p>0.00163458</text:p>
              </table:table-cell>
              <table:table-cell office:value-type="float" office:value="0.221994">
                <text:p>0.2219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4984">
                <text:p>0.0014984</text:p>
              </table:table-cell>
              <table:table-cell office:value-type="float" office:value="0.221995">
                <text:p>0.221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RESOLUTION 2 10 0.02 UPSAMPLED'.A1:'RESOLUTION 2 10 0.02 UPSAMPLED'.B43" svg:x="0.319cm" svg:y="0.18cm" svg:width="12.508cm" svg:height="8.645cm">
          <chartooo:coordinate-region svg:x="1.152cm" svg:y="0.379cm" svg:width="11.34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2 10 0.02 UPSAMPLED'.B1:'RESOLUTION 2 10 0.02 UPSAMPLED'.B43" chart:class="chart:scatter">
            <chart:domain table:cell-range-address="'RESOLUTION 2 10 0.02 UPSAMPLED'.A1:'RESOLUTION 2 10 0.02 UPSAMPLED'.A43"/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'RESOLUTION 2 10 0.02 UPSAMPLED'.A1:'RESOLUTION 2 10 0.02 UPSAMPLED'.A43</svg:desc>
                </draw:g>
              </table:table-cell>
              <table:table-cell office:value-type="float" office:value="-0">
                <text:p>-0</text:p>
                <draw:g>
                  <svg:desc>'RESOLUTION 2 10 0.02 UPSAMPLED'.B1:'RESOLUTION 2 10 0.02 UPSAMPLED'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66282">
                <text:p>0.00166282</text:p>
              </table:table-cell>
              <table:table-cell office:value-type="float" office:value="-0.270995">
                <text:p>-0.270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50342">
                <text:p>0.00250342</text:p>
              </table:table-cell>
              <table:table-cell office:value-type="float" office:value="-0.271988">
                <text:p>-0.271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5013">
                <text:p>0.00335013</text:p>
              </table:table-cell>
              <table:table-cell office:value-type="float" office:value="-0.272979">
                <text:p>-0.272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9276">
                <text:p>0.0779276</text:p>
              </table:table-cell>
              <table:table-cell office:value-type="float" office:value="-0.262685">
                <text:p>-0.262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1356">
                <text:p>0.0741356</text:p>
              </table:table-cell>
              <table:table-cell office:value-type="float" office:value="-0.247119">
                <text:p>-0.247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02489">
                <text:p>0.0702489</text:p>
              </table:table-cell>
              <table:table-cell office:value-type="float" office:value="-0.23158">
                <text:p>-0.23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0421">
                <text:p>0.0630421</text:p>
              </table:table-cell>
              <table:table-cell office:value-type="float" office:value="-0.20555">
                <text:p>-0.20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56764">
                <text:p>0.0556764</text:p>
              </table:table-cell>
              <table:table-cell office:value-type="float" office:value="-0.179567">
                <text:p>-0.179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50307">
                <text:p>0.0550307</text:p>
              </table:table-cell>
              <table:table-cell office:value-type="float" office:value="-0.175578">
                <text:p>-0.175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36675">
                <text:p>0.0536675</text:p>
              </table:table-cell>
              <table:table-cell office:value-type="float" office:value="-0.167618">
                <text:p>-0.167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5376">
                <text:p>0.145376</text:p>
              </table:table-cell>
              <table:table-cell office:value-type="float" office:value="-0.126182">
                <text:p>-0.126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385">
                <text:p>0.16385</text:p>
              </table:table-cell>
              <table:table-cell office:value-type="float" office:value="-0.135312">
                <text:p>-0.135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0981">
                <text:p>0.170981</text:p>
              </table:table-cell>
              <table:table-cell office:value-type="float" office:value="-0.136844">
                <text:p>-0.136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8053">
                <text:p>0.178053</text:p>
              </table:table-cell>
              <table:table-cell office:value-type="float" office:value="-0.14161">
                <text:p>-0.14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5155">
                <text:p>0.185155</text:p>
              </table:table-cell>
              <table:table-cell office:value-type="float" office:value="-0.146334">
                <text:p>-0.146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2288">
                <text:p>0.192288</text:p>
              </table:table-cell>
              <table:table-cell office:value-type="float" office:value="-0.151015">
                <text:p>-0.151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9452">
                <text:p>0.199452</text:p>
              </table:table-cell>
              <table:table-cell office:value-type="float" office:value="-0.155654">
                <text:p>-0.155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3879">
                <text:p>0.203879</text:p>
              </table:table-cell>
              <table:table-cell office:value-type="float" office:value="-0.158105">
                <text:p>-0.158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6121">
                <text:p>0.206121</text:p>
              </table:table-cell>
              <table:table-cell office:value-type="float" office:value="-0.12964">
                <text:p>-0.129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1148">
                <text:p>0.201148</text:p>
              </table:table-cell>
              <table:table-cell office:value-type="float" office:value="-0.0637233">
                <text:p>-0.0637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6094">
                <text:p>0.196094</text:p>
              </table:table-cell>
              <table:table-cell office:value-type="float" office:value="-0.0614609">
                <text:p>-0.0614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6471">
                <text:p>0.176471</text:p>
              </table:table-cell>
              <table:table-cell office:value-type="float" office:value="0.0379252">
                <text:p>0.0379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3359">
                <text:p>0.163359</text:p>
              </table:table-cell>
              <table:table-cell office:value-type="float" office:value="0.105565">
                <text:p>0.105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2709">
                <text:p>0.162709</text:p>
              </table:table-cell>
              <table:table-cell office:value-type="float" office:value="0.106565">
                <text:p>0.106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4551">
                <text:p>0.164551</text:p>
              </table:table-cell>
              <table:table-cell office:value-type="float" office:value="0.109221">
                <text:p>0.109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336">
                <text:p>0.162336</text:p>
              </table:table-cell>
              <table:table-cell office:value-type="float" office:value="0.164341">
                <text:p>0.164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4125">
                <text:p>0.154125</text:p>
              </table:table-cell>
              <table:table-cell office:value-type="float" office:value="0.156989">
                <text:p>0.156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961">
                <text:p>0.145961</text:p>
              </table:table-cell>
              <table:table-cell office:value-type="float" office:value="0.149588">
                <text:p>0.149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1577">
                <text:p>0.131577</text:p>
              </table:table-cell>
              <table:table-cell office:value-type="float" office:value="0.135677">
                <text:p>0.135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7281">
                <text:p>0.117281</text:p>
              </table:table-cell>
              <table:table-cell office:value-type="float" office:value="0.12168">
                <text:p>0.12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2757">
                <text:p>0.112757</text:p>
              </table:table-cell>
              <table:table-cell office:value-type="float" office:value="0.117707">
                <text:p>0.1177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2768">
                <text:p>0.102768</text:p>
              </table:table-cell>
              <table:table-cell office:value-type="float" office:value="0.10995">
                <text:p>0.10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71051">
                <text:p>0.0471051</text:p>
              </table:table-cell>
              <table:table-cell office:value-type="float" office:value="0.150291">
                <text:p>0.150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8649">
                <text:p>0.0488649</text:p>
              </table:table-cell>
              <table:table-cell office:value-type="float" office:value="0.157598">
                <text:p>0.1575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17226">
                <text:p>0.0517226</text:p>
              </table:table-cell>
              <table:table-cell office:value-type="float" office:value="0.172409">
                <text:p>0.172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3753">
                <text:p>0.053753</text:p>
              </table:table-cell>
              <table:table-cell office:value-type="float" office:value="0.181195">
                <text:p>0.181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82553">
                <text:p>0.0682553</text:p>
              </table:table-cell>
              <table:table-cell office:value-type="float" office:value="0.232696">
                <text:p>0.232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24418">
                <text:p>0.0824418</text:p>
              </table:table-cell>
              <table:table-cell office:value-type="float" office:value="0.284287">
                <text:p>0.2842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15693">
                <text:p>0.0815693</text:p>
              </table:table-cell>
              <table:table-cell office:value-type="float" office:value="0.284539">
                <text:p>0.2845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22595">
                <text:p>0.00422595</text:p>
              </table:table-cell>
              <table:table-cell office:value-type="float" office:value="0.275468">
                <text:p>0.275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37467">
                <text:p>0.00337467</text:p>
              </table:table-cell>
              <table:table-cell office:value-type="float" office:value="0.274979">
                <text:p>0.27497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RESOLUTION 2 10 0.02 UPSAMPLED'.D1:'RESOLUTION 2 10 0.02 UPSAMPLED'.E42" svg:x="0.32cm" svg:y="0.18cm" svg:width="12.508cm" svg:height="8.64cm">
          <chartooo:coordinate-region svg:x="1.153cm" svg:y="0.379cm" svg:width="11.34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2 10 0.02 UPSAMPLED'.E1:'RESOLUTION 2 10 0.02 UPSAMPLED'.E42" chart:class="chart:scatter">
            <chart:domain table:cell-range-address="'RESOLUTION 2 10 0.02 UPSAMPLED'.D1:'RESOLUTION 2 10 0.02 UPSAMPLED'.D42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'RESOLUTION 2 10 0.02 UPSAMPLED'.D1:'RESOLUTION 2 10 0.02 UPSAMPLED'.D42</svg:desc>
                </draw:g>
              </table:table-cell>
              <table:table-cell office:value-type="float" office:value="-0">
                <text:p>-0</text:p>
                <draw:g>
                  <svg:desc>'RESOLUTION 2 10 0.02 UPSAMPLED'.E1:'RESOLUTION 2 10 0.02 UPSAMPLED'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68123">
                <text:p>0.00168123</text:p>
              </table:table-cell>
              <table:table-cell office:value-type="float" office:value="-0.273995">
                <text:p>-0.273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54483">
                <text:p>0.00254483</text:p>
              </table:table-cell>
              <table:table-cell office:value-type="float" office:value="-0.276488">
                <text:p>-0.276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2376">
                <text:p>0.00342376</text:p>
              </table:table-cell>
              <table:table-cell office:value-type="float" office:value="-0.278979">
                <text:p>-0.278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9658">
                <text:p>0.0779658</text:p>
              </table:table-cell>
              <table:table-cell office:value-type="float" office:value="-0.265801">
                <text:p>-0.265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73588">
                <text:p>0.0773588</text:p>
              </table:table-cell>
              <table:table-cell office:value-type="float" office:value="-0.260767">
                <text:p>-0.260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4423">
                <text:p>0.074423</text:p>
              </table:table-cell>
              <table:table-cell office:value-type="float" office:value="-0.248077">
                <text:p>-0.248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141">
                <text:p>0.07141</text:p>
              </table:table-cell>
              <table:table-cell office:value-type="float" office:value="-0.235407">
                <text:p>-0.235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40684">
                <text:p>0.0640684</text:p>
              </table:table-cell>
              <table:table-cell office:value-type="float" office:value="-0.208896">
                <text:p>-0.208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5648">
                <text:p>0.0565648</text:p>
              </table:table-cell>
              <table:table-cell office:value-type="float" office:value="-0.182432">
                <text:p>-0.182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48811">
                <text:p>0.0548811</text:p>
              </table:table-cell>
              <table:table-cell office:value-type="float" office:value="-0.175101">
                <text:p>-0.175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3017">
                <text:p>0.163017</text:p>
              </table:table-cell>
              <table:table-cell office:value-type="float" office:value="-0.136315">
                <text:p>-0.136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7662">
                <text:p>0.177662</text:p>
              </table:table-cell>
              <table:table-cell office:value-type="float" office:value="-0.141299">
                <text:p>-0.141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2802">
                <text:p>0.182802</text:p>
              </table:table-cell>
              <table:table-cell office:value-type="float" office:value="-0.144473">
                <text:p>-0.144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0715">
                <text:p>0.190715</text:p>
              </table:table-cell>
              <table:table-cell office:value-type="float" office:value="-0.149779">
                <text:p>-0.149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8663">
                <text:p>0.198663</text:p>
              </table:table-cell>
              <table:table-cell office:value-type="float" office:value="-0.155038">
                <text:p>-0.155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3879">
                <text:p>0.203879</text:p>
              </table:table-cell>
              <table:table-cell office:value-type="float" office:value="-0.158105">
                <text:p>-0.158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7395">
                <text:p>0.197395</text:p>
              </table:table-cell>
              <table:table-cell office:value-type="float" office:value="-0.0948475">
                <text:p>-0.0948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8667">
                <text:p>0.188667</text:p>
              </table:table-cell>
              <table:table-cell office:value-type="float" office:value="-0.0429751">
                <text:p>-0.04297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3682">
                <text:p>0.173682</text:p>
              </table:table-cell>
              <table:table-cell office:value-type="float" office:value="0.0509451">
                <text:p>0.05094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3425">
                <text:p>0.153425</text:p>
              </table:table-cell>
              <table:table-cell office:value-type="float" office:value="0.156275">
                <text:p>0.156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8056">
                <text:p>0.148056</text:p>
              </table:table-cell>
              <table:table-cell office:value-type="float" office:value="0.151735">
                <text:p>0.1517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5755">
                <text:p>0.135755</text:p>
              </table:table-cell>
              <table:table-cell office:value-type="float" office:value="0.139985">
                <text:p>0.139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3527">
                <text:p>0.123527</text:p>
              </table:table-cell>
              <table:table-cell office:value-type="float" office:value="0.12816">
                <text:p>0.12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4832">
                <text:p>0.114832</text:p>
              </table:table-cell>
              <table:table-cell office:value-type="float" office:value="0.119873">
                <text:p>0.119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189">
                <text:p>0.106189</text:p>
              </table:table-cell>
              <table:table-cell office:value-type="float" office:value="0.111534">
                <text:p>0.111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95675">
                <text:p>0.0495675</text:p>
              </table:table-cell>
              <table:table-cell office:value-type="float" office:value="0.165225">
                <text:p>0.165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11934">
                <text:p>0.0511934</text:p>
              </table:table-cell>
              <table:table-cell office:value-type="float" office:value="0.172567">
                <text:p>0.172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72701">
                <text:p>0.0672701</text:p>
              </table:table-cell>
              <table:table-cell office:value-type="float" office:value="0.229338">
                <text:p>0.229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29989">
                <text:p>0.0829989</text:p>
              </table:table-cell>
              <table:table-cell office:value-type="float" office:value="0.286208">
                <text:p>0.286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21204">
                <text:p>0.0821204</text:p>
              </table:table-cell>
              <table:table-cell office:value-type="float" office:value="0.286462">
                <text:p>0.2864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12412">
                <text:p>0.0812412</text:p>
              </table:table-cell>
              <table:table-cell office:value-type="float" office:value="0.286712">
                <text:p>0.286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16459">
                <text:p>0.00416459</text:p>
              </table:table-cell>
              <table:table-cell office:value-type="float" office:value="0.271468">
                <text:p>0.2714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28877">
                <text:p>0.00328877</text:p>
              </table:table-cell>
              <table:table-cell office:value-type="float" office:value="0.26798">
                <text:p>0.26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4666">
                <text:p>0.0024666</text:p>
              </table:table-cell>
              <table:table-cell office:value-type="float" office:value="0.267989">
                <text:p>0.267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17cm" svg:height="5.632cm" xlink:href=".." xlink:type="simple" chart:class="chart:scatter" chart:style-name="ch1">
        <chart:title svg:x="5.734cm" svg:y="-0.151cm" chart:style-name="ch2">
          <text:p>Scan S(k)</text:p>
        </chart:title>
        <chart:plot-area chart:style-name="ch3" table:cell-range-address="'filtre EXTMED (2 10 0.02)'.B3:'filtre EXTMED (2 10 0.02)'.C44" chart:data-source-has-labels="row" svg:x="0.624cm" svg:y="0.303cm" svg:width="13.026cm" svg:height="5.09cm">
          <chartooo:coordinate-region svg:x="1.457cm" svg:y="0.502cm" svg:width="11.861cm" svg:height="4.692cm"/>
          <chart:axis chart:dimension="x" chart:name="primary-x" chart:style-name="ch4">
            <chart:title svg:x="6.581cm" svg:y="5.093cm" chart:style-name="ch5">
              <text:p>X(mètres)</text:p>
            </chart:title>
            <chart:grid chart:style-name="ch6" chart:class="major"/>
          </chart:axis>
          <chart:axis chart:dimension="y" chart:name="primary-y" chart:style-name="ch4">
            <chart:title svg:x="0cm" svg:y="3.606cm" chart:style-name="ch7">
              <text:p>Y(mètres)</text:p>
            </chart:title>
            <chart:grid chart:style-name="ch6" chart:class="major"/>
          </chart:axis>
          <chart:series chart:style-name="ch8" chart:values-cell-range-address="'filtre EXTMED (2 10 0.02)'.C4:'filtre EXTMED (2 10 0.02)'.C44" chart:label-cell-address="'filtre EXTMED (2 10 0.02)'.C3:'filtre EXTMED (2 10 0.02)'.C3" chart:class="chart:scatter">
            <chart:domain table:cell-range-address="'filtre EXTMED (2 10 0.02)'.B4:'filtre EXTMED (2 10 0.02)'.B44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</text:p>
                <draw:g>
                  <svg:desc>'filtre EXTMED (2 10 0.02)'.C3:'filtre EXTMED (2 10 0.02)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ltre EXTMED (2 10 0.02)'.B4:'filtre EXTMED (2 10 0.02)'.B44</svg:desc>
                </draw:g>
              </table:table-cell>
              <table:table-cell office:value-type="float" office:value="0">
                <text:p>0</text:p>
                <draw:g>
                  <svg:desc>'filtre EXTMED (2 10 0.02)'.C4:'filtre EXTMED (2 10 0.02)'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7509">
                <text:p>0.00167509</text:p>
              </table:table-cell>
              <table:table-cell office:value-type="float" office:value="-0.272995">
                <text:p>-0.272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2182">
                <text:p>0.00252182</text:p>
              </table:table-cell>
              <table:table-cell office:value-type="float" office:value="-0.273988">
                <text:p>-0.273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7467">
                <text:p>0.00337467</text:p>
              </table:table-cell>
              <table:table-cell office:value-type="float" office:value="-0.274979">
                <text:p>-0.274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02029">
                <text:p>0.0802029</text:p>
              </table:table-cell>
              <table:table-cell office:value-type="float" office:value="-0.270354">
                <text:p>-0.270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60034">
                <text:p>0.0760034</text:p>
              </table:table-cell>
              <table:table-cell office:value-type="float" office:value="-0.253345">
                <text:p>-0.253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7003">
                <text:p>0.0717003</text:p>
              </table:table-cell>
              <table:table-cell office:value-type="float" office:value="-0.236364">
                <text:p>-0.2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6023">
                <text:p>0.0626023</text:p>
              </table:table-cell>
              <table:table-cell office:value-type="float" office:value="-0.204116">
                <text:p>-0.204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33072">
                <text:p>0.0533072</text:p>
              </table:table-cell>
              <table:table-cell office:value-type="float" office:value="-0.171925">
                <text:p>-0.171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35353">
                <text:p>0.0535353</text:p>
              </table:table-cell>
              <table:table-cell office:value-type="float" office:value="-0.170807">
                <text:p>-0.170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4104">
                <text:p>0.174104</text:p>
              </table:table-cell>
              <table:table-cell office:value-type="float" office:value="-0.139344">
                <text:p>-0.139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1184">
                <text:p>0.181184</text:p>
              </table:table-cell>
              <table:table-cell office:value-type="float" office:value="-0.1441">
                <text:p>-0.1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8294">
                <text:p>0.188294</text:p>
              </table:table-cell>
              <table:table-cell office:value-type="float" office:value="-0.148814">
                <text:p>-0.148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4254">
                <text:p>0.194254</text:p>
              </table:table-cell>
              <table:table-cell office:value-type="float" office:value="-0.152559">
                <text:p>-0.1525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024">
                <text:p>0.20024</text:p>
              </table:table-cell>
              <table:table-cell office:value-type="float" office:value="-0.156269">
                <text:p>-0.1562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482">
                <text:p>0.19482</text:p>
              </table:table-cell>
              <table:table-cell office:value-type="float" office:value="-0.00837296">
                <text:p>-0.00837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7351">
                <text:p>0.187351</text:p>
              </table:table-cell>
              <table:table-cell office:value-type="float" office:value="-0.00747617">
                <text:p>-0.00747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878">
                <text:p>0.179878</text:p>
              </table:table-cell>
              <table:table-cell office:value-type="float" office:value="-0.0066253">
                <text:p>-0.0066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7396">
                <text:p>0.177396</text:p>
              </table:table-cell>
              <table:table-cell office:value-type="float" office:value="0.062248">
                <text:p>0.062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2491">
                <text:p>0.172491</text:p>
              </table:table-cell>
              <table:table-cell office:value-type="float" office:value="0.0611219">
                <text:p>0.0611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9525">
                <text:p>0.159525</text:p>
              </table:table-cell>
              <table:table-cell office:value-type="float" office:value="0.161495">
                <text:p>0.161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2023">
                <text:p>0.152023</text:p>
              </table:table-cell>
              <table:table-cell office:value-type="float" office:value="0.154848">
                <text:p>0.154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4564">
                <text:p>0.144564</text:p>
              </table:table-cell>
              <table:table-cell office:value-type="float" office:value="0.148156">
                <text:p>0.148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6451">
                <text:p>0.136451</text:p>
              </table:table-cell>
              <table:table-cell office:value-type="float" office:value="0.140703">
                <text:p>0.140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8385">
                <text:p>0.128385</text:p>
              </table:table-cell>
              <table:table-cell office:value-type="float" office:value="0.1332">
                <text:p>0.1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0712">
                <text:p>0.120712</text:p>
              </table:table-cell>
              <table:table-cell office:value-type="float" office:value="0.126011">
                <text:p>0.126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3085">
                <text:p>0.113085</text:p>
              </table:table-cell>
              <table:table-cell office:value-type="float" office:value="0.118777">
                <text:p>0.1187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4813">
                <text:p>0.104813</text:p>
              </table:table-cell>
              <table:table-cell office:value-type="float" office:value="0.112829">
                <text:p>0.1128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1074">
                <text:p>0.101074</text:p>
              </table:table-cell>
              <table:table-cell office:value-type="float" office:value="0.109476">
                <text:p>0.109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73573">
                <text:p>0.0973573</text:p>
              </table:table-cell>
              <table:table-cell office:value-type="float" office:value="0.106102">
                <text:p>0.106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84868">
                <text:p>0.0684868</text:p>
              </table:table-cell>
              <table:table-cell office:value-type="float" office:value="0.104568">
                <text:p>0.104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79413">
                <text:p>0.0479413</text:p>
              </table:table-cell>
              <table:table-cell office:value-type="float" office:value="0.156313">
                <text:p>0.1563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02858">
                <text:p>0.0502858</text:p>
              </table:table-cell>
              <table:table-cell office:value-type="float" office:value="0.16762">
                <text:p>0.167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17622">
                <text:p>0.0517622</text:p>
              </table:table-cell>
              <table:table-cell office:value-type="float" office:value="0.174484">
                <text:p>0.1744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76923">
                <text:p>0.0676923</text:p>
              </table:table-cell>
              <table:table-cell office:value-type="float" office:value="0.230777">
                <text:p>0.2307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2774">
                <text:p>0.0832774</text:p>
              </table:table-cell>
              <table:table-cell office:value-type="float" office:value="0.287169">
                <text:p>0.2871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25338">
                <text:p>0.0825338</text:p>
              </table:table-cell>
              <table:table-cell office:value-type="float" office:value="0.287903">
                <text:p>0.2879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17864">
                <text:p>0.0817864</text:p>
              </table:table-cell>
              <table:table-cell office:value-type="float" office:value="0.288636">
                <text:p>0.2886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21828">
                <text:p>0.00421828</text:p>
              </table:table-cell>
              <table:table-cell office:value-type="float" office:value="0.274968">
                <text:p>0.274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37467">
                <text:p>0.00337467</text:p>
              </table:table-cell>
              <table:table-cell office:value-type="float" office:value="0.274979">
                <text:p>0.2749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53563">
                <text:p>0.00253563</text:p>
              </table:table-cell>
              <table:table-cell office:value-type="float" office:value="0.275488">
                <text:p>0.27548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14cm" svg:height="5.951cm" xlink:href=".." xlink:type="simple" chart:class="chart:scatter" chart:style-name="ch1">
        <chart:title svg:x="5.383cm" svg:y="-0.136cm" chart:style-name="ch2">
          <text:p>Scan S(k-1)</text:p>
        </chart:title>
        <chart:plot-area chart:style-name="ch3" table:cell-range-address="'filtre EXTMED (2 10 0.02)'.F4:'filtre EXTMED (2 10 0.02)'.G46 'filtre EXTMED (2 10 0.02)'.C3:'filtre EXTMED (2 10 0.02)'.C3" chart:data-source-has-labels="row" svg:x="0.426cm" svg:y="0.331cm" svg:width="12.944cm" svg:height="5.442cm">
          <chartooo:coordinate-region svg:x="1.259cm" svg:y="0.53cm" svg:width="11.779cm" svg:height="5.044cm"/>
          <chart:axis chart:dimension="x" chart:name="primary-x" chart:style-name="ch4">
            <chart:title svg:x="6.686cm" svg:y="5.485cm" chart:style-name="ch5">
              <text:p>X(mètres)</text:p>
            </chart:title>
            <chart:grid chart:style-name="ch6" chart:class="major"/>
          </chart:axis>
          <chart:axis chart:dimension="y" chart:name="primary-y" chart:style-name="ch4">
            <chart:title svg:x="0.109cm" svg:y="3.811cm" chart:style-name="ch7">
              <text:p>Y(mètres)</text:p>
            </chart:title>
            <chart:grid chart:style-name="ch6" chart:class="major"/>
          </chart:axis>
          <chart:series chart:style-name="ch8" chart:values-cell-range-address="'filtre EXTMED (2 10 0.02)'.G4:'filtre EXTMED (2 10 0.02)'.G46" chart:label-cell-address="'filtre EXTMED (2 10 0.02)'.C3:'filtre EXTMED (2 10 0.02)'.C3" chart:class="chart:scatter">
            <chart:domain table:cell-range-address="'filtre EXTMED (2 10 0.02)'.F4:'filtre EXTMED (2 10 0.02)'.F46"/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0</text:p>
                <draw:g>
                  <svg:desc>'filtre EXTMED (2 10 0.02)'.C3:'filtre EXTMED (2 10 0.02)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ltre EXTMED (2 10 0.02)'.F4:'filtre EXTMED (2 10 0.02)'.F46</svg:desc>
                </draw:g>
              </table:table-cell>
              <table:table-cell office:value-type="float" office:value="0">
                <text:p>0</text:p>
                <draw:g>
                  <svg:desc>'filtre EXTMED (2 10 0.02)'.G4:'filtre EXTMED (2 10 0.02)'.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7509">
                <text:p>0.00167509</text:p>
              </table:table-cell>
              <table:table-cell office:value-type="float" office:value="-0.272995">
                <text:p>-0.272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1262">
                <text:p>0.00251262</text:p>
              </table:table-cell>
              <table:table-cell office:value-type="float" office:value="-0.272988">
                <text:p>-0.272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5013">
                <text:p>0.00335013</text:p>
              </table:table-cell>
              <table:table-cell office:value-type="float" office:value="-0.272979">
                <text:p>-0.272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4252">
                <text:p>0.0284252</text:p>
              </table:table-cell>
              <table:table-cell office:value-type="float" office:value="-0.271516">
                <text:p>-0.271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99185">
                <text:p>0.0799185</text:p>
              </table:table-cell>
              <table:table-cell office:value-type="float" office:value="-0.269396">
                <text:p>-0.269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54287">
                <text:p>0.0754287</text:p>
              </table:table-cell>
              <table:table-cell office:value-type="float" office:value="-0.251429">
                <text:p>-0.25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08295">
                <text:p>0.0708295</text:p>
              </table:table-cell>
              <table:table-cell office:value-type="float" office:value="-0.233493">
                <text:p>-0.233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43616">
                <text:p>0.0643616</text:p>
              </table:table-cell>
              <table:table-cell office:value-type="float" office:value="-0.209852">
                <text:p>-0.209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77494">
                <text:p>0.0577494</text:p>
              </table:table-cell>
              <table:table-cell office:value-type="float" office:value="-0.186253">
                <text:p>-0.186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59279">
                <text:p>0.0559279</text:p>
              </table:table-cell>
              <table:table-cell office:value-type="float" office:value="-0.178441">
                <text:p>-0.178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3122">
                <text:p>0.123122</text:p>
              </table:table-cell>
              <table:table-cell office:value-type="float" office:value="-0.117222">
                <text:p>-0.117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7476">
                <text:p>0.127476</text:p>
              </table:table-cell>
              <table:table-cell office:value-type="float" office:value="-0.120624">
                <text:p>-0.120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095">
                <text:p>0.17095</text:p>
              </table:table-cell>
              <table:table-cell office:value-type="float" office:value="-0.137682">
                <text:p>-0.137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6447">
                <text:p>0.176447</text:p>
              </table:table-cell>
              <table:table-cell office:value-type="float" office:value="-0.141218">
                <text:p>-0.141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1575">
                <text:p>0.181575</text:p>
              </table:table-cell>
              <table:table-cell office:value-type="float" office:value="-0.144411">
                <text:p>-0.144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2357">
                <text:p>0.192357</text:p>
              </table:table-cell>
              <table:table-cell office:value-type="float" office:value="-0.150117">
                <text:p>-0.150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9928">
                <text:p>0.199928</text:p>
              </table:table-cell>
              <table:table-cell office:value-type="float" office:value="-0.155041">
                <text:p>-0.155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7532">
                <text:p>0.207532</text:p>
              </table:table-cell>
              <table:table-cell office:value-type="float" office:value="-0.15992">
                <text:p>-0.15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7065">
                <text:p>0.197065</text:p>
              </table:table-cell>
              <table:table-cell office:value-type="float" office:value="-0.0795099">
                <text:p>-0.07950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3577">
                <text:p>0.173577</text:p>
              </table:table-cell>
              <table:table-cell office:value-type="float" office:value="0.106222">
                <text:p>0.106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0228">
                <text:p>0.160228</text:p>
              </table:table-cell>
              <table:table-cell office:value-type="float" office:value="0.162207">
                <text:p>0.162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3074">
                <text:p>0.153074</text:p>
              </table:table-cell>
              <table:table-cell office:value-type="float" office:value="0.155918">
                <text:p>0.1559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5961">
                <text:p>0.145961</text:p>
              </table:table-cell>
              <table:table-cell office:value-type="float" office:value="0.149588">
                <text:p>0.149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1577">
                <text:p>0.131577</text:p>
              </table:table-cell>
              <table:table-cell office:value-type="float" office:value="0.135677">
                <text:p>0.1356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7281">
                <text:p>0.117281</text:p>
              </table:table-cell>
              <table:table-cell office:value-type="float" office:value="0.12168">
                <text:p>0.12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5178">
                <text:p>0.115178</text:p>
              </table:table-cell>
              <table:table-cell office:value-type="float" office:value="0.120234">
                <text:p>0.120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3085">
                <text:p>0.113085</text:p>
              </table:table-cell>
              <table:table-cell office:value-type="float" office:value="0.118777">
                <text:p>0.118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7909">
                <text:p>0.107909</text:p>
              </table:table-cell>
              <table:table-cell office:value-type="float" office:value="0.114038">
                <text:p>0.1140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2763">
                <text:p>0.102763</text:p>
              </table:table-cell>
              <table:table-cell office:value-type="float" office:value="0.10927">
                <text:p>0.10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10303">
                <text:p>0.0610303</text:p>
              </table:table-cell>
              <table:table-cell office:value-type="float" office:value="0.112514">
                <text:p>0.112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12433">
                <text:p>0.0512433</text:p>
              </table:table-cell>
              <table:table-cell office:value-type="float" office:value="0.120562">
                <text:p>0.1205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59935">
                <text:p>0.0459935</text:p>
              </table:table-cell>
              <table:table-cell office:value-type="float" office:value="0.140672">
                <text:p>0.140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81518">
                <text:p>0.0481518</text:p>
              </table:table-cell>
              <table:table-cell office:value-type="float" office:value="0.153631">
                <text:p>0.153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94572">
                <text:p>0.0494572</text:p>
              </table:table-cell>
              <table:table-cell office:value-type="float" office:value="0.159509">
                <text:p>0.1595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21536">
                <text:p>0.0521536</text:p>
              </table:table-cell>
              <table:table-cell office:value-type="float" office:value="0.173845">
                <text:p>0.173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3753">
                <text:p>0.053753</text:p>
              </table:table-cell>
              <table:table-cell office:value-type="float" office:value="0.181195">
                <text:p>0.181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79738">
                <text:p>0.0679738</text:p>
              </table:table-cell>
              <table:table-cell office:value-type="float" office:value="0.231736">
                <text:p>0.2317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18848">
                <text:p>0.0818848</text:p>
              </table:table-cell>
              <table:table-cell office:value-type="float" office:value="0.282367">
                <text:p>0.2823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11559">
                <text:p>0.0811559</text:p>
              </table:table-cell>
              <table:table-cell office:value-type="float" office:value="0.283097">
                <text:p>0.283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17993">
                <text:p>0.00417993</text:p>
              </table:table-cell>
              <table:table-cell office:value-type="float" office:value="0.272468">
                <text:p>0.2724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35013">
                <text:p>0.00335013</text:p>
              </table:table-cell>
              <table:table-cell office:value-type="float" office:value="0.272979">
                <text:p>0.272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51722">
                <text:p>0.00251722</text:p>
              </table:table-cell>
              <table:table-cell office:value-type="float" office:value="0.273488">
                <text:p>0.27348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RESOLUTION 1 8 0.02 1'.D1:'RESOLUTION 1 8 0.02 1'.E71" svg:x="0.319cm" svg:y="0.18cm" svg:width="12.508cm" svg:height="8.645cm">
          <chartooo:coordinate-region svg:x="0.861cm" svg:y="0.379cm" svg:width="11.87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 8 0.02 1'.E1:'RESOLUTION 1 8 0.02 1'.E71" chart:class="chart:scatter">
            <chart:domain table:cell-range-address="'RESOLUTION 1 8 0.02 1'.D1:'RESOLUTION 1 8 0.02 1'.D71"/>
            <chart:data-point chart:repeated="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'RESOLUTION 1 8 0.02 1'.D1:'RESOLUTION 1 8 0.02 1'.D71</svg:desc>
                </draw:g>
              </table:table-cell>
              <table:table-cell office:value-type="float" office:value="-0">
                <text:p>-0</text:p>
                <draw:g>
                  <svg:desc>'RESOLUTION 1 8 0.02 1'.E1:'RESOLUTION 1 8 0.02 1'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693">
                <text:p>0.059693</text:p>
              </table:table-cell>
              <table:table-cell office:value-type="float" office:value="-3.24245">
                <text:p>-3.24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7542">
                <text:p>0.0997542</text:p>
              </table:table-cell>
              <table:table-cell office:value-type="float" office:value="-3.25047">
                <text:p>-3.25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9979">
                <text:p>0.139979</text:p>
              </table:table-cell>
              <table:table-cell office:value-type="float" office:value="-3.25699">
                <text:p>-3.25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0654">
                <text:p>0.180654</text:p>
              </table:table-cell>
              <table:table-cell office:value-type="float" office:value="-3.26801">
                <text:p>-3.26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4605">
                <text:p>0.404605</text:p>
              </table:table-cell>
              <table:table-cell office:value-type="float" office:value="-5.4851">
                <text:p>-5.4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476">
                <text:p>2.10476</text:p>
              </table:table-cell>
              <table:table-cell office:value-type="float" office:value="-5.08134">
                <text:p>-5.08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8482">
                <text:p>1.68482</text:p>
              </table:table-cell>
              <table:table-cell office:value-type="float" office:value="-3.86472">
                <text:p>-3.86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9062">
                <text:p>1.69062</text:p>
              </table:table-cell>
              <table:table-cell office:value-type="float" office:value="-3.75167">
                <text:p>-3.75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907">
                <text:p>1.6907</text:p>
              </table:table-cell>
              <table:table-cell office:value-type="float" office:value="-3.69122">
                <text:p>-3.69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1248">
                <text:p>1.71248</text:p>
              </table:table-cell>
              <table:table-cell office:value-type="float" office:value="-3.67897">
                <text:p>-3.67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2155">
                <text:p>1.72155</text:p>
              </table:table-cell>
              <table:table-cell office:value-type="float" office:value="-3.58286">
                <text:p>-3.58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3325">
                <text:p>1.73325</text:p>
              </table:table-cell>
              <table:table-cell office:value-type="float" office:value="-3.44338">
                <text:p>-3.44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887">
                <text:p>1.73887</text:p>
              </table:table-cell>
              <table:table-cell office:value-type="float" office:value="-3.4024">
                <text:p>-3.4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7351">
                <text:p>1.87351</text:p>
              </table:table-cell>
              <table:table-cell office:value-type="float" office:value="-3.3072">
                <text:p>-3.3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1419">
                <text:p>1.91419</text:p>
              </table:table-cell>
              <table:table-cell office:value-type="float" office:value="-3.33119">
                <text:p>-3.33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0809">
                <text:p>2.00809</text:p>
              </table:table-cell>
              <table:table-cell office:value-type="float" office:value="-3.35029">
                <text:p>-3.35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5429">
                <text:p>2.05429</text:p>
              </table:table-cell>
              <table:table-cell office:value-type="float" office:value="-3.33391">
                <text:p>-3.33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9325">
                <text:p>2.09325</text:p>
              </table:table-cell>
              <table:table-cell office:value-type="float" office:value="-3.35092">
                <text:p>-3.35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6231">
                <text:p>2.16231</text:p>
              </table:table-cell>
              <table:table-cell office:value-type="float" office:value="-3.36874">
                <text:p>-3.36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457">
                <text:p>2.18457</text:p>
              </table:table-cell>
              <table:table-cell office:value-type="float" office:value="-3.35793">
                <text:p>-3.35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2715">
                <text:p>2.22715</text:p>
              </table:table-cell>
              <table:table-cell office:value-type="float" office:value="-3.37786">
                <text:p>-3.37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6506">
                <text:p>2.26506</text:p>
              </table:table-cell>
              <table:table-cell office:value-type="float" office:value="-3.3899">
                <text:p>-3.3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875">
                <text:p>2.2875</text:p>
              </table:table-cell>
              <table:table-cell office:value-type="float" office:value="-3.37842">
                <text:p>-3.37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1033">
                <text:p>2.41033</text:p>
              </table:table-cell>
              <table:table-cell office:value-type="float" office:value="-3.42241">
                <text:p>-3.42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7851">
                <text:p>2.47851</text:p>
              </table:table-cell>
              <table:table-cell office:value-type="float" office:value="-3.42904">
                <text:p>-3.42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995">
                <text:p>2.4995</text:p>
              </table:table-cell>
              <table:table-cell office:value-type="float" office:value="-3.41377">
                <text:p>-3.413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4364">
                <text:p>2.54364</text:p>
              </table:table-cell>
              <table:table-cell office:value-type="float" office:value="-3.4297">
                <text:p>-3.4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46649">
                <text:p>5.46649</text:p>
              </table:table-cell>
              <table:table-cell office:value-type="float" office:value="0.606222">
                <text:p>0.606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0698">
                <text:p>4.90698</text:p>
              </table:table-cell>
              <table:table-cell office:value-type="float" office:value="0.635809">
                <text:p>0.6358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8891">
                <text:p>4.88891</text:p>
              </table:table-cell>
              <table:table-cell office:value-type="float" office:value="0.694571">
                <text:p>0.694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8554">
                <text:p>4.88554</text:p>
              </table:table-cell>
              <table:table-cell office:value-type="float" office:value="0.724702">
                <text:p>0.724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901">
                <text:p>4.8901</text:p>
              </table:table-cell>
              <table:table-cell office:value-type="float" office:value="0.786824">
                <text:p>0.786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89406">
                <text:p>4.89406</text:p>
              </table:table-cell>
              <table:table-cell office:value-type="float" office:value="0.818299">
                <text:p>0.8182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555">
                <text:p>4.9555</text:p>
              </table:table-cell>
              <table:table-cell office:value-type="float" office:value="0.891216">
                <text:p>0.891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39432">
                <text:p>5.39432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33517">
                <text:p>5.33517</text:p>
              </table:table-cell>
              <table:table-cell office:value-type="float" office:value="1.33639">
                <text:p>1.33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8553">
                <text:p>4.68553</text:p>
              </table:table-cell>
              <table:table-cell office:value-type="float" office:value="1.32767">
                <text:p>1.327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4882">
                <text:p>4.64882</text:p>
              </table:table-cell>
              <table:table-cell office:value-type="float" office:value="1.4102">
                <text:p>1.41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9484">
                <text:p>4.59484</text:p>
              </table:table-cell>
              <table:table-cell office:value-type="float" office:value="1.54927">
                <text:p>1.54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9943">
                <text:p>4.59943</text:p>
              </table:table-cell>
              <table:table-cell office:value-type="float" office:value="1.58231">
                <text:p>1.58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2675">
                <text:p>4.62675</text:p>
              </table:table-cell>
              <table:table-cell office:value-type="float" office:value="1.65548">
                <text:p>1.655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14351">
                <text:p>5.14351</text:p>
              </table:table-cell>
              <table:table-cell office:value-type="float" office:value="1.9479">
                <text:p>1.9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6001">
                <text:p>3.96001</text:p>
              </table:table-cell>
              <table:table-cell office:value-type="float" office:value="3.81684">
                <text:p>3.81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8909">
                <text:p>3.88909</text:p>
              </table:table-cell>
              <table:table-cell office:value-type="float" office:value="3.88909">
                <text:p>3.889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4107">
                <text:p>3.84107</text:p>
              </table:table-cell>
              <table:table-cell office:value-type="float" office:value="3.93652">
                <text:p>3.936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4542">
                <text:p>0.714542</text:p>
              </table:table-cell>
              <table:table-cell office:value-type="float" office:value="0.759788">
                <text:p>0.759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9775">
                <text:p>0.69775</text:p>
              </table:table-cell>
              <table:table-cell office:value-type="float" office:value="0.769848">
                <text:p>0.769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74074">
                <text:p>0.674074</text:p>
              </table:table-cell>
              <table:table-cell office:value-type="float" office:value="0.781439">
                <text:p>0.781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55103">
                <text:p>0.655103</text:p>
              </table:table-cell>
              <table:table-cell office:value-type="float" office:value="0.788331">
                <text:p>0.788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2983">
                <text:p>0.632983</text:p>
              </table:table-cell>
              <table:table-cell office:value-type="float" office:value="0.790887">
                <text:p>0.7908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21384">
                <text:p>0.621384</text:p>
              </table:table-cell>
              <table:table-cell office:value-type="float" office:value="0.79623">
                <text:p>0.79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6487">
                <text:p>0.616487</text:p>
              </table:table-cell>
              <table:table-cell office:value-type="float" office:value="0.800028">
                <text:p>0.800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1566">
                <text:p>0.611566</text:p>
              </table:table-cell>
              <table:table-cell office:value-type="float" office:value="0.803795">
                <text:p>0.8037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1566">
                <text:p>0.581566</text:p>
              </table:table-cell>
              <table:table-cell office:value-type="float" office:value="0.825761">
                <text:p>0.8257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3465">
                <text:p>0.563465</text:p>
              </table:table-cell>
              <table:table-cell office:value-type="float" office:value="0.832185">
                <text:p>0.8321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6067">
                <text:p>0.536067</text:p>
              </table:table-cell>
              <table:table-cell office:value-type="float" office:value="0.846543">
                <text:p>0.8465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13075">
                <text:p>0.513075</text:p>
              </table:table-cell>
              <table:table-cell office:value-type="float" office:value="0.856013">
                <text:p>0.856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88955">
                <text:p>0.488955</text:p>
              </table:table-cell>
              <table:table-cell office:value-type="float" office:value="0.863126">
                <text:p>0.863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8808">
                <text:p>0.478808</text:p>
              </table:table-cell>
              <table:table-cell office:value-type="float" office:value="0.869938">
                <text:p>0.8699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8097">
                <text:p>0.468097</text:p>
              </table:table-cell>
              <table:table-cell office:value-type="float" office:value="0.875748">
                <text:p>0.8757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1443">
                <text:p>0.451443</text:p>
              </table:table-cell>
              <table:table-cell office:value-type="float" office:value="0.883325">
                <text:p>0.883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5546">
                <text:p>0.435546</text:p>
              </table:table-cell>
              <table:table-cell office:value-type="float" office:value="0.892384">
                <text:p>0.892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9036">
                <text:p>2.29036</text:p>
              </table:table-cell>
              <table:table-cell office:value-type="float" office:value="5.00042">
                <text:p>5.000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9793">
                <text:p>2.19793</text:p>
              </table:table-cell>
              <table:table-cell office:value-type="float" office:value="5.04174">
                <text:p>5.041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9559">
                <text:p>1.59559</text:p>
              </table:table-cell>
              <table:table-cell office:value-type="float" office:value="4.73224">
                <text:p>4.732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0912">
                <text:p>1.50912</text:p>
              </table:table-cell>
              <table:table-cell office:value-type="float" office:value="4.76367">
                <text:p>4.763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7987">
                <text:p>1.47987</text:p>
              </table:table-cell>
              <table:table-cell office:value-type="float" office:value="4.77284">
                <text:p>4.77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9176">
                <text:p>1.39176</text:p>
              </table:table-cell>
              <table:table-cell office:value-type="float" office:value="4.79927">
                <text:p>4.799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509">
                <text:p>1.3509</text:p>
              </table:table-cell>
              <table:table-cell office:value-type="float" office:value="4.88153">
                <text:p>4.88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691">
                <text:p>1.3691</text:p>
              </table:table-cell>
              <table:table-cell office:value-type="float" office:value="5.32687">
                <text:p>5.32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RESOLUTION 10 8 0.02 1'.A1:'RESOLUTION 10 8 0.02 1'.B83" svg:x="0.319cm" svg:y="0.18cm" svg:width="12.508cm" svg:height="8.645cm">
          <chartooo:coordinate-region svg:x="0.861cm" svg:y="0.379cm" svg:width="11.72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0 8 0.02 1'.B1:'RESOLUTION 10 8 0.02 1'.B83" chart:class="chart:scatter">
            <chart:domain table:cell-range-address="'RESOLUTION 10 8 0.02 1'.A1:'RESOLUTION 10 8 0.02 1'.A83"/>
            <chart:data-point chart:repeated="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OLUTION 10 8 0.02 1'.A1:'RESOLUTION 10 8 0.02 1'.A83</svg:desc>
                </draw:g>
              </table:table-cell>
              <table:table-cell office:value-type="float" office:value="0">
                <text:p>0</text:p>
                <draw:g>
                  <svg:desc>'RESOLUTION 10 8 0.02 1'.B1:'RESOLUTION 10 8 0.02 1'.B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8709">
                <text:p>0.0438709</text:p>
              </table:table-cell>
              <table:table-cell office:value-type="float" office:value="-5.49983">
                <text:p>-5.49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995">
                <text:p>0.053995</text:p>
              </table:table-cell>
              <table:table-cell office:value-type="float" office:value="-5.49973">
                <text:p>-5.49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7043">
                <text:p>0.627043</text:p>
              </table:table-cell>
              <table:table-cell office:value-type="float" office:value="-4.0888">
                <text:p>-4.0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4644">
                <text:p>0.634644</text:p>
              </table:table-cell>
              <table:table-cell office:value-type="float" office:value="-4.07164">
                <text:p>-4.07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0221">
                <text:p>0.640221</text:p>
              </table:table-cell>
              <table:table-cell office:value-type="float" office:value="-4.05831">
                <text:p>-4.05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5751">
                <text:p>0.645751</text:p>
              </table:table-cell>
              <table:table-cell office:value-type="float" office:value="-4.04498">
                <text:p>-4.044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3692">
                <text:p>0.653692</text:p>
              </table:table-cell>
              <table:table-cell office:value-type="float" office:value="-4.03114">
                <text:p>-4.03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6466">
                <text:p>0.666466</text:p>
              </table:table-cell>
              <table:table-cell office:value-type="float" office:value="-4.01628">
                <text:p>-4.016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2534">
                <text:p>0.672534</text:p>
              </table:table-cell>
              <table:table-cell office:value-type="float" office:value="-3.99215">
                <text:p>-3.99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432">
                <text:p>0.67432</text:p>
              </table:table-cell>
              <table:table-cell office:value-type="float" office:value="-3.97298">
                <text:p>-3.97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606">
                <text:p>0.67606</text:p>
              </table:table-cell>
              <table:table-cell office:value-type="float" office:value="-3.95382">
                <text:p>-3.95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6913">
                <text:p>0.676913</text:p>
              </table:table-cell>
              <table:table-cell office:value-type="float" office:value="-3.94424">
                <text:p>-3.94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7754">
                <text:p>0.677754</text:p>
              </table:table-cell>
              <table:table-cell office:value-type="float" office:value="-3.93465">
                <text:p>-3.934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3862">
                <text:p>0.683862</text:p>
              </table:table-cell>
              <table:table-cell office:value-type="float" office:value="-3.91269">
                <text:p>-3.91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7208">
                <text:p>0.697208</text:p>
              </table:table-cell>
              <table:table-cell office:value-type="float" office:value="-3.90424">
                <text:p>-3.904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4614">
                <text:p>0.704614</text:p>
              </table:table-cell>
              <table:table-cell office:value-type="float" office:value="-3.89051">
                <text:p>-3.890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13368">
                <text:p>0.713368</text:p>
              </table:table-cell>
              <table:table-cell office:value-type="float" office:value="-3.8578">
                <text:p>-3.8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0955">
                <text:p>0.720955</text:p>
              </table:table-cell>
              <table:table-cell office:value-type="float" office:value="-3.84601">
                <text:p>-3.84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58678">
                <text:p>0.758678</text:p>
              </table:table-cell>
              <table:table-cell office:value-type="float" office:value="-3.83875">
                <text:p>-3.83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5821">
                <text:p>0.765821</text:p>
              </table:table-cell>
              <table:table-cell office:value-type="float" office:value="-3.8255">
                <text:p>-3.8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2942">
                <text:p>0.772942</text:p>
              </table:table-cell>
              <table:table-cell office:value-type="float" office:value="-3.78856">
                <text:p>-3.78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79204">
                <text:p>0.779204</text:p>
              </table:table-cell>
              <table:table-cell office:value-type="float" office:value="-3.77196">
                <text:p>-3.77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0985">
                <text:p>0.790985</text:p>
              </table:table-cell>
              <table:table-cell office:value-type="float" office:value="-3.75908">
                <text:p>-3.75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7917">
                <text:p>0.797917</text:p>
              </table:table-cell>
              <table:table-cell office:value-type="float" office:value="-3.74637">
                <text:p>-3.746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873">
                <text:p>0.806873</text:p>
              </table:table-cell>
              <table:table-cell office:value-type="float" office:value="-3.72113">
                <text:p>-3.72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3774">
                <text:p>0.813774</text:p>
              </table:table-cell>
              <table:table-cell office:value-type="float" office:value="-3.70898">
                <text:p>-3.70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5593">
                <text:p>0.825593</text:p>
              </table:table-cell>
              <table:table-cell office:value-type="float" office:value="-3.69776">
                <text:p>-3.69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3405">
                <text:p>0.83405</text:p>
              </table:table-cell>
              <table:table-cell office:value-type="float" office:value="-3.69299">
                <text:p>-3.69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70265">
                <text:p>0.870265</text:p>
              </table:table-cell>
              <table:table-cell office:value-type="float" office:value="-3.68462">
                <text:p>-3.684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9863">
                <text:p>0.879863</text:p>
              </table:table-cell>
              <table:table-cell office:value-type="float" office:value="-3.68481">
                <text:p>-3.684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87487">
                <text:p>0.887487</text:p>
              </table:table-cell>
              <table:table-cell office:value-type="float" office:value="-3.68668">
                <text:p>-3.68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95121">
                <text:p>0.895121</text:p>
              </table:table-cell>
              <table:table-cell office:value-type="float" office:value="-3.68854">
                <text:p>-3.688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5077">
                <text:p>0.905077</text:p>
              </table:table-cell>
              <table:table-cell office:value-type="float" office:value="-3.69002">
                <text:p>-3.69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19671">
                <text:p>0.919671</text:p>
              </table:table-cell>
              <table:table-cell office:value-type="float" office:value="-3.69074">
                <text:p>-3.69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9801">
                <text:p>0.929801</text:p>
              </table:table-cell>
              <table:table-cell office:value-type="float" office:value="-3.69274">
                <text:p>-3.69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2979">
                <text:p>0.942979</text:p>
              </table:table-cell>
              <table:table-cell office:value-type="float" office:value="-3.69714">
                <text:p>-3.69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5619">
                <text:p>0.945619</text:p>
              </table:table-cell>
              <table:table-cell office:value-type="float" office:value="-3.69801">
                <text:p>-3.69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56444">
                <text:p>0.956444</text:p>
              </table:table-cell>
              <table:table-cell office:value-type="float" office:value="-3.70246">
                <text:p>-3.70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9216">
                <text:p>0.959216</text:p>
              </table:table-cell>
              <table:table-cell office:value-type="float" office:value="-3.70381">
                <text:p>-3.70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0329">
                <text:p>0.970329</text:p>
              </table:table-cell>
              <table:table-cell office:value-type="float" office:value="-3.70918">
                <text:p>-3.709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73112">
                <text:p>0.973112</text:p>
              </table:table-cell>
              <table:table-cell office:value-type="float" office:value="-3.71052">
                <text:p>-3.710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3701">
                <text:p>0.983701</text:p>
              </table:table-cell>
              <table:table-cell office:value-type="float" office:value="-3.71373">
                <text:p>-3.71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621">
                <text:p>0.98621</text:p>
              </table:table-cell>
              <table:table-cell office:value-type="float" office:value="-3.71399">
                <text:p>-3.713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8768">
                <text:p>0.998768</text:p>
              </table:table-cell>
              <table:table-cell office:value-type="float" office:value="-3.71529">
                <text:p>-3.71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946">
                <text:p>1.00946</text:p>
              </table:table-cell>
              <table:table-cell office:value-type="float" office:value="-3.71862">
                <text:p>-3.718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2648">
                <text:p>1.02648</text:p>
              </table:table-cell>
              <table:table-cell office:value-type="float" office:value="-3.72703">
                <text:p>-3.72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3809">
                <text:p>1.03809</text:p>
              </table:table-cell>
              <table:table-cell office:value-type="float" office:value="-3.73336">
                <text:p>-3.733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4106">
                <text:p>1.04106</text:p>
              </table:table-cell>
              <table:table-cell office:value-type="float" office:value="-3.73513">
                <text:p>-3.735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4699">
                <text:p>1.04699</text:p>
              </table:table-cell>
              <table:table-cell office:value-type="float" office:value="-3.73867">
                <text:p>-3.738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5293">
                <text:p>1.05293</text:p>
              </table:table-cell>
              <table:table-cell office:value-type="float" office:value="-3.74219">
                <text:p>-3.742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559">
                <text:p>1.0559</text:p>
              </table:table-cell>
              <table:table-cell office:value-type="float" office:value="-3.74395">
                <text:p>-3.74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6722">
                <text:p>1.06722</text:p>
              </table:table-cell>
              <table:table-cell office:value-type="float" office:value="-3.74885">
                <text:p>-3.748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8335">
                <text:p>1.08335</text:p>
              </table:table-cell>
              <table:table-cell office:value-type="float" office:value="-3.75297">
                <text:p>-3.75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9586">
                <text:p>1.09586</text:p>
              </table:table-cell>
              <table:table-cell office:value-type="float" office:value="-3.76162">
                <text:p>-3.761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0658">
                <text:p>1.10658</text:p>
              </table:table-cell>
              <table:table-cell office:value-type="float" office:value="-3.77256">
                <text:p>-3.772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1735">
                <text:p>1.11735</text:p>
              </table:table-cell>
              <table:table-cell office:value-type="float" office:value="-3.78346">
                <text:p>-3.783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2983">
                <text:p>1.12983</text:p>
              </table:table-cell>
              <table:table-cell office:value-type="float" office:value="-3.79144">
                <text:p>-3.791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3775">
                <text:p>1.13775</text:p>
              </table:table-cell>
              <table:table-cell office:value-type="float" office:value="-3.79251">
                <text:p>-3.792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4569">
                <text:p>1.14569</text:p>
              </table:table-cell>
              <table:table-cell office:value-type="float" office:value="-3.79357">
                <text:p>-3.793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5604">
                <text:p>1.15604</text:p>
              </table:table-cell>
              <table:table-cell office:value-type="float" office:value="-3.79419">
                <text:p>-3.794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7124">
                <text:p>1.17124</text:p>
              </table:table-cell>
              <table:table-cell office:value-type="float" office:value="-3.79392">
                <text:p>-3.793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8221">
                <text:p>1.18221</text:p>
              </table:table-cell>
              <table:table-cell office:value-type="float" office:value="-3.79638">
                <text:p>-3.796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8517">
                <text:p>1.18517</text:p>
              </table:table-cell>
              <table:table-cell office:value-type="float" office:value="-3.79766">
                <text:p>-3.797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9109">
                <text:p>1.19109</text:p>
              </table:table-cell>
              <table:table-cell office:value-type="float" office:value="-3.80021">
                <text:p>-3.800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9997">
                <text:p>1.19997</text:p>
              </table:table-cell>
              <table:table-cell office:value-type="float" office:value="-3.80402">
                <text:p>-3.804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1276">
                <text:p>1.21276</text:p>
              </table:table-cell>
              <table:table-cell office:value-type="float" office:value="-3.81193">
                <text:p>-3.811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2307">
                <text:p>1.22307</text:p>
              </table:table-cell>
              <table:table-cell office:value-type="float" office:value="-3.81998">
                <text:p>-3.81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3341">
                <text:p>1.23341</text:p>
              </table:table-cell>
              <table:table-cell office:value-type="float" office:value="-3.828">
                <text:p>-3.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4707">
                <text:p>1.24707</text:p>
              </table:table-cell>
              <table:table-cell office:value-type="float" office:value="-3.83808">
                <text:p>-3.838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6398">
                <text:p>1.26398</text:p>
              </table:table-cell>
              <table:table-cell office:value-type="float" office:value="-3.84992">
                <text:p>-3.849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6738">
                <text:p>1.26738</text:p>
              </table:table-cell>
              <table:table-cell office:value-type="float" office:value="-3.85227">
                <text:p>-3.85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8023">
                <text:p>1.28023</text:p>
              </table:table-cell>
              <table:table-cell office:value-type="float" office:value="-3.8594">
                <text:p>-3.85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8933">
                <text:p>1.28933</text:p>
              </table:table-cell>
              <table:table-cell office:value-type="float" office:value="-3.86302">
                <text:p>-3.863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9844">
                <text:p>1.29844</text:p>
              </table:table-cell>
              <table:table-cell office:value-type="float" office:value="-3.86661">
                <text:p>-3.866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1434">
                <text:p>1.31434</text:p>
              </table:table-cell>
              <table:table-cell office:value-type="float" office:value="-3.88235">
                <text:p>-3.882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1926">
                <text:p>1.31926</text:p>
              </table:table-cell>
              <table:table-cell office:value-type="float" office:value="-3.88903">
                <text:p>-3.889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2419">
                <text:p>1.32419</text:p>
              </table:table-cell>
              <table:table-cell office:value-type="float" office:value="-3.8957">
                <text:p>-3.89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3407">
                <text:p>1.33407</text:p>
              </table:table-cell>
              <table:table-cell office:value-type="float" office:value="-3.90902">
                <text:p>-3.909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399">
                <text:p>1.34399</text:p>
              </table:table-cell>
              <table:table-cell office:value-type="float" office:value="-3.92233">
                <text:p>-3.92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975">
                <text:p>1.35975</text:p>
              </table:table-cell>
              <table:table-cell office:value-type="float" office:value="-3.93679">
                <text:p>-3.936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RESOLUTION 10 8 0.02 1'.D1:'RESOLUTION 10 8 0.02 1'.E71" svg:x="0.319cm" svg:y="0.18cm" svg:width="12.508cm" svg:height="8.645cm">
          <chartooo:coordinate-region svg:x="0.861cm" svg:y="0.379cm" svg:width="11.72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0 8 0.02 1'.E1:'RESOLUTION 10 8 0.02 1'.E71" chart:class="chart:scatter">
            <chart:domain table:cell-range-address="'RESOLUTION 10 8 0.02 1'.D1:'RESOLUTION 10 8 0.02 1'.D71"/>
            <chart:data-point chart:repeated="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3505">
                <text:p>0.733505</text:p>
                <draw:g>
                  <svg:desc>'RESOLUTION 10 8 0.02 1'.D1:'RESOLUTION 10 8 0.02 1'.D71</svg:desc>
                </draw:g>
              </table:table-cell>
              <table:table-cell office:value-type="float" office:value="-5.45087">
                <text:p>-5.45087</text:p>
                <draw:g>
                  <svg:desc>'RESOLUTION 10 8 0.02 1'.E1:'RESOLUTION 10 8 0.02 1'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0922">
                <text:p>0.710922</text:p>
              </table:table-cell>
              <table:table-cell office:value-type="float" office:value="-5.1867">
                <text:p>-5.1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6045">
                <text:p>0.696045</text:p>
              </table:table-cell>
              <table:table-cell office:value-type="float" office:value="-5.05511">
                <text:p>-5.05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922">
                <text:p>0.634922</text:p>
              </table:table-cell>
              <table:table-cell office:value-type="float" office:value="-4.52891">
                <text:p>-4.52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9239">
                <text:p>0.619239</text:p>
              </table:table-cell>
              <table:table-cell office:value-type="float" office:value="-4.39741">
                <text:p>-4.39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1894">
                <text:p>0.591894</text:p>
              </table:table-cell>
              <table:table-cell office:value-type="float" office:value="-4.1298">
                <text:p>-4.1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8634">
                <text:p>0.598634</text:p>
              </table:table-cell>
              <table:table-cell office:value-type="float" office:value="-4.12277">
                <text:p>-4.12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5348">
                <text:p>0.605348</text:p>
              </table:table-cell>
              <table:table-cell office:value-type="float" office:value="-4.11572">
                <text:p>-4.11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2785">
                <text:p>0.612785</text:p>
              </table:table-cell>
              <table:table-cell office:value-type="float" office:value="-4.09642">
                <text:p>-4.09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4259">
                <text:p>0.614259</text:p>
              </table:table-cell>
              <table:table-cell office:value-type="float" office:value="-4.08912">
                <text:p>-4.08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718">
                <text:p>0.61718</text:p>
              </table:table-cell>
              <table:table-cell office:value-type="float" office:value="-4.07452">
                <text:p>-4.07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0066">
                <text:p>0.620066</text:p>
              </table:table-cell>
              <table:table-cell office:value-type="float" office:value="-4.05992">
                <text:p>-4.05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1495">
                <text:p>0.621495</text:p>
              </table:table-cell>
              <table:table-cell office:value-type="float" office:value="-4.05262">
                <text:p>-4.05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9099">
                <text:p>0.629099</text:p>
              </table:table-cell>
              <table:table-cell office:value-type="float" office:value="-4.03607">
                <text:p>-4.03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6247">
                <text:p>0.636247</text:p>
              </table:table-cell>
              <table:table-cell office:value-type="float" office:value="-4.03312">
                <text:p>-4.03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1008">
                <text:p>0.641008</text:p>
              </table:table-cell>
              <table:table-cell office:value-type="float" office:value="-4.03115">
                <text:p>-4.03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3387">
                <text:p>0.643387</text:p>
              </table:table-cell>
              <table:table-cell office:value-type="float" office:value="-4.03017">
                <text:p>-4.03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3084">
                <text:p>0.653084</text:p>
              </table:table-cell>
              <table:table-cell office:value-type="float" office:value="-4.02739">
                <text:p>-4.02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7907">
                <text:p>0.667907</text:p>
              </table:table-cell>
              <table:table-cell office:value-type="float" office:value="-4.02496">
                <text:p>-4.024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6056">
                <text:p>0.676056</text:p>
              </table:table-cell>
              <table:table-cell office:value-type="float" office:value="-4.01305">
                <text:p>-4.013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0822">
                <text:p>0.680822</text:p>
              </table:table-cell>
              <table:table-cell office:value-type="float" office:value="-3.99642">
                <text:p>-3.99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3966">
                <text:p>0.683966</text:p>
              </table:table-cell>
              <table:table-cell office:value-type="float" office:value="-3.98533">
                <text:p>-3.98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85529">
                <text:p>0.685529</text:p>
              </table:table-cell>
              <table:table-cell office:value-type="float" office:value="-3.97979">
                <text:p>-3.97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1335">
                <text:p>0.691335</text:p>
              </table:table-cell>
              <table:table-cell office:value-type="float" office:value="-3.95544">
                <text:p>-3.955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2673">
                <text:p>0.692673</text:p>
              </table:table-cell>
              <table:table-cell office:value-type="float" office:value="-3.94881">
                <text:p>-3.94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9247">
                <text:p>0.699247</text:p>
              </table:table-cell>
              <table:table-cell office:value-type="float" office:value="-3.91565">
                <text:p>-3.91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05006">
                <text:p>0.705006</text:p>
              </table:table-cell>
              <table:table-cell office:value-type="float" office:value="-3.89267">
                <text:p>-3.89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14423">
                <text:p>0.714423</text:p>
              </table:table-cell>
              <table:table-cell office:value-type="float" office:value="-3.8635">
                <text:p>-3.8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0697">
                <text:p>0.720697</text:p>
              </table:table-cell>
              <table:table-cell office:value-type="float" office:value="-3.84463">
                <text:p>-3.84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30112">
                <text:p>0.730112</text:p>
              </table:table-cell>
              <table:table-cell office:value-type="float" office:value="-3.8172">
                <text:p>-3.81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6625">
                <text:p>0.736625</text:p>
              </table:table-cell>
              <table:table-cell office:value-type="float" office:value="-3.80067">
                <text:p>-3.80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41718">
                <text:p>0.741718</text:p>
              </table:table-cell>
              <table:table-cell office:value-type="float" office:value="-3.7896">
                <text:p>-3.7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6773">
                <text:p>0.746773</text:p>
              </table:table-cell>
              <table:table-cell office:value-type="float" office:value="-3.77851">
                <text:p>-3.778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4632">
                <text:p>0.754632</text:p>
              </table:table-cell>
              <table:table-cell office:value-type="float" office:value="-3.76961">
                <text:p>-3.769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8145">
                <text:p>0.768145</text:p>
              </table:table-cell>
              <table:table-cell office:value-type="float" office:value="-3.76504">
                <text:p>-3.765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7536">
                <text:p>0.77536</text:p>
              </table:table-cell>
              <table:table-cell office:value-type="float" office:value="-3.75335">
                <text:p>-3.753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3366">
                <text:p>0.783366</text:p>
              </table:table-cell>
              <table:table-cell office:value-type="float" office:value="-3.72287">
                <text:p>-3.72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89876">
                <text:p>0.789876</text:p>
              </table:table-cell>
              <table:table-cell office:value-type="float" office:value="-3.70862">
                <text:p>-3.708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91818">
                <text:p>0.791818</text:p>
              </table:table-cell>
              <table:table-cell office:value-type="float" office:value="-3.70657">
                <text:p>-3.706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149">
                <text:p>0.80149</text:p>
              </table:table-cell>
              <table:table-cell office:value-type="float" office:value="-3.6963">
                <text:p>-3.69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09874">
                <text:p>0.809874</text:p>
              </table:table-cell>
              <table:table-cell office:value-type="float" office:value="-3.6912">
                <text:p>-3.6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3458">
                <text:p>0.823458</text:p>
              </table:table-cell>
              <table:table-cell office:value-type="float" office:value="-3.68819">
                <text:p>-3.688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32023">
                <text:p>0.832023</text:p>
              </table:table-cell>
              <table:table-cell office:value-type="float" office:value="-3.68401">
                <text:p>-3.684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3807">
                <text:p>0.83807</text:p>
              </table:table-cell>
              <table:table-cell office:value-type="float" office:value="-3.67926">
                <text:p>-3.679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4102">
                <text:p>0.844102</text:p>
              </table:table-cell>
              <table:table-cell office:value-type="float" office:value="-3.67449">
                <text:p>-3.67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2621">
                <text:p>0.852621</text:p>
              </table:table-cell>
              <table:table-cell office:value-type="float" office:value="-3.67027">
                <text:p>-3.670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66127">
                <text:p>0.866127</text:p>
              </table:table-cell>
              <table:table-cell office:value-type="float" office:value="-3.6671">
                <text:p>-3.66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6379">
                <text:p>0.876379</text:p>
              </table:table-cell>
              <table:table-cell office:value-type="float" office:value="-3.67022">
                <text:p>-3.670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7919">
                <text:p>0.887919</text:p>
              </table:table-cell>
              <table:table-cell office:value-type="float" office:value="-3.67856">
                <text:p>-3.678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90811">
                <text:p>0.890811</text:p>
              </table:table-cell>
              <table:table-cell office:value-type="float" office:value="-3.68063">
                <text:p>-3.68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93706">
                <text:p>0.893706</text:p>
              </table:table-cell>
              <table:table-cell office:value-type="float" office:value="-3.68271">
                <text:p>-3.682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04791">
                <text:p>0.904791</text:p>
              </table:table-cell>
              <table:table-cell office:value-type="float" office:value="-3.68886">
                <text:p>-3.688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20686">
                <text:p>0.920686</text:p>
              </table:table-cell>
              <table:table-cell office:value-type="float" office:value="-3.69482">
                <text:p>-3.694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0582">
                <text:p>0.930582</text:p>
              </table:table-cell>
              <table:table-cell office:value-type="float" office:value="-3.69584">
                <text:p>-3.695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2874">
                <text:p>0.932874</text:p>
              </table:table-cell>
              <table:table-cell office:value-type="float" office:value="-3.69537">
                <text:p>-3.69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4204">
                <text:p>0.94204</text:p>
              </table:table-cell>
              <table:table-cell office:value-type="float" office:value="-3.69346">
                <text:p>-3.69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44331">
                <text:p>0.944331</text:p>
              </table:table-cell>
              <table:table-cell office:value-type="float" office:value="-3.69297">
                <text:p>-3.692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5393">
                <text:p>0.955393</text:p>
              </table:table-cell>
              <table:table-cell office:value-type="float" office:value="-3.69839">
                <text:p>-3.698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5864">
                <text:p>0.95864</text:p>
              </table:table-cell>
              <table:table-cell office:value-type="float" office:value="-3.70158">
                <text:p>-3.701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65146">
                <text:p>0.965146</text:p>
              </table:table-cell>
              <table:table-cell office:value-type="float" office:value="-3.70795">
                <text:p>-3.707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167">
                <text:p>0.97167</text:p>
              </table:table-cell>
              <table:table-cell office:value-type="float" office:value="-3.71431">
                <text:p>-3.714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4938">
                <text:p>0.974938</text:p>
              </table:table-cell>
              <table:table-cell office:value-type="float" office:value="-3.71748">
                <text:p>-3.717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86517">
                <text:p>0.986517</text:p>
              </table:table-cell>
              <table:table-cell office:value-type="float" office:value="-3.72436">
                <text:p>-3.724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4068">
                <text:p>0.994068</text:p>
              </table:table-cell>
              <table:table-cell office:value-type="float" office:value="-3.72515">
                <text:p>-3.72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162">
                <text:p>1.00162</text:p>
              </table:table-cell>
              <table:table-cell office:value-type="float" office:value="-3.72592">
                <text:p>-3.725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181">
                <text:p>1.01181</text:p>
              </table:table-cell>
              <table:table-cell office:value-type="float" office:value="-3.72731">
                <text:p>-3.727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1439">
                <text:p>1.01439</text:p>
              </table:table-cell>
              <table:table-cell office:value-type="float" office:value="-3.72775">
                <text:p>-3.727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954">
                <text:p>1.01954</text:p>
              </table:table-cell>
              <table:table-cell office:value-type="float" office:value="-3.72862">
                <text:p>-3.728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247">
                <text:p>1.0247</text:p>
              </table:table-cell>
              <table:table-cell office:value-type="float" office:value="-3.72949">
                <text:p>-3.72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728">
                <text:p>1.02728</text:p>
              </table:table-cell>
              <table:table-cell office:value-type="float" office:value="-3.72992">
                <text:p>-3.72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3718">
                <text:p>1.03718</text:p>
              </table:table-cell>
              <table:table-cell office:value-type="float" office:value="-3.73009">
                <text:p>-3.730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RESOLUTION 10 80 0.02 1'.A1:'RESOLUTION 10 80 0.02 1'.B83" svg:x="0.319cm" svg:y="0.18cm" svg:width="12.508cm" svg:height="8.645cm">
          <chartooo:coordinate-region svg:x="0.861cm" svg:y="0.379cm" svg:width="11.72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0 80 0.02 1'.B1:'RESOLUTION 10 80 0.02 1'.B83" chart:class="chart:scatter">
            <chart:domain table:cell-range-address="'RESOLUTION 10 80 0.02 1'.A1:'RESOLUTION 10 80 0.02 1'.A83"/>
            <chart:data-point chart:repeated="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OLUTION 10 80 0.02 1'.A1:'RESOLUTION 10 80 0.02 1'.A83</svg:desc>
                </draw:g>
              </table:table-cell>
              <table:table-cell office:value-type="float" office:value="0">
                <text:p>0</text:p>
                <draw:g>
                  <svg:desc>'RESOLUTION 10 80 0.02 1'.B1:'RESOLUTION 10 80 0.02 1'.B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4963">
                <text:p>0.0404963</text:p>
              </table:table-cell>
              <table:table-cell office:value-type="float" office:value="-5.49985">
                <text:p>-5.49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3505">
                <text:p>0.733505</text:p>
              </table:table-cell>
              <table:table-cell office:value-type="float" office:value="-5.45087">
                <text:p>-5.45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0976">
                <text:p>0.710976</text:p>
              </table:table-cell>
              <table:table-cell office:value-type="float" office:value="-5.1871">
                <text:p>-5.1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6126">
                <text:p>0.696126</text:p>
              </table:table-cell>
              <table:table-cell office:value-type="float" office:value="-5.0557">
                <text:p>-5.0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1115">
                <text:p>0.681115</text:p>
              </table:table-cell>
              <table:table-cell office:value-type="float" office:value="-4.92432">
                <text:p>-4.92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0611">
                <text:p>0.650611</text:p>
              </table:table-cell>
              <table:table-cell office:value-type="float" office:value="-4.66162">
                <text:p>-4.66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9462">
                <text:p>0.619462</text:p>
              </table:table-cell>
              <table:table-cell office:value-type="float" office:value="-4.399">
                <text:p>-4.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1923">
                <text:p>0.591923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8274">
                <text:p>0.598274</text:p>
              </table:table-cell>
              <table:table-cell office:value-type="float" office:value="-4.12029">
                <text:p>-4.120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249">
                <text:p>0.60249</text:p>
              </table:table-cell>
              <table:table-cell office:value-type="float" office:value="-4.11382">
                <text:p>-4.11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4592">
                <text:p>0.604592</text:p>
              </table:table-cell>
              <table:table-cell office:value-type="float" office:value="-4.11058">
                <text:p>-4.11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1838">
                <text:p>0.611838</text:p>
              </table:table-cell>
              <table:table-cell office:value-type="float" office:value="-4.09009">
                <text:p>-4.09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0798">
                <text:p>0.620798</text:p>
              </table:table-cell>
              <table:table-cell office:value-type="float" office:value="-4.04807">
                <text:p>-4.04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8083">
                <text:p>0.628083</text:p>
              </table:table-cell>
              <table:table-cell office:value-type="float" office:value="-4.02954">
                <text:p>-4.0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0261">
                <text:p>0.630261</text:p>
              </table:table-cell>
              <table:table-cell office:value-type="float" office:value="-4.02728">
                <text:p>-4.02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2437">
                <text:p>0.632437</text:p>
              </table:table-cell>
              <table:table-cell office:value-type="float" office:value="-4.02502">
                <text:p>-4.02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6782">
                <text:p>0.636782</text:p>
              </table:table-cell>
              <table:table-cell office:value-type="float" office:value="-4.02048">
                <text:p>-4.02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8951">
                <text:p>0.638951</text:p>
              </table:table-cell>
              <table:table-cell office:value-type="float" office:value="-4.01822">
                <text:p>-4.01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1116">
                <text:p>0.641116</text:p>
              </table:table-cell>
              <table:table-cell office:value-type="float" office:value="-4.01595">
                <text:p>-4.01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0075">
                <text:p>0.650075</text:p>
              </table:table-cell>
              <table:table-cell office:value-type="float" office:value="-4.00883">
                <text:p>-4.00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239">
                <text:p>0.65239</text:p>
              </table:table-cell>
              <table:table-cell office:value-type="float" office:value="-4.00755">
                <text:p>-4.00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4703">
                <text:p>0.654703</text:p>
              </table:table-cell>
              <table:table-cell office:value-type="float" office:value="-4.00626">
                <text:p>-4.00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9327">
                <text:p>0.659327</text:p>
              </table:table-cell>
              <table:table-cell office:value-type="float" office:value="-4.00367">
                <text:p>-4.00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3945">
                <text:p>0.663945</text:p>
              </table:table-cell>
              <table:table-cell office:value-type="float" office:value="-4.00109">
                <text:p>-4.00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1271">
                <text:p>0.671271</text:p>
              </table:table-cell>
              <table:table-cell office:value-type="float" office:value="-3.98465">
                <text:p>-3.98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528">
                <text:p>0.67528</text:p>
              </table:table-cell>
              <table:table-cell office:value-type="float" office:value="-3.96389">
                <text:p>-3.96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9214">
                <text:p>0.679214</text:p>
              </table:table-cell>
              <table:table-cell office:value-type="float" office:value="-3.94313">
                <text:p>-3.94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5102">
                <text:p>0.685102</text:p>
              </table:table-cell>
              <table:table-cell office:value-type="float" office:value="-3.91978">
                <text:p>-3.91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86747">
                <text:p>0.686747</text:p>
              </table:table-cell>
              <table:table-cell office:value-type="float" office:value="-3.91502">
                <text:p>-3.915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4887">
                <text:p>0.694887</text:p>
              </table:table-cell>
              <table:table-cell office:value-type="float" office:value="-3.89124">
                <text:p>-3.891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0219">
                <text:p>0.70219</text:p>
              </table:table-cell>
              <table:table-cell office:value-type="float" office:value="-3.87713">
                <text:p>-3.877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083">
                <text:p>0.7083</text:p>
              </table:table-cell>
              <table:table-cell office:value-type="float" office:value="-3.87022">
                <text:p>-3.870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14386">
                <text:p>0.714386</text:p>
              </table:table-cell>
              <table:table-cell office:value-type="float" office:value="-3.8633">
                <text:p>-3.8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21066">
                <text:p>0.721066</text:p>
              </table:table-cell>
              <table:table-cell office:value-type="float" office:value="-3.8466">
                <text:p>-3.8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6249">
                <text:p>0.726249</text:p>
              </table:table-cell>
              <table:table-cell office:value-type="float" office:value="-3.82242">
                <text:p>-3.82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7527">
                <text:p>0.727527</text:p>
              </table:table-cell>
              <table:table-cell office:value-type="float" office:value="-3.81637">
                <text:p>-3.81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797">
                <text:p>0.728797</text:p>
              </table:table-cell>
              <table:table-cell office:value-type="float" office:value="-3.81033">
                <text:p>-3.810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5103">
                <text:p>0.735103</text:p>
              </table:table-cell>
              <table:table-cell office:value-type="float" office:value="-3.79282">
                <text:p>-3.79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6991">
                <text:p>0.736991</text:p>
              </table:table-cell>
              <table:table-cell office:value-type="float" office:value="-3.79011">
                <text:p>-3.790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6386">
                <text:p>0.746386</text:p>
              </table:table-cell>
              <table:table-cell office:value-type="float" office:value="-3.77655">
                <text:p>-3.77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369">
                <text:p>0.75369</text:p>
              </table:table-cell>
              <table:table-cell office:value-type="float" office:value="-3.7649">
                <text:p>-3.76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5468">
                <text:p>0.755468</text:p>
              </table:table-cell>
              <table:table-cell office:value-type="float" office:value="-3.76179">
                <text:p>-3.761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4307">
                <text:p>0.764307</text:p>
              </table:table-cell>
              <table:table-cell office:value-type="float" office:value="-3.74623">
                <text:p>-3.74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70788">
                <text:p>0.770788</text:p>
              </table:table-cell>
              <table:table-cell office:value-type="float" office:value="-3.73122">
                <text:p>-3.731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75206">
                <text:p>0.775206</text:p>
              </table:table-cell>
              <table:table-cell office:value-type="float" office:value="-3.71805">
                <text:p>-3.71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9578">
                <text:p>0.779578</text:p>
              </table:table-cell>
              <table:table-cell office:value-type="float" office:value="-3.70487">
                <text:p>-3.704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6377">
                <text:p>0.786377</text:p>
              </table:table-cell>
              <table:table-cell office:value-type="float" office:value="-3.69219">
                <text:p>-3.69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94172">
                <text:p>0.794172</text:p>
              </table:table-cell>
              <table:table-cell office:value-type="float" office:value="-3.68438">
                <text:p>-3.68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6116">
                <text:p>0.796116</text:p>
              </table:table-cell>
              <table:table-cell office:value-type="float" office:value="-3.68243">
                <text:p>-3.68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8057">
                <text:p>0.798057</text:p>
              </table:table-cell>
              <table:table-cell office:value-type="float" office:value="-3.68047">
                <text:p>-3.68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6445">
                <text:p>0.806445</text:p>
              </table:table-cell>
              <table:table-cell office:value-type="float" office:value="-3.67557">
                <text:p>-3.675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249">
                <text:p>0.84249</text:p>
              </table:table-cell>
              <table:table-cell office:value-type="float" office:value="-3.66748">
                <text:p>-3.667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51806">
                <text:p>0.851806</text:p>
              </table:table-cell>
              <table:table-cell office:value-type="float" office:value="-3.66676">
                <text:p>-3.666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66265">
                <text:p>0.866265</text:p>
              </table:table-cell>
              <table:table-cell office:value-type="float" office:value="-3.66769">
                <text:p>-3.667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75961">
                <text:p>0.875961</text:p>
              </table:table-cell>
              <table:table-cell office:value-type="float" office:value="-3.66847">
                <text:p>-3.668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78398">
                <text:p>0.878398</text:p>
              </table:table-cell>
              <table:table-cell office:value-type="float" office:value="-3.66871">
                <text:p>-3.668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0836">
                <text:p>0.880836</text:p>
              </table:table-cell>
              <table:table-cell office:value-type="float" office:value="-3.66895">
                <text:p>-3.66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0593">
                <text:p>0.890593</text:p>
              </table:table-cell>
              <table:table-cell office:value-type="float" office:value="-3.66988">
                <text:p>-3.66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01313">
                <text:p>0.901313</text:p>
              </table:table-cell>
              <table:table-cell office:value-type="float" office:value="-3.67468">
                <text:p>-3.674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8897">
                <text:p>0.918897</text:p>
              </table:table-cell>
              <table:table-cell office:value-type="float" office:value="-3.68764">
                <text:p>-3.687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29557">
                <text:p>0.929557</text:p>
              </table:table-cell>
              <table:table-cell office:value-type="float" office:value="-3.69177">
                <text:p>-3.691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672">
                <text:p>0.93672</text:p>
              </table:table-cell>
              <table:table-cell office:value-type="float" office:value="-3.69151">
                <text:p>-3.69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43885">
                <text:p>0.943885</text:p>
              </table:table-cell>
              <table:table-cell office:value-type="float" office:value="-3.69123">
                <text:p>-3.69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53892">
                <text:p>0.953892</text:p>
              </table:table-cell>
              <table:table-cell office:value-type="float" office:value="-3.69258">
                <text:p>-3.69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9611">
                <text:p>0.969611</text:p>
              </table:table-cell>
              <table:table-cell office:value-type="float" office:value="-3.69717">
                <text:p>-3.697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81243">
                <text:p>0.981243</text:p>
              </table:table-cell>
              <table:table-cell office:value-type="float" office:value="-3.70445">
                <text:p>-3.704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4053">
                <text:p>0.994053</text:p>
              </table:table-cell>
              <table:table-cell office:value-type="float" office:value="-3.71594">
                <text:p>-3.715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7266">
                <text:p>0.997266</text:p>
              </table:table-cell>
              <table:table-cell office:value-type="float" office:value="-3.7188">
                <text:p>-3.7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048">
                <text:p>1.00048</text:p>
              </table:table-cell>
              <table:table-cell office:value-type="float" office:value="-3.72167">
                <text:p>-3.72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1166">
                <text:p>1.01166</text:p>
              </table:table-cell>
              <table:table-cell office:value-type="float" office:value="-3.72673">
                <text:p>-3.726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875">
                <text:p>1.01875</text:p>
              </table:table-cell>
              <table:table-cell office:value-type="float" office:value="-3.72573">
                <text:p>-3.725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2585">
                <text:p>1.02585</text:p>
              </table:table-cell>
              <table:table-cell office:value-type="float" office:value="-3.72471">
                <text:p>-3.724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3825">
                <text:p>1.03825</text:p>
              </table:table-cell>
              <table:table-cell office:value-type="float" office:value="-3.73394">
                <text:p>-3.733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6144">
                <text:p>1.06144</text:p>
              </table:table-cell>
              <table:table-cell office:value-type="float" office:value="-3.76359">
                <text:p>-3.763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7396">
                <text:p>1.07396</text:p>
              </table:table-cell>
              <table:table-cell office:value-type="float" office:value="-3.77251">
                <text:p>-3.77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8581">
                <text:p>1.08581</text:p>
              </table:table-cell>
              <table:table-cell office:value-type="float" office:value="-3.77016">
                <text:p>-3.77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817">
                <text:p>1.08817</text:p>
              </table:table-cell>
              <table:table-cell office:value-type="float" office:value="-3.76968">
                <text:p>-3.769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9832">
                <text:p>1.09832</text:p>
              </table:table-cell>
              <table:table-cell office:value-type="float" office:value="-3.77007">
                <text:p>-3.770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1457">
                <text:p>1.11457</text:p>
              </table:table-cell>
              <table:table-cell office:value-type="float" office:value="-3.77406">
                <text:p>-3.774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2549">
                <text:p>1.12549</text:p>
              </table:table-cell>
              <table:table-cell office:value-type="float" office:value="-3.77687">
                <text:p>-3.776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648">
                <text:p>1.13648</text:p>
              </table:table-cell>
              <table:table-cell office:value-type="float" office:value="-3.77984">
                <text:p>-3.779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4199">
                <text:p>1.14199</text:p>
              </table:table-cell>
              <table:table-cell office:value-type="float" office:value="-3.78132">
                <text:p>-3.781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RESOLUTION 10 80 0.02 1'.D1:'RESOLUTION 10 80 0.02 1'.E71" svg:x="0.319cm" svg:y="0.18cm" svg:width="12.508cm" svg:height="8.645cm">
          <chartooo:coordinate-region svg:x="0.861cm" svg:y="0.379cm" svg:width="11.72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0 80 0.02 1'.E1:'RESOLUTION 10 80 0.02 1'.E71" chart:class="chart:scatter">
            <chart:domain table:cell-range-address="'RESOLUTION 10 80 0.02 1'.D1:'RESOLUTION 10 80 0.02 1'.D71"/>
            <chart:data-point chart:repeated="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OLUTION 10 80 0.02 1'.D1:'RESOLUTION 10 80 0.02 1'.D71</svg:desc>
                </draw:g>
              </table:table-cell>
              <table:table-cell office:value-type="float" office:value="0">
                <text:p>0</text:p>
                <draw:g>
                  <svg:desc>'RESOLUTION 10 80 0.02 1'.E1:'RESOLUTION 10 80 0.02 1'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4963">
                <text:p>0.0404963</text:p>
              </table:table-cell>
              <table:table-cell office:value-type="float" office:value="-5.49985">
                <text:p>-5.49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6937">
                <text:p>0.766937</text:p>
              </table:table-cell>
              <table:table-cell office:value-type="float" office:value="-5.44627">
                <text:p>-5.44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2166">
                <text:p>0.742166</text:p>
              </table:table-cell>
              <table:table-cell office:value-type="float" office:value="-5.17829">
                <text:p>-5.17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376">
                <text:p>0.69376</text:p>
              </table:table-cell>
              <table:table-cell office:value-type="float" office:value="-4.77789">
                <text:p>-4.77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3881">
                <text:p>0.643881</text:p>
              </table:table-cell>
              <table:table-cell office:value-type="float" office:value="-4.3777">
                <text:p>-4.3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3554">
                <text:p>0.613554</text:p>
              </table:table-cell>
              <table:table-cell office:value-type="float" office:value="-4.10156">
                <text:p>-4.10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7275">
                <text:p>0.617275</text:p>
              </table:table-cell>
              <table:table-cell office:value-type="float" office:value="-4.09211">
                <text:p>-4.09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973">
                <text:p>0.620973</text:p>
              </table:table-cell>
              <table:table-cell office:value-type="float" office:value="-4.08264">
                <text:p>-4.08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4648">
                <text:p>0.624648</text:p>
              </table:table-cell>
              <table:table-cell office:value-type="float" office:value="-4.07318">
                <text:p>-4.07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2334">
                <text:p>0.632334</text:p>
              </table:table-cell>
              <table:table-cell office:value-type="float" office:value="-4.05682">
                <text:p>-4.05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4343">
                <text:p>0.634343</text:p>
              </table:table-cell>
              <table:table-cell office:value-type="float" office:value="-4.05336">
                <text:p>-4.05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8351">
                <text:p>0.638351</text:p>
              </table:table-cell>
              <table:table-cell office:value-type="float" office:value="-4.04646">
                <text:p>-4.04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4332">
                <text:p>0.644332</text:p>
              </table:table-cell>
              <table:table-cell office:value-type="float" office:value="-4.03609">
                <text:p>-4.03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2412">
                <text:p>0.652412</text:p>
              </table:table-cell>
              <table:table-cell office:value-type="float" office:value="-4.02325">
                <text:p>-4.02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4665">
                <text:p>0.664665</text:p>
              </table:table-cell>
              <table:table-cell office:value-type="float" office:value="-4.00543">
                <text:p>-4.005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1404">
                <text:p>0.671404</text:p>
              </table:table-cell>
              <table:table-cell office:value-type="float" office:value="-3.98544">
                <text:p>-3.98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9248">
                <text:p>0.679248</text:p>
              </table:table-cell>
              <table:table-cell office:value-type="float" office:value="-3.94333">
                <text:p>-3.94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5171">
                <text:p>0.685171</text:p>
              </table:table-cell>
              <table:table-cell office:value-type="float" office:value="-3.92017">
                <text:p>-3.92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5168">
                <text:p>0.695168</text:p>
              </table:table-cell>
              <table:table-cell office:value-type="float" office:value="-3.89282">
                <text:p>-3.89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02083">
                <text:p>0.702083</text:p>
              </table:table-cell>
              <table:table-cell office:value-type="float" office:value="-3.87654">
                <text:p>-3.876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0749">
                <text:p>0.70749</text:p>
              </table:table-cell>
              <table:table-cell office:value-type="float" office:value="-3.86579">
                <text:p>-3.86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12859">
                <text:p>0.712859</text:p>
              </table:table-cell>
              <table:table-cell office:value-type="float" office:value="-3.85504">
                <text:p>-3.85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0808">
                <text:p>0.720808</text:p>
              </table:table-cell>
              <table:table-cell office:value-type="float" office:value="-3.84522">
                <text:p>-3.84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3001">
                <text:p>0.723001</text:p>
              </table:table-cell>
              <table:table-cell office:value-type="float" office:value="-3.8439">
                <text:p>-3.84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33945">
                <text:p>0.733945</text:p>
              </table:table-cell>
              <table:table-cell office:value-type="float" office:value="-3.83724">
                <text:p>-3.83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41192">
                <text:p>0.741192</text:p>
              </table:table-cell>
              <table:table-cell office:value-type="float" office:value="-3.82424">
                <text:p>-3.82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2622">
                <text:p>0.742622</text:p>
              </table:table-cell>
              <table:table-cell office:value-type="float" office:value="-3.81907">
                <text:p>-3.819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48282">
                <text:p>0.748282</text:p>
              </table:table-cell>
              <table:table-cell office:value-type="float" office:value="-3.7984">
                <text:p>-3.7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49682">
                <text:p>0.749682</text:p>
              </table:table-cell>
              <table:table-cell office:value-type="float" office:value="-3.79323">
                <text:p>-3.79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6006">
                <text:p>0.756006</text:p>
              </table:table-cell>
              <table:table-cell office:value-type="float" office:value="-3.77647">
                <text:p>-3.77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66546">
                <text:p>0.766546</text:p>
              </table:table-cell>
              <table:table-cell office:value-type="float" office:value="-3.7572">
                <text:p>-3.7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72811">
                <text:p>0.772811</text:p>
              </table:table-cell>
              <table:table-cell office:value-type="float" office:value="-3.74101">
                <text:p>-3.741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6941">
                <text:p>0.776941</text:p>
              </table:table-cell>
              <table:table-cell office:value-type="float" office:value="-3.72637">
                <text:p>-3.72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1019">
                <text:p>0.781019</text:p>
              </table:table-cell>
              <table:table-cell office:value-type="float" office:value="-3.71172">
                <text:p>-3.71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87585">
                <text:p>0.787585</text:p>
              </table:table-cell>
              <table:table-cell office:value-type="float" office:value="-3.69786">
                <text:p>-3.69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952">
                <text:p>0.78952</text:p>
              </table:table-cell>
              <table:table-cell office:value-type="float" office:value="-3.69581">
                <text:p>-3.695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9159">
                <text:p>0.799159</text:p>
              </table:table-cell>
              <table:table-cell office:value-type="float" office:value="-3.68555">
                <text:p>-3.68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07517">
                <text:p>0.807517</text:p>
              </table:table-cell>
              <table:table-cell office:value-type="float" office:value="-3.68045">
                <text:p>-3.68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4361">
                <text:p>0.84361</text:p>
              </table:table-cell>
              <table:table-cell office:value-type="float" office:value="-3.67235">
                <text:p>-3.67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2938">
                <text:p>0.852938</text:p>
              </table:table-cell>
              <table:table-cell office:value-type="float" office:value="-3.67163">
                <text:p>-3.671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55349">
                <text:p>0.855349</text:p>
              </table:table-cell>
              <table:table-cell office:value-type="float" office:value="-3.67179">
                <text:p>-3.671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0174">
                <text:p>0.860174</text:p>
              </table:table-cell>
              <table:table-cell office:value-type="float" office:value="-3.6721">
                <text:p>-3.6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7414">
                <text:p>0.867414</text:p>
              </table:table-cell>
              <table:table-cell office:value-type="float" office:value="-3.67255">
                <text:p>-3.67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7768">
                <text:p>0.87768</text:p>
              </table:table-cell>
              <table:table-cell office:value-type="float" office:value="-3.67567">
                <text:p>-3.675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94036">
                <text:p>0.894036</text:p>
              </table:table-cell>
              <table:table-cell office:value-type="float" office:value="-3.68407">
                <text:p>-3.684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04648">
                <text:p>0.904648</text:p>
              </table:table-cell>
              <table:table-cell office:value-type="float" office:value="-3.68828">
                <text:p>-3.688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0106">
                <text:p>0.920106</text:p>
              </table:table-cell>
              <table:table-cell office:value-type="float" office:value="-3.69249">
                <text:p>-3.69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1608">
                <text:p>0.931608</text:p>
              </table:table-cell>
              <table:table-cell office:value-type="float" office:value="-3.69992">
                <text:p>-3.699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0723">
                <text:p>0.950723</text:p>
              </table:table-cell>
              <table:table-cell office:value-type="float" office:value="-3.71797">
                <text:p>-3.71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61696">
                <text:p>0.961696</text:p>
              </table:table-cell>
              <table:table-cell office:value-type="float" office:value="-3.72279">
                <text:p>-3.722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75395">
                <text:p>0.975395</text:p>
              </table:table-cell>
              <table:table-cell office:value-type="float" office:value="-3.71922">
                <text:p>-3.719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5493">
                <text:p>0.985493</text:p>
              </table:table-cell>
              <table:table-cell office:value-type="float" office:value="-3.72049">
                <text:p>-3.720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381">
                <text:p>0.99381</text:p>
              </table:table-cell>
              <table:table-cell office:value-type="float" office:value="-3.72418">
                <text:p>-3.724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214">
                <text:p>1.00214</text:p>
              </table:table-cell>
              <table:table-cell office:value-type="float" office:value="-3.72785">
                <text:p>-3.72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318">
                <text:p>1.01318</text:p>
              </table:table-cell>
              <table:table-cell office:value-type="float" office:value="-3.73233">
                <text:p>-3.732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2139">
                <text:p>1.02139</text:p>
              </table:table-cell>
              <table:table-cell office:value-type="float" office:value="-3.73537">
                <text:p>-3.735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2962">
                <text:p>1.02962</text:p>
              </table:table-cell>
              <table:table-cell office:value-type="float" office:value="-3.7384">
                <text:p>-3.7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4018">
                <text:p>1.04018</text:p>
              </table:table-cell>
              <table:table-cell office:value-type="float" office:value="-3.74088">
                <text:p>-3.740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5287">
                <text:p>1.05287</text:p>
              </table:table-cell>
              <table:table-cell office:value-type="float" office:value="-3.742">
                <text:p>-3.7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5541">
                <text:p>1.05541</text:p>
              </table:table-cell>
              <table:table-cell office:value-type="float" office:value="-3.74222">
                <text:p>-3.74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6679">
                <text:p>1.06679</text:p>
              </table:table-cell>
              <table:table-cell office:value-type="float" office:value="-3.74731">
                <text:p>-3.747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7625">
                <text:p>1.07625</text:p>
              </table:table-cell>
              <table:table-cell office:value-type="float" office:value="-3.75428">
                <text:p>-3.754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8573">
                <text:p>1.08573</text:p>
              </table:table-cell>
              <table:table-cell office:value-type="float" office:value="-3.76123">
                <text:p>-3.76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9675">
                <text:p>1.09675</text:p>
              </table:table-cell>
              <table:table-cell office:value-type="float" office:value="-3.7647">
                <text:p>-3.76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1077">
                <text:p>1.11077</text:p>
              </table:table-cell>
              <table:table-cell office:value-type="float" office:value="-3.76121">
                <text:p>-3.76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2149">
                <text:p>1.12149</text:p>
              </table:table-cell>
              <table:table-cell office:value-type="float" office:value="-3.76346">
                <text:p>-3.763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2451">
                <text:p>1.12451</text:p>
              </table:table-cell>
              <table:table-cell office:value-type="float" office:value="-3.76516">
                <text:p>-3.765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057">
                <text:p>1.13057</text:p>
              </table:table-cell>
              <table:table-cell office:value-type="float" office:value="-3.76857">
                <text:p>-3.768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3967">
                <text:p>1.13967</text:p>
              </table:table-cell>
              <table:table-cell office:value-type="float" office:value="-3.77366">
                <text:p>-3.773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5278">
                <text:p>1.15278</text:p>
              </table:table-cell>
              <table:table-cell office:value-type="float" office:value="-3.78348">
                <text:p>-3.783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RESOLUTION 10 160 0.02 1'.A1:'RESOLUTION 10 160 0.02 1'.B83" svg:x="0.319cm" svg:y="0.18cm" svg:width="12.508cm" svg:height="8.645cm">
          <chartooo:coordinate-region svg:x="0.861cm" svg:y="0.379cm" svg:width="11.72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0 160 0.02 1'.B1:'RESOLUTION 10 160 0.02 1'.B83" chart:class="chart:scatter">
            <chart:domain table:cell-range-address="'RESOLUTION 10 160 0.02 1'.A1:'RESOLUTION 10 160 0.02 1'.A83"/>
            <chart:data-point chart:repeated="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OLUTION 10 160 0.02 1'.A1:'RESOLUTION 10 160 0.02 1'.A83</svg:desc>
                </draw:g>
              </table:table-cell>
              <table:table-cell office:value-type="float" office:value="0">
                <text:p>0</text:p>
                <draw:g>
                  <svg:desc>'RESOLUTION 10 160 0.02 1'.B1:'RESOLUTION 10 160 0.02 1'.B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4963">
                <text:p>0.0404963</text:p>
              </table:table-cell>
              <table:table-cell office:value-type="float" office:value="-5.49985">
                <text:p>-5.49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3505">
                <text:p>0.733505</text:p>
              </table:table-cell>
              <table:table-cell office:value-type="float" office:value="-5.45087">
                <text:p>-5.45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1357">
                <text:p>0.711357</text:p>
              </table:table-cell>
              <table:table-cell office:value-type="float" office:value="-5.18988">
                <text:p>-5.18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6699">
                <text:p>0.696699</text:p>
              </table:table-cell>
              <table:table-cell office:value-type="float" office:value="-5.05986">
                <text:p>-5.05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1882">
                <text:p>0.681882</text:p>
              </table:table-cell>
              <table:table-cell office:value-type="float" office:value="-4.92987">
                <text:p>-4.92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1772">
                <text:p>0.651772</text:p>
              </table:table-cell>
              <table:table-cell office:value-type="float" office:value="-4.66994">
                <text:p>-4.66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1024">
                <text:p>0.621024</text:p>
              </table:table-cell>
              <table:table-cell office:value-type="float" office:value="-4.41009">
                <text:p>-4.41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4079">
                <text:p>0.594079</text:p>
              </table:table-cell>
              <table:table-cell office:value-type="float" office:value="-4.14504">
                <text:p>-4.14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6295">
                <text:p>0.596295</text:p>
              </table:table-cell>
              <table:table-cell office:value-type="float" office:value="-4.1424">
                <text:p>-4.1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5127">
                <text:p>0.605127</text:p>
              </table:table-cell>
              <table:table-cell office:value-type="float" office:value="-4.13182">
                <text:p>-4.13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7327">
                <text:p>0.607327</text:p>
              </table:table-cell>
              <table:table-cell office:value-type="float" office:value="-4.12918">
                <text:p>-4.12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5803">
                <text:p>0.615803</text:p>
              </table:table-cell>
              <table:table-cell office:value-type="float" office:value="-4.1166">
                <text:p>-4.11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7839">
                <text:p>0.617839</text:p>
              </table:table-cell>
              <table:table-cell office:value-type="float" office:value="-4.11295">
                <text:p>-4.11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7953">
                <text:p>0.627953</text:p>
              </table:table-cell>
              <table:table-cell office:value-type="float" office:value="-4.09473">
                <text:p>-4.09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3781">
                <text:p>0.633781</text:p>
              </table:table-cell>
              <table:table-cell office:value-type="float" office:value="-4.0661">
                <text:p>-4.0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6403">
                <text:p>0.636403</text:p>
              </table:table-cell>
              <table:table-cell office:value-type="float" office:value="-4.03411">
                <text:p>-4.03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8909">
                <text:p>0.638909</text:p>
              </table:table-cell>
              <table:table-cell office:value-type="float" office:value="-4.00212">
                <text:p>-4.00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5081">
                <text:p>0.645081</text:p>
              </table:table-cell>
              <table:table-cell office:value-type="float" office:value="-3.97804">
                <text:p>-3.97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7361">
                <text:p>0.647361</text:p>
              </table:table-cell>
              <table:table-cell office:value-type="float" office:value="-3.97665">
                <text:p>-3.97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1916">
                <text:p>0.651916</text:p>
              </table:table-cell>
              <table:table-cell office:value-type="float" office:value="-3.97388">
                <text:p>-3.97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6467">
                <text:p>0.656467</text:p>
              </table:table-cell>
              <table:table-cell office:value-type="float" office:value="-3.97111">
                <text:p>-3.97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8739">
                <text:p>0.658739</text:p>
              </table:table-cell>
              <table:table-cell office:value-type="float" office:value="-3.96971">
                <text:p>-3.969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6786">
                <text:p>0.666786</text:p>
              </table:table-cell>
              <table:table-cell office:value-type="float" office:value="-3.95803">
                <text:p>-3.95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3734">
                <text:p>0.673734</text:p>
              </table:table-cell>
              <table:table-cell office:value-type="float" office:value="-3.94021">
                <text:p>-3.94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5458">
                <text:p>0.675458</text:p>
              </table:table-cell>
              <table:table-cell office:value-type="float" office:value="-3.93576">
                <text:p>-3.93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7177">
                <text:p>0.677177</text:p>
              </table:table-cell>
              <table:table-cell office:value-type="float" office:value="-3.9313">
                <text:p>-3.93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84344">
                <text:p>0.684344</text:p>
              </table:table-cell>
              <table:table-cell office:value-type="float" office:value="-3.91544">
                <text:p>-3.91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5485">
                <text:p>0.695485</text:p>
              </table:table-cell>
              <table:table-cell office:value-type="float" office:value="-3.89459">
                <text:p>-3.894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03545">
                <text:p>0.703545</text:p>
              </table:table-cell>
              <table:table-cell office:value-type="float" office:value="-3.8846">
                <text:p>-3.8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101">
                <text:p>0.7101</text:p>
              </table:table-cell>
              <table:table-cell office:value-type="float" office:value="-3.88006">
                <text:p>-3.88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6641">
                <text:p>0.716641</text:p>
              </table:table-cell>
              <table:table-cell office:value-type="float" office:value="-3.8755">
                <text:p>-3.8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23756">
                <text:p>0.723756</text:p>
              </table:table-cell>
              <table:table-cell office:value-type="float" office:value="-3.86095">
                <text:p>-3.86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27848">
                <text:p>0.727848</text:p>
              </table:table-cell>
              <table:table-cell office:value-type="float" office:value="-3.84369">
                <text:p>-3.843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1878">
                <text:p>0.731878</text:p>
              </table:table-cell>
              <table:table-cell office:value-type="float" office:value="-3.82644">
                <text:p>-3.826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37576">
                <text:p>0.737576</text:p>
              </table:table-cell>
              <table:table-cell office:value-type="float" office:value="-3.80558">
                <text:p>-3.805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36">
                <text:p>0.7436</text:p>
              </table:table-cell>
              <table:table-cell office:value-type="float" office:value="-3.78688">
                <text:p>-3.786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5093">
                <text:p>0.745093</text:p>
              </table:table-cell>
              <table:table-cell office:value-type="float" office:value="-3.78221">
                <text:p>-3.78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6579">
                <text:p>0.746579</text:p>
              </table:table-cell>
              <table:table-cell office:value-type="float" office:value="-3.77753">
                <text:p>-3.777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52865">
                <text:p>0.752865</text:p>
              </table:table-cell>
              <table:table-cell office:value-type="float" office:value="-3.76078">
                <text:p>-3.760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54523">
                <text:p>0.754523</text:p>
              </table:table-cell>
              <table:table-cell office:value-type="float" office:value="-3.75708">
                <text:p>-3.75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61111">
                <text:p>0.761111</text:p>
              </table:table-cell>
              <table:table-cell office:value-type="float" office:value="-3.74229">
                <text:p>-3.74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62747">
                <text:p>0.762747</text:p>
              </table:table-cell>
              <table:table-cell office:value-type="float" office:value="-3.73859">
                <text:p>-3.73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917">
                <text:p>0.76917</text:p>
              </table:table-cell>
              <table:table-cell office:value-type="float" office:value="-3.72338">
                <text:p>-3.723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70744">
                <text:p>0.770744</text:p>
              </table:table-cell>
              <table:table-cell office:value-type="float" office:value="-3.71948">
                <text:p>-3.719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78548">
                <text:p>0.778548</text:p>
              </table:table-cell>
              <table:table-cell office:value-type="float" office:value="-3.69998">
                <text:p>-3.6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85627">
                <text:p>0.785627</text:p>
              </table:table-cell>
              <table:table-cell office:value-type="float" office:value="-3.68866">
                <text:p>-3.688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5566">
                <text:p>0.795566</text:p>
              </table:table-cell>
              <table:table-cell office:value-type="float" office:value="-3.67988">
                <text:p>-3.67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97549">
                <text:p>0.797549</text:p>
              </table:table-cell>
              <table:table-cell office:value-type="float" office:value="-3.67812">
                <text:p>-3.678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06016">
                <text:p>0.806016</text:p>
              </table:table-cell>
              <table:table-cell office:value-type="float" office:value="-3.67362">
                <text:p>-3.67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42043">
                <text:p>0.842043</text:p>
              </table:table-cell>
              <table:table-cell office:value-type="float" office:value="-3.66553">
                <text:p>-3.665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1897">
                <text:p>0.851897</text:p>
              </table:table-cell>
              <table:table-cell office:value-type="float" office:value="-3.66715">
                <text:p>-3.667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59946">
                <text:p>0.859946</text:p>
              </table:table-cell>
              <table:table-cell office:value-type="float" office:value="-3.67113">
                <text:p>-3.67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68012">
                <text:p>0.868012</text:p>
              </table:table-cell>
              <table:table-cell office:value-type="float" office:value="-3.67508">
                <text:p>-3.675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79027">
                <text:p>0.879027</text:p>
              </table:table-cell>
              <table:table-cell office:value-type="float" office:value="-3.68131">
                <text:p>-3.68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87487">
                <text:p>0.887487</text:p>
              </table:table-cell>
              <table:table-cell office:value-type="float" office:value="-3.68668">
                <text:p>-3.68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9597">
                <text:p>0.89597</text:p>
              </table:table-cell>
              <table:table-cell office:value-type="float" office:value="-3.69204">
                <text:p>-3.69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06315">
                <text:p>0.906315</text:p>
              </table:table-cell>
              <table:table-cell office:value-type="float" office:value="-3.69507">
                <text:p>-3.69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3331">
                <text:p>0.913331</text:p>
              </table:table-cell>
              <table:table-cell office:value-type="float" office:value="-3.69427">
                <text:p>-3.69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0348">
                <text:p>0.920348</text:p>
              </table:table-cell>
              <table:table-cell office:value-type="float" office:value="-3.69346">
                <text:p>-3.693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0289">
                <text:p>0.930289</text:p>
              </table:table-cell>
              <table:table-cell office:value-type="float" office:value="-3.69468">
                <text:p>-3.694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0834">
                <text:p>0.940834</text:p>
              </table:table-cell>
              <table:table-cell office:value-type="float" office:value="-3.6982">
                <text:p>-3.69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46115">
                <text:p>0.946115</text:p>
              </table:table-cell>
              <table:table-cell office:value-type="float" office:value="-3.69995">
                <text:p>-3.699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7094">
                <text:p>0.957094</text:p>
              </table:table-cell>
              <table:table-cell office:value-type="float" office:value="-3.70497">
                <text:p>-3.70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4228">
                <text:p>0.974228</text:p>
              </table:table-cell>
              <table:table-cell office:value-type="float" office:value="-3.71477">
                <text:p>-3.714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85647">
                <text:p>0.985647</text:p>
              </table:table-cell>
              <table:table-cell office:value-type="float" office:value="-3.72107">
                <text:p>-3.72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7051">
                <text:p>0.997051</text:p>
              </table:table-cell>
              <table:table-cell office:value-type="float" office:value="-3.72714">
                <text:p>-3.727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277">
                <text:p>1.00277</text:p>
              </table:table-cell>
              <table:table-cell office:value-type="float" office:value="-3.73017">
                <text:p>-3.730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1438">
                <text:p>1.01438</text:p>
              </table:table-cell>
              <table:table-cell office:value-type="float" office:value="-3.73677">
                <text:p>-3.736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324">
                <text:p>1.02324</text:p>
              </table:table-cell>
              <table:table-cell office:value-type="float" office:value="-3.74213">
                <text:p>-3.742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3211">
                <text:p>1.03211</text:p>
              </table:table-cell>
              <table:table-cell office:value-type="float" office:value="-3.74747">
                <text:p>-3.747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427">
                <text:p>1.0427</text:p>
              </table:table-cell>
              <table:table-cell office:value-type="float" office:value="-3.74993">
                <text:p>-3.749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4503">
                <text:p>1.04503</text:p>
              </table:table-cell>
              <table:table-cell office:value-type="float" office:value="-3.74939">
                <text:p>-3.749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5434">
                <text:p>1.05434</text:p>
              </table:table-cell>
              <table:table-cell office:value-type="float" office:value="-3.7472">
                <text:p>-3.74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5666">
                <text:p>1.05666</text:p>
              </table:table-cell>
              <table:table-cell office:value-type="float" office:value="-3.74665">
                <text:p>-3.746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6772">
                <text:p>1.06772</text:p>
              </table:table-cell>
              <table:table-cell office:value-type="float" office:value="-3.75058">
                <text:p>-3.750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8057">
                <text:p>1.08057</text:p>
              </table:table-cell>
              <table:table-cell office:value-type="float" office:value="-3.76064">
                <text:p>-3.760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701">
                <text:p>1.08701</text:p>
              </table:table-cell>
              <table:table-cell office:value-type="float" office:value="-3.76565">
                <text:p>-3.76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9961">
                <text:p>1.09961</text:p>
              </table:table-cell>
              <table:table-cell office:value-type="float" office:value="-3.77449">
                <text:p>-3.774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1808">
                <text:p>1.11808</text:p>
              </table:table-cell>
              <table:table-cell office:value-type="float" office:value="-3.78595">
                <text:p>-3.78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3028">
                <text:p>1.13028</text:p>
              </table:table-cell>
              <table:table-cell office:value-type="float" office:value="-3.79297">
                <text:p>-3.79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933">
                <text:p>1.13933</text:p>
              </table:table-cell>
              <table:table-cell office:value-type="float" office:value="-3.79778">
                <text:p>-3.797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484">
                <text:p>1.1484</text:p>
              </table:table-cell>
              <table:table-cell office:value-type="float" office:value="-3.80257">
                <text:p>-3.802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RESOLUTION 10 160 0.02 1'.D1:'RESOLUTION 10 160 0.02 1'.E71" svg:x="0.319cm" svg:y="0.18cm" svg:width="12.508cm" svg:height="8.645cm">
          <chartooo:coordinate-region svg:x="0.861cm" svg:y="0.379cm" svg:width="11.72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0 160 0.02 1'.E1:'RESOLUTION 10 160 0.02 1'.E71" chart:class="chart:scatter">
            <chart:domain table:cell-range-address="'RESOLUTION 10 160 0.02 1'.D1:'RESOLUTION 10 160 0.02 1'.D71"/>
            <chart:data-point chart:repeated="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OLUTION 10 160 0.02 1'.D1:'RESOLUTION 10 160 0.02 1'.D71</svg:desc>
                </draw:g>
              </table:table-cell>
              <table:table-cell office:value-type="float" office:value="0">
                <text:p>0</text:p>
                <draw:g>
                  <svg:desc>'RESOLUTION 10 160 0.02 1'.E1:'RESOLUTION 10 160 0.02 1'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4963">
                <text:p>0.0404963</text:p>
              </table:table-cell>
              <table:table-cell office:value-type="float" office:value="-5.49985">
                <text:p>-5.49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3505">
                <text:p>0.733505</text:p>
              </table:table-cell>
              <table:table-cell office:value-type="float" office:value="-5.45087">
                <text:p>-5.45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1194">
                <text:p>0.711194</text:p>
              </table:table-cell>
              <table:table-cell office:value-type="float" office:value="-5.18869">
                <text:p>-5.18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6454">
                <text:p>0.696454</text:p>
              </table:table-cell>
              <table:table-cell office:value-type="float" office:value="-5.05808">
                <text:p>-5.05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6494">
                <text:p>0.666494</text:p>
              </table:table-cell>
              <table:table-cell office:value-type="float" office:value="-4.79692">
                <text:p>-4.79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5894">
                <text:p>0.635894</text:p>
              </table:table-cell>
              <table:table-cell office:value-type="float" office:value="-4.53584">
                <text:p>-4.53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0354">
                <text:p>0.620354</text:p>
              </table:table-cell>
              <table:table-cell office:value-type="float" office:value="-4.40534">
                <text:p>-4.40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3313">
                <text:p>0.593313</text:p>
              </table:table-cell>
              <table:table-cell office:value-type="float" office:value="-4.1397">
                <text:p>-4.13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07">
                <text:p>0.60007</text:p>
              </table:table-cell>
              <table:table-cell office:value-type="float" office:value="-4.13266">
                <text:p>-4.13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6803">
                <text:p>0.606803</text:p>
              </table:table-cell>
              <table:table-cell office:value-type="float" office:value="-4.12561">
                <text:p>-4.12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4945">
                <text:p>0.614945</text:p>
              </table:table-cell>
              <table:table-cell office:value-type="float" office:value="-4.11086">
                <text:p>-4.11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6769">
                <text:p>0.616769</text:p>
              </table:table-cell>
              <table:table-cell office:value-type="float" office:value="-4.10583">
                <text:p>-4.105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58">
                <text:p>0.6258</text:p>
              </table:table-cell>
              <table:table-cell office:value-type="float" office:value="-4.08069">
                <text:p>-4.08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2672">
                <text:p>0.632672</text:p>
              </table:table-cell>
              <table:table-cell office:value-type="float" office:value="-4.05899">
                <text:p>-4.05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7572">
                <text:p>0.637572</text:p>
              </table:table-cell>
              <table:table-cell office:value-type="float" office:value="-4.04152">
                <text:p>-4.04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0804">
                <text:p>0.640804</text:p>
              </table:table-cell>
              <table:table-cell office:value-type="float" office:value="-4.02987">
                <text:p>-4.02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42409">
                <text:p>0.642409</text:p>
              </table:table-cell>
              <table:table-cell office:value-type="float" office:value="-4.02404">
                <text:p>-4.02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9242">
                <text:p>0.649242</text:p>
              </table:table-cell>
              <table:table-cell office:value-type="float" office:value="-4.0037">
                <text:p>-4.0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2865">
                <text:p>0.652865</text:p>
              </table:table-cell>
              <table:table-cell office:value-type="float" office:value="-3.99501">
                <text:p>-3.99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4668">
                <text:p>0.654668</text:p>
              </table:table-cell>
              <table:table-cell office:value-type="float" office:value="-3.99066">
                <text:p>-3.99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6467">
                <text:p>0.656467</text:p>
              </table:table-cell>
              <table:table-cell office:value-type="float" office:value="-3.98631">
                <text:p>-3.98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8261">
                <text:p>0.658261</text:p>
              </table:table-cell>
              <table:table-cell office:value-type="float" office:value="-3.98196">
                <text:p>-3.98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0049">
                <text:p>0.660049</text:p>
              </table:table-cell>
              <table:table-cell office:value-type="float" office:value="-3.97761">
                <text:p>-3.97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7185">
                <text:p>0.667185</text:p>
              </table:table-cell>
              <table:table-cell office:value-type="float" office:value="-3.96039">
                <text:p>-3.96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7788">
                <text:p>0.677788</text:p>
              </table:table-cell>
              <table:table-cell office:value-type="float" office:value="-3.93485">
                <text:p>-3.93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5205">
                <text:p>0.685205</text:p>
              </table:table-cell>
              <table:table-cell office:value-type="float" office:value="-3.92037">
                <text:p>-3.92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6891">
                <text:p>0.696891</text:p>
              </table:table-cell>
              <table:table-cell office:value-type="float" office:value="-3.90246">
                <text:p>-3.90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3937">
                <text:p>0.703937</text:p>
              </table:table-cell>
              <table:table-cell office:value-type="float" office:value="-3.88677">
                <text:p>-3.88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0866">
                <text:p>0.70866</text:p>
              </table:table-cell>
              <table:table-cell office:value-type="float" office:value="-3.87219">
                <text:p>-3.872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13332">
                <text:p>0.713332</text:p>
              </table:table-cell>
              <table:table-cell office:value-type="float" office:value="-3.8576">
                <text:p>-3.8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20587">
                <text:p>0.720587</text:p>
              </table:table-cell>
              <table:table-cell office:value-type="float" office:value="-3.84404">
                <text:p>-3.84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24747">
                <text:p>0.724747</text:p>
              </table:table-cell>
              <table:table-cell office:value-type="float" office:value="-3.84021">
                <text:p>-3.84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3043">
                <text:p>0.733043</text:p>
              </table:table-cell>
              <table:table-cell office:value-type="float" office:value="-3.83253">
                <text:p>-3.832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9784">
                <text:p>0.739784</text:p>
              </table:table-cell>
              <table:table-cell office:value-type="float" office:value="-3.81697">
                <text:p>-3.816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41076">
                <text:p>0.741076</text:p>
              </table:table-cell>
              <table:table-cell office:value-type="float" office:value="-3.81112">
                <text:p>-3.81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6175">
                <text:p>0.746175</text:p>
              </table:table-cell>
              <table:table-cell office:value-type="float" office:value="-3.7877">
                <text:p>-3.78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7433">
                <text:p>0.747433</text:p>
              </table:table-cell>
              <table:table-cell office:value-type="float" office:value="-3.78185">
                <text:p>-3.78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3415">
                <text:p>0.753415</text:p>
              </table:table-cell>
              <table:table-cell office:value-type="float" office:value="-3.76353">
                <text:p>-3.76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60345">
                <text:p>0.760345</text:p>
              </table:table-cell>
              <table:table-cell office:value-type="float" office:value="-3.7503">
                <text:p>-3.75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3787">
                <text:p>0.763787</text:p>
              </table:table-cell>
              <table:table-cell office:value-type="float" office:value="-3.74368">
                <text:p>-3.74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70505">
                <text:p>0.770505</text:p>
              </table:table-cell>
              <table:table-cell office:value-type="float" office:value="-3.72985">
                <text:p>-3.729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7541">
                <text:p>0.77541</text:p>
              </table:table-cell>
              <table:table-cell office:value-type="float" office:value="-3.71902">
                <text:p>-3.7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0278">
                <text:p>0.780278</text:p>
              </table:table-cell>
              <table:table-cell office:value-type="float" office:value="-3.7082">
                <text:p>-3.70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6793">
                <text:p>0.786793</text:p>
              </table:table-cell>
              <table:table-cell office:value-type="float" office:value="-3.69414">
                <text:p>-3.694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88433">
                <text:p>0.788433</text:p>
              </table:table-cell>
              <table:table-cell office:value-type="float" office:value="-3.69072">
                <text:p>-3.690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6574">
                <text:p>0.796574</text:p>
              </table:table-cell>
              <table:table-cell office:value-type="float" office:value="-3.67363">
                <text:p>-3.67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04302">
                <text:p>0.804302</text:p>
              </table:table-cell>
              <table:table-cell office:value-type="float" office:value="-3.6658">
                <text:p>-3.66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0252">
                <text:p>0.840252</text:p>
              </table:table-cell>
              <table:table-cell office:value-type="float" office:value="-3.65773">
                <text:p>-3.657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50222">
                <text:p>0.850222</text:p>
              </table:table-cell>
              <table:table-cell office:value-type="float" office:value="-3.65994">
                <text:p>-3.65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61215">
                <text:p>0.861215</text:p>
              </table:table-cell>
              <table:table-cell office:value-type="float" office:value="-3.66641">
                <text:p>-3.666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63969">
                <text:p>0.863969</text:p>
              </table:table-cell>
              <table:table-cell office:value-type="float" office:value="-3.66802">
                <text:p>-3.668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6725">
                <text:p>0.866725</text:p>
              </table:table-cell>
              <table:table-cell office:value-type="float" office:value="-3.66963">
                <text:p>-3.669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76797">
                <text:p>0.876797</text:p>
              </table:table-cell>
              <table:table-cell office:value-type="float" office:value="-3.67197">
                <text:p>-3.67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90451">
                <text:p>0.890451</text:p>
              </table:table-cell>
              <table:table-cell office:value-type="float" office:value="-3.6693">
                <text:p>-3.66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0055">
                <text:p>0.90055</text:p>
              </table:table-cell>
              <table:table-cell office:value-type="float" office:value="-3.67157">
                <text:p>-3.671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3328">
                <text:p>0.903328</text:p>
              </table:table-cell>
              <table:table-cell office:value-type="float" office:value="-3.67315">
                <text:p>-3.67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06109">
                <text:p>0.906109</text:p>
              </table:table-cell>
              <table:table-cell office:value-type="float" office:value="-3.67474">
                <text:p>-3.674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7253">
                <text:p>0.917253</text:p>
              </table:table-cell>
              <table:table-cell office:value-type="float" office:value="-3.68104">
                <text:p>-3.68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9068">
                <text:p>0.929068</text:p>
              </table:table-cell>
              <table:table-cell office:value-type="float" office:value="-3.68983">
                <text:p>-3.689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7849">
                <text:p>0.947849</text:p>
              </table:table-cell>
              <table:table-cell office:value-type="float" office:value="-3.70673">
                <text:p>-3.706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9595">
                <text:p>0.959595</text:p>
              </table:table-cell>
              <table:table-cell office:value-type="float" office:value="-3.71466">
                <text:p>-3.714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7791">
                <text:p>0.967791</text:p>
              </table:table-cell>
              <table:table-cell office:value-type="float" office:value="-3.71811">
                <text:p>-3.718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3264">
                <text:p>0.973264</text:p>
              </table:table-cell>
              <table:table-cell office:value-type="float" office:value="-3.7204">
                <text:p>-3.72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6003">
                <text:p>0.976003</text:p>
              </table:table-cell>
              <table:table-cell office:value-type="float" office:value="-3.72155">
                <text:p>-3.72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86261">
                <text:p>0.986261</text:p>
              </table:table-cell>
              <table:table-cell office:value-type="float" office:value="-3.72339">
                <text:p>-3.723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3423">
                <text:p>0.993423</text:p>
              </table:table-cell>
              <table:table-cell office:value-type="float" office:value="-3.72273">
                <text:p>-3.722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059">
                <text:p>1.00059</text:p>
              </table:table-cell>
              <table:table-cell office:value-type="float" office:value="-3.72205">
                <text:p>-3.722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1166">
                <text:p>1.01166</text:p>
              </table:table-cell>
              <table:table-cell office:value-type="float" office:value="-3.72673">
                <text:p>-3.726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113">
                <text:p>1.02113</text:p>
              </table:table-cell>
              <table:table-cell office:value-type="float" office:value="-3.73441">
                <text:p>-3.73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3063">
                <text:p>1.03063</text:p>
              </table:table-cell>
              <table:table-cell office:value-type="float" office:value="-3.74207">
                <text:p>-3.742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RESOLUTION 10 160 0.02 1 test1'.A1:'RESOLUTION 10 160 0.02 1 test1'.B508" svg:x="0.32cm" svg:y="0.18cm" svg:width="12.508cm" svg:height="8.64cm">
          <chartooo:coordinate-region svg:x="0.862cm" svg:y="0.379cm" svg:width="11.87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OLUTION 10 160 0.02 1 test1'.B1:'RESOLUTION 10 160 0.02 1 test1'.B508" chart:class="chart:scatter">
            <chart:domain table:cell-range-address="'RESOLUTION 10 160 0.02 1 test1'.A1:'RESOLUTION 10 160 0.02 1 test1'.A508"/>
            <chart:data-point chart:repeated="5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OLUTION 10 160 0.02 1 test1'.A1:'RESOLUTION 10 160 0.02 1 test1'.A508</svg:desc>
                </draw:g>
              </table:table-cell>
              <table:table-cell office:value-type="float" office:value="0">
                <text:p>0</text:p>
                <draw:g>
                  <svg:desc>'RESOLUTION 10 160 0.02 1 test1'.B1:'RESOLUTION 10 160 0.02 1 test1'.B5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4963">
                <text:p>0.0404963</text:p>
              </table:table-cell>
              <table:table-cell office:value-type="float" office:value="-5.49985">
                <text:p>-5.49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3505">
                <text:p>0.733505</text:p>
              </table:table-cell>
              <table:table-cell office:value-type="float" office:value="-5.45087">
                <text:p>-5.45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0949">
                <text:p>0.710949</text:p>
              </table:table-cell>
              <table:table-cell office:value-type="float" office:value="-5.1869">
                <text:p>-5.1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5875">
                <text:p>0.665875</text:p>
              </table:table-cell>
              <table:table-cell office:value-type="float" office:value="-4.79246">
                <text:p>-4.79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935">
                <text:p>0.61935</text:p>
              </table:table-cell>
              <table:table-cell office:value-type="float" office:value="-4.39821">
                <text:p>-4.39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2036">
                <text:p>0.592036</text:p>
              </table:table-cell>
              <table:table-cell office:value-type="float" office:value="-4.13079">
                <text:p>-4.13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8777">
                <text:p>0.598777</text:p>
              </table:table-cell>
              <table:table-cell office:value-type="float" office:value="-4.12375">
                <text:p>-4.12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5494">
                <text:p>0.605494</text:p>
              </table:table-cell>
              <table:table-cell office:value-type="float" office:value="-4.11671">
                <text:p>-4.11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4264">
                <text:p>0.614264</text:p>
              </table:table-cell>
              <table:table-cell office:value-type="float" office:value="-4.10631">
                <text:p>-4.10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4972">
                <text:p>0.624972</text:p>
              </table:table-cell>
              <table:table-cell office:value-type="float" office:value="-4.09205">
                <text:p>-4.09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7104">
                <text:p>0.627104</text:p>
              </table:table-cell>
              <table:table-cell office:value-type="float" office:value="-4.08919">
                <text:p>-4.08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5167">
                <text:p>0.635167</text:p>
              </table:table-cell>
              <table:table-cell office:value-type="float" office:value="-4.075">
                <text:p>-4.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6476">
                <text:p>0.646476</text:p>
              </table:table-cell>
              <table:table-cell office:value-type="float" office:value="-4.04952">
                <text:p>-4.04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5165">
                <text:p>0.655165</text:p>
              </table:table-cell>
              <table:table-cell office:value-type="float" office:value="-4.04022">
                <text:p>-4.04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0035">
                <text:p>0.670035</text:p>
              </table:table-cell>
              <table:table-cell office:value-type="float" office:value="-4.03778">
                <text:p>-4.03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8249">
                <text:p>0.678249</text:p>
              </table:table-cell>
              <table:table-cell office:value-type="float" office:value="-4.02607">
                <text:p>-4.02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1482">
                <text:p>0.681482</text:p>
              </table:table-cell>
              <table:table-cell office:value-type="float" office:value="-4.01518">
                <text:p>-4.015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4689">
                <text:p>0.684689</text:p>
              </table:table-cell>
              <table:table-cell office:value-type="float" office:value="-4.00428">
                <text:p>-4.00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7872">
                <text:p>0.687872</text:p>
              </table:table-cell>
              <table:table-cell office:value-type="float" office:value="-3.99339">
                <text:p>-3.99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3986">
                <text:p>0.693986</text:p>
              </table:table-cell>
              <table:table-cell office:value-type="float" office:value="-3.97061">
                <text:p>-3.970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02693">
                <text:p>0.702693</text:p>
              </table:table-cell>
              <table:table-cell office:value-type="float" office:value="-3.93495">
                <text:p>-3.93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8036">
                <text:p>0.708036</text:p>
              </table:table-cell>
              <table:table-cell office:value-type="float" office:value="-3.9094">
                <text:p>-3.9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15332">
                <text:p>0.715332</text:p>
              </table:table-cell>
              <table:table-cell office:value-type="float" office:value="-3.86842">
                <text:p>-3.86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0697">
                <text:p>0.720697</text:p>
              </table:table-cell>
              <table:table-cell office:value-type="float" office:value="-3.84463">
                <text:p>-3.84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22187">
                <text:p>0.722187</text:p>
              </table:table-cell>
              <table:table-cell office:value-type="float" office:value="-3.83957">
                <text:p>-3.839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29549">
                <text:p>0.729549</text:p>
              </table:table-cell>
              <table:table-cell office:value-type="float" office:value="-3.81426">
                <text:p>-3.814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5978">
                <text:p>0.735978</text:p>
              </table:table-cell>
              <table:table-cell office:value-type="float" office:value="-3.79734">
                <text:p>-3.79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37735">
                <text:p>0.737735</text:p>
              </table:table-cell>
              <table:table-cell office:value-type="float" office:value="-3.79394">
                <text:p>-3.79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46463">
                <text:p>0.746463</text:p>
              </table:table-cell>
              <table:table-cell office:value-type="float" office:value="-3.77694">
                <text:p>-3.776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3807">
                <text:p>0.753807</text:p>
              </table:table-cell>
              <table:table-cell office:value-type="float" office:value="-3.76549">
                <text:p>-3.76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59608">
                <text:p>0.759608</text:p>
              </table:table-cell>
              <table:table-cell office:value-type="float" office:value="-3.75851">
                <text:p>-3.758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5386">
                <text:p>0.765386</text:p>
              </table:table-cell>
              <table:table-cell office:value-type="float" office:value="-3.75152">
                <text:p>-3.75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2488">
                <text:p>0.772488</text:p>
              </table:table-cell>
              <table:table-cell office:value-type="float" office:value="-3.73944">
                <text:p>-3.73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77349">
                <text:p>0.777349</text:p>
              </table:table-cell>
              <table:table-cell office:value-type="float" office:value="-3.72832">
                <text:p>-3.72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82172">
                <text:p>0.782172</text:p>
              </table:table-cell>
              <table:table-cell office:value-type="float" office:value="-3.7172">
                <text:p>-3.7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8793">
                <text:p>0.788793</text:p>
              </table:table-cell>
              <table:table-cell office:value-type="float" office:value="-3.70353">
                <text:p>-3.703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7299">
                <text:p>0.797299</text:p>
              </table:table-cell>
              <table:table-cell office:value-type="float" office:value="-3.6879">
                <text:p>-3.6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9899">
                <text:p>0.79899</text:p>
              </table:table-cell>
              <table:table-cell office:value-type="float" office:value="-3.68477">
                <text:p>-3.68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6231">
                <text:p>0.806231</text:p>
              </table:table-cell>
              <table:table-cell office:value-type="float" office:value="-3.67459">
                <text:p>-3.67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3947">
                <text:p>0.813947</text:p>
              </table:table-cell>
              <table:table-cell office:value-type="float" office:value="-3.66675">
                <text:p>-3.66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15871">
                <text:p>0.815871</text:p>
              </table:table-cell>
              <table:table-cell office:value-type="float" office:value="-3.66478">
                <text:p>-3.66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17792">
                <text:p>0.817792</text:p>
              </table:table-cell>
              <table:table-cell office:value-type="float" office:value="-3.66282">
                <text:p>-3.662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26119">
                <text:p>0.826119</text:p>
              </table:table-cell>
              <table:table-cell office:value-type="float" office:value="-3.65787">
                <text:p>-3.65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958">
                <text:p>0.83958</text:p>
              </table:table-cell>
              <table:table-cell office:value-type="float" office:value="-3.65481">
                <text:p>-3.65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49227">
                <text:p>0.849227</text:p>
              </table:table-cell>
              <table:table-cell office:value-type="float" office:value="-3.65566">
                <text:p>-3.655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5181">
                <text:p>0.85181</text:p>
              </table:table-cell>
              <table:table-cell office:value-type="float" office:value="-3.6566">
                <text:p>-3.65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54394">
                <text:p>0.854394</text:p>
              </table:table-cell>
              <table:table-cell office:value-type="float" office:value="-3.65753">
                <text:p>-3.657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64748">
                <text:p>0.864748</text:p>
              </table:table-cell>
              <table:table-cell office:value-type="float" office:value="-3.66126">
                <text:p>-3.66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75357">
                <text:p>0.875357</text:p>
              </table:table-cell>
              <table:table-cell office:value-type="float" office:value="-3.66594">
                <text:p>-3.665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78072">
                <text:p>0.878072</text:p>
              </table:table-cell>
              <table:table-cell office:value-type="float" office:value="-3.66735">
                <text:p>-3.667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88953">
                <text:p>0.888953</text:p>
              </table:table-cell>
              <table:table-cell office:value-type="float" office:value="-3.67296">
                <text:p>-3.672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91678">
                <text:p>0.891678</text:p>
              </table:table-cell>
              <table:table-cell office:value-type="float" office:value="-3.67435">
                <text:p>-3.67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0217">
                <text:p>0.90217</text:p>
              </table:table-cell>
              <table:table-cell office:value-type="float" office:value="-3.67817">
                <text:p>-3.678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09731">
                <text:p>0.909731</text:p>
              </table:table-cell>
              <table:table-cell office:value-type="float" office:value="-3.67971">
                <text:p>-3.67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7301">
                <text:p>0.917301</text:p>
              </table:table-cell>
              <table:table-cell office:value-type="float" office:value="-3.68123">
                <text:p>-3.68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692">
                <text:p>0.92692</text:p>
              </table:table-cell>
              <table:table-cell office:value-type="float" office:value="-3.6813">
                <text:p>-3.68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0615">
                <text:p>0.940615</text:p>
              </table:table-cell>
              <table:table-cell office:value-type="float" office:value="-3.67844">
                <text:p>-3.67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52492">
                <text:p>0.952492</text:p>
              </table:table-cell>
              <table:table-cell office:value-type="float" office:value="-3.68716">
                <text:p>-3.68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56158">
                <text:p>0.956158</text:p>
              </table:table-cell>
              <table:table-cell office:value-type="float" office:value="-3.692">
                <text:p>-3.6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3509">
                <text:p>0.963509</text:p>
              </table:table-cell>
              <table:table-cell office:value-type="float" office:value="-3.70166">
                <text:p>-3.701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0885">
                <text:p>0.970885</text:p>
              </table:table-cell>
              <table:table-cell office:value-type="float" office:value="-3.71131">
                <text:p>-3.711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4583">
                <text:p>0.974583</text:p>
              </table:table-cell>
              <table:table-cell office:value-type="float" office:value="-3.71613">
                <text:p>-3.716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6825">
                <text:p>0.986825</text:p>
              </table:table-cell>
              <table:table-cell office:value-type="float" office:value="-3.72552">
                <text:p>-3.72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4068">
                <text:p>0.994068</text:p>
              </table:table-cell>
              <table:table-cell office:value-type="float" office:value="-3.72515">
                <text:p>-3.72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131">
                <text:p>1.00131</text:p>
              </table:table-cell>
              <table:table-cell office:value-type="float" office:value="-3.72476">
                <text:p>-3.724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1092">
                <text:p>1.01092</text:p>
              </table:table-cell>
              <table:table-cell office:value-type="float" office:value="-3.72403">
                <text:p>-3.72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809">
                <text:p>1.01809</text:p>
              </table:table-cell>
              <table:table-cell office:value-type="float" office:value="-3.72332">
                <text:p>-3.723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2526">
                <text:p>1.02526</text:p>
              </table:table-cell>
              <table:table-cell office:value-type="float" office:value="-3.72259">
                <text:p>-3.722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3547">
                <text:p>1.03547</text:p>
              </table:table-cell>
              <table:table-cell office:value-type="float" office:value="-3.72392">
                <text:p>-3.723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7908">
                <text:p>1.07908</text:p>
              </table:table-cell>
              <table:table-cell office:value-type="float" office:value="-3.73817">
                <text:p>-3.738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92">
                <text:p>1.092</text:p>
              </table:table-cell>
              <table:table-cell office:value-type="float" office:value="-3.74838">
                <text:p>-3.748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1446">
                <text:p>1.11446</text:p>
              </table:table-cell>
              <table:table-cell office:value-type="float" office:value="-3.77368">
                <text:p>-3.773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272">
                <text:p>1.1272</text:p>
              </table:table-cell>
              <table:table-cell office:value-type="float" office:value="-3.78262">
                <text:p>-3.782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3502">
                <text:p>1.13502</text:p>
              </table:table-cell>
              <table:table-cell office:value-type="float" office:value="-3.78341">
                <text:p>-3.783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4285">
                <text:p>1.14285</text:p>
              </table:table-cell>
              <table:table-cell office:value-type="float" office:value="-3.78419">
                <text:p>-3.784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5377">
                <text:p>1.15377</text:p>
              </table:table-cell>
              <table:table-cell office:value-type="float" office:value="-3.78673">
                <text:p>-3.786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5662">
                <text:p>1.15662</text:p>
              </table:table-cell>
              <table:table-cell office:value-type="float" office:value="-3.78774">
                <text:p>-3.78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6232">
                <text:p>1.16232</text:p>
              </table:table-cell>
              <table:table-cell office:value-type="float" office:value="-3.78976">
                <text:p>-3.789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7089">
                <text:p>1.17089</text:p>
              </table:table-cell>
              <table:table-cell office:value-type="float" office:value="-3.79278">
                <text:p>-3.792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8352">
                <text:p>1.18352</text:p>
              </table:table-cell>
              <table:table-cell office:value-type="float" office:value="-3.80059">
                <text:p>-3.800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0437">
                <text:p>1.20437</text:p>
              </table:table-cell>
              <table:table-cell office:value-type="float" office:value="-3.81795">
                <text:p>-3.817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184">
                <text:p>1.2184</text:p>
              </table:table-cell>
              <table:table-cell office:value-type="float" office:value="-3.82965">
                <text:p>-3.829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3967">
                <text:p>1.23967</text:p>
              </table:table-cell>
              <table:table-cell office:value-type="float" office:value="-3.84741">
                <text:p>-3.847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5232">
                <text:p>1.25232</text:p>
              </table:table-cell>
              <table:table-cell office:value-type="float" office:value="-3.85425">
                <text:p>-3.85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6063">
                <text:p>1.26063</text:p>
              </table:table-cell>
              <table:table-cell office:value-type="float" office:value="-3.85565">
                <text:p>-3.855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6894">
                <text:p>1.26894</text:p>
              </table:table-cell>
              <table:table-cell office:value-type="float" office:value="-3.85702">
                <text:p>-3.857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8029">
                <text:p>1.28029</text:p>
              </table:table-cell>
              <table:table-cell office:value-type="float" office:value="-3.85959">
                <text:p>-3.859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832">
                <text:p>1.2832</text:p>
              </table:table-cell>
              <table:table-cell office:value-type="float" office:value="-3.86042">
                <text:p>-3.860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9483">
                <text:p>1.29483</text:p>
              </table:table-cell>
              <table:table-cell office:value-type="float" office:value="-3.86371">
                <text:p>-3.863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9774">
                <text:p>1.29774</text:p>
              </table:table-cell>
              <table:table-cell office:value-type="float" office:value="-3.86452">
                <text:p>-3.864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0908">
                <text:p>1.30908</text:p>
              </table:table-cell>
              <table:table-cell office:value-type="float" office:value="-3.86682">
                <text:p>-3.866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146">
                <text:p>1.3146</text:p>
              </table:table-cell>
              <table:table-cell office:value-type="float" office:value="-3.86748">
                <text:p>-3.867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1736">
                <text:p>1.31736</text:p>
              </table:table-cell>
              <table:table-cell office:value-type="float" office:value="-3.86781">
                <text:p>-3.86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2012">
                <text:p>1.32012</text:p>
              </table:table-cell>
              <table:table-cell office:value-type="float" office:value="-3.86814">
                <text:p>-3.868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2564">
                <text:p>1.32564</text:p>
              </table:table-cell>
              <table:table-cell office:value-type="float" office:value="-3.86879">
                <text:p>-3.868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3801">
                <text:p>1.33801</text:p>
              </table:table-cell>
              <table:table-cell office:value-type="float" office:value="-3.87384">
                <text:p>-3.87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5516">
                <text:p>1.35516</text:p>
              </table:table-cell>
              <table:table-cell office:value-type="float" office:value="-3.88482">
                <text:p>-3.884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5859">
                <text:p>1.35859</text:p>
              </table:table-cell>
              <table:table-cell office:value-type="float" office:value="-3.88701">
                <text:p>-3.887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7258">
                <text:p>1.37258</text:p>
              </table:table-cell>
              <table:table-cell office:value-type="float" office:value="-3.8963">
                <text:p>-3.89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9397">
                <text:p>1.39397</text:p>
              </table:table-cell>
              <table:table-cell office:value-type="float" office:value="-3.911">
                <text:p>-3.9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40823">
                <text:p>1.40823</text:p>
              </table:table-cell>
              <table:table-cell office:value-type="float" office:value="-3.92056">
                <text:p>-3.920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1891">
                <text:p>1.41891</text:p>
              </table:table-cell>
              <table:table-cell office:value-type="float" office:value="-3.92755">
                <text:p>-3.927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2962">
                <text:p>1.42962</text:p>
              </table:table-cell>
              <table:table-cell office:value-type="float" office:value="-3.93452">
                <text:p>-3.934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4463">
                <text:p>1.44463</text:p>
              </table:table-cell>
              <table:table-cell office:value-type="float" office:value="-3.94565">
                <text:p>-3.94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4857">
                <text:p>1.44857</text:p>
              </table:table-cell>
              <table:table-cell office:value-type="float" office:value="-3.94889">
                <text:p>-3.94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5251">
                <text:p>1.45251</text:p>
              </table:table-cell>
              <table:table-cell office:value-type="float" office:value="-3.95213">
                <text:p>-3.952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6041">
                <text:p>1.46041</text:p>
              </table:table-cell>
              <table:table-cell office:value-type="float" office:value="-3.9586">
                <text:p>-3.95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6832">
                <text:p>1.46832</text:p>
              </table:table-cell>
              <table:table-cell office:value-type="float" office:value="-3.96506">
                <text:p>-3.965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8385">
                <text:p>1.48385</text:p>
              </table:table-cell>
              <table:table-cell office:value-type="float" office:value="-3.977">
                <text:p>-3.9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8765">
                <text:p>1.48765</text:p>
              </table:table-cell>
              <table:table-cell office:value-type="float" office:value="-3.97974">
                <text:p>-3.979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0674">
                <text:p>1.50674</text:p>
              </table:table-cell>
              <table:table-cell office:value-type="float" office:value="-3.9934">
                <text:p>-3.99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213">
                <text:p>1.5213</text:p>
              </table:table-cell>
              <table:table-cell office:value-type="float" office:value="-4.00222">
                <text:p>-4.002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4205">
                <text:p>1.54205</text:p>
              </table:table-cell>
              <table:table-cell office:value-type="float" office:value="-4.01227">
                <text:p>-4.012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5391">
                <text:p>1.55391</text:p>
              </table:table-cell>
              <table:table-cell office:value-type="float" office:value="-4.0137">
                <text:p>-4.01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6868">
                <text:p>1.56868</text:p>
              </table:table-cell>
              <table:table-cell office:value-type="float" office:value="-4.00795">
                <text:p>-4.00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8152">
                <text:p>1.58152</text:p>
              </table:table-cell>
              <table:table-cell office:value-type="float" office:value="-4.01172">
                <text:p>-4.011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8549">
                <text:p>1.58549</text:p>
              </table:table-cell>
              <table:table-cell office:value-type="float" office:value="-4.01456">
                <text:p>-4.014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9343">
                <text:p>1.59343</text:p>
              </table:table-cell>
              <table:table-cell office:value-type="float" office:value="-4.02023">
                <text:p>-4.020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0539">
                <text:p>1.60539</text:p>
              </table:table-cell>
              <table:table-cell office:value-type="float" office:value="-4.02872">
                <text:p>-4.028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70436">
                <text:p>1.70436</text:p>
              </table:table-cell>
              <table:table-cell office:value-type="float" office:value="-4.24676">
                <text:p>-4.246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75005">
                <text:p>1.75005</text:p>
              </table:table-cell>
              <table:table-cell office:value-type="float" office:value="-4.35287">
                <text:p>-4.352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3412">
                <text:p>1.93412</text:p>
              </table:table-cell>
              <table:table-cell office:value-type="float" office:value="-4.77679">
                <text:p>-4.776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8046">
                <text:p>1.98046</text:p>
              </table:table-cell>
              <table:table-cell office:value-type="float" office:value="-4.88264">
                <text:p>-4.882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7979">
                <text:p>2.07979</text:p>
              </table:table-cell>
              <table:table-cell office:value-type="float" office:value="-5.09161">
                <text:p>-5.091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43948">
                <text:p>5.43948</text:p>
              </table:table-cell>
              <table:table-cell office:value-type="float" office:value="-0.813694">
                <text:p>-0.8136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33243">
                <text:p>5.33243</text:p>
              </table:table-cell>
              <table:table-cell office:value-type="float" office:value="-0.784304">
                <text:p>-0.7843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27839">
                <text:p>5.27839</text:p>
              </table:table-cell>
              <table:table-cell office:value-type="float" office:value="-0.773048">
                <text:p>-0.7730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06212">
                <text:p>5.06212</text:p>
              </table:table-cell>
              <table:table-cell office:value-type="float" office:value="-0.728688">
                <text:p>-0.7286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00803">
                <text:p>5.00803</text:p>
              </table:table-cell>
              <table:table-cell office:value-type="float" office:value="-0.717764">
                <text:p>-0.717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89986">
                <text:p>4.89986</text:p>
              </table:table-cell>
              <table:table-cell office:value-type="float" office:value="-0.689992">
                <text:p>-0.6899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89993">
                <text:p>4.89993</text:p>
              </table:table-cell>
              <table:table-cell office:value-type="float" office:value="-0.680807">
                <text:p>-0.6808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89997">
                <text:p>4.89997</text:p>
              </table:table-cell>
              <table:table-cell office:value-type="float" office:value="-0.674684">
                <text:p>-0.6746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89999">
                <text:p>4.89999</text:p>
              </table:table-cell>
              <table:table-cell office:value-type="float" office:value="-0.671623">
                <text:p>-0.6716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90083">
                <text:p>4.90083</text:p>
              </table:table-cell>
              <table:table-cell office:value-type="float" office:value="-0.659488">
                <text:p>-0.6594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90322">
                <text:p>4.90322</text:p>
              </table:table-cell>
              <table:table-cell office:value-type="float" office:value="-0.641441">
                <text:p>-0.6414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90518">
                <text:p>4.90518</text:p>
              </table:table-cell>
              <table:table-cell office:value-type="float" office:value="-0.629456">
                <text:p>-0.6294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90865">
                <text:p>4.90865</text:p>
              </table:table-cell>
              <table:table-cell office:value-type="float" office:value="-0.611541">
                <text:p>-0.6115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91054">
                <text:p>4.91054</text:p>
              </table:table-cell>
              <table:table-cell office:value-type="float" office:value="-0.59954">
                <text:p>-0.599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91271">
                <text:p>4.91271</text:p>
              </table:table-cell>
              <table:table-cell office:value-type="float" office:value="-0.581458">
                <text:p>-0.5814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91531">
                <text:p>4.91531</text:p>
              </table:table-cell>
              <table:table-cell office:value-type="float" office:value="-0.569536">
                <text:p>-0.5695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91814">
                <text:p>4.91814</text:p>
              </table:table-cell>
              <table:table-cell office:value-type="float" office:value="-0.560691">
                <text:p>-0.5606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92002">
                <text:p>4.92002</text:p>
              </table:table-cell>
              <table:table-cell office:value-type="float" office:value="-0.55479">
                <text:p>-0.55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92282">
                <text:p>4.92282</text:p>
              </table:table-cell>
              <table:table-cell office:value-type="float" office:value="-0.54593">
                <text:p>-0.545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92561">
                <text:p>4.92561</text:p>
              </table:table-cell>
              <table:table-cell office:value-type="float" office:value="-0.537063">
                <text:p>-0.5370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92746">
                <text:p>4.92746</text:p>
              </table:table-cell>
              <table:table-cell office:value-type="float" office:value="-0.531146">
                <text:p>-0.5311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3021">
                <text:p>4.93021</text:p>
              </table:table-cell>
              <table:table-cell office:value-type="float" office:value="-0.522265">
                <text:p>-0.5222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0403">
                <text:p>5.0403</text:p>
              </table:table-cell>
              <table:table-cell office:value-type="float" office:value="-0.52142">
                <text:p>-0.521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20272">
                <text:p>5.20272</text:p>
              </table:table-cell>
              <table:table-cell office:value-type="float" office:value="-0.528545">
                <text:p>-0.5285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36518">
                <text:p>5.36518</text:p>
              </table:table-cell>
              <table:table-cell office:value-type="float" office:value="-0.535073">
                <text:p>-0.535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47417">
                <text:p>5.47417</text:p>
              </table:table-cell>
              <table:table-cell office:value-type="float" office:value="-0.532377">
                <text:p>-0.5323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32787">
                <text:p>4.32787</text:p>
              </table:table-cell>
              <table:table-cell office:value-type="float" office:value="-0.164724">
                <text:p>-0.1647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33785">
                <text:p>4.33785</text:p>
              </table:table-cell>
              <table:table-cell office:value-type="float" office:value="-0.154442">
                <text:p>-0.1544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35252">
                <text:p>4.35252</text:p>
              </table:table-cell>
              <table:table-cell office:value-type="float" office:value="-0.146943">
                <text:p>-0.1469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36718">
                <text:p>4.36718</text:p>
              </table:table-cell>
              <table:table-cell office:value-type="float" office:value="-0.13939">
                <text:p>-0.139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3771">
                <text:p>4.3771</text:p>
              </table:table-cell>
              <table:table-cell office:value-type="float" office:value="-0.128954">
                <text:p>-0.1289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49761">
                <text:p>5.49761</text:p>
              </table:table-cell>
              <table:table-cell office:value-type="float" office:value="0.161965">
                <text:p>0.1619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36667">
                <text:p>5.36667</text:p>
              </table:table-cell>
              <table:table-cell office:value-type="float" office:value="0.171292">
                <text:p>0.1712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97445">
                <text:p>4.97445</text:p>
              </table:table-cell>
              <table:table-cell office:value-type="float" office:value="0.177107">
                <text:p>0.1771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84349">
                <text:p>4.84349</text:p>
              </table:table-cell>
              <table:table-cell office:value-type="float" office:value="0.184349">
                <text:p>0.1843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84145">
                <text:p>4.84145</text:p>
              </table:table-cell>
              <table:table-cell office:value-type="float" office:value="0.23189">
                <text:p>0.231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84606">
                <text:p>4.84606</text:p>
              </table:table-cell>
              <table:table-cell office:value-type="float" office:value="0.244033">
                <text:p>0.2440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84851">
                <text:p>4.84851</text:p>
              </table:table-cell>
              <table:table-cell office:value-type="float" office:value="0.247139">
                <text:p>0.2471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85095">
                <text:p>4.85095</text:p>
              </table:table-cell>
              <table:table-cell office:value-type="float" office:value="0.250248">
                <text:p>0.2502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85339">
                <text:p>4.85339</text:p>
              </table:table-cell>
              <table:table-cell office:value-type="float" office:value="0.25336">
                <text:p>0.253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85583">
                <text:p>4.85583</text:p>
              </table:table-cell>
              <table:table-cell office:value-type="float" office:value="0.256475">
                <text:p>0.2564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85827">
                <text:p>4.85827</text:p>
              </table:table-cell>
              <table:table-cell office:value-type="float" office:value="0.259593">
                <text:p>0.2595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86071">
                <text:p>4.86071</text:p>
              </table:table-cell>
              <table:table-cell office:value-type="float" office:value="0.262714">
                <text:p>0.262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86923">
                <text:p>4.86923</text:p>
              </table:table-cell>
              <table:table-cell office:value-type="float" office:value="0.275163">
                <text:p>0.2751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87471">
                <text:p>4.87471</text:p>
              </table:table-cell>
              <table:table-cell office:value-type="float" office:value="0.284475">
                <text:p>0.2844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88016">
                <text:p>4.88016</text:p>
              </table:table-cell>
              <table:table-cell office:value-type="float" office:value="0.293808">
                <text:p>0.2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88721">
                <text:p>4.88721</text:p>
              </table:table-cell>
              <table:table-cell office:value-type="float" office:value="0.306273">
                <text:p>0.3062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89573">
                <text:p>4.89573</text:p>
              </table:table-cell>
              <table:table-cell office:value-type="float" office:value="0.321889">
                <text:p>0.3218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89743">
                <text:p>4.89743</text:p>
              </table:table-cell>
              <table:table-cell office:value-type="float" office:value="0.325018">
                <text:p>0.3250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9014">
                <text:p>4.9014</text:p>
              </table:table-cell>
              <table:table-cell office:value-type="float" office:value="0.337367">
                <text:p>0.3373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90198">
                <text:p>4.90198</text:p>
              </table:table-cell>
              <table:table-cell office:value-type="float" office:value="0.343452">
                <text:p>0.3434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90255">
                <text:p>4.90255</text:p>
              </table:table-cell>
              <table:table-cell office:value-type="float" office:value="0.349539">
                <text:p>0.3495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90284">
                <text:p>4.90284</text:p>
              </table:table-cell>
              <table:table-cell office:value-type="float" office:value="0.352582">
                <text:p>0.3525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90312">
                <text:p>4.90312</text:p>
              </table:table-cell>
              <table:table-cell office:value-type="float" office:value="0.355627">
                <text:p>0.3556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90443">
                <text:p>4.90443</text:p>
              </table:table-cell>
              <table:table-cell office:value-type="float" office:value="0.367824">
                <text:p>0.3678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9048">
                <text:p>4.9048</text:p>
              </table:table-cell>
              <table:table-cell office:value-type="float" office:value="0.370879">
                <text:p>0.3708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90554">
                <text:p>4.90554</text:p>
              </table:table-cell>
              <table:table-cell office:value-type="float" office:value="0.376989">
                <text:p>0.376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90663">
                <text:p>4.90663</text:p>
              </table:table-cell>
              <table:table-cell office:value-type="float" office:value="0.38616">
                <text:p>0.386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90985">
                <text:p>4.90985</text:p>
              </table:table-cell>
              <table:table-cell office:value-type="float" office:value="0.398541">
                <text:p>0.3985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9111">
                <text:p>4.9111</text:p>
              </table:table-cell>
              <table:table-cell office:value-type="float" office:value="0.401676">
                <text:p>0.4016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91359">
                <text:p>4.91359</text:p>
              </table:table-cell>
              <table:table-cell office:value-type="float" office:value="0.407951">
                <text:p>0.4079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91732">
                <text:p>4.91732</text:p>
              </table:table-cell>
              <table:table-cell office:value-type="float" office:value="0.417376">
                <text:p>0.4173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03124">
                <text:p>5.03124</text:p>
              </table:table-cell>
              <table:table-cell office:value-type="float" office:value="0.439485">
                <text:p>0.4394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19836">
                <text:p>5.19836</text:p>
              </table:table-cell>
              <table:table-cell office:value-type="float" office:value="0.463727">
                <text:p>0.4637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3654">
                <text:p>5.3654</text:p>
              </table:table-cell>
              <table:table-cell office:value-type="float" office:value="0.488584">
                <text:p>0.4885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4761">
                <text:p>5.4761</text:p>
              </table:table-cell>
              <table:table-cell office:value-type="float" office:value="0.51222">
                <text:p>0.512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43123">
                <text:p>5.43123</text:p>
              </table:table-cell>
              <table:table-cell office:value-type="float" office:value="0.867055">
                <text:p>0.8670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33333">
                <text:p>5.33333</text:p>
              </table:table-cell>
              <table:table-cell office:value-type="float" office:value="0.864856">
                <text:p>0.8648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18815">
                <text:p>5.18815</text:p>
              </table:table-cell>
              <table:table-cell office:value-type="float" office:value="0.851118">
                <text:p>0.8511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04304">
                <text:p>5.04304</text:p>
              </table:table-cell>
              <table:table-cell office:value-type="float" office:value="0.836848">
                <text:p>0.8368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94532">
                <text:p>4.94532</text:p>
              </table:table-cell>
              <table:table-cell office:value-type="float" office:value="0.833108">
                <text:p>0.8331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9369">
                <text:p>4.9369</text:p>
              </table:table-cell>
              <table:table-cell office:value-type="float" office:value="0.881618">
                <text:p>0.8816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94043">
                <text:p>4.94043</text:p>
              </table:table-cell>
              <table:table-cell office:value-type="float" office:value="0.894766">
                <text:p>0.8947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4273">
                <text:p>4.94273</text:p>
              </table:table-cell>
              <table:table-cell office:value-type="float" office:value="0.898316">
                <text:p>0.8983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4733">
                <text:p>4.94733</text:p>
              </table:table-cell>
              <table:table-cell office:value-type="float" office:value="0.905425">
                <text:p>0.9054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5421">
                <text:p>4.95421</text:p>
              </table:table-cell>
              <table:table-cell office:value-type="float" office:value="0.916112">
                <text:p>0.9161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97318">
                <text:p>4.97318</text:p>
              </table:table-cell>
              <table:table-cell office:value-type="float" office:value="0.932249">
                <text:p>0.9322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98756">
                <text:p>4.98756</text:p>
              </table:table-cell>
              <table:table-cell office:value-type="float" office:value="0.941281">
                <text:p>0.9412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00192">
                <text:p>5.00192</text:p>
              </table:table-cell>
              <table:table-cell office:value-type="float" office:value="0.950351">
                <text:p>0.9503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01627">
                <text:p>5.01627</text:p>
              </table:table-cell>
              <table:table-cell office:value-type="float" office:value="0.959456">
                <text:p>0.9594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05081">
                <text:p>5.05081</text:p>
              </table:table-cell>
              <table:table-cell office:value-type="float" office:value="0.97892">
                <text:p>0.978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10126">
                <text:p>5.10126</text:p>
              </table:table-cell>
              <table:table-cell office:value-type="float" office:value="1.00494">
                <text:p>1.00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11133">
                <text:p>5.11133</text:p>
              </table:table-cell>
              <table:table-cell office:value-type="float" office:value="1.01019">
                <text:p>1.010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1561">
                <text:p>5.1561</text:p>
              </table:table-cell>
              <table:table-cell office:value-type="float" office:value="1.03219">
                <text:p>1.032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19301">
                <text:p>5.19301</text:p>
              </table:table-cell>
              <table:table-cell office:value-type="float" office:value="1.04953">
                <text:p>1.049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22986">
                <text:p>5.22986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25308">
                <text:p>5.25308</text:p>
              </table:table-cell>
              <table:table-cell office:value-type="float" office:value="1.08517">
                <text:p>1.085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24218">
                <text:p>5.24218</text:p>
              </table:table-cell>
              <table:table-cell office:value-type="float" office:value="1.13669">
                <text:p>1.136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2423">
                <text:p>5.2423</text:p>
              </table:table-cell>
              <table:table-cell office:value-type="float" office:value="1.1502">
                <text:p>1.15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24306">
                <text:p>5.24306</text:p>
              </table:table-cell>
              <table:table-cell office:value-type="float" office:value="1.15374">
                <text:p>1.153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24457">
                <text:p>5.24457</text:p>
              </table:table-cell>
              <table:table-cell office:value-type="float" office:value="1.16082">
                <text:p>1.160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4682">
                <text:p>5.24682</text:p>
              </table:table-cell>
              <table:table-cell office:value-type="float" office:value="1.17145">
                <text:p>1.171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2527">
                <text:p>5.2527</text:p>
              </table:table-cell>
              <table:table-cell office:value-type="float" office:value="1.18631">
                <text:p>1.186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26584">
                <text:p>5.26584</text:p>
              </table:table-cell>
              <table:table-cell office:value-type="float" office:value="1.20967">
                <text:p>1.209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2687">
                <text:p>5.2687</text:p>
              </table:table-cell>
              <table:table-cell office:value-type="float" office:value="1.22395">
                <text:p>1.223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25643">
                <text:p>5.25643</text:p>
              </table:table-cell>
              <table:table-cell office:value-type="float" office:value="1.27561">
                <text:p>1.275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25678">
                <text:p>5.25678</text:p>
              </table:table-cell>
              <table:table-cell office:value-type="float" office:value="1.28937">
                <text:p>1.289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26154">
                <text:p>5.26154</text:p>
              </table:table-cell>
              <table:table-cell office:value-type="float" office:value="1.30766">
                <text:p>1.307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26248">
                <text:p>5.26248</text:p>
              </table:table-cell>
              <table:table-cell office:value-type="float" office:value="1.31132">
                <text:p>1.311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2769">
                <text:p>5.2769</text:p>
              </table:table-cell>
              <table:table-cell office:value-type="float" office:value="1.32868">
                <text:p>1.328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29567">
                <text:p>5.29567</text:p>
              </table:table-cell>
              <table:table-cell office:value-type="float" office:value="1.34378">
                <text:p>1.343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3144">
                <text:p>5.3144</text:p>
              </table:table-cell>
              <table:table-cell office:value-type="float" office:value="1.35895">
                <text:p>1.358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27465">
                <text:p>5.27465</text:p>
              </table:table-cell>
              <table:table-cell office:value-type="float" office:value="1.36258">
                <text:p>1.362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19635">
                <text:p>5.19635</text:p>
              </table:table-cell>
              <table:table-cell office:value-type="float" office:value="1.35257">
                <text:p>1.352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11812">
                <text:p>5.11812</text:p>
              </table:table-cell>
              <table:table-cell office:value-type="float" office:value="1.34227">
                <text:p>1.342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06435">
                <text:p>5.06435</text:p>
              </table:table-cell>
              <table:table-cell office:value-type="float" office:value="1.34146">
                <text:p>1.341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05937">
                <text:p>5.05937</text:p>
              </table:table-cell>
              <table:table-cell office:value-type="float" office:value="1.36009">
                <text:p>1.360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01703">
                <text:p>5.01703</text:p>
              </table:table-cell>
              <table:table-cell office:value-type="float" office:value="1.36192">
                <text:p>1.361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95606">
                <text:p>4.95606</text:p>
              </table:table-cell>
              <table:table-cell office:value-type="float" office:value="1.35517">
                <text:p>1.355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89513">
                <text:p>4.89513</text:p>
              </table:table-cell>
              <table:table-cell office:value-type="float" office:value="1.3482">
                <text:p>1.34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85">
                <text:p>4.85</text:p>
              </table:table-cell>
              <table:table-cell office:value-type="float" office:value="1.34858">
                <text:p>1.348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84317">
                <text:p>4.84317</text:p>
              </table:table-cell>
              <table:table-cell office:value-type="float" office:value="1.3563">
                <text:p>1.35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83634">
                <text:p>4.83634</text:p>
              </table:table-cell>
              <table:table-cell office:value-type="float" office:value="1.36399">
                <text:p>1.363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82624">
                <text:p>4.82624</text:p>
              </table:table-cell>
              <table:table-cell office:value-type="float" office:value="1.37394">
                <text:p>1.373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81794">
                <text:p>4.81794</text:p>
              </table:table-cell>
              <table:table-cell office:value-type="float" office:value="1.38117">
                <text:p>1.381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8124">
                <text:p>4.8124</text:p>
              </table:table-cell>
              <table:table-cell office:value-type="float" office:value="1.38597">
                <text:p>1.385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0962">
                <text:p>4.80962</text:p>
              </table:table-cell>
              <table:table-cell office:value-type="float" office:value="1.38837">
                <text:p>1.388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0236">
                <text:p>4.80236</text:p>
              </table:table-cell>
              <table:table-cell office:value-type="float" office:value="1.39905">
                <text:p>1.399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78839">
                <text:p>4.78839</text:p>
              </table:table-cell>
              <table:table-cell office:value-type="float" office:value="1.44613">
                <text:p>1.446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79401">
                <text:p>4.79401</text:p>
              </table:table-cell>
              <table:table-cell office:value-type="float" office:value="1.46067">
                <text:p>1.460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80508">
                <text:p>4.80508</text:p>
              </table:table-cell>
              <table:table-cell office:value-type="float" office:value="1.47372">
                <text:p>1.473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07205">
                <text:p>5.07205</text:p>
              </table:table-cell>
              <table:table-cell office:value-type="float" office:value="1.65489">
                <text:p>1.654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1143">
                <text:p>4.91143</text:p>
              </table:table-cell>
              <table:table-cell office:value-type="float" office:value="1.61583">
                <text:p>1.615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0745">
                <text:p>4.90745</text:p>
              </table:table-cell>
              <table:table-cell office:value-type="float" office:value="1.62788">
                <text:p>1.627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05973">
                <text:p>5.05973</text:p>
              </table:table-cell>
              <table:table-cell office:value-type="float" office:value="1.69219">
                <text:p>1.692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09775">
                <text:p>5.09775</text:p>
              </table:table-cell>
              <table:table-cell office:value-type="float" office:value="1.70839">
                <text:p>1.708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13576">
                <text:p>5.13576</text:p>
              </table:table-cell>
              <table:table-cell office:value-type="float" office:value="1.72463">
                <text:p>1.724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0956">
                <text:p>5.20956</text:p>
              </table:table-cell>
              <table:table-cell office:value-type="float" office:value="1.76366">
                <text:p>1.763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38119">
                <text:p>4.38119</text:p>
              </table:table-cell>
              <table:table-cell office:value-type="float" office:value="3.32494">
                <text:p>3.324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19809">
                <text:p>4.19809</text:p>
              </table:table-cell>
              <table:table-cell office:value-type="float" office:value="3.20225">
                <text:p>3.202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10871">
                <text:p>4.10871</text:p>
              </table:table-cell>
              <table:table-cell office:value-type="float" office:value="3.13806">
                <text:p>3.138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0194">
                <text:p>4.0194</text:p>
              </table:table-cell>
              <table:table-cell office:value-type="float" office:value="3.07376">
                <text:p>3.073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66299">
                <text:p>3.66299</text:p>
              </table:table-cell>
              <table:table-cell office:value-type="float" office:value="2.81548">
                <text:p>2.815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48197">
                <text:p>3.48197</text:p>
              </table:table-cell>
              <table:table-cell office:value-type="float" office:value="2.68996">
                <text:p>2.689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45539">
                <text:p>3.45539</text:p>
              </table:table-cell>
              <table:table-cell office:value-type="float" office:value="2.72401">
                <text:p>2.724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62113">
                <text:p>3.62113</text:p>
              </table:table-cell>
              <table:table-cell office:value-type="float" office:value="2.86911">
                <text:p>2.869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95828">
                <text:p>3.95828</text:p>
              </table:table-cell>
              <table:table-cell office:value-type="float" office:value="3.15208">
                <text:p>3.152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4235">
                <text:p>4.04235</text:p>
              </table:table-cell>
              <table:table-cell office:value-type="float" office:value="3.22309">
                <text:p>3.223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2634">
                <text:p>4.12634</text:p>
              </table:table-cell>
              <table:table-cell office:value-type="float" office:value="3.2942">
                <text:p>3.29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28983">
                <text:p>4.28983</text:p>
              </table:table-cell>
              <table:table-cell office:value-type="float" office:value="3.44199">
                <text:p>3.441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2472">
                <text:p>4.12472</text:p>
              </table:table-cell>
              <table:table-cell office:value-type="float" office:value="3.63823">
                <text:p>3.638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93393">
                <text:p>3.93393</text:p>
              </table:table-cell>
              <table:table-cell office:value-type="float" office:value="3.48715">
                <text:p>3.487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46985">
                <text:p>3.46985</text:p>
              </table:table-cell>
              <table:table-cell office:value-type="float" office:value="3.09483">
                <text:p>3.094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19257">
                <text:p>3.19257</text:p>
              </table:table-cell>
              <table:table-cell office:value-type="float" office:value="2.85809">
                <text:p>2.858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18906">
                <text:p>3.18906</text:p>
              </table:table-cell>
              <table:table-cell office:value-type="float" office:value="2.86201">
                <text:p>2.862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18555">
                <text:p>3.18555</text:p>
              </table:table-cell>
              <table:table-cell office:value-type="float" office:value="2.86592">
                <text:p>2.865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18379">
                <text:p>3.18379</text:p>
              </table:table-cell>
              <table:table-cell office:value-type="float" office:value="2.86788">
                <text:p>2.867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18027">
                <text:p>3.18027</text:p>
              </table:table-cell>
              <table:table-cell office:value-type="float" office:value="2.87178">
                <text:p>2.871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17674">
                <text:p>3.17674</text:p>
              </table:table-cell>
              <table:table-cell office:value-type="float" office:value="2.87568">
                <text:p>2.875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17321">
                <text:p>3.17321</text:p>
              </table:table-cell>
              <table:table-cell office:value-type="float" office:value="2.87958">
                <text:p>2.879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16967">
                <text:p>3.16967</text:p>
              </table:table-cell>
              <table:table-cell office:value-type="float" office:value="2.88347">
                <text:p>2.883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16613">
                <text:p>3.16613</text:p>
              </table:table-cell>
              <table:table-cell office:value-type="float" office:value="2.88736">
                <text:p>2.887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16436">
                <text:p>3.16436</text:p>
              </table:table-cell>
              <table:table-cell office:value-type="float" office:value="2.8893">
                <text:p>2.88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16081">
                <text:p>3.16081</text:p>
              </table:table-cell>
              <table:table-cell office:value-type="float" office:value="2.89318">
                <text:p>2.893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15726">
                <text:p>3.15726</text:p>
              </table:table-cell>
              <table:table-cell office:value-type="float" office:value="2.89706">
                <text:p>2.897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42004">
                <text:p>3.42004</text:p>
              </table:table-cell>
              <table:table-cell office:value-type="float" office:value="3.14979">
                <text:p>3.149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85595">
                <text:p>3.85595</text:p>
              </table:table-cell>
              <table:table-cell office:value-type="float" office:value="3.57319">
                <text:p>3.573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025">
                <text:p>4.025</text:p>
              </table:table-cell>
              <table:table-cell office:value-type="float" office:value="3.74825">
                <text:p>3.748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81927">
                <text:p>3.81927</text:p>
              </table:table-cell>
              <table:table-cell office:value-type="float" office:value="3.95767">
                <text:p>3.957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81198">
                <text:p>3.81198</text:p>
              </table:table-cell>
              <table:table-cell office:value-type="float" office:value="3.96469">
                <text:p>3.964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80711">
                <text:p>3.80711</text:p>
              </table:table-cell>
              <table:table-cell office:value-type="float" office:value="3.96937">
                <text:p>3.969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76796">
                <text:p>3.76796</text:p>
              </table:table-cell>
              <table:table-cell office:value-type="float" office:value="4.00655">
                <text:p>4.006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76304">
                <text:p>3.76304</text:p>
              </table:table-cell>
              <table:table-cell office:value-type="float" office:value="4.01118">
                <text:p>4.011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75072">
                <text:p>3.75072</text:p>
              </table:table-cell>
              <table:table-cell office:value-type="float" office:value="4.0227">
                <text:p>4.02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72596">
                <text:p>3.72596</text:p>
              </table:table-cell>
              <table:table-cell office:value-type="float" office:value="4.04564">
                <text:p>4.045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721">
                <text:p>3.721</text:p>
              </table:table-cell>
              <table:table-cell office:value-type="float" office:value="4.05021">
                <text:p>4.050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71851">
                <text:p>3.71851</text:p>
              </table:table-cell>
              <table:table-cell office:value-type="float" office:value="4.05249">
                <text:p>4.052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14354">
                <text:p>3.14354</text:p>
              </table:table-cell>
              <table:table-cell office:value-type="float" office:value="3.43433">
                <text:p>3.434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28394">
                <text:p>2.28394</text:p>
              </table:table-cell>
              <table:table-cell office:value-type="float" office:value="2.50446">
                <text:p>2.504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42778">
                <text:p>1.42778</text:p>
              </table:table-cell>
              <table:table-cell office:value-type="float" office:value="1.57144">
                <text:p>1.571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58924">
                <text:p>0.858924</text:p>
              </table:table-cell>
              <table:table-cell office:value-type="float" office:value="0.947677">
                <text:p>0.9476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5794">
                <text:p>0.85794</text:p>
              </table:table-cell>
              <table:table-cell office:value-type="float" office:value="0.947759">
                <text:p>0.9477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55972">
                <text:p>0.855972</text:p>
              </table:table-cell>
              <table:table-cell office:value-type="float" office:value="0.94792">
                <text:p>0.947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54988">
                <text:p>0.854988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52038">
                <text:p>0.852038</text:p>
              </table:table-cell>
              <table:table-cell office:value-type="float" office:value="0.948233">
                <text:p>0.9482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46195">
                <text:p>0.846195</text:p>
              </table:table-cell>
              <table:table-cell office:value-type="float" office:value="0.947561">
                <text:p>0.9475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23299">
                <text:p>0.823299</text:p>
              </table:table-cell>
              <table:table-cell office:value-type="float" office:value="0.948533">
                <text:p>0.9485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22324">
                <text:p>0.822324</text:p>
              </table:table-cell>
              <table:table-cell office:value-type="float" office:value="0.948584">
                <text:p>0.9485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20374">
                <text:p>0.820374</text:p>
              </table:table-cell>
              <table:table-cell office:value-type="float" office:value="0.948685">
                <text:p>0.9486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17256">
                <text:p>0.817256</text:p>
              </table:table-cell>
              <table:table-cell office:value-type="float" office:value="0.948603">
                <text:p>0.9486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16086">
                <text:p>0.816086</text:p>
              </table:table-cell>
              <table:table-cell office:value-type="float" office:value="0.948422">
                <text:p>0.9484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09082">
                <text:p>0.809082</text:p>
              </table:table-cell>
              <table:table-cell office:value-type="float" office:value="0.947314">
                <text:p>0.9473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05589">
                <text:p>0.805589</text:p>
              </table:table-cell>
              <table:table-cell office:value-type="float" office:value="0.947925">
                <text:p>0.9479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02094">
                <text:p>0.802094</text:p>
              </table:table-cell>
              <table:table-cell office:value-type="float" office:value="0.950884">
                <text:p>0.9508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97958">
                <text:p>0.797958</text:p>
              </table:table-cell>
              <table:table-cell office:value-type="float" office:value="0.950706">
                <text:p>0.9507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89076">
                <text:p>0.789076</text:p>
              </table:table-cell>
              <table:table-cell office:value-type="float" office:value="0.947183">
                <text:p>0.9471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83813">
                <text:p>0.783813</text:p>
              </table:table-cell>
              <table:table-cell office:value-type="float" office:value="0.945575">
                <text:p>0.9455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76895">
                <text:p>0.776895</text:p>
              </table:table-cell>
              <table:table-cell office:value-type="float" office:value="0.944285">
                <text:p>0.9442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73309">
                <text:p>0.773309</text:p>
              </table:table-cell>
              <table:table-cell office:value-type="float" office:value="0.944641">
                <text:p>0.9446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69447">
                <text:p>0.769447</text:p>
              </table:table-cell>
              <table:table-cell office:value-type="float" office:value="0.947016">
                <text:p>0.9470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66744">
                <text:p>0.766744</text:p>
              </table:table-cell>
              <table:table-cell office:value-type="float" office:value="0.948435">
                <text:p>0.9484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6462">
                <text:p>0.76462</text:p>
              </table:table-cell>
              <table:table-cell office:value-type="float" office:value="0.949377">
                <text:p>0.9493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62496">
                <text:p>0.762496</text:p>
              </table:table-cell>
              <table:table-cell office:value-type="float" office:value="0.950315">
                <text:p>0.9503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58289">
                <text:p>0.758289</text:p>
              </table:table-cell>
              <table:table-cell office:value-type="float" office:value="0.949839">
                <text:p>0.9498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54112">
                <text:p>0.754112</text:p>
              </table:table-cell>
              <table:table-cell office:value-type="float" office:value="0.948181">
                <text:p>0.9481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49943">
                <text:p>0.749943</text:p>
              </table:table-cell>
              <table:table-cell office:value-type="float" office:value="0.946511">
                <text:p>0.9465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45018">
                <text:p>0.745018</text:p>
              </table:table-cell>
              <table:table-cell office:value-type="float" office:value="0.94505">
                <text:p>0.945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39648">
                <text:p>0.739648</text:p>
              </table:table-cell>
              <table:table-cell office:value-type="float" office:value="0.944183">
                <text:p>0.9441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38576">
                <text:p>0.738576</text:p>
              </table:table-cell>
              <table:table-cell office:value-type="float" office:value="0.944007">
                <text:p>0.9440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34045">
                <text:p>0.734045</text:p>
              </table:table-cell>
              <table:table-cell office:value-type="float" office:value="0.942976">
                <text:p>0.9429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32853">
                <text:p>0.732853</text:p>
              </table:table-cell>
              <table:table-cell office:value-type="float" office:value="0.942636">
                <text:p>0.9426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31661">
                <text:p>0.731661</text:p>
              </table:table-cell>
              <table:table-cell office:value-type="float" office:value="0.942296">
                <text:p>0.9422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3047">
                <text:p>0.73047</text:p>
              </table:table-cell>
              <table:table-cell office:value-type="float" office:value="0.941954">
                <text:p>0.9419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29279">
                <text:p>0.729279</text:p>
              </table:table-cell>
              <table:table-cell office:value-type="float" office:value="0.941612">
                <text:p>0.9416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28089">
                <text:p>0.728089</text:p>
              </table:table-cell>
              <table:table-cell office:value-type="float" office:value="0.941268">
                <text:p>0.9412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269">
                <text:p>0.7269</text:p>
              </table:table-cell>
              <table:table-cell office:value-type="float" office:value="0.940923">
                <text:p>0.9409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2276">
                <text:p>0.72276</text:p>
              </table:table-cell>
              <table:table-cell office:value-type="float" office:value="0.940326">
                <text:p>0.9403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20116">
                <text:p>0.720116</text:p>
              </table:table-cell>
              <table:table-cell office:value-type="float" office:value="0.940464">
                <text:p>0.9404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17475">
                <text:p>0.717475</text:p>
              </table:table-cell>
              <table:table-cell office:value-type="float" office:value="0.940595">
                <text:p>0.9405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13471">
                <text:p>0.713471</text:p>
              </table:table-cell>
              <table:table-cell office:value-type="float" office:value="0.940123">
                <text:p>0.9401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1235">
                <text:p>0.71235</text:p>
              </table:table-cell>
              <table:table-cell office:value-type="float" office:value="0.939843">
                <text:p>0.9398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07874">
                <text:p>0.707874</text:p>
              </table:table-cell>
              <table:table-cell office:value-type="float" office:value="0.938715">
                <text:p>0.9387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06756">
                <text:p>0.706756</text:p>
              </table:table-cell>
              <table:table-cell office:value-type="float" office:value="0.93843">
                <text:p>0.938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03132">
                <text:p>0.703132</text:p>
              </table:table-cell>
              <table:table-cell office:value-type="float" office:value="0.938401">
                <text:p>0.9384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01044">
                <text:p>0.701044</text:p>
              </table:table-cell>
              <table:table-cell office:value-type="float" office:value="0.939213">
                <text:p>0.9392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99652">
                <text:p>0.699652</text:p>
              </table:table-cell>
              <table:table-cell office:value-type="float" office:value="0.939752">
                <text:p>0.9397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98956">
                <text:p>0.698956</text:p>
              </table:table-cell>
              <table:table-cell office:value-type="float" office:value="0.94002">
                <text:p>0.940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94982">
                <text:p>0.694982</text:p>
              </table:table-cell>
              <table:table-cell office:value-type="float" office:value="0.939482">
                <text:p>0.9394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93692">
                <text:p>0.693692</text:p>
              </table:table-cell>
              <table:table-cell office:value-type="float" office:value="0.938943">
                <text:p>0.9389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91116">
                <text:p>0.691116</text:p>
              </table:table-cell>
              <table:table-cell office:value-type="float" office:value="0.937861">
                <text:p>0.9378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87258">
                <text:p>0.687258</text:p>
              </table:table-cell>
              <table:table-cell office:value-type="float" office:value="0.93623">
                <text:p>0.936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82953">
                <text:p>0.682953</text:p>
              </table:table-cell>
              <table:table-cell office:value-type="float" office:value="0.935168">
                <text:p>0.9351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80348">
                <text:p>0.680348</text:p>
              </table:table-cell>
              <table:table-cell office:value-type="float" office:value="0.935211">
                <text:p>0.9352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78612">
                <text:p>0.678612</text:p>
              </table:table-cell>
              <table:table-cell office:value-type="float" office:value="0.935236">
                <text:p>0.9352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77745">
                <text:p>0.677745</text:p>
              </table:table-cell>
              <table:table-cell office:value-type="float" office:value="0.935247">
                <text:p>0.9352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74512">
                <text:p>0.674512</text:p>
              </table:table-cell>
              <table:table-cell office:value-type="float" office:value="0.93561">
                <text:p>0.935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73013">
                <text:p>0.673013</text:p>
              </table:table-cell>
              <table:table-cell office:value-type="float" office:value="0.93595">
                <text:p>0.935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72263">
                <text:p>0.672263</text:p>
              </table:table-cell>
              <table:table-cell office:value-type="float" office:value="0.936119">
                <text:p>0.9361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71514">
                <text:p>0.671514</text:p>
              </table:table-cell>
              <table:table-cell office:value-type="float" office:value="0.936287">
                <text:p>0.9362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70764">
                <text:p>0.670764</text:p>
              </table:table-cell>
              <table:table-cell office:value-type="float" office:value="0.936455">
                <text:p>0.9364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70015">
                <text:p>0.670015</text:p>
              </table:table-cell>
              <table:table-cell office:value-type="float" office:value="0.936623">
                <text:p>0.9366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67367">
                <text:p>0.667367</text:p>
              </table:table-cell>
              <table:table-cell office:value-type="float" office:value="0.937775">
                <text:p>0.9377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6391">
                <text:p>0.66391</text:p>
              </table:table-cell>
              <table:table-cell office:value-type="float" office:value="0.940226">
                <text:p>0.9402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6068">
                <text:p>0.66068</text:p>
              </table:table-cell>
              <table:table-cell office:value-type="float" office:value="0.940543">
                <text:p>0.9405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54469">
                <text:p>0.654469</text:p>
              </table:table-cell>
              <table:table-cell office:value-type="float" office:value="0.939032">
                <text:p>0.9390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50453">
                <text:p>0.650453</text:p>
              </table:table-cell>
              <table:table-cell office:value-type="float" office:value="0.93817">
                <text:p>0.938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44614">
                <text:p>0.644614</text:p>
              </table:table-cell>
              <table:table-cell office:value-type="float" office:value="0.937098">
                <text:p>0.9370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40957">
                <text:p>0.640957</text:p>
              </table:table-cell>
              <table:table-cell office:value-type="float" office:value="0.936696">
                <text:p>0.9366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38386">
                <text:p>0.638386</text:p>
              </table:table-cell>
              <table:table-cell office:value-type="float" office:value="0.936635">
                <text:p>0.9366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35819">
                <text:p>0.635819</text:p>
              </table:table-cell>
              <table:table-cell office:value-type="float" office:value="0.936568">
                <text:p>0.9365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31951">
                <text:p>0.631951</text:p>
              </table:table-cell>
              <table:table-cell office:value-type="float" office:value="0.935805">
                <text:p>0.9358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25496">
                <text:p>0.625496</text:p>
              </table:table-cell>
              <table:table-cell office:value-type="float" office:value="0.933639">
                <text:p>0.9336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2165">
                <text:p>0.62165</text:p>
              </table:table-cell>
              <table:table-cell office:value-type="float" office:value="0.932841">
                <text:p>0.9328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19102">
                <text:p>0.619102</text:p>
              </table:table-cell>
              <table:table-cell office:value-type="float" office:value="0.932734">
                <text:p>0.9327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16557">
                <text:p>0.616557</text:p>
              </table:table-cell>
              <table:table-cell office:value-type="float" office:value="0.932621">
                <text:p>0.9326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13717">
                <text:p>0.613717</text:p>
              </table:table-cell>
              <table:table-cell office:value-type="float" office:value="0.933296">
                <text:p>0.9332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10276">
                <text:p>0.610276</text:p>
              </table:table-cell>
              <table:table-cell office:value-type="float" office:value="0.935549">
                <text:p>0.9355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06999">
                <text:p>0.606999</text:p>
              </table:table-cell>
              <table:table-cell office:value-type="float" office:value="0.935534">
                <text:p>0.9355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0381">
                <text:p>0.60381</text:p>
              </table:table-cell>
              <table:table-cell office:value-type="float" office:value="0.934382">
                <text:p>0.9343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01688">
                <text:p>0.601688</text:p>
              </table:table-cell>
              <table:table-cell office:value-type="float" office:value="0.933609">
                <text:p>0.9336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99569">
                <text:p>0.599569</text:p>
              </table:table-cell>
              <table:table-cell office:value-type="float" office:value="0.932833">
                <text:p>0.9328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96395">
                <text:p>0.596395</text:p>
              </table:table-cell>
              <table:table-cell office:value-type="float" office:value="0.931661">
                <text:p>0.9316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90066">
                <text:p>0.590066</text:p>
              </table:table-cell>
              <table:table-cell office:value-type="float" office:value="0.929291">
                <text:p>0.9292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85968">
                <text:p>0.585968</text:p>
              </table:table-cell>
              <table:table-cell office:value-type="float" office:value="0.927862">
                <text:p>0.9278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84972">
                <text:p>0.584972</text:p>
              </table:table-cell>
              <table:table-cell office:value-type="float" office:value="0.927545">
                <text:p>0.9275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8">
                <text:p>0.58</text:p>
              </table:table-cell>
              <table:table-cell office:value-type="float" office:value="0.925945">
                <text:p>0.9259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76457">
                <text:p>0.576457</text:p>
              </table:table-cell>
              <table:table-cell office:value-type="float" office:value="0.925329">
                <text:p>0.9253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75678">
                <text:p>0.575678</text:p>
              </table:table-cell>
              <table:table-cell office:value-type="float" office:value="0.925343">
                <text:p>0.9253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72563">
                <text:p>0.572563</text:p>
              </table:table-cell>
              <table:table-cell office:value-type="float" office:value="0.925392">
                <text:p>0.9253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71785">
                <text:p>0.571785</text:p>
              </table:table-cell>
              <table:table-cell office:value-type="float" office:value="0.925403">
                <text:p>0.9254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68465">
                <text:p>0.568465</text:p>
              </table:table-cell>
              <table:table-cell office:value-type="float" office:value="0.9251">
                <text:p>0.92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65821">
                <text:p>0.565821</text:p>
              </table:table-cell>
              <table:table-cell office:value-type="float" office:value="0.924609">
                <text:p>0.9246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63182">
                <text:p>0.563182</text:p>
              </table:table-cell>
              <table:table-cell office:value-type="float" office:value="0.924112">
                <text:p>0.9241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59564">
                <text:p>0.559564</text:p>
              </table:table-cell>
              <table:table-cell office:value-type="float" office:value="0.923268">
                <text:p>0.9232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53998">
                <text:p>0.553998</text:p>
              </table:table-cell>
              <table:table-cell office:value-type="float" office:value="0.921722">
                <text:p>0.9217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5081">
                <text:p>0.55081</text:p>
              </table:table-cell>
              <table:table-cell office:value-type="float" office:value="0.921534">
                <text:p>0.9215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48806">
                <text:p>0.548806</text:p>
              </table:table-cell>
              <table:table-cell office:value-type="float" office:value="0.922031">
                <text:p>0.9220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46802">
                <text:p>0.546802</text:p>
              </table:table-cell>
              <table:table-cell office:value-type="float" office:value="0.922523">
                <text:p>0.9225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44333">
                <text:p>0.544333</text:p>
              </table:table-cell>
              <table:table-cell office:value-type="float" office:value="0.923518">
                <text:p>0.9235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41497">
                <text:p>0.541497</text:p>
              </table:table-cell>
              <table:table-cell office:value-type="float" office:value="0.925184">
                <text:p>0.9251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39793">
                <text:p>0.539793</text:p>
              </table:table-cell>
              <table:table-cell office:value-type="float" office:value="0.926179">
                <text:p>0.9261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38857">
                <text:p>0.538857</text:p>
              </table:table-cell>
              <table:table-cell office:value-type="float" office:value="0.927186">
                <text:p>0.9271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23805">
                <text:p>0.523805</text:p>
              </table:table-cell>
              <table:table-cell office:value-type="float" office:value="0.947559">
                <text:p>0.9475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22739">
                <text:p>0.522739</text:p>
              </table:table-cell>
              <table:table-cell office:value-type="float" office:value="0.948376">
                <text:p>0.9483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22205">
                <text:p>0.522205</text:p>
              </table:table-cell>
              <table:table-cell office:value-type="float" office:value="0.948784">
                <text:p>0.9487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46051">
                <text:p>0.946051</text:p>
              </table:table-cell>
              <table:table-cell office:value-type="float" office:value="1.72387">
                <text:p>1.723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7825">
                <text:p>1.57825</text:p>
              </table:table-cell>
              <table:table-cell office:value-type="float" office:value="2.88844">
                <text:p>2.888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20617">
                <text:p>2.20617</text:p>
              </table:table-cell>
              <table:table-cell office:value-type="float" office:value="4.05534">
                <text:p>4.055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6224">
                <text:p>2.6224</text:p>
              </table:table-cell>
              <table:table-cell office:value-type="float" office:value="4.83457">
                <text:p>4.834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61943">
                <text:p>2.61943</text:p>
              </table:table-cell>
              <table:table-cell office:value-type="float" office:value="4.83618">
                <text:p>4.836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61349">
                <text:p>2.61349</text:p>
              </table:table-cell>
              <table:table-cell office:value-type="float" office:value="4.83939">
                <text:p>4.839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61052">
                <text:p>2.61052</text:p>
              </table:table-cell>
              <table:table-cell office:value-type="float" office:value="4.84099">
                <text:p>4.840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55391">
                <text:p>2.55391</text:p>
              </table:table-cell>
              <table:table-cell office:value-type="float" office:value="4.87109">
                <text:p>4.871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53596">
                <text:p>2.53596</text:p>
              </table:table-cell>
              <table:table-cell office:value-type="float" office:value="4.88046">
                <text:p>4.880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50897">
                <text:p>2.50897</text:p>
              </table:table-cell>
              <table:table-cell office:value-type="float" office:value="4.89439">
                <text:p>4.894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50296">
                <text:p>2.50296</text:p>
              </table:table-cell>
              <table:table-cell office:value-type="float" office:value="4.89747">
                <text:p>4.897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49394">
                <text:p>2.49394</text:p>
              </table:table-cell>
              <table:table-cell office:value-type="float" office:value="4.90207">
                <text:p>4.902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1019">
                <text:p>1.31019</text:p>
              </table:table-cell>
              <table:table-cell office:value-type="float" office:value="5.34167">
                <text:p>5.341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0035">
                <text:p>1.30035</text:p>
              </table:table-cell>
              <table:table-cell office:value-type="float" office:value="5.34407">
                <text:p>5.344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29379">
                <text:p>1.29379</text:p>
              </table:table-cell>
              <table:table-cell office:value-type="float" office:value="5.34566">
                <text:p>5.345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29051">
                <text:p>1.29051</text:p>
              </table:table-cell>
              <table:table-cell office:value-type="float" office:value="5.34646">
                <text:p>5.346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25111">
                <text:p>1.25111</text:p>
              </table:table-cell>
              <table:table-cell office:value-type="float" office:value="5.35581">
                <text:p>5.355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24782">
                <text:p>1.24782</text:p>
              </table:table-cell>
              <table:table-cell office:value-type="float" office:value="5.35658">
                <text:p>5.356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24454">
                <text:p>1.24454</text:p>
              </table:table-cell>
              <table:table-cell office:value-type="float" office:value="5.35734">
                <text:p>5.357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24125">
                <text:p>1.24125</text:p>
              </table:table-cell>
              <table:table-cell office:value-type="float" office:value="5.35811">
                <text:p>5.358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15961">
                <text:p>1.15961</text:p>
              </table:table-cell>
              <table:table-cell office:value-type="float" office:value="5.03376">
                <text:p>5.033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26932">
                <text:p>0.926932</text:p>
              </table:table-cell>
              <table:table-cell office:value-type="float" office:value="4.05788">
                <text:p>4.057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50174">
                <text:p>0.850174</text:p>
              </table:table-cell>
              <table:table-cell office:value-type="float" office:value="3.7324">
                <text:p>3.73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73816">
                <text:p>0.773816</text:p>
              </table:table-cell>
              <table:table-cell office:value-type="float" office:value="3.40682">
                <text:p>3.406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47141">
                <text:p>0.547141</text:p>
              </table:table-cell>
              <table:table-cell office:value-type="float" office:value="2.42955">
                <text:p>2.429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70917">
                <text:p>0.470917</text:p>
              </table:table-cell>
              <table:table-cell office:value-type="float" office:value="2.10312">
                <text:p>2.103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69452">
                <text:p>0.469452</text:p>
              </table:table-cell>
              <table:table-cell office:value-type="float" office:value="2.10263">
                <text:p>2.102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67988">
                <text:p>0.467988</text:p>
              </table:table-cell>
              <table:table-cell office:value-type="float" office:value="2.10214">
                <text:p>2.102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35845">
                <text:p>0.435845</text:p>
              </table:table-cell>
              <table:table-cell office:value-type="float" office:value="2.10332">
                <text:p>2.103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33264">
                <text:p>0.433264</text:p>
              </table:table-cell>
              <table:table-cell office:value-type="float" office:value="2.10385">
                <text:p>2.103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2935">
                <text:p>0.42935</text:p>
              </table:table-cell>
              <table:table-cell office:value-type="float" office:value="2.10445">
                <text:p>2.104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28039">
                <text:p>0.428039</text:p>
              </table:table-cell>
              <table:table-cell office:value-type="float" office:value="2.10461">
                <text:p>2.104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21482">
                <text:p>0.421482</text:p>
              </table:table-cell>
              <table:table-cell office:value-type="float" office:value="2.10543">
                <text:p>2.105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16352">
                <text:p>0.416352</text:p>
              </table:table-cell>
              <table:table-cell office:value-type="float" office:value="2.10665">
                <text:p>2.106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12589">
                <text:p>0.412589</text:p>
              </table:table-cell>
              <table:table-cell office:value-type="float" office:value="2.108">
                <text:p>2.1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08822">
                <text:p>0.408822</text:p>
              </table:table-cell>
              <table:table-cell office:value-type="float" office:value="2.10935">
                <text:p>2.109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03869">
                <text:p>0.403869</text:p>
              </table:table-cell>
              <table:table-cell office:value-type="float" office:value="2.11152">
                <text:p>2.111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02648">
                <text:p>0.402648</text:p>
              </table:table-cell>
              <table:table-cell office:value-type="float" office:value="2.11216">
                <text:p>2.112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00205">
                <text:p>0.400205</text:p>
              </table:table-cell>
              <table:table-cell office:value-type="float" office:value="2.11344">
                <text:p>2.113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96535">
                <text:p>0.396535</text:p>
              </table:table-cell>
              <table:table-cell office:value-type="float" office:value="2.11535">
                <text:p>2.115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9196">
                <text:p>0.39196</text:p>
              </table:table-cell>
              <table:table-cell office:value-type="float" office:value="2.11966">
                <text:p>2.119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87689">
                <text:p>0.387689</text:p>
              </table:table-cell>
              <table:table-cell office:value-type="float" office:value="2.12574">
                <text:p>2.125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86617">
                <text:p>0.386617</text:p>
              </table:table-cell>
              <table:table-cell office:value-type="float" office:value="2.12725">
                <text:p>2.127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85543">
                <text:p>0.385543</text:p>
              </table:table-cell>
              <table:table-cell office:value-type="float" office:value="2.12877">
                <text:p>2.128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81302">
                <text:p>0.381302</text:p>
              </table:table-cell>
              <table:table-cell office:value-type="float" office:value="2.13522">
                <text:p>2.135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80255">
                <text:p>0.380255</text:p>
              </table:table-cell>
              <table:table-cell office:value-type="float" office:value="2.13693">
                <text:p>2.136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79205">
                <text:p>0.379205</text:p>
              </table:table-cell>
              <table:table-cell office:value-type="float" office:value="2.13864">
                <text:p>2.138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74988">
                <text:p>0.374988</text:p>
              </table:table-cell>
              <table:table-cell office:value-type="float" office:value="2.14548">
                <text:p>2.145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70366">
                <text:p>0.370366</text:p>
              </table:table-cell>
              <table:table-cell office:value-type="float" office:value="2.15013">
                <text:p>2.150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66609">
                <text:p>0.366609</text:p>
              </table:table-cell>
              <table:table-cell office:value-type="float" office:value="2.152">
                <text:p>2.1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62846">
                <text:p>0.362846</text:p>
              </table:table-cell>
              <table:table-cell office:value-type="float" office:value="2.15385">
                <text:p>2.153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58345">
                <text:p>0.358345</text:p>
              </table:table-cell>
              <table:table-cell office:value-type="float" office:value="2.15947">
                <text:p>2.159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52313">
                <text:p>0.352313</text:p>
              </table:table-cell>
              <table:table-cell office:value-type="float" office:value="2.17262">
                <text:p>2.172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48399">
                <text:p>0.348399</text:p>
              </table:table-cell>
              <table:table-cell office:value-type="float" office:value="2.18237">
                <text:p>2.182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47452">
                <text:p>0.347452</text:p>
              </table:table-cell>
              <table:table-cell office:value-type="float" office:value="2.18505">
                <text:p>2.185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45549">
                <text:p>0.345549</text:p>
              </table:table-cell>
              <table:table-cell office:value-type="float" office:value="2.19041">
                <text:p>2.190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43634">
                <text:p>0.343634</text:p>
              </table:table-cell>
              <table:table-cell office:value-type="float" office:value="2.19577">
                <text:p>2.195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42672">
                <text:p>0.342672</text:p>
              </table:table-cell>
              <table:table-cell office:value-type="float" office:value="2.19845">
                <text:p>2.198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3873">
                <text:p>0.33873</text:p>
              </table:table-cell>
              <table:table-cell office:value-type="float" office:value="2.20878">
                <text:p>2.208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3366">
                <text:p>0.33366</text:p>
              </table:table-cell>
              <table:table-cell office:value-type="float" office:value="2.22118">
                <text:p>2.221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32638">
                <text:p>0.332638</text:p>
              </table:table-cell>
              <table:table-cell office:value-type="float" office:value="2.22366">
                <text:p>2.223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28809">
                <text:p>0.328809</text:p>
              </table:table-cell>
              <table:table-cell office:value-type="float" office:value="2.23555">
                <text:p>2.235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26116">
                <text:p>0.326116</text:p>
              </table:table-cell>
              <table:table-cell office:value-type="float" office:value="2.24595">
                <text:p>2.245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23386">
                <text:p>0.323386</text:p>
              </table:table-cell>
              <table:table-cell office:value-type="float" office:value="2.25634">
                <text:p>2.256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18767">
                <text:p>0.318767</text:p>
              </table:table-cell>
              <table:table-cell office:value-type="float" office:value="2.26367">
                <text:p>2.263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10431">
                <text:p>0.310431</text:p>
              </table:table-cell>
              <table:table-cell office:value-type="float" office:value="2.26482">
                <text:p>2.264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07458">
                <text:p>0.307458</text:p>
              </table:table-cell>
              <table:table-cell office:value-type="float" office:value="2.28481">
                <text:p>2.284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0693">
                <text:p>0.30693</text:p>
              </table:table-cell>
              <table:table-cell office:value-type="float" office:value="2.32402">
                <text:p>2.324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06768">
                <text:p>0.306768</text:p>
              </table:table-cell>
              <table:table-cell office:value-type="float" office:value="2.33382">
                <text:p>2.333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06595">
                <text:p>0.306595</text:p>
              </table:table-cell>
              <table:table-cell office:value-type="float" office:value="2.34363">
                <text:p>2.343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0331">
                <text:p>0.30331</text:p>
              </table:table-cell>
              <table:table-cell office:value-type="float" office:value="2.36362">
                <text:p>2.363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94607">
                <text:p>0.294607</text:p>
              </table:table-cell>
              <table:table-cell office:value-type="float" office:value="2.36472">
                <text:p>2.364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85408">
                <text:p>0.285408</text:p>
              </table:table-cell>
              <table:table-cell office:value-type="float" office:value="2.33764">
                <text:p>2.337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76092">
                <text:p>0.276092</text:p>
              </table:table-cell>
              <table:table-cell office:value-type="float" office:value="2.29646">
                <text:p>2.296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66927">
                <text:p>0.266927</text:p>
              </table:table-cell>
              <table:table-cell office:value-type="float" office:value="2.25526">
                <text:p>2.255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57616">
                <text:p>0.257616</text:p>
              </table:table-cell>
              <table:table-cell office:value-type="float" office:value="2.22332">
                <text:p>2.223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47824">
                <text:p>0.247824</text:p>
              </table:table-cell>
              <table:table-cell office:value-type="float" office:value="2.20995">
                <text:p>2.209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41746">
                <text:p>0.241746</text:p>
              </table:table-cell>
              <table:table-cell office:value-type="float" office:value="2.20459">
                <text:p>2.204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33248">
                <text:p>0.233248</text:p>
              </table:table-cell>
              <table:table-cell office:value-type="float" office:value="2.20188">
                <text:p>2.201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2702">
                <text:p>0.22702</text:p>
              </table:table-cell>
              <table:table-cell office:value-type="float" office:value="2.19449">
                <text:p>2.194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20267">
                <text:p>0.220267</text:p>
              </table:table-cell>
              <table:table-cell office:value-type="float" office:value="2.18151">
                <text:p>2.181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18589">
                <text:p>0.218589</text:p>
              </table:table-cell>
              <table:table-cell office:value-type="float" office:value="2.17826">
                <text:p>2.178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16915">
                <text:p>0.216915</text:p>
              </table:table-cell>
              <table:table-cell office:value-type="float" office:value="2.17501">
                <text:p>2.175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10686">
                <text:p>0.210686</text:p>
              </table:table-cell>
              <table:table-cell office:value-type="float" office:value="2.16638">
                <text:p>2.166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4915">
                <text:p>0.204915</text:p>
              </table:table-cell>
              <table:table-cell office:value-type="float" office:value="2.16211">
                <text:p>2.162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03476">
                <text:p>0.203476</text:p>
              </table:table-cell>
              <table:table-cell office:value-type="float" office:value="2.16104">
                <text:p>2.161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99167">
                <text:p>0.199167</text:p>
              </table:table-cell>
              <table:table-cell office:value-type="float" office:value="2.15783">
                <text:p>2.157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96519">
                <text:p>0.196519</text:p>
              </table:table-cell>
              <table:table-cell office:value-type="float" office:value="2.15807">
                <text:p>2.158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85923">
                <text:p>0.185923</text:p>
              </table:table-cell>
              <table:table-cell office:value-type="float" office:value="2.15901">
                <text:p>2.159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69606">
                <text:p>0.169606</text:p>
              </table:table-cell>
              <table:table-cell office:value-type="float" office:value="2.17209">
                <text:p>2.172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65451">
                <text:p>0.165451</text:p>
              </table:table-cell>
              <table:table-cell office:value-type="float" office:value="2.18805">
                <text:p>2.188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644">
                <text:p>0.1644</text:p>
              </table:table-cell>
              <table:table-cell office:value-type="float" office:value="2.19204">
                <text:p>2.192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63344">
                <text:p>0.163344</text:p>
              </table:table-cell>
              <table:table-cell office:value-type="float" office:value="2.19603">
                <text:p>2.196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84964">
                <text:p>0.184964</text:p>
              </table:table-cell>
              <table:table-cell office:value-type="float" office:value="2.52864">
                <text:p>2.528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50587">
                <text:p>0.250587</text:p>
              </table:table-cell>
              <table:table-cell office:value-type="float" office:value="3.51468">
                <text:p>3.514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71654">
                <text:p>0.271654</text:p>
              </table:table-cell>
              <table:table-cell office:value-type="float" office:value="3.84341">
                <text:p>3.843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92319">
                <text:p>0.292319</text:p>
              </table:table-cell>
              <table:table-cell office:value-type="float" office:value="4.17217">
                <text:p>4.172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51891">
                <text:p>0.351891</text:p>
              </table:table-cell>
              <table:table-cell office:value-type="float" office:value="5.15861">
                <text:p>5.158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67575">
                <text:p>0.367575</text:p>
              </table:table-cell>
              <table:table-cell office:value-type="float" office:value="5.4877">
                <text:p>5.48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64207">
                <text:p>0.364207</text:p>
              </table:table-cell>
              <table:table-cell office:value-type="float" office:value="5.48793">
                <text:p>5.487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60839">
                <text:p>0.360839</text:p>
              </table:table-cell>
              <table:table-cell office:value-type="float" office:value="5.48815">
                <text:p>5.488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57472">
                <text:p>0.357472</text:p>
              </table:table-cell>
              <table:table-cell office:value-type="float" office:value="5.48837">
                <text:p>5.488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2042">
                <text:p>0.32042</text:p>
              </table:table-cell>
              <table:table-cell office:value-type="float" office:value="5.49066">
                <text:p>5.490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17052">
                <text:p>0.317052</text:p>
              </table:table-cell>
              <table:table-cell office:value-type="float" office:value="5.49085">
                <text:p>5.4908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10313">
                <text:p>0.310313</text:p>
              </table:table-cell>
              <table:table-cell office:value-type="float" office:value="5.49124">
                <text:p>5.491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00204">
                <text:p>0.300204</text:p>
              </table:table-cell>
              <table:table-cell office:value-type="float" office:value="5.4918">
                <text:p>5.49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438715">
                <text:p>0.0438715</text:p>
              </table:table-cell>
              <table:table-cell office:value-type="float" office:value="5.49983">
                <text:p>5.499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404963">
                <text:p>0.0404963</text:p>
              </table:table-cell>
              <table:table-cell office:value-type="float" office:value="5.49985">
                <text:p>5.499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